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791in"/>
    </style:style>
    <style:style style:name="co2" style:family="table-column">
      <style:table-column-properties fo:break-before="auto" style:column-width="0.9429in"/>
    </style:style>
    <style:style style:name="co3" style:family="table-column">
      <style:table-column-properties fo:break-before="auto" style:column-width="0.4819in"/>
    </style:style>
    <style:style style:name="co4" style:family="table-column">
      <style:table-column-properties fo:break-before="auto" style:column-width="0.8819in"/>
    </style:style>
    <style:style style:name="co5" style:family="table-column">
      <style:table-column-properties fo:break-before="auto" style:column-width="0.4102in"/>
    </style:style>
    <style:style style:name="co6" style:family="table-column">
      <style:table-column-properties fo:break-before="auto" style:column-width="7.193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256in" fo:break-before="auto" style:use-optimal-row-height="true"/>
    </style:style>
    <style:style style:name="ro3" style:family="table-row">
      <style:table-row-properties style:row-height="0.7917in" fo:break-before="auto" style:use-optimal-row-height="true"/>
    </style:style>
    <style:style style:name="ro4" style:family="table-row">
      <style:table-row-properties style:row-height="0.9472in" fo:break-before="auto" style:use-optimal-row-height="true"/>
    </style:style>
    <style:style style:name="ro5" style:family="table-row">
      <style:table-row-properties style:row-height="1.2583in" fo:break-before="auto" style:use-optimal-row-height="true"/>
    </style:style>
    <style:style style:name="ro6" style:family="table-row">
      <style:table-row-properties style:row-height="1.4138in" fo:break-before="auto" style:use-optimal-row-height="true"/>
    </style:style>
    <style:style style:name="ro7" style:family="table-row">
      <style:table-row-properties style:row-height="1.8799in" fo:break-before="auto" style:use-optimal-row-height="true"/>
    </style:style>
    <style:style style:name="ro8" style:family="table-row">
      <style:table-row-properties style:row-height="1.5693in" fo:break-before="auto" style:use-optimal-row-height="true"/>
    </style:style>
    <style:style style:name="ro9" style:family="table-row">
      <style:table-row-properties style:row-height="0.4807in" fo:break-before="auto" style:use-optimal-row-height="true"/>
    </style:style>
    <style:style style:name="ro10" style:family="table-row">
      <style:table-row-properties style:row-height="0.6362in" fo:break-before="auto" style:use-optimal-row-height="true"/>
    </style:style>
    <style:style style:name="ro11" style:family="table-row">
      <style:table-row-properties style:row-height="1.1028in" fo:break-before="auto" style:use-optimal-row-height="true"/>
    </style:style>
    <style:style style:name="ro12" style:family="table-row">
      <style:table-row-properties style:row-height="2.0354in" fo:break-before="auto" style:use-optimal-row-height="true"/>
    </style:style>
    <style:style style:name="ro13" style:family="table-row">
      <style:table-row-properties style:row-height="1.7252in" fo:break-before="auto" style:use-optimal-row-height="true"/>
    </style:style>
    <style:style style:name="ro14" style:family="table-row">
      <style:table-row-properties style:row-height="2.1909in" fo:break-before="auto" style:use-optimal-row-height="true"/>
    </style:style>
    <style:style style:name="ro15" style:family="table-row">
      <style:table-row-properties style:row-height="2.502in" fo:break-before="auto" style:use-optimal-row-height="true"/>
    </style:style>
    <style:style style:name="ro16" style:family="table-row">
      <style:table-row-properties style:row-height="2.3465in" fo:break-before="auto" style:use-optimal-row-height="true"/>
    </style:style>
    <style:style style:name="ro17" style:family="table-row">
      <style:table-row-properties style:row-height="2.8134in" fo:break-before="auto" style:use-optimal-row-height="true"/>
    </style:style>
    <style:style style:name="ro18" style:family="table-row">
      <style:table-row-properties style:row-height="3.1236in" fo:break-before="auto" style:use-optimal-row-height="true"/>
    </style:style>
    <style:style style:name="ro19" style:family="table-row">
      <style:table-row-properties style:row-height="2.6575in" fo:break-before="auto" style:use-optimal-row-height="true"/>
    </style:style>
    <style:style style:name="ro20" style:family="table-row">
      <style:table-row-properties style:row-height="3.4346in" fo:break-before="auto" style:use-optimal-row-height="true"/>
    </style:style>
    <style:style style:name="ro21" style:family="table-row">
      <style:table-row-properties style:row-height="2.9689in" fo:break-before="auto" style:use-optimal-row-height="true"/>
    </style:style>
    <style:style style:name="ro22" style:family="table-row">
      <style:table-row-properties style:row-height="3.2791in" fo:break-before="auto" style:use-optimal-row-height="true"/>
    </style:style>
    <style:style style:name="ro23" style:family="table-row">
      <style:table-row-properties style:row-height="4.0571in" fo:break-before="auto" style:use-optimal-row-height="true"/>
    </style:style>
    <style:style style:name="ro24" style:family="table-row">
      <style:table-row-properties style:row-height="3.9016in" fo:break-before="auto" style:use-optimal-row-height="true"/>
    </style:style>
    <style:style style:name="ro25" style:family="table-row">
      <style:table-row-properties style:row-height="3.5902in" fo:break-before="auto" style:use-optimal-row-height="true"/>
    </style:style>
    <style:style style:name="ro26" style:family="table-row">
      <style:table-row-properties style:row-height="4.2126in" fo:break-before="auto" style:use-optimal-row-height="true"/>
    </style:style>
    <style:style style:name="ro27" style:family="table-row">
      <style:table-row-properties style:row-height="4.3673in" fo:break-before="auto" style:use-optimal-row-height="true"/>
    </style:style>
    <style:style style:name="ro28" style:family="table-row">
      <style:table-row-properties style:row-height="2.7465in" fo:break-before="auto" style:use-optimal-row-height="true"/>
    </style:style>
    <style:style style:name="ro29" style:family="table-row">
      <style:table-row-properties style:row-height="5.7665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abels_98" table:style-name="ta1">
        <office:forms form:automatic-focus="false" form:apply-design-mode="false"/>
        <table:table-column table:style-name="co1" table:default-cell-style-name="ce1"/>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row table:style-name="ro1">
          <table:table-cell table:style-name="ce2" office:value-type="string" calcext:value-type="string">
            <text:p>id</text:p>
          </table:table-cell>
          <table:table-cell table:style-name="ce2"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text:p>label</text:p>
          </table:table-cell>
          <table:table-cell table:style-name="ce2" office:value-type="string" calcext:value-type="string">
            <text:p>para</text:p>
          </table:table-cell>
        </table:table-row>
        <table:table-row table:style-name="ro2" table:visibility="filter">
          <table:table-cell office:value-type="string" calcext:value-type="string">
            <text:p>10.3390_en1004054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Based on the comparison with experimental data and the discussions above, the model was</text:p>
          </table:table-cell>
        </table:table-row>
        <table:table-row table:style-name="ro2" table:visibility="filter">
          <table:table-cell office:value-type="string" calcext:value-type="string">
            <text:p>10.3390_en1004054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6. Grimson, E. Correlation and utilization of new data on ﬂow resistance and heat transfer for cross ﬂow of</text:p>
          </table:table-cell>
        </table:table-row>
        <table:table-row table:style-name="ro3" table:visibility="filter">
          <table:table-cell office:value-type="string" calcext:value-type="string">
            <text:p>10.3390_en10040547</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where ˙mw f is the working ﬂuid mass ﬂow rate and ηt,0 is the turbine design efﬁciency. The function was generated by ﬁtting the experimental data presented by Erhart et al. [41] for an ORC unit using MDM as the working ﬂuid. This function was selected since it resulted in accurate turbine power estimations in the SRC model validation; see Section 2.3.3. For the turbines, the Stodola constant was used to express the relationship between mass ﬂow rate, inlet and outlet pressures and inlet temperature [42]:</text:p>
          </table:table-cell>
        </table:table-row>
        <table:table-row table:style-name="ro4" table:visibility="filter">
          <table:table-cell office:value-type="string" calcext:value-type="string">
            <text:p>10.3390_en10040547</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Acknowledgments: The work presented in this paper has been conducted within the frame of the PilotORC (www.pilotORC.mek.dtu.dk) project funded by the Danish Maritime Fond (Den Danske Maritime Fond), Project ID 2015-070; DTUMekanik, Organic Recycle Unit. The ﬁnancial support is gratefully acknowledged. Furthermore, the authors would like to thank Rasmus Frimann Nielsen, Maersk, Anders Jark Jørgensen, MAN Diesel &amp; Turbo, and Bent Ørndrup Nielsen, MAN Diesel &amp; Turbo, for providing data for the steam Rankine cycle model validation, engine data and in general for providing useful inputs to the work.</text:p>
          </table:table-cell>
        </table:table-row>
        <table:table-row table:style-name="ro4" table:visibility="filter">
          <table:table-cell office:value-type="string" calcext:value-type="string">
            <text:p>10.3390_en10040547</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turbine efﬁciency value of 62% used in the initial comparison of the SRC and ORC units (Figure 5 and Tables 4 and 5) was based on the SRC model validation with measured data. Table 6 lists the design efﬁciency of some documented steam and organic turbines in the low power output range. The table shows that commercial steam turbine units achieve values between 52% and 71% for power capacities in the range 500–1000 kW, according to number of stages and turbine conﬁguration. The efﬁciency values fall down to 50% for power capacities around 500 kW. Similar values are obtained</text:p>
          </table:table-cell>
        </table:table-row>
        <table:table-row table:style-name="ro5" table:visibility="filter">
          <table:table-cell office:value-type="string" calcext:value-type="string">
            <text:p>10.3390_en10040547</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This paper presents a performance comparison between the well-established dual pressure SRC system and the ORC technology for WHR from the diesel engine on board a 4500 twenty-foot equivalent unit (TEU) container vessel. The comparison is based on simulated off-design performance curves representing the net power output from the WHR systems at various main engine loads. Two cases are considered: one where the sulfur content in the diesel engine fuel is high and one where the sulfur content is low. The two cases employ different constraints for the boiler feed temperature (minimum temperature in the boiler) and service steam demands. The component performance values used in the simulations are selected based on data of a commercial SRC system.</text:p>
          </table:table-cell>
        </table:table-row>
        <table:table-row table:style-name="ro6" table:visibility="filter">
          <table:table-cell office:value-type="string" calcext:value-type="string">
            <text:p>10.3390_en10040547</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Table 1 provides an overview of the general modeling conditions. The performance values for the turbine and heat exchangers were selected based on the SRC model validation; see Section 2.3.3. The WHR systems were designed at 100% main engine load, while the highest load point included in the validation was 90%. Since both the isentropic efﬁciency of the turbine and the pinch points of the heat exchangers tend to decrease as a function of the WHR unit load, the values selected in Table 1 were slightly higher than those extracted from the measured data. The turbine design efﬁciencies were linearly extrapolated from 90% to 100% engine load. The pinch points of evaporators and superheaters were given a value of 20 ◦C at design, since it results in a good trade-off between minimizing the risk of soot formation and maximizing steam production [34].</text:p>
          </table:table-cell>
        </table:table-row>
        <table:table-row table:style-name="ro7" table:visibility="filter">
          <table:table-cell office:value-type="string" calcext:value-type="string">
            <text:p>10.3390_en10040547</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It is arguable that higher efﬁciencies, up to 85%, can be achieved with organic ﬂuids for the power range investigated in this study. Due to the large molecular mass of organic ﬂuids, the small values of enthalpy drop (typically between 10 and 100 kJ/kg) permit the use of turbine units with reduced number of stages, rotational speed and centrifugal stresses. Concurrently, the presence of higher mass ﬂow rates results in larger ﬂow passages and reduced friction losses and makes it possible to use full admission conditions. The high molar mass of the working ﬂuid implies lower values of sound speed. The few experimental data for ORC axial turbines reported in literature are compiled in Table 6. The values of turbine efﬁciency conﬁrm that high-efﬁciency turbines (&gt;75%) can be designed with organic ﬂuids for the power range considered in this work. In addition to the values of Table 6, Angelino et al. [56] showed that efﬁciencies between 75% and 90% were obtained from ORC turbines in the electrical power range 3–500 kW. Eventually, a proper blade design with advanced techniques would enable achieving the highest possible efﬁciency in design and off-design conditions [57].</text:p>
          </table:table-cell>
        </table:table-row>
        <table:table-row table:style-name="ro8">
          <table:table-cell office:value-type="string" calcext:value-type="string">
            <text:p>10.3390_en10040547</text:p>
          </table:table-cell>
          <table:table-cell office:value-type="string" calcext:value-type="string">
            <text:p>data available, data</text:p>
          </table:table-cell>
          <table:table-cell office:value-type="float" office:value="161" calcext:value-type="float">
            <text:p>161</text:p>
          </table:table-cell>
          <table:table-cell/>
          <table:table-cell office:value-type="float" office:value="0" calcext:value-type="float">
            <text:p>0</text:p>
          </table:table-cell>
          <table:table-cell office:value-type="string" calcext:value-type="string">
            <text:p>The diesel engine data used in the performance estimations of the WHR systems were the exhaust gas temperature, scavenge air temperature, air mass ﬂow rate and jacket water cooling heat rate. The exhaust gas temperature is deﬁned as the temperature after mixing of the turbocharger and power turbine exhaust gas streams, and the scavenge air temperature is deﬁned as the air temperature after the turbocharger compressor. The exhaust gas temperature, scavenge air temperature and air mass ﬂow rate were based on measured values from the actual engine installed on the container vessel, while the jacket water heat amount was computed from the online CEAS engine calculation tool provided by MAN Diesel &amp; Turbo [31]. Figure 3 depicts the variation of the four engine parameters mentioned above. The markers represent data points that were available from measurements or CEAS data. The values were interpolated for the remaining engine loads.</text:p>
          </table:table-cell>
        </table:table-row>
        <table:table-row table:style-name="ro9">
          <table:table-cell office:value-type="string" calcext:value-type="string">
            <text:p>10.3390_en10040547</text:p>
          </table:table-cell>
          <table:table-cell office:value-type="string" calcext:value-type="string">
            <text:p>data available, dataset, data</text:p>
          </table:table-cell>
          <table:table-cell office:value-type="float" office:value="10" calcext:value-type="float">
            <text:p>10</text:p>
          </table:table-cell>
          <table:table-cell/>
          <table:table-cell office:value-type="float" office:value="0" calcext:value-type="float">
            <text:p>0</text:p>
          </table:table-cell>
          <table:table-cell office:value-type="string" calcext:value-type="string">
            <text:p>Table 3. Relevant data available in the datasets.</text:p>
          </table:table-cell>
        </table:table-row>
        <table:table-row table:style-name="ro3">
          <table:table-cell office:value-type="string" calcext:value-type="string">
            <text:p>10.3390_en10040547</text:p>
          </table:table-cell>
          <table:table-cell office:value-type="string" calcext:value-type="string">
            <text:p>dataset</text:p>
          </table:table-cell>
          <table:table-cell office:value-type="float" office:value="101" calcext:value-type="float">
            <text:p>101</text:p>
          </table:table-cell>
          <table:table-cell/>
          <table:table-cell office:value-type="float" office:value="0" calcext:value-type="float">
            <text:p>0</text:p>
          </table:table-cell>
          <table:table-cell office:value-type="string" calcext:value-type="string">
            <text:p>For Dataset 3, the electrical power generation was estimated with discrepancies of 1.0%, 3.1% and 9.8% at main engine loads of 90%, 75% and 50%, respectively; see Figure 4i. The deviations for the HP and LP mass ﬂow rates in Figure 4j were below 4% and 18%, respectively. The HP and IP pressure predictions (Figure 4k) were within 7% and 10% of the measured values, respectively, while the temperature predictions (Figure 4l) were within 4%.</text:p>
          </table:table-cell>
        </table:table-row>
        <table:table-row table:style-name="ro4">
          <table:table-cell office:value-type="string" calcext:value-type="string">
            <text:p>10.3390_en10040547</text:p>
          </table:table-cell>
          <table:table-cell office:value-type="string" calcext:value-type="string">
            <text:p>dataset</text:p>
          </table:table-cell>
          <table:table-cell office:value-type="float" office:value="108" calcext:value-type="float">
            <text:p>108</text:p>
          </table:table-cell>
          <table:table-cell/>
          <table:table-cell office:value-type="float" office:value="0" calcext:value-type="float">
            <text:p>0</text:p>
          </table:table-cell>
          <table:table-cell office:value-type="string" calcext:value-type="string">
            <text:p>The input parameters to the design model, which were not mentioned in the above, were given the assumed values listed in Table 1, and the service steam production was assumed to be zero. The design model was then used to estimate the power output at 90% engine load for Dataset 1 and to calculate the design point parameters used in Equations (2)–(7). For the remaining measured engine load points, the off-design model was used to estimate the variations in steam turbine generator output, steam pressures, steam mass ﬂow rates and steam temperatures.</text:p>
          </table:table-cell>
        </table:table-row>
        <table:table-row table:style-name="ro10">
          <table:table-cell office:value-type="string" calcext:value-type="string">
            <text:p>10.3390_en10040547</text:p>
          </table:table-cell>
          <table:table-cell office:value-type="string" calcext:value-type="string">
            <text:p>dataset</text:p>
          </table:table-cell>
          <table:table-cell office:value-type="float" office:value="120" calcext:value-type="float">
            <text:p>120</text:p>
          </table:table-cell>
          <table:table-cell/>
          <table:table-cell office:value-type="float" office:value="0" calcext:value-type="float">
            <text:p>0</text:p>
          </table:table-cell>
          <table:table-cell office:value-type="string" calcext:value-type="string">
            <text:p>Figure 4. SRC model validation with three datasets (DS); values normalized with measured value at 90% main engine load. (a) DS 1, power; (b) DS 1, ﬂow; (c) DS 1, pressure; (d) DS 1, temperature; (e) DS 2, power; (f) DS 2, ﬂow; (g) DS 2, pressure; (h) DS 2, temperature; (i) DS 3, power; (j) DS 3, ﬂow; (k) DS 3, pressure; (l) DS 3, temperature</text:p>
          </table:table-cell>
        </table:table-row>
        <table:table-row table:style-name="ro7">
          <table:table-cell office:value-type="string" calcext:value-type="string">
            <text:p>10.3390_en10040547</text:p>
          </table:table-cell>
          <table:table-cell office:value-type="string" calcext:value-type="string">
            <text:p>dataset</text:p>
          </table:table-cell>
          <table:table-cell office:value-type="float" office:value="242" calcext:value-type="float">
            <text:p>242</text:p>
          </table:table-cell>
          <table:table-cell/>
          <table:table-cell office:value-type="float" office:value="0" calcext:value-type="float">
            <text:p>0</text:p>
          </table:table-cell>
          <table:table-cell office:value-type="string" calcext:value-type="string">
            <text:p>The comparison with the measurements in Dataset 2 indicates that the model overestimates the power (see Figure 4e) and HP mass ﬂow rate (see Figure 4f) up to 14.3% and 51.2%, respectively. Note that the high percentage value for the HP mass ﬂow rate prediction was due to the values being relatively small at 50% main engine load. The overestimation of HP pressure was up to 8.2%; see Figure 4g. Accurate estimations were achieved for the LP steam ﬂow (maximum difference: 0.21 kg/s), the pressure between the HP and LP turbines (maximum difference: 0.12 bar) and the temperatures (maximum difference: 6.2 ◦C). This indicated that the assumption of zero service steam production might not be correct for Dataset 2. By taking out saturated service steam from the HP steam drum, the mass ﬂow rate to the HP turbine would drop. As a consequence, the HP steam pressure would drop according to the Stodola constant calculated for the HP turbine; see Equation (6). The drops in HP steam ﬂow and pressure would result in a drop in the SRC turbine power production, thus resulting in a better match between the estimated and measured values. The relative deviations of the temperature predictions in Figure 4h were below 3%.</text:p>
          </table:table-cell>
        </table:table-row>
        <table:table-row table:style-name="ro11">
          <table:table-cell office:value-type="string" calcext:value-type="string">
            <text:p>10.3390_en10040547</text:p>
          </table:table-cell>
          <table:table-cell office:value-type="string" calcext:value-type="string">
            <text:p>dataset, data</text:p>
          </table:table-cell>
          <table:table-cell office:value-type="float" office:value="129" calcext:value-type="float">
            <text:p>129</text:p>
          </table:table-cell>
          <table:table-cell/>
          <table:table-cell office:value-type="float" office:value="0" calcext:value-type="float">
            <text:p>0</text:p>
          </table:table-cell>
          <table:table-cell office:value-type="string" calcext:value-type="string">
            <text:p>The model of the SRC system was validated by comparing the model outputs with measured data from the dual pressure SRC system on a Maersk Line container vessel. The data were measured during the sea trials. The data contain measurements from three different days collected during a time period of 10–15 min. The values used in the validation were averaged over these time intervals for each of the three days. All three datasets contain measurements at 90%, 75% and 50% main engine load, while Dataset 1 contains an additional measurement at 40% main engine load. The measured data (proprietary information of Maersk), which were used in the validation, are listed in Table 3.</text:p>
          </table:table-cell>
        </table:table-row>
        <table:table-row table:style-name="ro7">
          <table:table-cell office:value-type="string" calcext:value-type="string">
            <text:p>10.3390_en10040547</text:p>
          </table:table-cell>
          <table:table-cell office:value-type="string" calcext:value-type="string">
            <text:p>dataset, data</text:p>
          </table:table-cell>
          <table:table-cell office:value-type="float" office:value="238" calcext:value-type="float">
            <text:p>238</text:p>
          </table:table-cell>
          <table:table-cell/>
          <table:table-cell office:value-type="float" office:value="0" calcext:value-type="float">
            <text:p>0</text:p>
          </table:table-cell>
          <table:table-cell office:value-type="string" calcext:value-type="string">
            <text:p>Figure 4 shows the comparison of the SRC model output and the measured values, and Table 3 lists the details on the location of mass ﬂow rate, pressure and temperature measurements. In Figure 4a are compared estimated and measured values of the electric power generated in the steam turbine generator for Dataset 1. An exact match between the model and the measured data was obtained at 90% main engine load, since this point was selected as the design point for the SRC model validation. At 75%, 50% and 40% main engine load, the model estimations were within 2.3%, 2.4% and 11.9% of the measured values, respectively. The larger deviation at 40% main engine load could be due to the zero ﬂow of LP steam to the turbine at this load point, which might result in inaccuracies in the turbine efﬁciency function in Equation (5). The maximum relative deviations for the HP and LP mass ﬂow rates (see Figure 4b) were below 4% and 15%, respectively. The relative deviations for the pressure predictions in Figure 4c were below 2% for the HP pressure and below 22% for the IP pressure, while the relative deviations for the temperature predictions displayed in Figure 4d were below 2%.</text:p>
          </table:table-cell>
        </table:table-row>
        <table:table-row table:style-name="ro10">
          <table:table-cell office:value-type="string" calcext:value-type="string">
            <text:p>10.3390_en10040547</text:p>
          </table:table-cell>
          <table:table-cell office:value-type="string" calcext:value-type="string">
            <text:p>open-source</text:p>
          </table:table-cell>
          <table:table-cell office:value-type="float" office:value="72" calcext:value-type="float">
            <text:p>72</text:p>
          </table:table-cell>
          <table:table-cell/>
          <table:table-cell office:value-type="float" office:value="0" calcext:value-type="float">
            <text:p>0</text:p>
          </table:table-cell>
          <table:table-cell office:value-type="string" calcext:value-type="string">
            <text:p>32. Bell, I.H.; Wronski, J.; Quoilin, S.; Lemort, V. Pure and Pseudo-pure Fluid Thermophysical Property Evaluation and the Open-Source Thermophysical Property Library CoolProp. Ind. Eng. Chem. Res. 2014, 53, 2498–2508. International Maritime Organization. Sulfur Oxides (SOx) Regulation 14; Technical Report; International Maritime Organization: London, UK, 2015.</text:p>
          </table:table-cell>
        </table:table-row>
        <table:table-row table:style-name="ro3">
          <table:table-cell office:value-type="string" calcext:value-type="string">
            <text:p>10.3390_en10040547</text:p>
          </table:table-cell>
          <table:table-cell office:value-type="string" calcext:value-type="string">
            <text:p>open-source</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The heat inputs to the SRC and ORC units were delivered from the exhaust gases, scavenge air and jacket water, while heat was rejected to the sea water. Constant values of speciﬁc heat capacity were assumed for the exhaust gases and scavenge air, and the jacket water and sea water were modeled using the properties of water. The thermodynamic properties of water and the organic ﬂuids were computed using the open source software Coolprop [32].</text:p>
          </table:table-cell>
        </table:table-row>
        <table:table-row table:style-name="ro12">
          <table:table-cell office:value-type="string" calcext:value-type="string">
            <text:p>10.3390_en10040547</text:p>
          </table:table-cell>
          <table:table-cell office:value-type="string" calcext:value-type="string">
            <text:p>used dataset, dataset, data</text:p>
          </table:table-cell>
          <table:table-cell office:value-type="float" office:value="249" calcext:value-type="float">
            <text:p>249</text:p>
          </table:table-cell>
          <table:table-cell/>
          <table:table-cell office:value-type="float" office:value="0" calcext:value-type="float">
            <text:p>0</text:p>
          </table:table-cell>
          <table:table-cell office:value-type="string" calcext:value-type="string">
            <text:p>The ﬁrst step in the validation was to select the 90% main engine load point in Dataset 1 as the design point for the SRC unit. This data point was then used in the design model to deﬁne the design of the SRC unit. Values for the temperature of the exhaust gases and scavenge air were used directly from the dataset along with HP and LP boiler pressures and mass ﬂow rates and the intermediate pressure (IP) between the HP and LP turbines. The exhaust gas mass ﬂow rate was calculated based on ﬂow characteristic curves for the turbochargers and power turbine. The scavenge air mass ﬂow rate was assumed to be equal to that of the exhaust gases, neglecting the mass ﬂow rate of fuel, which is &lt;5% of the exhaust gas mass ﬂow rate. The approach temperature difference of the HP and LP drums was extracted based on the measured drum feed temperatures and pressures. Similarly, the degree of superheating was extracted from the measured HP steam (HP turbine inlet) temperature and pressure. It was assumed that the HP and LP turbines have the same isentropic efﬁciency. The isentropic efﬁciency of the turbines were tuned in order to match the estimated steam turbine generator output (ηg · ˙Wt) with the measured value. In the validation, the constraints listed in Table 1 were not employed.</text:p>
          </table:table-cell>
        </table:table-row>
        <table:table-row table:style-name="ro2" table:visibility="filter">
          <table:table-cell office:value-type="string" calcext:value-type="string">
            <text:p>10.3390_en1005063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uthor Contributions: Baoshan Zhu conceived, designed and performed the experiments; Wenwu Zhang and Zhiyi Yu analyzed the data and wrote the paper.</text:p>
          </table:table-cell>
        </table:table-row>
        <table:table-row table:style-name="ro8" table:visibility="filter">
          <table:table-cell office:value-type="string" calcext:value-type="string">
            <text:p>10.3390_en10050634</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At the inlet of the computational domain, the mass ﬂow was speciﬁed and the turbulence intensity was set as 5%; at the outlet, the free outﬂow condition was adopted; at all wall boundaries, a non-slip condition of viscous ﬂuid was used, and the logarithmic wall function approach was applied in the near-wall region. A transient rotor-stator method was adopted for data exchange in the rotor-stator interaction region (namely the impeller/inlet pipe interface and the impeller/guide vane interface), through which the transient effect of the ﬂow can be considered reliably, hence, it can improve the numerical accuracy of ﬂow characteristics between the rotors and stators. To facilitate the convergence of the numerical computation, the unsteady simulation begins with the initial ﬁeld of steady simulation results. The high resolution was applied in the advection scheme as well as turbulence numeric, and second-order backward Euler method was adopted in the transient scheme. The other unsteady solution settings are listed in Table 1.</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SE of Dynamic Data</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SE of Static Data</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3. Sensitivity Analysis of History-Matching with PLT and Production Data</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4. Clariﬁcation for cases with different assimilation time and data.</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rticle Integration of the Production Logging Tool and Production Data for Post-Fracturing Evaluation by the Ensemble Smoother</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state vector includes model variables and dynamic data. In ES, dynamic data are constructed</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5. Wang, Y.; Saeed, S. Refracture candidate selection using hybrid simulation with neural network and data</text:p>
          </table:table-cell>
        </table:table-row>
        <table:table-row table:style-name="ro2" table:visibility="filter">
          <table:table-cell office:value-type="string" calcext:value-type="string">
            <text:p>10.3390_en10070859</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In addition to post-fracturing evaluation, it can be utilized as a reserve estimation tool. The ES shows good performance with respect to history-matching with PLT and well production data.</text:p>
          </table:table-cell>
        </table:table-row>
        <table:table-row table:style-name="ro9" table:visibility="filter">
          <table:table-cell office:value-type="string" calcext:value-type="string">
            <text:p>10.3390_en100708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6. Elahi, S.H.; Jafarpour, B. Characterization of fracture length and conductivity from tracer test and production data with ensemble Kalman ﬁlter. In Proceedings of the Unconventional Resources Technology Conference, San Antonio, TX, USA, 20–22 July 2015.</text:p>
          </table:table-cell>
        </table:table-row>
        <table:table-row table:style-name="ro9" table:visibility="filter">
          <table:table-cell office:value-type="string" calcext:value-type="string">
            <text:p>10.3390_en1007085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dynamic data “d”. Model variables to be calibrated are static properties for reservoir characterization and also function as input data for a reservoir simulation. Dynamic data refer to responses of the reservoir simulation and are often acquired from PLT observations in the downhole or gauges in the wellhead.</text:p>
          </table:table-cell>
        </table:table-row>
        <table:table-row table:style-name="ro10" table:visibility="filter">
          <table:table-cell office:value-type="string" calcext:value-type="string">
            <text:p>10.3390_en1007085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Figure 5. Comparison of reservoir performance between the “true” and ensemble production rates calibrated by surface production data only, Case 1. The red line corresponds to the “true” production rates from the reference ﬁeld, and the grey lines and blue line correspond to the production rates from ensemble members, and their average, respectively.</text:p>
          </table:table-cell>
        </table:table-row>
        <table:table-row table:style-name="ro10" table:visibility="filter">
          <table:table-cell office:value-type="string" calcext:value-type="string">
            <text:p>10.3390_en1007085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ure 8. Comparison of reservoir performance between the “true” and ensemble production rates by the production logging tool (PLT) and surface production data, Case 3. The red line corresponds to the “true” production rates from the reference ﬁeld, and the grey lines and blue line correspond to the production rates from ensemble members and their average.</text:p>
          </table:table-cell>
        </table:table-row>
        <table:table-row table:style-name="ro10" table:visibility="filter">
          <table:table-cell office:value-type="string" calcext:value-type="string">
            <text:p>10.3390_en10070859</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7. Comparison of reservoir performance between the “true” and ensemble production rates calibrated by the production logging tool (PLT) data only, Case 2. The red line corresponds to the “true” production rates from the reference ﬁeld, and the grey lines and blue line correspond to the production rates from ensemble members, and their average, respectively.</text:p>
          </table:table-cell>
        </table:table-row>
        <table:table-row table:style-name="ro9" table:visibility="filter">
          <table:table-cell office:value-type="string" calcext:value-type="string">
            <text:p>10.3390_en10070859</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dvances in tiltmeter technologies. Int. J. Rock Mech. Min. Sci. 1997, 34, 47.e1–47.e9. [CrossRef] Ilk, D.; Anderson, D.M.; Stotts, G.W.J.; Mattar, L.; Blasingame, T.A. Production data analysis—Challenges, pitfalls, diagnostics. SPE Res. Eval. Eng. 2010, 13, 538–552. [CrossRef]</text:p>
          </table:table-cell>
        </table:table-row>
        <table:table-row table:style-name="ro4" table:visibility="filter">
          <table:table-cell office:value-type="string" calcext:value-type="string">
            <text:p>10.3390_en10070859</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Considering these backgrounds, three case studies were designed to verify a proposed method for post-fracturing evaluation as seen in Figure 4. Case 1 is a control experiment for history-matching using only production data measured from the wellhead. Cases 2 and 3 are designed to quantify the effects of the PLT frequency on history-matching. Each case uses production data that incorporates PLT data surveyed three times, and once, respectively. The assimilations for all the cases are conducted three times at the 1st, 2nd, and 12th month.</text:p>
          </table:table-cell>
        </table:table-row>
        <table:table-row table:style-name="ro3" table:visibility="filter">
          <table:table-cell office:value-type="string" calcext:value-type="string">
            <text:p>10.3390_en10070859</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17. Tian, W.; Shen, T.; Liu, J.; Wu, X. Hydraulic fracture diagnosis using partitioning tracer in shale gas reservoir. In Proceedings of the SPE Asia Paciﬁc Hydraulic Fracturing Conference, Beijing, China, 24–26 August 2016. 18. Tarrahi, M.; Gildin, E.; Moreno, J.; Gonzales, S. Dynamic integration of DTS data for hydraulically fractured reservoir characterization with the ensemble Kalman ﬁlter. In Proceedings of the SPE Biennial Energy Resources Conference, Port of Spain, Trinidad, 9–11 June 2014.</text:p>
          </table:table-cell>
        </table:table-row>
        <table:table-row table:style-name="ro11" table:visibility="filter">
          <table:table-cell office:value-type="string" calcext:value-type="string">
            <text:p>10.3390_en1007085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is research proposes a methodology integrating a reservoir model with PLT observations for post-fracturing evaluation. Several scenarios of history-matching are considered to conﬁrm the effectiveness of the proposed concept for a reservoir completion characterization. The history-match for unconventional reservoirs is conducted by inverse modeling. In this model, permeability and porosity are used as model parameters, and production data from the PLT and surface are used as dynamic observations. Sensitivity analysis of PLT frequency will be performed to derive the best strategy to apply this proposed concept. In addition, this research will present the applicability of reserve prediction and its uncertainty assessment.</text:p>
          </table:table-cell>
        </table:table-row>
        <table:table-row table:style-name="ro11" table:visibility="filter">
          <table:table-cell office:value-type="string" calcext:value-type="string">
            <text:p>10.3390_en1007085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tudy, the proposed method proves to have high potential for successful evaluation of each of the fracture properties in multi-stage fractured reservoirs. The main idea of the method is to integrate a reservoir model with PLT and production data. Through PLT data, which provides oil production rates for each fracturing stage of the downhole, the reservoir model can be calibrated similarly to the reference ﬁeld with hydraulic fracturing. The calibrated reservoir model has almost the same characteristics of fracture half-length at each stage. This feature can expand the applicability of the scheme to optimize the design and operational practices of hydraulic fracturing.</text:p>
          </table:table-cell>
        </table:table-row>
        <table:table-row table:style-name="ro4" table:visibility="filter">
          <table:table-cell office:value-type="string" calcext:value-type="string">
            <text:p>10.3390_en1007085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11. Cipolla, C.L.; Weng, X.; Mack, M.G.; Ganguly, U.; Gu, H.; Kresse, O.; Cohen, C.E. Integrating microseismic mapping and complex fracture modeling to characterize hydraulic fracture complexity. In Proceedings of the SPE Hydraulic Fracturing Technology Conference, Woodland, TX, USA, 24–26 January 2011. Sun, J.; Gamboa, E.S.; Schechter, D.; Rui, Z. An integration workﬂow for characterization and simulation of complex fracture networks utilizing microseismic and horizontal core data. J. Nat. Gas Sci. Eng. 2016, 34, 1347–1360. [CrossRef]</text:p>
          </table:table-cell>
        </table:table-row>
        <table:table-row table:style-name="ro8" table:visibility="filter">
          <table:table-cell office:value-type="string" calcext:value-type="string">
            <text:p>10.3390_en10070859</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proposed method is applied for characterization of hydraulic fractures. A reference ﬁeld, of which parameters are known, is necessary to verify this methodology. For this research, a synthetic model for an unconventional oil ﬁeld was generated. Production data, which should be observed from a real ﬁeld, was generated by simulating the reference ﬁeld. The parameters and production data of the reference ﬁeld are assumed as “true” values for veriﬁcation. The dimension of the ﬁeld is described in Table 1. A single horizontal well with multi-stage fracturing is considered for the half-section reservoir. The length of its horizontal section is 3600 ft with a total of seven fracturing stages, and the spacing of each fracture is 600 ft. A simulation for unconventional reservoirs needs ﬁne grids close to the well and the hydraulic fractures for numerical stability. Figure 2 indicates ﬁne grids in the grid block with a hydraulic fracture and both adjacent grid blocks.</text:p>
          </table:table-cell>
        </table:table-row>
        <table:table-row table:style-name="ro8" table:visibility="filter">
          <table:table-cell office:value-type="string" calcext:value-type="string">
            <text:p>10.3390_en10070859</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To investigate the accuracy of the results more precisely, similarity to the reference is quantiﬁed numerically by calculating the sum of squared errors (SSEs), as shown in Table 4. In the table, the ratio of each case to Case 1 is also indicated in parentheses. SSEs of static and dynamic parameters are calculated using permeability and oil production rates, respectively. Both SSEs of static and dynamic data for Cases 2 and 3 are signiﬁcantly reduced in comparison with Case 1. This indicates that history-matching with PLT data can improve accuracy for calibrated models. The more timepoints of PLT data that are used, the more accurately the model is calibrated. However, the quantity of improvement is insigniﬁcant, with only 10 percentage points. This comparative study implicates that the scheme of Case 3, which calibrates the model with PLT data at one timepoint and production data afterwards, is the most effective scheme, from an economical and engineering standpoint.</text:p>
          </table:table-cell>
        </table:table-row>
        <table:table-row table:style-name="ro13" table:visibility="filter">
          <table:table-cell office:value-type="string" calcext:value-type="string">
            <text:p>10.3390_en10070859</text:p>
          </table:table-cell>
          <table:table-cell office:value-type="string" calcext:value-type="string">
            <text:p>data</text:p>
          </table:table-cell>
          <table:table-cell office:value-type="float" office:value="197" calcext:value-type="float">
            <text:p>197</text:p>
          </table:table-cell>
          <table:table-cell table:number-columns-repeated="2"/>
          <table:table-cell office:value-type="string" calcext:value-type="string">
            <text:p>The algorithm for integrating PLT data with surface production data in this study is the ensemble smoother (ES). It has several advantages in the reservoir characterization as an ensemble-based method. It maintains the advantages associated with the ensemble Kalman ﬁlter (EnKF), such as real-time assimilation, uncertainty assessment, and applicability, and has an advantage over the EnKF in computing time [22]. The EnKF is a recursive ﬁlter; thus, assimilation and prediction with forward simulation should be conducted whenever observation data is acquired. It spends the majority of its computing time predicting production behaviors by running simulations for every ensemble member at every timepoint. However, the ES assimilates all available dynamic data at the same time [23]. As such, it only needs to run forward simulation one time after the latest production data is observed. The ES procedures are initialization, forecasting, and data assimilation as presented in Figure 1. The main frame of the ES is a state vector. Generally, the state vector consists of model variables “m” and</text:p>
          </table:table-cell>
        </table:table-row>
        <table:table-row table:style-name="ro13" table:visibility="filter">
          <table:table-cell office:value-type="string" calcext:value-type="string">
            <text:p>10.3390_en10070859</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oil production rates calibrated by history-matching for Case 1 are shown in Figure 5. The graph located in the bottom right indicates the entire oil production from the target well, and other graphs describe oil production rates from each fracturing stage. The red line indicates the “true” value from the reference ﬁeld. The grey and blue lines indicate oil production rates from ensemble members, and their average, respectively. The estimate of oil production tends to be well-matched to the reference in the entire well aspect. However, in each fracturing stage aspect, the production behavior is signiﬁcantly different to the reference ﬁeld. The difference is reasonable in that history-matching for Case 1 is conducted using only production data from the entire well. Comparing permeability distributions between the reference ﬁeld and the calibrated model, and in Figure 6a,b, it is found that the calibrated model does not represent the characteristics of hydraulic fractures at all. The reason is that it calibrates the model by only focusing on the entire oil production, and therefore, allocates total oil production to each fracture arbitrarily.</text:p>
          </table:table-cell>
        </table:table-row>
        <table:table-row table:style-name="ro7" table:visibility="filter">
          <table:table-cell office:value-type="string" calcext:value-type="string">
            <text:p>10.3390_en10070859</text:p>
          </table:table-cell>
          <table:table-cell office:value-type="string" calcext:value-type="string">
            <text:p>data</text:p>
          </table:table-cell>
          <table:table-cell office:value-type="float" office:value="208" calcext:value-type="float">
            <text:p>208</text:p>
          </table:table-cell>
          <table:table-cell table:number-columns-repeated="2"/>
          <table:table-cell office:value-type="string" calcext:value-type="string">
            <text:p>Abstract: A post-fracturing evaluation is essential to optimize a fracturing design for a multi-stage fractured well located in unconventional reservoirs. To accomplish this task, a production logging tool (PLT) can be utilized to provide the oil production rate of each fracturing stage. In this research, a practical method is proposed to integrate PLT and surface production data into a reservoir model. It applies the ensemble smoother for history-matching to integrate various kinds of dynamic data. To investigate the validity of the proposed method, three cases are designed according to the frequency of PLT surveys. Each fracture half-length calibrated by PLT data is similar to the true value, and the dynamic behavior also has the same trend as true production behavior. Integration with PLT data can reduce error ratios for fracture half-length down to 48%. In addition, it presents the applicability of reserve prediction and uncertainty assessment. It has been proven that the more frequently PLTs are surveyed, the more accurate the results. By sensitivity analysis of PLT frequency—a cost-effective strategy—a combination of only one PLT survey and continuous surface production data is employed to demonstrate this proposed concept.</text:p>
          </table:table-cell>
        </table:table-row>
        <table:table-row table:style-name="ro7" table:visibility="filter">
          <table:table-cell office:value-type="string" calcext:value-type="string">
            <text:p>10.3390_en10070859</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Many studies that have applied integrated reservoir modeling with direct methods have been published [16–21]. A chemical tracer is widely used for hydraulic fracture diagnosis. A combination of tracer tests and production data can estimate fracture half-length and fracture conductivity in a multi-stage fractured reservoir [16,17]. Tarrahi et al. illustrate the applicability of integrating Distributed Temperature Sensing (DTS) with production data for hydraulically fractured reservoir characterization [18]. A thermal model calibrated with DTS observations can estimate fracture initiation points, number of created fractures, and distribution of stimulation ﬂuid [19,20]. However, the tracer tests can only reﬂect production data in the early stage and DTS requires additional capital expenditure. For these technical and commercial reasons, they cannot be widely applied to an actual ﬁeld site. However, the production logging tool (PLT) can be considered as an alternative. As a good indicator of effective fracture properties, it can be applied to targeted wells whenever needed. For a naturally fractured reservoir, it was shown that PLT data integrated with a simulation model can characterize the size of natural fractures effectively [21].</text:p>
          </table:table-cell>
        </table:table-row>
        <table:table-row table:style-name="ro14" table:visibility="filter">
          <table:table-cell office:value-type="string" calcext:value-type="string">
            <text:p>10.3390_en10070859</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A post-fracturing evaluation is essential for diagnostics, to reveal how much each fracture of the multi-stage fracturing generates and contributes to oil production [9]. It can be categorized with direct and indirect methods [10]. A direct method includes any method used to acquire fracture information directly from the reservoir, and can be accomplished through radioactive tracers, temperature logging, production logging, borehole image logging, tilt mapping, microseismic mapping, and other techniques [11–13]. Indirect methods, whilst measuring fracture information directly, calculate fracture properties through interpretation of the production rate, bottom-hole pressure, and other responses. Reservoir modeling, pressure transient test, and production analysis are representatives of indirect methods [8,14,15]. The majority of direct methods have limitations in that they cannot adequately predict production proﬁles and estimate the ultimate recovery of a reservoir. They are only capable of identifying properties of hydraulic fractures. Among the previously mentioned methods, reservoir modeling can identify fracture properties from history-matching using production behavior and predicting an estimated ultimate recovery (EUR) of a reservoir at the same time. However, it should be noted that the reservoir model needs to be created with accurate static data and calibrated with other observations for reliable forecasts.</text:p>
          </table:table-cell>
        </table:table-row>
        <table:table-row table:style-name="ro14" table:visibility="filter">
          <table:table-cell office:value-type="string" calcext:value-type="string">
            <text:p>10.3390_en10070859</text:p>
          </table:table-cell>
          <table:table-cell office:value-type="string" calcext:value-type="string">
            <text:p>data</text:p>
          </table:table-cell>
          <table:table-cell office:value-type="float" office:value="248" calcext:value-type="float">
            <text:p>248</text:p>
          </table:table-cell>
          <table:table-cell table:number-columns-repeated="2"/>
          <table:table-cell office:value-type="string" calcext:value-type="string">
            <text:p>Despite satisfactory results, this scheme cannot be widely applied to actual ﬁelds. That is why frequent PLT surveys can curtail the project’s economics. The key point of this study is to ﬁnd a practical scheme, which should concurrently possess both reliable accuracy and economic feasibility. To complement the scheme, I propose another scheme that calibrates the model with a PLT survey during the early production period, and afterwards, the entire production data from the wellhead. Case 3 is designed to thoroughly reﬂect this concept. The history-matching is conducted using PLT data at the 1st month, and the entire production rate of the well at the 2nd and 12th month. Figure 8 represents the results of the history-matching in Case 3. The production rate of each fracture shows similar decline trends to the reference ﬁeld similar to the preceding Case 2. It shows the typical declining characteristics of oil production in unconventional reservoirs, which peaks during the initial period, and thereafter, a rapid drop in the production rate is observed. Additional results by history-matching and the fracture properties of each stage are demonstrated in Figure 6d. By comparing these results to the reference ﬁeld, it is conﬁrmed that the calibrated model can also identify how much each fracture is developed. The results achieved here are not so different than those achieved in Case 2.</text:p>
          </table:table-cell>
        </table:table-row>
        <table:table-row table:style-name="ro6">
          <table:table-cell office:value-type="string" calcext:value-type="string">
            <text:p>10.3390_en10070859</text:p>
          </table:table-cell>
          <table:table-cell office:value-type="string" calcext:value-type="string">
            <text:p>database, data</text:p>
          </table:table-cell>
          <table:table-cell office:value-type="float" office:value="142" calcext:value-type="float">
            <text:p>142</text:p>
          </table:table-cell>
          <table:table-cell/>
          <table:table-cell office:value-type="float" office:value="0" calcext:value-type="float">
            <text:p>0</text:p>
          </table:table-cell>
          <table:table-cell office:value-type="string" calcext:value-type="string">
            <text:p>Production data, such as production rate, wellhead pressure, watercut, and other measurable information on the surface, is regularly observed and collected in a database. This database is used for history-matching to calibrate a more reliable reservoir model. Downhole data can improve results of history-matching, but needs additional investments due to the need for expensive tools and the operational difﬁculties encountered. Nevertheless, to identify each fracture property in unconventional reservoirs with multi-stage fracturing, it is essential to allocate the total production rate to each fracture based on downhole measurements. A PLT is an effective tool when investments have not been made in permanent downhole tools. However, PLT surveys are charged according to the number of surveys conducted; therefore, a minimum number of surveys should be conducted.</text:p>
          </table:table-cell>
        </table:table-row>
        <table:table-row table:style-name="ro9" table:visibility="filter">
          <table:table-cell office:value-type="string" calcext:value-type="string">
            <text:p>10.3390_en10081237</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Author Contributions: Sunghun Jung is credited with the majority of the paper, including overall research direction, theoretical formulation, simulation, experiments, data analysis, and writing paper; Heon Jeong prepared the software tool for the indoor experiments and idea provision.</text:p>
          </table:table-cell>
        </table:table-row>
        <table:table-row table:style-name="ro4" table:visibility="filter">
          <table:table-cell office:value-type="string" calcext:value-type="string">
            <text:p>10.3390_en10081237</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Measurement data of the state of charge (SOC) are used as a crucial factor for the accurate assessment of the remaining battery charge level and eventually to increase ﬂight time. Accurate state of power (SOP) estimation is important since underestimated SOP would limit rapid maneuverability and overestimated SOP would result in crashes during the takeoff phase, collision avoidance phase, etc. Also, during the battery pack charging process, underestimated SOP would result in dragging charging time and overestimated SOP would damage the cells.</text:p>
          </table:table-cell>
        </table:table-row>
        <table:table-row table:style-name="ro6" table:visibility="filter">
          <table:table-cell office:value-type="string" calcext:value-type="string">
            <text:p>10.3390_en1008123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One of the novel contributions of this paper is the development of the SOC and SOP estimation logics, including the accompanying equations and algorithms shown in Sections 2.3 and 2.4. In particular, we have demonstrated unique methods to ﬁnd the maximum discharging current considering the individual cell voltage that is necessary to calculate the maximum discharging power which each cell could perform. We also used both the CF and EKF for the state estimation in contrast to the existing research papers in which only one of those was adopted. Compared to other research works, we used a real agricultural quadrotor UAV carrying 10 kg of pesticides to achieve the real-life discharging current data. With the ﬁeld data, we could design more suitable parameters of the SOC and SOP estimation algorithms compared to the other researches in the sense of the estimation accuracy.</text:p>
          </table:table-cell>
        </table:table-row>
        <table:table-row table:style-name="ro2" table:visibility="filter">
          <table:table-cell office:value-type="string" calcext:value-type="string">
            <text:p>10.3390_en1009135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2.1. Data Sources</text:p>
          </table:table-cell>
        </table:table-row>
        <table:table-row table:style-name="ro2" table:visibility="filter">
          <table:table-cell office:value-type="string" calcext:value-type="string">
            <text:p>10.3390_en1009135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3.3. Stationarity of the Annual Haze Time-Series Data and the Annaul Energy Consumption Data</text:p>
          </table:table-cell>
        </table:table-row>
        <table:table-row table:style-name="ro2" table:visibility="filter">
          <table:table-cell office:value-type="string" calcext:value-type="string">
            <text:p>10.3390_en10091352</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Figure 4 compares the numbers of hours with haze using Equation (7) against actual data. It also</text:p>
          </table:table-cell>
        </table:table-row>
        <table:table-row table:style-name="ro2" table:visibility="filter">
          <table:table-cell office:value-type="string" calcext:value-type="string">
            <text:p>10.3390_en1009135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Haze often appears in media headlines. This paper is one of the ﬁrst publications to employ long-term time series data in investigating the relationship between the number of hours with haze</text:p>
          </table:table-cell>
        </table:table-row>
        <table:table-row table:style-name="ro9" table:visibility="filter">
          <table:table-cell office:value-type="string" calcext:value-type="string">
            <text:p>10.3390_en1009135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uthor Contributions: Wai-Ming To and Peter K. C. Lee conceived the study. Wai-Ming To performed the data collection and analyzed the data; Wai-Ming To, Peter K. C. Lee, and Chi-To Ng prepared the paper. All authors have read and approved the ﬁnal version of the manuscript.</text:p>
          </table:table-cell>
        </table:table-row>
        <table:table-row table:style-name="ro10" table:visibility="filter">
          <table:table-cell office:value-type="string" calcext:value-type="string">
            <text:p>10.3390_en1009135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Multiple regression analysis was employed to assess the relationships between the independent variables and the dependent variable. The accuracy of the identiﬁed model was determined by the coefﬁcient of determination, r2. The coefﬁcient provides a measure of how well the collected data are predicted by the model [25]. It was calculated by:</text:p>
          </table:table-cell>
        </table:table-row>
        <table:table-row table:style-name="ro11" table:visibility="filter">
          <table:table-cell office:value-type="string" calcext:value-type="string">
            <text:p>10.3390_en10091352</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In contrast to past research that had focused on the characterization of haze based on the chemical analysis of samples collected during haze events and the association of haze with the physical and psychological reactions of residents [7,10,11,16], this paper explores the extent of haze in Macao by using long-term time-series data. It also investigates the association between energy use, meteorological conditions, and the numbers of hours with haze in Macao. Understanding the direction and strength of association between energy use, meteorological conditions, and haze should shed light on possible solutions to environmental degradation.</text:p>
          </table:table-cell>
        </table:table-row>
        <table:table-row table:style-name="ro6" table:visibility="filter">
          <table:table-cell office:value-type="string" calcext:value-type="string">
            <text:p>10.3390_en10091352</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Bivariate correlations were performed between the number of hours with haze, the consumption of motor gasoline, gas oil/diesel, fuel oil, kerosene, liqueﬁed petroleum gas, natural gas, and aviation kerosene, and meteorological variables including annual mean atmospheric pressure in hPa, annual mean air temperature in ◦C, and annual total rainfall in mm using the annual data from 1986 to 2016. The calculated Pearson’s correlation coefﬁcients are shown in Table 3. Although one might expect years with more rainfall days or more total rainfall to be cleaner years due to scavenging effects, the results show that the number of haze hours per year was not signiﬁcantly correlated with annual total rainfall (r = 0.08, n.s.). It could be explained by the emissions of pollutants that had a much greater signiﬁcant effect on haze than that of the cleansing mechanism on an annual basis.</text:p>
          </table:table-cell>
        </table:table-row>
        <table:table-row table:style-name="ro12" table:visibility="filter">
          <table:table-cell office:value-type="string" calcext:value-type="string">
            <text:p>10.3390_en10091352</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All data of this study were ofﬁcial data obtained from government sources. Speciﬁcally, the annual energy consumption data were obtained from the Macao Statistics and Census Service [19,20]. The Macao Meteorological and Geophysical Bureau performs real-time measurements of air temperature, atmospheric pressure, and rainfall in its meteorological observation station located at the eastern part of the Grand Taipa Hill (i.e., the central location of Macao). Air temperature was recorded using a calibrated liquid-in-glass thermometer, atmospheric pressure was recorded using a calibrated mercury barometer, and rainfall was recorded using a high-precision rain gauge [21]. As mentioned above, the number of haze hours was determined by hourly readings from a forward scatter visibility meter and a relative humidity meter, and was conﬁrmed by professional meteorologists in the Bureau. Daily records of the number of hours with haze, monthly mean atmospheric pressures, monthly mean air temperatures, and monthly total rainfall ﬁgures were obtained from the Macao Meteorological and Geophysical Bureau [22]. To explore whether haze is a cross-border environmental issue from the north, annual haze days in Guangzhou were collected from the online network of Guangzhou Meteorological Bureau [23].</text:p>
          </table:table-cell>
        </table:table-row>
        <table:table-row table:style-name="ro14" table:visibility="filter">
          <table:table-cell office:value-type="string" calcext:value-type="string">
            <text:p>10.3390_en10091352</text:p>
          </table:table-cell>
          <table:table-cell office:value-type="string" calcext:value-type="string">
            <text:p>data</text:p>
          </table:table-cell>
          <table:table-cell office:value-type="float" office:value="262" calcext:value-type="float">
            <text:p>262</text:p>
          </table:table-cell>
          <table:table-cell table:number-columns-repeated="2"/>
          <table:table-cell office:value-type="string" calcext:value-type="string">
            <text:p>Macao is located on the southwestern side of the Pearl River Delta while Hong Kong is at the southeastern side. Whenever haze is reported, Macao (or Hong Kong) people claim that most of the air pollutants come from the north across the border [31]. Although Guangzhou, Zhongshan, and Zhuhai are located on the north of Macao, only the Meteorological Bureau in Guangzhou has been recording the annual numbers of haze days for more than three decades, while there were no ofﬁcial data on haze days/hours published by the local meteorological stations in Zhongshan and Zhuhai. Figure 5 shows the number of haze days per year in Guangzhou for the period 1986 to 2016. A comparison of the total number of hours with haze in Macao, shown in Figure 1a, and the number of haze days in Guangzhou shown in Figure 5 demonstrates that changes in haze conditions in these two cities are very different. A correlation analysis was performed to test whether the haze condition in Macao was associated with haze condition in Guangzhou. The result showed that there was no signiﬁcant relationship (r = −0.06, p &gt; 0.05) between haze in Guangzhou and haze in Macao in the long run, implying that haze in Macao is primarily caused by local emissions rather than cross-border air pollution from the north. Besides, haze needs relatively still air—so haze is not likely to be transported from one place to another.</text:p>
          </table:table-cell>
        </table:table-row>
        <table:table-row table:style-name="ro15" table:visibility="filter">
          <table:table-cell office:value-type="string" calcext:value-type="string">
            <text:p>10.3390_en10091352</text:p>
          </table:table-cell>
          <table:table-cell office:value-type="string" calcext:value-type="string">
            <text:p>data</text:p>
          </table:table-cell>
          <table:table-cell office:value-type="float" office:value="302" calcext:value-type="float">
            <text:p>302</text:p>
          </table:table-cell>
          <table:table-cell table:number-columns-repeated="2"/>
          <table:table-cell office:value-type="string" calcext:value-type="string">
            <text:p>Energies 2017, 10, 1352 9 of 12 Table 4. Pair-wise correlations between haze and meteorological conditions. Year Correlation between Haze and Monthly Mean Atmospheric Pressure Correlation between Haze and Monthly Mean Air Temperature Correlation between Haze and Monthly Total Rainfall 1986 −0.47 −0.47 −0.11 1991 −0.24 0.22 0.24 1996 0.10 −0.33 −0.35 2001 0.31 −0.15 −0.31 2006 0.70 ** −0.43 −0.75 ** 2011 0.79 ** −0.82 ** −0.63 * 2016 0.51 * −0.43 −0.32 Note: n = 12. * p&lt; 0.05. ** p&lt; 0.01. 3.6. Association between Haze in Macao and Haze Days in Guangzhou Macao is located on the southwestern side of the Pearl River Delta while Hong Kong is at the southeastern side. Whenever haze is reported, Macao (or Hong Kong) people claim that most of the air pollutants come from the north across the border [31]. Although Guangzhou, Zhongshan, and Zhuhai are located on the north of Macao, only the Meteorological Bureau in Guangzhou has been recording the annual numbers of haze days for more than three decades, while there were no official data on haze days/hours published by the local meteorological stations in Zhongshan and Zhuhai. Figure 5 shows the number of haze days per year in Guangzhou for the period 1986 to 2016. A comparison of the total number of hours with haze in Macao, shown in Figure 1a, and the number of haze days in Guangzhou shown in Figure 5 demonstrates that changes in haze conditions in these two cities are very different. A correlation analysis was performed to test whether the haze condition in Macao was associated with haze condition in Guangzhou.</text:p>
          </table:table-cell>
        </table:table-row>
        <table:table-row table:style-name="ro16" table:visibility="filter">
          <table:table-cell office:value-type="string" calcext:value-type="string">
            <text:p>10.3390_en10091352</text:p>
          </table:table-cell>
          <table:table-cell office:value-type="string" calcext:value-type="string">
            <text:p>data</text:p>
          </table:table-cell>
          <table:table-cell office:value-type="float" office:value="304" calcext:value-type="float">
            <text:p>304</text:p>
          </table:table-cell>
          <table:table-cell table:number-columns-repeated="2"/>
          <table:table-cell office:value-type="string" calcext:value-type="string">
            <text:p>Energies 2017, 10, 1352 6 of 12 Table 1. Import of fossil fuels (primary source of energy) in 1986, 1991, 1996, 2001, 2006, 2011, and 2016. Year Primary Energy in TJMotor Gasoline Gas oil &amp; Diesel Fueloil Kerosene Liquefied Petroleum Gas Natural Gas Aviation Kerosene 1 1986 666 4878 5660 533 358 0 0 1991 748 4240 8438 417 561 0 0 1996 1263 3498 10,842 363 952 0 2057 2001 1340 3869 12,509 447 1117 0 3803 2006 1777 6195 12,427 295 1488 0 8769 2011 2659 5787 3864 190 1954 2873 6003 2016 3329 4526 6270 95 2032 393 10,258 Year Secondary Energy (i.e., Electricity in GWh)Net Imported Electricity 2 Net Electricity Produced Locally 3Electricity Consumed1986 42 489 531 1991 95 756 860 1996 222 1126 1348 2001 249 1353 1602 2006 946 1459 2424 2011 3165 691 3856 2016 4306 988 5294 1 The Macao International Airport was opened for commercial operations in November 1995. 2 Macao has started to rely more heavily on imported electricity since 2007. 3 Macao’s oil-fired power plants primarily used fuel oil (93 percent) and diesel oil (7 percent) to generate electricity before 2007. Macao’s power company started using fuel oil and natural gas to generate electricity in 2008 but its natural gas supplier was not able to supply natural gas to Macao’s power plants in 2012, 2013, 2015, and 2016. Macao’s oil-fired power plant efficiency was about 41 percent while Zhuhai’s coal-fired power plant efficiency was about 40 percent [27]. Figure 3. The consumption of primary energy in Macao from 1986 to 2016.</text:p>
          </table:table-cell>
        </table:table-row>
        <table:table-row table:style-name="ro15" table:visibility="filter">
          <table:table-cell office:value-type="string" calcext:value-type="string">
            <text:p>10.3390_en10091352</text:p>
          </table:table-cell>
          <table:table-cell office:value-type="string" calcext:value-type="string">
            <text:p>data</text:p>
          </table:table-cell>
          <table:table-cell office:value-type="float" office:value="308" calcext:value-type="float">
            <text:p>308</text:p>
          </table:table-cell>
          <table:table-cell table:number-columns-repeated="2"/>
          <table:table-cell office:value-type="string" calcext:value-type="string">
            <text:p>Figure 5 shows the number of haze days per year in Guangzhou for the period 1986 to 2016. A comparison of the total number of hours with haze in Macao, shown in Figure 1a, and the number of haze days in Guangzhou shown in Figure 5 demonstrates that changes in haze conditions in these two cities are very different. A correlation analysis was performed to test whether the haze condition in Macao was associated with haze condition in Guangzhou. The result showed that there was no significant relationship (r = −0.06, p &gt; 0.05) between haze in Guangzhou and haze in Macao in the long run, implying that haze in Macao is primarily caused by local emissions rather than cross-border air pollution from the north. Besides, haze needs relatively still air—so haze is not likely to be transported from one place to another. Figure 5. The numbers of haze days in Guangzhou over the period 1986–2016. 4. Discussion Haze often appears in media headlines. This paper is one of the first publications to employ long-term time series data in investigating the relationship between the number of hours with haze (i.e., the integral form of air pollutants discharged from a wide range of sources), the consumption of fossil fuel energy, and the meteorological variables in Macao on an annual basis. The number of hours with haze increased continuously from 0 to 766 h a year between 1990 and 2007 while the consumption of primary energy (including oil products, natural gas, and aviation kerosene) had increased by 130 percent. Multiple regression analyses have shown that gas oil/diesel, fuel oil, and 0501001502002501986199119962001200620112016Haze (days/year)YearEnergies 2017, 10, 1352</text:p>
          </table:table-cell>
        </table:table-row>
        <table:table-row table:style-name="ro17" table:visibility="filter">
          <table:table-cell office:value-type="string" calcext:value-type="string">
            <text:p>10.3390_en10091352</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2 Macao has started to rely more heavily on imported electricity since 2007. 3 Macao’s oil-fired power plants primarily used fuel oil (93 percent) and diesel oil (7 percent) to generate electricity before 2007. Macao’s power company started using fuel oil and natural gas to generate electricity in 2008 but its natural gas supplier was not able to supply natural gas to Macao’s power plants in 2012, 2013, 2015, and 2016. Macao’s oil-fired power plant efficiency was about 41 percent while Zhuhai’s coal-fired power plant efficiency was about 40 percent [27]. Figure 3. The consumption of primary energy in Macao from 1986 to 2016. More specifically, gasoline is consumed primarily by private vehicles, gas oil/diesel by buses, coaches, trucks, industrial boilers and Macao’s power plants, fuel oil by jetfoils and Macao’s power plants, kerosene by industrial companies, liquefied petroleum gas by domestic cookers and hot water burners, and aviation kerosene by aircrafts (after the opening of Macao International Airport in 1995). Macao’s power company has used natural gas as a fuel since 2008. 3.3. Stationarity of the Annual Haze Time-Series Data and the Annaul Energy Consumption Data The annual haze time-series and the annual total primary energy consumption time-series were examined using the Dickey-Fuller tests based on Equations (3) and (4). Table 2 shows the results of the Dickey-Fuller tests on the null hypothesis that the annual haze time-series and the annual energy consumption time-series had unit roots. As each of the calculated tau values was greater than the 0 5000 10000 15000 20000 25000 30000 35000 1986199119962001200620112016Energy consumption (TJ)YearAviation KeroNatural GasLPGKerosene (local)Fuel OilGas oil/dieselGasolineEnergies 2017, 10, 1352</text:p>
          </table:table-cell>
        </table:table-row>
        <table:table-row table:style-name="ro18" table:visibility="filter">
          <table:table-cell office:value-type="string" calcext:value-type="string">
            <text:p>10.3390_en10091352</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The 95 percent confidence intervals for these coefficients were [0.027, 0.058], [0.026, 0.058], [0.035, 0.117], and [0.019, 0.048], respectively. Figure 4 compares the numbers of hours with haze using Equation (7) against actual data. It also provides the band of predicted values using the 95 percent confidence intervals of the coefficients. Figure 4. Variations in the actual and predicted number of hours of haze in Macao over the period 1986–2016. 3.5. Associations between Haze and Meteorological Variables on a Monthly Basis Figure 2a–c shows monthly mean atmospheric pressure, monthly mean air temperature, and monthly total rainfall figures between 1986 and 2016. Pair-wise correlations were performed between the number of hours with haze and each of the meteorological variables on a monthly basis for each year for the period 1986–2016. Researchers have used pair-wise correlations to identify the relationships between poor visibility and monthly meteorological conditions [25]. Table 4 shows the values of pair-wise correlation between haze and each meteorological variable. It was found that the number of hours with haze was positively, strongly, and significantly associated with monthly mean atmospheric pressure in the past decade while it was negatively and weakly associated with monthly mean air temperature and monthly total rainfall since 1996. It is because the correlation, r-value, must be greater than 0.497 for p &lt; 0.05 for 10 degrees of freedom. In other words, the number of hours with haze might be associated with high levels of mean atmospheric pressure, which often leads to the lower mixed layer height [28]. Researchers [29,30] have also reported that lower mean air temperature may reduce the ambient ventilation. Hence, haze seems to be more pronounced during the autumn and winter months from September to March in Macao. 010020030040050060070080090010001986199119962001200620112016Haze (hours/year)YearUpper boundPredictedActualLower boundEnergies 2017, 10, 1352</text:p>
          </table:table-cell>
        </table:table-row>
        <table:table-row table:style-name="ro17" table:visibility="filter">
          <table:table-cell office:value-type="string" calcext:value-type="string">
            <text:p>10.3390_en10091352</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Energies 2017, 10, 1352 8 of 12 [0.000] <text:s text:c="7"/>[0.000] <text:s text:c="5"/>[0.000] <text:s text:c="9"/>[0.000] <text:s text:c="7"/>[0.000] <text:s text:c="11"/>4.47 <text:s text:c="8"/>4.73 <text:s text:c="8"/>3.81 <text:s text:c="10"/>5.48 <text:s text:c="10"/>5.49 <text:s text:c="11"/>497033.0076.0042.0043.0−−×+×+×+×=aviationKeroseneNGFuelOilGasOilHaze (7) where Haze is the number of hours with haze, GasOil is the consumption of gas oil/diesel in TJ, FuelOil is the consumption of fuel oil in TJ, NG is the consumption of natural gas in TJ, and Keroseneaviation is the consumption of aviation kerosene in TJ. Figures underneath the coefficients are values for t-statistics and figures in brackets are p-values. The r2-value of Equation (7) was 0.741, i.e., 74.1 percent of the variance in the number of hours with haze could be explained by the consumption of gas oil/diesel, fuel oil, natural gas, as well as aviation kerosene. The relationships between these three variables and haze were significant at p &lt; 0.001. The coefficients indicated the relative influence of the independent variables on dependent variable. In other words, a unit increase in the consumption of gas oil, fuel oil, natural gas, and aviation kerosene in TJ increased the number of hours with haze by 0.043, 0.042, 0.076, and 0.033 h per year, respectively. The 95 percent confidence intervals for these coefficients were [0.027, 0.058], [0.026, 0.058], [0.035, 0.117], and [0.019, 0.048], respectively. Figure 4 compares the numbers of hours with haze using Equation (7) against actual data. It also provides the band of predicted values using the 95 percent confidence intervals of the coefficients. Figure 4. Variations in the actual and predicted number of hours of haze in Macao over the period 1986–2016. 3.5. Associations between Haze and Meteorological Variables on a Monthly Basis Figure 2a–c shows monthly mean atmospheric pressure, monthly mean air temperature, and monthly total rainfall figures between 1986 and 2016.</text:p>
          </table:table-cell>
        </table:table-row>
        <table:table-row table:style-name="ro15">
          <table:table-cell office:value-type="string" calcext:value-type="string">
            <text:p>10.3390_en10091352</text:p>
          </table:table-cell>
          <table:table-cell office:value-type="string" calcext:value-type="string">
            <text:p>data available, data</text:p>
          </table:table-cell>
          <table:table-cell office:value-type="float" office:value="285" calcext:value-type="float">
            <text:p>285</text:p>
          </table:table-cell>
          <table:table-cell/>
          <table:table-cell office:value-type="float" office:value="0" calcext:value-type="float">
            <text:p>0</text:p>
          </table:table-cell>
          <table:table-cell office:value-type="string" calcext:value-type="string">
            <text:p>(i.e., the integral form of air pollutants discharged from a wide range of sources), the consumption of fossil fuel energy, and the meteorological variables in Macao on an annual basis. The number of hours with haze increased continuously from 0 to 766 h a year between 1990 and 2007 while the consumption of primary energy (including oil products, natural gas, and aviation kerosene) had increased by 130 percent. Multiple regression analyses have shown that gas oil/diesel, fuel oil, and natural gas consumed locally and the burning of aviation kerosene were signiﬁcantly associated with the number of hours per year with haze in Macao. A correlation analysis between monthly haze data and monthly records of meteorological variables has indicated that the number of hours with haze was strongly, signiﬁcantly associated with high atmospheric pressure that leads to the lower mixed layer height in the past decade. The combustion of oil products produces particulate matter, sulfur oxides, nitrogen oxides, and volatile organic compounds including non-methane hydrocarbons. All of these air pollutants are well-known sources of haze. Besides, around 150 commercial aircrafts, which emit a signiﬁcant amount of particulate matter in low troposphere, take off and land at the Macao International Airport each day [32]. It is possible that there is a signiﬁcant correlation between the number of humid hours (the hours with a relative humidity between 75 and 80 percent) each year/month and the number of haze hours per year/month. However, the hourly relative humidity data were not available from the Bureau’s publications.</text:p>
          </table:table-cell>
        </table:table-row>
        <table:table-row table:style-name="ro2">
          <table:table-cell office:value-type="string" calcext:value-type="string">
            <text:p>10.3390_en10091352</text:p>
          </table:table-cell>
          <table:table-cell office:value-type="string" calcext:value-type="string">
            <text:p>dataset</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where x and y are values of the variables, and n is the size of dataset.</text:p>
          </table:table-cell>
        </table:table-row>
        <table:table-row table:style-name="ro15">
          <table:table-cell office:value-type="string" calcext:value-type="string">
            <text:p>10.3390_en10091352</text:p>
          </table:table-cell>
          <table:table-cell office:value-type="string" calcext:value-type="string">
            <text:p>dataset, data</text:p>
          </table:table-cell>
          <table:table-cell office:value-type="float" office:value="317" calcext:value-type="float">
            <text:p>317</text:p>
          </table:table-cell>
          <table:table-cell/>
          <table:table-cell office:value-type="float" office:value="0" calcext:value-type="float">
            <text:p>0</text:p>
          </table:table-cell>
          <table:table-cell office:value-type="string" calcext:value-type="string">
            <text:p>Energies 2017, 10, 1352 4 of 12 2.3. Association between Variables The association between two variables was characterized by Pearson’s correlation coefficient. The coefficient, r, was calculated as ()()()()===−−−−=niiniiniiiyyxxyyxxr12121 (5) where x and y are values of the variables, and n is the size of dataset. 2.4. Regression Analysis Multiple regression analysis was employed to assess the relationships between the independent variables and the dependent variable. The accuracy of the identified model was determined by the coefficient of determination, r2. The coefficient provides a measure of how well the collected data are predicted by the model [25]. It was calculated by: SSTSSESSTSSRr−==12 (6) where SSR is the sum of squared regression, SST is the sum of squared total, and SSE is the sum of squared error. 3. Results and Analysis 3.1. Haze and Meteorological Conditions Visibility is an integrative parameter that refers to the ability to see a distant object [25]. When air pollutants are emitted from anthropogenic sources, haze is formed under a stable atmospheric inversion layer, adversely affecting the visibility over the city. Haze has been a common phenomenon in winter in China’s cities [3,8,9,12,18,26]. In Macao, haze is defined as the condition under which visibility is equal to, or less than 5 km and relative humidity is less than 80 percent. The condition is recorded by trained meteorologists and confirmed by a forward scatter visibility meter. The Macao Meteorological and Geophysical Bureau keeps daily records of the number of hours with haze. Figure 1a shows the records for the period 1986 to 2016. (a) (b)Figure 1.</text:p>
          </table:table-cell>
        </table:table-row>
        <table:table-row table:style-name="ro19">
          <table:table-cell office:value-type="string" calcext:value-type="string">
            <text:p>10.3390_en10091352</text:p>
          </table:table-cell>
          <table:table-cell office:value-type="string" calcext:value-type="string">
            <text:p>dataset, data</text:p>
          </table:table-cell>
          <table:table-cell office:value-type="float" office:value="339" calcext:value-type="float">
            <text:p>339</text:p>
          </table:table-cell>
          <table:table-cell/>
          <table:table-cell office:value-type="float" office:value="0" calcext:value-type="float">
            <text:p>0</text:p>
          </table:table-cell>
          <table:table-cell office:value-type="string" calcext:value-type="string">
            <text:p>2.4. Regression Analysis Multiple regression analysis was employed to assess the relationships between the independent variables and the dependent variable. The accuracy of the identified model was determined by the coefficient of determination, r2. The coefficient provides a measure of how well the collected data are predicted by the model [25]. It was calculated by: SSTSSESSTSSRr−==12 (6) where SSR is the sum of squared regression, SST is the sum of squared total, and SSE is the sum of squared error. 3. Results and Analysis 3.1. Haze and Meteorological Conditions Visibility is an integrative parameter that refers to the ability to see a distant object [25]. When air pollutants are emitted from anthropogenic sources, haze is formed under a stable atmospheric inversion layer, adversely affecting the visibility over the city. Haze has been a common phenomenon in winter in China’s cities [3,8,9,12,18,26]. In Macao, haze is defined as the condition under which visibility is equal to, or less than 5 km and relative humidity is less than 80 percent. The condition is recorded by trained meteorologists and confirmed by a forward scatter visibility meter. The Macao Meteorological and Geophysical Bureau keeps daily records of the number of hours with haze. Figure 1a shows the records for the period 1986 to 2016. (a) (b)Figure 1. (a) The number of hours with haze per year for the period 1986 to 2016; (b) The number of hours with haze per month for the period 1986 to 2016. Figure 1a shows that the number of hours with haze increased steadily from 0 in 1990 to 297 in 2002. However, it sharply increased to 694 in 2003. Between 2003 and 2008, the number of hours with 02004006008001986199119962001200620112016Haze (hours/year)YearEnergies 2017, 10, 1352</text:p>
          </table:table-cell>
        </table:table-row>
        <table:table-row table:style-name="ro9" table:visibility="filter">
          <table:table-cell office:value-type="string" calcext:value-type="string">
            <text:p>10.3390_en1010148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It can be seen that the N sampling data for a complete sampling period, which is deﬁned by the ﬁxed starting point (i = 0), is simultaneously involved in these formulas, so the amount of calculation is huge. Obviously, these formulae are not suitable for the fast detection of instantaneous harmonic voltage.</text:p>
          </table:table-cell>
        </table:table-row>
        <table:table-row table:style-name="ro10" table:visibility="filter">
          <table:table-cell office:value-type="string" calcext:value-type="string">
            <text:p>10.3390_en1010148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uthor Contributions: Xinnian Li, Fengqi Li, Yanan Li, and Shuyong Chen proposed the core idea and developed the models. Qiang Zou performed the experiments, exported the results, and analyzed the data. Ziping Wu and Shaobo Lin revised the paper. Xinnian Li and Fengqi Li contributed to the design of the models and the writing of this manuscript.</text:p>
          </table:table-cell>
        </table:table-row>
        <table:table-row table:style-name="ro10" table:visibility="filter">
          <table:table-cell office:value-type="string" calcext:value-type="string">
            <text:p>10.3390_en10101481</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where Ncur represents the latest sampled data points and x(iτ) represents the sampling data before i sampling period. By comparing these equations with the previous two, in the improved equation for An, Bn, (i = Ncur) replaced (i = 0) and (Ncur − N + 1) replaced (N − 1); that is, the latest real-time sampling data is used for the calculation of harmonic voltage, while the oldest sampling data are eliminated accordingly.</text:p>
          </table:table-cell>
        </table:table-row>
        <table:table-row table:style-name="ro5" table:visibility="filter">
          <table:table-cell office:value-type="string" calcext:value-type="string">
            <text:p>10.3390_en1010148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Extinction Angle Firing Angle Commutating Reactance Dc Current Commutation Voltage Trigger Advance Angle YY Transformer Current in Valve Side YD Transformer Current in Valve Side Commutation Failure Prediction The Output of CFPREV Zero Sequence Component uαβ in α axis uαβ in β axis The Magnitude of Rotating Vector Three-phase Instantaneous Voltage of Converter Bus Magnitude of Uac Before Fault The Latest Sampled Data Points Sampling Data Before i Sampling Period TianShan-ZhongZhou Ultra High Voltage Direct Current Discrete Fourier Transform Fast Fourier Transformation The output of CFPREV based on harmonic detection Action signal of CFPREV based on harmonic detection Real-time Digital Simulator High-pass Filter Band-pass Filter Shunt Capacitor</text:p>
          </table:table-cell>
        </table:table-row>
        <table:table-row table:style-name="ro4" table:visibility="filter">
          <table:table-cell office:value-type="string" calcext:value-type="string">
            <text:p>10.3390_en10101481</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Energies 2017, 10, 1481 8 of 16 <text:s/>Figure 8. The sliding window iterative discrete Fourier transformation (DFT) method. According to the calculation model in Figure 8, N point sampled data in the power frequency period is stored in the continuous data space after being multiplied with the appropriate rotation factors. The present sampled data storage location is determined by the loop pointer. After completing a full period of N points sampled data calculation, the pointer should point back to the starting position of the storage space so as to start the next cycle of replacement data simultaneously.</text:p>
          </table:table-cell>
        </table:table-row>
        <table:table-row table:style-name="ro4" table:visibility="filter">
          <table:table-cell office:value-type="string" calcext:value-type="string">
            <text:p>10.3390_en1010148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ccording to the calculation model in Figure 8, N point sampled data in the power frequency period is stored in the continuous data space after being multiplied with the appropriate rotation factors. The present sampled data storage location is determined by the loop pointer. After completing a full period of N points sampled data calculation, the pointer should point back to the starting position of the storage space so as to start the next cycle of replacement data simultaneously. Therefore, Equations (15) and (16) can be simpliﬁed as the calculation of Formulas (13) and (14):</text:p>
          </table:table-cell>
        </table:table-row>
        <table:table-row table:style-name="ro11" table:visibility="filter">
          <table:table-cell office:value-type="string" calcext:value-type="string">
            <text:p>10.3390_en1010148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sum operation of Formulas (13) and (14) is reduced to a subtraction and an addition by means of the above transformation; the new data sum is restored to the unit of the old data sum storage after the computation. Therefore, the whole process of the iterative calculation of the sliding window can be completed in the power frequency cycle at the initialization stage. The summation operation can be completed absolutely one sampling period later. In this way, the operation duration of harmonic voltage detection will be signiﬁcantly reduced by using the iterative sliding window algorithm, and the real-time performance of such a system is also improved greatly.</text:p>
          </table:table-cell>
        </table:table-row>
        <table:table-row table:style-name="ro12" table:visibility="filter">
          <table:table-cell office:value-type="string" calcext:value-type="string">
            <text:p>10.3390_en10101481</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Therefore, the whole process of the iterative calculation of the sliding window can be completed in the power frequency cycle at the initialization stage. The summation operation can be completed absolutely one sampling period later. In this way, the operation duration of harmonic voltage detection will be significantly reduced by using the iterative sliding window algorithm, and the real-time performance of such a system is also improved greatly. The sliding window iterative algorithm is much simpler and faster than fast Fourier transformation (FFT) when the single harmonic voltage is calculated. It is very important for the frequency dividing control when designing a relevant controller. 4.2. A New Commutation Failure Prediction Method Through comparison with the present CFPREV logic used in the TianZhong ± 800 kV UHVDC project, which is shown in Figure 2, an improved commutation failure prediction algorithm is proposed based on the harmonic characteristics of the converter bus voltage during transformer charging .The second, fourth, and fifth harmonics of the converter bus are calculated and compared with their settings. If any of them are greater than their settings, the signal (Uac_Harm_Blk) is set, and the output of the prediction logic is held as its setting value (CFPREV_Harm). The logic is shown in Figure 9.</text:p>
          </table:table-cell>
        </table:table-row>
        <table:table-row table:style-name="ro12" table:visibility="filter">
          <table:table-cell office:value-type="string" calcext:value-type="string">
            <text:p>10.3390_en10101481</text:p>
          </table:table-cell>
          <table:table-cell office:value-type="string" calcext:value-type="string">
            <text:p>data</text:p>
          </table:table-cell>
          <table:table-cell office:value-type="float" office:value="236" calcext:value-type="float">
            <text:p>236</text:p>
          </table:table-cell>
          <table:table-cell table:number-columns-repeated="2"/>
          <table:table-cell office:value-type="string" calcext:value-type="string">
            <text:p>Therefore, the whole process of the iterative calculation of the sliding window can be completed in the power frequency cycle at the initialization stage. The summation operation can be completed absolutely one sampling period later. In this way, the operation duration of harmonic voltage detection will be significantly reduced by using the iterative sliding window algorithm, and the real-time performance of such a system is also improved greatly. The sliding window iterative algorithm is much simpler and faster than fast Fourier transformation (FFT) when the single harmonic voltage is calculated. It is very important for the frequency dividing control when designing a relevant controller. 4.2. A New Commutation Failure Prediction Method Through comparison with the present CFPREV logic used in the TianZhong ± 800 kV UHVDC project, which is shown in Figure 2, an improved commutation failure prediction algorithm is proposed based on the harmonic characteristics of the converter bus voltage during transformer charging .The second, fourth, and fifth harmonics of the converter bus are calculated and compared with their settings. If any of them are greater than their settings, the signal (Uac_Harm_Blk) is set, and the output of the prediction logic is held as its setting value (CFPREV_Harm). The logic is shown in Figure 9. Energies 2017, 10, 1481</text:p>
          </table:table-cell>
        </table:table-row>
        <table:table-row table:style-name="ro17" table:visibility="filter">
          <table:table-cell office:value-type="string" calcext:value-type="string">
            <text:p>10.3390_en10101481</text:p>
          </table:table-cell>
          <table:table-cell office:value-type="string" calcext:value-type="string">
            <text:p>data</text:p>
          </table:table-cell>
          <table:table-cell office:value-type="float" office:value="312" calcext:value-type="float">
            <text:p>312</text:p>
          </table:table-cell>
          <table:table-cell table:number-columns-repeated="2"/>
          <table:table-cell office:value-type="string" calcext:value-type="string">
            <text:p>6. Conclusions The traditional prediction algorithm of commutation failure will be inappropriate when the long-term voltage distortion of a converter bus is caused by the energizing transformer near the inverter station, and the distortion consequently leads to continuous commutation failures. This is potentially dangerous to AC/DC systems. In this paper, an improved commutation failure prediction algorithm is proposed based on the harmonic characteristics of the converter bus voltage during transformer charging. Meanwhile, a sliding-window iterative algorithm of discrete Fourier transformation (DFT) is developed for detecting the harmonic voltage, which is simpler and faster than FFT when the single harmonic voltage is calculated. If the harmonic voltage is greater than the settings, the correct additional minimal extinction angle is held until the excitation current decreases to an acceptable level. Therefore, it can not only prevent continuous commutation failure due to transformer excitation surge current but can also mitigate the sharp decrease of DC power. This method has been proved to be effective through RTDS experiments in the LinFeng and TianZhong HVDC systems. Moreover, it is already implemented in the TianZhong ± 800 kV UHVDC system. Acknowledgments: The research is supported by “science and technology project of the State Grid Corporation of China (FX71-16-003) and (XT71-15-045)”. Author Contributions: Xinnian Li, Fengqi Li, Yanan Li, and Shuyong Chen proposed the core idea and developed the models. Qiang Zou performed the experiments, exported the results, and analyzed the data. Ziping Wu and Shaobo Lin revised the paper. Xinnian Li and Fengqi Li contributed to the design of the models and the writing of this manuscript. Conflicts of Interest: The authors declare no conflicts of interest. 15 of 16</text:p>
          </table:table-cell>
        </table:table-row>
        <table:table-row table:style-name="ro18" table:visibility="filter">
          <table:table-cell office:value-type="string" calcext:value-type="string">
            <text:p>10.3390_en10101481</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Energies 2017, 10, 1481 14 of 16 <text:s/>Figure 17. The test waveform when the improved commutation failure prediction algorithm is applied. (Note: IVD is the Yd transformer current in the valve side; CFPREV_Harm is the output of CFPREV based on harmonic detection, Uac_Harm_Blk is the action signal of CFPREV based on harmonic detection.). 6. Conclusions The traditional prediction algorithm of commutation failure will be inappropriate when the long-term voltage distortion of a converter bus is caused by the energizing transformer near the inverter station, and the distortion consequently leads to continuous commutation failures. This is potentially dangerous to AC/DC systems. In this paper, an improved commutation failure prediction algorithm is proposed based on the harmonic characteristics of the converter bus voltage during transformer charging. Meanwhile, a sliding-window iterative algorithm of discrete Fourier transformation (DFT) is developed for detecting the harmonic voltage, which is simpler and faster than FFT when the single harmonic voltage is calculated. If the harmonic voltage is greater than the settings, the correct additional minimal extinction angle is held until the excitation current decreases to an acceptable level. Therefore, it can not only prevent continuous commutation failure due to transformer excitation surge current but can also mitigate the sharp decrease of DC power. This method has been proved to be effective through RTDS experiments in the LinFeng and TianZhong HVDC systems. Moreover, it is already implemented in the TianZhong ± 800 kV UHVDC system. Acknowledgments: The research is supported by “science and technology project of the State Grid Corporation of China (FX71-16-003) and (XT71-15-045)”. Author Contributions: Xinnian Li, Fengqi Li, Yanan Li, and Shuyong Chen proposed the core idea and developed the models. Qiang Zou performed the experiments, exported the results, and analyzed the data. Ziping Wu and Shaobo Lin revised the paper.</text:p>
          </table:table-cell>
        </table:table-row>
        <table:table-row table:style-name="ro20" table:visibility="filter">
          <table:table-cell office:value-type="string" calcext:value-type="string">
            <text:p>10.3390_en10101481</text:p>
          </table:table-cell>
          <table:table-cell office:value-type="string" calcext:value-type="string">
            <text:p>data</text:p>
          </table:table-cell>
          <table:table-cell office:value-type="float" office:value="627" calcext:value-type="float">
            <text:p>627</text:p>
          </table:table-cell>
          <table:table-cell table:number-columns-repeated="2"/>
          <table:table-cell office:value-type="string" calcext:value-type="string">
            <text:p>After completing a full period of N points sampled data calculation, the pointer should point back to the starting position of the storage space so as to start the next cycle of replacement data simultaneously. Therefore, Equations (15) and (16) can be simplified as the calculation of Formulas (13) and (14): (cid:3533)(cid:1876)((cid:1861)(cid:2028))cos((cid:2033)(cid:1861)(cid:2028))=(cid:3533)(cid:1876)((cid:1861)(cid:2028))cos((cid:2033)(cid:1861)(cid:2028))−(cid:3015)(cid:3161)(cid:3179)(cid:3176)(cid:2879)(cid:3015)(cid:3036)(cid:2880)(cid:3015)(cid:3161)(cid:3179)(cid:3176)(cid:2879)(cid:2869)(cid:3015)(cid:3161)(cid:3179)(cid:3176)(cid:2879)(cid:3015)(cid:2878)(cid:2869)(cid:3036)(cid:2880)(cid:3015)(cid:3161)(cid:3179)(cid:3176)(cid:1876)(cid:3435)((cid:1840)(cid:2913)(cid:2931)(cid:2928)−(cid:1840))(cid:2028)(cid:3439)cos((cid:2033)((cid:1840)(cid:2913)(cid:2931)(cid:2928)−(cid:1840))(cid:2028))+ (cid:1876)((cid:1840)(cid:2913)(cid:2931)(cid:2928)(cid:2028))cos((cid:2033)(cid:1840)(cid:2913)(cid:2931)(cid:2928)(cid:2028)) (15) (cid:3533)(cid:1876)((cid:1861)(cid:2028))sin((cid:2033)(cid:1861)(cid:2028))=(cid:3533)(cid:1876)((cid:1861)(cid:2028))sin((cid:2033)(cid:1861)(cid:2028))−(cid:3015)(cid:3161)(cid:3179)(cid:3176)(cid:2879)(cid:3015)(cid:3036)(cid:2880)(cid:3015)(cid:3161)(cid:3179)(cid:3176)(cid:2879)(cid:2869)(cid:3015)(cid:3161)(cid:3179)(cid:3176)(cid:2879)(cid:3015)(cid:2878)(cid:2869)(cid:3036)(cid:2880)(cid:3015)(cid:3161)(cid:3179)(cid:3176)(cid:1876)(cid:3435)((cid:1840)(cid:2913)(cid:2931)(cid:2928)−(cid:1840))(cid:2028)(cid:3439)sin((cid:2033)((cid:1840)(cid:2913)(cid:2931)(cid:2928)−(cid:1840))(cid:2028))+ (cid:1876)((cid:1840)(cid:2913)(cid:2931)(cid:2928)(cid:2028))sin((cid:2033)(cid:1840)(cid:2913)(cid:2931)(cid:2928)(cid:2028)) (16) The sum operation of Formulas (13) and (14) is reduced to a subtraction and an addition by means of the above transformation; the new data sum is restored to the unit of the old data sum storage after the computation. Therefore, the whole process of the iterative calculation of the sliding window can be completed in the power frequency cycle at the initialization stage. The summation operation can be completed absolutely one sampling period later.</text:p>
          </table:table-cell>
        </table:table-row>
        <table:table-row table:style-name="ro10">
          <table:table-cell office:value-type="string" calcext:value-type="string">
            <text:p>10.3390_en10111898</text:p>
          </table:table-cell>
          <table:table-cell office:value-type="string" calcext:value-type="string">
            <text:p>code</text:p>
          </table:table-cell>
          <table:table-cell office:value-type="float" office:value="69" calcext:value-type="float">
            <text:p>69</text:p>
          </table:table-cell>
          <table:table-cell/>
          <table:table-cell office:value-type="float" office:value="0" calcext:value-type="float">
            <text:p>0</text:p>
          </table:table-cell>
          <table:table-cell office:value-type="string" calcext:value-type="string">
            <text:p>19. Nanou, S.I.; Papathanassiou, S.A. Grid Code Compatibility of VSC-HVDC Connected Offshore Wind Turbines Employing Power Synchronization Control. IEEE Trans. Power Syst. 2016, 31, 5042–5050. [CrossRef] 20. Chaudhary, S.K.; Teodorescu, R.; Rodriguez, P.; Kjaer, P.C.; Gole, A.M. Negative sequence current control in</text:p>
          </table:table-cell>
        </table:table-row>
        <table:table-row table:style-name="ro3" table:visibility="filter">
          <table:table-cell office:value-type="string" calcext:value-type="string">
            <text:p>10.3390_en1011189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Test systems of Figure 2 are implemented in a real time digital simulator (RTDS) to validate the effectiveness of proposed BFCL solution. BFCL is also compared with SDBR to show the improvement of systems performance in limiting fault current. The same value of resistors is used for both BFCL and SDBR for fair comparison. Details of the VSC-HVDC system (with controllers) and wind system data are listed in Tables 1 and 2, respectively.</text:p>
          </table:table-cell>
        </table:table-row>
        <table:table-row table:style-name="ro3" table:visibility="filter">
          <table:table-cell office:value-type="string" calcext:value-type="string">
            <text:p>10.3390_en1012198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Generation of PFNM: the statistical properties and topological parameters of the actual porous media are obtained ﬁrst according to the measured data, including the size and direction distribution of the throats and fractures, coordination number, and spatial correlation. Then, PFNM is generated by the method introduced in Section 2.1. Computation of the absolute permeability: Let the wetting phase (water) ﬂow through the network to obtain the absolute permeability using Equation (9).</text:p>
          </table:table-cell>
        </table:table-row>
        <table:table-row table:style-name="ro11" table:visibility="filter">
          <table:table-cell office:value-type="string" calcext:value-type="string">
            <text:p>10.3390_en101219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Laboratory experiments can reveal the physical processes of ﬂuid ﬂow in the fractured porous media and provide the data to verify numerical and theoretical analyses [10,11]. However, experiments are usually expensive and incapable of obtaining both the macro and micro information in detail. With the optimization of the algorithm and the improvement of computer technology, numerical simulations become an effective and economic choice for studying the ﬂow mechanism in the dual pore-fracture networks. Several models based on either continuum or non-continuum mechanics have been presented for describing the ﬂow in the fractured porous media [12–16].</text:p>
          </table:table-cell>
        </table:table-row>
        <table:table-row table:style-name="ro7">
          <table:table-cell office:value-type="string" calcext:value-type="string">
            <text:p>10.3390_en10122158</text:p>
          </table:table-cell>
          <table:table-cell office:value-type="string" calcext:value-type="string">
            <text:p>code package, package</text:p>
          </table:table-cell>
          <table:table-cell office:value-type="float" office:value="215" calcext:value-type="float">
            <text:p>215</text:p>
          </table:table-cell>
          <table:table-cell/>
          <table:table-cell office:value-type="float" office:value="0" calcext:value-type="float">
            <text:p>0</text:p>
          </table:table-cell>
          <table:table-cell office:value-type="string" calcext:value-type="string">
            <text:p>the ESP-r simulation program for an analysis of the PV and building energy consumption, and ANSYS Fluent for a computational ﬂuid dynamics (CFD) analysis of the performance of the wind power conversion system [8,45]. ANSYS Fluent is one of the most-used CFD software offering various turbulence models based on the Reynolds-Averaged Navier Stokes (RANS) model. The power production of the wind turbines is estimated by an examination of the wind speed distribution around the applied system through CFD analyses. The ESP-r software package is recognized and used widely in more than 70 countries as an industry standard for the simulations. The authors employed ESP-r 11.1, which considers the energy use of heating, cooling, lighting, and PV energy generation. Thus, ESP-r has been used extensively to assess building energy applications, particularly as a simulation tool to compare various cities [14,29]. In addition, the energy performance of the PV module has been analyzed based on information, such as the open circuit voltage (Voc), short circuit current (Isc), and maximum power point voltage (Vmpp) in the simulation [46]. The information on the solar PV</text:p>
          </table:table-cell>
        </table:table-row>
        <table:table-row table:style-name="ro2" table:visibility="filter">
          <table:table-cell office:value-type="string" calcext:value-type="string">
            <text:p>10.3390_en10122158</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2.1. Climate Data</text:p>
          </table:table-cell>
        </table:table-row>
        <table:table-row table:style-name="ro2" table:visibility="filter">
          <table:table-cell office:value-type="string" calcext:value-type="string">
            <text:p>10.3390_en1012215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2.2. Energy Simulation and Input Data</text:p>
          </table:table-cell>
        </table:table-row>
        <table:table-row table:style-name="ro9" table:visibility="filter">
          <table:table-cell office:value-type="string" calcext:value-type="string">
            <text:p>10.3390_en10122158</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31. Antonanzas, J.; Urraca, R.; Martinez-de-Pison, F.J.; Antonanzas-Torres, F. Solar irradiation mapping with exogenous data from support vector regression machines estimations. Energy Convers. Manag. 2015, 100, 380–390. [CrossRef]</text:p>
          </table:table-cell>
        </table:table-row>
        <table:table-row table:style-name="ro9" table:visibility="filter">
          <table:table-cell office:value-type="string" calcext:value-type="string">
            <text:p>10.3390_en1012215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is section presents the methodology used in this study to determine the renewable energy potential and energy consumption and generation in a speciﬁc region. For the input data, several variations, such as climate and the PV and wind turbine properties, were tested.</text:p>
          </table:table-cell>
        </table:table-row>
        <table:table-row table:style-name="ro9" table:visibility="filter">
          <table:table-cell office:value-type="string" calcext:value-type="string">
            <text:p>10.3390_en1012215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onﬂicts of Interest: The authors declare no conﬂict of interest. The founding sponsors had no role in the design of the study; in the collection, analyses, or interpretation of data; in the writing of the manuscript, and in the decision to publish the results.</text:p>
          </table:table-cell>
        </table:table-row>
        <table:table-row table:style-name="ro10" table:visibility="filter">
          <table:table-cell office:value-type="string" calcext:value-type="string">
            <text:p>10.3390_en10122158</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troduce a proposed BIPvWt system Classify the climate data in global cities Plot an energy potential chart and diagram by the variation of solar irradiation and wind power Set the building module and BIPvWt system for energy generation and consumption output Analyze the energy balance as an application of the BIPvWt in speciﬁc areas in terms of energy consumption and generation.</text:p>
          </table:table-cell>
        </table:table-row>
        <table:table-row table:style-name="ro3" table:visibility="filter">
          <table:table-cell office:value-type="string" calcext:value-type="string">
            <text:p>10.3390_en1012215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Solar irradiation has a decisive inﬂuence on PV energy production. Figure 8 shows the yearly energy output of PV by global horizontal irradiance based on an energy simulation of the 90◦ angle of a roof side PV application. According to the data, the energy outputs have a linear relationship according to the change in solar irradiation, which suggests that comparing the solar energy potential with solar irradiation is an appropriate method.</text:p>
          </table:table-cell>
        </table:table-row>
        <table:table-row table:style-name="ro3" table:visibility="filter">
          <table:table-cell office:value-type="string" calcext:value-type="string">
            <text:p>10.3390_en10122158</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ables 1–3 list the other calculation assumptions, such as the inﬁltration and operation schedules. A 27.9 m2 (300 ft2) space is available for each person in the ofﬁce building under consideration [28]. Based on this, the internal loads for the equipment were calculated to be 8.07 W/m2 (0.75 W/ft2) peak load. The sensible load per person was 297 W, which is 8.07 W sensible/m2 (0.75 W sensible/ft2). As a lighting control, the calculation data was set with a constant lighting level of 538 lx by continuous dimming [13,29].</text:p>
          </table:table-cell>
        </table:table-row>
        <table:table-row table:style-name="ro4" table:visibility="filter">
          <table:table-cell office:value-type="string" calcext:value-type="string">
            <text:p>10.3390_en10122158</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e case of the wind related data, Figure 9 shows the generated power output of a wind turbine performed by a wind tunnel test. As the inlet velocity increases, the energy generation of a wind turbine is intensiﬁed. Figure 10 presents the yearly energy output of a wind turbine by the wind related climate data, such as speed and direction. According to the graph, to some extent, the energy output has a linear relationship with the change in wind climate data, which suggests that a comparison of the wind energy potential with the wind speed and direction is an appropriate method.</text:p>
          </table:table-cell>
        </table:table-row>
        <table:table-row table:style-name="ro3" table:visibility="filter">
          <table:table-cell office:value-type="string" calcext:value-type="string">
            <text:p>10.3390_en1012215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In terms of data analysis based on the solar irradiation and wind speed, cities in the U.S. have a relatively high average (AVG) value than other regions. AVG in U.S. is 1.11, which has a high solar and wind energy potential; cities in Asia and Europe have an AVG value of 0.92 and 0.91, respectively. Cities in Asia are low wind speed cities, which have a 0.81 AVG value in wind energy potential. In cities in Europe, however, the wind energy potential (1.06 AVG value) is dominant compared to the solar energy potential (0.75 AVG value).</text:p>
          </table:table-cell>
        </table:table-row>
        <table:table-row table:style-name="ro6" table:visibility="filter">
          <table:table-cell office:value-type="string" calcext:value-type="string">
            <text:p>10.3390_en10122158</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total energy balance results show that each city can cover the following proportion of its energy consumption as an application of the BiPvWt system in average value: N.Y., 14.4%; S.F., 38.0%; Tokyo, 11.8%; Seoul, 8.9%; Copenhagen, 21.0%; and Amsterdam, 22.4%. Given the energy potential data, which ranges from 0.72 to 1.70 (Table 5), most urban areas may reduce their energy consumption brieﬂy by approximately 8–38% after applying the BIPvWt system. Therefore, as a design guideline, a south facing layout of the energy consumption and PV output is required. On the other hand, the distribution of wind speed and direction differs from most cities and the urban layout even causes differences in the wind energy potential. Therefore, careful consideration and computer-aid approaches, such as CFD analysis, are needed to identify the most suitable turbine location prior to installation.</text:p>
          </table:table-cell>
        </table:table-row>
        <table:table-row table:style-name="ro8" table:visibility="filter">
          <table:table-cell office:value-type="string" calcext:value-type="string">
            <text:p>10.3390_en10122158</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s θ and −θ, are also symmetric so one of them can replace another. For that reason, three different angles of incidence (0◦, 22.5◦, and 45◦) were considered to reduce the number of analysis cases [56]. The power production of the wind turbines of a BIPvWt system applied to a building envelop was estimated by the annual wind data from selected cities. The wind rose data were ﬁtted using the Weibull distribution, which is a good ﬁt to the measured wind speed data [57], for each wind direction [58,59]. In addition, the applied system was assumed to generate electric power from the approaching wind within an angle of 90◦. For example, the system installed in a northward direction is affected by wind from the northeast, north-northeast, north, north-northwest, and northwest azimuths. Finally, the total power production of the applied system installed towards the ϕ direction can be written as the sum of the power converted from ﬁve different approaching wind directions as follows:</text:p>
          </table:table-cell>
        </table:table-row>
        <table:table-row table:style-name="ro8" table:visibility="filter">
          <table:table-cell office:value-type="string" calcext:value-type="string">
            <text:p>10.3390_en10122158</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From the point of view of deviation, there are differences between the solar and wind energy potential. The standard deviation (S.D.) in solar energy is in the range, 0.17, 0.21, and 0.19, and the wind energy is in the range, 0.46, 0.69, and 0.72, respectively. Those distinctions can explain why the wind direction and speed are much more random and highly erratic compared to the solar case [60]. Among the three exemplary regions, two cities representative of the population and high-energy potential were selected and are marked in Figures 5 and 6. Table 5 lists the potential data for the six cities chosen. The main criteria for cities selection are (1) the relative range of energy potentials are between 0.7 and 1.5, which are lower 15% and upper 15% bound, and (2) large population and high density are the main consideration for future energy demand. In the next part, the detailed energy simulations in speciﬁc cities were tested based on the energy potential data source.</text:p>
          </table:table-cell>
        </table:table-row>
        <table:table-row table:style-name="ro13" table:visibility="filter">
          <table:table-cell office:value-type="string" calcext:value-type="string">
            <text:p>10.3390_en10122158</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he climate data was selected from the American Society of Heating, Refrigerating, and Air-Conditioning Engineers (ASHRAE) and Energy Efﬁciency &amp; Renewable Energy (EERE), which have information on more than 2100 city locations [44]. The paper selects 143 representative cities as variables to compare the solar and wind energy potential in the ASHRAE climate data. They are the major cities in Europe and Asia, and in each state of the U.S. Some cities are capitals of each country or state, and the others are selected based on the population and population density. In addition, the U.S. has the most cases compared to other areas because the climate data is well distributed in terms of climate classiﬁcation and the weather data is relatively convincing. Each zone was classiﬁed according to the ASHRAE standard, which ranges from zone 1 (very hot) to 8 (subarctic), and the zone was analyzed using the thermal and humidity criteria. The population and density data in selected cities were well deﬁned and informed (Demographia 2015). Figure 1 presents a histogram of the city lists according to the ASHRAE climate classiﬁcation.</text:p>
          </table:table-cell>
        </table:table-row>
        <table:table-row table:style-name="ro12" table:visibility="filter">
          <table:table-cell office:value-type="string" calcext:value-type="string">
            <text:p>10.3390_en10122158</text:p>
          </table:table-cell>
          <table:table-cell office:value-type="string" calcext:value-type="string">
            <text:p>data</text:p>
          </table:table-cell>
          <table:table-cell office:value-type="float" office:value="223" calcext:value-type="float">
            <text:p>223</text:p>
          </table:table-cell>
          <table:table-cell table:number-columns-repeated="2"/>
          <table:table-cell office:value-type="string" calcext:value-type="string">
            <text:p>Abstract: Globally, maintaining equilibrium between energy supply and demand is critical in urban areas facing increasing energy consumption and high-speed economic development. As an alternative, the large-scale application of renewable energy, such as solar and wind power, might be a long-term solution in an urban context. This study assessed the overall utilization potential of a building-integrated photovoltaic and wind turbine (BIPvWt) system, which can be applied to a building skin in global urban areas. The ﬁrst step of this study was to reorganize the large volume of global annual climate data. The data were analyzed by computational ﬂuid dynamic analysis and an energy simulation applicable to the BIPvWt system, which can generate a Pmax 300 Wp/module with a 15% conversion efﬁciency from a photovoltaic (PV) system and a 0.149 power coefﬁcient/module from wind turbines in categorized urban contexts and ofﬁce buildings in speciﬁc cities; it was constructed to evaluate and optimize the ratio that can cover the current energy consumption. A diagram of the distribution of the solar and wind energy potential and design guidelines for a building skin were developed. The perspective of balancing the increasing energy consumption using renewable energy in urban areas can be visualized positively in the near future.</text:p>
          </table:table-cell>
        </table:table-row>
        <table:table-row table:style-name="ro12" table:visibility="filter">
          <table:table-cell office:value-type="string" calcext:value-type="string">
            <text:p>10.3390_en10122158</text:p>
          </table:table-cell>
          <table:table-cell office:value-type="string" calcext:value-type="string">
            <text:p>data</text:p>
          </table:table-cell>
          <table:table-cell office:value-type="float" office:value="274" calcext:value-type="float">
            <text:p>274</text:p>
          </table:table-cell>
          <table:table-cell table:number-columns-repeated="2"/>
          <table:table-cell office:value-type="string" calcext:value-type="string">
            <text:p>(49.7 kWh/(m2·y)) because the N.Y. case consumes considerable energy in cooling and heating. Although 4 cities without S.F. (3C) and Copenhagen (5C) are in a similar climate classiﬁcation (4A) based on the ASHRAE (Table 5), the absolute total energy consumption, and the fact that the ratio between heating, cooling, and lighting energy vary in each city. In addition, depending on the region, the dominance of heating, cooling, and lighting may be different. Of the data in Figure 11, the ratio of energy usage is compared using the mean value of 100% (b1) and 33% (b2) WWR. For example, cooling is relatively dominant in N.Y. (approximately 56% of the total, up to 75%), lighting is relatively dominant in S.F. (approximately 60% of the total), cooling is slightly dominant in Seoul and Tokyo (approximately 40% and 52% of the total), while heating is dominant in Copenhagen and Amsterdam (approximately 57% and 44% of the total, up to 75%). This can vary depending on the changes in input parameters, such as building type, orientation, and HVAC (heating, ventilation, and air-conditioning) schedule. In particular, the ratio may vary signiﬁcantly depending on orientation of the same area, indicating that the role of orientation in building design and layout can be considerable.</text:p>
          </table:table-cell>
        </table:table-row>
        <table:table-row table:style-name="ro12" table:visibility="filter">
          <table:table-cell office:value-type="string" calcext:value-type="string">
            <text:p>10.3390_en10122158</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Six cities, which are listed in Table 5, (A) New York City (N.Y.), (B) San Francisco (S.F.), (C) Tokyo-Yokohama (Tokyo), (D) Seoul-Incheon (Seoul), (E) Copenhagen, and (F) Amsterdam, were simulated to compare the energy balance of the building modules. First, in the part of solar and PV, the variation of the angle of incidence and its effects on energy generation were examined. In terms of the exterior design, solar panels installed parallel to the elevation can have an integrated design and a sophisticated feel. On the other hand, the PV angle of incidence can also vary the input wind speed as well as the efﬁciency of the PV. Figure 7 shows the results of the PV angle and its energy generation. Based on the data from six cities, the optimal angle in the PV output might be in the range of 30 to 45◦ of the roof side. In addition, the reduction ratio in energy generation at a 90◦ angle of the roof side compared to the best performance angle (30◦ of the roof side) appears to be an average of 24.4% (21% to 30%). PV energy production is closely related to the climatic conditions, and it tends to be proportional to the solar irradiance. For example, in the case of an angle of 67.5◦ from the roof, the PV energy output is approximately 8.24 kWh/(m2·y) (San Francisco), 6.57 kWh/(m2·y)</text:p>
          </table:table-cell>
        </table:table-row>
        <table:table-row table:style-name="ro14" table:visibility="filter">
          <table:table-cell office:value-type="string" calcext:value-type="string">
            <text:p>10.3390_en10122158</text:p>
          </table:table-cell>
          <table:table-cell office:value-type="string" calcext:value-type="string">
            <text:p>data</text:p>
          </table:table-cell>
          <table:table-cell office:value-type="float" office:value="299" calcext:value-type="float">
            <text:p>299</text:p>
          </table:table-cell>
          <table:table-cell table:number-columns-repeated="2"/>
          <table:table-cell office:value-type="string" calcext:value-type="string">
            <text:p>The U-factor of the envelopes was set by the ASHRAE standard, 100% WWR was used as the basic module, and 33% WWR was used as the BIPvWt building type. The height of the building used in the simulation was set as the highest skyscraper in this study, which can avoid the local factor of wind disturbance and inference on an urban scale. (A) (B) (C) (D) Figure 2. Building module prototype for the energy simulation. (A) Detailed unit drawing; (B) basic module (b1); (C) basic module2 (b2); (D) building-integrated photovoltaic and wind turbine (BIPvWt) module (BI). Tables 1–3 list the other calculation assumptions, such as the infiltration and operation schedules. A 27.9 m2 (300 ft2) space is available for each person in the office building under consideration [28]. Based on this, the internal loads for the equipment were calculated to be 8.07 W/m2 (0.75 W/ft2) peak load. The sensible load per person was 297 W, which is 8.07 W sensible/m2 (0.75 W sensible/ft2). As a lighting control, the calculation data was set with a constant lighting level of 538 lx by continuous dimming [13,29]. Table 1. Set point temperature for cooling (°C). Time Weekday Saturday Sunday 06:00–18:00 24 24 27 18:00–22:00 24 27 27 22:00–06:00 27 27 27 Table 2. Set point temperature for heating (°C). Time WeekdaySaturdaySunday06:00–18:00 21 21 16 18:00–22:00 21 16 16 22:00–06:00 16 16 16 <text:s/>Energies 2017, 10, 2158</text:p>
          </table:table-cell>
        </table:table-row>
        <table:table-row table:style-name="ro15" table:visibility="filter">
          <table:table-cell office:value-type="string" calcext:value-type="string">
            <text:p>10.3390_en10122158</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The experimental results are presented in the following order: total energy consumption, WWR changes, orientation effect, total energy balance with PV, and wind energy generation. Before that, details and a thorough investigation of N.Y. was performed. N.Y. has the largest area, with a population ranked 8th and population density ranked 76th in the 142 target cities. PV and wind energy potential occupy a considerably higher 9th place. Hence, installation of the proposed BIPvWt system will have a considerable inﬂuence. Based on the average energy data shown in Figure 11, the cooling, heating, and lighting energy consumption ratios were estimated to be 20%, 55%, and 25%, respectively. When the proposed system is installed, it is expected it will not only reduce the energy consumption by approximately 25% as the WWR is lowered, but also produce energy reserves of up to 32% in terms of 3.8 kWh/(m2·y) in PV and 2.05 kWh/(m2·y) in wind energy generation. On the other hand, this shows a large deviation for each orientation. For example, the north orientation consumes the most energy and the south the least, with a ratio of approximately 1:0.79. In particular, the difference in heating energy consumption in relation to the orientation is signiﬁcant (approximately 22.4 kWh/(m2·y) in the north orientation, and 3.23 kWh/(m2·y) in the south orientation). The difference in energy consumption according to the orientation requires further consideration in building design and renovation. In addition, the west and southwest are the most efﬁcient in energy production, which can replace approximately 18% and 20% of the building energy consumption, respectively.</text:p>
          </table:table-cell>
        </table:table-row>
        <table:table-row table:style-name="ro19" table:visibility="filter">
          <table:table-cell office:value-type="string" calcext:value-type="string">
            <text:p>10.3390_en10122158</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Before that, details and a thorough investigation of N.Y. was performed. N.Y. has the largest area, with a population ranked 8th and population density ranked 76th in the 142 target cities. PV and wind energy potential occupy a considerably higher 9th place. Hence, installation of the proposed BIPvWt system will have a considerable inﬂuence. Based on the average energy data shown in Figure 11, the cooling, heating, and lighting energy consumption ratios were estimated to be 20%, 55%, and 25%, respectively. When the proposed system is installed, it is expected it will not only reduce the energy consumption by approximately 25% as the WWR is lowered, but also produce energy reserves of up to 32% in terms of 3.8 kWh/(m2·y) in PV and 2.05 kWh/(m2·y) in wind energy generation. On the other hand, this shows a large deviation for each orientation. For example, the north orientation consumes the most energy and the south the least, with a ratio of approximately 1:0.79. In particular, the difference in heating energy consumption in relation to the orientation is signiﬁcant (approximately 22.4 kWh/(m2·y) in the north orientation, and 3.23 kWh/(m2·y) in the south orientation). The difference in energy consumption according to the orientation requires further consideration in building design and renovation. In addition, the west and southwest are the most efﬁcient in energy production, which can replace approximately 18% and 20% of the building energy consumption, respectively. Overall, signiﬁcantly different results can be obtained in terms of energy consumption and generation depending on where the ofﬁce is placed, how the layout is organized, and whether the proposed system is installed.</text:p>
          </table:table-cell>
        </table:table-row>
        <table:table-row table:style-name="ro20" table:visibility="filter">
          <table:table-cell office:value-type="string" calcext:value-type="string">
            <text:p>10.3390_en10122158</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345678910102030405060708090Energy Output of Photovoltaic(kWh/m2-y)PV Installation Angle (º)New YorkSan FranciscoTokyoSeoulCopenhagenAmsterdam2.02.53.03.54.04.55.01,0001,2001,4001,6001,8002,000Average Energy Output of Photovoltaic (kWh/(m2-y))Global Horizontal Irradiance (kWh/(m2-y))New YorkSan FranciscoTokyoSeoulCopenhagenAmsterdamEnergies 2017, 10, 2158 9 of 20 (Copenhagen), respectively. This shows that the energy production can vary by up to 1.92 times using the same module within different climate conditions. Figure 7. Photovoltaics (PV) energy output according to the envelope angle. Solar irradiation has a decisive influence on PV energy production. Figure 8 shows the yearly energy output of PV by global horizontal irradiance based on an energy simulation of the 90° angle of a roof side PV application. According to the data, the energy outputs have a linear relationship according to the change in solar irradiation, which suggests that comparing the solar energy potential with solar irradiation is an appropriate method. Figure 8. Annual average PV energy output as a function of the solar irradiation. In the case of the wind related data, Figure 9 shows the generated power output of a wind turbine performed by a wind tunnel test. As the inlet velocity increases, the energy generation of a wind turbine is intensified. Figure 10 presents the yearly energy output of a wind turbine by the wind related climate data, such as speed and direction. According to the graph, to some extent, the energy output has a linear relationship with the change in wind climate data, which suggests that a comparison of the wind energy potential with the wind speed and direction is an appropriate method. 345678910102030405060708090Energy Output of Photovoltaic(kWh/m2-y)PV Installation Angle (º)New YorkSan FranciscoTokyoSeoulCopenhagenAmsterdam2.02.53.03.54.04.55.01,0001,2001,4001,6001,8002,000Average Energy Output of Photovoltaic (kWh/(m2-y))Global Horizontal Irradiance (kWh/(m2-y))New YorkSan FranciscoTokyoSeoulCopenhagenAmsterdamEnergies 2017, 10, 2158</text:p>
          </table:table-cell>
        </table:table-row>
        <table:table-row table:style-name="ro19" table:visibility="filter">
          <table:table-cell office:value-type="string" calcext:value-type="string">
            <text:p>10.3390_en10122158</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Energies 2017, 10, 2158 12 of 20 <text:s/>Figure 11. Chart of the energy consumption and generation according to the orientation. (A) New York City, (B) San Francisco, (C) Tokyo-Yokohama, (D) Seoul-Incheon, (E) Copenhagen, and (F) Amsterdam. The experimental results are presented in the following order: total energy consumption, WWR changes, orientation effect, total energy balance with PV, and wind energy generation. Before that, details and a thorough investigation of N.Y. was performed. N.Y. has the largest area, with a population ranked 8th and population density ranked 76th in the 142 target cities. PV and wind energy potential occupy a considerably higher 9th place. Hence, installation of the proposed BIPvWt system will have a considerable influence. Based on the average energy data shown in Figure 11, the cooling, heating, and lighting energy consumption ratios were estimated to be 20%, 55%, and 25%, respectively. When the proposed system is installed, it is expected it will not only reduce the energy consumption by approximately 25% as the WWR is lowered, but also produce energy reserves of up to 32% in terms of 3.8 kWh/(m2·y) in PV and 2.05 kWh/(m2·y) in wind energy generation. On the other hand, this shows a large deviation for each orientation. For example, the north orientation consumes the most energy and the south the least, with a ratio of approximately 1:0.79. In particular, the difference in heating energy consumption in relation to the orientation is significant (approximately 22.4 kWh/(m2·y) in the north orientation, and 3.23 kWh/(m2·y) in the south orientation). The difference in energy consumption according to the orientation requires further consideration in building design and renovation.</text:p>
          </table:table-cell>
        </table:table-row>
        <table:table-row table:style-name="ro16" table:visibility="filter">
          <table:table-cell office:value-type="string" calcext:value-type="string">
            <text:p>10.3390_en10122158</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Energies 2017, 10, 2158 4 of 20 As the input variables, three types of building facade including BIPvWt system and climate change in each city were applied. As the output variables, building energy consumption (heating, cooling, and lighting energy) and generation (PV and wind turbine) were considered. As simulation modeling, the office building was comprised of 4 perimeter zones, 4.57 m (15 ft) in depth and 6.10 m (20 ft) in width, with a floor-to-floor height of 3.05 m (10 ft) [13,48], as shown in Figure 2A. Three different simulation cases were considered: (1) 100% Window Wall Ratio (WWR)—“b1” Basic module; (2) 33% WWR—“b2” Basic module 2; and (3) 33% WWR with BIPvWt system—“BI”, as shown in Figure 2B–D, respectively. The U-factor of the envelopes was set by the ASHRAE standard, 100% WWR was used as the basic module, and 33% WWR was used as the BIPvWt building type. The height of the building used in the simulation was set as the highest skyscraper in this study, which can avoid the local factor of wind disturbance and inference on an urban scale. (A) (B) (C) (D) Figure 2. Building module prototype for the energy simulation. (A) Detailed unit drawing; (B) basic module (b1); (C) basic module2 (b2); (D) building-integrated photovoltaic and wind turbine (BIPvWt) module (BI). Tables 1–3 list the other calculation assumptions, such as the infiltration and operation schedules. A 27.9 m2 (300 ft2) space is available for each person in the office building under consideration [28].</text:p>
          </table:table-cell>
        </table:table-row>
        <table:table-row table:style-name="ro18" table:visibility="filter">
          <table:table-cell office:value-type="string" calcext:value-type="string">
            <text:p>10.3390_en10122158</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Energies 2017, 10, 2158 9 of 20 (Copenhagen), respectively. This shows that the energy production can vary by up to 1.92 times using the same module within different climate conditions. Figure 7. Photovoltaics (PV) energy output according to the envelope angle. Solar irradiation has a decisive influence on PV energy production. Figure 8 shows the yearly energy output of PV by global horizontal irradiance based on an energy simulation of the 90° angle of a roof side PV application. According to the data, the energy outputs have a linear relationship according to the change in solar irradiation, which suggests that comparing the solar energy potential with solar irradiation is an appropriate method. Figure 8. Annual average PV energy output as a function of the solar irradiation. In the case of the wind related data, Figure 9 shows the generated power output of a wind turbine performed by a wind tunnel test. As the inlet velocity increases, the energy generation of a wind turbine is intensified. Figure 10 presents the yearly energy output of a wind turbine by the wind related climate data, such as speed and direction. According to the graph, to some extent, the energy output has a linear relationship with the change in wind climate data, which suggests that a comparison of the wind energy potential with the wind speed and direction is an appropriate method. 345678910102030405060708090Energy Output of Photovoltaic(kWh/m2-y)PV Installation Angle (º)New YorkSan FranciscoTokyoSeoulCopenhagenAmsterdam2.02.53.03.54.04.55.01,0001,2001,4001,6001,8002,000Average Energy Output of Photovoltaic (kWh/(m2-y))Global Horizontal Irradiance (kWh/(m2-y))New YorkSan FranciscoTokyoSeoulCopenhagenAmsterdamEnergies 2017, 10, 2158 9 of 20 (Copenhagen), respectively. This shows that the energy production can vary by up to 1.92 times using the same module within different climate conditions. Figure 7. Photovoltaics (PV) energy output according to the envelope angle.</text:p>
          </table:table-cell>
        </table:table-row>
        <table:table-row table:style-name="ro17" table:visibility="filter">
          <table:table-cell office:value-type="string" calcext:value-type="string">
            <text:p>10.3390_en10122158</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PV and wind energy potential occupy a considerably higher 9th place. Hence, installation of the proposed BIPvWt system will have a considerable influence. Based on the average energy data shown in Figure 11, the cooling, heating, and lighting energy consumption ratios were estimated to be 20%, 55%, and 25%, respectively. When the proposed system is installed, it is expected it will not only reduce the energy consumption by approximately 25% as the WWR is lowered, but also produce energy reserves of up to 32% in terms of 3.8 kWh/(m2·y) in PV and 2.05 kWh/(m2·y) in wind energy generation. On the other hand, this shows a large deviation for each orientation. For example, the north orientation consumes the most energy and the south the least, with a ratio of approximately 1:0.79. In particular, the difference in heating energy consumption in relation to the orientation is significant (approximately 22.4 kWh/(m2·y) in the north orientation, and 3.23 kWh/(m2·y) in the south orientation). The difference in energy consumption according to the orientation requires further consideration in building design and renovation. In addition, the west and southwest are the most efficient in energy production, which can replace approximately 18% and 20% of the building energy consumption, respectively. Overall, significantly different results can be obtained in terms of energy consumption and generation depending on where the office is placed, how the layout is organized, and whether the proposed system is installed. In the total energy consumption, the portion of the cooling and heating loads in the buildings in S.F., which have relatively small needs, had the lowest energy balance (16.0 kWh/(m2·y)) among the -1001020304050607080Total Energy Load (kWh/m2-y)(E)-1001020304050607080Total Energy Load (kWh/m2-y)(F)Energies 2017, 10, 2158</text:p>
          </table:table-cell>
        </table:table-row>
        <table:table-row table:style-name="ro15">
          <table:table-cell office:value-type="string" calcext:value-type="string">
            <text:p>10.3390_en10122158</text:p>
          </table:table-cell>
          <table:table-cell office:value-type="string" calcext:value-type="string">
            <text:p>dataset provided, code package, package, data</text:p>
          </table:table-cell>
          <table:table-cell office:value-type="float" office:value="310" calcext:value-type="float">
            <text:p>310</text:p>
          </table:table-cell>
          <table:table-cell/>
          <table:table-cell office:value-type="float" office:value="0" calcext:value-type="float">
            <text:p>0</text:p>
          </table:table-cell>
          <table:table-cell office:value-type="string" calcext:value-type="string">
            <text:p>Energies 2017, 10, 2158 3 of 20 • Classify the climate data in global cities • Plot an energy potential chart and diagram by the variation of solar irradiation and wind power • Set the building module and BIPvWt system for energy generation and consumption output • Analyze the energy balance as an application of the BIPvWt in specific areas in terms of energy consumption and generation 2.1. Climate Data The climate data was selected from the American Society of Heating, Refrigerating, and Air-Conditioning Engineers (ASHRAE) and Energy Efficiency &amp; Renewable Energy (EERE), which have information on more than 2100 city locations [44]. The paper selects 143 representative cities as variables to compare the solar and wind energy potential in the ASHRAE climate data. They are the major cities in Europe and Asia, and in each state of the U.S. Some cities are capitals of each country or state, and the others are selected based on the population and population density. In addition, the U.S. has the most cases compared to other areas because the climate data is well distributed in terms of climate classification and the weather data is relatively convincing. Each zone was classified according to the ASHRAE standard, which ranges from zone 1 (very hot) to 8 (subarctic), and the zone was analyzed using the thermal and humidity criteria. The population and density data in selected cities were well defined and informed (Demographia 2015). Figure 1 presents a histogram of the city lists according to the ASHRAE climate classification. Figure 1. Histogram of 143 cities according to the American Society of Heating, Refrigerating, and Air-Conditioning Engineers (ASHRAE) classification. 2.2.</text:p>
          </table:table-cell>
        </table:table-row>
        <table:table-row table:style-name="ro21">
          <table:table-cell office:value-type="string" calcext:value-type="string">
            <text:p>10.3390_en10122158</text:p>
          </table:table-cell>
          <table:table-cell office:value-type="string" calcext:value-type="string">
            <text:p>dataset provided, code package, package, data</text:p>
          </table:table-cell>
          <table:table-cell office:value-type="float" office:value="332" calcext:value-type="float">
            <text:p>332</text:p>
          </table:table-cell>
          <table:table-cell/>
          <table:table-cell office:value-type="float" office:value="0" calcext:value-type="float">
            <text:p>0</text:p>
          </table:table-cell>
          <table:table-cell office:value-type="string" calcext:value-type="string">
            <text:p>The population and density data in selected cities were well defined and informed (Demographia 2015). Figure 1 presents a histogram of the city lists according to the ASHRAE climate classification. Figure 1. Histogram of 143 cities according to the American Society of Heating, Refrigerating, and Air-Conditioning Engineers (ASHRAE) classification. 2.2. Energy Simulation and Input Data Two simulation programs were used to evaluate the energy potential, BIPvWt: the ESP-r simulation program for an analysis of the PV and building energy consumption, and ANSYS Fluent for a computational fluid dynamics (CFD) analysis of the performance of the wind power conversion system [8,45]. ANSYS Fluent is one of the most-used CFD software offering various turbulence models based on the Reynolds-Averaged Navier Stokes (RANS) model. The power production of the wind turbines is estimated by an examination of the wind speed distribution around the applied system through CFD analyses. The ESP-r software package is recognized and used widely in more than 70 countries as an industry standard for the simulations. The authors employed ESP-r 11.1, which considers the energy use of heating, cooling, lighting, and PV energy generation. Thus, ESP-r has been used extensively to assess building energy applications, particularly as a simulation tool to compare various cities [14,29]. In addition, the energy performance of the PV module has been analyzed based on information, such as the open circuit voltage (Voc), short circuit current (Isc), and maximum power point voltage (Vmpp) in the simulation [46]. The information on the solar PV for the energy simulation is based on the data provided by the manufacturer for a silicon-based PV system [47]. 051015202530354012345678Number of CitiesASHRAE ClassificationA: moistB: dryC: marineEnergies 2017, 10, 2158</text:p>
          </table:table-cell>
        </table:table-row>
        <table:table-row table:style-name="ro9">
          <table:table-cell office:value-type="string" calcext:value-type="string">
            <text:p>10.3390_en10122158</text:p>
          </table:table-cell>
          <table:table-cell office:value-type="string" calcext:value-type="string">
            <text:p>dataset provided, data</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for the energy simulation is based on the data provided by the manufacturer for a silicon-based PV system [47].</text:p>
          </table:table-cell>
        </table:table-row>
        <table:table-row table:style-name="ro5">
          <table:table-cell office:value-type="string" calcext:value-type="string">
            <text:p>10.3390_en10122158</text:p>
          </table:table-cell>
          <table:table-cell office:value-type="string" calcext:value-type="string">
            <text:p>dataset provided, dataset, data</text:p>
          </table:table-cell>
          <table:table-cell office:value-type="float" office:value="170" calcext:value-type="float">
            <text:p>170</text:p>
          </table:table-cell>
          <table:table-cell/>
          <table:table-cell office:value-type="float" office:value="0" calcext:value-type="float">
            <text:p>0</text:p>
          </table:table-cell>
          <table:table-cell office:value-type="string" calcext:value-type="string">
            <text:p>Based on the energy potential data set, Table 4 and Figures 5 and 6 provide a statistical summary and a diagram of the distribution of the solar and wind energy potential, respectively. In addition, the basic abbreviated terms are the maximum value (Max), minimum value (Min), average value (AVG), and standard deviation (S.D.). In the case of Wellington, New Zealand, its energy potential has a maximum value (total: 2.25, solar: 0.97, and wind: 3.53), which has common characteristics in a wind dominated region (average wind energy potential in Australia is 1.15 and New Zealand is 2.31). On the other hand, in the case of Chongqing located in China, its potential has a minimum value (total: 0.31, solar: 0.47, and wind: 0.15), which can explain the regional features of a basin.</text:p>
          </table:table-cell>
        </table:table-row>
        <table:table-row table:style-name="ro22">
          <table:table-cell office:value-type="string" calcext:value-type="string">
            <text:p>10.3390_en10122158</text:p>
          </table:table-cell>
          <table:table-cell office:value-type="string" calcext:value-type="string">
            <text:p>dataset provided, dataset, data</text:p>
          </table:table-cell>
          <table:table-cell office:value-type="float" office:value="340" calcext:value-type="float">
            <text:p>340</text:p>
          </table:table-cell>
          <table:table-cell/>
          <table:table-cell office:value-type="float" office:value="0" calcext:value-type="float">
            <text:p>0</text:p>
          </table:table-cell>
          <table:table-cell office:value-type="string" calcext:value-type="string">
            <text:p>Energies 2017, 10, 2158 7 of 20 Based on the energy potential data set, Table 4 and Figures 5 and 6 provide a statistical summary and a diagram of the distribution of the solar and wind energy potential, respectively. In addition, the basic abbreviated terms are the maximum value (Max), minimum value (Min), average value (AVG), and standard deviation (S.D.). In the case of Wellington, New Zealand, its energy potential has a maximum value (total: 2.25, solar: 0.97, and wind: 3.53), which has common characteristics in a wind dominated region (average wind energy potential in Australia is 1.15 and New Zealand is 2.31). On the other hand, in the case of Chongqing located in China, its potential has a minimum value (total: 0.31, solar: 0.47, and wind: 0.15), which can explain the regional features of a basin. Figure 5. Total energy potential of the solar and wind source in global regions according to the population (see Appendix A for a more comprehensive list of abbreviations). Figure 6. Solar and wind energy potential in global regions (see Appendix A for a more comprehensive list of abbreviations). U48New YorkSan FranciscoU25A28A32A31TokyoSeoulA09A10E14CopenhagenAmsterdamE31E26E24M07M080.000.501.001.502.002.500510152025303540Relative Ratio of Solar and Wind Energy PotentialPopulation (million)U.S.AAsiaEuropeEtcs.U08U64U48New YorkSan FranciscoU22U47U05A28A26A06A40TokyoA17SeoulA25A10E14CopenhagenAmsterdamE13E02E05E21E200.000.200.400.600.801.001.201.401.601.802.000.000.501.001.502.002.503.003.504.00Relative ratio of Solar Energy PotentialRelative ratio of Wind Energy PotentialUSAAsiaEuropeEtcs.Energies 2017, 10, 2158 7 of 20 Based on the energy potential data set, Table 4 and Figures 5 and 6 provide a statistical summary and a diagram of the distribution of the solar and wind energy potential, respectively. In addition, the basic abbreviated terms are the maximum value (Max), minimum value (Min), average value (AVG), and standard deviation (S.D.).</text:p>
          </table:table-cell>
        </table:table-row>
        <table:table-row table:style-name="ro23">
          <table:table-cell office:value-type="string" calcext:value-type="string">
            <text:p>10.3390_en10122158</text:p>
          </table:table-cell>
          <table:table-cell office:value-type="string" calcext:value-type="string">
            <text:p>dataset provided, dataset, data</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Figure 5. Total energy potential of the solar and wind source in global regions according to the population (see Appendix A for a more comprehensive list of abbreviations). Figure 6. Solar and wind energy potential in global regions (see Appendix A for a more comprehensive list of abbreviations). U48New YorkSan FranciscoU25A28A32A31TokyoSeoulA09A10E14CopenhagenAmsterdamE31E26E24M07M080.000.501.001.502.002.500510152025303540Relative Ratio of Solar and Wind Energy PotentialPopulation (million)U.S.AAsiaEuropeEtcs.U08U64U48New YorkSan FranciscoU22U47U05A28A26A06A40TokyoA17SeoulA25A10E14CopenhagenAmsterdamE13E02E05E21E200.000.200.400.600.801.001.201.401.601.802.000.000.501.001.502.002.503.003.504.00Relative ratio of Solar Energy PotentialRelative ratio of Wind Energy PotentialUSAAsiaEuropeEtcs.Energies 2017, 10, 2158 7 of 20 Based on the energy potential data set, Table 4 and Figures 5 and 6 provide a statistical summary and a diagram of the distribution of the solar and wind energy potential, respectively. In addition, the basic abbreviated terms are the maximum value (Max), minimum value (Min), average value (AVG), and standard deviation (S.D.). In the case of Wellington, New Zealand, its energy potential has a maximum value (total: 2.25, solar: 0.97, and wind: 3.53), which has common characteristics in a wind dominated region (average wind energy potential in Australia is 1.15 and New Zealand is 2.31). On the other hand, in the case of Chongqing located in China, its potential has a minimum value (total: 0.31, solar: 0.47, and wind: 0.15), which can explain the regional features of a basin. Figure 5. Total energy potential of the solar and wind source in global regions according to the population (see Appendix A for a more comprehensive list of abbreviations). Figure 6. Solar and wind energy potential in global regions (see Appendix A for a more comprehensive list of abbreviations). U48New YorkSan FranciscoU25A28A32A31TokyoSeoulA09A10E14CopenhagenAmsterdamE31E26E24M07M080.000.501.001.502.002.500510152025303540Relative Ratio of Solar and Wind Energy PotentialPopulation (million)U.S.AAsiaEuropeEtcs.U08U64U48New YorkSan FranciscoU22U47U05A28A26A06A40TokyoA17SeoulA25A10E14CopenhagenAmsterdamE13E02E05E21E200.000.200.400.600.801.001.201.401.601.802.000.000.501.001.502.002.503.003.504.00Relative ratio of Solar Energy PotentialRelative ratio of Wind Energy PotentialUSAAsiaEuropeEtcs. Energies 2017, 10, 2158</text:p>
          </table:table-cell>
        </table:table-row>
        <table:table-row table:style-name="ro14">
          <table:table-cell office:value-type="string" calcext:value-type="string">
            <text:p>10.3390_en10122158</text:p>
          </table:table-cell>
          <table:table-cell office:value-type="string" calcext:value-type="string">
            <text:p>dataset, data</text:p>
          </table:table-cell>
          <table:table-cell office:value-type="float" office:value="265" calcext:value-type="float">
            <text:p>265</text:p>
          </table:table-cell>
          <table:table-cell/>
          <table:table-cell office:value-type="float" office:value="0" calcext:value-type="float">
            <text:p>0</text:p>
          </table:table-cell>
          <table:table-cell office:value-type="string" calcext:value-type="string">
            <text:p>The solar and wind energy generation potential based on the solar irradiation and wind speed and direction were analyzed. A unit, relative ratio (average value: 1.00), was used to compare the renewable energy potential. The climate data of 142 cities were considered to represent the energy generation in a typical major city. For example, the average value was calculated based on the data from 142 targeted cities among a total 1042 locations, which is provided in the weather data set. A relative ratio of 1 means that the city has an average value of the 142 cities. Therefore, the average level of solar irradiation and wind speed in each city was selected as 1. If the value is greater than 1, there is a high potential for energy generation. Conversely, if the value is less than 1, there is a low potential of energy generation. Initially, the solar and wind energy potentials were compared by the ASHRAE international climate classiﬁcation to determine the regional similarity and difference in each energy potential. As shown in Figure 4, the solar energy potential showed some analogy in the same climate classiﬁcation compared to the wind case. These results can be explained by the characteristics of the ASHRAE standard, which originate from the division of the thermal and humidity criteria [44]. In the wind energy cases, however, the variation is dispersed irregularly in a similar climate or adjacent cities.</text:p>
          </table:table-cell>
        </table:table-row>
        <table:table-row table:style-name="ro19">
          <table:table-cell office:value-type="string" calcext:value-type="string">
            <text:p>10.3390_en10122158</text:p>
          </table:table-cell>
          <table:table-cell office:value-type="string" calcext:value-type="string">
            <text:p>dataset, data</text:p>
          </table:table-cell>
          <table:table-cell office:value-type="float" office:value="328" calcext:value-type="float">
            <text:p>328</text:p>
          </table:table-cell>
          <table:table-cell/>
          <table:table-cell office:value-type="float" office:value="0" calcext:value-type="float">
            <text:p>0</text:p>
          </table:table-cell>
          <table:table-cell office:value-type="string" calcext:value-type="string">
            <text:p>(cid:2873)°+Power(cid:3101),(cid:2872)(cid:2873)° (1) 3. Results and Discussion The results are divided into two parts: energy potential analysis in multiple urban areas and energy balance evaluation in selected cities. In the first part, as shown in the Appendix A, the energy potential can be compared according to the variation of global cities, which have their own climate patterns. Second, a feasibility test was performed by analyzing the energy consumption and generation in an office module in a specific building. 3.1. Solar and Wind Energy Potential in Urban Area The solar and wind energy generation potential based on the solar irradiation and wind speed and direction were analyzed. A unit, relative ratio (average value: 1.00), was used to compare the renewable energy potential. The climate data of 142 cities were considered to represent the energy generation in a typical major city. For example, the average value was calculated based on the data from 142 targeted cities among a total 1042 locations, which is provided in the weather data set. A relative ratio of 1 means that the city has an average value of the 142 cities. Therefore, the average level of solar irradiation and wind speed in each city was selected as 1. If the value is greater than 1, there is a high potential for energy generation. Conversely, if the value is less than 1, there is a low potential of energy generation. Initially, the solar and wind energy potentials were compared by the ASHRAE international climate classification to determine the regional similarity and difference in each energy potential. As shown in Figure 4, the solar energy potential showed some analogy in the same climate classification compared to the wind case.</text:p>
          </table:table-cell>
        </table:table-row>
        <table:table-row table:style-name="ro15">
          <table:table-cell office:value-type="string" calcext:value-type="string">
            <text:p>10.3390_en10122158</text:p>
          </table:table-cell>
          <table:table-cell office:value-type="string" calcext:value-type="string">
            <text:p>dataset, data</text:p>
          </table:table-cell>
          <table:table-cell office:value-type="float" office:value="332" calcext:value-type="float">
            <text:p>332</text:p>
          </table:table-cell>
          <table:table-cell/>
          <table:table-cell office:value-type="float" office:value="0" calcext:value-type="float">
            <text:p>0</text:p>
          </table:table-cell>
          <table:table-cell office:value-type="string" calcext:value-type="string">
            <text:p>Energies 2017, 10, 2158 6 of 20 different angles of incidence (0°, 22.5°, and 45°) were considered to reduce the number of analysis cases [56]. The power production of the wind turbines of a BIPvWt system applied to a building envelop was estimated by the annual wind data from selected cities. The wind rose data were fitted using the Weibull distribution, which is a good fit to the measured wind speed data [57], for each wind direction [58,59]. In addition, the applied system was assumed to generate electric power from the approaching wind within an angle of 90°. For example, the system installed in a northward direction is affected by wind from the northeast, north-northeast, north, north-northwest, and northwest azimuths. Finally, the total power production of the applied system installed towards the (cid:2030) direction can be written as the sum of the power converted from five different approaching wind directions as follows: Power(cid:3101),(cid:2930)(cid:2925)(cid:2930)(cid:2911)(cid:2922)=Power(cid:3101),(cid:2879)(cid:2872)(cid:2873)°+Power(cid:3101),(cid:2879)(cid:2870)(cid:2870).(cid:2873)°+Power(cid:3101),(cid:2868)°+Power(cid:3101),(cid:2870)(cid:2870). (cid:2873)°+Power(cid:3101),(cid:2872)(cid:2873)° (1) 3. Results and Discussion The results are divided into two parts: energy potential analysis in multiple urban areas and energy balance evaluation in selected cities. In the first part, as shown in the Appendix A, the energy potential can be compared according to the variation of global cities, which have their own climate patterns.</text:p>
          </table:table-cell>
        </table:table-row>
        <table:table-row table:style-name="ro21">
          <table:table-cell office:value-type="string" calcext:value-type="string">
            <text:p>10.3390_en10122158</text:p>
          </table:table-cell>
          <table:table-cell office:value-type="string" calcext:value-type="string">
            <text:p>dataset, data</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Second, a feasibility test was performed by analyzing the energy consumption and generation in an office module in a specific building. 3.1. Solar and Wind Energy Potential in Urban Area The solar and wind energy generation potential based on the solar irradiation and wind speed and direction were analyzed. A unit, relative ratio (average value: 1.00), was used to compare the renewable energy potential. The climate data of 142 cities were considered to represent the energy generation in a typical major city. For example, the average value was calculated based on the data from 142 targeted cities among a total 1042 locations, which is provided in the weather data set. A relative ratio of 1 means that the city has an average value of the 142 cities. Therefore, the average level of solar irradiation and wind speed in each city was selected as 1. If the value is greater than 1, there is a high potential for energy generation. Conversely, if the value is less than 1, there is a low potential of energy generation. Initially, the solar and wind energy potentials were compared by the ASHRAE international climate classification to determine the regional similarity and difference in each energy potential. As shown in Figure 4, the solar energy potential showed some analogy in the same climate classification compared to the wind case. These results can be explained by the characteristics of the ASHRAE standard, which originate from the division of the thermal and humidity criteria [44]. In the wind energy cases, however, the variation is dispersed irregularly in a similar climate or adjacent cities. (A) (B) Figure 4. Energy potential according to the ASHRAE classification. (A) Solar energy potential; (B) wind energy potential. 024681012012345678Relative Ratio of Solar Energy Potential ASHRAE Classification024681012012345678Relative Ratio of Wind Energy Potential ASHRAE ClassificationEnergies 2017, 10, 2158</text:p>
          </table:table-cell>
        </table:table-row>
        <table:table-row table:style-name="ro2" table:visibility="filter">
          <table:table-cell office:value-type="string" calcext:value-type="string">
            <text:p>10.3390_en1102041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Author Contributions: C.J.R., A.S. and F.O. conceived and designed the research framework; C.J.R., C.O. and A.O. analyzed the data and wrote the paper.</text:p>
          </table:table-cell>
        </table:table-row>
        <table:table-row table:style-name="ro2" table:visibility="filter">
          <table:table-cell office:value-type="string" calcext:value-type="string">
            <text:p>10.3390_en1102041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rom the analysis of the data, it has been observed that in the Sec SS 3 there is a large variation of the monthly demand, with respect to the other three Sec SSs. The reason is that this Sec SS supplies</text:p>
          </table:table-cell>
        </table:table-row>
        <table:table-row table:style-name="ro10" table:visibility="filter">
          <table:table-cell office:value-type="string" calcext:value-type="string">
            <text:p>10.3390_en11020419</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In this paper, the energy demand in this hospital in the last 5 years has been studied. The average energy consumed annually was 19.6 GWh. Figure 2 shows the monthly demand and the percentage that this represents on the annual demand. Sec SS 5 corresponds to a building recently put into operation, so there is no previous data, and this Sec SS has been left out of the study presented in this work.</text:p>
          </table:table-cell>
        </table:table-row>
        <table:table-row table:style-name="ro3" table:visibility="filter">
          <table:table-cell office:value-type="string" calcext:value-type="string">
            <text:p>10.3390_en11020419</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a more recent work [12], the results and analysis of 3D simulations carried out to study the losses in the core of power transformers have been presented. The authors studied several electrical steels of different qualities, and their combination for the manufacture of the core. They showed data on the variation of the core manufacturing cost, and afﬁrmed that for the construction of a transformer with certain losses, the manufacturing cost can be reduced when different materials are combined.</text:p>
          </table:table-cell>
        </table:table-row>
        <table:table-row table:style-name="ro5" table:visibility="filter">
          <table:table-cell office:value-type="string" calcext:value-type="string">
            <text:p>10.3390_en11020419</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the transmission and distribution networks are the power lines. Table 2 shows data from the Spanish Transmission System Operator (REE) [2]. The distribution of electricity has associated energy losses, which are proportional to the square of the electric current. In order to transport a given power with lower losses, the voltage level in the power lines should be increased. Therefore, the search for energy efﬁciency provoked power transformers to appear in power grids. The objective of using these machines is to minimize the losses in the transmission and distribution of electricity, and they do it by increasing the voltage in different stages. The optimization of distribution transformers is one of the key points for reducing network losses [3], which have not only technical but also economic and environmental implications [4].</text:p>
          </table:table-cell>
        </table:table-row>
        <table:table-row table:style-name="ro14" table:visibility="filter">
          <table:table-cell office:value-type="string" calcext:value-type="string">
            <text:p>10.3390_en11020419</text:p>
          </table:table-cell>
          <table:table-cell office:value-type="string" calcext:value-type="string">
            <text:p>data</text:p>
          </table:table-cell>
          <table:table-cell office:value-type="float" office:value="318" calcext:value-type="float">
            <text:p>318</text:p>
          </table:table-cell>
          <table:table-cell table:number-columns-repeated="2"/>
          <table:table-cell office:value-type="string" calcext:value-type="string">
            <text:p>From the analysis of the data, it has been observed that in the Sec SS 3 there is a large variation of the monthly demand, with respect to the other three Sec SSs. The reason is that this Sec SS supplies electricity to the building in which the central air conditioning are housed, so the electricity demand for this service is supplied from this Sec SS to the entire hospital. This effect can be observed in Figure 2, in which the hospital demand has been disaggregated in the Sec SS 3 and the rest of Sec SSs (1, 2 and 4). Thus, the next section will focus on the Sec SS 3. Figure 2. Monthly electricity demand in the hospital and percentage of monthly demand over the annual: Hospital, Sec SS 3 and Rest of Sec SSs (1, 2 and 4). Energies 2018, 11, x FOR PEER REVIEW 6 of 13 <text:s/>Figure 1. Schematic of the main substation and Sec SSs of the Hospital. 2.3.1. Energy Demand from the Hospital The energy demand of the hospital is mainly provided to service (1) lighting; (2) elevators; (3) medical equipment; (4) the hospital services such as: water pumping, compressed air, air conditioning, ventilation, etc. ; (5) medicine and food cold stores; and (6) small appliances such as coffee makers, televisions, microwaves, or soft drink machines. In this paper, the energy demand in this hospital in the last 5 years has been studied. The average energy consumed annually was 19.6 GWh. Figure 2 shows the monthly demand and the percentage that this represents on the annual demand.</text:p>
          </table:table-cell>
        </table:table-row>
        <table:table-row table:style-name="ro16" table:visibility="filter">
          <table:table-cell office:value-type="string" calcext:value-type="string">
            <text:p>10.3390_en11020419</text:p>
          </table:table-cell>
          <table:table-cell office:value-type="string" calcext:value-type="string">
            <text:p>data</text:p>
          </table:table-cell>
          <table:table-cell office:value-type="float" office:value="319" calcext:value-type="float">
            <text:p>319</text:p>
          </table:table-cell>
          <table:table-cell table:number-columns-repeated="2"/>
          <table:table-cell office:value-type="string" calcext:value-type="string">
            <text:p>Energies 2018, 11, x FOR PEER REVIEW 6 of 13 <text:s/>Figure 1. Schematic of the main substation and Sec SSs of the Hospital. 2.3.1. Energy Demand from the Hospital The energy demand of the hospital is mainly provided to service (1) lighting; (2) elevators; (3) medical equipment; (4) the hospital services such as: water pumping, compressed air, air conditioning, ventilation, etc. ; (5) medicine and food cold stores; and (6) small appliances such as coffee makers, televisions, microwaves, or soft drink machines. In this paper, the energy demand in this hospital in the last 5 years has been studied. The average energy consumed annually was 19.6 GWh. Figure 2 shows the monthly demand and the percentage that this represents on the annual demand. Sec SS 5 corresponds to a building recently put into operation, so there is no previous data, and this Sec SS has been left out of the study presented in this work. The future growth of the hospital would modify its consumption, and therefore the amount of electricity transformed in the MAIN Substation (Figure 1). However, the Sec SS 3 will be still feeding the same loads, and there will be no change in its operation. From the analysis of the data, it has been observed that in the Sec SS 3 there is a large variation of the monthly demand, with respect to the other three Sec SSs. The reason is that this Sec SS supplies electricity to the building in which the central air conditioning are housed, so the electricity demand for this service is supplied from this Sec SS to the entire hospital.</text:p>
          </table:table-cell>
        </table:table-row>
        <table:table-row table:style-name="ro16" table:visibility="filter">
          <table:table-cell office:value-type="string" calcext:value-type="string">
            <text:p>10.3390_en11020419</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 (5) medicine and food cold stores; and (6) small appliances such as coffee makers, televisions, microwaves, or soft drink machines. In this paper, the energy demand in this hospital in the last 5 years has been studied. The average energy consumed annually was 19.6 GWh. Figure 2 shows the monthly demand and the percentage that this represents on the annual demand. Sec SS 5 corresponds to a building recently put into operation, so there is no previous data, and this Sec SS has been left out of the study presented in this work. The future growth of the hospital would modify its consumption, and therefore the amount of electricity transformed in the MAIN Substation (Figure 1). However, the Sec SS 3 will be still feeding the same loads, and there will be no change in its operation. From the analysis of the data, it has been observed that in the Sec SS 3 there is a large variation of the monthly demand, with respect to the other three Sec SSs. The reason is that this Sec SS supplies electricity to the building in which the central air conditioning are housed, so the electricity demand for this service is supplied from this Sec SS to the entire hospital. This effect can be observed in Figure 2, in which the hospital demand has been disaggregated in the Sec SS 3 and the rest of Sec SSs (1, 2 and 4). Thus, the next section will focus on the Sec SS 3. Figure 2. Monthly electricity demand in the hospital and percentage of monthly demand over the annual: Hospital, Sec SS 3 and Rest of Sec SSs (1, 2 and 4). Energies 2018, 11, 419</text:p>
          </table:table-cell>
        </table:table-row>
        <table:table-row table:style-name="ro3">
          <table:table-cell office:value-type="string" calcext:value-type="string">
            <text:p>10.3390_en11020419</text:p>
          </table:table-cell>
          <table:table-cell office:value-type="string" calcext:value-type="string">
            <text:p>dataset provided, data</text:p>
          </table:table-cell>
          <table:table-cell office:value-type="float" office:value="109" calcext:value-type="float">
            <text:p>109</text:p>
          </table:table-cell>
          <table:table-cell/>
          <table:table-cell office:value-type="float" office:value="0" calcext:value-type="float">
            <text:p>0</text:p>
          </table:table-cell>
          <table:table-cell office:value-type="string" calcext:value-type="string">
            <text:p>The Sec SS 3 has installed 4 dry transformers of 1000 kVA each. In their current use, three remain always connected, the forth being in reserve, to be able to serve the hospital in case of failure of one of the other three. According to the data supplied by the manufacturer [20], its short-circuit and no-load power values are: Psc = 9.79 kW and P0 = 2.3 kW. Considering these data, and according to Equation (6), the optimum load index and the maximum efﬁciency will be: Copt = 0.4847 and ηmax = 0.99060.</text:p>
          </table:table-cell>
        </table:table-row>
        <table:table-row table:style-name="ro15">
          <table:table-cell office:value-type="string" calcext:value-type="string">
            <text:p>10.3390_en11020419</text:p>
          </table:table-cell>
          <table:table-cell office:value-type="string" calcext:value-type="string">
            <text:p>dataset provided, data</text:p>
          </table:table-cell>
          <table:table-cell office:value-type="float" office:value="321" calcext:value-type="float">
            <text:p>321</text:p>
          </table:table-cell>
          <table:table-cell/>
          <table:table-cell office:value-type="float" office:value="0" calcext:value-type="float">
            <text:p>0</text:p>
          </table:table-cell>
          <table:table-cell office:value-type="string" calcext:value-type="string">
            <text:p>Energies 2018, 11, x FOR PEER REVIEW 7 of 13 2.3.2. Secondary Substation Studied The study proposed does not make sense when demand is constant, since in that case there are always a number of connected transformers that optimizes efficiency. Analogously, it also makes no sense if the Sec SS has a single transformer, since in that case there is only one connection option. Therefore, this type of study offers greater possibilities of energy saving with: (1) more variations, both daily and seasonal, in the demand of the Sec SS; and (2) a greater number of transformers that can enter into service. In the studied hospital complex, this occurs in the Sec SS 3. The magnitude of the changes in demand is basically based on the fact that this Sec SS is connected to the central air conditioning services of the hospital, which implies that there are large variations in both hourly and seasonal demand. The variation in hourly demand is also associated with the fact that this Sec SS also provides the consumption of the hot water pumping service of the hospital, and lighting, elevators, medical equipment, etc. of nearby buildings. The differences of hourly consumption, in a same day, can cause that the demand in the hour of greater consumption multiplies by 2.5 the demand of the hour of lower consumption. Regarding the differences in monthly consumption, the demand corresponding to the month of greatest consumption reaches 175% of the energy supplied in the month of least consumption. Analyzing the demand of the Sec SS 3, it has been observed that there is a great difference in the demand between the one that takes place in working days and the one on holidays.</text:p>
          </table:table-cell>
        </table:table-row>
        <table:table-row table:style-name="ro15">
          <table:table-cell office:value-type="string" calcext:value-type="string">
            <text:p>10.3390_en11020419</text:p>
          </table:table-cell>
          <table:table-cell office:value-type="string" calcext:value-type="string">
            <text:p>dataset provided, data</text:p>
          </table:table-cell>
          <table:table-cell office:value-type="float" office:value="322" calcext:value-type="float">
            <text:p>322</text:p>
          </table:table-cell>
          <table:table-cell/>
          <table:table-cell office:value-type="float" office:value="0" calcext:value-type="float">
            <text:p>0</text:p>
          </table:table-cell>
          <table:table-cell office:value-type="string" calcext:value-type="string">
            <text:p>of nearby buildings. The differences of hourly consumption, in a same day, can cause that the demand in the hour of greater consumption multiplies by 2.5 the demand of the hour of lower consumption. Regarding the differences in monthly consumption, the demand corresponding to the month of greatest consumption reaches 175% of the energy supplied in the month of least consumption. Analyzing the demand of the Sec SS 3, it has been observed that there is a great difference in the demand between the one that takes place in working days and the one on holidays. This is basically due to the existence of consultations and diagnostic services in the hospital, which only operate on weekdays and therefore do not require space heating or air conditioning (supplied from Sec SS 3). Figure 3 shows the monthly and daily energy demands corresponding to the Sec SS 3. This has been carried out by differentiating between working and non-working days. Figure 3. Monthly and daily demands performed on the Sec SS 3. The total demand for the last spring month, June, is higher than total demand of the first spring month, April. However, there are not significant differences in the time distribution in which this demand is performed. Considering the daily demand, it has been observed that there are three annual periods in which the hourly percentages of daily demand are similar. These periods relate to the different climatology, and correspond to: winter (16 December to 15 March), spring-autumn (16 March to 15 June and 16 September to 15 December) and summer (16 June to 15 September). Figure 4 shows the values of the hourly demand percentages with respect to the daily demand in the Sec SS 3.</text:p>
          </table:table-cell>
        </table:table-row>
        <table:table-row table:style-name="ro15">
          <table:table-cell office:value-type="string" calcext:value-type="string">
            <text:p>10.3390_en11020419</text:p>
          </table:table-cell>
          <table:table-cell office:value-type="string" calcext:value-type="string">
            <text:p>dataset provided, data</text:p>
          </table:table-cell>
          <table:table-cell office:value-type="float" office:value="324" calcext:value-type="float">
            <text:p>324</text:p>
          </table:table-cell>
          <table:table-cell/>
          <table:table-cell office:value-type="float" office:value="0" calcext:value-type="float">
            <text:p>0</text:p>
          </table:table-cell>
          <table:table-cell office:value-type="string" calcext:value-type="string">
            <text:p>Figure 3 shows the monthly and daily energy demands corresponding to the Sec SS 3. This has been carried out by differentiating between working and non-working days. Figure 3. Monthly and daily demands performed on the Sec SS 3. The total demand for the last spring month, June, is higher than total demand of the first spring month, April. However, there are not significant differences in the time distribution in which this demand is performed. Considering the daily demand, it has been observed that there are three annual periods in which the hourly percentages of daily demand are similar. These periods relate to the different climatology, and correspond to: winter (16 December to 15 March), spring-autumn (16 March to 15 June and 16 September to 15 December) and summer (16 June to 15 September). Figure 4 shows the values of the hourly demand percentages with respect to the daily demand in the Sec SS 3. This has been carried out for all three periods of time, considering whether it is a working or non-working day. It is observed that the demand in the non-working days is much more constant than in the working days; this is mainly due to the operation of consultation and diagnostic services. The Sec SS 3 has installed 4 dry transformers of 1000 kVA each. In their current use, three remain always connected, the forth being in reserve, to be able to serve the hospital in case of failure of one of the other three. According to the data supplied by the manufacturer [20], its short-circuit and no-load power values are: Psc = 9.79 kW and P0 = 2.3 kW. Considering these data, and according to Energies 2018, 11, 419</text:p>
          </table:table-cell>
        </table:table-row>
        <table:table-row table:style-name="ro10">
          <table:table-cell office:value-type="string" calcext:value-type="string">
            <text:p>10.3390_en11020419</text:p>
          </table:table-cell>
          <table:table-cell office:value-type="string" calcext:value-type="string">
            <text:p>download</text:p>
          </table:table-cell>
          <table:table-cell office:value-type="float" office:value="52" calcext:value-type="float">
            <text:p>52</text:p>
          </table:table-cell>
          <table:table-cell/>
          <table:table-cell office:value-type="float" office:value="0" calcext:value-type="float">
            <text:p>0</text:p>
          </table:table-cell>
          <table:table-cell office:value-type="string" calcext:value-type="string">
            <text:p>19. American Society of Heating, Refrigerating and Air-Conditioning Engineers (ASHRAE). Advanced Energy Design Guide for Large Hospitals; ASHRAE: Atlanta, GA, USA, 2012; ISBN 978-1-936504-23-7. Available online: https://www.ashrae.org/standards-research--technology/advanced-energy-design-guides/50percent-aedg-free-download (accessed on 27 December 2017).</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Source</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2. Example of taxi GPS data.</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1. Description and Data Cleaning of Taxi GPS Data</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Proposing a link travel time estimation method without signal timing data.</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xi GPS data; carbon emission; dynamic spatiotemporal distribution; kernel</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fuel consumption and emissions can be gotten from second-by-second GPS data.</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rticle Spatiotemporal Patterns of Carbon Emissions and Taxi Travel Using GPS Data in Beijing</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Jiang, H. Detecting Trafﬁc Anomalies in Urban Areas Using Taxi GPS Data.</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oposing a method of trajectory clustering based on decision graph and data ﬁeld.</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on GPS Data. China J. Highw. Transp. 2017, 134–143.</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Data Knowl. Eng. 2013, 87, 357–373. [CrossRef]</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6. Zhao, T. On-Road Fuel Consumption Algorithm Based on Floating Car Data for Light-Duty Vehicles.</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3) Although the average FCPOK we obtained from taxi GPS data is higher than expected, it can</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Suzhou Based on OD Data. J. Transp. Syst. Eng. Inf. Technol. 2007, 7, 85–89.</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Using taxi GPS data to build trafﬁc ﬂow matrix; Anomaly detection method was proposed based on wavelet transform and principal component analysis;</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24. Du, Y.; Wu, J.; Yang, S.; Zhou, L. Predicting vehicle fuel consumption patterns using ﬂoating vehicle data.</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14. Hui-Bing, L.I.; Yang, X.G.; Luo, L.H. Mining method of ﬂoating car data based on link travel time estimation.</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16. Zhang, H.S.; Yi, Z.; Wen, H.M.; Hu, D.C. Estimation approaches of average link travel time using GPS data.</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8. Chang, H.W.; Tai, Y.C.; Hsu, Y.J. Context-aware taxi demand hotspots prediction. Int. J. Bus. Intell. Data Min.</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7. Meng, L.; Li, R.T.; Yong, X.; Qin, Z.G. Analysis of Urban Trafﬁc Based on Taxi GPS Data. Lect. Notes Electr. Eng.</text:p>
          </table:table-cell>
        </table:table-row>
        <table:table-row table:style-name="ro9" table:visibility="filter">
          <table:table-cell office:value-type="string" calcext:value-type="string">
            <text:p>10.3390_en11030500</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Establishing a travel OD matrix based on trafﬁc analysis zone; Proposing a commute identiﬁcation model based on trajectory data; Establishing a commute time and distance computing model; Analysis of spatiotemporal characteristics of commute behavior.</text:p>
          </table:table-cell>
        </table:table-row>
        <table:table-row table:style-name="ro9" table:visibility="filter">
          <table:table-cell office:value-type="string" calcext:value-type="string">
            <text:p>10.3390_en11030500</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Author Contributions: Jinlei Zhang and Feng Chen conceived and designed the study; Jinlei Zhang and Zijia Wang performed the research and analyzed the data; Rui Wang and Zijia Wang contributed analysis tools; Jinlei Zhang wrote the paper; Zijia Wang and Shunwei Shi revised the paper.</text:p>
          </table:table-cell>
        </table:table-row>
        <table:table-row table:style-name="ro2" table:visibility="filter">
          <table:table-cell office:value-type="string" calcext:value-type="string">
            <text:p>10.3390_en11030500</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J. Trafﬁc Transp. Eng. 2014, 14, 100–109. Jiang, G.; Chang, A.; Li, Q.; Yi, F. Estimation models for average speed of trafﬁc ﬂow based on GPS data of taxi. J. Southwest Jiaotong Univ. 2011, 46, 638–644.</text:p>
          </table:table-cell>
        </table:table-row>
        <table:table-row table:style-name="ro9" table:visibility="filter">
          <table:table-cell office:value-type="string" calcext:value-type="string">
            <text:p>10.3390_en11030500</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10. Kong, X.; Yang, J.; Yang, Z. Measuring Trafﬁc Congestion with Taxi GPS Data and Travel Time Index. In Proceedings of the 15th COTA International Conference of Transportation Professionals, Beijing, China, 24–27 July 2015. 11. Kuang, W.; An, S.;</text:p>
          </table:table-cell>
        </table:table-row>
        <table:table-row table:style-name="ro9" table:visibility="filter">
          <table:table-cell office:value-type="string" calcext:value-type="string">
            <text:p>10.3390_en11030500</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17. Zhao, P.X.; Qin, K.; Zhou, Q.; Liu, C.K.; Chen, Y.X. Detecting Hotspots from Taxi Trajectory Data Using Spatial Cluster Analysis. ISPRS Ann. Photogramm. Remote Sens. Spat. Inf. Sci. 2015, II-4/W2, 131–135. [CrossRef]</text:p>
          </table:table-cell>
        </table:table-row>
        <table:table-row table:style-name="ro10" table:visibility="filter">
          <table:table-cell office:value-type="string" calcext:value-type="string">
            <text:p>10.3390_en11030500</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The average travel speed by hour can be used to monitor trafﬁc conditions throughout an entire urban network. The results indicate that higher resolution travel speed data, such as the average travel speed in one minute, can be obtained to instantly monitor trafﬁc conditions, as long as such a task is feasible for the hardware.</text:p>
          </table:table-cell>
        </table:table-row>
        <table:table-row table:style-name="ro9" table:visibility="filter">
          <table:table-cell office:value-type="string" calcext:value-type="string">
            <text:p>10.3390_en11030500</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23. Luo, X.; Dong, L.; Dou, Y.; Zhang, N.; Ren, J.; Li, Y.; Sun, L.; Yao, S. Analysis on spatial-temporal features of taxis’ emissions from big data informed travel patterns: A case of Shanghai, China. J. Clean. Prod. 2016, 142, 926–935. [CrossRef]</text:p>
          </table:table-cell>
        </table:table-row>
        <table:table-row table:style-name="ro3" table:visibility="filter">
          <table:table-cell office:value-type="string" calcext:value-type="string">
            <text:p>10.3390_en11030500</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In this section, we formulate the methodological framework used in this study. First, we process the taxi GPS data to enable its direct use in the next step. Second, using the carbon emission calculation model based on a taxi fuel consumption algorithm and emission factors, we calculate the carbon emissions over the whole network. Finally, a visualization method called kernel density analysis is applied to obtain the spatiotemporal dynamic distribution of carbon emissions.</text:p>
          </table:table-cell>
        </table:table-row>
        <table:table-row table:style-name="ro3" table:visibility="filter">
          <table:table-cell office:value-type="string" calcext:value-type="string">
            <text:p>10.3390_en11030500</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4) The average travel speed by hour can be used to monitor trafﬁc conditions over an entire urban network. The results indicate that higher resolution travel speed data, such as the average travel speed in one minute, can be obtained to instantly monitor trafﬁc conditions, providing that it is feasible for the hardware. The average travel speed of the entire day over the whole network is lower than the ofﬁcial ﬁgure, which means that the trafﬁc situation is more serious than previously thought.</text:p>
          </table:table-cell>
        </table:table-row>
        <table:table-row table:style-name="ro3" table:visibility="filter">
          <table:table-cell office:value-type="string" calcext:value-type="string">
            <text:p>10.3390_en11030500</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2014, 279, 1007–1015. Shan, Z.; Wang, Y.; Zhu, Q. Feasibility study of urban road trafﬁc state estimation based on taxi GPS data. In Proceedings of the 17th IEEE International Conference on Intelligent Transportation Systems, Qingdao, China, 8–11 October 2014; pp. 2188–2193. Zhang, K.; Sun, D.; Shen, S.; Zhu, Y. Analyzing spatiotemporal congestion pattern on urban roads based on taxi GPS data. J. Transp. Land Use 2017, 10, 675–694. [CrossRef]</text:p>
          </table:table-cell>
        </table:table-row>
        <table:table-row table:style-name="ro4" table:visibility="filter">
          <table:table-cell office:value-type="string" calcext:value-type="string">
            <text:p>10.3390_en11030500</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Through identiﬁcation of origin-destination (OD) and the clustering method, some researchers have attempted to detect urban passenger hotspots, i.e., taxi demand prediction [17,18], and then provide location recommendation services for empty taxis [19,20]. By establishing an OD taxi travel matrix, Xin et al. [21] focused on the recognition of commuter behavior, along with employment and residential areas, based on taxi trajectory data. In addition, using OD data, taxi trip characteristics can be evaluated, including their temporal and spatial distribution [22].</text:p>
          </table:table-cell>
        </table:table-row>
        <table:table-row table:style-name="ro11" table:visibility="filter">
          <table:table-cell office:value-type="string" calcext:value-type="string">
            <text:p>10.3390_en11030500</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is study performed a spatiotemporal analysis of carbon emissions and taxi travel patterns in Beijing and compared weekday and weekend characteristics by processing taxi GPS data, establishing a carbon emission calculation model to calculate carbon emissions over a whole urban network, and performing their visualization based on a kernel density analysis. We fully employed the advantage of big data–mining techniques to present the dynamic spatiotemporal distribution of carbon emissions. We also converted the fuel consumption and carbon emissions to CEPK and FCPOK, respectively, all of which are global, standard, and intuitive indicators, to verify the results. The principal contributions are presented below.</text:p>
          </table:table-cell>
        </table:table-row>
        <table:table-row table:style-name="ro3" table:visibility="filter">
          <table:table-cell office:value-type="string" calcext:value-type="string">
            <text:p>10.3390_en11030500</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Li, Q.; Zeng, Z.; Zhang, T.; Li, J.; Wu, Z. Path-ﬁnding through ﬂexible hierarchical road networks: An experiential approach using taxi trajectory data. Int. J. Appl. Earth Obs. Geoinf. 2011, 13, 110–119. [CrossRef] Yuan, J.; Zheng, Y.; Zhang, C.; Xie, W.; Xie, X.; Sun, G.; Huang, Y. T-drive: Driving directions based on taxi trajectories. In Proceedings of the 18th SIGSPATIAL International Conference on Advances in Geographic Information Systems, San Jose, CA, USA, 2–5 November 2010; pp. 99–108.</text:p>
          </table:table-cell>
        </table:table-row>
        <table:table-row table:style-name="ro3" table:visibility="filter">
          <table:table-cell office:value-type="string" calcext:value-type="string">
            <text:p>10.3390_en11030500</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Yang, L.; Kwan, M.; Pan, X.; Wan, B.; Zhou, S. Scalable space-time trajectory cube for path-ﬁnding: A study using big taxi trajectory data. Transp. Res. Part B Methodol. 2017, 101, 1–27. [CrossRef] Zhang, J.; Meng, W.; Liu, Q.Q.; Jiang, H.; Feng, Y.; Wang, G. Efﬁcient vehicles path planning algorithm based on taxi GPS big data. Opt. Int. J. Light Electron Opt. 2016, 127, 2579–2585. [CrossRef] Lin, N. Path Planning Method Based on Taxi Trajectory Data. J. Inf. Comput. Sci. 2015, 12, 3395–3403. [CrossRef]</text:p>
          </table:table-cell>
        </table:table-row>
        <table:table-row table:style-name="ro8" table:visibility="filter">
          <table:table-cell office:value-type="string" calcext:value-type="string">
            <text:p>10.3390_en11030500</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Nonetheless, there are some limitations to this research. For instance, we do not consider the speed of taxis when idling, and taxis involve relatively little carbon emissions among all travels. Furthermore, it is difﬁcult to identify the start and end time of idling using taxi trajectory data. In addition, acceleration and deceleration are not taken into consideration because the positioning time interval of GPS data used in this study is too long to obtain more precise accelerations and decelerations. Some inevitable errors also exist in the trajectories, especially at the corner of the intersections because of positioning errors of the satellite and because the “Track intervals to line” tool in ArcGIS traces the linear distance between two points rather than the actual driving distance. Finally, the carbon emission factor exhibits a slight change with a change of speed, whereas we employ a constant number, thus leading to some errors in the calculation of carbon emissions. Further research should attempt to overcome these limitations.</text:p>
          </table:table-cell>
        </table:table-row>
        <table:table-row table:style-name="ro13" table:visibility="filter">
          <table:table-cell office:value-type="string" calcext:value-type="string">
            <text:p>10.3390_en11030500</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ith the availability of more detailed data and big data–mining techniques, taxi carbon emissions can be addressed at a much higher resolution, and more factors can be considered, such as the impact of average speed on emissions, in order to overcome the limitations of previous studies. To this end, this study establishes an analytical framework to calculate and present taxi emissions that can be adapted to big data resources and tools. First, we describe the data sources and the reconstruction of taxi trajectories employing taxi GPS data along with Oracle (Oracle 11g, Oracle, Redwood City, CA, USA) and ArcGIS (ArcGIS 10.3, Esri, Redlands, CA, USA) software. Second, this study introduces a carbon emission calculation model based on the fuel consumption calculation algorithm using the Vehicle Speciﬁc Power (VSP) of taxis and carbon emission factors to calculate taxi carbon emissions over the whole network [26]. Third, a visualization method called kernel density analysis is formulated in detail to obtain the dynamic spatiotemporal distribution of carbon emissions.</text:p>
          </table:table-cell>
        </table:table-row>
        <table:table-row table:style-name="ro8" table:visibility="filter">
          <table:table-cell office:value-type="string" calcext:value-type="string">
            <text:p>10.3390_en11030500</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data are stored in Oracle and, thus, are easily dealt with using the connection between Oracle (Oracle 11g, Oracle, Redwood City, CA, USA) and ArcGIS (ArcGIS 10.3, Esri, Redlands, CA, USA) software. For example, we clean records with invalid locations, those whose coordinates deviate signiﬁcantly within a few seconds, and those whose speed is always at zero. We delete repetitive records and convert some ﬁelds to enable its direct use in the next step, thus reducing the data scale, as well as improving result accuracy and computing efﬁciency. We then match data points to spatial coordinates using the geographic map in ArcGIS, after which the “Track intervals to line” tool is applied to obtain taxi trajectories with an average speed, which are used later to obtain the fuel consumption, the distance, and driving duration between two adjacent points of the same taxi. Through the reconstructed taxi trajectories shown in Figure 2, we obtain the structure of the road network in Beijing (Figure 3), which corresponds closely to the actual road network.</text:p>
          </table:table-cell>
        </table:table-row>
        <table:table-row table:style-name="ro12" table:visibility="filter">
          <table:table-cell office:value-type="string" calcext:value-type="string">
            <text:p>10.3390_en11030500</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Energies 2018, 11, x FOR PEER REVIEW 6 of 22 Table 2. Example of taxi GPS data. Taxi ID Positioning Time Latitude Longitude Speed (m/s) Passenger State Description 1379 2014/6/18 11:50:00 39.91004 116.30812 11.83 268435456 closed door, effective location, occupied. 1379 2014/6/18 11:51:01 39.9099 116.31544 9.26 268435456 closed door, effective location, occupied. 1379 2014/6/18 11:52:00 39.9097 116.32033 0 268435456 closed door, effective location, occupied. 1379 2014/6/18 11:53:00 39.90942 116.32373 9.77 268435456 closed door, effective location, occupied. 1379 2014/6/18 11:54:00 39.9098 116.3285 3.08 268435456 closed door, effective location, occupied. 1380 2014/6/18 5:38:20 39.91548 116.18801 4.11 0 closed door, effective location, vacant. 1380 2014/6/18 5:39:21 39.91453 116.18817 2.05 0 closed door, effective location, vacant. 1380 2014/6/18 5:40:20 39.9143 116.19248 4.63 0 closed door, effective location, vacant. 1380 2014/6/18 5:41:19 39.91246 116.19693 8.74 0 closed door, effective location, vacant. In the passenger state column, “268435456” means there is at least one passenger in the taxi and “0” means the taxi is vacant. Figure 2. An example of taxi trajectories in Beijing. Energies 2018, 11, 500</text:p>
          </table:table-cell>
        </table:table-row>
        <table:table-row table:style-name="ro12" table:visibility="filter">
          <table:table-cell office:value-type="string" calcext:value-type="string">
            <text:p>10.3390_en11030500</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Abstract: Taxis are signiﬁcant contributors to carbon dioxide emissions due to their frequent usage, yet current research into taxi carbon emissions is insufﬁcient. Emerging data sources and big data–mining techniques enable analysis of carbon emissions, which contributes to their reduction and the promotion of low-carbon societies. This study uses taxi GPS data to reconstruct taxi trajectories in Beijing. We then use the carbon emission calculation model based on a taxi fuel consumption algorithm and the carbon dioxide emission factor to calculate emissions and apply a visualization method called kernel density analysis to obtain the dynamic spatiotemporal distribution of carbon emissions. Total carbon emissions show substantial temporal variations during the day, with maximum values from 10:00–11:00 (57.53 t), which is seven times the minimum value of 7.43 t (from 03:00–04:00). Carbon emissions per kilometer at the network level are steady throughout the day (0.2 kg/km). The Airport Expressway, Ring Roads, and large intersections within the 5th Ring Road maintain higher carbon emissions than other areas. Spatiotemporal carbon emissions and travel patterns differ between weekdays and weekends, especially during morning rush hours. This research provides critical insights for taxi companies, authorities, and future studies.</text:p>
          </table:table-cell>
        </table:table-row>
        <table:table-row table:style-name="ro12" table:visibility="filter">
          <table:table-cell office:value-type="string" calcext:value-type="string">
            <text:p>10.3390_en11030500</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Energies 2018, 11, x FOR PEER REVIEW 19 of 22 <text:s/>Figure 15. Spatial comparison of carbon emissions between weekdays and weekends. 5. Conclusions This study performed a spatiotemporal analysis of carbon emissions and taxi travel patterns in Beijing and compared weekday and weekend characteristics by processing taxi GPS data, establishing a carbon emission calculation model to calculate carbon emissions over a whole urban network, and performing their visualization based on a kernel density analysis. We fully employed the advantage of big data–mining techniques to present the dynamic spatiotemporal distribution of carbon emissions. We also converted the fuel consumption and carbon emissions to CEPK and FCPOK, respectively, all of which are global, standard, and intuitive indicators, to verify the results. The principal contributions are presented below. (1) The network-scale travel patterns of taxi fleets are clearly observed from taxi numbers. (2) The level of carbon emissions over the whole network can be evaluated via CEPK and total carbon emissions. (3) Although the average FCPOK we obtained from taxi GPS data is higher than expected, it can allow policy makers to issue stricter regulations on carbon emission reduction. <text:s/>17:00 To 18:00 18:00 To 19:00 17:00 To 18:00 Sat 18:00 To 19:00 Sat Energies 2018, 11, 500</text:p>
          </table:table-cell>
        </table:table-row>
        <table:table-row table:style-name="ro19" table:visibility="filter">
          <table:table-cell office:value-type="string" calcext:value-type="string">
            <text:p>10.3390_en11030500</text:p>
          </table:table-cell>
          <table:table-cell office:value-type="string" calcext:value-type="string">
            <text:p>data</text:p>
          </table:table-cell>
          <table:table-cell office:value-type="float" office:value="309" calcext:value-type="float">
            <text:p>309</text:p>
          </table:table-cell>
          <table:table-cell table:number-columns-repeated="2"/>
          <table:table-cell office:value-type="string" calcext:value-type="string">
            <text:p>To date, research into fuel consumption and taxi emission calculations using big data–mining techniques and taxi trajectories has been relatively rare. For example, by obtaining the average speed of trajectory segments, Luo et al. [23] computed taxi energy consumption and emissions, and analyzed their spatiotemporal distribution in Shanghai via ArcGIS software. However, the study did not consider variations in carbon emissions per kilometer (CEPK), fuel consumption per 100-km (FCPOK), or the average travel speed over the whole network during the calculation, which are the global, standard, and intuitive indicators, nor did it verify the accuracy of the results. Moreover, their data only covered 20% of all taxis in Shanghai. In this study, we analyze more than 50% of all taxis in Beijing, thereby providing more credible insights for urban planning and trafﬁc management authorities. Du et al. [24] applied ﬂoating vehicle data to predict vehicle fuel consumption using a Back Propagation Neural Network. They also compared the difference in fuel consumption distribution within downtown Beijing between weekdays and weekends using a heat map. However, this study only involved the total fuel consumption and did not analyze its variation throughout a day, nor did it include carbon emission patterns. Other researchers conducted a bench test to obtain fuel consumption and emissions from taxi GPS trajectory data [25] but did not fully take advantage of big data–mining techniques and employed only one car model of the current taxi, the Hyundai Elantra taxi, which could not reﬂect the effects of most car models in Beijing. In this study, we include more than ﬁve car models of the current taxi.</text:p>
          </table:table-cell>
        </table:table-row>
        <table:table-row table:style-name="ro17" table:visibility="filter">
          <table:table-cell office:value-type="string" calcext:value-type="string">
            <text:p>10.3390_en11030500</text:p>
          </table:table-cell>
          <table:table-cell office:value-type="string" calcext:value-type="string">
            <text:p>data</text:p>
          </table:table-cell>
          <table:table-cell office:value-type="float" office:value="312" calcext:value-type="float">
            <text:p>312</text:p>
          </table:table-cell>
          <table:table-cell table:number-columns-repeated="2"/>
          <table:table-cell office:value-type="string" calcext:value-type="string">
            <text:p>Overall, carbon emissions and travel patterns on the weekend are improved compared to weekdays, regardless of morning or evening rush hour periods. The average CEPK decrease over all time intervals is approximately 0.03 kg/km, a substantial improvement because it is a relatively microscopic indicator. The average travel speed increases the most on weekend mornings, by 6.3 km/h, and the average FCPOK and total carbon emissions also show the greatest decrease at this time of the weekends, of 1.47 L and 14.5 t, respectively. Values of the average travel speed, average FCPOK, and total carbon emissions at 08:00–09:00 and 17:00–19:00 show relatively fewer variations compared to 07:00–08:00 but also have great improvements between weekdays and weekends. The average improvement across all time intervals is 4.2 km/h, 1.18 L/100 km, and 9.4 t, respectively. The primary reason for the difference between weekdays and weekends in the morning and evening rush hour periods is that taxi numbers decrease a lot in every time interval—from 24,830 to 21,007, an average decrease of 3823 taxis. Beijing is a megacity, and many people live in the city suburbs. Thus, on the weekdays, most people need to commute between the suburbs and downtown by taxi, which may save more time on the road. On the weekend, however, most people do not need to commute. If they take a taxi on the weekend for a short trip, rather than for their commute into work, they do not necessarily need to get up early, and they can go home at any time. 0-11-22-33-44-55-66-77-88-99-1010-1111-1212-1313-1414-1515-1616-1717-1818-1919-2020-2121-2222-2323-24----0.05.0x1041.0x1051.5x1052.0x1052.5x1053.0x105Total Travel Distance(km) Time Total Travel Distance Average Travel Speed12162024283236Average Travel Speed(km/h)Energies 2018, 11, 500</text:p>
          </table:table-cell>
        </table:table-row>
        <table:table-row table:style-name="ro17" table:visibility="filter">
          <table:table-cell office:value-type="string" calcext:value-type="string">
            <text:p>10.3390_en11030500</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In general, the travel distance in a day reaches up to 4.27 million km. The average travel speed by hour can be used to monitor traffic conditions throughout an entire urban network. The results indicate that higher resolution travel speed data, such as the average travel speed in one minute, can be obtained to instantly monitor traffic conditions, as long as such a task is feasible for the hardware. Figure 11. Average travel speed and total travel distance during one day. 4.2. Temporal Comparison of Carbon Emissions and Travel Patterns between Weekdays and Weekends In terms of CEPK, average travel speed, average FCPOK, and total carbon emissions, we compare the difference between weekdays and weekends in morning and evening rush hour periods as shown in Figure 12. Overall, carbon emissions and travel patterns on the weekend are improved compared to weekdays, regardless of morning or evening rush hour periods. The average CEPK decrease over all time intervals is approximately 0.03 kg/km, a substantial improvement because it is a relatively microscopic indicator. The average travel speed increases the most on weekend mornings, by 6.3 km/h, and the average FCPOK and total carbon emissions also show the greatest decrease at this time of the weekends, of 1.47 L and 14.5 t, respectively. Values of the average travel speed, average FCPOK, and total carbon emissions at 08:00–09:00 and 17:00–19:00 show relatively fewer variations compared to 07:00–08:00 but also have great improvements between weekdays and weekends. The average improvement across all time intervals is 4.2 km/h, 1.18 L/100 km, and 9.4 t, respectively. The primary reason for the difference between weekdays and weekends in the morning and evening rush hour periods is that taxi numbers decrease a lot in every time interval—from 24,830 to 21,007, an average decrease of 3823 taxis.</text:p>
          </table:table-cell>
        </table:table-row>
        <table:table-row table:style-name="ro17" table:visibility="filter">
          <table:table-cell office:value-type="string" calcext:value-type="string">
            <text:p>10.3390_en11030500</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Energies 2018, 11, x FOR PEER REVIEW 13 of 22 The average travel speed and total travel distance are highlighted in Figure 11, which exhibit a roughly negative correlation and considerable fluctuations. The maximum and minimum average speed is reached from 05:00–06:00 (36.21 km/h) and 17:00–19:00 (21 km/h), respectively. In addition, the travel speed during the morning peak hour period is approximately 25 km/h, slightly higher than during evening peak hours. The average travel speed of the entire day over the whole network is 28.54 km/h. The figure from the Beijing Transportation Development Annual Report is 24.60 km/h, which means that the traffic situation is more serious than previously thought. In contrast, the total travel distance maintains a moderate level during rush hour periods. The maximum travel distance is 67,800 km from 16:00–17:00, which is nearly ten times the minimum of 7400 km from 03:00–04:00. In general, the travel distance in a day reaches up to 4.27 million km. The average travel speed by hour can be used to monitor traffic conditions throughout an entire urban network. The results indicate that higher resolution travel speed data, such as the average travel speed in one minute, can be obtained to instantly monitor traffic conditions, as long as such a task is feasible for the hardware. Figure 11. Average travel speed and total travel distance during one day. 4.2. Temporal Comparison of Carbon Emissions and Travel Patterns between Weekdays and Weekends In terms of CEPK, average travel speed, average FCPOK, and total carbon emissions, we compare the difference between weekdays and weekends in morning and evening rush hour periods as shown in Figure 12. Overall, carbon emissions and travel patterns on the weekend are improved compared to weekdays, regardless of morning or evening rush hour periods.</text:p>
          </table:table-cell>
        </table:table-row>
        <table:table-row table:style-name="ro6">
          <table:table-cell office:value-type="string" calcext:value-type="string">
            <text:p>10.3390_en11030500</text:p>
          </table:table-cell>
          <table:table-cell office:value-type="string" calcext:value-type="string">
            <text:p>dataset, data</text:p>
          </table:table-cell>
          <table:table-cell office:value-type="float" office:value="167" calcext:value-type="float">
            <text:p>167</text:p>
          </table:table-cell>
          <table:table-cell/>
          <table:table-cell office:value-type="float" office:value="0" calcext:value-type="float">
            <text:p>0</text:p>
          </table:table-cell>
          <table:table-cell office:value-type="string" calcext:value-type="string">
            <text:p>Currently, taxis in many cities are equipped with vehicle information collection devices such as GPS systems. There were approximately 65,000 taxis in Beijing in 2014, and the proportions of different car models of the current taxi are shown in Figure 1 [27]. The data used in this study come from GPS devices installed in taxis, which send information such as taxi identiﬁcation, coordinates, time, driving speed, and passenger state to the taxi control center every 30 to 60 s. It covers approximately 30,000 to 40,000 vehicles, including more than 30,000 taxis, 5000 to 8000 sightseeing vehicles, and all car models of the current taxi in Beijing. These taxis account for approximately 50% of all taxis in Beijing and produce approximately 40 million records every day. We choose a typical workday and the weekend to comprehensively analyze temporal variations. An example of the dataset is shown in Table 2.</text:p>
          </table:table-cell>
        </table:table-row>
        <table:table-row table:style-name="ro8">
          <table:table-cell office:value-type="string" calcext:value-type="string">
            <text:p>10.3390_en11030500</text:p>
          </table:table-cell>
          <table:table-cell office:value-type="string" calcext:value-type="string">
            <text:p>dataset, data</text:p>
          </table:table-cell>
          <table:table-cell office:value-type="float" office:value="167" calcext:value-type="float">
            <text:p>167</text:p>
          </table:table-cell>
          <table:table-cell/>
          <table:table-cell office:value-type="float" office:value="0" calcext:value-type="float">
            <text:p>0</text:p>
          </table:table-cell>
          <table:table-cell office:value-type="string" calcext:value-type="string">
            <text:p>With improved information and communication technologies, as well as location-based services (LBS) such as mobile phone communications, social software, vehicle-carried GPS (Global Position System) positioning terminals, etc., large-scale, high-quality, and consecutive spatiotemporal trajectory data on urban mobility has become an increasingly popular dataset and principal resource. Many researchers employ advanced data mining techniques and big geospatial data, among which taxi GPS data is one of the prevailing resources, to analyze individual travel patterns, the organization and planning of urban public spaces, construction of smart cities, and so forth. At present, studies using taxi GPS data include, but are not limited to, the following aspects: route planning and path-ﬁnding, trafﬁc operational state identiﬁcation, identiﬁcation of origin-destination (OD) and the clustering method, and taxi fuel consumption and emissions estimation. The typical and important current researches are summarized in Table 1.</text:p>
          </table:table-cell>
        </table:table-row>
        <table:table-row table:style-name="ro17">
          <table:table-cell office:value-type="string" calcext:value-type="string">
            <text:p>10.3390_en11030500</text:p>
          </table:table-cell>
          <table:table-cell office:value-type="string" calcext:value-type="string">
            <text:p>dataset, data</text:p>
          </table:table-cell>
          <table:table-cell office:value-type="float" office:value="335" calcext:value-type="float">
            <text:p>335</text:p>
          </table:table-cell>
          <table:table-cell/>
          <table:table-cell office:value-type="float" office:value="0" calcext:value-type="float">
            <text:p>0</text:p>
          </table:table-cell>
          <table:table-cell office:value-type="string" calcext:value-type="string">
            <text:p>Energies 2018, 11, x 3 of 22 the dynamic spatiotemporal distribution as maps. To verify the accuracy of the results, we creatively convert carbon emissions and fuel consumption into CEPK and FCPOK, respectively, which are more global, standard, and intuitive factors. The dynamic spatiotemporal distribution of carbon emissions and taxi travel patterns on weekdays and weekends are then highlighted. Finally, the limitations of this research and potential future research areas are proposed. 2. Methodology In this section, we formulate the methodological framework used in this study. First, we process the taxi GPS data to enable its direct use in the next step. Second, using the carbon emission calculation model based on a taxi fuel consumption algorithm and emission factors, we calculate the carbon emissions over the whole network. Finally, a visualization method called kernel density analysis is applied to obtain the spatiotemporal dynamic distribution of carbon emissions. 2.1. Description and Data Cleaning of Taxi GPS Data Currently, taxis in many cities are equipped with vehicle information collection devices such as GPS systems. There were approximately 65,000 taxis in Beijing in 2014, and the proportions of different car models of the current taxi are shown in Figure 1 [27]. The data used in this study come from GPS devices installed in taxis, which send information such as taxi identification, coordinates, time, driving speed, and passenger state to the taxi control center every 30 to 60 s. It covers approximately 30,000 to 40,000 vehicles, including more than 30,000 taxis, 5000 to 8000 sightseeing vehicles, and all car models of the current taxi in Beijing. These taxis account for approximately 50% of all taxis in Beijing and produce approximately 40 million records every day. We choose a typical workday and the weekend to comprehensively analyze temporal variations.</text:p>
          </table:table-cell>
        </table:table-row>
        <table:table-row table:style-name="ro17">
          <table:table-cell office:value-type="string" calcext:value-type="string">
            <text:p>10.3390_en11030500</text:p>
          </table:table-cell>
          <table:table-cell office:value-type="string" calcext:value-type="string">
            <text:p>dataset, data</text:p>
          </table:table-cell>
          <table:table-cell office:value-type="float" office:value="364" calcext:value-type="float">
            <text:p>364</text:p>
          </table:table-cell>
          <table:table-cell/>
          <table:table-cell office:value-type="float" office:value="0" calcext:value-type="float">
            <text:p>0</text:p>
          </table:table-cell>
          <table:table-cell office:value-type="string" calcext:value-type="string">
            <text:p>The data used in this study come from GPS devices installed in taxis, which send information such as taxi identification, coordinates, time, driving speed, and passenger state to the taxi control center every 30 to 60 s. It covers approximately 30,000 to 40,000 vehicles, including more than 30,000 taxis, 5000 to 8000 sightseeing vehicles, and all car models of the current taxi in Beijing. These taxis account for approximately 50% of all taxis in Beijing and produce approximately 40 million records every day. We choose a typical workday and the weekend to comprehensively analyze temporal variations. An example of the dataset is shown in Table 2 The data are stored in Oracle and, thus, are easily dealt with using the connection between Oracle (Oracle 11g, Oracle, Redwood City, CA, USA) and ArcGIS (ArcGIS 10.3, Esri, Redlands, CA, USA) software. For example, we clean records with invalid locations, those whose coordinates deviate significantly within a few seconds, and those whose speed is always at zero. We delete repetitive records and convert some fields to enable its direct use in the next step, thus reducing the data scale, as well as improving result accuracy and computing efficiency. We then match data points to spatial coordinates using the geographic map in ArcGIS, after which the “Track intervals to line” tool is applied to obtain taxi trajectories with an average speed, which are used later to obtain the fuel consumption, the distance, and driving duration between two adjacent points of the same taxi. Through the reconstructed taxi trajectories shown in Figure 2, we obtain the structure of the road network in Beijing (Figure 3), which corresponds closely to the actual road network. 3%5%11%31%50% Elantra Jetta Sonata Elysee OthersProportion of the car models Figure 1. Proportion of different car models of the current taxi in Beijing. Energies 2018, 11, 500</text:p>
          </table:table-cell>
        </table:table-row>
        <table:table-row table:style-name="ro7">
          <table:table-cell office:value-type="string" calcext:value-type="string">
            <text:p>10.3390_en11030500</text:p>
          </table:table-cell>
          <table:table-cell office:value-type="string" calcext:value-type="string">
            <text:p>used dataset, data available, dataset, data</text:p>
          </table:table-cell>
          <table:table-cell office:value-type="float" office:value="216" calcext:value-type="float">
            <text:p>216</text:p>
          </table:table-cell>
          <table:table-cell/>
          <table:table-cell office:value-type="float" office:value="0" calcext:value-type="float">
            <text:p>0</text:p>
          </table:table-cell>
          <table:table-cell office:value-type="string" calcext:value-type="string">
            <text:p>Furthermore, because of their low cost, wide coverage, easy data access, accurate allocation, high continuity, and, most importantly, their feasibility, big taxi GPS data can also identify the trafﬁc state [7,8]. This includes exhaustive analyses of spatiotemporal congestion patterns on urban roads [9] and measurements of trafﬁc jam indicators [10], allowing for a better understanding of the operational states of road networks. Moreover, by proposing different and effective anomaly detection methods, some studies have used the taxi dataset to detect anomalous trafﬁc events, which occur when the corresponding indicators deviate signiﬁcantly from the expected values [11], and to detect anomalous routes such as fraudulent taxi travel patterns or trafﬁc accidents, as well as identifying the parts of the trajectories responsible for the anomalies and ranking them with an ongoing anomaly score [12]. Other studies have monitored unexpected behaviors, such as vehicle breakdowns, or one-time events like large sporting events, fairs, and conventions, which exhibit the largest statistically signiﬁcant departure from expected behavior [13]. Additional research has estimated the average relationship between travel time and driving speed [14–16].</text:p>
          </table:table-cell>
        </table:table-row>
        <table:table-row table:style-name="ro10" table:visibility="filter">
          <table:table-cell office:value-type="string" calcext:value-type="string">
            <text:p>10.3390_en11030536</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is paper is organized as follows: Section 2 presents the comparison of fault processes, detailed fault analyses, and a theoretical solution for transient and steady-state short-circuit faults is developed. Speciﬁc parameters and simulations in PSCAD/EMTDC are provided in Section 3. The fault location method, data on the location results, error analysis and coordination with other methods are presented in Section 4.</text:p>
          </table:table-cell>
        </table:table-row>
        <table:table-row table:style-name="ro6" table:visibility="filter">
          <table:table-cell office:value-type="string" calcext:value-type="string">
            <text:p>10.3390_en11030536</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hen, the remaining switches operate as steps 1–4 of the original principles. The criterion to block the switch operation instructions is Lm &lt; 1.2Lmin, where Lmin is the minimal length of cables connected to active bus, and Lm is the fault distance calculated by the method proposed in Section 4.1. For instance, the same fault occurs in the DC system, and the peak currents of VSC are Ip1 = 0.850 kA, Ip2 = 0.720 kA and Ip3 = 1.470 kA, respectively. According to Equations (26) and (27), the distances of the fault to VSC1, VSC2 and VSC3 are 1.45 km, 2.01 km and 0.63 km, respectively (Data in detail are given in appendices). According to step p2, the operation instructions of switches connected to Bus1 and Bus2 should be blocked. Thus, S1, S2, S3, S11 and S12 will not be opened or re-closed until the last step. The remaining switches S6, S8 and S9 will be opened according to step 2 (Figure 10a), and only S6 will be reclosed according to step 4 (Figure 10b).</text:p>
          </table:table-cell>
        </table:table-row>
        <table:table-row table:style-name="ro14" table:visibility="filter">
          <table:table-cell office:value-type="string" calcext:value-type="string">
            <text:p>10.3390_en11030536</text:p>
          </table:table-cell>
          <table:table-cell office:value-type="string" calcext:value-type="string">
            <text:p>data</text:p>
          </table:table-cell>
          <table:table-cell office:value-type="float" office:value="246" calcext:value-type="float">
            <text:p>246</text:p>
          </table:table-cell>
          <table:table-cell table:number-columns-repeated="2"/>
          <table:table-cell office:value-type="string" calcext:value-type="string">
            <text:p>As the theoretical basis for fault location and current-limiting technology, papers examining short-circuit faults or ground fault analyses in VSC-based DC networks are still inadequate. Most of these papers’ results are based on numerical simulation tests, lacking theoretical analysis. These studies’ conclusions are made based on qualitative relationships or curves derived from simulated data. Yang et al. [4] ﬁrst divided the fault into 3 stages ((a) capacitor discharge, (b) diodes freewheel and (c) grid current feeding) and provided in-depth theoretical analyses of the transient discharge process in a 2nd-order circuit model, eventually proposing formulas for fault current and voltage. Deng et al. [5] performed similar work to determine the relationship between the transient fault current and parameters of capacitance and inductance, providing a theoretical basis for current limiting by inductance on the DC side. Consequently, almost all later theories, both in high-voltage DC (HVDC) and low-voltage DC (LVDC) systems, regarding fault analyses were developed based on the above results, which may mislead the current limiter designs and fault location principles to some extent. Furthermore, few papers present research on steady-state fault analysis. A whole fault process includes both a transient-state fault and a steady-state fault. Steady-state fault analysis is of great signiﬁcance for efforts to limit current.</text:p>
          </table:table-cell>
        </table:table-row>
        <table:table-row table:style-name="ro8" table:visibility="filter">
          <table:table-cell office:value-type="string" calcext:value-type="string">
            <text:p>10.3390_en11030536</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In the HVDC transmission system, (cid:1847)(cid:3031)(cid:3030) is much higher (cid:1873)(cid:3039)_(cid:3039). This means that (cid:1861)(cid:3034) (cid:3028).(cid:3029). (cid:3030)(cid:4593) is high enough and that time is sufficient for the freewheel diodes to be blocked swiftly before (cid:1847)(cid:3031)(cid:3030) gets lower than (cid:1873)(cid:3039)_(cid:3039) in stage 1. Just the natural response arises in a 2nd-order circuit in this stage (Figure 2a). In the LVDC distribution system, (cid:1847)(cid:3031)(cid:3030) is not so high. This means that (cid:1861)(cid:3034) (cid:3028).(cid:3029). (cid:3030)(cid:4593) and ∆(cid:1873) are low; therefore, time is insufficient for the freewheel diodes to be blocked before (cid:1847)(cid:3031)(cid:3030) gets lower than (cid:1873)(cid:3039)_(cid:3039) in stage 1. Once inequality (cid:1847)(cid:3031)(cid:3030)&lt;(cid:1873)(cid:3039)_(cid:3039) is established, freewheel diodes will not be blocked. Both the natural and forced responses arise in a Energies 2018, 11, 536</text:p>
          </table:table-cell>
        </table:table-row>
        <table:table-row table:style-name="ro7" table:visibility="filter">
          <table:table-cell office:value-type="string" calcext:value-type="string">
            <text:p>10.3390_en11030536</text:p>
          </table:table-cell>
          <table:table-cell office:value-type="string" calcext:value-type="string">
            <text:p>data</text:p>
          </table:table-cell>
          <table:table-cell office:value-type="float" office:value="308" calcext:value-type="float">
            <text:p>308</text:p>
          </table:table-cell>
          <table:table-cell table:number-columns-repeated="2"/>
          <table:table-cell office:value-type="string" calcext:value-type="string">
            <text:p>Figure 1. The equivalent circuits of different stages: (a) Stage 1: Capacitor discharge; (b) Stage 2: Diodes freewheel; and (c) Stage 3: Grid current feeding. However, a fault progresses differently in the LVDC distribution system, and the main differences are reflected in stage 1. Note that the derivatives of grid-side current are as follows: (cid:1856)(cid:1861)(cid:3034) (cid:3028).(cid:3029). (cid:3030)(cid:1856)(cid:1872)=1(cid:1838)(cid:3030)(cid:3035)(cid:3042)(cid:3038)(cid:3032)∆(cid:1873)=1(cid:1838)(cid:3030)(cid:3035)(cid:3042)(cid:3038)(cid:3032)((cid:1847)(cid:3031)(cid:3030)−(cid:1873)(cid:3028)(cid:3029),(cid:3028)(cid:3030),(cid:3029)(cid:3030)) (1) where ∆(cid:1873) is the difference in DC voltage (cid:1847)(cid:3031)(cid:3030) and AC line voltage (cid:1873)(cid:3039)_(cid:3039). In the HVDC transmission system, (cid:1847)(cid:3031)(cid:3030) is much higher (cid:1873)(cid:3039)_(cid:3039). This means that (cid:1861)(cid:3034) (cid:3028).(cid:3029). (cid:3030)(cid:4593) is high enough and that time is sufficient for the freewheel diodes to be blocked swiftly before (cid:1847)(cid:3031)(cid:3030) gets lower than (cid:1873)(cid:3039)_(cid:3039) in stage 1.</text:p>
          </table:table-cell>
        </table:table-row>
        <table:table-row table:style-name="ro17" table:visibility="filter">
          <table:table-cell office:value-type="string" calcext:value-type="string">
            <text:p>10.3390_en11030536</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According to Equations (26) and (27), the distances of the fault to VSC1, VSC2 and VSC3 are 1.45 km, 2.01 km and 0.63 km, respectively (Data in detail are given in appendices). According to step p2, the operation instructions of switches connected to Bus1 and Bus2 should be blocked. Thus, S1, S2, S3, S11 and S12 will not be opened or re-closed until the last step. The remaining switches S6, S8 and S9 will be opened according to step 2 (Figure 10a), and only S6 will be reclosed according to step 4 (Figure 10b). Figure 10. Switch operations of the improved handshaking method: (a) Switches state after step 2; (b) Switches state after step 4. Hence, switch operation times are reduced and selectivity is ensured after the handshaking method is improved by coordinating with the fault distance estimation. 5. Conclusions This paper identified the difference in fault analyses between the HVDC-VSC and LVDC-VSC systems. The steady-state fault analyses and the transient-state fault analyses considering forced response and adopting the 3rd-order circuit model are proposed. The new theories are in accordance with the line-to-line short-circuit fault characteristics in a LVDC distribution network based on a VSC. Simulation results demonstrate that the steady-state fault current and transient-state surge peak current can be computed through analytical expressions derived to describe the fault. Compared to the classical theories neglecting the forced response in [4], the analytical expressions in this paper have fewer errors and more significant implications for current limiter designs and fault locations. The proposed fault location method adopting steady-state and transient-state components is effective and meaningful in the case of line-to-line short-circuit faults. The reason for the increase in location Energies 2018, 11, 536</text:p>
          </table:table-cell>
        </table:table-row>
        <table:table-row table:style-name="ro17" table:visibility="filter">
          <table:table-cell office:value-type="string" calcext:value-type="string">
            <text:p>10.3390_en11030536</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Energies 2018, 11, x FOR PEER REVIEW 3 of 15 location method adopting both transient and steady fault components was proposed based on the theoretical analyses. The computed results of fault current base on theoretical formulas in [4] and this paper are compared to verify the improvement in the computed accuracy. In addition, the reasons for the increase in errors in high fault resistance short-circuit faults is explained in brief. Finally, an improved location method is proposed by coordinating with the classical handshaking method, by which the performance of the handshaking method is enhanced. This paper is organized as follows: Section 2 presents the comparison of fault processes, detailed fault analyses, and a theoretical solution for transient and steady-state short-circuit faults is developed. Specific parameters and simulations in PSCAD/EMTDC are provided in Section 3. The fault location method, data on the location results, error analysis and coordination with other methods are presented in Section 4. 2. LVDC Cable Short-Circuit Fault Analysis 2.1. Fault Stages Comparison When a short-circuit fault occurs, all DC-linked capacitances in the system will discharge to the fault location. This discharge leads the system voltage to collapse and the fault current to surge. As the classical theory proposed in [4], a whole fault progresses in three stages: (i) Capacitor discharges stage (Natural Response); (ii) Diode freewheel stage (Natural Response under the circumstance of (cid:1873)(cid:3031)(cid:3030)=0); and (iii) Grid-side current feeding stage (Forced Response). The classical equivalent circuits and electrical waveforms of different stages are shown as Figures 1 and 2a, respectively. The fact that stage 2 is the most challenging for freewheel diodes is generally accepted. However, stage 2 merely arise under the specified condition.</text:p>
          </table:table-cell>
        </table:table-row>
        <table:table-row table:style-name="ro15" table:visibility="filter">
          <table:table-cell office:value-type="string" calcext:value-type="string">
            <text:p>10.3390_en11030536</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The fault location method, data on the location results, error analysis and coordination with other methods are presented in Section 4. 2. LVDC Cable Short-Circuit Fault Analysis 2.1. Fault Stages Comparison When a short-circuit fault occurs, all DC-linked capacitances in the system will discharge to the fault location. This discharge leads the system voltage to collapse and the fault current to surge. As the classical theory proposed in [4], a whole fault progresses in three stages: (i) Capacitor discharges stage (Natural Response); (ii) Diode freewheel stage (Natural Response under the circumstance of (cid:1873)(cid:3031)(cid:3030)=0); and (iii) Grid-side current feeding stage (Forced Response). The classical equivalent circuits and electrical waveforms of different stages are shown as Figures 1 and 2a, respectively. The fact that stage 2 is the most challenging for freewheel diodes is generally accepted. However, stage 2 merely arise under the specified condition. Classically, the DC voltage will oscillate under the condition (cid:1844)(cid:2870)&lt;2(cid:3493)(cid:1838)(cid:2870)(cid:1829)⁄ and drop to zero at (cid:1872)(cid:2869)=(cid:1872)(cid:2868)+(π−(cid:2010))/(cid:2033), where (cid:1872)(cid:2868) is fault occurring moment, (cid:2010)=arctan ((cid:2033)/(cid:2012)), (cid:2012)=(cid:1844)2(cid:1838)⁄ and (cid:2033)=(cid:3493)1(cid:1838)(cid:1829)⁄−(cid:2012)(cid:2870). Figure 1. The equivalent circuits of different stages: (a) Stage 1: Capacitor discharge; (b) Stage 2: Diodes freewheel; and (c) Stage 3: Grid current feeding.</text:p>
          </table:table-cell>
        </table:table-row>
        <table:table-row table:style-name="ro19" table:visibility="filter">
          <table:table-cell office:value-type="string" calcext:value-type="string">
            <text:p>10.3390_en11030536</text:p>
          </table:table-cell>
          <table:table-cell office:value-type="string" calcext:value-type="string">
            <text:p>data</text:p>
          </table:table-cell>
          <table:table-cell office:value-type="float" office:value="372" calcext:value-type="float">
            <text:p>372</text:p>
          </table:table-cell>
          <table:table-cell table:number-columns-repeated="2"/>
          <table:table-cell office:value-type="string" calcext:value-type="string">
            <text:p>Energies 2018, 11, x FOR PEER REVIEW 13 of 15 The handshaking method loses its selectivity because not all the buses are connected to a source. However, the location method proposed in Section 4.1 can be adopted to coordinate with the handshaking method to reduce switch operation times and ensure selectivity under this circumstance. The improved principles are as follows: p1. Estimate the fault distance according to the current of each VSC branch; p2. Determine if the operation instructions of switches connected to the same active bus with VSC should be blocked according to the estimated fault distance; Then, the remaining switches operate as steps 1–4 of the original principles. The criterion to block the switch operation instructions is (cid:1838)(cid:3040)&lt;1.2(cid:1838)(cid:3040)(cid:3036)(cid:3041), where (cid:1838)(cid:3040)(cid:3036)(cid:3041) is the minimal length of cables connected to active bus, and (cid:1838)(cid:3040) is the fault distance calculated by the method proposed in Section 4.1. For instance, the same fault occurs in the DC system, and the peak currents of VSC are (cid:1835)(cid:2926)(cid:2869)=0.850 kA, (cid:1835)(cid:2926)(cid:2870)=0.720 kA and (cid:1835)(cid:2926)(cid:2871)=1.470 kA, respectively. According to Equations (26) and (27), the distances of the fault to VSC1, VSC2 and VSC3 are 1.45 km, 2.01 km and 0.63 km, respectively (Data in detail are given in appendices). According to step p2, the operation instructions of switches connected to Bus1 and Bus2 should be blocked. Thus, S1, S2, S3, S11 and S12 will not be opened or re-closed until the last step. The remaining switches S6, S8 and S9 will be opened according to step 2 (Figure 10a), and only S6 will be reclosed according to step 4 (Figure 10b).</text:p>
          </table:table-cell>
        </table:table-row>
        <table:table-row table:style-name="ro9" table:visibility="filter">
          <table:table-cell office:value-type="string" calcext:value-type="string">
            <text:p>10.3390_en1104093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Author Contributions: Y.Z. and C.Z. conceived the idea and guided the experiment; P.D. conducted most of the device simulation, fabrication, and data collection; H.G., C.Z., J.M., and X.Q. helped with the device measurement. All authors read and approved the manuscript.</text:p>
          </table:table-cell>
        </table:table-row>
        <table:table-row table:style-name="ro2" table:visibility="filter">
          <table:table-cell office:value-type="string" calcext:value-type="string">
            <text:p>10.3390_en1104094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Author Contributions: Omowunmi Mary Longe conceived, designed and performed the experiments; Omowunmi Mary Longe and Khmaies Ouahada analysed the data and wrote the paper.</text:p>
          </table:table-cell>
        </table:table-row>
        <table:table-row table:style-name="ro9" table:visibility="filter">
          <table:table-cell office:value-type="string" calcext:value-type="string">
            <text:p>10.3390_en1104094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In order to ensure privacy and security of household data (consumption and income) under the proposed EEAA architecture, a cryptographic scheme that anonymises data before sending to DAP was included. Details of this are presented in another paper.</text:p>
          </table:table-cell>
        </table:table-row>
        <table:table-row table:style-name="ro9" table:visibility="filter">
          <table:table-cell office:value-type="string" calcext:value-type="string">
            <text:p>10.3390_en1104094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30. Berndt, D.; Clifford, J. Using dynamic time warping to find patterns in time series. In Proceedings of the 3rd International Conference on Knowledge Discovery and Data Mining, Seattle, WA, USA, 31 July–1 August 1994; pp. 229–248.</text:p>
          </table:table-cell>
        </table:table-row>
        <table:table-row table:style-name="ro9" table:visibility="filter">
          <table:table-cell office:value-type="string" calcext:value-type="string">
            <text:p>10.3390_en11040947</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EEAA was tested with real household data, and was shown to be capable of ensuring that households spend below the approved energy expenditure threshold (10% as a case study in this work). This would offer beneﬁts to all stakeholders in the energy industry including consumers, utility providers, and policymakers.</text:p>
          </table:table-cell>
        </table:table-row>
        <table:table-row table:style-name="ro3" table:visibility="filter">
          <table:table-cell office:value-type="string" calcext:value-type="string">
            <text:p>10.3390_en11040947</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 3 kW roof-top solar panel is assumed in this work with solar irradiation data for Johannesburg obtained from the Council for Scientiﬁc and Industrial Research (CSIR), South Africa [35], in order to simulate the solar energy generation from the panel. The results of the EEAA on energy consumption from the grid for the smart homes considered with the four EEAA scenarios in comparison with the ND scenario are presented in Figure 2.</text:p>
          </table:table-cell>
        </table:table-row>
        <table:table-row table:style-name="ro7" table:visibility="filter">
          <table:table-cell office:value-type="string" calcext:value-type="string">
            <text:p>10.3390_en11040947</text:p>
          </table:table-cell>
          <table:table-cell office:value-type="string" calcext:value-type="string">
            <text:p>data</text:p>
          </table:table-cell>
          <table:table-cell office:value-type="float" office:value="233" calcext:value-type="float">
            <text:p>233</text:p>
          </table:table-cell>
          <table:table-cell table:number-columns-repeated="2"/>
          <table:table-cell office:value-type="string" calcext:value-type="string">
            <text:p>Consumer appliances in the smart home are connected to the smart meter, which serves as a link between the smart home and the data aggregation point (DAP) at the utility end. Each household is assumed to have an EEAA device installed into the smart meter or in-home display (IHD) for optimisation of energy consumption and expenditure within the limits of affordability. These smart homes communicate bidirectionally with the utility through the DAP and meter data management system (MDMS) in the smart grid. Enabling home area network (HAN) and neighbourhood area network (NAN) are assumed to exist in the smart grid for effective communication between consumers and the utility provider. The communication technologies employed for HAN, NAN, and wide area network (WAN) in a smart grid can be a wired (e.g., ethernet, power line communication (PLC), ﬁbre optic, digital subscriber line (DSL), etc.) wireless (e.g., Wi-Fi, Bluetooth, ZigBee, WiMAX, Z-wave, DASH7, cellular, satellite, etc.) or hybrid (e.g., INSTEON, X10, etc.) communication technologies depending on the characteristics of the network environment [27,28]. The proposed EEAA system architecture is illustrated in Figure 1.</text:p>
          </table:table-cell>
        </table:table-row>
        <table:table-row table:style-name="ro16" table:visibility="filter">
          <table:table-cell office:value-type="string" calcext:value-type="string">
            <text:p>10.3390_en11040947</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Abstract: One of the criteria for measuring household energy poverty is the percentage of the household’s income spent on energy expenses. In this work, an autonomous income-based energy scheduling demand side management (DSM) technique called energy expenditure affordability algorithm (EEAA) is proposed to ensure that household energy expenditure is below the nation’s approved energy expenditure threshold. The EEAA problem was formulated as a mixed integer linear programming (MILP) problem and veriﬁed with real household data collected from families living in bachelor ﬂats in Johannesburg, South Africa. Consumer preferences and satisfaction were enhanced by using the dynamic time warping (DTW) technique to minimize the distance between nominal and EEAA load proﬁles. Furthermore, the effects of distributed energy generation (DEG) and distributed energy storage (DES) were also investigated in light of energy expenditure affordability for improved consumer-friendly and satisfying DSM. The EEAA-DSM technique is shown to reduce household energy expenditure below the energy expenditure threshold, offering energy expenditure affordability as well as utility grid peak demand reduction (PDR). Furthermore, grid reliability and sustainability, environmental preservation and gendered energy poverty are consequential beneﬁts of the EEAA. It also offered the households considered an average ﬁnancial savings from 12% to 82%, depending on the level of implementation of distributed storage and generation to the consumer’s local energy mix.</text:p>
          </table:table-cell>
        </table:table-row>
        <table:table-row table:style-name="ro19" table:visibility="filter">
          <table:table-cell office:value-type="string" calcext:value-type="string">
            <text:p>10.3390_en11040947</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The proposed EEAA was tested on households living in a building comprising six bachelor ﬂats in Johannesburg, South Africa. Their consumption data in summer and in winter were collected using the Efergy Engage Elite Hub [34], which was installed on their distribution board. The load proﬁle obtained was used as day-ahead data, and fed into the EEAA for next day optimisation. Also, information on each household income (rounded up to the nearest whole number), size, initial energy expenditure and interest (as inquired from them) in adoption of the proposed EEAA technology is presented in Table 2. Each bachelor ﬂat is considered a household, because each is inhabited by a family. Their individual initial average energy expenditure was above the 10% threshold, hence they are considered as energy-poor households, and are suitable for this study. The households were not chosen primarily on income basis, but income information was obtained from the households living in our experimental building where the Efergy equipment was installed. Also, since their consent to the technologies was positive, that is, either “Strongly Agree” or “Agree” (as shown in Table 2), it means that they would welcome the implementation of the EEAA technology. However, this fraction of sample households is highly negligible compared to the population of South Africa, but results from [2] in a nationwide survey also showed the willingness of 77% of South African households to embrace DSM initiatives that give them energy and ﬁnancial savings. All the households studied consented to EEAA technology, but had slightly varied responses to the inclusion of AESS due to the cost implication that may accompany such technologies.</text:p>
          </table:table-cell>
        </table:table-row>
        <table:table-row table:style-name="ro10">
          <table:table-cell office:value-type="string" calcext:value-type="string">
            <text:p>10.3390_en11040947</text:p>
          </table:table-cell>
          <table:table-cell office:value-type="string" calcext:value-type="string">
            <text:p>data https, data available, data</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Data. Available online: www.csir.co.za (accessed on 22 July 2016).</text:p>
          </table:table-cell>
        </table:table-row>
        <table:table-row table:style-name="ro9" table:visibility="filter">
          <table:table-cell office:value-type="string" calcext:value-type="string">
            <text:p>10.3390_en1105107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Author Contributions: Y.B. developed the concept, conceived the experiments, designed the measurement setups, and wrote the manuscript. Wenbin Dong and Dian Wang performed the experiments and evaluated the data. All authors contributed to the manuscript and to the results discussions.</text:p>
          </table:table-cell>
        </table:table-row>
        <table:table-row table:style-name="ro4" table:visibility="filter">
          <table:table-cell office:value-type="string" calcext:value-type="string">
            <text:p>10.3390_en11051073</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In the experiment, we ﬁrst studied the correlation between capacity and battery life (cycles), as well as the correlation between internal resistance and battery life (cycles). Since one of the two correlations is a positive correlation and the other is a negative correlation, Figure 5 uses the absolute value of the correlation to compare them. Then, the correlation between internal resistance and capacity was also investigated via experimental tests. The experimental data include both full-range SOC samples and ﬁxed-point SOC (100%) samples.</text:p>
          </table:table-cell>
        </table:table-row>
        <table:table-row table:style-name="ro4" table:visibility="filter">
          <table:table-cell office:value-type="string" calcext:value-type="string">
            <text:p>10.3390_en1105107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The correlation analysis of the test data revealed the following results. First of all, the correlation between capacity and battery life is higher than the correlation between internal resistance and battery life. This shows that under the same conditions, the capacity is more suitable than the internal resistance as a parameter for battery life prediction. Second, the determined external temperature helps to increase these two correlations. This indicates that battery life estimation at a ﬁxed external temperature can often lead to higher accuracy. Third, there is a high degree of correlation between capacity and internal</text:p>
          </table:table-cell>
        </table:table-row>
        <table:table-row table:style-name="ro11" table:visibility="filter">
          <table:table-cell office:value-type="string" calcext:value-type="string">
            <text:p>10.3390_en1105107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Moreover, battery model-based dual/joint Kalman ﬁlters method can estimate the LiBs capacity and SOC concurrently [11,12]. This method can obtain an accurate SOC but the accuracy of the estimation of capacity cannot be guaranteed. This is because the battery voltage is the only measurable data in this approach and the battery capacity is weakly linked to this voltage. Furthermore, the literature [13,14] proposes an SOC and SOH method based on updating battery impedance parameters. This method is suitable for single cell batteries and battery packs. However, this method requires a constant current discharge within a certain SOC range, which presents some difﬁculties in practical use.</text:p>
          </table:table-cell>
        </table:table-row>
        <table:table-row table:style-name="ro8" table:visibility="filter">
          <table:table-cell office:value-type="string" calcext:value-type="string">
            <text:p>10.3390_en1105107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Recently, a large number of research approaches have been proposed to estimate battery capacity. The electrochemical method can accurately detect battery capacity [8]. However, it is hard to provide a real-time reference in the electric vehicle because it requires complex detection technology. Another widely used method is the coulomb counting method, which can estimate battery capacity by the simple current integration over time [9]. The disadvantage of this method is that it requires counting under the same conditions each time, such as the same external temperature. In addition, this method cannot avoid cumulative error and is not suitable for online estimation. As an artiﬁcial intelligence algorithm, neural network (NN) is also used to predict the capacity of a battery [10]. This method enables real-time capacity evaluation by relying on simple input data, such as voltage and current. However, a sufﬁcient amount of data needs to be collected if this method is used.</text:p>
          </table:table-cell>
        </table:table-row>
        <table:table-row table:style-name="ro17" table:visibility="filter">
          <table:table-cell office:value-type="string" calcext:value-type="string">
            <text:p>10.3390_en11051073</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A real-time internal resistance detection device is shown in Figure 2a. The device triggers a controlled short discharge at the battery terminal by adding a pulse discharge loop between the battery electrodes. The pulse discharged current value is controlled by the current source (I) in the circuit, and the pulse time is determined by the switch (K) in the circuit. Since the internal resistance of the battery is generally only a milliohm-class parameter, the detection device needs to generate a discharge response voltage that can be accurately measured through a large discharge current. At the same time, a large discharge current can counteract the interference of the battery load in the measurement. In addition, the whole measurement circuit cannot make a great impact on the battery. The pulse time here is very short, to ensure that the battery power does not change signiﬁcantly during the detection process. All discharge, switch, and voltage detection processes in the device are managed by the microcontroller unit (MCU). The experimental setup is shown in Figure 2b. The battery used in the experiment was a Panasonic NCR18650B (Panasonic, Osaka Prefecture, Japan). From the manufacturer’s battery manual, its nominal voltage is 3.6 V and its minimum rated capacity is 3200 mAh at 20 ◦C. The battery load and detection device are connected in parallel across the battery. The electronic load used here was ITECH IT8512B+ (ITECH, Nanjing, China). The internal resistance detection device uses self-made DCSP testing equipment. The electronic load and test equipment are connected to the computer via a serial interface. Experimental data are transmitted to the computer via these serial ports for storage. In the self-made internal resistance detection device, the pulse switch K is implemented with a high-current high-speed MOSFET.</text:p>
          </table:table-cell>
        </table:table-row>
        <table:table-row table:style-name="ro17" table:visibility="filter">
          <table:table-cell office:value-type="string" calcext:value-type="string">
            <text:p>10.3390_en11051073</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Energies 2018, 11, x FOR PEER REVIEW 3 of 11 It is not easy to test battery capacity directly, while the detection of internal resistance is much simpler. For example, the battery internal resistance can be easily obtained by the direct current internal resistance (DCIR) method or the hybrid pulse power characterization (HPPC) method [18,19]. However, these traditional internal resistance detection methods are not suitable for online measurement applications because the trigger condition is too complicated. Compared with these internal resistance measurement methods, the DCSP method in this work is not only simple but also easy to implement in real time. A real-time internal resistance detection device is shown in Figure 2a. The device triggers a controlled short discharge at the battery terminal by adding a pulse discharge loop between the battery electrodes. The pulse discharged current value is controlled by the current source (I) in the circuit, and the pulse time is determined by the switch (K) in the circuit. Since the internal resistance of the battery is generally only a milliohm-class parameter, the detection device needs to generate a discharge response voltage that can be accurately measured through a large discharge current. At the same time, a large discharge current can counteract the interference of the battery load in the measurement. In addition, the whole measurement circuit cannot make a great impact on the battery. The pulse time here is very short, to ensure that the battery power does not change significantly during the detection process. All discharge, switch, and voltage detection processes in the device are managed by the microcontroller unit (MCU). The experimental setup is shown in Figure 2b. The battery used in the experiment was a Panasonic NCR18650B (Panasonic, Osaka Prefecture, Japan).</text:p>
          </table:table-cell>
        </table:table-row>
        <table:table-row table:style-name="ro21" table:visibility="filter">
          <table:table-cell office:value-type="string" calcext:value-type="string">
            <text:p>10.3390_en11051073</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Conclusions In this work, a battery nominal capacity diagnosis method is proposed. This method is based on the DCSP internal resistance measurement approach. Based on the correlation analysis of internal resistance and capacity, the linear fitting relation of internal resistance and capacity was established under isothermal and iso-SOC conditions. The battery capacity obtained by the linear fitting of the internal resistance can be directly used as an EKF algorithm for the SOC estimation. The experimental results show that this method of capacity fitting is not only easy to implement, but it also effectively improves the accuracy of the SOC algorithm evaluation. Author Contributions: Y.B. developed the concept, conceived the experiments, designed the measurement setups, and wrote the manuscript. Wenbin Dong and Dian Wang performed the experiments and evaluated the data. All authors contributed to the manuscript and to the results discussions. Acknowledgments: This research was supported by a research fund from a Member of the Magnetic Confinement Fusion Research Center (Donghua University), Ministry of Education, China. Conflicts of Interest: The authors declare no conflict of interest. References 1. Armand, M.; Tarascon, J.-M. Building better batteries. Nature 2008, 451, 652–657, doi:10.1038/451652a. 2. Plett, G.L. Extended Kalman filtering for battery management systems of LiPB-based HEV battery packs Part 1. Background. J. Power Sources 2004, 134, 252–261. 3. Waag, W.; Käbitz, S. Experimental investigation of the lithium-ion battery impedance characteristic at various conditions and aging states and its influence on the application. Appl. Energy 2013, 102, 885–897. 4. Widodo, A.; Shim, M.-C.; Caesarendra W.; Yang B.-S. Intelligent prognostics for battery health monitoring based on sample entropy. Expert Syst. Appl. 2011, 38, 11763–11769. Energies 2018, 11, 1073</text:p>
          </table:table-cell>
        </table:table-row>
        <table:table-row table:style-name="ro17" table:visibility="filter">
          <table:table-cell office:value-type="string" calcext:value-type="string">
            <text:p>10.3390_en11051073</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The pulse discharged current value is controlled by the current source (I) in the circuit, and the pulse time is determined by the switch (K) in the circuit. Since the internal resistance of the battery is generally only a milliohm-class parameter, the detection device needs to generate a discharge response voltage that can be accurately measured through a large discharge current. At the same time, a large discharge current can counteract the interference of the battery load in the measurement. In addition, the whole measurement circuit cannot make a great impact on the battery. The pulse time here is very short, to ensure that the battery power does not change significantly during the detection process. All discharge, switch, and voltage detection processes in the device are managed by the microcontroller unit (MCU). The experimental setup is shown in Figure 2b. The battery used in the experiment was a Panasonic NCR18650B (Panasonic, Osaka Prefecture, Japan). From the manufacturer’s battery manual, its nominal voltage is 3.6 V and its minimum rated capacity is 3200 mAh at 20 °C. The battery load and detection device are connected in parallel across the battery. The electronic load used here was ITECH IT8512B+ (ITECH, Nanjing, China). The internal resistance detection device uses self-made DCSP testing equipment. The electronic load and test equipment are connected to the computer via a serial interface. Experimental data are transmitted to the computer via these serial ports for storage. In the self-made internal resistance detection device, the pulse switch K is implemented with a high-current high-speed MOSFET. Voltage detection and current control in the device are implemented using the 12-bit ADC and DAC blocks in the same MCU (STM32F103, STMicroelectronics, Geneva, Switzerland). (a) (b) Energies 2018, 11, 1073</text:p>
          </table:table-cell>
        </table:table-row>
        <table:table-row table:style-name="ro21" table:visibility="filter">
          <table:table-cell office:value-type="string" calcext:value-type="string">
            <text:p>10.3390_en11051073</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For instant, the decrease in capacity is often accompanied by an increase in internal resistance in the aging process of batteries. At the same time, the online internal resistance measurement is easier to achieve than capacity detection. All of this information provides a strong guideline for determining the capacity through internal resistance. In a previous literature report, the battery internal resistance can be accurately measured by electrochemical impedance spectroscopy (EIS) [15], but this detection method is too complicated to be suitable for online detection. In addition, the pulse discharge method is a commonly used detection method [16], but the pulse time of this method is in units of seconds and cannot accurately obtain the battery internal resistance when the battery is loaded. In this paper, the battery internal resistance is measured using the direct current short-pulse (DCSP) method [17]. This short pulse measurement method can accurately measure the internal resistance of the battery when the battery loads current changes. Moreover, the capacity calibration is performed by the constant current-constant voltage (CC-CV) charge and discharge test. After establishing the relationship between these two parameters by linear fitting, the capacity result obtained by the internal resistance measurement is proved to be effective in the SOC estimation by experiments. 2. Internal Resistance Measurement In order to study the characteristics of the battery internal resistance, the equivalent circuit model (ECM) needs to be established. This model is also fundamental to battery parameters estimation, such as SOC and SOH. Figure 1 shows one of the most widely used equivalent circuit models. In this equivalent circuit model, a lithium battery is considered as a circuit consisting of a DC power supply, an ohmic resistor, and a resistor/capacitor network in series. Here, the voltage value of the DC power supply (ε) is equivalent to the OCV.</text:p>
          </table:table-cell>
        </table:table-row>
        <table:table-row table:style-name="ro17" table:visibility="filter">
          <table:table-cell office:value-type="string" calcext:value-type="string">
            <text:p>10.3390_en11051073</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In this paper, the battery internal resistance is measured using the direct current short-pulse (DCSP) method [17]. This short pulse measurement method can accurately measure the internal resistance of the battery when the battery loads current changes. Moreover, the capacity calibration is performed by the constant current-constant voltage (CC-CV) charge and discharge test. After establishing the relationship between these two parameters by linear fitting, the capacity result obtained by the internal resistance measurement is proved to be effective in the SOC estimation by experiments. 2. Internal Resistance Measurement In order to study the characteristics of the battery internal resistance, the equivalent circuit model (ECM) needs to be established. This model is also fundamental to battery parameters estimation, such as SOC and SOH. Figure 1 shows one of the most widely used equivalent circuit models. In this equivalent circuit model, a lithium battery is considered as a circuit consisting of a DC power supply, an ohmic resistor, and a resistor/capacitor network in series. Here, the voltage value of the DC power supply (ε) is equivalent to the OCV. The ohmic resistance (Ri) in the model is the DC internal resistance of the battery. This parameter shown in previous studies is closely related to the SOC, temperature, and life of the battery [17]. In addition, Reference [6] indicates the model voltage estimation, shown in Equation (1). The calculation of cell equilibrium potential here depends on the modified OCV-SOC curve, which is determined by the battery nominal capacity (Q). Therefore, the accuracy of the battery capacity in this model is significant because it will influence the battery parameter estimation through the OCV-SOC relationship. ipLUUQU−−=),SOC(OCV (1) Figure 1. Equivalent circuit model (ECM) of a battery. Energies 2018, 11, 1073</text:p>
          </table:table-cell>
        </table:table-row>
        <table:table-row table:style-name="ro21" table:visibility="filter">
          <table:table-cell office:value-type="string" calcext:value-type="string">
            <text:p>10.3390_en11051073</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Voltage Resistance Temperature Capacity SOC Cycles Voltage 1 −4.59 × 10−1 2.30 × 10−1 2.68 × 10−1 9.23 × 10−1 −1.62 × 10−1 Resistance −4.59 × 10−1 1 −7.74 × 10−1 −8.76 × 10−1 −2.32 × 10−1 4.77 × 10−1 Temperature 2.30 × 10−1 −7.74 × 10−1 1 7.00 × 10−1 −9.28 × 10−18 −5.17 × 10−2 Capacity 2.68 × 10−1 −8.76 × 10−1 7.00 × 10−1 1 4.35 × 10−18 −7.07 × 10−1 SOC 9.23 × 10−1 −2.32 × 10−1 −9.28 × 10−18 4.35 × 10−18 1 6.85 × 10−18 Cycles −1.62 × 10−1 4.77 × 10−1 −5.17 × 10−2 −7.07 × 10−1 6.85 × 10−18 1 In the experiment, we first studied the correlation between capacity and battery life (cycles), as well as the correlation between internal resistance and battery life (cycles). Since one of the two correlations is a positive correlation and the other is a negative correlation, Figure 5 uses the absolute value of the correlation to compare them. Then, the correlation between internal resistance and capacity was also investigated via experimental tests. The experimental data include both full-range SOC samples and fixed-point SOC (100%) samples. Figure 5. Correlation relationship for batteries. The correlation analysis of the test data revealed the following results. First of all, the correlation between capacity and battery life is higher than the correlation between internal resistance and battery life. This shows that under the same conditions, the capacity is more suitable than the internal resistance as a parameter for battery life prediction. Second, the determined external temperature helps to increase these two correlations. This indicates that battery life estimation at a fixed external temperature can often lead to higher accuracy. Third, there is a high degree of correlation between capacity and internal resistance. This provides a basis for capacity estimation through internal resistance testing. Finally, the correlation between internal resistance and capacity is improved when Energies 2018, 11, 1073</text:p>
          </table:table-cell>
        </table:table-row>
        <table:table-row table:style-name="ro21" table:visibility="filter">
          <table:table-cell office:value-type="string" calcext:value-type="string">
            <text:p>10.3390_en11051073</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Energies 2018, 11, x FOR PEER REVIEW 10 of 11 <text:s/>(c) Figure 8. SOC estimation results with fixed and fitting capacity, (a) SOC estimation for flash battery at 50 °C; (b) SOC estimation for flash battery at 10 °C; (c) SOC estimation for 600 cycles battery at 10 °C. Table 2. SOC estimation root mean squared error (RMSE) with fixed capacity and fitting capacity. Battery Samples SOC Estimation RMSE with Fixed Capacity SOC Estimation RMSE with Fitting Capacity Fresh battery at 50 °C 0.355% 0.332% Fresh battery at 10 °C 4.63% 1.19% 600 cycles battery at 10 °C 8.93% 1.33% 6. Conclusions In this work, a battery nominal capacity diagnosis method is proposed. This method is based on the DCSP internal resistance measurement approach. Based on the correlation analysis of internal resistance and capacity, the linear fitting relation of internal resistance and capacity was established under isothermal and iso-SOC conditions. The battery capacity obtained by the linear fitting of the internal resistance can be directly used as an EKF algorithm for the SOC estimation. The experimental results show that this method of capacity fitting is not only easy to implement, but it also effectively improves the accuracy of the SOC algorithm evaluation. Author Contributions: Y.B. developed the concept, conceived the experiments, designed the measurement setups, and wrote the manuscript. Wenbin Dong and Dian Wang performed the experiments and evaluated the data. All authors contributed to the manuscript and to the results discussions. Acknowledgments: This research was supported by a research fund from a Member of the Magnetic Confinement Fusion Research Center (Donghua University), Ministry of Education, China. Conflicts of Interest: The authors declare no conflict of interest. References 1. Armand, M.; Tarascon, J.-M. Building better batteries. Nature 2008, 451, 652–657, doi:10.1038/451652a.</text:p>
          </table:table-cell>
        </table:table-row>
        <table:table-row table:style-name="ro21" table:visibility="filter">
          <table:table-cell office:value-type="string" calcext:value-type="string">
            <text:p>10.3390_en11051073</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Energies 2018, 11, x FOR PEER REVIEW 2 of 11 used. Moreover, battery model-based dual/joint Kalman ﬁlters method can estimate the LiBs capacity and SOC concurrently [11,12]. This method can obtain an accurate SOC but the accuracy of the estimation of capacity cannot be guaranteed. This is because the battery voltage is the only measurable data in this approach and the battery capacity is weakly linked to this voltage. Furthermore, the literature [13,14] proposes an SOC and SOH method based on updating battery impedance parameters. This method is suitable for single cell batteries and battery packs. However, this method requires a constant current discharge within a certain SOC range, which presents some difficulties in practical use. In this work, we propose a new battery capacity estimation method. Relative to the battery voltage, the battery internal resistance often shows a higher correlation with the capacity. For instant, the decrease in capacity is often accompanied by an increase in internal resistance in the aging process of batteries. At the same time, the online internal resistance measurement is easier to achieve than capacity detection. All of this information provides a strong guideline for determining the capacity through internal resistance. In a previous literature report, the battery internal resistance can be accurately measured by electrochemical impedance spectroscopy (EIS) [15], but this detection method is too complicated to be suitable for online detection. In addition, the pulse discharge method is a commonly used detection method [16], but the pulse time of this method is in units of seconds and cannot accurately obtain the battery internal resistance when the battery is loaded. In this paper, the battery internal resistance is measured using the direct current short-pulse (DCSP) method [17]. This short pulse measurement method can accurately measure the internal resistance of the battery when the battery loads current changes.</text:p>
          </table:table-cell>
        </table:table-row>
        <table:table-row table:style-name="ro21" table:visibility="filter">
          <table:table-cell office:value-type="string" calcext:value-type="string">
            <text:p>10.3390_en11051073</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The device triggers a controlled short discharge at the battery terminal by adding a pulse discharge loop between the battery electrodes. The pulse discharged current value is controlled by the current source (I) in the circuit, and the pulse time is determined by the switch (K) in the circuit. Since the internal resistance of the battery is generally only a milliohm-class parameter, the detection device needs to generate a discharge response voltage that can be accurately measured through a large discharge current. At the same time, a large discharge current can counteract the interference of the battery load in the measurement. In addition, the whole measurement circuit cannot make a great impact on the battery. The pulse time here is very short, to ensure that the battery power does not change signiﬁcantly during the detection process. All discharge, switch, and voltage detection processes in the device are managed by the microcontroller unit (MCU). The experimental setup is shown in Figure 2b. The battery used in the experiment was a Panasonic NCR18650B (Panasonic, Osaka Prefecture, Japan). From the manufacturer’s battery manual, its nominal voltage is 3.6 V and its minimum rated capacity is 3200 mAh at 20 ◦C. The battery load and detection device are connected in parallel across the battery. The electronic load used here was ITECH IT8512B+ (ITECH, Nanjing, China). The internal resistance detection device uses self-made DCSP testing equipment. The electronic load and test equipment are connected to the computer via a serial interface. Experimental data are transmitted to the computer via these serial ports for storage. In the self-made internal resistance detection device, the pulse switch K is implemented with a high-current high-speed MOSFET. Voltage detection and current control in the device are implemented using the 12-bit ADC and DAC blocks in the same MCU (STM32F103, STMicroelectronics, Geneva, Switzerland).</text:p>
          </table:table-cell>
        </table:table-row>
        <table:table-row table:style-name="ro18" table:visibility="filter">
          <table:table-cell office:value-type="string" calcext:value-type="string">
            <text:p>10.3390_en11051073</text:p>
          </table:table-cell>
          <table:table-cell office:value-type="string" calcext:value-type="string">
            <text:p>data</text:p>
          </table:table-cell>
          <table:table-cell office:value-type="float" office:value="386" calcext:value-type="float">
            <text:p>386</text:p>
          </table:table-cell>
          <table:table-cell table:number-columns-repeated="2"/>
          <table:table-cell office:value-type="string" calcext:value-type="string">
            <text:p>Energies 2018, 11, x FOR PEER REVIEW 6 of 11 positive, and a negative correlation is indicated when r is negative. If the absolute value of r tends to 1, it means that there is a highly linear relationship between the two variables. ][][),(),(YVarXVarYXCovYXr= (2) The relations between various battery parameters can be found through this correlation research [21,22], which can thus be used to establish the algorithm model to estimate the SOC and SOH of a battery. According to the internal resistance and capacity analysis results, the battery parameters selected in this paper include: voltage, internal resistance, temperature, capacity, SOC, and cycles. The correlation between battery parameters is shown in Table 1. Highly correlated parameters of the battery parameters facilitate the induction method to create a simple and accurate predictive model. For instance, a high correlation between the battery voltage and SOC indicates that voltage is an indispensable factor in the SOC estimation model. Table 1. Correlation coefficient between battery parameters. Voltage Resistance Temperature Capacity SOC Cycles Voltage 1 −4.59 × 10−1 2.30 × 10−1 2.68 × 10−1 9.23 × 10−1 −1.62 × 10−1 Resistance −4.59 × 10−1 1 −7.74 × 10−1 −8.76 × 10−1 −2.32 × 10−1 4.77 × 10−1 Temperature 2.30 × 10−1 −7.74 × 10−1 1 7.00 × 10−1 −9.28 × 10−18 −5.17 × 10−2 Capacity 2.68 × 10−1 −8.76 × 10−1 7.00 × 10−1 1 4.35 × 10−18 −7.07 × 10−1 SOC 9.23 × 10−1 −2.32 × 10−1 −9.28 × 10−18 4.35 × 10−18 1 6.85 × 10−18 Cycles −1.62 × 10−1 4.77 × 10−1 −5.17 × 10−2 −7.07 × 10−1 6.85 × 10−18 1 In the experiment, we first studied the correlation between capacity and battery life (cycles), as well as the correlation between internal resistance and battery life (cycles). Since one of the two correlations is a positive correlation and the other is a negative correlation, Figure 5 uses the absolute value of the correlation to compare them. Then, the correlation between internal resistance and capacity was also investigated via experimental tests.</text:p>
          </table:table-cell>
        </table:table-row>
        <table:table-row table:style-name="ro9" table:visibility="filter">
          <table:table-cell office:value-type="string" calcext:value-type="string">
            <text:p>10.3390_en1105124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In this section, we use the operational data of Beijing Changping subway line and Beijing Yizhuang subway line in simulation to illustrate the effectiveness of the proposed method for ‘long section’ and ‘short section’ scenarios, respectively.</text:p>
          </table:table-cell>
        </table:table-row>
        <table:table-row table:style-name="ro9" table:visibility="filter">
          <table:table-cell office:value-type="string" calcext:value-type="string">
            <text:p>10.3390_en11051248</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method to calculate the energy saving was illustrated by simulation. It has not been validated by real data. We will take the parameters of the power network into consideration, study the on-line algorithm for rail-time trafﬁc management and validate the energy saving effect of the method.</text:p>
          </table:table-cell>
        </table:table-row>
        <table:table-row table:style-name="ro9" table:visibility="filter">
          <table:table-cell office:value-type="string" calcext:value-type="string">
            <text:p>10.3390_en1105124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operational data of Beijing Changping subway line (BJCP) are used in the simulation of long section scenarios. There are seven stations, six electrical sections and 20 trains. The mass of each fully loaded train is 294.6 tons. The length of the six sections are as follows:</text:p>
          </table:table-cell>
        </table:table-row>
        <table:table-row table:style-name="ro9" table:visibility="filter">
          <table:table-cell office:value-type="string" calcext:value-type="string">
            <text:p>10.3390_en11051248</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he operational data of Beijing Yizhuang subway line (BJYZ) is used in the simulation of short section scenarios. There are 14 stations and eight electrical sections in the line. We use the same train parameters as that of BJCP and simulate one round trip of 20 trains. The length of the sections are as follows:</text:p>
          </table:table-cell>
        </table:table-row>
        <table:table-row table:style-name="ro3" table:visibility="filter">
          <table:table-cell office:value-type="string" calcext:value-type="string">
            <text:p>10.3390_en1105124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ll the dwell time. The data of total running/dwell time and the average speed are presented in Table 1. The existing and the proposed methods have approximately the same average traveling speed as the timetable, which means that both methods have small impacts on operation. It should be noted that the proposed method is more energy efﬁcient than the existing method and can realize an even higher average traveling speed than the timetable at the same time.</text:p>
          </table:table-cell>
        </table:table-row>
        <table:table-row table:style-name="ro3" table:visibility="filter">
          <table:table-cell office:value-type="string" calcext:value-type="string">
            <text:p>10.3390_en1105124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It is shown in Figure 8 that the TEC of the proposed method is less than that of the existing method due to better utilization of regenerative energy. The TEC and REC data of 240 s headway at the end of simulation are presented in Table 1. It is concluded that both methods reduce TEC remarkably through making use of regenerative energy. Compared with the existing method, the proposed method can further reduce the tractive energy consumption by 8.5%.</text:p>
          </table:table-cell>
        </table:table-row>
        <table:table-row table:style-name="ro11" table:visibility="filter">
          <table:table-cell office:value-type="string" calcext:value-type="string">
            <text:p>10.3390_en11051248</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From the REC curves in Figure 12 and the data of the 90 s headway in Table 2, it is observed that both methods use much more regenerative energy in the short section small headway scenario than in other scenarios. The ratio of REC to TE of the proposed and the existing methods are 0.47 and 0.37, respectively. The proposed method can save TEC by 14.9%. Both the running time and the dwell time are extended to improve the usage of regenerative energy, the difference in the average traveling speed between the proposed method and the timetable is larger than other scenarios. In general, the impacts of the two methods on the operation are small.</text:p>
          </table:table-cell>
        </table:table-row>
        <table:table-row table:style-name="ro11" table:visibility="filter">
          <table:table-cell office:value-type="string" calcext:value-type="string">
            <text:p>10.3390_en11051248</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operational data of Beijing Changping subway line are used in simulation to illustrate the performance of the proposed method in ‘long section’ scenario. The parameters of GA are listed as follows. The crossover rate, the mutation probability and the population size are 0.8, 0.2 and 200, respectively. The fitness function has 25 parameters that depend on the number of stations on the line. The maximum number of iterations is set to 100 times the number of parameters of the fitness function. The algorithm is terminated when it reaches the maximum number of iterations or the average relative changes in the best fitness value over the last 50 generations are less than or equal to 1E-6.</text:p>
          </table:table-cell>
        </table:table-row>
        <table:table-row table:style-name="ro11" table:visibility="filter">
          <table:table-cell office:value-type="string" calcext:value-type="string">
            <text:p>10.3390_en11051248</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The rest of this paper is organized as follows. In Section 2, we review the literature on the energy saving methods related to train regulation, the defects of each kind of methods are analyzed. A ‘time slot and energy grid’ model is proposed to analyze the utilization of regenerative energy in Section 3. Based on the model, the energy efﬁcient train dispatch and control integrated method is designed. In Section 4, the objective function and the optimization model are formulated. In Section 5, the operational data of Beijing Changping and Beijing Yizhuang subway lines are used in simulation to illustrate the effectiveness of the proposed method in different scenarios. Finally, our work is concluded in Section 6.</text:p>
          </table:table-cell>
        </table:table-row>
        <table:table-row table:style-name="ro5" table:visibility="filter">
          <table:table-cell office:value-type="string" calcext:value-type="string">
            <text:p>10.3390_en11051248</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It is shown in Figure 9 that the proposed method is obviously more energy efﬁcient since much more regenerative energy is used, when compared with the existing method. From the TEC and REC data of 90 s headway in Table 1, it can be found that, unlike the existing method, the proposed method is more energy efﬁcient in a small headway. Based on the running time, dwell time and average traveling speed data, it can be concluded that the proposed method improves the utilization of regenerative energy through increasing the running time and decreasing the dwell time as in the case of big headway. Compared with the existing method, it can reduce the TEC by 19.1% and keep the average traveling speed not below that of the timetable simultaneously.</text:p>
          </table:table-cell>
        </table:table-row>
        <table:table-row table:style-name="ro6" table:visibility="filter">
          <table:table-cell office:value-type="string" calcext:value-type="string">
            <text:p>10.3390_en11051248</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In this paper, we propose an energy efficient train dispatch and control integrated method. A ‘time slot and energy grid’ model is proposed to analyze the utilization of regenerative energy among multiple bidirectional running trains in the same electrical section. Based on the model, a unified energy efficient integrated strategy is designed to improve the utilization of regenerative energy and reduce the tractive energy consumption of trains. At last, the operational data of Beijing Changping subway line and Beijing Yizhuang subway line are used in simulation to illustrate the performance of the proposed method in long section and short section, respectively. According to the simulation results, it can be concluded that the proposed method can obviously reduce the total tractive energy consumption in different scenarios and have little impact on the operation of urban rail transit.</text:p>
          </table:table-cell>
        </table:table-row>
        <table:table-row table:style-name="ro6" table:visibility="filter">
          <table:table-cell office:value-type="string" calcext:value-type="string">
            <text:p>10.3390_en11051248</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this paper, we proposed an improved train dispatch and control integrated energy saving method. We set up a ‘time slot and energy grid’ model, which can effectively reduce the complexity of analyzing the usage of regenerative energy among multiple bidirectional running trains. Based on the model, we designed the energy saving method. The running time of trains in sections, the dwell time of trains at stations and the headway (optional) were adjusted to synchronize the acceleration and deceleration of trains in the same electrical section, improve the utilization of regenerative energy and minimize the tractive energy consumption of all the trains on the line. To illustrate the effectiveness of the proposed method, the operational data of Beijing Changping and Beijing Yizhuang subway lines were used in simulation of long section and short section scenarios, respectively. When compared</text:p>
          </table:table-cell>
        </table:table-row>
        <table:table-row table:style-name="ro13" table:visibility="filter">
          <table:table-cell office:value-type="string" calcext:value-type="string">
            <text:p>10.3390_en11051248</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Abstract: With the rapid development of urban rail transit, the energy consumption of trains is increasing dramatically. The shortage of electrical energy is becoming more and more serious. In this paper, a novel method is proposed to better use regenerative braking energy for energy saving. A ‘time slot and energy grid’ model is set up to analyze the utilization of regenerative energy among trains. Based on this model, an energy efﬁcient strategy that integrates train dispatch with train control is designed. The running time of trains in sections, the dwell time of trains at stations and the headway can be adjusted to ﬁnd the global optimal solution for energy saving. The operational data of Beijing Changping subway line and Beijing Yizhuang subway line are used in simulation to illustrate the effectiveness of the proposed method in different scenarios. Simulation results show that our approach can signiﬁcantly improve the utilization of regenerative braking energy and minimize the energy consumption in different scenarios when compared with the existing method.</text:p>
          </table:table-cell>
        </table:table-row>
        <table:table-row table:style-name="ro2" table:visibility="filter">
          <table:table-cell office:value-type="string" calcext:value-type="string">
            <text:p>10.3390_en11071671</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8. Costanzo, A.; Masotti, D. Energizing 5G: Near- and Far-Field Wireless Energy and Data Trantransfer as an</text:p>
          </table:table-cell>
        </table:table-row>
        <table:table-row table:style-name="ro4">
          <table:table-cell office:value-type="string" calcext:value-type="string">
            <text:p>10.3390_en11071817</text:p>
          </table:table-cell>
          <table:table-cell office:value-type="string" calcext:value-type="string">
            <text:p>benchmark</text:p>
          </table:table-cell>
          <table:table-cell office:value-type="float" office:value="91" calcext:value-type="float">
            <text:p>91</text:p>
          </table:table-cell>
          <table:table-cell/>
          <table:table-cell office:value-type="float" office:value="0" calcext:value-type="float">
            <text:p>0</text:p>
          </table:table-cell>
          <table:table-cell office:value-type="string" calcext:value-type="string">
            <text:p>A real option model of renewable energy generation investment under the current benchmark electricity price system was constructed. The numerical simulation and sensitivity test of the model were carried out by the Monte-Carlo method. This paper discussed the feasibility of investing in wind power projects under the current net electricity price level in China, analyzed the investment opportunity of the investment in the renewable energy project of wind power generation and revealed the change law of the value of the carbon price gap with the related parameters.</text:p>
          </table:table-cell>
        </table:table-row>
        <table:table-row table:style-name="ro2">
          <table:table-cell office:value-type="string" calcext:value-type="string">
            <text:p>10.3390_en11071817</text:p>
          </table:table-cell>
          <table:table-cell office:value-type="string" calcext:value-type="string">
            <text:p>case study data</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4. Case Study</text:p>
          </table:table-cell>
        </table:table-row>
        <table:table-row table:style-name="ro2" table:visibility="filter">
          <table:table-cell office:value-type="string" calcext:value-type="string">
            <text:p>10.3390_en11071817</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4.1. Case Description and Sources of Data</text:p>
          </table:table-cell>
        </table:table-row>
        <table:table-row table:style-name="ro9" table:visibility="filter">
          <table:table-cell office:value-type="string" calcext:value-type="string">
            <text:p>10.3390_en11071817</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Carbon emission reduction coefﬁcient is closely related to emission reduction standards, geographical distribution, and technological level. According to the data released by the climate division, the emission reduction coefﬁcient of carbon dioxide in north China in 2015 is 1.0416 t CO2/MWh [15].</text:p>
          </table:table-cell>
        </table:table-row>
        <table:table-row table:style-name="ro4" table:visibility="filter">
          <table:table-cell office:value-type="string" calcext:value-type="string">
            <text:p>10.3390_en1107181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According to the data of wind power project, the NPV of the wind power project is $330 million. Under the carbon trading mechanism, the investment value of the project with real option value is $460 million because of the uncertainty of carbon price. The total value of the project investment considering the option value is higher than that of the pure present value method. It shows that the renewable energy power generation project can be more comprehensive and ﬂexible to measure the investment value of the project under the carbon trading mechanism.</text:p>
          </table:table-cell>
        </table:table-row>
        <table:table-row table:style-name="ro4" table:visibility="filter">
          <table:table-cell office:value-type="string" calcext:value-type="string">
            <text:p>10.3390_en1107181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is paper, a real option model was veriﬁed by selecting a case of a wind farm project. The research has somewhat practical signiﬁcance. Sensitivity analysis was to determine the impact of stochastic characteristics of carbon prices on project value. According to the sensitivity analysis of wind power data, this paper concluded that the higher the rate of carbon price growth and the higher the ﬂuctuation level, the more the power generation enterprises tend to postpone the investment, and these factors have a very signiﬁcant impact on the return of the enterprise investment.</text:p>
          </table:table-cell>
        </table:table-row>
        <table:table-row table:style-name="ro4" table:visibility="filter">
          <table:table-cell office:value-type="string" calcext:value-type="string">
            <text:p>10.3390_en11071817</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future uncertain world carbon trading system will inevitably aggravate the ﬂuctuation of carbon prices. The future research on investment in renewable energy projects will tend to further quantify the uncertainty of projects, which can better control of the high risk of project investment. The uncertainty of the project includes changes in government policies, climate changes, and changes in technology levels. In the construction of real option model, if more scenarios are designed and more detailed data analysis method is adopted, it will be more accurate to analyze the change in investment value of project uncertainty.</text:p>
          </table:table-cell>
        </table:table-row>
        <table:table-row table:style-name="ro11" table:visibility="filter">
          <table:table-cell office:value-type="string" calcext:value-type="string">
            <text:p>10.3390_en1107181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is paper selected the operation of a wind farm in North China and applied the option model, and then solved carbon price threshold, investment time point and investment value by the option model. The source of funds for the project is free ﬁnancing, and the rest is settled by ﬁnancing. According to the conditions of wind energy, it is planned to install 33 units of wind turbines with an installed capacity of 49.5 MW, an average annual availability of 2500 h, and a unit generation cost of 0.0728 USD/kwh, with a project period of 20 years. The risk free interest rate R is 0.05 [24]. The electricity price of the Internet is 0.0823 USD/kwh [27]. Table 1 lists the speciﬁc data of the case.</text:p>
          </table:table-cell>
        </table:table-row>
        <table:table-row table:style-name="ro2">
          <table:table-cell office:value-type="string" calcext:value-type="string">
            <text:p>10.3390_en11071817</text:p>
          </table:table-cell>
          <table:table-cell office:value-type="string" calcext:value-type="string">
            <text:p>databas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27. Polaris Power Network Database. 2017. Available online: http://news.bjx.com.cn/html/20170420/821314.</text:p>
          </table:table-cell>
        </table:table-row>
        <table:table-row table:style-name="ro2">
          <table:table-cell office:value-type="string" calcext:value-type="string">
            <text:p>10.3390_en11071817</text:p>
          </table:table-cell>
          <table:table-cell office:value-type="string" calcext:value-type="string">
            <text:p>databas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28. Carbon Emissions Trading Database. 2017. Available online: http://www.tanpaifang.com/ (accessed on</text:p>
          </table:table-cell>
        </table:table-row>
        <table:table-row table:style-name="ro2" table:visibility="filter">
          <table:table-cell office:value-type="string" calcext:value-type="string">
            <text:p>10.3390_en1107183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J.K.; Analysis and interpretation of data:</text:p>
          </table:table-cell>
        </table:table-row>
        <table:table-row table:style-name="ro2" table:visibility="filter">
          <table:table-cell office:value-type="string" calcext:value-type="string">
            <text:p>10.3390_en1107183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uploads/2016/10/EN-Technical-Data-ES2H265-072015.pdf (accessed on 20 December 2017).</text:p>
          </table:table-cell>
        </table:table-row>
        <table:table-row table:style-name="ro2" table:visibility="filter">
          <table:table-cell office:value-type="string" calcext:value-type="string">
            <text:p>10.3390_en1107183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calculations are based on the climate data of 2017 in Tartu, measured by the weather station. The weather station Vantage Pro+ is located on a building’s roof at 58◦23(cid:48)19” N, 26◦41(cid:48)37” E, at the</text:p>
          </table:table-cell>
        </table:table-row>
        <table:table-row table:style-name="ro9" table:visibility="filter">
          <table:table-cell office:value-type="string" calcext:value-type="string">
            <text:p>10.3390_en1107183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Author Contributions: Study conception and design: J.K., A.A. (Andres Annuk), A.A. (Alo Allik), E.K.; Acquisition of data: J.K., A.A. (Andres Annuk); Drafting of manuscript: J.K., A.A. (Andres Annuk), A.A. (Alo Allik), E.K.; Critical revision: J.K., A.A. (Andres Annuk), A.A. (Alo Allik), E.K.</text:p>
          </table:table-cell>
        </table:table-row>
        <table:table-row table:style-name="ro4" table:visibility="filter">
          <table:table-cell office:value-type="string" calcext:value-type="string">
            <text:p>10.3390_en11071832</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The heat energy balance for the year of 2017, with the solar collector absorber area of 48.4 m2 and the long-term storage tank with the volume of 15 m3, are shown in Figure 4. Between the end of November and the beginning of April, the heat pump is used for the house heating. The rest of the time the heat pump is standing and the heat energy for heating the house and the domestic hot water is collected from the sun. The heat loss of the buffer tank and the long-term storage tank will not exceed 10 kW·h a day. Most of this heat loss is the heat loss of the buffer tank. The data from Figure 4 is summarized and shown in Table 3.</text:p>
          </table:table-cell>
        </table:table-row>
        <table:table-row table:style-name="ro7" table:visibility="filter">
          <table:table-cell office:value-type="string" calcext:value-type="string">
            <text:p>10.3390_en11071832</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Abstract: This article describes a method for increasing the solar heat energy share in the heating of a dwelling. Solar irradiation is high in summer, in early autumn, and in spring, but during that same time, the heat demand of dwellings is low. This article describes a solution for storing solar heat energy in summertime as well as the calculations of the heat energy balance of such a storage system. The solar heat energy is stored in a thermally insulated water tank and used in the heating period. The heat is also stored in the ground if necessary, using the ground loop of the heat pump if the water tank’s temperature rises above a certain threshold. The stored heat energy is used directly for heating if the heat carrier temperature inside the tank is sufﬁcient. If the temperature is too low for direct heating, then the heat pump can be used to extract the stored energy. The calculations are based on the solar irradiation measurements and heating demand data of a sample dwelling. The seasonal storing of solar heat energy can increase the solar heat energy usage and decrease the heat pump working time. The long-term storage tank capacity of 15 m3 can increase the direct heating from solar by 41%. The direct heating system efﬁciency is 51%.</text:p>
          </table:table-cell>
        </table:table-row>
        <table:table-row table:style-name="ro15" table:visibility="filter">
          <table:table-cell office:value-type="string" calcext:value-type="string">
            <text:p>10.3390_en11071832</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The end of the direct heating for the house is visible in Figure 3, in the place where the long-term tank temperature drops under 36 °C. In Figure 3, during the time between January and March, the vacuum insulated tank temperature drops, which is caused by heat loss from the tank. The tank’s initial temperature is taken as 20 °C. In Figure 3, the tank temperature in January 2018 shows that the tank temperature in all three of the different volumes is higher than 20 °C, which should be a direct rise in the heating share. The heat energy balance for the year of 2017, with the solar collector absorber area of 48.4 m2 and the long-term storage tank with the volume of 15 m3, are shown in Figure 4. Between the end of November and the beginning of April, the heat pump is used for the house heating. The rest of the time the heat pump is standing and the heat energy for heating the house and the domestic hot water is collected from the sun. The heat loss of the buffer tank and the long-term storage tank will not exceed 10 kW·h a day. Most of this heat loss is the heat loss of the buffer tank. The data from Figure 4 is summarized and shown in Table 3. Table 3. Heat energy balance. Description Heat Energy (kW·h) House yearly heat energy demand 6023 Produced heat energy from sun 8560 Solar heat energy for direct heating 2474 Additional heat energy demand (ground source heat pump) 3549 Energy to heat pump ground loop 1903 Buffer tank and storage tank losses 2312 Storage losses 4215 <text:s/>Figure 3. The temperatures of the buffer and long-term storage tank with different settings. Energies 2018, 11, 1832</text:p>
          </table:table-cell>
        </table:table-row>
        <table:table-row table:style-name="ro15" table:visibility="filter">
          <table:table-cell office:value-type="string" calcext:value-type="string">
            <text:p>10.3390_en11071832</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Energies 2018, 11, x 6 of 9 of the analyzed conditions gave similar results, therefore, it is showed in one condition. The temperature change for the long-term tank depends on the area of the solar collectors and the tank volume. The tank, with a larger volume allows for storing more heat energy and to use it for a longer period. The time for heating up the long-term storage tank depends on the solar collector area. The maximum temperature of the long-term tank is achieved in May and the heating up time difference with different collector areas is small. The produced heat energy in the summertime is mostly used by heating the domestic hot water and by heating up the ground around the heat pump ground loop. The end of the direct heating for the house is visible in Figure 3, in the place where the long-term tank temperature drops under 36 °C. In Figure 3, during the time between January and March, the vacuum insulated tank temperature drops, which is caused by heat loss from the tank. The tank’s initial temperature is taken as 20 °C. In Figure 3, the tank temperature in January 2018 shows that the tank temperature in all three of the different volumes is higher than 20 °C, which should be a direct rise in the heating share. The heat energy balance for the year of 2017, with the solar collector absorber area of 48.4 m2 and the long-term storage tank with the volume of 15 m3, are shown in Figure 4. Between the end of November and the beginning of April, the heat pump is used for the house heating. The rest of the time the heat pump is standing and the heat energy for heating the house and the domestic hot water is collected from the sun.</text:p>
          </table:table-cell>
        </table:table-row>
        <table:table-row table:style-name="ro15" table:visibility="filter">
          <table:table-cell office:value-type="string" calcext:value-type="string">
            <text:p>10.3390_en11071832</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The technique of the vacuum insulated tank with expanded perlite has been previously used for the storage of liquid gases. The vacuum insulated storage tank operational principle is similar. Using vacuum insulation, the thermal resistance is up to 10 times higher compared with conventional insulation materials [6]. The company Hummelsberger Stahl- und Metallbau built the vacuum isolated storage tank with a volume of 16.4 m3 in the year of 2010. The tank has a double-walled steel cylinder construction. The annular gap between the cylinders is ﬁlled with expanded perlite and is evacuated [7]. Such thermal insulation has been also investigated by the University of Stuttgart, where the different heat insulation materials are studied in a vacuum [7]. The results are similar to the parameters of the vacuum insulated tank insulation. The tank was put outside in winter and ﬁlled with 90 ◦C water. The measurements showed an average temperature loss of 0.23 K day−1 for a period of 11 weeks in winter [8]. It was found that the tank heat loss power is 1.98 W K−1 [9]. The heating system, with a similar 11 m3 vacuum storage tank, and the solar collector with an area of 55 m2, is in use in Germany. The entire heating system can be watched in real time [10]. The measurement data shows that the maximum temperature in the storage tank is achieved in May [10]. The share of direct heating is 55% [11]. Also, the climate in Germany is warmer than in Estonia. In Germany, a tank with vacuum panels insulation was also studied, of which the calculated U-value was 0.36 W m−2 K−1 [12]. The average U-value is high because of joints between the vacuum panels, which are thermal bridges.</text:p>
          </table:table-cell>
        </table:table-row>
        <table:table-row table:style-name="ro15" table:visibility="filter">
          <table:table-cell office:value-type="string" calcext:value-type="string">
            <text:p>10.3390_en11071832</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To use the seasonal storing of the solar heat energy for a single-family house, it is important to use a storage tank, with a low heat loss. One solution is to use a tank where the working principe is similar to that of thermos. The technique of the vacuum insulated tank with expanded perlite has been previously used for the storage of liquid gases. The vacuum insulated storage tank operational principle is similar. Using vacuum insulation, the thermal resistance is up to 10 times higher compared with conventional insulation materials [6]. The company Hummelsberger Stahl- und Metallbau built the vacuum isolated storage tank with a volume of 16.4 m3 in the year of 2010. The tank has a double-walled steel cylinder construction. The annular gap between the cylinders is ﬁlled with expanded perlite and is evacuated [7]. Such thermal insulation has been also investigated by the University of Stuttgart, where the different heat insulation materials are studied in a vacuum [7]. The results are similar to the parameters of the vacuum insulated tank insulation. The tank was put outside in winter and ﬁlled with 90 ◦C water. The measurements showed an average temperature loss of 0.23 K day−1 for a period of 11 weeks in winter [8]. It was found that the tank heat loss power is 1.98 W K−1 [9]. The heating system, with a similar 11 m3 vacuum storage tank, and the solar collector with an area of 55 m2, is in use in Germany. The entire heating system can be watched in real time [10]. The measurement data shows that the maximum temperature in the storage tank is achieved in May [10]. The share of direct heating is 55% [11]. Also, the climate in Germany is warmer than in Estonia.</text:p>
          </table:table-cell>
        </table:table-row>
        <table:table-row table:style-name="ro10">
          <table:table-cell office:value-type="string" calcext:value-type="string">
            <text:p>10.3390_en11071832</text:p>
          </table:table-cell>
          <table:table-cell office:value-type="string" calcext:value-type="string">
            <text:p>data https, data available, data</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16. Ensol. Technical Data of the Flat Solar Collectors. Available online: http://ensol.pl/new_ensol/wp-content/</text:p>
          </table:table-cell>
        </table:table-row>
        <table:table-row table:style-name="ro9">
          <table:table-cell office:value-type="string" calcext:value-type="string">
            <text:p>10.3390_en11082032</text:p>
          </table:table-cell>
          <table:table-cell office:value-type="string" calcext:value-type="string">
            <text:p>dataset provided, data</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Author Contributions: Y.Y. conceived this study. Y.L. designed the methodology and performed the experiments. M.C. carried out the data analysis. X.W. provided guidance for this study. All authors contributed to the writing of this paper.</text:p>
          </table:table-cell>
        </table:table-row>
        <table:table-row table:style-name="ro2" table:visibility="filter">
          <table:table-cell office:value-type="string" calcext:value-type="string">
            <text:p>10.3390_en11092389</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peciﬁc software (Dewesoft 7.0, Trbovlje, Slovenia) was used to record data and for the post</text:p>
          </table:table-cell>
        </table:table-row>
        <table:table-row table:style-name="ro2" table:visibility="filter">
          <table:table-cell office:value-type="string" calcext:value-type="string">
            <text:p>10.3390_en1109238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Author Contributions: N.P. and E.C. conceived and designed the experiments; N.P. performed the experiment; N.P. and P.B. analyzed the data; N.P., P.B. and E.C. wrote the paper.</text:p>
          </table:table-cell>
        </table:table-row>
        <table:table-row table:style-name="ro3" table:visibility="filter">
          <table:table-cell office:value-type="string" calcext:value-type="string">
            <text:p>10.3390_en11092389</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SPSS software v.24 (IBM Corp. Armonk, NY, USA) was used to perform the analysis of variance (ANOVA) and post hoc analysis at 5% signiﬁcance level. Post hoc analysis was conducted according to Duncan’s test method to determine the inﬂuence of pressure and pressure application time on density, durability and speciﬁc compression energy. To check the normality of data distribution and assumption of equal variance Shapiro-Wilk and Levene tests were used, respectively.</text:p>
          </table:table-cell>
        </table:table-row>
        <table:table-row table:style-name="ro3" table:visibility="filter">
          <table:table-cell office:value-type="string" calcext:value-type="string">
            <text:p>10.3390_en11092389</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orce-displacement data were recorded during the compaction test (Figure 2). To calculate the Speciﬁc Compression Energy (SCE) required for hop cones compaction, the methodology proposed by Pampuro et al. [11], Cavallo and Pampuro [12], Adapa et al. [26] and Mani et al. [27] was adopted. It consists in integrating the area under force-displacement curve; when combined with the compact mass, it yielded the speciﬁc energy value in kJ kg−1.</text:p>
          </table:table-cell>
        </table:table-row>
        <table:table-row table:style-name="ro5" table:visibility="filter">
          <table:table-cell office:value-type="string" calcext:value-type="string">
            <text:p>10.3390_en1109238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Figure 3 shows the relationship between compression pressure and compacts density at different pressure application time (10 and 40 s). Results from the experiment (data not shown) highlighted that, when the applied pressure was lower than 40 MPa, hop cones could not be compacted. Beyond this pressure level, the compacts density ranged from 515.2 to 876.6 kg m−3 depending on the combination of compression pressure and pressure application time. More in detail, by applying compression pressure between 40 and 80 MPa, the mean density values of hop cones compacts increased signiﬁcantly (p &lt; 0.05) from 515.2 to 793.5 kg m−3 and from 580.7 to 876.6 kg m−3 for pressure application time equal to 10 s and 40 s, respectively.</text:p>
          </table:table-cell>
        </table:table-row>
        <table:table-row table:style-name="ro19" table:visibility="filter">
          <table:table-cell office:value-type="string" calcext:value-type="string">
            <text:p>10.3390_en11092389</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More in detail, by applying compression pressure between 40 and 80 MPa, the mean density values of hop cones compacts increased significantly (p &lt; 0.05) from 515.2 to 793.5 kg m−3 and from 580.7 to 876.6 kg m−3 for pressure application time equal to 10 s and 40 s, respectively. Figure 3. Relationship between hop cones compacts density (kg m−3) and compression pressure (MPa) at different pressure application times (10 and 40 s). For each compression pressure level applied, as shown in Figure 4, the higher compacts density values were obtained with pressure application time of 40 s. Figure 4. Average compacts density values (kg m−3) obtained by compressing hop cones with three compression pressure levels (40, 60 and 80 MPa) and two pressure application times (10 and 40 s). Error bars indicate standard error (n = 5). Energies 2018, 11, x FOR PEER REVIEW 5 of 10 3. Results and Discussion 3.1. Compacts Density As highlighted in many studies [19,23,28], compacts density plays a key role in determining handling and storage procedures to preserve their integrity. Duncan’s test showed significant effect (p &lt; 0.05) of compression pressure and pressure application time on compacts density. However, not significant interaction (p &gt; 0.05) between the two above-mentioned parameters was detected. Figure 3 shows the relationship between compression pressure and compacts density at different pressure application time (10 and 40 s). Results from the experiment (data not shown) highlighted that, when the applied pressure was lower than 40 MPa, hop cones could not be compacted. Beyond this pressure level, the compacts density ranged from 515.2 to 876.6 kg m−3 depending on the combination of compression pressure and pressure application time.</text:p>
          </table:table-cell>
        </table:table-row>
        <table:table-row table:style-name="ro15" table:visibility="filter">
          <table:table-cell office:value-type="string" calcext:value-type="string">
            <text:p>10.3390_en11092389</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To form compacts, 40.0 ± 0.5 g of dried hop cones were used. Compaction tests were performed investigating three preset pressures, 40, 60 and 80 MPa corresponding to 63.1, 94.6 and 126.1 kN respectively, and two pressure application times, 10 and 40 s. The experiment was carried out without adding any binder or additive to the investigated material. Compaction test included six treatments: hop cones compacts obtained by applying pressure of 40 MPa for 10 s [L_10_40]; hop cones compacts obtained by applying pressure of 40 MPa for 40 s [L_40_40]; hop cones compacts obtained by applying pressure of 60 MPa for 10 s [L_10_60]; hop cones compacts obtained by applying pressure of 60 MPa for 40 s [L_40_60]; hop cones compacts obtained by applying pressure of 80 MPa for 10 s [L_10_80]; hop cones compacts obtained by applying pressure of 80 MPa for 40 s [L_40_80]. For each combination of pressure and pressure application time, ten compacts were produced. Figure 1 shows hop cones before and after compaction tests. Figure 1. Bulking hop cones and compacts obtained during the experiment. Treatment codes in the legend stands for hop cones compacts obtained by applying: pressure of 40 MPa for 10 s (L_10_40); pressure of 40 MPa for 40 s (L_40_40); pressure of 60 MPa for 10 s (L_10_60); pressure of 60 MPa for 40 s (L_40_60); pressure of 80 MPa for 10 s (L_10_80); pressure of 80 MPa for 40 s (L_40_80). After compression, the base plate of the experimental press was removed and the upper plunger was used to eject the hop cones compact from the compression chamber. A digital caliber was used Energies 2018, 11, 2389</text:p>
          </table:table-cell>
        </table:table-row>
        <table:table-row table:style-name="ro19" table:visibility="filter">
          <table:table-cell office:value-type="string" calcext:value-type="string">
            <text:p>10.3390_en11092389</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Energies 2018, 11, x FOR PEER REVIEW 3 of 10 2.2. Hydraulic Compacts Press A prototype hydraulic press was used to compact hop cones. The compaction equipment consists of two opposite hydraulic cylinders. The unit, fitted with an oil-hydraulic system, is able to deliver up to 297 kN in a time variable from 0 to 210 s. Different compressing chambers can be used, as needed. The hydraulic cylinders are fitted with load cells (model TMT–HY–C/PS, max rated load 200 kN, LCM Systems, Newport, Isle of Wight, UK) giving signals proportional to the compressing force. The top of the plunger is connected to a potentiometric displacement sensor (model LT-M-0500-S, 500 mm full stroke, Gefran SpA, Provaglio d’Iseo, Italy) giving the exact position and volume of the compressing chamber. A pressure transducer (sensor 3100 series, 0–250 bar, Gems Sensor &amp; Controls, Plainville, CT, USA) is mounted on the oil feed line. Signals from the load cells and displacement transducer are processed using a pc-based acquisition system (DS-NET with BR8 module, Dewesoft, Trbovlje, Slovenia) able to acquiring up to 10 ks s−1. See Pampuro et al. [11,23] and Cavallo and Pampuro [12] for more details of the equipment. For this specific experiment a chamber with an internal diameter of 45 mm and a volume equal to 440 cm3 has been used while. The sampling rate was set at 1 ks s−1. Specific software (Dewesoft 7.0, Trbovlje, Slovenia) was used to record data and for the post processing operations. 2.3. Compacts Production and Specific Compression Energy Calculation Before performing compaction tests, to prevent hop cones degradation, their moisture content was reduced to 10% [7] by drying in an oven set to 60 °C [24].</text:p>
          </table:table-cell>
        </table:table-row>
        <table:table-row table:style-name="ro19" table:visibility="filter">
          <table:table-cell office:value-type="string" calcext:value-type="string">
            <text:p>10.3390_en11092389</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See Pampuro et al. [11,23] and Cavallo and Pampuro [12] for more details of the equipment. For this specific experiment a chamber with an internal diameter of 45 mm and a volume equal to 440 cm3 has been used while. The sampling rate was set at 1 ks s−1. Specific software (Dewesoft 7.0, Trbovlje, Slovenia) was used to record data and for the post processing operations. 2.3. Compacts Production and Specific Compression Energy Calculation Before performing compaction tests, to prevent hop cones degradation, their moisture content was reduced to 10% [7] by drying in an oven set to 60 °C [24]. The moisture content was selected after review literature that report 10% as the most appropriate moisture level to obtain high quality compacts from different biomass [9–11,25]. To form compacts, 40.0 ± 0.5 g of dried hop cones were used. Compaction tests were performed investigating three preset pressures, 40, 60 and 80 MPa corresponding to 63.1, 94.6 and 126.1 kN respectively, and two pressure application times, 10 and 40 s. The experiment was carried out without adding any binder or additive to the investigated material. Compaction test included six treatments: hop cones compacts obtained by applying pressure of 40 MPa for 10 s [L_10_40]; hop cones compacts obtained by applying pressure of 40 MPa for 40 s [L_40_40]; hop cones compacts obtained by applying pressure of 60 MPa for 10 s [L_10_60]; hop cones compacts obtained by applying pressure of 60 MPa for 40 s [L_40_60]; hop cones compacts obtained by applying pressure of 80 MPa for 10 s [L_10_80]; hop cones compacts obtained by applying pressure of 80 MPa for 40 s [L_40_80]. For each combination of pressure and pressure application time, ten compacts were produced.</text:p>
          </table:table-cell>
        </table:table-row>
        <table:table-row table:style-name="ro17" table:visibility="filter">
          <table:table-cell office:value-type="string" calcext:value-type="string">
            <text:p>10.3390_en11092389</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27] was adopted. It consists in integrating the area under force-displacement curve; when combined with the compact mass, it yielded the specific energy value in kJ kg−1. Figure 2. Force-displacement plots recorded during the compression test. Treatment codes in the legend stand for hop cones compacts obtained by applying: pressure of 40 MPa for 10 s (L_10_40); pressure of 80 MPa for 10 s (L_10_80). 2.4. Compacts Durability The ASABE Standard 269.4 [22] was adopted to determine the durability of the hop cones compacts. This Standard requires a rotating tool characterized by internal dimensions of 300 mm × 300 mm × 460 mm and external cover made of mesh (12.5 mm), with a horizontal axis of rotation. According to the Standard, to determine the hop cones compacts durability, 10 samples were tumbled for 3 min at 40 rpm. When overturned, compacts are attritioned due to impacts among themselves and against the inner surface of the rotating device. After overturning, samples are sieved through a mesh of a diameter approaching 0.8 times the initial diameter of compacts. The durability, reported as percentage, has been calculated as the ratio between the weights of the samples after and before the tumbling operation, multiplied by 100. The durability values reported in this article are the mean of five measurements. 2.5. Statistical Analysis SPSS software v.24 (IBM Corp. Armonk, NY, USA) was used to perform the analysis of variance (ANOVA) and post hoc analysis at 5% significance level. Post hoc analysis was conducted according to Duncan’s test method to determine the influence of pressure and pressure application time on density, durability and specific compression energy. To check the normality of data distribution and assumption of equal variance Shapiro-Wilk and Levene tests were used, respectively. Energies 2018, 11, 2389</text:p>
          </table:table-cell>
        </table:table-row>
        <table:table-row table:style-name="ro19" table:visibility="filter">
          <table:table-cell office:value-type="string" calcext:value-type="string">
            <text:p>10.3390_en11092389</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Energies 2018, 11, x FOR PEER REVIEW 4 of 10 to measure length and diameter of each densified sample, while the mass of the compacts was determined by means of a digital balance (accuracy 0.01 g). The hop cones compact density (kg m−3) was calculated by ratio of mass to volume. According to Li and Liu [25], density was determined 2 min after sample ejection from the compression chamber. Force-displacement data were recorded during the compaction test (Figure 2). To calculate the Specific Compression Energy (SCE) required for hop cones compaction, the methodology proposed by Pampuro et al. [11], Cavallo and Pampuro [12], Adapa et al. [26] and Mani et al. [27] was adopted. It consists in integrating the area under force-displacement curve; when combined with the compact mass, it yielded the specific energy value in kJ kg−1. Figure 2. Force-displacement plots recorded during the compression test. Treatment codes in the legend stand for hop cones compacts obtained by applying: pressure of 40 MPa for 10 s (L_10_40); pressure of 80 MPa for 10 s (L_10_80). 2.4. Compacts Durability The ASABE Standard 269.4 [22] was adopted to determine the durability of the hop cones compacts. This Standard requires a rotating tool characterized by internal dimensions of 300 mm × 300 mm × 460 mm and external cover made of mesh (12.5 mm), with a horizontal axis of rotation. According to the Standard, to determine the hop cones compacts durability, 10 samples were tumbled for 3 min at 40 rpm. When overturned, compacts are attritioned due to impacts among themselves and against the inner surface of the rotating device. After overturning, samples are sieved through a mesh of a diameter approaching 0.8 times the initial diameter of compacts.</text:p>
          </table:table-cell>
        </table:table-row>
        <table:table-row table:style-name="ro17" table:visibility="filter">
          <table:table-cell office:value-type="string" calcext:value-type="string">
            <text:p>10.3390_en11092389</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Energies 2018, 11, x FOR PEER REVIEW 5 of 10 3. Results and Discussion 3.1. Compacts Density As highlighted in many studies [19,23,28], compacts density plays a key role in determining handling and storage procedures to preserve their integrity. Duncan’s test showed significant effect (p &lt; 0.05) of compression pressure and pressure application time on compacts density. However, not significant interaction (p &gt; 0.05) between the two above-mentioned parameters was detected. Figure 3 shows the relationship between compression pressure and compacts density at different pressure application time (10 and 40 s). Results from the experiment (data not shown) highlighted that, when the applied pressure was lower than 40 MPa, hop cones could not be compacted. Beyond this pressure level, the compacts density ranged from 515.2 to 876.6 kg m−3 depending on the combination of compression pressure and pressure application time. More in detail, by applying compression pressure between 40 and 80 MPa, the mean density values of hop cones compacts increased significantly (p &lt; 0.05) from 515.2 to 793.5 kg m−3 and from 580.7 to 876.6 kg m−3 for pressure application time equal to 10 s and 40 s, respectively. Figure 3. Relationship between hop cones compacts density (kg m−3) and compression pressure (MPa) at different pressure application times (10 and 40 s). For each compression pressure level applied, as shown in Figure 4, the higher compacts density values were obtained with pressure application time of 40 s. Figure 4. Average compacts density values (kg m−3) obtained by compressing hop cones with three compression pressure levels (40, 60 and 80 MPa) and two pressure application times (10 and 40 s). Error bars indicate standard error (n = 5). Energies 2018, 11, x FOR PEER REVIEW 5 of 10 3.</text:p>
          </table:table-cell>
        </table:table-row>
        <table:table-row table:style-name="ro17" table:visibility="filter">
          <table:table-cell office:value-type="string" calcext:value-type="string">
            <text:p>10.3390_en11092389</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Error bars indicate standard error (n = 5). Energies 2018, 11, x FOR PEER REVIEW 5 of 10 3. Results and Discussion 3.1. Compacts Density As highlighted in many studies [19,23,28], compacts density plays a key role in determining handling and storage procedures to preserve their integrity. Duncan’s test showed significant effect (p &lt; 0.05) of compression pressure and pressure application time on compacts density. However, not significant interaction (p &gt; 0.05) between the two above-mentioned parameters was detected. Figure 3 shows the relationship between compression pressure and compacts density at different pressure application time (10 and 40 s). Results from the experiment (data not shown) highlighted that, when the applied pressure was lower than 40 MPa, hop cones could not be compacted. Beyond this pressure level, the compacts density ranged from 515.2 to 876.6 kg m−3 depending on the combination of compression pressure and pressure application time. More in detail, by applying compression pressure between 40 and 80 MPa, the mean density values of hop cones compacts increased significantly (p &lt; 0.05) from 515.2 to 793.5 kg m−3 and from 580.7 to 876.6 kg m−3 for pressure application time equal to 10 s and 40 s, respectively. Figure 3. Relationship between hop cones compacts density (kg m−3) and compression pressure (MPa) at different pressure application times (10 and 40 s). For each compression pressure level applied, as shown in Figure 4, the higher compacts density values were obtained with pressure application time of 40 s. Figure 4. Average compacts density values (kg m−3) obtained by compressing hop cones with three compression pressure levels (40, 60 and 80 MPa) and two pressure application times (10 and 40 s). Error bars indicate standard error (n = 5). Energies 2018, 11, 2389</text:p>
          </table:table-cell>
        </table:table-row>
        <table:table-row table:style-name="ro10">
          <table:table-cell office:value-type="string" calcext:value-type="string">
            <text:p>10.3390_en11113125</text:p>
          </table:table-cell>
          <table:table-cell office:value-type="string" calcext:value-type="string">
            <text:p>benchmark</text:p>
          </table:table-cell>
          <table:table-cell office:value-type="float" office:value="71" calcext:value-type="float">
            <text:p>71</text:p>
          </table:table-cell>
          <table:table-cell/>
          <table:table-cell office:value-type="float" office:value="0" calcext:value-type="float">
            <text:p>0</text:p>
          </table:table-cell>
          <table:table-cell office:value-type="string" calcext:value-type="string">
            <text:p>Cost minimization is the main objective for which the hybrid heuristic technique is designed to optimize the DSM using the RTP tariff. Figure 7a elucidates EC of all OTIs. The ﬁgures clearly demonstrate that benchmark schemes outperformed in terms of EC; however, the proposed hybrid algorithm outperformed by sacriﬁcing UC with affordable WT. EC values for single homes using RTP are shown in Table 6.</text:p>
          </table:table-cell>
        </table:table-row>
        <table:table-row table:style-name="ro4">
          <table:table-cell office:value-type="string" calcext:value-type="string">
            <text:p>10.3390_en11113125</text:p>
          </table:table-cell>
          <table:table-cell office:value-type="string" calcext:value-type="string">
            <text:p>benchmark</text:p>
          </table:table-cell>
          <table:table-cell office:value-type="float" office:value="89" calcext:value-type="float">
            <text:p>89</text:p>
          </table:table-cell>
          <table:table-cell/>
          <table:table-cell office:value-type="float" office:value="0" calcext:value-type="float">
            <text:p>0</text:p>
          </table:table-cell>
          <table:table-cell office:value-type="string" calcext:value-type="string">
            <text:p>The performance of the proposed hybrid algorithm is evaluated using a CPP price tariff. Our proposed hybrid algorithm outperformed as compared to benchmark schemes. Algorithm is envisioned to evade peak formation in any obvious slots of working hours. Therefore, price reduction happens. Our proposed and implemented technique performed fabulously in the case of different power consumption patterns. Figure 4 shows the behavior of load using CPP with four different OTIs. However, total load should be equal before and after scheduling.</text:p>
          </table:table-cell>
        </table:table-row>
        <table:table-row table:style-name="ro10" table:visibility="filter">
          <table:table-cell office:value-type="string" calcext:value-type="string">
            <text:p>10.3390_en1111321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Author Contributions: Conceptualization, H.A. and D.G.; methodology, H.A.; software, H.A.; validation, H.A., D.G. and M.F.; formal analysis, D.G.; investigation, D.G.; resources, H.A. and DG.; data curation, H.A.; writing—original draft preparation, H.A.; writing—review and editing, D.G.; visualization, H.A.; supervision, D.G. and M.F.; project administration, D.G. and M.F.; funding acquisition, D.G. and M.F.</text:p>
          </table:table-cell>
        </table:table-row>
        <table:table-row table:style-name="ro4" table:visibility="filter">
          <table:table-cell office:value-type="string" calcext:value-type="string">
            <text:p>10.3390_en1111321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The purpose of this work was to develop an electrical model that describes the effect of a moving train on an electric DC railway. The trains and rail track characteristics were assumed to be variable and needed to be updated at each time step. The mechanical model was coupled with the electrical model to investigate the impact of trains on the electrical power system. The trains’ measured data were considered to be inputs into an existing electric railway system. The electrical system was responsible for solving the power ﬂow instantly with the inputs from the mechanical model.</text:p>
          </table:table-cell>
        </table:table-row>
        <table:table-row table:style-name="ro6" table:visibility="filter">
          <table:table-cell office:value-type="string" calcext:value-type="string">
            <text:p>10.3390_en11113211</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The validation of the model presented in this paper is discussed here using a number of methods. The passenger stations are stationary and are situated at different locations along the track. The trains are in motion and they all pass these stations at a known time. Measuring the passenger stations’ voltages and the voltages seen by the trains, these should be matched at that time when a train is located at a certain station. From the data reported in Figure 3, it can be deduced that Train 1 reaches Interstation F at 940 s and dwells for 30 s and during this time, voltage matching occurs, as shown in Figure 21. Another case is considered in Figure 22 and it shows a match between the passenger station’s voltage and the train’s voltage when the train and the station are at the same location on the track. Noticeably, high voltage calculation accuracy is proved notwithstanding the dynamic behaviour of the electric railway.</text:p>
          </table:table-cell>
        </table:table-row>
        <table:table-row table:style-name="ro15" table:visibility="filter">
          <table:table-cell office:value-type="string" calcext:value-type="string">
            <text:p>10.3390_en11113211</text:p>
          </table:table-cell>
          <table:table-cell office:value-type="string" calcext:value-type="string">
            <text:p>data</text:p>
          </table:table-cell>
          <table:table-cell office:value-type="float" office:value="308" calcext:value-type="float">
            <text:p>308</text:p>
          </table:table-cell>
          <table:table-cell table:number-columns-repeated="2"/>
          <table:table-cell office:value-type="string" calcext:value-type="string">
            <text:p>From the data reported in Figure 3, it can be deduced that Train 1 reaches Interstation F at 940 s and dwells for 30 s and during this time, voltage matching occurs, as shown in Figure 21. Another case is considered in Figure 22 and it shows a match between the passenger station’s voltage and the train’s voltage when the train and the station are at the same location on the track. Noticeably, high voltage calculation accuracy is proved notwithstanding the dynamic behaviour of the electric railway. Figure 21. Train 1 voltage and passenger station F against time. Figure 22. Train 6 voltage and passenger station E against time. The model was also validated by summing the total power generation minus the total power demand, which must equal to zero. In other words, the substations’ output energy and the trains’ regenerative energy should be equal to the trains’ energy consumption and the total losses in the system, as follows: srtlinelossessubstationlossescbEEEEEE+=+++, (10) where sE is the total energy consumption of all substations, which is the time integral of the power shown in Figure 14; linelossesE denotes the total energy losses in the 3rd and 4th rail; and substationlossesE represents the total energy losses in the internal resistors of the substations, which represents the losses in the substation transformers and rectifiers. The losses in the system is shown in Table 2. Table 2. Energy Consumption and Losses in the System. (kWh)sE (kWh)rE (kWh)tE (kWh)linelossesE (kWh)substationlossesE (kWh)cbE 857.94 207.5 893.06 82.44 50.76 47.69 Energies 2018, 11, 3211</text:p>
          </table:table-cell>
        </table:table-row>
        <table:table-row table:style-name="ro15" table:visibility="filter">
          <table:table-cell office:value-type="string" calcext:value-type="string">
            <text:p>10.3390_en11113211</text:p>
          </table:table-cell>
          <table:table-cell office:value-type="string" calcext:value-type="string">
            <text:p>data</text:p>
          </table:table-cell>
          <table:table-cell office:value-type="float" office:value="310" calcext:value-type="float">
            <text:p>310</text:p>
          </table:table-cell>
          <table:table-cell table:number-columns-repeated="2"/>
          <table:table-cell office:value-type="string" calcext:value-type="string">
            <text:p>Energies 2018, 11, x FOR PEER REVIEW 17 of 20 voltages and the voltages seen by the trains, these should be matched at that time when a train is located at a certain station. From the data reported in Figure 3, it can be deduced that Train 1 reaches Interstation F at 940 s and dwells for 30 s and during this time, voltage matching occurs, as shown in Figure 21. Another case is considered in Figure 22 and it shows a match between the passenger station’s voltage and the train’s voltage when the train and the station are at the same location on the track. Noticeably, high voltage calculation accuracy is proved notwithstanding the dynamic behaviour of the electric railway. Figure 21. Train 1 voltage and passenger station F against time. Figure 22. Train 6 voltage and passenger station E against time. The model was also validated by summing the total power generation minus the total power demand, which must equal to zero. In other words, the substations’ output energy and the trains’ regenerative energy should be equal to the trains’ energy consumption and the total losses in the system, as follows: srtlinelossessubstationlossescbEEEEEE+=+++, (10) where sE is the total energy consumption of all substations, which is the time integral of the power shown in Figure 14; linelossesE denotes the total energy losses in the 3rd and 4th rail; and substationlossesE represents the total energy losses in the internal resistors of the substations, which represents the losses in the substation transformers and rectifiers. The losses in the system is shown in Table 2. Table 2. Energy Consumption and Losses in the System.</text:p>
          </table:table-cell>
        </table:table-row>
        <table:table-row table:style-name="ro15" table:visibility="filter">
          <table:table-cell office:value-type="string" calcext:value-type="string">
            <text:p>10.3390_en1111321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Energies 2018, 11, x FOR PEER REVIEW 18 of 20 From the above results, it can be established that the two sides of Equation (10) are equal with an error of 0.79%, which is acceptable due to the transients created by the switches in the simulation model. Finally, the track total length of 9 km is divided electrically into two sections by placing three substations. Each section’s electrical resistance is calculated by the multiplication of the section length and the electrical rail resistance per km. The transmission line between each two consecutive substations is divided into resistors with different values, which depend on the trains’ locations. However, the total electrical resistance of the first section of the rail track should always be equal to 67.5 mΩ, which is the same for section two. In other words, the equations used to calculate the electrical resistance difference between the trains, as well as between the trains and the virtual stations, are merely splitting the total track’s electrical resistance based on the trains’ locations but it should not change the total section resistance. Therefore, the sum of those resistances should always be 67.5 mΩ, irrespective of the trains’ locations. Figure 23 shows perfect matching between the total electrical resistance and the sum of the electrical resistances of the changing network configuration by applying (4) and (5). (a) (b) Figure 23. The total electrical resistance of the single railway track by totalling the electrical resistance of the changing electric network configuration of: (a) Section 1; and (b) Section 2. 7. Conclusions The purpose of this work was to develop an electrical model that describes the effect of a moving train on an electric DC railway.</text:p>
          </table:table-cell>
        </table:table-row>
        <table:table-row table:style-name="ro21" table:visibility="filter">
          <table:table-cell office:value-type="string" calcext:value-type="string">
            <text:p>10.3390_en11113211</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Figure 23 shows perfect matching between the total electrical resistance and the sum of the electrical resistances of the changing network configuration by applying (4) and (5). (a) (b) Figure 23. The total electrical resistance of the single railway track by totalling the electrical resistance of the changing electric network configuration of: (a) Section 1; and (b) Section 2. 7. Conclusions The purpose of this work was to develop an electrical model that describes the effect of a moving train on an electric DC railway. The trains and rail track characteristics were assumed to be variable and needed to be updated at each time step. The mechanical model was coupled with the electrical model to investigate the impact of trains on the electrical power system. The trains’ measured data were considered to be inputs into an existing electric railway system. The electrical system was responsible for solving the power flow instantly with the inputs from the mechanical model. Moreover, in this paper, a simplified test scenario was presented, comprising of six trains running on a 9 km rail track, in order to validate the model against the expected observations. The model proposed here can provide the track and train voltages at any location, along with power flows. Hence, this model can be used to study the effects of energy storage on the railway system and to optimise it for solutions. Consequently, it will be possible to design onboard or stationary ESSs to import and export energy with accurate energy calculations by voltage control. The proposed simulation method is simple, accurate and adaptable to changes in the circuit configuration. The simulation model was validated via different methods. As a consequence of this approach, iterative methods for solving the nonlinear equations characterising the system have been avoided. The feeding network voltage reaches high values during braking.</text:p>
          </table:table-cell>
        </table:table-row>
        <table:table-row table:style-name="ro21" table:visibility="filter">
          <table:table-cell office:value-type="string" calcext:value-type="string">
            <text:p>10.3390_en11113211</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The trains and rail track characteristics were assumed to be variable and needed to be updated at each time step. The mechanical model was coupled with the electrical model to investigate the impact of trains on the electrical power system. The trains’ measured data were considered to be inputs into an existing electric railway system. The electrical system was responsible for solving the power flow instantly with the inputs from the mechanical model. Moreover, in this paper, a simplified test scenario was presented, comprising of six trains running on a 9 km rail track, in order to validate the model against the expected observations. The model proposed here can provide the track and train voltages at any location, along with power flows. Hence, this model can be used to study the effects of energy storage on the railway system and to optimise it for solutions. Consequently, it will be possible to design onboard or stationary ESSs to import and export energy with accurate energy calculations by voltage control. The proposed simulation method is simple, accurate and adaptable to changes in the circuit configuration. The simulation model was validated via different methods. As a consequence of this approach, iterative methods for solving the nonlinear equations characterising the system have been avoided. The feeding network voltage reaches high values during braking. To protect the network from overvoltage, braking resistors are connected in parallel with the trains to burn the excess energy. The dissipated energy in the braking resistors represents 26.4% of the total losses in the single electric railway. The issue of voltage drop in the track line was not discussed in this paper and needs to be considered in the future. Therefore, it is recommended to use ESS to store the excess energy instead of burning it in the braking resistor box. Thereafter, the energy stored in the ESS can be used to protect Energies 2018, 11, 3211</text:p>
          </table:table-cell>
        </table:table-row>
        <table:table-row table:style-name="ro17" table:visibility="filter">
          <table:table-cell office:value-type="string" calcext:value-type="string">
            <text:p>10.3390_en11113211</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Train 6 voltage and passenger station E against time. The model was also validated by summing the total power generation minus the total power demand, which must equal to zero. In other words, the substations’ output energy and the trains’ regenerative energy should be equal to the trains’ energy consumption and the total losses in the system, as follows: srtlinelossessubstationlossescbEEEEEE+=+++, (10) where sE is the total energy consumption of all substations, which is the time integral of the power shown in Figure 14; linelossesE denotes the total energy losses in the 3rd and 4th rail; and substationlossesE represents the total energy losses in the internal resistors of the substations, which represents the losses in the substation transformers and rectifiers. The losses in the system is shown in Table 2. Table 2. Energy Consumption and Losses in the System. (kWh)sE (kWh)rE (kWh)tE (kWh)linelossesE (kWh)substationlossesE (kWh)cbE 857.94 207.5 893.06 82.44 50.76 47.69 Energies 2018, 11, x FOR PEER REVIEW 17 of 20 voltages and the voltages seen by the trains, these should be matched at that time when a train is located at a certain station. From the data reported in Figure 3, it can be deduced that Train 1 reaches Interstation F at 940 s and dwells for 30 s and during this time, voltage matching occurs, as shown in Figure 21. Another case is considered in Figure 22 and it shows a match between the passenger station’s voltage and the train’s voltage when the train and the station are at the same location on the track. Noticeably, high voltage calculation accuracy is proved notwithstanding the dynamic behaviour of the electric railway. Figure 21. Train 1 voltage and passenger station F against time. Figure 22. Train 6 voltage and passenger station E against time.</text:p>
          </table:table-cell>
        </table:table-row>
        <table:table-row table:style-name="ro12" table:visibility="filter">
          <table:table-cell office:value-type="string" calcext:value-type="string">
            <text:p>10.3390_en11123441</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To verify the validity of simulation analysis, a hardware-in-the-loop experimental platform based on a real controller TMS320F2812 digital signal processor (DSP) (Texas Instruments, Inc, Dallas, TX, USA) and a real-time laboratory (RT-LAB) (Opal-RT Technologies, Montreal, QC, Canada) was built [26], as shown in Figure 16a. The system parameters are shown in Table 2. The hardware-inthe-loop experimental platform mainly includes an RT-LAB simulator OP5700 (Opal-RT Technologies, Montreal, QC, Canada), real controllers of grid-connected inverters, a host computer as a real-time control interface, and an oscilloscope, as shown in Figure 16b. The main circuit model of the system was established in the host computer, which was loaded to the OP5700. When the model was running, the OP5700 sent the analog signals (voltages and currents) to the real controllers through the input/output (I/O) ports in real time. After data processing, the real controllers transmitted the digital control signals (pulses) to OP5700 through the I/O ports in real time. The data interacted in real time during the simulation process to ensure the normal operation of the system. The measurement information during the simulation were converted into analog signals through the I/O ports, which could be observed on the oscilloscope.</text:p>
          </table:table-cell>
        </table:table-row>
        <table:table-row table:style-name="ro19" table:visibility="filter">
          <table:table-cell office:value-type="string" calcext:value-type="string">
            <text:p>10.3390_en11123441</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After data processing, the real controllers transmitted the digital control signals (pulses) to OP5700 through the I/O ports in real time. The data interacted in real time during the simulation process to ensure the normal operation of the system. The measurement information during the simulation were converted into analog signals through the I/O ports, which could be observed on the oscilloscope. Figure 16. Experimental platform for paralleled multi-inverter system based on hardware-in-loop simulation. (a) Whole; (b) Structure. Energies 2018, 11, x FOR PEER REVIEW 15 of 20 <text:s/>Figure 15. Simulation waveforms of PCC voltage uPCC and the grid-connected current ig in case II (seven parallel inverters). (a) PCC voltage uPCC; (b) grid-connected current ig; (c) spectrogram of grid-connected current ig. 6. Experimental Verification To verify the validity of simulation analysis, a hardware-in-the-loop experimental platform based on a real controller TMS320F2812 digital signal processor (DSP) (Texas Instruments, Inc, Dallas, TX, USA) and a real-time laboratory (RT-LAB) (Opal-RT Technologies, Montreal, QC, Canada) was built [26], as shown in Figure 16a. The system parameters are shown in Table 2. The hardware-in-the-loop experimental platform mainly includes an RT-LAB simulator OP5700 (Opal-RT Technologies, Montreal, QC, Canada), real controllers of grid-connected inverters, a host computer as a real-time control interface, and an oscilloscope, as shown in Figure 16b. The main circuit model of the system was established in the host computer, which was loaded to the OP5700. When the model was running, the OP5700 sent the analog signals (voltages and currents) to the real controllers through the input/output (I/O) ports in real time.</text:p>
          </table:table-cell>
        </table:table-row>
        <table:table-row table:style-name="ro17" table:visibility="filter">
          <table:table-cell office:value-type="string" calcext:value-type="string">
            <text:p>10.3390_en11123441</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Energies 2018, 11, x FOR PEER REVIEW 15 of 20 <text:s/>Figure 15. Simulation waveforms of PCC voltage uPCC and the grid-connected current ig in case II (seven parallel inverters). (a) PCC voltage uPCC; (b) grid-connected current ig; (c) spectrogram of grid-connected current ig. 6. Experimental Verification To verify the validity of simulation analysis, a hardware-in-the-loop experimental platform based on a real controller TMS320F2812 digital signal processor (DSP) (Texas Instruments, Inc, Dallas, TX, USA) and a real-time laboratory (RT-LAB) (Opal-RT Technologies, Montreal, QC, Canada) was built [26], as shown in Figure 16a. The system parameters are shown in Table 2. The hardware-in-the-loop experimental platform mainly includes an RT-LAB simulator OP5700 (Opal-RT Technologies, Montreal, QC, Canada), real controllers of grid-connected inverters, a host computer as a real-time control interface, and an oscilloscope, as shown in Figure 16b. The main circuit model of the system was established in the host computer, which was loaded to the OP5700. When the model was running, the OP5700 sent the analog signals (voltages and currents) to the real controllers through the input/output (I/O) ports in real time. After data processing, the real controllers transmitted the digital control signals (pulses) to OP5700 through the I/O ports in real time. The data interacted in real time during the simulation process to ensure the normal operation of the system. The measurement information during the simulation were converted into analog signals through the I/O ports, which could be observed on the oscilloscope. Figure 16. Experimental platform for paralleled multi-inverter system based on hardware-in-loop simulation. (a) Whole; (b) Structure. Energies 2018, 11, x FOR PEER REVIEW 15 of 20 <text:s/>Figure 15.</text:p>
          </table:table-cell>
        </table:table-row>
        <table:table-row table:style-name="ro17" table:visibility="filter">
          <table:table-cell office:value-type="string" calcext:value-type="string">
            <text:p>10.3390_en11123441</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a) Whole; (b) Structure. Energies 2018, 11, x FOR PEER REVIEW 15 of 20 <text:s/>Figure 15. Simulation waveforms of PCC voltage uPCC and the grid-connected current ig in case II (seven parallel inverters). (a) PCC voltage uPCC; (b) grid-connected current ig; (c) spectrogram of grid-connected current ig. 6. Experimental Verification To verify the validity of simulation analysis, a hardware-in-the-loop experimental platform based on a real controller TMS320F2812 digital signal processor (DSP) (Texas Instruments, Inc, Dallas, TX, USA) and a real-time laboratory (RT-LAB) (Opal-RT Technologies, Montreal, QC, Canada) was built [26], as shown in Figure 16a. The system parameters are shown in Table 2. The hardware-in-the-loop experimental platform mainly includes an RT-LAB simulator OP5700 (Opal-RT Technologies, Montreal, QC, Canada), real controllers of grid-connected inverters, a host computer as a real-time control interface, and an oscilloscope, as shown in Figure 16b. The main circuit model of the system was established in the host computer, which was loaded to the OP5700. When the model was running, the OP5700 sent the analog signals (voltages and currents) to the real controllers through the input/output (I/O) ports in real time. After data processing, the real controllers transmitted the digital control signals (pulses) to OP5700 through the I/O ports in real time. The data interacted in real time during the simulation process to ensure the normal operation of the system. The measurement information during the simulation were converted into analog signals through the I/O ports, which could be observed on the oscilloscope. Figure 16. Experimental platform for paralleled multi-inverter system based on hardware-in-loop simulation. (a) Whole; (b) Structure. Energies 2018, 11, 3441</text:p>
          </table:table-cell>
        </table:table-row>
        <table:table-row table:style-name="ro2" table:visibility="filter">
          <table:table-cell office:value-type="string" calcext:value-type="string">
            <text:p>10.3390_en120304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able 1. Characteristic data of the Ru catalyst.</text:p>
          </table:table-cell>
        </table:table-row>
        <table:table-row table:style-name="ro2" table:visibility="filter">
          <table:table-cell office:value-type="string" calcext:value-type="string">
            <text:p>10.3390_en120304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able 4. Basic data of an adiabatic reactor for selective CO-methanation for three different initial temperatures.</text:p>
          </table:table-cell>
        </table:table-row>
        <table:table-row table:style-name="ro3" table:visibility="filter">
          <table:table-cell office:value-type="string" calcext:value-type="string">
            <text:p>10.3390_en12030469</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uthor Contributions: C.K. conceived the present idea and methodology and was involved in planning providing critical feedback. P.G. planned and carried out the experiments, the simulation and the validation of the experimental data and data curation. A.J. was the project administrator, supervised the project and was in charge of the overall direction, planning and data curation. C.K. acquired the project funding and P.G. the publication funding. A.J. and P.G. wrote, reviewed and edited the manuscript.</text:p>
          </table:table-cell>
        </table:table-row>
        <table:table-row table:style-name="ro3" table:visibility="filter">
          <table:table-cell office:value-type="string" calcext:value-type="string">
            <text:p>10.3390_en12030469</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Hence in the following, the effect of pore diffusion was considered. Figure 8 shows measured and modelled values of the conversion of CO (numerical integration of Equation (4)) including inﬂuence of pore diffusion) for two different feed gases with 1.41 and 0.5 vol% CO and 55 vol% H2 in N2. For the given temperatures of below 200 ◦C, the conversion and reaction rates are almost unaffected by pore diffusion (see also Figure 7), and therefore not really reﬂected by the experimental data.</text:p>
          </table:table-cell>
        </table:table-row>
        <table:table-row table:style-name="ro3" table:visibility="filter">
          <table:table-cell office:value-type="string" calcext:value-type="string">
            <text:p>10.3390_en12030469</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igure 2. Inﬂuence of CO2 addition on the CO conversion and comparison of experimental data and kinetic model, Equations (4) and (6). The CO2 conversion is also indicated for experiments with CO2 addition (1.13 vol% CO, 10% H2O, 55% H2, 0–18% CO2, rest N2, mcat = 2 g, p = 1 bar, τ(190 ◦C) = 260 kg s·m−3). The equation describing the CO2 methanation, which was used here to calculate the CO2 conversion is introduced in Section 3.2.</text:p>
          </table:table-cell>
        </table:table-row>
        <table:table-row table:style-name="ro4" table:visibility="filter">
          <table:table-cell office:value-type="string" calcext:value-type="string">
            <text:p>10.3390_en1203046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CO2 is also subject to methanation, although to a lower extent compared to CO. So, the reaction of CO2 with H2 was also studied, at ﬁrst without CO in the feed. Thereby, CO was not detected for T &lt; 200 ◦C, and even for T &gt; 200 ◦C the content was less than 25 ppm. The possible role of the RWGS and the question whether CO2 is directly converted to methane or via RWGS and subsequent CO methanation is discussed in detail in Section 3.3. For CO2 methanation, a Langmuir–Hinshelwood approach was also used to ﬁt the experimental data:</text:p>
          </table:table-cell>
        </table:table-row>
        <table:table-row table:style-name="ro5" table:visibility="filter">
          <table:table-cell office:value-type="string" calcext:value-type="string">
            <text:p>10.3390_en12030469</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Figure 3 shows the inﬂuence of the CO2 concentration on the reaction rate. The degree of CO2 conversion was kept below 10 % to realize differential conditions (rCO2 = − dcCO2/dτ ≈ cCO2,in XCO2/τ). The volume rate was 16 to 22 l h−1 (STP). The agreement of the experimental data and the rates calculated by Equation (6) is satisfactory. The rate of CO2 methanation increases with increasing CO2 concentration to a maximum and then decreases for high CO2 concentrations (&gt;5 mol·m−3 = 18 vol-%), as shown in Figure 3 by the calculation for 234 ◦C and high values of cCO2 . The only product found for CO2 conversion is methane, which is a ﬁrst indication of a negligible activity of the catalyst for the RWGS, Equation (3), an aspect discussed below in more detail.</text:p>
          </table:table-cell>
        </table:table-row>
        <table:table-row table:style-name="ro7" table:visibility="filter">
          <table:table-cell office:value-type="string" calcext:value-type="string">
            <text:p>10.3390_en12030469</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Abstract: Polymer electrolyte membrane fuel cells (PEMFCs) for household applications utilize H2 produced from natural gas via steam reforming followed by a water gas shift (WGS) unit. The H2-rich gas contains CO2 and small amounts of CO, which is a poison for PEMFCs. Today, CO is mostly converted by addition of O2 and preferential oxidation, but H2 is then also partly oxidized. An alternative is selective CO methanation, studied in this work. CO2 methanation is then a highly unwanted reaction, consuming additional H2. The kinetics of CO methanation in CO2/H2 rich gases were studied with a home-made Ru catalyst in a ﬁxed bed reactor at 1 bar and 160–240 ◦C. Both CO and CO2 methanation can be well described by a Langmuir Hinshelwood approach. The rate of CO2 methanation is slow compared to CO. CO2 is directly converted to methane, i.e., the indirect route via reverse water gas shift (WGS) and subsequent CO methanation could be excluded by the experimental data and in combination with kinetic considerations. Pore diffusion may affect the CO conversion (&gt;200 ◦C). The kinetic equations were applied to model an adiabatic ﬁxed bed methanation reactor of a fuel cell appliance.</text:p>
          </table:table-cell>
        </table:table-row>
        <table:table-row table:style-name="ro12" table:visibility="filter">
          <table:table-cell office:value-type="string" calcext:value-type="string">
            <text:p>10.3390_en12030469</text:p>
          </table:table-cell>
          <table:table-cell office:value-type="string" calcext:value-type="string">
            <text:p>data</text:p>
          </table:table-cell>
          <table:table-cell office:value-type="float" office:value="246" calcext:value-type="float">
            <text:p>246</text:p>
          </table:table-cell>
          <table:table-cell table:number-columns-repeated="2"/>
          <table:table-cell office:value-type="string" calcext:value-type="string">
            <text:p>Figure 1 exemplarily shows the inﬂuence of the CO concentration on the rate of CO methanation at different temperatures, whereby the CO conversion was kept low (&lt;10%) by adjusting short residence times and high (standard) volume rates of 12.5 l h−1 to 43.5 l h−1 (STP), respectively, to ensure differential conditions. Higher hydrocarbons (HCs) from ethane to pentane, with a maximum for C3 and declining values for higher C-numbers, were also detected at low temperatures; so, the Ru catalyst also has a certain Fischer–Tropsch activity. The selectivity to higher HCs was 30 C% at 162 ◦C, but as the temperature rises this selectivity decreases strongly, until at about 220 ◦C no higher HCs and only methane are formed. Formation of CO2 was never observed, indicating that the WGS reaction (reverse of Equation (3)) does not take place. Figure 1 shows that the reaction rate of CO passes through a maximum and decreases with higher CO concentrations as expected for a Langmuir–Hinshelwood rate expression. The agreement of the experimental data at higher temperatures of up to about 220 ◦C, where almost complete CO conversion is reached, and of the calculations based on numerical integration of Equation (4) utilizing the kinetic parameters (Table 2) is quite satisfactory (Figure 2).</text:p>
          </table:table-cell>
        </table:table-row>
        <table:table-row table:style-name="ro13" table:visibility="filter">
          <table:table-cell office:value-type="string" calcext:value-type="string">
            <text:p>10.3390_en12030469</text:p>
          </table:table-cell>
          <table:table-cell office:value-type="string" calcext:value-type="string">
            <text:p>data</text:p>
          </table:table-cell>
          <table:table-cell office:value-type="float" office:value="258" calcext:value-type="float">
            <text:p>258</text:p>
          </table:table-cell>
          <table:table-cell table:number-columns-repeated="2"/>
          <table:table-cell office:value-type="string" calcext:value-type="string">
            <text:p>Energies 2019, 12, x FOR PEER REVIEW 5 of 15 <text:s/>Figure 2. Influence of CO2 addition on the CO conversion and comparison of experimental data and kinetic model, Equations (4) and (6). The CO2 conversion is also indicated for experiments with CO2 addition (1.13 vol% CO, 10% H2O, 55% H2, 0‒18% CO2, rest N2, mcat = 2 g, p = 1 bar, τ(190 °C) = 260 kg s·m−3). The equation describing the CO2 methanation, which was used here to calculate the CO2 conversion is introduced in Section 3.2. Table 2. Parameters of the kinetics of CO methanation (see Equations (4) and (5)). Parameter Value ΕΑ,CO 90 kJ·mol−1 k0,CO 3.61 × 107 m6·s−1·kg−1·mol−1 K1 23 m3·mol−1 K2 0.3 m3·mol−1 3.2. Kinetics of CO2 Methanation CO2 is also subject to methanation, although to a lower extent compared to CO. So, the reaction of CO2 with H2 was also studied, at first without CO in the feed. Thereby, CO was not detected for T &lt; 200 °C, and even for T &gt; 200 °C the content was less than 25 ppm. The possible role of the RWGS and the question whether CO2 is directly converted to methane or via RWGS and subsequent CO methanation is discussed in detail in Section 3.3.</text:p>
          </table:table-cell>
        </table:table-row>
        <table:table-row table:style-name="ro14" table:visibility="filter">
          <table:table-cell office:value-type="string" calcext:value-type="string">
            <text:p>10.3390_en12030469</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Approach 2: If the hypothesis would be correct that CO2 methanation is just an indirect reaction and only occurs via RWGS and subsequent CO methanation, then the measured reaction rate of CO2 should only reﬂect the rate of RWGS. The concentration of the intermediate CO during the conversion of CO2 with H2 can then be calculated based on the CO and CO2 reaction rates as determined in this work, Equation (4) and Equation (6). Figure 5a,b show the results both of the calculation and of two experiments for a feed gas with 6 vol% CO2 and 55% H2 (rest N2), if either the temperature (140–252 ◦C) or the residence time (for 223 ◦C and 234 ◦C) is increased. The calculated volumetric content of the “intermediate” CO can now be compared with experimental data: The calculation leads to relative high values of the CO content of up to 400 ppm, although no CO was experimentally detected for T &lt; 200 ◦C. Even for 223 ◦C and 9% CO2 conversion (12% measured), the simulation leads to 240 ppm CO, whereas the experimental value is only 20 ppm. For 234 ◦C, XCO2,calculated is 12% (still in acceptable agreement with 16% measured) and 190 ppm CO are calculated compared to the experimental value of 25 ppm CO. These results again lead to the conclusion that the indirect pathway of CO2 methanation is not or only to a very low extent taking place, and that CO2 is directly hydrogenated to CH4 on the used Ru catalyst.</text:p>
          </table:table-cell>
        </table:table-row>
        <table:table-row table:style-name="ro16" table:visibility="filter">
          <table:table-cell office:value-type="string" calcext:value-type="string">
            <text:p>10.3390_en12030469</text:p>
          </table:table-cell>
          <table:table-cell office:value-type="string" calcext:value-type="string">
            <text:p>data</text:p>
          </table:table-cell>
          <table:table-cell office:value-type="float" office:value="314" calcext:value-type="float">
            <text:p>314</text:p>
          </table:table-cell>
          <table:table-cell table:number-columns-repeated="2"/>
          <table:table-cell office:value-type="string" calcext:value-type="string">
            <text:p>Hence, the physical meaning of the constants Ki, although denoted here as adsorption constants, is highly questionable, but at least they formally describe the reaction rate(s) quite well. Figure 3 shows the influence of the CO2 concentration on the reaction rate. The degree of CO2 conversion was kept below 10 % to realize differential conditions (rCO2 = − dcCO2/dτ ≈ cCO2,in XCO2/τ). The volume rate was 16 to 22 l h−1 (STP). The agreement of the experimental data and the rates calculated by Equation (6) is satisfactory. The rate of CO2 methanation increases with increasing CO2 concentration to a maximum and then decreases for high CO2 concentrations (&gt; 5 mol·m−3 = 18 vol-%), as shown in Figure 3 by the calculation for 234 °C and high values of cCO2. The only product found for CO2 conversion is methane, which is a first indication of a negligible activity of the catalyst for the RWGS, Equation (3), an aspect discussed below in more detail. Figure 3. Rate of reaction of CO2 with H2 (to CH4) at different initial CO2 concentration at different temperatures (marks) compared to calculations based on Equation (6) (solid lines) (55 vol% H2, rest N2, mcat = 2 g, p = 1 bar). If CO is added to the feed gas containing CO2, the CO2 reaction is strongly suppressed. Figure 4a compares the calculated initial reaction rates of CO and CO2 at different CO concentrations for 190 °C and 230 °C. For clarity, the ratio of both rates is also shown (Figure 4b). Energies 2019, 12, 469</text:p>
          </table:table-cell>
        </table:table-row>
        <table:table-row table:style-name="ro16" table:visibility="filter">
          <table:table-cell office:value-type="string" calcext:value-type="string">
            <text:p>10.3390_en12030469</text:p>
          </table:table-cell>
          <table:table-cell office:value-type="string" calcext:value-type="string">
            <text:p>data</text:p>
          </table:table-cell>
          <table:table-cell office:value-type="float" office:value="316" calcext:value-type="float">
            <text:p>316</text:p>
          </table:table-cell>
          <table:table-cell table:number-columns-repeated="2"/>
          <table:table-cell office:value-type="string" calcext:value-type="string">
            <text:p>Energies 2019, 12, x FOR PEER REVIEW 10 of 15 η =rCO,effrCO = tanhΦgenΦgen (13) The parameters used for the calculation of the effectiveness factor are listed in Table 1. Figure 6 shows that at high CO concentrations the effectiveness factor is close to 1, i.e., pore diffusion has almost no influence on the effective rate. For lower CO concentrations (&lt; 0.5%), important for selective CO methanation, the factor is less than one and the influence of pore diffusion has to be considered, e.g., for the design of a technical reactor. Figure 6. Influence of CO concentration on the effectiveness factor with regard to pore diffusion of CO methanation for a “full” and the egg shell catalyst used in this work (200 °C, 55% H2, 1 bar). Figure 6 also shows the advantage of the shell catalyst compared to a catalyst with uniform Ru distribution (denoted as “full” catalyst); for the slow CO2 methanation, pore diffusion does not play a role for the conditions relevant here. Figure 7 depicts the influence of temperature on the effectiveness factor. At low temperatures, the factor approaches a value of one, but at temperatures above about 200 °C, the internal mass transport is not negligible and was therefore considered in the modelling of a technical methanation reactor (see below). Figure 7. Influence of temperature on the effectiveness factor with regard to pore diffusion of CO methanation for a “full” and the egg shell catalyst used in this work (0.5% CO, 55% H2, p = 1 bar). Hence in the following, the effect of pore diffusion was considered.</text:p>
          </table:table-cell>
        </table:table-row>
        <table:table-row table:style-name="ro16" table:visibility="filter">
          <table:table-cell office:value-type="string" calcext:value-type="string">
            <text:p>10.3390_en12030469</text:p>
          </table:table-cell>
          <table:table-cell office:value-type="string" calcext:value-type="string">
            <text:p>data</text:p>
          </table:table-cell>
          <table:table-cell office:value-type="float" office:value="317" calcext:value-type="float">
            <text:p>317</text:p>
          </table:table-cell>
          <table:table-cell table:number-columns-repeated="2"/>
          <table:table-cell office:value-type="string" calcext:value-type="string">
            <text:p>Energies 2019, 12, x FOR PEER REVIEW 6 of 15 and H2O [23]. This leads to a low activity for (dissociative) adsorption of CO2. The kinetic parameters of Equation (6) are presented in Table 3. Table 3. Parameters of the kinetics of CO2 methanation (see Equations (6) and (7)). Parameter Value EA,CO2 81 kJ·mol−1 k0,CO2 2.8 ×104 m6·s−1·kg−1·mol−1 K0,3 8.4 m3·mol−1 ΔH3 15 kJ·mol−1 K0,4 1.15 ×10−13 m3·mol−1 ΔH4 −125 kJ·mol−1 K5 1.1 m3·mol−1 Note that formally the adsorption of CO2 turned out to be surprisingly endothermic (Table 3). It should be also emphasized that, although unsurprisingly the constant K4 for CO “adsorption” in case of CO2 methanation is at 190°C similar to the respective parameter K1 for CO methanation, 15 m3 mol−1 compared to 23 m3·mol−1, (see Equation (4) and Tables 2 and 3), but K1 turned out to be independent of temperature, whereas the rate of CO2 methanation could only be described accurately in the whole range of the investigated temperature by assuming a strong influence of temperature on K4. Hence, the physical meaning of the constants Ki, although denoted here as adsorption constants, is highly questionable, but at least they formally describe the reaction rate(s) quite well. Figure 3 shows the influence of the CO2 concentration on the reaction rate. The degree of CO2 conversion was kept below 10 % to realize differential conditions (rCO2 = − dcCO2/dτ ≈ cCO2,in XCO2/τ). The volume rate was 16 to 22 l h−1 (STP). The agreement of the experimental data and the rates calculated by Equation (6) is satisfactory.</text:p>
          </table:table-cell>
        </table:table-row>
        <table:table-row table:style-name="ro15" table:visibility="filter">
          <table:table-cell office:value-type="string" calcext:value-type="string">
            <text:p>10.3390_en1203046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Higher hydrocarbons (HCs) from ethane to pentane, with a maximum for C3 and declining values for higher C-numbers, were also detected at low temperatures; so, the Ru catalyst also has a certain Fischer–Tropsch activity. The selectivity to higher HCs was 30 C% at 162 °C, but as the temperature rises this selectivity decreases strongly, until at about 220 °C no higher HCs and only methane are formed. Formation of CO2 was never observed, indicating that the WGS reaction (reverse of Equation (3)) does not take place. Figure 1 shows that the reaction rate of CO passes through a maximum and decreases with higher CO concentrations as expected for a Langmuir–Hinshelwood rate expression. The agreement of the experimental data at higher temperatures of up to about 220 °C, where almost complete CO conversion is reached, and of the calculations based on numerical integration of Equation (4) utilizing the kinetic parameters (Table 2) is quite satisfactory (Figure 2). Figure 1. Reaction rate of CΟ conversion at different CO concentrations (but constant H2 concentration) for different temperatures (marks) compared to the curve fitting according to the Langmuir–Hinshelwood rate expression (solid lines) (0.12‒1.4 vol% CO, 55 % H2, rest N2, mcat = 2 g,162 −182 °C, 1 bar). The addition of CO2 to a feed gas consisting of 1.13 vol% CO, 10% H2O, and 55% H2 (rest N2) showed no influence on the CO conversion, even if 16% CO2 were added (Figure 2). The conversion of CO2 was less than 2% even for the highest temperature of 220°C, where 90% conversion of CO (to methane) was already reached. Energies 2019, 12, 469</text:p>
          </table:table-cell>
        </table:table-row>
        <table:table-row table:style-name="ro16" table:visibility="filter">
          <table:table-cell office:value-type="string" calcext:value-type="string">
            <text:p>10.3390_en12030469</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Energies 2019, 12, x FOR PEER REVIEW 12 of 15 dTdz= ∑ri,eff (-ΔRHi)ρb∑cncp,n us (15) The dimensioning of fuel-cell appliances is usually orientated to the average load demand of a household. In Germany, a four-person household consumes, on average, 5000 kWh electrical energy per year [34]. This is equivalent to 0.6 kW average power. Unfortunately, the load profiles of demand and production of electricity by the fuel-cell system are different. So, in times when the fuel-cell does not cover the demand, the additional need is covered by the power grid. If the fuel-cell produces more electricity than needed, the excess power is fed into the grid. The same happens with the heat demand. In times where heat production of the fuel-cell is not sufficient a peak boiler will ensure the domestic comfort. The Viessmann company (Germany) sales fuel cell appliances for one- or two-family households for production of electrical power and heat. For example, the model “Vitovalor PT2” has a fuel cell with an electric power of 0.75 kWel and a heat power of 1.1 kWth [35]. The corresponding H2 flow rate for a typical overall efficiency of 80% can then be estimated based on the lower heating value of H2 (10.78 MJ·m−3). The resulting flow rate is 772 l H2 h−1, which corresponds to a total flow rate of 971 l h−1 for a reformate consisting of 0.5% CO, 10% CO2, 10% H2O, and 79.5% H2. In Figure 10 and Table 4, the results of the simulations are given for different gas inlet temperatures. The RWGS reaction, which may play a role at temperatures above 240 °C, was not taken into consideration. Figure 10.</text:p>
          </table:table-cell>
        </table:table-row>
        <table:table-row table:style-name="ro16" table:visibility="filter">
          <table:table-cell office:value-type="string" calcext:value-type="string">
            <text:p>10.3390_en12030469</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For example, the model “Vitovalor PT2” has a fuel cell with an electric power of 0.75 kWel and a heat power of 1.1 kWth [35]. The corresponding H2 flow rate for a typical overall efficiency of 80% can then be estimated based on the lower heating value of H2 (10.78 MJ·m−3). The resulting flow rate is 772 l H2 h−1, which corresponds to a total flow rate of 971 l h−1 for a reformate consisting of 0.5% CO, 10% CO2, 10% H2O, and 79.5% H2. In Figure 10 and Table 4, the results of the simulations are given for different gas inlet temperatures. The RWGS reaction, which may play a role at temperatures above 240 °C, was not taken into consideration. Figure 10. Temperature and conversion profiles of an adiabatic fixed-bed reactor for inlet temperatures of 120 °C, 130 °C and 140°C (971 l h−1 (STP), feed gas: 0.5% CO, 10% CO2, 10% H2O, 79.5% H2). Table 4. Basic data of an adiabatic reactor for selective CO-methanation for three different initial temperatures. Tin in °C Tout in °C mcat in kg XCO in % XCO2 in % XH2 in % EH2 CO Content at Reactor Outlet 120 210 4.25 98.00 0.61 2.16 1.17 Limit value of 100 ppm just reached 225 6.40 99.99 1.68 2.73 1.48 &lt; 1 ppm 238 8.50 99.99 2.60 3.19 1.73 &lt; 1 ppm 130 221 2.60 98.00 0.74 2.22 1.20 Limit value of 100 ppm just reached 234 3.90 99.95 1.59 2.69 1.45 3 ppm 245 5.20 99.99 2.37 3.08 1.67 &lt; 1 ppm 140 233 1.70 98.00 0.90 2.30 1.24 Limit value of 100 ppm just reached 244 2.55 99.86 1.60 2.69 1.45 7 ppm 253 3.40 99.99 2.25 3.02 1.63 &lt; 1 ppm Energies 2019, 12, 469</text:p>
          </table:table-cell>
        </table:table-row>
        <table:table-row table:style-name="ro15" table:visibility="filter">
          <table:table-cell office:value-type="string" calcext:value-type="string">
            <text:p>10.3390_en12030469</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For lower CO concentrations (&lt; 0.5%), important for selective CO methanation, the factor is less than one and the influence of pore diffusion has to be considered, e.g., for the design of a technical reactor. Figure 6. Influence of CO concentration on the effectiveness factor with regard to pore diffusion of CO methanation for a “full” and the egg shell catalyst used in this work (200 °C, 55% H2, 1 bar). Figure 6 also shows the advantage of the shell catalyst compared to a catalyst with uniform Ru distribution (denoted as “full” catalyst); for the slow CO2 methanation, pore diffusion does not play a role for the conditions relevant here. Figure 7 depicts the influence of temperature on the effectiveness factor. At low temperatures, the factor approaches a value of one, but at temperatures above about 200 °C, the internal mass transport is not negligible and was therefore considered in the modelling of a technical methanation reactor (see below). Figure 7. Influence of temperature on the effectiveness factor with regard to pore diffusion of CO methanation for a “full” and the egg shell catalyst used in this work (0.5% CO, 55% H2, p = 1 bar). Hence in the following, the effect of pore diffusion was considered. Figure 8 shows measured and modelled values of the conversion of CO (numerical integration of Equation (4)) including influence of pore diffusion) for two different feed gases with 1.41 and 0.5 vol% CO and 55 vol% H2 in N2. For the given temperatures of below 200 °C, the conversion and reaction rates are almost unaffected by pore diffusion (see also Figure 7), and therefore not really reflected by the experimental data. Energies 2019, 12, 469</text:p>
          </table:table-cell>
        </table:table-row>
        <table:table-row table:style-name="ro19" table:visibility="filter">
          <table:table-cell office:value-type="string" calcext:value-type="string">
            <text:p>10.3390_en12030469</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Energies 2019, 12, x FOR PEER REVIEW 4 of 15 kCO(cid:4666)T(cid:4667)= k0,CO e(cid:2879)EA,COR T (5) k0 is the pre-exponential factor, and EA,i the activation energy. The influence of temperature on the adsorption constants (K1, K2) turned out to be negligible. The parameters of the reaction rate of CO methanation finally obtained based on experiments at varied temperatures and gas concentrations are listed in Table 2. Figure 1 exemplarily shows the influence of the CO concentration on the rate of CO methanation at different temperatures, whereby the CO conversion was kept low (&lt;10%) by adjusting short residence times and high (standard) volume rates of 12.5 l h−1 to 43.5 l h−1 (STP), respectively, to ensure differential conditions. Higher hydrocarbons (HCs) from ethane to pentane, with a maximum for C3 and declining values for higher C-numbers, were also detected at low temperatures; so, the Ru catalyst also has a certain Fischer–Tropsch activity. The selectivity to higher HCs was 30 C% at 162 °C, but as the temperature rises this selectivity decreases strongly, until at about 220 °C no higher HCs and only methane are formed. Formation of CO2 was never observed, indicating that the WGS reaction (reverse of Equation (3)) does not take place. Figure 1 shows that the reaction rate of CO passes through a maximum and decreases with higher CO concentrations as expected for a Langmuir–Hinshelwood rate expression. The agreement of the experimental data at higher temperatures of up to about 220 °C, where almost complete CO conversion is reached, and of the calculations based on numerical integration of Equation (4) utilizing the kinetic parameters (Table 2) is quite satisfactory (Figure 2). Figure 1.</text:p>
          </table:table-cell>
        </table:table-row>
        <table:table-row table:style-name="ro15" table:visibility="filter">
          <table:table-cell office:value-type="string" calcext:value-type="string">
            <text:p>10.3390_en12030469</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Figure 7. Influence of temperature on the effectiveness factor with regard to pore diffusion of CO methanation for a “full” and the egg shell catalyst used in this work (0.5% CO, 55% H2, p = 1 bar). Hence in the following, the effect of pore diffusion was considered. Figure 8 shows measured and modelled values of the conversion of CO (numerical integration of Equation (4)) including influence of pore diffusion) for two different feed gases with 1.41 and 0.5 vol% CO and 55 vol% H2 in N2. For the given temperatures of below 200 °C, the conversion and reaction rates are almost unaffected by pore diffusion (see also Figure 7), and therefore not really reflected by the experimental data. Energies 2019, 12, x FOR PEER REVIEW 10 of 15 η =rCO,effrCO = tanhΦgenΦgen (13) The parameters used for the calculation of the effectiveness factor are listed in Table 1. Figure 6 shows that at high CO concentrations the effectiveness factor is close to 1, i.e., pore diffusion has almost no influence on the effective rate. For lower CO concentrations (&lt; 0.5%), important for selective CO methanation, the factor is less than one and the influence of pore diffusion has to be considered, e.g., for the design of a technical reactor. Figure 6. Influence of CO concentration on the effectiveness factor with regard to pore diffusion of CO methanation for a “full” and the egg shell catalyst used in this work (200 °C, 55% H2, 1 bar). Figure 6 also shows the advantage of the shell catalyst compared to a catalyst with uniform Ru distribution (denoted as “full” catalyst); for the slow CO2 methanation, pore diffusion does not play a role for the conditions relevant here.</text:p>
          </table:table-cell>
        </table:table-row>
        <table:table-row table:style-name="ro15" table:visibility="filter">
          <table:table-cell office:value-type="string" calcext:value-type="string">
            <text:p>10.3390_en12030469</text:p>
          </table:table-cell>
          <table:table-cell office:value-type="string" calcext:value-type="string">
            <text:p>data</text:p>
          </table:table-cell>
          <table:table-cell office:value-type="float" office:value="361" calcext:value-type="float">
            <text:p>361</text:p>
          </table:table-cell>
          <table:table-cell table:number-columns-repeated="2"/>
          <table:table-cell office:value-type="string" calcext:value-type="string">
            <text:p>So, the reaction of CO2 with H2 was also studied, at first without CO in the feed. Thereby, CO was not detected for T &lt; 200 °C, and even for T &gt; 200 °C the content was less than 25 ppm. The possible role of the RWGS and the question whether CO2 is directly converted to methane or via RWGS and subsequent CO methanation is discussed in detail in Section 3.3. For CO2 methanation, a Langmuir–Hinshelwood approach was also used to fit the experimental data: −dCCO2dτ= rCO2=kCO2(T) cCO2cH2(cid:4672)1+K3(T) cCO2+K4(T) cCO+K5 cH2O(cid:4673)2 , (6) ci (i = CO, CO2, H2, H2O) is the gas concentration, τ is the residence time defined as the ratio of catalyst mass to the volume flow at reactor temperature and atmospheric pressure, K3(T), K4(T) and K5 are the adsorption constants for CO2, CO and H2O, respectively, and ki(T) is the reaction rate constant according to the Arrhenius law (Equation (5)). The influence of temperature on the adsorptions Ki is given by: Ki(cid:4666)T(cid:4667)= K0,i e(cid:2879)(cid:3057)(cid:3009)(cid:3284)R T (7) CO, CO2, and H2O have an influence on the reaction rate of CO2, but the CO concentration has the highest impact. For instance, at 190 °C, the adsorption constant for CO (K4) is 14.6 m3·mol−1, and thus much higher than the value for CO2 (K3) with 0.17 m3·mol−1 or for H2O (K5) with 1.1 m3·mol−1. The adsorption constant for H2O turned out to be independent of temperature. Most probably, the active catalyst surface (Ru) is blocked by adsorbed CO due to strong adsorption of CO compared to CO2 Energies 2019, 12, 469</text:p>
          </table:table-cell>
        </table:table-row>
        <table:table-row table:style-name="ro9">
          <table:table-cell office:value-type="string" calcext:value-type="string">
            <text:p>10.3390_en12030483</text:p>
          </table:table-cell>
          <table:table-cell office:value-type="string" calcext:value-type="string">
            <text:p>benchmark</text:p>
          </table:table-cell>
          <table:table-cell office:value-type="float" office:value="46" calcext:value-type="float">
            <text:p>46</text:p>
          </table:table-cell>
          <table:table-cell/>
          <table:table-cell office:value-type="float" office:value="0" calcext:value-type="float">
            <text:p>0</text:p>
          </table:table-cell>
          <table:table-cell office:value-type="string" calcext:value-type="string">
            <text:p>IEEE Trans. Power Deliv. 2014, 29, 2018–2031. [CrossRef] Strunz, K. Benchmark Systems for Network Integration of Renewable and Distributed Energy Resources; Technical Report 575, CIGRÉ TF C6.04.02; CIGRÉ: Paris, France, 2014.</text:p>
          </table:table-cell>
        </table:table-row>
        <table:table-row table:style-name="ro2" table:visibility="filter">
          <table:table-cell office:value-type="string" calcext:value-type="string">
            <text:p>10.3390_en12030483</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Starting from the above data, it is possible to predict the outputs of the system ˆyk 2 as follows:</text:p>
          </table:table-cell>
        </table:table-row>
        <table:table-row table:style-name="ro5" table:visibility="filter">
          <table:table-cell office:value-type="string" calcext:value-type="string">
            <text:p>10.3390_en1203048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Using Phasor Measurements at the Point of Connection. [CrossRef] Aghamolki, H.G.; Miao, Z.; Fan, L.; Jiang, W.; Manjure, D. Identiﬁcation of synchronous generator model with frequency control using unscented Kalman ﬁlter. Electr. Power Syst. Res. 2015, 126, 45–55. [CrossRef] Zhou, N.; Meng, D.; Huang, Z.; Welch, G. Dynamic State Estimation of a Synchronous Machine Using PMU Data: A Comparative Study. IEEE Trans. Smart Grid 2015, 6, 450–460. [CrossRef] Ariff, M.A.M.; Pal, B.C.; Singh, A.K. Estimating Dynamic Model Parameters for Adaptive Protection and Control in Power System. IEEE Trans. Power Syst. 2015, 30, 829–839. [CrossRef] Fan, L.; Wehbe, Y. Extended Kalman ﬁltering based real-time dynamic state and parameter estimation using PMU data. Electr. Power Syst. Res. 2013, 103, 168–177. [CrossRef]</text:p>
          </table:table-cell>
        </table:table-row>
        <table:table-row table:style-name="ro12" table:visibility="filter">
          <table:table-cell office:value-type="string" calcext:value-type="string">
            <text:p>10.3390_en12030483</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These curves represent respectively the minimum and maximum allowed values of inertia at a given time t. Hp and tp are the inertia and time of disturbance estimate associated with the last disturbance detected by the method; LBL and UBL are respectively the minimum and maximum inertia estimates expected by grid operators; mv is the maximum expected variation in power system inertia; and β is a parameter that describes how fast the assumed inertia constant of the grid can change after a disturbance has been detected. To tune the parameters of the conﬁdence curves, it is necessary for grid operators to have at least partial information about the conditions of their grids. The binary values CR and CL have different purposes. On the one hand, CR allows to reset CSUM to zero if the residue r at a given time exceeds the threshold, thereby discarding strongly varying trends of inertia estimates; on the other hand, CL prevents false detections and allows to discard bad data due to measurement errors. A disturbance is deemed to have occurred if, over a given time interval, the inertia estimates show similar values. In particular, the algorithm detects a disturbance when CSUM has reached a value equal to A (i.e., the number of samples falling in a window). In such case, the assumed time of disturbance td is</text:p>
          </table:table-cell>
        </table:table-row>
        <table:table-row table:style-name="ro7" table:visibility="filter">
          <table:table-cell office:value-type="string" calcext:value-type="string">
            <text:p>10.3390_en12030483</text:p>
          </table:table-cell>
          <table:table-cell office:value-type="string" calcext:value-type="string">
            <text:p>data</text:p>
          </table:table-cell>
          <table:table-cell office:value-type="float" office:value="258" calcext:value-type="float">
            <text:p>258</text:p>
          </table:table-cell>
          <table:table-cell table:number-columns-repeated="2"/>
          <table:table-cell office:value-type="string" calcext:value-type="string">
            <text:p>The EKF-based inertia estimation method has been adopted to estimate the inertia of the synchronous generator in Figure 2 for every scenario shown in Table 1. At ﬁrst, the EKF has been started at the true time of disturbance (i.e., 3 s), which was supposed to be known (such hypothesis is removed later in the paper). The ﬁlter time step has been set to 0.1 ms: such a low time step, although incompatible with modern measurement systems, can be obtained by means of data interpolation. To begin the estimation process, an initial assumption of the state variables (11) is necessary: δk 1 and ωk 1 have been set respectively to 0 rad and 1 p.u.; for what concerns the initially assumed inertia 1, the EKF has been started with 11 different values, associated with an initial estimation constant Hk − 90% and 100%. Moreover, the diagonal elements of the error covariance error ranging between matrix Pk 1 (a 3-by-3 matrix) have been set to 2 rad, 0.001 p.u. and 10 s. The inertia estimates obtained for each case are depicted in Figure 5. The x and y axes of each plot are respectively the simulation time (in s) and the inertia estimation error (expressed as a percentage). Each colored curve refers to a speciﬁc initial inertia estimate used to start the ﬁlter.</text:p>
          </table:table-cell>
        </table:table-row>
        <table:table-row table:style-name="ro17" table:visibility="filter">
          <table:table-cell office:value-type="string" calcext:value-type="string">
            <text:p>10.3390_en12030483</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In fact, unless synthetic inertia is implemented, RES-fueled generators are typically not able to provide inertia to the grid because of the electrical decoupling introduced by the electronic power converters used to connect such generators to the grid [3]. Moreover, some RES-fueled generators also lack a kinetic energy buffer that would be exploited to restore the power balance during the inertial response. In the light of the changes currently experienced by electric power systems, the knowledge of the inertia constant would be beneﬁcial for grid operators, as it would increase their situational awareness and provide them with a crucial input for proactive control and protection systems. In principle, the inertia constant of each synchronous generator connected to the grid could be computed as shown in (2), with J determined based on the knowledge of the geometrical data of the generators. However, this solution is unpractical, as such kind of data is unavailable to grid operators. Therefore, inertia estimation methods, either real-time or off-line, need to be adopted. This paper focuses on a real-time inertia estimation method based on the extended Kalman ﬁlter (EKF): starting from the time of disturbance, several electrical and mechanical measurements at the point of connection of the generator are exploited to estimate its inertia constant, angular frequency, and rotor angle. One of the main issues of inertia estimation methods is the time of disturbance detection. In fact, such methods typically exploit the swing equation to estimate the inertia. This equation, however, describes the frequency behavior of the system only during the inertial response. Therefore, starting the estimation process from a time different from the disturbance instant would introduce some errors, since measurements belonging to a time interval where the swing equation is no longer valid may be used.</text:p>
          </table:table-cell>
        </table:table-row>
        <table:table-row table:style-name="ro17" table:visibility="filter">
          <table:table-cell office:value-type="string" calcext:value-type="string">
            <text:p>10.3390_en12030483</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As it can be observed from (1), the higher the inertia constant, the lower the frequency variation during the inertial response and, thus, the more stable the frequency of the grid. In traditional power systems, the inertia is mainly given by the rotating masses of the synchronous generators. However, these generators are currently being phased out in favor of those fueled by renewable energy sources (RES), leading to a smaller and more variable inertia and to a more unstable grid frequency [2]. In fact, unless synthetic inertia is implemented, RES-fueled generators are typically not able to provide inertia to the grid because of the electrical decoupling introduced by the electronic power converters used to connect such generators to the grid [3]. Moreover, some RES-fueled generators also lack a kinetic energy buffer that would be exploited to restore the power balance during the inertial response. In the light of the changes currently experienced by electric power systems, the knowledge of the inertia constant would be beneﬁcial for grid operators, as it would increase their situational awareness and provide them with a crucial input for proactive control and protection systems. In principle, the inertia constant of each synchronous generator connected to the grid could be computed as shown in (2), with J determined based on the knowledge of the geometrical data of the generators. However, this solution is unpractical, as such kind of data is unavailable to grid operators. Therefore, inertia estimation methods, either real-time or off-line, need to be adopted. This paper focuses on a real-time inertia estimation method based on the extended Kalman ﬁlter (EKF): starting from the time of disturbance, several electrical and mechanical measurements at the point of connection of the generator are exploited to estimate its inertia constant, angular frequency, and rotor angle.</text:p>
          </table:table-cell>
        </table:table-row>
        <table:table-row table:style-name="ro9">
          <table:table-cell office:value-type="string" calcext:value-type="string">
            <text:p>10.3390_en12030483</text:p>
          </table:table-cell>
          <table:table-cell office:value-type="string" calcext:value-type="string">
            <text:p>retrieve</text:p>
          </table:table-cell>
          <table:table-cell office:value-type="float" office:value="56" calcext:value-type="float">
            <text:p>56</text:p>
          </table:table-cell>
          <table:table-cell/>
          <table:table-cell office:value-type="float" office:value="0" calcext:value-type="float">
            <text:p>0</text:p>
          </table:table-cell>
          <table:table-cell office:value-type="string" calcext:value-type="string">
            <text:p>The operating principle of such a method is the following. At every time instant tn power and ROCOF measurements are retrieved, and the inertia constant is computed using (17). Then, the residual of N consecutive inertia estimates with respect to the current inertia estimation H(tn) is computed</text:p>
          </table:table-cell>
        </table:table-row>
        <table:table-row table:style-name="ro2" table:visibility="filter">
          <table:table-cell office:value-type="string" calcext:value-type="string">
            <text:p>10.3390_en1203053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32. Chilton, T.H.; Colburn, A.P. Mass transfer (absorption) coefﬁcients—Prediction from data on heat transfer</text:p>
          </table:table-cell>
        </table:table-row>
        <table:table-row table:style-name="ro10" table:visibility="filter">
          <table:table-cell office:value-type="string" calcext:value-type="string">
            <text:p>10.3390_en12030539</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uthor Contributions: S.N.D. and A.E.-L. conceived the idea, developed the mathematical model and performed the experiments; S.N.D., A.E.-L. and M.A. developed the methodology and analyzed the data; A.E.-L. and H.A.-A. contributed in analysis tools, project administration and funding acquisition; S.N.D. wrote the paper.</text:p>
          </table:table-cell>
        </table:table-row>
        <table:table-row table:style-name="ro4" table:visibility="filter">
          <table:table-cell office:value-type="string" calcext:value-type="string">
            <text:p>10.3390_en12030539</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Figure 4 shows the comparison of the analytical and experimental results. The result of the analytical model for the enhanced solar still at the vacuum pressure of 90 kPa and geothermal temperature difference of 15 ◦C is shown along with the identical experimental result. The ﬁgure also shows the experimental result for a conventional solar still. It is evident that the analytical result is in close agreement with the experimental data. Comparison of the experimental result of the conventional still and enhanced still showed major improvement in hourly productivity. An average increase of 305% in hourly productivity is evident.</text:p>
          </table:table-cell>
        </table:table-row>
        <table:table-row table:style-name="ro16" table:visibility="filter">
          <table:table-cell office:value-type="string" calcext:value-type="string">
            <text:p>10.3390_en12030539</text:p>
          </table:table-cell>
          <table:table-cell office:value-type="string" calcext:value-type="string">
            <text:p>data</text:p>
          </table:table-cell>
          <table:table-cell office:value-type="float" office:value="267" calcext:value-type="float">
            <text:p>267</text:p>
          </table:table-cell>
          <table:table-cell table:number-columns-repeated="2"/>
          <table:table-cell office:value-type="string" calcext:value-type="string">
            <text:p>used as the transparent top cover because of its low thermal conductivity and high transmissivity, compared with glass and lexan. Glass wool was used as insulation material because of its low density and cost. The tilt angle was set at 24.4◦ facing south based on the optimum calculations for Riyadh [30]. The inside was painted black to enhance the heat transfer. Geothermal energy was simulated using a cooler to maintain the water temperatures within the controlled range of 20–40 ◦C. A heat exchanger with 316 Stainless Steel Shell and Tube, 0.85 m2 surface area, and 17.3 m3/hr ﬂow capacity (35185K45, McMaster) was used. Temperature measurements were taken by various calibrated K-type thermocouples (OMEGA 5TC-GG-K-20-36), which were installed to measure the glass cover temperature, the absorber plate temperature, the ambient temperature, and the air-vapour mixture temperature. A 30-channel data acquisition system (OMB-DAQ-54, Omega) was installed to get the thermocouple data in real time. The output distillate water was collected using a calibrated tube. The experiment was carried out between 9:00 and 18:00 during the months from January to June 2018 at King Saud University under the climatic conditions of Riyadh, Saudi Arabia. Two identical solar stills were manufactured. One of the solar stills was tested with the addition of a geothermal system and vacuum pump (called enhanced solar still) and the other one was tested in parallel without those enhancements (called conventional solar still).</text:p>
          </table:table-cell>
        </table:table-row>
        <table:table-row table:style-name="ro19" table:visibility="filter">
          <table:table-cell office:value-type="string" calcext:value-type="string">
            <text:p>10.3390_en12030539</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a) (b) Figure 3. (a) Solar still during manufacturing and (b) vacuumed solar still during testing. The experimental error analysis indicated the implication of the error in measured parameters on the uncertainty of the results. Detailed analysis of the various experimental parameters was carried out using the differential method according to Moffat [31]. Summary of the uncertainty values of the experimental parameters is listed in Table 1. Table 1. Uncertainty values of the experimental set-up. Parameters %, Uncertainty Solar radiation 0.97 Water temperature 0.63 Temperature 0.86 Mass flow rate 1.17 The power requirement for running the vacuum and geothermal pumps was about 150 W on average. There are plans to fulfill the electrical energy demand by using solar panels so that the system can also be used effectively in arid zones where grid connectivity is not available. In future studies, the authors plan to connect a number of stills through a single line for a geothermal water and vacuum generation that will make it a more attractive solution for the given water productivity. 4. Results and Discussion 4.1. Comparison of Experimental and Analytical Results Figure 4 shows the comparison of the analytical and experimental results. The result of the analytical model for the enhanced solar still at the vacuum pressure of 90 kPa and geothermal temperature difference of 15 °C is shown along with the identical experimental result. The figure also shows the experimental result for a conventional solar still. It is evident that the analytical result is in close agreement with the experimental data. Comparison of the experimental result of the conventional still and enhanced still showed major improvement in hourly productivity. An average increase of 305% in hourly productivity is evident. Energies 2019, 12, 539</text:p>
          </table:table-cell>
        </table:table-row>
        <table:table-row table:style-name="ro21" table:visibility="filter">
          <table:table-cell office:value-type="string" calcext:value-type="string">
            <text:p>10.3390_en12030539</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Energies 2019, 12, x FOR PEER REVIEW 6 of 13 air-vapour mixture temperature. A 30-channel data acquisition system (OMB-DAQ-54, Omega) was installed to get the thermocouple data in real time. The output distillate water was collected using a calibrated tube. The experiment was carried out between 9:00 and 18:00 during the months from January to June 2018 at King Saud University under the climatic conditions of Riyadh, Saudi Arabia. Two identical solar stills were manufactured. One of the solar stills was tested with the addition of a geothermal system and vacuum pump (called enhanced solar still) and the other one was tested in parallel without those enhancements (called conventional solar still). (a) (b) Figure 3. (a) Solar still during manufacturing and (b) vacuumed solar still during testing. The experimental error analysis indicated the implication of the error in measured parameters on the uncertainty of the results. Detailed analysis of the various experimental parameters was carried out using the differential method according to Moffat [31]. Summary of the uncertainty values of the experimental parameters is listed in Table 1. Table 1. Uncertainty values of the experimental set-up. Parameters %, Uncertainty Solar radiation 0.97 Water temperature 0.63 Temperature 0.86 Mass flow rate 1.17 The power requirement for running the vacuum and geothermal pumps was about 150 W on average. There are plans to fulfill the electrical energy demand by using solar panels so that the system can also be used effectively in arid zones where grid connectivity is not available. In future studies, the authors plan to connect a number of stills through a single line for a geothermal water and vacuum generation that will make it a more attractive solution for the given water productivity. 4. Results and Discussion 4.1. Comparison of Experimental and Analytical Results Figure 4 shows the comparison of the analytical and experimental results.</text:p>
          </table:table-cell>
        </table:table-row>
        <table:table-row table:style-name="ro2" table:visibility="filter">
          <table:table-cell office:value-type="string" calcext:value-type="string">
            <text:p>10.3390_en1204071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3. DSC data for the prepared beeswax/AgBr micro/nanocapsules.</text:p>
          </table:table-cell>
        </table:table-row>
        <table:table-row table:style-name="ro2" table:visibility="filter">
          <table:table-cell office:value-type="string" calcext:value-type="string">
            <text:p>10.3390_en1204071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 2. DSC data for the prepared fatty acid/AgBr micro/nanocapsules.</text:p>
          </table:table-cell>
        </table:table-row>
        <table:table-row table:style-name="ro2" table:visibility="filter">
          <table:table-cell office:value-type="string" calcext:value-type="string">
            <text:p>10.3390_en12040717</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Author Contributions: H.B. and H.Y. proposed the concrete ideas of the work; M.C. and H.Y. conducted the experiments; X.Z., J.Z. and Z.Z. devoted to the data analysis; H.B., L.Y. and H.Y. wrote the paper.</text:p>
          </table:table-cell>
        </table:table-row>
        <table:table-row table:style-name="ro10" table:visibility="filter">
          <table:table-cell office:value-type="string" calcext:value-type="string">
            <text:p>10.3390_en12040717</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Phase change properties are of vital importance for the micro/nanocapsules. DSC was used to test the phase change properties of the as-prepared samples. Figures 7 and 8 present the DSC curves of SA, PA, beeswax and the prepared samples for the melting and solidifying process. Tables 2 and 3 contain the detailed data of the DSC results.</text:p>
          </table:table-cell>
        </table:table-row>
        <table:table-row table:style-name="ro16" table:visibility="filter">
          <table:table-cell office:value-type="string" calcext:value-type="string">
            <text:p>10.3390_en12040717</text:p>
          </table:table-cell>
          <table:table-cell office:value-type="string" calcext:value-type="string">
            <text:p>data</text:p>
          </table:table-cell>
          <table:table-cell office:value-type="float" office:value="291" calcext:value-type="float">
            <text:p>291</text:p>
          </table:table-cell>
          <table:table-cell table:number-columns-repeated="2"/>
          <table:table-cell office:value-type="string" calcext:value-type="string">
            <text:p>Thermal Properties of the LA/SiO2 Nanocapsules Phase change properties are of vital importance for the micro/nanocapsules. DSC was used to test the phase change properties of the as-prepared samples. Figures 7 and 8 present the DSC curves of SA, PA, beeswax and the prepared samples for the melting and solidifying process. Tables 2 and 3 contain the detailed data of the DSC results. Energies 2019, 12, x FOR PEER 7 of 13 <text:s/>Figure 5. X-ray diffraction of SA, PA, AgBr, and prepared nanocapsules. Figure6. X-ray diffraction of the beeswax/AgBr microcapsules. Similarly, by analyzing the XRD patterns of P1, P2, and PA in Figure 5, and the XRD patterns of b1–b4 and beeswax in Figure 6, we can concluded that the samples are mainly composed of the AgBr and the corresponding PCMs. On the basis of the FESEM and TEM observations, it can be confirmed that the SA/AgBr micro/nanocapsules were obtained using the present method. 3.3. Thermal Properties of the LA/SiO2 Nanocapsules Phase change properties are of vital importance for the micro/nanocapsules. DSC was used to test the phase change properties of the as-prepared samples. Figures 7 and 8 present the DSC curves of SA, PA, beeswax and the prepared samples for the melting and solidifying process. Tables 2 and 3 contain the detailed data of the DSC results. Energies 2019, 12, x FOR PEER 8 of 13 <text:s/>Figure 7. The melting and solidifying DSC curves for the S1, S2, P1, and P2. Table 2. DSC data for the prepared fatty acid/AgBr micro/nanocapsules.</text:p>
          </table:table-cell>
        </table:table-row>
        <table:table-row table:style-name="ro21" table:visibility="filter">
          <table:table-cell office:value-type="string" calcext:value-type="string">
            <text:p>10.3390_en12040717</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Energies 2019, 12, x FOR PEER 11 of 13 As for the beeswax and beeswax/AgBr micro/nanocapsules in Figure 9, we can observe a two-stage decomposition process for the beeswax at around 210–458 °C, which may due to the fact that beeswax is not a single substance but a mixture (mainly containing esters, fatty acids and sugars), of which the degradation temperature is different for different components. It is obvious that the beeswax/AgBr micro/nanocapsules (b1–b4) showed a similar decomposition process (about 220–470 °C) with that of the pure beeswax, and their weight loss is mainly related to the content of beeswax in the micro/nanocapsules. Figure 10. TG curves for the beeswax and beeswax/AgBr microcapsules. Additionally, all the prepared micro/nanocapsules (S1 and S2, P1 and P2, and b1–b4) exhibited an improvement in the onset temperature for the weight loss and the temperature for the maximum weight loss comparing with that of the pure PCMs. This can be explained by the fact that the AgBr shell can prevent the encapsulated PCMs from thermal degradation effectively. Moreover, the AgBr shell remained as residual char at the end of TG measurements, and the char yield increased gradually with increasing the concentration of silver nitrate and potassium bromide during the preparation of the micro/nanocapsules, as shown in Figures 9 and 10. Furthermore, the weight loss of these samples in their usage temperature range (i.e., 30–80 °C) is small, it can be inferred that these samples could also have good durability after repeated heating/cooling thermal cycles [32]. It was shown that the AgBr shells may have improved the thermal stability of PCMs in the micro/nanocapsules. 4. Discussion A novel method has been proposed for AgBr-coated phase change materials. Fatty acid PCMs such as SA and PA have been successfully encapsulated by AgBr shell with this method.</text:p>
          </table:table-cell>
        </table:table-row>
        <table:table-row table:style-name="ro17" table:visibility="filter">
          <table:table-cell office:value-type="string" calcext:value-type="string">
            <text:p>10.3390_en12040717</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Energies 2019, 12, x FOR PEER 7 of 13 <text:s/>Figure 5. X-ray diffraction of SA, PA, AgBr, and prepared nanocapsules. Figure6. X-ray diffraction of the beeswax/AgBr microcapsules. Similarly, by analyzing the XRD patterns of P1, P2, and PA in Figure 5, and the XRD patterns of b1–b4 and beeswax in Figure 6, we can concluded that the samples are mainly composed of the AgBr and the corresponding PCMs. On the basis of the FESEM and TEM observations, it can be confirmed that the SA/AgBr micro/nanocapsules were obtained using the present method. 3.3. Thermal Properties of the LA/SiO2 Nanocapsules Phase change properties are of vital importance for the micro/nanocapsules. DSC was used to test the phase change properties of the as-prepared samples. Figures 7 and 8 present the DSC curves of SA, PA, beeswax and the prepared samples for the melting and solidifying process. Tables 2 and 3 contain the detailed data of the DSC results. Energies 2019, 12, x FOR PEER 7 of 13 <text:s/>Figure 5. X-ray diffraction of SA, PA, AgBr, and prepared nanocapsules. Figure6. X-ray diffraction of the beeswax/AgBr microcapsules. Similarly, by analyzing the XRD patterns of P1, P2, and PA in Figure 5, and the XRD patterns of b1–b4 and beeswax in Figure 6, we can concluded that the samples are mainly composed of the AgBr and the corresponding PCMs. On the basis of the FESEM and TEM observations, it can be confirmed that the SA/AgBr micro/nanocapsules were obtained using the present method. 3.3. Thermal Properties of the LA/SiO2 Nanocapsules Phase change properties are of vital importance for the micro/nanocapsules. DSC was used to test the phase change properties of the as-prepared samples. Figures 7 and 8 present the DSC curves of SA, PA, beeswax and the prepared samples for the melting and solidifying process.</text:p>
          </table:table-cell>
        </table:table-row>
        <table:table-row table:style-name="ro21" table:visibility="filter">
          <table:table-cell office:value-type="string" calcext:value-type="string">
            <text:p>10.3390_en12040717</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Energies 2019, 12, x FOR PEER 9 of 13 28.2% and 34.1%, respectively, which indicates that high concentrations of silver nitrate and potassium bromide during the preparation process may lead to the decrease of the encapsulation ratios of micro/nanocapsules. <text:s/>Figure 8. The melting and solidifying DSC curves for the beeswax/AgBr microcapsules. Table 3. DSC data for the prepared beeswax/AgBr micro/nanocapsules. Samples Melting Solidifying Encapsulation Ratio R (%) Encapsulation Efficiency E (%) Tm (°C) ΔHm (J/g) Tc (°C) ΔHc (J/g) beeswax 58.9 119.3 46.5 128.6 100.0 100.0 b1 57.9 99 49 107.3 83.0 83.2 b2 56.3 73 47.2 77.2 61.2 60.6 b3 56.9 65.2 50.4 69.9 54.7 54.5 b4 57.1 45.3 49.4 47.2 38.0 37.3 This can be confirmed by the change of encapsulation ratios of beeswax/AgBr micro/nanocapsules, as shown in Table 3. The highest encapsulation ratio of beeswax/AgBr micro/nanocapsules was 83.0%, which were prepared with the minimum concentrations of silver nitrate and potassium bromide in the four samples. The encapsulation ratio decreased gradually (b1–b4) with increasing concentrations of silver nitrate and potassium bromide. Results indicate that a high concentration of silver nitrate and potassium bromide is not beneficial to the encapsulation ratio of micro/nanocapsules, which may be related to the large proportion of AgBr material in the micro/nanocapsules. The encapsulation method for this work obtained phase change micro/nanocapsules with high encapsulation ratio (i.e., PA/AgBr and beeswax/AgBr micro/nanocapsules could be as high as 92.4% and 83.0%, respectively, that is, the reductions of latent heat is only 7.6% for PA and 17% for beeswax, after they are encapsulated), which show advantages compared with other methods, as shown in Table 4. As for SA/AgBr micro/nanocapsules with an encapsulation ratio of 66.6%, which is in the middle level compared with that of other methods, and Energies 2019, 12, 717</text:p>
          </table:table-cell>
        </table:table-row>
        <table:table-row table:style-name="ro21" table:visibility="filter">
          <table:table-cell office:value-type="string" calcext:value-type="string">
            <text:p>10.3390_en12040717</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This can be explained by the fact that the AgBr shell can prevent the encapsulated PCMs from thermal degradation effectively. Moreover, the AgBr shell remained as residual char at the end of TG measurements, and the char yield increased gradually with increasing the concentration of silver nitrate and potassium bromide during the preparation of the micro/nanocapsules, as shown in Figures 9 and 10. Furthermore, the weight loss of these samples in their usage temperature range (i.e., 30–80 °C) is small, it can be inferred that these samples could also have good durability after repeated heating/cooling thermal cycles [32]. It was shown that the AgBr shells may have improved the thermal stability of PCMs in the micro/nanocapsules. 4. Discussion A novel method has been proposed for AgBr-coated phase change materials. Fatty acid PCMs such as SA and PA have been successfully encapsulated by AgBr shell with this method. The obtained fatty acid/AgBr micro/nanocapsules with diameters of less than 1 um achieved high thermal storage capacity over 150 J/g (S1 and P1), and their encapsulation ratio can as high as 92.4% (P1) by adjusting the synthetic conditions. In addition, this method can also be used to coat non-fatty acid phase change materials such as beeswax, and the prepared beeswax/AgBr micro/nanocapsules can also show a high encapsulation ratio (83% for b1). Therefore, the method developed by this work is suitable for more than one kind of PCM, and the preparation process is highly-efficient for the encapsulation of PCMs, which exhibits a great potential for the energy-efficient utilizations of the micro/nanocapsules. Author Contributions: Hao Bai and Huanmei Yuan proposed the concrete ideas of the work; Minghui Chi and Huanmei Yuan conducted the experiments; Xu Zhang, Jian Zhang and Zefei Zhang devoted to the data analysis; Hao Bai, Liyun Yang and Huanmei Yuan wrote the paper. Energies 2019, 12, 717</text:p>
          </table:table-cell>
        </table:table-row>
        <table:table-row table:style-name="ro17" table:visibility="filter">
          <table:table-cell office:value-type="string" calcext:value-type="string">
            <text:p>10.3390_en12040717</text:p>
          </table:table-cell>
          <table:table-cell office:value-type="string" calcext:value-type="string">
            <text:p>data</text:p>
          </table:table-cell>
          <table:table-cell office:value-type="float" office:value="352" calcext:value-type="float">
            <text:p>352</text:p>
          </table:table-cell>
          <table:table-cell table:number-columns-repeated="2"/>
          <table:table-cell office:value-type="string" calcext:value-type="string">
            <text:p>Energies 2019, 12, x FOR PEER 8 of 13 <text:s/>Figure 7. The melting and solidifying DSC curves for the S1, S2, P1, and P2. Table 2. DSC data for the prepared fatty acid/AgBr micro/nanocapsules. Samples Melting Solidifying Encapsulation Ratio R (%) Encapsulation Efficiency E (%) Tm (°C) ΔHm (J/g) Tc (°C) ΔHc (J/g) Pure SA 67.0 238.7 62.5 244.1 100 100 S1 66.8 159.0 55.7 177.3 66.6 69.6 S2 67.5 29.6 58.7 26.3 28.2 11.6 Pure PA 60.4 172.1 50.1 174.4 3.7 100 P1 62.9 159.0 48.4 155.6 92.4 65.2 P2 61.4 58.7 52.1 40.7 34.1 20.6 As shown in Tables 2 and 3, the melting and solidifying temperatures of the prepared samples are close to those of the pure PCMs. The latent heats of the micro/nanocapsules during the melting and solidifying process changes with the concentrations of silver nitrate and potassium bromide in solutions. Encapsulation ratio (R) and encapsulation efficiency (E) were calculated according to the following Equations [12]: R = ∆Hm,EPCMs∆Hm,PCMs × 100% <text:s/>(1) E = ∆Hm,EPCMs+∆Hc,EPCMs∆Hm,PCMs+∆Hc,PCMs × 100% (2) where ΔHm,PCMs and ΔHc,PCMs are the latent heats of the PCMs during the melting and solidifying process, respectively. ΔHm,EPCMs and ΔHc,EPCMs are the latent heats of the micro/nanocapsules during the melting and solidifying process. R indicates the effective encapsulation of core materials within the micro/nanocapsules, and E reflects the effective performance of the micro/nanocapsules for thermal storage. In Table 2, it shows that the maximum encapsulation ratio of SA/AgBr micro/nanocapsules and PA/AgBr micro/nanocapsules is 66.2% and 92.4%, respectively. By increasing the concentrations of silver nitrate and potassium bromide in solutions (S1-S2, P1-P2), the encapsulation ratios of SA/AgBr micro/nanocapsules and PA/AgBr micro/nanocapsules reduced to Energies 2019, 12, 717</text:p>
          </table:table-cell>
        </table:table-row>
        <table:table-row table:style-name="ro9" table:visibility="filter">
          <table:table-cell office:value-type="string" calcext:value-type="string">
            <text:p>10.3390_en1205087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Author Contributions: Conceptualization, L.U., F.D. and D.T.; Data curation, L.U. and F.D.; Methodology, L.U. and F.D.; Software, L.U. and F.D.; Supervision, D.T.; Writing—original draft, L.U. and F.D.; Writing—review &amp; editing, L.U., F.D. and D.T.</text:p>
          </table:table-cell>
        </table:table-row>
        <table:table-row table:style-name="ro4">
          <table:table-cell office:value-type="string" calcext:value-type="string">
            <text:p>10.3390_en12050875</text:p>
          </table:table-cell>
          <table:table-cell office:value-type="string" calcext:value-type="string">
            <text:p>database, data</text:p>
          </table:table-cell>
          <table:table-cell office:value-type="float" office:value="105" calcext:value-type="float">
            <text:p>105</text:p>
          </table:table-cell>
          <table:table-cell/>
          <table:table-cell office:value-type="float" office:value="1" calcext:value-type="float">
            <text:p>1</text:p>
          </table:table-cell>
          <table:table-cell office:value-type="string" calcext:value-type="string">
            <text:p>The case study used for testing the methodology was chosen from the commercial reference buildings database [26] of the US Department of Energy (DOE). A secondary school located in San Francisco (California) and constructed after the year of 1980 was selected. Data about the energy load demands (whose hourly values are shown in Figure 4) were calculated by means of EnergyPlus simulation software [27] and then imported and processed in MATLAB. Hourly temperatures of the typical meteorological year of San Francisco, which are shown in Figure 5, were considered.</text:p>
          </table:table-cell>
        </table:table-row>
        <table:table-row table:style-name="ro14">
          <table:table-cell office:value-type="string" calcext:value-type="string">
            <text:p>10.3390_en12050875</text:p>
          </table:table-cell>
          <table:table-cell office:value-type="string" calcext:value-type="string">
            <text:p>database, data</text:p>
          </table:table-cell>
          <table:table-cell office:value-type="float" office:value="261" calcext:value-type="float">
            <text:p>261</text:p>
          </table:table-cell>
          <table:table-cell table:number-columns-repeated="2"/>
          <table:table-cell office:value-type="string" calcext:value-type="string">
            <text:p>3. Case Study Presentation 3.1. Energy Demand The case study used for testing the methodology was chosen from the commercial reference buildings database [26] of the US Department of Energy (DOE). A secondary school located in San Francisco (California) and constructed after the year of 1980 was selected. Data about the energy load demands (whose hourly values are shown in Figure 4) were calculated by means of EnergyPlus simulation software [27] and then imported and processed in MATLAB. Hourly temperatures of the typical meteorological year of San Francisco, which are shown in Figure 5, were considered. Energies 2019, 12 FOR PEER REVIEW 10 <text:s/>Figure 4. Energy load demand of the case study. Figure 5. Hourly ambient temperature for the case study [27]. 3.2. The Energy System: Technical and Economic Characterization In this section, the values of the parameters adopted to characterize the energy system optimized in the case study are shown. Table 2 shows the technical characteristics and the thermophysical properties, while Table 3 summarizes the economic parameters. The lifetime was considered to be equal to 20 years for all the considered technologies. The maximum allowed temperature of the storage was set to 95 °C, while the minimum usable temperature was 60 °C. Moreover, to minimize TES heat losses, the shape of the cylindrical tank was chosen, such as to minimize its surface.</text:p>
          </table:table-cell>
        </table:table-row>
        <table:table-row table:style-name="ro17">
          <table:table-cell office:value-type="string" calcext:value-type="string">
            <text:p>10.3390_en12050875</text:p>
          </table:table-cell>
          <table:table-cell office:value-type="string" calcext:value-type="string">
            <text:p>database, data</text:p>
          </table:table-cell>
          <table:table-cell office:value-type="float" office:value="339" calcext:value-type="float">
            <text:p>339</text:p>
          </table:table-cell>
          <table:table-cell table:number-columns-repeated="2"/>
          <table:table-cell office:value-type="string" calcext:value-type="string">
            <text:p>All the other constraints and relationships considered for the whole operation optimization problem must still be considered and remain the same. Two parameters must be set in the rolling-horizon decomposition of the operation problem: The length of the prediction and control horizons. As the former increases and the latter decreases, the overall solution becomes more and more accurate, until it coincides with the exact solution (i.e., the solution of the whole optimization period considered at once). On the other hand, as the prediction horizon becomes shorter and the control horizon gets longer, the computational time decreases. Therefore, a compromise must be achieved between these two conflicting objectives. Figure 3. Rolling-horizon approach. Moreover, as the size of the thermal energy storage increases, the minimum length of the rolling-horizon so that the solution is not different from the whole-period-at-once solution increases too [24]. On the contrary, when no storage is included in the system, the problem becomes “static” and each timestep can be solved separately [25]. 3. Case Study Presentation 3.1. Energy Demand The case study used for testing the methodology was chosen from the commercial reference buildings database [26] of the US Department of Energy (DOE). A secondary school located in San Francisco (California) and constructed after the year of 1980 was selected. Data about the energy load demands (whose hourly values are shown in Figure 4) were calculated by means of EnergyPlus simulation software [27] and then imported and processed in MATLAB. Hourly temperatures of the typical meteorological year of San Francisco, which are shown in Figure 5, were considered. Energies 2019, 12 FOR PEER REVIEW 10 <text:s/>Figure 4. Energy load demand of the case study. Figure 5. Hourly ambient temperature for the case study [27].</text:p>
          </table:table-cell>
        </table:table-row>
        <table:table-row table:style-name="ro17">
          <table:table-cell office:value-type="string" calcext:value-type="string">
            <text:p>10.3390_en12050875</text:p>
          </table:table-cell>
          <table:table-cell office:value-type="string" calcext:value-type="string">
            <text:p>database, data</text:p>
          </table:table-cell>
          <table:table-cell office:value-type="float" office:value="339" calcext:value-type="float">
            <text:p>339</text:p>
          </table:table-cell>
          <table:table-cell table:number-columns-repeated="2"/>
          <table:table-cell office:value-type="string" calcext:value-type="string">
            <text:p>Energies 2019, 12 FOR PEER REVIEW 9 “control horizon”). Then, the problem is solved for the following sub-period, and so on, until the problem is solved for the whole optimization period. Therefore, the original operation problem is divided in 𝑁=8760/𝑘 subproblems, which optimize the operation in 𝑝 consecutive timesteps: 𝒎𝒊𝒏(cid:4682)(cid:3533)[𝑪𝑭(cid:3435)𝑭𝑪𝑯𝑷𝒊+𝑭𝑩𝒊(cid:3439)+𝑪𝑷𝑬𝑬𝑷𝒊−𝑪𝑺𝑬𝑬𝑺𝒊]𝒊(cid:2880)𝒏∙𝒄(cid:2878)𝒑𝒊(cid:2880)𝒏∙𝒄(cid:2878)𝟏(cid:4683) (33) where 𝑛 goes from 0 to (𝑁−1), 𝑘 is the length of the control horizon, and 𝑝 is the length of the prediction horizon (both measured in the number of timesteps). All the other constraints and relationships considered for the whole operation optimization problem must still be considered and remain the same. Two parameters must be set in the rolling-horizon decomposition of the operation problem: The length of the prediction and control horizons. As the former increases and the latter decreases, the overall solution becomes more and more accurate, until it coincides with the exact solution (i.e., the solution of the whole optimization period considered at once). On the other hand, as the prediction horizon becomes shorter and the control horizon gets longer, the computational time decreases. Therefore, a compromise must be achieved between these two conflicting objectives. Figure 3. Rolling-horizon approach. Moreover, as the size of the thermal energy storage increases, the minimum length of the rolling-horizon so that the solution is not different from the whole-period-at-once solution increases too [24]. On the contrary, when no storage is included in the system, the problem becomes “static” and each timestep can be solved separately [25]. 3. Case Study Presentation 3.1.</text:p>
          </table:table-cell>
        </table:table-row>
        <table:table-row table:style-name="ro19">
          <table:table-cell office:value-type="string" calcext:value-type="string">
            <text:p>10.3390_en12050875</text:p>
          </table:table-cell>
          <table:table-cell office:value-type="string" calcext:value-type="string">
            <text:p>database, data</text:p>
          </table:table-cell>
          <table:table-cell office:value-type="float" office:value="464" calcext:value-type="float">
            <text:p>464</text:p>
          </table:table-cell>
          <table:table-cell table:number-columns-repeated="2"/>
          <table:table-cell office:value-type="string" calcext:value-type="string">
            <text:p>Table 2 shows the technical characteristics and the thermophysical properties, while Table 3 summarizes the economic parameters. The lifetime was considered to be equal to 20 years for all the considered technologies. The maximum allowed temperature of the storage was set to 95 °C, while the minimum usable temperature was 60 °C. Moreover, to minimize TES heat losses, the shape of the cylindrical tank was chosen, such as to minimize its surface. Thus, the aspect ratio was set to equal 1, and the heat-loss coefficient becomes: 𝜃(cid:3021)(cid:3006)(cid:3020),(cid:3039)(cid:3042)(cid:3046)(cid:3046)=6𝑈(cid:3021)(cid:3006)(cid:3020)𝜏𝜌(cid:3021)(cid:3006)(cid:3020)𝑐(cid:3021)(cid:3006)(cid:3020)(cid:3436)𝜋4𝑉(cid:3021)(cid:3006)(cid:3020)(cid:3440)(cid:3117)(cid:3119) (9) Table 2. Technical characteristics and thermophysical properties. Parameter Value Parameter Value 𝜂(cid:3006),(cid:3004)(cid:3009)(cid:3017),(cid:3041)(cid:3042)(cid:3040) 38.5 % [8] 𝜂(cid:3003) 80 % [28] 𝜂(cid:3009),(cid:3004)(cid:3009)(cid:3017),(cid:3041)(cid:3042)(cid:3040) 34.4 % [8] 𝑈(cid:3021)(cid:3006)(cid:3020) 0.5(cid:3024)(cid:3040)(cid:3118)(cid:3012) [16] 𝑎(cid:3006),(cid:3004)(cid:3009)(cid:3017) 1.1260 [8] 𝜌(cid:3021)(cid:3006)(cid:3020) 992 kg/m(cid:2871) 𝑏(cid:3006),(cid:3004)(cid:3009)(cid:3017) −0.1260 [8] 𝑐(cid:3021)(cid:3006)(cid:3020) 4.186 kJ/kgK 𝑎(cid:3009),(cid:3004)(cid:3009)(cid:3017) 0.8253 [8] 𝜂(cid:3021)(cid:3006)(cid:3020),(cid:3030)(cid:3035)(cid:3028)(cid:3045)(cid:3034)(cid:3032) 96% [28] 𝑏(cid:3009),(cid:3004)(cid:3009)(cid:3017) 0.1747 [8] 𝜂(cid:3021)(cid:3006)(cid:3020),(cid:3031)(cid:3036)(cid:3046)(cid:3030)(cid:3035)(cid:3028)(cid:3045)(cid:3034)(cid:3032) 96% [28] Energies 2019, 12, 875</text:p>
          </table:table-cell>
        </table:table-row>
        <table:table-row table:style-name="ro5">
          <table:table-cell office:value-type="string" calcext:value-type="string">
            <text:p>10.3390_en12050902</text:p>
          </table:table-cell>
          <table:table-cell office:value-type="string" calcext:value-type="string">
            <text:p>dataset</text:p>
          </table:table-cell>
          <table:table-cell office:value-type="float" office:value="154" calcext:value-type="float">
            <text:p>154</text:p>
          </table:table-cell>
          <table:table-cell/>
          <table:table-cell office:value-type="float" office:value="0" calcext:value-type="float">
            <text:p>0</text:p>
          </table:table-cell>
          <table:table-cell office:value-type="string" calcext:value-type="string">
            <text:p>The input dataset was generated and normalized between −1 and 1 with the Min-Max normalization method, ensuring that the mean of the dataset was 0 and the standard deviation was 1. Subsequently, the input dataset was divided into two sets: the training set and the validation set, corresponding to 75% and 25% of the input dataset, respectively. There were two kinds of stopping criteria: the maximum number of iterations or the test using the validation set. The test using the validation set was based on the calculation of the MSE of the validation set in each iteration. If this error presented an increasing behavior in a pre-determined number of veriﬁcations (20 iterations), the training was ﬁnalized. The intent of this technique was to ﬁnd the exact moment when the FFNN started to lose the ability to generalize.</text:p>
          </table:table-cell>
        </table:table-row>
        <table:table-row table:style-name="ro18">
          <table:table-cell office:value-type="string" calcext:value-type="string">
            <text:p>10.3390_en12050902</text:p>
          </table:table-cell>
          <table:table-cell office:value-type="string" calcext:value-type="string">
            <text:p>dataset</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SOC Imc bat &lt; E(t) &lt; 0 E(t) &lt; Imc bat SC Li‐ion SC Li‐ion SOCbat &gt; SOCbat max &amp; SOCsc = SOCsc max Safety condition SOCbat &lt; SOCbat max &amp; SOCsc = SOCsc max 0 −E(t) × Imax 0 Imc bat × Imax SOCbat &lt; SOCbat max &amp; SOCsc ≠ SOCsc max 0 −E(t) × Imax −(E(t) − Imc bat) × Imax Imc bat × Imax SOCbat &gt; SOCbat max &amp; SOCsc ≠ SOCsc max −E(t) × Imax 0 −E(t) × Imax 0 The input dataset was generated and normalized between −1 and 1 with the Min‐Max normalization method, ensuring that the mean of the dataset was 0 and the standard deviation was 1. Subsequently, the input dataset was divided into two sets: the training set and the validation set, corresponding to 75% and 25% of the input dataset, respectively. There were two kinds of stopping criteria: the maximum number of iterations or the test using the validation set. The test using the validation set was based on the calculation of the MSE of the validation set in each iteration. If this error presented an increasing behavior in a pre‐determined number of verifications (20 iterations), the training was finalized. The intent of this technique was to find the exact moment when the FFNN started to lose the ability to generalize. Figure 8. Multi‐Layer Feed‐Forward Neural Network architecture. 3.2. Control Scheme The implemented control scheme can operate in two different modes, i.e., with closed‐loop current control or closed‐loop voltage control, as shown in Figure 9. The operating modes were selected before starting the system. Output LayerInput LayerHidden Layerb11b12b13b1JW11,1W1i,jSOC(t)batSOC(t)scf1f1f1f1f2f2W21,1W2j,2b22b21E(t) I(t)batI(t)SCEnergies 2019, 12, 902</text:p>
          </table:table-cell>
        </table:table-row>
        <table:table-row table:style-name="ro19">
          <table:table-cell office:value-type="string" calcext:value-type="string">
            <text:p>10.3390_en12050902</text:p>
          </table:table-cell>
          <table:table-cell office:value-type="string" calcext:value-type="string">
            <text:p>dataset</text:p>
          </table:table-cell>
          <table:table-cell office:value-type="float" office:value="355" calcext:value-type="float">
            <text:p>355</text:p>
          </table:table-cell>
          <table:table-cell/>
          <table:table-cell office:value-type="float" office:value="0" calcext:value-type="float">
            <text:p>0</text:p>
          </table:table-cell>
          <table:table-cell office:value-type="string" calcext:value-type="string">
            <text:p>Energies 2018, 11, x FOR PEER REVIEW  11 of 26  Table 2. Rules for ESS discharge mode. SOC 0 &lt; E(t) &lt; Imd bat E(t) &gt; Imd bat SC Li‐ion SC Li‐ion SOCbat &lt; SOCbat min &amp; SOCsc &lt; SOCsc min Safety condition SOCbat &lt; SOCbat min &amp; SOCsc &gt; SOCsc min E(t) × Imax 0 E(t) × Imax 0 SOCbat &gt; SOCbat min &amp; SOCsc &gt; SOCsc min 0 E(t) × Imax (E(t) − Imax bat) × Imd bat Imd bat × Imax SOCbat &gt; SOCbat min &amp; SOCsc &lt; SOCsc min 0 E(t) × Imax 0 Imd bat × Imax Table 3. Rules for ESS charge mode. SOC Imc bat &lt; E(t) &lt; 0 E(t) &lt; Imc bat SC Li‐ion SC Li‐ion SOCbat &gt; SOCbat max &amp; SOCsc = SOCsc max Safety condition SOCbat &lt; SOCbat max &amp; SOCsc = SOCsc max 0 −E(t) × Imax 0 Imc bat × Imax SOCbat &lt; SOCbat max &amp; SOCsc ≠ SOCsc max 0 −E(t) × Imax −(E(t) − Imc bat) × Imax Imc bat × Imax SOCbat &gt; SOCbat max &amp; SOCsc ≠ SOCsc max −E(t) × Imax 0 −E(t) × Imax 0 The input dataset was generated and normalized between −1 and 1 with the Min‐Max normalization method, ensuring that the mean of the dataset was 0 and the standard deviation was 1. Subsequently, the input dataset was divided into two sets: the training set and the validation set, corresponding to 75% and 25% of the input dataset, respectively. There were two kinds of stopping criteria: the maximum number of iterations or the test using the validation set. The test using the validation set was based on the calculation of the MSE of the validation set in each iteration.</text:p>
          </table:table-cell>
        </table:table-row>
        <table:table-row table:style-name="ro14">
          <table:table-cell office:value-type="string" calcext:value-type="string">
            <text:p>10.3390_en12050902</text:p>
          </table:table-cell>
          <table:table-cell office:value-type="string" calcext:value-type="string">
            <text:p>dataset, data</text:p>
          </table:table-cell>
          <table:table-cell office:value-type="float" office:value="255" calcext:value-type="float">
            <text:p>255</text:p>
          </table:table-cell>
          <table:table-cell/>
          <table:table-cell office:value-type="float" office:value="0" calcext:value-type="float">
            <text:p>0</text:p>
          </table:table-cell>
          <table:table-cell office:value-type="string" calcext:value-type="string">
            <text:p>where i represents the number of inputs; xi the input data vector; j represents the number of neurons in the hidden layer (in this case 7 neurons); f 1 and f 2 represent the activation functions; Iw represents the weights of the connection between the input layer and the hidden layer; Lw represents the weights of the connection between the hidden layer and the output layer; and b1 and b2 represents the bias of the neurons of the respective layers. The activation function, which works as a threshold, must be chosen appropriately for each layer from the several commonly used functions, such as: the Heaviside function, the symmetric saturating linear function, the sigmoid function, the Gaussian function, the hyperbolic tangent function, and the spline function. In this study was used the symmetric saturating linear function in both layers (output and hidden layers). One of the most important features of an ANN is the training method, which can be divided in two fundamental classes: supervised training method and unsupervised training methods [49]. The implemented training approach was an ofﬂine supervised method, wherein the Levenberg-Marquardt backpropagation algorithm was used to optimize the FFNN internal states (weights and bias). In order to increase ANN learning accuracy and improve their capacity to generalize, input datasets were created with artiﬁcial data, taking into account several rules.</text:p>
          </table:table-cell>
        </table:table-row>
        <table:table-row table:style-name="ro1"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ble 3. Statistical data of cooling/heating energy and base energy (unit: kWh/m2).</text:p>
          </table:table-cell>
        </table:table-row>
        <table:table-row table:style-name="ro1"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ble 3. Statistical data of cooling/heating energy and base energy (unit: kWh/m2).</text:p>
          </table:table-cell>
        </table:table-row>
        <table:table-row table:style-name="ro2"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uthor Contributions: K.U.A., H.S.S. and C.S.P. analyzed the data and described the issues presented in this paper.</text:p>
          </table:table-cell>
        </table:table-row>
        <table:table-row table:style-name="ro2"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able 4. Descriptive statistics of the data on annual total building energy with respect to building characteristics in Seoul, Korea.</text:p>
          </table:table-cell>
        </table:table-row>
        <table:table-row table:style-name="ro4"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Energies 2019, 12, x FOR PEER REVIEW 11 of 17   (c) Monthly total energy (𝐸(cid:3040)) Figure 9. Boxplots showing the monthly (a) electric energy consumption (𝐸(cid:3032),(cid:3030)(cid:3035),(cid:3040)), (b) gas energy consumption (𝐸(cid:3034),(cid:3030)(cid:3035),(cid:3040)), and (c) total energy consumption (𝐸(cid:3040)) of buildings predominantly cooled using absorption chillers (n = 1527). (Boxplot in MATLAB R2018b was used). Table 3. Statistical data of cooling/heating energy and base energy (unit: kWh/m2).</text:p>
          </table:table-cell>
        </table:table-row>
        <table:table-row table:style-name="ro15"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307" calcext:value-type="float">
            <text:p>307</text:p>
          </table:table-cell>
          <table:table-cell table:number-columns-repeated="2"/>
          <table:table-cell office:value-type="string" calcext:value-type="string">
            <text:p>The mean year built of Junggu district was 1986, 11 years older than the mean year built (1997) of the 4625 ofﬁce buildings undertaken in the present study (Table 1). No notable relationship between building age and annual building energy consumption could be discerned (Figure 2 and Table 1). For example, the 50th quantiles of year built for buildings in the Junggu district and Gangnam district were 1986 and 1995, respectively, although they had similar annual total energy consumptions (Junggu: 170 kWh/m2·year; Gangnam: 165 kWh/m2·year) (Table 1). By contrast, Eunpyeong and Gwanak districts, which contained the highest concentrations of newly built ofﬁce buildings, shared identical mean and quantile values for year built (Table 1) but differed markedly in terms of annual total energy building consumption at the 50th quantile (Eunpyeong: 157 kWh/m2·year; Gwanak: 177 kWh/m2·year). In addition, the annual total energy consumption of buildings in Gwanak (50th quantile of year built: 2003) was 7 kWh/m2·year greater than that of Junggu (50th quantile of year built: 1986). These ﬁndings contradict the common assumption that the thermal performance, and thus energy efﬁciency, of new buildings is better than that of old buildings. Finally, Figure 3 presents the relationships between the year built and annual total energy consumption of ofﬁce buildings by district in Seoul. As indicated in the coefﬁcients of determination (R2), building age and annual total energy consumption showed poor correlations, ranging from 0.00019 (Yangcheon) to 0.13 (Jungnang) (Figure 3), in agreement with the data presented in Figure 2 and Table 1.</text:p>
          </table:table-cell>
        </table:table-row>
        <table:table-row table:style-name="ro19"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319" calcext:value-type="float">
            <text:p>319</text:p>
          </table:table-cell>
          <table:table-cell table:number-columns-repeated="2"/>
          <table:table-cell office:value-type="string" calcext:value-type="string">
            <text:p>A number of prescriptive building energy codes have been enacted in South Korea since the 1980s, including building energy design standards [21], the energy performance index (EPI) [21], and the building energy use calculation for the Energy Performance Certiﬁcate [22]. Moreover, building energy design standards have been written in a prescriptive language to target architectural design (e.g., U-values for walls, roofs, and windows, airtightness of building envelopes), mechanical system design (e.g., insulation for ducts and pipes, installation of certiﬁed energy efﬁcient pumps/fans), and electrical system design (e.g., installation of efﬁcient lighting) [21]. The EPI is calculated based on 50 evaluation items with respect to architectural, mechanical, electrical, and renewable energy systems. The EPI score, which is the sum of credits from each evaluation item, must be greater than the reference value designated by the Korean Ministry of Land, Infrastructure and Transport. As shown in Table 2, building energy design standards have been intensiﬁed over time; only data on exterior building envelopes since 1992 are included as a representative example. However, such intensiﬁcation of prescriptive codes for the thermal performance of building envelopes (Table 2) does not appear to have contributed to reductions in EUI (Figures 2–4, Table 1). In light of this observation, it appears as though “blind belief” or “conﬁrmation bias” has attributed the intensiﬁed prescriptive building energy codes (Table 2) directly to building energy efﬁciency improvements. Alternatively, it can be understood as a rebound effect. However, this needs further investigation with regard to thermal comfort and energy use in new and old buildings [23–25].</text:p>
          </table:table-cell>
        </table:table-row>
        <table:table-row table:style-name="ro24" table:visibility="filter">
          <table:table-cell table:style-name="Default" office:value-type="string" calcext:value-type="string">
            <text:p>10.3390_en12061114</text:p>
          </table:table-cell>
          <table:table-cell office:value-type="string" calcext:value-type="string">
            <text:p>data</text:p>
          </table:table-cell>
          <table:table-cell office:value-type="float" office:value="530" calcext:value-type="float">
            <text:p>530</text:p>
          </table:table-cell>
          <table:table-cell table:number-columns-repeated="2"/>
          <table:table-cell office:value-type="string" calcext:value-type="string">
            <text:p>Dominant Cooling System Building Age Group  Statistics Monthly Total Cooling and Heating Energy (𝑬𝒄𝒉,𝒎(cid:3404)𝑬𝒆,𝒄𝒉,𝒎(cid:3397)𝑬𝒈,𝒄𝒉,𝒎) Base (𝑬𝒃(cid:3400)𝟏𝟐) Annual Total (∑𝑬𝒎) 1 2 3 4 5 6 7 8 9 10 11 12 Sum (∑𝐸(cid:3030)(cid:3035),(cid:3040)) Electric chiller Vintage 1 Median 15.9 13.3 10.3 5.9 2.3 1.7 1.9 2.8 2.1 1.4 4.4 10.2 74.5 71.2 148.2 Mean 16.3 13.8 10.5 6.4 2.7 2.0 2.4 3.4 2.6 1.9 5.2 10.8 77.8 76.8 154.7 Standard Deviation 6.9 6.0 4.9 3.6 2.0 1.4 1.8 2.1 1.8 1.7 3.8 5.5 30.0 38.2 53.8 Vintage 2 Median 17.1 14.5 10.8 6.3 2.1 1.7 2.1 3.1 2.3 1.3 3.6 9.7 78.8 71.6 156.4 Mean 17.1 14.6 11.0 6.7 2.5 2.0 2.6 3.7 2.8 1.8 4.9 10.7 80.4 83.0 163.3 Standard Deviation 7.5 6.6 5.6 4.0 2.1 1.5 1.9 2.3 1.9 1.9 4.4 6.4 34.2 48.6 65.6 Vintage 3 Median 13.7 11.1 7.9 3.8 1.0 2.0 3.3 4.4 3.1 0.9 2.5 7.7 65.5 86.1 154.5 Mean 14.8 11.9 8.8 4.8 1.7 2.4 3.7 4.8 3.5 1.3 3.6 9.1 70.5 102.1 172.6 Standard Deviation 7.5 6.4 5.3 3.7 2.0 2.0 2.4 3.0 2.4 1.8 3.6 6.0 33.7 72.1 92.1 Absorption chiller Vintage 1 Median 11.0 9.4 6.0 3.1 0.8 3.3 6.2 7.8 6.0 1.9 1.8 5.5 67.9 90.4 165.9 Mean 12.1 10.6 7.1 4.7 1.7 4.2 7.3 9.0 7.7 3.3 2.7 6.7 77.2 101.4 178.6 Standard Deviation 8.1 7.7 5.9 5.2 2.7 3.8 5.3 6.1 5.9 3.6 3.2 4.8 43.6 74.2 97.1 Vintage 2 Median 14.1 11.8 8.3 5.0 1.1 3.3 8.4 10.3 8.2 2.3 1.2 5.8 86.1 86.4 176.7 Mean 14.7 12.5 8.9 5.8 1.8 4.5 9.0 11.0 9.3 3.4 2.1 7.0 90.0 101.4 191.4 Standard Deviation 6.8 6.8 5.4 5.0 2.8 3.8 5.4 5.9 5.9 3.5 2.7 4.8 41.5 77.3 96.3 Vintage 3 Median 13.5 10.1 7.3 3.0 1.2 4.4 8.5 9.8 7.1 1.3 1.9 6.6 83.7 102.0 186.3 Mean 14.1 11.3 8.3 5.0 2.4 5.6 9.0 10.5 8.0 2.8 3.0 8.3 88.2 126.0 214.2 Standard Deviation 7.7 6.9 5.9 5.6 3.5 4.6 6.0 6.4 5.9 3.7 3.5 6.6 47.6 107.9 132.7 Figure 10 presents the correlations of total monthly energy, annual sum of monthly cooling, and heating energy, and the base energy is presented as scatter plots, histograms, and Gaussian kernel density estimates. Gaussian kernel density estimation was introduced to represent the probability density with correlation coefficients (R2) for the annual sums of monthly total monthly energy consumption (∑𝐸(cid:3040)), monthly cooling and heating energy consumption (∑𝐸(cid:3030)(cid:3035),(cid:3040)), electric cooling and heating energy consumption (∑𝐸(cid:3032),(cid:3030)(cid:3035),(cid:3040)), and gas cooling and heating energy consumption (∑𝐸(cid:3034),(cid:3030)(cid:3035),(cid:3040)), Energies 2019, 12, 1114</text:p>
          </table:table-cell>
        </table:table-row>
        <table:table-row table:style-name="ro11" table:visibility="filter">
          <table:table-cell office:value-type="string" calcext:value-type="string">
            <text:p>10.3390_en12061114</text:p>
          </table:table-cell>
          <table:table-cell office:value-type="string" calcext:value-type="string">
            <text:p>data available, data, dataset provided, publicly available, data https</text:p>
          </table:table-cell>
          <table:table-cell office:value-type="float" office:value="22" calcext:value-type="float">
            <text:p>22</text:p>
          </table:table-cell>
          <table:table-cell/>
          <table:table-cell office:value-type="float" office:value="1" calcext:value-type="float">
            <text:p>1</text:p>
          </table:table-cell>
          <table:table-cell office:value-type="string" calcext:value-type="string">
            <text:p>20. Building data public open system. Available online: http://open.eais.go.kr (accessed on 23 January 2019).</text:p>
          </table:table-cell>
        </table:table-row>
        <table:table-row table:style-name="ro10" table:visibility="filter">
          <table:table-cell office:value-type="string" calcext:value-type="string">
            <text:p>10.3390_en12061114</text:p>
          </table:table-cell>
          <table:table-cell office:value-type="string" calcext:value-type="string">
            <text:p>data https, data available, data</text:p>
          </table:table-cell>
          <table:table-cell office:value-type="float" office:value="29" calcext:value-type="float">
            <text:p>29</text:p>
          </table:table-cell>
          <table:table-cell table:number-columns-repeated="2"/>
          <table:table-cell office:value-type="string" calcext:value-type="string">
            <text:p>16. U.S. Department of Energy, Building Energy Data Exchange Speciﬁcation. Available online: https://www. energy.gov/eere/buildings/building-energy-data-exchange-speciﬁcation-bedes (accessed on 23 January 2019).</text:p>
          </table:table-cell>
        </table:table-row>
        <table:table-row table:style-name="ro2" table:visibility="filter">
          <table:table-cell office:value-type="string" calcext:value-type="string">
            <text:p>10.3390_en12061114</text:p>
          </table:table-cell>
          <table:table-cell office:value-type="string" calcext:value-type="string">
            <text:p>database</text:p>
          </table:table-cell>
          <table:table-cell office:value-type="float" office:value="9" calcext:value-type="float">
            <text:p>9</text:p>
          </table:table-cell>
          <table:table-cell table:number-columns-repeated="2"/>
          <table:table-cell office:value-type="string" calcext:value-type="string">
            <text:p>buildings/building-performance-database (accessed on 23 January 2019).</text:p>
          </table:table-cell>
        </table:table-row>
        <table:table-row table:style-name="ro2" table:visibility="filter">
          <table:table-cell office:value-type="string" calcext:value-type="string">
            <text:p>10.3390_en12061114</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12. U.S. Department of Energy, Building Performance Database. Available online: https://energy.gov/eere/</text:p>
          </table:table-cell>
        </table:table-row>
        <table:table-row table:style-name="ro2" table:visibility="filter">
          <table:table-cell office:value-type="string" calcext:value-type="string">
            <text:p>10.3390_en12061114</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Keywords: building energy; database; old buildings; heating and cooling; performance gap; rebound effect</text:p>
          </table:table-cell>
        </table:table-row>
        <table:table-row table:style-name="ro2" table:visibility="filter">
          <table:table-cell office:value-type="string" calcext:value-type="string">
            <text:p>10.3390_en12061114</text:p>
          </table:table-cell>
          <table:table-cell office:value-type="string" calcext:value-type="string">
            <text:p>database</text:p>
          </table:table-cell>
          <table:table-cell office:value-type="float" office:value="21" calcext:value-type="float">
            <text:p>21</text:p>
          </table:table-cell>
          <table:table-cell table:number-columns-repeated="2"/>
          <table:table-cell office:value-type="string" calcext:value-type="string">
            <text:p>5. Question #4: Which Factors in the Korean Building Energy Database are Relevant to Building Energy Consumption?</text:p>
          </table:table-cell>
        </table:table-row>
        <table:table-row table:style-name="ro3" table:visibility="filter">
          <table:table-cell office:value-type="string" calcext:value-type="string">
            <text:p>10.3390_en12061114</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The authors analyzed the correlations between building energy consumption and various building characteristics (e.g., district, year built, number of ﬂoors, number of elevators, and total ﬂoor area) available in the Korean building energy database. Even though some factors (e.g., number of elevators) were unlikely to be relevant to total building energy use, all factors provided in the Korean building energy database were assessed.</text:p>
          </table:table-cell>
        </table:table-row>
        <table:table-row table:style-name="ro13" table:visibility="filter">
          <table:table-cell office:value-type="string" calcext:value-type="string">
            <text:p>10.3390_en12061114</text:p>
          </table:table-cell>
          <table:table-cell office:value-type="string" calcext:value-type="string">
            <text:p>database</text:p>
          </table:table-cell>
          <table:table-cell office:value-type="float" office:value="207" calcext:value-type="float">
            <text:p>207</text:p>
          </table:table-cell>
          <table:table-cell table:number-columns-repeated="2"/>
          <table:table-cell office:value-type="string" calcext:value-type="string">
            <text:p>relationships of energy consumption with the building characteristics, and the variations in the R2 values with regard to the energy use levels were marginal. In other words, there appeared to be no distinct relationships between annual total energy consumption (∑ Em) and the district, year built, number of ﬂoors, number of elevators, and ﬂoor area. Figure 12 shows boxplots of annual total energy consumption (∑ Em), year built, number of ﬂoors, number of elevators, and total ﬂoor area with regard to the four levels of annual total energy consumption (∑ Em), and Table 4 presents the related descriptive statistics. Similar to Figure 11, no meaningful correlations were evident between the annual total energy consumption and year built, number of ﬂoors, number of elevators, and total ﬂoor area. This reveals that the building characteristics contained in the Korean building energy database should be improved accordingly, such as by including indoor temperatures, operational hours, plug load densities (lighting, equipment, W/m2), building orientation, window-to-wall ratios, shades, and controls of heating and cooling systems.</text:p>
          </table:table-cell>
        </table:table-row>
        <table:table-row table:style-name="ro15" table:visibility="filter">
          <table:table-cell office:value-type="string" calcext:value-type="string">
            <text:p>10.3390_en12061114</text:p>
          </table:table-cell>
          <table:table-cell office:value-type="string" calcext:value-type="string">
            <text:p>database</text:p>
          </table:table-cell>
          <table:table-cell office:value-type="float" office:value="286" calcext:value-type="float">
            <text:p>286</text:p>
          </table:table-cell>
          <table:table-cell table:number-columns-repeated="2"/>
          <table:table-cell office:value-type="string" calcext:value-type="string">
            <text:p>In contrast to the common assumption that newer buildings consume less energy in terms of EUI (kwh/m2.year) than do old buildings, the ofﬁce building age in Seoul, Korea, showed a near-negligible relationship with EUI (R2 of building age versus EUI by district: 0.00019–0.13). Korean building energy codes have been intensiﬁed since the 1980s. However, the prescriptive building energy codes do not appear to have contributed to building energy reductions. Therefore, “blind belief” or “conﬁrmation bias” appears to have attributed the intensiﬁcation of prescriptive building energy codes directly to building energy efﬁciency improvements. Alternatively, it can be understood as a rebound effect. However, this needs further investigation with regard to thermal comfort and energy use in new and old buildings. The annual sum of the monthly total energy consumption is more correlated to base energy (e.g., energy used for plug load, lighting, and elevators, exclusive of heating and cooling energy) than to heating and cooling energy. In other words, the greater EUI is the result of greater base energy. The building factors (i.e., district, year built, number of ﬂoors, number of elevators, and total ﬂoor area) currently provided in the Korean building energy database do not adequately explain annual total energy consumption. Therefore, more meaningful information (e.g., net ﬂoor area, building orientation, window-to-wall ratios, U-values of building envelopes, operational hours, indoor temperatures, shades, and controls of heating and cooling systems) should be included in the database.</text:p>
          </table:table-cell>
        </table:table-row>
        <table:table-row table:style-name="ro14" table:visibility="filter">
          <table:table-cell office:value-type="string" calcext:value-type="string">
            <text:p>10.3390_en12061114</text:p>
          </table:table-cell>
          <table:table-cell office:value-type="string" calcext:value-type="string">
            <text:p>database</text:p>
          </table:table-cell>
          <table:table-cell office:value-type="float" office:value="330" calcext:value-type="float">
            <text:p>330</text:p>
          </table:table-cell>
          <table:table-cell table:number-columns-repeated="2"/>
          <table:table-cell office:value-type="string" calcext:value-type="string">
            <text:p>Step 1: Formulate two vectors of monthly electricity use (Ee,m) and monthly gas use (Eg,m), per building, where m = 1, 2, . . . , 12, representing the 12 months of the year. Step 2: Determine the electric and gas base energy (Ee,b, Eg,b), respectively, where Ee,b and Eg,b are deﬁned as the minimum values of Ee,m and Eg,m, respectively. In other words, the electric and gas base energy are the lowest monthly electric and gas energy consumption amounts within a 12-month period, respectively. The base energies are assumed to represent plug load, lighting, elevators, etc. and are exclusive of heating and cooling energy. Step 3: Monthly cooling/heating electric energy (Ee,ch,m) is deﬁned as the difference between monthly electric energy consumption (Ee,m) and electric base energy (Ee,b). Similarly, monthly cooling/heating gas energy (Eg,ch,m) is deﬁned as the difference between monthly gas energy consumption (Eg,m) and gas base energy (Eg,b). Step 4: Because the Korean national building energy database does not include information on the type of chiller (electric versus absorption), the authors estimated the dominant cooling system per building based on the monthly gas energy consumption pattern (see panel (1) in Figure 5). If gas energy consumption during the cooling season (June to September) (Eg,ch,6, Eg,ch,7, Eg,ch,8, Eg,ch,9) is greater than the median monthly gas energy consumption (Eg,ch,m) over an entire year, building</text:p>
          </table:table-cell>
        </table:table-row>
        <table:table-row table:style-name="ro10" table:visibility="filter">
          <table:table-cell office:value-type="string" calcext:value-type="string">
            <text:p>10.3390_en12061114</text:p>
          </table:table-cell>
          <table:table-cell office:value-type="string" calcext:value-type="string">
            <text:p>database, data</text:p>
          </table:table-cell>
          <table:table-cell office:value-type="float" office:value="71" calcext:value-type="float">
            <text:p>71</text:p>
          </table:table-cell>
          <table:table-cell table:number-columns-repeated="2"/>
          <table:table-cell office:value-type="string" calcext:value-type="string">
            <text:p>17. Brown, R.E.; Walter, T.; Dunn, L.N.; Custodio, C.Y.; Mathew, P.A.; Berkeley, L. Getting real with energy data: Using the buildings performance database to support data-driven analyses and decision-making. In Proceedings of the ACEEE summer study on energy efﬁciency in buildings, Paciﬁc Grove, CA, USA, 17 August 2014.</text:p>
          </table:table-cell>
        </table:table-row>
        <table:table-row table:style-name="ro11" table:visibility="filter">
          <table:table-cell office:value-type="string" calcext:value-type="string">
            <text:p>10.3390_en12061114</text:p>
          </table:table-cell>
          <table:table-cell office:value-type="string" calcext:value-type="string">
            <text:p>database, data</text:p>
          </table:table-cell>
          <table:table-cell office:value-type="float" office:value="101" calcext:value-type="float">
            <text:p>101</text:p>
          </table:table-cell>
          <table:table-cell table:number-columns-repeated="2"/>
          <table:table-cell office:value-type="string" calcext:value-type="string">
            <text:p>A recent important issue highlighted in building energy performance analyses is the performance gap [26], i.e., the difference between the expected simulation result and actual energy use. Because building energy simulation models are not sufﬁcient to explain actual building energy consumption, building energy databases can represent a good source of empirical data to clarify causality between building energy use and inﬂuencing factors. Based on the present ﬁndings, the Korean building energy database contains insufﬁcient information for investigating causality and should be redesigned to include more comprehensive information related to building energy consumption.</text:p>
          </table:table-cell>
        </table:table-row>
        <table:table-row table:style-name="ro11" table:visibility="filter">
          <table:table-cell office:value-type="string" calcext:value-type="string">
            <text:p>10.3390_en12061114</text:p>
          </table:table-cell>
          <table:table-cell office:value-type="string" calcext:value-type="string">
            <text:p>database, data</text:p>
          </table:table-cell>
          <table:table-cell office:value-type="float" office:value="120" calcext:value-type="float">
            <text:p>120</text:p>
          </table:table-cell>
          <table:table-cell table:number-columns-repeated="2"/>
          <table:table-cell office:value-type="string" calcext:value-type="string">
            <text:p>This study investigated energy use by ofﬁce buildings in Seoul Korea using data from 4625 ofﬁce buildings (Seoul, South Korea) extracted from the Korean national building energy database and architectural database. Using these data, four research questions were investigated: (1) Do old buildings consume more energy than new buildings? (2) Have strict prescriptive building energy codes contributed to the reduction in EUI over the past several decades? (3) What are the characteristics of the building energy consumption in terms of season, vintage, and cooling system? (4) Which factors in the Korean building energy database are relevant to building energy consumption?</text:p>
          </table:table-cell>
        </table:table-row>
        <table:table-row table:style-name="ro7" table:visibility="filter">
          <table:table-cell office:value-type="string" calcext:value-type="string">
            <text:p>10.3390_en12061114</text:p>
          </table:table-cell>
          <table:table-cell office:value-type="string" calcext:value-type="string">
            <text:p>database, data</text:p>
          </table:table-cell>
          <table:table-cell office:value-type="float" office:value="214" calcext:value-type="float">
            <text:p>214</text:p>
          </table:table-cell>
          <table:table-cell table:number-columns-repeated="2"/>
          <table:table-cell office:value-type="string" calcext:value-type="string">
            <text:p>The purpose of the present study was to investigate the issues surrounding and knowledge gaps related to building energy performance in Korea. To investigate this topic, with a focus on the relevance of building thermal performance and characteristics (e.g., size, age, and heating/cooling source) to building energy consumption, four research questions were addressed: (1) Do older buildings consume more energy than newer buildings? (2) Have strict prescriptive building energy codes contributed to the reduction in EUI over the past several decades? (3) What are the characteristics of building energy consumption in terms of season, age, and cooling system (electric chiller versus absorption chiller)? (4) Which factors in the Korean building energy database are relevant to building energy consumption? To answer these questions, the building energy database and architectural database [20] were integrated based on the building address, a data ﬁeld common to both databases, from which 4625 ofﬁce buildings located in 25 districts in Seoul, South Korea, were selected for analysis (Figure 1). For the purpose of this study, energy consumption in the year 2015 was investigated.</text:p>
          </table:table-cell>
        </table:table-row>
        <table:table-row table:style-name="ro14" table:visibility="filter">
          <table:table-cell office:value-type="string" calcext:value-type="string">
            <text:p>10.3390_en12061114</text:p>
          </table:table-cell>
          <table:table-cell office:value-type="string" calcext:value-type="string">
            <text:p>database, data</text:p>
          </table:table-cell>
          <table:table-cell office:value-type="float" office:value="243" calcext:value-type="float">
            <text:p>243</text:p>
          </table:table-cell>
          <table:table-cell table:number-columns-repeated="2"/>
          <table:table-cell office:value-type="string" calcext:value-type="string">
            <text:p>Abstract: The purpose of the present study was to investigate the relevance of building thermal performance and characteristics to building energy consumption. This paper reports an energy analysis of 4625 ofﬁce buildings in Seoul, South Korea, using data from the Korean national building energy database and architectural database. The following four research questions were investigated: (1) Do old buildings consume more energy than new ones? (2) Have strict prescriptive building energy codes contributed to the reduction in energy use intensity (EUI, kWh/m2·year) over the past several decades? (3) What are the characteristics of building energy consumption in terms of season, age, and cooling system (electric chiller vs absorption chiller)? (4) Which factors in the Korean building energy database are relevant to building energy consumption? The analyses revealed that, contrary to common assumptions, new buildings did not always consume less energy than old buildings, and it may be wrong to attribute intensiﬁcation of prescriptive building energy codes directly to building energy efﬁciency improvements. In addition, the building characteristics (i.e., district, year built, number of ﬂoors, number of elevators, and total ﬂoor area) available in the Korean building energy database do not adequately explain building energy consumption, and the existing data collection method needs further improvement.</text:p>
          </table:table-cell>
        </table:table-row>
        <table:table-row table:style-name="ro21" table:visibility="filter">
          <table:table-cell office:value-type="string" calcext:value-type="string">
            <text:p>10.3390_en12061114</text:p>
          </table:table-cell>
          <table:table-cell office:value-type="string" calcext:value-type="string">
            <text:p>database, data</text:p>
          </table:table-cell>
          <table:table-cell office:value-type="float" office:value="349" calcext:value-type="float">
            <text:p>349</text:p>
          </table:table-cell>
          <table:table-cell table:number-columns-repeated="2"/>
          <table:table-cell office:value-type="string" calcext:value-type="string">
            <text:p>To capture the energy use proﬁles of existing buildings, a number of large-scale databases of energy consumption for existing buildings have been published recently [12–21]. Examples in the United States, which are maintained by federal or state governments, include the Building Performance Database (BPD) [12], Commercial Building Energy Consumption Survey [13], Residential Energy Consumption Survey [14], and California Energy End-Use Survey [15]. Of these, the United States Department of Energy’s BPD [12] contains measurement data for over 750,000 existing commercial and residential buildings. The BPD has several mandatory data ﬁelds (e.g., location, building type, and energy use) but also accepts other records, with more than 350 available data ﬁelds, as speciﬁed in the Building Energy Data Exchange Speciﬁcation [16]. Additional data ﬁelds include information on building systems, operation, and measured energy use at sampling times of 15 min, 1 h, and 24 h [17]. The BPD provides peer group analysis that compares a building’s energy use to other similar buildings in the building stock [17]. A multivariate linear regression model is also employed to estimate the expected reduction in energy use intensity (EUI) due to changes in operating hours, the number of occupants, U-values of walls, lighting, and climate zone [17]. Furthermore, as part of the European Union, the European Commission developed the EU Building Stock Observatory [18] to monitor buildings’ thermal performance and the impact on actual energy consumption within the building sector. The EU Building Stock Observatory includes over 250 indicators grouped within ten thematic areas, such as building stock characteristics, building renovation, zero-energy buildings, energy consumption, building shell performance, technical building systems, certiﬁcation, ﬁnancing, energy poverty, and energy market [19].</text:p>
          </table:table-cell>
        </table:table-row>
        <table:table-row table:style-name="ro9" table:visibility="filter">
          <table:table-cell office:value-type="string" calcext:value-type="string">
            <text:p>10.3390_en12061114</text:p>
          </table:table-cell>
          <table:table-cell office:value-type="string" calcext:value-type="string">
            <text:p>database, package</text:p>
          </table:table-cell>
          <table:table-cell office:value-type="float" office:value="60" calcext:value-type="float">
            <text:p>60</text:p>
          </table:table-cell>
          <table:table-cell table:number-columns-repeated="2"/>
          <table:table-cell office:value-type="string" calcext:value-type="string">
            <text:p>Figure 11. Scatter plot matrix, distributions, and correlation coefﬁcients between building characteristics available in the Korean building energy database: district (an index of the 25 districts in Seoul), year built, number of ﬂoors, number of elevators, and ﬂoor area. (The ggplot2 package on R was used).</text:p>
          </table:table-cell>
        </table:table-row>
        <table:table-row table:style-name="ro22" table:visibility="filter">
          <table:table-cell office:value-type="string" calcext:value-type="string">
            <text:p>10.3390_en12061114</text:p>
          </table:table-cell>
          <table:table-cell office:value-type="string" calcext:value-type="string">
            <text:p>database, package, data</text:p>
          </table:table-cell>
          <table:table-cell office:value-type="float" office:value="338" calcext:value-type="float">
            <text:p>338</text:p>
          </table:table-cell>
          <table:table-cell table:number-columns-repeated="2"/>
          <table:table-cell office:value-type="string" calcext:value-type="string">
            <text:p>Energies 2019, 12, x FOR PEER REVIEW 14 of 17   Figure 11. Scatter plot matrix, distributions, and correlation coefficients between building characteristics available in the Korean building energy database: district (an index of the 25 districts in Seoul), year built, number of floors, number of elevators, and floor area. (The ggplot2 package on R was used). Figure 12. Boxplots of annual total building energy with respect to building characteristics in Seoul, Korea. (The ggplot2 package on R was used). Table 4. Descriptive statistics of the data on annual total building energy with respect to building characteristics in Seoul, Korea. Data Statistics Level 1 0–100 kWh/m2∙year Level 2 100–200 kWh/m2∙year Level 3 200–300 kWh/m2∙year Level 4 &gt; 300 kWh/m2∙year Annual total energy [kWh/m2∙year] Median 82.6 151.4 229.3 335.1 Mean 80.1 151.4 234.9 347.0 Std. 15.0 26.3 26.5 43.0 Year built Median 1994 2001 1997 1992 Mean 1996 1998 1996 1992 Energies 2019, 12, x FOR PEER REVIEW 14 of 17   Figure 11. Scatter plot matrix, distributions, and correlation coefficients between building characteristics available in the Korean building energy database: district (an index of the 25 districts in Seoul), year built, number of floors, number of elevators, and floor area. (The ggplot2 package on R was used). Figure 12. Boxplots of annual total building energy with respect to building characteristics in Seoul, Korea. (The ggplot2 package on R was used). Table 4. Descriptive statistics of the data on annual total building energy with respect to building characteristics in Seoul, Korea. Data Statistics Level 1 0–100 kWh/m2∙year Level 2 100–200 kWh/m2∙year Level 3 200–300 kWh/m2∙year Level 4 &gt; 300 kWh/m2∙year Annual total energy [kWh/m2∙year] Median 82.6 151.4 229.3 335.1 Mean 80.1 151.4 234.9 347.0 Std.</text:p>
          </table:table-cell>
        </table:table-row>
        <table:table-row table:style-name="ro20" table:visibility="filter">
          <table:table-cell office:value-type="string" calcext:value-type="string">
            <text:p>10.3390_en12061114</text:p>
          </table:table-cell>
          <table:table-cell office:value-type="string" calcext:value-type="string">
            <text:p>database, package, data</text:p>
          </table:table-cell>
          <table:table-cell office:value-type="float" office:value="345" calcext:value-type="float">
            <text:p>345</text:p>
          </table:table-cell>
          <table:table-cell table:number-columns-repeated="2"/>
          <table:table-cell office:value-type="string" calcext:value-type="string">
            <text:p>Scatter plot matrix, distributions, and correlation coefficients between building characteristics available in the Korean building energy database: district (an index of the 25 districts in Seoul), year built, number of floors, number of elevators, and floor area. (The ggplot2 package on R was used). Figure 12. Boxplots of annual total building energy with respect to building characteristics in Seoul, Korea. (The ggplot2 package on R was used). Table 4. Descriptive statistics of the data on annual total building energy with respect to building characteristics in Seoul, Korea. Data Statistics Level 1 0–100 kWh/m2∙year Level 2 100–200 kWh/m2∙year Level 3 200–300 kWh/m2∙year Level 4 &gt; 300 kWh/m2∙year Annual total energy [kWh/m2∙year] Median 82.6 151.4 229.3 335.1 Mean 80.1 151.4 234.9 347.0 Std. 15.0 26.3 26.5 43.0 Year built Median 1994 2001 1997 1992 Mean 1996 1998 1996 1992 Energies 2019, 12, x FOR PEER REVIEW 14 of 17   Figure 11. Scatter plot matrix, distributions, and correlation coefficients between building characteristics available in the Korean building energy database: district (an index of the 25 districts in Seoul), year built, number of floors, number of elevators, and floor area. (The ggplot2 package on R was used). Figure 12. Boxplots of annual total building energy with respect to building characteristics in Seoul, Korea. (The ggplot2 package on R was used). Table 4. Descriptive statistics of the data on annual total building energy with respect to building characteristics in Seoul, Korea. Data Statistics Level 1 0–100 kWh/m2∙year Level 2 100–200 kWh/m2∙year Level 3 200–300 kWh/m2∙year Level 4 &gt; 300 kWh/m2∙year Annual total energy [kWh/m2∙year] Median 82.6 151.4 229.3 335.1 Mean 80.1 151.4 234.9 347.0 Std. 15.0 26.3 26.5 43.0 Year built Median 1994 2001 1997 1992 Mean 1996 1998 1996 1992 Energies 2019, 12, 1114</text:p>
          </table:table-cell>
        </table:table-row>
        <table:table-row table:style-name="ro3" table:visibility="filter">
          <table:table-cell office:value-type="string" calcext:value-type="string">
            <text:p>10.3390_en12061114</text:p>
          </table:table-cell>
          <table:table-cell office:value-type="string" calcext:value-type="string">
            <text:p>database, publicly available, data</text:p>
          </table:table-cell>
          <table:table-cell office:value-type="float" office:value="78" calcext:value-type="float">
            <text:p>78</text:p>
          </table:table-cell>
          <table:table-cell/>
          <table:table-cell office:value-type="float" office:value="1" calcext:value-type="float">
            <text:p>1</text:p>
          </table:table-cell>
          <table:table-cell office:value-type="string" calcext:value-type="string">
            <text:p>The Korean government provides two separate databases through the publicly available building data system: a building energy database and an architectural database [20]. The building energy database records building addresses and monthly electric and gas energy consumption. Meanwhile, the architectural database records building addresses, building names, building usage, total ﬂoor area, number of ﬂoors, number of elevators, number of parking lots, and year built.</text:p>
          </table:table-cell>
        </table:table-row>
        <table:table-row table:style-name="ro2" table:visibility="filter">
          <table:table-cell office:value-type="string" calcext:value-type="string">
            <text:p>10.3390_en12061114</text:p>
          </table:table-cell>
          <table:table-cell office:value-type="string" calcext:value-type="string">
            <text:p>package</text:p>
          </table:table-cell>
          <table:table-cell office:value-type="float" office:value="29" calcext:value-type="float">
            <text:p>29</text:p>
          </table:table-cell>
          <table:table-cell table:number-columns-repeated="2"/>
          <table:table-cell office:value-type="string" calcext:value-type="string">
            <text:p>Figure 12. Boxplots of annual total building energy with respect to building characteristics in Seoul, Korea. (The ggplot2 package on R was used).</text:p>
          </table:table-cell>
        </table:table-row>
        <table:table-row table:style-name="ro2" table:visibility="filter">
          <table:table-cell office:value-type="string" calcext:value-type="string">
            <text:p>10.3390_en12061114</text:p>
          </table:table-cell>
          <table:table-cell office:value-type="string" calcext:value-type="string">
            <text:p>package</text:p>
          </table:table-cell>
          <table:table-cell office:value-type="float" office:value="31" calcext:value-type="float">
            <text:p>31</text:p>
          </table:table-cell>
          <table:table-cell table:number-columns-repeated="2"/>
          <table:table-cell office:value-type="string" calcext:value-type="string">
            <text:p>Figure 4. Relationship between year built versus annual total energy consumption of 4625 ofﬁce buildings in Seoul, Korea. (The ggplot2 package on R was used).</text:p>
          </table:table-cell>
        </table:table-row>
        <table:table-row table:style-name="ro2" table:visibility="filter">
          <table:table-cell office:value-type="string" calcext:value-type="string">
            <text:p>10.3390_en12061114</text:p>
          </table:table-cell>
          <table:table-cell office:value-type="string" calcext:value-type="string">
            <text:p>package</text:p>
          </table:table-cell>
          <table:table-cell office:value-type="float" office:value="33" calcext:value-type="float">
            <text:p>33</text:p>
          </table:table-cell>
          <table:table-cell table:number-columns-repeated="2"/>
          <table:table-cell office:value-type="string" calcext:value-type="string">
            <text:p>Figure 3. Scatter plots of year built versus annual total energy consumption by district in Seoul, Korea, in 2015. (The ggplot2 package on R was used).</text:p>
          </table:table-cell>
        </table:table-row>
        <table:table-row table:style-name="ro10" table:visibility="filter">
          <table:table-cell office:value-type="string" calcext:value-type="string">
            <text:p>10.3390_en12061114</text:p>
          </table:table-cell>
          <table:table-cell office:value-type="string" calcext:value-type="string">
            <text:p>package</text:p>
          </table:table-cell>
          <table:table-cell office:value-type="float" office:value="75" calcext:value-type="float">
            <text:p>75</text:p>
          </table:table-cell>
          <table:table-cell table:number-columns-repeated="2"/>
          <table:table-cell office:value-type="string" calcext:value-type="string">
            <text:p>Figure 2. Maps of the (a) year built, (b) annual electric energy consumption (kWh/m2·year), (c) annual gas energy consumption (kWh/m2·year), and (d) annual total (electric + gas) on-site energy consumption (kWh/m2·year) of 4625 ofﬁce buildings in Seoul, Korea, for the year 2015. (The ggmap package on R was used).</text:p>
          </table:table-cell>
        </table:table-row>
        <table:table-row table:style-name="ro16" table:visibility="filter">
          <table:table-cell office:value-type="string" calcext:value-type="string">
            <text:p>10.3390_en12061114</text:p>
          </table:table-cell>
          <table:table-cell office:value-type="string" calcext:value-type="string">
            <text:p>package</text:p>
          </table:table-cell>
          <table:table-cell office:value-type="float" office:value="318" calcext:value-type="float">
            <text:p>318</text:p>
          </table:table-cell>
          <table:table-cell table:number-columns-repeated="2"/>
          <table:table-cell office:value-type="string" calcext:value-type="string">
            <text:p>Energies 2019, 12, x FOR PEER REVIEW 5 of 17  Gangseo 188 1997 2002 2004 2001 7 126 149 175 152 46 Gangnam 1,024 1991 1995 2004 1997 9 129 165 209 176 66 Geumcheon 61 1996 2004 2007 2001 10 111 155 195 155 57 Guro 126 1991 2003 2008 2000 10 110 150 171 151 54 Gwanak 392 2002 2003 2004 2002 5 157 177 212 187 52 Gwangjin 96 1992 2000 2004 1999 9 113 143 169 150 60 Jongro 179 1983 1991 2002 1991 12 136 167 203 173 56 Junggu 282 1971 1986 1999 1986 15 132 170 217 179 70 Jungnang 43 1996 2003 2004 2000 7 139 166 189 162 46 Mapo 260 1991 2002 2004 1998 9 131 161 191 165 54 Nowon 54 1990 2000 2004 1998 7 131 164 205 178 69 Seocho 578 1991 1994 2003 1996 8 126 158 201 171 63 Seodaemun 70 1992 2003 2005 1999 10 130 160 198 167 58 Seongbuk 96 1988 2000 2004 1996 13 132 160 190 164 52 Seongdong 92 1990 1998 2006 1998 11 116 143 180 152 60 Songpa 240 1991 1994 2003 1996 7 130 157 195 166 62 Yangcheon 78 1996 2002 2004 2001 7 86 119 171 130 54 Yeongdeungpo 285 1991 2001 2005 1998 10 121 149 180 155 53 Yongsan 92 1988 1994 2004 1995 11 127 149 188 164 61 Total (Seoul) 4625 1991 1998 2004 1997 10 128 160 198 168 61  Figure 3. Scatter plots of year built versus annual total energy consumption by district in Seoul, Korea, in 2015. (The ggplot2 package on R was used). 3. Question #2: Have Strict Prescriptive Building Energy Codes Contributed to a Reduction in EUI over the Past Several Decades? Energies 2019, 12, 1114</text:p>
          </table:table-cell>
        </table:table-row>
        <table:table-row table:style-name="ro21" table:visibility="filter">
          <table:table-cell office:value-type="string" calcext:value-type="string">
            <text:p>10.3390_en12061114</text:p>
          </table:table-cell>
          <table:table-cell office:value-type="string" calcext:value-type="string">
            <text:p>package, data</text:p>
          </table:table-cell>
          <table:table-cell office:value-type="float" office:value="301" calcext:value-type="float">
            <text:p>301</text:p>
          </table:table-cell>
          <table:table-cell table:number-columns-repeated="2"/>
          <table:table-cell office:value-type="string" calcext:value-type="string">
            <text:p>Energies 2019, 12, x FOR PEER REVIEW 3 of 17   Figure 1. Questions addressed in this study based on 4,625 office buildings located in 25 districts in Seoul, Korea. 2. Question #1: Do Old Buildings Consume More Energy than New Buildings? First, the common assumption that old buildings consume more energy than new buildings was assessed. Figure 2 shows maps of the year built versus annual electric energy consumption per unit floor area (kWh/m2∙year), annual gas energy consumption per unit floor area (kWh/m2∙year), and annual total (electric + gas) on‐site energy consumption per unit floor area (kWh/m2∙year) of the 4625 investigated office buildings in Seoul, Korea. Notably, the green dots in Figure 2a represent buildings built in 1970 or even earlier and are concentrated in Junggu district, the old downtown of Seoul (see Figure 1). No apparent spatial correlations between annual electric, annual gas, and annual total energy consumption of buildings versus building age were observed (Figure 2a vs Figure 2b–d). The mean year built of Junggu district was 1986, 11 years older than the mean year built (1997) of the 4625 office buildings undertaken in the present study (Table 1). No notable relationship between building age and annual building energy consumption could be discerned (Figure 2 and Table 1). For example, the 50th quantiles of year built for buildings in the Junggu district and Gangnam district were 1986 and 1995, respectively, although they had similar annual total energy consumptions (Junggu: 170 kWh/m2∙year; Gangnam: 165 kWh/m2∙year) (Table 1).</text:p>
          </table:table-cell>
        </table:table-row>
        <table:table-row table:style-name="ro18" table:visibility="filter">
          <table:table-cell office:value-type="string" calcext:value-type="string">
            <text:p>10.3390_en12061114</text:p>
          </table:table-cell>
          <table:table-cell office:value-type="string" calcext:value-type="string">
            <text:p>package, data</text:p>
          </table:table-cell>
          <table:table-cell office:value-type="float" office:value="308" calcext:value-type="float">
            <text:p>308</text:p>
          </table:table-cell>
          <table:table-cell table:number-columns-repeated="2"/>
          <table:table-cell office:value-type="string" calcext:value-type="string">
            <text:p>The EPI is calculated based on 50 evaluation items with respect to architectural, mechanical, electrical, and renewable energy systems. The EPI score, which is the sum of credits from each evaluation item, must be greater than the reference value designated by the Korean Ministry of Land, Infrastructure and Transport. As shown in Table 2, building energy design standards have been intensified over time; only data on exterior building envelopes since 1992 are included as a representative example. However, such intensification of prescriptive codes for the thermal performance of building envelopes (Table 2) does not appear to have contributed to reductions in EUI (Figures 2–4, Table 1). In light of this observation, it appears as though “blind belief” or “confirmation bias” has attributed the intensified prescriptive building energy codes (Table 2) directly to building energy efficiency improvements. Alternatively, it can be understood as a rebound effect. However, this needs further investigation with regard to thermal comfort and energy use in new and old buildings [23–25]. Table 2. Changes to prescriptive building energy codes with regard to non‐residential building envelopes (Seoul, South Korea). Building Envelopes Year W/m2∙K U‐values of exterior walls 1992 0.58 2001 0.47 2010 0.36 2013 0.27 U‐values of exterior windows 2001 3.84 2008 3.40 2010 2.40 2013 2.10  Figure 4. Relationship between year built versus annual total energy consumption of 4,625 office buildings in Seoul, Korea. (The ggplot2 package on R was used). 4. Question #3: What Are the Characteristics of Building Energy Consumption in Terms of Season, Age, and Cooling System? Energies 2019, 12, 1114</text:p>
          </table:table-cell>
        </table:table-row>
        <table:table-row table:style-name="ro17" table:visibility="filter">
          <table:table-cell office:value-type="string" calcext:value-type="string">
            <text:p>10.3390_en12061114</text:p>
          </table:table-cell>
          <table:table-cell office:value-type="string" calcext:value-type="string">
            <text:p>package, data</text:p>
          </table:table-cell>
          <table:table-cell office:value-type="float" office:value="309" calcext:value-type="float">
            <text:p>309</text:p>
          </table:table-cell>
          <table:table-cell table:number-columns-repeated="2"/>
          <table:table-cell office:value-type="string" calcext:value-type="string">
            <text:p>and, thus, should consume less energy. However, our findings indicated that the annual total EUI (kWh/m2∙year) of new buildings was not always lower than that of old buildings, which contributed to the low R2 values. Energies 2019, 12, x FOR PEER REVIEW 4 of 17    (a) Year built (b) Annual electric energy consumption (kWh/m2∙year)   (c) Annual gas energy consumption (kWh/m2∙year) (d) Annual total (electric + gas) on‐site energy consumption (kWh/m2∙year) Figure 2. Maps of the (a) year built, (b) annual electric energy consumption (kWh/m2∙year), (c) annual gas energy consumption (kWh/m2∙year), and (d) annual total (electric + gas) on‐site energy consumption (kWh/m2∙year) of 4625 office buildings in Seoul, Korea, for the year 2015. (The ggmap package on R was used). Table 1. Descriptive statistics of year built and annual energy consumption of 4625 office buildings in the 25 districts of Seoul, Korea, in 2015. District Number of Buildings Year Built Annual Total (Electric + Gas) Energy Consumption [kWh/m2∙year] Quantile Mean Standard Deviation Quantile Mean Standard Deviation 25th 50th 75th 25th 50th 75th Dobong 45 1996 2003 2005 2001 7 125 152 174 152 44 Dongdaemun 77 1987 1994 2004 1996 11 104 138 165 139 50 Dongjak 45 1990 1997 2003 1997 10 139 170 203 178 66 Eunpyeong 106 2002 2003 2004 2002 8 135 157 185 161 44 Gangbook 52 1990 1997 2003 1996 10 132 153 193 161 52 Gangdong 104 1992 1998 2004 1998 8 128 154 193 167 71 Energies 2019, 12, 1114</text:p>
          </table:table-cell>
        </table:table-row>
        <table:table-row table:style-name="ro25" table:visibility="filter">
          <table:table-cell office:value-type="string" calcext:value-type="string">
            <text:p>10.3390_en12061114</text:p>
          </table:table-cell>
          <table:table-cell office:value-type="string" calcext:value-type="string">
            <text:p>package, data</text:p>
          </table:table-cell>
          <table:table-cell office:value-type="float" office:value="329" calcext:value-type="float">
            <text:p>329</text:p>
          </table:table-cell>
          <table:table-cell table:number-columns-repeated="2"/>
          <table:table-cell office:value-type="string" calcext:value-type="string">
            <text:p>No notable relationship between building age and annual building energy consumption could be discerned (Figure 2 and Table 1). For example, the 50th quantiles of year built for buildings in the Junggu district and Gangnam district were 1986 and 1995, respectively, although they had similar annual total energy consumptions (Junggu: 170 kWh/m2∙year; Gangnam: 165 kWh/m2∙year) (Table 1). By contrast, Eunpyeong and Gwanak districts, which contained the highest concentrations of newly built office buildings, shared identical mean and quantile values for year built (Table 1) but differed markedly in terms of annual total energy building consumption at the 50th quantile (Eunpyeong: 157 kWh/m2∙year; Gwanak: 177 kWh/m2∙year). In addition, the annual total energy consumption of buildings in Gwanak (50th quantile of year built: 2003) was 7 kWh/m2∙year greater than that of Junggu (50th quantile of year built: 1986). These findings contradict the common assumption that the thermal performance, and thus energy efficiency, of new buildings is better than that of old buildings. Finally, Figure 3 presents the relationships between the year built and annual total energy consumption of office buildings by district in Seoul. As indicated in the coefficients of determination (R2), building age and annual total energy consumption showed poor correlations, ranging from 0.00019 (Yangcheon) to 0.13 (Jungnang) (Figure 3), in agreement with the data presented in Figure 2 and Table 1. It is a widely accepted belief that newer buildings should have improved thermal performance owing to the use of newer energy‐efficient materials and technologies (e.g., high‐resistance insulation materials, building envelopes with better U‐values, efficient cooling and heating systems, sophisticated controls, etc.) and, thus, should consume less energy.</text:p>
          </table:table-cell>
        </table:table-row>
        <table:table-row table:style-name="ro20" table:visibility="filter">
          <table:table-cell office:value-type="string" calcext:value-type="string">
            <text:p>10.3390_en12061114</text:p>
          </table:table-cell>
          <table:table-cell office:value-type="string" calcext:value-type="string">
            <text:p>package, data</text:p>
          </table:table-cell>
          <table:table-cell office:value-type="float" office:value="334" calcext:value-type="float">
            <text:p>334</text:p>
          </table:table-cell>
          <table:table-cell table:number-columns-repeated="2"/>
          <table:table-cell office:value-type="string" calcext:value-type="string">
            <text:p>Energies 2019, 12, x FOR PEER REVIEW 6 of 17  A number of prescriptive building energy codes have been enacted in South Korea since the 1980s, including building energy design standards [21], the energy performance index (EPI) [21], and the building energy use calculation for the Energy Performance Certificate [22]. Moreover, building energy design standards have been written in a prescriptive language to target architectural design (e.g., U‐values for walls, roofs, and windows, airtightness of building envelopes), mechanical system design (e.g., insulation for ducts and pipes, installation of certified energy efficient pumps/fans), and electrical system design (e.g., installation of efficient lighting) [21]. The EPI is calculated based on 50 evaluation items with respect to architectural, mechanical, electrical, and renewable energy systems. The EPI score, which is the sum of credits from each evaluation item, must be greater than the reference value designated by the Korean Ministry of Land, Infrastructure and Transport. As shown in Table 2, building energy design standards have been intensified over time; only data on exterior building envelopes since 1992 are included as a representative example. However, such intensification of prescriptive codes for the thermal performance of building envelopes (Table 2) does not appear to have contributed to reductions in EUI (Figures 2–4, Table 1). In light of this observation, it appears as though “blind belief” or “confirmation bias” has attributed the intensified prescriptive building energy codes (Table 2) directly to building energy efficiency improvements. Alternatively, it can be understood as a rebound effect. However, this needs further investigation with regard to thermal comfort and energy use in new and old buildings [23–25]. Table 2.</text:p>
          </table:table-cell>
        </table:table-row>
        <table:table-row table:style-name="ro9" table:visibility="filter">
          <table:table-cell office:value-type="string" calcext:value-type="string">
            <text:p>10.3390_en12061114</text:p>
          </table:table-cell>
          <table:table-cell office:value-type="string" calcext:value-type="string">
            <text:p>python</text:p>
          </table:table-cell>
          <table:table-cell office:value-type="float" office:value="50" calcext:value-type="float">
            <text:p>50</text:p>
          </table:table-cell>
          <table:table-cell table:number-columns-repeated="2"/>
          <table:table-cell office:value-type="string" calcext:value-type="string">
            <text:p>Figure 10. Correlations between the annual sum of total monthly energy, annual sum of monthly cooling and heating energy, and base energy (unit: kWh/m2·year) shown as Gaussian kernel densities, histograms, and scatter plots. (Python library seaborn was used).</text:p>
          </table:table-cell>
        </table:table-row>
        <table:table-row table:style-name="ro17" table:visibility="filter">
          <table:table-cell office:value-type="string" calcext:value-type="string">
            <text:p>10.3390_en12061114</text:p>
          </table:table-cell>
          <table:table-cell office:value-type="string" calcext:value-type="string">
            <text:p>python</text:p>
          </table:table-cell>
          <table:table-cell office:value-type="float" office:value="332" calcext:value-type="float">
            <text:p>332</text:p>
          </table:table-cell>
          <table:table-cell table:number-columns-repeated="2"/>
          <table:table-cell office:value-type="string" calcext:value-type="string">
            <text:p>The annual sum of the monthly total energy consumption (∑𝐸(cid:3040)) and base energy (𝐸(cid:3029)) showed the strongest correlation (R2 = 0.87), within which the base energy (𝐸(cid:3029)) was more correlated with electric base energy consumption (𝐸(cid:3032),(cid:3029)) (R2 = 0.88) than with the gas base energy consumption (𝐸(cid:3034),(cid:3029)) (R2 = 0.70). Meanwhile, the annual sum of the monthly cooling and heating energy consumption (∑𝐸(cid:3030)(cid:3035),(cid:3040)) was not strongly correlated with the base energy, including 𝐸(cid:3029) (R2 = 0.26), 𝐸(cid:3032),(cid:3029) (R2 = 0.11), and 𝐸(cid:3034),(cid:3029) (R2 = 0.35). As found in the earlier analyses, the annual sum of the monthly total energy consumption was more strongly related to base energy rather than to heating and cooling energy. In addition, no strong correlation between the base energy and the heating and cooling energy was identified. It is a common assumption that the annual energy of a building is related to the energy consumed for heating and cooling. However, according to these findings, it can be inferred that the annual sum of the monthly total energy consumption in office buildings is more influenced by base energy than by heating and cooling energy. Figure 10. Correlations between the annual sum of total monthly energy, annual sum of monthly cooling and heating energy, and base energy (unit: kWh/m2∙year) shown as Gaussian kernel densities, histograms, and scatter plots. (Python library seaborn was used). Energies 2019, 12, 1114</text:p>
          </table:table-cell>
        </table:table-row>
        <table:table-row table:style-name="ro19" table:visibility="filter">
          <table:table-cell office:value-type="string" calcext:value-type="string">
            <text:p>10.3390_en12061114</text:p>
          </table:table-cell>
          <table:table-cell office:value-type="string" calcext:value-type="string">
            <text:p>python</text:p>
          </table:table-cell>
          <table:table-cell office:value-type="float" office:value="335" calcext:value-type="float">
            <text:p>335</text:p>
          </table:table-cell>
          <table:table-cell table:number-columns-repeated="2"/>
          <table:table-cell office:value-type="string" calcext:value-type="string">
            <text:p>Energies 2019, 12, x FOR PEER REVIEW 12 of 17  as well as base energy consumption (𝐸(cid:3029)), electric base energy consumption (𝐸(cid:3032),(cid:3029)), and gas base energy consumption (𝐸(cid:3034),(cid:3029)). The annual sum of the monthly total energy consumption (∑𝐸(cid:3040)) and base energy (𝐸(cid:3029)) showed the strongest correlation (R2 = 0.87), within which the base energy (𝐸(cid:3029)) was more correlated with electric base energy consumption (𝐸(cid:3032),(cid:3029)) (R2 = 0.88) than with the gas base energy consumption (𝐸(cid:3034),(cid:3029)) (R2 = 0.70). Meanwhile, the annual sum of the monthly cooling and heating energy consumption (∑𝐸(cid:3030)(cid:3035),(cid:3040)) was not strongly correlated with the base energy, including 𝐸(cid:3029) (R2 = 0.26), 𝐸(cid:3032),(cid:3029) (R2 = 0.11), and 𝐸(cid:3034),(cid:3029) (R2 = 0.35). As found in the earlier analyses, the annual sum of the monthly total energy consumption was more strongly related to base energy rather than to heating and cooling energy. In addition, no strong correlation between the base energy and the heating and cooling energy was identified. It is a common assumption that the annual energy of a building is related to the energy consumed for heating and cooling. However, according to these findings, it can be inferred that the annual sum of the monthly total energy consumption in office buildings is more influenced by base energy than by heating and cooling energy. Figure 10.</text:p>
          </table:table-cell>
        </table:table-row>
        <table:table-row table:style-name="ro11" table:visibility="filter">
          <table:table-cell office:value-type="string" calcext:value-type="string">
            <text:p>10.3390_en12061119</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A novel three-phase rectiﬁer with zero-voltage-switching and zero-current-switching features was proposed. The design has been validated with simulation and experimental data captured on a 7 kW three-phase rectiﬁer prototype. Efﬁciency improvement between hard-switch and soft-switch rectiﬁers peaks at 2.55% when the input line voltage is 220 V at full load. Mathematical equations to explain circuit operation have been derived and analyzed under a sequence of operating modes. The experimental results have conﬁrmed the proposed design of the soft-switched rectiﬁer in achieving high efﬁciency, high power factor, and low THD.</text:p>
          </table:table-cell>
        </table:table-row>
        <table:table-row table:style-name="ro18" table:visibility="filter">
          <table:table-cell office:value-type="string" calcext:value-type="string">
            <text:p>10.3390_en12061119</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The experimental results have confirmed the proposed design of the soft-switched rectifier in achieving high efficiency, high power factor, and low THD. Author Contributions: C.-W.L. and C.-Y.P. designed, debugged the system, built some part of hardware and performed the experiment. Chun-Wei Lin also mainly responsible for preparing the paper. H.-J.C., supervised the design, analysis, experiment, and editing the paper. Funding: The authors would like to acknowledge the financial support of the Ministry of Science and Technology of Taiwan through grant number NSC 103-2221-E-011 -064 -MY3. Conflicts of Interest: The authors declare no conflict of interest. References 10 Figure 13. The efficiency comparison between hard-switching and soft-switching rectifier at 7 kW load. Figure 14. Measured efficiency from 1 to 7 kW with the soft-switched rectifier. 4. Conclusions A novel three-phase rectifier with zero-voltage-switching and zero-current-switching features was proposed. The design has been validated with simulation and experimental data captured on a 7kW three-phase rectifier prototype. Efficiency improvement between hard-switch and soft-switch rectifiers peaks at 2.55% when the input line voltage is 220V at full load. Mathematical equations to explain circuit operation have been derived and analyzed under a sequence of operating modes. The experimental results have confirmed the proposed design of the soft-switched rectifier in achieving high efficiency, high power factor, and low THD. Author Contributions: C.-W.L. and C.-Y.P. designed, debugged the system, built some part of hardware and performed the experiment. Chun-Wei Lin also mainly responsible for preparing the paper. H.-J.C., supervised the design, analysis, experiment, and editing the paper. Funding: The authors would like to acknowledge the financial support of the Ministry of Science and Technology of Taiwan through grant number NSC 103-2221-E-011 -064 -MY3. Conflicts of Interest: The authors declare no conflict of interest. References Energies 2019, 12, 1119</text:p>
          </table:table-cell>
        </table:table-row>
        <table:table-row table:style-name="ro22" table:visibility="filter">
          <table:table-cell office:value-type="string" calcext:value-type="string">
            <text:p>10.3390_en12061119</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10 Figure 13. The efficiency comparison between hard-switching and soft-switching rectifier at 7 kW load. Figure 14. Measured efficiency from 1 to 7 kW with the soft-switched rectifier. 4. Conclusions A novel three-phase rectifier with zero-voltage-switching and zero-current-switching features was proposed. The design has been validated with simulation and experimental data captured on a 7kW three-phase rectifier prototype. Efficiency improvement between hard-switch and soft-switch rectifiers peaks at 2.55% when the input line voltage is 220V at full load. Mathematical equations to explain circuit operation have been derived and analyzed under a sequence of operating modes. The experimental results have confirmed the proposed design of the soft-switched rectifier in achieving high efficiency, high power factor, and low THD. Author Contributions: C.-W.L. and C.-Y.P. designed, debugged the system, built some part of hardware and performed the experiment. Chun-Wei Lin also mainly responsible for preparing the paper. H.-J.C., supervised the design, analysis, experiment, and editing the paper. Funding: The authors would like to acknowledge the financial support of the Ministry of Science and Technology of Taiwan through grant number NSC 103-2221-E-011 -064 -MY3. Conflicts of Interest: The authors declare no conflict of interest. References 10 Figure 13. The efficiency comparison between hard-switching and soft-switching rectifier at 7 kW load. Figure 14. Measured efficiency from 1 to 7 kW with the soft-switched rectifier. 4. Conclusions A novel three-phase rectifier with zero-voltage-switching and zero-current-switching features was proposed. The design has been validated with simulation and experimental data captured on a 7kW three-phase rectifier prototype. Efficiency improvement between hard-switch and soft-switch rectifiers peaks at 2.55% when the input line voltage is 220V at full load. Mathematical equations to explain circuit operation have been derived and analyzed under a sequence of operating modes. The experimental results have confirmed the proposed design of the soft-switched rectifier in achieving high efficiency, high power factor, and low THD.</text:p>
          </table:table-cell>
        </table:table-row>
        <table:table-row table:style-name="ro10">
          <table:table-cell office:value-type="string" calcext:value-type="string">
            <text:p>10.3390_en12071342</text:p>
          </table:table-cell>
          <table:table-cell office:value-type="string" calcext:value-type="string">
            <text:p>code</text:p>
          </table:table-cell>
          <table:table-cell office:value-type="float" office:value="89" calcext:value-type="float">
            <text:p>89</text:p>
          </table:table-cell>
          <table:table-cell/>
          <table:table-cell office:value-type="float" office:value="0" calcext:value-type="float">
            <text:p>0</text:p>
          </table:table-cell>
          <table:table-cell office:value-type="string" calcext:value-type="string">
            <text:p>where Tf is the ﬁlter time constant and T represents the sampling period. A high Tf results in higher smoothing proﬁles, whereas a low one will allow higher order frequencies to pass. The ﬁlter is tuned based on the irradiance pattern, which may not ensure an RR of 10% all the time, as the grid code demand. In [18], the output power of a 150 kW PV system is smoothed by an LPF with time constant of 120-seconds.</text:p>
          </table:table-cell>
        </table:table-row>
        <table:table-row table:style-name="ro3">
          <table:table-cell office:value-type="string" calcext:value-type="string">
            <text:p>10.3390_en12071342</text:p>
          </table:table-cell>
          <table:table-cell office:value-type="string" calcext:value-type="string">
            <text:p>code</text:p>
          </table:table-cell>
          <table:table-cell office:value-type="float" office:value="96" calcext:value-type="float">
            <text:p>96</text:p>
          </table:table-cell>
          <table:table-cell/>
          <table:table-cell office:value-type="float" office:value="0" calcext:value-type="float">
            <text:p>0</text:p>
          </table:table-cell>
          <table:table-cell office:value-type="string" calcext:value-type="string">
            <text:p>Different methods for PV generation ramp-rate calculation have been reported in the literature. The two most common are the difference between two end points or the difference between the maximum and minimum points of the same considered interval [5]. In addition, depending on the grid code, the RR calculation may be presented on instantaneous values or per minute values. In this work, the RR calculation is considered to be the difference between two end points of a given 60-second interval as presented in Equation (6):</text:p>
          </table:table-cell>
        </table:table-row>
        <table:table-row table:style-name="ro14">
          <table:table-cell office:value-type="string" calcext:value-type="string">
            <text:p>10.3390_en12071342</text:p>
          </table:table-cell>
          <table:table-cell office:value-type="string" calcext:value-type="string">
            <text:p>code</text:p>
          </table:table-cell>
          <table:table-cell office:value-type="float" office:value="281" calcext:value-type="float">
            <text:p>281</text:p>
          </table:table-cell>
          <table:table-cell/>
          <table:table-cell office:value-type="float" office:value="0" calcext:value-type="float">
            <text:p>0</text:p>
          </table:table-cell>
          <table:table-cell office:value-type="string" calcext:value-type="string">
            <text:p>It is estimated that PV energy has surpassed the 400 GWp worldwide capacity at the end of 2017 [1]. This represents less than two percent of the worldwide electricity demand, but when compared to the ambition of China alone, of 1300 GW of solar capacity by the year of 2055 [2], illustrates what is yet to come for PV energy systems. However, the increased penetration of solar energy brings new challenges for grid operators, one of which concerns the short-term variability of solar irradiance [3]. This causes high variations in the injected power that can cause serious grid stability issues. To mitigate this problem, power ramp-rate limitation measures have been included in the electrical grid codes of many countries [4]. Generally, these RR limitations are deﬁned on a second or minute time frame or even in both. In addition, the maximum allowable RR can be deﬁned as a percentage of the plant capacity or as a deﬁned set of power. Some examples are the grid code of Ireland (EirGrid), which states a positive ramp up to 30 MW/minute and Hawaii (HECO), ± 2 MW/minute [5]. For Germany [6] and Puerto Rico (PREPA) [5], a maximum ramp-rate of 10%/minute of the rated PV power is considered. Other grid codes also quantify the maximum allowable ramp-rate in the order of seconds. For example, in Denmark [7], a maximum power ramp-rate of 100 kW/s is required.</text:p>
          </table:table-cell>
        </table:table-row>
        <table:table-row table:style-name="ro18">
          <table:table-cell office:value-type="string" calcext:value-type="string">
            <text:p>10.3390_en12071342</text:p>
          </table:table-cell>
          <table:table-cell office:value-type="string" calcext:value-type="string">
            <text:p>code</text:p>
          </table:table-cell>
          <table:table-cell office:value-type="float" office:value="346" calcext:value-type="float">
            <text:p>346</text:p>
          </table:table-cell>
          <table:table-cell/>
          <table:table-cell office:value-type="float" office:value="0" calcext:value-type="float">
            <text:p>0</text:p>
          </table:table-cell>
          <table:table-cell office:value-type="string" calcext:value-type="string">
            <text:p>20 January 2018. Available online: https://press.trendforce.com/press/20170914-2962.html (accessed on 8 April 2019). Yang, X.J. ; Hu, H.; Tan, T.; Li, J. China’s renewable energy goals by 2050. Environ. Dev. 2016, 20, 83–90. [CrossRef] Yang, Y.; Enjeti, P.; Blaabjerg, F.; Wang, H. Wide-scale adoption of photovoltaic energy: Grid code modiﬁcations are explored in the distribution grid. IEEE Ind. Appl. Mag. 2015, 21, 21–31. [CrossRef] Energinet.dk. Technical Regulation 3.2.2 for PV Power Plants with a Power Output Above 11 kW; Energinet.dk: Denmark, 2015; pp. 1–96. Available online: https://en.energinet.dk/Electricity/Rules-and-Regulations/ Regulations-for-grid-connection (accessed on 8 April 2019). Booth, S.; Gevorgian, V. Review of PREPA Technical Requirements for Interconnecting Wind and Solar Generation; National Renewable Energy Laboratory: Golden, CO, USA, 2013. BDEW Bundesverband der Energie- und Wasserwirtschaft e.V. Technische Richtlinie, Erzeugungsanlagen Am Mittelspannungsnetz; BDEW: Germany, June 2008; p. 138. Available online: https://www.bonn-netz.de/ Einspeisung/Vertraege/Stromeinspeisevertraege/Anlage-3-Technische-Richtlinien-Erzeugungsanlagenam-Mittelspannungsnetz.pdf (accessed on 8 April 2019). Energinet.dk. Technical Regulation 3.2.2 for PV Power Plants Above 11 kW; Energinet.dk: Denmark, 2016; pp. 1–108. Available online: https://en.energinet.dk/Electricity/Rules-and-Regulations/Regulations-forgrid-connection (accessed on 8 April 2019). Sangwongwanich, A.; Yang, Y.; Blaabjerg, F. A cost-effective power ramp-rate control strategy for single-phase two-stage grid-connected photovoltaic systems. In Proceedings of the 2016 IEEE Energy Conversion Congress and Exposition (ECCE), Milwaukee, WI, USA, 18–22 September 2016. Omran, W.A. ; Kazerani, M.; Salama, M.M.A. Investigation of Methods for Reduction of Power Fluctuations Generated From Large Grid-Connected Photovoltaic Systems. IEEE Trans. Energy Convers. 2011, 26, 318–327. [CrossRef]</text:p>
          </table:table-cell>
        </table:table-row>
        <table:table-row table:style-name="ro18">
          <table:table-cell office:value-type="string" calcext:value-type="string">
            <text:p>10.3390_en12071342</text:p>
          </table:table-cell>
          <table:table-cell office:value-type="string" calcext:value-type="string">
            <text:p>code</text:p>
          </table:table-cell>
          <table:table-cell office:value-type="float" office:value="349" calcext:value-type="float">
            <text:p>349</text:p>
          </table:table-cell>
          <table:table-cell/>
          <table:table-cell office:value-type="float" office:value="0" calcext:value-type="float">
            <text:p>0</text:p>
          </table:table-cell>
          <table:table-cell office:value-type="string" calcext:value-type="string">
            <text:p>Tsao, R. Strong Chinese Market to Push Annual Global Photovoltaic Demand Above 100 Gigawatts for 2017. 20 January 2018. Available online: https://press.trendforce.com/press/20170914-2962.html (accessed on 8 April 2019). Yang, X.J. ; Hu, H.; Tan, T.; Li, J. China’s renewable energy goals by 2050. Environ. Dev. 2016, 20, 83–90. [CrossRef] Yang, Y.; Enjeti, P.; Blaabjerg, F.; Wang, H. Wide-scale adoption of photovoltaic energy: Grid code modiﬁcations are explored in the distribution grid. IEEE Ind. Appl. Mag. 2015, 21, 21–31. [CrossRef] Energinet.dk. Technical Regulation 3.2.2 for PV Power Plants with a Power Output Above 11 kW; Energinet.dk: Denmark, 2015; pp. 1–96. Available online: https://en.energinet.dk/Electricity/Rules-and-Regulations/ Regulations-for-grid-connection (accessed on 8 April 2019). Booth, S.; Gevorgian, V. Review of PREPA Technical Requirements for Interconnecting Wind and Solar Generation; National Renewable Energy Laboratory: Golden, CO, USA, 2013. BDEW Bundesverband der Energie- und Wasserwirtschaft e.V. Technische Richtlinie, Erzeugungsanlagen Am Mittelspannungsnetz; BDEW: Germany, June 2008; p. 138. Available online: https://www.bonn-netz.de/ Einspeisung/Vertraege/Stromeinspeisevertraege/Anlage-3-Technische-Richtlinien-Erzeugungsanlagenam-Mittelspannungsnetz.pdf (accessed on 8 April 2019). Energinet.dk. Technical Regulation 3.2.2 for PV Power Plants Above 11 kW; Energinet.dk: Denmark, 2016; pp. 1–108. Available online: https://en.energinet.dk/Electricity/Rules-and-Regulations/Regulations-forgrid-connection (accessed on 8 April 2019). Sangwongwanich, A.; Yang, Y.; Blaabjerg, F. A cost-effective power ramp-rate control strategy for single-phase two-stage grid-connected photovoltaic systems. In Proceedings of the 2016 IEEE Energy Conversion Congress and Exposition (ECCE), Milwaukee, WI, USA, 18–22 September 2016. Omran, W.A. ; Kazerani, M.; Salama, M.M.A. Investigation of Methods for Reduction of Power Fluctuations Generated From Large Grid-Connected Photovoltaic Systems.</text:p>
          </table:table-cell>
        </table:table-row>
        <table:table-row table:style-name="ro9" table:visibility="filter">
          <table:table-cell office:value-type="string" calcext:value-type="string">
            <text:p>10.3390_en120713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e exponential moving average, similar to the MA, relies on previous sampled data. However, besides including the window length, it also applies a smoothing factor (also known as forgetting factor) α. It is represented by:</text:p>
          </table:table-cell>
        </table:table-row>
        <table:table-row table:style-name="ro2" table:visibility="filter">
          <table:table-cell office:value-type="string" calcext:value-type="string">
            <text:p>10.3390_en1207134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here n = {0,1,2, . . . , w-1} and the factor α indicates how much weight is given on the past data points. The higher the value of α, the more equal is the weight between previous data points and the more recent ones.</text:p>
          </table:table-cell>
        </table:table-row>
        <table:table-row table:style-name="ro10" table:visibility="filter">
          <table:table-cell office:value-type="string" calcext:value-type="string">
            <text:p>10.3390_en12071342</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17], a second smoothing strategy based on the exponential moving average (EMA) is presented. The algorithm considers a 10-minute window in tandem with a hydrogen storage system. The EMA algorithm proves to be capable of regulating the PV ﬂuctuations giving more weight to the more recent data points, when compared to the MA.</text:p>
          </table:table-cell>
        </table:table-row>
        <table:table-row table:style-name="ro10" table:visibility="filter">
          <table:table-cell office:value-type="string" calcext:value-type="string">
            <text:p>10.3390_en1207134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In [20], a ramp-rate based gradient control is presented. The main difference of this algorithm compared with the others is that it does not ﬁlter the PV output power. It works by compensating (injecting or absorbing) power depending on the instantaneous derivative of the PV output. It also has the advantage of not requiring any previous tuning being independent of past irradiance data.</text:p>
          </table:table-cell>
        </table:table-row>
        <table:table-row table:style-name="ro10" table:visibility="filter">
          <table:table-cell office:value-type="string" calcext:value-type="string">
            <text:p>10.3390_en1207134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For understanding the battery performance under each of the four smoothing methods, Figure 8 was compiled. The data for each of the methods is collected for the condition where the RR value is 10%/minute. This means MA method with window length of 10-minutes, EMA method with α = 0.05 and window length of 20-minutes, LPF with time constant of 370-seconds and 2-LPF method with 1/195 rad/s of natural frequency.</text:p>
          </table:table-cell>
        </table:table-row>
        <table:table-row table:style-name="ro4" table:visibility="filter">
          <table:table-cell office:value-type="string" calcext:value-type="string">
            <text:p>10.3390_en12071342</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One key aspect in a battery system is the battery lifetime. This is highly dependent on the number of cycles and as well as on the cycle’s depths. For this reason, the selection of the smoothing method has to consider not only the battery capacity but also the degradation caused by these cycles. In order to quantify the cycles number and their deepness, the rainﬂow cycle counting method, proposed in [32] for fatigue analysis and reproduce for battery applications, is used. Similarly to the previous results, the data in this analysis is collected for the condition where the RR value is 10%/minute.</text:p>
          </table:table-cell>
        </table:table-row>
        <table:table-row table:style-name="ro5" table:visibility="filter">
          <table:table-cell office:value-type="string" calcext:value-type="string">
            <text:p>10.3390_en12071342</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Energies 2019, 12, 10 of 15 <text:s/>Figure 6. PV+BESS system for 70 seconds to 370 seconds of applied LPF smoothing technique: (a) Ppv and Pg; (b) Ppv and Pg (zoom); (c) Ramp-Rate in % per minute; (d) Ramp-Rate in % per minute (zoom); (e) state-of-charge. Figure 7. PV+BESS system for 1/50 rad/s to 1/195 rad/s of applied 2-LPF smoothing technique: (a) Ppv and Pg; (b) Ppv and Pg (zoom); (c) Ramp-Rate in % per minute; (d) Ramp-Rate in % per minute (zoom); (e) state-of-charge. 4.2. Energy and Power Exchange with Battery For understanding the battery performance under each of the four smoothing methods, Figure 8 was compiled. The data for each of the methods is collected for the condition where the RR value is Energies 2019, 12, 1342</text:p>
          </table:table-cell>
        </table:table-row>
        <table:table-row table:style-name="ro14" table:visibility="filter">
          <table:table-cell office:value-type="string" calcext:value-type="string">
            <text:p>10.3390_en12071342</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Energies 2019, 12, 12 of 15 4.3. Battery Cycles One key aspect in a battery system is the battery lifetime. This is highly dependent on the number of cycles and as well as on the cycle’s depths. For this reason, the selection of the smoothing method has to consider not only the battery capacity but also the degradation caused by these cycles. In order to quantify the cycles number and their deepness, the rainflow cycle counting method, proposed in [32] for fatigue analysis and reproduce for battery applications, is used. Similarly to the previous results, the data in this analysis is collected for the condition where the RR value is 10%/minute. In Figure 9 a comparison of the number of cycles, their depth along with the corresponding SOC level (i.e. average SOC value of the cycle), for the four smoothing methods in study, is presented. These results are obtained for a rainflow cycle counting method with a 1% SOC resolution. Considering the previous obtained results, the EMA smoothing method, Figure 9 (b) failed to regain the SOC to its initial condition. For this reason a direct comparison, in terms of battery cycles, with the other smoothing methods is not practical. However, this method presents a sum of 23 cycles with a cycle depth of 1% to 4% and a sum of 6 cycles with a cycle depth of 5% to 18%. The other three methods present a sum of 21, 23 and 19 cycles between 1% to 4% of cycle depth for the MA Figure 9 (a), LPF Figure 9 (c) and 2-LPF Figure 9 (d), respectively.</text:p>
          </table:table-cell>
        </table:table-row>
        <table:table-row table:style-name="ro15" table:visibility="filter">
          <table:table-cell office:value-type="string" calcext:value-type="string">
            <text:p>10.3390_en12071342</text:p>
          </table:table-cell>
          <table:table-cell office:value-type="string" calcext:value-type="string">
            <text:p>data</text:p>
          </table:table-cell>
          <table:table-cell office:value-type="float" office:value="322" calcext:value-type="float">
            <text:p>322</text:p>
          </table:table-cell>
          <table:table-cell table:number-columns-repeated="2"/>
          <table:table-cell office:value-type="string" calcext:value-type="string">
            <text:p>By characterizing the battery performance under each of the smoothing methods, a better battery usage can be achieved and the optimum smoothing method selected. This inevitably improves the overall system operation and reliability [21]. 2. Power Smoothing Methods In this work, four smoothing methods, reported in the literature as: moving average (MA), exponential moving average (EMA), low-pass filter (LPF), second order low-pass filter (2-LPF) are considered for analysis. The basic principle of these filter type methods is to filter the high fluctuations in the PV generated power, which arise due to partial shading of the PV arrays. These smoothing methods generate a battery power reference that opposes the PV power variations. The result is an injected grid power within the acceptable RR limits. The general implementation of the filter type smoothing methods can be observed in Figure 2 for a traditional double-stage PV+BESS. Figure 2. Traditional PV+BESS system: (a) circuit representation; (b) power smoothing methods implementation principle. 2.1. Moving Average (MA) The moving average, as previously discussed, is one of the most common smoothing methods. It works by averaging the previous PV power (Ppv) values for a given period of time w. It is mathematically represented at a kth instant, by: 𝑃𝑏𝑎𝑡𝑡∗(𝑘)=∑𝑃𝑝𝑣(𝑘−𝑖)𝑤−1𝑖=0𝑤−𝑃𝑝𝑣(𝑘) (1) Depending on the averaging period, the PV power smoothing will be more or less significant. In addition, irrespectively of the window length, all samples have equal weight. Previous publications [22] and [20] proposed a moving average window of 20 minutes for a 4 kW and 1 kW Energies 2019, 12, 1342</text:p>
          </table:table-cell>
        </table:table-row>
        <table:table-row table:style-name="ro19" table:visibility="filter">
          <table:table-cell office:value-type="string" calcext:value-type="string">
            <text:p>10.3390_en12071342</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The continuous decrease in battery prices [12], along with the recent policies and incentives for increasing the application of energy storage for new and existing power plants, makes BESS an increasingly attractive solution. Besides PV power fluctuation smoothing, battery systems present other inherent possibilities [13,14], such examples are: (i) bulk energy services: energy time-shift (arbitrage), avoid renewable curtailment; (ii) ancillary services: frequency regulation, voltage support; (iii) transmission/distribution services: upgrade deferral, outage mitigation [13,14]. Previous research on PV smoothing algorithms with BESS falls under two main categories: filter type methods and gradient methods. However, in this work, only filter type methods are addressed. In [15], the traditional moving average (MA) algorithm is implemented on a PV with a lead acid battery storage. A 30-day continuous test is performed, showing the capability of the MA algorithm in smoothing the PV fluctuations. In [16], the MA algorithm performance is again demonstrated in simulation and in a full-scale 500 kW implementation. The system presents two independent BESS systems, one for dispatch, and the other dedicated for power smoothing. The controls were implemented via SCADA and a 15-minute time window is considered for the MA algorithm. In [17], a second smoothing strategy based on the exponential moving average (EMA) is presented. The algorithm considers a 10-minute window in tandem with a hydrogen storage system. The EMA algorithm proves to be capable of regulating the PV fluctuations giving more weight to the more recent data points, when compared to the MA. The work in [18] proposes a smoothing technique based on a first order low-pass filter (LPF).</text:p>
          </table:table-cell>
        </table:table-row>
        <table:table-row table:style-name="ro19" table:visibility="filter">
          <table:table-cell office:value-type="string" calcext:value-type="string">
            <text:p>10.3390_en12071342</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However, in this work, only filter type methods are addressed. In [15], the traditional moving average (MA) algorithm is implemented on a PV with a lead acid battery storage. A 30-day continuous test is performed, showing the capability of the MA algorithm in smoothing the PV fluctuations. In [16], the MA algorithm performance is again demonstrated in simulation and in a full-scale 500 kW implementation. The system presents two independent BESS systems, one for dispatch, and the other dedicated for power smoothing. The controls were implemented via SCADA and a 15-minute time window is considered for the MA algorithm. In [17], a second smoothing strategy based on the exponential moving average (EMA) is presented. The algorithm considers a 10-minute window in tandem with a hydrogen storage system. The EMA algorithm proves to be capable of regulating the PV fluctuations giving more weight to the more recent data points, when compared to the MA. The work in [18] proposes a smoothing technique based on a first order low-pass filter (LPF). The filtered PV output power serves as a reference for the BESS to eliminate the higher power fluctuations. The method is reported to have the capability of limiting the PV power fluctuations within acceptable values. In [19], a second order LPF (2-LPF) for PV power smoothing is presented, which is capable of suppressing the higher PV power fluctuations. Moreover, its superior performance when compared to the single first order LPF, is discussed. In [20], a ramp-rate based gradient control is presented. The main difference of this algorithm compared with the others is that it does not filter the PV output power. It works by compensating Energies 2019, 12, 1342</text:p>
          </table:table-cell>
        </table:table-row>
        <table:table-row table:style-name="ro17" table:visibility="filter">
          <table:table-cell office:value-type="string" calcext:value-type="string">
            <text:p>10.3390_en12071342</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Energies 2019, 12, 3 of 15 (injecting or absorbing) power depending on the instantaneous derivative of the PV output. It also has the advantage of not requiring any previous tuning being independent of past irradiance data. Despite the different smoothing methods and algorithms presented, there is a lack of inter comparison and benchmarking of these methods. Thus, this paper intends to be an overview and to characterize each of the methods under the same circumstances. Special attention is given into the methods capability in limiting the PV power RR for a full operational day. Moreover, this paper also aims to provide useful information on which RR method would utilize best a certain BESS. For that reason, focus is given on the battery state of charge, number of cycles and their corresponding cycle depths something, which is very often omitted in most publications on smoothing methods. By characterizing the battery performance under each of the smoothing methods, a better battery usage can be achieved and the optimum smoothing method selected. This inevitably improves the overall system operation and reliability [21]. 2. Power Smoothing Methods In this work, four smoothing methods, reported in the literature as: moving average (MA), exponential moving average (EMA), low-pass filter (LPF), second order low-pass filter (2-LPF) are considered for analysis. The basic principle of these filter type methods is to filter the high fluctuations in the PV generated power, which arise due to partial shading of the PV arrays. These smoothing methods generate a battery power reference that opposes the PV power variations. The result is an injected grid power within the acceptable RR limits. The general implementation of the filter type smoothing methods can be observed in Figure 2 for a traditional double-stage PV+BESS. Figure 2.</text:p>
          </table:table-cell>
        </table:table-row>
        <table:table-row table:style-name="ro14" table:visibility="filter">
          <table:table-cell office:value-type="string" calcext:value-type="string">
            <text:p>10.3390_en12071342</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In Figure 9 a comparison of the number of cycles, their depth along with the corresponding SOC level (i.e. average SOC value of the cycle), for the four smoothing methods in study, is presented. These results are obtained for a rainflow cycle counting method with a 1% SOC resolution. Considering the previous obtained results, the EMA smoothing method, Figure 9 (b) failed to regain the SOC to its initial condition. For this reason a direct comparison, in terms of battery cycles, with the other smoothing methods is not practical. However, this method presents a sum of 23 cycles with a cycle depth of 1% to 4% and a sum of 6 cycles with a cycle depth of 5% to 18%. The other three methods present a sum of 21, 23 and 19 cycles between 1% to 4% of cycle depth for the MA Figure 9 (a), LPF Figure 9 (c) and 2-LPF Figure 9 (d), respectively. As for higher depth cycles the three previous smoothing methods present a sum of 7, 6 and 7 cycles between 5% and 20% of cycle depth, respectively. Moreover, the cycle depth of the two higher cycles is 16% and 20% for the MA, 19% and 20% for the LPF and 15% and 19% for the 2-LPF. Based on these results, it can be concluded that the 2-LPF presents fewer cycles with lower depth, when compared to the two remaining methods. Figure 9. Battery cycle counting for: (a) MA; (b) EMA; (c) LPF and (d) 2-LPF, based on the rainflow cycle counting method. 4.4. Lifetime Analysis Energies 2019, 12, 1342</text:p>
          </table:table-cell>
        </table:table-row>
        <table:table-row table:style-name="ro19" table:visibility="filter">
          <table:table-cell office:value-type="string" calcext:value-type="string">
            <text:p>10.3390_en12071342</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Energies 2019, 12, 2 of 15 second interval, Figure 1. Despite the different RR calculation methods presented, few clarifications exist on the grid codes on how to perform this calculation in practice. Figure 1. Ramp-rate calculation methods: difference between two endpoints of a 60-second interval RR = (P4-P1)/ (t4-t1), difference between the minimum/maximum values of a considered interval RR = (P3-P2)/(t3-t2), difference between two points at each second interval RR = (P6-P5)/1s. To allow ramp-rate limitation, PV plants are required to have additional power in reserve. In practice, this is possible by e.g., operating the PV plant below the rated capacity. This is achieved by e.g., disconnecting a portion of the PV arrays, effectively reducing the injected power to the grid [8]. Other possibility relies on constraining the maximum power point (MPP) by modifying the traditional maximum power point tracker (MPPT) algorithms [9,10]. Another solution is the use of battery energy storage systems (BESS) [11], which can absorb or inject power in order to compensate for the ramp-rate violation. The continuous decrease in battery prices [12], along with the recent policies and incentives for increasing the application of energy storage for new and existing power plants, makes BESS an increasingly attractive solution. Besides PV power fluctuation smoothing, battery systems present other inherent possibilities [13,14], such examples are: (i) bulk energy services: energy time-shift (arbitrage), avoid renewable curtailment; (ii) ancillary services: frequency regulation, voltage support; (iii) transmission/distribution services: upgrade deferral, outage mitigation [13,14]. Previous research on PV smoothing algorithms with BESS falls under two main categories: filter type methods and gradient methods.</text:p>
          </table:table-cell>
        </table:table-row>
        <table:table-row table:style-name="ro2">
          <table:table-cell office:value-type="string" calcext:value-type="string">
            <text:p>10.3390_en12081458</text:p>
          </table:table-cell>
          <table:table-cell office:value-type="string" calcext:value-type="string">
            <text:p>benchmark</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54. CIGRE. CIGRE Task Force C6.04: Benchmark Systems for Network Integration of Renewable and Distributed Energy</text:p>
          </table:table-cell>
        </table:table-row>
        <table:table-row table:style-name="ro4">
          <table:table-cell office:value-type="string" calcext:value-type="string">
            <text:p>10.3390_en12081458</text:p>
          </table:table-cell>
          <table:table-cell office:value-type="string" calcext:value-type="string">
            <text:p>code</text:p>
          </table:table-cell>
          <table:table-cell office:value-type="float" office:value="108" calcext:value-type="float">
            <text:p>108</text:p>
          </table:table-cell>
          <table:table-cell/>
          <table:table-cell office:value-type="float" office:value="0" calcext:value-type="float">
            <text:p>0</text:p>
          </table:table-cell>
          <table:table-cell office:value-type="string" calcext:value-type="string">
            <text:p>Diﬀerent reactive power control methods including PF(P), constant PF and constant Q control are tested. The conﬁgurations of the methods are based on Technical Regulation 3.2.1 (TR 3.2.1) and Technical Regulation 3.2.2 (TR 3.2.2), the Danish grid code for power plants up to and including 11 kW and PV power plants above 11 kW, respectively. The demonstration of the methods is shown in Figure 2 [34,35]. The PV inverters usually operate with two types of PF, i.e., lagging and leading PF. From the generator convention, they are deﬁned as</text:p>
          </table:table-cell>
        </table:table-row>
        <table:table-row table:style-name="ro6">
          <table:table-cell office:value-type="string" calcext:value-type="string">
            <text:p>10.3390_en12081458</text:p>
          </table:table-cell>
          <table:table-cell office:value-type="string" calcext:value-type="string">
            <text:p>code</text:p>
          </table:table-cell>
          <table:table-cell office:value-type="float" office:value="188" calcext:value-type="float">
            <text:p>188</text:p>
          </table:table-cell>
          <table:table-cell/>
          <table:table-cell office:value-type="float" office:value="0" calcext:value-type="float">
            <text:p>0</text:p>
          </table:table-cell>
          <table:table-cell office:value-type="string" calcext:value-type="string">
            <text:p>Diﬀerent reactive power control methods have diﬀerent eﬀects on these problems. With the PF(P) control, the power loss and the overload problem in the transformers are the lowest among all the three cases. From this aspect, the PF(P) control shows the best performance in all three case studies. With the constant PF control, the lowest power loss of the entire grid occurs if the PV systems operate with a PF of 0.9 (leading), which is not required by the current Danish grid code for small scale residential PV plants, i.e., TR 3.2.1. Judging from the yearly average power loss condition, it can be beneﬁcial to operate PV systems with leading PF, especially in the grid with many cables. In terms of the worst overvoltage situation, constant PF control results in the lowest maximum bus voltage. With a constant Q control applied to large-scale PV power plants, the grid has the highest loss and experiences the most severe overvoltage problem among all three cases.</text:p>
          </table:table-cell>
        </table:table-row>
        <table:table-row table:style-name="ro7">
          <table:table-cell office:value-type="string" calcext:value-type="string">
            <text:p>10.3390_en12081458</text:p>
          </table:table-cell>
          <table:table-cell office:value-type="string" calcext:value-type="string">
            <text:p>code</text:p>
          </table:table-cell>
          <table:table-cell office:value-type="float" office:value="230" calcext:value-type="float">
            <text:p>230</text:p>
          </table:table-cell>
          <table:table-cell/>
          <table:table-cell office:value-type="float" office:value="0" calcext:value-type="float">
            <text:p>0</text:p>
          </table:table-cell>
          <table:table-cell office:value-type="string" calcext:value-type="string">
            <text:p>Abstract: Driven by the Energy Strategy 2050 of Denmark, renewable energy sources (RESs) are increasingly integrated into the Danish power grid. Solar photovoltaic (PV) plants play an important role in this process. This paper conducted a study to investigate the impacts of residential solar PV integration in the distribution grid on voltage security and grid loss based on the 10 kV distribution grid in Bornholm. Three case studies are performed to test three diﬀerent reactive power control methods, i.e., PF(P), constant PF and constant Q, at diﬀerent penetration levels. The assessment of the impacts of PV integration and diﬀerent control methods are done in the DIgSILENT PowerFactory. It was found that PV integration can contribute to reducing the loss of the system, increased overvoltage in buses and overload in transformers, and 40% penetration at the low voltage is considered to be an optimal level based on the result. PF(P) control gives the best performance among all three methods under the current grid codes. With constant PF control, it was found that the system loss can be signiﬁcantly reduced if the PV systems operate with a power factor of 0.9 leading, which is not the norm of the current Danish grid code.</text:p>
          </table:table-cell>
        </table:table-row>
        <table:table-row table:style-name="ro2" table:visibility="filter">
          <table:table-cell office:value-type="string" calcext:value-type="string">
            <text:p>10.3390_en12081458</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3. The input data to the load ﬂow simulation: (a) Load data; (b) photovoltaic (PV) generation.</text:p>
          </table:table-cell>
        </table:table-row>
        <table:table-row table:style-name="ro4" table:visibility="filter">
          <table:table-cell office:value-type="string" calcext:value-type="string">
            <text:p>10.3390_en12081458</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e total load and the PV generation proﬁle of the Bornholm power system are shown in Figure 3a,b, respectively. The black line in Figure 3a is the yearly average load. The load proﬁle is estimated based on the load data from 20 customers of a random LV feeder and the capacities of 10/0.4 kV transformers. Known from Table 1, the peak load of Bornholm, PBp, is 55 MW. This value is then distributed to the load of each transformer station based on the ratio of the total transformer capacity, Sstot, at a speciﬁc station to the total capacity of 10/0.4 kV transformers, SBtot. Hence, the peak load of each transformer station, Psp, is</text:p>
          </table:table-cell>
        </table:table-row>
        <table:table-row table:style-name="ro16" table:visibility="filter">
          <table:table-cell office:value-type="string" calcext:value-type="string">
            <text:p>10.3390_en12081458</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Energies 2019, 12, x FOR PEER REVIEW 6 of 16 kVA feeder by 7. Only the cable loss in the LV feeder is calculated. The PV systems are treated in the same way, i.e., modeled as aggregated systems at the 0.4 kV buses. 2.3. Load and PV Generation Profile Modeling The total load and the PV generation profile of the Bornholm power system are shown in Figure 3a,b, respectively. The black line in Figure 3a is the yearly average load. The load profile is estimated based on the load data from 20 customers of a random LV feeder and the capacities of 10/0.4 kV transformers. Known from Table 1, the peak load of Bornholm, PBp, is 55 MW. This value is then distributed to the load of each transformer station based on the ratio of the total transformer capacity, Sstot, at a specific station to the total capacity of 10/0.4 kV transformers, SBtot. Hence, the peak load of each transformer station, Psp, is 𝑃sp=𝑃Bp𝑆stot𝑆Btot, (2) and the corresponding Sstot value of the feeder with the 20 customers can be estimated by its Psp value and Equation 2. By using the ratio calculated by Equation 1, the load profile of a 100 kVA transformer can be obtained and the load profile of the total grid given in Figure 3a, as well as the load profiles of other LV feeders, can be obtained. (a) (b) Figure 3. The input data to the load flow simulation: (a) Load data; (b) photovoltaic (PV) generation. Since the total PV installation capacity at each penetration level, PPV tot inst, is specified, the installation capacity at each transformer station is determined in a similar way as the load, i.e., by 𝑃PV inst=𝑃PV tot inst𝑆stot𝑆Btot.</text:p>
          </table:table-cell>
        </table:table-row>
        <table:table-row table:style-name="ro15" table:visibility="filter">
          <table:table-cell office:value-type="string" calcext:value-type="string">
            <text:p>10.3390_en12081458</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Hence, the peak load of each transformer station, Psp, is 𝑃sp=𝑃Bp𝑆stot𝑆Btot, (2) and the corresponding Sstot value of the feeder with the 20 customers can be estimated by its Psp value and Equation 2. By using the ratio calculated by Equation 1, the load profile of a 100 kVA transformer can be obtained and the load profile of the total grid given in Figure 3a, as well as the load profiles of other LV feeders, can be obtained. (a) (b) Figure 3. The input data to the load flow simulation: (a) Load data; (b) photovoltaic (PV) generation. Since the total PV installation capacity at each penetration level, PPV tot inst, is specified, the installation capacity at each transformer station is determined in a similar way as the load, i.e., by 𝑃PV inst=𝑃PV tot inst𝑆stot𝑆Btot. (3) The actual PV generation of each PV system is estimated based on the actual weather information, i.e., solar irradiance Gact and ambient temperature Tact, and the standard experiment conditions (SEC), i.e., solar irradiance Gstd = 1000 W/m2 and temperature Tstd = 25℃, i.e., by 𝑃PV act gen=𝑃PV std gen𝐺act𝐺std[1+𝛼(𝐺act−𝐺std)], (4) where α is the temperature coefficient of the solar PV panel material, which is assumed to be crystalline silicon (c-Si) in this study. The α value of the commercial c-Si material under the SEC is 0.45% ℃-1 [55]. The value of PPV std gen is selected as the full capacity of the PV inverter. 3. Results and Discussion Three cases are studied corresponding to three reactive power control methods. In the case with PF(P) control applied to all the PV systems in the grid, letting the inverters adjust the reactive power <text:s text:c="68"/>Energies 2019, 12, 1458</text:p>
          </table:table-cell>
        </table:table-row>
        <table:table-row table:style-name="ro11">
          <table:table-cell office:value-type="string" calcext:value-type="string">
            <text:p>10.3390_en12081458</text:p>
          </table:table-cell>
          <table:table-cell office:value-type="string" calcext:value-type="string">
            <text:p>dataset</text:p>
          </table:table-cell>
          <table:table-cell office:value-type="float" office:value="130" calcext:value-type="float">
            <text:p>130</text:p>
          </table:table-cell>
          <table:table-cell/>
          <table:table-cell office:value-type="float" office:value="0" calcext:value-type="float">
            <text:p>0</text:p>
          </table:table-cell>
          <table:table-cell office:value-type="string" calcext:value-type="string">
            <text:p>The overloading situations of the transformers are presented in Figure 9. The results in Figure 9 reﬂect the worst situation in this case. According to the complete result dataset, only very few (2 to 3) transformers are in the extremely severe overloading state (over 200%) for a very short period. A similar situation can also be found in the next case with a constant Q control in the next section. By comparing Figures 6 and 9 from the previous case, the overloading situations in these two cases are close to each other at the same penetration level. The overload problem usually takes place when there is a big mismatch between the PV generation and the load demand.</text:p>
          </table:table-cell>
        </table:table-row>
        <table:table-row table:style-name="ro15">
          <table:table-cell office:value-type="string" calcext:value-type="string">
            <text:p>10.3390_en12081458</text:p>
          </table:table-cell>
          <table:table-cell office:value-type="string" calcext:value-type="string">
            <text:p>dataset</text:p>
          </table:table-cell>
          <table:table-cell office:value-type="float" office:value="335" calcext:value-type="float">
            <text:p>335</text:p>
          </table:table-cell>
          <table:table-cell/>
          <table:table-cell office:value-type="float" office:value="0" calcext:value-type="float">
            <text:p>0</text:p>
          </table:table-cell>
          <table:table-cell office:value-type="string" calcext:value-type="string">
            <text:p>By comparing Figure 9 and Figure 6 from the previous case, the overloading situations in these two cases are close to each other at the same penetration level. The overload problem usually takes place when there is a big mismatch between the PV generation and the load demand. Combining the results in Figure 7 to 9, because of the lowest power loss of the entire grid, the PF setpoint of 0.9 (leading) is considered to be an optimal operation point. 3.3. Constant Q Control Because the constant Q support is not required for residential PV systems in the small scale [35], in this case, the constant Q control is only implemented to the medium-scale PV systems and the two large centralized PV power plants. The rest, namely, the small-scale residential PV systems, are set to constant PF control with a unity power factor. In this way, the impact of a constant Q control can be assessed more intuitively. From the correlation between active, reactive and apparent power, i.e., S=√𝑃2+𝑄2, the maximum reactive power, in theory, can be provided by a PV system without affecting the normal generation of approximately 70% of its apparent power. The Q setpoint, in this case, ranges from 10% to 70% of the apparent power, with an increment of 20%. In this case, only the operation within the first quadrant, i.e., exporting P and Q, is tested. Energies 2019, 12, x FOR PEER REVIEW 10 of 16 <text:s/>(a) (b) Figure 8. The worst overvoltage situations of buses at different PF setpoints (with constant PF): (a) Yearly maximum number of overvoltage buses; (b) Yearly maximum bus voltages. (a) (b) Figure 9.</text:p>
          </table:table-cell>
        </table:table-row>
        <table:table-row table:style-name="ro15">
          <table:table-cell office:value-type="string" calcext:value-type="string">
            <text:p>10.3390_en12081458</text:p>
          </table:table-cell>
          <table:table-cell office:value-type="string" calcext:value-type="string">
            <text:p>dataset</text:p>
          </table:table-cell>
          <table:table-cell office:value-type="float" office:value="337" calcext:value-type="float">
            <text:p>337</text:p>
          </table:table-cell>
          <table:table-cell/>
          <table:table-cell office:value-type="float" office:value="0" calcext:value-type="float">
            <text:p>0</text:p>
          </table:table-cell>
          <table:table-cell office:value-type="string" calcext:value-type="string">
            <text:p>Energies 2019, 12, x FOR PEER REVIEW 10 of 16 <text:s/>(a) (b) Figure 8. The worst overvoltage situations of buses at different PF setpoints (with constant PF): (a) Yearly maximum number of overvoltage buses; (b) Yearly maximum bus voltages. (a) (b) Figure 9. The worst overload situations of transformers at different PF setpoints (with constant PF): (a) Yearly maximum number of overloaded transformers; (b) Yearly maximum loading rate of the transformer. The overloading situations of the transformers are presented in Figure 9. The results in Figure 9 reflect the worst situation in this case. According to the complete result dataset, only very few (2 to 3) transformers are in the extremely severe overloading state (over 200%) for a very short period. A similar situation can also be found in the next case with a constant Q control in the next section. By comparing Figure 9 and Figure 6 from the previous case, the overloading situations in these two cases are close to each other at the same penetration level. The overload problem usually takes place when there is a big mismatch between the PV generation and the load demand. Combining the results in Figure 7 to 9, because of the lowest power loss of the entire grid, the PF setpoint of 0.9 (leading) is considered to be an optimal operation point. 3.3. Constant Q Control Because the constant Q support is not required for residential PV systems in the small scale [35], in this case, the constant Q control is only implemented to the medium-scale PV systems and the two large centralized PV power plants. The rest, namely, the small-scale residential PV systems, are set to constant PF control with</text:p>
          </table:table-cell>
        </table:table-row>
        <table:table-row table:style-name="ro15">
          <table:table-cell office:value-type="string" calcext:value-type="string">
            <text:p>10.3390_en12081458</text:p>
          </table:table-cell>
          <table:table-cell office:value-type="string" calcext:value-type="string">
            <text:p>dataset</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In this case, only the operation within the first quadrant, i.e., exporting P and Q, is tested. Energies 2019, 12, x FOR PEER REVIEW 10 of 16 <text:s/>(a) (b) Figure 8. The worst overvoltage situations of buses at different PF setpoints (with constant PF): (a) Yearly maximum number of overvoltage buses; (b) Yearly maximum bus voltages. (a) (b) Figure 9. The worst overload situations of transformers at different PF setpoints (with constant PF): (a) Yearly maximum number of overloaded transformers; (b) Yearly maximum loading rate of the transformer. The overloading situations of the transformers are presented in Figure 9. The results in Figure 9 reflect the worst situation in this case. According to the complete result dataset, only very few (2 to 3) transformers are in the extremely severe overloading state (over 200%) for a very short period. A similar situation can also be found in the next case with a constant Q control in the next section. By comparing Figure 9 and Figure 6 from the previous case, the overloading situations in these two cases are close to each other at the same penetration level. The overload problem usually takes place when there is a big mismatch between the PV generation and the load demand. Combining the results in Figure 7 to 9, because of the lowest power loss of the entire grid, the PF setpoint of 0.9 (leading) is considered to be an optimal operation point. 3.3. Constant Q Control Because the constant Q support is not required for residential PV systems in the small scale [35], in this case, the constant Q control is only implemented to the medium-scale PV systems and the two large centralized PV power plants.</text:p>
          </table:table-cell>
        </table:table-row>
        <table:table-row table:style-name="ro15">
          <table:table-cell office:value-type="string" calcext:value-type="string">
            <text:p>10.3390_en12081458</text:p>
          </table:table-cell>
          <table:table-cell office:value-type="string" calcext:value-type="string">
            <text:p>dataset</text:p>
          </table:table-cell>
          <table:table-cell office:value-type="float" office:value="342" calcext:value-type="float">
            <text:p>342</text:p>
          </table:table-cell>
          <table:table-cell/>
          <table:table-cell office:value-type="float" office:value="0" calcext:value-type="float">
            <text:p>0</text:p>
          </table:table-cell>
          <table:table-cell office:value-type="string" calcext:value-type="string">
            <text:p>Energies 2019, 12, x FOR PEER REVIEW 10 of 16 <text:s/>(a) (b) Figure 8. The worst overvoltage situations of buses at different PF setpoints (with constant PF): (a) Yearly maximum number of overvoltage buses; (b) Yearly maximum bus voltages. (a) (b) Figure 9. The worst overload situations of transformers at different PF setpoints (with constant PF): (a) Yearly maximum number of overloaded transformers; (b) Yearly maximum loading rate of the transformer. The overloading situations of the transformers are presented in Figure 9. The results in Figure 9 reflect the worst situation in this case. According to the complete result dataset, only very few (2 to 3) transformers are in the extremely severe overloading state (over 200%) for a very short period. A similar situation can also be found in the next case with a constant Q control in the next section. By comparing Figure 9 and Figure 6 from the previous case, the overloading situations in these two cases are close to each other at the same penetration level. The overload problem usually takes place when there is a big mismatch between the PV generation and the load demand. Combining the results in Figure 7 to 9, because of the lowest power loss of the entire grid, the PF setpoint of 0.9 (leading) is considered to be an optimal operation point. 3.3. Constant Q Control Because the constant Q support is not required for residential PV systems in the small scale [35], in this case, the constant Q control is only implemented to the medium-scale PV systems and the two large centralized PV power plants. The rest, namely, the small-scale residential PV systems, are set to constant PF control with a unity power factor.</text:p>
          </table:table-cell>
        </table:table-row>
        <table:table-row table:style-name="ro15">
          <table:table-cell office:value-type="string" calcext:value-type="string">
            <text:p>10.3390_en12081458</text:p>
          </table:table-cell>
          <table:table-cell office:value-type="string" calcext:value-type="string">
            <text:p>dataset</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The results in Figure 9 reflect the worst situation in this case. According to the complete result dataset, only very few (2 to 3) transformers are in the extremely severe overloading state (over 200%) for a very short period. A similar situation can also be found in the next case with a constant Q control in the next section. By comparing Figure 9 and Figure 6 from the previous case, the overloading situations in these two cases are close to each other at the same penetration level. The overload problem usually takes place when there is a big mismatch between the PV generation and the load demand. Combining the results in Figure 7 to 9, because of the lowest power loss of the entire grid, the PF setpoint of 0.9 (leading) is considered to be an optimal operation point. 3.3. Constant Q Control Because the constant Q support is not required for residential PV systems in the small scale [35], in this case, the constant Q control is only implemented to the medium-scale PV systems and the two large centralized PV power plants. The rest, namely, the small-scale residential PV systems, are set to constant PF control with a unity power factor. In this way, the impact of a constant Q control can be assessed more intuitively. From the correlation between active, reactive and apparent power, i.e., S=√𝑃2+𝑄2, the maximum reactive power, in theory, can be provided by a PV system without affecting the normal generation of approximately 70% of its apparent power. The Q setpoint, in this case, ranges from 10% to 70% of the apparent power, with an increment of 20%. In this case, only the operation within the first quadrant, i.e., exporting P and Q, is tested. Energies 2019, 12, 1458</text:p>
          </table:table-cell>
        </table:table-row>
        <table:table-row table:style-name="ro15">
          <table:table-cell office:value-type="string" calcext:value-type="string">
            <text:p>10.3390_en12081458</text:p>
          </table:table-cell>
          <table:table-cell office:value-type="string" calcext:value-type="string">
            <text:p>dataset</text:p>
          </table:table-cell>
          <table:table-cell office:value-type="float" office:value="346" calcext:value-type="float">
            <text:p>346</text:p>
          </table:table-cell>
          <table:table-cell/>
          <table:table-cell office:value-type="float" office:value="0" calcext:value-type="float">
            <text:p>0</text:p>
          </table:table-cell>
          <table:table-cell office:value-type="string" calcext:value-type="string">
            <text:p>Combining the results in Figure 7 to 9, because of the lowest power loss of the entire grid, the PF setpoint of 0.9 (leading) is considered to be an optimal operation point. 3.3. Constant Q Control Because the constant Q support is not required for residential PV systems in the small scale [35], in this case, the constant Q control is only implemented to the medium-scale PV systems and the two large centralized PV power plants. The rest, namely, the small-scale residential PV systems, are set to constant PF control with a unity power factor. In this way, the impact of a constant Q control can be assessed more intuitively. From the correlation between active, reactive and apparent power, i.e., S=√𝑃2+𝑄2, the maximum reactive power, in theory, can be provided by a PV system without affecting the normal generation of approximately 70% of its apparent power. The Q setpoint, in this case, ranges from 10% to 70% of the apparent power, with an increment of 20%. In this case, only the operation within the first quadrant, i.e., exporting P and Q, is tested. Energies 2019, 12, x FOR PEER REVIEW 10 of 16 <text:s/>(a) (b) Figure 8. The worst overvoltage situations of buses at different PF setpoints (with constant PF): (a) Yearly maximum number of overvoltage buses; (b) Yearly maximum bus voltages. (a) (b) Figure 9. The worst overload situations of transformers at different PF setpoints (with constant PF): (a) Yearly maximum number of overloaded transformers; (b) Yearly maximum loading rate of the transformer. The overloading situations of the transformers are presented in Figure 9. The results in Figure 9 reflect the worst situation in this case.</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 Automatic Data Processing</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4. Point Cloud Data Denoising</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unnel point clouds contain massive amounts of data and result in huge time consumption. ω is</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set as the dilution factor for uniform sampling of the data to reduce the computational time:</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2. Arastounia, M. Automated as-built model generation of subway tunnels from mobile LiDAR data. Sensors</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Article Automatic and Visual Processing Method of Non-Contact Monitoring for Circular Stormwater Sewage Tunnels Based on LiDAR Data</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15. Kashani A G, Graettinger A J. Cluster-Based Roof Covering Damage Detection in Ground-Based Lidar Data.</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12. Cabo, C.; Cortés, S.G.; Ordoñez, C. Mobile Laser Scanner data for automatic surface detection based on line</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34. Gao, Z.; Lao, M.; Sang, Y. Fast Sparse Coding for Range Data Denoising with Sparse Ridges Constraint.</text:p>
          </table:table-cell>
        </table:table-row>
        <table:table-row table:style-name="ro9" table:visibility="filter">
          <table:table-cell office:value-type="string" calcext:value-type="string">
            <text:p>10.3390_en1209159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is article proposed an automatic circular stormwater sewage tunnel point cloud processing method based on LiDAR data that measures the tunnel deformation by its ovality and a three-dimensional visualization nephogram.</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he proposed method processes massive amounts of data in a fully automatic way, signiﬁcantly improving the efﬁciency of point cloud processing and allowing the engineers to do other more meaningful work.</text:p>
          </table:table-cell>
        </table:table-row>
        <table:table-row table:style-name="ro2" table:visibility="filter">
          <table:table-cell office:value-type="string" calcext:value-type="string">
            <text:p>10.3390_en1209159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here Ni is the number of points in segment i, and ω is the dilution factor deﬁned by the amount of data and the algorithm efﬁciency requirement; NA is the actual number of points in the calculation.</text:p>
          </table:table-cell>
        </table:table-row>
        <table:table-row table:style-name="ro9" table:visibility="filter">
          <table:table-cell office:value-type="string" calcext:value-type="string">
            <text:p>10.3390_en12091599</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e monitored zone contains 75 tunnel lining segments and the point cloud data scanned in the zone were processed by the conventional method and the proposed method separately, by the same computer. Table 1 denotes the differences between the results of the two methods.</text:p>
          </table:table-cell>
        </table:table-row>
        <table:table-row table:style-name="ro9" table:visibility="filter">
          <table:table-cell office:value-type="string" calcext:value-type="string">
            <text:p>10.3390_en1209159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proposed automatic processing method is signiﬁcantly different from the conventional manual method as it is automatic and employs a series of algorithms that are efﬁcient and stable enough to complete the work. Figure 1 illustrates the ﬂow chart of the proposed automatic data processing method.</text:p>
          </table:table-cell>
        </table:table-row>
        <table:table-row table:style-name="ro9" table:visibility="filter">
          <table:table-cell office:value-type="string" calcext:value-type="string">
            <text:p>10.3390_en12091599</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30. Pfeifer, N.; Dorninger, P.; Haring, A. Investigating terrestrial laser scanning intensity data: Quality and functional relations. In Proceedings of the 8th Conference on Optical 3-D Measurement Techniques, Zurich, Switzerland, 9–12 July 2007; pp. 328–337.</text:p>
          </table:table-cell>
        </table:table-row>
        <table:table-row table:style-name="ro10" table:visibility="filter">
          <table:table-cell office:value-type="string" calcext:value-type="string">
            <text:p>10.3390_en12091599</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he proposed monitoring system aims to achieve automation and highly efﬁcient LiDAR data processing for circular stormwater sewage tunnel structure health monitoring. This section describes the application of the proposed processing method and compares the efﬁciency of the automatic point cloud processing method with the conventional manual method.</text:p>
          </table:table-cell>
        </table:table-row>
        <table:table-row table:style-name="ro9" table:visibility="filter">
          <table:table-cell office:value-type="string" calcext:value-type="string">
            <text:p>10.3390_en12091599</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onﬂicts of Interest: The authors declare no conﬂict of interest. The founding sponsors had no role in the design of the study; in the collection, analyses, or interpretation of data; in the writing of the manuscript, and in the decision to publish the results.</text:p>
          </table:table-cell>
        </table:table-row>
        <table:table-row table:style-name="ro9" table:visibility="filter">
          <table:table-cell office:value-type="string" calcext:value-type="string">
            <text:p>10.3390_en12091599</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LiDAR technology was applied to monitor the structure state of the circular sewage tunnel of the project during construction. The LiDAR data was scanned by Leica Scanstation C10 with medium resolution inside the tunnel along the axis, and the photograph of the tunnel lining and the device are shown in Figure 6.</text:p>
          </table:table-cell>
        </table:table-row>
        <table:table-row table:style-name="ro10" table:visibility="filter">
          <table:table-cell office:value-type="string" calcext:value-type="string">
            <text:p>10.3390_en12091599</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23. Puente, I.; Akinci, B.; González-Jorge, H. A semi-automated method for extracting vertical clearance and cross sections in tunnels using mobile LiDAR data. Tunn. Undergr. Space Technol. 2016, 59, 48–54. [CrossRef] 24. Ge, Y.; Tang, H.; Xia, D. Automated measurements of discontinuity geometric properties from a 3D-point</text:p>
          </table:table-cell>
        </table:table-row>
        <table:table-row table:style-name="ro3" table:visibility="filter">
          <table:table-cell office:value-type="string" calcext:value-type="string">
            <text:p>10.3390_en12091599</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Non-contact monitoring based on LiDAR is suitable for stormwater sewage tunnels. It provides full coverage to prevent the omissions which exist in traditional monitoring technology. Our aim is to achieve full-automation and visualization in LiDAR data processing to signiﬁcantly improve the efﬁciency compared to the conventional manual method and to extend the application of LiDAR technology to circular stormwater sewage tunnels during construction and operation.</text:p>
          </table:table-cell>
        </table:table-row>
        <table:table-row table:style-name="ro9" table:visibility="filter">
          <table:table-cell office:value-type="string" calcext:value-type="string">
            <text:p>10.3390_en12091599</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Figure 16. The proﬁles ﬁtted by the data acquired in the experiments: (a) denotes the proﬁle ﬁtted by the ﬁrst set of data collected by the station as a whole; (b) denotes the proﬁle ﬁtted by the second set of data collected by the station as a whole; (c) illustrates the proﬁle ﬁtted by the point cloud scanned by the TLS.</text:p>
          </table:table-cell>
        </table:table-row>
        <table:table-row table:style-name="ro11" table:visibility="filter">
          <table:table-cell office:value-type="string" calcext:value-type="string">
            <text:p>10.3390_en12091599</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OvalityThree-dimensional nephogramClean point cloud segmentExtraction of circle tunnel deformationTunnel axisAxis acquisitionNormal planeSegments extraction Boundary pointsTunnel point cloud projection Point cloud segmentPoint cloud data processingSegment the projection Curve fittingTunnel axisEqual divisionCutting tunnel point cloudsDenoisingClean point cloud segmentTwice-clustering analysis based on distance and intensity orderlyPoint cloud segmentTunnel boundaries Boundary pointsPoint cloud projection Segment the projection and extract the boundary pointsCurve fittingTunnel point cloudProject the point cloud in plane XOY and XOZTunnel axisParameters calculationEnergies 2019, 12, 1599</text:p>
          </table:table-cell>
        </table:table-row>
        <table:table-row table:style-name="ro4" table:visibility="filter">
          <table:table-cell office:value-type="string" calcext:value-type="string">
            <text:p>10.3390_en12091599</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b)0123442Raw data with distance to axis0–2–402468101.41.61.822.22.42.62.8Distance(m)Distance(m)012345678910Number of points×104Distance to axis distribution of the point cloud3.532.521.51x(m)y(m)z(m)(a)(b)0123442Raw data with intensity0–2–40246810–1500–1000–500050010001500Intensityx(m)y(m)z(m)–2000–1500–1000–5000500100015002000Intensity01234567Number of points×104Intensity distribution of the point cloud(a)Energies 2019, 12, 1599</text:p>
          </table:table-cell>
        </table:table-row>
        <table:table-row table:style-name="ro10" table:visibility="filter">
          <table:table-cell office:value-type="string" calcext:value-type="string">
            <text:p>10.3390_en12091599</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igure 9. The procedure of tunnel point cloud segment extraction: (a) illustrates the tunnel point clouds with the axis; (b) illustrates the equal division in the axis of a section of a tunnel point cloud; (c) illustrates that the normal planes with equal division points divide the tunnel point clouds into lining segments; (d) illustrates the tunnel point cloud segment used for subsequent data processing.</text:p>
          </table:table-cell>
        </table:table-row>
        <table:table-row table:style-name="ro3" table:visibility="filter">
          <table:table-cell office:value-type="string" calcext:value-type="string">
            <text:p>10.3390_en12091599</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fter the tunnel point cloud data processing, the deformation of the circular stormwater sewage tunnel will be extracted from the clean point cloud segments without noise. Figure 13 denotes the ovality result of a tunnel point cloud segment produced by the proposed processing method, which provides quantiﬁcationally information of the tunnel deformation. Figure 14 denotes the three-dimensional deformation nephogram of a single tunnel point cloud segment, which provides visualization results of the tunnel deformation.</text:p>
          </table:table-cell>
        </table:table-row>
        <table:table-row table:style-name="ro3" table:visibility="filter">
          <table:table-cell office:value-type="string" calcext:value-type="string">
            <text:p>10.3390_en12091599</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igure 17. Histograms of differences between measurements by TLS and two measurements of the station as a whole: (a) denotes the quantitative distribution of the measurement error of the proposed monitoring system, which uses the ﬁrst set of data from the station as the reference; (b) denotes the quantitative distribution of the measurement error of the proposed monitoring system, which uses the second set of data from the station as the reference.</text:p>
          </table:table-cell>
        </table:table-row>
        <table:table-row table:style-name="ro4" table:visibility="filter">
          <table:table-cell office:value-type="string" calcext:value-type="string">
            <text:p>10.3390_en12091599</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e proposed monitoring system mainly focuses on the automation of LiDAR data processing and the visualization of deformation. The aim is to apply LiDAR technology to circular stormwater sewage tunnel monitoring. The analysis of the ﬁeld contrast test and the practical application in the Bailonggang sewage tunnel improvement project during construction suggested that the proposed processing method signiﬁcantly improves the efﬁciency of point cloud processing with sufﬁcient precision. Thus, LiDAR technology can be successfully applied to circular stormwater sewage tunnel monitoring.</text:p>
          </table:table-cell>
        </table:table-row>
        <table:table-row table:style-name="ro3" table:visibility="filter">
          <table:table-cell office:value-type="string" calcext:value-type="string">
            <text:p>10.3390_en1209159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point clouds: An improved approach. Tunn. Undergr. Space Technol. 2013, 38, 385–389. [CrossRef] Janowski, A. The circle object detection with the use of Msplit estimation. EDP Sci. 2018, 26, 00014. [CrossRef] Janowski, A.; Bobkowska, K.; Szulwic, J. 3D modelling of cylindrical-shaped objects from lidar data-an assessment based on theoretical modelling and experimental data. Metrol. Meas. Syst. 2018, 25, 47–56. [CrossRef]</text:p>
          </table:table-cell>
        </table:table-row>
        <table:table-row table:style-name="ro4" table:visibility="filter">
          <table:table-cell office:value-type="string" calcext:value-type="string">
            <text:p>10.3390_en12091599</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proposed monitoring system can make full use of massive amounts of spatial data and deepen our cognition of the structure state greatly. This chapter digs deeper into the tunnel point cloud segments to obtain more comprehensive and visual information about the tunnel’s structural health. According to the existing research and engineering experiences, tunnel deformation is one of the most direct indicators of a tunnel’s condition [32]. Thus, the proposed processing method uses radial deformation as the indicator to reﬂect the safety conditions of the tunnel structure.</text:p>
          </table:table-cell>
        </table:table-row>
        <table:table-row table:style-name="ro4" table:visibility="filter">
          <table:table-cell office:value-type="string" calcext:value-type="string">
            <text:p>10.3390_en12091599</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uthor Contributions: X.X. conceived and designed this work. M.Z. and J.H. implemented the acquisition system, analyzed the data, and wrote the computer programs. X.X. instructed M.Z. to write the manuscript. X.X. and B.Z. revised the work. All of the authors approved the submitted version of the manuscript and have agreed to be personally accountable for their own contributions and for ensuring that questions related to the accuracy or integrity of any part of the work are appropriately investigated, resolved, and documented in the literature.</text:p>
          </table:table-cell>
        </table:table-row>
        <table:table-row table:style-name="ro5" table:visibility="filter">
          <table:table-cell office:value-type="string" calcext:value-type="string">
            <text:p>10.3390_en1209159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Errors of the proposed processing method mainly consist of single point location errors, measuring errors, and algorithm errors. Single point location errors are determined by the accuracy of the scanner hardware. The TLS point cloud data were acquired from the Leica Scanstation C10 and measurements taken with this type of laser scanner resulted in a range precision of 4 mm and a range distance of 134 m at a reﬂectivity of 90%. The measuring error can be efﬁciently restricted within the permissible range by adjusting the distance between two adjacent stations and the incidence angle. The algorithm error occurs as a result of some unavoidable limitations of the algorithm. It will transmit and amplify the deviation, and it is difﬁcult to evaluate [34].</text:p>
          </table:table-cell>
        </table:table-row>
        <table:table-row table:style-name="ro5" table:visibility="filter">
          <table:table-cell office:value-type="string" calcext:value-type="string">
            <text:p>10.3390_en12091599</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Various errors and noise exist in the acquired data, and denoising is thus very essential. The raw tunnel point clouds contain two main kinds of noise: the ﬁrst kind of noise is generated as a result of facilities and equipment in the tunnel; the second kind of noise is generated due to unusual reﬂectivity of the scanned surface, which generally occurs with light-reﬂecting and light-absorption surfaces. The ﬁrst kind of noise is obvious and easy to locate. The second kind of noise has a negative effect on the result accuracy and is difﬁcult to locate and distinguish because it is randomly distributed in point clouds. The second kind of noise can be eliminated in the processors based on the RANSAC algorithm. The denoising module based on clustering is mainly focused on the ﬁrst kind of noise.</text:p>
          </table:table-cell>
        </table:table-row>
        <table:table-row table:style-name="ro6" table:visibility="filter">
          <table:table-cell office:value-type="string" calcext:value-type="string">
            <text:p>10.3390_en1209159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n operation was simulated to analyze the error produced in the proposed monitoring system. A conventional monitoring system based on the station as a whole was applied for comparison, and the surveying results were compared to quantify the error and obtain the realistic accuracy of the proposed processing method. The experiment was conducted in a pipe-jacking circular sewage tunnel lining with a 4 m diameter. Measurements of 55 points in the same cross-sectional area of the tunnel lining were made by the conventional monitoring system based on the station as a whole twice, and then the tunnel lining was scanned by TLS. The instrument parameters applied at the two monitoring systems are shown in Table 2. Figure 15 illustrates the tunnel lining proﬁles ﬁtted by two sets of data collected by the station as a whole and by the point clouds scanned by TLS, respectively.</text:p>
          </table:table-cell>
        </table:table-row>
        <table:table-row table:style-name="ro8" table:visibility="filter">
          <table:table-cell office:value-type="string" calcext:value-type="string">
            <text:p>10.3390_en1209159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The proposed processing method puts forward a series of efﬁcient and robust algorithms to automatically process point clouds of the circular stormwater sewage tunnel. Firstly, it extracts the tunnel axis using algorithms based on RANSAC. Then, it extracts tunnel segments from the entire tunnel point clouds precisely by equally dividing the axis; next, it removes the obvious noise by two clustering methods. Finally, it obtains the ovality and tunnel deformation visualization nephogram to evaluate the circular stormwater sewage tunnel radial deformation. The indicators employed in the result analysis, especially the visualization nephogram, obtain more abundant reference information and can take full advantage of the massive amount of information from LiDAR data. However, the entire processing method is designed based on circular tunnels and can not be applied to irregular tunnels. Future research needs to focus on extending the applicable tunnel types of the method.</text:p>
          </table:table-cell>
        </table:table-row>
        <table:table-row table:style-name="ro6" table:visibility="filter">
          <table:table-cell office:value-type="string" calcext:value-type="string">
            <text:p>10.3390_en12091599</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Compress point data automatically to reduce the amount of computation required. Take all of the z coordinates of the point clouds as zero to obtain the projection of the tunnel point clouds in the XOY plane; Extract the maximum x coordinate value as xmax and the minimum x coordinate value as xmin among all the point coordinates; In order to acquire boundary points using computer programs, the projection of tunnel point cloud has to be divided into pieces due to the discreteness of the point clouds and the tunnel contour is ﬁtted by these boundary points. The interval ∆t is the width of one piece and determined by humans according to the accuracy of the contour line and the available time assigned to data post-processing. In the proposed algorithm, the value of ∆t is 10 mm. In every interval from xmin to xmax, extract two points with the maximum and minimum y values as the upper and lower boundaries points, respectively;</text:p>
          </table:table-cell>
        </table:table-row>
        <table:table-row table:style-name="ro12" table:visibility="filter">
          <table:table-cell office:value-type="string" calcext:value-type="string">
            <text:p>10.3390_en12091599</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Full automatic deformation monitoring technology based on Light Detection And Ranging (LiDAR) technology can monitor structures in a non-contact way and is expected to be one of the most important directions in the ﬁeld of SHM (structure health monitoring) in the future [1–3]. LiDAR techniques can measure several million points in a short time with high accuracy, and they have been used by many researchers to generate three-dimensional models in the real estate industry for visualization, to build renovation projects for surveying, and to monitor tunnel structure health [4–7]. Tunnel monitoring based on LiDAR technology has developed rapidly, but insufﬁcient attention has been paid to practical engineering applications, and automation in the point cloud processing stage has apparently been ignored. Structure health monitoring of stormwater sewage tunnels is vital to ensure the normal operation of the whole city, but there are few data processing methods designed speciﬁcally for circular stormwater sewage tunnel data. On the other hand, the monitoring time of stormwater sewage tunnels is rather limited as a result of the huge impact of outages on civil life. Therefore, an efﬁcient LiDAR data automatic processing method especially designed for circular stormwater sewage tunnels is crucial to its healthy operation.</text:p>
          </table:table-cell>
        </table:table-row>
        <table:table-row table:style-name="ro14" table:visibility="filter">
          <table:table-cell office:value-type="string" calcext:value-type="string">
            <text:p>10.3390_en12091599</text:p>
          </table:table-cell>
          <table:table-cell office:value-type="string" calcext:value-type="string">
            <text:p>data</text:p>
          </table:table-cell>
          <table:table-cell office:value-type="float" office:value="242" calcext:value-type="float">
            <text:p>242</text:p>
          </table:table-cell>
          <table:table-cell table:number-columns-repeated="2"/>
          <table:table-cell office:value-type="string" calcext:value-type="string">
            <text:p>Abstract: The application of Light Detection And Ranging (LiDAR) technology has become increasingly extensive in tunnel structure monitoring. The proposed processing method aims to carry out non-contact monitoring for circular stormwater sewage tunnels and provides an efﬁcient workﬂow. This allows the automatic processing of raw point data and the acquisition of visualization results to analyze the health state of a tunnel within a short period of time. The proposed processing method employs a series of algorithms to extract the point cloud of a single tunnel segment without obvious noise by main three steps: axis acquisition, segment extraction, and denoising. The tunnel axis is extracted by ﬁtting boundaries of the tunnel point cloud projection in the plane. With the guidance of the axis, the entire preprocessed tunnel point cloud is segmented by equal division to get a section of the tunnel point cloud which corresponds to a single tunnel segment. Then, the noise in every single point cloud segment is removed by clustering the algorithm twice, based on the distance and intensity. Finally, clean point clouds of tunnel segments are processed by an effective deformation extraction processor to determine the ovality and to get a three-dimensional visual deformation nephogram. The proposed method can signiﬁcantly improve the efﬁciency of LiDAR data processing and extend the application of LiDAR technology in circular stormwater sewage tunnel monitoring.</text:p>
          </table:table-cell>
        </table:table-row>
        <table:table-row table:style-name="ro14" table:visibility="filter">
          <table:table-cell office:value-type="string" calcext:value-type="string">
            <text:p>10.3390_en12091599</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The automation of these LiDAR processing technology has also been a research focus, which contributes to the application. Janowski [20] used Msplit(q) to automatically ﬁltrate and aggregate the locations and dimensions of point clouds with elliptical shapes. In the same year, Janowski et al. [21] extended the already extensive range of algorithms for automatic or semiautomatic modeling of cylindrical objects. These two studies are signiﬁcant as they made it possible to extend the application of the proposed processing method to irregular section tunnels. Arastounia [22] proposed the use of fully-automated methods for the as-built model generation of subway tunnels employing LiDAR data without the structural deformation analysis. Puente et al. [23] developed an approach to semi-automatically retrieve the tunnel vertical clearance based on LiDAR data. Ge et al. [24] proposed an approach to automatically measure the discontinuity of geometric properties from LiDAR data. Chen [25] presented a semi-automatic laser scanning method for non-contact discontinuity identiﬁcation and rock mass characterization. Sanchez et al. [26] showed that laser scanning can be used as a leading technology to automate the inspection of railway infrastructure. From data processing to result visualization, the techniques described in the above research automate some or all of the processes. More importantly, they are not especially designed for circular stormwater sewage tunnels.</text:p>
          </table:table-cell>
        </table:table-row>
        <table:table-row table:style-name="ro17" table:visibility="filter">
          <table:table-cell office:value-type="string" calcext:value-type="string">
            <text:p>10.3390_en12091599</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Many scholars are committed to research LiDAR data processing technology. First of all, high quality point cloud data is a prerequisite for accurate results. The quality of the point clouds depends on the instrument mechanisms, atmospheric conditions, object surface properties, and scan geometry [8]. Javier Roca-Pardinas et al. [9] proposed that the main factors affecting the accuracy of point clouds are the distances to the objects and especially, the distances to the angles of incidence. Peji´c [10] proposed that the incidence angles should not exceed 78◦ theoretically to prevent a sharp rise in measurement error. As to feature identiﬁcation, Jenny Guo et al. [11] proposed a approach for reconstructing road surface features based on LiDAR technology. Cabo et al. [12] proposed an algorithm to detect planar or quasi-planar surfaces from point clouds by using line clouds. In addition, the mobile laser scanner arose in the 2000s and made a signiﬁcant contribution and inspiration to the feature identiﬁcation ﬁeld [13,14]. The intensity of LiDAR data contains extra information and can expand the applied range. Kashani et al. [15,16] proposed a cluster-based method based on LiDAR intensity to automatically detect wind-induced roof covering damage. In the ﬁeld of tunnel monitoring, Timothy Nuttens et al. [17] observed the differences between average radius values during the ﬁrst three months after construction of a circular tunnel structure. However, the authors manually processed the data; it was not automatic. Jen-Yu Han et al. [18] generated tunnel proﬁles at multiple epochs and proposed the minimum-distance projection (MDP) algorithm to establish point correspondences, after which deformation signals can be identiﬁed. However, the authors still extracted the centerline of the tunnel manually.</text:p>
          </table:table-cell>
        </table:table-row>
        <table:table-row table:style-name="ro21" table:visibility="filter">
          <table:table-cell office:value-type="string" calcext:value-type="string">
            <text:p>10.3390_en12091599</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The quality of the point clouds depends on the instrument mechanisms, atmospheric conditions, object surface properties, and scan geometry [8]. Javier Roca-Pardinas et al. [9] proposed that the main factors affecting the accuracy of point clouds are the distances to the objects and especially, the distances to the angles of incidence. Peji´c [10] proposed that the incidence angles should not exceed 78◦ theoretically to prevent a sharp rise in measurement error. As to feature identiﬁcation, Jenny Guo et al. [11] proposed a approach for reconstructing road surface features based on LiDAR technology. Cabo et al. [12] proposed an algorithm to detect planar or quasi-planar surfaces from point clouds by using line clouds. In addition, the mobile laser scanner arose in the 2000s and made a signiﬁcant contribution and inspiration to the feature identiﬁcation ﬁeld [13,14]. The intensity of LiDAR data contains extra information and can expand the applied range. Kashani et al. [15,16] proposed a cluster-based method based on LiDAR intensity to automatically detect wind-induced roof covering damage. In the ﬁeld of tunnel monitoring, Timothy Nuttens et al. [17] observed the differences between average radius values during the ﬁrst three months after construction of a circular tunnel structure. However, the authors manually processed the data; it was not automatic. Jen-Yu Han et al. [18] generated tunnel proﬁles at multiple epochs and proposed the minimum-distance projection (MDP) algorithm to establish point correspondences, after which deformation signals can be identiﬁed. However, the authors still extracted the centerline of the tunnel manually. Before long, Han and his colleagues [19] improved the approach to be a real 3D approach and estimated the MDP algorithm by directly using the 3D dispersed point clouds, whereas the method is rarely put into use due to the huge computational costs it involves.</text:p>
          </table:table-cell>
        </table:table-row>
        <table:table-row table:style-name="ro3">
          <table:table-cell office:value-type="string" calcext:value-type="string">
            <text:p>10.3390_en12091599</text:p>
          </table:table-cell>
          <table:table-cell office:value-type="string" calcext:value-type="string">
            <text:p>data available, data</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The proposed method employs the RANSAC algorithm to estimate the parameters for the ﬁtting function. In contrast, the classic parameter estimation algorithm least-squares method is based on the smoothness assumption and cannot detect and eliminate the abnormal data. However, the smoothness assumption is not available in most cases, including 3D point cloud data with noise that cannot be compensated. Thus, the RANSAC algorithm is a key component in the process of axis acquisition.</text:p>
          </table:table-cell>
        </table:table-row>
        <table:table-row table:style-name="ro15">
          <table:table-cell office:value-type="string" calcext:value-type="string">
            <text:p>10.3390_en12091599</text:p>
          </table:table-cell>
          <table:table-cell office:value-type="string" calcext:value-type="string">
            <text:p>database, data</text:p>
          </table:table-cell>
          <table:table-cell office:value-type="float" office:value="329" calcext:value-type="float">
            <text:p>329</text:p>
          </table:table-cell>
          <table:table-cell/>
          <table:table-cell office:value-type="float" office:value="0" calcext:value-type="float">
            <text:p>0</text:p>
          </table:table-cell>
          <table:table-cell office:value-type="string" calcext:value-type="string">
            <text:p>Riveiro, B.; DeJong, M.J.; Conde, B. Automated processing of large point clouds for structural health monitoring of masonry arch bridges. Autom. Constr. 2016, 72, 258–268. [CrossRef] Díaz-Vilariño, L.; González-Jorge, H.; Bueno, M. Automatic classiﬁcation of urban pavements using mobile LiDAR data and roughness descriptors. Constr. Build. Mater. 2016, 102, 208–215. [CrossRef] Vazaios, I.; Vlachopoulos, N.; Diederichs, M.S. Integration of Lidar-based structural input and discrete fracture network generation for underground applications. Geotech. Geol. Eng. 2017, 35, 2227–2251. [CrossRef] Palmer, D.; Koumpli, E.; Cole, I. A GIS-Based Method for Identiﬁcation of Wide Area Rooftop Suitability for Minimum Size PV Systems Using LiDAR Data and Photogrammetry. Energies 2018, 12, 3506. [CrossRef] Le Clainche, S.; Lorente, L.; Vega, J.; Vega Jose, M. Wind Predictions Upstream Wind Turbines from a LiDAR Database. Energies 2018, 3, 543. [CrossRef] Yan, Y.; Tan, Z.; Su, N. Building Extraction Based on an Optimized Stacked Sparse Autoencoder of Structure and Training Samples Using LIDAR DSM and Optical Images. Sensors 2017, 17, 1957. [CrossRef] [PubMed] Bosché, F.; Ahmed, M.; Turkan, Y. The value of integrating Scan-to-BIM and Scan-vs-BIM techniques for construction monitoring using laser scanning and BIM: The case of cylindrical MEP components. Autom. Constr. 2015, 49, 201–213. [CrossRef] Argüelles-Fraga, R.; Ordóñez, C.; García-Cortés, S. Measurement planning for circular cross-section tunnels using terrestrial laser scanning. Autom. Constr. 2013, 31, 1–9. [CrossRef]</text:p>
          </table:table-cell>
        </table:table-row>
        <table:table-row table:style-name="ro5">
          <table:table-cell office:value-type="string" calcext:value-type="string">
            <text:p>10.3390_en12091599</text:p>
          </table:table-cell>
          <table:table-cell office:value-type="string" calcext:value-type="string">
            <text:p>dataset</text:p>
          </table:table-cell>
          <table:table-cell office:value-type="float" office:value="161" calcext:value-type="float">
            <text:p>161</text:p>
          </table:table-cell>
          <table:table-cell/>
          <table:table-cell office:value-type="float" office:value="0" calcext:value-type="float">
            <text:p>0</text:p>
          </table:table-cell>
          <table:table-cell office:value-type="string" calcext:value-type="string">
            <text:p>25. Chen, S.; Walske, M.L.; Davies, I.J. Rapid mapping and analysing rock mass discontinuities with 3D terrestrial laser scanning in the underground excavation. Int. J. Rock Mech. Min. Sci. 2018, 110, 28–35. [CrossRef] Sánchez-Rodríguez, A.; Riveiro, B.; Soilán, M. Automated detection and decomposition of railway tunnels from Mobile Laser Scanning Datasets. Autom. Constr. 2018, 96, 171–179. [CrossRef] Fumarola, M.; Poelman, R. Generating virtual environments of real world facilities: Discussing four different approaches. Autom. Constr. 2011, 20, 263–269. [CrossRef] Fischler, M.A.; Bolles, R.C. Random sample consensus: A paradigm for model ﬁtting with applications to image analysis and automated cartography. Commun. ACM 1981, 24, 381–395. [CrossRef]</text:p>
          </table:table-cell>
        </table:table-row>
        <table:table-row table:style-name="ro6">
          <table:table-cell office:value-type="string" calcext:value-type="string">
            <text:p>10.3390_en12091616</text:p>
          </table:table-cell>
          <table:table-cell office:value-type="string" calcext:value-type="string">
            <text:p>benchmark</text:p>
          </table:table-cell>
          <table:table-cell office:value-type="float" office:value="141" calcext:value-type="float">
            <text:p>141</text:p>
          </table:table-cell>
          <table:table-cell/>
          <table:table-cell office:value-type="float" office:value="0" calcext:value-type="float">
            <text:p>0</text:p>
          </table:table-cell>
          <table:table-cell office:value-type="string" calcext:value-type="string">
            <text:p>The abovementioned control strategies have been numerically simulated by MATLAB/Simulink tool. The main system parameters used in the simulation are listed in Table 1. The sampling frequency remains the same as 20 kHz. For simplicity, the conventional DPC method and conventional MPC-based DPC methods without one-step-delay compensation are denoted as “CDPC” and “CMPC-I”, which are used as a benchmark for comparison. The conventional MPC with only one-step-delay compensation and stability enhancement is denoted as “CMPC-II”, the conventional MPC with only proposed mutual inﬂuence elimination is denoted as “MMPC-I”, and the proposed multi-functional MPC with both steady-state and dynamic performance improvement as “MMPC-II”. For convenience, the power ﬂow direction from the AC side to the DC load is supposed as positive.</text:p>
          </table:table-cell>
        </table:table-row>
        <table:table-row table:style-name="ro19">
          <table:table-cell office:value-type="string" calcext:value-type="string">
            <text:p>10.3390_en12091616</text:p>
          </table:table-cell>
          <table:table-cell office:value-type="string" calcext:value-type="string">
            <text:p>benchmark</text:p>
          </table:table-cell>
          <table:table-cell office:value-type="float" office:value="338" calcext:value-type="float">
            <text:p>338</text:p>
          </table:table-cell>
          <table:table-cell/>
          <table:table-cell office:value-type="float" office:value="0" calcext:value-type="float">
            <text:p>0</text:p>
          </table:table-cell>
          <table:table-cell office:value-type="string" calcext:value-type="string">
            <text:p>Energies 2019, 12, x FOR PEER REVIEW 8 of 17 The abovementioned control strategies have been numerically simulated by MATLAB/Simulink tool. The main system parameters used in the simulation are listed in Table 1. The sampling frequency remains the same as 20 kHz. For simplicity, the conventional DPC method and conventional MPC-based DPC methods without one-step-delay compensation are denoted as “CDPC” and “CMPC-I”, which are used as a benchmark for comparison. The conventional MPC with only one-step-delay compensation and stability enhancement is denoted as “CMPC-II”, the conventional MPC with only proposed mutual influence elimination is denoted as “MMPC-I”, and the proposed multi-functional MPC with both steady-state and dynamic performance improvement as “MMPC-II”. For convenience, the power flow direction from the AC side to the DC load is supposed as positive. To analyze both the steady and dynamic-state performances for each of the control strategies, the P*steps up from 0 kW to 4 kW at 0 s while the Q* remains at 0 kVar. After that, the active power decreases to −5 kW at 0.02 s, the reactive power boosts to 3 kVar at 0.04 s. At 0.06 s, the active power boosts from −5 kW to 7 kW, while the reactive power reduces to −4 kVar at 0.08 s. At 0.1 s, the active power decreases from 7 kW to 0 kW. 5.1. Steady-State Performance Comparison To compare the steady-state performance, the AC side input current and reactive power in the simulation are presented from 0 s to 0.04 s to indicate the detailed power ripples. As we can see from Figure 5, both the active and reactive powers track their reference values with high accuracy. From Figure 5a, we can observe that the power ripple reduces and the line currents are more sinusoidal with CMPC-I method.</text:p>
          </table:table-cell>
        </table:table-row>
        <table:table-row table:style-name="ro19">
          <table:table-cell office:value-type="string" calcext:value-type="string">
            <text:p>10.3390_en12091616</text:p>
          </table:table-cell>
          <table:table-cell office:value-type="string" calcext:value-type="string">
            <text:p>benchmark</text:p>
          </table:table-cell>
          <table:table-cell office:value-type="float" office:value="340" calcext:value-type="float">
            <text:p>340</text:p>
          </table:table-cell>
          <table:table-cell/>
          <table:table-cell office:value-type="float" office:value="0" calcext:value-type="float">
            <text:p>0</text:p>
          </table:table-cell>
          <table:table-cell office:value-type="string" calcext:value-type="string">
            <text:p>For convenience, the power flow direction from the AC side to the DC load is supposed as positive. To analyze both the steady and dynamic-state performances for each of the control strategies, the P*steps up from 0 kW to 4 kW at 0 s while the Q* remains at 0 kVar. After that, the active power decreases to −5 kW at 0.02 s, the reactive power boosts to 3 kVar at 0.04 s. At 0.06 s, the active power boosts from −5 kW to 7 kW, while the reactive power reduces to −4 kVar at 0.08 s. At 0.1 s, the active power decreases from 7 kW to 0 kW. 5.1. Steady-State Performance Comparison To compare the steady-state performance, the AC side input current and reactive power in the simulation are presented from 0 s to 0.04 s to indicate the detailed power ripples. As we can see from Figure 5, both the active and reactive powers track their reference values with high accuracy. From Figure 5a, we can observe that the power ripple reduces and the line currents are more sinusoidal with CMPC-I method. By introducing the delay compensation, the performance is further improved with CMPC-II method. (a) (b) (c) Figure 5. From top to bottom. (a) CDPC three-phase currents, CDPC reactive powers, CMPC-I three-phase currents, CMPC-I reactive powers; (b) CMPC-II three-phase currents, CMPC-II reactive powers, MMPC-I three-phase currents, MMPC-I reactive powers; (c) MMPC-II three-phase currents, MMPC-II reactive powers. While with MMPC-II control, the ripples of active and reactive powers in the steady-state are improved in comparison with CMPC-I and MMPC-I method, also it is almost the same as CMPC-II control, as shown in Figure 5c, which aligns well with theoretical analyses. Energies 2019, 12, 1616</text:p>
          </table:table-cell>
        </table:table-row>
        <table:table-row table:style-name="ro16">
          <table:table-cell office:value-type="string" calcext:value-type="string">
            <text:p>10.3390_en12091616</text:p>
          </table:table-cell>
          <table:table-cell office:value-type="string" calcext:value-type="string">
            <text:p>code</text:p>
          </table:table-cell>
          <table:table-cell office:value-type="float" office:value="256" calcext:value-type="float">
            <text:p>256</text:p>
          </table:table-cell>
          <table:table-cell/>
          <table:table-cell office:value-type="float" office:value="0" calcext:value-type="float">
            <text:p>0</text:p>
          </table:table-cell>
          <table:table-cell office:value-type="string" calcext:value-type="string">
            <text:p>By selecting the voltage space vector which achieves the lowest cost function value of (17) after evaluation of all the voltage vectors, four separate optimization problems are solved comprehensively. In (17), each term has a corresponding weighting factor. In actual application, ﬁrstly, the selection of these weighting factors is through trial and error by simulation. Then, it could be implemented in the experiment and make adjustment accordingly. Finally, the selected weighting factors would be implemented in practical application. Each weighting factor value would have an inﬂuence on the weighting factor selection of the others, and the weighting factor values are in relation with system conﬁgurations, thus it is quite a complex task for the mathematical derivation and veriﬁcation about the calculation of each weighting factor, which is out of scope of the main target of this paper, it will be researched in the future work. By selecting proper weighting factors, good dynamic and steady-state performance can be balanced in a systematic way. It is obvious that the additional terms would increase the computational burden compared with the conventional methods due to more complex cost function, especially in less capable hardware system. However, it could be solved by using general methods like machine code optimization once the control strategy has been programmed. In actual application with 20k sampling frequency, the increased computational burden does not aﬀect the control implementation.</text:p>
          </table:table-cell>
        </table:table-row>
        <table:table-row table:style-name="ro2" table:visibility="filter">
          <table:table-cell office:value-type="string" calcext:value-type="string">
            <text:p>10.3390_en120916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Figure 4. (a). Data processing in digital implementation. (b). switching paths.</text:p>
          </table:table-cell>
        </table:table-row>
        <table:table-row table:style-name="ro9" table:visibility="filter">
          <table:table-cell office:value-type="string" calcext:value-type="string">
            <text:p>10.3390_en1209161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chool of Electrical and Data Engineering, University of Technology Sydney, Sydney NSW 2007, Australia; dylan.lu@uts.edu.au (D.L.); li.li@uts.edu.au (L.L.) School of Electrical and Information Engineering, University of Sydney, Sydney NSW 2007, Australia; jianguo.zhu@sydney.edu.au</text:p>
          </table:table-cell>
        </table:table-row>
        <table:table-row table:style-name="ro10" table:visibility="filter">
          <table:table-cell office:value-type="string" calcext:value-type="string">
            <text:p>10.3390_en12091616</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Author Contributions: Conceptualization, X.S.; methodology, X.S. and J.Z.; software, X.S.; validation, X.S., L.L. and D.L.; formal analysis, X.S. and J.Z.; investigation, X.L.S.; resources, X.S. and L.L.; data curation, X.S.; writing—original draft preparation, X.S and J.Z.; writing—review and editing, X.S., J.Z. and D.L.; visualization, X.S.; supervision, J.Z. and L.L.; project administration, J.Z.; funding acquisition, J.Z.</text:p>
          </table:table-cell>
        </table:table-row>
        <table:table-row table:style-name="ro13" table:visibility="filter">
          <table:table-cell office:value-type="string" calcext:value-type="string">
            <text:p>10.3390_en1209161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For the steady-state performance, the most signiﬁcant inﬂ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 After the best voltage vector Vk+1 is determined using Pk and P*, the best vector will be implemented at the (k+1)-th period while the active power variables at the (k+1)-th period are changed to Pk+1, which would be usually diﬀerent i . Therefore, the vector chosen at the (k+1)-th instant may from Pk because of the application of Vk no longer be the best one, and the one-step-ahead prediction value Pk+2 that is acquired through the converter model should be used in the cost function instead of Pk+1 to calculate the best vector for (k+1)-th instant. Likewise, the Qk+2 acquired through the prediction model should be used in the cost function instead of Qk+1 for the best vector selection.</text:p>
          </table:table-cell>
        </table:table-row>
        <table:table-row table:style-name="ro14" table:visibility="filter">
          <table:table-cell office:value-type="string" calcext:value-type="string">
            <text:p>10.3390_en12091616</text:p>
          </table:table-cell>
          <table:table-cell office:value-type="string" calcext:value-type="string">
            <text:p>data</text:p>
          </table:table-cell>
          <table:table-cell office:value-type="float" office:value="266" calcext:value-type="float">
            <text:p>266</text:p>
          </table:table-cell>
          <table:table-cell table:number-columns-repeated="2"/>
          <table:table-cell office:value-type="string" calcext:value-type="string">
            <text:p>7. Conclusions In this paper, a multi-functional MPC strategy for three-phase AC/DC converters to improve the steady and dynamic performances simultaneously has been proposed. The steady and dynamic-state performances of CDPC, CMPC-I, CMPC-II, MMPC-I, and MMPC-II for different power levels are compared in both simulation and experiments. The proposed MMPC-I and MMPC-II methods have been verified to be able to eliminate the mutual influence of active and reactive power control. The proposed mutual influence elimination constraint is promising to be generally applied in MPC-based control for various control areas to eliminate mutual influence between different control objectives. Besides, the simulation and experimental results verify the proposed MMPC-II method has superior steady and dynamic performances compared with other methods by simultaneously reducing power variations and eliminating the mutual influence of active and reactive power at the dynamic-states. Author Contributions: Conceptualization, X.S. ; methodology, X.S. and J.Z. ; software, X.S. ; validation, X.S., L.L. and D.L. ; formal analysis, X.S. and J.Z. ; investigation, X.L.S. ; resources, X.S. and L.L. ; data curation, X.S. ; writing—original draft preparation, X.S and J.Z. ; writing—review and editing, X.S., J.Z. and D.L. ; visualization, X.S. ; supervision, J.Z. and L.L. ; project administration, J.Z. ; funding acquisition, J.Z. Funding: This research received no external funding Energies 2019, 12, 1616</text:p>
          </table:table-cell>
        </table:table-row>
        <table:table-row table:style-name="ro17" table:visibility="filter">
          <table:table-cell office:value-type="string" calcext:value-type="string">
            <text:p>10.3390_en12091616</text:p>
          </table:table-cell>
          <table:table-cell office:value-type="string" calcext:value-type="string">
            <text:p>data</text:p>
          </table:table-cell>
          <table:table-cell office:value-type="float" office:value="301" calcext:value-type="float">
            <text:p>301</text:p>
          </table:table-cell>
          <table:table-cell table:number-columns-repeated="2"/>
          <table:table-cell office:value-type="string" calcext:value-type="string">
            <text:p>Therefore, the vector chosen at the (k+1)-th instant may no longer be the best one, and the one-step-ahead prediction value Pk+2 that is acquired through the converter model should be used in the cost function instead of Pk+1 to calculate the best vector for (k+1)-th instant. Likewise, the Qk+2 acquired through the prediction model should be used in the cost function instead of Qk+1 for the best vector selection. k+2k Ts Ts Tc Tck+11kP+kP2kP+P*P* V3010V4011V1100V0000V7111V2110V5001V610111122230 (a) (b) Figure 4. (a). Data processing in digital implementation. (b). switching paths. Energies 2019, 12, x FOR PEER REVIEW 5 of 17 combine the switching frequency reduction constraint in the cost function with consideration of accompanying stability deterioration issue, thus the N step ahead prediction should be applied. The second problem is the dynamic performance deterioration caused by the mutual influence between active and reactive powers due to the control coupling of two targets in the single cost function. The solution of dynamic performance issue is by adding the eliminating constraint, which will be introduced in the below section. By overall consideration of steady-state and dynamic-state performance optimization, the proposed multi-functional MPC (MMPC) can improve both the steady-state and dynamic performance simultaneously in comparison with the conventional MPC control. The proposed MMPC constructs the redesigned cost function with additional objective terms in consideration of switching frequency reduction, one-step-delay compensation, and mutual influence elimination. The design loop of the proposed strategy is illustrated in Figure 3. . Figure 3. MMPC control design in comparison with CMPC. 4.1. Steady-state Performance Improvement 4.1.1.</text:p>
          </table:table-cell>
        </table:table-row>
        <table:table-row table:style-name="ro19" table:visibility="filter">
          <table:table-cell office:value-type="string" calcext:value-type="string">
            <text:p>10.3390_en12091616</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The proposed MMPC constructs the redesigned cost function with additional objective terms in consideration of switching frequency reduction, one-step-delay compensation, and mutual influence elimination. The design loop of the proposed strategy is illustrated in Figure 3. . Figure 3. MMPC control design in comparison with CMPC. 4.1. Steady-state Performance Improvement 4.1.1. One-step-delay compensation For the steady-state performance, the most significant infl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 After the best voltage vector 𝑉𝑖𝑘+1 is determined using Pk and P*, the best vector will be implemented at the (k+1)-th period while the active power variables at the (k+1)-th period are changed to Pk+1, which would be usually different from Pk because of the application of 𝑉𝑖𝑘. Therefore, the vector chosen at the (k+1)-th instant may no longer be the best one, and the one-step-ahead prediction value Pk+2 that is acquired through the converter model should be used in the cost function instead of Pk+1 to calculate the best vector for (k+1)-th instant. Likewise, the Qk+2 acquired through the prediction model should be used in the cost function instead of Qk+1 for the best vector selection. k+2k Ts Ts Tc Tck+11kP+kP2kP+P*P* V3010V4011V1100V0000V7111V2110V5001V610111122230 (a) (b) Figure 4. (a). Data processing in digital implementation. (b). switching paths. Energies 2019, 12, 1616</text:p>
          </table:table-cell>
        </table:table-row>
        <table:table-row table:style-name="ro19" table:visibility="filter">
          <table:table-cell office:value-type="string" calcext:value-type="string">
            <text:p>10.3390_en12091616</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y is illustrated in Figure 3. . Figure 3. MMPC control design in comparison with CMPC. 4.1. Steady-state Performance Improvement 4.1.1. One-step-delay compensation For the steady-state performance, the most significant infl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 After the best voltage vector 𝑉𝑖𝑘+1 is determined using Pk and P*, the best vector will be implemented at the (k+1)-th period while the active power variables at the (k+1)-th period are changed to Pk+1, which would be usually different from Pk because of the application of 𝑉𝑖𝑘. Therefore, the vector chosen at the (k+1)-th instant may no longer be the best one, and the one-step-ahead prediction value Pk+2 that is acquired through the converter model should be used in the cost function instead of Pk+1 to calculate the best vector for (k+1)-th instant. Likewise, the Qk+2 acquired through the prediction model should be used in the cost function instead of Qk+1 for the best vector selection. k+2k Ts Ts Tc Tck+11kP+kP2kP+P*P* V3010V4011V1100V0000V7111V2110V5001V610111122230 (a) (b) Figure 4. (a). Data processing in digital implementation. (b). switching paths. Energies 2019, 12, x FOR PEER REVIEW 5 of 17 combine the switching frequency reduction constraint in the cost function with consideration of accompanying stability deterioration issue, thus the N step ahead prediction should be applied.</text:p>
          </table:table-cell>
        </table:table-row>
        <table:table-row table:style-name="ro21" table:visibility="filter">
          <table:table-cell office:value-type="string" calcext:value-type="string">
            <text:p>10.3390_en12091616</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Energies 2019, 12, x FOR PEER REVIEW 5 of 17 combine the switching frequency reduction constraint in the cost function with consideration of accompanying stability deterioration issue, thus the N step ahead prediction should be applied. The second problem is the dynamic performance deterioration caused by the mutual influence between active and reactive powers due to the control coupling of two targets in the single cost function. The solution of dynamic performance issue is by adding the eliminating constraint, which will be introduced in the below section. By overall consideration of steady-state and dynamic-state performance optimization, the proposed multi-functional MPC (MMPC) can improve both the steady-state and dynamic performance simultaneously in comparison with the conventional MPC control. The proposed MMPC constructs the redesigned cost function with additional objective terms in consideration of switching frequency reduction, one-step-delay compensation, and mutual influence elimination. The design loop of the proposed strategy is illustrated in Figure 3. . Figure 3. MMPC control design in comparison with CMPC. 4.1. Steady-state Performance Improvement 4.1.1. One-step-delay compensation For the steady-state performance, the most significant infl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 After the best voltage vector 𝑉𝑖𝑘+1 is determined using Pk and P*, the best vector will be implemented at the (k+1)-th period while the active power variables at the (k+1)-th period are changed to Pk+1, which would be usually different from Pk because of the application of 𝑉𝑖𝑘.</text:p>
          </table:table-cell>
        </table:table-row>
        <table:table-row table:style-name="ro17" table:visibility="filter">
          <table:table-cell office:value-type="string" calcext:value-type="string">
            <text:p>10.3390_en12091616</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One-step-delay compensation For the steady-state performance, the most significant infl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 After the best voltage vector 𝑉𝑖𝑘+1 is determined using Pk and P*, the best vector will be implemented at the (k+1)-th period while the active power variables at the (k+1)-th period are changed to Pk+1, which would be usually different from Pk because of the application of 𝑉𝑖𝑘. Therefore, the vector chosen at the (k+1)-th instant may no longer be the best one, and the one-step-ahead prediction value Pk+2 that is acquired through the converter model should be used in the cost function instead of Pk+1 to calculate the best vector for (k+1)-th instant. Likewise, the Qk+2 acquired through the prediction model should be used in the cost function instead of Qk+1 for the best vector selection. k+2k Ts Ts Tc Tck+11kP+kP2kP+P*P* V3010V4011V1100V0000V7111V2110V5001V610111122230 (a) (b) Figure 4. (a). Data processing in digital implementation. (b). switching paths. Energies 2019, 12, x FOR PEER REVIEW 5 of 17 combine the switching frequency reduction constraint in the cost function with consideration of accompanying stability deterioration issue, thus the N step ahead prediction should be applied. The second problem is the dynamic performance deterioration caused by the mutual influence between active and reactive powers due to the control coupling of two targets in the single cost function.</text:p>
          </table:table-cell>
        </table:table-row>
        <table:table-row table:style-name="ro18" table:visibility="filter">
          <table:table-cell office:value-type="string" calcext:value-type="string">
            <text:p>10.3390_en12091616</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Likewise, the Qk+2 acquired through the prediction model should be used in the cost function instead of Qk+1 for the best vector selection. k+2k Ts Ts Tc Tck+11kP+kP2kP+P*P* V3010V4011V1100V0000V7111V2110V5001V610111122230 (a) (b) Figure 4. (a). Data processing in digital implementation. (b). switching paths. Energies 2019, 12, x FOR PEER REVIEW 5 of 17 combine the switching frequency reduction constraint in the cost function with consideration of accompanying stability deterioration issue, thus the N step ahead prediction should be applied. The second problem is the dynamic performance deterioration caused by the mutual influence between active and reactive powers due to the control coupling of two targets in the single cost function. The solution of dynamic performance issue is by adding the eliminating constraint, which will be introduced in the below section. By overall consideration of steady-state and dynamic-state performance optimization, the proposed multi-functional MPC (MMPC) can improve both the steady-state and dynamic performance simultaneously in comparison with the conventional MPC control. The proposed MMPC constructs the redesigned cost function with additional objective terms in consideration of switching frequency reduction, one-step-delay compensation, and mutual influence elimination. The design loop of the proposed strategy is illustrated in Figure 3. . Figure 3. MMPC control design in comparison with CMPC. 4.1. Steady-state Performance Improvement 4.1.1. One-step-delay compensation For the steady-state performance, the most significant infl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text:p>
          </table:table-cell>
        </table:table-row>
        <table:table-row table:style-name="ro21" table:visibility="filter">
          <table:table-cell office:value-type="string" calcext:value-type="string">
            <text:p>10.3390_en12091616</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switching paths. Energies 2019, 12, x FOR PEER REVIEW 5 of 17 combine the switching frequency reduction constraint in the cost function with consideration of accompanying stability deterioration issue, thus the N step ahead prediction should be applied. The second problem is the dynamic performance deterioration caused by the mutual influence between active and reactive powers due to the control coupling of two targets in the single cost function. The solution of dynamic performance issue is by adding the eliminating constraint, which will be introduced in the below section. By overall consideration of steady-state and dynamic-state performance optimization, the proposed multi-functional MPC (MMPC) can improve both the steady-state and dynamic performance simultaneously in comparison with the conventional MPC control. The proposed MMPC constructs the redesigned cost function with additional objective terms in consideration of switching frequency reduction, one-step-delay compensation, and mutual influence elimination. The design loop of the proposed strategy is illustrated in Figure 3. . Figure 3. MMPC control design in comparison with CMPC. 4.1. Steady-state Performance Improvement 4.1.1. One-step-delay compensation For the steady-state performance, the most significant infl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 After the best voltage vector 𝑉𝑖𝑘+1 is determined using Pk and P*, the best vector will be implemented at the (k+1)-th period while the active power variables at the (k+1)-th period are changed to Pk+1, which would be usually different from Pk because of the application of 𝑉𝑖𝑘.</text:p>
          </table:table-cell>
        </table:table-row>
        <table:table-row table:style-name="ro18" table:visibility="filter">
          <table:table-cell office:value-type="string" calcext:value-type="string">
            <text:p>10.3390_en12091616</text:p>
          </table:table-cell>
          <table:table-cell office:value-type="string" calcext:value-type="string">
            <text:p>data</text:p>
          </table:table-cell>
          <table:table-cell office:value-type="float" office:value="358" calcext:value-type="float">
            <text:p>358</text:p>
          </table:table-cell>
          <table:table-cell table:number-columns-repeated="2"/>
          <table:table-cell office:value-type="string" calcext:value-type="string">
            <text:p>sue, thus the N step ahead prediction should be applied. The second problem is the dynamic performance deterioration caused by the mutual influence between active and reactive powers due to the control coupling of two targets in the single cost function. The solution of dynamic performance issue is by adding the eliminating constraint, which will be introduced in the below section. By overall consideration of steady-state and dynamic-state performance optimization, the proposed multi-functional MPC (MMPC) can improve both the steady-state and dynamic performance simultaneously in comparison with the conventional MPC control. The proposed MMPC constructs the redesigned cost function with additional objective terms in consideration of switching frequency reduction, one-step-delay compensation, and mutual influence elimination. The design loop of the proposed strategy is illustrated in Figure 3. . Figure 3. MMPC control design in comparison with CMPC. 4.1. Steady-state Performance Improvement 4.1.1. One-step-delay compensation For the steady-state performance, the most significant influence is caused by one-step-delay in discrete-time digital implementation. The one-step-delay issue exists when using (11) and (12) for real system control, which increases the power ripples in the steady-state, resulting in power prediction errors. Taking the active power as an example, as illustrated in Figure 4a, Pk is the sampled data at the k-th period, and Tc is the computing time of control strategy. After the best voltage vector 𝑉𝑖𝑘+1 is determined using Pk and P*, the best vector will be implemented at the (k+1)-th period while the active power variables at the (k+1)-th period are changed to Pk+1, which would be usually different from Pk because of the application of 𝑉𝑖𝑘. Therefore, the vector chosen at the (k+1)-th instant may no longer be the best one, and the one-step-ahead prediction value Pk+2 that is acquired through the converter model should be used in the cost function instead of Pk+1 to calculate the best vector for (k+1)-th instant.</text:p>
          </table:table-cell>
        </table:table-row>
        <table:table-row table:style-name="ro18" table:visibility="filter">
          <table:table-cell office:value-type="string" calcext:value-type="string">
            <text:p>10.3390_en12091616</text:p>
          </table:table-cell>
          <table:table-cell office:value-type="string" calcext:value-type="string">
            <text:p>data</text:p>
          </table:table-cell>
          <table:table-cell office:value-type="float" office:value="408" calcext:value-type="float">
            <text:p>408</text:p>
          </table:table-cell>
          <table:table-cell table:number-columns-repeated="2"/>
          <table:table-cell office:value-type="string" calcext:value-type="string">
            <text:p>Energies 2019, 12, x FOR PEER REVIEW 14 of 17 The quantitative comparisons of steady and dynamic performance are presented in Table 4, which aligns well with the theoretical analyses and simulation results and well verified the proposed method with multi-functions. (a) (b) <text:s text:c="3"/>(c) (d) Energies 2019, 12, x FOR PEER REVIEW 15 of 17 Figure 10. Cont. (e) Figure 10. Experimental results when Q = 200 Var, P changes from 200 W to 400 W. Top: PWM signal, abV, ai and bi. Bottom: active and reactive power. (a) CDPC. (b) CMPC-I. (c) CMPC-II. (d) MMPC-I. (e) MMPC-II. Table 4. Quantitative Comparison of Steady-State and Dynamic-State Performance in Experiment. Control THD (%) Prip (W) Qrip (Var) fsw (Hz) Psht (W) Qsht (Var) Time (ms) CDPC [8] 8.52↑ 38.56↑ 38.7↑ 1720↓ 68↓ 133↓ 4.1↑ CMPC-I [35] 6.94 * 30.59 * 31.57 * 2520 * 231 * 163 * 2.7* CMPC-II [35] 5.88↓ 28.67↓ 22.87↓ 3410↑ 201↓ 141↓ 3.2↑ MMPC-I 6.90→ 32.82→ 27.43→ 2650→ 71↓ 45↓ 3.9↑ MMPC-II 5.22↓ 22.12↓ 22.49↓ 3760↑ 49↓ 49↓ 3.8↑ ↑: Increased; ↓: Decreased; →: Constant; *: Referenced. 7. Conclusions In this paper, a multi-functional MPC strategy for three-phase AC/DC converters to improve the steady and dynamic performances simultaneously has been proposed. The steady and dynamic-state performances of CDPC, CMPC-I, CMPC-II, MMPC-I, and MMPC-II for different power levels are compared in both simulation and experiments. The proposed MMPC-I and MMPC-II methods have been verified to be able to eliminate the mutual influence of active and reactive power control. The proposed mutual influence elimination constraint is promising to be generally applied in MPC-based control for various control areas to eliminate mutual influence between different control objectives. Besides, the simulation and experimental results verify the proposed MMPC-II method has superior steady and dynamic performances compared with other methods by simultaneously reducing power variations and eliminating the mutual influence of active and reactive power at the dynamic-states. Author Contributions: Conceptualization, X.S.</text:p>
          </table:table-cell>
        </table:table-row>
        <table:table-row table:style-name="ro2" table:visibility="filter">
          <table:table-cell office:value-type="string" calcext:value-type="string">
            <text:p>10.3390_en1209178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1. Input Data</text:p>
          </table:table-cell>
        </table:table-row>
        <table:table-row table:style-name="ro2" table:visibility="filter">
          <table:table-cell office:value-type="string" calcext:value-type="string">
            <text:p>10.3390_en1209178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put data: setting α, γ Initialize a Q-table arbitrarily · for episode &lt; episodemax do</text:p>
          </table:table-cell>
        </table:table-row>
        <table:table-row table:style-name="ro2" table:visibility="filter">
          <table:table-cell office:value-type="string" calcext:value-type="string">
            <text:p>10.3390_en12091789</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8. Radac, M.B.; Precup, R.E.; Roman, R.C. Data-driven model reference control of MIMO vertical tank systems</text:p>
          </table:table-cell>
        </table:table-row>
        <table:table-row table:style-name="ro2" table:visibility="filter">
          <table:table-cell office:value-type="string" calcext:value-type="string">
            <text:p>10.3390_en1209178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5. Input data: (a) market price signals and load proﬁle; (b) output power of the renewable distributed generator (RDG).</text:p>
          </table:table-cell>
        </table:table-row>
        <table:table-row table:style-name="ro2" table:visibility="filter">
          <table:table-cell office:value-type="string" calcext:value-type="string">
            <text:p>10.3390_en1209178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Author Contributions: V.-H.B. conceived and designed the experiments; A.H. performed the experiments and analyzed the data; H.-M.K. revised and analyzed the results; V.-H.B. wrote the paper.</text:p>
          </table:table-cell>
        </table:table-row>
        <table:table-row table:style-name="ro13" table:visibility="filter">
          <table:table-cell office:value-type="string" calcext:value-type="string">
            <text:p>10.3390_en12091789</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The learning strategy for CBESS is summarized in Algorithm 2. Firstly, the discount factor (γ) and learning rate (α) are taken as input data for the algorithm. The value of the discounted factor contributes to determining the value of the future reward. This value varies from 0 to 1, in case the value is near 0, the immediate reward is given preference and in case the value is near 1, the importance of future rewards is increased. The learning rate aﬀects the speed of convergence of Q values. The value of the learning rate also varies from 0 to 1. However, it should be a small value to ensure the convergence of the model. Therefore, the value of the discount factor and learning rate are 0.99 and 0.1, respectively. The CBESS agent explores the environment for a large number of episodes. In each episode, the CBESS agent starts from an initial state (interval t = 1 with an initial value of SoC), the agent performs several actions until reaching the goal state and updates its knowledge (Q-table). The choosing action is based on the epsilon-greedy policy, which is a way of selecting random actions with uniform distribution from a set of possible actions [24,25].</text:p>
          </table:table-cell>
        </table:table-row>
        <table:table-row table:style-name="ro19" table:visibility="filter">
          <table:table-cell office:value-type="string" calcext:value-type="string">
            <text:p>10.3390_en1209178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fter learning with a large number of episodes, CBESS can operate in an optimal way during a day based on its experience. Figure 7 shows the state value of CBESS (Q value) after learning with a diﬀerent number of episodes. The red color represents the higher value of reward and the blue color represents a lower value of total reward for CBESS. The main idea of Q-learning is to try to receive the highest cumulative reward. With 10 episodes, CBESS randomly charges/discharges from the initial state (interval t = 1 and SoC = 50%), as shown in Figure 7a, when the episodes are increased to 1000 and 10,000, CBESS is more intelligent, as shown in Figure 7b,c. It tries to charge during oﬀ-peak price intervals (1–7) and discharges during peak price intervals (9–15 and 20–22). However, the CBESS also does not charge to 100% during oﬀ-peak price intervals. It is not an optimal way for operation of CBESS. Figure 7d shows the state values of CBESS with 50,000 episodes. CBESS charged/discharged almost similarly with the optimal operation that is obtained from the centralized-based operation. The detailed Q-learning-based CBESS actions are shown in Table 2. In order to clearly show the operation of CBESS, Figure 8 shows the operation of CBESS with a diﬀerent number of episodes. It can be observed that the operation of CBESS converges to that of the centralized-based operation with an increase in the number of episodes. To determine the number of episodes, the CBESS is trained with a diﬀerent number of episodes. When the results are not changed with a higher number of episodes, it means the model has achieved the optimal result. In this case study, the CBESS can reach the optimal operation with 100,000 episodes.</text:p>
          </table:table-cell>
        </table:table-row>
        <table:table-row table:style-name="ro21" table:visibility="filter">
          <table:table-cell office:value-type="string" calcext:value-type="string">
            <text:p>10.3390_en12091789</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Figure 7 shows the state value of CBESS (Qvalue) after learning with a different number of episodes. The red color represents the higher value of reward and the blue color represents a lower value of total reward for CBESS. The main idea of Q-learning is to try to receive the highest cumulative reward. With 10 episodes, CBESS randomly charges/dischargesfrom the initial state (interval t = 1 and SoC = 50%), as shown in Figure 7a, when the episodes are increased to 1000 and 10,000, CBESS is more intelligent, as shown in Figures 7b,c. Ittries to charge during off-peak price intervals (1‒7) and discharges during peak price intervals (9‒15and 20‒22). However, the CBESS also does not charge to 100% during off-peak price intervals. It isnot an optimal way for operation of CBESS. Figure 7d shows the state values of CBESS with 50,000 episodes. CBESS charged/discharged almost similarly with the optimal operation that is obtained from the centralized-based operation. The detailed Q-learning-based CBESS actions are shown in Table 2. In order to clearly show the operation of CBESS, Figure 8 shows the operation of CBESS with a different number of episodes. It can be observed that the operation of CBESS converges to that of the centralized-based operation with an increase in the number of episodes. To determine the number of episodes, the CBESS is trained with a different number of episodes. When the results are not changed with a higher number of episodes, it means the model has achieved the optimal result. In this case study, the CBESS can reach the optimal operation with 100,000episodes. 01002003004005006001357911131517192123kWhInterval (hour)PbuyPsell0501001502001357911131517192123kWhInterval (hour)Psell to CBESSPsell to Grid01002003004005006001357911131517192123kWhInterval (hour)Pbuy from CBESSPbuy from Grid0204060801001357911131517192123SOC (%)Interval (hour)Energies 2019, 12, 1789</text:p>
          </table:table-cell>
        </table:table-row>
        <table:table-row table:style-name="ro17" table:visibility="filter">
          <table:table-cell office:value-type="string" calcext:value-type="string">
            <text:p>10.3390_en12091789</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On the other hand, the reinforcement learning (RL) approach has been introduced for the distributed operation of independent entities having local operation objectives in case the independent entities do not have complete information of the environment [12–17]. In RL, agents learn to achieve a given task by interacting with their environment. Since the agents do not require any model of the environment, they only need to know the existing states and possible actions in each state. This method drives the learning process based on penalties or rewards assessed on a sequence of actions taken in response to the environment dynamics [17,18]. In contrast to the conventional distributed methods, learning-based methods can be easily adapted with a real-time problem after the oﬀ-line training process. In RL, Q-learning is a popular method and is widely used for the optimal operation of microgrids [19–23]. A ﬁtted Q-iteration-based algorithm has been proposed in [19] for a BESS. A data-driven method is utilized in [19] and it uses a state-action value function to optimize a scheduling plan for the BESS in grid-connected mode. An RL-based energy management algorithm has been proposed by [20] to reduce the operation cost of a smart energy building under unknown future information. The authors in [21] have proposed a multiagent RL-based distributed optimization of a solar MG by optimizing the schedule of an energy storage system. A two steps-ahead RL algorithm has been developed in [22] to plan battery scheduling. By using this method, the utilization rate of the battery is increased during high electricity demand while the utilization rate of the wind turbine for local demand is also increased to reduce the consumer dependence on the utility grid. The authors in [23] have presented an improved RL method to minimize the operation cost of an MG in the grid-connected mode.</text:p>
          </table:table-cell>
        </table:table-row>
        <table:table-row table:style-name="ro18" table:visibility="filter">
          <table:table-cell office:value-type="string" calcext:value-type="string">
            <text:p>10.3390_en12091789</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Energies 2019, 12, 17896 of 17 Using this policy, theagent selectsa random action with ε probability and an action with a probability of (1−ε)that gives a maximum reward in a given state. After performing an action, the Q value is updated byusingEquation(1). ()()()()',,..max',','aQsaQsarQsaQsassαγ←++−←(1) The current state is moved to a next state with updated SoC. The process for each episode isterminated when the goal state is reached. The CBESS can find optimal actions after exploring the environment witha large number of episodes. 2.3.Operation Strategyfor Microgridand CBESS Figure 4 showsthe detailed operationstrategy for MGand CBESS.In the grid-connected mode, MG-EMS receives the market price signals from the utility grid. MG-EMS also gathers all information of the MG system and performs optimization to minimize the total operation cost. The amount ofsurplus/shortage power is determined based on the optimal results. Then the MG-EMS waits for information from the other external systems. The CBESS also learnsfromthe environment and updates itsknowledge accordingtoAlgorithm 2. The amount of charging/discharging power is determinedatthe end of theprocess. All information for trading amount with the external system is informed by CBESS. After gathering the informationfromthe CBESS and the utility grid, MG-EMS decides the amount of buying/sellingpower from/to the utility grid and CBESS and informstheoptimal results to its components. In islandedmode, there is no connection to the utility grid. Load shedding could be implemented to maintain the power balance. In order to reduce the amount ofload shedding, CBESS could be in cooperative operation mode with the MG. After performing optimization by MG-EMS, the informationofsurplus/shortage power is determined in eachinterval of time. Similarly, CBESSlearns witha large number of episodes for optimizing its operation based on the feedback from MG-EMS. The final operation of CBESSis informed to MG-EMS with the charging/discharging amount.</text:p>
          </table:table-cell>
        </table:table-row>
        <table:table-row table:style-name="ro17" table:visibility="filter">
          <table:table-cell office:value-type="string" calcext:value-type="string">
            <text:p>10.3390_en12091789</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By using the proposed method, the CBESS learns more and more to update its experience. After each episode, the CBESS updates its knowledge (Q-table) about the environment, as shown in Algorithm 2. Through the process, CBESS becomes more intelligent. The process is oﬀ-line training; it means the CBESS is trained with 24-hours forecasted data and the CBESS can optimally operate with its experience in real-time. After learning with a large number of episodes, CBESS can operate in an optimal way during a day based on its experience. Figure 7 shows the state value of CBESS (Q value) after learning with a diﬀerent number of episodes. The red color represents the higher value of reward and the blue color represents a lower value of total reward for CBESS. The main idea of Q-learning is to try to receive the highest cumulative reward. With 10 episodes, CBESS randomly charges/discharges from the initial state (interval t = 1 and SoC = 50%), as shown in Figure 7a, when the episodes are increased to 1000 and 10,000, CBESS is more intelligent, as shown in Figure 7b,c. It tries to charge during oﬀ-peak price intervals (1–7) and discharges during peak price intervals (9–15 and 20–22). However, the CBESS also does not charge to 100% during oﬀ-peak price intervals. It is not an optimal way for operation of CBESS. Figure 7d shows the state values of CBESS with 50,000 episodes. CBESS charged/discharged almost similarly with the optimal operation that is obtained from the centralized-based operation. The detailed Q-learning-based CBESS actions are shown in Table 2. In order to clearly show the operation of CBESS, Figure 8 shows the operation of CBESS with a diﬀerent number of episodes. It can be observed that the operation of CBESS converges to that of the centralized-based operation with an increase in the number of episodes.</text:p>
          </table:table-cell>
        </table:table-row>
        <table:table-row table:style-name="ro18" table:visibility="filter">
          <table:table-cell office:value-type="string" calcext:value-type="string">
            <text:p>10.3390_en12091789</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could be developing an EMS with a combination of both of these approaches to take advantage of each framework. In this approach, a group of entities having the same operation objectives are operated under a centralized controller, while the other entities having diﬀerent operation objectives are operated by using other local controllers. Centralized controllers gather all system information and determine the optimal schedule for each component by using mathematical programming. On the other hand, the reinforcement learning (RL) approach has been introduced for the distributed operation of independent entities having local operation objectives in case the independent entities do not have complete information of the environment [12–17]. In RL, agents learn to achieve a given task by interacting with their environment. Since the agents do not require any model of the environment, they only need to know the existing states and possible actions in each state. This method drives the learning process based on penalties or rewards assessed on a sequence of actions taken in response to the environment dynamics [17,18]. In contrast to the conventional distributed methods, learning-based methods can be easily adapted with a real-time problem after the oﬀ-line training process. In RL, Q-learning is a popular method and is widely used for the optimal operation of microgrids [19–23]. A ﬁtted Q-iteration-based algorithm has been proposed in [19] for a BESS. A data-driven method is utilized in [19] and it uses a state-action value function to optimize a scheduling plan for the BESS in grid-connected mode. An RL-based energy management algorithm has been proposed by [20] to reduce the operation cost of a smart energy building under unknown future information. The authors in [21] have proposed a multiagent RL-based distributed optimization of a solar MG by optimizing the schedule of an energy storage system. A two steps-ahead RL algorithm has been developed in [22] to plan battery scheduling.</text:p>
          </table:table-cell>
        </table:table-row>
        <table:table-row table:style-name="ro19" table:visibility="filter">
          <table:table-cell office:value-type="string" calcext:value-type="string">
            <text:p>10.3390_en12091789</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Energies 2019, 12, 1789 10 of 17 the generation cost. During peak price intervals (12‒15), MG also imports power from CBESS to fulfill the shortage power and reduce the amount of buying power from the utility grid. Theoptimal operation ofCBESS is shown in Figure 6d by using the centralized-based approach. The Q-learning-based operation of CBESS is compared with the centralized-based operation to show the effectiveness of the proposed method. (a)(b)(c)(d)Figure 6. External trading from the microgrid (MG): (a) total trading amount from the MG; (b) sellingpower from the MG to CBESS and grid; (c) buying power of MG from CBESS and grid; (d) centralized-based operation of CBESS. By using the proposed method, the CBESS learnsmore and more to update its experience. After each episode, the CBESS updates its knowledge(Q-table) about the environment, as shown in Algorithm 2. Through the process, CBESS becomes more intelligent. The process is off-line training; it means the CBESS is trained with 24-hours forecasted data and the CBESS can optimally operate with its experience in real-time. After learning with a large number of episodes, CBESS can operatein an optimal way duringa day based on its experience. Figure 7 shows the state value of CBESS (Qvalue) after learning with a different number of episodes. The red color represents the higher value of reward and the blue color represents a lower value of total reward for CBESS. The main idea of Q-learning is to try to receive the highest cumulative reward. With 10 episodes, CBESS randomly charges/dischargesfrom the initial state (interval t = 1 and SoC = 50%), as shown in Figure 7a, when the episodes are increased to 1000 and 10,000, CBESS is more intelligent, as shown in Figures 7b,c.</text:p>
          </table:table-cell>
        </table:table-row>
        <table:table-row table:style-name="ro24" table:visibility="filter">
          <table:table-cell office:value-type="string" calcext:value-type="string">
            <text:p>10.3390_en12091789</text:p>
          </table:table-cell>
          <table:table-cell office:value-type="string" calcext:value-type="string">
            <text:p>data</text:p>
          </table:table-cell>
          <table:table-cell office:value-type="float" office:value="385" calcext:value-type="float">
            <text:p>385</text:p>
          </table:table-cell>
          <table:table-cell table:number-columns-repeated="2"/>
          <table:table-cell office:value-type="string" calcext:value-type="string">
            <text:p>All information for trading amount with the external system is informed by CBESS. After gathering the informationfromthe CBESS and the utility grid, MG-EMS decides the amount of buying/sellingpower from/to the utility grid and CBESS and informstheoptimal results to its components. In islandedmode, there is no connection to the utility grid. Load shedding could be implemented to maintain the power balance. In order to reduce the amount ofload shedding, CBESS could be in cooperative operation mode with the MG. After performing optimization by MG-EMS, the informationofsurplus/shortage power is determined in eachinterval of time. Similarly, CBESSlearns witha large number of episodes for optimizing its operation based on the feedback from MG-EMS. The final operation of CBESSis informed to MG-EMS with the charging/discharging amount. Finally, MG-EMS reschedules theoperation ofall the componentsbased on the charging/discharging amount from CBESS. Load sheddingis implemented formaintainingthepower balance in the whole system in caseof having a shortage of power. (a) (b) Figure 4.Flowchart for operation strategy: (a) MG-EMS; (b) CBESS.2.4.Mathematical Model In this section,a mixedinteger linear program (MILP)-based formulation is presented for day-ahead scheduling (i.e.,T = 24 h) for all components in MG system for both grid-connected and yesnostartInput data• Market price signals• RDG outputs• CDG and BESS • LoadsGrid-connected mode?MG-EMS performs optimization to minimize the total operation costInform optimal results to all participating componentsendDetermine the trading power with the external systems based on the amount of surplus/shortage power MG-EMS performs optimization to minimize the total operation cost and load shedding amountInform optimal results to all participating componentsDetermine the amount of surplus/shortage power that can share with the external systems Initialize Q matrixChoose an action based on <text:s text:c="2"/>Ɛ-greedy policy Perform the choosing actionMeasure the feed-back from the environment (reward/penalty)Update Q matrixepisode &lt; episode max?episode =1episode = episode + 1Determine the operation mode of CBESS based on the final Q matrixGet all information from external system?Determine the buying/selling power with the external system and reschedule for all componentsInform the external system about the trading power for charging and discharging modesWaiting for information from external systemstartendyesnoyesnoAlgorithm 2Energies 2019, 12, 1789</text:p>
          </table:table-cell>
        </table:table-row>
        <table:table-row table:style-name="ro6">
          <table:table-cell office:value-type="string" calcext:value-type="string">
            <text:p>10.3390_en12091789</text:p>
          </table:table-cell>
          <table:table-cell office:value-type="string" calcext:value-type="string">
            <text:p>python</text:p>
          </table:table-cell>
          <table:table-cell office:value-type="float" office:value="191" calcext:value-type="float">
            <text:p>191</text:p>
          </table:table-cell>
          <table:table-cell/>
          <table:table-cell office:value-type="float" office:value="0" calcext:value-type="float">
            <text:p>0</text:p>
          </table:table-cell>
          <table:table-cell office:value-type="string" calcext:value-type="string">
            <text:p>In this study, the test MG system has a PV, a WT, a CDG, a BESS, and load demand, as shown in Figure 1. The MG is interconnected with a CBESS and the utility grid. The system can be operated in both grid-connected and islanded modes. The analysis is conducted for a 24-hour scheduling horizon (T = 24 h) and each time interval is set to be 1 hour. The MILP-based model for MG is implemented in Python integrated with CPLEX 12.6 [26]. The Q-learning-based model for CBESS is also implemented in Python. The market price signals, load proﬁle, and the total output of RDGs are shown in Figure 5a,b, respectively. The information of the CDG unit, BESS, and CBESS are tabulated in Table 1. The operation bounds of BESS and CBESS were chosen as [0%, 100%], same as [27]. The detailed numerical results are shown in the following sections for both grid-connected and islanded modes.</text:p>
          </table:table-cell>
        </table:table-row>
        <table:table-row table:style-name="ro19">
          <table:table-cell office:value-type="string" calcext:value-type="string">
            <text:p>10.3390_en12091789</text:p>
          </table:table-cell>
          <table:table-cell office:value-type="string" calcext:value-type="string">
            <text:p>python, data</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Energies 2019, 12, 1789 9 of 17 In this paper, a Q-learning-based operation strategy for CBESS is proposed for the optimal operation of CBESS. To show the effectiveness of the Q-learning-based operation, the resultsof Q-learning-based operation methods are comparedwith the results of the centralized operationmethod. The detailed numerical results are presented in the following section. 3. Numerical Results 3.1. Input Data In this study, the test MG system has a PV, a WT, a CDG, a BESS, and load demand, as shown in Figure 1. The MG is interconnected with a CBESS and the utility grid. The system can be operated in both grid-connected and islanded modes. The analysis is conducted for a24-hour scheduling horizon (T = 24 h) and each time interval is set to be 1 hour. The MILP-based model for MG isimplemented in Python integrated withCPLEX 12.6[26]. The Q-learning-basedmodel for CBESS is also implemented in Python. The market price signals, load profile, and the total output of RDGs are shown in Figures 5a,b, respectively. The information of the CDG unit, BESS, and CBESS are tabulated in Table 1. The operation bounds of BESS and CBESS were chosenas [0%, 100%], sameas [27]. The detailed numerical resultsare shown in the following sections for both grid-connected and islanded modes. (a)(b)Figure 5. Input data: (a) market price signals and load profile; (b) output power of the renewable distributed generator (RDG). Table 1. The detail parameters of BESS, CBESS, and controllable distributed generator (CDG). Parameters BESS CBESSParametersCDGMax. CapP(kWh)200 300 Max. maxP(kWh)500 InitialCapiniPSoC⋅(kWh)50 150 Min. minP(kWh)0 Min.</text:p>
          </table:table-cell>
        </table:table-row>
        <table:table-row table:style-name="ro21">
          <table:table-cell office:value-type="string" calcext:value-type="string">
            <text:p>10.3390_en12091789</text:p>
          </table:table-cell>
          <table:table-cell office:value-type="string" calcext:value-type="string">
            <text:p>python, data</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The detailed numerical resultsare shown in the following sections for both grid-connected and islanded modes. (a)(b)Figure 5. Input data: (a) market price signals and load profile; (b) output power of the renewable distributed generator (RDG). Table 1. The detail parameters of BESS, CBESS, and controllable distributed generator (CDG). Parameters BESS CBESSParametersCDGMax. CapP(kWh)200 300 Max. maxP(kWh)500 InitialCapiniPSoC⋅(kWh)50 150 Min. minP(kWh)0 Min. minCapPSoC⋅(kWh)0 0 Cost/kWh CDGC(KRW)136 Char. Loss L+(%) 5 3 Start-up costSUC(KRW) 200 Dis. LossL−(%) 5 3 Shut-down cost SDC(KRW)100 3.2. Operation of the System in Grid-Connected Mode This section presents the operation of the MG and CBESS in grid-connected mode. The MG-EMS performs optimization to minimize the total operation cost of the MG. The amount of buying/selling power is determined based on the amount of surplus/shortage power in the MG system, as shown in Figure 6a. The buying/selling power of the MG is traded with two external systems, i.e., CBESS and the utility grid. It can be observed from Figure 6b that the CBESS always decides to importpower from cheaper resources. During intervals 3, 4, 6, the generation cost of CDG is less than the buying prices from the utility grid. Therefore, CBESS decides to charge surplus power from MG instead ofbuying from the utility grid. Figure 6c shows the buying power ofthe MG system. The MG decides to import power from the external systems for minimizing the total operation cost. At intervals 2 and 5, MGimports power from the utility grid to fulfill load amount with cheaper price compared with 1201401601802004006008001471013161922kWhInterval (hour)LoadPrbuyPrsellwon/kWh05101520251357911131517192123kWhInterval (hour)PVWTEnergies 2019, 12, 1789</text:p>
          </table:table-cell>
        </table:table-row>
        <table:table-row table:style-name="ro2" table:visibility="filter">
          <table:table-cell office:value-type="string" calcext:value-type="string">
            <text:p>10.3390_en1210190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raining data are obtained from the turbine power equation with pre-speciﬁed rotor speed and</text:p>
          </table:table-cell>
        </table:table-row>
        <table:table-row table:style-name="ro9" table:visibility="filter">
          <table:table-cell office:value-type="string" calcext:value-type="string">
            <text:p>10.3390_en1210190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where K(xi, x j) = Φ(xi)TΦ(x j) is the kernel function that enables a dot product in high-dimensional feature space using low-dimensional space data input without calculating the function. The radial base function that is used in the framework is expressed as shown in the following equation:</text:p>
          </table:table-cell>
        </table:table-row>
        <table:table-row table:style-name="ro9" table:visibility="filter">
          <table:table-cell office:value-type="string" calcext:value-type="string">
            <text:p>10.3390_en12101907</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hese values are extracted from the available training data to determine the target function. The ﬁrst step is to obtain both w and b to minimize the real data diﬀerences outside the ε-insensitive region, which are determined by slack variables ξ and ξ∗ . To minimize the empirical risk, the slack variables are applied as [31]</text:p>
          </table:table-cell>
        </table:table-row>
        <table:table-row table:style-name="ro10" table:visibility="filter">
          <table:table-cell office:value-type="string" calcext:value-type="string">
            <text:p>10.3390_en12101907</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 SVR is an algorithm that estimates a function that predicts unknown mapping between a system’s l-dimensional inputs and real output using a series of training data. When the map is accurately constructed, the relation between the inputs and output is then used to predict the target output. The regression algorithm approximates the unknown desired function in the following form [30]:</text:p>
          </table:table-cell>
        </table:table-row>
        <table:table-row table:style-name="ro3" table:visibility="filter">
          <table:table-cell office:value-type="string" calcext:value-type="string">
            <text:p>10.3390_en1210190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Enter original data for estimation, known as the data preparation step; Initialize the particles with random velocities and positions, known as particles optimization; Perform an oﬄine training process for SVR with training samples assessing each particle ﬁtness value of the PSO for the SVR; Update each particle velocity and position until the termination condition is satisﬁed; Construct and retrain the SVR estimation model based on the optimal parameters.</text:p>
          </table:table-cell>
        </table:table-row>
        <table:table-row table:style-name="ro13" table:visibility="filter">
          <table:table-cell office:value-type="string" calcext:value-type="string">
            <text:p>10.3390_en12101907</text:p>
          </table:table-cell>
          <table:table-cell office:value-type="string" calcext:value-type="string">
            <text:p>data</text:p>
          </table:table-cell>
          <table:table-cell office:value-type="float" office:value="225" calcext:value-type="float">
            <text:p>225</text:p>
          </table:table-cell>
          <table:table-cell table:number-columns-repeated="2"/>
          <table:table-cell office:value-type="string" calcext:value-type="string">
            <text:p>Energies 2017, 10, x FOR PEER REVIEW 14 of 26 power factor, the demand for the d-axis current is zero. Figure 12b shows a control block diagram of the grid-side converter. LωLωφeθ (a) (b) Figure 12. (a) DFIG grid-side control, (b) voltage controller block diagram. 5. Wind Speed Estimation 5.1. Support Vector Regression The SVR is an algorithm that estimates a function that predicts unknown mapping between a system’s l-dimensional inputs and real output using a series of training data. When the map is accurately constructed, the relation between the inputs and output is then used to predict the target output. The regression algorithm approximates the unknown desired function in the following form [30]: bxwxf+Φ=))(.()(. (35) These values are extracted from the available training data to determine the target function. The first step is to obtain bothwand bto minimize the real data differences outside theε-insensitive region, which are determined by slack variables ξand ∗ξ. To minimize the empirical risk, the slack variables are applied as [31] ()()=−Γ+=niiiregyxfCwfR12)(21 (36) Energies 2019, 12, 1907</text:p>
          </table:table-cell>
        </table:table-row>
        <table:table-row table:style-name="ro17" table:visibility="filter">
          <table:table-cell office:value-type="string" calcext:value-type="string">
            <text:p>10.3390_en12101907</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During on-line operation, the turbine power is calculated as gmmtPdtdJP+=ωω . (44) For each sample, the rotor speed and the corresponding turbine power (50,.....1,50,....1|,,==jipjiiω) are combined as a pair for the inputs of SVR estimator as shown in Figure 13a. For any operating condition, if the turbine power and the rotor speed are known, the wind speed can be calculated as described in the framework of a PSO-SVR method in Figure 13b [36]. (a) Energies 2017, 10, x FOR PEER REVIEW 17 of 26 <text:s/>(b) Figure 13. Wind speed estimation process: (a) Training samples, (b) implementation process diagram. The detailed implementation process of the proposed method is shown in Figure 14. Training DataInitialization and parameter setting of PSOPSO fitness calculation using SVRUpdating the inertial weightTest dataIs termination criterion reached?Best SVR parameters are setGoing back to PSO fitness calculationOnline Implementation Figure 14. Implementation process diagram. 6. Experimental Results It is desirable that the wind turbine simulator is implemented in hardware (M-G set) to test the WECS operation in the laboratory. The hardware setup consists of the DFIG-driven by the SCIM, PWM converters, and digital signal processor (DSP) control boards as shown in Figure 15. The specifications of the wind turbine blade modeled for the simulator, the SCIM motor ratings and parameters, and the experimental setup are listed in Tables A1 and A2 in the Appendix. Figure 16 shows the turbine performance for turbulent wind speed, of which the spectrum is similar to the real wind speed pattern. High estimation accuracy and very high PSO-SVR dynamic performance is illustrated in Figure 16a. It is noticeable that the estimated wind speed has a slight difference from the real value due to the trade-off between the minimizing error and the model complexity. The Energies 2019, 12, 1907</text:p>
          </table:table-cell>
        </table:table-row>
        <table:table-row table:style-name="ro17" table:visibility="filter">
          <table:table-cell office:value-type="string" calcext:value-type="string">
            <text:p>10.3390_en12101907</text:p>
          </table:table-cell>
          <table:table-cell office:value-type="string" calcext:value-type="string">
            <text:p>data</text:p>
          </table:table-cell>
          <table:table-cell office:value-type="float" office:value="360" calcext:value-type="float">
            <text:p>360</text:p>
          </table:table-cell>
          <table:table-cell table:number-columns-repeated="2"/>
          <table:table-cell office:value-type="string" calcext:value-type="string">
            <text:p>Energies 2017, 10, x FOR PEER REVIEW 16 of 26 2211,φφxcxc== (43) where 421&gt;+=φφφ. In this paper, 05.221==φφ; thus,4962.121==cc. Location and speed boundaries are adjusted such that if a particle tries to pass the allowable boundaries, a limiting procedure brings it back within the permissible limit. If the best personal solution tiBestP, has a higher fitness than the current best global solution 1−tBestG, then tBestG is equal to tiBestP, [35]. The end points are determined when the best global solution results in a permissible fitness or when a predetermined number of iterations is achieved. The wind speed estimation using PSO-SVR method can be described in steps as follows: • Enter original data for estimation, known as the data preparation step; • Initialize the particles with random velocities and positions, known as particles optimization; • Perform an offline training process for SVR with training samples assessing each particle fitness value of the PSO for the SVR; • Update each particle velocity and position until the termination condition is satisfied; • Construct and retrain the SVR estimation model based on the optimal parameters. Training data are obtained from the turbine power equation with pre-specified rotor speed and wind velocity samples. During on-line operation, the turbine power is calculated as gmmtPdtdJP+=ωω . (44) For each sample, the rotor speed and the corresponding turbine power (50,.....1,50,....1|,,==jipjiiω) are combined as a pair for the inputs of SVR estimator as shown in Figure 13a. For any operating condition, if the turbine power and the rotor speed are known, the wind speed can be calculated as described in the framework of a PSO-SVR method in Figure 13b [36]. (a) Energies 2017, 10, x FOR PEER REVIEW 17 of 26 <text:s/>(b) Figure 13. Wind speed estimation process: (a) Training samples, (b) implementation process diagram.</text:p>
          </table:table-cell>
        </table:table-row>
        <table:table-row table:style-name="ro2" table:visibility="filter">
          <table:table-cell office:value-type="string" calcext:value-type="string">
            <text:p>10.3390_en1210193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the temperature data obtained from the six temperature measuring points of each battery were averaged to characterize the temperature characteristics of the battery.</text:p>
          </table:table-cell>
        </table:table-row>
        <table:table-row table:style-name="ro2" table:visibility="filter">
          <table:table-cell office:value-type="string" calcext:value-type="string">
            <text:p>10.3390_en1210193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Author Contributions: Conceptualization, C.-W.Z.; Data curation, S.-R.C. and S.-T.L.; Formal analysis, S.-R.C. and Z.X.; Methodology, H.-B.G.; Software, K.-J.X.</text:p>
          </table:table-cell>
        </table:table-row>
        <table:table-row table:style-name="ro4" table:visibility="filter">
          <table:table-cell office:value-type="string" calcext:value-type="string">
            <text:p>10.3390_en12101937</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In order to maintain the consistency and reduce the influence of environmental temperature on the experiment, the battery pack was placed in the thermotank during the experiment, and stable ambient temperature was 25 ℃ . Charged and discharged the battery pack with a charge and discharge tester, and temperature acquisition system used an Agilent data acquisition instrument and T-type thermocouple. Combination of five lithium ion batteries in series formed an experimental battery pack whose working voltage was 14v–21v. The experimental work platform is shown in Figure 4.</text:p>
          </table:table-cell>
        </table:table-row>
        <table:table-row table:style-name="ro2" table:visibility="filter">
          <table:table-cell office:value-type="string" calcext:value-type="string">
            <text:p>10.3390_en12132496</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able 3. Average monthly climatic data and energy demand of Athens.</text:p>
          </table:table-cell>
        </table:table-row>
        <table:table-row table:style-name="ro2" table:visibility="filter">
          <table:table-cell office:value-type="string" calcext:value-type="string">
            <text:p>10.3390_en12132496</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able 4. Average monthly climatic data and energy demand of Bruxelles.</text:p>
          </table:table-cell>
        </table:table-row>
        <table:table-row table:style-name="ro2" table:visibility="filter">
          <table:table-cell office:value-type="string" calcext:value-type="string">
            <text:p>10.3390_en12132496</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able 5. Average monthly climatic data and energy demand of Helsinki.</text:p>
          </table:table-cell>
        </table:table-row>
        <table:table-row table:style-name="ro9" table:visibility="filter">
          <table:table-cell office:value-type="string" calcext:value-type="string">
            <text:p>10.3390_en1213249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31. Herrera, M.; Natarajan, S.; Coley, D.A.; Kershaw, T.; Ramallo-González, A.P.; Eames, M.; Fosas, D.; Wood, M. A review of current and future weather data for building simulation. Build. Serv. Eng. Res. Technol. 2017, 38, 602–627. [CrossRef]</text:p>
          </table:table-cell>
        </table:table-row>
        <table:table-row table:style-name="ro10" table:visibility="filter">
          <table:table-cell office:value-type="string" calcext:value-type="string">
            <text:p>10.3390_en12132496</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On the basis of statistical data concerning the state of buildings around Europe [37–40], this work analyzed four building categories as representative samples of the European residential building stock. Residential case studies, presented in Table 2, have been classiﬁed on the basis of the building category: Single house (Building 1 and Building 2) and terraced housing and apartment buildings (Building 3</text:p>
          </table:table-cell>
        </table:table-row>
        <table:table-row table:style-name="ro11" table:visibility="filter">
          <table:table-cell office:value-type="string" calcext:value-type="string">
            <text:p>10.3390_en1213249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Further considerations must be done for the cooling loads, which depend mostly on the solar radiation: For this reason, in order to help the reader, the average monthly weather data (i.e., external air temperature and global solar radiation) and the HDD and CDD values are shown for each location (Tables 3–5). In fact, each graph presents the hourly cooling load of the average monthly day, which can be misleading in comparison with diﬀerent locations, if the solar radiation is not considered carefully. As can be seen, when the solar radiation reaches the maximum values, the cooling loads are comparable between the locations, but the proﬁles of other months are totally diﬀerent. Tables 3–5 also summarize the monthly energy demand.</text:p>
          </table:table-cell>
        </table:table-row>
        <table:table-row table:style-name="ro5" table:visibility="filter">
          <table:table-cell office:value-type="string" calcext:value-type="string">
            <text:p>10.3390_en12132496</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Energies 2019, 12, x FOR PEER REVIEW 13 of 24 <text:s/>(d) (e) (f) Figure 4. Hourly sensible load of the average monthly day for Building 3, Bruxelles (Cfb) climate conditions: (a) Heating conditions and no insulation, (b) heating conditions and low insulation, (c) heating conditions and good insulation, (d) cooling condition and no insulation, (e) cooling condition and low insulation, (f) cooling condition and good insulation. Table 5. Average monthly climatic data and energy demand of Helsinki. Month Jan. Feb. Mar. Apr. May Jun. Jul. Aug. Sep. Oct. Nov. Dec. Average T (°C) −3.86 −5.67 −1.00 3.67 9.86 14.01 16.70 15.75 10.24 5.86 −1.26 −2.97 Monthly Statistics Global Radiation (Wh/m2) 250 910 1869 3576 5311 5744 5441 4017 2347 1124 314 119 Energies 2019, 12, 2496</text:p>
          </table:table-cell>
        </table:table-row>
        <table:table-row table:style-name="ro13" table:visibility="filter">
          <table:table-cell office:value-type="string" calcext:value-type="string">
            <text:p>10.3390_en1213249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Energies 2019, 12, x FOR PEER REVIEW 11 of 23 (e) (f) Figure 3. Hourly sensible load of the average monthly day for Building 3. Athens (Csa) climate conditions: (a) Heating conditions and no insulation, (b) heating conditions and low insulation, (c) heating and good insulation, (d) cooling condition and no insulation, (e) cooling condition and low insulation, (f) cooling condition and good insulation. Table 4. Average monthly climatic data and energy demand of Bruxelles. Month Jan. Feb. Mar. Apr. May Jun. Jul. Aug. Sep. Oct. Nov. Dec. Average T (°C) 3.06 3.23 6.44 8.90 12.93 15.56 18.43 17.43 14.47 10.93 6.59 4.93 Monthly Statistics Global Radiation (Wh/m2) 659 1240 1931 3192 4334 4343 4705 4036 2613 1688 892 454 No insulation (kWh) 19,625 15,871 9636 2251 –1562 –5266 –9798 –7460 –333 3989 13,052 18,616 Low insulation (kWh) 14,192 11,129 5546 344 –3468 –7533 –11,864 –9215 –1485 1567 8792 13,636 Good Insulation (kWh) 7037 5191 1102 5 –6378 –9510 –12,880 –10,644 –4036 7 3175 6781 HDD (CDD) 2747 (72) <text:s/>Energies 2019, 12, 2496</text:p>
          </table:table-cell>
        </table:table-row>
        <table:table-row table:style-name="ro19" table:visibility="filter">
          <table:table-cell office:value-type="string" calcext:value-type="string">
            <text:p>10.3390_en12132496</text:p>
          </table:table-cell>
          <table:table-cell office:value-type="string" calcext:value-type="string">
            <text:p>data</text:p>
          </table:table-cell>
          <table:table-cell office:value-type="float" office:value="312" calcext:value-type="float">
            <text:p>312</text:p>
          </table:table-cell>
          <table:table-cell table:number-columns-repeated="2"/>
          <table:table-cell office:value-type="string" calcext:value-type="string">
            <text:p>Turban et al. (2005) generally deﬁne a DSS as: “A computer-based information system that combines models and data in attempt to solve semi-structured and some unstructured problems with extensive user involvement”. [19] The ﬁnal aim of the DSS is to support the decision-making process, by providing the stakeholders at all the level with a series of scenarios. A DSS tool was developed within the Cheap-GSHPs project to accelerate the decision-making process of designers and building owners, as well as increase the market share of the Cheap-GSHP technologies. Diﬀerent possible solutions are generated from the DSS, identifying the optimal solution within a deﬁned general problem. Therefore, the user deﬁnes simple inputs (type of building, overall ﬂoor area or gross volume, and location) to generate a ﬁrst cost-beneﬁt analysis and to check if GSHPs can be installed or not. The DSS needs a consistent set of energy demand databases and simpliﬁed calculation methods to implement the diﬀerent possible solutions, calculating the total length of the ground heat exchanger (GHE) ﬁeld, according to the approach suggested by ASHRAE (American Society of Heating, Refrigerating and Air-Conditioning Engineers) [11,12], which is a proper design method. In fact, the outcome of the ASHRAE method is the total length of the borehole heat exchangers to satisfy the building thermal load. In other approaches, e.g., g-functions or numerical tools, the user has to set the total borehole length as well as the ﬁeld layout and then simulate the plant-system, checking the temperatures of the heat-carried ﬂuid and ground. For this reason, the ASHRAE approach can be useful, especially when the preliminary cost-beneﬁt analyses have to be carried out.</text:p>
          </table:table-cell>
        </table:table-row>
        <table:table-row table:style-name="ro17" table:visibility="filter">
          <table:table-cell office:value-type="string" calcext:value-type="string">
            <text:p>10.3390_en12132496</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Since then, the installations of GSHP systems increased without interruption. The biggest beneﬁt of GSHPs is that the amount of ﬁnal and primary energy used is lower than conventional systems. The Department of Energy (DOE) and the Environmental Protection Agency (EPA) endorsed GSHP systems as among the most energy eﬃcient and environmentally friendly heating, cooling, and water heating systems available [9]. GSHPs can provide energy for heating, cooling, and domestic hot water (DHW) production. Moreover, GSHPs, compared to air-source heat pumps, are less noisy, last longer, and need limited maintenance, and their energy eﬃciency does not depend on the temperature of the outside air. Nevertheless, their advantages are very often counteracted by the need of specialists to provide the design and characterization of the operating conditions in both the short- and long-term. For promoting the diﬀusion of GSHPs and making the technology more accessible to the general public, in the research project, “Cheap and Eﬃcient Application of Reliable Ground Source Heat Exchangers and Pumps” (Cheap-GSHPs), a tool for sizing these systems was developed, as well as a decision support system (DSS) able to assist the user in the preliminary design of the most suitable conﬁguration. When the borehole heat exchangers coupled to the GSHP have to be sized, the overall energy demand of the building and the energy proﬁles for both heating and cooling conditions are the primary input data. There are diﬀerent methodologies to design a GSHP: (a) The analytical models (e.g., the inﬁnite line or cylindrical source model) [10–12], (b) the method based on the g-functions [13–15], and (c) numerical models (e.g., [16–18]). Depending on the methodology used, the heating/cooling energy demand of the building has to be provided by the following data:</text:p>
          </table:table-cell>
        </table:table-row>
        <table:table-row table:style-name="ro17" table:visibility="filter">
          <table:table-cell office:value-type="string" calcext:value-type="string">
            <text:p>10.3390_en12132496</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The ﬁrst patent on a ground source heat pump (GSHP) was developed by Zoelly in 1912 [8]. Since then, the installations of GSHP systems increased without interruption. The biggest beneﬁt of GSHPs is that the amount of ﬁnal and primary energy used is lower than conventional systems. The Department of Energy (DOE) and the Environmental Protection Agency (EPA) endorsed GSHP systems as among the most energy eﬃcient and environmentally friendly heating, cooling, and water heating systems available [9]. GSHPs can provide energy for heating, cooling, and domestic hot water (DHW) production. Moreover, GSHPs, compared to air-source heat pumps, are less noisy, last longer, and need limited maintenance, and their energy eﬃciency does not depend on the temperature of the outside air. Nevertheless, their advantages are very often counteracted by the need of specialists to provide the design and characterization of the operating conditions in both the short- and long-term. For promoting the diﬀusion of GSHPs and making the technology more accessible to the general public, in the research project, “Cheap and Eﬃcient Application of Reliable Ground Source Heat Exchangers and Pumps” (Cheap-GSHPs), a tool for sizing these systems was developed, as well as a decision support system (DSS) able to assist the user in the preliminary design of the most suitable conﬁguration. When the borehole heat exchangers coupled to the GSHP have to be sized, the overall energy demand of the building and the energy proﬁles for both heating and cooling conditions are the primary input data. There are diﬀerent methodologies to design a GSHP: (a) The analytical models (e.g., the inﬁnite line or cylindrical source model) [10–12], (b) the method based on the g-functions [13–15], and (c) numerical models (e.g., [16–18]).</text:p>
          </table:table-cell>
        </table:table-row>
        <table:table-row table:style-name="ro10" table:visibility="filter">
          <table:table-cell office:value-type="string" calcext:value-type="string">
            <text:p>10.3390_en12132496</text:p>
          </table:table-cell>
          <table:table-cell office:value-type="string" calcext:value-type="string">
            <text:p>data https, data available, data</text:p>
          </table:table-cell>
          <table:table-cell office:value-type="float" office:value="18" calcext:value-type="float">
            <text:p>18</text:p>
          </table:table-cell>
          <table:table-cell table:number-columns-repeated="2"/>
          <table:table-cell office:value-type="string" calcext:value-type="string">
            <text:p>36. Degree Days.net-Custom Degree Day Data. Available online: http://www.degreedays.net (accessed on 15</text:p>
          </table:table-cell>
        </table:table-row>
        <table:table-row table:style-name="ro2" table:visibility="filter">
          <table:table-cell office:value-type="string" calcext:value-type="string">
            <text:p>10.3390_en12132496</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Article A European Database of Building Energy Proﬁles to Support the Design of Ground Source Heat Pumps</text:p>
          </table:table-cell>
        </table:table-row>
        <table:table-row table:style-name="ro2" table:visibility="filter">
          <table:table-cell office:value-type="string" calcext:value-type="string">
            <text:p>10.3390_en12132496</text:p>
          </table:table-cell>
          <table:table-cell office:value-type="string" calcext:value-type="string">
            <text:p>database</text:p>
          </table:table-cell>
          <table:table-cell office:value-type="float" office:value="21" calcext:value-type="float">
            <text:p>21</text:p>
          </table:table-cell>
          <table:table-cell table:number-columns-repeated="2"/>
          <table:table-cell office:value-type="string" calcext:value-type="string">
            <text:p>20. Remund, J.; Kunz, S. METEONORM: Global Meteorological Database for Solar Energy and Applied Climatology;</text:p>
          </table:table-cell>
        </table:table-row>
        <table:table-row table:style-name="ro9" table:visibility="filter">
          <table:table-cell office:value-type="string" calcext:value-type="string">
            <text:p>10.3390_en12132496</text:p>
          </table:table-cell>
          <table:table-cell office:value-type="string" calcext:value-type="string">
            <text:p>database</text:p>
          </table:table-cell>
          <table:table-cell office:value-type="float" office:value="53" calcext:value-type="float">
            <text:p>53</text:p>
          </table:table-cell>
          <table:table-cell table:number-columns-repeated="2"/>
          <table:table-cell office:value-type="string" calcext:value-type="string">
            <text:p>GSHPs. The tools share a common platform considering climatic conditions, building energy demand, thermal properties of the ground, strategies for the installation of heat pumps, and a renewable energy database to size GSHPs. Since the aims of the tools are diﬀerent, there are diﬀerent approaches.</text:p>
          </table:table-cell>
        </table:table-row>
        <table:table-row table:style-name="ro9" table:visibility="filter">
          <table:table-cell office:value-type="string" calcext:value-type="string">
            <text:p>10.3390_en12132496</text:p>
          </table:table-cell>
          <table:table-cell office:value-type="string" calcext:value-type="string">
            <text:p>database</text:p>
          </table:table-cell>
          <table:table-cell office:value-type="float" office:value="67" calcext:value-type="float">
            <text:p>67</text:p>
          </table:table-cell>
          <table:table-cell table:number-columns-repeated="2"/>
          <table:table-cell office:value-type="string" calcext:value-type="string">
            <text:p>28. De Carli, M.; Bernardi, A.; Cultrera, M.; Santa, G.D.; di Bella, A.; Emmi, G.; Galgaro, A.; Graci, S.; Mendrinos, D.; Mezzasalma, G.; et al. A Database for Climatic Conditions around Europe for Promoting GSHP Solutions. Geosciences 2018, 8. [CrossRef]</text:p>
          </table:table-cell>
        </table:table-row>
        <table:table-row table:style-name="ro3" table:visibility="filter">
          <table:table-cell office:value-type="string" calcext:value-type="string">
            <text:p>10.3390_en12132496</text:p>
          </table:table-cell>
          <table:table-cell office:value-type="string" calcext:value-type="string">
            <text:p>database</text:p>
          </table:table-cell>
          <table:table-cell office:value-type="float" office:value="75" calcext:value-type="float">
            <text:p>75</text:p>
          </table:table-cell>
          <table:table-cell table:number-columns-repeated="2"/>
          <table:table-cell office:value-type="string" calcext:value-type="string">
            <text:p>This work focused on the construction of a database of hourly proﬁles of heating/cooling loads over the year that can be applied by both designers, for a preliminary sizing of the heating and cooling systems, and researchers for application in energy analyses. The energy demand for domestic hot water was not considered, since it mostly depends on occupancy, and low eﬃciency periods of the heat pumps should be avoided.</text:p>
          </table:table-cell>
        </table:table-row>
        <table:table-row table:style-name="ro3" table:visibility="filter">
          <table:table-cell office:value-type="string" calcext:value-type="string">
            <text:p>10.3390_en12132496</text:p>
          </table:table-cell>
          <table:table-cell office:value-type="string" calcext:value-type="string">
            <text:p>database</text:p>
          </table:table-cell>
          <table:table-cell office:value-type="float" office:value="79" calcext:value-type="float">
            <text:p>79</text:p>
          </table:table-cell>
          <table:table-cell table:number-columns-repeated="2"/>
          <table:table-cell office:value-type="string" calcext:value-type="string">
            <text:p>The average monthly energy proﬁles obtained in the present study can also be used once the energy demand of the building is calculated, by means of other simulation tools or other databases. In this case, the average monthly (hourly based) proﬁles provided in the database can be used to allocate the heating/cooling needs month by month on an hourly, based on average day conditions for sizing a ground source heat pump system.</text:p>
          </table:table-cell>
        </table:table-row>
        <table:table-row table:style-name="ro3" table:visibility="filter">
          <table:table-cell office:value-type="string" calcext:value-type="string">
            <text:p>10.3390_en12132496</text:p>
          </table:table-cell>
          <table:table-cell office:value-type="string" calcext:value-type="string">
            <text:p>database</text:p>
          </table:table-cell>
          <table:table-cell office:value-type="float" office:value="89" calcext:value-type="float">
            <text:p>89</text:p>
          </table:table-cell>
          <table:table-cell table:number-columns-repeated="2"/>
          <table:table-cell office:value-type="string" calcext:value-type="string">
            <text:p>To meet the needs of both the DSS and the design tool, this work presents the set-up of the database, which collects the monthly average daily energy proﬁles of a selection of building types in diﬀerent climatic conditions. Buildings representing some European residential typologies have been considered and modelled according to diﬀerent insulation levels of the envelope. As similar approaches were not found in literature, a detailed analysis was carried out; the steps of the research are reported in the next sections.</text:p>
          </table:table-cell>
        </table:table-row>
        <table:table-row table:style-name="ro4" table:visibility="filter">
          <table:table-cell office:value-type="string" calcext:value-type="string">
            <text:p>10.3390_en12132496</text:p>
          </table:table-cell>
          <table:table-cell office:value-type="string" calcext:value-type="string">
            <text:p>database</text:p>
          </table:table-cell>
          <table:table-cell office:value-type="float" office:value="96" calcext:value-type="float">
            <text:p>96</text:p>
          </table:table-cell>
          <table:table-cell table:number-columns-repeated="2"/>
          <table:table-cell office:value-type="string" calcext:value-type="string">
            <text:p>Another work which may be also related to the current paper is the European project, iNSPiRe [26], whose goal is the development of a support tool that enables to predict the energy impact of diﬀerent building retroﬁt solutions. iNSPiRe uses the TABULA building database to carry out an energy performance assessment, accounting several system typologies in seven European locations. The iNSPiRe report focuses mainly on the generation of systematic and modular renovation packages that can be applied directly on the building, reaching diﬀerent target heating demand levels.</text:p>
          </table:table-cell>
        </table:table-row>
        <table:table-row table:style-name="ro4" table:visibility="filter">
          <table:table-cell office:value-type="string" calcext:value-type="string">
            <text:p>10.3390_en12132496</text:p>
          </table:table-cell>
          <table:table-cell office:value-type="string" calcext:value-type="string">
            <text:p>database</text:p>
          </table:table-cell>
          <table:table-cell office:value-type="float" office:value="114" calcext:value-type="float">
            <text:p>114</text:p>
          </table:table-cell>
          <table:table-cell table:number-columns-repeated="2"/>
          <table:table-cell office:value-type="string" calcext:value-type="string">
            <text:p>On the other hand, the design tool is mainly addressed to designers. The calculation may be carried out in two ways: With a simpliﬁed method based on the ASHRAE approach [11,12] or with a detailed calculation based on the numerical tool CaRM (Capacitance Resistance Model) [16]. The designer has two main options: Building energy needs for heating/cooling are either known (hence the user aims to size the system) or might not be known (hence the user wants to make a ﬁrst analysis) and, hence, have to be provided by a suitable database of building energy needs.</text:p>
          </table:table-cell>
        </table:table-row>
        <table:table-row table:style-name="ro5" table:visibility="filter">
          <table:table-cell office:value-type="string" calcext:value-type="string">
            <text:p>10.3390_en12132496</text:p>
          </table:table-cell>
          <table:table-cell office:value-type="string" calcext:value-type="string">
            <text:p>database</text:p>
          </table:table-cell>
          <table:table-cell office:value-type="float" office:value="145" calcext:value-type="float">
            <text:p>145</text:p>
          </table:table-cell>
          <table:table-cell table:number-columns-repeated="2"/>
          <table:table-cell office:value-type="string" calcext:value-type="string">
            <text:p>The database is set on 276 dynamic computer simulations, carried out with hourly time-step, considering four types of residential buildings, three thermal insulation levels of the envelope, and 23 European locations. As the energy performance of buildings is strictly related to the climate, linear correlations based on degree days to deﬁne the speciﬁc heating and cooling energy demands have been found. Moreover, the simulations allowed to obtain hourly proﬁles of heating and cooling load for each month as an average in the same climatic condition for each building type. As a result, depending on the dimensions and on the type of the dwelling, the monthly average energy proﬁles for residential buildings can be derived, based on the overall ﬂoor area of the building, the insulation level, and the climatic conditions.</text:p>
          </table:table-cell>
        </table:table-row>
        <table:table-row table:style-name="ro7" table:visibility="filter">
          <table:table-cell office:value-type="string" calcext:value-type="string">
            <text:p>10.3390_en12132496</text:p>
          </table:table-cell>
          <table:table-cell office:value-type="string" calcext:value-type="string">
            <text:p>database</text:p>
          </table:table-cell>
          <table:table-cell office:value-type="float" office:value="204" calcext:value-type="float">
            <text:p>204</text:p>
          </table:table-cell>
          <table:table-cell table:number-columns-repeated="2"/>
          <table:table-cell office:value-type="string" calcext:value-type="string">
            <text:p>Other works in literature have tried to deﬁne building classiﬁcations. Schüler et al. [24] implemented a multi linear regression model to predict the annual heat demands of buildings within the canton of Geneva, developing eight building categories representative of 47,000 buildings. A work that shows some similarities to the present paper is the EU project, TABULA-EPISCOPE [25], where a database of building typical consumptions has been set up. EPISCOPE provides a huge amount of combinations of residential buildings and HVAC systems, including Nearly Zero Energy Buildings (NZEBs). The database provides the energy performance assessment before and after renovation, accounting actions both on the envelope and on the air-conditioning system. The TABULA-EPISCOPE project is based on National criteria, according to the building and plant features and weather conditions. The results are the overall consumptions of the buildings, while the present work aims at providing the average hourly proﬁles of the energy demands of the buildings. The results of the TABULA-EPISCOPE project may be used as input for the CHEAP-GSHP tools, but it has been necessary to set the hourly energy demand proﬁles.</text:p>
          </table:table-cell>
        </table:table-row>
        <table:table-row table:style-name="ro12" table:visibility="filter">
          <table:table-cell office:value-type="string" calcext:value-type="string">
            <text:p>10.3390_en12132496</text:p>
          </table:table-cell>
          <table:table-cell office:value-type="string" calcext:value-type="string">
            <text:p>database</text:p>
          </table:table-cell>
          <table:table-cell office:value-type="float" office:value="235" calcext:value-type="float">
            <text:p>235</text:p>
          </table:table-cell>
          <table:table-cell table:number-columns-repeated="2"/>
          <table:table-cell office:value-type="string" calcext:value-type="string">
            <text:p>Energies 2019, 12, x FOR PEER REVIEW 5 of 23 to define the weather conditions, the Köppen–Geiger scale and the degree days (DDs) have been used [28]. The European map of the Köppen–Geiger climate classification is shown in Figure 1. Figure 1. European map of the Köppen–Geiger climate classification [32]. The Cheap-GSHPs project is focused on the geographical area of Europe. For this reason, TRYs from Europe have been collected in a climatic database [28]. Based on this analysis, 23 locations have been selected in 14 countries to represent the four climate classes, which are the most diffuse around Europe. Table 1 reports the locations considered for the detailed analyses, according to their geographical coordinates and the relative Köppen–Geiger classification. This choice is in agreement with a similar work [33], where the authors considered a reference office room in Europe and analysed the heating and cooling energy demand. Although their approach was only based on the amount of heating and cooling degree days (HDDs and CDDs), its application lead to a classification with significant similarities with the maps produced on the basis of the Köppen–Geiger climate classification. Table 1. List of the considered locations with geographical coordinates and the Köppen–Geiger Climate Classification.</text:p>
          </table:table-cell>
        </table:table-row>
        <table:table-row table:style-name="ro16" table:visibility="filter">
          <table:table-cell office:value-type="string" calcext:value-type="string">
            <text:p>10.3390_en12132496</text:p>
          </table:table-cell>
          <table:table-cell office:value-type="string" calcext:value-type="string">
            <text:p>database</text:p>
          </table:table-cell>
          <table:table-cell office:value-type="float" office:value="263" calcext:value-type="float">
            <text:p>263</text:p>
          </table:table-cell>
          <table:table-cell table:number-columns-repeated="2"/>
          <table:table-cell office:value-type="string" calcext:value-type="string">
            <text:p>The Cheap-GSHPs project is focused on the geographical area of Europe. For this reason, TRYs from Europe have been collected in a climatic database [28]. Based on this analysis, 23 locations have been selected in 14 countries to represent the four climate classes, which are the most diﬀuse around Europe. Table 1 reports the locations considered for the detailed analyses, according to their geographical coordinates and the relative Köppen–Geiger classiﬁcation. This choice is in agreement with a similar work [33], where the authors considered a reference oﬃce room in Europe and analysed the heating and cooling energy demand. Although their approach was only based on the amount of heating and cooling degree days (HDDs and CDDs), its application lead to a classiﬁcation with signiﬁcant similarities with the maps produced on the basis of the Köppen–Geiger climate classiﬁcation. As already mentioned, besides the Köppen–Geiger scale, DDs have also been considered. DDs are essentially a simpliﬁed representation of outside air temperatures. They are widely used when the building energy demand is evaluated. HDDs are a measure of how much (in degrees), and for how long (in days), outside air temperature is lower than a speciﬁc base temperature or balance point. HDDs are often used for calculations relating to the building heating energy demand. In the present study, the reference period from 15 to 14 April has been considered as the heating season.</text:p>
          </table:table-cell>
        </table:table-row>
        <table:table-row table:style-name="ro15" table:visibility="filter">
          <table:table-cell office:value-type="string" calcext:value-type="string">
            <text:p>10.3390_en12132496</text:p>
          </table:table-cell>
          <table:table-cell office:value-type="string" calcext:value-type="string">
            <text:p>database</text:p>
          </table:table-cell>
          <table:table-cell office:value-type="float" office:value="327" calcext:value-type="float">
            <text:p>327</text:p>
          </table:table-cell>
          <table:table-cell table:number-columns-repeated="2"/>
          <table:table-cell office:value-type="string" calcext:value-type="string">
            <text:p>General information for the investigated residential buildings. Archetype Characteristics Building 1 Building 2 Building 3 Building 4 External view <text:s text:c="2"/>S/V ratio (m−1) 0.86 0.40 0.35 0.43 Net floor area Af (m2) 210 126 1330 681 Ag/Af (%) 14% 12% 25% 14% No. of storeys over ground 2 3 5 5 No. of dwellings 1 1 20 10 Urban structure stand alone contiguous stand alone stand alone Each building has been modelled in a transient simulation environment using the software TRNSYS [41] to obtain the hourly energy demand for heating and cooling. Figure 2 outlines the model implemented in TRNSYS, which is mainly based on the Type 56 [41], which allows the simulation of the building. The ground floor of the building consists of a concrete slab where the ground temperature, calculated via the Type 77 of TRNSYS, has been applied as the boundary condition. The heating and cooling system has been modelled as an ideal convective system able to maintain the air temperature inside the dwelling equal to the set-point, which was 20 °C and 26 °C in heating and cooling, respectively; the relative humidity has been also controlled on 50%. Using TRNSYS for the borehole heat exchangers utilizes the approach proposed by Hellström [42], where the borehole length, the type of ground heat exchanger, and the thermal properties of the ground have to be set by the user; for this reason, only the building was simulated so that the borehole parameters could be set in the DSS by the user, according to the case-study investigated. The energy required for domestic hot water has been neglected because it depends mostly on the occupancy of the building and the low efficiency periods of the heat pumps should be avoided.</text:p>
          </table:table-cell>
        </table:table-row>
        <table:table-row table:style-name="ro19" table:visibility="filter">
          <table:table-cell office:value-type="string" calcext:value-type="string">
            <text:p>10.3390_en12132496</text:p>
          </table:table-cell>
          <table:table-cell office:value-type="string" calcext:value-type="string">
            <text:p>database</text:p>
          </table:table-cell>
          <table:table-cell office:value-type="float" office:value="329" calcext:value-type="float">
            <text:p>329</text:p>
          </table:table-cell>
          <table:table-cell table:number-columns-repeated="2"/>
          <table:table-cell office:value-type="string" calcext:value-type="string">
            <text:p>Using TRNSYS for the borehole heat exchangers utilizes the approach proposed by Hellström [42], where the borehole length, the type of ground heat exchanger, and the thermal properties of the ground have to be set by the user; for this reason, only the building was simulated so that the borehole parameters could be set in the DSS by the user, according to the case-study investigated. The energy required for domestic hot water has been neglected because it depends mostly on the occupancy of the building and the low efficiency periods of the heat pumps should be avoided. Eventually, the energy profile of the DHW can be calculated separately and summed up at the thermal load profile of the building. The envelope structures have been implemented in detail considering the thermo-physical properties of walls, roofs, floors, and windows, using typical values, according to the age and topology of the building. The envelope structure is based on common hollow bricks (U = 1.25 W/(m2 K)) and hollow-core concrete roofs. This assumption was done to consider an average thermal capacitance of the structure and, as a consequence, to cover the building construction techniques used in several countries; as reported in [25], the hollow bricks and hollow-core concrete roofs are used in several European countries. A total of three thermal insulation levels were then: No insulation, low (i.e., 6 cm polystyrene) and good (i.e., 15 cm polystyrene) insulation levels. These average insulation levels, provided by the Italian Standards [43,44], developed in agreement with the EPBD package recast [3,4], have been decided to be installed in relatively new buildings or retrofitted in the last 10–15 years. As mentioned, the energy profiles obtained from the correla</text:p>
          </table:table-cell>
        </table:table-row>
        <table:table-row table:style-name="ro17" table:visibility="filter">
          <table:table-cell office:value-type="string" calcext:value-type="string">
            <text:p>10.3390_en12132496</text:p>
          </table:table-cell>
          <table:table-cell office:value-type="string" calcext:value-type="string">
            <text:p>database</text:p>
          </table:table-cell>
          <table:table-cell office:value-type="float" office:value="334" calcext:value-type="float">
            <text:p>334</text:p>
          </table:table-cell>
          <table:table-cell table:number-columns-repeated="2"/>
          <table:table-cell office:value-type="string" calcext:value-type="string">
            <text:p>The energy required for domestic hot water has been neglected because it depends mostly on the occupancy of the building and the low efficiency periods of the heat pumps should be avoided. Eventually, the energy profile of the DHW can be calculated separately and summed up at the thermal load profile of the building. The envelope structures have been implemented in detail considering the thermo-physical properties of walls, roofs, floors, and windows, using typical values, according to the age and topology of the building. The envelope structure is based on common hollow bricks (U = 1.25 W/(m2 K)) and hollow-core concrete roofs. This assumption was done to consider an average thermal capacitance of the structure and, as a consequence, to cover the building construction techniques used in several countries; as reported in [25], the hollow bricks and hollow-core concrete roofs are used in several European countries. A total of three thermal insulation levels were then: No insulation, low (i.e., 6 cm polystyrene) and good (i.e., 15 cm polystyrene) insulation levels. These average insulation levels, provided by the Italian Standards [43,44], developed in agreement with the EPBD package recast [3,4], have been decided to be installed in relatively new buildings or retrofitted in the last 10–15 years. As mentioned, the energy profiles obtained from the correlations will be used to make a rough sizing of the borehole field coupled to the GSHP systems. Consequently, the developed database is more focused on the building end use and typology rather than its structure, which is the reason why the analysis used a common envelope stratigraphy. Regarding glazing surfaces, each typology has been characterized by standard properties. The property of glasses and frame were implemented on the basis of literature surveys.</text:p>
          </table:table-cell>
        </table:table-row>
        <table:table-row table:style-name="ro19" table:visibility="filter">
          <table:table-cell office:value-type="string" calcext:value-type="string">
            <text:p>10.3390_en12132496</text:p>
          </table:table-cell>
          <table:table-cell office:value-type="string" calcext:value-type="string">
            <text:p>database</text:p>
          </table:table-cell>
          <table:table-cell office:value-type="float" office:value="343" calcext:value-type="float">
            <text:p>343</text:p>
          </table:table-cell>
          <table:table-cell table:number-columns-repeated="2"/>
          <table:table-cell office:value-type="string" calcext:value-type="string">
            <text:p>Based on this analysis, 23 locations have been selected in 14 countries to represent the four climate classes, which are the most diffuse around Europe. Table 1 reports the locations considered for the detailed analyses, according to their geographical coordinates and the relative Köppen–Geiger classification. This choice is in agreement with a similar work [33], where the authors considered a reference office room in Europe and analysed the heating and cooling energy demand. Although their approach was only based on the amount of heating and cooling degree days (HDDs and CDDs), its application lead to a classification with significant similarities with the maps produced on the basis of the Köppen–Geiger climate classification. Table 1. List of the considered locations with geographical coordinates and the Köppen–Geiger Climate Classification. Location Coordinates Climate Class Location Coordinates Climate Class Madrid (ES) 40.4° N–3.7° W Csa Bruxelles (BE) 50.9° N–4.4° E Cfb Athens (GR) 38.0° N–23.7° E Csa Zurich (CH) 47.4° N–8.6° E Cfb Cordoba (ES) 37.9° N–4.8° W Csa Berlin (DE) 52.5° N–13.4° E Cfb Palermo (IT) 38.1° N–13.4° E Csa London (GB) 51.5° N–0.1° W Cfb Lecce (IT) 40.4° N–18.2° E Csa Munich (DE) 48.1° N–11.6° E Cfb Coimbra (ES) 40.3° N–8.5° W Csb Lodz (PL) 51.8° N–19.5° E Cfb LaCoruna (ES) 42.4° N–8.4° W Csb Paris (FR) 48.9° N–2.4° W Cfb Bilbao (ES) 43.3° N–2.9° W Csb Helsinki (FI) 60.2° N–24.9° E Dfb Venice (IT) 45.4° N–12.3° E Cfa Minsk (BY) 53.9° N–27.5° E Dfb Milan (IT) 45.5° N–9.2° E Cfa Kaunas (LT) 54.9° N–23.9° E Dfb Bologna (IT) 44.5° N–11.3° E Cfa Debrecen (HU) 47.5° N–21.6° E Dfb Dublin (IE) 53.3° N–6.3° W Cfb - - - Energies 2019, 12, 2496</text:p>
          </table:table-cell>
        </table:table-row>
        <table:table-row table:style-name="ro17" table:visibility="filter">
          <table:table-cell office:value-type="string" calcext:value-type="string">
            <text:p>10.3390_en12132496</text:p>
          </table:table-cell>
          <table:table-cell office:value-type="string" calcext:value-type="string">
            <text:p>database</text:p>
          </table:table-cell>
          <table:table-cell office:value-type="float" office:value="344" calcext:value-type="float">
            <text:p>344</text:p>
          </table:table-cell>
          <table:table-cell table:number-columns-repeated="2"/>
          <table:table-cell office:value-type="string" calcext:value-type="string">
            <text:p>These average insulation levels, provided by the Italian Standards [43,44], developed in agreement with the EPBD package recast [3,4], have been decided to be installed in relatively new buildings or retrofitted in the last 10–15 years. As mentioned, the energy profiles obtained from the correlations will be used to make a rough sizing of the borehole field coupled to the GSHP systems. Consequently, the developed database is more focused on the building end use and typology rather than its structure, which is the reason why the analysis used a common envelope stratigraphy. Regarding glazing surfaces, each typology has been characterized by standard properties. The property of glasses and frame were implemented on the basis of literature surveys. Existing windows usually do not satisfy current standard requirements, since single glazing windows are still largely used, and the U-value of average windows around Europe is about 2.5 W/(m2 K) [45–47]. In the present analysis, the case studies without insulation and with low insulation level have double-glazed windows with an overall U-value of about 2.8 W/(m2 K). The well insulated envelope was modelled with double-glazed windows with low emissivity, to guarantee an overall U-value equal to 1.4 W/(m2 K). A 15% wooden frame surface is considered in each building. Shading devices were not considered for glazing surfaces, since their settings can change in each location according to the local weather. Energies 2019, 12, x FOR PEER REVIEW 7 of 23 Table 2. General information for the investigated residential buildings. Archetype Characteristics Building 1 Building 2 Building 3 Building 4 External view <text:s text:c="2"/>S/V ratio (m−1) 0.86 0.40 0.35 0.43 Net floor area Af (m2) 210 126 1330 681 Ag/Af (%) 14% 12% 25% 14% No. of storeys over ground 2 3 5 5 No.</text:p>
          </table:table-cell>
        </table:table-row>
        <table:table-row table:style-name="ro17" table:visibility="filter">
          <table:table-cell office:value-type="string" calcext:value-type="string">
            <text:p>10.3390_en12132496</text:p>
          </table:table-cell>
          <table:table-cell office:value-type="string" calcext:value-type="string">
            <text:p>database</text:p>
          </table:table-cell>
          <table:table-cell office:value-type="float" office:value="350" calcext:value-type="float">
            <text:p>350</text:p>
          </table:table-cell>
          <table:table-cell table:number-columns-repeated="2"/>
          <table:table-cell office:value-type="string" calcext:value-type="string">
            <text:p>ysis used a common envelope stratigraphy. Regarding glazing surfaces, each typology has been characterized by standard properties. The property of glasses and frame were implemented on the basis of literature surveys. Existing windows usually do not satisfy current standard requirements, since single glazing windows are still largely used, and the U-value of average windows around Europe is about 2.5 W/(m2 K) [45–47]. In the present analysis, the case studies without insulation and with low insulation level have double-glazed windows with an overall U-value of about 2.8 W/(m2 K). The well insulated envelope was modelled with double-glazed windows with low emissivity, to guarantee an overall U-value equal to 1.4 W/(m2 K). A 15% wooden frame surface is considered in each building. Shading devices were not considered for glazing surfaces, since their settings can change in each location according to the local weather. Energies 2019, 12, x FOR PEER REVIEW 7 of 23 Table 2. General information for the investigated residential buildings. Archetype Characteristics Building 1 Building 2 Building 3 Building 4 External view <text:s text:c="2"/>S/V ratio (m−1) 0.86 0.40 0.35 0.43 Net floor area Af (m2) 210 126 1330 681 Ag/Af (%) 14% 12% 25% 14% No. of storeys over ground 2 3 5 5 No. of dwellings 1 1 20 10 Urban structure stand alone contiguous stand alone stand alone Each building has been modelled in a transient simulation environment using the software TRNSYS [41] to obtain the hourly energy demand for heating and cooling. Figure 2 outlines the model implemented in TRNSYS, which is mainly based on the Type 56 [41], which allows the simulation of the building. The ground floor of the building consists of a concrete slab where the ground temperature, calculated via the Type 77 of TRNSYS, has been applied as the boundary condition.</text:p>
          </table:table-cell>
        </table:table-row>
        <table:table-row table:style-name="ro14" table:visibility="filter">
          <table:table-cell office:value-type="string" calcext:value-type="string">
            <text:p>10.3390_en12132496</text:p>
          </table:table-cell>
          <table:table-cell office:value-type="string" calcext:value-type="string">
            <text:p>database, data</text:p>
          </table:table-cell>
          <table:table-cell office:value-type="float" office:value="241" calcext:value-type="float">
            <text:p>241</text:p>
          </table:table-cell>
          <table:table-cell table:number-columns-repeated="2"/>
          <table:table-cell office:value-type="string" calcext:value-type="string">
            <text:p>Abstract: The design of ground source heat pumps is a fundamental step to ensure the high energy eﬃciency of heat pump systems throughout their operating years. To enhance the diﬀusion of ground source heat pump systems, two diﬀerent tools are developed in the H2020 research project named, “Cheap GSHPs”: A design tool and a decision support system. In both cases, the energy demand of the buildings may not be calculated by the user. The main input data, to evaluate the size of the borehole heat exchangers, is the building energy demand. This paper presents a methodology to correlate energy demand, building typologies, and climatic conditions for diﬀerent types of residential buildings. Rather than envelope properties, three insulation levels have been considered in diﬀerent climatic conditions to set up a database of energy proﬁles. Analyzing European climatic test reference years, 23 locations have been considered. For each location, the overall energy and the mean hourly monthly energy proﬁles for heating and cooling have been calculated. Pre-calculated proﬁles are needed to size generation systems and, in particular, ground source heat pumps. For this reason, correlations based on the degree days for heating and cooling demand have been found in order to generalize the results for diﬀerent buildings. These correlations depend on the Köppen–Geiger climate scale.</text:p>
          </table:table-cell>
        </table:table-row>
        <table:table-row table:style-name="ro12" table:visibility="filter">
          <table:table-cell office:value-type="string" calcext:value-type="string">
            <text:p>10.3390_en12132496</text:p>
          </table:table-cell>
          <table:table-cell office:value-type="string" calcext:value-type="string">
            <text:p>database, data</text:p>
          </table:table-cell>
          <table:table-cell office:value-type="float" office:value="243" calcext:value-type="float">
            <text:p>243</text:p>
          </table:table-cell>
          <table:table-cell table:number-columns-repeated="2"/>
          <table:table-cell office:value-type="string" calcext:value-type="string">
            <text:p>The European Cheap-GSHPs project looks at the implementation of new design tools to size the borehole ﬁeld of a ground source heat pump and to more easily carry out the initial cost-beneﬁt analysis of the system. In fact, due to the high cost for the excavation of the borehole heat exchangers, a preliminary analysis can help to select the best solution, avoiding oversizing and other technical issues, such as the thermal drift of the ground temperature that aﬀects the energy performance of the entire system. The energy demand of the building is the key input data to size the borehole heat exchangers: When it is known, the designer can evaluate both the economic impact of the ground source heat pump and also some crucial choices. In fact, if the annual building energy demand is the heating or cooling dominant, the designer can address the attention towards eﬃcient solutions on the building envelope or hybrid systems from the beginning of the design phase. The developed database is the main input of the tools created in Cheap-GSHPs: the design tool (for expert users) for the sizing and the DSS (for expert and non-expert users), which provides a ﬁrst cost-beneﬁt analysis using few inputs by the user. The obtained building load proﬁles can also be useful to develop new calculation tools to optimize the plant system.</text:p>
          </table:table-cell>
        </table:table-row>
        <table:table-row table:style-name="ro16" table:visibility="filter">
          <table:table-cell office:value-type="string" calcext:value-type="string">
            <text:p>10.3390_en12132496</text:p>
          </table:table-cell>
          <table:table-cell office:value-type="string" calcext:value-type="string">
            <text:p>database, data</text:p>
          </table:table-cell>
          <table:table-cell office:value-type="float" office:value="264" calcext:value-type="float">
            <text:p>264</text:p>
          </table:table-cell>
          <table:table-cell table:number-columns-repeated="2"/>
          <table:table-cell office:value-type="string" calcext:value-type="string">
            <text:p>Moreover, considering that the energy performance of buildings strictly depends on climatic conditions, and several attempts have been done to correlate energy demand and climatic indexes, this work tried to demonstrate that degree days can be an appropriate parameter to ﬁnd simple correlations to calculate the building energy demand. This result can be very useful when a preliminary analysis (e.g., cost-beneﬁt analysis) has to be carried out, especially with new heating-cooling systems, such as GSHPs. Nowadays, a detailed building load proﬁle can be obtained via detailed models without highly computational resources, but, in this case, the user has to know many details about the building, such as, heat-gains, plant-systems, user behaviours, and schedules. All these input values are not easily known in a preliminary phase when important decisions are taken. To this purpose, this work looks at the calculation of the energy demand limiting the information requested of the user. In this analysis, the values of the degree days have been calculated based on Test Reference Year (TRY) from the Meteonorm [20] and EnergyPlus database [21] of the considered locations. Therefore, correlations are based on statistic data and are useful to obtain a preliminary evaluation of the heating and cooling energy demand of the building in a speciﬁc climate zone. These proﬁles can also be used when a comparison between sites with diﬀerent climatic conditions have to be carried out.</text:p>
          </table:table-cell>
        </table:table-row>
        <table:table-row table:style-name="ro4" table:visibility="filter">
          <table:table-cell office:value-type="string" calcext:value-type="string">
            <text:p>10.3390_en12132496</text:p>
          </table:table-cell>
          <table:table-cell office:value-type="string" calcext:value-type="string">
            <text:p>database, data available, open-source, data</text:p>
          </table:table-cell>
          <table:table-cell office:value-type="float" office:value="115" calcext:value-type="float">
            <text:p>115</text:p>
          </table:table-cell>
          <table:table-cell/>
          <table:table-cell office:value-type="float" office:value="1" calcext:value-type="float">
            <text:p>1</text:p>
          </table:table-cell>
          <table:table-cell office:value-type="string" calcext:value-type="string">
            <text:p>upon the type of ecosystem, as measured by the Köppen climate classiﬁcation, which has been recently updated [30]. At present, climatic data is available for most of the climates; according to the present analysis, the test reference year came from several open source databases [31], with the only exception of Zurich, whose TRY belongs of the Meteonorm database [20]. Among the diﬀerent ways to deﬁne the weather conditions, the Köppen–Geiger scale and the degree days (DDs) have been used [28]. The European map of the Köppen–Geiger climate classiﬁcation is shown in Figure 1.</text:p>
          </table:table-cell>
        </table:table-row>
        <table:table-row table:style-name="ro12" table:visibility="filter">
          <table:table-cell office:value-type="string" calcext:value-type="string">
            <text:p>10.3390_en12132496</text:p>
          </table:table-cell>
          <table:table-cell office:value-type="string" calcext:value-type="string">
            <text:p>database, package</text:p>
          </table:table-cell>
          <table:table-cell office:value-type="float" office:value="249" calcext:value-type="float">
            <text:p>249</text:p>
          </table:table-cell>
          <table:table-cell table:number-columns-repeated="2"/>
          <table:table-cell office:value-type="string" calcext:value-type="string">
            <text:p>The envelope structures have been implemented in detail considering the thermo-physical properties of walls, roofs, ﬂoors, and windows, using typical values, according to the age and topology of the building. The envelope structure is based on common hollow bricks (U = 1.25 W/(m2 K)) and hollow-core concrete roofs. This assumption was done to consider an average thermal capacitance of the structure and, as a consequence, to cover the building construction techniques used in several countries; as reported in [25], the hollow bricks and hollow-core concrete roofs are used in several European countries. A total of three thermal insulation levels were then: No insulation, low (i.e., 6 cm polystyrene) and good (i.e., 15 cm polystyrene) insulation levels. These average insulation levels, provided by the Italian Standards [43,44], developed in agreement with the EPBD package recast [3,4], have been decided to be installed in relatively new buildings or retroﬁtted in the last 10–15 years. As mentioned, the energy proﬁles obtained from the correlations will be used to make a rough sizing of the borehole ﬁeld coupled to the GSHP systems. Consequently, the developed database is more focused on the building end use and typology rather than its structure, which is the reason why the analysis used a common envelope stratigraphy.</text:p>
          </table:table-cell>
        </table:table-row>
        <table:table-row table:style-name="ro15" table:visibility="filter">
          <table:table-cell office:value-type="string" calcext:value-type="string">
            <text:p>10.3390_en12132496</text:p>
          </table:table-cell>
          <table:table-cell office:value-type="string" calcext:value-type="string">
            <text:p>database, package</text:p>
          </table:table-cell>
          <table:table-cell office:value-type="float" office:value="304" calcext:value-type="float">
            <text:p>304</text:p>
          </table:table-cell>
          <table:table-cell table:number-columns-repeated="2"/>
          <table:table-cell office:value-type="string" calcext:value-type="string">
            <text:p>A total of three thermal insulation levels were then: No insulation, low (i.e., 6 cm polystyrene) and good (i.e., 15 cm polystyrene) insulation levels. These average insulation levels, provided by the Italian Standards [43,44], developed in agreement with the EPBD package recast [3,4], have been decided to be installed in relatively new buildings or retrofitted in the last 10–15 years. As mentioned, the energy profiles obtained from the correlations will be used to make a rough sizing of the borehole field coupled to the GSHP systems. Consequently, the developed database is more focused on the building end use and typology rather than its structure, which is the reason why the analysis used a common envelope stratigraphy. Regarding glazing surfaces, each typology has been characterized by standard properties. The property of glasses and frame were implemented on the basis of literature surveys. Existing windows usually do not satisfy current standard requirements, since single glazing windows are still largely used, and the U-value of average windows around Europe is about 2.5 W/(m2 K) [45–47]. In the present analysis, the case studies without insulation and with low insulation level have double-glazed windows with an overall U-value of about 2.8 W/(m2 K). The well insulated envelope was modelled with double-glazed windows with low emissivity, to guarantee an overall U-value equal to 1.4 W/(m2 K). A 15% wooden frame surface is considered in each building. Shading devices were not considered for glazing surfaces, since their settings can change in each location according to the local weather. Energies 2019, 12, 2496</text:p>
          </table:table-cell>
        </table:table-row>
        <table:table-row table:style-name="ro19" table:visibility="filter">
          <table:table-cell office:value-type="string" calcext:value-type="string">
            <text:p>10.3390_en12132496</text:p>
          </table:table-cell>
          <table:table-cell office:value-type="string" calcext:value-type="string">
            <text:p>database, package</text:p>
          </table:table-cell>
          <table:table-cell office:value-type="float" office:value="319" calcext:value-type="float">
            <text:p>319</text:p>
          </table:table-cell>
          <table:table-cell table:number-columns-repeated="2"/>
          <table:table-cell office:value-type="string" calcext:value-type="string">
            <text:p>The energy required for domestic hot water has been neglected because it depends mostly on the occupancy of the building and the low efficiency periods of the heat pumps should be avoided. Eventually, the energy profile of the DHW can be calculated separately and summed up at the thermal load profile of the building. The envelope structures have been implemented in detail considering the thermo-physical properties of walls, roofs, floors, and windows, using typical values, according to the age and topology of the building. The envelope structure is based on common hollow bricks (U = 1.25 W/(m2 K)) and hollow-core concrete roofs. This assumption was done to consider an average thermal capacitance of the structure and, as a consequence, to cover the building construction techniques used in several countries; as reported in [25], the hollow bricks and hollow-core concrete roofs are used in several European countries. A total of three thermal insulation levels were then: No insulation, low (i.e., 6 cm polystyrene) and good (i.e., 15 cm polystyrene) insulation levels. These average insulation levels, provided by the Italian Standards [43,44], developed in agreement with the EPBD package recast [3,4], have been decided to be installed in relatively new buildings or retrofitted in the last 10–15 years. As mentioned, the energy profiles obtained from the correlations will be used to make a rough sizing of the borehole field coupled to the GSHP systems. Consequently, the developed database is more focused on the building end use and typology rather than its structure, which is the reason why the analysis used a common envelope stratigraphy. Regarding glazing surfaces, each typology has been characterized by standard properties.</text:p>
          </table:table-cell>
        </table:table-row>
        <table:table-row table:style-name="ro19" table:visibility="filter">
          <table:table-cell office:value-type="string" calcext:value-type="string">
            <text:p>10.3390_en12132496</text:p>
          </table:table-cell>
          <table:table-cell office:value-type="string" calcext:value-type="string">
            <text:p>database, package</text:p>
          </table:table-cell>
          <table:table-cell office:value-type="float" office:value="342" calcext:value-type="float">
            <text:p>342</text:p>
          </table:table-cell>
          <table:table-cell table:number-columns-repeated="2"/>
          <table:table-cell office:value-type="string" calcext:value-type="string">
            <text:p>Energies 2019, 12, x FOR PEER REVIEW 7 of 23 Table 2. General information for the investigated residential buildings. Archetype Characteristics Building 1 Building 2 Building 3 Building 4 External view <text:s text:c="2"/>S/V ratio (m−1) 0.86 0.40 0.35 0.43 Net floor area Af (m2) 210 126 1330 681 Ag/Af (%) 14% 12% 25% 14% No. of storeys over ground 2 3 5 5 No. of dwellings 1 1 20 10 Urban structure stand alone contiguous stand alone stand alone Each building has been modelled in a transient simulation environment using the software TRNSYS [41] to obtain the hourly energy demand for heating and cooling. Figure 2 outlines the model implemented in TRNSYS, which is mainly based on the Type 56 [41], which allows the simulation of the building. The ground floor of the building consists of a concrete slab where the ground temperature, calculated via the Type 77 of TRNSYS, has been applied as the boundary condition. The heating and cooling system has been modelled as an ideal convective system able to maintain the air temperature inside the dwelling equal to the set-point, which was 20 °C and 26 °C in heating and cooling, respectively; the relative humidity has been also controlled on 50%. Using TRNSYS for the borehole heat exchangers utilizes the approach proposed by Hellström [42], where the borehole length, the type of ground heat exchanger, and the thermal properties of the ground have to be set by the user; for this reason, only the building was simulated so that the borehole parameters could be set in the DSS by the user, according to the case-study investigated. The energy required for domestic hot water has been neglected because it depends mostly on the occupancy of the building and the low efficiency periods of the heat pumps should be avoided.</text:p>
          </table:table-cell>
        </table:table-row>
        <table:table-row table:style-name="ro2" table:visibility="filter">
          <table:table-cell office:value-type="string" calcext:value-type="string">
            <text:p>10.3390_en1213249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days: The importance of a climatic dataset. Appl. Energy 2019, 242, 1285–1306. [CrossRef]</text:p>
          </table:table-cell>
        </table:table-row>
        <table:table-row table:style-name="ro19" table:visibility="filter">
          <table:table-cell office:value-type="string" calcext:value-type="string">
            <text:p>10.3390_en12132496</text:p>
          </table:table-cell>
          <table:table-cell office:value-type="string" calcext:value-type="string">
            <text:p>package</text:p>
          </table:table-cell>
          <table:table-cell office:value-type="float" office:value="321" calcext:value-type="float">
            <text:p>321</text:p>
          </table:table-cell>
          <table:table-cell table:number-columns-repeated="2"/>
          <table:table-cell office:value-type="string" calcext:value-type="string">
            <text:p>A total of three thermal insulation levels were then: No insulation, low (i.e., 6 cm polystyrene) and good (i.e., 15 cm polystyrene) insulation levels. These average insulation levels, provided by the Italian Standards [43,44], developed in agreement with the EPBD package recast [3,4], have been decided to be installed in relatively new buildings or retrofitted in the last 10–15 years. As mentioned, the energy profiles obtained from the correlations will be used to make a rough sizing of the borehole field coupled to the GSHP systems. Consequently, the developed database is more focused on the building end use and typology rather than its structure, which is the reason why the analysis used a common envelope stratigraphy. Regarding glazing surfaces, each typology has been characterized by standard properties. The property of glasses and frame were implemented on the basis of literature surveys. Existing windows usually do not satisfy current standard requirements, since single glazing windows are still largely used, and the U-value of average windows around Europe is about 2.5 W/(m2 K) [45–47]. In the present analysis, the case studies without insulation and with low insulation level have double-glazed windows with an overall U-value of about 2.8 W/(m2 K). The well insulated envelope was modelled with double-glazed windows with low emissivity, to guarantee an overall U-value equal to 1.4 W/(m2 K). A 15% wooden frame surface is considered in each building. Shading devices were not considered for glazing surfaces, since their settings can change in each location according to the local weather. Energies 2019, 12, x FOR PEER REVIEW 7 of 23 Table 2. General information for the investigated residential buildings.</text:p>
          </table:table-cell>
        </table:table-row>
        <table:table-row table:style-name="ro19" table:visibility="filter">
          <table:table-cell office:value-type="string" calcext:value-type="string">
            <text:p>10.3390_en12132496</text:p>
          </table:table-cell>
          <table:table-cell office:value-type="string" calcext:value-type="string">
            <text:p>package</text:p>
          </table:table-cell>
          <table:table-cell office:value-type="float" office:value="325" calcext:value-type="float">
            <text:p>325</text:p>
          </table:table-cell>
          <table:table-cell table:number-columns-repeated="2"/>
          <table:table-cell office:value-type="string" calcext:value-type="string">
            <text:p>The heating and cooling system has been modelled as an ideal convective system able to maintain the air temperature inside the dwelling equal to the set-point, which was 20 °C and 26 °C in heating and cooling, respectively; the relative humidity has been also controlled on 50%. Using TRNSYS for the borehole heat exchangers utilizes the approach proposed by Hellström [42], where the borehole length, the type of ground heat exchanger, and the thermal properties of the ground have to be set by the user; for this reason, only the building was simulated so that the borehole parameters could be set in the DSS by the user, according to the case-study investigated. The energy required for domestic hot water has been neglected because it depends mostly on the occupancy of the building and the low efficiency periods of the heat pumps should be avoided. Eventually, the energy profile of the DHW can be calculated separately and summed up at the thermal load profile of the building. The envelope structures have been implemented in detail considering the thermo-physical properties of walls, roofs, floors, and windows, using typical values, according to the age and topology of the building. The envelope structure is based on common hollow bricks (U = 1.25 W/(m2 K)) and hollow-core concrete roofs. This assumption was done to consider an average thermal capacitance of the structure and, as a consequence, to cover the building construction techniques used in several countries; as reported in [25], the hollow bricks and hollow-core concrete roofs are used in several European countries. A total of three thermal insulation levels were then: No insulation, low (i.e., 6 cm polystyrene) and good (i.e., 15 cm polystyrene) insulation</text:p>
          </table:table-cell>
        </table:table-row>
        <table:table-row table:style-name="ro19" table:visibility="filter">
          <table:table-cell office:value-type="string" calcext:value-type="string">
            <text:p>10.3390_en12132496</text:p>
          </table:table-cell>
          <table:table-cell office:value-type="string" calcext:value-type="string">
            <text:p>package</text:p>
          </table:table-cell>
          <table:table-cell office:value-type="float" office:value="332" calcext:value-type="float">
            <text:p>332</text:p>
          </table:table-cell>
          <table:table-cell table:number-columns-repeated="2"/>
          <table:table-cell office:value-type="string" calcext:value-type="string">
            <text:p>Shading devices were not considered for glazing surfaces, since their settings can change in each location according to the local weather. Energies 2019, 12, x FOR PEER REVIEW 7 of 23 Table 2. General information for the investigated residential buildings. Archetype Characteristics Building 1 Building 2 Building 3 Building 4 External view <text:s text:c="2"/>S/V ratio (m−1) 0.86 0.40 0.35 0.43 Net floor area Af (m2) 210 126 1330 681 Ag/Af (%) 14% 12% 25% 14% No. of storeys over ground 2 3 5 5 No. of dwellings 1 1 20 10 Urban structure stand alone contiguous stand alone stand alone Each building has been modelled in a transient simulation environment using the software TRNSYS [41] to obtain the hourly energy demand for heating and cooling. Figure 2 outlines the model implemented in TRNSYS, which is mainly based on the Type 56 [41], which allows the simulation of the building. The ground floor of the building consists of a concrete slab where the ground temperature, calculated via the Type 77 of TRNSYS, has been applied as the boundary condition. The heating and cooling system has been modelled as an ideal convective system able to maintain the air temperature inside the dwelling equal to the set-point, which was 20 °C and 26 °C in heating and cooling, respectively; the relative humidity has been also controlled on 50%. Using TRNSYS for the borehole heat exchangers utilizes the approach proposed by Hellström [42], where the borehole length, the type of ground heat exchanger, and the thermal properties of the ground have to be set by the user; for this reason, only the building was simulated so that the borehole parameters could be set in the DSS by the user, according to the case-study investigated.</text:p>
          </table:table-cell>
        </table:table-row>
        <table:table-row table:style-name="ro19" table:visibility="filter">
          <table:table-cell office:value-type="string" calcext:value-type="string">
            <text:p>10.3390_en12132496</text:p>
          </table:table-cell>
          <table:table-cell office:value-type="string" calcext:value-type="string">
            <text:p>package</text:p>
          </table:table-cell>
          <table:table-cell office:value-type="float" office:value="344" calcext:value-type="float">
            <text:p>344</text:p>
          </table:table-cell>
          <table:table-cell table:number-columns-repeated="2"/>
          <table:table-cell office:value-type="string" calcext:value-type="string">
            <text:p>A 15% wooden frame surface is considered in each building. Shading devices were not considered for glazing surfaces, since their settings can change in each location according to the local weather. Energies 2019, 12, x FOR PEER REVIEW 7 of 23 Table 2. General information for the investigated residential buildings. Archetype Characteristics Building 1 Building 2 Building 3 Building 4 External view <text:s text:c="2"/>S/V ratio (m−1) 0.86 0.40 0.35 0.43 Net floor area Af (m2) 210 126 1330 681 Ag/Af (%) 14% 12% 25% 14% No. of storeys over ground 2 3 5 5 No. of dwellings 1 1 20 10 Urban structure stand alone contiguous stand alone stand alone Each building has been modelled in a transient simulation environment using the software TRNSYS [41] to obtain the hourly energy demand for heating and cooling. Figure 2 outlines the model implemented in TRNSYS, which is mainly based on the Type 56 [41], which allows the simulation of the building. The ground floor of the building consists of a concrete slab where the ground temperature, calculated via the Type 77 of TRNSYS, has been applied as the boundary condition. The heating and cooling system has been modelled as an ideal convective system able to maintain the air temperature inside the dwelling equal to the set-point, which was 20 °C and 26 °C in heating and cooling, respectively; the relative humidity has been also controlled on 50%. Using TRNSYS for the borehole heat exchangers utilizes the approach proposed by Hellström [42], where the borehole length, the type of ground heat exchanger, and the thermal properties of the ground have to be set by the user; for this reason, only the building was simulated so that the borehole parameters could be set in the DSS by the user, according to the case-study investigated.</text:p>
          </table:table-cell>
        </table:table-row>
        <table:table-row table:style-name="ro17" table:visibility="filter">
          <table:table-cell office:value-type="string" calcext:value-type="string">
            <text:p>10.3390_en12132496</text:p>
          </table:table-cell>
          <table:table-cell office:value-type="string" calcext:value-type="string">
            <text:p>package</text:p>
          </table:table-cell>
          <table:table-cell office:value-type="float" office:value="344" calcext:value-type="float">
            <text:p>344</text:p>
          </table:table-cell>
          <table:table-cell table:number-columns-repeated="2"/>
          <table:table-cell office:value-type="string" calcext:value-type="string">
            <text:p>s. As mentioned, the energy profiles obtained from the correlations will be used to make a rough sizing of the borehole field coupled to the GSHP systems. Consequently, the developed database is more focused on the building end use and typology rather than its structure, which is the reason why the analysis used a common envelope stratigraphy. Regarding glazing surfaces, each typology has been characterized by standard properties. The property of glasses and frame were implemented on the basis of literature surveys. Existing windows usually do not satisfy current standard requirements, since single glazing windows are still largely used, and the U-value of average windows around Europe is about 2.5 W/(m2 K) [45–47]. In the present analysis, the case studies without insulation and with low insulation level have double-glazed windows with an overall U-value of about 2.8 W/(m2 K). The well insulated envelope was modelled with double-glazed windows with low emissivity, to guarantee an overall U-value equal to 1.4 W/(m2 K). A 15% wooden frame surface is considered in each building. Shading devices were not considered for glazing surfaces, since their settings can change in each location according to the local weather. Energies 2019, 12, x FOR PEER REVIEW 7 of 23 Table 2. General information for the investigated residential buildings. Archetype Characteristics Building 1 Building 2 Building 3 Building 4 External view <text:s text:c="2"/>S/V ratio (m−1) 0.86 0.40 0.35 0.43 Net floor area Af (m2) 210 126 1330 681 Ag/Af (%) 14% 12% 25% 14% No. of storeys over ground 2 3 5 5 No. of dwellings 1 1 20 10 Urban structure stand alone contiguous stand alone stand alone Each building has been modelled in a transient simulation environment using the software TRNSYS [41] to obtain the hourly energy demand for heating and cooling.</text:p>
          </table:table-cell>
        </table:table-row>
        <table:table-row table:style-name="ro17" table:visibility="filter">
          <table:table-cell office:value-type="string" calcext:value-type="string">
            <text:p>10.3390_en12132496</text:p>
          </table:table-cell>
          <table:table-cell office:value-type="string" calcext:value-type="string">
            <text:p>package</text:p>
          </table:table-cell>
          <table:table-cell office:value-type="float" office:value="347" calcext:value-type="float">
            <text:p>347</text:p>
          </table:table-cell>
          <table:table-cell table:number-columns-repeated="2"/>
          <table:table-cell office:value-type="string" calcext:value-type="string">
            <text:p>Using TRNSYS for the borehole heat exchangers utilizes the approach proposed by Hellström [42], where the borehole length, the type of ground heat exchanger, and the thermal properties of the ground have to be set by the user; for this reason, only the building was simulated so that the borehole parameters could be set in the DSS by the user, according to the case-study investigated. The energy required for domestic hot water has been neglected because it depends mostly on the occupancy of the building and the low efficiency periods of the heat pumps should be avoided. Eventually, the energy profile of the DHW can be calculated separately and summed up at the thermal load profile of the building. The envelope structures have been implemented in detail considering the thermo-physical properties of walls, roofs, floors, and windows, using typical values, according to the age and topology of the building. The envelope structure is based on common hollow bricks (U = 1.25 W/(m2 K)) and hollow-core concrete roofs. This assumption was done to consider an average thermal capacitance of the structure and, as a consequence, to cover the building construction techniques used in several countries; as reported in [25], the hollow bricks and hollow-core concrete roofs are used in several European countries. A total of three thermal insulation levels were then: No insulation, low (i.e., 6 cm polystyrene) and good (i.e., 15 cm polystyrene) insulation levels. These average insulation levels, provided by the Italian Standards [43,44], developed in agreement with the EPBD package recast [3,4], have been decided to be installed in relatively new buildings or retrofitted in the last 10–15 years. As mentioned, the energy profiles obtained from the correlations will be used to make a rough sizing of the borehole field coupled to the GSHP systems.</text:p>
          </table:table-cell>
        </table:table-row>
        <table:table-row table:style-name="ro2" table:visibility="filter">
          <table:table-cell office:value-type="string" calcext:value-type="string">
            <text:p>10.3390_en1213252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 Data Preprocessing</text:p>
          </table:table-cell>
        </table:table-row>
        <table:table-row table:style-name="ro2" table:visibility="filter">
          <table:table-cell office:value-type="string" calcext:value-type="string">
            <text:p>10.3390_en1213252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tandardize the data.</text:p>
          </table:table-cell>
        </table:table-row>
        <table:table-row table:style-name="ro2" table:visibility="filter">
          <table:table-cell office:value-type="string" calcext:value-type="string">
            <text:p>10.3390_en1213252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d) Predict line loss rate and analyze the results. Input the data into the model and compare it</text:p>
          </table:table-cell>
        </table:table-row>
        <table:table-row table:style-name="ro2" table:visibility="filter">
          <table:table-cell office:value-type="string" calcext:value-type="string">
            <text:p>10.3390_en12132522</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Data preprocessing. In this step, we deal with data in the LV distribution network, mainly to</text:p>
          </table:table-cell>
        </table:table-row>
        <table:table-row table:style-name="ro2" table:visibility="filter">
          <table:table-cell office:value-type="string" calcext:value-type="string">
            <text:p>10.3390_en1213252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Let C = {(X1, Y1), (X2, Y2), ..., (Xn, Yn)} be the set of data points, where Xi = {(x1, x2, ..., xm)}.</text:p>
          </table:table-cell>
        </table:table-row>
        <table:table-row table:style-name="ro9" table:visibility="filter">
          <table:table-cell office:value-type="string" calcext:value-type="string">
            <text:p>10.3390_en1213252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Since GBDT builds one decision tree at a time to ﬁt the residual of the loss function, in order to avoid the instability of the parameters that ﬁt the negative gradient at each iteration. Data are normalized by Z-score, which is calculated as</text:p>
          </table:table-cell>
        </table:table-row>
        <table:table-row table:style-name="ro10" table:visibility="filter">
          <table:table-cell office:value-type="string" calcext:value-type="string">
            <text:p>10.3390_en1213252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rstly, we select the electrical features that are normally accessible and best reﬂect the grid and load characteristics [47]. Considering the accessibility of the data, we choose six mainstream indicators. Using GBDT relative importance and Spearman correlation coefﬁcient to evaluate feature contribution. The result is shown in Figure 4.</text:p>
          </table:table-cell>
        </table:table-row>
        <table:table-row table:style-name="ro10" table:visibility="filter">
          <table:table-cell office:value-type="string" calcext:value-type="string">
            <text:p>10.3390_en1213252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where m is the number of samples, yi is the measured value, and (cid:98)yi is the predicted value. The smaller the MSE is, the more accurate the prediction results obtained. Calculating jointly extracted features by GBDT relative importance and Spearman correlation coefﬁcient, the feature dimension can be effectively reduced and the workload of collecting data is signiﬁcantly reduced as well.</text:p>
          </table:table-cell>
        </table:table-row>
        <table:table-row table:style-name="ro10" table:visibility="filter">
          <table:table-cell office:value-type="string" calcext:value-type="string">
            <text:p>10.3390_en1213252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Due to the inﬂuence of various factors such as measurement, marketing, and equipment maintenance, the data quality in the LV distribution network is poor, thus, it inevitably generates outliers. Therefore, we detect outliers and missing values by DBSCAN, as described in Step e), Section 2.2. The anomaly detection depends on scan radius (cid:101), the minimum number of samples</text:p>
          </table:table-cell>
        </table:table-row>
        <table:table-row table:style-name="ro3" table:visibility="filter">
          <table:table-cell office:value-type="string" calcext:value-type="string">
            <text:p>10.3390_en12132522</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In order to verify the effectiveness of our proposed approach, we take the data of the LV distribution network as an example. We select 1434 pieces of samples from the line loss management system and measurement automation system, each sample includes six independent variables and one dependent variable. The independent variables include power factor, total number of meters, total length of the line, average load rate, main line cross-sectional area, and power supply. The dependent variable is the line loss rate.</text:p>
          </table:table-cell>
        </table:table-row>
        <table:table-row table:style-name="ro4" table:visibility="filter">
          <table:table-cell office:value-type="string" calcext:value-type="string">
            <text:p>10.3390_en12132522</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In this paper, we use 10-fold cross-validation to estimate the performance of the model, which is primarily used in applied machine learning to estimate the skill of a machine learning model on unseen data. This approach involves randomly dividing the set of observations into ten folds of approximately equal size. The ﬁrst fold is treated as a validation set, and the method is ﬁt on the remaining nine folds [48], ensuring that each fold is used as a testing set at some point. We then evaluate the model performance based on an error metric.</text:p>
          </table:table-cell>
        </table:table-row>
        <table:table-row table:style-name="ro11" table:visibility="filter">
          <table:table-cell office:value-type="string" calcext:value-type="string">
            <text:p>10.3390_en1213252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Currently, there are many approaches to calculate line loss rate, such as traditional based [1], power ﬂow based [2,3], and AI algorithms based approaches [4–19]. Traditional approaches mainly include the average current method and equivalent resistance method, which simplify the grid structure through a series of assumptions at the cost of sacriﬁcing calculation accuracy. Methods based on power ﬂow, such as the Newton–Raphson method, front push back, are more accurate, but it takes both time and manpower to collect massive operational and structural data. In recent years, AI algorithms have been widely used in power systems, providing new approaches to predict line loss rate. Methods based</text:p>
          </table:table-cell>
        </table:table-row>
        <table:table-row table:style-name="ro11" table:visibility="filter">
          <table:table-cell office:value-type="string" calcext:value-type="string">
            <text:p>10.3390_en12132522</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From Figure 4a,b we can see that the power supply and the main line cross-sectional area are always the important features, the rankings of other features are changed where the power factor is always low-scoring. Consequently, we can say that the relative importance of GBDT and the Spearman correlation coefﬁcient have obtained consistency, thereby we can ﬁlter the power factor. We then put the data sets that contain different numbers of features into the model, then calculate MSE, respectively. The result is displayed in Figure 5. The value of MSE fell to a low point of 2.058 when the number of features was 4, which means the prediction performance is the best, at this point. Therefore, the best number of features is 4.</text:p>
          </table:table-cell>
        </table:table-row>
        <table:table-row table:style-name="ro11" table:visibility="filter">
          <table:table-cell office:value-type="string" calcext:value-type="string">
            <text:p>10.3390_en1213252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The disadvantage of the traditional k-means algorithm is that the best number of clusters is hard to choose. Moreover, it is susceptible to outliers [38,39]. However, in actual line loss work, unqualiﬁed data may be produced in the process of collecting, transferring, and storing data. To address the issue, we applied the DBSCAN algorithm to cluster the data, which can realize anomaly detection [40,41]. DBSCAN is a clustering algorithm that, given a set of points in some space, groups together points that are closely packed together, marking points that lie alone in low-density regions as outliers. It does not need to specify the number of clusters in the data a priori, as opposed to k-means, and can identify noise data while clustering [42–44].</text:p>
          </table:table-cell>
        </table:table-row>
        <table:table-row table:style-name="ro13" table:visibility="filter">
          <table:table-cell office:value-type="string" calcext:value-type="string">
            <text:p>10.3390_en12132522</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Gradient boosting decision tree (GBDT), also known as multiple additive regression tree (MART), is an iterative decision tree algorithm proposed by Friedman in 1999 [27]. It is a machine learning technique for regression and classiﬁcation problems, which produces a prediction model in the form of an ensemble of weak prediction models, typically CART. The learning process of the algorithm is to build a gradient-boosted trees classiﬁcation or regression model based on the feature and response data set, then use the classiﬁcation and regression model to classify/predict new incoming samples [28–31]. Each round of iteration produces a weak classiﬁer, and each classiﬁer is trained on the residuals of the previous classiﬁers. The process of training GBDT is presented in Figure 1. GBDT can handle both continuous and discrete values, and also improves the shortcomings of overﬁtting. In recent years, GBDT has been applied in power systems, mainly focused on fault diagnosis, load forecasting, and photovoltaic power prediction [32–35], which are not related to line loss calculation.</text:p>
          </table:table-cell>
        </table:table-row>
        <table:table-row table:style-name="ro8" table:visibility="filter">
          <table:table-cell office:value-type="string" calcext:value-type="string">
            <text:p>10.3390_en12132522</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Line loss is the power loss of a power grid, which reﬂects the plan, design, and economic operation level in the power grid. It is also one of the key assessment indicators for a power grid company. The LV distribution network, which is treated as the foundation of line loss management, is now facing the problem of large number, weak management, and poor data quality. At the end of December 2018, the China Southern Power Grid realized 100% coverage of smart meters and automatic meter reading (AMR), making it more objective and accurate when collecting remote data and, thereby, solving the problem of different periods of supply and sale. Currently, the Guangxi Power Grid uses the approach based on measured value to calculate line loss rate. However, it appears that the accuracy is quite low, thus, it is not conducive to analyze line loss. As a result, there is an immense need for algorithms that can carry out a fast and accurate calculation of line loss rate in the LV distribution network.</text:p>
          </table:table-cell>
        </table:table-row>
        <table:table-row table:style-name="ro7" table:visibility="filter">
          <table:table-cell office:value-type="string" calcext:value-type="string">
            <text:p>10.3390_en12132522</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on linear regression have been proposed as an alternative way to calculate line loss rate, which is fast and straightforward when high prediction accuracy is not required. However, determining a regression equation depends heavily on a great deal of data, and it is difﬁcult to ﬁt the complex nonlinear relationships between line loss rate and features, so the prediction accuracy is not high. The artiﬁcial neural network (ANN)-based methods [8–12] are most representative, which can be used to ﬁt arbitrary complex functions without constructing a mathematical model. An optimized back propagation neural network (BPNN) method proposed in [11] proved higher accuracy and convergence speed over traditional ANN, but failed to avoid the defects such as overﬁtting and the local minima problem. There are also methods based on the ensemble learning algorithm [17] and the support vector machine (SVM), as well as its improved algorithms [18,19], etc. Yet, the studies above have common problems. Firstly, they selected the features by engineering experience, which not only lacks theoretical basis but also has an impact on prediction accuracy. Secondly, they did not involve evaluation, correction, and anomaly detection of line loss rate.</text:p>
          </table:table-cell>
        </table:table-row>
        <table:table-row table:style-name="ro13" table:visibility="filter">
          <table:table-cell office:value-type="string" calcext:value-type="string">
            <text:p>10.3390_en12132522</text:p>
          </table:table-cell>
          <table:table-cell office:value-type="string" calcext:value-type="string">
            <text:p>data</text:p>
          </table:table-cell>
          <table:table-cell office:value-type="float" office:value="231" calcext:value-type="float">
            <text:p>231</text:p>
          </table:table-cell>
          <table:table-cell table:number-columns-repeated="2"/>
          <table:table-cell office:value-type="string" calcext:value-type="string">
            <text:p>We set the value of subsample as 0.8, which means 80% of the samples are used to ﬁt the individual base learners in every single iteration. Here, we divide samples into the training set and testing set, at a ratio of 9:1. Figure 7 shows the changes in algorithmic errors on training and testing set as the epoch increases. Here, we measured the error by MSE. The dotted line marks the beginning of the overﬁt. When the epoch of base learner reaches 140, the loss on the training set and testing set track each other rather nicely, and the model on the testing set (subsample = 0.8) would be best predictive and ﬁtted while testing error starts climbing upwards (subsample = 1). At this point, the MSE on testing set is 1.492, which means the model would perform better on new data. In this paper, we compare GBDT with support vector regression (SVR) and random forest (RF) in the aspect of prediction accuracy. In order to quickly ﬁnd optimal parameters, we use GridsearchCV to tune parameters, which does not need to loop over the parameters and runs all the combinations of parameters. Hyperparameters for each model are presented in Table 2.</text:p>
          </table:table-cell>
        </table:table-row>
        <table:table-row table:style-name="ro7" table:visibility="filter">
          <table:table-cell office:value-type="string" calcext:value-type="string">
            <text:p>10.3390_en12132522</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24. Wang, T.; Pal, A.; Thorp, J.S.; Wang, Z.; Liu, J.; Yang, Y. Multi-Polytope-Based Adaptive Robust Damping Control in Power Systems Using CART. IEEE Trans. Power Syst. 2015, 30, 2063–2072. [CrossRef] Loh, W.Y. Classiﬁcation and regression trees. Wiley Interdiscip. Rev. Data Min. Knowl. Discov. 2011, 1, 14–23. [CrossRef] Zhang, X.; Wang, X.; Chen, W.; Tao, J.; Huang, W.; Wang, T. A Taxi Gap Prediction Method via Double Ensemble Gradient Boosting Decision Tree. In Processdings of the 2017 IEEE 3rd International Conference on Big Data Security on Cloud (Bigdatasecurity), Beijing, China, 26–28 May 2017; pp. 255–260. [CrossRef] Friedman, J.H. Greedy function approximation: A gradient boosting machine. Ann. Stat. 2001, 29, 1189–1232. [CrossRef] Ma, X.; Ding, C.; Luan, S.; Wang, Y.; Wang, Y. Prioritizing Inﬂuential Factors for Freeway Incident Clearance Time Prediction Using the Gradient Boosting Decision Trees Method. IEEE Trans. Intell. Transp. Syst. 2017, 18, 2303–2310. [CrossRef] Shouxiang W, T.L. Gradient Boosting Decision Tree Method for Residential Load Classiﬁcation Considering Typical Power Consumption Modes. Proc. CSU-EPSA 2017, 29, 27–33. [CrossRef]</text:p>
          </table:table-cell>
        </table:table-row>
        <table:table-row table:style-name="ro7" table:visibility="filter">
          <table:table-cell office:value-type="string" calcext:value-type="string">
            <text:p>10.3390_en12132522</text:p>
          </table:table-cell>
          <table:table-cell office:value-type="string" calcext:value-type="string">
            <text:p>data</text:p>
          </table:table-cell>
          <table:table-cell office:value-type="float" office:value="282" calcext:value-type="float">
            <text:p>282</text:p>
          </table:table-cell>
          <table:table-cell table:number-columns-repeated="2"/>
          <table:table-cell office:value-type="string" calcext:value-type="string">
            <text:p>Li, Y.; Liu, L.; Li, B.; Yi, J.; Wang, Z.; Tian, S. Calculation of line loss rate in transformer district based on improved k-means clustering algorithm and BP neural network. Proc. CSEE 2016, 36, 4543–4551. Ahmadizar, F.; Soltanian, K.; Akhlaghiantab, F.; Tsoulos, I. Artiﬁcial neural network development by means of a novel combination of grammatical evolution and genetic algorithm. Eng. Appl. Artif. Intell. 2015, 39, 1–13. [CrossRef] Zou, Y.F.; Mei, F.; Yue, L.I.; Cheng, Y.; Wang, T.U.; Mei, J. Prediction model research of reasonable line loss for transformer district based on data mining technology. Power Demand Side Manag. 2015, 4, 25–29. [CrossRef] Chen, C.S.; Hwang, J.C.; Cho, M.Y.; Chen, Y.W. Development of simpliﬁed loss models for distribution system analysis. IEEE Trans. Power Deliv. 2002, 9, 1545–1551. [CrossRef] Huang, D.X.; Gong, R.X.; Gong, S. Prediction of Wind Power by Chaos and BP Artiﬁcial Neural Networks Approach Based on Genetic Algorithm. J. Electr. Eng. Technol. 2015, 10, 41–46. [CrossRef] Fushuan, W.; Zhenxiang, H. The Calculation of Energy Losses in Distribution Systems Based upon a Clustering Algorithm and an Artiﬁcial Neural Network Model. Proc. CSEE 1993, 3, 41–51.</text:p>
          </table:table-cell>
        </table:table-row>
        <table:table-row table:style-name="ro15" table:visibility="filter">
          <table:table-cell office:value-type="string" calcext:value-type="string">
            <text:p>10.3390_en12132522</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Zheng, H.; Yuan, J.; Chen, L. Short-Term Load Forecasting Using EMD-LSTM Neural Networks with a Xgboost Algorithm for Feature Importance Evaluation. Energies 2017, 10, 1168. [CrossRef] Ouyang, S.; Chen, X. Reactive power optimal conﬁguration strategy in transformer areas based on normal state-differential characteristics. Power Syst. Technol. 2015, 39, 3513–3519. [CrossRef] Ouyang, S.; Feng, T.; An, X. Line-loss rate calculation model considering feeder clustering features for medium-voltage distribution network. Electr. Power Autom. Equip. 2016, 36, 33–39. [CrossRef] Xu, T.; Chiang, H.; Liu, G.; Tan, C. Hierarchical K-means Method for Clustering Large-Scale Advanced Metering Infrastructure Data. IEEE Trans. Power Deliv. 2017, 32, 609–616. [CrossRef] Mat Isa, N.A. ; Salamah, S.A.; Ngah, U.K. Adaptive fuzzy moving K-means clustering algorithm for image segmentation. IEEE Trans. Consum. Electr. 2009, 55, 2145–2153. [CrossRef] Ghaemi, Z.; Farnaghi, M. A Varied Density-based Clustering Approach for Event Detection from Heterogeneous Twitter Data. ISPRS Int. J. Geo-Inf. 2019, 8, 82. [CrossRef] Lee, G.; Kim, D.I. ; Kim, S.H. ; Shin, Y.J. Multiscale PMU Data Compression via Density-Based WAMS Clustering Analysis. Energies 2019, 12, 617. [CrossRef] Jadidi, A.; Menezes, R.; De Souza, N.; De Castro Lima, A.C. A Hybrid GA–MLPNN Model for One-Hour-Ahead Forecasting of the Global Horizontal Irradiance in Elizabeth City, North Carolina. Energies 2018, 11, 2614. [CrossRef] Gowanlock, M.; Blair, D.M. ; Pankratius, V. Optimizing Parallel Clustering Throughput in Shared Memory. IEEE Trans. Parallel Distrib. Syst. 2017, 28, 2595–2607.</text:p>
          </table:table-cell>
        </table:table-row>
        <table:table-row table:style-name="ro14" table:visibility="filter">
          <table:table-cell office:value-type="string" calcext:value-type="string">
            <text:p>10.3390_en12132522</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Power Autom. Equip. 2007, 27, 9–12. Chen, D.; Guo, Z. Distribution system theoretical line loss calculation based on load obtaining and matching power ﬂow. Power Syst. Technol. 2005, 29, 80–84. Zhang, K.; Yang, X.; Bu, C.; Ru, W.; Liu, C.; Yang, Y.; Chen, Y. Theoretical analysis on distribution network loss based on load measurement and countermeasures to reduce the loss. Proc. Chin. Soc. Electr. Eng. 2013, 33, 92–97. Liu, T.; Wang, S.; Zhang, Z.; Zhu, J. Newton-Raphson method for theoretical line loss calculation of low-voltage distribution transformer district by using the load electrical energy. Power Syst. Prot. Control 2015, 43, 143–148. Xin, K.Y. ; Yang, Y.H. ; Chen, F. Advanced algorithm based on combination of GA with BP to energy loss of distribution system. Proc. Chin. Soc. Electr. Eng. 2002, 22, 79–82. Li, X.Q. ; Wang, H.; Xu, C.W. ; Xu, F.; Zhao, L.N. ; Meng, Q.R. ; Liu, D.W. Calculation of line losses in distribution systems using artiﬁcial neural network aided by immune genetic algorithm. Proc. CSU-EPSA 2009, 37, 36–39. Jiang, H.L. ; An, M.; Liu, X.J. ; Zhao, X.; Zhang, J.H. Calculation of energy losses in distribution systems based on RBF network with dynamic clustering algorithm. Proc. Chin. Soc. Electr. Eng. 2005, 25, 35–39. Kim, H.; Ko, Y.; Jung, K.H. Artiﬁcial neural-network based feeder reconﬁguration for loss reduction in distribution systems. IEEE Trans. Power Deliv. 1993, 8, 1356–1366. [CrossRef]</text:p>
          </table:table-cell>
        </table:table-row>
        <table:table-row table:style-name="ro16" table:visibility="filter">
          <table:table-cell office:value-type="string" calcext:value-type="string">
            <text:p>10.3390_en12132522</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J. Geo-Inf. 2019, 8, 82. [CrossRef] Lee, G.; Kim, D.I. ; Kim, S.H. ; Shin, Y.J. Multiscale PMU Data Compression via Density-Based WAMS Clustering Analysis. Energies 2019, 12, 617. [CrossRef] Jadidi, A.; Menezes, R.; De Souza, N.; De Castro Lima, A.C. A Hybrid GA–MLPNN Model for One-Hour-Ahead Forecasting of the Global Horizontal Irradiance in Elizabeth City, North Carolina. Energies 2018, 11, 2614. [CrossRef] Gowanlock, M.; Blair, D.M. ; Pankratius, V. Optimizing Parallel Clustering Throughput in Shared Memory. IEEE Trans. Parallel Distrib. Syst. 2017, 28, 2595–2607. [CrossRef] Shen, J.; Hao, X.; Liang, Z.; Liu, Y.; Wang, W.; Shao, L. Real-Time Superpixel Segmentation by DBSCAN Clustering Algorithm. IEEE Trans. Image Process. 2016, 25, 5933–5942. [CrossRef] [PubMed] Ester, M.; Kriegel, H.P. ; Sander, J.; Xu, X. A Density-Based Algorithm for Discovering Clusters in Large Spatial Databases with Noise. In Proceedings of the KDD’96 Proceedings of the Second International Conference on Knowledge Discovery and Data Mining, Portland, OR, USA, 2–4 August 1996. Friedman, J.H. Stochastic Gradient Boosting. Comput. Stat. Data Anal. 2002, 38, 367–378. [CrossRef] Ouyang, S.; Yang, J.; Geng, H.; Wu, Y.; Chen, X. Comprehensive evaluation method of transformer area state oriented to transformer area management and its application. Dianli Xitong Zidonghua/Autom. Electr. Power Syst. 2015, 39, 187–192. [CrossRef] James, G.; Witten, D.; Hastie, T.; Tibshirani, R. An Introduction to Statistical Learning; Springer: Berlin, Germany, 2013.</text:p>
          </table:table-cell>
        </table:table-row>
        <table:table-row table:style-name="ro12" table:visibility="filter">
          <table:table-cell office:value-type="string" calcext:value-type="string">
            <text:p>10.3390_en12132522</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Sun, D.I.H. ; Abe, S.; Shoults, R.R. ; Chen, M.S. ; Eichenberger, P.; Farris, D. Calculation of Energy Losses in a Distribution System. IEEE Trans. Power Appar. Syst. 1980, PAS-99, 1347–1356. [CrossRef] Chen, L.I. ; Ding, X.Q. ; Liu, X.B. ; Zhou, Z.H. Line loss comprehensive analytical method based on real-time system data and its application. Electr. Power Autom. Equip. 2005, 25, 47–50. Li, Z.Y. ; Ren, Z.; Chen, Y.J. Loss study of HVDC system. Dianli Zidonghua Shebei/Electr. Power Autom. Equip. 2007, 27, 9–12. Chen, D.; Guo, Z. Distribution system theoretical line loss calculation based on load obtaining and matching power ﬂow. Power Syst. Technol. 2005, 29, 80–84. Zhang, K.; Yang, X.; Bu, C.; Ru, W.; Liu, C.; Yang, Y.; Chen, Y. Theoretical analysis on distribution network loss based on load measurement and countermeasures to reduce the loss. Proc. Chin. Soc. Electr. Eng. 2013, 33, 92–97. Liu, T.; Wang, S.; Zhang, Z.; Zhu, J. Newton-Raphson method for theoretical line loss calculation of low-voltage distribution transformer district by using the load electrical energy. Power Syst. Prot. Control 2015, 43, 143–148. Xin, K.Y. ; Yang, Y.H. ; Chen, F. Advanced algorithm based on combination of GA with BP to energy loss of distribution system. Proc. Chin. Soc. Electr. Eng. 2002, 22, 79–82. Li, X.Q. ; Wang, H.; Xu, C.W. ; Xu, F.; Zhao, L.N. ; Meng, Q.R. ; Liu, D.W.</text:p>
          </table:table-cell>
        </table:table-row>
        <table:table-row table:style-name="ro2">
          <table:table-cell office:value-type="string" calcext:value-type="string">
            <text:p>10.3390_en12132522</text:p>
          </table:table-cell>
          <table:table-cell office:value-type="string" calcext:value-type="string">
            <text:p>database</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3.1. Establish Feature Database</text:p>
          </table:table-cell>
        </table:table-row>
        <table:table-row table:style-name="ro2">
          <table:table-cell office:value-type="string" calcext:value-type="string">
            <text:p>10.3390_en12132522</text:p>
          </table:table-cell>
          <table:table-cell office:value-type="string" calcext:value-type="string">
            <text:p>database</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4.2. Establish Feature Database</text:p>
          </table:table-cell>
        </table:table-row>
        <table:table-row table:style-name="ro9">
          <table:table-cell office:value-type="string" calcext:value-type="string">
            <text:p>10.3390_en12132522</text:p>
          </table:table-cell>
          <table:table-cell office:value-type="string" calcext:value-type="string">
            <text:p>database</text:p>
          </table:table-cell>
          <table:table-cell office:value-type="float" office:value="38" calcext:value-type="float">
            <text:p>38</text:p>
          </table:table-cell>
          <table:table-cell/>
          <table:table-cell office:value-type="float" office:value="0" calcext:value-type="float">
            <text:p>0</text:p>
          </table:table-cell>
          <table:table-cell office:value-type="string" calcext:value-type="string">
            <text:p>(b) Establish a feature database. Extract features by Spearman correlation coefﬁcient and GBDT relative importance, and choose the feature set that minimizes the average error of the model as the ﬁnal feature database.</text:p>
          </table:table-cell>
        </table:table-row>
        <table:table-row table:style-name="ro10">
          <table:table-cell office:value-type="string" calcext:value-type="string">
            <text:p>10.3390_en12132522</text:p>
          </table:table-cell>
          <table:table-cell office:value-type="string" calcext:value-type="string">
            <text:p>database</text:p>
          </table:table-cell>
          <table:table-cell office:value-type="float" office:value="75" calcext:value-type="float">
            <text:p>75</text:p>
          </table:table-cell>
          <table:table-cell/>
          <table:table-cell office:value-type="float" office:value="0" calcext:value-type="float">
            <text:p>0</text:p>
          </table:table-cell>
          <table:table-cell office:value-type="string" calcext:value-type="string">
            <text:p>So far, we can jointly determine the contribution of each feature through the analysis of GBDT relative importance and Spearman correlation coefﬁcient. Next, we need to further ﬁlter features according to the prediction performance of different feature combinations on GBDT. Here, we use mean squared error (MSE) to evaluate. The ultimate feature database is the feature set that minimizes MSE. The formula is as follows:</text:p>
          </table:table-cell>
        </table:table-row>
        <table:table-row table:style-name="ro10">
          <table:table-cell office:value-type="string" calcext:value-type="string">
            <text:p>10.3390_en12132522</text:p>
          </table:table-cell>
          <table:table-cell office:value-type="string" calcext:value-type="string">
            <text:p>database, data</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Line loss prediction modelPrediction and analysisEstabish GBDT line loss prediction modelValidate and evaluate the modelPredict line loss rate Select electrical featuresEstablish feature databaseCompare algorithms and analyze the error Data PreprocessingFeature database in LV distribution network Intergrate and standardize data Energies 2019, 12, 2522</text:p>
          </table:table-cell>
        </table:table-row>
        <table:table-row table:style-name="ro6">
          <table:table-cell office:value-type="string" calcext:value-type="string">
            <text:p>10.3390_en12132522</text:p>
          </table:table-cell>
          <table:table-cell office:value-type="string" calcext:value-type="string">
            <text:p>database, dataset, data</text:p>
          </table:table-cell>
          <table:table-cell office:value-type="float" office:value="162" calcext:value-type="float">
            <text:p>162</text:p>
          </table:table-cell>
          <table:table-cell/>
          <table:table-cell office:value-type="float" office:value="0" calcext:value-type="float">
            <text:p>0</text:p>
          </table:table-cell>
          <table:table-cell office:value-type="string" calcext:value-type="string">
            <text:p>The aims of this paper are to distinguish key features that signiﬁcantly inﬂuence line loss rate, and predict line loss rate under the condition that outliers exist. Consequently, we propose a gradient boosting decision tree (GBDT)-based approach to calculate line loss rate in the LV distribution network. First, we select the features by correlation analysis and construct the corresponding database. Second, considering the great difference in grid structure and the numerical dispersion of line loss rate, we use density-based spatial clustering of applications with noise (DBSCAN) to classify the LV distribution network. Finally, we establish GBDT prediction models for each area, assess the prediction results, and revise the outliers. Rationality and effectiveness have been veriﬁed through the analysis of the data set in a city and the comparison among other algorithms. What is more, the prediction accuracy can be signiﬁcantly improved.</text:p>
          </table:table-cell>
        </table:table-row>
        <table:table-row table:style-name="ro2">
          <table:table-cell office:value-type="string" calcext:value-type="string">
            <text:p>10.3390_en12132522</text:p>
          </table:table-cell>
          <table:table-cell office:value-type="string" calcext:value-type="string">
            <text:p>dataset, data</text:p>
          </table:table-cell>
          <table:table-cell office:value-type="float" office:value="23" calcext:value-type="float">
            <text:p>23</text:p>
          </table:table-cell>
          <table:table-cell/>
          <table:table-cell office:value-type="float" office:value="0" calcext:value-type="float">
            <text:p>0</text:p>
          </table:table-cell>
          <table:table-cell office:value-type="string" calcext:value-type="string">
            <text:p>(a) Input data set. Set the scan radius (cid:101) and the minimum number of samples in the neighborhood</text:p>
          </table:table-cell>
        </table:table-row>
        <table:table-row table:style-name="ro2">
          <table:table-cell office:value-type="string" calcext:value-type="string">
            <text:p>10.3390_en12132522</text:p>
          </table:table-cell>
          <table:table-cell office:value-type="string" calcext:value-type="string">
            <text:p>dataset, data</text:p>
          </table:table-cell>
          <table:table-cell office:value-type="float" office:value="27" calcext:value-type="float">
            <text:p>27</text:p>
          </table:table-cell>
          <table:table-cell/>
          <table:table-cell office:value-type="float" office:value="0" calcext:value-type="float">
            <text:p>0</text:p>
          </table:table-cell>
          <table:table-cell office:value-type="string" calcext:value-type="string">
            <text:p>(c) Form a data set of core object. For Xi, ﬁnd all neighbor points within (cid:101) distance. Points with a</text:p>
          </table:table-cell>
        </table:table-row>
        <table:table-row table:style-name="ro9">
          <table:table-cell office:value-type="string" calcext:value-type="string">
            <text:p>10.3390_en12132522</text:p>
          </table:table-cell>
          <table:table-cell office:value-type="string" calcext:value-type="string">
            <text:p>dataset, data</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d) For those core points that are not already assigned to a cluster, create a new cluster. Recursively ﬁnd all its density connected points and assign them to the same cluster as the core point. (e) Iterate through the unvisited points in data set. Points that do not belong to any cluster will be</text:p>
          </table:table-cell>
        </table:table-row>
        <table:table-row table:style-name="ro4">
          <table:table-cell office:value-type="string" calcext:value-type="string">
            <text:p>10.3390_en12132522</text:p>
          </table:table-cell>
          <table:table-cell office:value-type="string" calcext:value-type="string">
            <text:p>dataset, data</text:p>
          </table:table-cell>
          <table:table-cell office:value-type="float" office:value="114" calcext:value-type="float">
            <text:p>114</text:p>
          </table:table-cell>
          <table:table-cell/>
          <table:table-cell office:value-type="float" office:value="0" calcext:value-type="float">
            <text:p>0</text:p>
          </table:table-cell>
          <table:table-cell office:value-type="string" calcext:value-type="string">
            <text:p>Since GBDT is a serial computing model, it is challenging to carry out parallel computing. Therefore, in this paper, we normalize GBDT with a subsample, which ranges from 0 to 1. This approach is called stochastic gradient boosting tree (SGBT) [46]. At each round of iteration, a subsample of training data is drawn at random from the full training dataset. The randomly selected subsample is then used, instead of the full sample, to ﬁt the base learner. In this way, the GBDT model can be partially paralleled, thereby reducing model overﬁtting to a certain extent.</text:p>
          </table:table-cell>
        </table:table-row>
        <table:table-row table:style-name="ro11">
          <table:table-cell office:value-type="string" calcext:value-type="string">
            <text:p>10.3390_en12132522</text:p>
          </table:table-cell>
          <table:table-cell office:value-type="string" calcext:value-type="string">
            <text:p>dataset, data</text:p>
          </table:table-cell>
          <table:table-cell office:value-type="float" office:value="130" calcext:value-type="float">
            <text:p>130</text:p>
          </table:table-cell>
          <table:table-cell/>
          <table:table-cell office:value-type="float" office:value="0" calcext:value-type="float">
            <text:p>0</text:p>
          </table:table-cell>
          <table:table-cell office:value-type="string" calcext:value-type="string">
            <text:p>In this paper, we propose a GBDT-based approach to predict line loss rate in the LV distribution network. Effectiveness has been demonstrated by the analysis and veriﬁcation in the data set of the LV distribution network. First of all, the strength of our approach lies in its high accuracy of predicting line loss rate. In addition, paralleling in a subsample fashion can reduce overﬁtting to some extent, which overcomes the shortcoming of the original GBDT. Moreover, its good robustness to the outliers and missing values, as well as its partially paralleled design makes it possible to perform better in the process of predicting line loss rate, compared with SVR and RF. We believe that GBDT is of high</text:p>
          </table:table-cell>
        </table:table-row>
        <table:table-row table:style-name="ro5">
          <table:table-cell office:value-type="string" calcext:value-type="string">
            <text:p>10.3390_en12132522</text:p>
          </table:table-cell>
          <table:table-cell office:value-type="string" calcext:value-type="string">
            <text:p>dataset, data</text:p>
          </table:table-cell>
          <table:table-cell office:value-type="float" office:value="156" calcext:value-type="float">
            <text:p>156</text:p>
          </table:table-cell>
          <table:table-cell/>
          <table:table-cell office:value-type="float" office:value="0" calcext:value-type="float">
            <text:p>0</text:p>
          </table:table-cell>
          <table:table-cell office:value-type="string" calcext:value-type="string">
            <text:p>Although these algorithms are good at handling various nonlinear problems, in many cases SVR is sensitive to outliers and missing values, while GBDT and RF are not. Both GBDT and RF are ensemble learning methods and predict by combining the outputs from individual trees, yet on our dataset, GBDT proved to be more effective than RF. The reason is that, for data including categorical variables with different numbers of levels (e.g., the total length of the line ranges from hundreds to thousands), random forests are more biased in favor of those attributes with more levels, compared with GBDT. Therefore, the variable importance scores from random forest are not reliable for this type of data, hence the prediction accuracy of RF would be severely affected. In summary, the overall prediction results of GBDT are better than SVR and RF.</text:p>
          </table:table-cell>
        </table:table-row>
        <table:table-row table:style-name="ro6">
          <table:table-cell office:value-type="string" calcext:value-type="string">
            <text:p>10.3390_en12132522</text:p>
          </table:table-cell>
          <table:table-cell office:value-type="string" calcext:value-type="string">
            <text:p>dataset, data</text:p>
          </table:table-cell>
          <table:table-cell office:value-type="float" office:value="170" calcext:value-type="float">
            <text:p>170</text:p>
          </table:table-cell>
          <table:table-cell/>
          <table:table-cell office:value-type="float" office:value="0" calcext:value-type="float">
            <text:p>0</text:p>
          </table:table-cell>
          <table:table-cell office:value-type="string" calcext:value-type="string">
            <text:p>Classiﬁcation and regression trees (CART) is one of the most well-established machine learning techniques, ﬁrst introduced by Breiman in 1984 [21]. CART is a typical binary tree, its essence is to divide the feature space into two parts and split the scalar attribute and the continuous attribute [22–26]. The CART algorithm consists of the following two steps: (1) Generate decision tree. This is done via training data set, build nodes from top to bottom. In order to make the resulting child nodes as pure as possible, split each node according to the best attribute. For the classiﬁcation problem, use GINI value as the basis for splitting node; for the regression problem, use the smallest variance instead. (2) Pruning. A technique that improves predictive accuracy by reducing overﬁtting and includes pre-pruning and post-pruning. Pre-pruning is to terminate the growth of the decision tree in advance</text:p>
          </table:table-cell>
        </table:table-row>
        <table:table-row table:style-name="ro13">
          <table:table-cell office:value-type="string" calcext:value-type="string">
            <text:p>10.3390_en12132522</text:p>
          </table:table-cell>
          <table:table-cell office:value-type="string" calcext:value-type="string">
            <text:p>dataset, data</text:p>
          </table:table-cell>
          <table:table-cell office:value-type="float" office:value="194" calcext:value-type="float">
            <text:p>194</text:p>
          </table:table-cell>
          <table:table-cell/>
          <table:table-cell office:value-type="float" office:value="0" calcext:value-type="float">
            <text:p>0</text:p>
          </table:table-cell>
          <table:table-cell office:value-type="string" calcext:value-type="string">
            <text:p>Abstract: Line loss rate plays an essential role in evaluating the economic operation of power systems. However, in a low voltage (LV) distribution network, calculating line loss rate has become more cumbersome due to poor conﬁguration of the measuring and detecting device, the difﬁculty in collecting operational data, and the excessive number of components and nodes. Most previous studies mainly focused on the approaches to calculate or predict line loss rate, but rarely involve the evaluation of the prediction results. In this paper, we propose an approach based on a gradient boosting decision tree (GBDT), to predict line loss rate. GBDT inherits the advantages of both statistical models and AI approaches, and can identify the complex and nonlinear relationship while computing the relative importance among variables. An empirical study on a data set in a city demonstrates that our proposed approach performs well in predicting line loss rate, given a large number of unlabeled examples. Experiments and analysis also conﬁrmed the effectiveness of our proposed approach in anomaly detection and practical project management.</text:p>
          </table:table-cell>
        </table:table-row>
        <table:table-row table:style-name="ro10">
          <table:table-cell office:value-type="string" calcext:value-type="string">
            <text:p>10.3390_en12142675</text:p>
          </table:table-cell>
          <table:table-cell office:value-type="string" calcext:value-type="string">
            <text:p>data https, data available, data</text:p>
          </table:table-cell>
          <table:table-cell office:value-type="float" office:value="52" calcext:value-type="float">
            <text:p>52</text:p>
          </table:table-cell>
          <table:table-cell/>
          <table:table-cell office:value-type="float" office:value="0" calcext:value-type="float">
            <text:p>0</text:p>
          </table:table-cell>
          <table:table-cell office:value-type="string" calcext:value-type="string">
            <text:p>Environmental Commissioner of Ontario. Surplus Baseload Electricity Generation in Ontario. 2017. Available online: https://eco.on.ca/blog/surplus-baseload-electricity-generation-in-ontario (accessed on 6 April 2018). Power Imports and Exports Data. IESO, 2017. Available online: http://www.ieso.ca/en/power-data/supplyoverview/imports-and-exports (accessed on 5 April 2018).</text:p>
          </table:table-cell>
        </table:table-row>
        <table:table-row table:style-name="ro3">
          <table:table-cell office:value-type="string" calcext:value-type="string">
            <text:p>10.3390_en12142675</text:p>
          </table:table-cell>
          <table:table-cell office:value-type="string" calcext:value-type="string">
            <text:p>data https, data available, data</text:p>
          </table:table-cell>
          <table:table-cell office:value-type="float" office:value="71" calcext:value-type="float">
            <text:p>71</text:p>
          </table:table-cell>
          <table:table-cell/>
          <table:table-cell office:value-type="float" office:value="0" calcext:value-type="float">
            <text:p>0</text:p>
          </table:table-cell>
          <table:table-cell office:value-type="string" calcext:value-type="string">
            <text:p>for Ontario. Int. J. Hydrogen Energy 2012, 37, 7343–7354. [CrossRef] IESO. 2017 Electricity Data, Independent Electricity System Operator. 2018. Available online: http: //www.ieso.ca/corporate-ieso/media/year-end-data (accessed on 9 May 2018). Independent Electricity System Operator, Hourly Ontario Energy Price Ieso. 2012. Available online: https://www.ieso.ca/imoweb/marketdata/hoep.asp (accessed on 16 May 2018).</text:p>
          </table:table-cell>
        </table:table-row>
        <table:table-row table:style-name="ro9" table:visibility="filter">
          <table:table-cell office:value-type="string" calcext:value-type="string">
            <text:p>10.3390_en1214277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uthor Contributions: Conceptualization, J.A. Data curation, J.A. and P.R.-S. Funding acquisition, P.R.-S., M.A.-T. and G.L. Investigation, J.A. and P.R.-S. Writing, original draft, J.A. and P.R.-S. Writing, review and editing, M.A.-T., J.V. and G.L.</text:p>
          </table:table-cell>
        </table:table-row>
        <table:table-row table:style-name="ro2" table:visibility="filter">
          <table:table-cell office:value-type="string" calcext:value-type="string">
            <text:p>10.3390_en1215292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olar irradiance measurements were performed with the LB-901 Kipp&amp;Zonen CMP3 pyranometer. The data sampling interval was 60 min. The studies were conducted between 1 June 2017 and 31 May 2018.</text:p>
          </table:table-cell>
        </table:table-row>
        <table:table-row table:style-name="ro9" table:visibility="filter">
          <table:table-cell office:value-type="string" calcext:value-type="string">
            <text:p>10.3390_en1215292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data distribution normality was veriﬁed using the Shapiro–Wilk test. The results showed that the soil temperature data did not have a normal distribution. Consequently, further statistical analysis was based on a nonparametric Kruskal–Wallis test at the α = 0.05 signiﬁcance level.</text:p>
          </table:table-cell>
        </table:table-row>
        <table:table-row table:style-name="ro9" table:visibility="filter">
          <table:table-cell office:value-type="string" calcext:value-type="string">
            <text:p>10.3390_en12152922</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Author Contributions: Conceptualization, G.N.; Data curation, G.N.; Formal analysis, G.N. and P.S.; Methodology, G.N.; Software, P.S.; Supervision, G.N.; Visualization, P.S.; Writing—original draft, G.N. and P.S.; Writing—review&amp;editing, G.N. and P.S.</text:p>
          </table:table-cell>
        </table:table-row>
        <table:table-row table:style-name="ro3" table:visibility="filter">
          <table:table-cell office:value-type="string" calcext:value-type="string">
            <text:p>10.3390_en1215292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2015, 75, 270–276. [CrossRef] Fidorów, N.; Szulgowska-Zgrzywa, M. The inﬂuence of the ground caupled heat pump’s labor on the ground temperature in the boreholes—Study based on experimental data. Appl. Ther. Eng. 2015, 82, 237–245. [CrossRef] Flaga-Maranczyk, A.; Schnotale, J.; Rado ´n, J.; W ˛as, K. Experimental measurements and CFD simulation of a ground source heat exchanger operating at a cold climate for a passive house ventilation system. Energy Build. 2014, 68, 562–570. [CrossRef]</text:p>
          </table:table-cell>
        </table:table-row>
        <table:table-row table:style-name="ro2" table:visibility="filter">
          <table:table-cell office:value-type="string" calcext:value-type="string">
            <text:p>10.3390_en1217328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2.1. Data Analysis</text:p>
          </table:table-cell>
        </table:table-row>
        <table:table-row table:style-name="ro2" table:visibility="filter">
          <table:table-cell office:value-type="string" calcext:value-type="string">
            <text:p>10.3390_en1217328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analysis considered the number of AD plants and their installed capacity as well as the main</text:p>
          </table:table-cell>
        </table:table-row>
        <table:table-row table:style-name="ro2" table:visibility="filter">
          <table:table-cell office:value-type="string" calcext:value-type="string">
            <text:p>10.3390_en12173287</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he number of the biogas plants located in the diﬀerent Italian administrative regions, their power capabilities and the relative electrical power production have been obtained combining oﬃcial data</text:p>
          </table:table-cell>
        </table:table-row>
        <table:table-row table:style-name="ro2" table:visibility="filter">
          <table:table-cell office:value-type="string" calcext:value-type="string">
            <text:p>10.3390_en1217328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1. The number and the power capabilities of biogas plants in the 20 Italian administrative regions (data source ISAAC Project [25], modiﬁed).</text:p>
          </table:table-cell>
        </table:table-row>
        <table:table-row table:style-name="ro9" table:visibility="filter">
          <table:table-cell office:value-type="string" calcext:value-type="string">
            <text:p>10.3390_en1217328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Conﬂicts of Interest: The authors declare no conﬂict of interest. The funders had no role in the design of the study; in the collection, analyses, or interpretation of data; in the writing of the manuscript, or in the decision to publish the results.</text:p>
          </table:table-cell>
        </table:table-row>
        <table:table-row table:style-name="ro3" table:visibility="filter">
          <table:table-cell office:value-type="string" calcext:value-type="string">
            <text:p>10.3390_en1217328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Because of its intrinsic beneﬁts and a generous program of incentives in several countries, AD is largely diﬀused in Europe [5,6]. The European Biogas Association reports that the anaerobic digestors in operation in Europe numbered more than 17,200 units, with installed electrical capacity of 8000 MWel, while biomethane upgrade units number more than 400 (data from the Annual Report of the European Biogas Association [7]).</text:p>
          </table:table-cell>
        </table:table-row>
        <table:table-row table:style-name="ro3" table:visibility="filter">
          <table:table-cell office:value-type="string" calcext:value-type="string">
            <text:p>10.3390_en12173287</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amounts of the most diﬀused cultivations in Italy have been taken from oﬃcial web site of the Italian National Institute of Statistics for agricultures and food activities, Agristat [26]. In particular, data of the most cultivated crops, vegetables and fruits have been reported for the two Italian regions with the highest number of biogas plants in North Italy (Lombardia and Veneto), Central Italy (Toscana and Lazio) and South Italy (Campania and Puglia).</text:p>
          </table:table-cell>
        </table:table-row>
        <table:table-row table:style-name="ro11" table:visibility="filter">
          <table:table-cell office:value-type="string" calcext:value-type="string">
            <text:p>10.3390_en12173287</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34. Council of the European Union. Proposal for a Regulation of the European Parliament and of the Council Laying Down Rules on the Making Available on the Market of CE Marked Fertilising Products and Amending Regulations (EC) No 1069/2009 and (EC) No 1107/2009. 2018. Available online: http://data.consilium.europa.eu/doc/document/ST-15103-2018-INIT/en/pdf (accessed on 28 May 2019). 35. Tambone, F.; Scaglia, B.; D’Imporzano, G.; Schievano, A.; Orzi, V.; Salati, S.; Adani, F. Assessing amendment and fertilizing properties of digestates from anaerobic digestion through a comparative study with digested sludge and compost. Chemosphere 2010, 81, 577–583. [CrossRef]</text:p>
          </table:table-cell>
        </table:table-row>
        <table:table-row table:style-name="ro14" table:visibility="filter">
          <table:table-cell office:value-type="string" calcext:value-type="string">
            <text:p>10.3390_en12173287</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Today, after 10 years from the ﬁrst incentive scheme, the total number of AD plants operating in the agricultural sector in Italy is around 1500 units for an installed capacity of some 1400 MWel (average electrical capacity of 700 kWel per AD plant): these represent the 90% of the total AD plants in operation [24]. More than 62% of the Italian biogas plants are represented by a power class in the range 200 kW–1 MW. Only 5% and 15% of AD plants are classiﬁed as lower than 50 kW and within 50–200 kW, respectively. The remaining biogas plants have power capacity higher than 1 MW but lower than 10 MW [24]. These numbers make Italy the second biogas producer in Europe and third at global scale after China and Germany [7]. However, the number of installed plants is very diﬀerent in the 20 diﬀerent administrative regions: biogas generation is concentrated in the northern part of the country (Po valley) where intensive agriculture and husbandry are present while in the South other alternative energetic sources, such as wind and solar power, are present. Figure 1 reports both plants and their installed capacity in the 20 administrative regions (data elaborated from ISAAC Project [25]). It should be also considered that the northern part of the country is in proximity of Austria and Germany where the biogas experience in Europe originated: it was therefore easy to transfer technologies and knowledge to the southern side of the Alps.</text:p>
          </table:table-cell>
        </table:table-row>
        <table:table-row table:style-name="ro9">
          <table:table-cell office:value-type="string" calcext:value-type="string">
            <text:p>10.3390_en12173287</text:p>
          </table:table-cell>
          <table:table-cell office:value-type="string" calcext:value-type="string">
            <text:p>data available, data</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from the oﬃcial annual reports of the Consorzio Italiano Biogas (CIB), the Gestore Servizi Energetici (GSE) and the data available through the European Project ISAAC (Increasing Social Awareness and ACceptance of biogas and biomethane) [23–25].</text:p>
          </table:table-cell>
        </table:table-row>
        <table:table-row table:style-name="ro9" table:visibility="filter">
          <table:table-cell office:value-type="string" calcext:value-type="string">
            <text:p>10.3390_en12183430</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Conﬂicts of Interest: The authors declare no conﬂict of interest. The funders had no role in the design of the study; in the collection, analyses, or interpretation of data; in the writing of the manuscript, or in the decision to publish the results.</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Name</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 Data Collection</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utomobile production process data</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2. Data sources.</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Source: Paciﬁc Auto Network.</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related to the driving process of the car</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A2. China’s power structure data in 2018, 2020, 2030, and 2050.</text:p>
          </table:table-cell>
        </table:table-row>
        <table:table-row table:style-name="ro2" table:visibility="filter">
          <table:table-cell office:value-type="string" calcext:value-type="string">
            <text:p>10.3390_en1219361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tatistical data, professional internal reports, literature and expert consultation of national bureau of statistics, transportation, coal, petroleum and petrochemical, electric power and other departments [33–38]</text:p>
          </table:table-cell>
        </table:table-row>
        <table:table-row table:style-name="ro9" table:visibility="filter">
          <table:table-cell office:value-type="string" calcext:value-type="string">
            <text:p>10.3390_en1219361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calculation process of carbon emission in the whole life cycle of automobiles involves the collection of a large number of basic data. With reference to the existing literature, the data collected in this paper and their approaches are shown in Table 2.</text:p>
          </table:table-cell>
        </table:table-row>
        <table:table-row table:style-name="ro9" table:visibility="filter">
          <table:table-cell office:value-type="string" calcext:value-type="string">
            <text:p>10.3390_en1219361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s 96% and the battery eﬃciency is 95% [15]. Related parameters of this model are shown in Table 1. After modeling and determining parameters, relevant data can be collected and life-cycle carbon emission calculation can be carried out.</text:p>
          </table:table-cell>
        </table:table-row>
        <table:table-row table:style-name="ro3" table:visibility="filter">
          <table:table-cell office:value-type="string" calcext:value-type="string">
            <text:p>10.3390_en12193612</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Data Source: National Energy Administration “Introduction to the Operation of Renewable Energy Grid-Connected in 2018”, “2018 National Electric Power Process Statistics Express List” issued by China Electricity Council, “National Economic and Social Development of the People’s Republic of China 2018” issued by the National Bureau of Statistics Development Bulletin and Power Structure Estimation Based on National Energy and Power Development Strategic Objectives.</text:p>
          </table:table-cell>
        </table:table-row>
        <table:table-row table:style-name="ro10" table:visibility="filter">
          <table:table-cell office:value-type="string" calcext:value-type="string">
            <text:p>10.3390_en1219361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uthor Contributions: Conceptualization, Y.L. and N.H.; methodology, N.H.; software, N.H.; validation, Y.L. and T.L.; formal analysis, N.H.; investigation, N.H.; resources, Y.L.; data curation, Y.L.; writing—original draft preparation, N.H.; writing—review and editing, T.L.; visualization, T.L.; supervision, Y.L.; project administration, Y.L.; funding acquisition, Y.L.</text:p>
          </table:table-cell>
        </table:table-row>
        <table:table-row table:style-name="ro3" table:visibility="filter">
          <table:table-cell office:value-type="string" calcext:value-type="string">
            <text:p>10.3390_en12193612</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ccording to the “Introduction to the Operation of Renewable Energy Grid-Connected in 2018” [40], the “2018 National Electric Power Process Statistics Express List” [41], and the “National People’s Republic of China 2018 National Economic and Social Development Gazette” [42] and Grid mix composition estimates based on national energy and power development strategy goals, the grid mix composition of China in 2020, 2030 and 2050 is shown in Figure 3 (The grid mix composition data of China is shown in Table A2).</text:p>
          </table:table-cell>
        </table:table-row>
        <table:table-row table:style-name="ro11" table:visibility="filter">
          <table:table-cell office:value-type="string" calcext:value-type="string">
            <text:p>10.3390_en12193612</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is paper collected the highest sales on the Chinese market by electric vehicle weight and hundreds of km of energy consumption data, and then modeling the relationship between the two variables, four levels of the electric car model, and based on vehicle weight to ﬁnd the corresponding level of gasoline vehicles, and then the full Life Cycle Assessment model based on the analysis of the four diﬀerent levels of the electric vehicle and fuel vehicle emissions, and based on the simulation analysis of the full life cycle carbon emission of electric vehicles and fuel vehicles in the electric grid mix composition in 2020, 2030 and 2050. The following conclusions are drawn:</text:p>
          </table:table-cell>
        </table:table-row>
        <table:table-row table:style-name="ro5" table:visibility="filter">
          <table:table-cell office:value-type="string" calcext:value-type="string">
            <text:p>10.3390_en1219361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Because China has no electric vehicle classiﬁcation standard at present, in this paper, with reference to the classiﬁcation standards in European and American countries and based on the electric car manufacturers of electric vehicles from the classiﬁcation (classiﬁcation data from the Paciﬁc automotive network), four types of electric vehicles are modeled: mini car (segment A), small car (segment C), compact car (segment D), medium and large car (segment F). According to the regression equation, once the vehicle weight is determined, the 100-km energy consumption demand of the electric vehicle can be determined, and the appropriate battery capacity and range can be determined [9]. To calculate the total energy demand of electric vehicles, we assume that the charging eﬃciency of electric vehicles</text:p>
          </table:table-cell>
        </table:table-row>
        <table:table-row table:style-name="ro8" table:visibility="filter">
          <table:table-cell office:value-type="string" calcext:value-type="string">
            <text:p>10.3390_en1219361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According to diﬀerent system boundaries and principles, Life Cycle Assessment methods can be divided into process-based Life Cycle Assessment (PLCA), input-output Life Cycle Assessment (EIO LCA) and Hybrid Life Cycle Assessment (HLCA).Hybrid Life Cycle Assessment is a method combining PLCA and EIO-LCA, which cannot only eliminate the truncation error of PLCA, but also overcome the weakness of weak pertinence of EIO LCA, and also bring the use and scrapping stage of products into the evaluation scope [22]. HLCA is mainly divided into three forms: hierarchical, split input-output sectors and integrated mixed analysis, according to the data availability and accuracy, this paper adopts hierarchical HLCA. The direct emission of each stage is calculated by PLCA method, while the indirect emission is calculated by EIO-LCA. Greenhouse gas emissions in the whole life cycle are the sum of direct and indirect emissions in each sub-phase [23].</text:p>
          </table:table-cell>
        </table:table-row>
        <table:table-row table:style-name="ro13" table:visibility="filter">
          <table:table-cell office:value-type="string" calcext:value-type="string">
            <text:p>10.3390_en12193612</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Abstract: To study the impact of the promotion of electric vehicles on carbon emissions in China, the full life carbon emissions of electric vehicles are studied on the basis of considering such factors as vehicle weight and grid mix composition, and fuel vehicles are added for comparison. In this paper, we collect data for 34 domestic electric vehicles, and linear regression analysis is used to model the relationship between vehicle weight and energy consumption. Then, a Hybrid Life Cycle Assessment method is used to establish the life cycle carbon emission calculation model for electric vehicles and fuel vehicles. Finally, the life cycle carbon emissions of electric vehicles and fuel vehicles under diﬀerent electrical energy structures are discussed using scenario analysis. The results show that under the current grid mix composition in China, the carbon emissions of electric vehicles of the same vehicle weight class are 24% to 31% higher than that of fuel vehicles. As the proportion of clean energy in the grid mix composition increases, the advantages of electric vehicles to reduce carbon emissions will gradually emerge.</text:p>
          </table:table-cell>
        </table:table-row>
        <table:table-row table:style-name="ro16" table:visibility="filter">
          <table:table-cell office:value-type="string" calcext:value-type="string">
            <text:p>10.3390_en12193612</text:p>
          </table:table-cell>
          <table:table-cell office:value-type="string" calcext:value-type="string">
            <text:p>data</text:p>
          </table:table-cell>
          <table:table-cell office:value-type="float" office:value="272" calcext:value-type="float">
            <text:p>272</text:p>
          </table:table-cell>
          <table:table-cell table:number-columns-repeated="2"/>
          <table:table-cell office:value-type="string" calcext:value-type="string">
            <text:p>First of all, the functional relationship between the vehicle weight and energy consumption of 100 km is established through the existing data of electric vehicles, and relevant parameters are obtained accordingly. Furthermore, four electric vehicle models are obtained by modeling electric vehicles. To understand the general situation of electric vehicles in China and determine the vehicle models to be evaluated, this paper collected data of 34 popular all-electric vehicles in the Chinese market(The parameters of the 34 electric vehicles are shown in Table A1), such as models, power types, vehicle weight, power consumption of 100 km, battery capacity and range. For conventional vehicles, the whole vehicle weight and energy consumption are strongly coupled [20], so the functional relationship between the whole vehicle weight of these 34 models and the power consumption of 100 km is obtained (as shown in Figure 1). Although energy consumption is aﬀected by many technical characteristics other than vehicle quality [21], we can assume a linear regression curve. Through linear regression analysis and testing, it is veriﬁed that there is a linear relationship between the energy consumption of 100 km and the vehicle weight: y = 0.0051x + 6.0576, and the determination coeﬃcient R2 = 0.951, which proves that the model ﬁts well. From the slope of the linear regression curve, it can be known that every 100 kg increase in the vehicle weight will increase the energy demand of electric vehicle by 0.0051 kWh/km.</text:p>
          </table:table-cell>
        </table:table-row>
        <table:table-row table:style-name="ro26" table:visibility="filter">
          <table:table-cell office:value-type="string" calcext:value-type="string">
            <text:p>10.3390_en12193612</text:p>
          </table:table-cell>
          <table:table-cell office:value-type="string" calcext:value-type="string">
            <text:p>data</text:p>
          </table:table-cell>
          <table:table-cell office:value-type="float" office:value="304" calcext:value-type="float">
            <text:p>304</text:p>
          </table:table-cell>
          <table:table-cell table:number-columns-repeated="2"/>
          <table:table-cell office:value-type="string" calcext:value-type="string">
            <text:p>Although energy consumption is affected by many technical characteristics other than vehicle quality [21], we can assume a linear regression curve. Through linear regression analysis and testing, it is verified that there is a linear relationship between the energy consumption of 100 km and the vehicle weight: y = 0.0051x + 6.0576, and the determination coefficient R2 = 0.951, which proves that the model fits well. From the slope of the linear regression curve, it can be known that every 100 kg increase in the vehicle weight will increase the energy demand of electric vehicle by 0.0051 kWh/km. BAICECBAICEX3BAICEX5BAICEVBAICEUBYDYUANBYDTANGBYDe5BYDe6JACIEV 6EJACIEV 7JACIEV S4JACIEV A50JMCE100JMCE200JMCE160JMCE400JMCYIZHICHERYARRIZOCHERYeQCHERYeQ1CHERYTIGGO3xeROEWEEi5ROEWERX5ROEWEMARVEL XHAWTAIEV160BHAWTAIEV160RHAWTAIXEV260HAWTAIIEV230GEELY EMGRAND NEGREAT WALLC30GAC NEYUDOπ3YUDOπ17911131517192170090011001300150017001900210023002500Energy consumption per 100kilometers (kWh)Vehicle Curb weightMinicarSmall CarCompact CarMedium and Large Cary = 0.0051x + 6.0576R² = 0.951FEDCBA(kg) Figure 1. The relationship between electric vehicle energy consumption and vehicle weight. Because China has no electric vehicle classification standard at present, in this paper, with reference to the classification standards in European and American countries and based on the electric car manufacturers of electric vehicles from the classification (classification data from the Pacific automotive network), four types of electric vehicles are modeled: mini car (segment A), small car (segment C), compact car (segment D), medium and large car (segment F). According to the regression equation, once the vehicle weight is determined, the 100‐km energy consumption demand of the electric vehicle can be determined, and the appropriate battery capacity and range can be determined [9]. To calculate the total energy demand of electric vehicles, we assume that the charging Energies 2019, 12, 3612</text:p>
          </table:table-cell>
        </table:table-row>
        <table:table-row table:style-name="ro27" table:visibility="filter">
          <table:table-cell office:value-type="string" calcext:value-type="string">
            <text:p>10.3390_en12193612</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Energies 2019, 12, x 3 of 14  2.1. Linear Regression Analysis First of all, the functional relationship between the vehicle weight and energy consumption of 100 km is established through the existing data of electric vehicles, and relevant parameters are obtained accordingly. Furthermore, four electric vehicle models are obtained by modeling electric vehicles. To understand the general situation of electric vehicles in China and determine the vehicle models to be evaluated, this paper collected data of 34 popular all‐electric vehicles in the Chinese market(The parameters of the 34 electric vehicles are shown in Table A1), such as models, power types, vehicle weight, power consumption of 100 km, battery capacity and range. For conventional vehicles, the whole vehicle weight and energy consumption are strongly coupled [20], so the functional relationship between the whole vehicle weight of these 34 models and the power consumption of 100 km is obtained (as shown in Figure 1). Although energy consumption is affected by many technical characteristics other than vehicle quality [21], we can assume a linear regression curve. Through linear regression analysis and testing, it is verified that there is a linear relationship between the energy consumption of 100 km and the vehicle weight: y = 0.0051x + 6.0576, and the determination coefficient R2 = 0.951, which proves that the model fits well. From the slope of the linear regression curve, it can be known that every 100 kg increase in the vehicle weight will increase the energy demand of electric vehicle by 0.0051 kWh/km. BAICECBAICEX3BAICEX5BAICEVBAICEUBYDYUANBYDTANGBYDe5BYDe6JACIEV 6EJACIEV 7JACIEV S4JACIEV A50JMCE100JMCE200JMCE160JMCE400JMCYIZHICHERYARRIZOCHERYeQCHERYeQ1CHERYTIGGO3xeROEWEEi5ROEWERX5ROEWEMARVEL XHAWTAIEV160BHAWTAIEV160RHAWTAIXEV260HAWTAIIEV230GEELY EMGRAND NEGREAT WALLC30GAC NEYUDOπ3YUDOπ17911131517192170090011001300150017001900210023002500Energy consumption per 100kilometers (kWh)Vehicle Curb weightMinicarSmall CarCompact CarMedium and Large Cary = 0.0051x + 6.0576R² = 0.951FEDCBA(kg) Figure 1. The relationship between electric vehicle energy consumption and vehicle weight.</text:p>
          </table:table-cell>
        </table:table-row>
        <table:table-row table:style-name="ro17" table:visibility="filter">
          <table:table-cell office:value-type="string" calcext:value-type="string">
            <text:p>10.3390_en12193612</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Through the data collection and analysis of 34 electric models in China, it is found that there is a linear relationship between the whole weight of electric vehicles and the energy consumption of 100 km. The larger the vehicle weight, the greater the energy consumption for 100 km, and the greater the corresponding battery capacity and range. In the same life cycle, electric vehicles with large vehicle weight will consume more electricity and generate more carbon emissions than electric vehicles with small vehicle weight. The comparison of the carbon emission of electric vehicles and fuel vehicles shows that the full life cycle carbon emission of electric vehicles of any level is higher than that of fuel vehicles of the same level under the current energy structure. In addition, the lifetime carbon emissions of electric vehicles increase with the increase of vehicle weight. It can be seen from the calculations that the energy consumption and pollutant emissions of the whole life cycle of the automobile mainly come from the use stage. Due to China’s current grid mix composition still being dominated by coal, the electricity consumed during the electric vehicle use phase contains a large amount of carbon emissions, so the electric car relative to the fuel vehicle emission reduction eﬀect is not obvious, and may even result in lifecycle carbon emissions that are more than those of fuel vehicles, which is consistent with the conclusions of Feng Chao [14] and Global Electric Vehicle Prospect 2018 [3]. There is some diﬀerence between the research results and those of Ou Xunmin et al. [9], who believe that the carbon emission of electric vehicles is less than that of fuel vehicles in their whole life cycle. The main reason is that the PLCA method selected by Ou Xunmin et al. may have truncation errors when selecting system boundaries.</text:p>
          </table:table-cell>
        </table:table-row>
        <table:table-row table:style-name="ro13" table:visibility="filter">
          <table:table-cell office:value-type="string" calcext:value-type="string">
            <text:p>10.3390_en12203951</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As an eﬀective means of application of distributed generation technology, microgrid has attracted more and more attention in recent years [1–3]. A microgrid generally consists of several renewable energy resources, storage systems, loads, and electronics devices. Due to the diversity and decentralization of distributed energy, power converters are usually used to connect them in order to realize energy conversion and management. How to achieve parallel operation, accurate load current sharing between power converters, and maintain stability has become a research hotspot in microgrids [4–22]. With the increasing demand of DC power at load side and the rapid development of distributed DC power sources such as photovoltaic cells, wind power, storage batteries, fuel cells, and supercapacitors, the research on DC microgrids has been gradually increasing in recent years [7–9]. Nowadays, DC microgrids have been preliminarily applied in independent power supply systems such as marine power systems, aerospace systems, and data centers [10–12].</text:p>
          </table:table-cell>
        </table:table-row>
        <table:table-row table:style-name="ro2" table:visibility="filter">
          <table:table-cell office:value-type="string" calcext:value-type="string">
            <text:p>10.3390_en12224341</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NO conversion testing data for XFe/NAC (X = 3, 5 and 7%) at 150</text:p>
          </table:table-cell>
        </table:table-row>
        <table:table-row table:style-name="ro2" table:visibility="filter">
          <table:table-cell office:value-type="string" calcext:value-type="string">
            <text:p>10.3390_en12224341</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Deconvolution of the Mn and Fe XPS data point to three Mn species, including Mn4+ , and three Fe species, including one Fe2+</text:p>
          </table:table-cell>
        </table:table-row>
        <table:table-row table:style-name="ro9" table:visibility="filter">
          <table:table-cell office:value-type="string" calcext:value-type="string">
            <text:p>10.3390_en1222434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Elemental concentrations were also acquired using EDS data, a spectrum for which is displayed in Figure 7 along with the elemental concentrations. These concentrations were very close to the preparation concentrations of 1.5Fe and 3Mn.</text:p>
          </table:table-cell>
        </table:table-row>
        <table:table-row table:style-name="ro10" table:visibility="filter">
          <table:table-cell office:value-type="string" calcext:value-type="string">
            <text:p>10.3390_en1222434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 dispersions of MnOx and FeOx on NAC were further investigated by SEM-EDS mapping. These data for as-prepared 1.5Fe3Mn/NAC, Figure 6 show the Mn signal was evenly distributed over the entire surface that was imaged while the Fe signal had slightly less of an even distribution. These data suggest that before reaction testing the MnOx and FeOx are mostly distributed uniformly on the NAC surfaces.</text:p>
          </table:table-cell>
        </table:table-row>
        <table:table-row table:style-name="ro10" table:visibility="filter">
          <table:table-cell office:value-type="string" calcext:value-type="string">
            <text:p>10.3390_en1222434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he NO conversion data versus time at diﬀerent temperatures are shown in Figure 2 while using the 3Mn/NAC catalyst. It was used to provide baseline data that could be compared with previously published data [39]. Nearly 100% NO conversion occurred during the ﬁrst 20 min at all temperatures C), but it suﬀered rapid declines after this initial period and showed less than (150</text:p>
          </table:table-cell>
        </table:table-row>
        <table:table-row table:style-name="ro4" table:visibility="filter">
          <table:table-cell office:value-type="string" calcext:value-type="string">
            <text:p>10.3390_en12224341</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igure 4 displays NO conversion data for the mono-metal oxides of 3Fe/NAC and 3Mn/NAC, and the bimetallic oxides 1.5Fe3Mn/NAC and 1.0Fe3Mn/NAC versus time at a 150 C reaction temperature. The bimetallic oxide catalysts had high initial activity and signiﬁcantly better conversion maintenance than did the mono-metal oxide catalysts. Some deactivation was still evident for the bimetallic oxide catalysts after 2 h, however, the improvement in longer-term performance was evidence for synergistic eﬀects between the Fe and Mn species.</text:p>
          </table:table-cell>
        </table:table-row>
        <table:table-row table:style-name="ro3" table:visibility="filter">
          <table:table-cell office:value-type="string" calcext:value-type="string">
            <text:p>10.3390_en1222434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C are presented in Figure 3. Similar to the 3Mn/NAC data in Figure 2, the NO conversion declined dramatically after 15–20 min; it then leveled to values near 20% after about 80 min of testing, similar to the data for 3Mn/NAC. The Fe concentration had no signiﬁcant eﬀect on overall NO conversion. In summary, mono-metal oxide of either MnOx or FeOx on NAC had initial high NO conversion that was followed by rapid declines in activity after only 15–20 min from the beginning of reaction testing.</text:p>
          </table:table-cell>
        </table:table-row>
        <table:table-row table:style-name="ro5" table:visibility="filter">
          <table:table-cell office:value-type="string" calcext:value-type="string">
            <text:p>10.3390_en12224341</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The experimental setup for catalytic testing is shown in Figure 1. Ten grams of each sample was placed in a ﬁxed-bed quartz tube reactor (i.d. = 20 mm) which was externally heated by a temperature-controlled furnace. Gas ﬂow rates were controlled by mass-ﬂow controllers (MFCs, MF SHY 400, SHY company, Suzhou, China), with the simulated gas mixture regulated to 500 ppm NO, 500 ppm C2H4, 3.0 vol.% O2 and N2 as the balance ﬂow with a total ﬂow rate of 1500 ml/min. Gas mixtures were injected into the reactor after catalyst temperatures reached a stable set point for each test. Inlet and outlet gas concentrations of NO and NOX were analyzed by a ﬂue gas analyzer (MRU, NOVA Plus, Heilbronn, Germany). From these data, the catalytic activities were calculated according to the following equation:</text:p>
          </table:table-cell>
        </table:table-row>
        <table:table-row table:style-name="ro6" table:visibility="filter">
          <table:table-cell office:value-type="string" calcext:value-type="string">
            <text:p>10.3390_en12224341</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Figure 10. The spectrum of the fresh catalyst contained bands at 1360 cm (G) and triplet structured bands near 3000 cm support [40] and are present with similar intensities in the reaction tested catalyst. A peak at 650 cm in the as-prepared catalyst is attributed to Fe-O-Mn bond vibrations [45]; this band also was observed in the reaction tested catalyst but is narrower and higher in intensity. The narrowing of this band after testing suggests a higher degree of order or crystallinity in the Fe3Mn3O8 species than before testing. Increased crystallinity as a result of testing points to a reordering or redistribution of the FeOx and MnOx species, a result also suggested by the SEM-EDS data from the as-prepared and tested catalysts. This redistribution would decrease the availability of active catalytic sites and could cause decreased NO conversion at the longer reaction times near 2 h.</text:p>
          </table:table-cell>
        </table:table-row>
        <table:table-row table:style-name="ro8" table:visibility="filter">
          <table:table-cell office:value-type="string" calcext:value-type="string">
            <text:p>10.3390_en12224341</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XRD data from 1.5Fe3Mn/NAC are presented in Figure 9 in which the main peaks have been ◦ identiﬁed. The broad peaks at 2θ = 24 (labeled as A) are in agreement with those of amorphous carbon [41]; their positions and widths were the same in the fresh and tested catalysts, ◦ ◦ , 2θ = 35.1 pointing to the stability of the NAC amorphous structure. Three other peaks at 2θ = 33.5 , and 2θ = 54.3 (labeled as B, C and D, respectively) were present in both the fresh and tested catalysts, and were not signiﬁcantly altered in position or peak intensities as a result of reaction testing. The peaks ◦ ◦ (peak labeled as B) is attributed to Fe2O3 [42] and peaks at 2θ = 35.1 at 2θ = 33.5 are attributed to Fe3Mn3O8 [43]; although the intensities and widths of these Fe-related peaks were the same in the fresh and tested catalysts, it is rather diﬃcult to determine whether Fe and Mn crystallinities have changed during testing because the XRD peaks are weak. Nevertheless, incorporating FeOx with</text:p>
          </table:table-cell>
        </table:table-row>
        <table:table-row table:style-name="ro12" table:visibility="filter">
          <table:table-cell office:value-type="string" calcext:value-type="string">
            <text:p>10.3390_en12224341</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he SEM-EDS acquired Fe and Mn elemental distributions for 1.5Fe3Mn/NAC after reaction testing, as shown in Figure 8. Some agglomeration of Fe and Mn distributions can be found as compared to the distributions within the as-prepared catalyst in Figure 6. These Fe agglomerates are seen in the bright contrast areas on the catalyst surfaces toward the right and lower sides of the distribution maps. Agglomeration of Mn is also shown in Figure 8c but its extent is less than that observed for Fe. Hence, as compared to the EDS elemental distribution maps in Figure 6 of the as-prepared 1.5Fe3Mn/NAC catalyst, the EDS data from tested catalysts indicated more Fe and Mn agglomeration. These aggregates could represent agglomeration sites of the originally active catalytic components, and thereby greatly aﬀect active site dispersion to cause rapid deactivation. However, although this agglomeration was less than that observed for MnOx species in previously published data on a reaction tested 3Mn/NAC catalyst [39], its activity had decreased to near 20% NO conversion after 120 min of testing whereas the activity of 1.5Fe3Mn/NAC at the same time was near 80% NO conversion. Thus, their presence did not signiﬁcantly aﬀect the catalytic performance but still cause a NO conversion drop during 2 h testing.</text:p>
          </table:table-cell>
        </table:table-row>
        <table:table-row table:style-name="ro15" table:visibility="filter">
          <table:table-cell office:value-type="string" calcext:value-type="string">
            <text:p>10.3390_en12224341</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data from the as-prepared and reaction tested catalysts by surface and bulk analytical techniques, including BET surface area, porosity and pore volume analyses, SEM-EDS, XRD, Raman spectroscopy, and XPS. Overall surface areas, porosities and pore volumes of the supported mono-oxide or mixed metal oxide catalysts did not change as the concentrations of FeOx and MnOx were increased, and no diﬀerence existed between the as-prepared and tested catalysts. The SEM-EDS data indicated agglomeration of the FeOx and MnOx species in the mono-metal oxide catalysts during reaction testing while less, although some agglomeration, occurred in the mixed metal oxide catalysts after reaction testing. This diﬀerence agreed with the higher 80% NO conversion after 120 min of testing for the mixed metal oxide as compared to only 20% NO conversion at the same time for the mono-metal oxide catalysts. Simultaneously, the XRD and Raman spectroscopic data showed Fe3Mn3O8 was formed during mixed metal oxide catalyst synthesis, and this compound was also identiﬁed in the reaction tested mixed metal oxide catalysts. This compound had higher crystallinity or ordering after reaction testing according to the Raman data, a factor which would decrease NO surface active sites and, thereby, decrease catalytic activity. Overall, the study supports the potential to synthesize active and stable HC-SCR catalysts for low temperature applications that are highly compatible with catalyst placement in reactor zones free of the deleterious gas phase species that occur in higher temperature reaction zones currently needing to be used for NH3-SCR catalysts.</text:p>
          </table:table-cell>
        </table:table-row>
        <table:table-row table:style-name="ro17" table:visibility="filter">
          <table:table-cell office:value-type="string" calcext:value-type="string">
            <text:p>10.3390_en12224341</text:p>
          </table:table-cell>
          <table:table-cell office:value-type="string" calcext:value-type="string">
            <text:p>data</text:p>
          </table:table-cell>
          <table:table-cell office:value-type="float" office:value="282" calcext:value-type="float">
            <text:p>282</text:p>
          </table:table-cell>
          <table:table-cell table:number-columns-repeated="2"/>
          <table:table-cell office:value-type="string" calcext:value-type="string">
            <text:p>Abstract: The selective catalytic reduction of NOx (deNOx) at temperatures less than or at 200 C was investigated while using C2H4 as the reductant and mixed oxides of Fe and Mn supported on activated carbon; their activity was compared to that of MnOx and FeOx separately supported on activated carbon. The bimetallic oxide compositions maintained high NO conversion of greater than 80–98% for periods that were three times greater than those of the supported monometallic oxides. To examine potential reasons for the signiﬁcant increases in activity maintenance, and subsequent deactivation, the catalysts were examined by using bulk and surface sensitive analytical techniques before and after catalyst testing. No signiﬁcant changes in Brunauer-Emmett-Teller (BET) surface areas or porosities were observed between freshly-prepared and tested catalysts whereas segregation of FeOx and MnOx species was readily observed in the mono-oxide catalysts after reaction testing that was not detected in the mixed oxide catalysts. Furthermore, x-ray diﬀraction and Raman spectroscopy data detected cubic Fe3Mn3O8 in both the freshly-prepared and reaction-tested mixed oxide catalysts that were more crystalline after testing. The presence of this compound, which is known to stabilize multivalent Fe species and to enhance oxygen transfer reactions, may be the reason for the high and relatively stable NO conversion activity, and its increased crystallinity during longer-term testing may also decrease surface availability of the active sites responsible for NO conversion. These results point to a potential of further enhancing catalyst stability and activity for low temperature deNOx that is applicable to advanced SCR processing with lower costs and less deleterious side eﬀects to processing equipment.</text:p>
          </table:table-cell>
        </table:table-row>
        <table:table-row table:style-name="ro14" table:visibility="filter">
          <table:table-cell office:value-type="string" calcext:value-type="string">
            <text:p>10.3390_en12224341</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Energies 2019, 12, x FOR PEER REVIEW 9 of 14 80% NO conversion. Thus, their presence did not significantly affect the catalytic performance but still cause a NO conversion drop during 2 h testing. <text:s/>(a) Distribution of Mn of 1.5Fe3Mn/NAC after reaction. (b) Distribution of Fe of 1.5Fe3Mn/NAC after reaction. <text:s/>(c) Distribution of Mn of 1.5Fe3Mn/NAC after reaction. (d) Distribution of Fe of 1.5Fe3Mn/NAC after reaction. Figure 8. Element distributions of Mn and Fe for 1.5Fe3.0Mn/NAC catalyst after reaction; two different samples were extracted from the tested catalyst after 120 min of testing and then examined via SEM-EDS. 3.3.2. Interactions between Fe and Mn Oxides XRD data from 1.5Fe3Mn/NAC are presented in Figure 9 in which the main peaks have been identified. The broad peaks at 2θ = 24° and 2θ = 43° (labeled as A) are in agreement with those of amorphous carbon [41]; their positions and widths were the same in the fresh and tested catalysts, pointing to the stability of the NAC amorphous structure. Three other peaks at 2θ = 33.5°, 2θ = 35.1°, and 2θ = 54.3° (labeled as B, C and D, respectively) were present in both the fresh and tested catalysts, and were not significantly altered in position or peak intensities as a result of reaction testing. The peaks at 2θ = 33.5° (peak labeled as B) is attributed to Fe2O3 [42] and peaks at 2θ=35.1° and 54.3° are Energies 2019, 12, 4341</text:p>
          </table:table-cell>
        </table:table-row>
        <table:table-row table:style-name="ro19" table:visibility="filter">
          <table:table-cell office:value-type="string" calcext:value-type="string">
            <text:p>10.3390_en12224341</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Energies 2019, 12, x FOR PEER REVIEW 8 of 14 <text:s/>(a)Distribution of Mn (b) Distribution of Fe Figure 6. Element distribution of Mn and Fe for the fresh 1.5Fe3Mn/NAC catalyst. Figure 7. Spectra of elements and their mass contents for fresh 1.5Fe3Mn/NAC catalyst obtained by SEM-EDS. 3.3. Promotion Mechanism of FeOx Addition 3.3.1. Physical Properties Evolution The SEM-EDS acquired Fe and Mn elemental distributions for 1.5Fe3Mn/NAC after reaction testing, as shown in Figure 8. Some agglomeration of Fe and Mn distributions can be found as compared to the distributions within the as-prepared catalyst in Figure 6. These Fe agglomerates are seen in the bright contrast areas on the catalyst surfaces toward the right and lower sides of the distribution maps. Agglomeration of Mn is also shown in Figure 8c but its extent is less than that observed for Fe. Hence, as compared to the EDS elemental distribution maps in Figure 6 of the as-prepared 1.5Fe3Mn/NAC catalyst, the EDS data from tested catalysts indicated more Fe and Mn agglomeration. These aggregates could represent agglomeration sites of the originally active catalytic components, and thereby greatly affect active site dispersion to cause rapid deactivation. However, although this agglomeration was less than that observed for MnOx species in previously published data on a reaction tested 3Mn/NAC catalyst [39], its activity had decreased to near 20% NO conversion after 120 min of testing whereas the activity of 1.5Fe3Mn/NAC at the same time was near Energy / keV0246810Counts / a.u0500010000150002000025000COMnFeFeMnElement <text:s text:c="2"/>wt.% C <text:s text:c="6"/>79.06 O <text:s text:c="6"/>15.93 Mn <text:s text:c="5"/>3.43 Fe <text:s text:c="6"/>1.58(a) (b) Energies 2019, 12, 4341</text:p>
          </table:table-cell>
        </table:table-row>
        <table:table-row table:style-name="ro15" table:visibility="filter">
          <table:table-cell office:value-type="string" calcext:value-type="string">
            <text:p>10.3390_en12224341</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The O1s peaks were asymmetric and were deconvoluted into two symmetric peaks at 530.0 and 531.8 eV; these were assigned to lattice oxygen and absorbed oxygen, respectively [46]. Deconvolution of the Mn and Fe XPS data point to three Mn species, including Mn4+, Mn3+ and Mn2+, and three Fe species, including one Fe2+ and two Fe3+ species, respectively [46]. The XPS spectra of Mn, Fe, and O from the catalyst were relatively stable for both the fresh and reaction tested samples, but some small changes were observed. For example, after testing the percentage of Mn4+ dropped from 19.5% to 13.5% and the Mn3+ increased by about 6.9%, while the percentage of Fe2+ increased from 8.4% to 12.5%. However, the change of valence distribution for Mn and Fe after reaction were relatively small, and the Fe-Mn synergistic effect may help to stabilize the composition. (a) XPS spectra of Mn (b) XPS spectra of Fe <text:s/>(c) XPS spectra of O (d) XPS survey Figure 11. XPS spectra and fitted peaks for catalyst 1.5Fe3Mn/NAC. 4. Conclusions The use of mixed oxides of Fe and Mn impregnated onto activated carbon was shown to significantly improve catalytic activity and activity maintenance for decomposing NO with C2H4 as the reductant in comparison to the mono-oxides of FeOx and MnOx supported on activated carbon when temperatures were less than or at 200 °C. Reasons for these differences were sought by acquiring data from the as-prepared and reaction tested catalysts by surface and bulk analytical techniques, including BET surface area, porosity and pore volume analyses, SEM-EDS, XRD, Raman Energies 2019, 12, 4341</text:p>
          </table:table-cell>
        </table:table-row>
        <table:table-row table:style-name="ro19" table:visibility="filter">
          <table:table-cell office:value-type="string" calcext:value-type="string">
            <text:p>10.3390_en12224341</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Energies 2019, 12, x FOR PEER REVIEW 10 of 14 attributed to Fe3Mn3O8 [43]; although the intensities and widths of these Fe-related peaks were the same in the fresh and tested catalysts, it is rather difficult to determine whether Fe and Mn crystallinities have changed during testing because the XRD peaks are weak. Nevertheless, incorporating FeOx with the MnOx did cause the formation of Fe3Mn3O8 solid solutions which may be an active species in the FeOx-MnOx/NAC catalysts for NO conversion [43,44]. Figure 9. XRD spectra of 1.5Fe3Mn/NAC catalyst before and after reaction testing. Raman spectra from 1.5Fe3Mn/NAC were also acquired before and after reaction testing, as shown in Figure 10. The spectrum of the fresh catalyst contained bands at 1360 cm−1 (labeled D), 1610 cm−1 (G) and triplet structured bands near 3000 cm−1 (2D); these are attributed to the activated carbon support [40] and are present with similar intensities in the reaction tested catalyst. A peak at 650 cm−1 in the as-prepared catalyst is attributed to Fe-O-Mn bond vibrations [45]; this band also was observed in the reaction tested catalyst but is narrower and higher in intensity. The narrowing of this band after testing suggests a higher degree of order or crystallinity in the Fe3Mn3O8 species than before testing. Increased crystallinity as a result of testing points to a reordering or redistribution of the FeOx and MnOx species, a result also suggested by the SEM-EDS data from the as-prepared and tested catalysts. This redistribution would decrease the availability of active catalytic sites and could cause decreased NO conversion at the longer reaction times near 2 h. Figure 10. Raman spectra of 1.5Fe3Mn/NAC catalyst before and after reaction testing.</text:p>
          </table:table-cell>
        </table:table-row>
        <table:table-row table:style-name="ro15" table:visibility="filter">
          <table:table-cell office:value-type="string" calcext:value-type="string">
            <text:p>10.3390_en12224341</text:p>
          </table:table-cell>
          <table:table-cell office:value-type="string" calcext:value-type="string">
            <text:p>data</text:p>
          </table:table-cell>
          <table:table-cell office:value-type="float" office:value="314" calcext:value-type="float">
            <text:p>314</text:p>
          </table:table-cell>
          <table:table-cell table:number-columns-repeated="2"/>
          <table:table-cell office:value-type="string" calcext:value-type="string">
            <text:p>Energies 2019, 12, x FOR PEER REVIEW 5 of 14 <text:s/>Figure 2. Catalytic performance of 3Mn/NAC using C2H4 reductant. The reaction temperatures were 150, 180, and 200 °C, and the reaction conditions were 500 ppm NO, 500 ppm C2H4 and 3.0 vol.% O2 at a total flow rate of 1500 ml/min. The NO conversion testing data for XFe/NAC (X = 3, 5 and 7%) at 150 °C are presented in Figure 3. Similar to the 3Mn/NAC data in Figure 2, the NO conversion declined dramatically after 15–20 min; it then leveled to values near 20% after about 80 min of testing, similar to the data for 3Mn/NAC. The Fe concentration had no significant effect on overall NO conversion. In summary, mono-metal oxide of either MnOx or FeOx on NAC had initial high NO conversion that was followed by rapid declines in activity after only 15–20 min from the beginning of reaction testing. Figure 3. Catalytic performance of XFe/NAC (X = 3, 5, 7) using C2H4 as a reductant. The reaction temperature was 150 °C, and the reaction conditions were 500 ppm NO, 500 ppm C2H4 and 3.0 vol.% O2 with a total flow rate of 1500 ml/min. Figure 4 displays NO conversion data for the mono-metal oxides of 3Fe/NAC and 3Mn/NAC, and the bimetallic oxides 1.5Fe3Mn/NAC and 1.0Fe3Mn/NAC versus time at a 150 °C reaction temperature. The bimetallic oxide catalysts had high initial activity and significantly better conversion maintenance than did the mono-metal oxide catalysts. Some deactivation was still evident for the bimetallic oxide catalysts after 2 h, however, the improvement in longer-term performance was evidence for synergistic effects between the Fe and Mn species.</text:p>
          </table:table-cell>
        </table:table-row>
        <table:table-row table:style-name="ro15" table:visibility="filter">
          <table:table-cell office:value-type="string" calcext:value-type="string">
            <text:p>10.3390_en12224341</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Energies 2019, 12, x FOR PEER REVIEW 11 of 14 The XPS spectra of Mn2p, Fe2p, O1s and curve fittings to their peak envelopes of 1.5Fe3Mn/NAC before and after reaction testing are presented in Figure 11. The Mn spectra showed two main peaks at 641.6 and 653.3 eV, corresponding to Mn 2p3/2 and Mn 2p1/2, respectively [46]. For Fe, the peak envelopes were at 711.1 and 724.6 eV, corresponding to Fe 2p3/2 and Fe 2p1/2 and have multiple shoulders within their envelopes that signify more than one Fe species; their satellite peaks were at 719.1 eV and 733.3 eV [47]. The O1s peaks were asymmetric and were deconvoluted into two symmetric peaks at 530.0 and 531.8 eV; these were assigned to lattice oxygen and absorbed oxygen, respectively [46]. Deconvolution of the Mn and Fe XPS data point to three Mn species, including Mn4+, Mn3+ and Mn2+, and three Fe species, including one Fe2+ and two Fe3+ species, respectively [46]. The XPS spectra of Mn, Fe, and O from the catalyst were relatively stable for both the fresh and reaction tested samples, but some small changes were observed. For example, after testing the percentage of Mn4+ dropped from 19.5% to 13.5% and the Mn3+ increased by about 6.9%, while the percentage of Fe2+ increased from 8.4% to 12.5%. However, the change of valence distribution for Mn and Fe after reaction were relatively small, and the Fe-Mn synergistic effect may help to stabilize the composition. (a) XPS spectra of Mn (b) XPS spectra of Fe <text:s/>(c) XPS spectra of O (d) XPS survey Figure 11. XPS spectra and fitted peaks for catalyst 1.5Fe3Mn/NAC. 4.</text:p>
          </table:table-cell>
        </table:table-row>
        <table:table-row table:style-name="ro19" table:visibility="filter">
          <table:table-cell office:value-type="string" calcext:value-type="string">
            <text:p>10.3390_en12224341</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Catalytic performance of 3Mn/NAC using C2H4 reductant. The reaction temperatures were 150, 180, and 200 °C, and the reaction conditions were 500 ppm NO, 500 ppm C2H4 and 3.0 vol.% O2 at a total flow rate of 1500 ml/min. The NO conversion testing data for XFe/NAC (X = 3, 5 and 7%) at 150 °C are presented in Figure 3. Similar to the 3Mn/NAC data in Figure 2, the NO conversion declined dramatically after 15–20 min; it then leveled to values near 20% after about 80 min of testing, similar to the data for 3Mn/NAC. The Fe concentration had no significant effect on overall NO conversion. In summary, mono-metal oxide of either MnOx or FeOx on NAC had initial high NO conversion that was followed by rapid declines in activity after only 15–20 min from the beginning of reaction testing. Figure 3. Catalytic performance of XFe/NAC (X = 3, 5, 7) using C2H4 as a reductant. The reaction temperature was 150 °C, and the reaction conditions were 500 ppm NO, 500 ppm C2H4 and 3.0 vol.% O2 with a total flow rate of 1500 ml/min. Figure 4 displays NO conversion data for the mono-metal oxides of 3Fe/NAC and 3Mn/NAC, and the bimetallic oxides 1.5Fe3Mn/NAC and 1.0Fe3Mn/NAC versus time at a 150 °C reaction temperature. The bimetallic oxide catalysts had high initial activity and significantly better conversion maintenance than did the mono-metal oxide catalysts. Some deactivation was still evident for the bimetallic oxide catalysts after 2 h, however, the improvement in longer-term performance was evidence for synergistic effects between the Fe and Mn species. Time / min020406080100120NO Conversion / %020406080100150 oC180 oC 200 oC Time / min020406080100120NO Conversion / %0204060801003.0 %5.0 %7.0 %Energies 2019, 12, 4341</text:p>
          </table:table-cell>
        </table:table-row>
        <table:table-row table:style-name="ro17" table:visibility="filter">
          <table:table-cell office:value-type="string" calcext:value-type="string">
            <text:p>10.3390_en1222434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Raman spectra of 1.5Fe3Mn/NAC catalyst before and after reaction testing. Energies 2019, 12, x FOR PEER REVIEW 10 of 14 attributed to Fe3Mn3O8 [43]; although the intensities and widths of these Fe-related peaks were the same in the fresh and tested catalysts, it is rather difficult to determine whether Fe and Mn crystallinities have changed during testing because the XRD peaks are weak. Nevertheless, incorporating FeOx with the MnOx did cause the formation of Fe3Mn3O8 solid solutions which may be an active species in the FeOx-MnOx/NAC catalysts for NO conversion [43,44]. Figure 9. XRD spectra of 1.5Fe3Mn/NAC catalyst before and after reaction testing. Raman spectra from 1.5Fe3Mn/NAC were also acquired before and after reaction testing, as shown in Figure 10. The spectrum of the fresh catalyst contained bands at 1360 cm−1 (labeled D), 1610 cm−1 (G) and triplet structured bands near 3000 cm−1 (2D); these are attributed to the activated carbon support [40] and are present with similar intensities in the reaction tested catalyst. A peak at 650 cm−1 in the as-prepared catalyst is attributed to Fe-O-Mn bond vibrations [45]; this band also was observed in the reaction tested catalyst but is narrower and higher in intensity. The narrowing of this band after testing suggests a higher degree of order or crystallinity in the Fe3Mn3O8 species than before testing. Increased crystallinity as a result of testing points to a reordering or redistribution of the FeOx and MnOx species, a result also suggested by the SEM-EDS data from the as-prepared and tested catalysts. This redistribution would decrease the availability of active catalytic sites and could cause decreased NO conversion at the longer reaction times near 2 h. Figure 10. Raman spectra of 1.5Fe3Mn/NAC catalyst before and after reaction testing. Energies 2019, 12, 4341</text:p>
          </table:table-cell>
        </table:table-row>
        <table:table-row table:style-name="ro21" table:visibility="filter">
          <table:table-cell office:value-type="string" calcext:value-type="string">
            <text:p>10.3390_en12224341</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Elemental concentrations were also acquired using EDS data, a spectrum for which is displayed in Figure 7 along with the elemental concentrations. These concentrations were very close to the preparation concentrations of 1.5Fe and 3Mn. Energies 2019, 12, x FOR PEER REVIEW 8 of 14 <text:s/>(a)Distribution of Mn (b) Distribution of Fe Figure 6. Element distribution of Mn and Fe for the fresh 1.5Fe3Mn/NAC catalyst. Figure 7. Spectra of elements and their mass contents for fresh 1.5Fe3Mn/NAC catalyst obtained by SEM-EDS. 3.3. Promotion Mechanism of FeOx Addition 3.3.1. Physical Properties Evolution The SEM-EDS acquired Fe and Mn elemental distributions for 1.5Fe3Mn/NAC after reaction testing, as shown in Figure 8. Some agglomeration of Fe and Mn distributions can be found as compared to the distributions within the as-prepared catalyst in Figure 6. These Fe agglomerates are seen in the bright contrast areas on the catalyst surfaces toward the right and lower sides of the distribution maps. Agglomeration of Mn is also shown in Figure 8c but its extent is less than that observed for Fe. Hence, as compared to the EDS elemental distribution maps in Figure 6 of the as-prepared 1.5Fe3Mn/NAC catalyst, the EDS data from tested catalysts indicated more Fe and Mn agglomeration. These aggregates could represent agglomeration sites of the originally active catalytic components, and thereby greatly affect active site dispersion to cause rapid deactivation. However, although this agglomeration was less than that observed for MnOx species in previously published data on a reaction tested 3Mn/NAC catalyst [39], its activity had decreased to near 20% NO conversion after 120 min of testing whereas the activity of 1.5Fe3Mn/NAC at the same time was near Energy / keV0246810Counts / a.u0500010000150002000025000COMnFeFeMnElement <text:s text:c="2"/>wt.% C <text:s text:c="6"/>79.06 O <text:s text:c="6"/>15.93 Mn <text:s text:c="5"/>3.43 Fe <text:s text:c="6"/>1.58(a) (b) Energies 2019, 12, 4341</text:p>
          </table:table-cell>
        </table:table-row>
        <table:table-row table:style-name="ro17" table:visibility="filter">
          <table:table-cell office:value-type="string" calcext:value-type="string">
            <text:p>10.3390_en12224341</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Energies 2019, 12, x FOR PEER REVIEW 4 of 14 measurements at 77 K. Crystalline structures were examined by X-ray diffraction (XRD) using Cu Kα irradiation in a Rigaku SmartLab system with a 2θ range of 10–75°. Microstructures were investigated using scanning electron microscopy (SEM). The SEM imaging was performed on a FEI Quanta 250 embedded with a Bruker Quantax energy dispersive spectrometer (EDS). Molecular speciation was examined using Raman spectroscopy (Horiba-Jobin Yvon LabRam HR) at a spectral resolution of 2 cm−1 while using 442 nm laser excitation to minimize sample fluorescence. The laser light was focused on the samples with a confocal microscope with a 50× objective (Olympus BX-30-LWD, NA = 0.5); the wavenumber calibration was checked using the silica vibrational mode at 520.7 cm−1. X-ray photoelectron spectroscopy (XPS) was performed using an ESCALAB 250Xi instrument (Thermo Fisher, Waltham, U.S.A) with Al Kα excitation. The spectra were calibrated using the ubiquitous C1s peak at 284.8 eV. 2.3. Bench-Scale Testing for Catalytic Activity The experimental setup for catalytic testing is shown in Figure 1. Ten grams of each sample was placed in a ﬁxed-bed quartz tube reactor (i.d. = 20 mm) which was externally heated by a temperature-controlled furnace. Gas flow rates were controlled by mass-flow controllers (MFCs, MF SHY 400, SHY company, Suzhou, China), with the simulated gas mixture regulated to 500 ppm NO, 500 ppm C2H4, 3.0 vol.% O2 and N2 as the balance flow with a total flow rate of 1500 ml/min. Gas mixtures were injected into the reactor after catalyst temperatures reached a stable set point for each test. Inlet and outlet gas concentrations of NO and NOX were analyzed by a flue gas analyzer (MRU, NOVA Plus, Heilbronn, Germany).</text:p>
          </table:table-cell>
        </table:table-row>
        <table:table-row table:style-name="ro17" table:visibility="filter">
          <table:table-cell office:value-type="string" calcext:value-type="string">
            <text:p>10.3390_en12224341</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Energies 2019, 12, x FOR PEER REVIEW 7 of 14 <text:s/>(a) HNO3 treated active carbon (NAC) (b) Fresh 1.5Fe3Mn/NAC Figure 5. SEM images of NAC and fresh 1.5Fe3Mn/NAC. Table 1. Surface area and porosity. Samples BET Surface Area (m2/g) Average Pore Width (nm) Pore Volume (cm³/g) 3Mn/NAC before reaction testing 668.5 2.5 0.4 1.5Fe3Mn/NAC before reaction testing 675.3 2.4 0.5 3Mn/NAC after reaction testing 632.6 2.4 0.4 1.5Fe3Mn/NAC after reaction testing 658.5 2.4 0.4 The dispersions of MnOx and FeOx on NAC were further investigated by SEM-EDS mapping. These data for as-prepared 1.5Fe3Mn/NAC, Figure 6 show the Mn signal was evenly distributed over the entire surface that was imaged while the Fe signal had slightly less of an even distribution. These data suggest that before reaction testing the MnOx and FeOx are mostly distributed uniformly on the NAC surfaces. Elemental concentrations were also acquired using EDS data, a spectrum for which is displayed in Figure 7 along with the elemental concentrations. These concentrations were very close to the preparation concentrations of 1.5Fe and 3Mn. Energies 2019, 12, x FOR PEER REVIEW 8 of 14 <text:s/>(a)Distribution of Mn (b) Distribution of Fe Figure 6. Element distribution of Mn and Fe for the fresh 1.5Fe3Mn/NAC catalyst. Figure 7. Spectra of elements and their mass contents for fresh 1.5Fe3Mn/NAC catalyst obtained by SEM-EDS. 3.3. Promotion Mechanism of FeOx Addition 3.3.1. Physical Properties Evolution The SEM-EDS acquired Fe and Mn elemental distributions for 1.5Fe3Mn/NAC after reaction testing, as shown in Figure 8. Some agglomeration of Fe and Mn distributions can be found as compared to the distributions within the as-prepared catalyst in Figure 6. These Fe agglomerates are seen in the bright contrast areas on the catalyst surfaces toward the right and lower sides of the distribution maps.</text:p>
          </table:table-cell>
        </table:table-row>
        <table:table-row table:style-name="ro17" table:visibility="filter">
          <table:table-cell office:value-type="string" calcext:value-type="string">
            <text:p>10.3390_en12224341</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Figure 3. Catalytic performance of XFe/NAC (X = 3, 5, 7) using C2H4 as a reductant. The reaction temperature was 150 °C, and the reaction conditions were 500 ppm NO, 500 ppm C2H4 and 3.0 vol.% O2 with a total flow rate of 1500 ml/min. Figure 4 displays NO conversion data for the mono-metal oxides of 3Fe/NAC and 3Mn/NAC, and the bimetallic oxides 1.5Fe3Mn/NAC and 1.0Fe3Mn/NAC versus time at a 150 °C reaction temperature. The bimetallic oxide catalysts had high initial activity and significantly better conversion maintenance than did the mono-metal oxide catalysts. Some deactivation was still evident for the bimetallic oxide catalysts after 2 h, however, the improvement in longer-term performance was evidence for synergistic effects between the Fe and Mn species. Time / min020406080100120NO Conversion / %020406080100150 oC180 oC 200 oC Time / min020406080100120NO Conversion / %0204060801003.0 %5.0 %7.0 %Energies 2019, 12, x FOR PEER REVIEW 5 of 14 <text:s/>Figure 2. Catalytic performance of 3Mn/NAC using C2H4 reductant. The reaction temperatures were 150, 180, and 200 °C, and the reaction conditions were 500 ppm NO, 500 ppm C2H4 and 3.0 vol.% O2 at a total flow rate of 1500 ml/min. The NO conversion testing data for XFe/NAC (X = 3, 5 and 7%) at 150 °C are presented in Figure 3. Similar to the 3Mn/NAC data in Figure 2, the NO conversion declined dramatically after 15–20 min; it then leveled to values near 20% after about 80 min of testing, similar to the data for 3Mn/NAC. The Fe concentration had no significant effect on overall NO conversion. In summary, mono-metal oxide of either MnOx or FeOx on NAC had initial high NO conversion that was followed by rapid declines in activity after only 15–20 min from the beginning of reaction testing. Figure 3.</text:p>
          </table:table-cell>
        </table:table-row>
        <table:table-row table:style-name="ro15" table:visibility="filter">
          <table:table-cell office:value-type="string" calcext:value-type="string">
            <text:p>10.3390_en12224341</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Ten grams of each sample was placed in a ﬁxed-bed quartz tube reactor (i.d. = 20 mm) which was externally heated by a temperature-controlled furnace. Gas flow rates were controlled by mass-flow controllers (MFCs, MF SHY 400, SHY company, Suzhou, China), with the simulated gas mixture regulated to 500 ppm NO, 500 ppm C2H4, 3.0 vol.% O2 and N2 as the balance flow with a total flow rate of 1500 ml/min. Gas mixtures were injected into the reactor after catalyst temperatures reached a stable set point for each test. Inlet and outlet gas concentrations of NO and NOX were analyzed by a flue gas analyzer (MRU, NOVA Plus, Heilbronn, Germany). From these data, the catalytic activities were calculated according to the following equation: NO conversion (cid:4666)%(cid:4667)(cid:3404)(cid:4678)1(cid:3398)(cid:4670)NO(cid:4671)(cid:2925)(cid:2931)(cid:2930)(cid:4670)NO(cid:4671)(cid:2919)(cid:2924)(cid:4679)(cid:3400)100 (2) where the subscripts in and out indicate the inlet and outlet concentrations, respectively. Figure 1. Schematic of the bench-scale setup. 3. Results and Discussion 3.1. Catalytic Performance The NO conversion data versus time at different temperatures are shown in Figure 2 while using the 3Mn/NAC catalyst. It was used to provide baseline data that could be compared with previously published data [39]. Nearly 100% NO conversion occurred during the first 20 min at all temperatures (150 °C, 180 °C and 200 °C), but it suffered rapid declines after this initial period and showed less than 20% conversion after 2 h of testing. The temperature dependence of the activity followed the order of 150 °C &gt; 180 °C &gt; 200 °C. Energies 2019, 12, 4341</text:p>
          </table:table-cell>
        </table:table-row>
        <table:table-row table:style-name="ro21" table:visibility="filter">
          <table:table-cell office:value-type="string" calcext:value-type="string">
            <text:p>10.3390_en12224341</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A peak at 650 cm−1 in the as-prepared catalyst is attributed to Fe-O-Mn bond vibrations [45]; this band also was observed in the reaction tested catalyst but is narrower and higher in intensity. The narrowing of this band after testing suggests a higher degree of order or crystallinity in the Fe3Mn3O8 species than before testing. Increased crystallinity as a result of testing points to a reordering or redistribution of the FeOx and MnOx species, a result also suggested by the SEM-EDS data from the as-prepared and tested catalysts. This redistribution would decrease the availability of active catalytic sites and could cause decreased NO conversion at the longer reaction times near 2 h. Figure 10. Raman spectra of 1.5Fe3Mn/NAC catalyst before and after reaction testing. Energies 2019, 12, x FOR PEER REVIEW 10 of 14 attributed to Fe3Mn3O8 [43]; although the intensities and widths of these Fe-related peaks were the same in the fresh and tested catalysts, it is rather difficult to determine whether Fe and Mn crystallinities have changed during testing because the XRD peaks are weak. Nevertheless, incorporating FeOx with the MnOx did cause the formation of Fe3Mn3O8 solid solutions which may be an active species in the FeOx-MnOx/NAC catalysts for NO conversion [43,44]. Figure 9. XRD spectra of 1.5Fe3Mn/NAC catalyst before and after reaction testing. Raman spectra from 1.5Fe3Mn/NAC were also acquired before and after reaction testing, as shown in Figure 10. The spectrum of the fresh catalyst contained bands at 1360 cm−1 (labeled D), 1610 cm−1 (G) and triplet structured bands near 3000 cm−1 (2D); these are attributed to the activated carbon support [40] and are present with similar intensities in the reaction tested catalyst. A peak at 650 cm−1 in the as-prepared catalyst is attributed to Fe-O-Mn bond vibrations [45]; this band also was observed in the reaction tested catalyst but is narrower and higher in intensity.</text:p>
          </table:table-cell>
        </table:table-row>
        <table:table-row table:style-name="ro8">
          <table:table-cell office:value-type="string" calcext:value-type="string">
            <text:p>10.3390_en13010140</text:p>
          </table:table-cell>
          <table:table-cell office:value-type="string" calcext:value-type="string">
            <text:p>case study data, data</text:p>
          </table:table-cell>
          <table:table-cell office:value-type="float" office:value="185" calcext:value-type="float">
            <text:p>185</text:p>
          </table:table-cell>
          <table:table-cell/>
          <table:table-cell office:value-type="float" office:value="0" calcext:value-type="float">
            <text:p>0</text:p>
          </table:table-cell>
          <table:table-cell office:value-type="string" calcext:value-type="string">
            <text:p>To validate the proposed technique in this paper, the IEEE 33-Bus system has been utilized as a case study and incorporated the provided data in [33]. The system is linked with the utility grid via a transmission line with limited capacity. The presented work contains four cases that have been simulated using MATLAB software. The focus of this work was the total power losses reduction in DN. Starting with the reference case study, which is used to compare the improvements before and after the addition of the solar PV systems, an aggregated BESS or distributed BESSs. Hence, the reference case demonstrates the DN with no solar PV systems and BESS. This case is used as a reference while comparing the total power losses reduction in all considered cases. Then Case-I considers only PVs in place. After that, Case-II includes solar PVs and an aggregated BESS. Finally, Case-III comprises solar PVs and distributed BESSs. A detailed description of each case is presented as per the following subsections:</text:p>
          </table:table-cell>
        </table:table-row>
        <table:table-row table:style-name="ro19">
          <table:table-cell office:value-type="string" calcext:value-type="string">
            <text:p>10.3390_en13010140</text:p>
          </table:table-cell>
          <table:table-cell office:value-type="string" calcext:value-type="string">
            <text:p>case study data, data</text:p>
          </table:table-cell>
          <table:table-cell office:value-type="float" office:value="337" calcext:value-type="float">
            <text:p>337</text:p>
          </table:table-cell>
          <table:table-cell/>
          <table:table-cell office:value-type="float" office:value="0" calcext:value-type="float">
            <text:p>0</text:p>
          </table:table-cell>
          <table:table-cell office:value-type="string" calcext:value-type="string">
            <text:p>Energies 2020, 13, x FOR PEER REVIEW 8 of 16 operation is the operation that will do this task as shown in (13) and (14), where γ and σ are random numbers between 0 and 1. ()mdmmnXXXXγ=+− (11) ()ndnnmXXXXγ=+− (12) maxmin()mdmdXXXXσ=+− (13) maxmin()ndndXXXXσ=+−. (14) Several GA approaches have been utilized in recent studies such as [7,15,29]. It indicates and highlights the high effectiveness of the GA compared to other stochastic approaches that are based on the error percentage of the solution and the processing duration. Figure 5 illustrates the utilization of GA to find the optimal allocation of BESS. DN DataBESS DataGA and Load FlowOptimal Allocation of BESS Figure 5. Illustration of GA utilization to find BESS optimal allocation. In this study, the DN data and the BESSs data are fed as inputs to the GA. The input data has been processed through many iterations and GA internal operations. The resultant of the GA processing is the optimal locations of the BESSs in the DN which assure the minimum average power losses. 4. Results and Discussions To validate the proposed technique in this paper, the IEEE 33-Bus system has been utilized as a case study and incorporated the provided data in [33]. The system is linked with the utility grid via a transmission line with limited capacity. The presented work contains four cases that have been simulated using MATLAB software. The focus of this work was the total power losses reduction in DN. Starting with the reference case study, which is used to compare the improvements before and after the addition of the solar PV systems, an aggregated BESS or distributed BESSs. Hence, the reference case demonstrates the DN with no solar PV systems and BESS.</text:p>
          </table:table-cell>
        </table:table-row>
        <table:table-row table:style-name="ro19">
          <table:table-cell office:value-type="string" calcext:value-type="string">
            <text:p>10.3390_en13010140</text:p>
          </table:table-cell>
          <table:table-cell office:value-type="string" calcext:value-type="string">
            <text:p>case study data, data</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DN DataBESS DataGA and Load FlowOptimal Allocation of BESS Figure 5. Illustration of GA utilization to find BESS optimal allocation. In this study, the DN data and the BESSs data are fed as inputs to the GA. The input data has been processed through many iterations and GA internal operations. The resultant of the GA processing is the optimal locations of the BESSs in the DN which assure the minimum average power losses. 4. Results and Discussions To validate the proposed technique in this paper, the IEEE 33-Bus system has been utilized as a case study and incorporated the provided data in [33]. The system is linked with the utility grid via a transmission line with limited capacity. The presented work contains four cases that have been simulated using MATLAB software. The focus of this work was the total power losses reduction in DN. Starting with the reference case study, which is used to compare the improvements before and after the addition of the solar PV systems, an aggregated BESS or distributed BESSs. Hence, the reference case demonstrates the DN with no solar PV systems and BESS. This case is used as a reference while comparing the total power losses reduction in all considered cases. Then Case-I considers only PVs in place. After that, Case-II includes solar PVs and an aggregated BESS. Finally, Case-III comprises solar PVs and distributed BESSs. A detailed description of each case is presented as per the following subsections: 4.1. Distribution System with Solar PVs: Case-I Six solar PVs, each with a size of 1.6 kW, are added arbitrary in the distribution network, as shown in Figure 6. This case demonstrates DN with a high level of PV penetration. The PVs are installed on buses 3, 8, 14, 25, 30, and 31. Energies 2020, 13, 140</text:p>
          </table:table-cell>
        </table:table-row>
        <table:table-row table:style-name="ro2" table:visibility="filter">
          <table:table-cell office:value-type="string" calcext:value-type="string">
            <text:p>10.3390_en13010140</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cknowledgments: We would like to thank the Operation and Control Department at National Grid-SA for facilitating the required data to complete this study.</text:p>
          </table:table-cell>
        </table:table-row>
        <table:table-row table:style-name="ro9" table:visibility="filter">
          <table:table-cell office:value-type="string" calcext:value-type="string">
            <text:p>10.3390_en13010140</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In this study, the DN data and the BESSs data are fed as inputs to the GA. The input data has been processed through many iterations and GA internal operations. The resultant of the GA processing is the optimal locations of the BESSs in the DN which assure the minimum average power losses.</text:p>
          </table:table-cell>
        </table:table-row>
        <table:table-row table:style-name="ro4" table:visibility="filter">
          <table:table-cell office:value-type="string" calcext:value-type="string">
            <text:p>10.3390_en13010140</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Author Contributions: Conceptualization, H.A., A.A. and M.K.; methodology, H.A., A.A. and M.K.; software, H.A. and A.A.; validation, H.A. and A.A.; formal analysis, H.A., A.A. and M.K.; investigation, H.A., A.A. and M.K.; resources, M.K.; data curation, H.A. and A.A.; writing—original draft preparation, H.A., A.A. and M.K.; writing—review and editing, H.A., A.A. and M.K.; visualization, H.A. and A.A.; supervision, M.K.; project administration, H.A., A.A. and M.K.; funding acquisition, M.K. All authors have read and agreed to the published version of the manuscript.</text:p>
          </table:table-cell>
        </table:table-row>
        <table:table-row table:style-name="ro2">
          <table:table-cell office:value-type="string" calcext:value-type="string">
            <text:p>10.3390_en13010197</text:p>
          </table:table-cell>
          <table:table-cell office:value-type="string" calcext:value-type="string">
            <text:p>code</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32. DL/T 596—1996 Prevenive Test Code for Electric Power Equipment; China Electric Power Press: Beijing, China,</text:p>
          </table:table-cell>
        </table:table-row>
        <table:table-row table:style-name="ro2" table:visibility="filter">
          <table:table-cell office:value-type="string" calcext:value-type="string">
            <text:p>10.3390_en13010197</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able 6. The original data of distribution transformer.</text:p>
          </table:table-cell>
        </table:table-row>
        <table:table-row table:style-name="ro2" table:visibility="filter">
          <table:table-cell office:value-type="string" calcext:value-type="string">
            <text:p>10.3390_en1301019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rticle An Assessment of the Condition of Distribution Network Equipment Based on Large Data Fuzzy Decision-Making</text:p>
          </table:table-cell>
        </table:table-row>
        <table:table-row table:style-name="ro2" table:visibility="filter">
          <table:table-cell office:value-type="string" calcext:value-type="string">
            <text:p>10.3390_en1301019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is paper selects 16 distribution transformer data in a certain area to verify the proposed state</text:p>
          </table:table-cell>
        </table:table-row>
        <table:table-row table:style-name="ro2" table:visibility="filter">
          <table:table-cell office:value-type="string" calcext:value-type="string">
            <text:p>10.3390_en13010197</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22. Lei, F. Study on Condition Assessment and Fault Diagnosis for Power Transformers Based on Big Data</text:p>
          </table:table-cell>
        </table:table-row>
        <table:table-row table:style-name="ro2" table:visibility="filter">
          <table:table-cell office:value-type="string" calcext:value-type="string">
            <text:p>10.3390_en1301019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ccording to the Equation (3), the qualitative index, the quantitative index and the weight data in</text:p>
          </table:table-cell>
        </table:table-row>
        <table:table-row table:style-name="ro2" table:visibility="filter">
          <table:table-cell office:value-type="string" calcext:value-type="string">
            <text:p>10.3390_en1301019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data in F is normalized to obtain the fuzzy decision matrix D. According to Equation (10), the fuzzy positive ideal M+ and the fuzzy negative ideal M</text:p>
          </table:table-cell>
        </table:table-row>
        <table:table-row table:style-name="ro2" table:visibility="filter">
          <table:table-cell office:value-type="string" calcext:value-type="string">
            <text:p>10.3390_en13010197</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The basic solution steps for the compromising fuzzy decision are as follows: Step 1: The indicator data is transformed into a triangle fuzzy number representation. Let F(R) be</text:p>
          </table:table-cell>
        </table:table-row>
        <table:table-row table:style-name="ro9" table:visibility="filter">
          <table:table-cell office:value-type="string" calcext:value-type="string">
            <text:p>10.3390_en13010197</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uring the operation of the distribution network equipment, a large number of data are generated, including real-time data, historical data, hardware information, environmental conditions, etc. Therefore, appropriate processing is required to extract key state quantities and establish reasonable evaluation criteria.</text:p>
          </table:table-cell>
        </table:table-row>
        <table:table-row table:style-name="ro10" table:visibility="filter">
          <table:table-cell office:value-type="string" calcext:value-type="string">
            <text:p>10.3390_en1301019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In order to reduce the inﬂuence of subjective factors caused by expert experience and avoid errors caused by data redundancy or errors or omissions, this paper adopts a combination of eclectic fuzzy decision-making and multi-level fuzzy comprehensive evaluation to improve the evaluation accuracy of distribution transformer state assessment. The speciﬁc steps of the model are as follows:</text:p>
          </table:table-cell>
        </table:table-row>
        <table:table-row table:style-name="ro10" table:visibility="filter">
          <table:table-cell office:value-type="string" calcext:value-type="string">
            <text:p>10.3390_en13010197</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Due to the wide distribution and large amount of distribution equipment, and the large amount of operational monitoring data without uniform evaluation standards, great diﬃculties have been brought to the assessment of distribution equipment [4–10]. As one of the most important pieces of equipment of a distribution network, power transformers have also been paid much attention.</text:p>
          </table:table-cell>
        </table:table-row>
        <table:table-row table:style-name="ro10" table:visibility="filter">
          <table:table-cell office:value-type="string" calcext:value-type="string">
            <text:p>10.3390_en1301019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Step 5: After obtaining the weight distribution, replace it with Step 3 in the basic solution step of the compromise fuzzy decision, that is, the establishment of the fuzzy weight, and then obtain the ﬁnal computer expert library through repeated iterations. This not only gives a review of the computer expert library for the new data, but also expands the sample data for the computer expert library.</text:p>
          </table:table-cell>
        </table:table-row>
        <table:table-row table:style-name="ro3" table:visibility="filter">
          <table:table-cell office:value-type="string" calcext:value-type="string">
            <text:p>10.3390_en1301019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According to Table 2, there are 13 key state quantities of distribution transformers, including four quantitative indicators and nine qualitative indicators. To reduce data redundancy and clearly show the accuracy of the algorithm, Table 6 shows the rating of the ﬁve major factor sets of the distribution transformer, including a quantitative indicator: winding DC resistance; and four qualitative indicators: 6 and marking situation µ sealing performance µ 8.</text:p>
          </table:table-cell>
        </table:table-row>
        <table:table-row table:style-name="ro10" table:visibility="filter">
          <table:table-cell office:value-type="string" calcext:value-type="string">
            <text:p>10.3390_en1301019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Author Contributions: Conceptualization, N.W.; methodology, F.Z.; software, N.W.; validation F.Z.; formal analysis, F.Z.; investigation, F.Z.; resources, N.W.; data curation, N.W.; writing—original draft preparation, F.Z.; writing—review and editing, N.W.; supervision, N.W.; project administration, N.W.; and funding acquisition, F.Z. All authors have read and agreed to the published version of the manuscript.</text:p>
          </table:table-cell>
        </table:table-row>
        <table:table-row table:style-name="ro4" table:visibility="filter">
          <table:table-cell office:value-type="string" calcext:value-type="string">
            <text:p>10.3390_en13010197</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 above evaluation methods consider the basic parameters of the transformer, operational data and other factors, but the evaluation criteria are greatly inﬂuenced by subjective factors, such as the experience of evaluating individuals and experts. Therefore, it is important to determine an evaluation method that is more in line with the actual operating conditions of the power distribution equipment, which can provide assistance for the state assessment of the distribution transformer, and have reference value for the economics of the power supply enterprise and the reliability of the power marketing.</text:p>
          </table:table-cell>
        </table:table-row>
        <table:table-row table:style-name="ro6" table:visibility="filter">
          <table:table-cell office:value-type="string" calcext:value-type="string">
            <text:p>10.3390_en13010197</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Taking the distribution transformer as an example, this paper establishes a self-assessment model of the distribution equipment based on multi-source heterogeneous information fusion. The operation conditions and reliability assessment of the equipment can be obtained through the integration of data from a variety of sources, and maintenance is arranged according to the health state of the equipment, which can support the improvement of power supply reliability and the economy of power marketing. This method reduces the inﬂuence of subjective factors brought by the expert review opinions; avoids errors caused by data redundancy or errors or omissions; and improves the reliability of data analysis and the accuracy of distribution equipment state assessment. The data of 16 distribution transformers in a certain area were selected, their status was evaluated. The eﬀectiveness of the method was veriﬁed by a practical example.</text:p>
          </table:table-cell>
        </table:table-row>
        <table:table-row table:style-name="ro8" table:visibility="filter">
          <table:table-cell office:value-type="string" calcext:value-type="string">
            <text:p>10.3390_en13010197</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Abstract: As one of the most important components of power grid, a distribution network is the most vulnerable part in the face of various uncertainties, and inﬂuences the stability and economy of a power system. In this paper, the operational information, hardware information and human factors were considered, and a state evaluation model of multi-source information fusion was established. Based on big data fuzzy iteration method and a weighted expert library, a weighted distribution of multi-source information was obtained, and an equipment condition assessment was carried out reasonably. Taking the distribution transformer as an example, the assessment showed that fusion of multi-source information presented in this paper is more comprehensive, and has the ability to reﬂect the state of equipment. The method proposed in this paper can accurately judge the running state of distribution equipment based on all kinds of information, and provides a reference for the follow-up power marketing for the status assessment of the user equipment.</text:p>
          </table:table-cell>
        </table:table-row>
        <table:table-row table:style-name="ro8" table:visibility="filter">
          <table:table-cell office:value-type="string" calcext:value-type="string">
            <text:p>10.3390_en1301019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China, 2007. Neto, A.C.; Da Silva, M.; Rodrigues, A.B. Impact of distributed generation on reliability evaluation of radial distribution systems under network constraints. In Proceedings of the 2006 International Conference on Probabilistic Methods Applied to Power Systems, Stockholm, Sweden, 11–15 June 2006; IEEE: Piscataway, NJ, USA, 2006; pp. 1–6. Tang, W.H.; Spurgeon, K.; Wu, Q.H.; Richardson, Z.J. An evidential reasoning approach to transformer condition assessments. IEEE Trans. Power Deliv. 2004, 19, 1696–1703. [CrossRef] Song, K.; Liu, R.-H.; Kang, Z.-J. Hybrid data mining based fault diagnosis for distribution systems. J. Electr. Power Sci. Technol. 2010, 2, 68–72. Zhang, Y.Y.; Wei, H.; Liao, R.J.; Wang, Y.Y.; Yang, L.J.; Yan, C.Y. A New Support Vector Machine Model Based on Improved Imperialist Competitive Algorithm for Fault Diagnosis of Oil-immersed Transformers. J. Electr. Eng. Technol. 2017, 12, 830–839. [CrossRef]</text:p>
          </table:table-cell>
        </table:table-row>
        <table:table-row table:style-name="ro2">
          <table:table-cell office:value-type="string" calcext:value-type="string">
            <text:p>10.3390_en13010197</text:p>
          </table:table-cell>
          <table:table-cell office:value-type="string" calcext:value-type="string">
            <text:p>database</text:p>
          </table:table-cell>
          <table:table-cell office:value-type="float" office:value="12" calcext:value-type="float">
            <text:p>12</text:p>
          </table:table-cell>
          <table:table-cell/>
          <table:table-cell office:value-type="float" office:value="0" calcext:value-type="float">
            <text:p>0</text:p>
          </table:table-cell>
          <table:table-cell office:value-type="string" calcext:value-type="string">
            <text:p>3. Weight Determination Based on Fuzzy Iteration and Expert Weighted Database</text:p>
          </table:table-cell>
        </table:table-row>
        <table:table-row table:style-name="ro11">
          <table:table-cell office:value-type="string" calcext:value-type="string">
            <text:p>10.3390_en13010197</text:p>
          </table:table-cell>
          <table:table-cell office:value-type="string" calcext:value-type="string">
            <text:p>database, data</text:p>
          </table:table-cell>
          <table:table-cell office:value-type="float" office:value="112" calcext:value-type="float">
            <text:p>112</text:p>
          </table:table-cell>
          <table:table-cell/>
          <table:table-cell office:value-type="float" office:value="0" calcext:value-type="float">
            <text:p>0</text:p>
          </table:table-cell>
          <table:table-cell office:value-type="string" calcext:value-type="string">
            <text:p>After the key state quantity of the power distribution switch is selected, it is necessary to perform reasonable weight allocation for each state quantity to perform comprehensive evaluation of the state of the distribution network equipment. In this paper, we use the eclectic fuzzy decision-making and multi-level fuzzy comprehensive evaluation model to analyze the previous data of the distribution transformer; continuously update the weight ratio of the evaluation set through the weight inverse operation; reduce the inﬂuence of subjective factors brought by the expert review opinions; and improve the data, the reliability of the analysis and ultimately the establishment of a weight expert database.</text:p>
          </table:table-cell>
        </table:table-row>
        <table:table-row table:style-name="ro8">
          <table:table-cell office:value-type="string" calcext:value-type="string">
            <text:p>10.3390_en13010197</text:p>
          </table:table-cell>
          <table:table-cell office:value-type="string" calcext:value-type="string">
            <text:p>database, data</text:p>
          </table:table-cell>
          <table:table-cell office:value-type="float" office:value="156" calcext:value-type="float">
            <text:p>156</text:p>
          </table:table-cell>
          <table:table-cell/>
          <table:table-cell office:value-type="float" office:value="0" calcext:value-type="float">
            <text:p>0</text:p>
          </table:table-cell>
          <table:table-cell office:value-type="string" calcext:value-type="string">
            <text:p>In this paper, based on the large amount of operational information generated during the operation of the distribution network equipment, a state evaluation model of the distribution network equipment integrating multi-source information is established. The model comprehensively considers the critical state quantities of the distribution network equipment, and based on the fuzzy iterative method of big data and the establishment of the weight expert database, weights the multi-source information and reasonably evaluates the equipment status. Finally, taking the distribution transformer as an example, the evaluation results of the fusion of multi-source information proposed in this paper are proved to be more comprehensive. The method proposed in this paper can accurately judge the running status of the power distribution equipment based on various types of information, and provide a reference for the subsequent power marketing evaluation of the user equipment state, which is more instructive.</text:p>
          </table:table-cell>
        </table:table-row>
        <table:table-row table:style-name="ro15">
          <table:table-cell office:value-type="string" calcext:value-type="string">
            <text:p>10.3390_en13010197</text:p>
          </table:table-cell>
          <table:table-cell office:value-type="string" calcext:value-type="string">
            <text:p>database, data</text:p>
          </table:table-cell>
          <table:table-cell office:value-type="float" office:value="267" calcext:value-type="float">
            <text:p>267</text:p>
          </table:table-cell>
          <table:table-cell/>
          <table:table-cell office:value-type="float" office:value="0" calcext:value-type="float">
            <text:p>0</text:p>
          </table:table-cell>
          <table:table-cell office:value-type="string" calcext:value-type="string">
            <text:p>The fuzzy positive ideal and the fuzzy negative ideal are determined by analyzing a large number of transformers of the same type. This paper adopts a combination of eclectic fuzzy decision-making and multilevel fuzzy comprehensive evaluation, and the weights of quantitative indicators and qualitative indicators can be obtained by performing repeated fuzzy iterations. The weight ratio of the evaluation set is constantly updated through the weight inverse operation, reducing the inﬂuence of subjective factors brought by the expert review opinions and avoiding errors caused by data redundancy or errors or omissions, which improving the reliability of data analysis and promoting the establishment of the weight expert database, ﬁnally. The distances between the evaluated object and the fuzzy positive and negative ideals are determined, and the membership degree belonging to the fuzzy positive ideal is calculated. The greater the membership degree, the better the state of the transformer. The smaller the membership degree, the worse the state of the transformer, so it is necessary for the operation and maintenance personnel to pay attention to it and arrange the maintenance work in good time. The comparison and analysis of the relevant data in Tables 6 and 8 show that the ﬁnal score of each transformer in Table 8 can truly reﬂect the actual operation status of the transformer in Table 6, which provides quantitative parameters for the evaluation of distribution equipment, and which is beneﬁcial to the further focus and ﬁeld evaluation of the equipment, providing help for maintenance and operation.</text:p>
          </table:table-cell>
        </table:table-row>
        <table:table-row table:style-name="ro21">
          <table:table-cell office:value-type="string" calcext:value-type="string">
            <text:p>10.3390_en13010197</text:p>
          </table:table-cell>
          <table:table-cell office:value-type="string" calcext:value-type="string">
            <text:p>database, data</text:p>
          </table:table-cell>
          <table:table-cell office:value-type="float" office:value="305" calcext:value-type="float">
            <text:p>305</text:p>
          </table:table-cell>
          <table:table-cell/>
          <table:table-cell office:value-type="float" office:value="0" calcext:value-type="float">
            <text:p>0</text:p>
          </table:table-cell>
          <table:table-cell office:value-type="string" calcext:value-type="string">
            <text:p>Energies 2020, 13, x FOR PEER REVIEW 7 of 15 improve the data, the reliability of the analysis and ultimately the establishment of a weight expert database. 3.1. Compromising Fuzzy Decision Weight Solving Process The flow chart of the compromise fuzzy decision [34] is shown in Figure 1. The basic principle is the virtual fuzzy positive ideal and the fuzzy negative ideal. Then, the Euclidean distance method is used to determine the distance between the candidate object and the fuzzy positive and negative ideals, and the membership degree belonging to the fuzzy positive ideal is calculated to determine the selection scheme. The greater the degree of membership, the better the solution and the priority. Triangle fuzzy number expression of indicator dataNormalization of fuzzy indicator matrixConstruct a fuzzy decision matrix, that is to perform weightingDetermine fuzzy positive ideals and fuzzy negative idealsMake fuzzy preference decision to obtain the membership degree of the evaluation objectInversely calculate counterweights by frequency statistics, or determine counterweights by fuzzy analytic hierarchy processCompare the inverse weight with the fuzzy weight and calculate the approximate rateApproximation rate is greater than expectedOutput the membership of the evaluation objectInversely calculate counterweights by frequency statistics, or determine counterweights by fuzzy analytic hierarchy processMake the inverse weights the construction weightsReconstruct fuzzy decision matrixendApproximation rate is smaller than expected Figure 1. A flow chart of eclectic fuzzy decision-making model. The basic solution steps for the compromising fuzzy decision are as follows: Step 1: The indicator data is transformed into a triangle fuzzy number representation. Let()FR be the overall fuzzy set on R, set ()MFR∈. The membership function Mμ of M is expressed as Energies 2020, 13, 197</text:p>
          </table:table-cell>
        </table:table-row>
        <table:table-row table:style-name="ro3">
          <table:table-cell office:value-type="string" calcext:value-type="string">
            <text:p>10.3390_en13020429</text:p>
          </table:table-cell>
          <table:table-cell office:value-type="string" calcext:value-type="string">
            <text:p>code</text:p>
          </table:table-cell>
          <table:table-cell office:value-type="float" office:value="105" calcext:value-type="float">
            <text:p>105</text:p>
          </table:table-cell>
          <table:table-cell/>
          <table:table-cell office:value-type="float" office:value="0" calcext:value-type="float">
            <text:p>0</text:p>
          </table:table-cell>
          <table:table-cell office:value-type="string" calcext:value-type="string">
            <text:p>Simulink 1N). This is mostly due to the lower running time of the plant (9.42% lower). On the other hand, the ORC unit works most of the time at operating conditions having higher electrical eﬃciencies and as a result the mean electric eﬃciency is 3% higher (6.65% compared to 6.44% of the Simulink 1N). The CPU time in Table 3 is measured on a workstation equipped with 32 GB of RAM and the Intel Xeon E5530 @ 2.4 Ghz processor whilst the code is able to use a single thread only.</text:p>
          </table:table-cell>
        </table:table-row>
        <table:table-row table:style-name="ro11">
          <table:table-cell office:value-type="string" calcext:value-type="string">
            <text:p>10.3390_en13020429</text:p>
          </table:table-cell>
          <table:table-cell office:value-type="string" calcext:value-type="string">
            <text:p>code</text:p>
          </table:table-cell>
          <table:table-cell office:value-type="float" office:value="137" calcext:value-type="float">
            <text:p>137</text:p>
          </table:table-cell>
          <table:table-cell/>
          <table:table-cell office:value-type="float" office:value="0" calcext:value-type="float">
            <text:p>0</text:p>
          </table:table-cell>
          <table:table-cell office:value-type="string" calcext:value-type="string">
            <text:p>. where the source term Qloss included in the advection Equation (1) can be positive in the case of heat losses from the internal ﬂuid to the ambient and vice versa. Considering that the pipelines under investigation are referred to a microscale CHP plant, a detailed solution of the equation as for DH networks is not necessary whilst the robustness and the velocity of the solving code are preferred. Hence, all the terms of the second member of Equation (1) can be deleted and the source term excluded, with good approximation. Indeed, Van der Heijde et al. [5] have shown that the diﬀusivity term can be neglected, while the pressure diﬀerence and the wall friction are not relevant in comparison with the</text:p>
          </table:table-cell>
        </table:table-row>
        <table:table-row table:style-name="ro2" table:visibility="filter">
          <table:table-cell office:value-type="string" calcext:value-type="string">
            <text:p>10.3390_en1302042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e temperature proﬁle along the pipeline with the experimental data for a number of thermal nodes in the range 10–20.</text:p>
          </table:table-cell>
        </table:table-row>
        <table:table-row table:style-name="ro5" table:visibility="filter">
          <table:table-cell office:value-type="string" calcext:value-type="string">
            <text:p>10.3390_en1302042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In order to better appreciate the inﬂuence of the diﬀerent models of pipelines on the energy performance of small-scale concentrated solar plants, the case of the Innova Microsolar plant [18] has been considered. In particular, the system consists of: (i) a 146 m2 linear Fresnel reﬂectors (LFR) solar ﬁeld, (ii) a 3.8 ton latent heat thermal energy storage system equipped with reversible heat pipes, and (iii) an organic Rankine cycle unit designed for a power production of 2 kWe/18 kWth, as extensively discussed in [19]. For the purpose of this analysis, the characteristics of the tubes (length, internal diameter and insulating material) are the same as in the Innova Microsolar, thus making possible in the future the comparison of the numerical simulations with the experimental data once the plant is in full operation.</text:p>
          </table:table-cell>
        </table:table-row>
        <table:table-row table:style-name="ro5">
          <table:table-cell office:value-type="string" calcext:value-type="string">
            <text:p>10.3390_en13020505</text:p>
          </table:table-cell>
          <table:table-cell office:value-type="string" calcext:value-type="string">
            <text:p>code</text:p>
          </table:table-cell>
          <table:table-cell office:value-type="float" office:value="156" calcext:value-type="float">
            <text:p>156</text:p>
          </table:table-cell>
          <table:table-cell/>
          <table:table-cell office:value-type="float" office:value="0" calcext:value-type="float">
            <text:p>0</text:p>
          </table:table-cell>
          <table:table-cell office:value-type="string" calcext:value-type="string">
            <text:p>Battery companies have the code of quality assurance of their products to ensure that the battery can operates normally for a certain number of cycles. In this paper, throughput capacity of energy is used as a life standard to evaluate whether the ESS should be retired. According to the battery energy, the number of life cycles, the cut-oﬀ capacity and the depth of discharge (DOD) speciﬁed in the technical agreement, the total throughput capacity of energy of the LTO battery can be calculated by Equation (18). When the cumulative energy throughput of the battery in actual use reaches this value, it can be judged that the battery should be out of service, as shown in Equation (19). At the same time, the decline of the battery life can also be roughly judged based on the used energy throughput.</text:p>
          </table:table-cell>
        </table:table-row>
        <table:table-row table:style-name="ro2" table:visibility="filter">
          <table:table-cell office:value-type="string" calcext:value-type="string">
            <text:p>10.3390_en1302050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12. Data perspective of the output diﬀerence: (a) diﬀerence of power without ESS and output power of ESS and (b) diﬀerence of power without ESS and diﬀerence of power with ESS.</text:p>
          </table:table-cell>
        </table:table-row>
        <table:table-row table:style-name="ro4" table:visibility="filter">
          <table:table-cell office:value-type="string" calcext:value-type="string">
            <text:p>10.3390_en13020505</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In this paper, the LTO is used in ESS, which has better performance in terms of safety, C-rate and cycle life [19]. Based on characteristics and state of energy (SOE) of LTO ESS, the control strategy and capacity conﬁguration are also developed. A cost-beneﬁt model for ESS to participate in AGC ancillary services is established which beneﬁts are maximized while the payback period is minimized. The real-time data of the thermal power generating unit is used in the simulation. The result shows that the control strategy and the capacity conﬁguration method developed in this paper can improve the performance and economic return.</text:p>
          </table:table-cell>
        </table:table-row>
        <table:table-row table:style-name="ro8" table:visibility="filter">
          <table:table-cell office:value-type="string" calcext:value-type="string">
            <text:p>10.3390_en13020505</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The actual data of a 600 MW unit of a power plant is utilized as an example. The power system sent 1762 AGC setpoint commands to the units within 24 h, and the simulation of the 3 MWh ESS is shown in Figure 7. In Figure 7a, AGC represents the AGC command, and GEN represents the actual output of the unit. ALL represents the output of the whole system. It is seen that the system can basically satisfy the needs of the AGC ancillary service. In Figure 7b, it is demonstrated that the ESS is in an alternating charge and discharge state. Most of the output is less than 9 MW, only 1/2 of the rated power. In Figure 7c, the SOE is maintained within the range of 10–90%. During the simulation, the SOE only reaches the upper limit of output once. After reaching the upper limit, the strategy of active discharge and negative charging are adopted making the SOE quickly returned to about 50%, which means that the control strategy of this paper is very intelligent to eﬀectively control the SOE.</text:p>
          </table:table-cell>
        </table:table-row>
        <table:table-row table:style-name="ro8" table:visibility="filter">
          <table:table-cell office:value-type="string" calcext:value-type="string">
            <text:p>10.3390_en13020505</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In the AGC service, using SOC as a reference is not reliable. The open circuit voltage (OCV) of battery is higher when the battery SOC gets higher. Only using the SOC to estimate the remaining available capacity of the battery cannot fully characterize the actual remaining available energy of the system. Battery discharging at diﬀerent SOC with the same C-rate and same depth of discharge (DOD) has the same discharge capacity while the discharge energy is diﬀerent as the voltage varies under diﬀerent SOC. Therefore, using the state of energy (SOE) is more practical. In this paper, batteries are charged from SOC = 0% to 100% with a charging capacity of 5% SOC each time. After charging, battery rests for 1 h to get OCV data, do that work again but discharge batteries from SOC = 100% to 0%. Then there are two curves about that LTO battery are obtained, which are shown in Figure 3. As is shown in the graph, SOE and SOC are linear. This is because the real-time voltage while charging or discharging is aﬀected by the charging or discharging resistor.</text:p>
          </table:table-cell>
        </table:table-row>
        <table:table-row table:style-name="ro12" table:visibility="filter">
          <table:table-cell office:value-type="string" calcext:value-type="string">
            <text:p>10.3390_en13020505</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The control strategy of ESS participating in AGC was proposed in Reference [14], considering its rapid regulation characteristics. Reference [15] proposed ﬁve kinds of control strategies for frequency regulation, and proved that the depth of discharge in this application has a very limited impact on battery life. In Reference [16], a method was proposed to decompose the low (assigned to the thermal power unit) and the high (assigned to the ESS) frequency component of regulation requirement by means of discrete Fourier transform. A charge/discharge strategy and a capacity conﬁguration method with an oﬀ-limit regression scheme of State of Charge (SOC) of ESS were proposed in Reference [17] to improve the AGC performance of a power plant on the basis of compensation policy of ancillary services in North China. Various factors including the suppression of reverse frequency regulation, dead zone oscillation, ESS over discharge, and forced SOC homing were considered by an optimal control strategy proposed in Reference [18]. And the simulation using actual operation data of a power station was conducted with particle swarm optimization (PSO) algorithm. The results showed that both the frequency regulation performance and the operation cost of the method were better than those of the conventional unit.</text:p>
          </table:table-cell>
        </table:table-row>
        <table:table-row table:style-name="ro10" table:visibility="filter">
          <table:table-cell office:value-type="string" calcext:value-type="string">
            <text:p>10.3390_en13030593</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n the present study, Magic Formula tyre models for the longitudinal force and the lateral force are used. The Magic Formula is a semi-empirical equation that can closely match experimental data [19]. The speciﬁc coefﬁcients are derived from Appendix 3 of Pacejka [19] and are listed in Table 2. The equation for the longitudinal tyre force Fx can be expressed as</text:p>
          </table:table-cell>
        </table:table-row>
        <table:table-row table:style-name="ro13" table:visibility="filter">
          <table:table-cell office:value-type="string" calcext:value-type="string">
            <text:p>10.3390_en13030593</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Electric motor efﬁciency maps are functions of torque and speed. This work focuses on the control method and a small velocity range is studied. Therefore, the assumption is that within this limited speed range, the characteristic of the motor efﬁciency map is only a function of torque. Based on the characteristics of in-wheel motor data in Chen and Wang [8], two simpliﬁed in-wheel motor efﬁciency maps are designed where the efﬁciency is a function of the motor torque and the inverter loss is included in these maps. These two motor efﬁciency maps are scaled up compared to the motor in [8] to meet the slope and acceleration torque demand. In Figure 2, it can be observed that the maximum driving torque of the ﬁrst designed motor (Motor I) is 250 Nm and the maximum braking torque is −125 Nm. With Motor I, the total maximum driving torque of the four wheels is 1000 Nm, which is very close to the torque demand of 987.1 Nm. A larger torque margin is also considered to allow for manoeuvres demanding an even higher torque. Motor II in Figure 2 whose torque range is from −200 Nm to 400 Nm is therefore also considered.</text:p>
          </table:table-cell>
        </table:table-row>
        <table:table-row table:style-name="ro3" table:visibility="filter">
          <table:table-cell office:value-type="string" calcext:value-type="string">
            <text:p>10.3390_en1304084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uthor Contributions: Conceptualization, M.Z. and J.J.; methodology, M.Z.; software, J.J.; validation, M.Z., B.K.S. and J.J.; formal analysis, C.C.; investigation, C.C.; resources, P.L.; data curation, P.L.; writing—original draft preparation, C.C.; writing—review and editing, M.Z.; visualization, M.Z.; supervision, J.J.; project administration, M.Z.; funding acquisition, M.Z. All authors have read and agreed to the published version of the manuscript.</text:p>
          </table:table-cell>
        </table:table-row>
        <table:table-row table:style-name="ro8">
          <table:table-cell office:value-type="string" calcext:value-type="string">
            <text:p>10.3390_en13040898</text:p>
          </table:table-cell>
          <table:table-cell office:value-type="string" calcext:value-type="string">
            <text:p>code</text:p>
          </table:table-cell>
          <table:table-cell office:value-type="float" office:value="190" calcext:value-type="float">
            <text:p>190</text:p>
          </table:table-cell>
          <table:table-cell/>
          <table:table-cell office:value-type="float" office:value="0" calcext:value-type="float">
            <text:p>0</text:p>
          </table:table-cell>
          <table:table-cell office:value-type="string" calcext:value-type="string">
            <text:p>Supplementary Materials: The following are available online at http://www.mdpi.com/1996-1073/13/4/898/s1, Figure S1: Analysis of Desmodesmus sp. nl3 S516 intron. (a) Phylogenetic analysis of S516 group I introns of IE and IC1 classes amongst microalgae based on the P3–P8 conserved structures, (b) pairwise analysis of group I introns of the Scenedesmaceae family. Figure S2: Amino acid sequences of homing endonucleases (HE) of Naegleria jamiesoni (Njam, AAB71747.1), Porphyra umbilicalis (Pumb, AAV35433), Allovahlkampﬁa spelaea (Aspe, ABD62811), Coemansia mojavensis (Cmoj, BAB87243), Naegleria philippinensis (Nphil, CAJ44447), Desmodesmus opoliensis GS2j (DopS2j, AB917110), Sclerotinia sclerotiorium (Sscl, XP_001587714). Color code (according Clustal X color scheme): blue: hydrophobic residues; red: positively charged residues; magenta: negatively charged residues; green: polar residues; cyan: aromatic residues, orange: glycine residue, yellow: proline residue. See [21] for detailed analysis of HE.</text:p>
          </table:table-cell>
        </table:table-row>
        <table:table-row table:style-name="ro9" table:visibility="filter">
          <table:table-cell office:value-type="string" calcext:value-type="string">
            <text:p>10.3390_en13040898</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42. Khozin-Goldberg, I.; Boussiba, S. Concerns over the reporting of inconsistent data on fatty acid composition for microalgae of the genus Nannochloropsis (Eustigmatophyceae). J. Appl. Phycol. 2011, 23, 933–934. [CrossRef]</text:p>
          </table:table-cell>
        </table:table-row>
        <table:table-row table:style-name="ro3" table:visibility="filter">
          <table:table-cell office:value-type="string" calcext:value-type="string">
            <text:p>10.3390_en13040898</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40 mL of culture was harvested in a falcon tube. The tube was centrifuged at 1500 g for 10 min. The supernatant was discarded. Three mL of distilled water were added to the pellet and transferred to a pre-weighed glass tube. The glass tube was centrifuged at 800 g for 10 min to remove the supernatant. The glass tube containing wet biomass was allowed to dry in oven at 80 C until constant weight was achieved. Three biological triplicates were used. The data were expressed as mean ± standard deviation (±SD).</text:p>
          </table:table-cell>
        </table:table-row>
        <table:table-row table:style-name="ro4" table:visibility="filter">
          <table:table-cell office:value-type="string" calcext:value-type="string">
            <text:p>10.3390_en13040898</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solate nl3 and nl6 were cultivated in 250 mL Erlenmeyer ﬂasks containing sterile TAP (Tris-Acetate-Phosphate) medium [14] or Guillard’s F/2 medium (Sigma-Aldrich, St Louis, MO, USA) [15] with salinity ranging between 0–35%(cid:24) when speciﬁed. Cultures were aerated on a shaker and continuously illuminated with constant illumination of 200 µmol m C. The optical density at wavelength of 750 nm was measured every day to evaluate the cell density [16] using three biological replicates. The data were expressed as mean ± standard deviation (±SD).</text:p>
          </table:table-cell>
        </table:table-row>
        <table:table-row table:style-name="ro6" table:visibility="filter">
          <table:table-cell office:value-type="string" calcext:value-type="string">
            <text:p>10.3390_en13040898</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FAME analyses were conducted on a Trace GC2000-PolarisQ ion trap mass spectrometer (ThermoScientiﬁc, Waltham, MA, USA) coupled with CTC Combi-Pal autosampler (CTC Analytics, Zwingen, Switzerland). FAMES were separated in GC column SP2331 (30 m × 0.25 mm ID × 0.20 µm ﬁlm thickness, Supelco, Bellefonte, PA, USA). with helium as carrier gas. The GC temperature program ◦ C for 2 min; then ramped to 180 consisted of 4 thermal steps; the column was initially held at 60 C ◦ −1 to 250 at a rate of 5 C maintained during 1 min. Mass spectral proﬁle, comparison to external standards and retention time were criteria used to identify FAMES. Quantiﬁcation of FAMEs was done using calibration curves of FAME external standards and C15:0 internal standard. Three biological triplicates were used unless otherwise stated, and the data were expressed as mean ± standard deviation (±SD).</text:p>
          </table:table-cell>
        </table:table-row>
        <table:table-row table:style-name="ro8" table:visibility="filter">
          <table:table-cell office:value-type="string" calcext:value-type="string">
            <text:p>10.3390_en13040898</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1 mL of culture was harvested for protein assay. The pellet containing wet biomass was suspended in 1 mL 50 mm HEPES-KOH pH 7.2 and 5 µL phenylmethanesulfonyl ﬂuoride (PMSF) 100 µM. About C. 600 mg of glass beads (0.5 mm) were added to the tube and vortexed for 40 min at maximum level, 4 A 20 µL aliquot of the extract was used for Bradford assay [19]. The sample volume was brought to 100 µL with buﬀer solution (0.1 M NaOH, 0.1% Triton). The sample was mixed with 1 mL of Bradford reagent (1X). Dye will bind to protein to have a blue protein–dye form. Optical absorbance of mixture was read by PDA UV/VIS Lambda 265 Spectrophotometer (PerkinElmer, Waltham, MA, USA) at 595 nm. The concentration of protein in sample was presented as µg/mL and calculated based on the standard curve using optical absorbance against bovine serum albumin (BSA) concentration. Three biological triplicates were used unless otherwise stated. The data were expressed as mean ± standard deviation (±SD).</text:p>
          </table:table-cell>
        </table:table-row>
        <table:table-row table:style-name="ro15" table:visibility="filter">
          <table:table-cell office:value-type="string" calcext:value-type="string">
            <text:p>10.3390_en13040898</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Some of them also have a homing endonuclease (HE) gene that increases their ability to spread [52]. Nearly all the S516 introns of the Scenedesmaceae family analyzed in our study including that of Desmodesmus sp. nl3 are grouped in the phylogenetic tree based on the conserved P3–P8 structure of the introns (Figure S1a). When considering the entire sequence of the introns excluding endonuclease gene, pairwise similarity analysis suggests that the nl3 intron is much closer to the introns of D. intermedius (71.5% similarity) and D. opoliensis GS2m and GS2j (64–67% similarity, respectively), than to that of Coelastrella (46.5% similarity) (Figure S1b). In addition, the group I intron of D. opoliensis GS2j is longer than all others and has an HE with a His-Cys box domain [36] (Figure S2), suggesting that this intron could be mobile. HEs typically recognize sequences of 18–24 bp in intron-less sequences and introduce a double strand break. The double strand break is then repaired by copying the intron sequence in the intron-less DNA sequence [52]. Interestingly, the HE in the D. opoliensis GS2j intron is inserted into P9.3, which is also the branch whose length varies between the analyzed introns. Available data suggest that the introns in the algae studied here may have a common origin, subsequently either persisting (D. opoliensis GS2j) or changing with the degradation (D. intermedius, D. opoliensis GS2m, Desmodesmus sp. nl3) and ﬁnal loss of HE (Desmodesmus GM4i), and the intron itself, consistent with the homing life cycle of invasion and loss of the introns in closely related species [53].</text:p>
          </table:table-cell>
        </table:table-row>
        <table:table-row table:style-name="ro19" table:visibility="filter">
          <table:table-cell office:value-type="string" calcext:value-type="string">
            <text:p>10.3390_en13040898</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The nl3 isolate belongs to the Desmodesmus genus and phylogenetic analysis based on the 18S rDNA–ITS sequence shows that the strain groups with D. subspicatus. The strain has two group I introns, one S516 and S1046. The S516 group I intron was shown to display a typical secondary structure, which can be assigned to class E. Group I introns are found in organellar genomes of almost all eukaryotes and nuclear rDNA genes of unicellular eukaryotes such as fungi, algae and amoebae [20,52] and are able to self-splice at least in vitro to give the mature RNA sequence. Some of them also have a homing endonuclease (HE) gene that increases their ability to spread [52]. Nearly all the S516 introns of the Scenedesmaceae family analyzed in our study including that of Desmodesmus sp. nl3 are grouped in the phylogenetic tree based on the conserved P3–P8 structure of the introns (Figure S1a). When considering the entire sequence of the introns excluding endonuclease gene, pairwise similarity analysis suggests that the nl3 intron is much closer to the introns of D. intermedius (71.5% similarity) and D. opoliensis GS2m and GS2j (64–67% similarity, respectively), than to that of Coelastrella (46.5% similarity) (Figure S1b). In addition, the group I intron of D. opoliensis GS2j is longer than all others and has an HE with a His-Cys box domain [36] (Figure S2), suggesting that this intron could be mobile. HEs typically recognize sequences of 18–24 bp in intron-less sequences and introduce a double strand break. The double strand break is then repaired by copying the intron sequence in the intron-less DNA sequence [52]. Interestingly, the HE in the D. opoliensis GS2j intron is inserted into P9.3, which is also the branch whose length varies between the analyzed introns.</text:p>
          </table:table-cell>
        </table:table-row>
        <table:table-row table:style-name="ro10">
          <table:table-cell office:value-type="string" calcext:value-type="string">
            <text:p>10.3390_en13040898</text:p>
          </table:table-cell>
          <table:table-cell office:value-type="string" calcext:value-type="string">
            <text:p>database</text:p>
          </table:table-cell>
          <table:table-cell office:value-type="float" office:value="49" calcext:value-type="float">
            <text:p>49</text:p>
          </table:table-cell>
          <table:table-cell/>
          <table:table-cell office:value-type="float" office:value="0" calcext:value-type="float">
            <text:p>0</text:p>
          </table:table-cell>
          <table:table-cell office:value-type="string" calcext:value-type="string">
            <text:p>The overlapping partial sequences between two consecutive sequences were assembled using NCBI Blast Tool (Standard nucleotide blast) to obtain a complete 18S rDNA–ITS1-5.8S-ITS2 sequence which was compared with sequences on NCBI database for hits. The sequence of nl3 is deposited in GenBank (MN746324).</text:p>
          </table:table-cell>
        </table:table-row>
        <table:table-row table:style-name="ro11">
          <table:table-cell office:value-type="string" calcext:value-type="string">
            <text:p>10.3390_en13040898</text:p>
          </table:table-cell>
          <table:table-cell office:value-type="string" calcext:value-type="string">
            <text:p>database</text:p>
          </table:table-cell>
          <table:table-cell office:value-type="float" office:value="116" calcext:value-type="float">
            <text:p>116</text:p>
          </table:table-cell>
          <table:table-cell/>
          <table:table-cell office:value-type="float" office:value="0" calcext:value-type="float">
            <text:p>0</text:p>
          </table:table-cell>
          <table:table-cell office:value-type="string" calcext:value-type="string">
            <text:p>For identiﬁcation, sequence of 18S rDNA excluding the introns and complete ITS1-5.8S-ITS2 region of isolate nl3 was searched against non-redundant nucleotide database for homologous sequences using online blast program (BLASTN) (http://www.ncbi.nlm.nih.gov/BLAST/). Clustal X2.1 software was then employed for the automatic multiple alignments of homologous sequences and studied sequence. A preliminary analysis with Paup was carried out [22]. Phylogenetic trees were generated using maximum likelihood (ML, GTR, G + I:4 model) with TREEFINDER [23], distance (neighbour-joining, K2 model) and maximum parsimony (MP) with MEGA7 [24]), with 1000 bootstraps.</text:p>
          </table:table-cell>
        </table:table-row>
        <table:table-row table:style-name="ro16">
          <table:table-cell office:value-type="string" calcext:value-type="string">
            <text:p>10.3390_en13040898</text:p>
          </table:table-cell>
          <table:table-cell office:value-type="string" calcext:value-type="string">
            <text:p>database</text:p>
          </table:table-cell>
          <table:table-cell office:value-type="float" office:value="315" calcext:value-type="float">
            <text:p>315</text:p>
          </table:table-cell>
          <table:table-cell/>
          <table:table-cell office:value-type="float" office:value="0" calcext:value-type="float">
            <text:p>0</text:p>
          </table:table-cell>
          <table:table-cell office:value-type="string" calcext:value-type="string">
            <text:p>A PCR fragment was obtained using the primers NS1 and ITS4 (Table 1) for both strains named nl3 and nl6. These primers, originally described to amplify the 18S-ITS1-5.8S-ITS2 rDNA region in fungi [25], proved also to work well for land plants [26]. The PCR fragment has a size of around 3500 bp for nl3 and 2600 bp for nl6. PCR products were sequenced using the primers listed in Table 1 in both forward and reverse orientations and blasted against the sequences deposited on NCBI database. The BLAST search results showed for nl6 a 100% identity with N. salina (D12, accession number JX185299.1), while nl3 proved to be closer although not identical to Desmodesmus sp. GM4i (AB917136.1). The sequence of Desmodesmus sp. nl3 is deposited in GenBank (MN746324). Desmodesmus sp. nl3 and Desmodesmus sp. GM4i, both have an intron inserted at the same position in the 18S rDNA, S516 (referring to the insertion in the rDNA of E. coli), although the nl3 is longer in size (754 pb versus 404 bp). The presence of S516 intron in Desmodesmus GM4i has already been reported [27]. Therefore, we analyzed the secondary structure of the nl3 S516 intron. It comprises the 9 typical stem-loop structures of group I introns, with an additional loop of 347 bp at the level of the P9.3 branch (Figure 1). Overall, the deduced structure and sequence variations strongly indicate that the intron belongs to the E class [28], probably of the E2 type. Another group I intron, S1046, class C, is also present in the 18S rDNA of the strain nl3.</text:p>
          </table:table-cell>
        </table:table-row>
        <table:table-row table:style-name="ro2">
          <table:table-cell office:value-type="string" calcext:value-type="string">
            <text:p>10.3390_en13040898</text:p>
          </table:table-cell>
          <table:table-cell office:value-type="string" calcext:value-type="string">
            <text:p>dataset</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Datasets. Mol. Biol. Evol. 2016, 33, 1870–1874. [CrossRef]</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able 4. Data considered in each scenario for the microalgae culture.</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able 5. Data considered in each scenario for cultivated agricultural-silvicultural species.</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ll considered maps and data to obtain the appropriate areas for the implementation of</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3. Data considered in each scenario of the cardoon, miscanthus and paulownia.</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5 presents all the maps and data considered to obtain the areas with agricultural and</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for every species, considering the listed characteristics in Table 1 and Table 2.</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 Table 3 all the data considered to obtain the adequate areas for the implementation of cardoon,</text:p>
          </table:table-cell>
        </table:table-row>
        <table:table-row table:style-name="ro2" table:visibility="filter">
          <table:table-cell office:value-type="string" calcext:value-type="string">
            <text:p>10.3390_en13040937</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An infrastructure of spatial data was developed in order to facilitate the exchange and the use of the information among all of the beneficiary agents, with visualization and consultation through the web.</text:p>
          </table:table-cell>
        </table:table-row>
        <table:table-row table:style-name="ro9" table:visibility="filter">
          <table:table-cell office:value-type="string" calcext:value-type="string">
            <text:p>10.3390_en13040937</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This scenario was established to compare initially selected and consulted edapho-climatic characteristics for the paulownia planting, with other data presented on the Centre for Agriculture and Bioscience International—CABI website [47].</text:p>
          </table:table-cell>
        </table:table-row>
        <table:table-row table:style-name="ro9" table:visibility="filter">
          <table:table-cell office:value-type="string" calcext:value-type="string">
            <text:p>10.3390_en1304093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onflicts of Interest: The authors declare no conflict of interest. The funders had no role in the design of the study; in the collection, treatment analyses, or interpretation of data; in the writing of the manuscript; or in the decision to publish the results.</text:p>
          </table:table-cell>
        </table:table-row>
        <table:table-row table:style-name="ro10" table:visibility="filter">
          <table:table-cell office:value-type="string" calcext:value-type="string">
            <text:p>10.3390_en13040937</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This methodology was applied in order to compare the edapho-climatic characteristics previously consulted and initially selected as adequate for the cardoon growth, with other data presented on the website www.cabi.org that corresponds to a “Directory of Invasive Species” with detailed information about the most important characteristics of the cardoon [46].</text:p>
          </table:table-cell>
        </table:table-row>
        <table:table-row table:style-name="ro10" table:visibility="filter">
          <table:table-cell office:value-type="string" calcext:value-type="string">
            <text:p>10.3390_en13040937</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Concerning the data of the “COS 2010”, “CLC 2012” and “COS 2015”, the areas that have not been identified as artificialized territories, cultivated areas for agricultural and forestry species, wetlands and water bodies were selected, with the areas considered as marginal soils, due to their suitability for non-food crops, remaining of interest.</text:p>
          </table:table-cell>
        </table:table-row>
        <table:table-row table:style-name="ro10" table:visibility="filter">
          <table:table-cell office:value-type="string" calcext:value-type="string">
            <text:p>10.3390_en13040937</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Based on the results presented in Table 6, the scenarios with the largest proposed area for each species are the 4th scenario for the cardoon, miscanthus and paulownia crops, with it being very limited by the selected data in “COS 2010”, “CLC 2012”, “COS 2015” and by the map of “Natural and semi-natural vegetation with conservation value”.</text:p>
          </table:table-cell>
        </table:table-row>
        <table:table-row table:style-name="ro3" table:visibility="filter">
          <table:table-cell office:value-type="string" calcext:value-type="string">
            <text:p>10.3390_en1304093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implementation of energy crops in degraded and contaminated soils presents also a dual purpose: it allows the sustainable production of energy and soils can also be recovered for agriculture or forestry. This study combines GIS and a multiplicity of data in order to predict the availability of biomass for bioenergy, acting as support guidelines for further implementation elsewhere, as the methodology can be implemented in other countries or regions.</text:p>
          </table:table-cell>
        </table:table-row>
        <table:table-row table:style-name="ro10" table:visibility="filter">
          <table:table-cell office:value-type="string" calcext:value-type="string">
            <text:p>10.3390_en1304093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ree maps with the same data identified in the 2nd Scenario have been created: a map with all the cultivated areas of the “COS 2010”, another map with the represented parameters in “CLC 2012” and a last map, with the identified data in the “COS 2015”. These maps are only for know of cultivated area with agricultural and silvicultural species in each map of mainland Portugal.</text:p>
          </table:table-cell>
        </table:table-row>
        <table:table-row table:style-name="ro4" table:visibility="filter">
          <table:table-cell office:value-type="string" calcext:value-type="string">
            <text:p>10.3390_en13040937</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the cardoon and miscanthus the same maps of the 2nd Scenario were considered, with the exception of the “Natural and semi-natural vegetation with conservation value” map and those related to the “COS 2010”, “CLC 2012” and “COS 2015” not considered at the intersection as it presents a smaller number of data, limiting the area obtained as suitable for the cultivation of this crops. In the case of paulownia, the same as the two crops occurs but with the difference that the map of “Natural and semi-natural vegetation with conservation value” was considered.</text:p>
          </table:table-cell>
        </table:table-row>
        <table:table-row table:style-name="ro3" table:visibility="filter">
          <table:table-cell office:value-type="string" calcext:value-type="string">
            <text:p>10.3390_en1304093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Author Contributions: Conceptualization, A.R., P.M. and L.Q.; Methodology, A.R., L.Q., P.P. and P.M.; Validation, A.R., P.M., and L.Q.; Formal analysis, M.A., A.R. and P.P.; Investigation, M.A. and A.R.; Resources, all authors; Data curation, M.A. and A.R.; Writing—Original draft preparation, M.A., A.F. and A.R.; Writing— Review and editing, M.A., A.F. and A.R.; Supervision, P.M.; Project administration, F.G. and P.M.; Funding acquisition, P.M. All authors have read and agreed to the published version of the manuscript.</text:p>
          </table:table-cell>
        </table:table-row>
        <table:table-row table:style-name="ro11" table:visibility="filter">
          <table:table-cell office:value-type="string" calcext:value-type="string">
            <text:p>10.3390_en13040937</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he map presents the smallest suitable area for cardoon, miscanthus and paulownia in mainland Portugal, since it corresponds to the more restrictive data selection, namely, conditions and characteristics of the less appropriate soil or more penalizing in the maps of “Ecological Soil Value”, “Current Permeability”, “Natural and semi-natural vegetation with conservation value” and “Soil susceptibility to desertification”. The map of “Soil-morphological aptitude to irrigated agriculture” was applied only to cardoon and miscanthus and in the case of paulowinia, it utilized the data of “Soil-morphological aptitude to silviculture”. All these maps represents in consequence, inadequate areas for the cultivation of agricultural species.</text:p>
          </table:table-cell>
        </table:table-row>
        <table:table-row table:style-name="ro8" table:visibility="filter">
          <table:table-cell office:value-type="string" calcext:value-type="string">
            <text:p>10.3390_en13040937</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In order to identify suitable areas for the implementation of energy crops and microalgae, it is necessary to take advantage of geographic information science through the ArcGIS software of the Geographic Information System (GIS), developed by ESRI (Environmental Systems Research Institute). It is characterized by a multiplicity of functions such as the capture, collection, measurement, storage, organization, modeling, editing, analysis, treatment, mapping, sharing and publication of data with relevant information of potential zones for the planting of energy crops and microalgae production according to certain parameters, such as the type of area, soil, water needs and edaphoclimatic conditions. For these reasons, geo-referencing is fundamental and must be integrated in studies that promote the development of biomass for energy, so that productivities can be accurately estimated to help model the potential of bioenergy production.</text:p>
          </table:table-cell>
        </table:table-row>
        <table:table-row table:style-name="ro7" table:visibility="filter">
          <table:table-cell office:value-type="string" calcext:value-type="string">
            <text:p>10.3390_en13040937</text:p>
          </table:table-cell>
          <table:table-cell office:value-type="string" calcext:value-type="string">
            <text:p>data</text:p>
          </table:table-cell>
          <table:table-cell office:value-type="float" office:value="225" calcext:value-type="float">
            <text:p>225</text:p>
          </table:table-cell>
          <table:table-cell table:number-columns-repeated="2"/>
          <table:table-cell office:value-type="string" calcext:value-type="string">
            <text:p>vegetation with conservation value; S.3.9 Soil-morphological aptitude to irrigated agriculture and silviculture; Figure S6. Consulted maps from EPIC WebGIS platform (ISA-UL): (a) Natural and semi-natural vegetation with conservation value map; (b) Soil-morphological aptitude to irrigated agriculture; (c) Soil-morphological aptitude to silviculture; S.4 Consulted maps from Instituto da Conservação da Natureza e das Florestas (ICNF); S.4.1 Protected areas; S.4.2 Unprotected areas; S.4.3 Soil susceptibility to desertification; Figure S7. Maps obtained from ICNF: (a) Protected areas in mainland Portugal corresponding to areas not permitted for cultivation; (b) Unprotected areas, corresponding to zones where cultivation is allowed; (c) Soil susceptibility to desertification; S.5 Maps from Empresa de Desenvolvimento Mineiro (EDM)-Classification of soils according to each mine group (Contaminated soils); S.6 Maps obtained from European Environment Agency (EEA); S.6.1 Wastewater Treatment Plant (WWTP) capacity; S.6.2 Applied treatments to Wastewater Facilities; Figure S8. Maps according to EDM and EEA data: (a) Mines that are being recovered by EDM (contaminated soils); (b) WWTP capacity in mainland Portugal; (c) Treatment applied in WWTPs.</text:p>
          </table:table-cell>
        </table:table-row>
        <table:table-row table:style-name="ro16" table:visibility="filter">
          <table:table-cell office:value-type="string" calcext:value-type="string">
            <text:p>10.3390_en13040937</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Supplementary Materials: The following are available online at www.mdpi.com/xxx/s1: S.1 Maps obtained from Direção Geral do Território (DGT); S.1.1 Districts of the Official Administrative Charter of Portugal-CAOP; S.1.2 Land Use and Land Cover; S.1.3 Corine Land Cover; Figure S1. Maps obtained from the DGT website: (a) Districts of mainland Portugal from CAOP; (b) COS 2010; (c) CLC 2012; (d) COS 2015; S.2 Maps consulted from Agência Portuguesa do Ambiente (APA); S.2.1 Insolation; S.2.2 Temperature; S.2.3 Precipitation; S.2.4 Frost; Figure S2. Maps presenting APA data (annual basis): (a) Insolation level measured in number of hours; (b) Average daily air temperature in °C; (c) Precipitation measured as the total amount (average values) in mm; (d) Map of frost in number of days; S.2.5 Municipalities of mainland Portugal with CO2 production in the energy and industrial sectors; S.2.6 Pollutant Release and Transfer Register—PRTR; Figure S3. Consulted maps from APA (annual basis): (a) Municipalities vs the quantity produced CO2 (emitted and released) in the energy sector; (b) Produced (emitted) CO2 (kt) in the industrial sector vs Municipalities; (c) Location of the companies by subsector identified in the Pollutant Release and Transfer Register—PRTR, that represents the GHG emission sources in mainland Portugal; S.3 Maps obtained from EPIC WebGIS platform (Instituto Superior de Agronomia, Universidade de Lisboa, ISA-UL); S.3.1 Land steepness; S.3.2 Soil texture; S.3.3 Soil pH; S.3.4 Soil thickness; Figure S4.</text:p>
          </table:table-cell>
        </table:table-row>
        <table:table-row table:style-name="ro16" table:visibility="filter">
          <table:table-cell office:value-type="string" calcext:value-type="string">
            <text:p>10.3390_en13040937</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Maps presenting APA data (annual basis): (a) Insolation level measured in number of hours; (b) Average daily air temperature in °C; (c) Precipitation measured as the total amount (average values) in mm; (d) Map of frost in number of days; S.2.5 Municipalities of mainland Portugal with CO2 production in the energy and industrial sectors; S.2.6 Pollutant Release and Transfer Register—PRTR; Figure S3. Consulted maps from APA (annual basis): (a) Municipalities vs the quantity produced CO2 (emitted and released) in the energy sector; (b) Produced (emitted) CO2 (kt) in the industrial sector vs Municipalities; (c) Location of the companies by subsector identified in the Pollutant Release and Transfer Register—PRTR, that represents the GHG emission sources in mainland Portugal; S.3 Maps obtained from EPIC WebGIS platform (Instituto Superior de Agronomia, Universidade de Lisboa, ISA-UL); S.3.1 Land steepness; S.3.2 Soil texture; S.3.3 Soil pH; S.3.4 Soil thickness; Figure S4. Maps obtained from EPIC WebGIS platform (ISA-UL): (a) Land steepness map measured in %; (b) Soil texture represented as the surface layer up to 30 cm; (c) Soil pH map from soils considered high acid up to very alkaline; (d) Soil thickness in cm; S.3.5 Presence of physical obstacles; S.3.6 Ecological Soil Value; S.3.7 Current Permeability; Figure S5. Maps according to EPIC WebGIS platform (ISA-UL): (a) Map of the presence of physical obstacles; (b) Ecological soil value map; (c) Current permeability; S.3.8 Natural and semi-natural</text:p>
          </table:table-cell>
        </table:table-row>
        <table:table-row table:style-name="ro16" table:visibility="filter">
          <table:table-cell office:value-type="string" calcext:value-type="string">
            <text:p>10.3390_en13040937</text:p>
          </table:table-cell>
          <table:table-cell office:value-type="string" calcext:value-type="string">
            <text:p>data</text:p>
          </table:table-cell>
          <table:table-cell office:value-type="float" office:value="316" calcext:value-type="float">
            <text:p>316</text:p>
          </table:table-cell>
          <table:table-cell table:number-columns-repeated="2"/>
          <table:table-cell office:value-type="string" calcext:value-type="string">
            <text:p>Portugal is a country characterized by 39% of forests, 26.3% of agriculture-based land, 12.4% of bush and 8% of agroforestry systems, with the remainder corresponding to pastures (6.5%), artificial territories (5.1%) and other (2.7%) (data obtained from the Portuguese Carta de Ocupação do Solo or Land Use Mapping (COS 2015) for the continental territory, developed by the Direção-Geral do Território, DGT) [4]. Considering those values, it can be said that Portugal is a biomass producer because most of its territory (more than 85%) is covered by vegetation, utilized in several economic sectors, including the production of biofuels and others forms of energy such as electricity and heat [4]. In Portugal, the installed power derived from biomass in July 2015, with and without cogeneration, was 474 MW, including those obtained from the use of agricultural waste, forest waste, and pulp and paper industry waste [5]. According to Ferreira and colaborators (2017) [6], the total biomass resources potential estimated for the country in 2017 was of 42,489.7 GW h/year, and Portugal intends to have 60% of its generated electricity coming from renewable resources by 2020, in order to satisfy 31% of its final energy consumption by the same year. However, the current biomass status is not enough to reach this target. Energy crops and microalgae are considered a good option to cover the existing deficit. However, in Portuguese territory the production of dedicated crops for energy is negligible and more studies and investment in R&amp;D are needed, and the same applies for microalgae production for energy.</text:p>
          </table:table-cell>
        </table:table-row>
        <table:table-row table:style-name="ro5">
          <table:table-cell office:value-type="string" calcext:value-type="string">
            <text:p>10.3390_en13040937</text:p>
          </table:table-cell>
          <table:table-cell office:value-type="string" calcext:value-type="string">
            <text:p>data available, data</text:p>
          </table:table-cell>
          <table:table-cell office:value-type="float" office:value="135" calcext:value-type="float">
            <text:p>135</text:p>
          </table:table-cell>
          <table:table-cell/>
          <table:table-cell office:value-type="float" office:value="0" calcext:value-type="float">
            <text:p>0</text:p>
          </table:table-cell>
          <table:table-cell office:value-type="string" calcext:value-type="string">
            <text:p>Considering the areas obtained for each created scenario with the suggested zones for the cultivation of energy crops and the implementation of microalgae crops, and bearing in mind the realistic yield data found in the literature, it is possible to estimate the production values theoretically for each species and scenario. From this starting point, Table 6 presents the value of the areas obtained (according to ArcGIS software), as well as the percentage of these areas out of the whole Portugal mainland area of 89,015 km2, the minimum and maximum productivity (according to Table 1) and the estimated minimum and maximum production for each crop. It is important to specify that the calculated productivity values are overestimated, considering a productivity of 100%.</text:p>
          </table:table-cell>
        </table:table-row>
        <table:table-row table:style-name="ro13">
          <table:table-cell office:value-type="string" calcext:value-type="string">
            <text:p>10.3390_en13040937</text:p>
          </table:table-cell>
          <table:table-cell office:value-type="string" calcext:value-type="string">
            <text:p>data available, data</text:p>
          </table:table-cell>
          <table:table-cell office:value-type="float" office:value="174" calcext:value-type="float">
            <text:p>174</text:p>
          </table:table-cell>
          <table:table-cell/>
          <table:table-cell office:value-type="float" office:value="0" calcext:value-type="float">
            <text:p>0</text:p>
          </table:table-cell>
          <table:table-cell office:value-type="string" calcext:value-type="string">
            <text:p>In order to obtain the appropriate areas for the crops implementation, it was necessary to compile as many data or factors as possible, according to information available from various sources, mainly on official websites of Portuguese and European institutions. The administrative maps of the territory and those related to land use and occupation provided by DGT have been considered; environmental aspects such as temperature, precipitation, sunshine and frost provided by APA, including the map created with CO2 production in each municipality; various ecological factors of soil and subsoil and the edapho-morphological aptitude for agriculture and forestry of the Ecological Planning, Investigation and Cartography - EPIC WebGIS platform (ISA-UL); protected areas and soils susceptible to desertification from ICNF; contaminated soils based on the mining areas managed by EDM and the capacity and treatment applied in the wastewater treatment plants (WWTPs) in mainland Portugal, according to the EEA platform, each factor being considered a spatial thematic layer.</text:p>
          </table:table-cell>
        </table:table-row>
        <table:table-row table:style-name="ro13">
          <table:table-cell office:value-type="string" calcext:value-type="string">
            <text:p>10.3390_en13040937</text:p>
          </table:table-cell>
          <table:table-cell office:value-type="string" calcext:value-type="string">
            <text:p>data available, data</text:p>
          </table:table-cell>
          <table:table-cell office:value-type="float" office:value="204" calcext:value-type="float">
            <text:p>204</text:p>
          </table:table-cell>
          <table:table-cell/>
          <table:table-cell office:value-type="float" office:value="0" calcext:value-type="float">
            <text:p>0</text:p>
          </table:table-cell>
          <table:table-cell office:value-type="string" calcext:value-type="string">
            <text:p>Based on data found in the literature, the saline soils are considered marginal, therefore, areas with moderate and high concentrations of saline elements are inadequate for the implementation of food crops [7]. The term salinization refers to areas with low precipitation and high evapotranspiration that causes salt accumulation making it impossible to wash on the soil surface. These areas can be found in the coastal part of the territory [8]. Much of the marginal land could be used for agriculture due to the quality and type of soil, however, many of them, are found in high zones, with high slopes, hard-to-reach areas or abandoned land, that are no longer used for this purpose [8] and now are considered suitable for other purposes such as the implementation of energy crops. For these reasons, in this study, we consider as marginal lands the pasture areas such as natural herbaceous vegetation, areas with dense, light dense undergrowth, dense and dense sclerophyte vegetation, other woody formations and, lastly, areas related to uncovered spaces or with sparse vegetation [44].</text:p>
          </table:table-cell>
        </table:table-row>
        <table:table-row table:style-name="ro21">
          <table:table-cell office:value-type="string" calcext:value-type="string">
            <text:p>10.3390_en13040937</text:p>
          </table:table-cell>
          <table:table-cell office:value-type="string" calcext:value-type="string">
            <text:p>data available, download, data</text:p>
          </table:table-cell>
          <table:table-cell office:value-type="float" office:value="337" calcext:value-type="float">
            <text:p>337</text:p>
          </table:table-cell>
          <table:table-cell/>
          <table:table-cell office:value-type="float" office:value="0" calcext:value-type="float">
            <text:p>0</text:p>
          </table:table-cell>
          <table:table-cell office:value-type="string" calcext:value-type="string">
            <text:p>To select the energy crops to implement in the mainland Portugal; To search which types of soils are of interest and present a low ILUC (indirect land-use change) risk; To search and download all colletected maps finded in shapefile or raster format from official websites of Portuguese Institutions like Agência Portuguesa do Ambiente (APA), Instituto Superior de Agronomia da Universidade de Lisboa (ISA-UL), Instituto da Conservação da Natureza e das Florestas (ICNF), Empresa de Desenvolvimento Mineiro (EDM) and European Institutions too as the European Environment Agency (EEA); To create the georeferenced databases on ArcGIS, an ArcMAP document (tool of ArcGIS software) has to be created for each chosen culture, introducing only the selected maps for specif properties and/or attributes of interest such as temperature, precipitation, frost, land steepness, soil texture, soil pH, soil thickness, presence of physical obstacles, ecological soil value, current permeability, natural and semi-natural vegetation with conservation value, soil-morphological aptitude to irrigated agriculture and silviculture, soil susceptibility to desertification, protected areas, land use and land cover (COS 2010 and COS 2015), corine land cover (CLC 2012), contaminated soils, wastewater treatment plant capacity, CO2 production in the energy and industrial sectors in mainland Portugal, among others. Bearing in mind the characteristics of growth and adaptation of each culture combined with the intersection of all maps, output data have been obtained suggesting available and appropriate areas for the cultivation of each culture. The productivity forecasting and predicted bioenergy generation are presented and critically discussed; Lastly, the publication on Laboratório Nacional de Energia e Geologia–LNEG´s spatial data infrastructure, i.e., institutional geoportal of energy and geology, to access all the created maps and related information. Figure 1 represents a summary of the applied methodology.</text:p>
          </table:table-cell>
        </table:table-row>
        <table:table-row table:style-name="ro9">
          <table:table-cell office:value-type="string" calcext:value-type="string">
            <text:p>10.3390_en13040937</text:p>
          </table:table-cell>
          <table:table-cell office:value-type="string" calcext:value-type="string">
            <text:p>database</text:p>
          </table:table-cell>
          <table:table-cell office:value-type="float" office:value="51" calcext:value-type="float">
            <text:p>51</text:p>
          </table:table-cell>
          <table:table-cell/>
          <table:table-cell office:value-type="float" office:value="0" calcext:value-type="float">
            <text:p>0</text:p>
          </table:table-cell>
          <table:table-cell office:value-type="string" calcext:value-type="string">
            <text:p>The database for georeferenced mapping of the mainland territory, to evaluate areas of potential interest for the cultivation of energy crops, microalgae, as well as to map the cultivated agricultural/silvicultural species (including their residues), was created with ArcGIS software, a tool for GIS.</text:p>
          </table:table-cell>
        </table:table-row>
        <table:table-row table:style-name="ro12">
          <table:table-cell office:value-type="string" calcext:value-type="string">
            <text:p>10.3390_en13040937</text:p>
          </table:table-cell>
          <table:table-cell office:value-type="string" calcext:value-type="string">
            <text:p>database, data</text:p>
          </table:table-cell>
          <table:table-cell office:value-type="float" office:value="232" calcext:value-type="float">
            <text:p>232</text:p>
          </table:table-cell>
          <table:table-cell/>
          <table:table-cell office:value-type="float" office:value="0" calcext:value-type="float">
            <text:p>0</text:p>
          </table:table-cell>
          <table:table-cell office:value-type="string" calcext:value-type="string">
            <text:p>Abstract: The main objective of the Portuguese project “CONVERTE-Biomass Potential for Energy” is to support the transition to a low-carbon economy, identifying biomass typologies in mainland Portugal, namely agri-forest waste, energy crops and microalgae. Therefore, the aim was to design and construct a georeferenced (mapping) database for mainland Portugal, to identify land availability for the implementation of energy crops and microalgae cultures, and to locate agricultural and forestry production areas (including their residues) with potential for sustainable exploitation for energy. The ArcGIS software was used as a Geographic Information System (GIS) tool, introducing the data corresponding to the type of soil, water needs and edaphoclimatic conditions in shapefile and raster data type, to assess the areas for the implantation of the biomass of interest. After analysing the data of interest in each map in ArcGIS, the intersection of all maps is presented, suggesting adequate areas and predicting biomass productions for the implementation of each culture in mainland Portugal. Under the conditions of the study, cardoon (72 kha, 1085 kt), paulownia (81 kha, 26 kt) and microalgae (29 kha, 1616 kt) presented the greater viability to be exploited as biomass to energy in degraded and marginal soils.</text:p>
          </table:table-cell>
        </table:table-row>
        <table:table-row table:style-name="ro2" table:visibility="filter">
          <table:table-cell office:value-type="string" calcext:value-type="string">
            <text:p>10.3390_en1305120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4.1. Data and Computational Settings</text:p>
          </table:table-cell>
        </table:table-row>
        <table:table-row table:style-name="ro2" table:visibility="filter">
          <table:table-cell office:value-type="string" calcext:value-type="string">
            <text:p>10.3390_en13051203</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y are regression coefﬁcients that need to be estimated from training data.</text:p>
          </table:table-cell>
        </table:table-row>
        <table:table-row table:style-name="ro2" table:visibility="filter">
          <table:table-cell office:value-type="string" calcext:value-type="string">
            <text:p>10.3390_en1305120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12. Bagheri, A.; Wang, J.; Zhao, C. Data-driven stochastic transmission expansion planning.</text:p>
          </table:table-cell>
        </table:table-row>
        <table:table-row table:style-name="ro9" table:visibility="filter">
          <table:table-cell office:value-type="string" calcext:value-type="string">
            <text:p>10.3390_en1305120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management problems. Bologna, Italy, 23–26 June 2003; Volume 3, p. 7. Sun, M.; Cremer, J.; Strbac, G. A novel data-driven scenario generation framework for transmission expansion planning with high renewable energy penetration. Appl. Energy 2018, 228, 546–555.</text:p>
          </table:table-cell>
        </table:table-row>
        <table:table-row table:style-name="ro6" table:visibility="filter">
          <table:table-cell office:value-type="string" calcext:value-type="string">
            <text:p>10.3390_en13051203</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Scenario generation and reduction has been a topic of great interest in the power systems literature. Most existing methods use clustering [19,22–24] or sampling methods to reduce the number of scenarios from a randomly generated initial set. In a recent review article, Park et al. [25] compared four methods for scenario reduction using a two-stage stochastic transmission planning model, including random sampling, importance sampling [26], the distance-based method [17,27,28], iterative scenario reduction approaches, and stratiﬁed scenario sampling [25]. They used these methods to reduce a whole set of 20 scenarios to smaller subsets and compared their pros and cons. Other methods also include extended and improved initial-center-reﬁned and weighted k-means [21], data-driven [29], forward selection [20], moment-based [18,30,31], and objective-based [32,33] approaches.</text:p>
          </table:table-cell>
        </table:table-row>
        <table:table-row table:style-name="ro13">
          <table:table-cell office:value-type="string" calcext:value-type="string">
            <text:p>10.3390_en13051203</text:p>
          </table:table-cell>
          <table:table-cell office:value-type="string" calcext:value-type="string">
            <text:p>dataset</text:p>
          </table:table-cell>
          <table:table-cell office:value-type="float" office:value="244" calcext:value-type="float">
            <text:p>244</text:p>
          </table:table-cell>
          <table:table-cell/>
          <table:table-cell office:value-type="float" office:value="0" calcext:value-type="float">
            <text:p>0</text:p>
          </table:table-cell>
          <table:table-cell office:value-type="string" calcext:value-type="string">
            <text:p>high-quality scenarios. Step 0: initialization. Randomly select S H, and set the estimated social welfare as ˆΨs = 0, ∀s ∈ S H. Initialize the training dataset as empty. Step 1: social welfare calculation. Solve the GEP problem using Algorithm 1, and use its optimal solution (x∗, p∗) and Equation (18) to calculate the actual social welfare for the set of high-quality scenarios S H. Checkpoint: The algorithm ﬁnishes if the error between actual and estimated social welfare is small enough and proceeds to Step 2 otherwise. Step 2: social welfare estimation. Add new results from Step 1 to the training dataset; obtain updated regression parameters for Model in Equation (20), then use the updated model to estimate social welfare values for the whole set of scenarios S W. Step 3: scenario selection. Update the set of high-quality scenarios S H by minimizing the Kantorovich distance from S W, DKan(S H, S W), which was deﬁned in Equation (19). Various heuristic algorithms, such as the golden section search method [49], can be used in this step. As proven by Dupaˇcová et al. [17], the probabilities of high-quality scenarios are given by ps = ∑ pi, ∀s ∈ S H, where</text:p>
          </table:table-cell>
        </table:table-row>
        <table:table-row table:style-name="ro6">
          <table:table-cell office:value-type="string" calcext:value-type="string">
            <text:p>10.3390_en13051203</text:p>
          </table:table-cell>
          <table:table-cell office:value-type="string" calcext:value-type="string">
            <text:p>dataset provided, data</text:p>
          </table:table-cell>
          <table:table-cell office:value-type="float" office:value="155" calcext:value-type="float">
            <text:p>155</text:p>
          </table:table-cell>
          <table:table-cell/>
          <table:table-cell office:value-type="float" office:value="0" calcext:value-type="float">
            <text:p>0</text:p>
          </table:table-cell>
          <table:table-cell office:value-type="string" calcext:value-type="string">
            <text:p>We use a linear regression model to provide a computationally efﬁcient estimation of social welfare. Conceptually, high-quality scenarios could be selected by ﬁrst calculating the social welfare for all scenarios and then selecting a subset to minimize the probabilistic distance between the distributions of social welfare resulting from the high-quality and whole set of scenarios. However, this approach requires solving the GEP problem millions of times using the time consuming Algorithm 1. Alternatively, our strategy is to train a regression model to estimate social welfare and select the high-quality scenarios based on the estimated rather than actual social welfare values. If trained efﬁciently, the regression model requires only a small set of training data to provide reasonably accurate estimation; thus, we only need to use Algorithm 1 to calculate the actual social welfare for a small number of scenarios to produce the training data.</text:p>
          </table:table-cell>
        </table:table-row>
        <table:table-row table:style-name="ro13">
          <table:table-cell office:value-type="string" calcext:value-type="string">
            <text:p>10.3390_en13051203</text:p>
          </table:table-cell>
          <table:table-cell office:value-type="string" calcext:value-type="string">
            <text:p>used dataset, dataset</text:p>
          </table:table-cell>
          <table:table-cell office:value-type="float" office:value="208" calcext:value-type="float">
            <text:p>208</text:p>
          </table:table-cell>
          <table:table-cell/>
          <table:table-cell office:value-type="float" office:value="0" calcext:value-type="float">
            <text:p>0</text:p>
          </table:table-cell>
          <table:table-cell office:value-type="string" calcext:value-type="string">
            <text:p>We used the same dataset for the U.S. Eastern and Western Interconnections as used in [50] with some modiﬁcations. The dataset contained 169 buses, 730 transmission lines, 1640 existing generators, and 1568 candidate generators, representing the transmission infrastructures of the North American power grid. The locations of the 169 buses are shown in Figure 3. Demand for each year was divided into 19 load blocks. There were 60 generation technologies and fuel types, including coal, gas, oil, nuclear, hydro, geothermal, biomass, wind, and solar. Approximately 30% of existing generation capacity was renewable, and this ratio was required to increase by 1% each year, so that it would reach 45% by the end of year 15. One million demand and fuel cost elements of the scenarios were randomly generated with an average 1% annual growth rate for both. All algorithms were implemented in MATLAB [51], and to solve the models, we used MATLAB and the TOMLAB interface [52] to call CPLEX V.12 [53], used as the mixed integer linear programming solver.</text:p>
          </table:table-cell>
        </table:table-row>
        <table:table-row table:style-name="ro12">
          <table:table-cell office:value-type="string" calcext:value-type="string">
            <text:p>10.3390_en13051246</text:p>
          </table:table-cell>
          <table:table-cell office:value-type="string" calcext:value-type="string">
            <text:p>code, data</text:p>
          </table:table-cell>
          <table:table-cell office:value-type="float" office:value="231" calcext:value-type="float">
            <text:p>231</text:p>
          </table:table-cell>
          <table:table-cell/>
          <table:table-cell office:value-type="float" office:value="0" calcext:value-type="float">
            <text:p>0</text:p>
          </table:table-cell>
          <table:table-cell office:value-type="string" calcext:value-type="string">
            <text:p>Abstract: Rooftop gardens ona building have proved to be a good way to improve its storm water management, but many other beneﬁts can be obtained from the installation of these systems, such as reduction of energy consumption, decrease of the heat stress, abatement on CO2 emissions, etc. In this paper, the eﬀect from the presence of these rooftop gardens on abuilding’s energy consumption has been investigated by experimental campaigns using a green roof ona public building in a Mediterranean location in Spain. The obtained results demonstrate a substantial improvement by the installation of the green roof onthe building’s cooling energy demand for a standard summer day, in the order of 30%, and a reduction, about 15%, in the heating energy demand for a winter day. Thus, given the longer duration of the summer conditions along the year, a noticeable reduction on energy demand could be obtained. Simulation analysis, using commercial software TRNSYS code, previously calibrated using experimental data for typical summer and winter days, allows for the extrapolation to the entire year of these results deducing noticeable improvement in energy eﬃciency, in the order of 19%, but with an increase of 6% in the peak power during the winter period.</text:p>
          </table:table-cell>
        </table:table-row>
        <table:table-row table:style-name="ro9" table:visibility="filter">
          <table:table-cell office:value-type="string" calcext:value-type="string">
            <text:p>10.3390_en1305124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13 shows the input data for the simulation, external conditions, building characteristics and temperature set points, and the deduced outputs, temperatures in the diﬀerent layers of the roof and cooling and heating demand along the year.</text:p>
          </table:table-cell>
        </table:table-row>
        <table:table-row table:style-name="ro9" table:visibility="filter">
          <table:table-cell office:value-type="string" calcext:value-type="string">
            <text:p>10.3390_en1305124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Similar behaviorwasobtained for the winter period, as data plotted in Figure 10 shows. In this case, the smoothing of the temperature ﬂuctuation due to the green roof reduces the heat input to the building and forces to higher energy consumption for the same level of indoor comfort.</text:p>
          </table:table-cell>
        </table:table-row>
        <table:table-row table:style-name="ro10" table:visibility="filter">
          <table:table-cell office:value-type="string" calcext:value-type="string">
            <text:p>10.3390_en1305124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Author Contributions: J.C.-C. and E.P.-L. developed the methodology; J.C.-C., E.P.-L. and I.V.-S. prepared the conceptualization and data curation; E.H.-P., D.A.-S., J.C.-C. and E.P.-L. gathered and analyzed the data. J.C.-C. and E.P.-L. wrote the paper. All authors have read and agreed to the published version of the manuscript.</text:p>
          </table:table-cell>
        </table:table-row>
        <table:table-row table:style-name="ro10" table:visibility="filter">
          <table:table-cell office:value-type="string" calcext:value-type="string">
            <text:p>10.3390_en13051246</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All these thermocouple signals were stored every minute in a data logger, together with the electricity consumption of the two heat pumps and the impulsion unit of the air conditioning system of the area covered by the green roof. In addition, wind velocities and solar radiation were provided by a nearby meteorological station.</text:p>
          </table:table-cell>
        </table:table-row>
        <table:table-row table:style-name="ro10" table:visibility="filter">
          <table:table-cell office:value-type="string" calcext:value-type="string">
            <text:p>10.3390_en1305124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Data comparingtwo similar days during summer time with both types of roofs areshown in Figure 11. An initial peak power was observed to start building conditioning, as is the case for the conventional roof; once a stable situation is reached, however, the power demand with the green roof is 20% less than with the conventional one.</text:p>
          </table:table-cell>
        </table:table-row>
        <table:table-row table:style-name="ro10" table:visibility="filter">
          <table:table-cell office:value-type="string" calcext:value-type="string">
            <text:p>10.3390_en1305124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the case of the week validation, temperatures of the diﬀerent layers of the roof were determined with the model and results (Figure 14) were compared with the corresponding experimental data. Maximum simulated temperatures of 59 C were obtained during summertime in the gravel, while registered data during the same time period revealed a temperature range of 45</text:p>
          </table:table-cell>
        </table:table-row>
        <table:table-row table:style-name="ro10" table:visibility="filter">
          <table:table-cell office:value-type="string" calcext:value-type="string">
            <text:p>10.3390_en13051246</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Initially, rooftop models developed in TRNSYS were validated using collected experimental data. Validation was carried out in two stages, using a down-top approach: ﬁrst, it was checked that modelled temperatures were similar to the experimentally measured at the rooftop layers along a week period. Then, the model was calibrated using the data from experimental daily proﬁles in the summer period.</text:p>
          </table:table-cell>
        </table:table-row>
        <table:table-row table:style-name="ro4" table:visibility="filter">
          <table:table-cell office:value-type="string" calcext:value-type="string">
            <text:p>10.3390_en1305124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Recorded data for cooling energy demand in both scenarios (conventional and green roof) showed an energy savings of approximately 25% in cooling energy demand, decreasing the maximum peak power demand by 33%. Heating energy demand in both scenarios (conventional and green roof) is presented in Figure 17. In this case, the results show that energy heating demand increased12% in the green roof scenario. Moreover, the maximum energy peak due to heating also rose6% with the green roof in comparison to the conventional rooftop, due to the reduction of solar heat gain reaching the building.</text:p>
          </table:table-cell>
        </table:table-row>
        <table:table-row table:style-name="ro4" table:visibility="filter">
          <table:table-cell office:value-type="string" calcext:value-type="string">
            <text:p>10.3390_en1305124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experimental campaigns check the green roof eﬀects on the building energy eﬃciency during 20 months (July 2017 to March 2019). During the ﬁrst period, from July 2017 to February 2018, measurements correspond to the “conventional” roof. In February 2018, the external gravel layer of the conventional roof was replaced by the green roof. Thus, from March 2018 to March 2019, registered data corresponded to the green roof eﬀects. Figure 8 displays typical traces for the temperatures and solar radiation obtained for the conventional and green roof campaigns, respectively, along an entire week during the summer period.</text:p>
          </table:table-cell>
        </table:table-row>
        <table:table-row table:style-name="ro11" table:visibility="filter">
          <table:table-cell office:value-type="string" calcext:value-type="string">
            <text:p>10.3390_en13051246</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One-day validation was performed using as a reference two similar days in terms of environmental parameters (temperature, humidity etc.) and use-of-space (workday) during the experimental campaign, one for each of the two diﬀerent types of roof considered, on 24th July 2017 (conventional roof) and 31st July 2018 (green roof), in order to deduce the parameters used in the simulation. Comparison of the simulation results, detailed in Figure 15, with the experimental data plotted in Figure 11, shows a good enough agreement, thus, the simulation for the entire year could be addressed using these parameters. In order to complete the simulation task, a selected time window during the day with stable conditions</text:p>
          </table:table-cell>
        </table:table-row>
        <table:table-row table:style-name="ro11" table:visibility="filter">
          <table:table-cell office:value-type="string" calcext:value-type="string">
            <text:p>10.3390_en13051246</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 green roof was installed ona building located on Benaguasil, a small town in the Mediterranean coast of Spain. As a reference, aclimograph of Valencia was included, which is the nearest city (at a distance of about 18 km and with similar altitude) with available weather data (Valencia weather station of Viveros). In Valencia, the average annual temperature is 23.0 C at night. In January (the coldest month), the temperature typically ranges from 14 C during C at night. In August (the warmest month), the average temperature registered the day and 4 C (Figure 1). Furthermore, speciﬁc temperature data over the last 80 years in Valencia was around 25 ◦ C during the day and about 22 C to 34 of the Benaguasil area ranged from 28</text:p>
          </table:table-cell>
        </table:table-row>
        <table:table-row table:style-name="ro5" table:visibility="filter">
          <table:table-cell office:value-type="string" calcext:value-type="string">
            <text:p>10.3390_en1305124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green (planting) roofs against other existing roofs. Sustain. Cities Soc. 2015, 16, 1–12. [CrossRef] Foustalieraki, M.; Assimakopoulos, M.N.; Santamouris, M.; Pangalou, H. Energy performance of a medium scale green roof system installed on a commercial building using numerical and experimental data recorded during the cold period of the year. Energy Build. 2017, 135, 33–38. [CrossRef] Santamouris, M.; Pavlou, C.; Doukas, P.; Mihalakakou, G.; Synnefa, A.; Hatzibiros, A.; Patargias, P. Investigating and analysing the energy and environmental performance of an experimental green roof system installed in a nursery school building in Athens, Greece. Energy 2007, 32, 1781–1788. [CrossRef] 13. Zhao, X.; Zuo, J.; Wu, G.; Huang, C. A bibliometric review of green building research 2000–2016. Archit. Sci.</text:p>
          </table:table-cell>
        </table:table-row>
        <table:table-row table:style-name="ro13" table:visibility="filter">
          <table:table-cell office:value-type="string" calcext:value-type="string">
            <text:p>10.3390_en13051246</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Consecutive experimental campaigns in a building with a conventional and with a green roof have allowed deducing the impact on the energy eﬃciency of the building air conditioning system due to green roof installation. In its application to a typical Mediterranean one-story building, insulation eﬀects coming from the presence of the green roof introduced a small deterioration in that energy eﬃciency for the winter period, but showed clear improvements for the summer one. The global eﬀect along the entire year is a net gain in the order of 19% for the energy consumption, but a 6% increase for the nominal power in the winter period. These results werededuced using a TRNSYS calculation, previously calibrated with the experimental data obtained for summer and winter periods. Therefore, in addition to the beneﬁcial eﬀects on the storm water control by reducing runoﬀ and improving water quality, green roofs are also a signiﬁcant element to improve energy eﬃciency in buildings and could help to mitigate urban heat island eﬀect, while increasing urban biodiversity.</text:p>
          </table:table-cell>
        </table:table-row>
        <table:table-row table:style-name="ro13" table:visibility="filter">
          <table:table-cell office:value-type="string" calcext:value-type="string">
            <text:p>10.3390_en13051246</text:p>
          </table:table-cell>
          <table:table-cell office:value-type="string" calcext:value-type="string">
            <text:p>data</text:p>
          </table:table-cell>
          <table:table-cell office:value-type="float" office:value="223" calcext:value-type="float">
            <text:p>223</text:p>
          </table:table-cell>
          <table:table-cell table:number-columns-repeated="2"/>
          <table:table-cell office:value-type="string" calcext:value-type="string">
            <text:p>Analysis of the data presented at Table 2 enables to evaluate the impact of the green roof on the energy requirements of the building. It can be deduced that in the winter period there is an increase for the total daily energy consumption and the requirement in electric power to be used by an order of 15%. This fact can be explained by the increase in the roof external layer temperature produced by the solar radiation, which is 50% higher in the case of the conventional roof than with the green roof due to the isolation produced by the former one. This heat source helps to heat up the building, reducing the energy requirements in winter, while this is not available when the green roof is installed. On the contrary, during the summer period, the energy saving increases up to 30%, with a reduction of the required peak power of about 15%. Given the higher percentage of savings and the longer duration of the summer period, it can be concluded that the global energy savings for the entire year is going to be highlysigniﬁcant. Table 3 summarizes the percentages in energy requirement variation due to installing the green roof for the winter and summer periods.</text:p>
          </table:table-cell>
        </table:table-row>
        <table:table-row table:style-name="ro14" table:visibility="filter">
          <table:table-cell office:value-type="string" calcext:value-type="string">
            <text:p>10.3390_en13051246</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Energies 2020, 13, x FOR PEER REVIEW 7 of 15 3. Experimental Results The experimental campaigns check the green roof effects on the building energy efficiency during 20 months (July 2017 to March 2019). During the first period, from July 2017 to February 2018, measurements correspond to the “conventional” roof. In February 2018, the external gravel layer of the conventional roof was replaced by the green roof. Thus, from March 2018 to March 2019, registered data corresponded to the green roof effects.Figure 8 displays typical traces for the temperatures and solar radiation obtained for the conventional and green roof campaigns, respectively, along an entire week during the summer period. Figure 8. Typical traces for different temperatures and solar radiation in summer period. The obtained results in both situations are summarized in Table 2, where the consumption from the air conditioning system (peak demand, energy consumption range during the entire campaign and its average daily range) and the external roof temperature are detailed for both types of roofs. Because the operation time of the offices located in the building was restricted to the morning hours, the operating time of the Heating, Ventilating and Air Conditioning (HVAC) system was only from 8:00 to 15:00, thus, the time span for comparison purposes was fixed for the period 9:00–13:00. <text:s/>Energies 2020, 13, 1246</text:p>
          </table:table-cell>
        </table:table-row>
        <table:table-row table:style-name="ro16" table:visibility="filter">
          <table:table-cell office:value-type="string" calcext:value-type="string">
            <text:p>10.3390_en13051246</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Figure 13 shows the input data for the simulation, external conditions, building characteristics and temperature set points, and the deduced outputs, temperatures in the different layers of the roof and cooling and heating demand along the year. Energies 2020, 13, x FOR PEER REVIEW 10 of 15 <text:s/>Figure 11. Comparison of similar days with and without a green roof in the summer period. Figure 12. Comparison of similar days with and without a green roof in the winter period. 4. Simulation Results In order to evaluate the benefits of the green roof for a longer period of time, commercial software TRNSYS 17 was used as theenergy simulation tool of the experimental setup. During the simulation, conventional and green roof were modeled based on their constructive characteristics and energy relationships. TRNSYS model was defined with 6 layers with different thickness: gravel or green roof (0.07m), polystyrene insulation (0.05m), membrane (0.001m), concrete (0.075m), building slab (0.17m) and air chamber (0.5).The estimated U-value for the traditional roof was considered 0.518 W/m2·°K, while for the green roof, estimation was 0.409 W/m2·°K.Solar absorption of the roof was modelled with 0.8 for the gravel and 0.2 for the green roof. Figure 13 shows the input data for the simulation, external conditions, building characteristics and temperature set points, and the deduced outputs, temperatures in the different layers of the roof and cooling and heating demand along the year. Energies 2020, 13, 1246</text:p>
          </table:table-cell>
        </table:table-row>
        <table:table-row table:style-name="ro16" table:visibility="filter">
          <table:table-cell office:value-type="string" calcext:value-type="string">
            <text:p>10.3390_en13051246</text:p>
          </table:table-cell>
          <table:table-cell office:value-type="string" calcext:value-type="string">
            <text:p>data</text:p>
          </table:table-cell>
          <table:table-cell office:value-type="float" office:value="286" calcext:value-type="float">
            <text:p>286</text:p>
          </table:table-cell>
          <table:table-cell table:number-columns-repeated="2"/>
          <table:table-cell office:value-type="string" calcext:value-type="string">
            <text:p>We can deduct from these measurements that, during summer time, energy consumption was higher in the conventional roof in comparison to the winter one. However, energy consumption during winter is lower in the conventional roof. This behavior could be partly explained due to the presence of gravel in external layer of the roof, which acts as a heat storage system with high temperature. This fact introduces an additional load to be compensated by the air conditioning system during the summer. Given that the summer period is much longer than the winter one in the Mediterranean area, any eﬀort to increase energy eﬃciency of the building should be concentrated onthe summer months. Once the green roof is installed, the diﬀerences in energy consumption between the summer and winter periods reduced signiﬁcantly to less than 15%, higher for the winter period in this case, whichcould be explained by the absence of the gravel layer as aheat source. This interpretation is supported by the data presented in Figures 9 and 10, where the evolution of the temperature along a similar day during the summer and winter periods, respectively, is presented for the conventional and green roof situations. Similar days were selected in terms of similar ambient outdoor temperature, humidity and solar radiation. During the summer, ambient outdoor temperature was 35 C and C, while with the presence of the green roof, this eﬀect is smoothed and the the gravel reaches 50 temperature in the roof does not exceed the ambient outdoor temperature; in fact, it is below that value, namely, 32</text:p>
          </table:table-cell>
        </table:table-row>
        <table:table-row table:style-name="ro17" table:visibility="filter">
          <table:table-cell office:value-type="string" calcext:value-type="string">
            <text:p>10.3390_en13051246</text:p>
          </table:table-cell>
          <table:table-cell office:value-type="string" calcext:value-type="string">
            <text:p>data</text:p>
          </table:table-cell>
          <table:table-cell office:value-type="float" office:value="297" calcext:value-type="float">
            <text:p>297</text:p>
          </table:table-cell>
          <table:table-cell table:number-columns-repeated="2"/>
          <table:table-cell office:value-type="string" calcext:value-type="string">
            <text:p>However, energy consumption during winter is lower in the conventional roof.This behavior could be partly explained due to the presence of gravel in external layer of the roof, which acts as a heat storage system with high temperature. This fact introduces an additional load to be compensated by the air conditioning system during the summer. Given that the summer period is much longer than the winter one in the Mediterranean area, any effort to increase energy efficiency of the building should be concentrated onthe summer months. Once the green roof is installed, the differences in energy consumption between the summer and winter periods reduced significantly to less than 15%, higher for the winter period in this case, whichcould be explained by the absence of the gravel layer as aheat source. This interpretation is supported by the data presented in Figures 9 and 10, where the evolution of the temperature along a similar day during the summer and winter periods, respectively, is presented for the conventional and green roof situations. Similar days were selected in terms of similar ambient outdoor temperature, humidity and solar radiation. During the summer, ambient outdoor temperature was 35 °C and the gravel reaches 50 °C, while with the presence of the green roof, this effect is smoothed and the temperature in the roof does not exceed the ambient outdoor temperature; in fact, it is below that value, namely, 32 °C. Figure 9. Temperature evolution for a typical summer day with and w/o green roof. 010203040500:003:006:009:0012:0015:0018:0021:000:00Temperature, ºCTimeT4 - OUTDOOR TEMPERATURET1 - TEMPERATURE UNDER GRAVELT1 - TEMPERATURE UNDER SUBSTRATESUMMER -Temperature profilesEnergies 2020, 13, 1246</text:p>
          </table:table-cell>
        </table:table-row>
        <table:table-row table:style-name="ro15" table:visibility="filter">
          <table:table-cell office:value-type="string" calcext:value-type="string">
            <text:p>10.3390_en13051246</text:p>
          </table:table-cell>
          <table:table-cell office:value-type="string" calcext:value-type="string">
            <text:p>data</text:p>
          </table:table-cell>
          <table:table-cell office:value-type="float" office:value="316" calcext:value-type="float">
            <text:p>316</text:p>
          </table:table-cell>
          <table:table-cell table:number-columns-repeated="2"/>
          <table:table-cell office:value-type="string" calcext:value-type="string">
            <text:p>Energies 2020, 13, x FOR PEER REVIEW 9 of 15 <text:s/>Figure 10. Temperatureevolution for a typical winter day with and w/o green roof. Similar behaviorwasobtained for the winter period, as data plotted in Figure 10 shows. In this case, the smoothing of the temperature fluctuation due to the green roof reduces the heat input to the building and forces to higher energy consumption for the same level of indoor comfort. Analysis of the data presented at Table 2 enables to evaluate the impact of the green roof on the energy requirements of the building. It can be deduced that in the winter period there is an increase for the total daily energy consumption and the requirement in electric power to be used by an order of 15%. This fact can be explained by the increase in the roof external layer temperature produced by the solar radiation, which is 50% higher in the case of the conventional roof than with the green roof due to the isolation produced by the former one. This heat source helps to heat up the building, reducing the energy requirements in winter, while this is not available when the green roof is installed. On the contrary, during the summer period, the energy saving increases up to 30%, with a reduction of the required peak power of about 15%. Given the higher percentage of savings and the longer duration of the summer period, it can be concluded that the global energy savings for the entire year is going to be highlysignificant. Table 3 summarizes the percentages in energy requirement variation due to installing the green roof for the winter and summer periods. Table 3. Energy and power demand variation due to the green roof presence.</text:p>
          </table:table-cell>
        </table:table-row>
        <table:table-row table:style-name="ro21" table:visibility="filter">
          <table:table-cell office:value-type="string" calcext:value-type="string">
            <text:p>10.3390_en13051246</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Figure 14. Simulated temperatures of the initial rooftop. One-day validation was performed using as a reference two similar days in terms of environmental parameters (temperature, humidity etc.) and use-of-space (workday) during the experimental campaign, one for each of the two different types of roof considered, on24th July 2017(conventional roof) and 31st July 2018(green roof), in order to deduce the parameters used in the simulation.Comparison of the simulation results, detailed in Figure 15, with the experimental data plotted in Figure 11, shows a good enough agreement, thus,the simulation for the entire year could be addressed using these parameters. In order to complete the simulation task, a selected time window during the day with stable conditions was identified. This time span was from 11:00 to BUILDINGTemperatureSet pointWeather DataPsychrometric RelationshipsShadowingINPUT DATACooling DemandTemperature in the layersOUTPUT DATAHeating DemandEnvelop characteristicsEquipment specificationsBUILDING DATAEnergies 2020, 13, x FOR PEER REVIEW 11 of 15 <text:s/>Figure 13. Parameters of TRNSYS Model. Initially, rooftop models developed in TRNSYS were validated using collected experimental data. Validation was carried out in two stages, using a down-top approach: first, it was checked that modelled temperatures were similar to the experimentally measured at the rooftop layers along a week period. Then, the model was calibrated using the data from experimental daily profiles in the summer period. In the case of the week validation, temperatures of the different layers of the roof were determined with the model and results (Figure 14) were compared with the corresponding experimental data. Maximum simulated temperatures of 59 °C were obtained during summertime in the gravel, while registered data during the same time period revealed a temperature range of 45°C to 55 °C. Figure 14.</text:p>
          </table:table-cell>
        </table:table-row>
        <table:table-row table:style-name="ro17" table:visibility="filter">
          <table:table-cell office:value-type="string" calcext:value-type="string">
            <text:p>10.3390_en13051246</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Energies 2020, 13, x FOR PEER REVIEW 8 of 15 Table 2. Energy demand for conventional and green roof. Dates Conventional Roof Green Roof Winter Summer Winter Summer November 2017 to February 2018 July to October 2017 November 2018 to February 2019 July to October 2018 Maximum power demand(kW) 13.7 19.4 16.6 16.4 Daily energy consumption range(kWh) 20–25 30–35 24–28 20–25 Average daily consumption(kWh) 22.6 31.3 26.6 21.9 Range of Top roof temperature (°C) 20–30 45–55 5–15 22–35 We can deduct from these measurements that, during summer time, energy consumption was higher in the conventional roof in comparison to the winter one. However, energy consumption during winter is lower in the conventional roof.This behavior could be partly explained due to the presence of gravel in external layer of the roof, which acts as a heat storage system with high temperature. This fact introduces an additional load to be compensated by the air conditioning system during the summer. Given that the summer period is much longer than the winter one in the Mediterranean area, any effort to increase energy efficiency of the building should be concentrated onthe summer months. Once the green roof is installed, the differences in energy consumption between the summer and winter periods reduced significantly to less than 15%, higher for the winter period in this case, whichcould be explained by the absence of the gravel layer as aheat source. This interpretation is supported by the data presented in Figures 9 and 10, where the evolution of the temperature along a similar day during the summer and winter periods, respectively, is presented for the conventional and green roof situations. Similar days were selected in terms of similar ambient outdoor temperature, humidity and solar radiation.</text:p>
          </table:table-cell>
        </table:table-row>
        <table:table-row table:style-name="ro21" table:visibility="filter">
          <table:table-cell office:value-type="string" calcext:value-type="string">
            <text:p>10.3390_en13051246</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This heat source helps to heat up the building, reducing the energy requirements in winter, while this is not available when the green roof is installed. On the contrary, during the summer period, the energy saving increases up to 30%, with a reduction of the required peak power of about 15%. Given the higher percentage of savings and the longer duration of the summer period, it can be concluded that the global energy savings for the entire year is going to be highlysignificant. Table 3 summarizes the percentages in energy requirement variation due to installing the green roof for the winter and summer periods. Table 3. Energy and power demand variation due to the green roof presence. Energy and power demand Winter Summer Maximum peak power demand (kW) +17% −15% Average daily consumption (kWh) +15% −30% Data comparingtwo similar days during summer time with both types of roofs areshown in Figure 11. An initial peak power was observed to start building conditioning, as is the case for the conventional roof; once a stable situation is reached, however, the power demand with the green roof is 20% less than with the conventional one. A similar comparison is presented in Figure 12 for two similar days in the winter period. Power demand is very similar for both types of roof, but slightly lower in the case of the conventional one. Obtained experimental results are comparable with other experimental studies conducted in Mediterranean climate conditions [22], in which a 15% to 17% lower energy consumption was observed during warm periods, whilehigher energy consumption (10% to12%) was observed during cold times. 051015200:003:006:009:0012:0015:0018:0021:000:00Temperature, ºCTimeT4 - OUTDOOR TEMPERATURET1 - TEMPERATURE UNDER GRAVELT1 - TEMPERATURE UNDER SUBSTRATEWINTER -Temperature profilesEnergies 2020, 13, 1246</text:p>
          </table:table-cell>
        </table:table-row>
        <table:table-row table:style-name="ro17" table:visibility="filter">
          <table:table-cell office:value-type="string" calcext:value-type="string">
            <text:p>10.3390_en13051246</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Energies 2020, 13, x FOR PEER REVIEW 12 of 15 13:00. During this time span, TRNSYS simulations were addressed considering a set-point of 22 °C in heating demand (October to March) and 26 °C for cooling needs (April to September). Figure 15. One-day validation of the models for conventional and green roof. Figure 16 shows temperature evolution in the building outdoors (T4) and indoors (T5), as well as the temperature below the growth medium (T1). As can be observed, top roof temperatures decreased both in summer (40 °C to 35 °C) and winter (10 °C to 5°C), which requires to compare the benefits for cooling in summer versus the negative effects in heating during winter period. Figure 16. Results for temperatures evolution along the year. Recorded data for cooling energy demand in both scenarios (conventional and green roof) showed an energy savings of approximately 25% in cooling energy demand, decreasing the maximum peak power demand by 33%. Heating energy demand in both scenarios (conventional and green roof) is presented in Figure 17. In this case, the results show that energy heating demand increased12% in the green roof scenario. Moreover, the maximum energy peak due to heating also 073014602190292036504380511058406570730080308760Simulation Time = 8760.00 (hr)Temperatures (°C)Temperatures (°C)-10.02.014.026.038.050.0-10.014.028.042.056.070.0---T1 Over Insulant---T4 Ambient---T6 Rooftop---T5 Indoor---T3 Under GravelEnergies 2020, 13, x FOR PEER REVIEW 12 of 15 13:00. During this time span, TRNSYS simulations were addressed considering a set-point of 22 °C in heating demand (October to March) and 26 °C for cooling needs (April to September). Figure 15. One-day validation of the models for conventional and green roof.</text:p>
          </table:table-cell>
        </table:table-row>
        <table:table-row table:style-name="ro19" table:visibility="filter">
          <table:table-cell office:value-type="string" calcext:value-type="string">
            <text:p>10.3390_en13051246</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Energies 2020, 13, x FOR PEER REVIEW 10 of 15 <text:s/>Figure 11. Comparison of similar days with and without a green roof in the summer period. Figure 12. Comparison of similar days with and without a green roof in the winter period. 4. Simulation Results In order to evaluate the benefits of the green roof for a longer period of time, commercial software TRNSYS 17 was used as theenergy simulation tool of the experimental setup. During the simulation, conventional and green roof were modeled based on their constructive characteristics and energy relationships. TRNSYS model was defined with 6 layers with different thickness: gravel or green roof (0.07m), polystyrene insulation (0.05m), membrane (0.001m), concrete (0.075m), building slab (0.17m) and air chamber (0.5).The estimated U-value for the traditional roof was considered 0.518 W/m2·°K, while for the green roof, estimation was 0.409 W/m2·°K.Solar absorption of the roof was modelled with 0.8 for the gravel and 0.2 for the green roof. Figure 13 shows the input data for the simulation, external conditions, building characteristics and temperature set points, and the deduced outputs, temperatures in the different layers of the roof and cooling and heating demand along the year. Energies 2020, 13, x FOR PEER REVIEW 10 of 15 <text:s/>Figure 11. Comparison of similar days with and without a green roof in the summer period. Figure 12. Comparison of similar days with and without a green roof in the winter period. 4. Simulation Results In order to evaluate the benefits of the green roof for a longer period of time, commercial software TRNSYS 17 was used as theenergy simulation tool of the experimental setup. During the simulation, conventional and green roof were modeled based on their constructive characteristics and energy relationships.</text:p>
          </table:table-cell>
        </table:table-row>
        <table:table-row table:style-name="ro18" table:visibility="filter">
          <table:table-cell office:value-type="string" calcext:value-type="string">
            <text:p>10.3390_en13051246</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Energies 2020, 13, x FOR PEER REVIEW 11 of 15 <text:s/>Figure 13. Parameters of TRNSYS Model. Initially, rooftop models developed in TRNSYS were validated using collected experimental data. Validation was carried out in two stages, using a down-top approach: first, it was checked that modelled temperatures were similar to the experimentally measured at the rooftop layers along a week period. Then, the model was calibrated using the data from experimental daily profiles in the summer period. In the case of the week validation, temperatures of the different layers of the roof were determined with the model and results (Figure 14) were compared with the corresponding experimental data. Maximum simulated temperatures of 59 °C were obtained during summertime in the gravel, while registered data during the same time period revealed a temperature range of 45°C to 55 °C. Figure 14. Simulated temperatures of the initial rooftop. One-day validation was performed using as a reference two similar days in terms of environmental parameters (temperature, humidity etc.) and use-of-space (workday) during the experimental campaign, one for each of the two different types of roof considered, on24th July 2017(conventional roof) and 31st July 2018(green roof), in order to deduce the parameters used in the simulation.Comparison of the simulation results, detailed in Figure 15, with the experimental data plotted in Figure 11, shows a good enough agreement, thus,the simulation for the entire year could be addressed using these parameters. In order to complete the simulation task, a selected time window during the day with stable conditions was identified. This time span was from 11:00 to BUILDINGTemperatureSet pointWeather DataPsychrometric RelationshipsShadowingINPUT DATACooling DemandTemperature in the layersOUTPUT DATAHeating DemandEnvelop characteristicsEquipment specificationsBUILDING DATAEnergies 2020, 13, x FOR PEER REVIEW 11 of 15 <text:s/>Figure 13. Parameters of TRNSYS Model.</text:p>
          </table:table-cell>
        </table:table-row>
        <table:table-row table:style-name="ro21" table:visibility="filter">
          <table:table-cell office:value-type="string" calcext:value-type="string">
            <text:p>10.3390_en13051246</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In this case, the results show that energy heating demand increased12% in the green roof scenario. Moreover, the maximum energy peak due to heating also 073014602190292036504380511058406570730080308760Simulation Time = 8760.00 (hr)Temperatures (°C)Temperatures (°C)-10.02.014.026.038.050.0-10.014.028.042.056.070.0---T1 Over Insulant---T4 Ambient---T6 Rooftop---T5 Indoor---T3 Under GravelEnergies 2020, 13, x FOR PEER REVIEW 12 of 15 13:00. During this time span, TRNSYS simulations were addressed considering a set-point of 22 °C in heating demand (October to March) and 26 °C for cooling needs (April to September). Figure 15. One-day validation of the models for conventional and green roof. Figure 16 shows temperature evolution in the building outdoors (T4) and indoors (T5), as well as the temperature below the growth medium (T1). As can be observed, top roof temperatures decreased both in summer (40 °C to 35 °C) and winter (10 °C to 5°C), which requires to compare the benefits for cooling in summer versus the negative effects in heating during winter period. Figure 16. Results for temperatures evolution along the year. Recorded data for cooling energy demand in both scenarios (conventional and green roof) showed an energy savings of approximately 25% in cooling energy demand, decreasing the maximum peak power demand by 33%. Heating energy demand in both scenarios (conventional and green roof) is presented in Figure 17. In this case, the results show that energy heating demand increased12% in the green roof scenario. Moreover, the maximum energy peak due to heating also 073014602190292036504380511058406570730080308760Simulation Time = 8760.00 (hr)Temperatures (°C)Temperatures (°C)-10.02.014.026.038.050.0-10.014.028.042.056.070.0---T1 Over Insulant---T4 Ambient---T6 Rooftop---T5 Indoor---T3 Under GravelEnergies 2020, 13, 1246</text:p>
          </table:table-cell>
        </table:table-row>
        <table:table-row table:style-name="ro20" table:visibility="filter">
          <table:table-cell office:value-type="string" calcext:value-type="string">
            <text:p>10.3390_en13051246</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This time span was from 11:00 to BUILDINGTemperatureSet pointWeather DataPsychrometric RelationshipsShadowingINPUT DATACooling DemandTemperature in the layersOUTPUT DATAHeating DemandEnvelop characteristicsEquipment specificationsBUILDING DATAEnergies 2020, 13, x FOR PEER REVIEW 11 of 15 <text:s/>Figure 13. Parameters of TRNSYS Model. Initially, rooftop models developed in TRNSYS were validated using collected experimental data. Validation was carried out in two stages, using a down-top approach: first, it was checked that modelled temperatures were similar to the experimentally measured at the rooftop layers along a week period. Then, the model was calibrated using the data from experimental daily profiles in the summer period. In the case of the week validation, temperatures of the different layers of the roof were determined with the model and results (Figure 14) were compared with the corresponding experimental data. Maximum simulated temperatures of 59 °C were obtained during summertime in the gravel, while registered data during the same time period revealed a temperature range of 45°C to 55 °C. Figure 14. Simulated temperatures of the initial rooftop. One-day validation was performed using as a reference two similar days in terms of environmental parameters (temperature, humidity etc.) and use-of-space (workday) during the experimental campaign, one for each of the two different types of roof considered, on24th July 2017(conventional roof) and 31st July 2018(green roof), in order to deduce the parameters used in the simulation.Comparison of the simulation results, detailed in Figure 15, with the experimental data plotted in Figure 11, shows a good enough agreement, thus,the simulation for the entire year could be addressed using these parameters. In order to complete the simulation task, a selected time window during the day with stable conditions was identified. This time span was from 11:00 to BUILDINGTemperatureSet pointWeather DataPsychrometric RelationshipsShadowingINPUT DATACooling DemandTemperature in the layersOUTPUT DATAHeating DemandEnvelop characteristicsEquipment specificationsBUILDING DATAEnergies 2020, 13, 1246</text:p>
          </table:table-cell>
        </table:table-row>
        <table:table-row table:style-name="ro10">
          <table:table-cell office:value-type="string" calcext:value-type="string">
            <text:p>10.3390_en13051246</text:p>
          </table:table-cell>
          <table:table-cell office:value-type="string" calcext:value-type="string">
            <text:p>dataset provided, data</text:p>
          </table:table-cell>
          <table:table-cell office:value-type="float" office:value="57" calcext:value-type="float">
            <text:p>57</text:p>
          </table:table-cell>
          <table:table-cell/>
          <table:table-cell office:value-type="float" office:value="0" calcext:value-type="float">
            <text:p>0</text:p>
          </table:table-cell>
          <table:table-cell office:value-type="string" calcext:value-type="string">
            <text:p>A set of six type T thermocouples, whose positions and missions are detailed in Table 1, enables to determine the evolution of the temperature at diﬀerent layers of the roof. These temperature measurements allow identifying similar ambient temperature conditions in the registered data sets and provide the data required for the simulation tools.</text:p>
          </table:table-cell>
        </table:table-row>
        <table:table-row table:style-name="ro5">
          <table:table-cell office:value-type="string" calcext:value-type="string">
            <text:p>10.3390_en13051246</text:p>
          </table:table-cell>
          <table:table-cell office:value-type="string" calcext:value-type="string">
            <text:p>dataset provided, data</text:p>
          </table:table-cell>
          <table:table-cell office:value-type="float" office:value="154" calcext:value-type="float">
            <text:p>154</text:p>
          </table:table-cell>
          <table:table-cell/>
          <table:table-cell office:value-type="float" office:value="0" calcext:value-type="float">
            <text:p>0</text:p>
          </table:table-cell>
          <table:table-cell office:value-type="string" calcext:value-type="string">
            <text:p>Energies 2020, 13, x FOR PEER REVIEW 5 of 15 <text:s/>Figure 5. General view of building roof (dotted line indicating green roof affected area). Figure 6. General view of greenroof. The monitoring system used for these experiments is presented in Figure 7. Figure 7. Monitoring system scheme. A set of six type T thermocouples, whose positions and missions are detailed in Table 1, enables to determine the evolution of the temperature at different layers of the roof. These temperature measurements allow identifying similar ambient temperature conditions in the registered data sets and provide the data required for the simulation tools. Specifications of the thermocouple sensors were: Probe PT100 RS PRO M16, PT100, +100 to + 450 °C, diameter 6mm, Connection head, Class B 4 Stainless Steel. Energies 2020, 13, 1246</text:p>
          </table:table-cell>
        </table:table-row>
        <table:table-row table:style-name="ro19">
          <table:table-cell office:value-type="string" calcext:value-type="string">
            <text:p>10.3390_en13051246</text:p>
          </table:table-cell>
          <table:table-cell office:value-type="string" calcext:value-type="string">
            <text:p>dataset provided, data</text:p>
          </table:table-cell>
          <table:table-cell office:value-type="float" office:value="326" calcext:value-type="float">
            <text:p>326</text:p>
          </table:table-cell>
          <table:table-cell/>
          <table:table-cell office:value-type="float" office:value="0" calcext:value-type="float">
            <text:p>0</text:p>
          </table:table-cell>
          <table:table-cell office:value-type="string" calcext:value-type="string">
            <text:p>The building area under controlled conditions with green and conventional rooftop was 280 m2. Figure 6 shows the green roof already installed. Energies 2020, 13, x FOR PEER REVIEW 5 of 15 <text:s/>Figure 5. General view of building roof (dotted line indicating green roof affected area). Figure 6. General view of greenroof. The monitoring system used for these experiments is presented in Figure 7. Figure 7. Monitoring system scheme. A set of six type T thermocouples, whose positions and missions are detailed in Table 1, enables to determine the evolution of the temperature at different layers of the roof. These temperature measurements allow identifying similar ambient temperature conditions in the registered data sets and provide the data required for the simulation tools. Specifications of the thermocouple sensors were: Probe PT100 RS PRO M16, PT100, +100 to + 450 °C, diameter 6mm, Connection head, Class B 4 Stainless Steel. Energies 2020, 13, x FOR PEER REVIEW 5 of 15 <text:s/>Figure 5. General view of building roof (dotted line indicating green roof affected area). Figure 6. General view of greenroof. The monitoring system used for these experiments is presented in Figure 7. Figure 7. Monitoring system scheme. A set of six type T thermocouples, whose positions and missions are detailed in Table 1, enables to determine the evolution of the temperature at different layers of the roof. These temperature measurements allow identifying similar ambient temperature conditions in the registered data sets and provide the data required for the simulation tools. Specifications of the thermocouple sensors were: Probe PT100 RS PRO M16, PT100, +100 to + 450 °C, diameter 6mm, Connection head, Class B 4 Stainless Steel. Energies 2020, 13, 1246</text:p>
          </table:table-cell>
        </table:table-row>
        <table:table-row table:style-name="ro15">
          <table:table-cell office:value-type="string" calcext:value-type="string">
            <text:p>10.3390_en13051246</text:p>
          </table:table-cell>
          <table:table-cell office:value-type="string" calcext:value-type="string">
            <text:p>dataset provided, data</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Energies 2020, 13, x FOR PEER REVIEW 4 of 15 <text:s/>Figure 3. Initial roof structure. The green roof was built over the present “inverted roof”. It was decided to remove the layer of gravel and a water retention layer was added below the growing medium (separated with a filter fabric layer). This storage layer increases the capacity of the roof for retaining water after a rain episode and significantly reduces the amount of runoff generated. Figure 4 displays the green roof structure, which includes the following layers: growth medium (80 mm thickness), permeable textile layer (2 mm), drainage layer (water storage layer, 30 mm), geotextile layer/root barrier layer (3 mm), XPS insulation (40 mm), waterproofing membrane (5 mm) and a concrete hollow block (300 mm). Figure 4. Green roof structure. The growth medium is a mixture of conventional gardening organic substrate (40%), volcanic lava rocks (40%) and silica sand (20%). In the upper part of the green roof, there are plants covering almost the entire area with a height in the range of 50 to 150 mm. These plants are genus sedum (a mixture of sedum album AH, sedum floriferum, sedum sediform, sedum reflexum, sedum spurium, sedum moranense and sedum acre). Figure 5 displays the plan view of the building, denoting the roof area where the green roof was installed by the dotted line. The building area under controlled conditions with green and conventional rooftop was 280 m2. Figure 6 shows the green roof already installed. Energies 2020, 13, x FOR PEER REVIEW 5 of 15 <text:s/>Figure 5. General view of building roof (dotted line indicating green roof affected area). Figure 6. General view of greenroof.</text:p>
          </table:table-cell>
        </table:table-row>
        <table:table-row table:style-name="ro19">
          <table:table-cell office:value-type="string" calcext:value-type="string">
            <text:p>10.3390_en13051246</text:p>
          </table:table-cell>
          <table:table-cell office:value-type="string" calcext:value-type="string">
            <text:p>dataset provided, data</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Figure 4. Green roof structure. The growth medium is a mixture of conventional gardening organic substrate (40%), volcanic lava rocks (40%) and silica sand (20%). In the upper part of the green roof, there are plants covering almost the entire area with a height in the range of 50 to 150 mm. These plants are genus sedum (a mixture of sedum album AH, sedum floriferum, sedum sediform, sedum reflexum, sedum spurium, sedum moranense and sedum acre). Figure 5 displays the plan view of the building, denoting the roof area where the green roof was installed by the dotted line. The building area under controlled conditions with green and conventional rooftop was 280 m2. Figure 6 shows the green roof already installed. Energies 2020, 13, x FOR PEER REVIEW 5 of 15 <text:s/>Figure 5. General view of building roof (dotted line indicating green roof affected area). Figure 6. General view of greenroof. The monitoring system used for these experiments is presented in Figure 7. Figure 7. Monitoring system scheme. A set of six type T thermocouples, whose positions and missions are detailed in Table 1, enables to determine the evolution of the temperature at different layers of the roof. These temperature measurements allow identifying similar ambient temperature conditions in the registered data sets and provide the data required for the simulation tools. Specifications of the thermocouple sensors were: Probe PT100 RS PRO M16, PT100, +100 to + 450 °C, diameter 6mm, Connection head, Class B 4 Stainless Steel. Energies 2020, 13, x FOR PEER REVIEW 5 of 15 <text:s/>Figure 5. General view of building roof (dotted line indicating green roof affected area). Figure 6. General view of greenroof. The monitoring system used for these experiments is presented in Figure 7. Figure 7.</text:p>
          </table:table-cell>
        </table:table-row>
        <table:table-row table:style-name="ro10" table:visibility="filter">
          <table:table-cell office:value-type="string" calcext:value-type="string">
            <text:p>10.3390_en13071599</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Author Contributions: All of the authors have contributed to this research. Conceptualization, Y.Z.; methodology, Y.Z., F.X., and S.G.; software, Y.Z. and S.G.; writing—original draft preparation, S.G.; writing—review and editing, Y.Z. and S.G.; project administration, F.X.; supervision, D.C. and W.G.; data curation, X.C.; funding acquisition, B.G. All authors have read and agreed to the published version of the manuscript</text:p>
          </table:table-cell>
        </table:table-row>
        <table:table-row table:style-name="ro3" table:visibility="filter">
          <table:table-cell office:value-type="string" calcext:value-type="string">
            <text:p>10.3390_en13071599</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 ∈ K is a certain scenario data of wind power short-term forecast, and s = [pt+1, pt+2, · · ·, pt+16] is the ultra-short-term forecast data obtained four hours in advance. Considering that the wind power output at time t has time correlation characteristics with the previous time, and the longer the interval is, the weaker the correlation is; therefore, the weighted Euclidean distance is adopted to characterize this feature when calculating the similarity of two scenarios, and the wind power output change rate at the two moments is deﬁned as</text:p>
          </table:table-cell>
        </table:table-row>
        <table:table-row table:style-name="ro4" table:visibility="filter">
          <table:table-cell office:value-type="string" calcext:value-type="string">
            <text:p>10.3390_en13071599</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Numerical simulations are conducted on a local grid in Liaoning province, including a wind farm, a CHP unit with HSD, and two TP units. The supply price of electric and heating is shown in Table A2 of Appendix A, and the parameters of units are detailed in Table A3 of Appendix A [18,19]. The wind power scene set data is shown in Figure 6 [20,21], diﬀerent colored lines represent the output of the WP unit under diﬀerent scenarios. The ultra-short-term forecast data of wind power, electric load, and heat load data in the system are shown in Figure 7.</text:p>
          </table:table-cell>
        </table:table-row>
        <table:table-row table:style-name="ro6" table:visibility="filter">
          <table:table-cell office:value-type="string" calcext:value-type="string">
            <text:p>10.3390_en1307159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s can be seen from Figure 13, with increasing wind power output, the system revenue also increases. When the wind power is 1.3 times of the original data, the system revenue diﬀerence under the two scheduling strategies reaches the maximum. When wind power is 1.4 times the original data, the wind power consumption of system under the adapted scheduling strategy approaches the peak value ﬁrst, so the system revenue is almost stable with increasing of wind power. When the wind power is 1.9 times the original data, both reach the maximum wind power consumption of the system under the two scheduling strategies. It can be seen that when considering wind power ﬂuctuation, the adapted scheduling strategy can quickly approach the maximum wind power consumption level, so it is more suitable for the system with wind power ﬂuctuation scenarios.</text:p>
          </table:table-cell>
        </table:table-row>
        <table:table-row table:style-name="ro6" table:visibility="filter">
          <table:table-cell office:value-type="string" calcext:value-type="string">
            <text:p>10.3390_en13071599</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Simultaneous to Equations (1) and (6)–(20), the intra-day rolling optimization scheduling model of the CHPS is established, in which the decision variables are the same as the day-ahead scheduling model. Based on the ultra-short-term wind power forecast data, the method introduced in section 4.1 is used to generate a scenario set of wind power. Then, based on the ultra-short-term electricity and heat load forecast data, as the input of the model, the intra-day rolling optimization scheduling model is solved, and the expected values of the decision variables in dispatch period are used as the intra-day plan to adjust and modify the previous plan. Finally, the value of each decision variable at this moment is taken as the boundary condition of the next rolling scheduling period, and the above steps are cycled until the end of the whole day-ahead scheduling plan. The solution process is shown in Figure 5.</text:p>
          </table:table-cell>
        </table:table-row>
        <table:table-row table:style-name="ro8" table:visibility="filter">
          <table:table-cell office:value-type="string" calcext:value-type="string">
            <text:p>10.3390_en13071599</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Simultaneous to Equations (1)–(13), the day-ahead optimization scheduling model of the CHPS is obtained. The random decision variables include the power output of each unit, the heat output of CHP units, and the heat storage and release power of HSDs. First, based on short-term wind power forecast data, a large number of wind power scenes are obtained. Then, the initial heat storage of the HSD is set to 0, and the model is solved by commercial optimization software Cplex, which is provided by IBM (International Business Machines Corporation) in Armonk, NY, USA [8]. Then, the initial heat storage capacity is iteratively modiﬁed to obtain the day-ahead scheduling plan set with diﬀerent values. The value of the heat storage corresponding to the subset with the highest beneﬁts is the optimal initial heat storage capacity of the HSD, and the expected value of each decision variable in the subset is the day-ahead scheduling plan of the system.</text:p>
          </table:table-cell>
        </table:table-row>
        <table:table-row table:style-name="ro7" table:visibility="filter">
          <table:table-cell office:value-type="string" calcext:value-type="string">
            <text:p>10.3390_en13071599</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As the scheduling time scale is changed, the data form of wind power input is also changed. In order to obtain the wind power input applicable to the scheduling strategy, this paper is based on the ultra-short-term prediction data of wind power, and considering the temporal dependence of wind power ﬂuctuation, the intra-day wind power scenario generation method is put forward, and it is shown in Figure 4. First, the weighted Euclidean distance method is adopted to calculate the similarity to the corresponding period of the day-ahead scenario set of wind power, and the scenarios with the high similarity degree are extracted to form a new scenario set. Then, the ultra-short-term wind power prediction data is used to update the wind power output of the corresponding period of the new scenario set. Based on ultra-short-term electric and heat load forecast data, the intra-day rolling optimization scheduling model is solved to roll and modify the day-ahead scheduling plan. At last, the optimization result obtained at this time is taken as the boundary condition of the next rolling scheduling period, and the above steps are cycled until the end of the whole day-ahead scheduling plan.</text:p>
          </table:table-cell>
        </table:table-row>
        <table:table-row table:style-name="ro12" table:visibility="filter">
          <table:table-cell office:value-type="string" calcext:value-type="string">
            <text:p>10.3390_en13071599</text:p>
          </table:table-cell>
          <table:table-cell office:value-type="string" calcext:value-type="string">
            <text:p>data</text:p>
          </table:table-cell>
          <table:table-cell office:value-type="float" office:value="239" calcext:value-type="float">
            <text:p>239</text:p>
          </table:table-cell>
          <table:table-cell table:number-columns-repeated="2"/>
          <table:table-cell office:value-type="string" calcext:value-type="string">
            <text:p>Energies 2020, 13, x FOR PEER REVIEW 10 of 18 this moment is taken as the boundary condition of the next rolling scheduling period, and the above steps are cycled until the end of the whole day-ahead scheduling plan. The solution process is shown in Figure 5. Figure 5. The calculating procedures for intra-day rolling optimization scheduling model. 6. Case Study 6.1. General Situation of Simulation Numerical simulations are conducted on a local grid in Liaoning province, including a wind farm, a CHP unit with HSD, and two TP units. The supply price of electric and heating is shown in Table A2 of Appendix A, and the parameters of units are detailed in Table A3 of Appendix A [18,19]. The wind power scene set data is shown in Figure 6 [20,21], different colored lines represent the output of the WP unit under different scenarios. The ultra-short-term forecast data of wind power, electric load, and heat load data in the system are shown in Figure 7. startCalculate the similarity with the day-aheadscenarioModified and saved in intra-day wind scenario setJInput ultra-short-term wind power prediction data(',)eddistksε≤1k='0T=100k=1kk=+Electric and heatload data&amp;Planned output dataIntraday rolling scheduling modelThe four-hour rolling schedulingplan is output '96T≤''1TT=+EndThe full rolling schedulingplanis outputYNNNYYEnergies 2020, 13, 1599</text:p>
          </table:table-cell>
        </table:table-row>
        <table:table-row table:style-name="ro16" table:visibility="filter">
          <table:table-cell office:value-type="string" calcext:value-type="string">
            <text:p>10.3390_en13071599</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Based on problems above, a multi-time scale optimal scheduling strategy based on scenario method in this paper is proposed for the CHPS including WP unit, thermal power (TP) unit, and CHP unit with HSD. First, based on short-term wind power forecast data, the day-ahead optimization scheduling model based on the scenario method is established to maximize the beneﬁt of CHPS. The optimal initial heat storage capacity of the HSD is determined by analyzing the impact on the overall revenue of the system. At this time, the day-ahead scheduling plan is obtained. Then, based on the day-ahead scheduling plan and the ultra-short-term prediction data of wind power, considering the temporal dependence of wind power ﬂuctuation, the intra-day wind power scenario generation method is put forward. Moreover, the intra-day rolling scheduling model is also established to maximize the beneﬁt of CHPS, and solved by using commercial optimization software Cplex, which is provided by IBM (International Business Machines Corporation) in Armonk, NY, USA. The expected values of the decision variables in dispatch period are used as the intra-day plan to adjust and modify the previous plan. Finally, the value of each decision variable at this moment is taken as the boundary condition of the next rolling scheduling period, and the above steps are cycled until the end of the whole day-ahead scheduling plan. The simulation is compared with the dispatch model that does not consider this, and the eﬀectiveness to improve system revenue and promote wind power consumption is veriﬁed.</text:p>
          </table:table-cell>
        </table:table-row>
        <table:table-row table:style-name="ro19" table:visibility="filter">
          <table:table-cell office:value-type="string" calcext:value-type="string">
            <text:p>10.3390_en13071599</text:p>
          </table:table-cell>
          <table:table-cell office:value-type="string" calcext:value-type="string">
            <text:p>data</text:p>
          </table:table-cell>
          <table:table-cell office:value-type="float" office:value="308" calcext:value-type="float">
            <text:p>308</text:p>
          </table:table-cell>
          <table:table-cell table:number-columns-repeated="2"/>
          <table:table-cell office:value-type="string" calcext:value-type="string">
            <text:p>Energies 2020, 13, x FOR PEER REVIEW 15 of 18 <text:s/>Figure 12. The changes in heat storage of HSD before and after considering temporal dependence. Furthermore, in order to consider the impact of potential uncertainty on the system, the system revenue and the additional wind power consumption under the two strategies with different times of wind power are studied, and the results are shown in Figure 13. (a) The system’s revenue. (b) The additional wind power consumption. Figure 13. The system revenue (a) and the additional wind power consumption (b) under the two strategies with different times of wind power. As can be seen from Figure 13, with increasing wind power output, the system revenue also increases. When the wind power is 1.3 times of the original data, the system revenue difference under the two scheduling strategies reaches the maximum. When wind power is 1.4 times the original data, the wind power consumption of system under the adapted scheduling strategy approaches the peak value first, so the system revenue is almost stable with increasing of wind power. When the wind power is 1.9 times the original data, both reach the maximum wind power consumption of the system under the two scheduling strategies. It can be seen that when considering wind power fluctuation, the adapted scheduling strategy can quickly approach the maximum wind power consumption level, so it is more suitable for the system with wind power fluctuation scenarios. eh,/MWhtS⋅11.21.41.61.82.0179180181182183184Timesof wind poweroutputBeforeAfterWind curtailment reduction/MW·hEnergies 2020, 13, x FOR PEER REVIEW 15 of 18 <text:s/>Figure 12. The changes in heat storage of HSD before and after considering temporal dependence.</text:p>
          </table:table-cell>
        </table:table-row>
        <table:table-row table:style-name="ro19" table:visibility="filter">
          <table:table-cell office:value-type="string" calcext:value-type="string">
            <text:p>10.3390_en13071599</text:p>
          </table:table-cell>
          <table:table-cell office:value-type="string" calcext:value-type="string">
            <text:p>data</text:p>
          </table:table-cell>
          <table:table-cell office:value-type="float" office:value="318" calcext:value-type="float">
            <text:p>318</text:p>
          </table:table-cell>
          <table:table-cell table:number-columns-repeated="2"/>
          <table:table-cell office:value-type="string" calcext:value-type="string">
            <text:p>3.2.6. Network Security Constraints ,min,,maxklltlPPP≤≤ (13) where ,kltP is the power of line l at time t under scenario k. ,minlP and ,maxlP are the limits of ,kltP. 4. Intra-Day Rolling Optimization Scheduling Model As the prediction error of wind power output is positively correlated with time [17], the intra-day rolling scheduling model of the CHPS utilizes the ultra-short-term forecast output of wind power to optimize and adjust the day-ahead scheduling plan to ensure the economical efficiency of the system. However, the operation optimization of HSD is a typical multi-stage decision problem, with close relationship in different periods, and the intra-day scheduling plan cannot be globally optimized because it is a phased plan. Based on the problem, the adapted intra-day rolling scheduling strategy is proposed in this paper, and it is shown in Figure 3. By adopting this scheduling strategy, it can ensure that the results of each rolling scheduling are the global optimal solutions. Figure 3. The adapted intra-day rolling scheduling strategy. As the scheduling time scale is changed, the data form of wind power input is also changed. In order to obtain the wind power input applicable to the scheduling strategy, this paper is based on the ultra-short-term prediction data of wind power, and considering the temporal dependence of wind power fluctuation, the intra-day wind power scenario generation method is put forward, and it is shown in Figure 4. First, the weighted Euclidean distance method is adopted to calculate the similarity to the corresponding period of the day-ahead scenario set of wind power, and the scenarios with the high similarity degree are extracted to form a new scenario set. Then, the Energies 2020, 13, 1599</text:p>
          </table:table-cell>
        </table:table-row>
        <table:table-row table:style-name="ro15" table:visibility="filter">
          <table:table-cell office:value-type="string" calcext:value-type="string">
            <text:p>10.3390_en13071599</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Energies 2020, 13, x FOR PEER REVIEW 7 of 18 where f,maxiQ and z,maxiQ are the maximum heat release and storage power of HSDs, respectively. eh,maxS is the maximum heat storage capacity of the thermal storage tank. ehϕ is the heat loss rate, which is generally taken as 0.05. 3.2.5. Electric Load and Heat Load Balance Constraints w,,,load,111,s,load,1()WNCkkkititcittiiiCkkcitittiPPPPQQQ====++=−= (12) where load,tP and load,tQ are the electricity and heat load requirements at time t of the CHPS, respectively. 3.2.6. Network Security Constraints ,min,,maxklltlPPP≤≤ (13) where ,kltP is the power of line l at time t under scenario k. ,minlP and ,maxlP are the limits of ,kltP. 4. Intra-Day Rolling Optimization Scheduling Model As the prediction error of wind power output is positively correlated with time [17], the intra-day rolling scheduling model of the CHPS utilizes the ultra-short-term forecast output of wind power to optimize and adjust the day-ahead scheduling plan to ensure the economical efficiency of the system. However, the operation optimization of HSD is a typical multi-stage decision problem, with close relationship in different periods, and the intra-day scheduling plan cannot be globally optimized because it is a phased plan. Based on the problem, the adapted intra-day rolling scheduling strategy is proposed in this paper, and it is shown in Figure 3. By adopting this scheduling strategy, it can ensure that the results of each rolling scheduling are the global optimal solutions. Figure 3. The adapted intra-day rolling scheduling strategy. As the scheduling time scale is changed, the data form of wind power input is also changed.</text:p>
          </table:table-cell>
        </table:table-row>
        <table:table-row table:style-name="ro17" table:visibility="filter">
          <table:table-cell office:value-type="string" calcext:value-type="string">
            <text:p>10.3390_en13071599</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Energies 2020, 13, x FOR PEER REVIEW 16 of 18 6.5. Algorithm Analysis In this paper, the primal dual interior point method optimization program is used from the Cplex optimization toolbox. The interior point method is essentially a combination of the Lagrange function method, Newton method, and logarithmic barrier function method. It starts from the initial interior point and follows the steepest descent direction, moving directly from the inside of the feasible region to the optimal solution. Its salient feature is that the number of iterations has little relation to the system size. In the paper, the decision variables need to be optimized for each wind power output scenario, and the required accuracy can be achieved within 20 iterations. In the case of the intra-day rolling optimization dispatch process, a total of 15 iterations were performed. Changing of the objective function versus the number of iterations is shown in Figure 14. Figure 14. Changing of the objective function versus the number of iterations. 7. Conclusions Aiming at the problem of scheduling difficulties caused by the uncertainty and fluctuation of wind power output, this paper proposes a multi-time scale optimal scheduling strategy for CHPS based on the scenario method. Both day-ahead and intra-day optimization scheduling models are established to maximize the system’s revenue. The case analyzes the impacts of initial heat storage capacity of heat storage device and different scheduling strategies on system revenue. The main conclusions are as follows. 1. The initial heat storage capacity of the HSD can affect the overall revenue of the system, which increases with the initial value. When the value is 260 MW⋅h, the system achieves the highest yield, so 260 MW⋅h is used as the optimal initial heat storage capacity of the HSD for subsequent analysis. 2.</text:p>
          </table:table-cell>
        </table:table-row>
        <table:table-row table:style-name="ro18" table:visibility="filter">
          <table:table-cell office:value-type="string" calcext:value-type="string">
            <text:p>10.3390_en13071599</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It can be seen that when considering wind power fluctuation, the adapted scheduling strategy can quickly approach the maximum wind power consumption level, so it is more suitable for the system with wind power fluctuation scenarios. eh,/MWhtS⋅11.21.41.61.82.0179180181182183184Timesof wind poweroutputBeforeAfterWind curtailment reduction/MW·hEnergies 2020, 13, x FOR PEER REVIEW 15 of 18 <text:s/>Figure 12. The changes in heat storage of HSD before and after considering temporal dependence. Furthermore, in order to consider the impact of potential uncertainty on the system, the system revenue and the additional wind power consumption under the two strategies with different times of wind power are studied, and the results are shown in Figure 13. (a) The system’s revenue. (b) The additional wind power consumption. Figure 13. The system revenue (a) and the additional wind power consumption (b) under the two strategies with different times of wind power. As can be seen from Figure 13, with increasing wind power output, the system revenue also increases. When the wind power is 1.3 times of the original data, the system revenue difference under the two scheduling strategies reaches the maximum. When wind power is 1.4 times the original data, the wind power consumption of system under the adapted scheduling strategy approaches the peak value first, so the system revenue is almost stable with increasing of wind power. When the wind power is 1.9 times the original data, both reach the maximum wind power consumption of the system under the two scheduling strategies. It can be seen that when considering wind power fluctuation, the adapted scheduling strategy can quickly approach the maximum wind power consumption level, so it is more suitable for the system with wind power fluctuation scenarios. eh,/MWhtS⋅11.21.41.61.82.0179180181182183184Timesof wind poweroutputBeforeAfterWind curtailment reduction/MW·hEnergies 2020, 13, 1599</text:p>
          </table:table-cell>
        </table:table-row>
        <table:table-row table:style-name="ro19" table:visibility="filter">
          <table:table-cell office:value-type="string" calcext:value-type="string">
            <text:p>10.3390_en13071599</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Energies 2020, 13, x FOR PEER REVIEW 8 of 18 ultra-short-term wind power prediction data is used to update the wind power output of the corresponding period of the new scenario set. Based on ultra-short-term electric and heat load forecast data, the intra-day rolling optimization scheduling model is solved to roll and modify the day-ahead scheduling plan. At last, the optimization result obtained at this time is taken as the boundary condition of the next rolling scheduling period, and the above steps are cycled until the end of the whole day-ahead scheduling plan. Figure 4. The intra-day wind power scenario generation method. 4.1. Intra-Day Wind Power Scenario Generation Euclidean distance represents the meaning of distance in the general sense, and is often used to measure the degree of similarity between two variables. The closer the distance is, the higher the similarity is between the two variables. The calculation method is as follows, 1221(,)(())nediiidistxyxy==− (14) where x and y are the quantities. n is the dimension of the vector. Suppose w,1w,2w,96[,,,]kkkkPPPK=⋅⋅⋅∈ is a certain scenario data of wind power short-term forecast, and 1216[,,,]tttsppp+++=⋅⋅⋅ is the ultra-short-term forecast data obtained four hours in advance. Considering that the wind power output at time t has time correlation characteristics with the previous time, and the longer the interval is, the weaker the correlation is; therefore, the weighted Euclidean distance is adopted to characterize this feature when calculating the similarity of two scenarios, and the wind power output change rate at the two moments is defined as ,1,,||100%wtwtwtPPP+−Φ=× (15) calculate the change rates of ,wtP with ,4,1,,wtwtPP−−⋅⋅⋅, respectively, and the sample proportion iτ whose change rate within the range of 10% is also calculated.</text:p>
          </table:table-cell>
        </table:table-row>
        <table:table-row table:style-name="ro21" table:visibility="filter">
          <table:table-cell office:value-type="string" calcext:value-type="string">
            <text:p>10.3390_en13071599</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Figure 14. Changing of the objective function versus the number of iterations. 7. Conclusions Aiming at the problem of scheduling difficulties caused by the uncertainty and fluctuation of wind power output, this paper proposes a multi-time scale optimal scheduling strategy for CHPS based on the scenario method. Both day-ahead and intra-day optimization scheduling models are established to maximize the system’s revenue. The case analyzes the impacts of initial heat storage capacity of heat storage device and different scheduling strategies on system revenue. The main conclusions are as follows. 1. The initial heat storage capacity of the HSD can affect the overall revenue of the system, which increases with the initial value. When the value is 260 MW⋅h, the system achieves the highest yield, so 260 MW⋅h is used as the optimal initial heat storage capacity of the HSD for subsequent analysis. 2. In the day-ahead scheduling plan, compared with the deterministic model, it is verified that the day-ahead optimal scheduling model based on the scenario method can greatly reduce the system penalty cost, improve system benefits, and better adapt to the uncertainty of wind power. 3. Compared with the scheduling method without considering the temporal dependence of wind power fluctuation, the results show that considering temporal dependence can better reserve more wind power absorption space for the system, promote the accommodation of wind power, and further improve the overall revenue of the system. Author Contributions: All of the authors have contributed to this research. Conceptualization, Y.Z. ; methodology, Y.Z., F.X., and S.G.; software, Y.Z. and S.G.; writing—original draft preparation, S.G.; writing—review and editing, Y.Z. and S.G.; project administration, F.X. ; supervision, D.C. and W.G. ; data curation, X.C. ; funding acquisition, B.G. 135791113151.841.861.881.901.921.94Iterations0Energies 2020, 13, 1599</text:p>
          </table:table-cell>
        </table:table-row>
        <table:table-row table:style-name="ro19" table:visibility="filter">
          <table:table-cell office:value-type="string" calcext:value-type="string">
            <text:p>10.3390_en13071599</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Figure 4. The intra-day wind power scenario generation method. 4.1. Intra-Day Wind Power Scenario Generation Euclidean distance represents the meaning of distance in the general sense, and is often used to measure the degree of similarity between two variables. The closer the distance is, the higher the similarity is between the two variables. The calculation method is as follows, 1221(,)(())nediiidistxyxy==− (14) where x and y are the quantities. n is the dimension of the vector. Suppose w,1w,2w,96[,,,]kkkkPPPK=⋅⋅⋅∈ is a certain scenario data of wind power short-term forecast, and 1216[,,,]tttsppp+++=⋅⋅⋅ is the ultra-short-term forecast data obtained four hours in advance. Considering that the wind power output at time t has time correlation characteristics with the previous time, and the longer the interval is, the weaker the correlation is; therefore, the weighted Euclidean distance is adopted to characterize this feature when calculating the similarity of two scenarios, and the wind power output change rate at the two moments is defined as ,1,,||100%wtwtwtPPP+−Φ=× (15) calculate the change rates of ,wtP with ,4,1,,wtwtPP−−⋅⋅⋅, respectively, and the sample proportion iτ whose change rate within the range of 10% is also calculated. Then, the correlation weight coefficient iω at each moment is defined as 161iiiiτωτ== (16) the Euclidean distance between w,1w,2w,16'[,,,]kkktttkPPP+++=⋅⋅⋅ and s is 11622w,1(',)(())kedititiidistksPpω++==− (17) then the scenario whose similarity meets certain requirements is selected: kk + 8k + 96k + 16k + 88k + 80kk + 8k + 16kk + 8k + 96k + 16k + 88k + 80Wind power scenario k that meets the conditionsUltra-short-term wind power prediction dataThe new wind power scenario j applicable to rolling scheduling strategyEnergies 2020, 13, 1599</text:p>
          </table:table-cell>
        </table:table-row>
        <table:table-row table:style-name="ro9" table:visibility="filter">
          <table:table-cell office:value-type="string" calcext:value-type="string">
            <text:p>10.3390_en13081967</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A graphical comparison of the De diﬀusion coeﬃcient results with the created regression model is presented in Figure 11. This model is statistically correct and explains 62% of data variability. The standard estimation error is 0.16, or about 35% of the average value.</text:p>
          </table:table-cell>
        </table:table-row>
        <table:table-row table:style-name="ro9" table:visibility="filter">
          <table:table-cell office:value-type="string" calcext:value-type="string">
            <text:p>10.3390_en1308196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In order to create a multiple regression model for the eﬀective diﬀusion coeﬃcient De, data were transformed by multiplying by 109. This transformation did not inﬂuence the model accuracy and the percentage of the explained data variance. This model is presented using Equation (12).</text:p>
          </table:table-cell>
        </table:table-row>
        <table:table-row table:style-name="ro10" table:visibility="filter">
          <table:table-cell office:value-type="string" calcext:value-type="string">
            <text:p>10.3390_en13081967</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The performed statistical analysis showed that the R0 parameter adequately (R = 0.9, R2 = 0.82) enables correct conclusions related to the maximum coal capacity towards the adsorbed methane (am). Statistical methods decisively showed that the introduction of ﬁve diﬀerent petrophysical parameters clearly inﬂuences the quality of the developed prediction model (almost 97% variability of data explained by the model).</text:p>
          </table:table-cell>
        </table:table-row>
        <table:table-row table:style-name="ro3" table:visibility="filter">
          <table:table-cell office:value-type="string" calcext:value-type="string">
            <text:p>10.3390_en13081967</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A model taking into account non-linear relationships in MARSpline data was also created for the eﬀective diﬀusion coeﬃcient De. The obtained results are very similar to the results of multiple regression (R2 = 0.677, the estimation error was 0.151). The model of a multi-layer perceptron (MLP)-type neuron network also did not show a signiﬁcantly higher value of the explained data variability R2: 0.67 and 0.72 for the best network architectures (MLP 2-8-1, MLP 2-10-1).</text:p>
          </table:table-cell>
        </table:table-row>
        <table:table-row table:style-name="ro3" table:visibility="filter">
          <table:table-cell office:value-type="string" calcext:value-type="string">
            <text:p>10.3390_en13081967</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Figure 7 presents example changes of the amount of adsorbed methane over time, determined under the pressure of 1 bar at 20 C. Normalisation of the obtained data to the [0, 1] range enables determination of the eﬀective diﬀusion coeﬃcient De of methane in coal, according to Formula [4]. On the basis of methane sorption isotherms (Figure 8) and of the Langmuir Equation [3], the sorption capacity a1 and the maximum sorption capacity am values were determined. The results are presented in Table 1.</text:p>
          </table:table-cell>
        </table:table-row>
        <table:table-row table:style-name="ro11" table:visibility="filter">
          <table:table-cell office:value-type="string" calcext:value-type="string">
            <text:p>10.3390_en1308196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able 4 provides a summary of the results obtained using multiple regression in order to predict sorption properties of coal: am, a1, and De. This summary includes the values of the determination coeﬃcient R2 and Pearson’s linear correlation coeﬃcient (R) for various conﬁgurations of parameters introduced into the model. Sets of petrophysical parameters resulting in models best ﬁt to actual data are also presented, as well as a ﬁt for independent variables R0 and Vdaf. This was intended to show whether the introduction of parameters often used interchangeably to the model in order to evaluate the metamorphism degree contributes to an improved predictive ability of the constructed model.</text:p>
          </table:table-cell>
        </table:table-row>
        <table:table-row table:style-name="ro16" table:visibility="filter">
          <table:table-cell office:value-type="string" calcext:value-type="string">
            <text:p>10.3390_en13081967</text:p>
          </table:table-cell>
          <table:table-cell office:value-type="string" calcext:value-type="string">
            <text:p>data</text:p>
          </table:table-cell>
          <table:table-cell office:value-type="float" office:value="284" calcext:value-type="float">
            <text:p>284</text:p>
          </table:table-cell>
          <table:table-cell table:number-columns-repeated="2"/>
          <table:table-cell office:value-type="string" calcext:value-type="string">
            <text:p>Energies 2020, 13, x FOR PEER REVIEW 10 of 17 Figure 7 presents example changes of the amount of adsorbed methane over time, determined under the pressure of 1 bar at 20 °C. Normalisation of the obtained data to the [0,1] range enables determination of the effective diffusion coefficient De of methane in coal, according to Formula [4]. On the basis of methane sorption isotherms (Figure 8) and of the Langmuir Equation [3], the sorption capacity a1 and the maximum sorption capacity am values were determined. The results are presented in Table 1. Figure 7. Methane sorption kinetics after normalisation of the adsorbed amount (high-rank coal 4030). Figure 8. Methane sorption isotherm resulting from the fitting of the Langmuir model (low-rank coal 143). Highly metamorphized coals are excellent sorbents of methane. Sorption capacity a1 varies between 2.8 and 4.3 cm3CH4/g. The maximum sorption capacity am of these coals varies between approximately 23.5 and approximately 26 cm3CH4/g. In the case of low-rank coals, the sorption capacity a1 does not exceed 2.5 cm3CH4/g, while the maximum sorption of methane for low- and medium-rank coals is not higher than slightly above 19 cm3CH4/g. At a constant temperature, an increase in methane sorption capacity was observed from lower rank coals towards those with a higher degree of metamorphism. According to [12], the minimum of sorption capacity value falls on the reflectance R0 around 1.0, which corresponds to the lowest volume of micropores in dry coals (see Table 1).</text:p>
          </table:table-cell>
        </table:table-row>
        <table:table-row table:style-name="ro17" table:visibility="filter">
          <table:table-cell office:value-type="string" calcext:value-type="string">
            <text:p>10.3390_en13081967</text:p>
          </table:table-cell>
          <table:table-cell office:value-type="string" calcext:value-type="string">
            <text:p>data</text:p>
          </table:table-cell>
          <table:table-cell office:value-type="float" office:value="309" calcext:value-type="float">
            <text:p>309</text:p>
          </table:table-cell>
          <table:table-cell table:number-columns-repeated="2"/>
          <table:table-cell office:value-type="string" calcext:value-type="string">
            <text:p>4.3. Optimisation of the Method for Prediction of Sorption Properties of a Natural Coal Sorbent Based on Multiple Regression Table 4 provides a summary of the results obtained using multiple regression in order to predict sorption properties of coal: am, a1, and De. This summary includes the values of the determination coefficient R2 and Pearson’s linear correlation coefficient (R) for various configurations of parameters introduced into the model. Sets of petrophysical parameters resulting in models best fit to actual data are also presented, as well as a fit for independent variables R0 and Vdaf. This was intended to show whether the introduction of parameters often used interchangeably to the model in order to evaluate the metamorphism degree contributes to an improved predictive ability of the constructed model. The increased number of independent variables had a positive influence on the quality of the developed model and the ability to estimate sorption parameters. Supplementing the a1 (R0) model Energies 2020, 13, x FOR PEER REVIEW 13 of 17 3597141143148404/4F407/1F502/1C410E410G40064033403140324030Coal type1.01.52.02.53.03.54.04.5a1 [cm3/g] a1 model Figure 10. Value comparison between the sorption capacity under set pressure a1 with the created regression model (Equation (11)). A graphical comparison of the De diffusion coefficient results with the created regression model is presented in Figure 11. This model is statistically correct and explains 62% of data variability. The standard estimation error is 0.16, or about 35% of the average value. A model taking into account non-linear relationships in MARSpline data was also created for the effective diffusion coefficient De. The obtained results are very similar to the results of multiple regression (R2 = 0.677, the estimation error was 0.151).</text:p>
          </table:table-cell>
        </table:table-row>
        <table:table-row table:style-name="ro15" table:visibility="filter">
          <table:table-cell office:value-type="string" calcext:value-type="string">
            <text:p>10.3390_en13081967</text:p>
          </table:table-cell>
          <table:table-cell office:value-type="string" calcext:value-type="string">
            <text:p>data</text:p>
          </table:table-cell>
          <table:table-cell office:value-type="float" office:value="317" calcext:value-type="float">
            <text:p>317</text:p>
          </table:table-cell>
          <table:table-cell table:number-columns-repeated="2"/>
          <table:table-cell office:value-type="string" calcext:value-type="string">
            <text:p>(a) (b) (c) Figure 6. Photographs after the microhardness analysis, showing the nature of cracks and other damage caused by the Vickers indenter being pressed into the analysed material. (a) R0 = 0.8%; (b) R0 = 1.1%; (c) R0 = 2%. Reflected light. 3.4. Sorption Test Results Energies 2020, 13, x FOR PEER REVIEW 10 of 17 Figure 7 presents example changes of the amount of adsorbed methane over time, determined under the pressure of 1 bar at 20 °C. Normalisation of the obtained data to the [0,1] range enables determination of the effective diffusion coefficient De of methane in coal, according to Formula [4]. On the basis of methane sorption isotherms (Figure 8) and of the Langmuir Equation [3], the sorption capacity a1 and the maximum sorption capacity am values were determined. The results are presented in Table 1. Figure 7. Methane sorption kinetics after normalisation of the adsorbed amount (high-rank coal 4030). Figure 8. Methane sorption isotherm resulting from the fitting of the Langmuir model (low-rank coal 143). Highly metamorphized coals are excellent sorbents of methane. Sorption capacity a1 varies between 2.8 and 4.3 cm3CH4/g. The maximum sorption capacity am of these coals varies between approximately 23.5 and approximately 26 cm3CH4/g. In the case of low-rank coals, the sorption capacity a1 does not exceed 2.5 cm3CH4/g, while the maximum sorption of methane for low- and medium-rank coals is not higher than slightly above 19 cm3CH4/g. At a constant temperature, an increase in methane sorption capacity was observed from lower rank coals towards those with a higher degree of metamorphism.</text:p>
          </table:table-cell>
        </table:table-row>
        <table:table-row table:style-name="ro18" table:visibility="filter">
          <table:table-cell office:value-type="string" calcext:value-type="string">
            <text:p>10.3390_en13081967</text:p>
          </table:table-cell>
          <table:table-cell office:value-type="string" calcext:value-type="string">
            <text:p>data</text:p>
          </table:table-cell>
          <table:table-cell office:value-type="float" office:value="319" calcext:value-type="float">
            <text:p>319</text:p>
          </table:table-cell>
          <table:table-cell table:number-columns-repeated="2"/>
          <table:table-cell office:value-type="string" calcext:value-type="string">
            <text:p>Energies 2020, 13, x FOR PEER REVIEW 13 of 17 3597141143148404/4F407/1F502/1C410E410G40064033403140324030Coal type1.01.52.02.53.03.54.04.5a1 [cm3/g] a1 model Figure 10. Value comparison between the sorption capacity under set pressure a1 with the created regression model (Equation (11)). A graphical comparison of the De diffusion coefficient results with the created regression model is presented in Figure 11. This model is statistically correct and explains 62% of data variability. The standard estimation error is 0.16, or about 35% of the average value. A model taking into account non-linear relationships in MARSpline data was also created for the effective diffusion coefficient De. The obtained results are very similar to the results of multiple regression (R2 = 0.677, the estimation error was 0.151). The model of a multi-layer perceptron (MLP)-type neuron network also did not show a significantly higher value of the explained data variability R2: 0.67 and 0.72 for the best network architectures (MLP 2-8-1, MLP 2-10-1). 3597141143148404/4F407/1F502/1C410E410G40064033403140324030Coal type0.00.10.20.30.40.50.60.70.80.91.01.1De*109 [cm2/s] De* model Figure 11. Value comparison between the effective diffusion coefficient De and the created regression model (Equation (12)). 4.3. Optimisation of the Method for Prediction of Sorption Properties of a Natural Coal Sorbent Based on Multiple Regression Table 4 provides a summary of the results obtained using multiple regression in order to predict sorption properties of coal: am, a1, and De. This summary includes the values of the determination coefficient R2 and Pearson’s linear correlation coefficient (R) for various configurations of parameters introduced into the model. Sets of petrophysical parameters resulting in models best fit to actual data are also presented, as well as a fit for independent variables R0 and Vdaf.</text:p>
          </table:table-cell>
        </table:table-row>
        <table:table-row table:style-name="ro15" table:visibility="filter">
          <table:table-cell office:value-type="string" calcext:value-type="string">
            <text:p>10.3390_en13081967</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a) (b) (c) Figure 6. Photographs after the microhardness analysis, showing the nature of cracks and other damage caused by the Vickers indenter being pressed into the analysed material. (a) R0 = 0.8%; (b) R0 = 1.1%; (c) R0 = 2%. Reflected light. 3.4. Sorption Test Results Energies 2020, 13, x FOR PEER REVIEW 9 of 17 3.3. Results of Micro-Hardness Tests Micro-hardness parameters change with the metamorphism degree and with the structural and textural characteristics of coal. This relationship, described by many authors [52–56], can also be seen in the coals from the USCB area described in this work. The results of micro-hardness tests led to a conclusion that the analysed samples belong to three “ranges” (Table 1). These ranges overlap with the division of samples according to their metamorphism degree. Low-rank coal samples are characterised by the highest micro-hardness of vitrinite (average Hv = 69.25; Figure 5, Table 1). The Vickers cone leaves a relatively small mark on the samples, which means that low-rank coal does not show a tendency to crack under the load of 0.5 N. The samples are only lightly deformed and show some plastic behaviour (Figure 6a), while displaying high values of the micro-hardness parameter (Hv). Medium-rank coal samples show a significant decrease of micro-hardness (average Hv = 58.5; Figure 5, Table 1), and the pressure of the Vickers cone leaves noticeable marks after the measurement. All analysed samples showed extensive cracks from the tops of the impressions, and sometimes detached parts of the material (Figure 6b). The damage visible on the coal surface indicates that this material is easily crushed.</text:p>
          </table:table-cell>
        </table:table-row>
        <table:table-row table:style-name="ro21" table:visibility="filter">
          <table:table-cell office:value-type="string" calcext:value-type="string">
            <text:p>10.3390_en13081967</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Value comparison between the sorption capacity under set pressure a1 with the created regression model (Equation (11)). A graphical comparison of the De diffusion coefficient results with the created regression model is presented in Figure 11. This model is statistically correct and explains 62% of data variability. The standard estimation error is 0.16, or about 35% of the average value. A model taking into account non-linear relationships in MARSpline data was also created for the effective diffusion coefficient De. The obtained results are very similar to the results of multiple regression (R2 = 0.677, the estimation error was 0.151). The model of a multi-layer perceptron (MLP)-type neuron network also did not show a significantly higher value of the explained data variability R2: 0.67 and 0.72 for the best network architectures (MLP 2-8-1, MLP 2-10-1). 3597141143148404/4F407/1F502/1C410E410G40064033403140324030Coal type0.00.10.20.30.40.50.60.70.80.91.01.1De*109 [cm2/s] De* model Figure 11. Value comparison between the effective diffusion coefficient De and the created regression model (Equation (12)). 4.3. Optimisation of the Method for Prediction of Sorption Properties of a Natural Coal Sorbent Based on Multiple Regression Table 4 provides a summary of the results obtained using multiple regression in order to predict sorption properties of coal: am, a1, and De. This summary includes the values of the determination coefficient R2 and Pearson’s linear correlation coefficient (R) for various configurations of parameters introduced into the model. Sets of petrophysical parameters resulting in models best fit to actual data are also presented, as well as a fit for independent variables R0 and Vdaf. This was intended to show whether the introduction of parameters often used interchangeably to the model in order to evaluate the metamorphism degree contributes to an improved predictive ability of the constructed model. The increased number of independent va</text:p>
          </table:table-cell>
        </table:table-row>
        <table:table-row table:style-name="ro19" table:visibility="filter">
          <table:table-cell office:value-type="string" calcext:value-type="string">
            <text:p>10.3390_en13081967</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a relatively small mark on the samples, which means that low-rank coal does not show a tendency to crack under the load of 0.5 N. The samples are only lightly deformed and show some plastic behaviour (Figure 6a), while displaying high values of the micro-hardness parameter (Hv). Medium-rank coal samples show a significant decrease of micro-hardness (average Hv = 58.5; Figure 5, Table 1), and the pressure of the Vickers cone leaves noticeable marks after the measurement. All analysed samples showed extensive cracks from the tops of the impressions, and sometimes detached parts of the material (Figure 6b). The damage visible on the coal surface indicates that this material is easily crushed. High-rank coal samples are characterised by a further decrease of micro-hardness (average Hv = 55.9; Figure 5, Table 1). Clear marks left by the Vickers pyramid are visible on the vitrinite surface after the micro-hardness test, but cracks around the impression are not as spectacular as in the case of medium-rank coal samples. Cracks and detached material parts are still visible, but a larger part of the deformed coal is concentrated within the impression and around it (Fugure 6c). Figure 5. Average micro-hardness values for samples with different metamorphism degree. (a) (b) (c) Figure 6. Photographs after the microhardness analysis, showing the nature of cracks and other damage caused by the Vickers indenter being pressed into the analysed material. (a) R0 = 0.8%; (b) R0 = 1.1%; (c) R0 = 2%. Reflected light. 3.4. Sorption Test Results Energies 2020, 13, x FOR PEER REVIEW 9 of 17 3.3. Results of Micro-Hardness Tests Micro-hardness parameters change with the metamorphism degree and with the structural and textural characteristics of coal.</text:p>
          </table:table-cell>
        </table:table-row>
        <table:table-row table:style-name="ro18" table:visibility="filter">
          <table:table-cell office:value-type="string" calcext:value-type="string">
            <text:p>10.3390_en13081967</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03.54.04.5a1 [cm3/g] a1 model Figure 10. Value comparison between the sorption capacity under set pressure a1 with the created regression model (Equation (11)). A graphical comparison of the De diffusion coefficient results with the created regression model is presented in Figure 11. This model is statistically correct and explains 62% of data variability. The standard estimation error is 0.16, or about 35% of the average value. A model taking into account non-linear relationships in MARSpline data was also created for the effective diffusion coefficient De. The obtained results are very similar to the results of multiple regression (R2 = 0.677, the estimation error was 0.151). The model of a multi-layer perceptron (MLP)-type neuron network also did not show a significantly higher value of the explained data variability R2: 0.67 and 0.72 for the best network architectures (MLP 2-8-1, MLP 2-10-1). 3597141143148404/4F407/1F502/1C410E410G40064033403140324030Coal type0.00.10.20.30.40.50.60.70.80.91.01.1De*109 [cm2/s] De* model Figure 11. Value comparison between the effective diffusion coefficient De and the created regression model (Equation (12)). 4.3. Optimisation of the Method for Prediction of Sorption Properties of a Natural Coal Sorbent Based on Multiple Regression Table 4 provides a summary of the results obtained using multiple regression in order to predict sorption properties of coal: am, a1, and De. This summary includes the values of the determination coefficient R2 and Pearson’s linear correlation coefficient (R) for various configurations of parameters introduced into the model. Sets of petrophysical parameters resulting in models best fit to actual data are also presented, as well as a fit for independent variables R0 and Vdaf. This was intended to show whether the introduction of parameters often used interchangeably to the model in order to evaluate the metamorphism degree contributes to an improved predictive ability of the constructed model.</text:p>
          </table:table-cell>
        </table:table-row>
        <table:table-row table:style-name="ro18" table:visibility="filter">
          <table:table-cell office:value-type="string" calcext:value-type="string">
            <text:p>10.3390_en13081967</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A graphical comparison of the De diffusion coefficient results with the created regression model is presented in Figure 11. This model is statistically correct and explains 62% of data variability. The standard estimation error is 0.16, or about 35% of the average value. A model taking into account non-linear relationships in MARSpline data was also created for the effective diffusion coefficient De. The obtained results are very similar to the results of multiple regression (R2 = 0.677, the estimation error was 0.151). The model of a multi-layer perceptron (MLP)-type neuron network also did not show a significantly higher value of the explained data variability R2: 0.67 and 0.72 for the best network architectures (MLP 2-8-1, MLP 2-10-1). 3597141143148404/4F407/1F502/1C410E410G40064033403140324030Coal type0.00.10.20.30.40.50.60.70.80.91.01.1De*109 [cm2/s] De* model Figure 11. Value comparison between the effective diffusion coefficient De and the created regression model (Equation (12)). 4.3. Optimisation of the Method for Prediction of Sorption Properties of a Natural Coal Sorbent Based on Multiple Regression Table 4 provides a summary of the results obtained using multiple regression in order to predict sorption properties of coal: am, a1, and De. This summary includes the values of the determination coefficient R2 and Pearson’s linear correlation coefficient (R) for various configurations of parameters introduced into the model. Sets of petrophysical parameters resulting in models best fit to actual data are also presented, as well as a fit for independent variables R0 and Vdaf. This was intended to show whether the introduction of parameters often used interchangeably to the model in order to evaluate the metamorphism degree contributes to an improved predictive ability of the constructed model. The increased number of independent variables had a positive influence on the quality of the developed model and the ability to estimate sorption parameters. Supplementing the a1 (R0) model Energ</text:p>
          </table:table-cell>
        </table:table-row>
        <table:table-row table:style-name="ro17" table:visibility="filter">
          <table:table-cell office:value-type="string" calcext:value-type="string">
            <text:p>10.3390_en13081967</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Energies 2020, 13, x FOR PEER REVIEW 12 of 17 4.2. Use of Multiple Regression in the Development of Mathematical Models for Sorption Parameters Correlation results were used to create multiple regression models for the selected sorption parameters. The first group of models applies to additive, linear relationships between the dependent variable am and the previously selected, independent variables. This model is presented using Equation (10). am = 36.97 + 4.85·R0 − 3.94·EIT − 0.42·M − 0.1·Immf + 0.27·Aa (10) In the case of this model, all parameters are statistically significant for the assumed confidence interval. The determination coefficient R2 explains the 94% of the am value variability, and the average estimation error of this parameter is 1.425, that is, approximately 7.5%. A graphical comparison of the results of the maximum sorption capacity with the created regression model is presented in Figure 9. The regression model provides a good approximation of the sorption capacity am and may estimate its values with adequate accuracy. A comparison of measurements with the linear model for sorption capacity under the set pressure a1 is presented in the Equation (11), and its graphical comparison with the obtained results is presented in Figure 10. a1 = 7.56 − 0.06·Hv − 0.04·Vdaf (11) This model is statistically significant; however, it has an estimation error of 0.48, comprising 16% of the average level of the phenomenon. The quality of the model evaluated using the determination coefficient is 0.75. The model quality is adequately high for the model to be used as an approximation of a1 values. In order to create a multiple regression model for the effective diffusion coefficient De, data were transformed by multiplying by 109. This transformation did not influence the model accuracy and the percentage of the explained data variance. This model is presented using Equation (12).</text:p>
          </table:table-cell>
        </table:table-row>
        <table:table-row table:style-name="ro19" table:visibility="filter">
          <table:table-cell office:value-type="string" calcext:value-type="string">
            <text:p>10.3390_en13081967</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The Vickers cone leaves a relatively small mark on the samples, which means that low-rank coal does not show a tendency to crack under the load of 0.5 N. The samples are only lightly deformed and show some plastic behaviour (Figure 6a), while displaying high values of the micro-hardness parameter (Hv). Medium-rank coal samples show a significant decrease of micro-hardness (average Hv = 58.5; Figure 5, Table 1), and the pressure of the Vickers cone leaves noticeable marks after the measurement. All analysed samples showed extensive cracks from the tops of the impressions, and sometimes detached parts of the material (Figure 6b). The damage visible on the coal surface indicates that this material is easily crushed. High-rank coal samples are characterised by a further decrease of micro-hardness (average Hv = 55.9; Figure 5, Table 1). Clear marks left by the Vickers pyramid are visible on the vitrinite surface after the micro-hardness test, but cracks around the impression are not as spectacular as in the case of medium-rank coal samples. Cracks and detached material parts are still visible, but a larger part of the deformed coal is concentrated within the impression and around it (Fugure 6c). Figure 5. Average micro-hardness values for samples with different metamorphism degree. (a) (b) (c) Figure 6. Photographs after the microhardness analysis, showing the nature of cracks and other damage caused by the Vickers indenter being pressed into the analysed material. (a) R0 = 0.8%; (b) R0 = 1.1%; (c) R0 = 2%. Reflected light. 3.4. Sorption Test Results Energies 2020, 13, x FOR PEER REVIEW 10 of 17 Figure 7 presents example changes of the amount of adsorbed methane over time, determined under the pressure of 1 bar at 20 °C.</text:p>
          </table:table-cell>
        </table:table-row>
        <table:table-row table:style-name="ro17" table:visibility="filter">
          <table:table-cell office:value-type="string" calcext:value-type="string">
            <text:p>10.3390_en13081967</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Figure 7. Methane sorption kinetics after normalisation of the adsorbed amount (high-rank coal 4030). Figure 8. Methane sorption isotherm resulting from the fitting of the Langmuir model (low-rank coal 143). Highly metamorphized coals are excellent sorbents of methane. Sorption capacity a1 varies between 2.8 and 4.3 cm3CH4/g. The maximum sorption capacity am of these coals varies between approximately 23.5 and approximately 26 cm3CH4/g. In the case of low-rank coals, the sorption capacity a1 does not exceed 2.5 cm3CH4/g, while the maximum sorption of methane for low- and medium-rank coals is not higher than slightly above 19 cm3CH4/g. At a constant temperature, an increase in methane sorption capacity was observed from lower rank coals towards those with a higher degree of metamorphism. According to [12], the minimum of sorption capacity value falls on the reflectance R0 around 1.0, which corresponds to the lowest volume of micropores in dry coals (see Table 1). In the case of high-rank coal samples, the kinetics included approximately 150 h of the saturation process (Figure 7), while in the case of low- and medium-rank coal samples, methane sorption takes less than 20 h. The variation ranges of the effective diffusion coefficient De in the group of highly metamorphized coals correspond to the range of 1.13 × 10−10 cm2/s to 3.46 × 10−10 cm2/s. In the group of medium-rank coals, the value of effective diffusion coefficient De varies between 4.00 × 10−10 cm2/s and 9.77 × 10−10 cm2/s, while in the group of low-rank coals, it varies between 4.18 × 10−10 cm2/s and 8.90 × 10−10 cm2/s. At 20 °C, medium-rank coals show the best ability to transport methane (Table 1). Undoubtedly, the degree of metamorphism significantly influences the development of the porous structure of coal, which affects the kinetics of sorption processes [8,13]. Energies 2020, 13, 1967</text:p>
          </table:table-cell>
        </table:table-row>
        <table:table-row table:style-name="ro18" table:visibility="filter">
          <table:table-cell office:value-type="string" calcext:value-type="string">
            <text:p>10.3390_en13081967</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A graphical comparison of the De diffusion coefficient results with the created regression model is presented in Figure 11. This model is statistically correct and explains 62% of data variability. The standard estimation error is 0.16, or about 35% of the average value. A model taking into account non-linear relationships in MARSpline data was also created for the effective diffusion coefficient De. The obtained results are very similar to the results of multiple regression (R2 = 0.677, the estimation error was 0.151). The model of a multi-layer perceptron (MLP)-type neuron network also did not show a significantly higher value of the explained data variability R2: 0.67 and 0.72 for the best network architectures (MLP 2-8-1, MLP 2-10-1). 3597141143148404/4F407/1F502/1C410E410G40064033403140324030Coal type0.00.10.20.30.40.50.60.70.80.91.01.1De*109 [cm2/s] De* model Figure 11. Value comparison between the effective diffusion coefficient De and the created regression model (Equation (12)). 4.3. Optimisation of the Method for Prediction of Sorption Properties of a Natural Coal Sorbent Based on Multiple Regression Table 4 provides a summary of the results obtained using multiple regression in order to predict sorption properties of coal: am, a1, and De. This summary includes the values of the determination coefficient R2 and Pearson’s linear correlation coefficient (R) for various configurations of parameters introduced into the model. Sets of petrophysical parameters resulting in models best fit to actual data are also presented, as well as a fit for independent variables R0 and Vdaf. This was intended to show whether the introduction of parameters often used interchangeably to the model in order to evaluate the metamorphism degree contributes to an improved predictive ability of the constructed model. The increased number of independent variables had a positive influence on the quality of the developed model and the ability to estimate sorption parameters. Supplementing the a1 (R0) model Energies 2020, 13, 1967</text:p>
          </table:table-cell>
        </table:table-row>
        <table:table-row table:style-name="ro21" table:visibility="filter">
          <table:table-cell office:value-type="string" calcext:value-type="string">
            <text:p>10.3390_en13081967</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The first group of models applies to additive, linear relationships between the dependent variable am and the previously selected, independent variables. This model is presented using Equation (10). am = 36.97 + 4.85·R0 − 3.94·EIT − 0.42·M − 0.1·Immf + 0.27·Aa (10) In the case of this model, all parameters are statistically significant for the assumed confidence interval. The determination coefficient R2 explains the 94% of the am value variability, and the average estimation error of this parameter is 1.425, that is, approximately 7.5%. A graphical comparison of the results of the maximum sorption capacity with the created regression model is presented in Figure 9. The regression model provides a good approximation of the sorption capacity am and may estimate its values with adequate accuracy. A comparison of measurements with the linear model for sorption capacity under the set pressure a1 is presented in the Equation (11), and its graphical comparison with the obtained results is presented in Figure 10. a1 = 7.56 − 0.06·Hv − 0.04·Vdaf (11) This model is statistically significant; however, it has an estimation error of 0.48, comprising 16% of the average level of the phenomenon. The quality of the model evaluated using the determination coefficient is 0.75. The model quality is adequately high for the model to be used as an approximation of a1 values. In order to create a multiple regression model for the effective diffusion coefficient De, data were transformed by multiplying by 109. This transformation did not influence the model accuracy and the percentage of the explained data variance. This model is presented using Equation (12). De* = 0.725 − 0.34·R0 + 0.009·Immf (12) 3597141143148404/4F407/1F502/1C410E410G40064033403140324030Coal type10121416182022242628am [cm3/g] am model Figure 9. Value comparison between the maximum sorption capacity am and the created regression model (Equation (10)). Energies 2020, 13, 1967</text:p>
          </table:table-cell>
        </table:table-row>
        <table:table-row table:style-name="ro2">
          <table:table-cell office:value-type="string" calcext:value-type="string">
            <text:p>10.3390_en13081967</text:p>
          </table:table-cell>
          <table:table-cell office:value-type="string" calcext:value-type="string">
            <text:p>dataset, data</text:p>
          </table:table-cell>
          <table:table-cell office:value-type="float" office:value="41" calcext:value-type="float">
            <text:p>41</text:p>
          </table:table-cell>
          <table:table-cell/>
          <table:table-cell office:value-type="float" office:value="0" calcext:value-type="float">
            <text:p>0</text:p>
          </table:table-cell>
          <table:table-cell office:value-type="string" calcext:value-type="string">
            <text:p>48. Borradaile, G.J. Statistics of Earth Science Data; Springer: Berlin/Heidelberg, Germany, 2003. 49. Chuchro, M.; Danek, M. Selection of optimal gridded dataset for application in Polish Sudetes Mountains.</text:p>
          </table:table-cell>
        </table:table-row>
        <table:table-row table:style-name="ro2" table:visibility="filter">
          <table:table-cell office:value-type="string" calcext:value-type="string">
            <text:p>10.3390_en1308201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6. Discharge curves for the Al–air battery for model and experimental data [10].</text:p>
          </table:table-cell>
        </table:table-row>
        <table:table-row table:style-name="ro2" table:visibility="filter">
          <table:table-cell office:value-type="string" calcext:value-type="string">
            <text:p>10.3390_en1308201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31] [27] [20] [22] (a) Assumed by matching the simulation to the experimental data with limited information in literature [32].</text:p>
          </table:table-cell>
        </table:table-row>
        <table:table-row table:style-name="ro9" table:visibility="filter">
          <table:table-cell office:value-type="string" calcext:value-type="string">
            <text:p>10.3390_en1308201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20. Zheng, Y.; Zheng, Y.; Wang, Q.; Wang, Z.; Tian, D. Density and Viscosity of Binary Mixtures of 1-Ethyl-3-methylimidazolium Heptachlorodialuminate and Tetrachloroaluminate Ionic Liquids. J. Chem. Eng. Data 2017, 62, 4006–4014. [CrossRef]</text:p>
          </table:table-cell>
        </table:table-row>
        <table:table-row table:style-name="ro9" table:visibility="filter">
          <table:table-cell office:value-type="string" calcext:value-type="string">
            <text:p>10.3390_en1308201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onﬂicts of Interest: The authors declare no conﬂict of interest, and the funders had no role in the design of the study; in the collection, analyses, or interpretation of data; in the writing of the manuscript, or in the decision to publish the results.</text:p>
          </table:table-cell>
        </table:table-row>
        <table:table-row table:style-name="ro10" table:visibility="filter">
          <table:table-cell office:value-type="string" calcext:value-type="string">
            <text:p>10.3390_en1308201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16. Rueden, C.T.; Schindelin, J.; Hiner, M.C.; DeZonia, B.E.; Walter, A.E.; Arena, E.T.; Eliceiri, K.W. ImageJ2: ImageJ for the next generation of scientiﬁc image data. BMC Bioinform. 2017, 18, 529. [CrossRef] [PubMed] 17. LaFollette, R.M.; Bennion, D.N. Design Fundamentals of High Power Density, Pulsed Discharge, Lead-Acid</text:p>
          </table:table-cell>
        </table:table-row>
        <table:table-row table:style-name="ro10" table:visibility="filter">
          <table:table-cell office:value-type="string" calcext:value-type="string">
            <text:p>10.3390_en1308201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 Equation (1) is the net reaction of the reaction: Al + 7AlCl [11]. Simulations will be 4 conducted on the model developed in this study to predict the discharge performance, which will be veriﬁed by experimental data. The eﬀects of important parameters such as anodic ﬁlm crack density, solubility of oxygen in the electrolyte, and the initial porosity and thickness of the cathode on the cell performance will be analyzed in detail.</text:p>
          </table:table-cell>
        </table:table-row>
        <table:table-row table:style-name="ro4" table:visibility="filter">
          <table:table-cell office:value-type="string" calcext:value-type="string">
            <text:p>10.3390_en13082014</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Author Contributions: Conceptualization, A.K.M., C.W., N.S.H. and K.T.C.; methodology, A.K.M. and N.S.H.; software, C.W.; validation, A.K.M., C.W. and T.C.; formal analysis, A.K.M., C.W. and T.C.; investigation, A.K.M., C.W. and T.C.; resources, L.Z. and T.C.; data curation, A.K.M. and C.W.; writing—original draft preparation, C.W. and A.K.M.; writing—review and editing, N.S.H., L.Z. and T.C.; supervision, N.S.H. and T.C.; project administration, N.S.H., L.Z. and T.C. All authors have read and agreed to the published version of the manuscript.</text:p>
          </table:table-cell>
        </table:table-row>
        <table:table-row table:style-name="ro8" table:visibility="filter">
          <table:table-cell office:value-type="string" calcext:value-type="string">
            <text:p>10.3390_en13082014</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e discharge curves predicted from the model developed in this research were compared with full cell performance data of an Al–air battery in ref. [7], as shown in Figure 6. The model, which utilizes the parameters in Table 1 (for all following sections unless speciﬁed otherwise), had an OCV of 1.56 V and the cell discharge time decreased with increasing current density, which agreed with experimental data. However, the initial potential drop in the simulation was immediate and followed directly by a voltage plateau, while in the experimental data, the cell voltage gradually dropped before reaching a voltage plateau. This discrepancy may be due to the simpliﬁed cell reactions and assumed kinetic parameter values used in the modeling study because of the lack of information (i.e., parameter data) in the literature, the simpliﬁed approach based on Butler–Volmer kinetics, or uncertainties associated with experimental data in the literature.</text:p>
          </table:table-cell>
        </table:table-row>
        <table:table-row table:style-name="ro8" table:visibility="filter">
          <table:table-cell office:value-type="string" calcext:value-type="string">
            <text:p>10.3390_en13082014</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At 1 A/m2, the simulated voltage reached a plateau at roughly 0.66 V. The cell potential began to rapidly decrease at around 0.6 V and the cell showed a discharge time of just over 700 hours, which agreed with experimental data. At 3 A/m2, the experiment and simulation had roughly the same voltage plateau at 0.53 V. However, the discharge for the simulation lasted longer than that in the experiment, and this disagreement may have occurred due to the reasons described previously. At 6 A/m2, discharge duration was too short to distinguish a plateau voltage for the experiment, however, the discharge time agreed at roughly 60 hours. The model prediction contains a few deviations from the experimental results because of possible reasons described previously, but it described overall discharge behavior successfully. Thus, this model was utilized to analyze characteristic behavior of the ionic liquid-based Al–air cell for which modeling analysis has not been reported.</text:p>
          </table:table-cell>
        </table:table-row>
        <table:table-row table:style-name="ro12" table:visibility="filter">
          <table:table-cell office:value-type="string" calcext:value-type="string">
            <text:p>10.3390_en13082014</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4. Results and Discussion of Experiment and Modeling 4.1. Effect of Chloride ion Concentration The effect of Cl- concentration on film breakdown in the anode side was investigated with different Cl- contents in the ionic liquid electrolyte. A piece of pure aluminum metal was submerged in the ionic liquid solution with the 1:0.5 molar ratio of [EmIm]Cl to AlCl3 for about 4 hours. Isolated blisters (less than 20 μm in size) and minor cracks were formed on the surface of the aluminum (i.e., oxide film), as shown in Figure 2a. The isolated blisters became larger in size and were connected, and cracks were enlarged as the ratio of [EmIm]Cl to AlCl3 changed to 1:1. As the ratio increased further to 1:1.5, all the surfaces of Al were covered with cracks, and severe breakdown of the oxide film was found. (a) (b) (c) Figure 2. Effect of ratio of 1-Ethyl 3-Methyl Imidazolium Chloride ([EmIm]Cl) to AlCl3 on the morphology of oxide film: (a) ratio = 1:0.5, (b) ratio = 1:1, (c) ratio = 1:1.5. Effect of those morphology changes on the open circuit voltage (OCV) are compared in Figure 3. The OCV was measured to be 0.9 V in the case of the 1 to 0.5 ratio, and it increased continuously with increasing molar ratio of AlCl3, and reached 1.4 V for the 1:1.5 ratio. However, it dropped with Energies 2020, 13, 2014</text:p>
          </table:table-cell>
        </table:table-row>
        <table:table-row table:style-name="ro15" table:visibility="filter">
          <table:table-cell office:value-type="string" calcext:value-type="string">
            <text:p>10.3390_en13082014</text:p>
          </table:table-cell>
          <table:table-cell office:value-type="string" calcext:value-type="string">
            <text:p>data</text:p>
          </table:table-cell>
          <table:table-cell office:value-type="float" office:value="308" calcext:value-type="float">
            <text:p>308</text:p>
          </table:table-cell>
          <table:table-cell table:number-columns-repeated="2"/>
          <table:table-cell office:value-type="string" calcext:value-type="string">
            <text:p>Energies 2020, 13, x FOR PEER REVIEW 13 of 28 <text:s/>(a) Effect of electric field intensity (b) Effect of surface tension Figure 5. The effect of electric field intensity and surface tension on film breakdown, redrawn from [35]. Reproduced with permission from N. Sato, Vol. 16, 1683–1692, Electrochimica Acta; published by Elsevier, October 1971. increasing the electric field intensity to 5.53 × 106 V/cm. This high electric field intensity required for the film breakdown causes voltage loss in actual performance of the battery. Therefore, other methods need to be used to reduce voltage loss (i.e., decrease the electric field). A variation of critical thickness with surface tension is plotted in Figure 5b where the electric field is 4.74 × 106 V/m. At a surface tension of 300 dyne/cm, electrostriction pressure developed in the oxide film is less than the breakdown stress of 600 kgf/cm2, and the oxide film cannot be broken down at this surface tension. However, as the surface tension decreases from 300 to 100, and 10 dyne/cm, the critical thickness decreases, indicating the film can be easily broken down at low surface tension without using a large overpotential. Hence, it can be concluded that the surface tension is a key Energies 2020, 13, x FOR PEER REVIEW 14 of 28 controlling parameter to breakdown the inert oxide film efficiently without causing significant voltage loss in actual battery performance. 4.3. Overall Discharge Behavior The discharge curves predicted from the model developed in this research were compared with full cell performance data of an Al–air battery in ref. [7], as shown in Figure 6.</text:p>
          </table:table-cell>
        </table:table-row>
        <table:table-row table:style-name="ro19" table:visibility="filter">
          <table:table-cell office:value-type="string" calcext:value-type="string">
            <text:p>10.3390_en13082014</text:p>
          </table:table-cell>
          <table:table-cell office:value-type="string" calcext:value-type="string">
            <text:p>data</text:p>
          </table:table-cell>
          <table:table-cell office:value-type="float" office:value="317" calcext:value-type="float">
            <text:p>317</text:p>
          </table:table-cell>
          <table:table-cell table:number-columns-repeated="2"/>
          <table:table-cell office:value-type="string" calcext:value-type="string">
            <text:p>4.3. Overall Discharge Behavior The discharge curves predicted from the model developed in this research were compared with full cell performance data of an Al–air battery in ref. [7], as shown in Figure 6. The model, which utilizes the parameters in Table 1 (for all following sections unless specified otherwise), had an OCV of 1.56 V and the cell discharge time decreased with increasing current density, which agreed with experimental data. However, the initial potential drop in the simulation was immediate and followed directly by a voltage plateau, while in the experimental data, the cell voltage gradually dropped before reaching a voltage plateau. This discrepancy may be due to the simplified cell reactions and assumed kinetic parameter values used in the modeling study because of the lack of information (i.e., parameter data) in the literature, the simplified approach based on Butler–Volmer kinetics, or uncertainties associated with experimental data in the literature. At 1 A/m2, the simulated voltage reached a plateau at roughly 0.66 V. The cell potential began to rapidly decrease at around 0.6 V and the cell showed a discharge time of just over 700 hours, which agreed with experimental data. At 3 A/m2, the experiment and simulation had roughly the same voltage plateau at 0.53 V. However, the discharge for the simulation lasted longer than that in the experiment, and this disagreement may have occurred due to the reasons described previously. At 6 A/m2, discharge duration was too short to distinguish a plateau voltage for the experiment, however, the discharge time agreed at roughly 60 hours. The model prediction contains a few deviations from the experimental results because of possible reasons described previously, but it described overall discharge behavior successfully.</text:p>
          </table:table-cell>
        </table:table-row>
        <table:table-row table:style-name="ro17" table:visibility="filter">
          <table:table-cell office:value-type="string" calcext:value-type="string">
            <text:p>10.3390_en13082014</text:p>
          </table:table-cell>
          <table:table-cell office:value-type="string" calcext:value-type="string">
            <text:p>data</text:p>
          </table:table-cell>
          <table:table-cell office:value-type="float" office:value="317" calcext:value-type="float">
            <text:p>317</text:p>
          </table:table-cell>
          <table:table-cell table:number-columns-repeated="2"/>
          <table:table-cell office:value-type="string" calcext:value-type="string">
            <text:p>At 1 A/m2, the simulated voltage reached a plateau at roughly 0.66 V. The cell potential began to rapidly decrease at around 0.6 V and the cell showed a discharge time of just over 700 hours, which agreed with experimental data. At 3 A/m2, the experiment and simulation had roughly the same voltage plateau at 0.53 V. However, the discharge for the simulation lasted longer than that in the experiment, and this disagreement may have occurred due to the reasons described previously. At 6 A/m2, discharge duration was too short to distinguish a plateau voltage for the experiment, however, the discharge time agreed at roughly 60 hours. The model prediction contains a few deviations from the experimental results because of possible reasons described previously, but it described overall discharge behavior successfully. Thus, this model was utilized to analyze characteristic behavior of the ionic liquid-based Al–air cell for which modeling analysis has not been reported. Figure 6. Discharge curves for the Al–air battery for model and experimental data [10]. 4.4. Anode Side: Effect of Oxide Film On Anodic Overpotential A major contributor to the cell potential drop (loss) in the anode is the Al2O3 film layer formed on the Al surface. The passivation on the anode occurs as a result of deposition of Al2O3 and is counteracted by dissolution of the Al2O3 by chloride ions in the electrolyte. The areas under the cracks formed from the partial dissolution of the film exposed to the electrolyte allow Al to take part in the cell reaction. The effect of the cracks on the anode kinetic performance was investigated with various 01002003004005006007008000.00.20.40.60.81.01.21.41.61.8Symbols: experimental resultsLines: simulation results6 A/m23 A/m21 A/m2Voltage (V)Discharge time (hr)Energies 2020, 13, 2014</text:p>
          </table:table-cell>
        </table:table-row>
        <table:table-row table:style-name="ro16" table:visibility="filter">
          <table:table-cell office:value-type="string" calcext:value-type="string">
            <text:p>10.3390_en13082014</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Energies 2020, 13, x FOR PEER REVIEW 4 of 28 <text:s/>Figure 1. Diagram of Al–air battery discharge. Anode side: 𝐴𝑙⇌𝐴𝑙(cid:2871)(cid:2878)+3𝑒(cid:2879) <text:s text:c="2"/>E0a = -1.66 V <text:s text:c="4"/>(1) Cathode side: 𝐴𝑙(cid:2871)(cid:2878)+(cid:2871)(cid:2872)𝑂(cid:2870)+3𝑒(cid:2879)⇌(cid:2869)(cid:2870)𝐴𝑙(cid:2870)𝑂(cid:2871) E0c = 1.05 V <text:s text:c="3"/>(2) Overall reaction: 𝐴𝑙+(cid:2871)(cid:2872)𝑂(cid:2870)⇌(cid:2869)(cid:2870)𝐴𝑙(cid:2870)𝑂(cid:2871) <text:s/>E0cell = 2.71 V <text:s text:c="3"/>(3) Equation (1) is the net reaction of the reaction: Al+7AlCl(cid:2872)(cid:2879)⇌4Al(cid:2870)Cl(cid:2875)(cid:2879)+3e(cid:2879) [11]. Simulations will be conducted on the model developed in this study to predict the discharge performance, which will be verified by experimental data. The effects of important parameters such as anodic film crack density, solubility of oxygen in the electrolyte, and the initial porosity and thickness of the cathode on the cell performance will be analyzed in detail. 3.1. Assumptions for Model Al2O3 is the primary product of the cell reaction [4]. Species in the electrolyte have even initial distributions across the cell geometry. Pore spaces of the electrode and separator are assumed to be filled with electrolyte. Pure dry O2 is provided externally into the porous cathode at the current collector. There is no Al2O3 in the cathode at the beginning of discharge. Concentrated solution theory is used to consider ionic liquid-based electrolyte in the simulation. There are no effects of convection. Isothermal conditions at 300 K. 3.2.</text:p>
          </table:table-cell>
        </table:table-row>
        <table:table-row table:style-name="ro28" table:visibility="filter">
          <table:table-cell office:value-type="string" calcext:value-type="string">
            <text:p>10.3390_en13082014</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3.1. Assumptions for Model Al2O3 is the primary product of the cell reaction [4]. Species in the electrolyte have even initial distributions across the cell geometry. Pore spaces of the electrode and separator are assumed to be filled with electrolyte. Pure dry O2 is provided externally into the porous cathode at the current collector. There is no Al2O3 in the cathode at the beginning of discharge. Concentrated solution theory is used to consider ionic liquid-based electrolyte in the simulation. There are no effects of convection. Isothermal conditions at 300 K. 3.2. Volume Average Method The porous electrode was utilized in the cathode side to increase the interfacial reaction area between the electrode and the electrolyte, resulting in the complicated microscopic and interfacial phenomena for the analysis. And thus, it is required to utilize the simpler macroscale models that capture the dominant physics in the microscale, and the macroscale models can be derived by averaging the microscopic equations over a representative elementary volume that contains all phases. The general averaging theorems [12–14] are described for temporal derivatives, 〈𝜕𝛹(cid:3038)𝜕𝑡〉=𝜕〈𝛹(cid:3038)〉𝜕𝑡−1𝑉(cid:2868)(cid:3505)𝛹(cid:3038)(cid:3002)(cid:3286)𝐰(cid:2921)∙𝐧(cid:2921)𝑑𝐴 (4) and for spatial derivatives, 〈𝛻𝛹(cid:3038)〉=𝛻〈𝛹(cid:3038)〉+1𝑉(cid:2868)(cid:3505)𝛹(cid:3038)(cid:3002)(cid:3286)𝐧(cid:2921)𝑑𝐴 (5) where 𝛹(cid:3038) is any quantity in phase k, 𝑉(cid:2868) is the volume of representative elementary volume, 𝐰(cid:2921) is the velocity of the surface-bounding phase k, 𝐧(cid:2921) is the normal unit vector pointing outward from phase k, and 𝐴(cid:3038) is the total interfacial area of the k-phase adjacent to all other phases. Energies 2020, 13, 2014</text:p>
          </table:table-cell>
        </table:table-row>
        <table:table-row table:style-name="ro21" table:visibility="filter">
          <table:table-cell office:value-type="string" calcext:value-type="string">
            <text:p>10.3390_en13082014</text:p>
          </table:table-cell>
          <table:table-cell office:value-type="string" calcext:value-type="string">
            <text:p>data</text:p>
          </table:table-cell>
          <table:table-cell office:value-type="float" office:value="439" calcext:value-type="float">
            <text:p>439</text:p>
          </table:table-cell>
          <table:table-cell table:number-columns-repeated="2"/>
          <table:table-cell office:value-type="string" calcext:value-type="string">
            <text:p>Energies 2020, 13, x FOR PEER REVIEW 10 of 28 Transference number of Al3+ t+ 0.963 - a)Assumed Anion charge number z- −1 - - Cation charge number z+ 3 - - Oxidation charge transfer coefficient at anode β(cid:3028) 0.246 - [19] Oxidation charge transfer coefficient at cathode β(cid:3030) 0.5 - a)Assumed Initial porosity in the porous carbon cathode ε(cid:2868) 0.73 - [30] Initial carbon cathode volume fraction ε(cid:3046)(cid:2868) 0.27 - Calculated Porosity in the separator ε(cid:2929)(cid:2915)(cid:2926) 0.2–0.94 - Assumed Ratio of exposed surface area at the anode ε(cid:2913)(cid:2928)(cid:2911)(cid:2913)(cid:2921) 0.2 - Measured Electrolyte ionic conductivity κ(cid:2885)(cid:2922)(cid:2887)(cid:2922)(cid:3119),(cid:3176)(cid:3163)(cid:3164) 1.4 S/m [7] Total number of moles of ions per mole of electrolyte ν 4 - - Number of moles of Cl- per mole of electrolyte ν(cid:2879) 3 - - Number of moles of Al3+ per mole of electrolyte ν(cid:2878) 1 - - Density of carbon cathode material ρ(cid:2913) 2260 kg/m3 [31] Density of Al2O3 deposit ρ(cid:2885)(cid:2922)(cid:3118)(cid:2899)(cid:3119) 3987 kg/m3 [27] Density of electrolyte solution ρ(cid:2915) 1351.7 kg/m3 [20] Conductivity of carbon cathode σ(cid:2913) 10 S/m [22] a) Assumed by matching the simulation to the experimental data with limited information in literature [32]. 4. Results and Discussion of Experiment and Modeling 4.1. Effect of Chloride ion Concentration The effect of Cl- concentration on film breakdown in the anode side was investigated with different Cl- contents in the ionic liquid electrolyte. A piece of pure aluminum metal was submerged in the ionic liquid solution with the 1:0.5 molar ratio of [EmIm]Cl to AlCl3 for about 4 hours. Isolated blisters (less than 20 μm in size) and minor cracks were formed on the surface of the aluminum (i.e., oxide film), as shown in Figure 2a. The isolated blisters became larger in size and were connected, and cracks were enlarged as the ratio of [EmIm]Cl to AlCl3 changed to 1:1.</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end Train the model with the resulting data window;</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Data stream of labels (y) and features (X)</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Data stream of labels (y) and features(X)</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Resize the window data since the warning level appeared or to a minimum size;</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kew-insensitive. Data Min. Knowl. Discov. 2012, 24, 136–158. [CrossRef]</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1. Loeffel, P.X. Adaptive Machine Learning Algorithms for Data Streams Subject to Concept Drifts. Ph.D. Thesis,</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Keywords: adaptation; concept drift; data streaming; forecast; modeling; prosumer; regressor; supervised machine learning</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0. Bifet, A.; Gavaldà, R. Adaptive Learning from Evolving Data Streams. In Advances in Intelligent Data Analysis</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lgorithm 3: Klinkenberg and Joachims’ Algorithm. : Data stream of labels (y) and features (X)</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Divide the available data in sub-windows; Calculate (cid:101) with Equation (9); while the null hypothesis is false do</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Divide the current data window in k sub-windows; Take the last sub-window for testing (cross-validation); for k − 1 times do</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31. Bifet, A.; Gavaldà, R.; Holmes, G.; Pfahringer, B. Machine Learning for Data Streams: With Practical Examples in</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5. Webb, G.I.; Hyde, R. Characterizing Concept Drift. Data Min. Knowl. Discov. 2016, 30, 964–994, arXiv:1511.03816v6.</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Calculate the distance dt for each sample in the data window; Organize the samples according to their distance; Train the model with the N closest samples;</text:p>
          </table:table-cell>
        </table:table-row>
        <table:table-row table:style-name="ro9" table:visibility="filter">
          <table:table-cell office:value-type="string" calcext:value-type="string">
            <text:p>10.3390_en13092250</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Furthermore, forgetting data is a risky task since there are gradual drifts. The proposal here is to store a data window that contains the N selected samples, as well as the samples that were not selected but fall in between selected samples.</text:p>
          </table:table-cell>
        </table:table-row>
        <table:table-row table:style-name="ro9" table:visibility="filter">
          <table:table-cell office:value-type="string" calcext:value-type="string">
            <text:p>10.3390_en13092250</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20. Bifet, A.; Gavaldà, R. Learning from Time-Changing Data with Adaptive Windowing. In Proceedings of the 2007 SIAM International Conference on Data Mining, Minneapolis, MN, USA, 26–28 April 2007; Society for Industrial and Applied Mathematics: Philadelphia, PA, USA, 2007; pp. 443–448. [CrossRef]</text:p>
          </table:table-cell>
        </table:table-row>
        <table:table-row table:style-name="ro2" table:visibility="filter">
          <table:table-cell office:value-type="string" calcext:value-type="string">
            <text:p>10.3390_en13092250</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42. Gelman, A.; Carlin, J.; Stern, H.; Rubin, D. Bayesian Data Analysis; Chapman &amp; Hall: London, UK, 2004. 43. Chong, E.; Zak, S. An Introduction to Optimization, 4th ed.; Wiley and Sons: Hoboken, NJ, USA, 2013.</text:p>
          </table:table-cell>
        </table:table-row>
        <table:table-row table:style-name="ro9" table:visibility="filter">
          <table:table-cell office:value-type="string" calcext:value-type="string">
            <text:p>10.3390_en13092250</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his method proposed in Reference [22], starts with the premise that more items of the same concept in the data window will reduce prediction error. Consequently, it is possible to take an error increase as a proof of concept drifts [31]. This is under the assumption that the base learner controls over-ﬁtting.</text:p>
          </table:table-cell>
        </table:table-row>
        <table:table-row table:style-name="ro10" table:visibility="filter">
          <table:table-cell office:value-type="string" calcext:value-type="string">
            <text:p>10.3390_en13092250</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34. Aggarwal, C.C. Towards systematic design of distance functions for data mining applications. In Proceedings of the Ninth ACM SIGKDD International Conference on Knowledge Discovery and Data Mining-KDD ’03, Washington, DC, USA, 24–27 August 2003; ACM Press: New York, NY, USA, 2003; p. 9. [CrossRef]</text:p>
          </table:table-cell>
        </table:table-row>
        <table:table-row table:style-name="ro3" table:visibility="filter">
          <table:table-cell office:value-type="string" calcext:value-type="string">
            <text:p>10.3390_en13092250</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Get the future featuresDivide the data insub-windowsCalculate the distancebetween thesub-windowsand the future featuresMake cross validationwith the closestsub-window as test setTrain the model with theN closest sub-windowsTrain the model with allthe data availableForget data until the oldestsub-window selectedForget old data only ifthere is no memory spaceYESNOStartWait for new datato start againAre the results acceptable?Wait for new datato start againEnergies 2020, 13, 2250</text:p>
          </table:table-cell>
        </table:table-row>
        <table:table-row table:style-name="ro9" table:visibility="filter">
          <table:table-cell office:value-type="string" calcext:value-type="string">
            <text:p>10.3390_en13092250</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15. Al-Ali, A.; Zualkernan, I.A.; Rashid, M.; Gupta, R.; Alikarar, M. A smart home energy management system using IoT and big data analytics approach. IEEE Trans. Consum. Electron. 2017, 63, 426–434. [CrossRef] 16. Keshtkar, A.; Arzanpour, S. An adaptive fuzzy logic system for residential energy management in smart</text:p>
          </table:table-cell>
        </table:table-row>
        <table:table-row table:style-name="ro10" table:visibility="filter">
          <table:table-cell office:value-type="string" calcext:value-type="string">
            <text:p>10.3390_en13092250</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he forgetting mechanism can be time-based in case the oldest samples are deleted, while the size of the data window either is kept ﬁxed, changes according to a rule, or assigns fading factors to make old samples irrelevant. In addition, this mechanism can be performance-based in accordance with the adequacy of the samples for training the model or their similarity with future samples considering their statistical properties.</text:p>
          </table:table-cell>
        </table:table-row>
        <table:table-row table:style-name="ro10" table:visibility="filter">
          <table:table-cell office:value-type="string" calcext:value-type="string">
            <text:p>10.3390_en13092250</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hen a sample is added, calculate the R2 coefﬁcient of the regressors; if R2 coefﬁcient is lower than expected then Na = Nmin + 0.618(Ncurrent − Nmin); Nb = Nmin + (1 − 0.618)(Ncurrent − Nmin); Train the model with the Na and Nb most recent samples; if the accuracy of the model with Na data is bigger than the one with Nb then</text:p>
          </table:table-cell>
        </table:table-row>
        <table:table-row table:style-name="ro10" table:visibility="filter">
          <table:table-cell office:value-type="string" calcext:value-type="string">
            <text:p>10.3390_en13092250</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orresponds to the internal temperature at timestep t − 1. This linear model is trained where T by using Ordinary Least Squares (OLS) to ﬁnd the parameters α1, α2, β1, β2, and β3, which are combinations of the original parameters of the standard circuit model. The data used, in this case, corresponds to real measurements in a house in Trois-rivières, QC, during 2018.</text:p>
          </table:table-cell>
        </table:table-row>
        <table:table-row table:style-name="ro10" table:visibility="filter">
          <table:table-cell office:value-type="string" calcext:value-type="string">
            <text:p>10.3390_en13092250</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Power Generation: The base learner is a feed-forward neural network that forecasts the power output of a generation system Pgen, as shown in Figure 4. The hidden layers of the network have 100 × 5 neurons; the activation function is a hyperbolic tangent, the step size is ﬁxed at 0.0001, the initial state of weights is 1, and the method used to train the model is stochastic gradient descent. The data</text:p>
          </table:table-cell>
        </table:table-row>
        <table:table-row table:style-name="ro3" table:visibility="filter">
          <table:table-cell office:value-type="string" calcext:value-type="string">
            <text:p>10.3390_en13092250</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s mentioned, the solution to deal with inaccuracy due to concept drift is to adapt the models parameters. However, before choosing an adaptation technique, it is meaningful to look at the characteristics of the concept drifts that can appear in the data streams of residential prosumers. Therefore, a prosumer-oriented study on the quantitative and qualitative measures of drift is provided below based on a general framework, discussed in Reference [25].</text:p>
          </table:table-cell>
        </table:table-row>
        <table:table-row table:style-name="ro3" table:visibility="filter">
          <table:table-cell office:value-type="string" calcext:value-type="string">
            <text:p>10.3390_en13092250</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dditionally, in this paper, we proposed another method that works for the information needs of the agents. The method depends on the number of batches selected to train the models; this parameter should be small to ensure that most of the samples correspond to the new concept but big enough to ensure the convergence when training the model. In experimental results, this algorithm was the only one that systematically produced better results than that obtained with a ﬁxed data window size.</text:p>
          </table:table-cell>
        </table:table-row>
        <table:table-row table:style-name="ro10" table:visibility="filter">
          <table:table-cell office:value-type="string" calcext:value-type="string">
            <text:p>10.3390_en13092250</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Before presenting the results, it is pertinent to mention some characteristics of the the weather data on these days: the external temperature ﬂuctuates in a range from 1.4 ◦C and 9.3 ◦C, with a mean of 6.06 ◦C; the maximum irradiation of 945 kJ/m2/h is reached at 12 h of the ﬁrst day. The heating system of the house has a capacity of 15 kW, and the internal temperature goes from 17.6 ◦C to 21.1 ◦C, with an average of 19 ◦C.</text:p>
          </table:table-cell>
        </table:table-row>
        <table:table-row table:style-name="ro4" table:visibility="filter">
          <table:table-cell office:value-type="string" calcext:value-type="string">
            <text:p>10.3390_en13092250</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of agents over the choice of an algorithm, involving an adaptation strategy, model management, data acquisition, a forgetting mechanism, and a learning strategy. In Figure 2, blind adaptation refers to a case in which the algorithm updates the model parameters at a pre-deﬁned frequency without speciﬁc veriﬁcation of the occurrence of concept drift in the data stream [30]. Alternatively, some algorithms utilize a method to detect concept drift before triggering the adaptation. This mechanism is sometimes referred to as active adaptation.</text:p>
          </table:table-cell>
        </table:table-row>
        <table:table-row table:style-name="ro3" table:visibility="filter">
          <table:table-cell office:value-type="string" calcext:value-type="string">
            <text:p>10.3390_en13092250</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he drift duration noted as m can deﬁne either a sudden (abrupt) or progressive (gradual or extended) transition between two concepts, depending on its value. As an example, in the local environment of a prosumer agent, a sudden concept drift (small drift duration) occurs when appliances are added, removed, or changed. Other special cases of concept transition like blip drifts and probabilistic drifts are hard to recognize by the prosumer since they can be mistaken for outliers in the data stream.</text:p>
          </table:table-cell>
        </table:table-row>
        <table:table-row table:style-name="ro4" table:visibility="filter">
          <table:table-cell office:value-type="string" calcext:value-type="string">
            <text:p>10.3390_en13092250</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Similarly to the procedure to choose the spring day, we train the models using sliding windows to identify another day with signs of concept drift. On August 23rd, at 16 h, the error of the power generation model goes bigger when using 8064 samples than 2016, as shown in Figure 9. For the thermal load, the error with the bigger data window also surpasses the other at the same time. Again, the results for the ﬁxed load model are close, making it challenging to identify concept drifts. On these selected days, the external temperature has a range from 12.6 ◦C to 29 ◦C, with a mean of 22.4 ◦C;</text:p>
          </table:table-cell>
        </table:table-row>
        <table:table-row table:style-name="ro11" table:visibility="filter">
          <table:table-cell office:value-type="string" calcext:value-type="string">
            <text:p>10.3390_en13092250</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The drift in a data stream can be related to independent events, such as seasons and days of the week. Consequently, it is possible to predict some aspects of the drift if the occurrence of these events is known. Furthermore, a concept drift can be predicted if a known recurrence pattern exists. Nevertheless, in the context of a prosumer agent, there can be different concept drifts coming from different environmental changes that cannot be well differentiated, so it will be barely impossible to anticipate the occurrence of certain types of drift. Moreover, deﬁne a magnitude threshold to identify the data that corresponds to previously seen concepts depends on the timestep that the prosumer agent uses.</text:p>
          </table:table-cell>
        </table:table-row>
        <table:table-row table:style-name="ro4" table:visibility="filter">
          <table:table-cell office:value-type="string" calcext:value-type="string">
            <text:p>10.3390_en13092250</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Fixed Load: The model to forecast the ﬁxed load consumption Pf ix is a decision tree where the quality of a split is measured using the mean squared error, and nodes are expanded until all leaves are pure [40]. The variables considered in this model are a cosine signal with a period of 24 h, the number of the day (from 1 to 7), the temperature, and the previous consumption (since the agent obtains data every 5 min, 288 samples correspond to 24 h). This model is presented in Figure 5. The data used in this case is real measurements of the power demand of a house in Trois-rivières, QC, during 2018.</text:p>
          </table:table-cell>
        </table:table-row>
        <table:table-row table:style-name="ro11" table:visibility="filter">
          <table:table-cell office:value-type="string" calcext:value-type="string">
            <text:p>10.3390_en13092250</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The maximum limit of training data for each model is 8064 samples (28 days sampled every 5 min), and the minimum to ensure convergence is 2016 (7 days). The limits were established according to the models, the linear thermal model can be ﬁtted with less than 2016 samples, but the power generation model does not converge with less than that. This information about the base learners is relevant since it is used to tune parameters of the adaptation methods. Here, the models started with previous knowledge (1 month of data) before beginning the adaptation. In the case that the agent does not have enough information, the parameters of the models can start with prior values [42].</text:p>
          </table:table-cell>
        </table:table-row>
        <table:table-row table:style-name="ro5" table:visibility="filter">
          <table:table-cell office:value-type="string" calcext:value-type="string">
            <text:p>10.3390_en13092250</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he drift magnitude can be used for drift classiﬁcation. For example, a minor drift does not necessitate training the model. However, a major drift can imply the need for either retraining or changing the models (in case of ensemble learning mechanisms). In the data streams that a prosumer receives, it is possible to identify several minor drifts during the day at short timesteps that do not necessarily match with a gradual drift, especially for the ﬁxed loads. Besides, when the time step goes bigger, the drift magnitude does not always increase, which means that there could be recurring concepts. For example, for the power generation model, if the prosumer has photovoltaic panels, the concept at dawn may be closer to the concept at night than at noon.</text:p>
          </table:table-cell>
        </table:table-row>
        <table:table-row table:style-name="ro5" table:visibility="filter">
          <table:table-cell office:value-type="string" calcext:value-type="string">
            <text:p>10.3390_en13092250</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s mentioned before, for the case of the prosumer agents, concept drift can appear in different ways, and they are hard to predict. As a consequence, forgetting data becomes a difﬁcult decision because the agent could lose relevant information for the forecast. In this context, the proposal of keeping in memory more data than only the training set seems to be adequate for the agent. However, for some models, other methods obtain a better result using fewer data. For example, for the ﬁxed load model, ADWIN and Klinkenberg’s methods had the lowest average errors. It is relevant to mention that these methods assume that future samples are more strongly related to the most recent data in memory, and it is not possible to keep that assumption when there are gradual drifts.</text:p>
          </table:table-cell>
        </table:table-row>
        <table:table-row table:style-name="ro11" table:visibility="filter">
          <table:table-cell office:value-type="string" calcext:value-type="string">
            <text:p>10.3390_en13092250</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As can be seen in Figure 7 with the evolution of the RMSE, running over 48 h, some periods seem to present concept drifts. For the power generation model, close to the 19 h of April 19th, it is possible to see an increase of the error when using a window of 8064 samples, that ends close to the 18 h of the next day. Similarly, for the thermal model, the biggest data window lead to a higher error most of the time, until the 14 h of April 20th. For these reasons, these days were chosen to test the adaptation techniques. On the other hand, for the ﬁxed load forecast, the errors with both sizes of sliding windows are close most of the time, and some outliers on the label data may create prominent peaks.</text:p>
          </table:table-cell>
        </table:table-row>
        <table:table-row table:style-name="ro6" table:visibility="filter">
          <table:table-cell office:value-type="string" calcext:value-type="string">
            <text:p>10.3390_en13092250</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Another key ﬁnding of the experiment is in comparison with the average error when using a ﬁxed data window. In particular, it is possible to observe that some adaptation techniques were not adequate since they lead to an increase in the error. In contrast, the proposed method always had a better performance than using a simple sliding data window. As for the parameters of the proposed algorithm, the error threshold for accepting the result of the cross-validation was 0.8 kW for the power generation model, 2 kW for the ﬁxed load model, and 0.8 ◦C for the thermal model. For the parameter N, the used value was 2016 since it ensures convergence on the training of all the models in the tested periods. Tuning algorithms parameters depends on knowledge about the performance of the base learners, so the agents should have validated the models beforehand.</text:p>
          </table:table-cell>
        </table:table-row>
        <table:table-row table:style-name="ro6" table:visibility="filter">
          <table:table-cell office:value-type="string" calcext:value-type="string">
            <text:p>10.3390_en13092250</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 Not all adaptation techniques may work for all the models. The adaptation of parameters depends on the model type since some models can be trained incrementally, for example, by using adaptive linear neuron rule (ADALINE) or recursive least squares (RLS) [29], while others have to start from zero every time. The drawback of incremental learning is that outliers are directly included in the model’s knowledge. Notwithstanding, it can reduce memory usage and processing time. Besides, the choice of the learning strategy depends on the nature of data and the rate of data collection. Thus, the residential agent could be receiving and processing the data under both forms of single or batch measurements. For instance, the labels of the models could be given every time while the features could be queried in batches each several hours.</text:p>
          </table:table-cell>
        </table:table-row>
        <table:table-row table:style-name="ro13" table:visibility="filter">
          <table:table-cell office:value-type="string" calcext:value-type="string">
            <text:p>10.3390_en13092250</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Abstract: An efﬁcient participation of prosumers in power system management depends on the quality of information they can obtain. Prosumers actions can be performed by automated agents that are operating in time-changing environments. Therefore, it is essential for them to deal with data stream problems in order to make reliable decisions based on the most accurate information. This paper provides an in-depth investigation of data and concept drift issues in accordance with residential prosumer agents. Additionally, the adaptation techniques, forgetting mechanisms, and learning strategies employed to handle these issues are explored. Accordingly, an approach is proposed to adapt the prosumer agent models to overcome the gradual and sudden concept drift concurrently. The suggested method is based on triggered adaptation techniques and performance-based forgetting mechanism. The results obtained in this study demonstrate that the proposed approach is capable of constructing efﬁcient prosumer agents models with regard to the concept drift problem.</text:p>
          </table:table-cell>
        </table:table-row>
        <table:table-row table:style-name="ro5" table:visibility="filter">
          <table:table-cell office:value-type="string" calcext:value-type="string">
            <text:p>10.3390_en13092250</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In all cases, residential prosumer agents need to adapt their models to new environmental conditions. An essential prerequisite to perform effective adaptations is to analyze the causes of data changes and the impacts of these changes on agents knowledge. In this context, it is important to notice that, for data-driven models, the underlying joint probability between features and targets is known as a concept, and it is assumed to be invariant over some interval of time. However, this underlying distribution could evolve over time sufﬁciently to cause a so-called concept drift [11]. The formal deﬁnition of concept drift is presented in Equation (1), where the X stands for the input features (or observations), y is the target variable (or label), and, hence, P (X, y) is the joint distribution (or concept [21]) evaluated at time t and t + m.</text:p>
          </table:table-cell>
        </table:table-row>
        <table:table-row table:style-name="ro6" table:visibility="filter">
          <table:table-cell office:value-type="string" calcext:value-type="string">
            <text:p>10.3390_en13092250</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This method proposed in Reference [32] was also designed for adapting to sudden drifts. It assumes that the concept has changed if, at any time, the error of the model surpasses a deﬁned level. The signiﬁcance test must be sensitive enough to discover concept drift as soon as possible and robust to avoid mischaracterizing noise as concept changes. When the accuracy decreases, the oldest examples should be forgotten, and the size of the data window can be optimized by using a search algorithm in one dimension. The search algorithm used here is the Golden Ratio method. Considering a unimodal function, in the interval between a minimum window size (Nmin) and the current size (Ncurrent), the accuracy function has only one max at Nopt. Then, the algorithm minimizes the number of function evaluations by dividing the range using the golden ratio (τ = 0.618); in so doing, the optimal window size is clustered fast [32].</text:p>
          </table:table-cell>
        </table:table-row>
        <table:table-row table:style-name="ro13" table:visibility="filter">
          <table:table-cell office:value-type="string" calcext:value-type="string">
            <text:p>10.3390_en13092250</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deﬁnition of the main criteria when choosing an adaptation algorithm in the context of prosumer agents. Here, the issues that the adaptation techniques address are examined to determine the best solution for models management, future concept assumptions, mixed drifts, and selection of training strategies. The identiﬁcation of suitable algorithms for adapting the prosumer agents models to overcome environment changes. The algorithms are estimated with different adaptation strategies and forgetting mechanisms, such as Adaptive Windowing (ADWIN) [20], FISH [21], and Drift Detection Method (DDM) [22], in order to identify their required features in the prosumer agent context. Proposition of a new adaptation algorithm based on triggered adaptation techniques and performance-based forgetting mechanisms. The proposed method is non-iterative; thus, it is less computationally complex than other methods in the literature. The suggested approach is capable of training several appliances’ models in relatively fast data streams for the prosumer agent context, using a single data window.</text:p>
          </table:table-cell>
        </table:table-row>
        <table:table-row table:style-name="ro8" table:visibility="filter">
          <table:table-cell office:value-type="string" calcext:value-type="string">
            <text:p>10.3390_en13092250</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results presented here correspond to simulations starting in two different days when there are suspicions of concept drift: A spring day (19 April 2018) and a summer day (23 August 2018). As mentioned, when the concept changes, old data gives inappropriate data to the models, therefore the error is reduced by training only with the most recent data. In the selected days, there are symptoms of concept drift because when training the models with sliding windows, some times the smaller data window leads to lower errors. Training with sliding windows can be seen as a way to perform adaptation because, every time the agent receives new data, it retrains the models with the most recent data, adding the new samples and forgetting the oldest. Here, the training with sliding windows is used to detect possible concept drifts in data with the evolution of the RMSE. The normalized RMSE (RMSE) is obtained by dividing the RMSE into the range of the label signal.</text:p>
          </table:table-cell>
        </table:table-row>
        <table:table-row table:style-name="ro12" table:visibility="filter">
          <table:table-cell office:value-type="string" calcext:value-type="string">
            <text:p>10.3390_en13092250</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The local environment of the prosumer agent is composed of several appliances and local power generation systems. In order to reduce the number of variables, residential appliances are aggregated into two main groups, namely ﬁxed loads and controllable loads. Controllable loads correspond to the appliances that can give some ﬂexibility to the user, allowing him to modify energy consumption according to external signals he receives. Particularly, controllable loads that are examined in this study consist of heating systems because they are the most common ﬂexibility source in the residential sector. In order to forecast both household power demand and know the thermal dynamics, the local environment is modeled with the data window that the agent creates from the data stream, as shown in Figure 1. These models have been generally constructed based on supervised machine learning methods. [23]. For ﬁxed loads and local power generation, the models objective is only to forecast total power since the agent cannot take any action over these two elements. On the other hand, the model of controllable loads is developed to estimate the internal temperature based on the household power consumption proﬁle, decided by the residential agent. As mentioned, this decision has to take into consideration the occupants’ comfort levels.</text:p>
          </table:table-cell>
        </table:table-row>
        <table:table-row table:style-name="ro14" table:visibility="filter">
          <table:table-cell office:value-type="string" calcext:value-type="string">
            <text:p>10.3390_en13092250</text:p>
          </table:table-cell>
          <table:table-cell office:value-type="string" calcext:value-type="string">
            <text:p>data</text:p>
          </table:table-cell>
          <table:table-cell office:value-type="float" office:value="245" calcext:value-type="float">
            <text:p>245</text:p>
          </table:table-cell>
          <table:table-cell table:number-columns-repeated="2"/>
          <table:table-cell office:value-type="string" calcext:value-type="string">
            <text:p>In this regard, several approaches have been developed to address the problems related to non-stationary data streams. In automated machine learning, active and adaptive learning algorithms have been utilized. The active learning techniques query for the information that they need each time for training a model [13]. Beside, the adaptive learning methods only update the models when they detect a drift [14]. Particularly, studies have considered retraining after ﬁxed-size data windows and rule-based models as adaptation methods, applied to residential appliances models [15,16]. Therefore, they have underestimated the importance of drift issues on data management. Moreover, other researches have been conducted on training the models incrementally without analyzing the changes on data streams. For example, Farzan et al. increased the information of a transition matrix of a discrete-time Markov model to simulate both electricity and heating demands of individual households [17]. Yoo et al. trained a Kalman ﬁlter, recursively, in order to forecast a household load, considering temperature and occupancy variables [18]. However, adding the information of new samples directly to the models limits the set of models that can be used to represent the behavior of appliances. The applicability of these incremental learning techniques should be examined in detail according to the conditions of prosumer agents [19].</text:p>
          </table:table-cell>
        </table:table-row>
        <table:table-row table:style-name="ro17">
          <table:table-cell office:value-type="string" calcext:value-type="string">
            <text:p>10.3390_en13092250</text:p>
          </table:table-cell>
          <table:table-cell office:value-type="string" calcext:value-type="string">
            <text:p>data available, data</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Therefore, instead of assuming the concept of future data, it will be useful to implement an algorithm that recognizes the distribution of the features of arriving data. Besides, in some applications of prosumers, the robustness of the methods is essential to differentiate outliers from concept drifts. However, in this study, the agent trusts the external information he receives from measurement systems and weather information services. In the data stream, there could be different kinds of drifts mixed and outliers data samples. Another important concern with the concept drift in the speciﬁc context of the prosumer agent is the concurrence of the drift types. Thus the agent could be facing sudden drifts, gradual drifts, and incremental drifts within one timeframe [27]. For that reason, adaptation algorithms that were made to solve problems related to speciﬁc cases of drift are not the best option for the agent. Here, we test some of those algorithms to validate this afﬁrmation. It is impractical for a prosumer agent to have different models trained with different data sets and ensemble the forecasts. Therefore, considering the available mechanisms to update the agents knowledge, when using a single model, the only strategy is to adapt the parameters. Nevertheless, in addition to parameters’ adaptation, it is also possible to combine the models by weighting them as in ensemble learning [28]. The choice of the method should be made by taking into account the residential agent’s restrictions related to the processing time and hardware limitation. Normally, the models of three main groups are used to provide information for other processing systems, such as a Home Energy Management Systems (HEMS), with a practical objective, like either minimizing energy cost or maximizing comfort. These systems usually provide results in ﬁve to ﬁfteen minutes intervals, thus limiting convenient exploitation of ensemble learning.</text:p>
          </table:table-cell>
        </table:table-row>
        <table:table-row table:style-name="ro21">
          <table:table-cell office:value-type="string" calcext:value-type="string">
            <text:p>10.3390_en13092250</text:p>
          </table:table-cell>
          <table:table-cell office:value-type="string" calcext:value-type="string">
            <text:p>data available, data</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The appearance of gradual drifts makes it impractical to assume that the concept of future data is always closer to the latest data. Therefore, instead of assuming the concept of future data, it will be useful to implement an algorithm that recognizes the distribution of the features of arriving data. Besides, in some applications of prosumers, the robustness of the methods is essential to differentiate outliers from concept drifts. However, in this study, the agent trusts the external information he receives from measurement systems and weather information services. In the data stream, there could be different kinds of drifts mixed and outliers data samples. Another important concern with the concept drift in the speciﬁc context of the prosumer agent is the concurrence of the drift types. Thus the agent could be facing sudden drifts, gradual drifts, and incremental drifts within one timeframe [27]. For that reason, adaptation algorithms that were made to solve problems related to speciﬁc cases of drift are not the best option for the agent. Here, we test some of those algorithms to validate this afﬁrmation. It is impractical for a prosumer agent to have different models trained with different data sets and ensemble the forecasts. Therefore, considering the available mechanisms to update the agents knowledge, when using a single model, the only strategy is to adapt the parameters. Nevertheless, in addition to parameters’ adaptation, it is also possible to combine the models by weighting them as in ensemble learning [28]. The choice of the method should be made by taking into account the residential agent’s restrictions related to the processing time and hardware limitation. Normally, the models of three main groups are used to provide information for other processing systems, such as a Home Energy Management Systems (HEMS), with a practical objective, like either minimizing energy cost or maximizing comfort.</text:p>
          </table:table-cell>
        </table:table-row>
        <table:table-row table:style-name="ro5">
          <table:table-cell office:value-type="string" calcext:value-type="string">
            <text:p>10.3390_en13092250</text:p>
          </table:table-cell>
          <table:table-cell office:value-type="string" calcext:value-type="string">
            <text:p>database, data</text:p>
          </table:table-cell>
          <table:table-cell office:value-type="float" office:value="144" calcext:value-type="float">
            <text:p>144</text:p>
          </table:table-cell>
          <table:table-cell/>
          <table:table-cell office:value-type="float" office:value="0" calcext:value-type="float">
            <text:p>0</text:p>
          </table:table-cell>
          <table:table-cell office:value-type="string" calcext:value-type="string">
            <text:p>Afterwards, the models were adapted during the selected period with the techniques presented earlier. The average RMSE (and NRMS) for each case is presented in Table 1. The results obtained with the proposed method are systematically better than the most straightforward adaptation by sliding window, which means that implementing the method gives more reliable information to the prosumer than not doing so, even though the error reduction may be small. Other algorithms will occasionally perform better for adapting speciﬁc models. For example, the golden ratio method reduces the error when adapting the power generation model, but it is not suitable to adapt the thermal load model. Furthermore, the proposed method forgets less data, thus making it possible for the prosumer to use a single database for all three models.</text:p>
          </table:table-cell>
        </table:table-row>
        <table:table-row table:style-name="ro8">
          <table:table-cell office:value-type="string" calcext:value-type="string">
            <text:p>10.3390_en13092250</text:p>
          </table:table-cell>
          <table:table-cell office:value-type="string" calcext:value-type="string">
            <text:p>database, data</text:p>
          </table:table-cell>
          <table:table-cell office:value-type="float" office:value="196" calcext:value-type="float">
            <text:p>196</text:p>
          </table:table-cell>
          <table:table-cell/>
          <table:table-cell office:value-type="float" office:value="0" calcext:value-type="float">
            <text:p>0</text:p>
          </table:table-cell>
          <table:table-cell office:value-type="string" calcext:value-type="string">
            <text:p>Generally, for a residential prosumer agent, it is possible to distinguish two environments that are labeled as local and external. The former refers to the behind-the-meter resources [7], while the latter describes situations where the prosumer agent can interact with other agents and information services. In most cases, the external environment only collects data of either weather variables or their forecast, but in a decentralized management scheme, it is possible to consider the external environment as a multi-agent system (MAS) [8]. The agent is able to perceive the local environment by observing the power consumption data of different appliances. In fact, it constructs a time-series database by accumulating new information from a data stream [9]. However, this process is problematic since agents have limitations on memory and processing time [10]. In addition, the data stream can drift over time, thus causing previously trained data models of appliances to lose accuracy [11]. Therefore, model adaptation on the basis of recent data is essential [12].</text:p>
          </table:table-cell>
        </table:table-row>
        <table:table-row table:style-name="ro2">
          <table:table-cell office:value-type="string" calcext:value-type="string">
            <text:p>10.3390_en13092250</text:p>
          </table:table-cell>
          <table:table-cell office:value-type="string" calcext:value-type="string">
            <text:p>dataset</text:p>
          </table:table-cell>
          <table:table-cell office:value-type="float" office:value="27" calcext:value-type="float">
            <text:p>27</text:p>
          </table:table-cell>
          <table:table-cell/>
          <table:table-cell office:value-type="float" office:value="0" calcext:value-type="float">
            <text:p>0</text:p>
          </table:table-cell>
          <table:table-cell office:value-type="string" calcext:value-type="string">
            <text:p>24. Moreno-Torres, J.G.; Raeder, T.; Alaiz-Rodríguez, R.; Chawla, N.V.; Herrera, F. A unifying view on dataset</text:p>
          </table:table-cell>
        </table:table-row>
        <table:table-row table:style-name="ro8">
          <table:table-cell office:value-type="string" calcext:value-type="string">
            <text:p>10.3390_en13092250</text:p>
          </table:table-cell>
          <table:table-cell office:value-type="string" calcext:value-type="string">
            <text:p>dataset, data</text:p>
          </table:table-cell>
          <table:table-cell office:value-type="float" office:value="206" calcext:value-type="float">
            <text:p>206</text:p>
          </table:table-cell>
          <table:table-cell/>
          <table:table-cell office:value-type="float" office:value="0" calcext:value-type="float">
            <text:p>0</text:p>
          </table:table-cell>
          <table:table-cell office:value-type="string" calcext:value-type="string">
            <text:p>method [33]. The measurement of ﬁt, in this case, is the RMSE because it gives more weight to bigger deviations; thus, it is better to identify the appearance of concept drifts [36]. It is relevant to mention that the threshold to accept the results of the cross-validation depends on the nature of the target variable of each model [37]. The test data set will be the closest batch to future features. Now, to identify that batch, the distance will be measured as in the FISH method [34] as a combined distance in time and space of the samples. If the result of the cross-validation test is not good enough, then the model will be retrained only with the closest N batches. The parameter N needs to be tuned according to the model to avoid convergence problems in training but knowing that, when a concept drift appears, it is safer to train with a small amount of data to ensure that all samples correspond to the new concept. Figure 3 summarizes the proposed algorithm with the procedure for when new data arrives.</text:p>
          </table:table-cell>
        </table:table-row>
        <table:table-row table:style-name="ro2">
          <table:table-cell office:value-type="string" calcext:value-type="string">
            <text:p>10.3390_en13092250</text:p>
          </table:table-cell>
          <table:table-cell office:value-type="string" calcext:value-type="string">
            <text:p>open-source</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J. Open Source Softw. 2018, 3, 884. [CrossRef]</text:p>
          </table:table-cell>
        </table:table-row>
        <table:table-row table:style-name="ro5">
          <table:table-cell office:value-type="string" calcext:value-type="string">
            <text:p>10.3390_en13092250</text:p>
          </table:table-cell>
          <table:table-cell office:value-type="string" calcext:value-type="string">
            <text:p>open-source, data</text:p>
          </table:table-cell>
          <table:table-cell office:value-type="float" office:value="176" calcext:value-type="float">
            <text:p>176</text:p>
          </table:table-cell>
          <table:table-cell/>
          <table:table-cell office:value-type="float" office:value="0" calcext:value-type="float">
            <text:p>0</text:p>
          </table:table-cell>
          <table:table-cell office:value-type="string" calcext:value-type="string">
            <text:p>Germany, 2001. Odell, J.; Giorgini, P.; Müller, J. Agent-Oriented Software Engineering V; Springer: Berlin/Heidelberg, Germany, 2004. Damisa, U.; Nwulu, N.I.; Sun, Y. Microgrid energy and reserve management incorporating prosumer behind-the-meter resources. IET Renew. Power Gener. 2018, 12, 910–919. [CrossRef] Zhang, Y.; Huang, T.; Bompard, E.F. Big data analytics in smart grids: A review. Energy Inform. 2018, 1, 1–24. [CrossRef] Khamphanchai, W.; Saha, A.; Rathinavel, K.; Kuzlu, M.; Pipattanasomporn, M.; Rahman, S.; Akyol, B.; Haack, J. Conceptual Architecture of Building Energy Management Open Source Software (BEMOSS). In Proceedings of the 2014 5th IEEE PES Innovative Smart Grid Technologies Europe (ISGT Europe), Istanbul, Turkey, 12–15 October 2014; pp. 1–6. [CrossRef]</text:p>
          </table:table-cell>
        </table:table-row>
        <table:table-row table:style-name="ro9">
          <table:table-cell office:value-type="string" calcext:value-type="string">
            <text:p>10.3390_en13092250</text:p>
          </table:table-cell>
          <table:table-cell office:value-type="string" calcext:value-type="string">
            <text:p>python</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38. Pedregosa, F.; Varoquaux, G.; Gramfort, A.; Michel, V.; Thirion, B.; Grisel, O.; Blondel, M.; Müller, A.; Nothman, J.; Louppe, G.; et al. Scikit-learn: Machine Learning in Python. Psychol. Sci. 2012, 25, 1682–1690. [CrossRef]</text:p>
          </table:table-cell>
        </table:table-row>
        <table:table-row table:style-name="ro2">
          <table:table-cell office:value-type="string" calcext:value-type="string">
            <text:p>10.3390_en13092250</text:p>
          </table:table-cell>
          <table:table-cell office:value-type="string" calcext:value-type="string">
            <text:p>python, package</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39. Holmgren, W.; Hansen, C.; Mikofski, M. pvlib python: A python package for modeling solar energy systems.</text:p>
          </table:table-cell>
        </table:table-row>
        <table:table-row table:style-name="ro3">
          <table:table-cell office:value-type="string" calcext:value-type="string">
            <text:p>10.3390_en13092375</text:p>
          </table:table-cell>
          <table:table-cell office:value-type="string" calcext:value-type="string">
            <text:p>code package, package</text:p>
          </table:table-cell>
          <table:table-cell office:value-type="float" office:value="79" calcext:value-type="float">
            <text:p>79</text:p>
          </table:table-cell>
          <table:table-cell/>
          <table:table-cell office:value-type="float" office:value="0" calcext:value-type="float">
            <text:p>0</text:p>
          </table:table-cell>
          <table:table-cell office:value-type="string" calcext:value-type="string">
            <text:p>The proposed optimal day-ahead thermal generation scheduling method to enhance TTC was applied to the large-scale wind power base sending-side system in Gansu Province in China. The optimization models were solved using the above algorithms in MATLAB. TTC was calculated using the transient, stability-constrained continuation power ﬂow method [23], using the Power System Analysis Software Package (PSASP), which is widely used for power system calculations and simulations in China.</text:p>
          </table:table-cell>
        </table:table-row>
        <table:table-row table:style-name="ro15">
          <table:table-cell office:value-type="string" calcext:value-type="string">
            <text:p>10.3390_en13092375</text:p>
          </table:table-cell>
          <table:table-cell office:value-type="string" calcext:value-type="string">
            <text:p>code package, package</text:p>
          </table:table-cell>
          <table:table-cell office:value-type="float" office:value="290" calcext:value-type="float">
            <text:p>290</text:p>
          </table:table-cell>
          <table:table-cell/>
          <table:table-cell office:value-type="float" office:value="0" calcext:value-type="float">
            <text:p>0</text:p>
          </table:table-cell>
          <table:table-cell office:value-type="string" calcext:value-type="string">
            <text:p>Energies 2020, 13, x FOR PEER REVIEW 11 of 19 5. Case Analysis The proposed optimal day-ahead thermal generation scheduling method to enhance TTC was applied to the large-scale wind power base sending-side system in Gansu Province in China. The optimization models were solved using the above algorithms in MATLAB. TTC was calculated using the transient, stability-constrained continuation power flow method [23], using the Power System Analysis Software Package (PSASP), which is widely used for power system calculations and simulations in China. 5.1. Test System Description The simplified diagram of the large-scale wind power base sending-side system in Gansu Province is shown in Figure 8. The receiving-side system is equivalent to an infinity bus system. Hexi Substation is the border node in the sending-side that the transmission channel connects to. Four thermal generation plants are involved; the capacities of the units in each plant are shown in Table 1; and the relative parameters of each kind of unit are shown in Table 2. The electrical distance parameters that describe the grid topology are shown in Table 3 (the resistances of the lines are small and ignored). The base power is 𝑆(cid:3003)=100 𝑀𝑉𝐴 in the system. While calculating the transient, stability-constrained TTC of the transmission channel, the transient models of the involved electronic components are used, and the relative parameters and the TTC calculation process are shown in the Appendix. Figure 8. Simplified diagram of the large-scale wind power base sending-side system in Gansu Province. Table 1. Capacities of units in each thermal generation plant.</text:p>
          </table:table-cell>
        </table:table-row>
        <table:table-row table:style-name="ro17">
          <table:table-cell office:value-type="string" calcext:value-type="string">
            <text:p>10.3390_en13092375</text:p>
          </table:table-cell>
          <table:table-cell office:value-type="string" calcext:value-type="string">
            <text:p>code package, package</text:p>
          </table:table-cell>
          <table:table-cell office:value-type="float" office:value="339" calcext:value-type="float">
            <text:p>339</text:p>
          </table:table-cell>
          <table:table-cell/>
          <table:table-cell office:value-type="float" office:value="0" calcext:value-type="float">
            <text:p>0</text:p>
          </table:table-cell>
          <table:table-cell office:value-type="string" calcext:value-type="string">
            <text:p>Case Analysis The proposed optimal day-ahead thermal generation scheduling method to enhance TTC was applied to the large-scale wind power base sending-side system in Gansu Province in China. The optimization models were solved using the above algorithms in MATLAB. TTC was calculated using the transient, stability-constrained continuation power flow method [23], using the Power System Analysis Software Package (PSASP), which is widely used for power system calculations and simulations in China. 5.1. Test System Description The simplified diagram of the large-scale wind power base sending-side system in Gansu Province is shown in Figure 8. The receiving-side system is equivalent to an infinity bus system. Hexi Substation is the border node in the sending-side that the transmission channel connects to. Four thermal generation plants are involved; the capacities of the units in each plant are shown in Table 1; and the relative parameters of each kind of unit are shown in Table 2. The electrical distance parameters that describe the grid topology are shown in Table 3 (the resistances of the lines are small and ignored). The base power is 𝑆(cid:3003)=100 𝑀𝑉𝐴 in the system. While calculating the transient, stability-constrained TTC of the transmission channel, the transient models of the involved electronic components are used, and the relative parameters and the TTC calculation process are shown in the Appendix. Figure 8. Simplified diagram of the large-scale wind power base sending-side system in Gansu Province. Table 1. Capacities of units in each thermal generation plant. Thermal Generation Plant Unit Number Unit Capacity /(MW) JC Unit 1 500 Unit 2 500 Unit 3 500 Unit 4 300 Unit 5 200 ZY Unit 1 200 Unit 2 100 Unit 3 100 JQ Unit 1 500 Unit 2 300 Unit 3 200 BLS Unit 1 200 Unit 2 100 Unit 3 100 Energies 2020, 13, 2375</text:p>
          </table:table-cell>
        </table:table-row>
        <table:table-row table:style-name="ro9" table:visibility="filter">
          <table:table-cell office:value-type="string" calcext:value-type="string">
            <text:p>10.3390_en130923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Collect the following data: total load forecast, wind power forecast, grid topology parameters, thermal power plant and unit parameters, original day-ahead generation schedules in the sending-side system and original TTC.</text:p>
          </table:table-cell>
        </table:table-row>
        <table:table-row table:style-name="ro19" table:visibility="filter">
          <table:table-cell office:value-type="string" calcext:value-type="string">
            <text:p>10.3390_en13092375</text:p>
          </table:table-cell>
          <table:table-cell office:value-type="string" calcext:value-type="string">
            <text:p>data</text:p>
          </table:table-cell>
          <table:table-cell office:value-type="float" office:value="275" calcext:value-type="float">
            <text:p>275</text:p>
          </table:table-cell>
          <table:table-cell table:number-columns-repeated="2"/>
          <table:table-cell office:value-type="string" calcext:value-type="string">
            <text:p>Energies 2020, 13, x FOR PEER REVIEW 10 of 19 4.4. Optimal Day-Ahead Thermal Generation Scheduling Method In summary, the optimal day-ahead thermal generation scheduling method to enhance TTC for the sending-side system with large-scale wind power integration is as follows, and the flow diagram of this method is shown in Figure 7. 1. Collect the following data: total load forecast, wind power forecast, grid topology parameters, thermal power plant and unit parameters, original day-ahead generation schedules in the sending-side system and original TTC. 2. With the objective of minimizing the equivalent electrical distance between the transmission channel and the equivalent synchronous generator of the sending-side system, establish the day-ahead thermal generation plant commitment optimization model. Solve the model and obtain the optimized day-ahead thermal generation plant commitment, and the generation schedules. 3. Based on the optimized day-ahead thermal generation plant commitment and generation schedules from step 2, for each online thermal generation plant, with the objectives of maximizing the equivalent inertia constant and minimizing the generation cost, establish the day-ahead thermal generation unit commitment and schedule optimization model. Solve the model and get the optimized day-ahead thermal generation unit commitment and generation schedules. 4. Based on the optimized day-ahead thermal generation schedules, calculate the enhanced TTC. According to Rule 3, increase wind power output based on the enhanced TTC to reduce curtailed wind power. Figure 7. Flow diagram of the optimal day-ahead thermal generation scheduling method. =1ii+iiEnergies 2020, 13, 2375</text:p>
          </table:table-cell>
        </table:table-row>
        <table:table-row table:style-name="ro3" table:visibility="filter">
          <table:table-cell office:value-type="string" calcext:value-type="string">
            <text:p>10.3390_en13112713</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Author Contributions: The authors’ contributions are as follows. Conceptualization, methodology, writing—original draft preparation, software and data curation: A.M.A.; resources, software, formal analysis and data curation: R.A.; software, writing—review and editing, validation, visualization, formal analysis and investigation: K.Y.B.; project administration, validation, visualization, supervision and writing—review and editing: J.S. All authors have read and agreed to the published version of the manuscript.</text:p>
          </table:table-cell>
        </table:table-row>
        <table:table-row table:style-name="ro19" table:visibility="filter">
          <table:table-cell office:value-type="string" calcext:value-type="string">
            <text:p>10.3390_en13112713</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Paepatung, N.; Nopharatana, A.; Songkasiri, W. Bio-Methane Potential of Biological Solid Materials and Agricultural Wastes. Asian J. Energy Environ. 2009, 10, 19–27. Guo, X.; Wang, C.; Sun, F.; Zhu, W.; Wu, W. A comparison of microbial characteristics between the thermophilic and mesophilic anaerobic digesters exposed to elevated food waste loadings. Bioresour. Technol. 2014, 152, 420–428. [CrossRef] [PubMed] FAO. Food Wastage Footprint Impacts on Natural Resources; Food and Agriculture Organisation of the United Nations—FAO: Rome, Italy, 2013. The World Bank. Total Greenhouse Gas Emissions (Kt of CO2 Equivalent). 2016. Available online: data.worldbank.org/indicator/EN.ATM.GHGT.KT.CE (accessed on 26 February 2019). Slorach, P.C. ; Jeswani, H.K. ; Cuéllar-Franca, R.; Azapagic, A. Environmental sustainability of anaerobic digestion of household food waste. J. Environ. Manag. 2019, 236, 798–814. [CrossRef] [PubMed] Teixeira, E.; Pasquini, D.; Curvelo, A.; Corradini, E.; Belgacem, M.; Dufresne, A. Cassava bagasse cellulose nanoﬁbrils reinforced thermoplastic cassava starch. Carbohydr. Polym. 2009, 87, 422–431. [CrossRef] Ghimire, A.; Sen, R.; Annachhatre, A. Biosolid Management Options in Cassava Starch Industries of Thailand: Present Practice and Future Possibilities. Procedia Chem. 2015, 14, 66–75. [CrossRef] Sawyerr, N.; Trois, N.; Workneh, T.; Okudoh, V. Co-Digestion of Animal Manure and Cassava Peel for Biogas Production in South Africa. In Proceedings of the 9th Int’l Conference on Advances in Science, Engineering, Technology &amp; Waste Management (ASETWM-17), Parys, South Africa, 27–28 November 2017; pp. 101–106.</text:p>
          </table:table-cell>
        </table:table-row>
        <table:table-row table:style-name="ro19" table:visibility="filter">
          <table:table-cell office:value-type="string" calcext:value-type="string">
            <text:p>10.3390_en13112713</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Bioresour. Technol. 2014, 152, 420–428. [CrossRef] [PubMed] FAO. Food Wastage Footprint Impacts on Natural Resources; Food and Agriculture Organisation of the United Nations—FAO: Rome, Italy, 2013. The World Bank. Total Greenhouse Gas Emissions (Kt of CO2 Equivalent). 2016. Available online: data.worldbank.org/indicator/EN.ATM.GHGT.KT.CE (accessed on 26 February 2019). Slorach, P.C. ; Jeswani, H.K. ; Cuéllar-Franca, R.; Azapagic, A. Environmental sustainability of anaerobic digestion of household food waste. J. Environ. Manag. 2019, 236, 798–814. [CrossRef] [PubMed] Teixeira, E.; Pasquini, D.; Curvelo, A.; Corradini, E.; Belgacem, M.; Dufresne, A. Cassava bagasse cellulose nanoﬁbrils reinforced thermoplastic cassava starch. Carbohydr. Polym. 2009, 87, 422–431. [CrossRef] Ghimire, A.; Sen, R.; Annachhatre, A. Biosolid Management Options in Cassava Starch Industries of Thailand: Present Practice and Future Possibilities. Procedia Chem. 2015, 14, 66–75. [CrossRef] Sawyerr, N.; Trois, N.; Workneh, T.; Okudoh, V. Co-Digestion of Animal Manure and Cassava Peel for Biogas Production in South Africa. In Proceedings of the 9th Int’l Conference on Advances in Science, Engineering, Technology &amp; Waste Management (ASETWM-17), Parys, South Africa, 27–28 November 2017; pp. 101–106. Sivamani, S.; Chandrasekaran, A.; Balajii, M.; Shanmugaprakash, M. Evaluation of the potential of cassava-based residues for biofuels production. Rev. Environ. Sci. Bio/Technol. 2018, 17, 553–570. [CrossRef] Iyayi, E.; Losei, D. Protein Enrichment of Cassava By-products Through Solid State Fermentation By Fungi. J. Food Technol. Afr. 2001, 6, 116–118. [CrossRef]</text:p>
          </table:table-cell>
        </table:table-row>
        <table:table-row table:style-name="ro2" table:visibility="filter">
          <table:table-cell office:value-type="string" calcext:value-type="string">
            <text:p>10.3390_en1311282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obabilistic data association. J. Power Sources 2015, 273, 185–195. [CrossRef]</text:p>
          </table:table-cell>
        </table:table-row>
        <table:table-row table:style-name="ro2" table:visibility="filter">
          <table:table-cell office:value-type="string" calcext:value-type="string">
            <text:p>10.3390_en1311282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72. Xiong, R.; Sun, F.; Gong, X.; Gao, C. A data-driven based adaptive state of charge estimator of lithium-ion</text:p>
          </table:table-cell>
        </table:table-row>
        <table:table-row table:style-name="ro2" table:visibility="filter">
          <table:table-cell office:value-type="string" calcext:value-type="string">
            <text:p>10.3390_en1311282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40. Aliev, R.; Aliev, R.; Guirimov, B.; Uyar, K. Dynamic data mining technique for rules extraction in a process of</text:p>
          </table:table-cell>
        </table:table-row>
        <table:table-row table:style-name="ro2" table:visibility="filter">
          <table:table-cell office:value-type="string" calcext:value-type="string">
            <text:p>10.3390_en1311282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8. Gao, W.; Zou, Y.; Sun, F.; Hu, X.; Yu, Y.; Feng, S. Data pieces-based parameter identiﬁcation for lithium-ion</text:p>
          </table:table-cell>
        </table:table-row>
        <table:table-row table:style-name="ro2" table:visibility="filter">
          <table:table-cell office:value-type="string" calcext:value-type="string">
            <text:p>10.3390_en1311282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One of the ﬁrst few approaches towards achieving chemistry adaptive BFG was reported in Reference [52] where the probabilistic data association (PDA) methodology was used to achieve this goal.</text:p>
          </table:table-cell>
        </table:table-row>
        <table:table-row table:style-name="ro9" table:visibility="filter">
          <table:table-cell office:value-type="string" calcext:value-type="string">
            <text:p>10.3390_en13112825</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onﬂicts of Interest: The authors declare no conﬂict of interest. The founding sponsors had no role in the design of the study; in the collection, analyses, or interpretation of data; in the writing of the manuscript, and in the decision to publish the results.</text:p>
          </table:table-cell>
        </table:table-row>
        <table:table-row table:style-name="ro9" table:visibility="filter">
          <table:table-cell office:value-type="string" calcext:value-type="string">
            <text:p>10.3390_en13112825</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state of the art BMS evaluation is done in a lab setting. Real-time self-evaluation through data driven approaches need to be developed. Majority of the existing research experiments are done at a constant temperature. BMS evaluation in the presence of gradual and rapid temperature changes is needed.</text:p>
          </table:table-cell>
        </table:table-row>
        <table:table-row table:style-name="ro10" table:visibility="filter">
          <table:table-cell office:value-type="string" calcext:value-type="string">
            <text:p>10.3390_en1311282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Compared to SOC characterization, SOH characterization is nearly impossible to do in real-time locally for a particular battery pack. However, the abundance today’s connectivity offers an alternative solution for real-time SOC characterization. Figure 2 depicts how a cloud assisted BMS can collect data from numerous batteries to estimate crucial parameters for real-time management of battery packs.</text:p>
          </table:table-cell>
        </table:table-row>
        <table:table-row table:style-name="ro10" table:visibility="filter">
          <table:table-cell office:value-type="string" calcext:value-type="string">
            <text:p>10.3390_en13112825</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1Offline Data collectionLevel 2 optimization(reduce chagringtime and heat dissipation)Battery In Use(e.g. mobile phone)Battery (SOH) ModelingThermal model characterizationCapacity/Power fade(CF/PF)characterizationOffline Parameter Estimation Battery fuel gauge (BFG)Level 1 optimization (Satisfy level 2 objectives with minimal effect on SOH)Battery charging waveformsEnergies 2020, 13, 2825</text:p>
          </table:table-cell>
        </table:table-row>
        <table:table-row table:style-name="ro9" table:visibility="filter">
          <table:table-cell office:value-type="string" calcext:value-type="string">
            <text:p>10.3390_en13112825</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41. Guo, G.; Xu, P.; Bai, Z.; Zhou, S.; Xu, G.; Cao, B. Optimization of Ni-MH Battery Fast Charging in Electric Vehicles Using Dynamic Data Mining and ANFIS. In Advanced Intelligent Computing Theories and Applications. With Aspects of Artiﬁcial Intelligence; Springer: Berlin/Heidelberg, Germany, 2008; pp. 468–475.</text:p>
          </table:table-cell>
        </table:table-row>
        <table:table-row table:style-name="ro9" table:visibility="filter">
          <table:table-cell office:value-type="string" calcext:value-type="string">
            <text:p>10.3390_en1311282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method of data handling. J. Power Sources 2016, 327, 457–464. [CrossRef] Feng, X.; Weng, C.; He, X.; Han, X.; Lu, L.; Ren, D.; Ouyang, M. Online State-of-Health Estimation for Li-Ion IEEE Trans. Veh. Technol. 2019, Battery Using Partial Charging Segment Based on Support Vector Machine. 68, 8583–8592. [CrossRef]</text:p>
          </table:table-cell>
        </table:table-row>
        <table:table-row table:style-name="ro3" table:visibility="filter">
          <table:table-cell office:value-type="string" calcext:value-type="string">
            <text:p>10.3390_en1311282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Figure 10. Chemistry adaptive BMS. The proposed chemistry probabilistically selects the battery parameters based on the measured data from the battery (voltage and current). In the above demonstration, all three models were initialized with equal probability (1/3); within few samples of measured data, the PDA algorithm was able converge to the correct model. (a) OCV curves of different chemistries; (b) Model probabilities of the PDA algorithm [52].</text:p>
          </table:table-cell>
        </table:table-row>
        <table:table-row table:style-name="ro3" table:visibility="filter">
          <table:table-cell office:value-type="string" calcext:value-type="string">
            <text:p>10.3390_en1311282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wo important ofﬂine characterizations required in a BMS are the SOC and SOH characterizations. In SOC characterization, the SOC is modelled against the OCV by collecting one full cycle of data (fully fully charged battery) whereas the state of the art SOH charged battery characterization is done against the number of cycle requiring hundreds and even thousands of cycles of data. This makes SOC ans SOH characterization a time-consuming process. Hence, it is important to ﬁnd ways to reduce characterization time.</text:p>
          </table:table-cell>
        </table:table-row>
        <table:table-row table:style-name="ro4" table:visibility="filter">
          <table:table-cell office:value-type="string" calcext:value-type="string">
            <text:p>10.3390_en13112825</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second category seeks to use online data to estimate the OCV parameters [71–73]; an iterative process is used to keep the OCV parameters and battery capacity up to date. Since users can swap the battery at any time this can cause an issue where the BFG has to be aware of this change and adapt accordingly by restarting the OCV parameter estimation process. Additionally, this routine should only be applied when required. Further, the iterative estimation of SOC, OCV &amp; ECM parameters and the battery capacity can lead to loss of robustness and instability for the BFG algorithm.</text:p>
          </table:table-cell>
        </table:table-row>
        <table:table-row table:style-name="ro4" table:visibility="filter">
          <table:table-cell office:value-type="string" calcext:value-type="string">
            <text:p>10.3390_en13112825</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In Reference [65], two models were presented for normalized battery capacity: the LAR-αηγ model and the control variable dependent model. The ﬁrst model is based on the number of cycles and the latter is a function of the number of cycles as well as two other charge control parameters, viz., maximum terminal voltage of the battery (vmax) and maximum charge current (imax). In order to evaluate the accuracy of these models experimental data were gathered from aging experiments performed on Samsung GS4 battery. The results show that these methods are far more superior to the bi-exponential capacity model [70].</text:p>
          </table:table-cell>
        </table:table-row>
        <table:table-row table:style-name="ro29" table:visibility="filter">
          <table:table-cell office:value-type="string" calcext:value-type="string">
            <text:p>10.3390_en13112825</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Measured DataControl SignalsLocal BMSMeasured Data &amp;Estimated FeaturesParameters &amp;Control SignalsCloud Based Data, Information and computingSystemBFGOCACBC12Renewable Energy StorageConsumer ElectronicsElectric VehiclesElectric Vehiclespower in Wh(single cell / few cells) power in higher kWh(few thousand cells) power in (M/G)Wh(millions of cells) Equipment and Power Toolspower in lower kWh(few hundred cells) Fig.2:BatteryPoweredApplications.II.ELEMENTSOFAROBUSTBATTERYMANAGEMENTSYSTEMAtwovolumebookbyG.L.Plett[1]providesaninformativesummaryofthepasttwodecadesofBMSdevelopment.However,additionalchallengesaboundinBMSdevelopmentandsomeimportantonesareoutlinedintherestofthisSection.A.FastCharacterizationCharacterizationisanengineeringsolutiontomakeupforthefactthattherearenoaccurateenoughmodelsthatcanrelatetheSOCandSOHofagiventypeofbatterytoitsinstantaneous,non-invasivemeasurements,suchasvoltage,currentandtemperature.ThestateoftheartBMSalgorithmsrelyontwotypesofcharacterization:SOCcharacterizationandSOHcharacterization.TheSOCcharacterizationisdoneintheformofopencircuitvoltage(OCV)vs.SOC[2].TheSOHcharacterizationisusuallydoneintheformofpowerfadeandcapacityfadeasafunctionofthenumberofcycles;unliketheSOCcharacterization,researchonSOHcharacterizationisstillatearlystages.Forexample,almostallthedevicespoweredbyarechargeablebatteryhavean“SOCindicator”andonlyfew(costly)ones,suchasEVs,haveanSOHindicator—andtheiraccuracyisverymuchdebatable.Batterycharacteristicsvaryacrosstemperature,ageandchemicalcomposition.Asaresult,thenumberofparametersgrowinmanydimensionsasillustratedinFigure3(a).Initialapproachesperformedcharacterizationatcloseenoughintervalsandemployedinterpolationtomaintaincontinuity[1].In[2]amorestableresultwasreportedwhereitwasshownthattheSOCcharacterizationremainedunchangedovertemperaturevariances(Figure3(b))andageaslongasthenormalizedOCVmodelingapproachisfollowed.However,itwasfoundin[2]thattheSOCcharacterizationparameterscouldbesensitivetovariationsinchemicalcomposition,i.e.,parametersvariedslightlyfrommanufacturertomanufacturerforthesamechemistry:LiFePO4.Reducingtheparameterspace,eitherthroughdata-drivenapproachsimilarto[2]orthroughpurelyElectrochemi-calmodelling,willpositivelyaffecttheperformance,accuracyandreliabilityofaBMS.Anotherongoingchallengeinbatterycharacterizationisfastcharacterization:SOCcharacterizationtakesdays[2]andSOHcharacterizationtakesfromseveralweekstomonths.Reducingthecharacterizationtimeisimportantfornewproductreleases,whileitiscriticalforthecirculareconomyofLi-ionbatteries(alsoseeSectionII-E).B.UniversalityThedependenceonpriorcharacterizationlimitstheapplicationofaBMStoparticularmanufacturer/brandregardlessofsimilaritiesinpowerandsize.Theundesirableresultsrangefrominconvenienceandelectronicclutterinsomeapplicationstoinefﬁciencyandincreasedcost(duetomonopoly)inothers.In[4],byassumingalibraryofcharacterizationparametersfordifferentbatteries,anapproachforuniversalitywasdemonstratedthroughtheprobabilisticdataassociationﬁlterapproach.Consideringtheavailabilityofonlineconnectivitytocomputingresourcesandinformationinfutureapplications,suchprobabilisticapproachescanbeusedtodevelopuniversalBMSsolutions(seeanillustrationinFigure4).C.OnlineSystemIdentiﬁcationDuetotheirsimplicity,electricalequivalentcircuitmodels(ECM)[1]havegainedwideacceptanceintheBMScommunity.InECM,thecharacteristicsofthebatterycellsarerepresentedbyelectricalcomponents,i.e.,resistors,April5,2018DRAFTEnergies 2020, 13, 2825</text:p>
          </table:table-cell>
        </table:table-row>
        <table:table-row table:style-name="ro7" table:visibility="filter">
          <table:table-cell office:value-type="string" calcext:value-type="string">
            <text:p>10.3390_en13112825</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One approach to reduce characterization time is to do it in real-time while the battery is in use. Some approaches for real-time SOC characterization were proposed in the past [44,45]. One of the drawbacks of these approaches is due to the fact that simpler OCV-SOC models need to be employed (due to computational bottlenecks in the BMS) for online estimation of parameters; this will lead to loss of accuracy [46]. Secondly, different sources of error can accumulate from other estimated parameters, that will be incorporated during OCV estimation [47]. Lastly, based on the SOC range that the battery goes through, the estimated OCV model will cover that SOC portion—which depends on the battery usage pattern. In orderfor OCV-SOC model to cover the entire SOC range, the battery has to undergo a complete discharge/charge proﬁle—this cannot be guaranteed. In Reference [48], an approach that uses the data pieces-based parameter identiﬁcation was proposed to estimate the entire OCV-SOC model. However, this approach has its own drawbacks where the modelling error can be high at the initial stages and the the convergence is not always insured.</text:p>
          </table:table-cell>
        </table:table-row>
        <table:table-row table:style-name="ro7" table:visibility="filter">
          <table:table-cell office:value-type="string" calcext:value-type="string">
            <text:p>10.3390_en13112825</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Many of the methods proposed in the literature for SOH estimation are data driven methods. The existing approach to SOH estimation differ in terms of the features used to train and the machine learning topology used. For instance, both approaches presented in References [18,19] used neural networks; in Reference [18], the following features were used: change in the SOC, current, temperature and the internal circuit parameters; in Reference [19] the voltage curve was used as a feature. In References [20–22], support vector machines approach was employed for SOH classiﬁcation. Feng et al. [20] used partial charging voltage curves as there feature to estimate the SOH online while [21] identiﬁed the charging time and capacity to be the features in order to estimate the SOH. In Reference [23], a sample entropy algorithm is used identify the measured terminal voltage under hybrid pulse power characterization current proﬁle; this is then used as a feature to estimate the SOH using a sparse Bayesian predictive modeling. Yun and Qin [24] proposed the use of the time required for the terminal voltage to drop from and to a certain value as the feature to train.</text:p>
          </table:table-cell>
        </table:table-row>
        <table:table-row table:style-name="ro16" table:visibility="filter">
          <table:table-cell office:value-type="string" calcext:value-type="string">
            <text:p>10.3390_en13112825</text:p>
          </table:table-cell>
          <table:table-cell office:value-type="string" calcext:value-type="string">
            <text:p>data</text:p>
          </table:table-cell>
          <table:table-cell office:value-type="float" office:value="238" calcext:value-type="float">
            <text:p>238</text:p>
          </table:table-cell>
          <table:table-cell table:number-columns-repeated="2"/>
          <table:table-cell office:value-type="string" calcext:value-type="string">
            <text:p>Open circuit voltage modelling: It is demonstrated how careful modelling and optimization can result in parameters that are applicable to a wide range of temperatures. The need for careful modelling is demonstrated using scaling, a strategy, when ignored, results in up to 90% higher SOC errors. Battery impedance estimation: Battery impedance changes with temperature and other battery states; real-time impedance estimation is required for effective battery management. In this paper, we summarize a real-time approach to battery impedance estimation. Battery capacity estimation: Accurate knowledge battery capacity is crucial for all aspects of a battery management system. Adaptive strategies for universal battery management: Newer versions of batteries come in slightly different chemical compositions. How to develop a battery management system that can stay relevant with ever changing battery types? This paper offers a glimpse into futuristic solutions based on probabilistic data and information fusion. Optimal charging strategies: Battery chargers have two competing objectives; one seeks to charge fast and the other attempts to minimize capacity fade and temperature rise due to charging. This paper offers high-level summary of ‘level-1’ and ‘level-2’ optimal charging algorithms designed to satisfy the above goals. Strategies to evaluate battery management systems: We describe the challenges involved in evaluating a battery management system and present several guidelines.</text:p>
          </table:table-cell>
        </table:table-row>
        <table:table-row table:style-name="ro17" table:visibility="filter">
          <table:table-cell office:value-type="string" calcext:value-type="string">
            <text:p>10.3390_en13112825</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increases due to charging, this will cause the battery terminal to reach a voltage that is above the safety threshold. Hence, the higher current that is applied at the initial stage needs to be reduced when the terminal voltage reaches a certain threshold value. Consequently, the constant-current constant-voltage (CC-CV) [25] strategy has become one of the widely used approaches to fast charging. In order to shorten the charging time and perpetuate the cycle life of the battery a multi-step constant-current charging is used in References [26,27]. The Taguchi-based methods for battery charging [28,29] uses orthogonal arrays to put forward a systematic method to ﬁnd the optimal solution with guidelines for choosing the design parameters. Another strategy to use is the boost charging strategy, where a very high current is applied to close-to-fully discharged batteries [30]. In pulse-charging methods [31–35], the battery is exposed to very short rest or even deliberate discharging periods during the charging process. Soft-computing approaches can also be used to optimize the battery charging proﬁle. In Reference [36], optimal charging is achieved by simplifying the problem to be in the form of an optimization problem with the objective function of maximizing the charge within 30 min. Through the use of a multistage constant current charging algorithm, the optimal solution can be obtained by using an ant-colony approach. The authors of Reference [37] proposed a universal voltage protocol, its goal is to enhance the charging efﬁciency and cycle life by applying a certain charging proﬁle, this charging proﬁle is determined based on the SOH of the battery, which is estimated during the optimization process [38]. Recently, in Reference [39], to ﬁnd the optimal charging strategy, an optimization approach with cost function of time-to-charge and energy loss is used.</text:p>
          </table:table-cell>
        </table:table-row>
        <table:table-row table:style-name="ro21" table:visibility="filter">
          <table:table-cell office:value-type="string" calcext:value-type="string">
            <text:p>10.3390_en1311282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Consequently, the constant-current constant-voltage (CC-CV) [25] strategy has become one of the widely used approaches to fast charging. In order to shorten the charging time and perpetuate the cycle life of the battery a multi-step constant-current charging is used in References [26,27]. The Taguchi-based methods for battery charging [28,29] uses orthogonal arrays to put forward a systematic method to ﬁnd the optimal solution with guidelines for choosing the design parameters. Another strategy to use is the boost charging strategy, where a very high current is applied to close-to-fully discharged batteries [30]. In pulse-charging methods [31–35], the battery is exposed to very short rest or even deliberate discharging periods during the charging process. Soft-computing approaches can also be used to optimize the battery charging proﬁle. In Reference [36], optimal charging is achieved by simplifying the problem to be in the form of an optimization problem with the objective function of maximizing the charge within 30 min. Through the use of a multistage constant current charging algorithm, the optimal solution can be obtained by using an ant-colony approach. The authors of Reference [37] proposed a universal voltage protocol, its goal is to enhance the charging efﬁciency and cycle life by applying a certain charging proﬁle, this charging proﬁle is determined based on the SOH of the battery, which is estimated during the optimization process [38]. Recently, in Reference [39], to ﬁnd the optimal charging strategy, an optimization approach with cost function of time-to-charge and energy loss is used. However, an analytical solution has not been presented; rather a numerical solution is given to the problem. Many other approaches are presented in the literature for battery charging, such as data mining [40,41], genetic algorithm and neural network based strategies [42], Grey-predicted charging system [43].</text:p>
          </table:table-cell>
        </table:table-row>
        <table:table-row table:style-name="ro6">
          <table:table-cell office:value-type="string" calcext:value-type="string">
            <text:p>10.3390_en13112825</text:p>
          </table:table-cell>
          <table:table-cell office:value-type="string" calcext:value-type="string">
            <text:p>data https, data</text:p>
          </table:table-cell>
          <table:table-cell office:value-type="float" office:value="162" calcext:value-type="float">
            <text:p>162</text:p>
          </table:table-cell>
          <table:table-cell/>
          <table:table-cell office:value-type="float" office:value="0" calcext:value-type="float">
            <text:p>0</text:p>
          </table:table-cell>
          <table:table-cell office:value-type="string" calcext:value-type="string">
            <text:p>A preliminary achievement regarding the universality objective is reported in Reference [52] where a probabilistic data association ﬁlter [56,57] was employed to associate the online measurements from batteries to their model parameters, thus, resulting in a chemistry-adaptive BFG. Further research needs to be done on this topic so that reliable algorithms can be developed to extend adaptivity for load-range, size, temperature, nominal voltage and age as well. This would require large computing power that the traditional battery management systems are not allocated for, for example, portable electronics. Cloud computing [58] allows one to outsource intense computing to external sources; that is, by combining information fusion with cloud computing, a greater deal of universality can be achieved in battery management systems, paving the way for optimal battery reuse (see Section 2.5) and reduced electronic clutter in households and work places.</text:p>
          </table:table-cell>
        </table:table-row>
        <table:table-row table:style-name="ro10">
          <table:table-cell office:value-type="string" calcext:value-type="string">
            <text:p>10.3390_en13112825</text:p>
          </table:table-cell>
          <table:table-cell office:value-type="string" calcext:value-type="string">
            <text:p>data https, data available, data</text:p>
          </table:table-cell>
          <table:table-cell office:value-type="float" office:value="29" calcext:value-type="float">
            <text:p>29</text:p>
          </table:table-cell>
          <table:table-cell/>
          <table:table-cell office:value-type="float" office:value="0" calcext:value-type="float">
            <text:p>0</text:p>
          </table:table-cell>
          <table:table-cell office:value-type="string" calcext:value-type="string">
            <text:p>57. Bar-Shalom, Y.; Willett, P.K.; Tian, X. Tracking and Data Fusion; YBS Publishing: 2011. Available online: http:</text:p>
          </table:table-cell>
        </table:table-row>
        <table:table-row table:style-name="ro2" table:visibility="filter">
          <table:table-cell office:value-type="string" calcext:value-type="string">
            <text:p>10.3390_en1314352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J. Pet. Sci. Eng. 2020. [CrossRef]</text:p>
          </table:table-cell>
        </table:table-row>
        <table:table-row table:style-name="ro2" table:visibility="filter">
          <table:table-cell office:value-type="string" calcext:value-type="string">
            <text:p>10.3390_en1314352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fter gathering all required data, by assuming elastic isotropy and using the following equations,</text:p>
          </table:table-cell>
        </table:table-row>
        <table:table-row table:style-name="ro2" table:visibility="filter">
          <table:table-cell office:value-type="string" calcext:value-type="string">
            <text:p>10.3390_en1314352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Acknowledgments: Authors would like to acknowledge researchers from Petropars Company for sharing the data with us.</text:p>
          </table:table-cell>
        </table:table-row>
        <table:table-row table:style-name="ro2" table:visibility="filter">
          <table:table-cell office:value-type="string" calcext:value-type="string">
            <text:p>10.3390_en13143528</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Figure 5. Training (red dots) and test (blue squares) data cover the whole well path to avoid data bias.</text:p>
          </table:table-cell>
        </table:table-row>
        <table:table-row table:style-name="ro2" table:visibility="filter">
          <table:table-cell office:value-type="string" calcext:value-type="string">
            <text:p>10.3390_en1314352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9. Balan, B.; Mohaghegh, S.; Ameri, S. State-of-art in permeability determination from well log data. In Proceedings of the Eastern Regional Conference, Morgantown, WV, USA, 18–20 September 1995.</text:p>
          </table:table-cell>
        </table:table-row>
        <table:table-row table:style-name="ro9" table:visibility="filter">
          <table:table-cell office:value-type="string" calcext:value-type="string">
            <text:p>10.3390_en1314352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12. Asoodeh, M.; Bagheripour, P. Prediction of compressional, shear, and stoneley wave velocities from conventional well log data using a committee machine with intelligent systems. Rock Mech. Rock Eng. 2012, 45, 45–63. [CrossRef]</text:p>
          </table:table-cell>
        </table:table-row>
        <table:table-row table:style-name="ro9" table:visibility="filter">
          <table:table-cell office:value-type="string" calcext:value-type="string">
            <text:p>10.3390_en1314352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32. Eskandari, H.; Rezaee, M.R.; Mohammadnia, M. Application of multiple regression and artiﬁcial neural network techniques to predict shear wave velocity from wireline log data for a carbonate reservoir South-West Iran. CSEG Recorder 2004, 42, 40–48.</text:p>
          </table:table-cell>
        </table:table-row>
        <table:table-row table:style-name="ro9" table:visibility="filter">
          <table:table-cell office:value-type="string" calcext:value-type="string">
            <text:p>10.3390_en13143528</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ociety of Petroleum Engineers of AIME, Dallas, TX, USA, 28 September–1 October 1975. Song, L. Measurement of Minimum Horizontal Stress from Logging and Drilling Data in Unconventional Oil and Gas. Ph.D. Thesis, University of Calgary, Calgary, AB, Canada, August 2012.</text:p>
          </table:table-cell>
        </table:table-row>
        <table:table-row table:style-name="ro9" table:visibility="filter">
          <table:table-cell office:value-type="string" calcext:value-type="string">
            <text:p>10.3390_en1314352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10. Akhundi, H.; Ghafoori, M.; Lashkaripour, G.R. Prediction of shear wave velocity using artiﬁcial neural network technique, multiple regression and petrophysical data: A case study in Asmari reservoir (South West Iran). Open J. Geol. 2014, 4, 303–313. [CrossRef]</text:p>
          </table:table-cell>
        </table:table-row>
        <table:table-row table:style-name="ro9" table:visibility="filter">
          <table:table-cell office:value-type="string" calcext:value-type="string">
            <text:p>10.3390_en13143528</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11. Rajabi, M.; Bohloli, B.; Ahangar, E.G. Intelligent approaches for prediction of compressional, shear and Stoneley wave velocities from conventional well log data: A case study from the Sarvak carbonate reservoir in the Abadan Plain (Southwestern Iran). Comput. Geosci. 2010, 36, 647–664. [CrossRef]</text:p>
          </table:table-cell>
        </table:table-row>
        <table:table-row table:style-name="ro9" table:visibility="filter">
          <table:table-cell office:value-type="string" calcext:value-type="string">
            <text:p>10.3390_en13143528</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49. Aghajanpour, A.; Fallahzadeh, S.H.; Khatibi, S.; Hossain, M.M.; Kadkhodaie, A. Full waveform acoustic data as an aid in reducing uncertainty of mud window design in the absence of leak-oﬀ test. J. Nat. Gas. Sci. Eng. 2017, 45, 786–796. [CrossRef]</text:p>
          </table:table-cell>
        </table:table-row>
        <table:table-row table:style-name="ro4" table:visibility="filter">
          <table:table-cell office:value-type="string" calcext:value-type="string">
            <text:p>10.3390_en13143528</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Geomechanical studies have become a critical discipline in petroleum engineering and oﬀer solutions for safe drilling, compaction, and subsidence in the ﬁeld, CO2 sequestration, etc. Available data play a key role in such studies where shear velocity data are one of the necessary types of data. In the current study, simple and multiple linear regression and ANN were utilized to estimate the shear wave velocity, and results showed ANN was very powerful. The neural network method can grasp the convoluted relationship between shear velocity and other petrophysical parameters,</text:p>
          </table:table-cell>
        </table:table-row>
        <table:table-row table:style-name="ro4" table:visibility="filter">
          <table:table-cell office:value-type="string" calcext:value-type="string">
            <text:p>10.3390_en13143528</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e next step in analyzing wellbore stability is predicting pore pressure. In this study, MDT (modular formation dynamics tester) data in the reservoir section, and Eaton method in the clay-rich intervals were used to predict pore pressure and interpolated for other sections as well [45]. In order to ﬁnd the clay-rich intervals, the cross plot of the Gamma ray versus density log, as in Figure 4, was used. The pore pressure proﬁle was then calibrated by used mud weight and observed kicks while drilling. The Eaton equation is presented below [46],</text:p>
          </table:table-cell>
        </table:table-row>
        <table:table-row table:style-name="ro4" table:visibility="filter">
          <table:table-cell office:value-type="string" calcext:value-type="string">
            <text:p>10.3390_en13143528</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this study, we used data from three wells located in an oﬀshore ﬁeld in the Persian Gulf to demonstrate the potential of high accuracy shear velocity prediction in hydrocarbon-bearing and non-bearing intervals. The ﬁeld is located in the Persian Gulf and the structural trap (carbonate reservoir) is formed by basal forces and salt diapirism [35]. Then, we calculated the rocks elastic properties followed by in-situ stresses to make a 1D mechanical earth model (MEM) for each well. It was shown that the ANN method can predict shear wave velocity employing other available logs with high accuracy.</text:p>
          </table:table-cell>
        </table:table-row>
        <table:table-row table:style-name="ro4" table:visibility="filter">
          <table:table-cell office:value-type="string" calcext:value-type="string">
            <text:p>10.3390_en1314352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inally, the artiﬁcial neural network (ANN) was used, which has the ability to learn and model non-linear and complex relationships [10] and is known to produce good ﬁtting functions. ANNs constitute a set of artiﬁcial neurons designed in a manner that exchange signals on the communicational links [39]. The nodes of the input layer do not change the data but send them to the hidden layer. In the hidden layers, some sort of transformations is applied to the input data through some weight functions and then are linked to the output layer that corresponds to the results we are looking for.</text:p>
          </table:table-cell>
        </table:table-row>
        <table:table-row table:style-name="ro4" table:visibility="filter">
          <table:table-cell office:value-type="string" calcext:value-type="string">
            <text:p>10.3390_en1314352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ollowing the Castagna equation, a simple linear regression (SLR) model between available Vp and Vs data was also ﬁtted. Equation (5) shows the linear regression model from the Well-3, which gives a better insight into the way shear velocity changes with compressional velocity in our ﬁled, compared with the empirical models by Castagna. As seen in Figure 1, empirical equations do not present a good response as they are derived from a particular area or reservoir rocks comparing with the linear model from the data. Table 1 also corroborates this fact by comparing the standard error of the estimate from diﬀerent models.</text:p>
          </table:table-cell>
        </table:table-row>
        <table:table-row table:style-name="ro11" table:visibility="filter">
          <table:table-cell office:value-type="string" calcext:value-type="string">
            <text:p>10.3390_en13143528</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Different methods are available to predict shear wave velocity using available petrophysical logs. Initially, a simple linear regression using DTC as the sole independent variable was created; which works similar to a locally calibrated Greenberg–Castagna (GC) method. Table 2 shows the statistical properties of such a single linear regression model. As mentioned before, Well-3 as the longest well was considered for fitting the models and Well-2 as the validation. It is worth mentioning that to avoid data bias, we selected 70% of the data [53] randomly in a way that covers the whole well path. Figure 5 shows the division of the training set and testing set. As seen, both train and test data are covering the entire profile.</text:p>
          </table:table-cell>
        </table:table-row>
        <table:table-row table:style-name="ro11" table:visibility="filter">
          <table:table-cell office:value-type="string" calcext:value-type="string">
            <text:p>10.3390_en1314352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Figure 9. 1D MEM for three available wells in the ﬁeld (Well-1: top, Well-2: middle, Well-3: bottom). Note the accurate match between observed drilling events and the predicted ones. First tracks are showing: Vertical stress, minimum horizontal stress, maximum horizontal stress and along with pore pressure, Second tracks are showing: Biot’s coeﬃcient, Friction angle, Poisson’s ratio, Tensile strength and UCS, Third tracks are showing: Kick, breakout, loss and breakdown boundaries along with the mud weight used while drilling, Forth tracks are showing: Failures predicted from the model, Fifth tracks are showing: caliper data. A good match between predicted failures and caliper data can be noted.</text:p>
          </table:table-cell>
        </table:table-row>
        <table:table-row table:style-name="ro5" table:visibility="filter">
          <table:table-cell office:value-type="string" calcext:value-type="string">
            <text:p>10.3390_en13143528</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During the last decade, improved computing hardware and software has led to the prosperous application of machine learning (ML) in diﬀerent areas of oil industry such as seismic data, petrophysical analysis including synthetic log generation or prediction [11–25], which has shown to be a promising tool to help address their problems in a rigorous, repeatable way. Such methods, by considering various available parameters, can give a better prediction of the missing data than simple linear methods [10,26,27]. ML techniques can be categorized into two main types, known as supervised and unsupervised learning. Supervised learning applies to cases in which we have a set of inputs and known responses, while in unsupervised learning, the response is not available, and the method tries to identify natural patterns or cluster in the data [28].</text:p>
          </table:table-cell>
        </table:table-row>
        <table:table-row table:style-name="ro8" table:visibility="filter">
          <table:table-cell office:value-type="string" calcext:value-type="string">
            <text:p>10.3390_en13143528</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Linear regression as a common ML algorithm intends to ﬁnd a linear relationship between inputs and a response based on minimizing the sum of squared diﬀerence of distance between actual data points and the predicted ones [29,30]. Depending on the number of inputs, this technique can be called simple (having only one input) or multiple (having more than one input) linear regression, and results in slope(s) and intercept. The artiﬁcial neural network (ANN) as a nonlinear statistical data modeling tool tries to simulate the behavior of a system composed of neurons and can model complex relationships between inputs and outputs or ﬁnd patterns between them [10]. Neural networks may have the input layers, hidden layers, and output layers representing the raw information, processing units by ﬁnding some weight functions, and results, respectively [31]. Diﬀerent researchers have used such methods successfully in diﬀerent disciplines of the oil industry, e.g., [10,32–34].</text:p>
          </table:table-cell>
        </table:table-row>
        <table:table-row table:style-name="ro5" table:visibility="filter">
          <table:table-cell office:value-type="string" calcext:value-type="string">
            <text:p>10.3390_en13143528</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where σ H, ν, E, σv, and Pp are minimum horizontal stress, maximum horizontal stress, Poisson’s ratio, Young’s modulus, vertical stress and pore pressure, respectively. α as Biot’s coeﬃcient was set as 1.0, and εx and εy are two horizontal tectonic strains [35,49]. Trial and error on a range of values of εx and εy should be performed in a way that makes a balance between the value of σ h from Leak oﬀ test/Extended Leak oﬀ test [50] and observed drilling events [51]. Generally, εx and εy are tuned in a way to predict losses and breakouts, respectively, i.e., tectonic strains are calibration factors [48]. Figure 3 shows the in-situ stress for Well-1. As can be seen, a normal tectonic system (σv &gt; σ h) is the dominant stress regime, which has been detected in all three wells and also corroborated with seismic data.</text:p>
          </table:table-cell>
        </table:table-row>
        <table:table-row table:style-name="ro14" table:visibility="filter">
          <table:table-cell office:value-type="string" calcext:value-type="string">
            <text:p>10.3390_en13143528</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Energies 2020, 13, 3528 13 of 16   Figure 9. 1D MEM for three available wells in the field (Well‐1: top, Well‐2: middle, Well‐3: bottom). Note the accurate match between observed drilling events and the predicted ones. First tracks are showing: Vertical stress, minimum horizontal stress, maximum horizontal stress and along with pore pressure, Second tracks are showing: Biot’s coefficient, Friction angle, Poisson’s ratio, Tensile strength and UCS, Third tracks are showing: Kick, breakout, loss and breakdown boundaries along with the mud weight used while drilling, Forth tracks are showing: Failures predicted from the model, Fifth tracks are showing: caliper data. A good match between predicted failures and caliper data can be noted. 3. Conclusions Geomechanical studies have become a critical discipline in petroleum engineering and offer solutions for safe drilling, compaction, and subsidence in the field, CO2 sequestration, etc. Available data play a key role in such studies where shear velocity data are one of the necessary types of data. In the current study, simple and multiple linear regression and ANN were utilized to estimate the shear wave velocity, and results showed ANN was very powerful. The neural network method can grasp the convoluted relationship between shear velocity and other petrophysical parameters, Energies 2020, 13, 3528</text:p>
          </table:table-cell>
        </table:table-row>
        <table:table-row table:style-name="ro14" table:visibility="filter">
          <table:table-cell office:value-type="string" calcext:value-type="string">
            <text:p>10.3390_en13143528</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At the ﬁnal step for Vs prediction, the neural network was used. Mean square error (MSE) curve plotted vs. the number of the training courses which is showing after 34 rounds model arrived to the best learning and the lowest error (Figure 8). According to the MSE and R2 results (Table 4), the eﬃcacy of ANN in estimating shear wave velocity is very high. So, the ANN model is an accurate method to predict the shear wave velocity for Well-1 with no such log. Bukar et al. [9] and Akhundi et al. [10] also had similar results and mentioned ANN and multiple linear regression yield better results than empirical relations and single linear regression. By comparing the predicted wellbore instabilities with the observed drilling events, the robustness of the methodology is tested. Figure 9 shows the generated safe mud weight window for all three wells in the ﬁeld. Borehole breakouts and breakdown in reservoir and overburden sections matched fairly well with caliper data. From the caliper data shown in Figure 9 for Well-3, breakouts are observed in the depth intervals of 850–1250 m, 1530–2080 m, and 2440–3130 m. The deepest breakout caused pipe sticking. The ﬁgure also shows that there is not a SMWW at the interval of 2515–2600 m, corroborated by the observed breakouts and complete mud loss. As can be seen in Figure 9, drilling events were predicted robustly. This infers that the rock elastic parameters were precited accurately enough using the proposed method.</text:p>
          </table:table-cell>
        </table:table-row>
        <table:table-row table:style-name="ro21" table:visibility="filter">
          <table:table-cell office:value-type="string" calcext:value-type="string">
            <text:p>10.3390_en13143528</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In the next step, along with compressional wave as the main predictor, other logged properties such as gamma ray and bulk density were also considered (Equation (6)). This method known as multiple linear regression (MLR), will help to consider different rock properties for predicting the shear velocity. 𝐷𝑇𝑆 (cid:3404) (cid:3398)14.067 (cid:3397) 2.09173 𝐷𝑇𝐶 (5) 𝐷𝑇𝑆 (cid:3404) 21.51 (cid:3397) 2.00851 𝐷𝑇𝐶 (cid:3398) 0.09748 𝐺𝑅 (cid:3398) 10.406 𝑅𝐻𝑂𝐵 (6) where DTS, DTC, GR, and RHOZ are shear and compressional sonic (us/ft), Gamma ray (API), and density (gr/cc) logs, respectively. Note that, in Figure 1, Equation (5) is transformed into the velocity form (green line) rather than slowness to be compared with Castagna equations. Figure 1. Shear velocity vs. compressional velocity for Well‐2 (blue dots) along with the empirical equations (Castagna) and linear model from Well‐3. Note the misfit of the empirical equations. Table 1. Standard error of the estimate for different models. Model Standard Error of The Estimate Model from Well‐3 0.167 Vs Limestone equation 0.206 Vs Dolomite equation 0.213 Vs Shale equation 0.404 Vs Sandstone equation 0.575 Finally, the artificial neural network (ANN) was used, which has the ability to learn and model non‐linear and complex relationships [10] and is known to produce good fitting functions. ANNs constitute a set of artificial neurons designed in a manner that exchange signals on the communicational links [39]. The nodes of the input layer do not change the data but send them to the hidden layer. In the hidden layers, some sort of transformations is applied to the input data through Energies 2020, 13, 3528</text:p>
          </table:table-cell>
        </table:table-row>
        <table:table-row table:style-name="ro20" table:visibility="filter">
          <table:table-cell office:value-type="string" calcext:value-type="string">
            <text:p>10.3390_en13143528</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Multiple linear regression model properties. Term Coefficient T‐Value Error Analysis Constant 21.51 12.91 R2 = 89% MSE = 9.12 DTC 2.00851 239.96 GR −0.09748 −27.86 RHOZ −10.406 −21.50  Figure 6. Predicted vs. True shear velocity for Well‐2 using (left) Simple linear and (right) multiple linear regression methods from Well‐3. At the final step for Vs prediction, the neural network was used. Mean square error (MSE) curve plotted vs. the number of the training courses which is showing after 34 rounds model arrived to the best learning and the lowest error (Figure 8). According to the MSE and R2 results (Table 4), the efficacy of ANN in estimating shear wave velocity is very high. So, the ANN model is an accurate method to predict the shear wave velocity for Well‐1 with no such log. Bukar et al. [9] and Akhundi et al. [10] also had similar results and mentioned ANN and multiple linear regression yield better results than empirical relations and single linear regression. By comparing the predicted wellbore instabilities with the observed drilling events, the robustness of the methodology is tested. Figure 9 shows the generated safe mud weight window for all three wells in the field. Borehole breakouts and breakdown in reservoir and overburden sections matched fairly well with caliper data. From the caliper data shown in Figure 9 for Well‐3, breakouts are observed in the depth intervals of 850–1250 m, 1530–2080 m, and 2440–3130 m. The deepest breakout caused pipe sticking. The figure also shows that there is not a SMWW at the interval of 2515–2600 m, corroborated by the observed breakouts and complete mud loss. As can be seen in Figure 9, drilling events were predicted robustly. This infers that the rock elastic parameters were precited accurately enough using the proposed method. Energies 2020, 13, 3528</text:p>
          </table:table-cell>
        </table:table-row>
        <table:table-row table:style-name="ro21" table:visibility="filter">
          <table:table-cell office:value-type="string" calcext:value-type="string">
            <text:p>10.3390_en13143528</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Energies 2020, 13, 3528 3 of 16  where Vp and Vs are compressional and shear velocity in km/s. Following the Castagna equation, a simple linear regression (SLR) model between available Vp and Vs data was also fitted. Equation (5) shows the linear regression model from the Well‐3, which gives a better insight into the way shear velocity changes with compressional velocity in our filed, compared with the empirical models by Castagna. As seen in Figure 1, empirical equations do not present a good response as they are derived from a particular area or reservoir rocks comparing with the linear model from the data. Table 1 also corroborates this fact by comparing the standard error of the estimate from different models. In the next step, along with compressional wave as the main predictor, other logged properties such as gamma ray and bulk density were also considered (Equation (6)). This method known as multiple linear regression (MLR), will help to consider different rock properties for predicting the shear velocity. 𝐷𝑇𝑆 (cid:3404) (cid:3398)14.067 (cid:3397) 2.09173 𝐷𝑇𝐶 (5) 𝐷𝑇𝑆 (cid:3404) 21.51 (cid:3397) 2.00851 𝐷𝑇𝐶 (cid:3398) 0.09748 𝐺𝑅 (cid:3398) 10.406 𝑅𝐻𝑂𝐵 (6) where DTS, DTC, GR, and RHOZ are shear and compressional sonic (us/ft), Gamma ray (API), and density (gr/cc) logs, respectively. Note that, in Figure 1, Equation (5) is transformed into the velocity form (green line) rather than slowness to be compared with Castagna equations. Figure 1. Shear velocity vs. compressional velocity for Well‐2 (blue dots) along with the empirical equations (Castagna) and linear model from Well‐3. Note the misfit of the empirical equations. Table 1. Standard error of the estimate for different models.</text:p>
          </table:table-cell>
        </table:table-row>
        <table:table-row table:style-name="ro22" table:visibility="filter">
          <table:table-cell office:value-type="string" calcext:value-type="string">
            <text:p>10.3390_en13143528</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Energies 2020, 13, 3528 9 of 16  Table 2. Simple linear regression model properties. Term Coefficient T‐Value Error Analysis Constant −14.067 −39.35 R2 = 87% DTC 2.091 359.82 MSE = 11.32 Table 3. Multiple linear regression model properties. Term Coefficient T‐Value Error Analysis Constant 21.51 12.91 R2 = 89% MSE = 9.12 DTC 2.00851 239.96 GR −0.09748 −27.86 RHOZ −10.406 −21.50  Figure 6. Predicted vs. True shear velocity for Well‐2 using (left) Simple linear and (right) multiple linear regression methods from Well‐3. At the final step for Vs prediction, the neural network was used. Mean square error (MSE) curve plotted vs. the number of the training courses which is showing after 34 rounds model arrived to the best learning and the lowest error (Figure 8). According to the MSE and R2 results (Table 4), the efficacy of ANN in estimating shear wave velocity is very high. So, the ANN model is an accurate method to predict the shear wave velocity for Well‐1 with no such log. Bukar et al. [9] and Akhundi et al. [10] also had similar results and mentioned ANN and multiple linear regression yield better results than empirical relations and single linear regression. By comparing the predicted wellbore instabilities with the observed drilling events, the robustness of the methodology is tested. Figure 9 shows the generated safe mud weight window for all three wells in the field. Borehole breakouts and breakdown in reservoir and overburden sections matched fairly well with caliper data. From the caliper data shown in Figure 9 for Well‐3, breakouts are observed in the depth intervals of 850–1250 m, 1530–2080 m, and 2440–3130 m. The deepest breakout caused pipe sticking. The figure also shows that there is not a SMWW at the interval of 2515–2600 m, corroborated by the observed breakouts and complete mud loss.</text:p>
          </table:table-cell>
        </table:table-row>
        <table:table-row table:style-name="ro18" table:visibility="filter">
          <table:table-cell office:value-type="string" calcext:value-type="string">
            <text:p>10.3390_en13143528</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Energies 2020, 13, 3528 8 of 16  2. Results and Discussion Different methods are available to predict shear wave velocity using available petrophysical logs. Initially, a simple linear regression using DTC as the sole independent variable was created; which works similar to a locally calibrated Greenberg–Castagna (GC) method. Table 2 shows the statistical properties of such a single linear regression model. As mentioned before, Well‐3 as the longest well was considered for fitting the models and Well‐2 as the validation. It is worth mentioning that to avoid data bias, we selected 70% of the data [53] randomly in a way that covers the whole well path. Figure 5 shows the division of the training set and testing set. As seen, both train and test data are covering the entire profile.  Figure 5. Training (red dots) and test (blue squares) data cover the whole well path to avoid data bias. Shear velocity is a function of different rock properties, and merely using DTC is not accurate enough. Therefore, in the next step, multiple linear regression was performed to incorporate other properties as well. Table 3 shows the statistical properties of the multiple linear regression model. T‐value is the value of each coefficient divided by its standard error. High (absolute) T‐values in the regression shows the importance of each parameter in DTS prediction. As expected, DTC, GR, and Density had the highest T‐values and consequently the highest impact on the results, respectively. In addition to the overall improvement in the accuracy of predictions compared to the simple linear regression model (Figure 6), a further improvement was noticed in the hydrocarbon‐bearing zone (Figure 7) backed up by the MSE (mean squared error) and R2 (R‐squared).   800150022002900360043000.51.52.53.54.5Depth (m)Vs (km/s)Energies 2020, 13, 3528</text:p>
          </table:table-cell>
        </table:table-row>
        <table:table-row table:style-name="ro3">
          <table:table-cell office:value-type="string" calcext:value-type="string">
            <text:p>10.3390_en13143528</text:p>
          </table:table-cell>
          <table:table-cell office:value-type="string" calcext:value-type="string">
            <text:p>data available, data</text:p>
          </table:table-cell>
          <table:table-cell office:value-type="float" office:value="97" calcext:value-type="float">
            <text:p>97</text:p>
          </table:table-cell>
          <table:table-cell/>
          <table:table-cell office:value-type="float" office:value="0" calcext:value-type="float">
            <text:p>0</text:p>
          </table:table-cell>
          <table:table-cell office:value-type="string" calcext:value-type="string">
            <text:p>In this study, initially, to remove the eﬀect of bad data (e.g., null values, bad log measurements) available data were processed. Afterward, data from wells 2 and 3 were selected as the training (25596 samples), test (5484 samples), and validation set (5484 samples). Then, a three-layer feed forward neural network (Figure 2) with sigmoid hidden neurons and linear output neurons was used to build the model. The network was trained with the Levenberg–Marquardt backpropagation algorithm.</text:p>
          </table:table-cell>
        </table:table-row>
        <table:table-row table:style-name="ro5">
          <table:table-cell office:value-type="string" calcext:value-type="string">
            <text:p>10.3390_en13143528</text:p>
          </table:table-cell>
          <table:table-cell office:value-type="string" calcext:value-type="string">
            <text:p>data available, data</text:p>
          </table:table-cell>
          <table:table-cell office:value-type="float" office:value="138" calcext:value-type="float">
            <text:p>138</text:p>
          </table:table-cell>
          <table:table-cell/>
          <table:table-cell office:value-type="float" office:value="0" calcext:value-type="float">
            <text:p>0</text:p>
          </table:table-cell>
          <table:table-cell office:value-type="string" calcext:value-type="string">
            <text:p>Geomechanics has shown its potential to cover a broad range of work during the lifespan of a ﬁeld from exploration to production and then abandonment [1,2]. By examining the available data and comprehending the key issues observed while drilling previous wells, we can predict the optimum way of drilling and ﬁnding proper casing shoe locations in the development phase. By coupling ﬂuid-ﬂow with the stress–strain regime in the ﬁeld, compaction and subsidence analyses can be performed [3,4]. The basic approach to geomechanics analysis is to process available data for predicting rock elastic properties, in-situ stresses, and pore pressures. Shear velocity (Vs) is a kind of data that is not always available for wells, especially old wells, and needs to be predicted.</text:p>
          </table:table-cell>
        </table:table-row>
        <table:table-row table:style-name="ro18">
          <table:table-cell office:value-type="string" calcext:value-type="string">
            <text:p>10.3390_en13143528</text:p>
          </table:table-cell>
          <table:table-cell office:value-type="string" calcext:value-type="string">
            <text:p>data available, data</text:p>
          </table:table-cell>
          <table:table-cell office:value-type="float" office:value="342" calcext:value-type="float">
            <text:p>342</text:p>
          </table:table-cell>
          <table:table-cell/>
          <table:table-cell office:value-type="float" office:value="0" calcext:value-type="float">
            <text:p>0</text:p>
          </table:table-cell>
          <table:table-cell office:value-type="string" calcext:value-type="string">
            <text:p>Energies 2020, 13, 3528 4 of 16  some weight functions and then are linked to the output layer that corresponds to the results we are looking for. In this study, initially, to remove the effect of bad data (e.g., null values, bad log measurements) available data were processed. Afterward, data from wells 2 and 3 were selected as the training (25596 samples), test (5484 samples), and validation set (5484 samples). Then, a three‐layer feed forward neural network (Figure 2) with sigmoid hidden neurons and linear output neurons was used to build the model. The network was trained with the Levenberg–Marquardt backpropagation algorithm. Figure 2. Neural network model including 3 hidden layers. 3 inputs are DTC, GR, RHOZ, and the single output is DTS. After gathering all required data, by assuming elastic isotropy and using the following equations, elastic moduli such as dynamic Young’s modulus and Poisson’s ratio were calculated [40], 𝜈(cid:3404)12(cid:4666)𝐷𝑇𝑆DTC(cid:3415)(cid:4667)(cid:2870)(cid:3398)1(cid:4666)DTSDTC(cid:3415)(cid:4667)(cid:2870)(cid:3398)1, (7) 𝐸(cid:3005)(cid:3404)𝑅𝐻𝑂𝐵(cid:4666)1DTS(cid:4667)(cid:2870)3(cid:4666)DTSDTC(cid:3415)(cid:4667)(cid:2870)(cid:3398)4(cid:4666)DTSDTC(cid:3415)(cid:4667)(cid:2870)(cid:3398)1, (8) where ν and ED represent Poisson’s ratio and dynamic Young’s modulus. However, Equation (8) will provide a dynamic elastic modulus which needs to be converted to static modulus using available correlations such as the equation presented by Eissa and Kazi [41].</text:p>
          </table:table-cell>
        </table:table-row>
        <table:table-row table:style-name="ro21">
          <table:table-cell office:value-type="string" calcext:value-type="string">
            <text:p>10.3390_en13143528</text:p>
          </table:table-cell>
          <table:table-cell office:value-type="string" calcext:value-type="string">
            <text:p>data available, data</text:p>
          </table:table-cell>
          <table:table-cell office:value-type="float" office:value="349" calcext:value-type="float">
            <text:p>349</text:p>
          </table:table-cell>
          <table:table-cell/>
          <table:table-cell office:value-type="float" office:value="0" calcext:value-type="float">
            <text:p>0</text:p>
          </table:table-cell>
          <table:table-cell office:value-type="string" calcext:value-type="string">
            <text:p>Figure 2. Neural network model including 3 hidden layers. 3 inputs are DTC, GR, RHOZ, and the single output is DTS. After gathering all required data, by assuming elastic isotropy and using the following equations, elastic moduli such as dynamic Young’s modulus and Poisson’s ratio were calculated [40], 𝜈(cid:3404)12(cid:4666)𝐷𝑇𝑆DTC(cid:3415)(cid:4667)(cid:2870)(cid:3398)1(cid:4666)DTSDTC(cid:3415)(cid:4667)(cid:2870)(cid:3398)1, (7) 𝐸(cid:3005)(cid:3404)𝑅𝐻𝑂𝐵(cid:4666)1DTS(cid:4667)(cid:2870)3(cid:4666)DTSDTC(cid:3415)(cid:4667)(cid:2870)(cid:3398)4(cid:4666)DTSDTC(cid:3415)(cid:4667)(cid:2870)(cid:3398)1, (8) where ν and ED represent Poisson’s ratio and dynamic Young’s modulus. However, Equation (8) will provide a dynamic elastic modulus which needs to be converted to static modulus using available correlations such as the equation presented by Eissa and Kazi [41]. The reason for this conversion is due to the difference in the measurement condition [42,43]. Uniaxial compressive strength (UCS) and friction angle (φ) were also estimated based on Plumb’s correlation [44]. Calculated rock properties for Well‐1 are presented in Figure 3. The next step in analyzing wellbore stability is predicting pore pressure. In this study, MDT (modular formation dynamics tester) data in the reservoir section, and Eaton method in the clay‐rich intervals were used to predict pore pressure and interpolated for other sections as well [45]. In order to find the clay‐rich intervals, the cross plot of the Gamma ray versus density log, as in Figure 4, was used.</text:p>
          </table:table-cell>
        </table:table-row>
        <table:table-row table:style-name="ro19">
          <table:table-cell office:value-type="string" calcext:value-type="string">
            <text:p>10.3390_en13143528</text:p>
          </table:table-cell>
          <table:table-cell office:value-type="string" calcext:value-type="string">
            <text:p>data available, data</text:p>
          </table:table-cell>
          <table:table-cell office:value-type="float" office:value="361" calcext:value-type="float">
            <text:p>361</text:p>
          </table:table-cell>
          <table:table-cell/>
          <table:table-cell office:value-type="float" office:value="0" calcext:value-type="float">
            <text:p>0</text:p>
          </table:table-cell>
          <table:table-cell office:value-type="string" calcext:value-type="string">
            <text:p>In this study, MDT (modular formation dynamics tester) data in the reservoir section, and Eaton method in the clay‐rich intervals were used to predict pore pressure and interpolated for other sections as well [45]. In order to find the clay‐rich intervals, the cross plot of the Gamma ray versus density log, as in Figure 4, was used. The pore pressure profile was then calibrated by used mud weight and observed kicks while drilling. The Eaton equation is presented below [46], 𝑃(cid:3043)(cid:3034)(cid:3404)𝑂𝐵𝐺(cid:3398)(cid:4666)𝑂𝐵𝐺(cid:3398)𝑃(cid:3043)(cid:3041)(cid:4667)(cid:4666)(cid:3005)(cid:3021)(cid:3004)(cid:3041)(cid:2888)(cid:2904)(cid:2887) (cid:4667)(cid:2871), (9) where Ppg is pore pressure gradient, OBG is overburden gradient, Ppn is normal pore pressure gradient, and DTCn is the transient time of compressional wave in the normally pressured zone. Vertical stress (σv) was then calculated based on the weight of overburden [47], 𝜎(cid:3049)(cid:3404)𝑔(cid:1516)RHOB 𝑑𝑧(cid:3053)(cid:2880)(cid:3269)(cid:3271)(cid:3253)(cid:2868), (10) where g is the gravitational acceleration, RHOB is bulk density log, and z refers to depth. Principal horizontal stresses should be predicted using indirect methods such as poroelastic horizontal strain method [48], by considering the tectonic strains: 𝜎(cid:3035)(cid:3404)𝜐1(cid:3398)𝜐𝜎(cid:3049)(cid:3397)1(cid:3398)2𝜐1(cid:3398)𝜐𝛼𝑃(cid:3043)(cid:3397)𝐸1(cid:3398)𝜐(cid:2870)𝜀(cid:3051)(cid:3397)𝜐𝐸1(cid:3398)𝜐(cid:2870)𝜀(cid:3052), (11) Energies 2020, 13, 3528</text:p>
          </table:table-cell>
        </table:table-row>
        <table:table-row table:style-name="ro6" table:visibility="filter">
          <table:table-cell office:value-type="string" calcext:value-type="string">
            <text:p>10.3390_en13143600</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Based on the ﬁeld investigation data, the energy consumption analysis models of coach stations in ﬁve regions are necessary to be established by simulation when the passenger thermal comfort is met, the annual energy consumption and CO2 emissions are analyzed. The potentials of energy saving and CO2 emission reduction of coach stations were studied from forms of the HVAC system, heat recovery, and natural illumination. The eQUEST (the Quick Energy Simulation Tool) is used to establish the energy consumption models and conduct the energy consumption simulation. By inputting the parameters of weather data and the building envelope, the load of the building can be calculated. Then, according to the indoor thermal disturbance parameters, indoor air design temperatures and HVAC system forms, the energy consumption of the building throughout the year can be calculated.</text:p>
          </table:table-cell>
        </table:table-row>
        <table:table-row table:style-name="ro12" table:visibility="filter">
          <table:table-cell office:value-type="string" calcext:value-type="string">
            <text:p>10.3390_en13143600</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In this paper, the energy consumption and CO2 emissions from building operations in coach stations were investigated and analyzed. The potentials of energy saving and CO2 emissions reduction were studied, which ﬁlls in the gap in the energy consumption and CO2 emissions data of coach stations in China and provides data support for energy saving and CO2 emission reduction of various transportation hub buildings. Twenty-nine coach stations in ﬁve climate regions of China were investigated. Detailed information of building instruction, HVAC systems, energy consumption, and CO2 emissions were obtained. Energy consumption and CO2 emission levels of coach stations were compared with that of other kinds of public buildings. Thermal environment tests were conducted in waiting halls of three coach stations in the hot summer and warm winter, severe cold, and cold regions. According to the ﬁeld investigation data, energy consumption analysis models of coach stations in ﬁve climate regions were established by simulation when the passenger thermal comfort was met, then the annual energy consumption and CO2 emissions were analyzed. The potentials of energy saving and CO2 emissions reduction of coach stations were studied from forms of the HVAC system, heat recovery, and natural illumination.</text:p>
          </table:table-cell>
        </table:table-row>
        <table:table-row table:style-name="ro14" table:visibility="filter">
          <table:table-cell office:value-type="string" calcext:value-type="string">
            <text:p>10.3390_en13143600</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Abstract: As a critical transportation infrastructure, with a high ﬂow of people and high-energy consumption in China, coach stations have great potential in energy saving and CO2 emission reduction. In this paper, the building information and energy consumption data of 29 coach stations in ﬁve climate regions of China were obtained by ﬁeld investigations. The annual total comprehensive building energy consumption was 31.37–128.08 kWh/(m2·a). The annual total CO2 emissions from /(m2·a). The heating, ventilation and building operation in the coach stations was 17.01–134.77 kgCO2 air conditioning (HVAC) system was the largest energy using and CO2 emissions sector: 30.42–72.47% of the energy consumption and 30.42–83.93% of the CO2 emissions were generated by HVAC system. The energy consumption and CO2 emission level of coach stations and that of other kinds of public buildings were compared. Results showed that the energy consumption and CO2 emission levels of coach stations investigated were relatively low, mainly because the passenger thermal comfort was scariﬁed. Based on the investigation data, energy consumption analysis models of coach stations in ﬁve regions were established by simulation when the passenger thermal comfort was met. The potentials of energy saving and CO2 emission reduction were studied from forms of the HVAC system, heat recovery and natural illumination.</text:p>
          </table:table-cell>
        </table:table-row>
        <table:table-row table:style-name="ro19" table:visibility="filter">
          <table:table-cell office:value-type="string" calcext:value-type="string">
            <text:p>10.3390_en13143600</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Energies 2020, 13, x FOR PEER REVIEW 10 of 22  when indoor air velocity is 0.2–0.6 m/s, 0.7 when indoor air velocity is 0.6–1.0 m/s,  is 0.5 in this 257 paper according to the air velocity measurement results, updownrightleftfrontback,,,,,tttttt(°C) are the 258 wall temperatures in the test area, which were tested by infrared thermometer (measurement range: 259 −40–800 °C ±1.0 °C). Combined with the results of passenger thermal sensation votes, the linear 260 relationship between operative temperature and mean thermal sensation (MTS) can be obtained. The 261 thermal neutral temperature, which represents the temperature when the passengers just feel thermal 262 comfort (MTS = 0), is calculated as 27.7 °C, 28 °C and 26.4 °C in S01, S08, and S19, respectively. 263  Results show that in the severe cold region, the average thermal sensation votes are 0.66 in S01, 264 which is beyond the comfort range of −0.5–+0.5. The thermal neutral temperature of S01 is less than 265 the average operative temperature, indicating that the waiting hall is warm. In addition, the indoor 266 air temperature of S01 is even higher than outdoor air temperature, which indicates that it is 267 necessary to open the air‐conditioners to meet the passenger thermal comfort. The similar results are 268 shown in hot summer and warm winter regions. As shown in Figure 4, 25.71% of passengers feel 269 warm in S19, and the thermal neutral temperature is less than the average operative temperature. In 270 the cold region, the passengers who feel neutral in S08 account for 65.71%, the average thermal 271 sensation votes are within the comfort range, indicating that the passengers in S08 are mostly comfort.</text:p>
          </table:table-cell>
        </table:table-row>
        <table:table-row table:style-name="ro18" table:visibility="filter">
          <table:table-cell office:value-type="string" calcext:value-type="string">
            <text:p>10.3390_en13143600</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In addition, the indoor 266 air temperature of S01 is even higher than outdoor air temperature, which indicates that it is 267 necessary to open the air‐conditioners to meet the passenger thermal comfort. The similar results are 268 shown in hot summer and warm winter regions. As shown in Figure 4, 25.71% of passengers feel 269 warm in S19, and the thermal neutral temperature is less than the average operative temperature. In 270 the cold region, the passengers who feel neutral in S08 account for 65.71%, the average thermal 271 sensation votes are within the comfort range, indicating that the passengers in S08 are mostly comfort. 272 However, the air conditioning energy consumption intensity of S08 is the largest among the coach 273 stations investigated in the cold region, which is around two times of the average energy 274 consumption of these coach stations. As a result, the thermal comfort of passengers in other stations 275 with lower energy consumption of air conditioning systems cannot be ensured to a largely extent. 276 Overall, the energy consumption level of coach stations is low because the passenger thermal comfort 277 is sacrificed. Therefore, the energy consumption analysis models of coach stations should be 278 established to show the actual energy consumption when the thermal comfort is met. 279  280 Figure 4. Passenger thermal sensation in waiting hall. 281 3. Energy Consumption Simulation Analysis 282 Based on the field investigation data, the energy consumption analysis models of coach stations 283 in five regions are necessary to be established by simulation when the passenger thermal comfort is 284 met, the annual energy consumption and CO2 emissions are analyzed. The potentials of energy 285 saving and CO2 emission reduction of coach stations were studied from forms of the HVAC system, 286 heat recovery, and natural illumination.</text:p>
          </table:table-cell>
        </table:table-row>
        <table:table-row table:style-name="ro18" table:visibility="filter">
          <table:table-cell office:value-type="string" calcext:value-type="string">
            <text:p>10.3390_en13143600</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In 270 the cold region, the passengers who feel neutral in S08 account for 65.71%, the average thermal 271 sensation votes are within the comfort range, indicating that the passengers in S08 are mostly comfort. 272 However, the air conditioning energy consumption intensity of S08 is the largest among the coach 273 stations investigated in the cold region, which is around two times of the average energy 274 consumption of these coach stations. As a result, the thermal comfort of passengers in other stations 275 with lower energy consumption of air conditioning systems cannot be ensured to a largely extent. 276 Overall, the energy consumption level of coach stations is low because the passenger thermal comfort 277 is sacrificed. Therefore, the energy consumption analysis models of coach stations should be 278 established to show the actual energy consumption when the thermal comfort is met. 279  280 Figure 4. Passenger thermal sensation in waiting hall. 281 3. Energy Consumption Simulation Analysis 282 Based on the field investigation data, the energy consumption analysis models of coach stations 283 in five regions are necessary to be established by simulation when the passenger thermal comfort is 284 met, the annual energy consumption and CO2 emissions are analyzed. The potentials of energy 285 saving and CO2 emission reduction of coach stations were studied from forms of the HVAC system, 286 heat recovery, and natural illumination. The eQUEST (the Quick Energy Simulation Tool)  is used 287 to establish the energy consumption models and conduct the energy consumption simulation. By 288 inputting the parameters of weather data and the building envelope, the load of the building can be 289 calculated. Then, according to the indoor thermal disturbance parameters, indoor air design 290 temperatures and HVAC system forms, the energy consumption of the building throughout the year 291 can be calculated. 292 Energies 2020, 13, 3600</text:p>
          </table:table-cell>
        </table:table-row>
        <table:table-row table:style-name="ro17">
          <table:table-cell office:value-type="string" calcext:value-type="string">
            <text:p>10.3390_en13143600</text:p>
          </table:table-cell>
          <table:table-cell office:value-type="string" calcext:value-type="string">
            <text:p>dataset provided, data</text:p>
          </table:table-cell>
          <table:table-cell office:value-type="float" office:value="338" calcext:value-type="float">
            <text:p>338</text:p>
          </table:table-cell>
          <table:table-cell/>
          <table:table-cell office:value-type="float" office:value="0" calcext:value-type="float">
            <text:p>0</text:p>
          </table:table-cell>
          <table:table-cell office:value-type="string" calcext:value-type="string">
            <text:p>The energy saving potential was analyzed from climate characteristics, natural lighting, and natural ventilation [11]. It was indicated that more than 40% of the total energy consumption was expended by air conditioning systems for airport terminals in China [12]. Energy consumption data of 29 airport terminals in Greece were obtained; comparison of energy consumption levels was conducted between airport terminals and other types of public buildings. The energy conservation potential was analyzed on three airport terminals, among them, in detail, around the premise that indoor environmental quality was met [13]. The energy saving potential of the public buildings were mainly studied on the HVAC system [14,15] and lighting system [16,17]. Energy saving eﬀect under diﬀerent forms of air conditioning systems, lighting power, and heat transfer coeﬃcient of the envelope was studied by simulation, based on energy consumption data of public buildings in Tianjin [18]. According to the benchmarking index system established by H. Li, et al. [19], the energy saving measures were developed mainly from reasonable ventilation cooling load and improvement of air conditioning system energy performance. The vehicle exhaust and the building operation are the main sources of CO2 emissions in coach stations. Research of the vehicle emissions in transportation terminals was most concentrated on pollutant emissions of vehicle exhaust and its negative eﬀects on the indoor environment of the terminals [20,21]. According to research on a coach station with 30,000 daily passengers in cold region of China, annual pollutant emissions (CO and PM2.5) from vehicle exhaust were 0.43t/a in the coach station [22]. In a coach station, in a hot summer and cold winter region in China, the CO2 emissions from building operations accounted for 47.25% of the total CO2 emissions [23]. It is indicated that</text:p>
          </table:table-cell>
        </table:table-row>
        <table:table-row table:style-name="ro18">
          <table:table-cell office:value-type="string" calcext:value-type="string">
            <text:p>10.3390_en13143600</text:p>
          </table:table-cell>
          <table:table-cell office:value-type="string" calcext:value-type="string">
            <text:p>dataset provided, data</text:p>
          </table:table-cell>
          <table:table-cell office:value-type="float" office:value="339" calcext:value-type="float">
            <text:p>339</text:p>
          </table:table-cell>
          <table:table-cell/>
          <table:table-cell office:value-type="float" office:value="0" calcext:value-type="float">
            <text:p>0</text:p>
          </table:table-cell>
          <table:table-cell office:value-type="string" calcext:value-type="string">
            <text:p>Most research on the energy consumption of public buildings was based on detailed ﬁeld investigations on energy consumption of each energy-using sector. The annual total energy consumption of airport terminals and railway stations was 206.3 and 115.7 kWh/(m2·a), respectively [8]. The sub-item annual power consumption of eight railway stations in diﬀerent climate regions in China were obtained, results showed that the HVAC system was the largest energy-using sector. The energy saving potential was analyzed from climate characteristics, natural lighting, and natural ventilation [11]. It was indicated that more than 40% of the total energy consumption was expended by air conditioning systems for airport terminals in China [12]. Energy consumption data of 29 airport terminals in Greece were obtained; comparison of energy consumption levels was conducted between airport terminals and other types of public buildings. The energy conservation potential was analyzed on three airport terminals, among them, in detail, around the premise that indoor environmental quality was met [13]. The energy saving potential of the public buildings were mainly studied on the HVAC system [14,15] and lighting system [16,17]. Energy saving eﬀect under diﬀerent forms of air conditioning systems, lighting power, and heat transfer coeﬃcient of the envelope was studied by simulation, based on energy consumption data of public buildings in Tianjin [18]. According to the benchmarking index system established by H. Li, et al. [19], the energy saving measures were developed mainly from reasonable ventilation cooling load and improvement of air conditioning system energy performance. The vehicle exhaust and the building operation are the main sources of CO2 emissions in coach stations. Research of the vehicle emissions in transportation terminals was most concentrated on pollutant emissions of vehicle exhaust and its negative eﬀects on the indoor environment of the terminals [20,21].</text:p>
          </table:table-cell>
        </table:table-row>
        <table:table-row table:style-name="ro2" table:visibility="filter">
          <table:table-cell office:value-type="string" calcext:value-type="string">
            <text:p>10.3390_en1314369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egression plot of Figure 8 shows somehow a good distribution of data.</text:p>
          </table:table-cell>
        </table:table-row>
        <table:table-row table:style-name="ro2" table:visibility="filter">
          <table:table-cell office:value-type="string" calcext:value-type="string">
            <text:p>10.3390_en1314369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Neural networks are trained by the given data sets, nonlinear optimization iterative schemes are</text:p>
          </table:table-cell>
        </table:table-row>
        <table:table-row table:style-name="ro2" table:visibility="filter">
          <table:table-cell office:value-type="string" calcext:value-type="string">
            <text:p>10.3390_en1314369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obtained by using multiple linear regression method on data sets for comparison with ANN.</text:p>
          </table:table-cell>
        </table:table-row>
        <table:table-row table:style-name="ro2" table:visibility="filter">
          <table:table-cell office:value-type="string" calcext:value-type="string">
            <text:p>10.3390_en131436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best data ﬁt during the training, validation and testing phases gives the overall best value for</text:p>
          </table:table-cell>
        </table:table-row>
        <table:table-row table:style-name="ro9" table:visibility="filter">
          <table:table-cell office:value-type="string" calcext:value-type="string">
            <text:p>10.3390_en13143695</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Mean squared error of 19 epochs shows the best validation performance at epoch 13. After deploying the ANN, data points of VMPP are obtained from ANN model by giving the inputs of temperature and irradiance. The surface plot of Figure 10 shows the relationship of VMPP against temperature and irradiance.</text:p>
          </table:table-cell>
        </table:table-row>
        <table:table-row table:style-name="ro10" table:visibility="filter">
          <table:table-cell office:value-type="string" calcext:value-type="string">
            <text:p>10.3390_en1314369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gainst each temperature and irradiance value, respective reference voltage is generated which is required to be tracked to ensure the MPPT of PV array. The characteristic curve of PV array changes for each temperature and irradiance. Minute variation in temperature or irradiance can cause change in characteristic curve of PV array which in turn change the maximum power point. Different data</text:p>
          </table:table-cell>
        </table:table-row>
        <table:table-row table:style-name="ro10" table:visibility="filter">
          <table:table-cell office:value-type="string" calcext:value-type="string">
            <text:p>10.3390_en1314369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 im = (1) in )T is the vector which contains the weights which are updated during the training (w of data. k is the activation function which is nonlinear and differentiable. The output of the feedforward neural network is the reference for peak power voltage which can be represented by the generalized output expression of feedforward neural network in Equation (3).</text:p>
          </table:table-cell>
        </table:table-row>
        <table:table-row table:style-name="ro11" table:visibility="filter">
          <table:table-cell office:value-type="string" calcext:value-type="string">
            <text:p>10.3390_en13143695</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There is a need to ﬁnd the relationship of maximum power point voltage against each temperature and irradiance, for that purpose ANN is used. Feedforward based ANN with three different layers has been used. Those three layers are input layer, hidden layer and an output layer. There are total of six neurons in the hidden layer. In feedforward based ANN, the ﬂow of information is in one direction only. The main objective which is required to be fulﬁlled efﬁciently by the use of ANN is to determine the relationship between two inputs and one output. ANN is trained [29] with already obtained data sets of two inputs and one output. The Equation (1) represents the approximation function property of feedforward neural network.</text:p>
          </table:table-cell>
        </table:table-row>
        <table:table-row table:style-name="ro6" table:visibility="filter">
          <table:table-cell office:value-type="string" calcext:value-type="string">
            <text:p>10.3390_en13143695</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Most of the algorithms for MPPT require system model for their implementation. Fuzzy logic (FLC) controllers are based on human reasoning instead of relying on mathematical model of a system. Membership functions are used [12,13] against each variable which needs to be controlled and assigned values are in the range from 0 to 1. If-else statement based rules are used to map input and output values. Comparison of FLC with IC and P&amp;O shows better performance of FLC [14] due to robustness with the sufﬁcient knowledge of system in hand. Non-availability of exact information about the system is the major disadvantage of FLC based algorithm. Artiﬁcial neural network (ANN) based controllers [15,16] require trained data for updating the weights of the neurons. However their efﬁciency depend upon the extent of training and quality of trained data.</text:p>
          </table:table-cell>
        </table:table-row>
        <table:table-row table:style-name="ro7" table:visibility="filter">
          <table:table-cell office:value-type="string" calcext:value-type="string">
            <text:p>10.3390_en13143695</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Getting maximum power from a PV system with negligible loss under changing environmental conditions is an on-going challenge. In this paper ST-SMC is designed, which not only resolves the problem of chattering but also enhances the overall dynamic response of the system. Artiﬁcial neural networks, which are trained using the data sets obtained from the characteristic curves of a PV array, are used to generate peak power voltage as a reference by taking temperature and irradiance as an input. The reference generated by ANN is then tracked by nonlinear controller using Buck-Boost DC-DC converter. Along with ST-SMC, synergetic and sliding mode controllers are also presented to meet the control objectives and for comparison with ST-SMC. The overall performance of proposed nonlinear controllers is simulated under changing environmental conditions and the performance of ST-SMC is compared with the other proposed nonlinear controllers given in literature. It is established that ST-SMC shows the overall better dynamic response while meeting all the control objectives with negligible chattering and oscillations. Global asymptotic stability of a system is ensured using Lyapunov stability criterion.</text:p>
          </table:table-cell>
        </table:table-row>
        <table:table-row table:style-name="ro9">
          <table:table-cell office:value-type="string" calcext:value-type="string">
            <text:p>10.3390_en13143695</text:p>
          </table:table-cell>
          <table:table-cell office:value-type="string" calcext:value-type="string">
            <text:p>dataset, data</text:p>
          </table:table-cell>
          <table:table-cell office:value-type="float" office:value="43" calcext:value-type="float">
            <text:p>43</text:p>
          </table:table-cell>
          <table:table-cell/>
          <table:table-cell office:value-type="float" office:value="0" calcext:value-type="float">
            <text:p>0</text:p>
          </table:table-cell>
          <table:table-cell office:value-type="string" calcext:value-type="string">
            <text:p>where x1 and x2 represent the data set of temperature and irradiance. While the expression for reference value of peak power voltage given by ANN is represented as general expression in Equation (3) which can also be written as:</text:p>
          </table:table-cell>
        </table:table-row>
        <table:table-row table:style-name="ro4">
          <table:table-cell office:value-type="string" calcext:value-type="string">
            <text:p>10.3390_en13143695</text:p>
          </table:table-cell>
          <table:table-cell office:value-type="string" calcext:value-type="string">
            <text:p>dataset, data</text:p>
          </table:table-cell>
          <table:table-cell office:value-type="float" office:value="117" calcext:value-type="float">
            <text:p>117</text:p>
          </table:table-cell>
          <table:table-cell/>
          <table:table-cell office:value-type="float" office:value="0" calcext:value-type="float">
            <text:p>0</text:p>
          </table:table-cell>
          <table:table-cell office:value-type="string" calcext:value-type="string">
            <text:p>After training, ANN is tested by giving different inputs and then the model predictive output of an ANN is obtained which is compared with an already available model that was obtained by multiple linear regression of the data set. In this comparison, as shown in Figure 6, irradiance is kept constant at 1000 W/m2 and only temperature is varied for testing the trained ANN model with the one obtained by multiple linear regression algorithm, therefore in Figure 6, only x1 is represented on the x-axis while x2, which is irradiance, is taken as constant for computation of peak power voltage which is the output y of both algorithms.</text:p>
          </table:table-cell>
        </table:table-row>
        <table:table-row table:style-name="ro3" table:visibility="filter">
          <table:table-cell office:value-type="string" calcext:value-type="string">
            <text:p>10.3390_en1315394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SEM image of the Li4Ti5O12 (reference sample) shows spherical agglomerates with a diameter of about 2 µm (Figure 3a). The agglomerates consist of nanosheets with a size of 50–70 nm by 100–200 nm and a thickness of 10–15 nm. The latter value is close to the crystallite size calculated from the XRD data. TEM images of this and other materials, in some cases, show atomic layers, mainly with an interlayer distance of 0.48 nm, which corresponds to (111) lithium titanate reﬂection (Figure 3b).</text:p>
          </table:table-cell>
        </table:table-row>
        <table:table-row table:style-name="ro11" table:visibility="filter">
          <table:table-cell office:value-type="string" calcext:value-type="string">
            <text:p>10.3390_en1315394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data of IR spectroscopy indicate the formation of a small number of oxygen-containing groups on the surface of carbonaceous materials during their oxidation. For example, the absorption in the −1 can be attributed to the &gt;C=O-groups, as in the case of the detonation region of 1720–1750 cm nanodiamonds [46]. IR spectra of such materials have been widely discussed in the literature [55–59]. The thermogravimetric analysis (TGA) in air was performed to determine the carbon content in the as-prepared composites. According to the TGA data, the real carbon content in the obtained samples was slightly less than the predetermined value (Table 1).</text:p>
          </table:table-cell>
        </table:table-row>
        <table:table-row table:style-name="ro8" table:visibility="filter">
          <table:table-cell office:value-type="string" calcext:value-type="string">
            <text:p>10.3390_en13153941</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A comparison of the obtained data shows that the introduction of carbon materials during the LTO synthesis has a positive eﬀect on the electrochemical properties of the obtained composites. However, increasing the speciﬁc surface area of carbon materials does not always give better results. Morphology of the obtained samples also plays an important role. The developed inner surface of mesoporous carbon materials, even after functionalization, practically does not interact with lithium titanate and does not increase the rate of transfer processes. Even the presence of 1D carbons in the LTO/G_157M and LTO/CR composites does not have a signiﬁcant eﬀect, and the LTO/CB composites show the best performance. At the same time, the introduction of a small amount of mesoporous carbon G_157M and carbon black with a functionalized surface can signiﬁcantly increase the rate capability of the obtained composites, which is very promising for the manufacture of high-power batteries.</text:p>
          </table:table-cell>
        </table:table-row>
        <table:table-row table:style-name="ro13" table:visibility="filter">
          <table:table-cell office:value-type="string" calcext:value-type="string">
            <text:p>10.3390_en13153941</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the theoretical one (175 mAh/g), due to its rather low conductivity [2,63]. The speciﬁc capacity of Li4Ti5O12 was 164 mAh/g at a current density of 20 mA/g and decreased markedly with an increase in the cycling rate (Figure 4). The use of the mesoporous carbon material G_157M and carbon black during the synthesis results in a signiﬁcant increase in the capacity of composite materials in the entire range of current densities, e.g., at a current density of 20 mA/g, the discharge capacities of the LTO/5%G_157M and LTO/5%CB composites reach 175 and 174 mAh/g, which are close to the theoretical value. The discharged capacity of the LTO/5%CR sample remains almost at the same level as for the pure lithium titanate (165 mAh/g). Most likely, this is due to the absence of a continuous conducting network of carbon replicas, which is conﬁrmed by electron microscopy data. At high current densities, the LTO/5%CB sample shows the best performance (Figure 5). For example, its discharge capacity decreases by less than half at a ~18C rate (90 mAh/g, 1C = 175 mAh/g), and it is 68 mAh/g (39% of the theoretical capacity) at a ~50C rate.</text:p>
          </table:table-cell>
        </table:table-row>
        <table:table-row table:style-name="ro14" table:visibility="filter">
          <table:table-cell office:value-type="string" calcext:value-type="string">
            <text:p>10.3390_en13153941</text:p>
          </table:table-cell>
          <table:table-cell office:value-type="string" calcext:value-type="string">
            <text:p>data</text:p>
          </table:table-cell>
          <table:table-cell office:value-type="float" office:value="280" calcext:value-type="float">
            <text:p>280</text:p>
          </table:table-cell>
          <table:table-cell table:number-columns-repeated="2"/>
          <table:table-cell office:value-type="string" calcext:value-type="string">
            <text:p>Energies 2020, 13, x FOR PEER REVIEW 4 of 16 octahedra of lithium titanate [33,53] were also observed in addition to the characteristic bands of carbon materials (Figure 1d). Their intensities are significantly higher than those of the D- and G-bands of carbon materials. At the same time, the Raman spectra of carbon-coated lithium titanate show an inverse ratio of these bands’ intensities [54]. Thus, in the obtained composite materials, lithium titanate particles are most likely formed on the surface, rather than inside the pores of the carbon materials. (a) (b) (c) (d) Figure 1. Raman spectra of the mesoporous carbon G_157M (a), carbon replica CR (b), carbon black CB (c), and the LTO/5%CR composite (d). The data of IR spectroscopy indicate the formation of a small number of oxygen-containing groups on the surface of carbonaceous materials during their oxidation. For example, the absorption in the region of 1720–1750 cm−1 can be attributed to the &gt;C=O-groups, as in the case of the detonation nanodiamonds [46]. IR spectra of such materials have been widely discussed in the literature [55–59]. The thermogravimetric analysis (TGA) in air was performed to determine the carbon content in the as-prepared composites. According to the TGA data, the real carbon content in the obtained samples was slightly less than the predetermined value (Table 1). Energies 2020, 13, 3941</text:p>
          </table:table-cell>
        </table:table-row>
        <table:table-row table:style-name="ro19" table:visibility="filter">
          <table:table-cell office:value-type="string" calcext:value-type="string">
            <text:p>10.3390_en13153941</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Carbon materials’ addition during the LTO synthesis leads to some changes in the morphology of the obtained Li4Ti5O12/С composites (Figure 3c–h). In the case of the LTO/5%G_157M sample, the spherical agglomerates also remain (Figure 3c). The TEM images, however, show carbon nanotubes (according to the specification, their content in the mesoporous carbon G_157M is 25–35 wt.%), nanorods and particles with irregular shape, which are the components of the mesoporous carbon material G_157M interpenetrated into the Li4Ti5O12 nanoparticles (Figure 3d). In turn, the Li4Ti5O12 nanoparticles are grown on the carbon materials, indicating the strong interfacial interaction between them. It can be noted that in contrast to unmodified lithium titanate, the agglomerates of this composite remain even after ultrasonic dispersion during sample preparation for TEM. The agglomerates of the Li4Ti5O12/CB composites have an irregular form, but they are composed of the same lithium titanate nanosheets (Figure 3e). Among them, there are rounded carbon black particles with a diameter of about 20–50 nm (Figure 3f). Actually, the carbon replicas are not mesoporous materials, but are nanorods of 100–200 nm in length and 7–10 nm in diameter, formed after annealing of the sucrose sorbed in the mesoporous silica SBA-15. These dark nanorods are clearly seen among the agglomerates of the lithium titanate nanosheets (Figure 3g, h). Moreover, despite the developed surface, these nanorods are quite large and, unlike other materials, apparently do not form their own network. The difference in the morphology of the obtained composite materials is due to the influence of the carbon material morphology on the formation of Li4Ti5O12 particles. Energies 2020, 13, 3941</text:p>
          </table:table-cell>
        </table:table-row>
        <table:table-row table:style-name="ro15" table:visibility="filter">
          <table:table-cell office:value-type="string" calcext:value-type="string">
            <text:p>10.3390_en1315394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Energies 2020, 13, x FOR PEER REVIEW 8 of 16 <text:s/>(g) (h) Figure 3. Scanning electron microscopy (SEM) (a, c, e) and transmission electron microscopy (TEM) (b, d, f–h) images of LTO (a, b), LTO/5%G_157M (c, d), LTO/5%CB (e, f), and LTO/5%CR (g, h). Most carbon materials exhibit charge-discharge potentials between 0 and 1 V. Therefore, their reversible electrochemical capacity in the cycling range of Li4Ti5O12 (1–3 V) is relatively low. For example, in the case of carbon replicas (CR), its value does not exceed 20 mAh/g. Therefore, the carbon material addition cannot increase the specific electrochemical capacity of the lithium titanate-based composites in this range of potentials. For all carbon materials, a significant contribution of the irreversible capacity was associated with the SEI formation [60–62] due to the partial electrolyte reduction in the first charge-discharge cycle. The charge-discharge curves of the obtained Li4Ti5O12/C composites are typical for materials based on lithium titanate with a distinguished plateau at about 1.55 V (vs. Li/Li+), indicating a two-phase process of Li4Ti5O12 ↔ Li7Ti5O12 transformation (Figure 4). In all cases, a rather high irreversible capacity can be noted in the first charge-discharge cycle, e.g., it reaches 220 mAh/g for the LTO/5%G_157M composite. From the tenth cycle, the Coulombic efficiency approaches 100% (the values of the discharge and charge capacities coincide), which suggests an industrially acceptable efficiency of these electrodes. The Li4Ti5O12 capacity usually turns out to be noticeably lower than the theoretical one (175 mAh/g), due to its rather low conductivity [2,63].</text:p>
          </table:table-cell>
        </table:table-row>
        <table:table-row table:style-name="ro17" table:visibility="filter">
          <table:table-cell office:value-type="string" calcext:value-type="string">
            <text:p>10.3390_en13153941</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C predetermined amount of carbon in the Li4Ti5O12 composites were prepared hydrothermally using a previously developed procedure [50]. Firstly, the predetermined amount of pre-treated carbon material was ultrasonically dispersed in 0.5 M LiOH solution for 15 min. Then, titanium butoxide was added dropwise in the molar ratio of Li:Ti = 3:1 under vigorous stirring. Next, the received suspension was transferred into a steel autoclave (Teﬂon-lined) C for 12 h. The resulting precipitate was washed with deionized water to remove and kept at 130 C for 5 h in Ar atmosphere. LiOH excess, dried at 80 /C composites was 0, 5, or 20 wt.%. The predetermined amount of carbon materials in the Li4Ti5O12 Hereinafter, the obtained composites were denoted as LTO/5%G_157M, LTO/20%CR, or LTO/5%CB, etc., indicating the carbon material used and its predetermined amount. For comparison, a pure lithium titanate without the addition of carbon material was also prepared under the same synthesis conditions. X-ray diﬀraction (XRD) measurements were performed using a Rigaku D/MAX 2200 diﬀractometer (Rigaku, Japan), Cu-Kα radiation. High-resolution transmission electron microscopy (HRTEM, Jeol JEM-2100, Jeol, Japan) and scanning electron microscopy (SEM, Carl Zeiss NVision 40 station) were used to observe the morphology and particle size of the samples. The amount of carbon materials was determined by thermogravimetric analysis (TGA) using a Netzsch TG 209 thermal balance (Netzsch, ◦/min. Speciﬁc surface areas were measured Germany) in Pt crucibles in air, at a heating rate of 10 by N2 sorption-desorption at −196 C using a Sorbtometer-M speciﬁc surface area analyzer (Katakon LLC, Russia). The obtained data were analyzed using the Brunauer–Emmett–Teller (BET) model using a desorption branch in a relative pressure range of 0.05–0.25.</text:p>
          </table:table-cell>
        </table:table-row>
        <table:table-row table:style-name="ro17" table:visibility="filter">
          <table:table-cell office:value-type="string" calcext:value-type="string">
            <text:p>10.3390_en13153941</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At the same time, the introduction of a small amount of mesoporous carbon G_157M and carbon black with a functionalized surface can significantly increase the rate capability of the obtained composites, which is very promising for the manufacture of high-power batteries. 4. Conclusions A simple hydrothermal method was successfully developed to synthesize the Li4Ti5O12 composites with mesoporous carbon G_157M, carbon replicas (CR), or carbon black. Upon the introduction of carbon materials during synthesis, the morphologies of both the LTO particles and their agglomerates change. The use of carbon materials with a functionalized surface during the synthesis allows for achieving a significant increase in the rate capacity of the obtained composites, especially at high current densities. The LTO/5%CB composite exhibits the excellent rate performance with a reversible discharge capacity of 68 mAh/g (39% of the theoretical value) at −50C. Both the content of carbon material and the procedure of the cell fabrication were shown to be important. As is known, carbon black is always used in the preparation of electrodes during cell assembly. It was shown that the use of the same amount of carbon material during the synthesis instead of carbon black does not result in the same electrochemical performance. The obtained composite materials seem to be promising for use as anodes for power lithium-ion battery applications. Author Contributions: Conceptualization, I.S. and A.Y. ; investigation, R.S., N.T., A.K. and T.K. ; writing—original draft preparation, I.S., T.K. and R.S. ; writing—review and editing, I.S. and A.Y. ; project administration, I.S. ; funding acquisition, I.S. All authors have read and agreed to the published version of the manuscript. Funding: This work was supported by the Russian Foundation for Basic Research (grant No. 20-08-00769). Energies 2020, 13, 3941</text:p>
          </table:table-cell>
        </table:table-row>
        <table:table-row table:style-name="ro17" table:visibility="filter">
          <table:table-cell office:value-type="string" calcext:value-type="string">
            <text:p>10.3390_en13153941</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Next, the received suspension was transferred into a steel autoclave (Teﬂon-lined) C for 12 h. The resulting precipitate was washed with deionized water to remove and kept at 130 C for 5 h in Ar atmosphere. LiOH excess, dried at 80 /C composites was 0, 5, or 20 wt.%. The predetermined amount of carbon materials in the Li4Ti5O12 Hereinafter, the obtained composites were denoted as LTO/5%G_157M, LTO/20%CR, or LTO/5%CB, etc., indicating the carbon material used and its predetermined amount. For comparison, a pure lithium titanate without the addition of carbon material was also prepared under the same synthesis conditions. X-ray diﬀraction (XRD) measurements were performed using a Rigaku D/MAX 2200 diﬀractometer (Rigaku, Japan), Cu-Kα radiation. High-resolution transmission electron microscopy (HRTEM, Jeol JEM-2100, Jeol, Japan) and scanning electron microscopy (SEM, Carl Zeiss NVision 40 station) were used to observe the morphology and particle size of the samples. The amount of carbon materials was determined by thermogravimetric analysis (TGA) using a Netzsch TG 209 thermal balance (Netzsch, ◦/min. Speciﬁc surface areas were measured Germany) in Pt crucibles in air, at a heating rate of 10 by N2 sorption-desorption at −196 C using a Sorbtometer-M speciﬁc surface area analyzer (Katakon LLC, Russia). The obtained data were analyzed using the Brunauer–Emmett–Teller (BET) model using a desorption branch in a relative pressure range of 0.05–0.25. Before measurements, the samples were degassed at 200 C for 1 h. Raman spectra of the samples were carried out on a DXRxi Raman Imaging Microscope with excitation by a laser line of 532 nm. Fourier Transform Infrared (FTIR) spectra were recorded on a Nicolet iS5 FTIR spectrometer with a Specac Quest attachment (attenuated total reﬂection measurements).</text:p>
          </table:table-cell>
        </table:table-row>
        <table:table-row table:style-name="ro19" table:visibility="filter">
          <table:table-cell office:value-type="string" calcext:value-type="string">
            <text:p>10.3390_en13153941</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 , 35.43 43.22 correspond to the (111), (311), (400), and (333) reﬂections of the spinel Li4Ti5O12 (card No. 49-0207, base PDF-2) (Figure 2). At the same time, very weak reﬂections of TiO2 can also be observed for some samples. No diﬀraction peaks related to a graphite structure were observed, which may be due to its low content or X-ray amorphous form of carbon materials. The crystallite sizes (coherent scattering region) of the obtained samples calculated from the Scherrer formula are given in Table 1. The addition of carbon black and carbon replicas leads to a slight decrease in crystallite size, while the opposite tendency is observed when using mesoporous carbon. According to the data of experiments on low-temperature nitrogen adsorption, the BET speciﬁc surface area of the used carbon materials decreases in a series: mesoporous carbon G_157M &gt; carbon replicas CR &gt; carbon black CB (Table 2). On the one hand, the use of carbon materials with a larger surface area would lead to the formation of more dispersed lithium titanate particles. On the other hand, the availability of the surface and the concentration of sorption centers on it (mainly oxygen-containing functional groups—carboxyl, carbonyl, hydroxyl) formed after treatment by nitric acid are the main factors determining the nucleation and growth of the Li4Ti5O12 particles. The large surface area of the mesoporous carbon G_157M is primarily determined by a signiﬁcant number of nanopores, the size range of which, according to the speciﬁcation, is of 1–16 nm. However, it seems that the LTO particles form on the outer surface of the carbon material rather than inside its pores. Moreover, a small number of sorption centers on its surface lead to the particle growth rather than to the formation of new ones.</text:p>
          </table:table-cell>
        </table:table-row>
        <table:table-row table:style-name="ro17" table:visibility="filter">
          <table:table-cell office:value-type="string" calcext:value-type="string">
            <text:p>10.3390_en13153941</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The crystallite sizes (coherent scattering region) of the obtained samples calculated from the Scherrer formula are given in Table 1. The addition of carbon black and carbon replicas leads to a slight decrease in crystallite size, while the opposite tendency is observed when using mesoporous carbon. According to the data of experiments on low-temperature nitrogen adsorption, the BET speciﬁc surface area of the used carbon materials decreases in a series: mesoporous carbon G_157M &gt; carbon replicas CR &gt; carbon black CB (Table 2). On the one hand, the use of carbon materials with a larger surface area would lead to the formation of more dispersed lithium titanate particles. On the other hand, the availability of the surface and the concentration of sorption centers on it (mainly oxygen-containing functional groups—carboxyl, carbonyl, hydroxyl) formed after treatment by nitric acid are the main factors determining the nucleation and growth of the Li4Ti5O12 particles. The large surface area of the mesoporous carbon G_157M is primarily determined by a signiﬁcant number of nanopores, the size range of which, according to the speciﬁcation, is of 1–16 nm. However, it seems that the LTO particles form on the outer surface of the carbon material rather than inside its pores. Moreover, a small number of sorption centers on its surface lead to the particle growth rather than to the formation of new ones. A slight decrease in the crystallite size with an increasing G_157M content up to 20%, as well as Raman spectroscopy data, indirectly proves it. According to the N2 adsorption-desorption measurements, the total pore volume of the as-prepared carbon replicas is 0.3 cm3/g (Table 2), which along with surface area, suggests the CMK-3 type of this carbon material. A larger concentration of sorption centers on the surface of carbon black and carbon replicas results in more dispersed Li4Ti5O12 formation.</text:p>
          </table:table-cell>
        </table:table-row>
        <table:table-row table:style-name="ro19" table:visibility="filter">
          <table:table-cell office:value-type="string" calcext:value-type="string">
            <text:p>10.3390_en13153941</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Energies 2020, 13, x FOR PEER REVIEW 6 of 16 <text:s/>Figure 2. XRD patterns of LTO (a), LTO/5%CB (b), LTO/20%CB (c), LTO/5%CR (d), LTO/20%CR (e), LTO/5%G_157M (f), and LTO/20%G_157M (g). The SEM image of the Li4Ti5O12 (reference sample) shows spherical agglomerates with a diameter of about 2 μm (Figure 3a). The agglomerates consist of nanosheets with a size of 50–70 nm by 100–200 nm and a thickness of 10–15 nm. The latter value is close to the crystallite size calculated from the XRD data. TEM images of this and other materials, in some cases, show atomic layers, mainly with an interlayer distance of 0.48 nm, which corresponds to (111) lithium titanate reflection (Figure 3b). Carbon materials’ addition during the LTO synthesis leads to some changes in the morphology of the obtained Li4Ti5O12/С composites (Figure 3c–h). In the case of the LTO/5%G_157M sample, the spherical agglomerates also remain (Figure 3c). The TEM images, however, show carbon nanotubes (according to the specification, their content in the mesoporous carbon G_157M is 25–35 wt.%), nanorods and particles with irregular shape, which are the components of the mesoporous carbon material G_157M interpenetrated into the Li4Ti5O12 nanoparticles (Figure 3d). In turn, the Li4Ti5O12 nanoparticles are grown on the carbon materials, indicating the strong interfacial interaction between them. It can be noted that in contrast to unmodified lithium titanate, the agglomerates of this composite remain even after ultrasonic dispersion during sample preparation for TEM. The agglomerates of the Li4Ti5O12/CB composites have an irregular form, but they are composed of the same lithium titanate nanosheets (Figure 3e).</text:p>
          </table:table-cell>
        </table:table-row>
        <table:table-row table:style-name="ro17" table:visibility="filter">
          <table:table-cell office:value-type="string" calcext:value-type="string">
            <text:p>10.3390_en13153941</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From the tenth cycle, the Coulombic efficiency approaches 100% (the values of the discharge and charge capacities coincide), which suggests an industrially acceptable efficiency of these electrodes. The Li4Ti5O12 capacity usually turns out to be noticeably lower than the theoretical one (175 mAh/g), due to its rather low conductivity [2,63]. The specific capacity of Li4Ti5O12 was 164 mAh/g at a current density of 20 mA/g and decreased markedly with an increase in the cycling rate (Figure 4). The use of the mesoporous carbon material G_157M and carbon black during the synthesis results in a significant increase in the capacity of composite materials in the entire range of current densities, e.g., at a current density of 20 mA/g, the discharge capacities of the LTO/5%G_157M and LTO/5%CB composites reach 175 and 174 mAh/g, which are close to the theoretical value. The discharged capacity of the LTO/5%CR sample remains almost at the same level as for the pure lithium titanate (165 mAh/g). Most likely, this is due to the absence of a continuous conducting network of carbon replicas, which is confirmed by electron microscopy data. At high current densities, the LTO/5%CB sample shows the best performance (Figure 5). For example, its discharge capacity decreases by less than half at a ~18C rate (90 mAh/g, 1C = 175 mAh/g), and it is 68 mAh/g (39% of the theoretical capacity) at a ~50C rate. A good cycling stability was observed for all samples. At each current density, 5 charge-discharge cycles were recorded, which were well reproduced. Upon returning back to a current density of 20 mA/g after 100 charge-discharge cycles at various rates, the capacity of all the studied materials decreases by no more than 5%, which indicates excellent reversible stability. Energies 2020, 13, 3941</text:p>
          </table:table-cell>
        </table:table-row>
        <table:table-row table:style-name="ro17" table:visibility="filter">
          <table:table-cell office:value-type="string" calcext:value-type="string">
            <text:p>10.3390_en13153941</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The charge-discharge curves of the obtained Li4Ti5O12/C composites are typical for materials based on lithium titanate with a distinguished plateau at about 1.55 V (vs. Li/Li+), indicating a two-phase process of Li4Ti5O12 ↔ Li7Ti5O12 transformation (Figure 4). In all cases, a rather high irreversible capacity can be noted in the first charge-discharge cycle, e.g., it reaches 220 mAh/g for the LTO/5%G_157M composite. From the tenth cycle, the Coulombic efficiency approaches 100% (the values of the discharge and charge capacities coincide), which suggests an industrially acceptable efficiency of these electrodes. The Li4Ti5O12 capacity usually turns out to be noticeably lower than the theoretical one (175 mAh/g), due to its rather low conductivity [2,63]. The specific capacity of Li4Ti5O12 was 164 mAh/g at a current density of 20 mA/g and decreased markedly with an increase in the cycling rate (Figure 4). The use of the mesoporous carbon material G_157M and carbon black during the synthesis results in a significant increase in the capacity of composite materials in the entire range of current densities, e.g., at a current density of 20 mA/g, the discharge capacities of the LTO/5%G_157M and LTO/5%CB composites reach 175 and 174 mAh/g, which are close to the theoretical value. The discharged capacity of the LTO/5%CR sample remains almost at the same level as for the pure lithium titanate (165 mAh/g). Most likely, this is due to the absence of a continuous conducting network of carbon replicas, which is confirmed by electron microscopy data. At high current densities, the LTO/5%CB sample shows the best performance (Figure 5). For example, its discharge capacity decreases by less than half at a ~18C rate (90 mAh/g, 1C = 175 mAh/g), and it is 68 mAh/g (39% of the theoretical capacity) at a ~50C rate.</text:p>
          </table:table-cell>
        </table:table-row>
        <table:table-row table:style-name="ro18" table:visibility="filter">
          <table:table-cell office:value-type="string" calcext:value-type="string">
            <text:p>10.3390_en13153941</text:p>
          </table:table-cell>
          <table:table-cell office:value-type="string" calcext:value-type="string">
            <text:p>data</text:p>
          </table:table-cell>
          <table:table-cell office:value-type="float" office:value="360" calcext:value-type="float">
            <text:p>360</text:p>
          </table:table-cell>
          <table:table-cell table:number-columns-repeated="2"/>
          <table:table-cell office:value-type="string" calcext:value-type="string">
            <text:p>Energies 2020, 13, x FOR PEER REVIEW 12 of 16 <text:s/>(c) Figure 7. Charge-discharge curves of the LTO/20%G_157M (a), LTO/20%CB (b), and LTO/20%CR (c) composites. Current density 20 mA/g. A comparison of the obtained data shows that the introduction of carbon materials during the LTO synthesis has a positive effect on the electrochemical properties of the obtained composites. However, increasing the specific surface area of carbon materials does not always give better results. Morphology of the obtained samples also plays an important role. The developed inner surface of mesoporous carbon materials, even after functionalization, practically does not interact with lithium titanate and does not increase the rate of transfer processes. Even the presence of 1D carbons in the LTO/G_157M and LTO/CR composites does not have a significant effect, and the LTO/CB composites show the best performance. At the same time, the introduction of a small amount of mesoporous carbon G_157M and carbon black with a functionalized surface can significantly increase the rate capability of the obtained composites, which is very promising for the manufacture of high-power batteries. 4. Conclusions A simple hydrothermal method was successfully developed to synthesize the Li4Ti5O12 composites with mesoporous carbon G_157M, carbon replicas (CR), or carbon black. Upon the introduction of carbon materials during synthesis, the morphologies of both the LTO particles and their agglomerates change. The use of carbon materials with a functionalized surface during the synthesis allows for achieving a significant increase in the rate capacity of the obtained composites, especially at high current densities. The LTO/5%CB composite exhibits the excellent rate performance with a reversible discharge capacity of 68 mAh/g (39% of the theoretical value) at −50C. Both the content of carbon material and the procedure of the cell fabrication were shown to be important. As is known, carbon black is always used in the preparation of electrodes during cell assembly.</text:p>
          </table:table-cell>
        </table:table-row>
        <table:table-row table:style-name="ro10">
          <table:table-cell office:value-type="string" calcext:value-type="string">
            <text:p>10.3390_en13164055</text:p>
          </table:table-cell>
          <table:table-cell office:value-type="string" calcext:value-type="string">
            <text:p>code</text:p>
          </table:table-cell>
          <table:table-cell office:value-type="float" office:value="63" calcext:value-type="float">
            <text:p>63</text:p>
          </table:table-cell>
          <table:table-cell/>
          <table:table-cell office:value-type="float" office:value="0" calcext:value-type="float">
            <text:p>0</text:p>
          </table:table-cell>
          <table:table-cell office:value-type="string" calcext:value-type="string">
            <text:p>In the current study, CFD simulations were performed with commercial code ANSYS-CFX 17.0 to predict the formation of the tip-leakage vortex and evaluate the detrimental eﬀects of the vortex on the energy absorption capability of the hydro-turbine. This multi-purpose code solves three-dimensional RANS equations for steady and turbulent ﬂuid ﬂow, especially in the ﬁeld of turbomachinery simulations and analyses.</text:p>
          </table:table-cell>
        </table:table-row>
        <table:table-row table:style-name="ro19">
          <table:table-cell office:value-type="string" calcext:value-type="string">
            <text:p>10.3390_en13164055</text:p>
          </table:table-cell>
          <table:table-cell office:value-type="string" calcext:value-type="string">
            <text:p>code</text:p>
          </table:table-cell>
          <table:table-cell office:value-type="float" office:value="324" calcext:value-type="float">
            <text:p>324</text:p>
          </table:table-cell>
          <table:table-cell/>
          <table:table-cell office:value-type="float" office:value="0" calcext:value-type="float">
            <text:p>0</text:p>
          </table:table-cell>
          <table:table-cell office:value-type="string" calcext:value-type="string">
            <text:p>In this study, four values of tip-clearance size, namely, δ = 0%, 0.25%, 0.5%, and 0.75% (corresponding to actual sizes of 0.0, 0.95, 1.9, and 2.85 mm, respectively) were considered to analyze the tip-clearance effects. For each TCS case, a series of monitoring points were set along the blade tip, as shown in Figure 2. The points, PS1–PS11, were located on the pressure side of the tip region, from the leading to the trailing edge of the runner blade. In the same way, there were corresponding points named SS1–SS11 at the blade-tip suction side. Similar monitoring points were also placed at blade spans 0.8 and 0.6 (80% and 60% of blade height) to collect pressure statistic at these positions to examine pressure fluctuations. Figure 2. Monitoring points at blade tip. 3. Numerical Method 3.1. Turbulence Model and Boundary Conditions In the current study, CFD simulations were performed with commercial code ANSYS-CFX 17.0 to predict the formation of the tip-leakage vortex and evaluate the detrimental effects of the vortex on the energy absorption capability of the hydro-turbine. This multi-purpose code solves three-dimensional RANS equations for steady and turbulent fluid flow, especially in the field of turbomachinery simulations and analyses. The shear-stress transport k–ω turbulence model was developed by Menter to solve the complex flows by combining the advantages of the k–ε model in the far-field and of the k–ω model in viscous sub-layer at near-wall regions [21]. It was chosen as the turbulence model for simulations because of its good capability in estimating vortex appearance and flow separation with adverse pressure gradients near the complex geometry surfaces. The validation of the SST turbulence model can be Energies 2020, 13, 4055</text:p>
          </table:table-cell>
        </table:table-row>
        <table:table-row table:style-name="ro19">
          <table:table-cell office:value-type="string" calcext:value-type="string">
            <text:p>10.3390_en13164055</text:p>
          </table:table-cell>
          <table:table-cell office:value-type="string" calcext:value-type="string">
            <text:p>code</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Energies 2020, 13, x FOR PEER REVIEW 4 of 18 The pressure coefficient is a dimensionless number describing the relative pressure throughout a flow field, and is defined as 𝐶𝑃=𝑃𝑙𝑜𝑐𝑎𝑙0.5𝜌𝑈𝑡𝑖𝑝2 (3) where Plocal, local static pressure; and Utip, blade tip velocity in the design condition. Hydraulic power, output power, and hydraulic efficiency are calculated using the following equations: 𝑃ℎ=𝜌𝑔𝑄𝐻 (4) 𝑃𝑚𝑒𝑐=𝑇𝜔 (5) 𝜂ℎ=𝑃𝑚𝑒𝑐𝑃ℎ (6) where Ph, hydraulic power; Pmec, mechanical power generated in turbine shaft; ρ, water density; ηh, hydraulic efficiency; Q, flow rate; H, effective head; T, torque on runner blade; and ω, rotational speed. In this study, four values of tip-clearance size, namely, δ = 0%, 0.25%, 0.5%, and 0.75% (corresponding to actual sizes of 0.0, 0.95, 1.9, and 2.85 mm, respectively) were considered to analyze the tip-clearance effects. For each TCS case, a series of monitoring points were set along the blade tip, as shown in Figure 2. The points, PS1–PS11, were located on the pressure side of the tip region, from the leading to the trailing edge of the runner blade. In the same way, there were corresponding points named SS1–SS11 at the blade-tip suction side. Similar monitoring points were also placed at blade spans 0.8 and 0.6 (80% and 60% of blade height) to collect pressure statistic at these positions to examine pressure fluctuations. Figure 2. Monitoring points at blade tip. 3. Numerical Method 3.1. Turbulence Model and Boundary Conditions In the current study, CFD simulations were performed with commercial code ANSYS-CFX 17.0 to predict the formation of the tip-leakage vortex and evaluate the detrimental effects of the vortex on the energy absorption capability of the hydro-turbine.</text:p>
          </table:table-cell>
        </table:table-row>
        <table:table-row table:style-name="ro10" table:visibility="filter">
          <table:table-cell office:value-type="string" calcext:value-type="string">
            <text:p>10.3390_en13164055</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urbine characteristics observed by experiment and simulation were compared at 2 rotational speeds, 750 and 1000 rpm, and at a wide range of ﬂow rate conditions (shown in Figure 6). Despite small disparities, eﬃciency curves revealed good agreement between experimental data and simulation results, verifying the accuracy of the numerical approach applied in the current study.</text:p>
          </table:table-cell>
        </table:table-row>
        <table:table-row table:style-name="ro4" table:visibility="filter">
          <table:table-cell office:value-type="string" calcext:value-type="string">
            <text:p>10.3390_en1316405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results of the steady-state simulations were considered as initial suggestions to carry out transient calculations to ﬁgure out the relation of tip-clearance size, and the rise and fall of the pressure over time. Transient simulations for turbine operation in 15 revolutions of the turbine runner were taken place, and collected data within the last 10 cycles were employed for pressure ﬂuctuation analysis. To evaluate the inﬂuence of tip-leakage vortex on pressure alteration, the pressure ﬂuctuation intensity was deﬁned as follows:</text:p>
          </table:table-cell>
        </table:table-row>
        <table:table-row table:style-name="ro11" table:visibility="filter">
          <table:table-cell office:value-type="string" calcext:value-type="string">
            <text:p>10.3390_en13164055</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Experimental data of a ﬁve-blade propeller turbine reported by I. Samora et al. were used to validate our numerical method [26]. This propeller turbine was designed on the basis of free-vortex theory and a constant-thickness-blade prototype was made to perform the experiment at diﬀerent rotational speeds and ﬂow conditions to characterize its performance curves. The main parameters of the turbine were blade thickness of 1.7 mm, tip diameter of 84.8 mm, hub-to-tip ratio of 0.5, and chord length at tip and hub of 52 and 27 mm, respectively. Figure 5 displays the manufactured prototype and the 3D geometry built with BladeGen of the ﬁve-blade propeller turbine.</text:p>
          </table:table-cell>
        </table:table-row>
        <table:table-row table:style-name="ro8" table:visibility="filter">
          <table:table-cell office:value-type="string" calcext:value-type="string">
            <text:p>10.3390_en1316405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Tip clearance in several types of turbomachinery has been extensively investigated in a great number of studies employing both experimental and numerical methods. In terms of research applying the experimental approach, Wernet et al. made use of particle image velocimetry (PIV) measurement to identify tip-leakage ﬂow behavior in an axial compressor and concluded that an excess ﬂow rate gives rise to a larger TLV and worsens passage blockage [5]. Wu et al. [6,7], and Miorini et al. [8] also applied PIV to measure tip-leakage vortex structure and turbulence ﬂow at the end-wall region in an axial water-jet pump. Instantaneous data and statistic of vortex strength revealed that leakage ﬂow emerges as a wall jet with a shear layer containing a train of vortex ﬁlaments extending from the tip of the blade. The laser Doppler velocimeter (LDV) technique was utilized to ﬁgure out the vortex formation in a propeller fan, proposing three components of the vortex, namely, tip vortex, tip-leakage vortex, and leading edge separation vortex [9].</text:p>
          </table:table-cell>
        </table:table-row>
        <table:table-row table:style-name="ro19" table:visibility="filter">
          <table:table-cell office:value-type="string" calcext:value-type="string">
            <text:p>10.3390_en13164055</text:p>
          </table:table-cell>
          <table:table-cell office:value-type="string" calcext:value-type="string">
            <text:p>data</text:p>
          </table:table-cell>
          <table:table-cell office:value-type="float" office:value="289" calcext:value-type="float">
            <text:p>289</text:p>
          </table:table-cell>
          <table:table-cell table:number-columns-repeated="2"/>
          <table:table-cell office:value-type="string" calcext:value-type="string">
            <text:p>Energies 2020, 13, x FOR PEER REVIEW 12 of 18 Figure 10. Variation of turbine-characteristic curves for different tip-clearance sizes. (a) Power vs. speed; (b) leakage volume and efficiency vs. speed. The correlation of generated power and turbine efficiency to various tip-clearance sizes is illustrated in Figure 11 to provide an overall view. When tip clearance was extended, the power and efficiency of the propeller turbine declined in accordance with a virtual liner rule. On the basis of turbine performance in the designed working conditions for different TCS values, the relationships between extracted power and TCS, and between turbine efficiency and TCS, are expressed in two first-order functions: {⁡𝑃=−1005𝛿+2808𝜂=10.14𝛿+75.39. (11) Relying on these functions, power and efficiency can be quickly predicted for other tip-clearance sizes with fairly accurate results that could save much time and effort in maintenance and supervision processes. Figure 11. Relationship between power, efficiency, and tip-clearance size in design conditions. 4.3. Analysis of the Pressure Fluctuations on Turbine Blade The results of the steady-state simulations were considered as initial suggestions to carry out transient calculations to figure out the relation of tip-clearance size, and the rise and fall of the pressure over time. Transient simulations for turbine operation in 15 revolutions of the turbine runner were taken place, and collected data within the last 10 cycles were employed for pressure fluctuation analysis. To evaluate the influence of tip-leakage vortex on pressure alteration, the pressure fluctuation intensity was defined as follows: (a) (b) Energies 2020, 13, 4055</text:p>
          </table:table-cell>
        </table:table-row>
        <table:table-row table:style-name="ro12" table:visibility="filter">
          <table:table-cell office:value-type="string" calcext:value-type="string">
            <text:p>10.3390_en13164055</text:p>
          </table:table-cell>
          <table:table-cell office:value-type="string" calcext:value-type="string">
            <text:p>data</text:p>
          </table:table-cell>
          <table:table-cell office:value-type="float" office:value="312" calcext:value-type="float">
            <text:p>312</text:p>
          </table:table-cell>
          <table:table-cell table:number-columns-repeated="2"/>
          <table:table-cell office:value-type="string" calcext:value-type="string">
            <text:p>P = −tr(𝐷̅), Q = 12[𝑡𝑟(𝐷̅)2−𝑡𝑟(⁡𝐷̅2)], and R = −det(𝐷̅). For incompressible flow, P = 0, so the discriminant of Equation (7) can be defined as ∆=(𝑄3)3+(𝑅2)2 (10) Energies 2020, 13, x FOR PEER REVIEW 7 of 18 <text:s/>(a) (b) Figure 5. Five-blade propeller turbine. (a) Prototype [26]; (b) obtained 3D geometry for validation. Turbine characteristics observed by experiment and simulation were compared at 2 rotational speeds, 750 and 1000 rpm, and at a wide range of flow rate conditions (shown in Figure 6). Despite small disparities, efficiency curves revealed good agreement between experimental data and simulation results, verifying the accuracy of the numerical approach applied in the current study. Figure 6. Comparison of five-blade turbine efficiency for computational fluid dynamics (CFD) and experimental results [26]. 4. Results and Discussion 4.1. Trajectories of Tip-Leakage Vortex at Different Tip-Clearance Sizes and Various Flow Conditions In the three-dimensional flow field, the characteristics equation for velocity gradient tensor 𝐷̅ is given by 𝜆3+𝑃𝜆2+𝑄𝜆+𝑅=0 (9) where P, Q, and R are three invariants of velocity gradient tensor 𝐷̅. P = −tr(𝐷̅), Q = 12[𝑡𝑟(𝐷̅)2−𝑡𝑟(⁡𝐷̅2)], and R = −det(𝐷̅). For incompressible flow, P = 0, so the discriminant of Equation (7) can be defined as ∆=(𝑄3)3+(𝑅2)2 (10) Energies 2020, 13, 4055</text:p>
          </table:table-cell>
        </table:table-row>
        <table:table-row table:style-name="ro14" table:visibility="filter">
          <table:table-cell office:value-type="string" calcext:value-type="string">
            <text:p>10.3390_en13164055</text:p>
          </table:table-cell>
          <table:table-cell office:value-type="string" calcext:value-type="string">
            <text:p>data</text:p>
          </table:table-cell>
          <table:table-cell office:value-type="float" office:value="322" calcext:value-type="float">
            <text:p>322</text:p>
          </table:table-cell>
          <table:table-cell table:number-columns-repeated="2"/>
          <table:table-cell office:value-type="string" calcext:value-type="string">
            <text:p>Energies 2020, 13, x FOR PEER REVIEW 7 of 18 <text:s/>(a) (b) Figure 5. Five-blade propeller turbine. (a) Prototype [26]; (b) obtained 3D geometry for validation. Turbine characteristics observed by experiment and simulation were compared at 2 rotational speeds, 750 and 1000 rpm, and at a wide range of flow rate conditions (shown in Figure 6). Despite small disparities, efficiency curves revealed good agreement between experimental data and simulation results, verifying the accuracy of the numerical approach applied in the current study. Figure 6. Comparison of five-blade turbine efficiency for computational fluid dynamics (CFD) and experimental results [26]. 4. Results and Discussion 4.1. Trajectories of Tip-Leakage Vortex at Different Tip-Clearance Sizes and Various Flow Conditions In the three-dimensional flow field, the characteristics equation for velocity gradient tensor 𝐷̅ is given by 𝜆3+𝑃𝜆2+𝑄𝜆+𝑅=0 (9) where P, Q, and R are three invariants of velocity gradient tensor 𝐷̅. P = −tr(𝐷̅), Q = 12[𝑡𝑟(𝐷̅)2−𝑡𝑟(⁡𝐷̅2)], and R = −det(𝐷̅). For incompressible flow, P = 0, so the discriminant of Equation (7) can be defined as ∆=(𝑄3)3+(𝑅2)2 (10) Energies 2020, 13, x FOR PEER REVIEW 7 of 18 <text:s/>(a) (b) Figure 5. Five-blade propeller turbine. (a) Prototype [26]; (b) obtained 3D geometry for validation. Turbine characteristics observed by experiment and simulation were compared at 2 rotational speeds, 750 and 1000 rpm, and at a wide range of flow rate conditions (shown in Figure 6).</text:p>
          </table:table-cell>
        </table:table-row>
        <table:table-row table:style-name="ro19" table:visibility="filter">
          <table:table-cell office:value-type="string" calcext:value-type="string">
            <text:p>10.3390_en13164055</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For a tip gap of 0.75%, the intensity of dominant frequency was considerably augmented, being 3 times higher than the data in the case of zero clearance. Although blade loading depends on the main ﬂow discharge rate, it is also aﬀected by leakage ﬂow over the tip gap. When tip-clearance size was enlarged to δ = 0.5% and δ = 0.75%, leakage ﬂow was strengthened with extreme vortices, harmfully impacting blade pressure stability. Liu et al. found the same phenomenon in a mixed-ﬂow pump and concluded that, when TCS increased from 0 to 1 mm, the maximal amplitude of pressure ﬂuctuation dramatically rose within the impeller, especially on the blade tip [11]. In the turbine here investigated, the detailed ﬁgures of the maximal amplitude of Ipf and dominant frequency for diﬀerent TCSs can be found in Table 3. For four TCS values, tip pressure ﬂuctuated the most at similar dominant frequencies, ranging from 16 to 18 Hz, which is approximately 2.4 times the rotating frequency of the turbine blade. Therefore, TCS exerted negligible inﬂuence on the dominant frequency of pressure variation in the surveyed propeller turbine. In a study of a pump-jet propulsor, Yu et al. also claimed that the tip-clearance eﬀects did not change the frequency of thrust and torque variations, but it signiﬁcantly inﬂuenced the ﬂuctuation amplitude [29]. When the tip-gap expanded from 0 to 1 mm, the dominant frequency was almost constant as 75 Hz, while the maximal pressure ﬂuctuation amplitude grew up from 400 to 1000 Pa. This similar observation raised a point that the dominant frequency of pressure alterations might only depend on machines type and working conditions. In contrast, the pressure stability on the rotor blade was deeply aﬀected by TCS.</text:p>
          </table:table-cell>
        </table:table-row>
        <table:table-row table:style-name="ro15" table:visibility="filter">
          <table:table-cell office:value-type="string" calcext:value-type="string">
            <text:p>10.3390_en13164055</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Fast Fourier transform (FFT) was performed with the pressure data of 22 monitoring points along the blade tip chord (11 points in each side, namely, PS1–11 and SS1–11) for four cases of tip clearance. FFT results on frequency property are displayed in Figure 13. Pressure oscillations in SS, represented by red lines, were much higher than those in PS (blue lines) at most positions along the blade tip. The high intensity of pressure alteration occurred not only at leading edge and trailing edge (in the case of δ = 0%) but also at some other locations, particularly at λ = 0.3 and 0.4, corresponding to points SS4 and SS5 in turn, proving that the existence of a tip vortex at these positions contributed to pressure instability on the blade. The level of pressure ﬂuctuation also increased according to the extension of tip clearance. The maximal pressure ﬂuctuation amplitude for δ = 0%, δ = 0.25%, δ = 0.5%, and δ = 0.75% was 286, 398, 600, and 842 Pa, respectively. For a tip gap of 0.75%, the intensity of dominant frequency was considerably augmented, being 3 times higher than the data in the case of zero clearance. Although blade loading depends on the main ﬂow discharge rate, it is also aﬀected by leakage ﬂow over the tip gap. When tip-clearance size was enlarged to δ = 0.5% and δ = 0.75%, leakage ﬂow was strengthened with extreme vortices, harmfully impacting blade pressure stability. Liu et al. found the same phenomenon in a mixed-ﬂow pump and concluded that, when TCS increased from 0 to 1 mm, the maximal amplitude of pressure ﬂuctuation dramatically rose within the impeller, especially on the blade tip [11].</text:p>
          </table:table-cell>
        </table:table-row>
        <table:table-row table:style-name="ro19" table:visibility="filter">
          <table:table-cell office:value-type="string" calcext:value-type="string">
            <text:p>10.3390_en13164055</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For a tip gap of 0.75%, the intensity of dominant frequency was considerably augmented, being 3 times higher than the data in the case of zero clearance. Although blade loading depends on the main flow discharge rate, it is also affected by leakage flow over the tip gap. When tip-clearance size was enlarged to δ = 0.5% and δ = 0.75%, leakage flow was strengthened with extreme vortices, harmfully impacting blade pressure stability. Liu et al. found the same phenomenon in a mixed-flow pump and concluded that, when TCS increased from 0 to 1 mm, the maximal amplitude of pressure fluctuation dramatically rose within the impeller, especially on the blade tip [11]. In the turbine here investigated, the detailed figures of the maximal amplitude of Ipf and dominant frequency for different TCSs can be found in Table 3. For four TCS values, tip pressure fluctuated the most at similar dominant frequencies, ranging from 16 to 18 Hz, which is approximately 2.4 times the rotating frequency of the turbine blade. Therefore, TCS exerted negligible influence on the dominant frequency of pressure variation in the surveyed propeller turbine. In a study of a pump-jet propulsor, Yu et al. also claimed that the tip-clearance effects did not change the frequency of thrust and torque variations, but it significantly influenced the fluctuation amplitude [29]. When the tip-gap expanded from 0 to 1 mm, the dominant frequency was almost constant as 75 Hz, while the maximal pressure fluctuation amplitude grew up from 400 to 1000 Pa. This similar observation raised a point that the dominant frequency of pressure alterations might only depend on machines type and working conditions. In contrast, the pressure stability on the rotor blade was deeply affected by TCS. (a) (b) Energies 2020, 13, 4055</text:p>
          </table:table-cell>
        </table:table-row>
        <table:table-row table:style-name="ro19" table:visibility="filter">
          <table:table-cell office:value-type="string" calcext:value-type="string">
            <text:p>10.3390_en13164055</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Moreover, there was a similar trend of efficiency degradation according to TCS rise. The increased TCS was also reported to cause the efficiency decline in a pump-jet propulsor and a mixed-flow pump in studies executed by Lu [13] and Liu [11], respectively. The seriousness of the downgraded performance was remarkably affected by the type of machinery and machine working conditions. Nevertheless, narrow tip clearance was not always beneficial, and the maximal efficiency could be achieved at certain TCS. Jung et al. figured out the above result in a study of the tip-leakage flow in an axial-flow fan equipped with winglets [28]. Characteristic curves in Figure 10b show that, at high rotational speed, especially speeds higher than the design point, the decrease in turbine efficiency tended to be worse than that at low speed. Because of the impact of leakage vortices and volumetric loss, under the design speed, turbine efficiency dropped by 3.8%, 6.4%, and 7.8% corresponding to TCS δ = 0.25%, 0.5%, and 0.75%, respectively. Loss even doubled to 7.9% (for δ = 0.25%) and 20% (for δ = 0.75%) at the highest rotational speed. In other words, the turbine operating under excess speed and large tip clearance was unable to effectively exploit energy from water. Energies 2020, 13, x FOR PEER REVIEW 12 of 18 Figure 10. Variation of turbine-characteristic curves for different tip-clearance sizes. (a) Power vs. speed; (b) leakage volume and efficiency vs. speed. The correlation of generated power and turbine efficiency to various tip-clearance sizes is illustrated in Figure 11 to provide an overall view. When tip clearance was extended, the power and efficiency of the propeller turbine declined in accordance with a virtual liner rule.</text:p>
          </table:table-cell>
        </table:table-row>
        <table:table-row table:style-name="ro21" table:visibility="filter">
          <table:table-cell office:value-type="string" calcext:value-type="string">
            <text:p>10.3390_en13164055</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Loss even doubled to 7.9% (for δ = 0.25%) and 20% (for δ = 0.75%) at the highest rotational speed. In other words, the turbine operating under excess speed and large tip clearance was unable to effectively exploit energy from water. Energies 2020, 13, x FOR PEER REVIEW 12 of 18 Figure 10. Variation of turbine-characteristic curves for different tip-clearance sizes. (a) Power vs. speed; (b) leakage volume and efficiency vs. speed. The correlation of generated power and turbine efficiency to various tip-clearance sizes is illustrated in Figure 11 to provide an overall view. When tip clearance was extended, the power and efficiency of the propeller turbine declined in accordance with a virtual liner rule. On the basis of turbine performance in the designed working conditions for different TCS values, the relationships between extracted power and TCS, and between turbine efficiency and TCS, are expressed in two first-order functions: {⁡𝑃=−1005𝛿+2808𝜂=10.14𝛿+75.39. (11) Relying on these functions, power and efficiency can be quickly predicted for other tip-clearance sizes with fairly accurate results that could save much time and effort in maintenance and supervision processes. Figure 11. Relationship between power, efficiency, and tip-clearance size in design conditions. 4.3. Analysis of the Pressure Fluctuations on Turbine Blade The results of the steady-state simulations were considered as initial suggestions to carry out transient calculations to figure out the relation of tip-clearance size, and the rise and fall of the pressure over time. Transient simulations for turbine operation in 15 revolutions of the turbine runner were taken place, and collected data within the last 10 cycles were employed for pressure fluctuation analysis. To evaluate the influence of tip-leakage vortex on pressure alteration, the pressure fluctuation intensity was defined as follows: (a) (b) Energies 2020, 13, 4055</text:p>
          </table:table-cell>
        </table:table-row>
        <table:table-row table:style-name="ro16" table:visibility="filter">
          <table:table-cell office:value-type="string" calcext:value-type="string">
            <text:p>10.3390_en13164055</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Energies 2020, 13, x FOR PEER REVIEW 14 of 18 Figure 12. Pressure fluctuation intensity on blade. (a) Ipf for three spans (δ = 0.5%); (b) Ipf at tip edge for three tip-clearance size (TCS) cases. Fast Fourier transform (FFT) was performed with the pressure data of 22 monitoring points along the blade tip chord (11 points in each side, namely, PS1–11 and SS1–11) for four cases of tip clearance. FFT results on frequency property are displayed in Figure 13. Pressure oscillations in SS, represented by red lines, were much higher than those in PS (blue lines) at most positions along the blade tip. The high intensity of pressure alteration occurred not only at leading edge and trailing edge (in the case of δ = 0%) but also at some other locations, particularly at λ = 0.3 and 0.4, corresponding to points SS4 and SS5 in turn, proving that the existence of a tip vortex at these positions contributed to pressure instability on the blade. The level of pressure fluctuation also increased according to the extension of tip clearance. The maximal pressure fluctuation amplitude for δ = 0%, δ = 0.25%, δ = 0.5%, and δ = 0.75% was 286, 398, 600, and 842 Pa, respectively. For a tip gap of 0.75%, the intensity of dominant frequency was considerably augmented, being 3 times higher than the data in the case of zero clearance. Although blade loading depends on the main flow discharge rate, it is also affected by leakage flow over the tip gap. When tip-clearance size was enlarged to δ = 0.5% and δ = 0.75%, leakage flow was strengthened with extreme vortices, harmfully impacting blade pressure stability. Liu et al.</text:p>
          </table:table-cell>
        </table:table-row>
        <table:table-row table:style-name="ro21" table:visibility="filter">
          <table:table-cell office:value-type="string" calcext:value-type="string">
            <text:p>10.3390_en13164055</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Energies 2020, 13, x FOR PEER REVIEW 6 of 18 <text:s/>(a) (b) Figure 4. Mesh formation. (a) Fine mesh at tip clearance; (b) structured grid for calculation domains. Theoretically, the finer the mesh is, the fewer grid-related errors occur [25]. Therefore, gird sensitivity analysis was conducted to confirm the independence of simulation results with respect to grid size and to determine the reasonable element number considering the balance between accuracy and calculating-time consumption. Four sets of mesh with the number of elements ranging from 607,672 to 1,806,675 were created and exerted in steady simulations to verify grid size independence. Table 2 presents details of grid information in each case, and the resulting extracted power and turbine efficiency. Relying on the alteration of two key factors, and considering calculation cost and precision, grid size M3 with 1.2 million elements (for one-fourth of the domain) was employed in the present research. Table 2. Grid size in relation to turbine power (P) and efficiency (η). Domains M1 M2 M3 M4 M5 Suction 67,600 114,920 188,825 25,220 318,825 Runner 391,560 512,040 624,990 730,410 820,770 Discharge 148,512 277,440 395,080 527,680 667,080 Mesh size 607,672 904,400 1,208,895 1,510,290 1,806,675 p/P1 1 1.002414 1.003535 1.00368 1.004445 η/η1 1 0.999802 0.999746 0.999604 0.999472 3.3. Numerical Results Verification Experimental data of a five-blade propeller turbine reported by I. Samora et al. were used to validate our numerical method [26]. This propeller turbine was designed on the basis of free-vortex theory and a constant-thickness-blade prototype was made to perform the experiment at different rotational speeds and flow conditions to characterize its performance curves. The main parameters of the turbine were blade thickness of 1.7 mm, tip diameter of 84.8 mm, hub-to-tip ratio of 0.5, and chord length at tip and hub of 52 and 27 mm, respectively.</text:p>
          </table:table-cell>
        </table:table-row>
        <table:table-row table:style-name="ro18" table:visibility="filter">
          <table:table-cell office:value-type="string" calcext:value-type="string">
            <text:p>10.3390_en13164055</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Mesh formation. (a) Fine mesh at tip clearance; (b) structured grid for calculation domains. Theoretically, the finer the mesh is, the fewer grid-related errors occur [25]. Therefore, gird sensitivity analysis was conducted to confirm the independence of simulation results with respect to grid size and to determine the reasonable element number considering the balance between accuracy and calculating-time consumption. Four sets of mesh with the number of elements ranging from 607,672 to 1,806,675 were created and exerted in steady simulations to verify grid size independence. Table 2 presents details of grid information in each case, and the resulting extracted power and turbine efficiency. Relying on the alteration of two key factors, and considering calculation cost and precision, grid size M3 with 1.2 million elements (for one-fourth of the domain) was employed in the present research. Table 2. Grid size in relation to turbine power (P) and efficiency (η). Domains M1 M2 M3 M4 M5 Suction 67,600 114,920 188,825 25,220 318,825 Runner 391,560 512,040 624,990 730,410 820,770 Discharge 148,512 277,440 395,080 527,680 667,080 Mesh size 607,672 904,400 1,208,895 1,510,290 1,806,675 p/P1 1 1.002414 1.003535 1.00368 1.004445 η/η1 1 0.999802 0.999746 0.999604 0.999472 3.3. Numerical Results Verification Experimental data of a five-blade propeller turbine reported by I. Samora et al. were used to validate our numerical method [26]. This propeller turbine was designed on the basis of free-vortex theory and a constant-thickness-blade prototype was made to perform the experiment at different rotational speeds and flow conditions to characterize its performance curves. The main parameters of the turbine were blade thickness of 1.7 mm, tip diameter of 84.8 mm, hub-to-tip ratio of 0.5, and chord length at tip and hub of 52 and 27 mm, respectively. Figure 5 displays the manufactured prototype and the 3D geometry built with BladeGen of the five-blade propeller turbine. Energies 2020, 13, 4055</text:p>
          </table:table-cell>
        </table:table-row>
        <table:table-row table:style-name="ro19" table:visibility="filter">
          <table:table-cell office:value-type="string" calcext:value-type="string">
            <text:p>10.3390_en13164055</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iency, and volumetric loss, and the rotational speed for different values of tip-clearance size. The power performance curve in Figure 10a shows that the extracted power gradually decreased with greater rotational speed. With the widening of TCS, a step-drop in turbine power was perceived. The power reductions were significant as TCS changed from δ = 0% to 0.25% and 0.5%, accounting for a fall at the design point by 10% and 24%, respectively. Nevertheless, this value was slightly lower in the case of δ = 0.75% compared to previous TCS. Generally, the tip clearance implemented the adverse impact on the power capture ability of the tidal turbine, and this influence was decided by two key factors, gap size and turbine speed. Turning to the volumetric loss in Figure 10b, there was no doubt that wider tip-shroud distance resulted in larger quantity of leakage flow over the gap (defined by ΔV), showing the high volumetric loss indicated by dotted lines in the figure. For a fixed flow rate, the volumetric loss was eliminated when the turbine rotor rotates faster, reducing it from 1.7% to 0.55% in the case of δ = 0.75%, and from 1.1% to 0.4% for δ = 0.5%. This was due to the blocking effect of water flow at the end-wall region at high rotational speed in turbomachines. Moreover, there was a similar trend of efficiency degradation according to TCS rise. The increased TCS was also reported to cause the efficiency decline in a pump-jet propulsor and a mixed-flow pump in studies executed by Lu [13] and Liu [11], respectively. The seriousness of the downgraded performance was remarkably affected by the type of machinery and machine working conditions. Nevertheless, narrow tip clearance was not always beneficial, and the maximal efficiency could be achieved at certain TCS.</text:p>
          </table:table-cell>
        </table:table-row>
        <table:table-row table:style-name="ro11">
          <table:table-cell office:value-type="string" calcext:value-type="string">
            <text:p>10.3390_en13164055</text:p>
          </table:table-cell>
          <table:table-cell office:value-type="string" calcext:value-type="string">
            <text:p>dataset provided, data</text:p>
          </table:table-cell>
          <table:table-cell office:value-type="float" office:value="107" calcext:value-type="float">
            <text:p>107</text:p>
          </table:table-cell>
          <table:table-cell/>
          <table:table-cell office:value-type="float" office:value="0" calcext:value-type="float">
            <text:p>0</text:p>
          </table:table-cell>
          <table:table-cell office:value-type="string" calcext:value-type="string">
            <text:p>Nevertheless, the aforementioned literature mainly focused on the research objects of axial pumps, mixed-ﬂow pumps, and gas turbines, while tip clearance in hydro-turbines had not been considered. In this study, numerical simulations applying the shear-stress transport (SST) k–ω turbulence model were conducted to demonstrate TLV formation under design and oﬀ-design conditions, and evaluate the inﬂuence of diﬀerent tip-clearance sizes on the energy performance and stability of a propeller turbine. Computational results were compared and validated by experimental data provided in the references to ensure the precision of the numerical method. The distribution of velocity vectors and</text:p>
          </table:table-cell>
        </table:table-row>
        <table:table-row table:style-name="ro3">
          <table:table-cell office:value-type="string" calcext:value-type="string">
            <text:p>10.3390_en13164055</text:p>
          </table:table-cell>
          <table:table-cell office:value-type="string" calcext:value-type="string">
            <text:p>package</text:p>
          </table:table-cell>
          <table:table-cell office:value-type="float" office:value="86" calcext:value-type="float">
            <text:p>86</text:p>
          </table:table-cell>
          <table:table-cell/>
          <table:table-cell office:value-type="float" office:value="0" calcext:value-type="float">
            <text:p>0</text:p>
          </table:table-cell>
          <table:table-cell office:value-type="string" calcext:value-type="string">
            <text:p>The reliability of the numerical calculations is related to the quality of the computational gird. In the current study, all domains were computationally discretized on the basis of structured hexahedral elements using the TurboGrid package in ANSYS Workbench, as shown in Figure 4. The reﬁned mesh was implemented at the blade’s hub and shroud to achieve higher mesh density. Meanwhile, all wall surfaces (including blades and pipes) adopted 10-layer inﬂation to ensure accurate predictions of the</text:p>
          </table:table-cell>
        </table:table-row>
        <table:table-row table:style-name="ro21">
          <table:table-cell office:value-type="string" calcext:value-type="string">
            <text:p>10.3390_en13164055</text:p>
          </table:table-cell>
          <table:table-cell office:value-type="string" calcext:value-type="string">
            <text:p>package</text:p>
          </table:table-cell>
          <table:table-cell office:value-type="float" office:value="336" calcext:value-type="float">
            <text:p>336</text:p>
          </table:table-cell>
          <table:table-cell/>
          <table:table-cell office:value-type="float" office:value="0" calcext:value-type="float">
            <text:p>0</text:p>
          </table:table-cell>
          <table:table-cell office:value-type="string" calcext:value-type="string">
            <text:p>Figure 3 shows three components of the computational domains in simulations, namely, the suction, runner, and discharge domains. Since the four runner blades were the same as each other in all aspects, one-fourth of the simulation domain (90° periodicity) was utilized instead of the full-size domain in order to reduce calculation time and computational resources. At the inlet of the suction domain, total pressure corresponding to the designed gross head was applied with a turbulence intensity of 5%. Meanwhile, the flow rate was specified at the outlet of the discharge domain. At all wall boundaries, smooth and no-slip wall conditions were enabled. The rotational periodicity interface option was put into service for the couples of the side surfaces in each domain. As for the interfaces between stationary and rotating domains, the multi-reference frame approach was applied to steady-state calculations and the sliding mesh method was adopted in transient calculations to exchange the flow field information between domains. At first, the steady-state simulations were carried out to assess the impact of tip-clearance size on turbine performance; then, results were taken as initial suggestions for the transient simulations to monitor pressure fluctuations at the tip-gap region of the turbine. The time step for transient simulations was 1.1 × 10−3 s corresponding to 3o when the turbine rotates at the design speed. The convergence criterion was set as 10–5 for the root-mean-square residual value. Figure 3. Computational domains. 3.2. Mesh Strategy and Grid Independent Analysis The reliability of the numerical calculations is related to the quality of the computational gird. In the current study, all domains were computationally discretized on the basis of structured hexahedral elements using the TurboGrid package in ANSYS Workbench, as shown in Figure 4. The refined mesh was implemented at the blade’s hub and shroud to achieve higher mesh density.</text:p>
          </table:table-cell>
        </table:table-row>
        <table:table-row table:style-name="ro19">
          <table:table-cell office:value-type="string" calcext:value-type="string">
            <text:p>10.3390_en13164055</text:p>
          </table:table-cell>
          <table:table-cell office:value-type="string" calcext:value-type="string">
            <text:p>package</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Energies 2020, 13, x FOR PEER REVIEW 5 of 18 found in research performed by Zhang et al. [10], Bardina et al. [22], and Chen et al. [23]. Moreover, a number of studies involving the flow in pump-jet propulsors, mixed-flow pumps, and propeller turbines have confirmed the reliability of the SST k-ω turbulence model with favorable results [13,14,16]. In this turbulence model, the eddy viscosity is defined as the function of the turbulence kinetic energy-k and turbulence frequency-ω: 𝜇𝑡=𝜌𝛼1𝑘𝑚𝑎𝑥⁡(𝑆𝐹2,𝛼1𝜔) (7) 𝐹2=𝑡𝑎𝑛ℎ[{𝑚𝑎𝑥(2√𝑘𝛽′𝜔𝑦;500𝜇𝜌𝑦2𝜔)}2] (8) where α1 and β’, model constants: α1 = 5/9, β’ = 0.09 [24]; F2, blending function in boundary layer flow; and S, an invariant measure of the strain rate. Figure 3 shows three components of the computational domains in simulations, namely, the suction, runner, and discharge domains. Since the four runner blades were the same as each other in all aspects, one-fourth of the simulation domain (90° periodicity) was utilized instead of the full-size domain in order to reduce calculation time and computational resources. At the inlet of the suction domain, total pressure corresponding to the designed gross head was applied with a turbulence intensity of 5%. Meanwhile, the flow rate was specified at the outlet of the discharge domain. At all wall boundaries, smooth and no-slip wall conditions were enabled. The rotational periodicity interface option was put into service for the couples of the side surfaces in each domain. As for the interfaces between stationary and rotating domains, the multi-reference frame approach was applied to steady-state calculations and the sliding mesh method was adopted in transient calculations to exchange the flow field information between domains.</text:p>
          </table:table-cell>
        </table:table-row>
        <table:table-row table:style-name="ro21">
          <table:table-cell office:value-type="string" calcext:value-type="string">
            <text:p>10.3390_en13164055</text:p>
          </table:table-cell>
          <table:table-cell office:value-type="string" calcext:value-type="string">
            <text:p>package</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Meanwhile, the flow rate was specified at the outlet of the discharge domain. At all wall boundaries, smooth and no-slip wall conditions were enabled. The rotational periodicity interface option was put into service for the couples of the side surfaces in each domain. As for the interfaces between stationary and rotating domains, the multi-reference frame approach was applied to steady-state calculations and the sliding mesh method was adopted in transient calculations to exchange the flow field information between domains. At first, the steady-state simulations were carried out to assess the impact of tip-clearance size on turbine performance; then, results were taken as initial suggestions for the transient simulations to monitor pressure fluctuations at the tip-gap region of the turbine. The time step for transient simulations was 1.1 × 10−3 s corresponding to 3o when the turbine rotates at the design speed. The convergence criterion was set as 10–5 for the root-mean-square residual value. Figure 3. Computational domains. 3.2. Mesh Strategy and Grid Independent Analysis The reliability of the numerical calculations is related to the quality of the computational gird. In the current study, all domains were computationally discretized on the basis of structured hexahedral elements using the TurboGrid package in ANSYS Workbench, as shown in Figure 4. The refined mesh was implemented at the blade’s hub and shroud to achieve higher mesh density. Meanwhile, all wall surfaces (including blades and pipes) adopted 10-layer inflation to ensure accurate predictions of the flow field at near-wall regions. The local grid at the tip-gap region was also generated with 30 layers due to the complicated flow pattern in this area, giving rise to better observation of the vortex structure. The Y+ value for the wall grid of the turbine blade was around 1, satisfying the demand of SST k–ω turbulence model to precisely predict flow behavior in the viscous sub-layer [21]. Energies 2020, 13, 4055</text:p>
          </table:table-cell>
        </table:table-row>
        <table:table-row table:style-name="ro10" table:visibility="filter">
          <table:table-cell office:value-type="string" calcext:value-type="string">
            <text:p>10.3390_en13164189</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uthor Contributions: Conceptualization, D.S.; Experiments, A.P., B.O., J.A., M.J.; Data curation, A.P., J.A.; formal analysis, A.P., B.O., J.A.; Writing—original draft preparation, A.P.; Writing—review and editing, A.P., J.A., D.S.; Supervision, D.S.; Funding acquisition, D.S. All authors have read and agreed to the published version of the manuscript.</text:p>
          </table:table-cell>
        </table:table-row>
        <table:table-row table:style-name="ro7" table:visibility="filter">
          <table:table-cell office:value-type="string" calcext:value-type="string">
            <text:p>10.3390_en13164189</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All the obtained electrochemical properties demonstrated the potential applicability of vinyl polymers as soft carbon precursors for energy storage applications. XRD data conﬁrmed that the microstructural feature of such carbons is mainly originated from distorted sp2 carbon layers, shown by large Lorentzian contribution in diﬀracted peaks. This is in agreement with previous reports for typical soft carbons derived from PeC [17,32], and with the observed disordered bent layered structures in non-graphitic carbon via high-resolution transmission electron microscopy [38]. The electrochemical signature of such carbons agrees with what has been already reported for soft carbons, and contrasts hard carbon typical electrochemical behavior (e.g., including both the sloping and low-voltage plateau regions). In summary, the vinyl polymer family members studied here demonstrated promising storage properties when carbonized into soft carbons (i.e., PVC and PVB). The storage capability of such carbons could be further optimized, as exempliﬁed by enhanced charge storage and rate capability in PVC-C-BM sample; yet further solutions and approaches are in high demand to improve the initial coulombic eﬃciency as well. Such approaches would be addressed in our future reports.</text:p>
          </table:table-cell>
        </table:table-row>
        <table:table-row table:style-name="ro2" table:visibility="filter">
          <table:table-cell office:value-type="string" calcext:value-type="string">
            <text:p>10.3390_en13164220</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Figure 18. Comparison between the theoretical DC voltage gain and the experimental data at two input power values: (a) PIN = 150 W; (b) PIN = 200 W.</text:p>
          </table:table-cell>
        </table:table-row>
        <table:table-row table:style-name="ro3" table:visibility="filter">
          <table:table-cell office:value-type="string" calcext:value-type="string">
            <text:p>10.3390_en13164220</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Author Contributions: Conceptualization, A.B. and A.C.; methodology, A.B.; software, A.B.; validation, A.R. and A.B.; formal analysis, A.C. and A.B.; investigation, A.B.; resources, D.V. and A.R.; data curation, A.C. and A.R.; writing—original draft preparation, A.C. and A.B.; writing—review and editing, A.C., A.R., and D.V.; visualization, A.C. and A.B.; supervision, A.C. and D.V.; project administration, A.C.; funding acquisition, A.C. and A.R. All authors have read and agreed to the published version of the manuscript.</text:p>
          </table:table-cell>
        </table:table-row>
        <table:table-row table:style-name="ro17" table:visibility="filter">
          <table:table-cell office:value-type="string" calcext:value-type="string">
            <text:p>10.3390_en13164220</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However, its applicability to the overlapping PWM scheme is limited to the range of the normal operating conditions. Figure 18 presents a comparison between the theoretical Equation (16) depicted with a line and experimental duty cycle values for both the basic PWM scheme depicted with dots. Two values of the constant input power were selected for the tests as the converter can operate in a wide input voltage range at these power levels as shown in Figure 13. At the same time, their theoretical DC voltage gain curves are different enough to perform the comparison. It is worth mentioning, that experimental duty cycle values that correspond to the use of the overlapping PWM scheme in the abnormal operating conditions are excluded from the plots. As a result, the use of the overlapping PWM scheme is limited to the DC voltage gain values below twenty at PIN = 150 W, and below fifteen at PIN = 200 W to avoid the abnormal operating conditions. At higher values of the DC voltage gain, the short-pulse PWM scheme was used. In this way, the hybrid PWM scheme avoids excessive power losses associated with the abnormal operating conditions and makes this converter suitable for applications with a wide input voltage range. The experimental data follow the theoretical gain curve tightly at lower DC voltage gain values. More considerable differences occur at DC voltage gain values of over twenty, which is related to the converter operation at low input voltages and relatively high converter power loss even with the short-pulse PWM scheme, which were not considered in the theoretical analysis. As expected from Equation (16), the input power affects the duty cycle value at the same DC voltage gain. For example, when the converter operates at the DC voltage gain of twenty, Db equals 0.42 and 0.48 at the input power of 150 W (Figure 18a) and 200 W (Figure 18b), respectively.</text:p>
          </table:table-cell>
        </table:table-row>
        <table:table-row table:style-name="ro21" table:visibility="filter">
          <table:table-cell office:value-type="string" calcext:value-type="string">
            <text:p>10.3390_en13164220</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The proposed short-pulse PWM scheme is expected to follow the same relation between the converter DC voltage gain, which refers to the ratio between the output voltage and the input voltage, and the cumulative boosting duty cycle Db. This relation is described in Equation (16), which is applicable to the short-pulse PWM scheme at any operating point. However, its applicability to the overlapping PWM scheme is limited to the range of the normal operating conditions. Figure 18 presents a comparison between the theoretical Equation (16) depicted with a line and experimental duty cycle values for both the basic PWM scheme depicted with dots. Two values of the constant input power were selected for the tests as the converter can operate in a wide input voltage range at these power levels as shown in Figure 13. At the same time, their theoretical DC voltage gain curves are different enough to perform the comparison. It is worth mentioning, that experimental duty cycle values that correspond to the use of the overlapping PWM scheme in the abnormal operating conditions are excluded from the plots. As a result, the use of the overlapping PWM scheme is limited to the DC voltage gain values below twenty at PIN = 150 W, and below fifteen at PIN = 200 W to avoid the abnormal operating conditions. At higher values of the DC voltage gain, the short-pulse PWM scheme was used. In this way, the hybrid PWM scheme avoids excessive power losses associated with the abnormal operating conditions and makes this converter suitable for applications with a wide input voltage range. The experimental data follow the theoretical gain curve tightly at lower DC voltage gain values. More considerable differences occur at DC voltage gain values of over twenty, which is related to the converter operation at low input voltages and relatively high converter power loss even with the short-pulse PWM scheme, which were not considered in the theoretical analysis.</text:p>
          </table:table-cell>
        </table:table-row>
        <table:table-row table:style-name="ro10" table:visibility="filter">
          <table:table-cell office:value-type="string" calcext:value-type="string">
            <text:p>10.3390_en13174526</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uthor Contributions: Conceptualization, R.B. and B.A.B.; implementation, B.A.B.; software, M.D.; validation, B.A.B., R.B. and M.D.; data curation, B.A.B.; writing—original draft preparation, B.A.B.; writing—review and editing, R.B.; supervision, R.B.; funding acquisition, R.B. All authors have read and agreed to the published version of the manuscript.</text:p>
          </table:table-cell>
        </table:table-row>
        <table:table-row table:style-name="ro2" table:visibility="filter">
          <table:table-cell office:value-type="string" calcext:value-type="string">
            <text:p>10.3390_en1317455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derivative data of these experiments, and the ﬁtting results are very good. These experiments and theoretical studies are consistent with the conclusions of this study.</text:p>
          </table:table-cell>
        </table:table-row>
        <table:table-row table:style-name="ro3" table:visibility="filter">
          <table:table-cell office:value-type="string" calcext:value-type="string">
            <text:p>10.3390_en1317455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hen the core is strongly adsorptive to the test gas, if the homogeneous model is used to analyze the test data, it will introduce errors to the permeability. Since Han et al. [23] have analyzed the eﬀects of gas adsorption parameters and test parameters on the analysis results of the permeability, this study only compares the eﬀects of gas adsorption on various test methods. Figure 14 shows that the eﬀect of gas adsorption on the permeability of diﬀerent test methods. The inﬂuence of gas adsorption on</text:p>
          </table:table-cell>
        </table:table-row>
        <table:table-row table:style-name="ro17" table:visibility="filter">
          <table:table-cell office:value-type="string" calcext:value-type="string">
            <text:p>10.3390_en13174557</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In the past two decades, unconventional oil and gas such as coalbed methane, shale gas, and tight oil and gas have been rapidly developed, which makes the measurement of tight core permeability increasingly important [4–6]. Experiments of Chen and Liu [7] and Alnoaimi et al. [8,9] have found that unconventional cores show strong heterogeneity, and the ﬂow-back phenomenon has been encountered in pulse decay tests. Therefore, the conventional analysis method is not always suitable for analyzing the pulse decay test data of unconventional cores. As early as in the 1990s, Kamath et al. [10] and Ning et al. [11] studied the pulse decay test of cores with a penetrating fracture and established a simpliﬁed analysis method. Jia et al. [12–14] studied the pulse decay test of cores with cracks and holes through experiments and numerical simulations. Liu et al. [15] and Cronin et al. [16] proposed simpliﬁed methods to analyze the results of the pulse decay test of shale cores from the dual-medium model and dual-permeability model, respectively. Han et al. [17,18] systematically analyzed the pulse decay test of heterogeneous cores with dual-medium models and proposed a method using pressure derivatives to identify dual-medium cores. In addition, coal rock, shale, etc. have strong adsorption to methane, carbon dioxide, nitrogen, etc. [19–21], and conventional analysis methods do not consider the eﬀect of gas adsorption. Cui et al. [22] ﬁrst considered the gas adsorption eﬀect by modifying the porosity and extended the conventional analysis method to the case of gas adsorption. Han et al. [23] considered the eﬀect of the adsorbed phase volume based on Cui’s method and proposed the pressure derivative method to analyze the pulse decay test of nonequilibrium adsorption situations.</text:p>
          </table:table-cell>
        </table:table-row>
        <table:table-row table:style-name="ro10" table:visibility="filter">
          <table:table-cell office:value-type="string" calcext:value-type="string">
            <text:p>10.3390_en1318470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Based on the above analysis, the simulated imbibition recovery factor with respect to dimensionless time is compared with the laboratory experimental work of Barnett shale samples by Morsy and Sheng [16]. The corresponding results are shown in Figure 10. Both the eﬀects of wettability and micro-fractures are considered to ﬁt the experimental data. Mixed wettability for Barnett shale is</text:p>
          </table:table-cell>
        </table:table-row>
        <table:table-row table:style-name="ro12" table:visibility="filter">
          <table:table-cell office:value-type="string" calcext:value-type="string">
            <text:p>10.3390_en13184709</text:p>
          </table:table-cell>
          <table:table-cell office:value-type="string" calcext:value-type="string">
            <text:p>data</text:p>
          </table:table-cell>
          <table:table-cell office:value-type="float" office:value="238" calcext:value-type="float">
            <text:p>238</text:p>
          </table:table-cell>
          <table:table-cell table:number-columns-repeated="2"/>
          <table:table-cell office:value-type="string" calcext:value-type="string">
            <text:p>Firstly, the pore network of Barnett shale is generated using the truncated lognormal distribution of Equation (1), and the single-phase ﬂow simulation is validated. Moghaddam and Jamiolahmady [46] presented the experimental study of the apparent gas permeability of Barnett shale samples; the corresponding pore-throat distributions were obtained from high-pressure mercury injection capillary pressure (HPMICP) experiments. We use Equation (1) to ﬁt the experimental throat radius distribution data of HPMICP, and the mean, minimum and maximum of the throat radii are 6.2, 1 and 50 nanometers, respectively. Since the pore throat aspect ratio is non-trivial to be obtained for shale, the value is set as 1.7 following the works of Valvatne and Blunt [22]. For gas ﬂow in shale and tight formations, the smaller the pore size, the more important the eﬀect of a gas–solid collision; therefore, the corresponding non-Darcy eﬀect needs to be considered. After considering the gas non-Darcy ﬂow (the details are provided in our previous work [47]) for every pore element, the calculated apparent gas permeability and experimentally measured data show a good match, as shown in Figure 3, which demonstrates that the generated network is representative for Barnett Shale, which forms the foundation for the following two-phase ﬂow simulation.</text:p>
          </table:table-cell>
        </table:table-row>
        <table:table-row table:style-name="ro16" table:visibility="filter">
          <table:table-cell office:value-type="string" calcext:value-type="string">
            <text:p>10.3390_en13184709</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Using the obtained pore network for Barnett shale, the initialization is conducted by setting every pore and throat element to have the local capillary pressure 𝑝(cid:3030)(cid:3040)(cid:3028)(cid:3051)=10 𝑀𝑃𝑎. Then, boundary conditions (Equation (17a) through (17d)) are applied in our dynamic pore network model, and the upper and lower boundaries are set as periodic. The water imbibition process can then be simulated directly within this proposed dynamic pore network model representing Barnett shale. Figure 4 shows the effect of the network size on the simulated spontaneous imbibition recovery with respect to time. We can see that a size of 20 × 60 is sufficient to capture the accuracy and efficiency for the following studies. The water saturation profiles of the water imbibition process are shown in Figure 5, where the average water saturation equals 0.2239. Note that the contact angle is set as 60° as the advancing contact angle is larger than the intrinsic contact angle due to the hysteresis effect [48]. All the mentioned conditions are set as the base case. Figure 4. Effect of pore network size on the simulated imbibition recovery. Energies 2020, 13, x FOR PEER REVIEW 8 of 14 <text:s/>Figure 5. 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text:p>
          </table:table-cell>
        </table:table-row>
        <table:table-row table:style-name="ro15" table:visibility="filter">
          <table:table-cell office:value-type="string" calcext:value-type="string">
            <text:p>10.3390_en13184709</text:p>
          </table:table-cell>
          <table:table-cell office:value-type="string" calcext:value-type="string">
            <text:p>data</text:p>
          </table:table-cell>
          <table:table-cell office:value-type="float" office:value="307" calcext:value-type="float">
            <text:p>307</text:p>
          </table:table-cell>
          <table:table-cell table:number-columns-repeated="2"/>
          <table:table-cell office:value-type="string" calcext:value-type="string">
            <text:p>According to the figure, with the increasing proportion of oil-wet pores, the imbibition rate and recovery factor decrease dramatically. The results indicate that wettability dominates the water imbibition characteristics. Figure 6. Three types of mixed wet conditions. Figure 7. Spontaneous imbibition recovery with respect to dimensionless time for different wettability distributions. Energies 2020, 13, x FOR PEER REVIEW 8 of 14 <text:s/>Figure 5. 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 The corresponding spontaneous water imbibition-induced oil recoveries are shown in Figure 7 for dimensionless time 𝑡(cid:3005)=𝐶𝑡(cid:3495)(cid:3038)(cid:3109)(cid:3097)(cid:3091)(cid:3298)(cid:2869)(cid:3013)(cid:3118) , where 𝐶 is the unit conversion factor, which is equal to 0.018849 if 𝑡 is in minutes, 𝑘 in md, 𝜙 in decimal, 𝜎 in 𝑚𝑁/𝑚, 𝜇(cid:3050) in cp, and L is a characteristic length in cm [49]; we follow the same units here. According to the figure, with the increasing proportion of oil-wet pores, the imbibition rate and recovery factor decrease dramatically. The results indicate that wettability dominates the water imbibition characteristics. Figure 6. Three types of mixed wet conditions. Figure 7. Spontaneous imbibition recovery with respect to dimensionless time for different we</text:p>
          </table:table-cell>
        </table:table-row>
        <table:table-row table:style-name="ro19" table:visibility="filter">
          <table:table-cell office:value-type="string" calcext:value-type="string">
            <text:p>10.3390_en13184709</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Energies 2020, 13, x FOR PEER REVIEW 7 of 14 3. Dynamic Pore-Scale Network Modeling of Water Imbibition in Shale and Tight Formations Firstly, the pore network of Barnett shale is generated using the truncated lognormal distribution of Equation (1), and the single-phase flow simulation is validated. Moghaddam and Jamiolahmady [46] presented the experimental study of the apparent gas permeability of Barnett shale samples; the corresponding pore-throat distributions were obtained from high-pressure mercury injection capillary pressure (HPMICP) experiments. We use Equation (1) to fit the experimental throat radius distribution data of HPMICP, and the mean, minimum and maximum of the throat radii are 6.2, 1 and 50 nanometers, respectively. Since the pore throat aspect ratio is non-trivial to be obtained for shale, the value is set as 1.7 following the works of Valvatne and Blunt [22]. For gas flow in shale and tight formations, the smaller the pore size, the more important the effect of a gas–solid collision; therefore, the corresponding non-Darcy effect needs to be considered. After considering the gas non-Darcy flow (the details are provided in our previous work [47]) for every pore element, the calculated apparent gas permeability and experimentally measured data show a good match, as shown in Figure 3, which demonstrates that the generated network is representative for Barnett Shale, which forms the foundation for the following two-phase flow simulation. Figure 3. Apparent gas permeability of a Barnett shale sample: experiment and pore network modeling. Using the obtained pore network for Barnett shale, the initialization is conducted by setting every pore and throat element to have the local capillary pressure 𝑝(cid:3030)(cid:3040)(cid:3028)(cid:3051)=10 𝑀𝑃𝑎.</text:p>
          </table:table-cell>
        </table:table-row>
        <table:table-row table:style-name="ro19" table:visibility="filter">
          <table:table-cell office:value-type="string" calcext:value-type="string">
            <text:p>10.3390_en13184709</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Energies 2020, 13, x FOR PEER REVIEW 8 of 14 <text:s/>Figure 5. 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 The corresponding spontaneous water imbibition-induced oil recoveries are shown in Figure 7 for dimensionless time 𝑡(cid:3005)=𝐶𝑡(cid:3495)(cid:3038)(cid:3109)(cid:3097)(cid:3091)(cid:3298)(cid:2869)(cid:3013)(cid:3118) , where 𝐶 is the unit conversion factor, which is equal to 0.018849 if 𝑡 is in minutes, 𝑘 in md, 𝜙 in decimal, 𝜎 in 𝑚𝑁/𝑚, 𝜇(cid:3050) in cp, and L is a characteristic length in cm [49]; we follow the same units here. According to the figure, with the increasing proportion of oil-wet pores, the imbibition rate and recovery factor decrease dramatically. The results indicate that wettability dominates the water imbibition characteristics. Figure 6. Three types of mixed wet conditions. Figure 7. Spontaneous imbibition recovery with respect to dimensionless time for different wettability distributions. Energies 2020, 13, x FOR PEER REVIEW 8 of 14 <text:s/>Figure 5. 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text:p>
          </table:table-cell>
        </table:table-row>
        <table:table-row table:style-name="ro17" table:visibility="filter">
          <table:table-cell office:value-type="string" calcext:value-type="string">
            <text:p>10.3390_en13184709</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For gas flow in shale and tight formations, the smaller the pore size, the more important the effect of a gas–solid collision; therefore, the corresponding non-Darcy effect needs to be considered. After considering the gas non-Darcy flow (the details are provided in our previous work [47]) for every pore element, the calculated apparent gas permeability and experimentally measured data show a good match, as shown in Figure 3, which demonstrates that the generated network is representative for Barnett Shale, which forms the foundation for the following two-phase flow simulation. Figure 3. Apparent gas permeability of a Barnett shale sample: experiment and pore network modeling. Using the obtained pore network for Barnett shale, the initialization is conducted by setting every pore and throat element to have the local capillary pressure 𝑝(cid:3030)(cid:3040)(cid:3028)(cid:3051)=10 𝑀𝑃𝑎. Then, boundary conditions (Equation (17a) through (17d)) are applied in our dynamic pore network model, and the upper and lower boundaries are set as periodic. The water imbibition process can then be simulated directly within this proposed dynamic pore network model representing Barnett shale. Figure 4 shows the effect of the network size on the simulated spontaneous imbibition recovery with respect to time. We can see that a size of 20 × 60 is sufficient to capture the accuracy and efficiency for the following studies. The water saturation profiles of the water imbibition process are shown in Figure 5, where the average water saturation equals 0.2239. Note that the contact angle is set as 60° as the advancing contact angle is larger than the intrinsic contact angle due to the hysteresis effect [48]. All the mentioned conditions are set as the base case. Figure 4. Effect of pore network size on the simulated imbibition recovery. Energies 2020, 13, 4709</text:p>
          </table:table-cell>
        </table:table-row>
        <table:table-row table:style-name="ro19" table:visibility="filter">
          <table:table-cell office:value-type="string" calcext:value-type="string">
            <text:p>10.3390_en13184709</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Figure 4 shows the effect of the network size on the simulated spontaneous imbibition recovery with respect to time. We can see that a size of 20 × 60 is sufficient to capture the accuracy and efficiency for the following studies. The water saturation profiles of the water imbibition process are shown in Figure 5, where the average water saturation equals 0.2239. Note that the contact angle is set as 60° as the advancing contact angle is larger than the intrinsic contact angle due to the hysteresis effect [48]. All the mentioned conditions are set as the base case. Figure 4. Effect of pore network size on the simulated imbibition recovery. Energies 2020, 13, x FOR PEER REVIEW 8 of 14 <text:s/>Figure 5. 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 The corresponding spontaneous water imbibition-induced oil recoveries are shown in Figure 7 for dimensionless time 𝑡(cid:3005)=𝐶𝑡(cid:3495)(cid:3038)(cid:3109)(cid:3097)(cid:3091)(cid:3298)(cid:2869)(cid:3013)(cid:3118) , where 𝐶 is the unit conversion factor, which is equal to 0.018849 if 𝑡 is in minutes, 𝑘 in md, 𝜙 in decimal, 𝜎 in 𝑚𝑁/𝑚, 𝜇(cid:3050) in cp, and L is a characteristic length in cm [49]; we follow the same units here. According to the figure, with the increasing proportion of oil-wet pores, the imbibition rate and recovery factor decrease dramatically. The results indicate that wettability dominates the water imbibition characteristics.</text:p>
          </table:table-cell>
        </table:table-row>
        <table:table-row table:style-name="ro17" table:visibility="filter">
          <table:table-cell office:value-type="string" calcext:value-type="string">
            <text:p>10.3390_en13184709</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 The corresponding spontaneous water imbibition-induced oil recoveries are shown in Figure 7 for dimensionless time 𝑡(cid:3005)=𝐶𝑡(cid:3495)(cid:3038)(cid:3109)(cid:3097)(cid:3091)(cid:3298)(cid:2869)(cid:3013)(cid:3118) , where 𝐶 is the unit conversion factor, which is equal to 0.018849 if 𝑡 is in minutes, 𝑘 in md, 𝜙 in decimal, 𝜎 in 𝑚𝑁/𝑚, 𝜇(cid:3050) in cp, and L is a characteristic length in cm [49]; we follow the same units here. According to the figure, with the increasing proportion of oil-wet pores, the imbibition rate and recovery factor decrease dramatically. The results indicate that wettability dominates the water imbibition characteristics. Figure 6. Three types of mixed wet conditions. Figure 7. Spontaneous imbibition recovery with respect to dimensionless time for different wettability distributions. Energies 2020, 13, x FOR PEER REVIEW 8 of 14 <text:s/>Figure 5. 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 The corresponding spontaneous water imbibition-induced oil recoveries are shown in Figure 7 for dimensionless time 𝑡(cid:3005)=𝐶𝑡(cid:3495)(cid:3038)(cid:31</text:p>
          </table:table-cell>
        </table:table-row>
        <table:table-row table:style-name="ro21" table:visibility="filter">
          <table:table-cell office:value-type="string" calcext:value-type="string">
            <text:p>10.3390_en13184709</text:p>
          </table:table-cell>
          <table:table-cell office:value-type="string" calcext:value-type="string">
            <text:p>data</text:p>
          </table:table-cell>
          <table:table-cell office:value-type="float" office:value="358" calcext:value-type="float">
            <text:p>358</text:p>
          </table:table-cell>
          <table:table-cell table:number-columns-repeated="2"/>
          <table:table-cell office:value-type="string" calcext:value-type="string">
            <text:p>Energies 2020, 13, x FOR PEER REVIEW 7 of 14 3. Dynamic Pore-Scale Network Modeling of Water Imbibition in Shale and Tight Formations Firstly, the pore network of Barnett shale is generated using the truncated lognormal distribution of Equation (1), and the single-phase flow simulation is validated. Moghaddam and Jamiolahmady [46] presented the experimental study of the apparent gas permeability of Barnett shale samples; the corresponding pore-throat distributions were obtained from high-pressure mercury injection capillary pressure (HPMICP) experiments. We use Equation (1) to fit the experimental throat radius distribution data of HPMICP, and the mean, minimum and maximum of the throat radii are 6.2, 1 and 50 nanometers, respectively. Since the pore throat aspect ratio is non-trivial to be obtained for shale, the value is set as 1.7 following the works of Valvatne and Blunt [22]. For gas flow in shale and tight formations, the smaller the pore size, the more important the effect of a gas–solid collision; therefore, the corresponding non-Darcy effect needs to be considered. After considering the gas non-Darcy flow (the details are provided in our previous work [47]) for every pore element, the calculated apparent gas permeability and experimentally measured data show a good match, as shown in Figure 3, which demonstrates that the generated network is representative for Barnett Shale, which forms the foundation for the following two-phase flow simulation. Figure 3. Apparent gas permeability of a Barnett shale sample: experiment and pore network modeling. Using the obtained pore network for Barnett shale, the initialization is conducted by setting every pore and throat element to have the local capillary pressure 𝑝(cid:3030)(cid:3040)(cid:3028)(cid:3051)=10 𝑀𝑃𝑎. Then, boundary conditions (Equation (17a) through (17d)) are applied in our dynamic pore network model, and the upper and lower boundaries are set as periodic.</text:p>
          </table:table-cell>
        </table:table-row>
        <table:table-row table:style-name="ro22" table:visibility="filter">
          <table:table-cell office:value-type="string" calcext:value-type="string">
            <text:p>10.3390_en13184709</text:p>
          </table:table-cell>
          <table:table-cell office:value-type="string" calcext:value-type="string">
            <text:p>data</text:p>
          </table:table-cell>
          <table:table-cell office:value-type="float" office:value="398" calcext:value-type="float">
            <text:p>398</text:p>
          </table:table-cell>
          <table:table-cell table:number-columns-repeated="2"/>
          <table:table-cell office:value-type="string" calcext:value-type="string">
            <text:p>Energies 2020, 13, x FOR PEER REVIEW 7 of 14 3. Dynamic Pore-Scale Network Modeling of Water Imbibition in Shale and Tight Formations Firstly, the pore network of Barnett shale is generated using the truncated lognormal distribution of Equation (1), and the single-phase flow simulation is validated. Moghaddam and Jamiolahmady [46] presented the experimental study of the apparent gas permeability of Barnett shale samples; the corresponding pore-throat distributions were obtained from high-pressure mercury injection capillary pressure (HPMICP) experiments. We use Equation (1) to fit the experimental throat radius distribution data of HPMICP, and the mean, minimum and maximum of the throat radii are 6.2, 1 and 50 nanometers, respectively. Since the pore throat aspect ratio is non-trivial to be obtained for shale, the value is set as 1.7 following the works of Valvatne and Blunt [22]. For gas flow in shale and tight formations, the smaller the pore size, the more important the effect of a gas–solid collision; therefore, the corresponding non-Darcy effect needs to be considered. After considering the gas non-Darcy flow (the details are provided in our previous work [47]) for every pore element, the calculated apparent gas permeability and experimentally measured data show a good match, as shown in Figure 3, which demonstrates that the generated network is representative for Barnett Shale, which forms the foundation for the following two-phase flow simulation. Figure 3. Apparent gas permeability of a Barnett shale sample: experiment and pore network modeling. Using the obtained pore network for Barnett shale, the initialization is conducted by setting every pore and throat element to have the local capillary pressure 𝑝(cid:3030)(cid:3040)(cid:3028)(cid:3051)=10 𝑀𝑃𝑎. Then, boundary conditions (Equation (17a) through (17d)) are applied in our dynamic pore network model, and the upper and lower boundaries are set as periodic. The water imbibition process can then be simulated directly within this proposed dynamic pore network model representing Barnett shale. Figure 4 shows the effect of the network size on the simulated spontaneous imbibition recovery with respect to time.</text:p>
          </table:table-cell>
        </table:table-row>
        <table:table-row table:style-name="ro21">
          <table:table-cell office:value-type="string" calcext:value-type="string">
            <text:p>10.3390_en13184709</text:p>
          </table:table-cell>
          <table:table-cell office:value-type="string" calcext:value-type="string">
            <text:p>data available, data</text:p>
          </table:table-cell>
          <table:table-cell office:value-type="float" office:value="336" calcext:value-type="float">
            <text:p>336</text:p>
          </table:table-cell>
          <table:table-cell/>
          <table:table-cell office:value-type="float" office:value="0" calcext:value-type="float">
            <text:p>0</text:p>
          </table:table-cell>
          <table:table-cell office:value-type="string" calcext:value-type="string">
            <text:p>Energies 2020, 13, x FOR PEER REVIEW 10 of 14 Moreover, the effects of the initial maximum capillary pressure and the viscosity of the non-wetting phase on water imbibition are studied in this work, and the corresponding results are shown in Figures 11 and 12. According to the figures, when the initial capillary pressure increases and the non-wetting phase viscosity decreases, the corresponding imbibition rates increase. However, the final imbibition recovery factor tends to be similar, which is because the water imbibition process is a capillary-dominated flow and the recovery factor is controlled by capillarity, which is affected by pore shape, aspect ratio, contact angle, etc. Therefore, the viscous forces in the reservoir conditions increase the imbibition rates but not the final recovery factor. Figure 11. Spontaneous imbibition with different initial maximum capillary pressures. Figure 12. Spontaneous imbibition with different non-wetting phase viscosities. To further investigate the capillarity effect on the water imbibition of Barnett shale, the following sensitivity studies are conducted: the determination of the pore throat aspect ratio, contact angle and shape factor of the cross-area. The corresponding results for the water imbibition recovery factor with respect to dimensionless time are shown in Figures 13–15, respectively. A higher aspect ratio tends to increase the percentage of the non-wetting phase trapped by the snap-off effect, which increases the residual non-wetting phase saturation and hence the final recovery factor (c.f. Figure 13). When the contact angle and cross-area shape factor decrease, leading to an increase of capillary pressure, the imbibition rate increases at the beginning. However, the final recovery factor decreases slightly (c.f. Figures 13 and 14) because snap-off tends to occur more frequently with a lower contact angle and shape factor, as shown in Equation (13). Energies 2020, 13, 4709</text:p>
          </table:table-cell>
        </table:table-row>
        <table:table-row table:style-name="ro21">
          <table:table-cell office:value-type="string" calcext:value-type="string">
            <text:p>10.3390_en13184709</text:p>
          </table:table-cell>
          <table:table-cell office:value-type="string" calcext:value-type="string">
            <text:p>data available, data</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Based on the above analysis, the simulated imbibition recovery factor with respect to dimensionless time is compared with the laboratory experimental work of Barnett shale samples by Morsy and Sheng [16]. The corresponding results are shown in Figure 10. Both the effects of wettability and micro-fractures are considered to fit the experimental data. Mixed wettability for Barnett shale is found within the fitting process. Since micro-fractures are observed in the imbibition experiments, the characteristic length is reduced significantly. In the fitting results, the effective characteristic length of Barnett shale samples is approximately several millimeters, and the fraction of oil-wet pores ranges from 70% to 50%. Figure 10. Imbibition recovery factors of Barnett shale: pore network modeling and experiments [16]. Energies 2020, 13, x FOR PEER REVIEW 9 of 14 The existence of micro-fractures is considered in this work to investigate their effect on water imbibition, as natural and hydraulic fractures are presented within shale and tight formations. Four lines of micro-fractures are assigned within the Barnett shale pore network, and the pore radius is set as 20 nanometers (c.f. Figure 8), which is 3.23 times the mean radius of the Barnett shale matrix; therefore, the micro-fracture permeability is approximately 10 times that of the matrix permeability. The corresponding imbibition recovery with respect to dimensionless time is shown in Figure 9. With the existence of micro-fractures, the imbibition rate increases significantly while the final recovery remains similar. The micro-factures contribute to the conductance of the pore network instead of the pore volume, and the increase of conductance increases the imbibition rate but not the final recovery, as the final recovery is controlled by the capillarity of the matrix pores and throats. Figure 8. Schematic of micro-fracture distributions in the pore network. Figure 9. Water imbibition recovery factor with and without micro-fractures.</text:p>
          </table:table-cell>
        </table:table-row>
        <table:table-row table:style-name="ro21">
          <table:table-cell office:value-type="string" calcext:value-type="string">
            <text:p>10.3390_en13184709</text:p>
          </table:table-cell>
          <table:table-cell office:value-type="string" calcext:value-type="string">
            <text:p>data available, data</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Energies 2020, 13, x FOR PEER REVIEW 9 of 14 The existence of micro-fractures is considered in this work to investigate their effect on water imbibition, as natural and hydraulic fractures are presented within shale and tight formations. Four lines of micro-fractures are assigned within the Barnett shale pore network, and the pore radius is set as 20 nanometers (c.f. Figure 8), which is 3.23 times the mean radius of the Barnett shale matrix; therefore, the micro-fracture permeability is approximately 10 times that of the matrix permeability. The corresponding imbibition recovery with respect to dimensionless time is shown in Figure 9. With the existence of micro-fractures, the imbibition rate increases significantly while the final recovery remains similar. The micro-factures contribute to the conductance of the pore network instead of the pore volume, and the increase of conductance increases the imbibition rate but not the final recovery, as the final recovery is controlled by the capillarity of the matrix pores and throats. Figure 8. Schematic of micro-fracture distributions in the pore network. Figure 9. Water imbibition recovery factor with and without micro-fractures. Based on the above analysis, the simulated imbibition recovery factor with respect to dimensionless time is compared with the laboratory experimental work of Barnett shale samples by Morsy and Sheng [16]. The corresponding results are shown in Figure 10. Both the effects of wettability and micro-fractures are considered to fit the experimental data. Mixed wettability for Barnett shale is found within the fitting process. Since micro-fractures are observed in the imbibition experiments, the characteristic length is reduced significantly. In the fitting results, the effective characteristic length of Barnett shale samples is approximately several millimeters, and the fraction of oil-wet pores ranges from 70% to 50%. Figure 10. Imbibition recovery factors of Barnett shale: pore network modeling and experiments [16].</text:p>
          </table:table-cell>
        </table:table-row>
        <table:table-row table:style-name="ro21">
          <table:table-cell office:value-type="string" calcext:value-type="string">
            <text:p>10.3390_en13184709</text:p>
          </table:table-cell>
          <table:table-cell office:value-type="string" calcext:value-type="string">
            <text:p>data available, data</text:p>
          </table:table-cell>
          <table:table-cell office:value-type="float" office:value="344" calcext:value-type="float">
            <text:p>344</text:p>
          </table:table-cell>
          <table:table-cell/>
          <table:table-cell office:value-type="float" office:value="0" calcext:value-type="float">
            <text:p>0</text:p>
          </table:table-cell>
          <table:table-cell office:value-type="string" calcext:value-type="string">
            <text:p>Figure 8. Schematic of micro-fracture distributions in the pore network. Figure 9. Water imbibition recovery factor with and without micro-fractures. Based on the above analysis, the simulated imbibition recovery factor with respect to dimensionless time is compared with the laboratory experimental work of Barnett shale samples by Morsy and Sheng [16]. The corresponding results are shown in Figure 10. Both the effects of wettability and micro-fractures are considered to fit the experimental data. Mixed wettability for Barnett shale is found within the fitting process. Since micro-fractures are observed in the imbibition experiments, the characteristic length is reduced significantly. In the fitting results, the effective characteristic length of Barnett shale samples is approximately several millimeters, and the fraction of oil-wet pores ranges from 70% to 50%. Figure 10. Imbibition recovery factors of Barnett shale: pore network modeling and experiments [16]. Energies 2020, 13, x FOR PEER REVIEW 9 of 14 The existence of micro-fractures is considered in this work to investigate their effect on water imbibition, as natural and hydraulic fractures are presented within shale and tight formations. Four lines of micro-fractures are assigned within the Barnett shale pore network, and the pore radius is set as 20 nanometers (c.f. Figure 8), which is 3.23 times the mean radius of the Barnett shale matrix; therefore, the micro-fracture permeability is approximately 10 times that of the matrix permeability. The corresponding imbibition recovery with respect to dimensionless time is shown in Figure 9. With the existence of micro-fractures, the imbibition rate increases significantly while the final recovery remains similar. The micro-factures contribute to the conductance of the pore network instead of the pore volume, and the increase of conductance increases the imbibition rate but not the final recovery, as the final recovery is controlled by the capillarity of the matrix pores and throats. Figure 8.</text:p>
          </table:table-cell>
        </table:table-row>
        <table:table-row table:style-name="ro21">
          <table:table-cell office:value-type="string" calcext:value-type="string">
            <text:p>10.3390_en13184709</text:p>
          </table:table-cell>
          <table:table-cell office:value-type="string" calcext:value-type="string">
            <text:p>data available, data</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Energies 2020, 13, x FOR PEER REVIEW 9 of 14 The existence of micro-fractures is considered in this work to investigate their effect on water imbibition, as natural and hydraulic fractures are presented within shale and tight formations. Four lines of micro-fractures are assigned within the Barnett shale pore network, and the pore radius is set as 20 nanometers (c.f. Figure 8), which is 3.23 times the mean radius of the Barnett shale matrix; therefore, the micro-fracture permeability is approximately 10 times that of the matrix permeability. The corresponding imbibition recovery with respect to dimensionless time is shown in Figure 9. With the existence of micro-fractures, the imbibition rate increases significantly while the final recovery remains similar. The micro-factures contribute to the conductance of the pore network instead of the pore volume, and the increase of conductance increases the imbibition rate but not the final recovery, as the final recovery is controlled by the capillarity of the matrix pores and throats. Figure 8. Schematic of micro-fracture distributions in the pore network. Figure 9. Water imbibition recovery factor with and without micro-fractures. Based on the above analysis, the simulated imbibition recovery factor with respect to dimensionless time is compared with the laboratory experimental work of Barnett shale samples by Morsy and Sheng [16]. The corresponding results are shown in Figure 10. Both the effects of wettability and micro-fractures are considered to fit the experimental data. Mixed wettability for Barnett shale is found within the fitting process. Since micro-fractures are observed in the imbibition experiments, the characteristic length is reduced significantly. In the fitting results, the effective characteristic length of Barnett shale samples is approximately several millimeters, and the fraction of oil-wet pores ranges from 70% to 50%. Figure 10. Imbibition recovery factors of Barnett shale: pore network modeling and experiments [16]. Energies 2020, 13, 4709</text:p>
          </table:table-cell>
        </table:table-row>
        <table:table-row table:style-name="ro21">
          <table:table-cell office:value-type="string" calcext:value-type="string">
            <text:p>10.3390_en13184709</text:p>
          </table:table-cell>
          <table:table-cell office:value-type="string" calcext:value-type="string">
            <text:p>data available, data</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th in cm [49]; we follow the same units here. According to the figure, with the increasing proportion of oil-wet pores, the imbibition rate and recovery factor decrease dramatically. The results indicate that wettability dominates the water imbibition characteristics. Figure 6. Three types of mixed wet conditions. Figure 7. Spontaneous imbibition recovery with respect to dimensionless time for different wettability distributions. Energies 2020, 13, x FOR PEER REVIEW 9 of 14 The existence of micro-fractures is considered in this work to investigate their effect on water imbibition, as natural and hydraulic fractures are presented within shale and tight formations. Four lines of micro-fractures are assigned within the Barnett shale pore network, and the pore radius is set as 20 nanometers (c.f. Figure 8), which is 3.23 times the mean radius of the Barnett shale matrix; therefore, the micro-fracture permeability is approximately 10 times that of the matrix permeability. The corresponding imbibition recovery with respect to dimensionless time is shown in Figure 9. With the existence of micro-fractures, the imbibition rate increases significantly while the final recovery remains similar. The micro-factures contribute to the conductance of the pore network instead of the pore volume, and the increase of conductance increases the imbibition rate but not the final recovery, as the final recovery is controlled by the capillarity of the matrix pores and throats. Figure 8. Schematic of micro-fracture distributions in the pore network. Figure 9. Water imbibition recovery factor with and without micro-fractures. Based on the above analysis, the simulated imbibition recovery factor with respect to dimensionless time is compared with the laboratory experimental work of Barnett shale samples by Morsy and Sheng [16]. The corresponding results are shown in Figure 10. Both the effects of wettability and micro-fractures are considered to fit the experimental data. Mixed wettability for Barnett shale is found within the fitting process.</text:p>
          </table:table-cell>
        </table:table-row>
        <table:table-row table:style-name="ro18">
          <table:table-cell office:value-type="string" calcext:value-type="string">
            <text:p>10.3390_en13184709</text:p>
          </table:table-cell>
          <table:table-cell office:value-type="string" calcext:value-type="string">
            <text:p>data available, data</text:p>
          </table:table-cell>
          <table:table-cell office:value-type="float" office:value="348" calcext:value-type="float">
            <text:p>348</text:p>
          </table:table-cell>
          <table:table-cell/>
          <table:table-cell office:value-type="float" office:value="0" calcext:value-type="float">
            <text:p>0</text:p>
          </table:table-cell>
          <table:table-cell office:value-type="string" calcext:value-type="string">
            <text:p>Three types of mixed wet conditions. Figure 7. Spontaneous imbibition recovery with respect to dimensionless time for different wettability distributions. Energies 2020, 13, x FOR PEER REVIEW 9 of 14 The existence of micro-fractures is considered in this work to investigate their effect on water imbibition, as natural and hydraulic fractures are presented within shale and tight formations. Four lines of micro-fractures are assigned within the Barnett shale pore network, and the pore radius is set as 20 nanometers (c.f. Figure 8), which is 3.23 times the mean radius of the Barnett shale matrix; therefore, the micro-fracture permeability is approximately 10 times that of the matrix permeability. The corresponding imbibition recovery with respect to dimensionless time is shown in Figure 9. With the existence of micro-fractures, the imbibition rate increases significantly while the final recovery remains similar. The micro-factures contribute to the conductance of the pore network instead of the pore volume, and the increase of conductance increases the imbibition rate but not the final recovery, as the final recovery is controlled by the capillarity of the matrix pores and throats. Figure 8. Schematic of micro-fracture distributions in the pore network. Figure 9. Water imbibition recovery factor with and without micro-fractures. Based on the above analysis, the simulated imbibition recovery factor with respect to dimensionless time is compared with the laboratory experimental work of Barnett shale samples by Morsy and Sheng [16]. The corresponding results are shown in Figure 10. Both the effects of wettability and micro-fractures are considered to fit the experimental data. Mixed wettability for Barnett shale is found within the fitting process. Since micro-fractures are observed in the imbibition experiments, the characteristic length is reduced significantly. In the fitting results, the effective characteristic length of Barnett shale samples is approximately several millimeters, and the fraction of oil-wet pores ranges from 70% to 50%. Figure 10.</text:p>
          </table:table-cell>
        </table:table-row>
        <table:table-row table:style-name="ro19">
          <table:table-cell office:value-type="string" calcext:value-type="string">
            <text:p>10.3390_en13184709</text:p>
          </table:table-cell>
          <table:table-cell office:value-type="string" calcext:value-type="string">
            <text:p>data available, data</text:p>
          </table:table-cell>
          <table:table-cell office:value-type="float" office:value="349" calcext:value-type="float">
            <text:p>349</text:p>
          </table:table-cell>
          <table:table-cell/>
          <table:table-cell office:value-type="float" office:value="0" calcext:value-type="float">
            <text:p>0</text:p>
          </table:table-cell>
          <table:table-cell office:value-type="string" calcext:value-type="string">
            <text:p>Energies 2020, 13, x FOR PEER REVIEW 8 of 14 <text:s/>Figure 5. Water saturation profiles of the water imbibition process using the proposed dynamic pore network model with an average water saturation equal to 0.2239. Generally, a mixed wettability is assumed for shale and tight formations. Here, we considered mixed wet conditions for Barnett shale. We assigned three types of mixed wet conditions—30% oil-wet, 50% oil-wet and 70% oil-wet—as shown in Figure 6. The corresponding spontaneous water imbibition-induced oil recoveries are shown in Figure 7 for dimensionless time 𝑡(cid:3005)=𝐶𝑡(cid:3495)(cid:3038)(cid:3109)(cid:3097)(cid:3091)(cid:3298)(cid:2869)(cid:3013)(cid:3118) , where 𝐶 is the unit conversion factor, which is equal to 0.018849 if 𝑡 is in minutes, 𝑘 in md, 𝜙 in decimal, 𝜎 in 𝑚𝑁/𝑚, 𝜇(cid:3050) in cp, and L is a characteristic length in cm [49]; we follow the same units here. According to the figure, with the increasing proportion of oil-wet pores, the imbibition rate and recovery factor decrease dramatically. The results indicate that wettability dominates the water imbibition characteristics. Figure 6. Three types of mixed wet conditions. Figure 7. Spontaneous imbibition recovery with respect to dimensionless time for different wettability distributions. Energies 2020, 13, x FOR PEER REVIEW 9 of 14 The existence of micro-fractures is considered in this work to investigate their effect on water imbibition, as natural and hydraulic fractures are presented within shale and tight formations. Four lines of micro-fractures are assigned within the Barnett shale pore network, and the pore radius is set as 20 nanometers (c.f. Figure 8), which is 3.23 times the mean radius of the Barnett shale matrix; therefore, the micro-fracture permeability is approximately 10 times that of the matrix permeability.</text:p>
          </table:table-cell>
        </table:table-row>
        <table:table-row table:style-name="ro18">
          <table:table-cell office:value-type="string" calcext:value-type="string">
            <text:p>10.3390_en13184709</text:p>
          </table:table-cell>
          <table:table-cell office:value-type="string" calcext:value-type="string">
            <text:p>data available, data</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Water imbibition recovery factor with and without micro-fractures. Based on the above analysis, the simulated imbibition recovery factor with respect to dimensionless time is compared with the laboratory experimental work of Barnett shale samples by Morsy and Sheng [16]. The corresponding results are shown in Figure 10. Both the effects of wettability and micro-fractures are considered to fit the experimental data. Mixed wettability for Barnett shale is found within the fitting process. Since micro-fractures are observed in the imbibition experiments, the characteristic length is reduced significantly. In the fitting results, the effective characteristic length of Barnett shale samples is approximately several millimeters, and the fraction of oil-wet pores ranges from 70% to 50%. Figure 10. Imbibition recovery factors of Barnett shale: pore network modeling and experiments [16]. Energies 2020, 13, x FOR PEER REVIEW 10 of 14 Moreover, the effects of the initial maximum capillary pressure and the viscosity of the non-wetting phase on water imbibition are studied in this work, and the corresponding results are shown in Figures 11 and 12. According to the figures, when the initial capillary pressure increases and the non-wetting phase viscosity decreases, the corresponding imbibition rates increase. However, the final imbibition recovery factor tends to be similar, which is because the water imbibition process is a capillary-dominated flow and the recovery factor is controlled by capillarity, which is affected by pore shape, aspect ratio, contact angle, etc. Therefore, the viscous forces in the reservoir conditions increase the imbibition rates but not the final recovery factor. Figure 11. Spontaneous imbibition with different initial maximum capillary pressures. Figure 12. Spontaneous imbibition with different non-wetting phase viscosities. To further investigate the capillarity effect on the water imbibition of Barnett shale, the following sensitivity studies are conducted: the determination of the pore throat aspect ratio, contact angle and shape factor of the cross-area.</text:p>
          </table:table-cell>
        </table:table-row>
        <table:table-row table:style-name="ro10" table:visibility="filter">
          <table:table-cell office:value-type="string" calcext:value-type="string">
            <text:p>10.3390_en13195050</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uthor Contributions: Conceptualization, X.W. and Y.C.; methodology, X.W.; formal analysis, X.W. and Y.C.; investigation, Y.S.; resources, H.M.; data curation, H.M.; writing—original draft preparation, X.W.; writing—review and editing, S.Z. and Y.C. All authors have read and agreed to the published version of the manuscript.</text:p>
          </table:table-cell>
        </table:table-row>
        <table:table-row table:style-name="ro3" table:visibility="filter">
          <table:table-cell office:value-type="string" calcext:value-type="string">
            <text:p>10.3390_en13195050</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The combination is intended to orient and determine the speciﬁc practical area of the analysis in which conﬁrmation and consensus proceed by detecting feasible windows of opportunity and by determining more system details, analytical scales, and temporalities. This can realize the transfer between practical data and the general model or indicator, and can direct and communicate the diﬀerent estimation paradigms in a high- or low-carbon state, as well as the transition pathways.</text:p>
          </table:table-cell>
        </table:table-row>
        <table:table-row table:style-name="ro7" table:visibility="filter">
          <table:table-cell office:value-type="string" calcext:value-type="string">
            <text:p>10.3390_en13195050</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ird, in terms of policy considerations, for the MLP, policy suggestions can reveal uncertainties while focusing on the overall strategy, and the forward-looking positioning of policy goals is limited. Through data input and settings of background implications, the initial state in the model is determined. However, with complex interactions, we cannot easily predict the ultimate results from initial information. ABM, however, is appropriate when the initial state is not a predictor of the future because the processes of growth and change are dynamic [14], which can inspire further extension of the policy suggestions in MLP. ABM can provide speciﬁc and simple policy suggestions on the basis of simulating the inﬂuence of policy choices on the pathways of a low-carbon transition, but it oversimpliﬁes the decision-making of social policies. The robustness of a single run in ABM models is another problem. The only way to treat this problem is through multiple runs, systematically varying initial conditions or parameters to assess the robustness of results. However, with MLP, we may partially assess the result empirically and simplify the testing procedure to some extent.</text:p>
          </table:table-cell>
        </table:table-row>
        <table:table-row table:style-name="ro14" table:visibility="filter">
          <table:table-cell office:value-type="string" calcext:value-type="string">
            <text:p>10.3390_en13195050</text:p>
          </table:table-cell>
          <table:table-cell office:value-type="string" calcext:value-type="string">
            <text:p>data</text:p>
          </table:table-cell>
          <table:table-cell office:value-type="float" office:value="233" calcext:value-type="float">
            <text:p>233</text:p>
          </table:table-cell>
          <table:table-cell table:number-columns-repeated="2"/>
          <table:table-cell office:value-type="string" calcext:value-type="string">
            <text:p>Some recent studies [11–13] have discussed the methods used to integrate or bridge the gap between diﬀerent analytical methods. The main achievement is the integration of sociotechnical- and modeling-based approaches. The former focuses on sociotechnical variables, such as participants and niche innovation, whereas the latter concentrates on niche innovation details and economic variables in a quantitative framework. However, previous studies relied too much on qualitative data from the MLP side, and only simple computational modeling approaches, such as the integrated assessment method (IAM) [11,12], were adopted as the counterpart in the integration. These integrated approaches also cannot fully reﬂect the multi-level scale and the interaction between diﬀerent levels. For example, these methods mainly focus on the connection between the various approaches in diﬀerent transition periods and cannot coherently or continuously describe the interaction between the levels, such as the MLP describes the emerged windows of the transition and bridges the IAM during the transition. By modeling agents individually, ABM, however, provides useful information about the behavior of the system as a whole through agent interactions. Microphonic modeling, as revealed by the ABM mindset, enables a natural and ﬂexible description of a complex system of behavioral entities, which is promising for low-carbon transition analysis.</text:p>
          </table:table-cell>
        </table:table-row>
        <table:table-row table:style-name="ro19" table:visibility="filter">
          <table:table-cell office:value-type="string" calcext:value-type="string">
            <text:p>10.3390_en13195050</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More speciﬁcally, in Wu, X. et al. [1], ﬁrst, an agent-based model was adopted to simulate a distributed energy system coupled with localized energy markets to explore the relationship among some key factors (i.e., the roles of energy capacity, the energy consumption of ﬁrms, and economic regulations) and their combined eﬀect on the low-carbon transition. Second, by scanning the parameter space of low- and high-carbon energy capacity (i.e., 8 or 18), energy consumption (i.e., 0.1–1), and market regulatory bias (i.e., 4–250) for exploiting the power of the present approach to policymaking, the model can construct phase diagrams in which three phases—catastrophic depression, a high-carbon economy, and a low-carbon economy—can be distinguished by the low-carbon penetration rate at equilibrium. The simulation results showed that a low-carbon transition can be facilitated by the combination of market adjustments that favor low-carbon energies (thus increasing environmental market sensitivity) and policy adjustments for low energy consumption (thus decreasing energy consumption). Third, from the obtained phase diagram, policy implications can be drawn regarding the regulation of localized energy markets for restricting the supply of high-carbon energy while cultivating the demand for low-carbon energy and improvements in energy saving, energy production eﬃciency, and storage capacity. The ABM results can be used to inspire forward-looking policy suggestions for MLP. In addition, a low-carbon state can be described by ABM, and because qualitative ﬁndings cannot be fully transformed into quantitative models, new parameterization and qualitative results may appear inconsistent.</text:p>
          </table:table-cell>
        </table:table-row>
        <table:table-row table:style-name="ro19" table:visibility="filter">
          <table:table-cell office:value-type="string" calcext:value-type="string">
            <text:p>10.3390_en13195050</text:p>
          </table:table-cell>
          <table:table-cell office:value-type="string" calcext:value-type="string">
            <text:p>data</text:p>
          </table:table-cell>
          <table:table-cell office:value-type="float" office:value="288" calcext:value-type="float">
            <text:p>288</text:p>
          </table:table-cell>
          <table:table-cell table:number-columns-repeated="2"/>
          <table:table-cell office:value-type="string" calcext:value-type="string">
            <text:p>a pathway’s construction and communication of common analytical concepts can be continuously achieved using diﬀerent methods. In Figure 2, the arrow indicates that an interaction may exist between diﬀerent levels of MLP and ABM research. The full cycle of the diﬀerent transition pathways can reﬂect the combination, where MLP can provide insight into niche momentum, regime strategic actors, and the landscape change. Variable settings in ABM can beneﬁt from the structural guide from MLP. By addressing variables on diﬀerent levels, expressions between the variables can be deliberated on one at a time. This process encourages the modeler to involve interactions among the three levels by building relationships between the variables at each level. ABM can produce a more robust model based on the combined contents and can then oﬀer speciﬁc policy and practice recommendations. For example, the low-carbon transition can be realized by the combination of market adjustments that favor low-carbon energies and policy adjustments for low energy consumption (Pathway A). In contrast, with high energy consumption, transitions from high- to low-carbon states inevitably render a catastrophic depression (Pathways B and C) [1]. The diﬀerent pathways also reveal the stylized conceptualization of continuous transition dynamics and evolution abstracted from past outcome data in the MLP and the speciﬁc explanation from ABM. These diﬀerent pathways, some of which may even exceed our imagination, can be used as a supplement for the MLP framework. Policy strategies can be tested through ABM with the variation of environment parameters and the results can provide further guidance to policy suggestions oﬀered by MLP.</text:p>
          </table:table-cell>
        </table:table-row>
        <table:table-row table:style-name="ro17" table:visibility="filter">
          <table:table-cell office:value-type="string" calcext:value-type="string">
            <text:p>10.3390_en13195050</text:p>
          </table:table-cell>
          <table:table-cell office:value-type="string" calcext:value-type="string">
            <text:p>data</text:p>
          </table:table-cell>
          <table:table-cell office:value-type="float" office:value="309" calcext:value-type="float">
            <text:p>309</text:p>
          </table:table-cell>
          <table:table-cell table:number-columns-repeated="2"/>
          <table:table-cell office:value-type="string" calcext:value-type="string">
            <text:p>Energies 2020, 13, x FOR PEER REVIEW 10 of 21 different methods. In Figure 2, the arrow indicates that an interaction may exist between different levels of MLP and ABM research. The full cycle of the different transition pathways can reflect the combination, where MLP can provide insight into niche momentum, regime strategic actors, and the landscape change. Variable settings in ABM can benefit from the structural guide from MLP. By addressing variables on different levels, expressions between the variables can be deliberated on one at a time. This process encourages the modeler to involve interactions among the three levels by building relationships between the variables at each level. ABM can produce a more robust model based on the combined contents and can then offer specific policy and practice recommendations. For example, the low-carbon transition can be realized by the combination of market adjustments that favor low-carbon energies and policy adjustments for low energy consumption (Pathway A). In contrast, with high energy consumption, transitions from high- to low-carbon states inevitably render a catastrophic depression (Pathways B and C) [1]. The different pathways also reveal the stylized conceptualization of continuous transition dynamics and evolution abstracted from past outcome data in the MLP and the specific explanation from ABM. These different pathways, some of which may even exceed our imagination, can be used as a supplement for the MLP framework. Policy strategies can be tested through ABM with the variation of environment parameters and the results can provide further guidance to policy suggestions offered by MLP. Figure 2. A schematic illustration of the combination of agent-based modeling (ABM) with a multi-level perspective (MLP). 3.4.</text:p>
          </table:table-cell>
        </table:table-row>
        <table:table-row table:style-name="ro18" table:visibility="filter">
          <table:table-cell office:value-type="string" calcext:value-type="string">
            <text:p>10.3390_en13195050</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For example, the low-carbon transition can be realized by the combination of market adjustments that favor low-carbon energies and policy adjustments for low energy consumption (Pathway A). In contrast, with high energy consumption, transitions from high- to low-carbon states inevitably render a catastrophic depression (Pathways B and C) [1]. The different pathways also reveal the stylized conceptualization of continuous transition dynamics and evolution abstracted from past outcome data in the MLP and the specific explanation from ABM. These different pathways, some of which may even exceed our imagination, can be used as a supplement for the MLP framework. Policy strategies can be tested through ABM with the variation of environment parameters and the results can provide further guidance to policy suggestions offered by MLP. Figure 2. A schematic illustration of the combination of agent-based modeling (ABM) with a multi-level perspective (MLP). 3.4. Combination Flow of the Low-Carbon Transitions This section illustrates how to combine the MLP and ABM frameworks, and provides a visual representation of the framework that clearly mobilizes various types of information when analyzing specific disciplinary and policy issues and when evaluating a constantly changing multi-level shift in transient strategy. Figure 3 displays a general schematic presentation of the two-way transfer between the methods in the interconnected analysis chain and illustrates how adjacent perspectives can be actively mobilized and communicated. The combination is intended to orient and determine the specific practical area of the analysis in which confirmation and consensus proceed by detecting feasible windows of opportunity and by determining more system details, analytical scales, and temporalities. This can realize the transfer between practical data and the general model or indicator, and can direct and communicate the different estimation paradigms in a high- or low-carbon state, as well as the transition pathways. Energies 2020, 13, 5050</text:p>
          </table:table-cell>
        </table:table-row>
        <table:table-row table:style-name="ro21" table:visibility="filter">
          <table:table-cell office:value-type="string" calcext:value-type="string">
            <text:p>10.3390_en13195050</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In the second step, to better understand the inﬂuence of social action or participant behavior on low-carbon decision-making, we designed the industry–energy ecosystem agent-based model to investigate the low-carbon transition [1]. This transforms the qualitative data sought in the MLP into the initial settings for the industry–energy ecosystem model, and we abstracted the local energy market with environmental market sensitivity to reﬂect the social emissions issue setting as a new parameter or variable (see [1] for an overview). We applied ever-increasing system pressures of carbon prices as market sensitivities to align the simulation scenarios to the domestic mitigation target of greenhouse gas emissions, which may be treated as a kind of policy pressure that can drive the system behavior toward a low-carbon transition [42,43]. With the pressure from the landscape (change in carbon price), niche innovations (low carbon ﬁrms and energy) break through the opportunity window and substitute the existing regime (from high- to low-carbon state). The ABM model was only built to investigate this transition pathway, which reﬂects the guidance from MLP to ABM. Finally, in the phase diagram constructed by the ABM simulation (see [1] for an overview), by identifying the key and inﬂuencing factors as control parameters, low-carbon transition paths and corresponding policies were easily obtained, according to diﬀerent system conditions, that reorient and readjust as a feedback loop between the two methods, as recommended in practice. More speciﬁcally, in Wu, X. et al. [1], ﬁrst, an agent-based model was adopted to simulate a distributed energy system coupled with localized energy markets to explore the relationship among some key factors (i.e., the roles of energy capacity, the energy consumption of ﬁrms, and economic regulations) and their combined eﬀect on the low-carbon transition.</text:p>
          </table:table-cell>
        </table:table-row>
        <table:table-row table:style-name="ro18" table:visibility="filter">
          <table:table-cell office:value-type="string" calcext:value-type="string">
            <text:p>10.3390_en13195050</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rules of agents and higher-level set or “rules to change the rules” in the ABM mindset [36]. Structural commonalities allow for further combination of these two methods. MLP is thought to be less powerful when it comes to the roles and strategies played by diﬀerent actors in such processes [37]. ABM performs better than EBM for cases where agents and their interactions are heterogenous, as the use of averages of critical systems variables over time and space in EBM cannot represent such heterogeneity [14]. Notably, research related to landscape interactions is still lacking. Although analysis of diﬀerent transition typologies has provided signiﬁcant contributions to understanding diﬀerent niche–regime interactions [10,38], more extensive understanding of the dynamics between high-levels, namely, regime and landscape, is still unsatisfactory. ABM can quantitatively and economically represent system robustness through a formalized approach that focuses on system interactions. ABM can also mimic heterogeneous participants with strategic actions or decision-making capabilities during dynamic evolution. Though the dynamic mechanism depends on how we model, changes in variables in the process of system evolution, which are trackable, may provide some information about the follow-up dynamics. The emergent phenomena of such an evolution could be counterintuitive at times, which could further inspire the perfection of an MLP framework. ABM has its limitations too. The complexity of system behavior will perhaps make isolating cause and eﬀect like a pure ABM model be diﬃcult to test in reality. For example, extreme market policies tested in models can hardly be tried in reality. Therefore, data may be lacking for validation depending on the type of ABM, especially for prospective models [39]. Given the structural commonalities, a similar empirical study based on MLP may capture the common trends and assess the result of modeling. Studies on relevant cases can guide the determination of the initial values of the parameters.</text:p>
          </table:table-cell>
        </table:table-row>
        <table:table-row table:style-name="ro11">
          <table:table-cell office:value-type="string" calcext:value-type="string">
            <text:p>10.3390_en13195050</text:p>
          </table:table-cell>
          <table:table-cell office:value-type="string" calcext:value-type="string">
            <text:p>data available, data</text:p>
          </table:table-cell>
          <table:table-cell office:value-type="float" office:value="128" calcext:value-type="float">
            <text:p>128</text:p>
          </table:table-cell>
          <table:table-cell/>
          <table:table-cell office:value-type="float" office:value="0" calcext:value-type="float">
            <text:p>0</text:p>
          </table:table-cell>
          <table:table-cell office:value-type="string" calcext:value-type="string">
            <text:p>Behavioral validation aims to compare the model-generated behavior to that of a real system. During the construction of the baseline model, our model used a speciﬁc case: China’s data obtained from available references or interviews about the real system [41]. Submodels were adopted in the LCT model, such as environmental sensitivity and feedback between supply and demand. The adopted submodels of the existing models can serve as structural validation for ABM, and Denmark can be used as one of representatives of the LCT model where the environmental sensitivity and feedback between supply and demand has been performed [1]. Therefore, we compared our simulation data with the real change that occurred in Denmark.</text:p>
          </table:table-cell>
        </table:table-row>
        <table:table-row table:style-name="ro2" table:visibility="filter">
          <table:table-cell office:value-type="string" calcext:value-type="string">
            <text:p>10.3390_en1319506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igure 7. Mogi–Coulomb strength criterion: ﬁtted data.</text:p>
          </table:table-cell>
        </table:table-row>
        <table:table-row table:style-name="ro2" table:visibility="filter">
          <table:table-cell office:value-type="string" calcext:value-type="string">
            <text:p>10.3390_en1319506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According to Formula (2), the data in Table 2 are ﬁtted, as shown in Figure 7, thus obtaining the</text:p>
          </table:table-cell>
        </table:table-row>
        <table:table-row table:style-name="ro9" table:visibility="filter">
          <table:table-cell office:value-type="string" calcext:value-type="string">
            <text:p>10.3390_en1319506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he characteristics of non-Darcy ﬂow can be described using the Forchheimer equation; however, it is very diﬃcult to consider all inﬂuencing factors in the equation, so the Forchheimer equation is generally ﬁtted using test data, followed by determination of the coeﬃcient [39,40].</text:p>
          </table:table-cell>
        </table:table-row>
        <table:table-row table:style-name="ro9" table:visibility="filter">
          <table:table-cell office:value-type="string" calcext:value-type="string">
            <text:p>10.3390_en1319506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he data were collected at a frequency of 2 Hz. While keeping the piston displacement constant, the time series pore pressure data were collected, thus obtaining a group of stable values of pressure gradients from plotted data. The seepage velocity can be expressed as follows:</text:p>
          </table:table-cell>
        </table:table-row>
        <table:table-row table:style-name="ro11" table:visibility="filter">
          <table:table-cell office:value-type="string" calcext:value-type="string">
            <text:p>10.3390_en13195065</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ypical failure morphologies of specimens under diﬀerent conﬁning pressures and a pore pressure of 4 MPa are shown in Figure 2 [33]. Mainly shear failure, shear and tensile failure, and a combination of local shear failure and compactive separately occur in such specimens under conﬁning pressures of 10, 20, and 30 MPa. A combination of local shear failure and compactive the sample exhibits the combined characteristics of shear and compactive failure. By combining these with the data linking permeability, diﬀerent local structures formed by triaxial compression and fracturing into fragments of size and sphericity may be seen under deformation as causing the diﬀerent changes in permeability.</text:p>
          </table:table-cell>
        </table:table-row>
        <table:table-row table:style-name="ro16" table:visibility="filter">
          <table:table-cell office:value-type="string" calcext:value-type="string">
            <text:p>10.3390_en13195065</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In the initial deformation stage, micropores and meso-throats in sandstone are compacted and the permeability decreases. In the non-linear deformation stage, microcracks propagate in the rock and new microfractures are initiated: moreover, the permeability follows two trends: one is V-shaped, that is, it first reduces, then increases rapidly, while the other is S-shaped, such that it slowly decreases and then remains unchanged. Under a confining pressure of 10 MPa, the permeability exhibits a V-shaped trend. At a confining pressure of 20 MPa, the V-shaped trend weakens and magnitude of changes in permeability decreases. At a confining pressure of 30 MPa, the permeability follows an S-shaped trend. Under the same confining pressure, the greater the seepage pressure, the greater the initial permeability and that under the same deformation. Moreover, the V-shaped trend becomes more obvious. Under the same seepage pressure, the permeability decreases with increasing confining pressure. Furthermore, the permeability decreases when the rock suffers damage and the overall magnitude of any change in permeability decreases and the V-shaped trend gradually changes to an S-shaped one. In comparison with the case at a high confining pressure, under a low confining pressure, the decrease in permeability is faster and its subsequent increase occurs earlier. In addition, the rate of change of permeability is greater; however, the permeability gradually changes under higher confining pressures. Energies 2020, 13, 5065</text:p>
          </table:table-cell>
        </table:table-row>
        <table:table-row table:style-name="ro14" table:visibility="filter">
          <table:table-cell office:value-type="string" calcext:value-type="string">
            <text:p>10.3390_en13195065</text:p>
          </table:table-cell>
          <table:table-cell office:value-type="string" calcext:value-type="string">
            <text:p>data</text:p>
          </table:table-cell>
          <table:table-cell office:value-type="float" office:value="278" calcext:value-type="float">
            <text:p>278</text:p>
          </table:table-cell>
          <table:table-cell table:number-columns-repeated="2"/>
          <table:table-cell office:value-type="string" calcext:value-type="string">
            <text:p>Energies 2020, 13, x FOR PEER REVIEW 7 of 20 <text:s/>Figure 5. Relationship between the crack initiation stress and effective confining pressure. Figure 6. Relationship between the dilatancy stress and effective confining pressure. 3.4. Failure Criterion The Mogi–Coulomb strength criterion takes the effect of intermediate principal stress on rock strength into account [36,37]: 13132()()32baσσσσ−++= (2) where, a and b are constants, and their relationships with parameters of the Mohr-Coulomb criterion are as follows: 2222cos,sin33cabϕϕ== (3) According to Formula (2), the data in Table 2 are fitted, as shown in Figure 7, thus obtaining the angle of internal friction of 31.2° and a cohesion of 16.4 MPa. Energies 2020, 13, x FOR PEER REVIEW 7 of 20 <text:s/>Figure 5. Relationship between the crack initiation stress and effective confining pressure. Figure 6. Relationship between the dilatancy stress and effective confining pressure. 3.4. Failure Criterion The Mogi–Coulomb strength criterion takes the effect of intermediate principal stress on rock strength into account [36,37]: 13132()()32baσσσσ−++= (2) where, a and b are constants, and their relationships with parameters of the Mohr-Coulomb criterion are as follows: 2222cos,sin33cabϕϕ== (3) According to Formula (2), the data in Table 2 are fitted, as shown in Figure 7, thus obtaining the angle of internal friction of 31.2° and a cohesion of 16.4 MPa. Energies 2020, 13, 5065</text:p>
          </table:table-cell>
        </table:table-row>
        <table:table-row table:style-name="ro17" table:visibility="filter">
          <table:table-cell office:value-type="string" calcext:value-type="string">
            <text:p>10.3390_en13195065</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Energies 2020, 13, x FOR PEER REVIEW 8 of 20 <text:s/>Figure 7. Mogi–Coulomb strength criterion: fitted data. 4. Evolution of Permeability of Sandstone under Darcy Flow 4.1. Relationship between Permeability and Axial Strain The relationship between permeability, volumetric strain and axial strain of sandstone under different confining pressures and seepage pressures are shown in Figures 8 and 9. The formula for calculating the permeability under Darcy flows is [11]: PALQΔ=μk (4) where k (m2) is the permeability of samples (1 darcy = 10−12 m2); Q (m3 s−1) is the flow rate through the samples per unit time; μ is the dynamic viscosity coefficient of water; ΔP tands for the pressure difference between the two end-faces of the sample; L (m) and A (m2) denote the height and cross-section of the sample, respectively. In the initial deformation stage, micropores and meso-throats in sandstone are compacted and the permeability decreases. In the non-linear deformation stage, microcracks propagate in the rock and new microfractures are initiated: moreover, the permeability follows two trends: one is V-shaped, that is, it first reduces, then increases rapidly, while the other is S-shaped, such that it slowly decreases and then remains unchanged. Under a confining pressure of 10 MPa, the permeability exhibits a V-shaped trend. At a confining pressure of 20 MPa, the V-shaped trend weakens and magnitude of changes in permeability decreases. At a confining pressure of 30 MPa, the permeability follows an S-shaped trend. Under the same confining pressure, the greater the seepage pressure, the greater the initial permeability and that under the same deformation. Moreover, the V-shaped trend becomes more obvious. Under the same seepage pressure, the permeability decreases with increasing confining pressure.</text:p>
          </table:table-cell>
        </table:table-row>
        <table:table-row table:style-name="ro17" table:visibility="filter">
          <table:table-cell office:value-type="string" calcext:value-type="string">
            <text:p>10.3390_en13195065</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The test process was as follows: A. The rock specimen was subjected to vacuum and loaded in a pressure chamber after saturation for 48 h in water. B. An axial force of 1 kN was applied to force the pressure heads at each end of the testing machine into tight contact with the specimen and a confining pressure was applied to pre-set values (10, 20, and 30 MPa). C. pore pressure P1 was applied to both ends of the specimen and then pore pressure on the lower end was reduced to P2, thus forming stable differences in pore pressure P = P1 − P2 (1, 4, and 7 MPa). D. Axial load was applied (under axial displacement control) at a velocity of 0.02 mm/min and the positions of the test points were pre-set. Loading was applied to the first test point and then stopped when forming a stable difference in seepage pressures across the specimen. In this case, the changes in pore pressure difference over time were recorded. The other test points were measured (in increasing order of stress) until the onset of damage. 3. The Mechanical Characteristics of Failure of Sandstone under Hydro-Mechanical Coupling 3.1. Failure Morphology Typical failure morphologies of specimens under different confining pressures and a pore pressure of 4 MPa are shown in Figure 2 [33]. Mainly shear failure, shear and tensile failure, and a combination of local shear failure and compactive separately occur in such specimens under confining pressures of 10, 20, and 30 MPa. A combination of local shear failure and compactive the sample exhibits the combined characteristics of shear and compactive failure. By combining these with the data linking permeability, different local structures formed by triaxial compression and fracturing into fragments of size and sphericity may be seen under deformation as causing the different changes in permeability. Energies 2020, 13, 5065</text:p>
          </table:table-cell>
        </table:table-row>
        <table:table-row table:style-name="ro17" table:visibility="filter">
          <table:table-cell office:value-type="string" calcext:value-type="string">
            <text:p>10.3390_en13195065</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Energies 2020, 13, x FOR PEER REVIEW 3 of 20 2. Test Materials and Equipment An MTS electro-hydraulic servo triaxial rock testing machine was used in the test and the machining precision of the samples conformed to the test requirements of rock mechanics. Considering the complexity and inhomogeneity of rock properties, to ensure uniformity and comparability of specimens, all specimens were sampled from adjacent positions within the same rock block. An image of sandstone samples and the triaxial cell are shown in Figure 1. (a) (b) Figure 1. Photo of sandstone samples stress–strain curves of sandstone during failure under hydro-mechanical coupling. (a) Sandstone samples; (b) the mounted sample. The test process was as follows: A. The rock specimen was subjected to vacuum and loaded in a pressure chamber after saturation for 48 h in water. B. An axial force of 1 kN was applied to force the pressure heads at each end of the testing machine into tight contact with the specimen and a confining pressure was applied to pre-set values (10, 20, and 30 MPa). C. pore pressure P1 was applied to both ends of the specimen and then pore pressure on the lower end was reduced to P2, thus forming stable differences in pore pressure P = P1 − P2 (1, 4, and 7 MPa). D. Axial load was applied (under axial displacement control) at a velocity of 0.02 mm/min and the positions of the test points were pre-set. Loading was applied to the first test point and then stopped when forming a stable difference in seepage pressures across the specimen. In this case, the changes in pore pressure difference over time were recorded. The other test points were measured (in increasing order of stress) until the onset of damage. 3. The Mechanical Characteristics of Failure of Sandstone under Hydro-Mechanical Coupling 3.1.</text:p>
          </table:table-cell>
        </table:table-row>
        <table:table-row table:style-name="ro16">
          <table:table-cell office:value-type="string" calcext:value-type="string">
            <text:p>10.3390_en13195065</text:p>
          </table:table-cell>
          <table:table-cell office:value-type="string" calcext:value-type="string">
            <text:p>dataset, data</text:p>
          </table:table-cell>
          <table:table-cell office:value-type="float" office:value="293" calcext:value-type="float">
            <text:p>293</text:p>
          </table:table-cell>
          <table:table-cell/>
          <table:table-cell office:value-type="float" office:value="0" calcext:value-type="float">
            <text:p>0</text:p>
          </table:table-cell>
          <table:table-cell office:value-type="string" calcext:value-type="string">
            <text:p>particles therein. Wang et al. [4], Liu, et al. [5], Oda et al. [13], Mitchell et al. [14] analyzed changes to the permeability during crack propagation in granite, where seepage only occurs after the onset of cracking. Alkan [15] explored the corresponding relationship between change of permeability in salt rock and acoustic emission information, ﬁnding that the acoustic emission event concentration occurred in the area of variation of permeability. Nara et al. [16] investigated changes in wave velocity during permeability evolution in basalt. Moreover, Pereira et al. [17] researched the eﬀect of fracture distribution on permeability. They all found that the permeability of intact rocks was very low and increased only when cracks appeared. Liu et al. [18] studied the correspondence between creep deformation of mudstone and pore pressure and found the permeability evolution could be determined by the microstructural evolution of rock. Li et al. [19] found that axial strain (in a rock specimen) has a functional relationship with permeability. Pradip et al. [20] and Legrand et al. [21] investigated the rate of convergence under stable seepage in crushed rock and pressure-drop data during seepage and used a capillary model to predict the experimental data expressed in terms of a pore friction factor. In the test results of rock failure under hydraulic coupling, there are few complete datasets relating to volumetric strain and circumferential strain and the correlations of coeﬃcient of permeability with hydraulic gradient and volumetric strain remain unclear.</text:p>
          </table:table-cell>
        </table:table-row>
        <table:table-row table:style-name="ro6" table:visibility="filter">
          <table:table-cell office:value-type="string" calcext:value-type="string">
            <text:p>10.3390_en13215563</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re are N ground mobile targets in the given urban environment to be periodically surveyed. These targets can be some sensor nodes to measure the environment information of interest. Instead of continuously transmitting the sensory data, they only upload their sensory data to a control unit via the UAVs in proximity. This setting can prolong the lifetime of the nodes when the sensory data are of large size, such as videos. We assume that the UAVs know the current positions of the targets, and this information can be provided by the targets, since the energy consumption of reporting the position information can be ignored compared to the large size of sensory data. We also assume that the targets’ future positions are predictable. This assumption is reasonable, since, when the targets carry out some pre-deﬁned missions, their trajectories can be known. Let qj(t) ∈ R3 denote target j’s location (j = 1, . . . , N) at time t.</text:p>
          </table:table-cell>
        </table:table-row>
        <table:table-row table:style-name="ro3">
          <table:table-cell office:value-type="string" calcext:value-type="string">
            <text:p>10.3390_en13215563</text:p>
          </table:table-cell>
          <table:table-cell office:value-type="string" calcext:value-type="string">
            <text:p>data available, data</text:p>
          </table:table-cell>
          <table:table-cell office:value-type="float" office:value="87" calcext:value-type="float">
            <text:p>87</text:p>
          </table:table-cell>
          <table:table-cell/>
          <table:table-cell office:value-type="float" office:value="0" calcext:value-type="float">
            <text:p>0</text:p>
          </table:table-cell>
          <table:table-cell office:value-type="string" calcext:value-type="string">
            <text:p>This paper pays attention to the moving target surveillance by a group of UAVs. A practical application of the considered scenario is that, in wireless sensor networks, the sensor nodes collect data from the environment. UAVs function as data sinks to collect the sensory data from sensor nodes [8]. In general, the number of available UAVs is smaller than that of the sensor nodes. Thus, the UAVs carry out a periodical surveillance of the sensor nodes.</text:p>
          </table:table-cell>
        </table:table-row>
        <table:table-row table:style-name="ro19">
          <table:table-cell office:value-type="string" calcext:value-type="string">
            <text:p>10.3390_en13225874</text:p>
          </table:table-cell>
          <table:table-cell office:value-type="string" calcext:value-type="string">
            <text:p>case study data, data</text:p>
          </table:table-cell>
          <table:table-cell office:value-type="float" office:value="295" calcext:value-type="float">
            <text:p>295</text:p>
          </table:table-cell>
          <table:table-cell/>
          <table:table-cell office:value-type="float" office:value="0" calcext:value-type="float">
            <text:p>0</text:p>
          </table:table-cell>
          <table:table-cell office:value-type="string" calcext:value-type="string">
            <text:p>Abstract: Annual mean wind speed distribution models for power generation based on regional wind resource maps are limited by spatial and temporal resolutions. These models, in general, do not consider the impact of local terrain and atmospheric circulations. In this study, long-term ﬁve-year wind data at three sites on the North, East, and West of the Baltimore metropolitan area, Maryland, USA are statistically analyzed. The Weibull probability density function was deﬁned based on the observatory data. Despite seasonal and spatial variability in the wind resource, the annual mean wind speed for all sites is around 3 m/s, suggesting the region is not suitable for large-scale power generation. However, it does display a wind power capacity that might allow for non-grid connected small-scale wind turbine applications. Technical and economic performance evaluations of more than 150 conventional small-scale wind turbines showed that an annual capacity factor and electricity production of 11% and 1990 kWh, respectively, are achievable. It results in a payback period of 13 years. Government incentives can improve the economic feasibility and attractiveness of investments in small wind turbines. To reduce the payback period lower than 10 years, modern/unconventional wind harvesting technologies are found to be an appealing option in this region. Key contributions of this work are (1) highlighting the need for studying the urban physics rather than just the regional wind resource maps for wind development projects in the build-environment, (2) illustrating the implementation of this approach in a real case study of Maryland, and (3) utilizing techno-economic data to determine suitable wind harnessing solutions for the studied sites.</text:p>
          </table:table-cell>
        </table:table-row>
        <table:table-row table:style-name="ro2" table:visibility="filter">
          <table:table-cell office:value-type="string" calcext:value-type="string">
            <text:p>10.3390_en132258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 Data Collection</text:p>
          </table:table-cell>
        </table:table-row>
        <table:table-row table:style-name="ro2" table:visibility="filter">
          <table:table-cell office:value-type="string" calcext:value-type="string">
            <text:p>10.3390_en1322587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Vegetation Leaf Area Index Data for Climate Simulations. J. Clim. 2001, 14, 3536–3550. [CrossRef] Seaman, L.N. Meteorological modeling for air-quality assessments. Atmos. Environ. 2000, 34, 2231–2259. [CrossRef]</text:p>
          </table:table-cell>
        </table:table-row>
        <table:table-row table:style-name="ro9" table:visibility="filter">
          <table:table-cell office:value-type="string" calcext:value-type="string">
            <text:p>10.3390_en132258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ure 2. (a) Seasonal mean winter (DJF) and (b) summer (JJA) surface scalar wind speeds from National Centers for Environmental Prediction/National Center for Atmospheric Research (NCEP/NCAR) reanalysis data based on 1981-2010 climatology (crosshair represents Baltimore County, MD).</text:p>
          </table:table-cell>
        </table:table-row>
        <table:table-row table:style-name="ro9" table:visibility="filter">
          <table:table-cell office:value-type="string" calcext:value-type="string">
            <text:p>10.3390_en1322587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UMBC wind data are collected from an NRG #40 cup anemometer, sampled with a 30-min temporal resolution at the height of 30 m from the ground. The site is situated at ~53 m elevation from the sea level, and is located 9.3 km Southwest of Baltimore. Padonia and Essex wind data are</text:p>
          </table:table-cell>
        </table:table-row>
        <table:table-row table:style-name="ro3" table:visibility="filter">
          <table:table-cell office:value-type="string" calcext:value-type="string">
            <text:p>10.3390_en1322587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cknowledgments: The authors gratefully acknowledge the Howard University Beltsville Research Campus and Maryland Department of the Environment for providing meteorological data for Beltsville, and Padonia and Essex, respectively. We would also like to acknowledge Joseph Brodie from the Joint Center for Earth Systems Technology and Scott Rabenhorst from the Naval Research Laboratory for their support and insightful comments on the climatological review.</text:p>
          </table:table-cell>
        </table:table-row>
        <table:table-row table:style-name="ro10" table:visibility="filter">
          <table:table-cell office:value-type="string" calcext:value-type="string">
            <text:p>10.3390_en13225874</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where Pi,W is the ith calculated wind power density using the Weibull distribution function, Pi,M is its calculated wind power density using measured data, and n is the total number of observations. The average wind power and energy densities for a desired time duration, using the Weibull density function are calculated using Equations (5) and (6), respectively:</text:p>
          </table:table-cell>
        </table:table-row>
        <table:table-row table:style-name="ro3" table:visibility="filter">
          <table:table-cell office:value-type="string" calcext:value-type="string">
            <text:p>10.3390_en13225874</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uthor Contributions: Conceptualization, N.G.; methodology, N.G., R.D., A.S.P., and K.M.; software, N.G. and K.M.; validation, N.G. and K.M.; formal analysis, N.G., K.M., and A.S.P.; data curation, N.G.; writing—original draft preparation, N.G., K.M., and A.S.P.; writing—review and editing, N.G. and W.Z.; supervision, W.Z.; project administration, W.Z. and R.D. All authors have read and agreed to the published version of the manuscript.</text:p>
          </table:table-cell>
        </table:table-row>
        <table:table-row table:style-name="ro3" table:visibility="filter">
          <table:table-cell office:value-type="string" calcext:value-type="string">
            <text:p>10.3390_en1322587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Wind speed extrapolation with the height. The UMBC wind data were measured at 30 m above the ground, but the Padonia and Essex wind data were measured at 10 m. Therefore, the power law is used to calculate the wind speed data at 30 m height for Essex and Padonia [45]. Given the seasonality of shear exponent values found, empirical monthly α values from Beltsville are substituted in the power law equation to extrapolate wind speeds to the 30 m height at Essex and Padonia (rather than using a single annual α value).</text:p>
          </table:table-cell>
        </table:table-row>
        <table:table-row table:style-name="ro11" table:visibility="filter">
          <table:table-cell office:value-type="string" calcext:value-type="string">
            <text:p>10.3390_en1322587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A thorough understanding of the site wind characteristics is the key in designing turbines that meet their optimum operation, reducing ﬁnancial risks, and gaining investors’ conﬁdence. Statistical analysis of wind speed measurements is often used to evaluate the wind energy potential for a certain region. A variety of probability density functions (PDFs) are used to describe and predict wind speed frequency distributions, such as Pearson, Chi-Square, Weibull, Rayleigh, and Johnson functions [14–18]. Due to more accurate results ﬁtting a variety of wind speed data at varying geographical locations, the Weibull distribution function is the most commonly used PDF for the wind speed distribution modeling [15,19–21].</text:p>
          </table:table-cell>
        </table:table-row>
        <table:table-row table:style-name="ro11" table:visibility="filter">
          <table:table-cell office:value-type="string" calcext:value-type="string">
            <text:p>10.3390_en13225874</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Wind speed and direction data were collected from 2009 to 2013 at meteorological towers located at N, UMBC (39.2543 ◦ 76.6315 W) air quality monitoring stations [24]. To aid in the approximation of the power law extrapolation for matching Essex and Padonia wind statistical heights ◦ (i.e., 10 m) to that of UMBC (i.e., 30 m), 2012 Beltsville station (39.0554 W) wind data at approximately similar heights were also evaluated. Figure 1 illustrates the four sites’ locations within the Baltimore City metropolitan area used in this analysis. Note that the Beltsville station measurements are for obtaining true values for the shear component α, rather than using a generic value; this is further explained in Section 5.</text:p>
          </table:table-cell>
        </table:table-row>
        <table:table-row table:style-name="ro6" table:visibility="filter">
          <table:table-cell office:value-type="string" calcext:value-type="string">
            <text:p>10.3390_en13225874</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monthly mean wind speeds and wind directions as well as the Weibull distribution parameters, wind power, and energy density at three studied sites of UMBC, Padonia, and Essex are calculated based on ﬁve-year measured wind speed data. Figure 3 shows the monthly mean wind speed and its standard deviation as well as the wind direction at the 30 m height for UMBC, Padonia, and Essex, respectively. The monthly mean wind speed values are in the range of 2.30–3.56 m/s, 1.90–4.10 m/s, and 1.75–2.80 m/s, respectively. Wind speeds are higher at more urban sites (i.e., UMBC and Padonia), and weaker at the coastal site (i.e., Essex) where a climatologically persistent small-scale bay breeze circulation often promotes stagnant wind conditions (Section 4.2). Annual trends of wind speed distribution at each site are similar, reﬂecting seasonal ﬂuctuations in the cold season storm track</text:p>
          </table:table-cell>
        </table:table-row>
        <table:table-row table:style-name="ro13" table:visibility="filter">
          <table:table-cell office:value-type="string" calcext:value-type="string">
            <text:p>10.3390_en1322587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In this paper, the regional climate of Baltimore is ﬁrst studied to provide context for the meteorological drivers impacting local wind power potential. Next, ﬁve years (2009–2013) of wind data collected throughout the Baltimore City megalopolitan area are analyzed to better understand the spatial and seasonal variability of residential-scale wind resource potential. Statistical analyses are carried out using collected wind data to determine the wind resource potential at the University of Maryland, Baltimore County (UMBC), Essex, and Padonia sites considering the climatological characteristics of the studied sites. Finally, in order to implement the results of the ﬁrst part of the work, a number of small wind turbines based on the determined wind characteristics of the sites are selected. The economic evaluations of such distributed wind energy systems including conventional and modern (unconventional) small-scale wind turbines are evaluated and discussed. Finally, the conclusion summaries key observations, limitations, and the application of this approach in areas with similar characteristics.</text:p>
          </table:table-cell>
        </table:table-row>
        <table:table-row table:style-name="ro16">
          <table:table-cell office:value-type="string" calcext:value-type="string">
            <text:p>10.3390_en13225874</text:p>
          </table:table-cell>
          <table:table-cell office:value-type="string" calcext:value-type="string">
            <text:p>dataset, data</text:p>
          </table:table-cell>
          <table:table-cell office:value-type="float" office:value="323" calcext:value-type="float">
            <text:p>323</text:p>
          </table:table-cell>
          <table:table-cell/>
          <table:table-cell office:value-type="float" office:value="0" calcext:value-type="float">
            <text:p>0</text:p>
          </table:table-cell>
          <table:table-cell office:value-type="string" calcext:value-type="string">
            <text:p>US Department of Energy (DOE); Energy Information Administration (EIA). Annual Energy Outlook 2050. 2020. Available online: https://www.eia.gov/outlooks/aeo/pdf/AEO2020%20Full%20Report.pdf (accessed on 15 July 2020). US Department of Energy (DOE). Wind Vision: A New Era for Wind Power in the United States. 2020. Available online: http://energy.gov/eere/wind/wind-vision (accessed on 15 July 2020). Goudarzi, N.; Zhu, W.D. A review on the development of the wind turbine generators across the world. Int. J. Dyn. Control 2013, 1, 192–202. [CrossRef] Lee, J.A.; Doubrawa, P.; Xue, L.; Newman, A.J.; Daxl, C.; Scott, G. Wind resource assessment for Alaska’s oﬀshore region: Validation of a 14-year high-resolution WRF data set. Energies 2019, 12, 2780. [CrossRef] Dorrell, J.; Lee, K. The cost of wind: Negative economic eﬀects of global wind energy development. Energies 2020, 13, 3667. [CrossRef] Poore, R.; Lettenmaier, T. Alternative Design Study Report: WindPACT Advanced Wind Turbine Drive Train Designs Study; NREL/SR-500-33196; National Renewable Energy Laboratory (NREL): Golden, CO, USA, 2003. Polinder, H.; Van Der Pijl, F.F.A.; De Vilder, G.-J.; Tavner, P.J. Comparison of Direct-Drive and Geared Generator Concepts for Wind Turbines. IEEE Trans. Energy Convers. 2006, 21, 725–733. [CrossRef] Goudarzi, N.; Zhu, W.D. Oﬀshore and onshore wind energy conversion: The potential of a novel multiple-generator drivetrain. Key Eng. Mater. 2013, 569–570, 644–651. [CrossRef]</text:p>
          </table:table-cell>
        </table:table-row>
        <table:table-row table:style-name="ro2" table:visibility="filter">
          <table:table-cell office:value-type="string" calcext:value-type="string">
            <text:p>10.3390_en1323619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29. Meteotest. Meteonorm 7, Global Irradiation and Climate Data; Meteotest AG: Bern, Switzerland, 2016. 30.</text:p>
          </table:table-cell>
        </table:table-row>
        <table:table-row table:style-name="ro9" table:visibility="filter">
          <table:table-cell office:value-type="string" calcext:value-type="string">
            <text:p>10.3390_en1323619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nd this is useful for green envelope investigations. Current and future weather data are generated using Meteonorm© [29]. For future weather data, the SRES A2, which is one of the higher emission scenarios, is used [9].</text:p>
          </table:table-cell>
        </table:table-row>
        <table:table-row table:style-name="ro9" table:visibility="filter">
          <table:table-cell office:value-type="string" calcext:value-type="string">
            <text:p>10.3390_en1323619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these investigations, we located a building in two urban areas of France. The location of Paris is subjected to a temperate climate. The weather of Marseille is a Mediterranean type. TMY3 weather data are used for these simulations. The TMY3 standard allows us to take into account the rain data</text:p>
          </table:table-cell>
        </table:table-row>
        <table:table-row table:style-name="ro10" table:visibility="filter">
          <table:table-cell office:value-type="string" calcext:value-type="string">
            <text:p>10.3390_en1323619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discomfort by about 4.6% and 4.3%, respectively, for historical and future weather data in Marseille (Figure 7). The same trend is also observed in Paris. Indeed, rainfall is higher in Paris than in Marseille (Mediterranean climate), and the evaporation process becomes more important, which explains the diﬀerences observed for the indexes between the two locations.</text:p>
          </table:table-cell>
        </table:table-row>
        <table:table-row table:style-name="ro10" table:visibility="filter">
          <table:table-cell office:value-type="string" calcext:value-type="string">
            <text:p>10.3390_en1323619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ure 6 shows the results considering the fact that the water needs for the green roof are provided by rainfall only and according to the weather data of Marseille and Paris. These results were obtained for the summer period and the rainfall data come from TMY3 weather ﬁles of the location. The eﬃciency indexes are related to the respective reference buildings (current and future weather data presented in the previous section).</text:p>
          </table:table-cell>
        </table:table-row>
        <table:table-row table:style-name="ro10" table:visibility="filter">
          <table:table-cell office:value-type="string" calcext:value-type="string">
            <text:p>10.3390_en13236192</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The evaporation process is conditioned by the evaporative demand of the air [31]. Ra is the sensible heat thermal resistance for air; ρ air the air density; L the speciﬁc latent heat for the vapor; q(T) the speciﬁc humidity at a given temperature. These equations are implemented directly in TRNSYS© and couple with the type 56 building model. The inputs of the model are the weather data and the roof heat ﬂux φ</text:p>
          </table:table-cell>
        </table:table-row>
        <table:table-row table:style-name="ro3" table:visibility="filter">
          <table:table-cell office:value-type="string" calcext:value-type="string">
            <text:p>10.3390_en1323619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results of our parametric study of insulation thermal resistance for a wetted roof are summarized in Table 4. These results have been established for a building located in Marseille and for the current weather data. We observe that outdoor cooling indexes are quite constant for all roof insulations studied here. The indoor thermal comfort index is higher when the roof is weakly insulated = 9.5% for R = 2.75 m2.K/W). As previously observed, (η penalties on heating consumption drive the observed negative values of η CEP.</text:p>
          </table:table-cell>
        </table:table-row>
        <table:table-row table:style-name="ro3" table:visibility="filter">
          <table:table-cell office:value-type="string" calcext:value-type="string">
            <text:p>10.3390_en1323619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Author Contributions: Conceptualization, M.K., E.B. and P.S.; methodology, E.B. and P.S.; software, M.K., E.B. and P.S.; investigation, M.K.; resources, E.B. and P.S.; data curation, M.K. and E.B.; writing—original draft preparation, M.K.; writing—review and editing, M.K., E.B. and P.S.; visualization, M.K.; supervision, E.B. and P.S.; funding acquisition, E.B. and P.S. All authors have read and agreed to the published version of the manuscript.</text:p>
          </table:table-cell>
        </table:table-row>
        <table:table-row table:style-name="ro13" table:visibility="filter">
          <table:table-cell office:value-type="string" calcext:value-type="string">
            <text:p>10.3390_en13236192</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Similarly to the wetted surface model, the heat and mass process have been modelled for a green roof model with a component developed and validated by Djedjig et al. [32,33]. This model is also integrated into TRNSYS© [33]. The vegetated roof model is composed of two separate layers: the foliage canopy and the substrate [32]. Both heat balances are established for these two layers, considering simultaneously radiative, sensible, latent and conductive heat transfer at the foliage and substrate levels. The model parameters include the average leaf thickness, the leaf area index and the speciﬁc thermal capacity of the foliage; the substrate’s thermal properties are simultaneously calculated given the water content. The vegetative roof model is coupled to the building envelope with the roof temperature and the heat ﬂux under the substrate. At each time step for the given meteorological data, an iterative process allows the convergence of both building and green roof models. Detailed outputs are given, especially sensible and latent heat ﬂuxes for the substrate and the foliage, which are used in the following Sankey analysis, and the indicator computations.</text:p>
          </table:table-cell>
        </table:table-row>
        <table:table-row table:style-name="ro8" table:visibility="filter">
          <table:table-cell office:value-type="string" calcext:value-type="string">
            <text:p>10.3390_en13236192</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6. McCarthy, J.J.; Canziani, O.F.; Leary, N.A.; Dokken, D.J.; White, K.S. (Eds.) Climate Change 2001: Impacts, Adaptation, and Vulnerability: Contribution of Working Group II to the Third Assessment Report of the Intergovernmental Panel on Climate Change; Cambridge University Press: Cambridge, UK, 2001; ISBN 978-0-521-01500-4. Belcher, S.E.; Hacker, J.N.; Powell, D.S. Constructing design weather data for future climates. Build. Serv. Eng. Res. Technol. 2005, 26, 49–61. [CrossRef] Christensen, J.H.; Carter, T.R.; Rummukainen, M.; Amanatidis, G. Evaluating the performance and utility of regional climate models: The PRUDENCE project. Clim. Chang. 2007, 81, 1–6. [CrossRef] Déqué, M.; Jones, R.G.; Wild, M.; Giorgi, F.; Christensen, J.H.; Hassell, D.C.; Vidale, P.L.; Rockel, B.; Jacob, D.; Kjellström, E.; et al. Global high resolution versus Limited Area Model climate change projections over Europe: Quantifying conﬁdence level from PRUDENCE results. Clim. Dyn. 2005, 25, 653–670. [CrossRef]</text:p>
          </table:table-cell>
        </table:table-row>
        <table:table-row table:style-name="ro16" table:visibility="filter">
          <table:table-cell office:value-type="string" calcext:value-type="string">
            <text:p>10.3390_en13236192</text:p>
          </table:table-cell>
          <table:table-cell office:value-type="string" calcext:value-type="string">
            <text:p>data</text:p>
          </table:table-cell>
          <table:table-cell office:value-type="float" office:value="274" calcext:value-type="float">
            <text:p>274</text:p>
          </table:table-cell>
          <table:table-cell table:number-columns-repeated="2"/>
          <table:table-cell office:value-type="string" calcext:value-type="string">
            <text:p>Energies 2020, 13, x FOR PEER REVIEW 7 of 16 - Cooling efficiency of the external environment (𝜂FRout): UHI mitigation potential during the cooling season; - Energy efficiency (ηCEP): energy consumption benefits for the full year, including the heating system. This is especially important when studying the impacts of a passive cooling solution on heating needs in moderate climatic areas. It is based on the primary energy consumption CEP. 𝜂FRin=100 DHref−DHDHref; <text:s/>𝜂FRout=100 𝑄refo−𝑄o 𝑄refo; 𝜂CEP=100 𝐶EP,ref−𝐶EPCEP,ref (9) where 𝜂FRout, 𝜂FRin and 𝜂CEP are percentages and can be positive (meaning improvements due to the design option) or negative (meaning negative impacts). 𝜂FRout expresses the reduction or increase in the anthropogenic heat released toward the immediate environment regarding the transmitted heat to the urban environment 𝑄o. 𝜂FRin shows the capacity of a given passive cooling solution to decrease or increase summer indoor heat stress. 𝜂CEP helps us to understand the impacts of the cooling strategy in terms of energy consumption. In the following sections, this methodology will be applied to evaporative-based passive solutions. 2.3. Wetted Roof Model Wetted roofs are considered here as impermeable, so the water partially evaporates (latent heat flux) and the other part flows towards the evacuation. The phase change consumes energy from the environment (Figure 4). Figure 4. Heat balance of wetted surface. Here, the roof surface is considered permanently wetted with a water supply [30,31].</text:p>
          </table:table-cell>
        </table:table-row>
        <table:table-row table:style-name="ro15" table:visibility="filter">
          <table:table-cell office:value-type="string" calcext:value-type="string">
            <text:p>10.3390_en13236192</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Energies 2020, 13, x FOR PEER REVIEW 13 of 16 <text:s text:c="2"/>Figure 10. Cooling potentials of wetted roof for urban environment ηFRout, indoor environment ηFRin and impact on the heating season ηCEP obtained for two French cities. 3.3.2. Impacts of roof insulation on wetted roof performances The results of our parametric study of insulation thermal resistance for a wetted roof are summarized in Table 4. These results have been established for a building located in Marseille and for the current weather data. We observe that outdoor cooling indexes are quite constant for all roof insulations studied here. The indoor thermal comfort index is higher when the roof is weakly insulated (ηFRin = 25.1% for R = 1.25 m2.K/W against ηFRin = 9.5% for R = 2.75 m2.K/W). As previously observed, penalties on heating consumption drive the observed negative values of ηCEP. Table 4. Parametric study of the performance of a wetted roof according to the thermal insulation of the roof. Insulation’s Thermal Resistance R (m2.K/W) ηFRin ηCEP ηFRout 1.25 25.1% −10.7% 92.11% 2.25 12.5% −3.1% 92.85% 2.75 9.5% −2.01% 92.11% 4. Conclusions In this study, we focused on thermal comfort and heat distribution during the cooling season between a building and its immediate environment by applying a methodology (Kaboré et al. [25]) to compare cooling strategy designs. This methodology allows for the comparison of the 7,25,616,28,7Current weatherWeather of 2080 (A2)ηFRin(%)MarseilleParis93,49275,785,29Current weatherWeather of 2080 (A2)ηFRout(%)MarseilleParis-0,7-0,2-0,67Current weatherWeather of 2080 (A2)ηCEP(%)MarseilleParisEnergies 2020, 13, 6192</text:p>
          </table:table-cell>
        </table:table-row>
        <table:table-row table:style-name="ro19" table:visibility="filter">
          <table:table-cell office:value-type="string" calcext:value-type="string">
            <text:p>10.3390_en13236192</text:p>
          </table:table-cell>
          <table:table-cell office:value-type="string" calcext:value-type="string">
            <text:p>data</text:p>
          </table:table-cell>
          <table:table-cell office:value-type="float" office:value="323" calcext:value-type="float">
            <text:p>323</text:p>
          </table:table-cell>
          <table:table-cell table:number-columns-repeated="2"/>
          <table:table-cell office:value-type="string" calcext:value-type="string">
            <text:p>Energies 2020, 13, x FOR PEER REVIEW 9 of 16 Regarding the anthropogenic contributions of the building, there are slight decreases for the studied location. For Paris, Qo represents 42.3% for the historical climate and 40.8% for the future. This observation reflects a warmer future climate. The degree-hours of thermal discomfort increase by a factor of 400% for Paris (1017 °Ch and 4340 °Ch, respectively, for historical and future) and about 50% for Marseille. These observations show the trend of increasing summer thermal discomfort in buildings for future climates. So, summer thermal comfort could become as problematic as winter thermal comfort for a more temperate climate. 3.2. Impacts of Green Roof 3.2.1. Comparison of Current and Future Climates Figure 6 shows the results considering the fact that the water needs for the green roof are provided by rainfall only and according to the weather data of Marseille and Paris. These results were obtained for the summer period and the rainfall data come from TMY3 weather files of the location. The efficiency indexes are related to the respective reference buildings (current and future weather data presented in the previous section). Figure 6. Sankey diagram (% of solar irradiance) of the green roof case with water needs provided by rainfall—impacts of current and future climates in Marseille and Paris. Compared to the respective reference cases, the cooling potential for an ambient urban environment ηFRout is 18.3% and 27.6%, respectively, for Marseille and Paris, reflecting the ability of this solution to have an impact on the UHI under current climates. For the 2080 climates (Figure 6), the UHI cooling efficiency increases (19.12%) in Marseille and decreases in Paris (26.4%).</text:p>
          </table:table-cell>
        </table:table-row>
        <table:table-row table:style-name="ro17" table:visibility="filter">
          <table:table-cell office:value-type="string" calcext:value-type="string">
            <text:p>10.3390_en13236192</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Energies 2020, 13, x FOR PEER REVIEW 8 of 16 2.4. Green Roof Model Similarly to the wetted surface model, the heat and mass process have been modelled for a green roof model with a component developed and validated by Djedjig et al. [32,33]. This model is also integrated into TRNSYS© [33]. The vegetated roof model is composed of two separate layers: the foliage canopy and the substrate [32]. Both heat balances are established for these two layers, considering simultaneously radiative, sensible, latent and conductive heat transfer at the foliage and substrate levels. The model parameters include the average leaf thickness, the leaf area index and the specific thermal capacity of the foliage; the substrate’s thermal properties are simultaneously calculated given the water content. The vegetative roof model is coupled to the building envelope with the roof temperature and the heat flux under the substrate. At each time step for the given meteorological data, an iterative process allows the convergence of both building and green roof models. Detailed outputs are given, especially sensible and latent heat fluxes for the substrate and the foliage, which are used in the following Sankey analysis, and the indicator computations. 3. Results 3.1. Simulation Results of the Reference Building—Current and Future Climates Figure 5 shows the behavior of the reference building during the summer period without a cooling strategy. The diagrams at the top show the results obtained for the current climate and those at the bottom of a climate projection in 2080 with one high-emission scenario (SRES: A2) in order to take into account the average lifespan of a building. Figure 5. Sankey diagram (% of solar irradiance) for the reference building—impacts of current and future climates in Marseille and Paris.</text:p>
          </table:table-cell>
        </table:table-row>
        <table:table-row table:style-name="ro19" table:visibility="filter">
          <table:table-cell office:value-type="string" calcext:value-type="string">
            <text:p>10.3390_en13236192</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Energies 2020, 13, x FOR PEER REVIEW 5 of 16 The furniture and partitions have been taken into account as internal mass. The infiltration is considered with an air permeability level of 2 cm2/m2 [27]. The occupancy schedule is 07:00 a.m.–10:00 p.m. for only weekdays and Saturdays, with an occupation rate of 11.6 m2/person [28]. The use of lighting depends on the availability of daylight (lights are off when the daylight exceeds 300 lux). Here, no active cooling system is considered. The heating system exists in order to maintain an indoor temperature of 19 °C during occupied periods and 5 °C otherwise. The fresh air (0.5 air changes per hour) is provided using heat recovery ventilation (HRV) when the building is occupied. For these investigations, we located a building in two urban areas of France. The location of Paris is subjected to a temperate climate. The weather of Marseille is a Mediterranean type. TMY3 weather data are used for these simulations. The TMY3 standard allows us to take into account the rain data and this is useful for green envelope investigations. Current and future weather data are generated using Meteonorm© [29]. For future weather data, the SRES A2, which is one of the higher emission scenarios, is used [9]. 2.2. Sankey Diagram of the Heat Quantities and Cooling Performance Indexes The energy flows between the building and its environment are represented by a percentage Sankey diagram (Figure 3). This is a simulation output representation method proposed in [25]. For the total cooling period (mainly during summer), Figure 3 highlights that the heat transmitted to the urban canopy from the building as sensible heat (QO) represents 39.3% of the total solar radiant exposure.</text:p>
          </table:table-cell>
        </table:table-row>
        <table:table-row table:style-name="ro19" table:visibility="filter">
          <table:table-cell office:value-type="string" calcext:value-type="string">
            <text:p>10.3390_en13236192</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This is a simulation output representation method proposed in [25]. For the total cooling period (mainly during summer), Figure 3 highlights that the heat transmitted to the urban canopy from the building as sensible heat (QO) represents 39.3% of the total solar radiant exposure. This is the contribution of the building to the UHI effect and the main heat source is the solar radiation. The other terms account for solar gains from windows (Gsolar), internal gains (Gint), and thermal losses toward the sky (Drad) and the ground (DG); these terms are detailed in this section. These terms aggregate various fluxes for a simplified representation to highlight the exchanges with the surrounding environment. Two thermal balances are performed initially for the entire building: for the building envelope and for the indoor air node. Figure 3. Sankey diagram (% of solar irradiance) for the cooling season in Marseille. The first balance (Equation (1)) concerns the building envelope and the internal wall heat exchanges, separately integrating heat gains (index +) and heat losses (index -). Heat quantities (Q) are indexed in relation to their nature and are computed from the integrated heat fluxes for the entire cooling season and for the living space area, i.e., expressed in J/m2. (𝑄SW−𝑄SW𝑟𝑒𝑓𝑙)−𝑄LW𝑜−(𝑄C−𝑜−𝑄C+𝑜)−𝑄G=𝑄SW𝑤𝑖𝑛+𝑄LW𝑜𝑡ℎ𝑒𝑟𝑠+𝑄LW+𝑖−𝑄LW−𝑖+𝑄C+𝑖−𝑄C−𝑖+(∆𝑄W+−∆𝑄W−) (1) where the various heat quantities are outside the building envelope. The definitions of the different terms (Equation (1)) are described in Table 2. Table 2. Description of Equation (1) terms. Expression Description 𝑄SW−𝑄SWrefl the absorbed solar irradiance by the building envelope 𝑄LW𝑜 the net longwave (LW) heat loss radiated to the sky and the environment Energies 2020, 13, 6192</text:p>
          </table:table-cell>
        </table:table-row>
        <table:table-row table:style-name="ro21" table:visibility="filter">
          <table:table-cell office:value-type="string" calcext:value-type="string">
            <text:p>10.3390_en13236192</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Green Roof Model Similarly to the wetted surface model, the heat and mass process have been modelled for a green roof model with a component developed and validated by Djedjig et al. [32,33]. This model is also integrated into TRNSYS© [33]. The vegetated roof model is composed of two separate layers: the foliage canopy and the substrate [32]. Both heat balances are established for these two layers, considering simultaneously radiative, sensible, latent and conductive heat transfer at the foliage and substrate levels. The model parameters include the average leaf thickness, the leaf area index and the specific thermal capacity of the foliage; the substrate’s thermal properties are simultaneously calculated given the water content. The vegetative roof model is coupled to the building envelope with the roof temperature and the heat flux under the substrate. At each time step for the given meteorological data, an iterative process allows the convergence of both building and green roof models. Detailed outputs are given, especially sensible and latent heat fluxes for the substrate and the foliage, which are used in the following Sankey analysis, and the indicator computations. 3. Results 3.1. Simulation Results of the Reference Building—Current and Future Climates Figure 5 shows the behavior of the reference building during the summer period without a cooling strategy. The diagrams at the top show the results obtained for the current climate and those at the bottom of a climate projection in 2080 with one high-emission scenario (SRES: A2) in order to take into account the average lifespan of a building. Figure 5. Sankey diagram (% of solar irradiance) for the reference building—impacts of current and future climates in Marseille and Paris. MarseilleDH: 10114 °ChParisDH: 1017 °ChMarseilleDH: 14836 °ChParisDH: 4340 °ChCurrentweatherdataWeatherof 2080 (A2)Energies 2020, 13, 6192</text:p>
          </table:table-cell>
        </table:table-row>
        <table:table-row table:style-name="ro17" table:visibility="filter">
          <table:table-cell office:value-type="string" calcext:value-type="string">
            <text:p>10.3390_en13236192</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The development of building energy simulation (BES) is essential in the building design processes. These tools use climate data in relation to materials, energy systems and building operation data to predict the performance of buildings. The accuracy of the simulations and outcome evaluations (comforts, health, economic) that result depends on the availability of these data. Most of the weather data currently used in building and even renewable energy is historical or current. It is necessary to consider the prospects of climate change, including extreme events, i.e., the impact of heatwaves on the design of indoor environments and on outdoor conditions in complex urban environments. The climate change scenario is considered here from the data on the variability of the climate system given by the Special Report on Emission Scenario (SRES) and radiative forcing [6], both used in climate simulations. Climate models provide an opportunity to anticipate how the climate system may be aﬀected by human activities. The climate simulations are made from numerical models called General Circulation Models (GCMs), which cut the surface of the Earth into meshes about 150 km-wide. These data, coming directly from GCMs, do not ﬁt the needs of the engineering sector such as building, energy and urban planning [7]. To reﬁne the diagnosis, models and method downscaling have been developed [8–10]. A well-known “statistical” method of descending ladders is the “Morphing” method, which makes it possible to obtain usable data for the building sector from the climate data of GM models [7]. Morphing combines observed or current weather data from a site (realizing changes in spatial and temporal scales) with the results of climate change models. Nowadays, it is the most accessible method for authors who carry out investigations on theme building and the future of the climate.</text:p>
          </table:table-cell>
        </table:table-row>
        <table:table-row table:style-name="ro19" table:visibility="filter">
          <table:table-cell office:value-type="string" calcext:value-type="string">
            <text:p>10.3390_en13236192</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For these investigations, we located a building in two urban areas of France. The location of Paris is subjected to a temperate climate. The weather of Marseille is a Mediterranean type. TMY3 weather data are used for these simulations. The TMY3 standard allows us to take into account the rain data and this is useful for green envelope investigations. Current and future weather data are generated using Meteonorm© [29]. For future weather data, the SRES A2, which is one of the higher emission scenarios, is used [9]. 2.2. Sankey Diagram of the Heat Quantities and Cooling Performance Indexes The energy flows between the building and its environment are represented by a percentage Sankey diagram (Figure 3). This is a simulation output representation method proposed in [25]. For the total cooling period (mainly during summer), Figure 3 highlights that the heat transmitted to the urban canopy from the building as sensible heat (QO) represents 39.3% of the total solar radiant exposure. This is the contribution of the building to the UHI effect and the main heat source is the solar radiation. The other terms account for solar gains from windows (Gsolar), internal gains (Gint), and thermal losses toward the sky (Drad) and the ground (DG); these terms are detailed in this section. These terms aggregate various fluxes for a simplified representation to highlight the exchanges with the surrounding environment. Two thermal balances are performed initially for the entire building: for the building envelope and for the indoor air node. Figure 3. Sankey diagram (% of solar irradiance) for the cooling season in Marseille. The first balance (Equation (1)) concerns the building envelope and the internal wall heat exchanges, separately integrating heat gains (index +) and heat losses (index -).</text:p>
          </table:table-cell>
        </table:table-row>
        <table:table-row table:style-name="ro17" table:visibility="filter">
          <table:table-cell office:value-type="string" calcext:value-type="string">
            <text:p>10.3390_en13236192</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𝜂FRout expresses the reduction or increase in the anthropogenic heat released toward the immediate environment regarding the transmitted heat to the urban environment 𝑄o. 𝜂FRin shows the capacity of a given passive cooling solution to decrease or increase summer indoor heat stress. 𝜂CEP helps us to understand the impacts of the cooling strategy in terms of energy consumption. In the following sections, this methodology will be applied to evaporative-based passive solutions. 2.3. Wetted Roof Model Wetted roofs are considered here as impermeable, so the water partially evaporates (latent heat flux) and the other part flows towards the evacuation. The phase change consumes energy from the environment (Figure 4). Figure 4. Heat balance of wetted surface. Here, the roof surface is considered permanently wetted with a water supply [30,31]. The heat flux balance for this wetted roof surface can be written as follows (Equation (10)): 𝛼SW𝐸SW−𝜀LW(𝜎𝑇s4−𝐸LW)+hC(𝑇air−𝑇s)+𝜙T−𝐿𝜌air𝑅a[𝑞sat(𝑇w)−𝑞(𝑇air)]=0 (10) where: αSWESW the solar irradiance absorbed by the wetted roof; 𝜀LW(𝜎𝑇s4−𝐸LW) the net longwave radiative loss from the wetted roof surface to the sky; ℎC(𝑇air−𝑇s) the convective heat gains from the ambient air; 𝛷T the heat flux transmitted by conduction to the roof layer. The evaporation process is conditioned by the evaporative demand of the air [31]. Ra is the sensible heat thermal resistance for air; 𝜌air the air density; L the specific latent heat for the vapor; 𝑞(𝑇) the specific humidity at a given temperature. These equations are implemented directly in TRNSYS© and couple with the type 56 building model. The inputs of the model are the weather data and the roof heat flux 𝛷T from the building model. ESW(1-αSW)ESWLhcBuilding sideELWσTs4TairTs𝜙 TwEnergies 2020, 13, 6192</text:p>
          </table:table-cell>
        </table:table-row>
        <table:table-row table:style-name="ro17" table:visibility="filter">
          <table:table-cell office:value-type="string" calcext:value-type="string">
            <text:p>10.3390_en13236192</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So, summer thermal comfort could become as problematic as winter thermal comfort for a more temperate climate. 3.2. Impacts of Green Roof 3.2.1. Comparison of Current and Future Climates Figure 6 shows the results considering the fact that the water needs for the green roof are provided by rainfall only and according to the weather data of Marseille and Paris. These results were obtained for the summer period and the rainfall data come from TMY3 weather files of the location. The efficiency indexes are related to the respective reference buildings (current and future weather data presented in the previous section). Figure 6. Sankey diagram (% of solar irradiance) of the green roof case with water needs provided by rainfall—impacts of current and future climates in Marseille and Paris. Compared to the respective reference cases, the cooling potential for an ambient urban environment ηFRout is 18.3% and 27.6%, respectively, for Marseille and Paris, reflecting the ability of this solution to have an impact on the UHI under current climates. For the 2080 climates (Figure 6), the UHI cooling efficiency increases (19.12%) in Marseille and decreases in Paris (26.4%). Thanks to the vegetation, a part of the non-reflected solar radiation is transmitted in the form of latent heat during the photosynthesis and the thermal regulation of the plant tissues. In the same way, the part of the soil not occulted by the foliage heats up less quickly due to evaporation. There is a reduction in summer thermal discomfort by about 4.6% and 4.3%, respectively, for historical and future weather data in Marseille (Figure 7). The same trend is also observed in Paris. Indeed, rainfall is higher in Marseille <text:s text:c="2"/>=4.6% <text:s text:c="3"/>=18.3% Paris <text:s text:c="2"/>=14.6% <text:s text:c="3"/>=27.6% Marseille <text:s text:c="2"/>=4.3% <text:s text:c="3"/>=19.12% Paris <text:s text:c="2"/>=8.1% <text:s text:c="3"/>=26.4% CurrentweatherdataWeatherof 2080 (A2)Energies 2020, 13, 6192</text:p>
          </table:table-cell>
        </table:table-row>
        <table:table-row table:style-name="ro2" table:visibility="filter">
          <table:table-cell office:value-type="string" calcext:value-type="string">
            <text:p>10.3390_en13236216</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able 1. Crystallographic parameters calculated by XRD and Raman data analysis.</text:p>
          </table:table-cell>
        </table:table-row>
        <table:table-row table:style-name="ro10" table:visibility="filter">
          <table:table-cell office:value-type="string" calcext:value-type="string">
            <text:p>10.3390_en1323621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Author Contributions: Conceptualization: H.D. and F.N.; methodology: H.D.; experimental activity: H.D., L.S., L.B., R.T., A.S.; data analysis: H.D. and F.N.; writing—original draft preparation, H.D.; writing—review and editing, H.D. and F.N.; supervision, F.N. All authors have read and agreed to the published version of the manuscript.</text:p>
          </table:table-cell>
        </table:table-row>
        <table:table-row table:style-name="ro6" table:visibility="filter">
          <table:table-cell office:value-type="string" calcext:value-type="string">
            <text:p>10.3390_en1323621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In order to validate the eﬀect of the interfacial properties toward the electrochemical behavior, electrochemical impedance spectroscopy (EIS) was carried out for each tenth cycle at E = 0.5 V for NIBs as well. The Nyquist plots are shown in Figure 12a–d. During the ﬁrst cycle, the ac-impedance diagrams show a diﬀerent behavior with respect to following cycles, because of electrode activation. The data were modeled by using the same equivalent circuit proposed for LIBs. According to the ﬁt results (shown in Figure S5), the Alg-based electrode exhibited lower and almost constant charge transfer resistance values upon cycling, conﬁrming its interfacial behavior stability. In contrast, the PVDF-based electrode demonstrates a much higher Rct, which causes worse cycling behavior with respect to other electrodes. This can be related to the cracks formed on the electrode, as revealed by SEM.</text:p>
          </table:table-cell>
        </table:table-row>
        <table:table-row table:style-name="ro8" table:visibility="filter">
          <table:table-cell office:value-type="string" calcext:value-type="string">
            <text:p>10.3390_en13236216</text:p>
          </table:table-cell>
          <table:table-cell office:value-type="string" calcext:value-type="string">
            <text:p>data</text:p>
          </table:table-cell>
          <table:table-cell office:value-type="float" office:value="197" calcext:value-type="float">
            <text:p>197</text:p>
          </table:table-cell>
          <table:table-cell table:number-columns-repeated="2"/>
          <table:table-cell office:value-type="string" calcext:value-type="string">
            <text:p>which is partly overlapped by (ii) a semicircle at middle frequencies related to interfacial charge-transfer ion diﬀusion in the bulk of the active process; (iii) a sloped line at low frequencies associated with Li materials [43]. EIS data were ﬁtted using the equivalent circuit noted as Rel(RSEI CSEI)(Rct Cdl)WCi in the notation of Boukamp. Rel, RSEI, and Rct are associated with the resistances of electrolyte, of SEI ﬁlm, and of the charge-transfer process, while CSEI, Cdl, and Ci are the capacitances related to passivation layer, electric double layer, and diﬀerential intercalation, respectively. W is the Warburg impedance, ion diﬀusion [44]. The calculated values of RSEI and Rct are reported in Figure S4. describing Li The CMC-based electrode shows the lowest Rct values, thus revealing improved kinetics and enhanced stability of its interfacial behavior. For the PVDF-based electrode, the high initial values of Rct and the subsequent contraction may be explained by rearrangements of the electrode/electrolyte interface due to initial morphological instability.</text:p>
          </table:table-cell>
        </table:table-row>
        <table:table-row table:style-name="ro7" table:visibility="filter">
          <table:table-cell office:value-type="string" calcext:value-type="string">
            <text:p>10.3390_en13236216</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Energies 2020, 13, x FOR PEER REVIEW 15 of 20 <text:s/>Figure 11. Cycle performance of CGDHC-based NIB electrodes with different binders. Cycling rate C/5. In contrast, the inferior electrochemical properties of CGDHC-PVDF in NIBs can be related to the formation of NaF due to the formation of thick films and of the binder di-fluorination [47]. In order to validate the effect of the interfacial properties toward the electrochemical behavior, electrochemical impedance spectroscopy (EIS) was carried out for each tenth cycle at E = 0.5 V for NIBs as well. The Nyquist plots are shown in Figure 12a–d. During the first cycle, the ac-impedance diagrams show a different behavior with respect to following cycles, because of electrode activation. The data were modeled by using the same equivalent circuit proposed for LIBs. According to the fit results (shown in Figure S5), the Alg-based electrode exhibited lower and almost constant charge transfer resistance values upon cycling, confirming its interfacial behavior stability. In contrast, the PVDF-based electrode demonstrates a much higher Rct, which causes worse cycling behavior with respect to other electrodes. This can be related to the cracks formed on the electrode, as revealed by SEM. Energies 2020, 13, 6216</text:p>
          </table:table-cell>
        </table:table-row>
        <table:table-row table:style-name="ro15" table:visibility="filter">
          <table:table-cell office:value-type="string" calcext:value-type="string">
            <text:p>10.3390_en13236216</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Energies 2020, 13, x FOR PEER REVIEW 11 of 20 and the lowest values by the PVDF-based one. However, the PAA-based anode is able to retain performances upon long cycling. This could be related to appropriate mechanical properties of the PAA-based electrode [26], a more desirable conformation of polymer in the composite, and a more effective and stable SEI layer formation in fewer cycles, thus hindering agglomeration of polymer by electrostatic repulsion [29,42]. It is noteworthy that among different binders in LIBs, PAA also can form strong hydrogen bonds with active materials and substrate due to its chemical structure (carboxylic acid moieties interacting with polar groups at the edges of carbon planes) [26]. Figure 7. Cycle performance of CGDHC-based LIB electrodes with different binders. Cycling rate C/5 (a) and 2C (b). In order to clarify the interfacial behavior of electrodes based on different binders, electrochemical impedance spectroscopy (EIS) was carried out every tenth cycle at E = 0.50 V, confirming the reasons why changing binders can considerably improve the electrochemical performances. Figure 8a–d demonstrates the Nyquist plots recorded using different binders. All impedance dispersions show similar features: (i) a semicircle at high frequencies related to migration through passivation layer, which is partly overlapped by (ii) a semicircle at middle frequencies related to interfacial charge-transfer process; (iii) a sloped line at low frequencies associated with Li+ ion diffusion in the bulk of the active materials [43]. EIS data were fitted using the equivalent circuit noted as Rel(RSEI CSEI)(Rct Cdl)WCi in the notation of Boukamp.</text:p>
          </table:table-cell>
        </table:table-row>
        <table:table-row table:style-name="ro17" table:visibility="filter">
          <table:table-cell office:value-type="string" calcext:value-type="string">
            <text:p>10.3390_en1323621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This could be related to appropriate mechanical properties of the PAA-based electrode [26], a more desirable conformation of polymer in the composite, and a more effective and stable SEI layer formation in fewer cycles, thus hindering agglomeration of polymer by electrostatic repulsion [29,42]. It is noteworthy that among different binders in LIBs, PAA also can form strong hydrogen bonds with active materials and substrate due to its chemical structure (carboxylic acid moieties interacting with polar groups at the edges of carbon planes) [26]. Figure 7. Cycle performance of CGDHC-based LIB electrodes with different binders. Cycling rate C/5 (a) and 2C (b). In order to clarify the interfacial behavior of electrodes based on different binders, electrochemical impedance spectroscopy (EIS) was carried out every tenth cycle at E = 0.50 V, confirming the reasons why changing binders can considerably improve the electrochemical performances. Figure 8a–d demonstrates the Nyquist plots recorded using different binders. All impedance dispersions show similar features: (i) a semicircle at high frequencies related to migration through passivation layer, which is partly overlapped by (ii) a semicircle at middle frequencies related to interfacial charge-transfer process; (iii) a sloped line at low frequencies associated with Li+ ion diffusion in the bulk of the active materials [43]. EIS data were fitted using the equivalent circuit noted as Rel(RSEI CSEI)(Rct Cdl)WCi in the notation of Boukamp. Rel, RSEI, and Rct are associated with the resistances of electrolyte, of SEI film, and of the charge-transfer process, while CSEI, Cdl, and Ci are the capacitances related to passivation layer, electric double layer, and differential intercalation, respectively. W is the Warburg impedance, describing Li+ ion diffusion [44]. The calculated values of Energies 2020, 13, 6216</text:p>
          </table:table-cell>
        </table:table-row>
        <table:table-row table:style-name="ro14">
          <table:table-cell office:value-type="string" calcext:value-type="string">
            <text:p>10.3390_en13236216</text:p>
          </table:table-cell>
          <table:table-cell office:value-type="string" calcext:value-type="string">
            <text:p>dataset provided, data</text:p>
          </table:table-cell>
          <table:table-cell office:value-type="float" office:value="268" calcext:value-type="float">
            <text:p>268</text:p>
          </table:table-cell>
          <table:table-cell/>
          <table:table-cell office:value-type="float" office:value="0" calcext:value-type="float">
            <text:p>0</text:p>
          </table:table-cell>
          <table:table-cell office:value-type="string" calcext:value-type="string">
            <text:p>In order to get information about possible modiﬁcations of the hard carbon layers arrangement induced by the diﬀerent binders used for electrodes formulation, Raman spectra was performed on the CGDHC-based electrodes prepared with CMC, Alg, PAA, and PVDF binders, respectively labeled as CGDHC-CMC, CGDHC-Alg, CGDHC-PAA, and CGDHC-PVDF. This information can be obtained by calculating the ratio between the ID and IG bands. The comparison of Raman spectra of electrodes with diﬀerent binders for LIBs and NIBs is shown in Figure S3, while the calculated ID /IG and La are presented in Table S1. As expected, all the Raman spectra present the same characteristic peaks −1 (G-band) [8], together with already observed for the powder at ~1345 cm −1, correlated to 2D and D+G bands [31]. Commonly, two broad peaks in the range of 2650–2950 cm the graphitization degree of hard carbon is bound to conductivity [23], while porosity and defects enable surface storage processes (thus relevant for NIBs) [33]. However, in the present case the data provide evidence, for all electrodes, of similar peak shapes and only small variations of the intensity ratio between D and G bands. This behavior may be attributed to only minor interactions of the active CGDHC and of the conductive additive with the functional groups. Therefore, we may exclude a relevant role of the binder in modifying structural or conduction properties of the active materials.</text:p>
          </table:table-cell>
        </table:table-row>
        <table:table-row table:style-name="ro2">
          <table:table-cell office:value-type="string" calcext:value-type="string">
            <text:p>10.3390_en14010108</text:p>
          </table:table-cell>
          <table:table-cell office:value-type="string" calcext:value-type="string">
            <text:p>code</text:p>
          </table:table-cell>
          <table:table-cell office:value-type="float" office:value="28" calcext:value-type="float">
            <text:p>28</text:p>
          </table:table-cell>
          <table:table-cell/>
          <table:table-cell office:value-type="float" office:value="0" calcext:value-type="float">
            <text:p>0</text:p>
          </table:table-cell>
          <table:table-cell office:value-type="string" calcext:value-type="string">
            <text:p>Funding: This work was supported by the funding program PIACERI 2020-22 of the University of Catania (project code 22722132140; principal investigator M.V.).</text:p>
          </table:table-cell>
        </table:table-row>
        <table:table-row table:style-name="ro2" table:visibility="filter">
          <table:table-cell office:value-type="string" calcext:value-type="string">
            <text:p>10.3390_en14010108</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1. Experimental data resulting from tests on the geo-exchange prototype system.</text:p>
          </table:table-cell>
        </table:table-row>
        <table:table-row table:style-name="ro2" table:visibility="filter">
          <table:table-cell office:value-type="string" calcext:value-type="string">
            <text:p>10.3390_en1401010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Acknowledgments: The authors are grateful to the staff of EarTherm laboratories for providing an opportunity to design and build the innovative solutions and for recording the thermal data of the heat-exchange systems.</text:p>
          </table:table-cell>
        </table:table-row>
        <table:table-row table:style-name="ro10" table:visibility="filter">
          <table:table-cell office:value-type="string" calcext:value-type="string">
            <text:p>10.3390_en14010108</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analysed data are aimed at ﬁnding an optimal conﬁguration to enhance both hydraulic and thermal properties of this new probe type. These improvements make the hybridized probes highly suitable for their use as efﬁcient components in geothermal installations, reaching on the whole better economic competitiveness than standard materials on the market [4].</text:p>
          </table:table-cell>
        </table:table-row>
        <table:table-row table:style-name="ro10" table:visibility="filter">
          <table:table-cell office:value-type="string" calcext:value-type="string">
            <text:p>10.3390_en14010108</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Author Contributions: G.F. and M.V. conceived and drafted the work; G.F., M.V., F.B., S.I. and G.M.B. conceived and designed the experiments; F.B., S.I. and G.M.B. performed the experiments and G.F. analysed the data. M.V. gave the ﬁnal approval of the version to be published. All authors have read and agreed to the published version of the manuscript.</text:p>
          </table:table-cell>
        </table:table-row>
        <table:table-row table:style-name="ro11" table:visibility="filter">
          <table:table-cell office:value-type="string" calcext:value-type="string">
            <text:p>10.3390_en14010108</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Data from the experimental results conducted for both standard (commercial material) and innovative (I50 CF probe and doped grout) geo-exchange prototype systems are reported in Figure 7. Among the main analysed aspects, the measure of the soil temperature as a function of time has been taken into speciﬁc consideration (temperature detector S3). Since the initial test conditions of standard probe and commercial grout vs. innovative probe and doped grout apparatuses are identical, the different behaviour can be related principally to the new composite materials of the I50 probe system. Three different conditions have been analysed (Figure 5a–c).</text:p>
          </table:table-cell>
        </table:table-row>
        <table:table-row table:style-name="ro4" table:visibility="filter">
          <table:table-cell office:value-type="string" calcext:value-type="string">
            <text:p>10.3390_en1401010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n order to deﬁne the behaviour of innovative materials with alternating heat exchange processes over a short period of time, data from heat and cooling alternation heat exchange tests have been acquired (S3 temperature values; Figure 6). The obtained results illustrate higher values of heat exchange for both hybrid probe systems (I50, I80). In particular, the water temperature (S1–S2 measure) in the I80 hybrid system (measured at the end of the test) displays a surplus of 0.6 ◦C compared to the ST conﬁguration, while the water temperature of the I50 layout shows a surplus of 1.9 ◦C (Figure 6).</text:p>
          </table:table-cell>
        </table:table-row>
        <table:table-row table:style-name="ro19" table:visibility="filter">
          <table:table-cell office:value-type="string" calcext:value-type="string">
            <text:p>10.3390_en14010108</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It is worth noting that the CF rings negatively affect the entire cooling process in a way that the heat exchange during the first heating phase was favoured by the high thermal conductivity of CF, but this caused pronounced heat dissipation during the cooling phase. In order to define the behaviour of innovative materials with alternating heat exchange processes over a short period of time, data from heat and cooling alternation heat exchange tests have been acquired (S3 temperature values; Figure 6). The obtained results illustrate higher values of heat exchange for both hybrid probe systems (I50, I80). In particular, the water temperature (S1–S2 measure) in the I80 hybrid system (measured at the end of the test) displays a surplus of 0.6 °C compared to the ST configuration, while the water temperature of the I50 layout shows a surplus of 1.9 °C (Figure 6). Figure 6. Results of the thermal test in standard (ST) and innovative probes (I50–I80): heating step, cooling step, heating-cooling step. 3.3. Geo-Exchange Prototype System Data from the experimental results conducted for both standard (commercial mate-rial) and innovative (I50 CF probe and doped grout) geo-exchange prototype systems are reported in Figure 7. Among the main analysed aspects, the measure of the soil tempera-ture as a function of time has been taken into specific consideration (temperature detector S3). Since the initial test conditions of standard probe and commercial grout vs. innovative probe and doped grout apparatuses are identical, the different behaviour can be related principally to the new composite materials of the I50 probe system. Three different condi-tions have been analysed (Figure 5a–c). Energies 2021, 14, 108</text:p>
          </table:table-cell>
        </table:table-row>
        <table:table-row table:style-name="ro17" table:visibility="filter">
          <table:table-cell office:value-type="string" calcext:value-type="string">
            <text:p>10.3390_en14010108</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Energies 2021, 14, x FOR PEER REVIEW 10 of 19 <text:s/>turned off). After 80 min, the water temperature decreased only by 12.5 °C for the ST configuration, while probes with innovative components I50 and I80 produced 14 °C and 13.4 °C temperature decreases, respectively. It is worth noting that the CF rings negatively affect the entire cooling process in a way that the heat exchange during the first heating phase was favoured by the high thermal conductivity of CF, but this caused pronounced heat dissipation during the cooling phase. In order to define the behaviour of innovative materials with alternating heat exchange processes over a short period of time, data from heat and cooling alternation heat exchange tests have been acquired (S3 temperature values; Figure 6). The obtained results illustrate higher values of heat exchange for both hybrid probe systems (I50, I80). In particular, the water temperature (S1–S2 measure) in the I80 hybrid system (measured at the end of the test) displays a surplus of 0.6 °C compared to the ST configuration, while the water temperature of the I50 layout shows a surplus of 1.9 °C (Figure 6). Figure 6. Results of the thermal test in standard (ST) and innovative probes (I50–I80): heating step, cooling step, heating-cooling step. 3.3. Geo-Exchange Prototype System Data from the experimental results conducted for both standard (commercial mate-rial) and innovative (I50 CF probe and doped grout) geo-exchange prototype systems are reported in Figure 7. Among the main analysed aspects, the measure of the soil tempera-ture as a function of time has been taken into specific consideration (temperature detector S3). Since the initial test conditions of standard probe and commercial grout vs. innovative probe and doped grout apparatuses are identical, the different behaviour can be related principally to the new composite materials of the I50 probe system.</text:p>
          </table:table-cell>
        </table:table-row>
        <table:table-row table:style-name="ro2" table:visibility="filter">
          <table:table-cell office:value-type="string" calcext:value-type="string">
            <text:p>10.3390_en1401012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 8. Data obtained by creating reports in PVGIS software.</text:p>
          </table:table-cell>
        </table:table-row>
        <table:table-row table:style-name="ro9" table:visibility="filter">
          <table:table-cell office:value-type="string" calcext:value-type="string">
            <text:p>10.3390_en1401012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otal energy consumption in Sarajevo Canton in 2018, compared to 2017, was higher by 116.04 GWh or 2.51%. Table 1 presents an overview of the energy consumption by fuel type in Sarajevo Canton. The data in Table 1 refer to the total annual consumption of LPG in Sarajevo Canton, including vehicle consumption.</text:p>
          </table:table-cell>
        </table:table-row>
        <table:table-row table:style-name="ro9" table:visibility="filter">
          <table:table-cell office:value-type="string" calcext:value-type="string">
            <text:p>10.3390_en14010123</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ase Study. B&amp;H Electr. Eng. 2017, 11, 61–70. Stani´c, A. Prediction of Vehicle Flow in the Road Network. Master’s Thesis, University of Zagreb, Zagreb, Croatia, 2018. Ivˇcec, A. Time Series Forecasting in Sensor Data Streams. Master’s Thesis, University of Zagreb, Zagreb, Croatia, 2018.</text:p>
          </table:table-cell>
        </table:table-row>
        <table:table-row table:style-name="ro10" table:visibility="filter">
          <table:table-cell office:value-type="string" calcext:value-type="string">
            <text:p>10.3390_en1401012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vailable data indicate that the majority of the population uses individual heating systems, of which the most common are ﬁrewood and coal systems (in about 30% of households in Sarajevo Canton). There are some indications that consumers currently participationg in the gas distribution are partially giving up the use of this energy source and switching to individual systems. Also, in larger cities such as Sarajevo, heating systems</text:p>
          </table:table-cell>
        </table:table-row>
        <table:table-row table:style-name="ro3" table:visibility="filter">
          <table:table-cell office:value-type="string" calcext:value-type="string">
            <text:p>10.3390_en1401012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Step 2. Make the necessary differentiation. If there is both trend and seasonality, then the data should be processed by seasonal differentiation, which means that differentiated values are not obtained by the difference of adjacent time series values as in ordinary differentiation, but by the difference of values distant for one season and estimate the trend. Step 3. Examine the autocorrelation function (ACF) and the partial autocorrelation</text:p>
          </table:table-cell>
        </table:table-row>
        <table:table-row table:style-name="ro3" table:visibility="filter">
          <table:table-cell office:value-type="string" calcext:value-type="string">
            <text:p>10.3390_en14010123</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he proposed ﬂoating photovoltaic power plant on Lake Jablanica has an installed capacity of 30 MW and in accordance with its geographical position and insolation, its annual electricity production is 32.4 GWh. Based on the data given in the table above, it is possible to calculate the number of households (out of the total number of 35,000) that could cover their heating needs from renewable electricity with electricity produced from the ﬂoating solar power plant.</text:p>
          </table:table-cell>
        </table:table-row>
        <table:table-row table:style-name="ro3" table:visibility="filter">
          <table:table-cell office:value-type="string" calcext:value-type="string">
            <text:p>10.3390_en1401012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uthor Contributions: Conceptualization: M.M.D., S.A. and N.D.; methodology: M.M.D. and S.A.; validation: A.M. and N.D.; formal analysis: M.M.D.; investigation: S.A.; resources: N.D.; data curation: M.M.D., S.A. and N.D.; writing—original draft preparation: M.M.D., A.M. and N.D.; writing—review and editing: A.M.; visualization and supervision: S.A. All authors have read and agreed to the published version of the manuscript.</text:p>
          </table:table-cell>
        </table:table-row>
        <table:table-row table:style-name="ro3" table:visibility="filter">
          <table:table-cell office:value-type="string" calcext:value-type="string">
            <text:p>10.3390_en1401012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Pollution data from previous years are of great importance for the further development of this paper, so these data will be used in terms of developing models for forecasting air pollution for the future. In terms of the presented statistical data, this paper highlight the days in a given year with an overrun of a certain air pollutant of its limit value, all in accordance with the rulebook (Rulebook on monitoring air quality and deﬁning types of pollutants, limit values), values and other air quality standards [24].</text:p>
          </table:table-cell>
        </table:table-row>
        <table:table-row table:style-name="ro4" table:visibility="filter">
          <table:table-cell office:value-type="string" calcext:value-type="string">
            <text:p>10.3390_en1401012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lotted on the Figure 15b (orange lines) and calculated in accordance with Equation (1) in accordance with new input data of the average concentrations of pollutants in mg/m3. The values of the Index, taking into account the application of solar energy, during 150 days, for ﬁve heating season months in one year, have signiﬁcantly decreased and can be seen in the Figure 15b. Also one can be notice the difference in values and the amount of Index reduction by comparing the obtained AQI values with the forecasted values presented in Section 4 of this paper.</text:p>
          </table:table-cell>
        </table:table-row>
        <table:table-row table:style-name="ro3" table:visibility="filter">
          <table:table-cell office:value-type="string" calcext:value-type="string">
            <text:p>10.3390_en1401012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seasons p, q and seasons P, Q, are identiﬁed. In the context of identifying the parameters of a model and predicting future events, Bayesian analysis is indispensable. Using this analysis, predictions can be made by integrating all parameters in accordance with the data, depending on the distributions, the probability of a particular model can be calculated, which leads to a principled way of selecting model parameters: SARIMA (0, 1, 1) × (0, 1, 1)12. The results are presented in Figure 8 and Table 7.</text:p>
          </table:table-cell>
        </table:table-row>
        <table:table-row table:style-name="ro4" table:visibility="filter">
          <table:table-cell office:value-type="string" calcext:value-type="string">
            <text:p>10.3390_en14010123</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24] all the requirements for air quality monitoring and calculation, limit values and other standards according to air quality can be found. The project goal is the protection of the environment and public health through the provision of timely air quality information. This was achieved by continuous monitoring of the air pollutants in the Sarajevo Canton. Obtained data will further be used for creating long-term plans of the current state of air quality improvement as well as remediation of the existing state. Also, air quality monitoring enables urgent and timely action in cases of excessive air pollution [25].</text:p>
          </table:table-cell>
        </table:table-row>
        <table:table-row table:style-name="ro3" table:visibility="filter">
          <table:table-cell office:value-type="string" calcext:value-type="string">
            <text:p>10.3390_en1401012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In this methodology input data are AQI time series. More precisely model training data are used in the calculated AQI based on the collected measured pollution values of all pollutants. Figure 6a shows the time series of the calculated AQI in the period from 2015 to 2019. AQI time series on Figure 6a are calculated on the basis of Equation (1) and in accordance with [28]. The test data of the hybrid model are the values of the AQI for 2020. Figure 6b presents the original measured AQIs for 2020. AQI data for 2020 are taken from [44].</text:p>
          </table:table-cell>
        </table:table-row>
        <table:table-row table:style-name="ro4" table:visibility="filter">
          <table:table-cell office:value-type="string" calcext:value-type="string">
            <text:p>10.3390_en14010123</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t was found that the model ﬁtted the data well and the stochastic seasonal ﬂuctuation was successfully modelled. The AIC and BIC values of all selected models are shown in Table 6. Obviously from Table 6 can be seen that the model SARIMA (0,1,1) × (0,1,1)12 has the smallest value of AIC and BIC. Once the model is established, the parameters can be estimated using statistical techniques, such as least square estimation method. According to speciﬁc case in this paper and the estimation of the model parameters the equation is: Xt = εt + 0.8509εt−1 − 0.9321εt−12 − 0.8323εt−13.</text:p>
          </table:table-cell>
        </table:table-row>
        <table:table-row table:style-name="ro11" table:visibility="filter">
          <table:table-cell office:value-type="string" calcext:value-type="string">
            <text:p>10.3390_en14010123</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Regarding the issuance of guidelines for the use of cleaner renewable electricity, the number of households not connected to district heating is observed. The number of households that are not connected to district heating is in the amount of 74,512. However, data from a conference held at the end of 2019, organized by the Heinrich Boell Foundation entitled “Air Pollution in BiH”, which presented two analyzes that offer long-term and simple solutions to air pollution in BiH cities, show that the total number of households using solid fuels in the Sarajevo Canton are 35,000. Thus, according to data from aforementioned conference, for 35,000 households, the need for electricity in terms of heating is 196 GWh (Table 11).</text:p>
          </table:table-cell>
        </table:table-row>
        <table:table-row table:style-name="ro4" table:visibility="filter">
          <table:table-cell office:value-type="string" calcext:value-type="string">
            <text:p>10.3390_en14010123</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choice of an adequate SARIMA model in the literature can be seen to depend on the input data and seasonality, for example it can be seen that a model SARIMA (0,0,1) × (0,1,1)12 is used for modeling and forecasting monthly rainfall in Bangladesh [39]. In [40] is modeled Nigerian monthly inﬂation as a SARIMA(1,1,1) × (0,0,1)12 and in [41] is used a SARIMA(2,1,1) × (1,1,2)12 to ﬁt monthly mean surface temperature in Ghana. Also in [42] is adopted the ARIMA model to predict the concentrations of NO2, CO, SO2, O3 and PM10. A novel hybrid forecasting EMD–SARIMA model for air traffic has been proposed in [31]</text:p>
          </table:table-cell>
        </table:table-row>
        <table:table-row table:style-name="ro5" table:visibility="filter">
          <table:table-cell office:value-type="string" calcext:value-type="string">
            <text:p>10.3390_en14010123</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The ﬁrst model implemented in this paper is a SARIMA without autoregressive coefﬁcients, p and P both equal 0 (no signiﬁcant positive spikes in ACF and PACF plots). The ACF and PACF plots are used as a starting point to determine the best SARIMA parameters. According to the most used notation the model belongs to the SARIMA (0,1,1) × (0,1,1)12 type. Since the time series data of AQI have seasonal and non-seasonal trends, a non-seasonal and seasonal ﬁrst order differencing are employed. In this model D of 1 calculate a ﬁrst order seasonal difference and a Q = 1 use a ﬁrst order errors in the model. Also, the value m = 12 means that the data is monthly and suggests a yearly seasonal cycle. The model can be analytically formulated as follows:</text:p>
          </table:table-cell>
        </table:table-row>
        <table:table-row table:style-name="ro8" table:visibility="filter">
          <table:table-cell office:value-type="string" calcext:value-type="string">
            <text:p>10.3390_en1401012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is section presents a new concept of using fossil fuels in households and a new energy policy, more precisely the use of renewable electricity for the purpose of domestic heating in order to promote the Sarajevo Canton towards a smart city. This section is conceived in the following way, ﬁrst the processing of measured pollutants data from different measuring stations from 2015 to 2019 is done. Then, for all pollutants, AQIs are calculated as a measure for determining the number of days in which the limit values of pollutants are exceeded. Furthermore, by applying the hybrid model EMD-SARIMA, the AQI for 2020 are identiﬁed, this Index provides information on the most polluted days in the year for Sarajevo Canton, and therefore extremely unhealthy for people [43]. After processing the air quality in the Sarajevo Canton, the analysis for renewable electricity needs of households in Sarajevo Canton that use unclean fuels are presented.</text:p>
          </table:table-cell>
        </table:table-row>
        <table:table-row table:style-name="ro8" table:visibility="filter">
          <table:table-cell office:value-type="string" calcext:value-type="string">
            <text:p>10.3390_en1401012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Bosnia and Herzegovina is in the zone of average solar radiation whose annual values range from 1200 kWh/m2 to 1600 kWh/m2 for the northern parts, and for southern parts from 1300 kWh/m2 to 1800 kWh/m2. Using PVGIS software, basic data on electricity production from a photovoltaic power plant were obtained. By creating a report for the entered parameters describing the characteristics of the ﬂoating photovoltaic power plant and the selected location, it was obtained that the annual electricity production from one part of the plant (3 MW) is 3.61 GWh. Table 8 provides data on the average monthly electricity production from a ﬂoating photovoltaic power plant (Em), then data on the average value of global irradiation that panels receive on a monthly basis (Hm), and the standard deviation of monthly electricity production (SDm), where annual variations of parameters are taken into account. Data are given for a 3 MW plant. Figure 10 present the average electricity production from a 3 MW photovoltaic plant per month.</text:p>
          </table:table-cell>
        </table:table-row>
        <table:table-row table:style-name="ro6" table:visibility="filter">
          <table:table-cell office:value-type="string" calcext:value-type="string">
            <text:p>10.3390_en14010123</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Thus, the null hypothesis changes and the unit root exists, if the parameter δ is equal to 0. After performing the t-test to examine whether the parameter δ is equal to 0, the obtained statistical value is compared with the critical values speciﬁc for Dickey- Fuller testing. If it is less than the deﬁned critical values, the null hypothesis is rejected and the stationarity of the series is concluded with a certain level of certainty. Depending on whether there is a trend or a shift (the mean value of the time series is not equal to 0) in the data over testing is performed, it is necessary to choose a different type of testing that deﬁnes separate critical values. The extended Dickey-Fuller test allows the unit root to be examined over higher-order autoregressive processes, that is, when the future value of a time series depends linearly on p previous values of the same series, where p is a natural number. The general deﬁnition of such a model is shown by the equation:</text:p>
          </table:table-cell>
        </table:table-row>
        <table:table-row table:style-name="ro13" table:visibility="filter">
          <table:table-cell office:value-type="string" calcext:value-type="string">
            <text:p>10.3390_en1401012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Based on the unit root test, a conclusion is made as to whether the series needs to be differentiated or not. The SARIMA model supports work with non-stationary data caused by the existence of a trend, so the parameter d deﬁnes the order of differentiation which achieves stationary data. If the time series is already stationary, differentiation should be turned off by setting the parameter value to zero, thus avoiding unnecessary differentiation that could impair the accuracy of the forecast. The null hypothesis of unit root tests claims the existence of a unit root in a process thus withdrawing its nonstationary, while the stationary property is claimed by an alternative hypothesis. Thus, by rejecting the null hypothesis, with a certain level of certainty, the tests can conﬁrm the stationarity of the time series. An example of a statistical test of this group is the extended Dickey-Fuller unit root test, abbreviated as the ADF test. The hypothesis testing is not performed on the original data, but on the values resulting from the ﬁrst-order differentiation shown by the following equations.</text:p>
          </table:table-cell>
        </table:table-row>
        <table:table-row table:style-name="ro14" table:visibility="filter">
          <table:table-cell office:value-type="string" calcext:value-type="string">
            <text:p>10.3390_en14010123</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Energies 2020, 13, x FOR PEER REVIEW 14 of 28 <text:s/>Figure 7. IMFs and residual of the AQI time series from 2015 to 2019. After the framework model is defined, an estimate of its parameters is approached. Then, based on the ARIMA model, the parameter of each AR and MA coefficient for non seasons p, q and seasons P, Q, are identified. In the context of identifying the parameters of a model and predicting future events, Bayesian analysis is indispensable. Using this analysis, predictions can be made by integrating all parameters in accordance with the data, depending on the distributions, the probability of a particular model can be calculated, which leads to a principled way of selecting model parameters: SARIMA (0, 1, 1) × (0, 1, 1)12. The results are presented in Figure 8 and Table 7. (a) (b) Figure 8. (a) Original and forecasted AQI using hybrid EMD-SARIMA model (b) results shown for January only. Table 7. Common metrics result for model SARIMA (0, 1, 1) × (0, 1, 1)12. Metric Value Mean absolute error 5.7 Root mean square error 62.32 Mean square error 6.14 Mean absolute percentage error 5.96% According to [45], the mean absolute percentage error (MAPE) less than 10% shows highly accurate model performance predictions. signalimf1imf2imf3imf4imf5imf6imf7imf8imf9res.monthJanFebMarAprMayJunJulAugSep050100150200250original AQI 2020forecasted AQI 2020January05101520253050100150200250Energies 2021, 14, 123</text:p>
          </table:table-cell>
        </table:table-row>
        <table:table-row table:style-name="ro15" table:visibility="filter">
          <table:table-cell office:value-type="string" calcext:value-type="string">
            <text:p>10.3390_en14010123</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The results of the correlation between the applications of renewable sources in domestic heating instead of fossil fuels with environmental pollution are presented in this section. Figure 15a shows the forecasted electricity consumption, where the yellow color of the bars refers to the electricity consumption obtained from solar energy using a ﬂoating photovoltaic power plant, as well as solar prosumers installed on the roofs of houses. Actually, yellow bars represent additional electricity needs that would replace coal in the heating process for 35,000 households, and the same would be covered from the PV power plant. Domestic hating with clean renewable energy brings a signiﬁcant reduction in pollutant emissions, which is reﬂected in AQI values. Regarding Figure 15b, the blue line represents the AQI values for January 2020 forecasted in accordance with methodology presented in Section 4. The orange line in the ﬁgure shows the AQI values in the case of using 196 GWh of clean renewable electricity for domestic heating. In line with the Table 14, pollutants emission reductions as consequences of the transition from fossil to clean fuels in terms of household heating are visible. In accordance with Table 15 it can be noticed a reduction in the use of fossil fuels compared to the current situation (for 2019 the consumption of fossil fuels is about 155,000 tons) in the amount of 60,000 t. Based on these values expressed in t/a, the average concentrations of pollutants in mg/m3 are calculated using the equation (19) for all three pollutants SO2, NOx and PM10 according to available data of volume ﬂow in (m3/h):</text:p>
          </table:table-cell>
        </table:table-row>
        <table:table-row table:style-name="ro7" table:visibility="filter">
          <table:table-cell office:value-type="string" calcext:value-type="string">
            <text:p>10.3390_en14010123</text:p>
          </table:table-cell>
          <table:table-cell office:value-type="string" calcext:value-type="string">
            <text:p>data</text:p>
          </table:table-cell>
          <table:table-cell office:value-type="float" office:value="290" calcext:value-type="float">
            <text:p>290</text:p>
          </table:table-cell>
          <table:table-cell table:number-columns-repeated="2"/>
          <table:table-cell office:value-type="string" calcext:value-type="string">
            <text:p>The formula for calculating the numerical value of the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 Mean values by months of PM10 pollutant: (a) Bjelava measuring station for 2016, 2017 and 2018: (b) Ilidža measuring station for 2014, 2015, 2016, 2017 and 2018: (c) Otoka measuring station for 2014, 2015, 2016, 2017 and 2018: (d) City Hall-measuring station for 2016, 2017 and 2018. 2.3. AQI An air quality index (AQI) is used to communicate to the public the current air pollution as well as the pollution forecast. The proposal of the Index for Bosnia and Herzegovina is modeled on the AQI applied by the US Environmental Protection Agency (EPA), with minor changes [26]. These changes include the following: all concentration values in the formula for calculating the index are expressed in micrograms (PM2.5 and PM10, SO2, NO2 and O3), or milligrams (CO). The index is expressed by a numerical value, color and the name of</text:p>
          </table:table-cell>
        </table:table-row>
        <table:table-row table:style-name="ro14" table:visibility="filter">
          <table:table-cell office:value-type="string" calcext:value-type="string">
            <text:p>10.3390_en14010123</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The automatic stations measurement parameters are wind speed and direction, temperature, relative humidity, atmospheric pressure, global solar radiation, precipitation. The air quality parameters currently measured are common to all stations: concentration of PM10 (suspended particles below 10 microns in diameter), sulfur dioxide (SO2), nitrogen oxides (NO, NO2, NOX), carbon monoxide (CO) at the City Hall station and ozone (O3) at the Ilidža and Otoka stations [25]. Pollution data from previous years are of great importance for the further development of this paper, so these data will be used in terms of developing models for forecasting air pollution for the future. In terms of the presented statistical data, this paper highlight the days in a given year with an overrun of a certain air pollutant of its limit value, all in accordance with the rulebook (Rulebook on monitoring air quality and defining types of pollutants, limit values), values and other air quality standards [24]. The goal is to establish the number of days of air pollution exceedance for all pollutants in the next year, and on the basis of that number of days, the creation of new policies in order to combat pollution, and turn to sustainable management in the Sarajevo Canton for better living conditions for its citizens. The SO2 and PM10 pollutants pollution values are presented on Figures 1 and 2 as an example. (a) (b) Energies 2020, 13, x FOR PEER REVIEW 6 of 28 <text:s/>(c) (d) Figure 1.</text:p>
          </table:table-cell>
        </table:table-row>
        <table:table-row table:style-name="ro15" table:visibility="filter">
          <table:table-cell office:value-type="string" calcext:value-type="string">
            <text:p>10.3390_en14010123</text:p>
          </table:table-cell>
          <table:table-cell office:value-type="string" calcext:value-type="string">
            <text:p>data</text:p>
          </table:table-cell>
          <table:table-cell office:value-type="float" office:value="297" calcext:value-type="float">
            <text:p>297</text:p>
          </table:table-cell>
          <table:table-cell table:number-columns-repeated="2"/>
          <table:table-cell office:value-type="string" calcext:value-type="string">
            <text:p>In this paper an EMD-SARIMA hybrid model for forecasting seasonal time series is presented. The methodology was tested on the Sarajevo Canton, taking into account 35,000 households. The results of the model forecast according to statistical parameters indicate the accuracy of the model prediction. In order for households to be heated with renewable electricity, it is necessary to provide 196 GWh. For this purpose, it is planned to implement the use of a ﬂoating photovoltaic power plant on Lake Jablanica with a capacity of 30 MW and solar prosumers with capacity of 115 MW. Applying the concept of penetration of electricity obtained from PV systems has its two advantages underlined in the paper. The ﬁrst is that the forecasted AQI taking into account the application of solar energy has been drastically reduced, and the second is the reduction of pollution emissions, which can be seen from the following data. If instead of the required 60,000 tons of solid fuel for heating 35,000 households during 150 days of heating season, renewable electricity is used, annual emissions would be reduced by 1512.9 tons of SO2 pollutant, 92.4 tons of NOx pollutant, and in terms of PM10 particles, 405.4 tons. Consequently, the obtained results show that the employment of the EMD-SARIMA hybrid prediction model to the air pollution and PV production data is effective and promising. In the future, focus will be on more advanced models that include smart heat and electricity management. Adaptive intelligence in heating systems on the basis of forecasted AQI and PV production, will make Canton Sarajevo smart by enabling use of renewable electrical energy instead of solid fuels in heating system.</text:p>
          </table:table-cell>
        </table:table-row>
        <table:table-row table:style-name="ro19" table:visibility="filter">
          <table:table-cell office:value-type="string" calcext:value-type="string">
            <text:p>10.3390_en14010123</text:p>
          </table:table-cell>
          <table:table-cell office:value-type="string" calcext:value-type="string">
            <text:p>data</text:p>
          </table:table-cell>
          <table:table-cell office:value-type="float" office:value="301" calcext:value-type="float">
            <text:p>301</text:p>
          </table:table-cell>
          <table:table-cell table:number-columns-repeated="2"/>
          <table:table-cell office:value-type="string" calcext:value-type="string">
            <text:p>Data are given for a 3 MW plant. Figure 10 present the average electricity production from a 3 MW photovoltaic plant per month. Table 8. Data obtained by creating reports in PVGIS software. Month Em [kWh] Hm [kWh/m2] SDm [kWh] January 167,000 66.2 17,000 February 184,000 74.3 45,900 March 292,000 120 60,600 April 353,000 150 60,900 May 373,000 161 28,900 June 398,000 176 34,200 July 438,000 199 33,800 August 442,000 199 30,600 September 341,000 149 42,800 October 271,000 115 35,600 November 186,000 75.6 52,200 December 163,000 65 51,200 Figure 10. The average electricity production from a 3 MW photovoltaic plant per month. Multiplying the value of electricity produced from one part of the plant by the total number of parts of the plant, it is obtained that the annual production of electricity from the entire floating photovoltaic power plant is 36.1 GWh. This amount of electricity produced would lead to an annual accumulation of water with a total volume of 1458 × 108 m3 or 1458 × 1011 L of water. 4.2.2. Electrical Energy Needs for Heating After the analysis and identification of the number of days with excessive emissions of pollutants, harmful to human health in accordance with the qualitative categories of the Air Quality Index, this section provide recommendations for the use of renewable electricity. A very important aspect in the whole process of improving the state of air quality in Sarajevo Canton is the low economic standard of citizens. Coal is the cheapest energy source, which is 30–40% cheaper than firewood and gas, and 2–3 times cheaper than electricity. In the case of using a more environmentally month123456789101112105012345Energies 2021, 14, 123</text:p>
          </table:table-cell>
        </table:table-row>
        <table:table-row table:style-name="ro15" table:visibility="filter">
          <table:table-cell office:value-type="string" calcext:value-type="string">
            <text:p>10.3390_en14010123</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The form and parameters of the best fitted model are: SARIMA (1, 0, 1) × (0, 1, 1)12. The results are presented in Table 13 and the mean absolute percentage error (MAPE) is 4.52 (%). Table 13. Common metrics result for model SARIMA (1, 0, 1) × (0, 1, 1)12. Metric Value Mean absolute error 4.9 Root mean square error 65.25 Mean square error 7.11 Mean absolute percentage error 4.52 % 4.4. Results and Correlation The results of the correlation between the applications of renewable sources in domestic heating instead of fossil fuels with environmental pollution are presented in this section. Figure 15a shows the forecasted electricity consumption, where the yellow color of the bars refers to the electricity consumption obtained from solar energy using a floating photovoltaic power plant, as well as solar prosumers installed on the roofs of houses. Actually, yellow bars represent additional electricity needs that would replace coal in the heating process for 35,000 households, and the same would be covered from the PV power plant. Domestic hating with clean renewable energy brings a significant reduction in pollutant emissions, which is reflected in AQI values. Regarding Figure 15b, the blue line represents the AQI values for January 2020 forecasted in accordance with methodology presented in Section 4. The orange line in the figure shows the AQI values in the case of using 196 GWh of clean renewable electricity for domestic heating. In line with the Table 14, pollutants emission reductions as consequences of the transition from fossil to clean fuels in terms of household heating are visible.</text:p>
          </table:table-cell>
        </table:table-row>
        <table:table-row table:style-name="ro12" table:visibility="filter">
          <table:table-cell office:value-type="string" calcext:value-type="string">
            <text:p>10.3390_en14010123</text:p>
          </table:table-cell>
          <table:table-cell office:value-type="string" calcext:value-type="string">
            <text:p>data</text:p>
          </table:table-cell>
          <table:table-cell office:value-type="float" office:value="309" calcext:value-type="float">
            <text:p>309</text:p>
          </table:table-cell>
          <table:table-cell table:number-columns-repeated="2"/>
          <table:table-cell office:value-type="string" calcext:value-type="string">
            <text:p>The SO2 and PM10 pollutants pollution values are presented on Figures 1 and 2 as an example. (a) (b)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 Mean values by months of PM10 pollutant: (a) Bjelava measuring station for 2016, 2017 and 2018: (b) Ilidža measuring station for 2014, 2015, 2016, 2017 and 2018: (c) Otoka measuring station for 2014, 2015, 2016, 2017 and 2018: (d) City Hall-measuring station for 2016, 2017 and 2018. 2.3. AQI An air quality index (AQI) is used to communicate to the public the current air pollution as well as the pollution forecast. The proposal of the Index for Bosnia and Herzegovina is modeled on the AQI applied by the US Environmental Protection Agency (EPA), with minor changes [26]. These changes include the following: all concentration values in the formula for calculating the index are expressed in micrograms (PM2.5 and PM10, SO2, NO2 and O3), or milligrams (CO). The index is expressed by a numerical value, color and the name of the qualitative category.</text:p>
          </table:table-cell>
        </table:table-row>
        <table:table-row table:style-name="ro12" table:visibility="filter">
          <table:table-cell office:value-type="string" calcext:value-type="string">
            <text:p>10.3390_en14010123</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The formula for calculating the numerical value of the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 Mean values by months of PM10 pollutant: (a) Bjelava measuring station for 2016, 2017 and 2018: (b) Ilidža measuring station for 2014, 2015, 2016, 2017 and 2018: (c) Otoka measuring station for 2014, 2015, 2016, 2017 and 2018: (d) City Hall-measuring station for 2016, 2017 and 2018. 2.3. AQI An air quality index (AQI) is used to communicate to the public the current air pollution as well as the pollution forecast. The proposal of the Index for Bosnia and Herzegovina is modeled on the AQI applied by the US Environmental Protection Agency (EPA), with minor changes [26]. These changes include the following: all concentration values in the formula for calculating the index are expressed in micrograms (PM2.5 and PM10, SO2, NO2 and O3), or milligrams (CO). The index is expressed by a numerical value, color and the name of the qualitative category. The air quality index, in addition to the expressed numerical value, also contains a recommendation on adj</text:p>
          </table:table-cell>
        </table:table-row>
        <table:table-row table:style-name="ro19" table:visibility="filter">
          <table:table-cell office:value-type="string" calcext:value-type="string">
            <text:p>10.3390_en14010123</text:p>
          </table:table-cell>
          <table:table-cell office:value-type="string" calcext:value-type="string">
            <text:p>data</text:p>
          </table:table-cell>
          <table:table-cell office:value-type="float" office:value="317" calcext:value-type="float">
            <text:p>317</text:p>
          </table:table-cell>
          <table:table-cell table:number-columns-repeated="2"/>
          <table:table-cell office:value-type="string" calcext:value-type="string">
            <text:p>Energies 2020, 13, x FOR PEER REVIEW 22 of 28 NOx and PM10 (caused by the reduction of consumption of solid fuels for household heating), the reconstructed AQI value for January 2020 is plotted on the Figure 15b (orange lines) and calculated in accordance with Equation (1) in accordance with new input data of the average concentrations of pollutants in mg/m3. The values of the Index, taking into account the application of solar energy, during 150 days, for five heating season months in one year, have significantly decreased and can be seen in the Figure 15b. Also one can be notice the difference in values and the amount of Index reduction by comparing the obtained AQI values with the forecasted values presented in Section 4 of this paper. By abandoning the traditional way of heating with fossil fuels and replacing them with electricity produced from PV power plants, the total electricity consumption in the Sarajevo Canton would increase by monthly values in winter marked in yellow and shown in Figure 15. Thus, for example, in January, the total electricity consumption would be higher than the existing one by 23.7%. (a) (b) Figure 15. Correlation between renewable energy applications for domestic heating and AQI (a) Consumption of Sarajevo Canton with and without solar energy penetration, (b) Forecasted AQI by EMD-SARIMA hybrid model and AQI obtained considering solar energy. Furthermore, it is important to point out the following indicators regarding air quality protection. In Table 14 is point out an overview of emissions from heating an uninsulated house using coal or firewood. Table 14. Emissions from heating an uninsulated house on coal or firewood during 150 days in one year.</text:p>
          </table:table-cell>
        </table:table-row>
        <table:table-row table:style-name="ro15" table:visibility="filter">
          <table:table-cell office:value-type="string" calcext:value-type="string">
            <text:p>10.3390_en14010123</text:p>
          </table:table-cell>
          <table:table-cell office:value-type="string" calcext:value-type="string">
            <text:p>data</text:p>
          </table:table-cell>
          <table:table-cell office:value-type="float" office:value="318" calcext:value-type="float">
            <text:p>318</text:p>
          </table:table-cell>
          <table:table-cell table:number-columns-repeated="2"/>
          <table:table-cell office:value-type="string" calcext:value-type="string">
            <text:p>Thus, for example, in January, the total electricity consumption would be higher than the existing one by 23.7%. (a) (b) Figure 15. Correlation between renewable energy applications for domestic heating and AQI (a) Consumption of Sarajevo Canton with and without solar energy penetration, (b) Forecasted AQI by EMD-SARIMA hybrid model and AQI obtained considering solar energy. Furthermore, it is important to point out the following indicators regarding air quality protection. In Table 14 is point out an overview of emissions from heating an uninsulated house using coal or firewood. Table 14. Emissions from heating an uninsulated house on coal or firewood during 150 days in one year. 3.7 Tons per Year of Coal 9 m3 Firewood per Year Annual Emission kg/a Annual Emission kg/a SO2 93.3 SO2 0 NOx 5.7 NOx 2.8 PM10 25 PM10 45 Also, it is important to highlight the values of reduction of annual emissions of pollutants during 150 days of the heating season in one year using renewable electricity for domestic heating. In this context, for energy production of 196 GWh for 35,000 households, 60,000 tons of solid fuels are needed. In terms of 32.4 GWh produced from a floating photovoltaic power plant, for 5786 houses with electric domestic heating, with an average area of 100 m2, the solid fuel need is in the amount of 10,000 tons. Table 15 shows the annual emissions reduction, if instead of 60,000 tons (35,000 households) and 10,000 tons of solid fuels (equivalent to 5768 households), renewable electricity is used for domestic heating, during 150 days with pollutant emissions in the category unhealthy and more, in terms of the Air Quality Index. Energies 2021, 14, 123</text:p>
          </table:table-cell>
        </table:table-row>
        <table:table-row table:style-name="ro14" table:visibility="filter">
          <table:table-cell office:value-type="string" calcext:value-type="string">
            <text:p>10.3390_en14010123</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The SO2 and PM10 pollutants pollution values are presented on Figures 1 and 2 as an example. (a) (b)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 Mean values by months of PM10 pollutant: (a) Bjelava measuring station for 2016, 2017 and 2018: (b) Ilidža measuring station for 2014, 2015, 2016, 2017 and 2018: (c) Otoka measuring station for 2014, 2015, 2016, 2017 and 2018: (d) City Hall-measuring station for 2016, 2017 and 2018. 2.3. AQI An air quality index (AQI) is used to communicate to the public the current air pollution as well as the pollution forecast. The proposal of the Index for Bosnia and Herzegovina is modeled on the AQI applied by the US Environmental Protection Agency (EPA), with minor changes [26]. These changes include the following: all concentration values in the formula for calculating the index are expressed in micrograms (PM2.5 and PM10, SO2, NO2 and O3), or milligrams (CO). The index is expressed by a numerical value, color and the name of the qualitative category. The air quality index, in addition to the expressed numerical value, also contains</text:p>
          </table:table-cell>
        </table:table-row>
        <table:table-row table:style-name="ro19" table:visibility="filter">
          <table:table-cell office:value-type="string" calcext:value-type="string">
            <text:p>10.3390_en14010123</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Energies 2020, 13, x FOR PEER REVIEW 16 of 28 to 1800 kWh/m2. Using PVGIS software, basic data on electricity production from a photovoltaic power plant were obtained. By creating a report for the entered parameters describing the characteristics of the floating photovoltaic power plant and the selected location, it was obtained that the annual electricity production from one part of the plant (3 MW) is 3.61 GWh. Table 8 provides data on the average monthly electricity production from a floating photovoltaic power plant (Em), then data on the average value of global irradiation that panels receive on a monthly basis (Hm), and the standard deviation of monthly electricity production (SDm), where annual variations of parameters are taken into account. Data are given for a 3 MW plant. Figure 10 present the average electricity production from a 3 MW photovoltaic plant per month. Table 8. Data obtained by creating reports in PVGIS software. Month Em [kWh] Hm [kWh/m2] SDm [kWh] January 167,000 66.2 17,000 February 184,000 74.3 45,900 March 292,000 120 60,600 April 353,000 150 60,900 May 373,000 161 28,900 June 398,000 176 34,200 July 438,000 199 33,800 August 442,000 199 30,600 September 341,000 149 42,800 October 271,000 115 35,600 November 186,000 75.6 52,200 December 163,000 65 51,200 Figure 10. The average electricity production from a 3 MW photovoltaic plant per month. Multiplying the value of electricity produced from one part of the plant by the total number of parts of the plant, it is obtained that the annual production of electricity from the entire floating photovoltaic power plant is 36.1 GWh. This amount of electricity produced would lead to an annual accumulation of water with a total volume of 1458 × 108 m3 or 1458 × 1011 L of water. 4.2.2.</text:p>
          </table:table-cell>
        </table:table-row>
        <table:table-row table:style-name="ro14" table:visibility="filter">
          <table:table-cell office:value-type="string" calcext:value-type="string">
            <text:p>10.3390_en14010123</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The index is expressed by a numerical value, color and the name of the qualitative category. The air quality index, in addition to the expressed numerical value, also contains a recommendation on adjusting activities and a note on risks for certain groups of the population, in accordance with the state of air quality at a given time. This recommendation is made or confirmed by the current national air quality standards [27]. The air quality is presented using indices consisting of six levels in the range of values from 0 (very low) up to &gt; 100 (very high) and is a relative measure of air pollution: good (0–50), moderate (51–100), unhealthy for sensitive groups (101–150), unhealthy (151–200), very unhealthy (201–300), dangerous (numeric value higher than 301). The formula for calculating the numerical value of the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 Mean values by months of PM10 pollutant: (a) Bjelava measuring station for 2016, 2017 and 2018: (b) Ilidža measuring station for 2014, 2015, 2016, 2017 and 2018: (c) Otoka measuring station for 2014, 2015, 2016, 2017 and 2018: (d) City Hall-measuring station for 2016, 2017 and 2018.</text:p>
          </table:table-cell>
        </table:table-row>
        <table:table-row table:style-name="ro14" table:visibility="filter">
          <table:table-cell office:value-type="string" calcext:value-type="string">
            <text:p>10.3390_en14010123</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a) (b)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 Mean values by months of PM10 pollutant: (a) Bjelava measuring station for 2016, 2017 and 2018: (b) Ilidža measuring station for 2014, 2015, 2016, 2017 and 2018: (c) Otoka measuring station for 2014, 2015, 2016, 2017 and 2018: (d) City Hall-measuring station for 2016, 2017 and 2018. 2.3. AQI An air quality index (AQI) is used to communicate to the public the current air pollution as well as the pollution forecast. The proposal of the Index for Bosnia and Herzegovina is modeled on the AQI applied by the US Environmental Protection Agency (EPA), with minor changes [26]. These changes include the following: all concentration values in the formula for calculating the index are expressed in micrograms (PM2.5 and PM10, SO2, NO2 and O3), or milligrams (CO). The index is expressed by a numerical value, color and the name of the qualitative category. The air quality index, in addition to the expressed numerical value, also contains a recommendation on adjusting activities and a note on risks for certain groups of the population, in accordance with the state of air quality at a given time.</text:p>
          </table:table-cell>
        </table:table-row>
        <table:table-row table:style-name="ro16" table:visibility="filter">
          <table:table-cell office:value-type="string" calcext:value-type="string">
            <text:p>10.3390_en14010123</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The proposal of the Index for Bosnia and Herzegovina is modeled on the AQI applied by the US Environmental Protection Agency (EPA), with minor changes [26]. These changes include the following: all concentration values in the formula for calculating the index are expressed in micrograms (PM2.5 and PM10, SO2, NO2 and O3), or milligrams (CO). The index is expressed by a numerical value, color and the name of the qualitative category. The air quality index, in addition to the expressed numerical value, also contains a recommendation on adjusting activities and a note on risks for certain groups of the population, in accordance with the state of air quality at a given time. This recommendation is made or confirmed by the current national air quality standards [27]. The air quality is presented using indices consisting of six levels in the range of values from 0 (very low) up to &gt; 100 (very high) and is a relative measure of air pollution: good (0–50), moderate (51–100), unhealthy for sensitive groups (101–150), unhealthy (151–200), very unhealthy (201–300), dangerous (numeric value higher than 301). The formula for calculating the numerical value of the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text:p>
          </table:table-cell>
        </table:table-row>
        <table:table-row table:style-name="ro21" table:visibility="filter">
          <table:table-cell office:value-type="string" calcext:value-type="string">
            <text:p>10.3390_en14010123</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bstract: The use of renewable energy sources increases the energy self-sustainability of cities, enabling citizens to reduce energy costs, which results in an increase in their standard of living. However, solar energy penetration in Bosnia and Herzegovina, and its capital Sarajevo, is not in line with the possibilities. Furthermore, the Sarajevo Canton is extremely polluted during the winter months because of the use of unacceptable heating fuel. The aim of this paper is to introduce photovoltaic power systems use in heating electriﬁcation system. In this paper AQI is calculated based on historical data and the hybrid model EMD-SARIMA for air pollution and a solar production forecast is presented. The methodology was tested in the Sarajevo Canton, taking into account 35,000 households. In order to ensure clean air, renewable electric energy use for household heating should be implemented. The widespread use of inefﬁcient individual heating systems characterized by inefﬁcient and expensive use of ﬁrewood and the use of coal in individual furnaces in populated areas are the main problems of internal and urban air pollution in Sarajevo Canton. In order to reduce energy poverty in Sarajevo Canton, the use of a ﬂoating photovoltaic power plant located on Lake Jablanica with a capacity of 30 MW and the solar prosumers with capacity of 115 MW to provide the 196 GWh necessary for heating electriﬁcation of 35,000 households is implemented in this paper. Finally, based on correlation between AQI forecast and solar production it was calculated that the values of the AQI, considering the application of solar energy during 150 days (ﬁve months) in one heating season, have signiﬁcantly decreased. Also renewable energy sources have a very important role in reducing carbon dioxide (CO2) emissions into the atmosphere and reducing urban pollution. With this approach, households would be heated by renewable electricity, which would make Sarajevo a cleaner, smarter city.</text:p>
          </table:table-cell>
        </table:table-row>
        <table:table-row table:style-name="ro16" table:visibility="filter">
          <table:table-cell office:value-type="string" calcext:value-type="string">
            <text:p>10.3390_en14010123</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The air quality is presented using indices consisting of six levels in the range of values from 0 (very low) up to &gt; 100 (very high) and is a relative measure of air pollution: good (0–50), moderate (51–100), unhealthy for sensitive groups (101–150), unhealthy (151–200), very unhealthy (201–300), dangerous (numeric value higher than 301). The formula for calculating the numerical value of the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 (a) (b) (c) (d) Figure 2. Mean values by months of PM10 pollutant: (a) Bjelava measuring station for 2016, 2017 and 2018: (b) Ilidža measuring station for 2014, 2015, 2016, 2017 and 2018: (c) Otoka measuring station for 2014, 2015, 2016, 2017 and 2018: (d) City Hall-measuring station for 2016, 2017 and 2018. 2.3. AQI An air quality index (AQI) is used to communicate to the public the current air pollution as well as the pollution forecast. The proposal of the Index for Bosnia and Herzegovina is modeled on the AQI applied by the US Environmental Protection Agency (EPA), with minor changes [26]. These changes include the following: all concentration values in the formula for calculating the index are expressed in micrograms (PM2.5 and PM10, SO2,</text:p>
          </table:table-cell>
        </table:table-row>
        <table:table-row table:style-name="ro17" table:visibility="filter">
          <table:table-cell office:value-type="string" calcext:value-type="string">
            <text:p>10.3390_en14010123</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Energies 2020, 13, x FOR PEER REVIEW 5 of 28 2.2. Environment Protection In [24] all the requirements for air quality monitoring and calculation, limit values and other standards according to air quality can be found. The project goal is the protection of the environment and public health through the provision of timely air quality information. This was achieved by continuous monitoring of the air pollutants in the Sarajevo Canton. Obtained data will further be used for creating long-term plans of the current state of air quality improvement as well as remediation of the existing state. Also, air quality monitoring enables urgent and timely action in cases of excessive air pollution [25]. Air quality monitoring in Sarajevo Canton is performed through four automatic measuring stations owned by the Ministry of Physical Planning, Construction and Environmental Protection of Sarajevo Canton and also two measuring stations belonging to the Federal Hydro meteorological Institute. The stations are located at Ilidža Health Center (located in an urban area, Dr. Mustafe Pintola 1, Ilidža, 43°49′40′′, 18°26′04′′), Elementary school “Stari Ilijaš” (located in an urban area, Bosanski put 151 Ilijaš, longitude: 43°57′36′′ N, latitude: 18°16′09′′ E), Otoka (located next to the main road in city of Sarajevo, longitude: 43°50′54′′ N, latitude: 18°21′49′′ E), Sarajevo City Hall (located in an urban area, Obala Kulina bana, Sarajevo, longitude: 43°51′33′′ N, latitude: 18°26′04′′ E) and federal stations: Ivan Sedlo (located in rural area, longitude: 43°45′04′′ N, latitude: 18°02′10′′ E) and Bjelave (located in urban area, Bardakčije, longitude: 43°52′03′′ N/43°52′04′′ N, latitude: 18°25′23′′ E/18°25′20′′ E). The automatic stations measurement parameters are wind speed and direction, temperature, relative humidity, atmospheric pressure, global solar radiation, precipitation.</text:p>
          </table:table-cell>
        </table:table-row>
        <table:table-row table:style-name="ro17" table:visibility="filter">
          <table:table-cell office:value-type="string" calcext:value-type="string">
            <text:p>10.3390_en14010123</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Energies 2020, 13, x FOR PEER REVIEW 21 of 28 <text:s/>Figure 14. The original and forecasted electricity production from PV in January 2020. The same principle, criteria and use of graphs ACF and PACF are applied in this section as in Section 4.1 for fitting the SARIMA model. In accordance with the lowest values of AIC and BIC, the best model is chosen. The form and parameters of the best fitted model are: SARIMA (1, 0, 1) × (0, 1, 1)12. The results are presented in Table 13 and the mean absolute percentage error (MAPE) is 4.52 (%). Table 13. Common metrics result for model SARIMA (1, 0, 1) × (0, 1, 1)12. Metric Value Mean absolute error 4.9 Root mean square error 65.25 Mean square error 7.11 Mean absolute percentage error 4.52 % 4.4. Results and Correlation The results of the correlation between the applications of renewable sources in domestic heating instead of fossil fuels with environmental pollution are presented in this section. Figure 15a shows the forecasted electricity consumption, where the yellow color of the bars refers to the electricity consumption obtained from solar energy using a floating photovoltaic power plant, as well as solar prosumers installed on the roofs of houses. Actually, yellow bars represent additional electricity needs that would replace coal in the heating process for 35,000 households, and the same would be covered from the PV power plant. Domestic hating with clean renewable energy brings a significant reduction in pollutant emissions, which is reflected in AQI values. Regarding Figure 15b, the blue line represents the AQI values for January 2020 forecasted in accordance with methodology presented in Section 4. The orange line in the figure shows the AQI values in the case of using 196 GWh of clean renewable electricity for domestic heating.</text:p>
          </table:table-cell>
        </table:table-row>
        <table:table-row table:style-name="ro19" table:visibility="filter">
          <table:table-cell office:value-type="string" calcext:value-type="string">
            <text:p>10.3390_en14010123</text:p>
          </table:table-cell>
          <table:table-cell office:value-type="string" calcext:value-type="string">
            <text:p>data</text:p>
          </table:table-cell>
          <table:table-cell office:value-type="float" office:value="358" calcext:value-type="float">
            <text:p>358</text:p>
          </table:table-cell>
          <table:table-cell table:number-columns-repeated="2"/>
          <table:table-cell office:value-type="string" calcext:value-type="string">
            <text:p>The automatic stations measurement parameters are wind speed and direction, temperature, relative humidity, atmospheric pressure, global solar radiation, precipitation. The air quality parameters currently measured are common to all stations: concentration of PM10 (suspended particles below 10 microns in diameter), sulfur dioxide (SO2), nitrogen oxides (NO, NO2, NOX), carbon monoxide (CO) at the City Hall station and ozone (O3) at the Ilidža and Otoka stations [25]. Pollution data from previous years are of great importance for the further development of this paper, so these data will be used in terms of developing models for forecasting air pollution for the future. In terms of the presented statistical data, this paper highlight the days in a given year with an overrun of a certain air pollutant of its limit value, all in accordance with the rulebook (Rulebook on monitoring air quality and defining types of pollutants, limit values), values and other air quality standards [24]. The goal is to establish the number of days of air pollution exceedance for all pollutants in the next year, and on the basis of that number of days, the creation of new policies in order to combat pollution, and turn to sustainable management in the Sarajevo Canton for better living conditions for its citizens. The SO2 and PM10 pollutants pollution values are presented on Figures 1 and 2 as an example. (a) (b) Energies 2020, 13, x FOR PEER REVIEW 6 of 28 <text:s/>(c) (d) Figure 1. Maximum values per month of SO2 pollutant (a) Otoka measuring station for 2014, 2015, 2016, 2017 and 2018 (b) Bjelava measuring station for 2016, 2017 and 2018 (c) Ilidža measuring station for 2014, 2015, 2016, 2017 and 2018 (d) City Hall measuring station for 2016, 2017 and 2018.</text:p>
          </table:table-cell>
        </table:table-row>
        <table:table-row table:style-name="ro19" table:visibility="filter">
          <table:table-cell office:value-type="string" calcext:value-type="string">
            <text:p>10.3390_en14010123</text:p>
          </table:table-cell>
          <table:table-cell office:value-type="string" calcext:value-type="string">
            <text:p>data</text:p>
          </table:table-cell>
          <table:table-cell office:value-type="float" office:value="377" calcext:value-type="float">
            <text:p>377</text:p>
          </table:table-cell>
          <table:table-cell table:number-columns-repeated="2"/>
          <table:table-cell office:value-type="string" calcext:value-type="string">
            <text:p>Regarding Figure 15b, the blue line represents the AQI values for January 2020 forecasted in accordance with methodology presented in Section 4. The orange line in the figure shows the AQI values in the case of using 196 GWh of clean renewable electricity for domestic heating. In line with the Table 14, pollutants emission reductions as consequences of the transition from fossil to clean fuels in terms of household heating are visible. In accordance with Table 15 it can be noticed a reduction in the use of fossil fuels compared to the current situation (for 2019 the consumption of fossil fuels is about 155,000 tons) in the amount of 60,000 t. Based on these values expressed in t/a, the average concentrations of pollutants in mg/m3 are calculated using the equation (19) for all three pollutants SO2, NOx and PM10 according to available data of volume flow in (m3/h): (cid:1855)̅=(cid:1831)∙10(cid:2879)(cid:2877)(cid:1843)∙(cid:1866) (cid:4674)(cid:1865)(cid:1859)(cid:1865)(cid:2871)(cid:4675) (19)where (cid:1831) is annual pollutant emission [t/a], (cid:1843) is pollutant volume flow in [m3/h] and (cid:1866) is time in [h]. The new average emission values of SO2, NOx and PM10 expressed in (mg/m3) are obtained by subtraction the measured emission values of these pollutants [25,44] with the calculated values based on the equation (i.e., (cid:1855)̅(cid:3041)(cid:3032)(cid:3050)=(cid:1855)̅(cid:3040)(cid:3032)(cid:3028)(cid:3046)(cid:3048)(cid:3045)(cid:3032)(cid:3031)−(cid:1855)̅(cid:3030)(cid:3028)(cid:3039)(cid:3030)(cid:3048)(cid:3039)(cid:3028)(cid:3047)(cid:3032)(cid:3031)). Based on the new average concentrations of SO2, P [W]Energies 2021, 14, 123</text:p>
          </table:table-cell>
        </table:table-row>
        <table:table-row table:style-name="ro18" table:visibility="filter">
          <table:table-cell office:value-type="string" calcext:value-type="string">
            <text:p>10.3390_en14010123</text:p>
          </table:table-cell>
          <table:table-cell office:value-type="string" calcext:value-type="string">
            <text:p>data</text:p>
          </table:table-cell>
          <table:table-cell office:value-type="float" office:value="417" calcext:value-type="float">
            <text:p>417</text:p>
          </table:table-cell>
          <table:table-cell table:number-columns-repeated="2"/>
          <table:table-cell office:value-type="string" calcext:value-type="string">
            <text:p>The stations are located at Ilidža Health Center (located in an urban area, Dr. Mustafe Pintola 1, Ilidža, 43°49′40′′, 18°26′04′′), Elementary school “Stari Ilijaš” (located in an urban area, Bosanski put 151 Ilijaš, longitude: 43°57′36′′ N, latitude: 18°16′09′′ E), Otoka (located next to the main road in city of Sarajevo, longitude: 43°50′54′′ N, latitude: 18°21′49′′ E), Sarajevo City Hall (located in an urban area, Obala Kulina bana, Sarajevo, longitude: 43°51′33′′ N, latitude: 18°26′04′′ E) and federal stations: Ivan Sedlo (located in rural area, longitude: 43°45′04′′ N, latitude: 18°02′10′′ E) and Bjelave (located in urban area, Bardakčije, longitude: 43°52′03′′ N/43°52′04′′ N, latitude: 18°25′23′′ E/18°25′20′′ E). The automatic stations measurement parameters are wind speed and direction, temperature, relative humidity, atmospheric pressure, global solar radiation, precipitation. The air quality parameters currently measured are common to all stations: concentration of PM10 (suspended particles below 10 microns in diameter), sulfur dioxide (SO2), nitrogen oxides (NO, NO2, NOX), carbon monoxide (CO) at the City Hall station and ozone (O3) at the Ilidža and Otoka stations [25]. Pollution data from previous years are of great importance for the further development of this paper, so these data will be used in terms of developing models for forecasting air pollution for the future. In terms of the presented statistical data, this paper highlight the days in a given year with an overrun of a certain air pollutant of its limit value, all in accordance with the rulebook (Rulebook on monitoring air quality and defining types of pollutants, limit values), values and other air quality standards [24]. The goal is to establish the number of days of air pollution exceedance for all pollutants in the next year, and on the basis of that number of days, the creation of new policies in order to combat pollution, and turn to sustainable management in the Sarajevo Canton for better living conditions for its citizens. The SO2 and PM10 pollutants pollution values are presented on Figures 1 and 2 as an example.</text:p>
          </table:table-cell>
        </table:table-row>
        <table:table-row table:style-name="ro9">
          <table:table-cell office:value-type="string" calcext:value-type="string">
            <text:p>10.3390_en14010123</text:p>
          </table:table-cell>
          <table:table-cell office:value-type="string" calcext:value-type="string">
            <text:p>dataset, data</text:p>
          </table:table-cell>
          <table:table-cell office:value-type="float" office:value="46" calcext:value-type="float">
            <text:p>46</text:p>
          </table:table-cell>
          <table:table-cell/>
          <table:table-cell office:value-type="float" office:value="0" calcext:value-type="float">
            <text:p>0</text:p>
          </table:table-cell>
          <table:table-cell office:value-type="string" calcext:value-type="string">
            <text:p>Step 2. Identiﬁcation of the SARIMA model, all its seasonal and non-seasonal parameters. In this step autocorrelation (ACF) and partial autocorrelation (PACF) are examined to determine the best combinational order of the SARIMA model for each data set.</text:p>
          </table:table-cell>
        </table:table-row>
        <table:table-row table:style-name="ro6">
          <table:table-cell office:value-type="string" calcext:value-type="string">
            <text:p>10.3390_en14010123</text:p>
          </table:table-cell>
          <table:table-cell office:value-type="string" calcext:value-type="string">
            <text:p>dataset, data</text:p>
          </table:table-cell>
          <table:table-cell office:value-type="float" office:value="183" calcext:value-type="float">
            <text:p>183</text:p>
          </table:table-cell>
          <table:table-cell/>
          <table:table-cell office:value-type="float" office:value="0" calcext:value-type="float">
            <text:p>0</text:p>
          </table:table-cell>
          <table:table-cell office:value-type="string" calcext:value-type="string">
            <text:p>The high frequency components are identified from IMF 1 to IMF 4, and the low frequency components are given from IMF 5 to IMF 9. The last component is the residual showing the trend of the original time series. The first model implemented in this paper is a SARIMA without autoregressive coefficients, p and P both equal 0 (no significant positive spikes in ACF and PACF plots). The ACF and PACF plots are used as a starting point to determine the best SARIMA parameters. According to the most used notation the model belongs to the SARIMA (0,1,1) × (0,1,1)12 type. Since the time series data of AQI have seasonal and non-seasonal trends, a non-seasonal and seasonal first order differencing are employed. In this model D of 1 calculate a first order seasonal difference and a Q = 1 use a first order errors in the model. Also, the value m = 12 means that the data is monthly and suggests a yearly seasonal cycle.</text:p>
          </table:table-cell>
        </table:table-row>
        <table:table-row table:style-name="ro16">
          <table:table-cell office:value-type="string" calcext:value-type="string">
            <text:p>10.3390_en14010123</text:p>
          </table:table-cell>
          <table:table-cell office:value-type="string" calcext:value-type="string">
            <text:p>dataset, data</text:p>
          </table:table-cell>
          <table:table-cell office:value-type="float" office:value="333" calcext:value-type="float">
            <text:p>333</text:p>
          </table:table-cell>
          <table:table-cell/>
          <table:table-cell office:value-type="float" office:value="0" calcext:value-type="float">
            <text:p>0</text:p>
          </table:table-cell>
          <table:table-cell office:value-type="string" calcext:value-type="string">
            <text:p>Energies 2020, 13, x FOR PEER REVIEW 13 of 28 <text:s/>(a) (b) Figure 6. (a) AQI from 2015 to 2019, (b) AQI for 2020 for months from January to October. In general, there are two steps to AQI forecast used in this paper: Step 1. Decompose the original time series of the AQI into components (IMFs) and residual (residual), from 2015 to 2019. Step 2. Identification of the SARIMA model, all its seasonal and non-seasonal parameters. In this step autocorrelation (ACF) and partial autocorrelation (PACF) are examined to determine the best combinational order of the SARIMA model for each data set. In the first step, nine IMFs are obtained, and one residue, shown in Figure 7. The high frequency components are identified from IMF 1 to IMF 4, and the low frequency components are given from IMF 5 to IMF 9. The last component is the residual showing the trend of the original time series. The first model implemented in this paper is a SARIMA without autoregressive coefficients, p and P both equal 0 (no significant positive spikes in ACF and PACF plots). The ACF and PACF plots are used as a starting point to determine the best SARIMA parameters. According to the most used notation the model belongs to the SARIMA (0,1,1) × (0,1,1)12 type. Since the time series data of AQI have seasonal and non-seasonal trends, a non-seasonal and seasonal first order differencing are employed. In this model D of 1 calculate a first order seasonal difference and a Q = 1 use a first order errors in the model. Also, the value m = 12 means that the data is monthly and suggests a yearly seasonal cycle.</text:p>
          </table:table-cell>
        </table:table-row>
        <table:table-row table:style-name="ro15">
          <table:table-cell office:value-type="string" calcext:value-type="string">
            <text:p>10.3390_en14010123</text:p>
          </table:table-cell>
          <table:table-cell office:value-type="string" calcext:value-type="string">
            <text:p>dataset, data</text:p>
          </table:table-cell>
          <table:table-cell office:value-type="float" office:value="428" calcext:value-type="float">
            <text:p>428</text:p>
          </table:table-cell>
          <table:table-cell/>
          <table:table-cell office:value-type="float" office:value="0" calcext:value-type="float">
            <text:p>0</text:p>
          </table:table-cell>
          <table:table-cell office:value-type="string" calcext:value-type="string">
            <text:p>The model can be analytically formulated as follows: (1−(cid:1828))(1−(cid:1828)(cid:2869)(cid:2870))(cid:1850)(cid:3047)=(cid:1853)+(1+(cid:2004)(cid:1828))(1+(cid:1990)(cid:1828)(cid:2869)(cid:2870))(cid:2013)(cid:3047) ⋮ (cid:1850)(cid:3047)=(cid:1853)+(cid:1850)(cid:3047)(cid:2879)(cid:2869)+(cid:1850)(cid:3047)(cid:2879)(cid:2869)(cid:2870)−(cid:1850)(cid:3047)(cid:2879)(cid:2869)(cid:2871)+(cid:2013)(cid:3047)+(cid:2004)(cid:2013)(cid:3047)(cid:2879)(cid:2869)+(cid:1990)(cid:2013)(cid:3047)(cid:2879)(cid:2869)(cid:2870)+(cid:2004)(cid:1990)(cid:2013)(cid:3047)(cid:2879)(cid:2869)(cid:2871) (17)It was found that the model fitted the data well and the stochastic seasonal fluctuation was successfully modelled. The AIC and BIC values of all selected models are shown in Table 6. Obviously from Table 6 can be seen that the model SARIMA (0,1,1) × (0,1,1)12 has the smallest value of AIC and BIC. Once the model is established, the parameters can be estimated using statistical techniques, such as least square estimation method. According to specific case in this paper and the estimation of the model parameters the equation is: (cid:1850)(cid:3047)=(cid:2013)(cid:3047)+0.8509(cid:2013)(cid:3047)(cid:2879)(cid:2869)−0.9321(cid:2013)(cid:3047)(cid:2879)(cid:2869)(cid:2870)−0.8323(cid:2013)(cid:3047)(cid:2879)(cid:2869)(cid:2871). Table 6. AIC and BIC values for optimal model selection. Models AIC BIC SARIMA(0,1,1) × (0,1,1)12 4.90 3.92 SARIMA(0,0,1) × (0,1,1)12 4.91 3.95 SARIMA(1,0,1) × (0,1,1)12 5.01 4.0 SARIMA(1,1,1) × (0,1,1)12 5.09 4.02 SARIMA(0,0,0) × (0,1,1)12 4.92 3.98 Energies 2021, 14, 123</text:p>
          </table:table-cell>
        </table:table-row>
        <table:table-row table:style-name="ro11">
          <table:table-cell office:value-type="string" calcext:value-type="string">
            <text:p>10.3390_en14010123</text:p>
          </table:table-cell>
          <table:table-cell office:value-type="string" calcext:value-type="string">
            <text:p>publicly available, data</text:p>
          </table:table-cell>
          <table:table-cell office:value-type="float" office:value="134" calcext:value-type="float">
            <text:p>134</text:p>
          </table:table-cell>
          <table:table-cell/>
          <table:table-cell office:value-type="float" office:value="0" calcext:value-type="float">
            <text:p>0</text:p>
          </table:table-cell>
          <table:table-cell office:value-type="string" calcext:value-type="string">
            <text:p>From the public service PVGIS the data on how many kWh in a given month at the target location with the given orientation and slope of the module can produce 1 kWp of photovoltaic modules are obtained. The required number of modules is determined by dividing the obtained required power by the power of one module. Also, the area of a photovoltaic system is simply obtained by multiplying the number of modules by the area of one module. The capacity of a solar prosumers is designed in such a way that its own production satisﬁes the customer’s needs for electricity in times of more expensive tariffs. The solar prosumer is connected to the installation of the building and is in parallel with the public distribution network.</text:p>
          </table:table-cell>
        </table:table-row>
        <table:table-row table:style-name="ro2" table:visibility="filter">
          <table:table-cell office:value-type="string" calcext:value-type="string">
            <text:p>10.3390_en1402048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11" table:visibility="filter">
          <table:table-cell office:value-type="string" calcext:value-type="string">
            <text:p>10.3390_en1402048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Figure 15 shows the global communication structure of the reduced-scale RPC based on half-bridge MMC prototype. A depicted hardware architecture of the control system is presented, where a Delﬁno DSP controller from Texas Instruments TMS320f28335 is used as a central control unit [46]. The converter requires 18 ADC channels (12 voltage sensors and six current sensors), a DAC unit to check the correctness of digital signals in the DSP, and eight PWM channels (one PWM channel is used for each SM, then the driver circuit board generates two complementary PWM signals to derive the IGBT switching devices). A user interface unit based on the RS-232 data interface is used to send and</text:p>
          </table:table-cell>
        </table:table-row>
        <table:table-row table:style-name="ro6">
          <table:table-cell office:value-type="string" calcext:value-type="string">
            <text:p>10.3390_en14020484</text:p>
          </table:table-cell>
          <table:table-cell office:value-type="string" calcext:value-type="string">
            <text:p>package</text:p>
          </table:table-cell>
          <table:table-cell office:value-type="float" office:value="165" calcext:value-type="float">
            <text:p>165</text:p>
          </table:table-cell>
          <table:table-cell/>
          <table:table-cell office:value-type="float" office:value="0" calcext:value-type="float">
            <text:p>0</text:p>
          </table:table-cell>
          <table:table-cell office:value-type="string" calcext:value-type="string">
            <text:p>The main application of the driver board is to drive the SM switching devices. In this context, an isolated driver with two complementary channels in a single package is used (SI824x from Silicon Labs [42]). This driver is speciﬁcally targeted to drive complementary switching devices (as in the case of half-bridge power converter developed). In addition, its main feature is the integrated deadtime generator between the high-side/low-side drivers that allow highly precise control for achieving optimal total harmonics distortion (THD). Another driver, HCPL-3120, is employed to drive an additional IGBT switch for the purpose of overvoltage protection, as explained in Section 3.3.2. Figure 8 shows the driver circuit board hardware. The pulse width modulation (PWM) input signals are supplied from the main central control unit and the outputs of this board are connected to the gate-emitter of each IGBT that composes the SM.</text:p>
          </table:table-cell>
        </table:table-row>
        <table:table-row table:style-name="ro4">
          <table:table-cell office:value-type="string" calcext:value-type="string">
            <text:p>10.3390_en14020484</text:p>
          </table:table-cell>
          <table:table-cell office:value-type="string" calcext:value-type="string">
            <text:p>publicly available, data</text:p>
          </table:table-cell>
          <table:table-cell office:value-type="float" office:value="113" calcext:value-type="float">
            <text:p>113</text:p>
          </table:table-cell>
          <table:table-cell/>
          <table:table-cell office:value-type="float" office:value="0" calcext:value-type="float">
            <text:p>0</text:p>
          </table:table-cell>
          <table:table-cell office:value-type="string" calcext:value-type="string">
            <text:p>41. Barros, L.A.M.; Tanta, M.; Martins, A.P.; Afonso, J.L.; Pinto, J.G. STATCOM Evaluation in Electriﬁed Railway Using V/V and Scott Power Transformers. In Proceedings of the Sustainable Energy for Smart Cities, SESC 2019, Braga, Portugal, 4–6 December 2019; Afonso, J.L., Monteiro, V., Pinto, J.G., Eds.; Springer International Publishing: Cham, Switzerland, 2020; pp. 18–32. Silicon Labs Si824x—Class D Audio Driver with Precision Dead-Time Generator. Available online: https://www.silabs.com/ documents/public/data-sheets/Si824x.pdf (accessed on 9 October 2018).</text:p>
          </table:table-cell>
        </table:table-row>
        <table:table-row table:style-name="ro2">
          <table:table-cell office:value-type="string" calcext:value-type="string">
            <text:p>10.3390_en14030737</text:p>
          </table:table-cell>
          <table:table-cell office:value-type="string" calcext:value-type="string">
            <text:p>code</text:p>
          </table:table-cell>
          <table:table-cell office:value-type="float" office:value="23" calcext:value-type="float">
            <text:p>23</text:p>
          </table:table-cell>
          <table:table-cell/>
          <table:table-cell office:value-type="float" office:value="0" calcext:value-type="float">
            <text:p>0</text:p>
          </table:table-cell>
          <table:table-cell office:value-type="string" calcext:value-type="string">
            <text:p>11. European Commission. Commission Regulation (EU) 2016/1388 of 17 August 2016 Establishing a Network Code on Demand Connection;</text:p>
          </table:table-cell>
        </table:table-row>
        <table:table-row table:style-name="ro10">
          <table:table-cell office:value-type="string" calcext:value-type="string">
            <text:p>10.3390_en14030737</text:p>
          </table:table-cell>
          <table:table-cell office:value-type="string" calcext:value-type="string">
            <text:p>code</text:p>
          </table:table-cell>
          <table:table-cell office:value-type="float" office:value="52" calcext:value-type="float">
            <text:p>52</text:p>
          </table:table-cell>
          <table:table-cell/>
          <table:table-cell office:value-type="float" office:value="0" calcext:value-type="float">
            <text:p>0</text:p>
          </table:table-cell>
          <table:table-cell office:value-type="string" calcext:value-type="string">
            <text:p>10. European Commission. Commission Regulation (EU) 2016/1447 of 26 August 2016 Establishing a Network Code on Requirements for Grid Connection of High Voltage Direct Current Systems and Direct Current-Connected Power Park Modules (Text with EEA Relevance); European Commission: Brussels, Belgium, 2016.</text:p>
          </table:table-cell>
        </table:table-row>
        <table:table-row table:style-name="ro10">
          <table:table-cell office:value-type="string" calcext:value-type="string">
            <text:p>10.3390_en14030737</text:p>
          </table:table-cell>
          <table:table-cell office:value-type="string" calcext:value-type="string">
            <text:p>code</text:p>
          </table:table-cell>
          <table:table-cell office:value-type="float" office:value="74" calcext:value-type="float">
            <text:p>74</text:p>
          </table:table-cell>
          <table:table-cell/>
          <table:table-cell office:value-type="float" office:value="0" calcext:value-type="float">
            <text:p>0</text:p>
          </table:table-cell>
          <table:table-cell office:value-type="string" calcext:value-type="string">
            <text:p>In this paper, the deﬁnition used is the one from Network Code on Requirements for Grid Connection of Generators (NC RfG), which is in line with the deﬁnition from [18]: “synthetic inertia means the facility provided by a power park module or HVDC system to replace the effect of inertia of a synchronous power-generating module to a prescribed level of performance” [9].</text:p>
          </table:table-cell>
        </table:table-row>
        <table:table-row table:style-name="ro3">
          <table:table-cell office:value-type="string" calcext:value-type="string">
            <text:p>10.3390_en14030737</text:p>
          </table:table-cell>
          <table:table-cell office:value-type="string" calcext:value-type="string">
            <text:p>code</text:p>
          </table:table-cell>
          <table:table-cell office:value-type="float" office:value="77" calcext:value-type="float">
            <text:p>77</text:p>
          </table:table-cell>
          <table:table-cell/>
          <table:table-cell office:value-type="float" office:value="0" calcext:value-type="float">
            <text:p>0</text:p>
          </table:table-cell>
          <table:table-cell office:value-type="string" calcext:value-type="string">
            <text:p>ISBN 978-83-01-20006-0. ENTSO-E. Need for Synthetic Inertia (SI) for Frequency Regulation: ENTSO-E Guidance Document for National Implementation for Network Codes on Grid Connection; ENTSO-E: Brussels, Belgium, 2018. European Commission. Commission Regulation (EU) 2016/631 of 14 April 2016 Establishing a Network Code on Requirements for Grid Connection of Generators (Text with EEA Relevance); European Commission: Brussels, Belgium, 2016.</text:p>
          </table:table-cell>
        </table:table-row>
        <table:table-row table:style-name="ro2" table:visibility="filter">
          <table:table-cell office:value-type="string" calcext:value-type="string">
            <text:p>10.3390_en1403073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7. Generation and consumption data (forecast) for the planning timeframe; plots represent data processed in Step 1 of the proposed methodology.</text:p>
          </table:table-cell>
        </table:table-row>
        <table:table-row table:style-name="ro4" table:visibility="filter">
          <table:table-cell office:value-type="string" calcext:value-type="string">
            <text:p>10.3390_en14030737</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Author Contributions: Conceptualization, M.K.; methodology, M.K. and A.W.; software, A.W.; validation, M.K., A.W. and R.R.; formal analysis, A.W. and R.C.; investigation, A.W. and M.K.; resources, A.W., R.C., R.R. and C.N.P.; data curation, V.E. and G.G.; writing—original draft preparation, A.W., M.K. and R.R.; writing—review and editing, R.C. and C.N.P.; visualization, M.K.; supervision, M.D.S. and V.E.; project administration, M.D.S.; funding acquisition, M.D.S., V.E. and G.G. All authors have read and agreed to the published version of the manuscript.</text:p>
          </table:table-cell>
        </table:table-row>
        <table:table-row table:style-name="ro16" table:visibility="filter">
          <table:table-cell office:value-type="string" calcext:value-type="string">
            <text:p>10.3390_en14030737</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For each time step of the forecast the algorithm starts with static evaluation of the grid’s state through a load ﬂow. In this stage equivalent, system inertia is calculated according to Equation (2), and based on Equation (3), maximum and minimum RoCoF are calculated for load and generation tripping, respectively. ∆P in this equation is the largest possible active power imbalance found in the load ﬂow data. In the second stage, dynamic evaluation is performed. This step might be considered optional for Scenario 1 but is a must for Scenario 2, if wind generation or other devices operating in the power system are equipped with synthetic inertia. The purpose is to accurately determine RoCoF through dynamic simulation of a power system model that encompasses dynamic responses of relevant elements to frequency changes. Step three is a simple check—if the resulting value of RoCoF is within the predeﬁned range, the algorithm moves to another time step, as the system is able to withstand the largest possible outage in given grid operation conditions. If not, Step 4 is executed. Step four consists in determining necessary additional inertia to keep RoCoF in the assumed range, i.e., between RoCoFmin for generation trip and RoCoFmax for load trip. The methodology is demonstrated using BESS, which are used for SI service due to their excellent controllability but support from other devices is also possible. Then, based on Equations (10) and (13), controller parameters are calculated. In fact,</text:p>
          </table:table-cell>
        </table:table-row>
        <table:table-row table:style-name="ro19" table:visibility="filter">
          <table:table-cell office:value-type="string" calcext:value-type="string">
            <text:p>10.3390_en14030737</text:p>
          </table:table-cell>
          <table:table-cell office:value-type="string" calcext:value-type="string">
            <text:p>data</text:p>
          </table:table-cell>
          <table:table-cell office:value-type="float" office:value="314" calcext:value-type="float">
            <text:p>314</text:p>
          </table:table-cell>
          <table:table-cell table:number-columns-repeated="2"/>
          <table:table-cell office:value-type="string" calcext:value-type="string">
            <text:p>The bottom plots show minimum and maximum RoCoF values for the scenario with SI active. None of the cases with RoCoF below −1 Hz/s or above 1 Hz/s are observed, which implies that the proposed synthetic inertia controller and deployment methodology can be an effective tool to address issues associated with too low inertia. Energies 2020, 13, x FOR PEER REVIEW 11 of 17 <text:s/>Figure 8. Effect of SI activation on rate of change of frequency (RoCoF) for the 24 h planning period for generation tripping (left) and load tripping (right): RoCoF for the scenario with synchronous and wind generation (top), BESS power and energy output (middle), RoCoF for the same scenario with SI activated. The dynamics of the frequency transients are depicted in Figure 9 for four distinct hours, corresponding to different system operating conditions. The same SI control pa-rameters are used in all simulations except for the general gain, KSI, which is changed to achieve the required level of SI. Plots in the top row show power contribution from SI delivered by BESS. Since it is a multimachine system, the responses are more oscillatory than in the theoretical case shown in Figure 3, but the general characteristics of the inertial response are preserved. Note that after the rapid injection of active power has decayed the sign of active power changes to negative, as it is indirectly dependent on the second deriv-ative of frequency (see Figure 2 for control block diagram). This issue is further explained in the subsequent section. Nevertheless, the SI controller improves the frequency decline phase of the frequency regulation process by increasing RoCoF to a permissible level. Energies 2021, 14, 737</text:p>
          </table:table-cell>
        </table:table-row>
        <table:table-row table:style-name="ro19" table:visibility="filter">
          <table:table-cell office:value-type="string" calcext:value-type="string">
            <text:p>10.3390_en14030737</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Stability of control, on the other hand, results from open-loop structure and robust frequency measurement method offered by the PLL. Such a control structure is suitable for the purpose of RoCoF limitation, which is the main goal of the proposed operation planning methodology for low inertia systems. This methodol-ogy, by combining power-flow calculations and dynamic simulation, can be a helpful tool for the system operation planner or system dispatcher to determine possible issues with frequency stability related to too low inertia and, should this happen, schedule counter-measures such as the synthetic inertia proposed in this paper. Author Contributions: Conceptualization, M.K. ; methodology, M.K. and A.W. ; software, A.W. ; val-idation, M.K., A.W. and R.R. ; formal analysis, A.W. and R.C. ; investigation, A.W. and M.K. ; re-sources, A.W., R.C., R.R. and C.N.P. ; data curation, V.E. and G.G. ; writing—original draft prepara-tion, A.W., M.K. and R.R. ; writing—review and editing, R.C. and C.N.P. ; visualization, M.K. ; super-vision, M.D.S. and V.E. ; project administration, M.D.S. ; funding acquisition, M.D.S., V.E. and G.G. All authors have read and agreed to the published version of the manuscript. Funding: This research was funded by European Union’s Horizon 2020 Research and Innovation Programme grant number 773708. Institutional Review Board Statement: Not applicable. Informed Consent Statement: Not applicable. Acknowledgments: The project INTERPLAN has received funding from the European Union’s Horizon 2020 Research and Innovation Programme under Grant Agreement No. 773708. Conflicts of Interest: The authors declare no conflict of interest. Energies 2021, 14, 737</text:p>
          </table:table-cell>
        </table:table-row>
        <table:table-row table:style-name="ro19" table:visibility="filter">
          <table:table-cell office:value-type="string" calcext:value-type="string">
            <text:p>10.3390_en14030737</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Energies 2020, 13, x FOR PEER REVIEW 10 of 17 <text:s/>Figure 7. Generation and consumption data (forecast) for the planning timeframe; plots represent data processed in Step 1 of the proposed methodology. For each time interval a necessary amount of energy, ΔE500ms, is calculated, and the gain of the SI controller is changed accordingly, based on Equation (13). Figure 8 shows the result of SI activation in BESS for the scenario with synchronous and wind generation for the operation planning period depicted in Figure 7. RoCoF values for the system op-erating without SI are presented in the top row. Plots in the middle row show quantities associated with BESS and SI: maximum power reached during the transient (grey curve), energy output in the first 500 ms (ΔEτ, light purple curve) and total energy output during the transient (dark purple curve). The bottom plots show minimum and maximum RoCoF values for the scenario with SI active. None of the cases with RoCoF below −1 Hz/s or above 1 Hz/s are observed, which implies that the proposed synthetic inertia controller and deployment methodology can be an effective tool to address issues associated with too low inertia. Energies 2020, 13, x FOR PEER REVIEW 11 of 17 <text:s/>Figure 8. Effect of SI activation on rate of change of frequency (RoCoF) for the 24 h planning period for generation tripping (left) and load tripping (right): RoCoF for the scenario with synchronous and wind generation (top), BESS power and energy output (middle), RoCoF for the same scenario with SI activated. The dynamics of the frequency transients are depicted in Figure 9 for four distinct hours, corresponding to different system operating conditions.</text:p>
          </table:table-cell>
        </table:table-row>
        <table:table-row table:style-name="ro16" table:visibility="filter">
          <table:table-cell office:value-type="string" calcext:value-type="string">
            <text:p>10.3390_en14030737</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Based on Equation (6), the resulting RoCoFmax for this ΔP is equal to 1.92 Hz/s, whereas the goal is to limit the RoCoF to RoCoFlim = 1.0 Hz/s. According to Equation (10), this task entails delivering additional energy E1s from BESS equal to 56.2 MWs within the time of contribution of synthetic iner-tia, which in this case, is assumed to be one second. As a rule of thumb, the controller measurement time constant, Tm, is selected to be equal to 20 ms. An inherent feature of the controller described by Equation (12) with Tm = 0.02 s is that after time τ = TSI, it will deliver 61% of total energy, and after time τ = 2 TSI, 86% of energy, which is a direct consequence of Equation (13). By using this relationship, the main time constant TSI can be adjusted to satisfy the requirement of the speed of response of the SI controller. Finally, based on Equations (13) and (14), gain KSI can be calculated to match the required amount of energy ∆𝐸𝜏 and, in this example, is equal to 61.49 MWs/Hz. Figure 5 shows the result of G3 outage for three configurations of frequency control in the power system. The theoretical case with only inertial response is shown in red; the case with added SI contribution tuned according to the rules described above is shown in thick grey, whereas the same case with primary frequency control active is marked with a dashed line. Synthetic inertia brings considerable improvement to the frequency decline process: the frequency does not drop under the assumed level of 49.0 Hz during the first second, indicating that the average RoCoF is not lower than −1 Hz/s.</text:p>
          </table:table-cell>
        </table:table-row>
        <table:table-row table:style-name="ro19" table:visibility="filter">
          <table:table-cell office:value-type="string" calcext:value-type="string">
            <text:p>10.3390_en14030737</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Figure 4. Single line diagram of the modified 14-bus IEEE system with BESS added to bus 12; the BESS model is a generic current injection model with WECC BESS Control System for RMS simulation [33] (left) and equivalent block diagram for this model in a lumped form (right). Energies 2020, 13, x FOR PEER REVIEW 8 of 17 Table 1. Operating point of generators in the modified 14-bus IEEE system. Gen 1 Gen 2 Gen 3 Gen 6 Gen 8 Type Synchronous Synchronous Synchronous Wind Wind Rating [MVA]/Load [MW] 200/50 220/30 160/117 72/49 100/77 H [s] 3.2 4.0 2.0 0 0 Figure 5. Response to generation trip of 1. purely inertial system (grey line); 2. inertial system with synthetic inertia (SI support exhibiting linear decline of frequency in the first 0.5 s (red line); 3. same as no. 2 but with governor action (dashed line). 4. System Operation Planning Methodology with Focus on RoCoF As explained in Section 1, the assessment of inertia adequacy to support the required RoCoF throughout the whole planning period can be based on Equation (1) only if syn-chronous generators are the only type of generation supplying the system with power. Then, it is a matter of summing their respective kinetic energy and identifying the largest possible trip in the power system. However, this simple methodology does not enable us to include other inertia-providing resources in the calculation. For instance, virtual inertia provided by wind turbines or synthetic inertia from BESS with different energy to power ratios and control principles would be very difficult to be accurately represented in this equation. Therefore, there is a need for frequency stability assessment methodology that takes into account non-synchronous contributors to system inertia and frequency support</text:p>
          </table:table-cell>
        </table:table-row>
        <table:table-row table:style-name="ro15" table:visibility="filter">
          <table:table-cell office:value-type="string" calcext:value-type="string">
            <text:p>10.3390_en14030737</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Energies 2020, 13, x FOR PEER REVIEW 15 of 17 <text:s/>Figure 13. Comparison of SI controller response to three-phase short-circuit (left column) and singe-phase short-circuit (right column) for fast (kp = 5, Ti = 0.01 s) and slow (kp = 1, Ti = 0.15 s) PLL settings. 6. Conclusions Control concept based on double derivative proved to be an appropriate solution for a synthetic inertia controller due to its inherent features, mainly self-decaying response, and straightforward scalability. Stability of control, on the other hand, results from open-loop structure and robust frequency measurement method offered by the PLL. Such a control structure is suitable for the purpose of RoCoF limitation, which is the main goal of the proposed operation planning methodology for low inertia systems. This methodol-ogy, by combining power-flow calculations and dynamic simulation, can be a helpful tool for the system operation planner or system dispatcher to determine possible issues with frequency stability related to too low inertia and, should this happen, schedule counter-measures such as the synthetic inertia proposed in this paper. Author Contributions: Conceptualization, M.K. ; methodology, M.K. and A.W. ; software, A.W. ; val-idation, M.K., A.W. and R.R. ; formal analysis, A.W. and R.C. ; investigation, A.W. and M.K. ; re-sources, A.W., R.C., R.R. and C.N.P. ; data curation, V.E. and G.G. ; writing—original draft prepara-tion, A.W., M.K. and R.R. ; writing—review and editing, R.C. and C.N.P. ; visualization, M.K. ; super-vision, M.D.S. and V.E. ; project administration, M.D.S. ; funding acquisition, M.D.S., V.E. and G.G. All authors have read and agreed to the published version of the manuscript.</text:p>
          </table:table-cell>
        </table:table-row>
        <table:table-row table:style-name="ro19" table:visibility="filter">
          <table:table-cell office:value-type="string" calcext:value-type="string">
            <text:p>10.3390_en14030737</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The theoretical case with only inertial response is shown in red; the case with added SI contribution tuned according to the rules described above is shown in thick grey, whereas the same case with primary frequency control active is marked with a dashed line. Synthetic inertia brings considerable improvement to the frequency decline process: the frequency does not drop under the assumed level of 49.0 Hz during the first second, indicating that the average RoCoF is not lower than −1 Hz/s. The results also con-firm that for the time period of interest, i.e., up to 1 s after the disturbance, the frequency response can be considered linear, which is the main assumption for parameterisation of the controller. The last plot in Figure 5 shows energy delivered to the power system by BESS during this disturbance. One second after the outage, it reached the value of 56.2, which fulfils the control objective expressed by Equation (14). Figure 4. Single line diagram of the modified 14-bus IEEE system with BESS added to bus 12; the BESS model is a generic current injection model with WECC BESS Control System for RMS simulation [33] (left) and equivalent block diagram for this model in a lumped form (right). Energies 2020, 13, x FOR PEER REVIEW 8 of 17 Table 1. Operating point of generators in the modified 14-bus IEEE system. Gen 1 Gen 2 Gen 3 Gen 6 Gen 8 Type Synchronous Synchronous Synchronous Wind Wind Rating [MVA]/Load [MW] 200/50 220/30 160/117 72/49 100/77 H [s] 3.2 4.0 2.0 0 0 Figure 5. Response to generation trip of 1. purely inertial system (grey line); 2. inertial system with synthetic inertia (SI support exhibiting linear decline of frequency in the first 0.5 s (red line); 3. same as no. 2 but with governor action (dashed line).</text:p>
          </table:table-cell>
        </table:table-row>
        <table:table-row table:style-name="ro7">
          <table:table-cell office:value-type="string" calcext:value-type="string">
            <text:p>10.3390_en14030737</text:p>
          </table:table-cell>
          <table:table-cell office:value-type="string" calcext:value-type="string">
            <text:p>data available, data</text:p>
          </table:table-cell>
          <table:table-cell office:value-type="float" office:value="229" calcext:value-type="float">
            <text:p>229</text:p>
          </table:table-cell>
          <table:table-cell/>
          <table:table-cell office:value-type="float" office:value="0" calcext:value-type="float">
            <text:p>0</text:p>
          </table:table-cell>
          <table:table-cell office:value-type="string" calcext:value-type="string">
            <text:p>In the presented case, time series data for 24 h period in 15 min interval is available. These data represent forecasted system load and generation. The results of a set of load ﬂow calculations are presented in Figure 7. Left-hand side plot shows a scenario in which only synchronous generation is present. The plot shows generation (black line) and system load (blue dashed line) patterns and calculated system kinetic energy Esys (red thick line). Note the reduced value of Esys at night indicating temporary tripping of generators due to low demand night period. Expected worst-case scenario RoCoF can also be noticed (red line) and should it exceed the threshold level necessary actions could be taken, as described in Step 4. Right-hand side plot of Figure 7 is constructed for a scenario in which a part of synchronous generation is superseded by wind generation, whose total power output is marked with green line. Calculated system inertia is, thus, lower and resulting RoCoF is lower. In this scenario, generation is also switched off during the night because of wind generation supplying low system demand. Note that there are many intervals for which RoCoF is below the threshold of −1 Hz/s, thus synthetic inertia is introduced.</text:p>
          </table:table-cell>
        </table:table-row>
        <table:table-row table:style-name="ro14">
          <table:table-cell office:value-type="string" calcext:value-type="string">
            <text:p>10.3390_en14030737</text:p>
          </table:table-cell>
          <table:table-cell office:value-type="string" calcext:value-type="string">
            <text:p>dataset provided, data</text:p>
          </table:table-cell>
          <table:table-cell office:value-type="float" office:value="305" calcext:value-type="float">
            <text:p>305</text:p>
          </table:table-cell>
          <table:table-cell/>
          <table:table-cell office:value-type="float" office:value="0" calcext:value-type="float">
            <text:p>0</text:p>
          </table:table-cell>
          <table:table-cell office:value-type="string" calcext:value-type="string">
            <text:p>A modiﬁed version of the IEEE 14-bus system shown in Figure 4 is used for the purpose of providing a proof of concept. The modiﬁcation regarded ratings of the machines and their type are presented in Table 1. The example is based on data from Scenario 2, in which the largest generation trip was 117 MW (G3). Data for this power ﬂow are provided in Table 1, whereas the calculations are conﬁrmed by the plots in Figure 5. Based on Equation (6), the resulting RoCoFmax for this ∆P is equal to 1.92 Hz/s, whereas the goal is to limit the RoCoF to RoCoFlim = 1.0 Hz/s. According to Equation (10), this task entails delivering additional energy E1s from BESS equal to 56.2 MWs within the time of contribution of synthetic inertia, which in this case, is assumed to be one second. As a rule of thumb, the controller measurement time constant, Tm, is selected to be equal to 20 ms. An inherent feature of the controller described by Equation (12) with Tm = 0.02 s is that after time τ = TSI, it will deliver 61% of total energy, and after time τ = 2 TSI, 86% of energy, which is a direct consequence of Equation (13). By using this relationship, the main time constant TSI can be adjusted to satisfy the requirement of the speed of response of the SI controller. Finally, based on Equations (13) and (14), gain KSI can be calculated to match the required amount of energy ∆Eτ and, in this example, is equal to 61.49 MWs/Hz.</text:p>
          </table:table-cell>
        </table:table-row>
        <table:table-row table:style-name="ro19">
          <table:table-cell office:value-type="string" calcext:value-type="string">
            <text:p>10.3390_en14030737</text:p>
          </table:table-cell>
          <table:table-cell office:value-type="string" calcext:value-type="string">
            <text:p>dataset provided, data</text:p>
          </table:table-cell>
          <table:table-cell office:value-type="float" office:value="340" calcext:value-type="float">
            <text:p>340</text:p>
          </table:table-cell>
          <table:table-cell/>
          <table:table-cell office:value-type="float" office:value="0" calcext:value-type="float">
            <text:p>0</text:p>
          </table:table-cell>
          <table:table-cell office:value-type="string" calcext:value-type="string">
            <text:p>The results also con-firm that for the time period of interest, i.e., up to 1 s after the disturbance, the frequency response can be considered linear, which is the main assumption for parameterisation of the controller. The last plot in Figure 5 shows energy delivered to the power system by BESS during this disturbance. One second after the outage, it reached the value of 56.2, which fulfils the control objective expressed by Equation (14). Figure 4. Single line diagram of the modified 14-bus IEEE system with BESS added to bus 12; the BESS model is a generic current injection model with WECC BESS Control System for RMS simulation [33] (left) and equivalent block diagram for this model in a lumped form (right). Energies 2020, 13, x FOR PEER REVIEW 8 of 17 Table 1. Operating point of generators in the modified 14-bus IEEE system. Gen 1 Gen 2 Gen 3 Gen 6 Gen 8 Type Synchronous Synchronous Synchronous Wind Wind Rating [MVA]/Load [MW] 200/50 220/30 160/117 72/49 100/77 H [s] 3.2 4.0 2.0 0 0 Figure 5. Response to generation trip of 1. purely inertial system (grey line); 2. inertial system with synthetic inertia (SI support exhibiting linear decline of frequency in the first 0.5 s (red line); 3. same as no. 2 but with governor action (dashed line). 4. System Operation Planning Methodology with Focus on RoCoF As explained in Section 1, the assessment of inertia adequacy to support the required RoCoF throughout the whole planning period can be based on Equation (1) only if syn-chronous generators are the only type of generation supplying the system with power. Then, it is a matter of summing their respective kinetic energy and identifying the largest possible trip in the power system.</text:p>
          </table:table-cell>
        </table:table-row>
        <table:table-row table:style-name="ro15">
          <table:table-cell office:value-type="string" calcext:value-type="string">
            <text:p>10.3390_en14030737</text:p>
          </table:table-cell>
          <table:table-cell office:value-type="string" calcext:value-type="string">
            <text:p>dataset provided, data</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Energies 2020, 13, x FOR PEER REVIEW 7 of 17 size of the disturbance but shortly after is influenced by instantaneous power delivered by the SI (which is the controller’s output). Thus, the required energy E500ms can be deliv-ered only if RoCoF is equal to RoCoFlim, which can happen only if Eτ is equal to E500ms. In practice, it is impossible to keep this equilibrium during the dynamic process, thus small deviations should be expected. 3.3. Synthetic Inertia Concept Verification Based on Simple Theoretical Model of a Power System A modified version of the IEEE 14-bus system shown in Figure 4 is used for the pur-pose of providing a proof of concept. The modification regarded ratings of the machines and their type are presented in Table 1. The example is based on data from Scenario 2, in which the largest generation trip was 117 MW (G3). Data for this power flow are provided in Table 1, whereas the calculations are confirmed by the plots in Figure 5. Based on Equation (6), the resulting RoCoFmax for this ΔP is equal to 1.92 Hz/s, whereas the goal is to limit the RoCoF to RoCoFlim = 1.0 Hz/s. According to Equation (10), this task entails delivering additional energy E1s from BESS equal to 56.2 MWs within the time of contribution of synthetic iner-tia, which in this case, is assumed to be one second. As a rule of thumb, the controller measurement time constant, Tm, is selected to be equal to 20 ms. An inherent feature of the controller described by Equation (12) with Tm = 0.02 s is that after time τ = TSI, it will deliver 61% of total energy, and after time τ = 2 TSI, 86% of energy, which is a direct consequence of Equation (13).</text:p>
          </table:table-cell>
        </table:table-row>
        <table:table-row table:style-name="ro17">
          <table:table-cell office:value-type="string" calcext:value-type="string">
            <text:p>10.3390_en14030737</text:p>
          </table:table-cell>
          <table:table-cell office:value-type="string" calcext:value-type="string">
            <text:p>dataset provided, data</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Figure 4. Single line diagram of the modified 14-bus IEEE system with BESS added to bus 12; the BESS model is a generic current injection model with WECC BESS Control System for RMS simulation [33] (left) and equivalent block diagram for this model in a lumped form (right). Energies 2020, 13, x FOR PEER REVIEW 8 of 17 Table 1. Operating point of generators in the modified 14-bus IEEE system. Gen 1 Gen 2 Gen 3 Gen 6 Gen 8 Type Synchronous Synchronous Synchronous Wind Wind Rating [MVA]/Load [MW] 200/50 220/30 160/117 72/49 100/77 H [s] 3.2 4.0 2.0 0 0 Figure 5. Response to generation trip of 1. purely inertial system (grey line); 2. inertial system with synthetic inertia (SI support exhibiting linear decline of frequency in the first 0.5 s (red line); 3. same as no. 2 but with governor action (dashed line). 4. System Operation Planning Methodology with Focus on RoCoF As explained in Section 1, the assessment of inertia adequacy to support the required RoCoF throughout the whole planning period can be based on Equation (1) only if syn-chronous generators are the only type of generation supplying the system with power. Then, it is a matter of summing their respective kinetic energy and identifying the largest possible trip in the power system. However, this simple methodology does not enable us to include other inertia-providing resources in the calculation. For instance, virtual inertia provided by wind turbines or synthetic inertia from BESS with different energy to power ratios and control principles would be very difficult to be accurately represented in this equation. Therefore, there is a need for frequency stability assessment methodology that takes into account non-synchronous contributors to system inertia and frequency support. This methodology is explained below. It consists of five steps depicted in</text:p>
          </table:table-cell>
        </table:table-row>
        <table:table-row table:style-name="ro19">
          <table:table-cell office:value-type="string" calcext:value-type="string">
            <text:p>10.3390_en14030737</text:p>
          </table:table-cell>
          <table:table-cell office:value-type="string" calcext:value-type="string">
            <text:p>dataset provided, data</text:p>
          </table:table-cell>
          <table:table-cell office:value-type="float" office:value="352" calcext:value-type="float">
            <text:p>352</text:p>
          </table:table-cell>
          <table:table-cell/>
          <table:table-cell office:value-type="float" office:value="0" calcext:value-type="float">
            <text:p>0</text:p>
          </table:table-cell>
          <table:table-cell office:value-type="string" calcext:value-type="string">
            <text:p>According to Equation (10), this task entails delivering additional energy E1s from BESS equal to 56.2 MWs within the time of contribution of synthetic iner-tia, which in this case, is assumed to be one second. As a rule of thumb, the controller measurement time constant, Tm, is selected to be equal to 20 ms. An inherent feature of the controller described by Equation (12) with Tm = 0.02 s is that after time τ = TSI, it will deliver 61% of total energy, and after time τ = 2 TSI, 86% of energy, which is a direct consequence of Equation (13). By using this relationship, the main time constant TSI can be adjusted to satisfy the requirement of the speed of response of the SI controller. Finally, based on Equations (13) and (14), gain KSI can be calculated to match the required amount of energy ∆𝐸𝜏 and, in this example, is equal to 61.49 MWs/Hz. Figure 5 shows the result of G3 outage for three configurations of frequency control in the power system. The theoretical case with only inertial response is shown in red; the case with added SI contribution tuned according to the rules described above is shown in thick grey, whereas the same case with primary frequency control active is marked with a dashed line. Synthetic inertia brings considerable improvement to the frequency decline process: the frequency does not drop under the assumed level of 49.0 Hz during the first second, indicating that the average RoCoF is not lower than −1 Hz/s. The results also con-firm that for the time period of interest, i.e., up to 1 s after the disturbance, the frequency response can be considered linear, which is the main assumption for parameterisation of the controller. The last plot in Figure 5 shows energy delivered to the power system by BESS during this disturbance.</text:p>
          </table:table-cell>
        </table:table-row>
        <table:table-row table:style-name="ro4" table:visibility="filter">
          <table:table-cell office:value-type="string" calcext:value-type="string">
            <text:p>10.3390_en14030774</text:p>
          </table:table-cell>
          <table:table-cell office:value-type="string" calcext:value-type="string">
            <text:p>code</text:p>
          </table:table-cell>
          <table:table-cell office:value-type="float" office:value="131" calcext:value-type="float">
            <text:p>131</text:p>
          </table:table-cell>
          <table:table-cell table:number-columns-repeated="2"/>
          <table:table-cell office:value-type="string" calcext:value-type="string">
            <text:p>Yang, Y.; Enjeti, P.; Blaabjerg, F.; Wang, H. Wide-scale adoption of photovoltaic energy: Grid code modiﬁcations are explored in the distribution grid. IEEE Ind. Appl. Mag. 2015, 21, 21–31. [CrossRef] Seuss, J.; Reno, M.J.; Broderick, R.J.; Grijalva, S. Improving distribution network PV hosting capacity via smart inverter reactive power support. IEEE Power Energy Soc. Gen. Meeting 2015, 2015, 1–4. Johnson, J.; Ablinger, R.; Bruendlinger, R.; Fox, B.; Flicker, J. Interconnection Standard Grid-Support Function Evaluations Using an Automated Hardware-in-the-Loop Testbed. IEEE J. Photovolt. 2018, 8, 565–571. [CrossRef]</text:p>
          </table:table-cell>
        </table:table-row>
        <table:table-row table:style-name="ro11" table:visibility="filter">
          <table:table-cell office:value-type="string" calcext:value-type="string">
            <text:p>10.3390_en14030774</text:p>
          </table:table-cell>
          <table:table-cell office:value-type="string" calcext:value-type="string">
            <text:p>code</text:p>
          </table:table-cell>
          <table:table-cell office:value-type="float" office:value="150" calcext:value-type="float">
            <text:p>150</text:p>
          </table:table-cell>
          <table:table-cell table:number-columns-repeated="2"/>
          <table:table-cell office:value-type="string" calcext:value-type="string">
            <text:p>Yang, Y.; Enjeti, P.; Blaabjerg, F.; Wang, H. Suggested grid code modiﬁcations to ensure wide-scale adoption of photovoltaic energy in distributed power generation systems. In Proceedings of the 2013 IEEE Industry Applications Society Annual Meeting, Lake Buena Vista, FL, USA, 12 December 2013; pp. 1–8. Zhao, X. Power System Support Functions Provided by Smart Inverters—A Review. CPSS Trans. Power Electron. Appl. 2018, 3, 25–35. [CrossRef] Darbali-Zamora, R.; Gomez-Mendez, C.J.; Ortiz-Rivera, E.I.; Li, H.; Wang, J. Solar irradiance prediction model based on a statistical approach for microgrid applications. In Proceedings of the 2015 IEEE 42nd Photovoltaic Specialist Conference, PVSC, New Orleans, LA, USA, 14–19 June 2015.</text:p>
          </table:table-cell>
        </table:table-row>
        <table:table-row table:style-name="ro16" table:visibility="filter">
          <table:table-cell office:value-type="string" calcext:value-type="string">
            <text:p>10.3390_en14030774</text:p>
          </table:table-cell>
          <table:table-cell office:value-type="string" calcext:value-type="string">
            <text:p>code</text:p>
          </table:table-cell>
          <table:table-cell office:value-type="float" office:value="263" calcext:value-type="float">
            <text:p>263</text:p>
          </table:table-cell>
          <table:table-cell table:number-columns-repeated="2"/>
          <table:table-cell office:value-type="string" calcext:value-type="string">
            <text:p>To further validate the development of the digital twin, as well as the operational effectiveness of the PSO voltage regulation methods, a DER PHIL simulation was conducted to provide better ﬁdelity and to demonstrate that the ProDROMOS can operate with real PV communications systems, ramp rates, and other transients not represented in the EPRI PV simulator. PHIL allowed testing the behavior a physical hardware device in a RT simulated environment as well as identifying any communications challenges before ﬁeld deployment [100]. PHIL in combination with digital twins has been proposed in the past, but not with the intent of co-simulating a RT distribution model to help manage DERs located in a physical live feeder. [101,102]. A physical residential hardware 3-kW PV inverter located in DETL was scaled using a proportional gain in the simulation to represent the per phase output of the controllable 684 kVA inverter Old Upton Rd PV system for the NG distribution feeder experiments. The PSO was implemented on the PHIL with only the Old Upton Rd PV inverter site being controlled, as shown in Figure 5. The PSO OPF optimization technique was deployed using the NG distribution feeder WinIGS state estimation code and the NG distribution feeder OpenDSS time-series simulations as shown in Figure 5. While minor, some differences between these two simulation models included voltage regulation equipment at the substation and differences in noncontrollable DER devices in the PSO OPF code. For the experimental PHIL results, a Baseline</text:p>
          </table:table-cell>
        </table:table-row>
        <table:table-row table:style-name="ro17" table:visibility="filter">
          <table:table-cell office:value-type="string" calcext:value-type="string">
            <text:p>10.3390_en14030774</text:p>
          </table:table-cell>
          <table:table-cell office:value-type="string" calcext:value-type="string">
            <text:p>code</text:p>
          </table:table-cell>
          <table:table-cell office:value-type="float" office:value="337" calcext:value-type="float">
            <text:p>337</text:p>
          </table:table-cell>
          <table:table-cell table:number-columns-repeated="2"/>
          <table:table-cell office:value-type="string" calcext:value-type="string">
            <text:p>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 To draw a conclusion on the performance of the PSO OPF approach, the minimum, maximum, and average bus voltages of the distribution feeder were plotted in Figure 9. The PHIL experimental results show there was slight improvement in the system voltage range for the first 6000 s—constricting the maximum and minimum voltage band. For the remainder of the experimental PHIL results, the PSO OPF only managed to slightly reduce the maximum voltage. However, in terms of the average system voltage, after 6000 s, the average voltage is regulated closer to the desired target voltage of 1.00 pu. A detailed comparison using a formulated metric that evaluates the performance of different voltage regulation methods has been perfo</text:p>
          </table:table-cell>
        </table:table-row>
        <table:table-row table:style-name="ro21" table:visibility="filter">
          <table:table-cell office:value-type="string" calcext:value-type="string">
            <text:p>10.3390_en14030774</text:p>
          </table:table-cell>
          <table:table-cell office:value-type="string" calcext:value-type="string">
            <text:p>code</text:p>
          </table:table-cell>
          <table:table-cell office:value-type="float" office:value="340" calcext:value-type="float">
            <text:p>340</text:p>
          </table:table-cell>
          <table:table-cell table:number-columns-repeated="2"/>
          <table:table-cell office:value-type="string" calcext:value-type="string">
            <text:p>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 To draw a conclusion on the performance of the PSO OPF approach, the minimum, maximum, and average bus voltages of the distribution feeder were plotted in Figure 9. The PHIL experimental results show there was slight improvement in the system voltage range for the first 6000 s—constricting the maximum and minimum voltage band. For the remainder of the experimental PHIL results, the PSO OPF only managed to slightly reduce the maximum voltage. However, in terms of the average system voltage, after 6000 s, the average voltage is regulated closer to the desired target voltage of 1.00 pu. A detailed comparison using a formulated metric that evaluates the performance of different voltage regulation methods has been performed in previous research [103,104]. It was determined the PSO OPF method was operating effectively, and, more importantly, these results in-dicated the PSO OPF would provide safe results when controlling the fielded PV system. Energies 2021, 14, 774</text:p>
          </table:table-cell>
        </table:table-row>
        <table:table-row table:style-name="ro21" table:visibility="filter">
          <table:table-cell office:value-type="string" calcext:value-type="string">
            <text:p>10.3390_en14030774</text:p>
          </table:table-cell>
          <table:table-cell office:value-type="string" calcext:value-type="string">
            <text:p>code</text:p>
          </table:table-cell>
          <table:table-cell office:value-type="float" office:value="350" calcext:value-type="float">
            <text:p>350</text:p>
          </table:table-cell>
          <table:table-cell table:number-columns-repeated="2"/>
          <table:table-cell office:value-type="string" calcext:value-type="string">
            <text:p>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 To draw a conclusion on the performance of the PSO OPF approach, the minimum, maximum, and average bus voltages of the distribution feeder were plotted in Figure 9. The PHIL experimental results show there was slight improvement in the system voltage range for the first 6000 s—constricting the maximum and minimum voltage band. For the remainder of the experimental PHIL results, the PSO OPF only managed to slightly reduce the maximum voltage.</text:p>
          </table:table-cell>
        </table:table-row>
        <table:table-row table:style-name="ro17" table:visibility="filter">
          <table:table-cell office:value-type="string" calcext:value-type="string">
            <text:p>10.3390_en14030774</text:p>
          </table:table-cell>
          <table:table-cell office:value-type="string" calcext:value-type="string">
            <text:p>code, data</text:p>
          </table:table-cell>
          <table:table-cell office:value-type="float" office:value="333" calcext:value-type="float">
            <text:p>333</text:p>
          </table:table-cell>
          <table:table-cell table:number-columns-repeated="2"/>
          <table:table-cell office:value-type="string" calcext:value-type="string">
            <text:p>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text:p>
          </table:table-cell>
        </table:table-row>
        <table:table-row table:style-name="ro17" table:visibility="filter">
          <table:table-cell office:value-type="string" calcext:value-type="string">
            <text:p>10.3390_en14030774</text:p>
          </table:table-cell>
          <table:table-cell office:value-type="string" calcext:value-type="string">
            <text:p>code, data</text:p>
          </table:table-cell>
          <table:table-cell office:value-type="float" office:value="337" calcext:value-type="float">
            <text:p>337</text:p>
          </table:table-cell>
          <table:table-cell table:number-columns-repeated="2"/>
          <table:table-cell office:value-type="string" calcext:value-type="string">
            <text:p>The baseline represented a scenario where no control was ap-plied to PV inverter 1. Four-hour irradiance profiles were created for the 31 DER devices in this model (1 three-phase and 30 single phase profiles). Figure 6 illustrates the baseline and PSO active power profile used for PV inverter 1. These experimental results illustrate that there was close agreement between the two results when the DER devices were op-erating at unity PF. The PSO OPF algorithm was programmed to execute every 60 s in order to calculate the optimum active and reactive settings of the Old Upton Rd PV site in the PHIL simu-lation environment. 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text:p>
          </table:table-cell>
        </table:table-row>
        <table:table-row table:style-name="ro21" table:visibility="filter">
          <table:table-cell office:value-type="string" calcext:value-type="string">
            <text:p>10.3390_en14030774</text:p>
          </table:table-cell>
          <table:table-cell office:value-type="string" calcext:value-type="string">
            <text:p>code, data</text:p>
          </table:table-cell>
          <table:table-cell office:value-type="float" office:value="343" calcext:value-type="float">
            <text:p>343</text:p>
          </table:table-cell>
          <table:table-cell table:number-columns-repeated="2"/>
          <table:table-cell office:value-type="string" calcext:value-type="string">
            <text:p>For the experimental PHIL results, a Base-line case scenario for the DERs operating without control was obtained and compared with the PSO OPF results. The baseline represented a scenario where no control was ap-plied to PV inverter 1. Four-hour irradiance profiles were created for the 31 DER devices in this model (1 three-phase and 30 single phase profiles). Figure 6 illustrates the baseline and PSO active power profile used for PV inverter 1. These experimental results illustrate that there was close agreement between the two results when the DER devices were op-erating at unity PF. The PSO OPF algorithm was programmed to execute every 60 s in order to calculate the optimum active and reactive settings of the Old Upton Rd PV site in the PHIL simu-lation environment. 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text:p>
          </table:table-cell>
        </table:table-row>
        <table:table-row table:style-name="ro25" table:visibility="filter">
          <table:table-cell office:value-type="string" calcext:value-type="string">
            <text:p>10.3390_en14030774</text:p>
          </table:table-cell>
          <table:table-cell office:value-type="string" calcext:value-type="string">
            <text:p>code, data</text:p>
          </table:table-cell>
          <table:table-cell office:value-type="float" office:value="344" calcext:value-type="float">
            <text:p>344</text:p>
          </table:table-cell>
          <table:table-cell table:number-columns-repeated="2"/>
          <table:table-cell office:value-type="string" calcext:value-type="string">
            <text:p>Energies 2021, 14, x FOR PEER REVIEW 10 of 20 <text:s/>EPRI PV SimulatorDBusDBusDNP3PV3 currents3 voltagesPVOpal-RT Real-Time Distribution SimulationDistributed Energy Technologies Laboratory (DETL) Albuquerque, NMConnected Energy Software, Cloud ApplicationParticle Swarm OptimizationWinIGS State EstimatorWinIGS Section 2 PDC Data CaptureWinIGS Section 1 PDC Data Capture PMU IEDs (metered locations)PMU IEDs (metered locations)State Estimation Solution (C37.118)PMUs on Each BusConnected Energy DER Communication ModuleIEEE C37.118 Data StreamsIEEE C37.118DNP3SEL-3373Phasor Data ConcentratorPV Production ForecastsCalculate P and Q for Loads for OpenDSSInstantiate OpenDSSInitial set of DER reactive power settingsRun OpenDSS over time horizonOptimal DER reactive power settingsUpdate DER power factors using PSOCalculate objective functionUDP over Public InternetPV Production DatabaseWinIGS Section 3 PDC Data CapturePMU IEDs (metered locations)3.0 kW PVSunSpec and Proprietary ModbusPublic InternetNodal Voltage (scaled)Inverter Current (scaled)AC Current MeasurementAmetek RS180 Grid Simulator Figure 5. NG Distribution Feeder PSO PHIL Configuration with Associated Data Flows. The PHIL is composed of the WinIGS State Estimator, the PSO Optimization Engine, the RT PHIL MATLAB/Simulink simulation a physical PV inverter, the EPRI PV simulator and communication protocols that allow sending and receiving measurements information and data sets. The PSO OPF optimization technique was deployed using the NG distribution feeder WinIGS state estimation code and the NG distribution feeder OpenDSS time-series simu-lations as shown in Figure 5. While minor, some differences between these two simulation models included voltage regulation equipment at the substation and differences in non-controllable DER devices in the PSO OPF code. For the experimental PHIL results, a Base-line case scenario for the DERs operating without control was obtained and compared with the PSO OPF results. The baseline represented a scenario where no control was ap-plied to PV inverter 1. Four-hour irradiance profiles were created for the 31 DER devices in this model (1 three-phase and 30 single phase profiles). Figure 6 illustrates the baseline and PSO active power profile used for PV inverter 1.</text:p>
          </table:table-cell>
        </table:table-row>
        <table:table-row table:style-name="ro15" table:visibility="filter">
          <table:table-cell office:value-type="string" calcext:value-type="string">
            <text:p>10.3390_en14030774</text:p>
          </table:table-cell>
          <table:table-cell office:value-type="string" calcext:value-type="string">
            <text:p>code, data available, code available, data</text:p>
          </table:table-cell>
          <table:table-cell office:value-type="float" office:value="332" calcext:value-type="float">
            <text:p>332</text:p>
          </table:table-cell>
          <table:table-cell/>
          <table:table-cell office:value-type="float" office:value="0" calcext:value-type="float">
            <text:p>0</text:p>
          </table:table-cell>
          <table:table-cell office:value-type="string" calcext:value-type="string">
            <text:p>The PSO engine de-termined DER PF settings by evaluating circuit performance to minimize the risk of volt-age or protection violations while also maximizing economic value. The formulation op-timization problem was designed to acquire the voltage regulation values of operating DERs off the unity PF value, as shown in Equation (5). min 𝑃𝐹[𝜔0∙𝛿𝑣𝑖𝑜𝑙𝑎𝑡𝑖𝑜𝑛(𝑽)+𝜔1∙𝜎(𝑽−𝑽𝑏𝑎𝑠𝑒)+𝜔2∙𝐶(𝑷𝑭)] (5) where: 𝛿𝑣𝑖𝑜𝑙𝑎𝑡𝑖𝑜𝑛(𝑽)=1 if any |V | &gt; 𝑉𝑙𝑖𝑚 (6) 𝜎(𝑽−𝑽𝑏𝑎𝑠𝑒) is the standard deviation of 𝑽−𝑽𝑏𝑎𝑠𝑒 (7) 𝐶(𝑃𝐹)=∑1−|𝑷𝑭| (8) where, the variable 𝑽 represents the vector of bus voltages of the distribution system, while the variable 𝑽𝑏𝑎𝑠𝑒 is a vector the nominal voltages at each one of the buses. The variable PF is a vector representing the PFs of each one of the DERs in the system. For the experiment, the objective function shown in Equation (5) was minimized when the bus voltages of the distribution system were at the desired 𝑽𝑏𝑎𝑠𝑒 and 𝑷𝑭 values. The varia-ble 𝑉𝑙𝑖𝑚 represents the maximum and minimum voltage limit. These values were selected to comply with voltage range A of ANSI C84.1, which specifies voltage limits of ±0.05 pu. During the execution of the optimization algorithm, calculated solutions that deviate from the specified 𝑉𝑙𝑖𝑚 would be discouraged. Equation (8) is implemented to prevent calcu-lated values that deviate from unity PF, due to active power curtailment during high irra-diance condition. For the experiments performed in this paper, the weights used for vari-ables 𝜔0, 𝜔1 and 𝜔2 were 1.0, 2.0 and 0.05, respectively. The PSO algorithm was config-ured so that it would not execute if all the bus voltages of the distribution feeder were within the selected nominal voltage threshold of 0.20%.</text:p>
          </table:table-cell>
        </table:table-row>
        <table:table-row table:style-name="ro18" table:visibility="filter">
          <table:table-cell office:value-type="string" calcext:value-type="string">
            <text:p>10.3390_en14030774</text:p>
          </table:table-cell>
          <table:table-cell office:value-type="string" calcext:value-type="string">
            <text:p>code, data available, code available, data</text:p>
          </table:table-cell>
          <table:table-cell office:value-type="float" office:value="333" calcext:value-type="float">
            <text:p>333</text:p>
          </table:table-cell>
          <table:table-cell/>
          <table:table-cell office:value-type="float" office:value="0" calcext:value-type="float">
            <text:p>0</text:p>
          </table:table-cell>
          <table:table-cell office:value-type="string" calcext:value-type="string">
            <text:p>For the experiment, the objective function shown in Equation (5) was minimized when the bus voltages of the distribution system were at the desired 𝑽𝑏𝑎𝑠𝑒 and 𝑷𝑭 values. The varia-ble 𝑉𝑙𝑖𝑚 represents the maximum and minimum voltage limit. These values were selected to comply with voltage range A of ANSI C84.1, which specifies voltage limits of ±0.05 pu. During the execution of the optimization algorithm, calculated solutions that deviate from the specified 𝑉𝑙𝑖𝑚 would be discouraged. Equation (8) is implemented to prevent calcu-lated values that deviate from unity PF, due to active power curtailment during high irra-diance condition. For the experiments performed in this paper, the weights used for vari-ables 𝜔0, 𝜔1 and 𝜔2 were 1.0, 2.0 and 0.05, respectively. The PSO algorithm was config-ured so that it would not execute if all the bus voltages of the distribution feeder were within the selected nominal voltage threshold of 0.20%. Alternatively, bus voltage values outside the ANSI C84.1 Range A would execute the PSO algorithm. To reduce DER com-munication traffic, if the new calculated PF did not have an effect on the objective function, specified by a threshold value of 1×10−7, the DERs PF value would not be adjusted. Connected Energy Software, Cloud ApplicationParticle Swarm OptimizationWinIGS State EstimatorWinIGS Section 2 PDC Data CaptureWinIGS Section 1 PDC Data Capture PMU IEDs (metered locations)PMU IEDs (metered locations)State Estimation Solution (C37.118)Connected Energy DER Communication ModuleIEEE C37.118PV Production ForecastsCalculate P and Q for Loads for OpenDSSInstantiate OpenDSSInitial set of DER reactive power settingsRun OpenDSS over time horizonOptimal DER reactive power settingsUpdate DER power factors using PSOCalculate objective functionPV Production DatabaseWinIGS Section 3 PDC Data CapturePMU IEDs (metered locations)DERsIEDs Figure 2. Block Diagram of the Information Flow in the PSO Optimization Method. Energies 2021, 14, 774</text:p>
          </table:table-cell>
        </table:table-row>
        <table:table-row table:style-name="ro17" table:visibility="filter">
          <table:table-cell office:value-type="string" calcext:value-type="string">
            <text:p>10.3390_en14030774</text:p>
          </table:table-cell>
          <table:table-cell office:value-type="string" calcext:value-type="string">
            <text:p>code, data available, code available, data</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Communications to/from the Connected Energy system used the DNP3 Application Note AN2013-001 information model to change the grid-support functions [92,93]. PF functions were used to change the active and reactive power behaviors of the PV systems. Data Bus (DBus) is a TCP/IP protocol developed by EPRI used to enable commu Energies 2021, 14, x FOR PEER REVIEW 7 of 20 <text:s/>nute over a 15-min horizon using 3 periods with a 5-min step size. The forecast PV pro-duction for each of the epochs was calculated using the forecasting code. In cases where there was no PV production data available, scaled surrogate PV system forecasts were used. The p_mult and q_mult values persisted for the entire time-domain simulation. PSO was selected to locate the optimal DER PF settings because the fitness landscape was non-convex due to the voltage regulators and other binary components. The PSO engine de-termined DER PF settings by evaluating circuit performance to minimize the risk of volt-age or protection violations while also maximizing economic value. The formulation op-timization problem was designed to acquire the voltage regulation values of operating DERs off the unity PF value, as shown in Equation (5). min 𝑃𝐹[𝜔0∙𝛿𝑣𝑖𝑜𝑙𝑎𝑡𝑖𝑜𝑛(𝑽)+𝜔1∙𝜎(𝑽−𝑽𝑏𝑎𝑠𝑒)+𝜔2∙𝐶(𝑷𝑭)] (5) where: 𝛿𝑣𝑖𝑜𝑙𝑎𝑡𝑖𝑜𝑛(𝑽)=1 if any |V | &gt; 𝑉𝑙𝑖𝑚 (6) 𝜎(𝑽−𝑽𝑏𝑎𝑠𝑒) is the standard deviation of 𝑽−𝑽𝑏𝑎𝑠𝑒 (7) 𝐶(𝑃𝐹)=∑1−|𝑷𝑭| (8) where, the variable 𝑽 represents the vector of bus voltages of the distribution system, while the variable 𝑽𝑏𝑎𝑠𝑒 is a vector the nominal voltages at each one of the buses. The variable PF is a vector representing the PFs of each one of the DERs in the system. For the experiment, the objective function shown in Equation (5) was minimized when the bus voltages of the distribution system were at the desired 𝑽𝑏𝑎𝑠𝑒 and 𝑷𝑭 values.</text:p>
          </table:table-cell>
        </table:table-row>
        <table:table-row table:style-name="ro2" table:visibility="filter">
          <table:table-cell office:value-type="string" calcext:value-type="string">
            <text:p>10.3390_en1403077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1. High-level Diagram of each ProDROMOS components and data interfaces.</text:p>
          </table:table-cell>
        </table:table-row>
        <table:table-row table:style-name="ro10" table:visibility="filter">
          <table:table-cell office:value-type="string" calcext:value-type="string">
            <text:p>10.3390_en14030774</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gure 5. NG Distribution Feeder PSO PHIL Conﬁguration with Associated Data Flows. The PHIL is composed of the WinIGS State Estimator, the PSO Optimization Engine, the RT PHIL MATLAB/Simulink simulation a physical PV inverter, the EPRI PV simulator and communication protocols that allow sending and receiving measurements information and data sets.</text:p>
          </table:table-cell>
        </table:table-row>
        <table:table-row table:style-name="ro10" table:visibility="filter">
          <table:table-cell office:value-type="string" calcext:value-type="string">
            <text:p>10.3390_en1403077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46. Kummerow, A.; Rosch, D.; Monsalve, C.; Nicolai, S.; Bretschneider, P.; Brosinsky, C.; Westermann, D. Challenges and opportunities for phasor data-based event detection in transmission control centers under cyber security constraints. In Proceedings of the 2019 IEEE Milan PowerTech, Milan, Italy, 23–27 June 2019; pp. 1–6.</text:p>
          </table:table-cell>
        </table:table-row>
        <table:table-row table:style-name="ro3" table:visibility="filter">
          <table:table-cell office:value-type="string" calcext:value-type="string">
            <text:p>10.3390_en1403077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Conﬂicts of Interest: This paper describes objective technical results and analysis. Any subjective views or opinions that might be expressed in the paper do not necessarily represent the views of the U.S. Department of Energy or the United States Government. The funders had no role in the design of the study; in the collection, analyses, or interpretation of data; in the writing of the manuscript, or in the decision to publish the results.</text:p>
          </table:table-cell>
        </table:table-row>
        <table:table-row table:style-name="ro3" table:visibility="filter">
          <table:table-cell office:value-type="string" calcext:value-type="string">
            <text:p>10.3390_en1403077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Short-term forecasts of PV output power can be made using several different models and techniques— [89,90]. Short-term forecasts were made using a persistence method that required the DER location, PV system AC and DC capacity, and historical power [91]. The ability to map forecasts to other DER devices was also established so that if power data was not collected by some of the DER equipment, forecasts could still be created by scaling the production forecasts based on the capacities of each system.</text:p>
          </table:table-cell>
        </table:table-row>
        <table:table-row table:style-name="ro3" table:visibility="filter">
          <table:table-cell office:value-type="string" calcext:value-type="string">
            <text:p>10.3390_en14030774</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67. Zhang, G.; Huo, C.; Zheng, L.; Li, X. An Architecture Based on Digital Twins for Smart Power Distribution System. In Proceedings of the 2020 3rd International Conference on Artiﬁcial Intelligence and Big Data (ICAIBD), Chengdu, China, 28–31 May 2020; pp. 29–33. Sun, W.; Lei, S.; Wang, L.; Liu, Z.; Zhang, Y. Adaptive Federated Learning and Digital Twin for Industrial Internet of Things. arXiv 2020, arXiv:2010.13058. [CrossRef]</text:p>
          </table:table-cell>
        </table:table-row>
        <table:table-row table:style-name="ro4" table:visibility="filter">
          <table:table-cell office:value-type="string" calcext:value-type="string">
            <text:p>10.3390_en1403077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rom stored data [52,53]. In the area of healthcare, GE has used digital twins to monitor hospital operations and it is expected that in the next 10 years each patient will have their own digital twin that monitors health and proposes treatments [54]. Siemens employed digital twins in wastewater treatment plants to monitor water pipes with the objective of achieving energy efﬁciency and predicting potential risks [55]. BP used digital twin models in oil and gas plants located in remote areas to increase reliability, oil exploration and production [56].</text:p>
          </table:table-cell>
        </table:table-row>
        <table:table-row table:style-name="ro3" table:visibility="filter">
          <table:table-cell office:value-type="string" calcext:value-type="string">
            <text:p>10.3390_en1403077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85. Martin, K.E.; Brunello, G. An overview of the IEEE Standard C37.118.2—Synchrophasor Data Transfer for Power Systems. In Proceedings of the 2014 IEEE PES General Meeting | Conference &amp; Exposition, National Harbor, MD, USA, 18 June 2014. 86. Primadianto, A.; Lu, C. A Review on Distribution System State Estimation. IEEE Trans. Power Syst. 2017, 32, 3875–3883. [CrossRef] 87. Meliopoulos, A.P.; Cokkinides, G.; Xie, B.; Zhong, C.; Johnson, J. Full State Feedback Control for Virtual Power Plants; Sandia National</text:p>
          </table:table-cell>
        </table:table-row>
        <table:table-row table:style-name="ro4" table:visibility="filter">
          <table:table-cell office:value-type="string" calcext:value-type="string">
            <text:p>10.3390_en1403077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Author Contributions: Conceptualization, J.J.; methodology, J.J. and R.D.-Z.; software, J.J., and C.H.; model preparation, R.D.-Z., A.S. and C.B.J., and C.H.; validation, R.D.-Z., C.B.J., and J.J.; formal analysis, J.J., R.D.-Z., and A.S.; resources, J.J. and C.S.; data curation, R.D.-Z., C.B.J., and A.S.; writing— original draft preparation, R.D.-Z.; writing—review and editing, J.J. and C.H.; visualization, C.H. and C.S.; supervision, J.J.; project administration, J.J.; funding acquisition, J.J. All authors have read and agreed to the published version of the manuscript.</text:p>
          </table:table-cell>
        </table:table-row>
        <table:table-row table:style-name="ro5" table:visibility="filter">
          <table:table-cell office:value-type="string" calcext:value-type="string">
            <text:p>10.3390_en1403077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nication between the EPRI PV simulator and the RT MATLAB/Simulink power system simulation [94]. DBus is a co-simulation interface that facilitates communication between co-simulation components running in different threads enabling them to exchange data in an asynchronous or synchronous interaction depending on the use case of the simulation [95]. This interface allows the components of the co-simulation to request information and publish data. The Opal-RT system exchanged voltage, and frequency data points from various nodes through DBus interface with the EPRI simulator. PV Simulator determines the output powers of the devices based on the irradiance, voltage, frequency, and DER settings and then exchanges the data with the Opal-RT system every simulation cycle.</text:p>
          </table:table-cell>
        </table:table-row>
        <table:table-row table:style-name="ro5" table:visibility="filter">
          <table:table-cell office:value-type="string" calcext:value-type="string">
            <text:p>10.3390_en1403077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Simulated PMU data from RT-Labs was sent to a SEL-3373 PDC and transmitted to the WinIGS state estimation platform. The results of the state estimation, e.g., voltage and current phasor data at each bus were sent as a C37.118 stream to the PSO OPF algorithm. OpenDSS active and reactive power load values were updated based on the phasor data to represent current conditions. The Old Upton Rd PV forecast was used to update the expected power production levels for all 31 PV devices in the OpenDSS time-series simulation to match the local irradiance. The simulated PV systems were conﬁgured to provide full power output (the irradiance was set to 1000 W/m2) and the curtailment function of the PV inverter was used to adjust the output of all the devices to match the</text:p>
          </table:table-cell>
        </table:table-row>
        <table:table-row table:style-name="ro6" table:visibility="filter">
          <table:table-cell office:value-type="string" calcext:value-type="string">
            <text:p>10.3390_en14030774</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Additionally, a dearth of distribution telemetry prevents the use of state estimationbased DER setpoint optimization for distribution voltage regulation because the system is not observable [42]. To get around this issue, industry typically employs pseudomeasurements to help ﬁll in any gaps present in the information collection process [43]. This may not always provide an accurate representation of the electrical distribution system [44,45]. Fortunately, there is often enough detailed information on the distribution system design and equipment conﬁgurations, historical substation data, and near real-time (RT) PV production data to understand the system architecture. This combination provides a good application for a digital twin to ﬁll in the missing physical measurement data with simulation-generated pseudo-measurements [46], because the digital twin acts as a RT virtual representation of the physical system with appropriate system physics [47,48].</text:p>
          </table:table-cell>
        </table:table-row>
        <table:table-row table:style-name="ro6" table:visibility="filter">
          <table:table-cell office:value-type="string" calcext:value-type="string">
            <text:p>10.3390_en14030774</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Unfortunately, more sophisticated control techniques often require broader knowledge of the system states based on current, voltage, and power measurements. The use of extensive telemetry to provide state estimation for DER control has been considered in the past [32–34]. Static state estimation provides information about system states by using phasor measurement units (PMUs) to collect system data [35]. As more DER devices are integrated into the electrical grid, these power systems become more complex, requiring a more dynamic approach to capturing system states. To understand the dynamic behavior of the power system, dynamic state estimation (DSE) can accurately capture power system dynamic states [36,37]. However, there still exist state estimation challenges which arise when there are: mismatches in data synchronization, intermittent or missing measurements, and modelling uncertainties [38–41].</text:p>
          </table:table-cell>
        </table:table-row>
        <table:table-row table:style-name="ro8" table:visibility="filter">
          <table:table-cell office:value-type="string" calcext:value-type="string">
            <text:p>10.3390_en14030774</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A National Grid (NG) feeder with one large utility-owned PV system was selected for the PHIL simulations and ﬁeld demonstration (more information on the NG feeder model is available on the Supplementary Section). To generate the state estimation, measured ﬁeld values from the RT feeder simulation on an Opal-RT OP5600 at Sandia National Laboratories’ Distributed Energy Technologies Laboratory (DETL) were sent to the state estimator on the AWS Windows machine using a phasor data concentrator (PDC) IEEE C37.118 stream. Virtualized PMUs were placed on buses in the Opal-RT NG distribution feeder model and sent to a physical SEL-3373 PDC which sent the voltage and current phasor data to the state estimator. The distribution state estimator passed the system state to the optimization tools, which determined the best set points for the DER devices. Figure 3 illustrates the one-line diagram and voltage proﬁle generated by the NG distribution feeder OpenDSS model.</text:p>
          </table:table-cell>
        </table:table-row>
        <table:table-row table:style-name="ro14" table:visibility="filter">
          <table:table-cell office:value-type="string" calcext:value-type="string">
            <text:p>10.3390_en14030774</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Some distribution systems may not have the necessary measurement infrastructure required to provide centralized DER control. With more measurement devices and DERs being connected to the grid, understanding the power system dynamics could help in calculating the optimum active and reactive settings of these DERs, guarantee proper voltage stability and system reliability. Herein, this paper demonstrates these concepts utilizing PHIL simulations as well as ﬁeld demonstrations. A dynamic state estimation solution was demonstrated in which state estimation data is compared to live power measurements. Field demonstrations of the PSO OPF using a 684 kVA PV site were conducted on a live NG distribution feeder located in Grafton (MA, USA). The PSO OPF method struggled to improve the feeder voltages because the feeder was unbalanced, but the average of the phases was close to nominal. As a result, it was difﬁcult to improve the live system and the PSO OPF solution was a PF setpoint close to unity. However, the PSO OPF solution was able to determine the optimal PF in RT using a digital twin with minimal ﬁeld telemetry, which demonstrated digital twins of feeders can overcome ﬁeld measurement limitations to generate state estimations and produce centrally optimized DER setpoints. Results also demonstrate that the use of PHIL can help identify any</text:p>
          </table:table-cell>
        </table:table-row>
        <table:table-row table:style-name="ro14" table:visibility="filter">
          <table:table-cell office:value-type="string" calcext:value-type="string">
            <text:p>10.3390_en14030774</text:p>
          </table:table-cell>
          <table:table-cell office:value-type="string" calcext:value-type="string">
            <text:p>data</text:p>
          </table:table-cell>
          <table:table-cell office:value-type="float" office:value="246" calcext:value-type="float">
            <text:p>246</text:p>
          </table:table-cell>
          <table:table-cell table:number-columns-repeated="2"/>
          <table:table-cell office:value-type="string" calcext:value-type="string">
            <text:p>, and σi was the standard deviation corresponding to each measure ment zi. The unknown state vector x was obtained by the optimal condition dJ/dx = 0, as indicated in [88]. The results of the DSSE were the best estimate of the states and the validated model of that feeder section, that were merged into the full feeder RT model and states [88]. The DSSE implemented in WinIGS performed an observability test to determine that there are enough measurements to observe/compute the state. If PMU measurements were not present, it would generate an error and not solve for system states. If all the PMU streams were present, WinIGS performed the dynamic state estimation and completed the chi-squared (χ2) test to validate consistency between the estimated state and the network model. In the event of low χ2 results—indicating bad measurements—WinIGS could initiate bad data identiﬁcation and removed those bad data. For the NG experiments, once the PMU stream from the Opal-RT simulation were correctly aligned with the SCAQCF models, no data were identiﬁed as bad or removed. If one of the PMUs failed, the DSSE would not have enough data to make the model observable, but further revisions to WinIGS to persist the measurements or fallback to pseudo-measurements could be used to solve this issue and make the model more resilient to IED failures.</text:p>
          </table:table-cell>
        </table:table-row>
        <table:table-row table:style-name="ro19" table:visibility="filter">
          <table:table-cell office:value-type="string" calcext:value-type="string">
            <text:p>10.3390_en14030774</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Energies 2021, 14, x FOR PEER REVIEW 14 of 20 <text:s/>Simulated PMU data from RT-Labs was sent to a SEL-3373 PDC and transmitted to the WinIGS state estimation platform. The results of the state estimation, e.g., voltage and current phasor data at each bus were sent as a C37.118 stream to the PSO OPF algorithm. OpenDSS active and reactive power load values were updated based on the phasor data to represent current conditions. The Old Upton Rd PV forecast was used to update the expected power production levels for all 31 PV devices in the OpenDSS time-series simu-lation to match the local irradiance. The simulated PV systems were configured to provide full power output (the irradiance was set to 1000 W/m2) and the curtailment function of the PV inverter was used to adjust the output of all the devices to match the production at the Old Upton Rd PV site. Spatial variability was not included in the study because there was no information about cloud fields or speed. When the PSO OPF was solved for the optimal PF for the Old Upton Rd PV site, this PF setting was issued to the physical site as well as the simulated digital twin PV system connected to Opal-RT. An example of the power production forecast and active power profile is shown in Figure 12. Notice from these results that there is a lag in the energy profile from the PV inverter. Regardless, these results demonstrate that the forecasting approach can track the DER power production reasonably well. Figure 12. Forecasted PV Production and Active Power Profile for the Field Demonstration. Figure 13 illustrates the calculated PF and reactive power target solution generated by the PSO OPF algorithm for the NG distribution feeder field demonstration.</text:p>
          </table:table-cell>
        </table:table-row>
        <table:table-row table:style-name="ro19" table:visibility="filter">
          <table:table-cell office:value-type="string" calcext:value-type="string">
            <text:p>10.3390_en14030774</text:p>
          </table:table-cell>
          <table:table-cell office:value-type="string" calcext:value-type="string">
            <text:p>data</text:p>
          </table:table-cell>
          <table:table-cell office:value-type="float" office:value="317" calcext:value-type="float">
            <text:p>317</text:p>
          </table:table-cell>
          <table:table-cell table:number-columns-repeated="2"/>
          <table:table-cell office:value-type="string" calcext:value-type="string">
            <text:p>Figure 6 illustrates the baseline and PSO active power profile used for PV inverter 1. These experimental results illustrate that there was close agreement between the two results when the DER devices were op-erating at unity PF. The PSO OPF algorithm was programmed to execute every 60 s in order to calculate the optimum active and reactive settings of the Old Upton Rd PV site in the PHIL simu-lation environment. 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text:p>
          </table:table-cell>
        </table:table-row>
        <table:table-row table:style-name="ro19" table:visibility="filter">
          <table:table-cell office:value-type="string" calcext:value-type="string">
            <text:p>10.3390_en14030774</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 To draw a conclusion on the performance of the PSO OPF approach, the minimum, maximum, and average bus voltages of the distribution feeder were plotted in Figure 9. The PHIL experimental results show there was slight improvement in the system voltage range for the first 6000 s—constricting the maximum and minimum voltage band. For the remainder of the experimental PHIL results, the PSO OPF only managed to slightly reduce the maximum voltage. However, in terms of the average system voltage, after 6000 s, the average voltage is regulated closer to the desired target voltage of 1.00 pu. A detailed compar</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A digital twin is a reliable method for mirroring power systems behavior [57,58]. Duplicating the power system operations provides various beneﬁts. For example, digital twins have been used to support fault detection analysis methods [59–61]. Some digital twins can be used to help improve control center capabilities, by analyzing system response in RT [62]. Studies have shown that at a power system level, digital twins enable intelligent communication, support power management controls and provide inputs to optimization control algorithms [63–65]. With recent advances in RT communication, data handling and optimization, power systems are evolving into smarter power networks [66]. Intelligent power systems include the collection and monitoring of performance data used to understand operating conditions and ultimately prevent system failures in the power grid [67]. Due to their connectivity, data management and accessibility, digital twins have also incorporated the concept of Internet of Things (IoT), enabling more advanced services [68,69]. A drawback associated with incorporating IoT capabilities into power control applications is that these systems become vulnerable to mishandling of data as well as external threats such as cybersecurity attacks [70–72]. Studies have shown that communication between system control and digital twins can be achieved through implementing protection architectures such as blockchains. Blockchain provides security against cyber threats when employing IoT capabilities [73,74]. The literature describes blockchain in many energy applications, ranging from electric vehicles, PV systems and energy storage [75,76]. Moreover, recent studies illustrate how the use of blockchain can aid in securing DER data in power systems [77,78]. Some researchers have proposed using blockchain in combination with IoT power systems to help secure the exchange of information, and thus adding a layer of protection against cybersecurity threats [79,80].</text:p>
          </table:table-cell>
        </table:table-row>
        <table:table-row table:style-name="ro17" table:visibility="filter">
          <table:table-cell office:value-type="string" calcext:value-type="string">
            <text:p>10.3390_en1403077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The PSO OPF algorithm was programmed to execute every 60 s in order to calculate the optimum active and reactive settings of the Old Upton Rd PV site in the PHIL simu-lation environment. 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Distribution system state estimation has recently gained substantial for its ability to enable a range of distribution services [81,82]. The WinIGS software tool was used to complete the state estimation [83]. This software generated the best estimate of the distribution power ﬂows based on a set of ﬁeld measurements. However, before running the state estimation, the power system topology, locations of DER and other end-devices, and the models of distribution circuits were required. This information was provided by the utility and reconstructed into state and control algebraic quadratic companion form (SCAQCF). Given the measurements and the device SCAQCF models in a feeder section, the domain-speciﬁc design space (DS-DSE) created the measurement mathematical model at the device-level. Then, with the help of network formulation techniques, the measurement mathematical models from device-level were converted to network level measurement models. The results of a DS-DSE are the best estimate of the states and the validated model of that feeder section. Finally, the output of each DS-DSE for each section was sent to the distribution management system where the states and RT model of the distribution feeder. The distribution feeder model was updated as WinIGS models with the DER for the PHIL simulations and the ﬁeld demonstration. To generate the state estimation, measured values from the PV devices and other ﬁeld data must be passed to the state estimator via C37.118 streams or COMTRADE ﬁles [84,85]. For this project, virtualized PMU devices where used; for each of the buses of the feeder model and passed voltage and/or current phasor data as C37.118 streams to the WinIGS states estimation tool. The state estimator passed the system state to the optimization tools, which determined the DER set points. The network model was created using the same object-oriented device modeling approach to create the example feeder in [86].</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The PSO OPF algorithm was programmed to execute every 60 s in order to calculate the optimum active and reactive settings of the Old Upton Rd PV site in the PHIL simu-lation environment. 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text:p>
          </table:table-cell>
        </table:table-row>
        <table:table-row table:style-name="ro17" table:visibility="filter">
          <table:table-cell office:value-type="string" calcext:value-type="string">
            <text:p>10.3390_en1403077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The results of the state estimation, e.g., voltage and current phasor data at each bus were sent as a C37.118 stream to the PSO OPF algorithm. OpenDSS active and reactive power load values were updated based on the phasor data to represent current conditions. The Old Upton Rd PV forecast was used to update the expected power production levels for all 31 PV devices in the OpenDSS time-series simu-lation to match the local irradiance. The simulated PV systems were configured to provide full power output (the irradiance was set to 1000 W/m2) and the curtailment function of the PV inverter was used to adjust the output of all the devices to match the production at the Old Upton Rd PV site. Spatial variability was not included in the study because there was no information about cloud fields or speed. When the PSO OPF was solved for the optimal PF for the Old Upton Rd PV site, this PF setting was issued to the physical site as well as the simulated digital twin PV system connected to Opal-RT. An example of the power production forecast and active power profile is shown in Figure 12. Notice from these results that there is a lag in the energy profile from the PV inverter. Regardless, these results demonstrate that the forecasting approach can track the DER power production reasonably well. Figure 12. Forecasted PV Production and Active Power Profile for the Field Demonstration. Figure 13 illustrates the calculated PF and reactive power target solution generated by the PSO OPF algorithm for the NG distribution feeder field demonstration. Notice that the optimal calculated PF values were very close to unity, as shown in Figure 13, and only produced significant reactive power (&gt;50 kVar) during the spike around 5500 s. Looking into the internal optimization states during that period, the PSO OPF found a PF solution which improved the objective function but on the ne</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This software generated the best estimate of the distribution power ﬂows based on a set of ﬁeld measurements. However, before running the state estimation, the power system topology, locations of DER and other end-devices, and the models of distribution circuits were required. This information was provided by the utility and reconstructed into state and control algebraic quadratic companion form (SCAQCF). Given the measurements and the device SCAQCF models in a feeder section, the domain-speciﬁc design space (DS-DSE) created the measurement mathematical model at the device-level. Then, with the help of network formulation techniques, the measurement mathematical models from device-level were converted to network level measurement models. The results of a DS-DSE are the best estimate of the states and the validated model of that feeder section. Finally, the output of each DS-DSE for each section was sent to the distribution management system where the states and RT model of the distribution feeder. The distribution feeder model was updated as WinIGS models with the DER for the PHIL simulations and the ﬁeld demonstration. To generate the state estimation, measured values from the PV devices and other ﬁeld data must be passed to the state estimator via C37.118 streams or COMTRADE ﬁles [84,85]. For this project, virtualized PMU devices where used; for each of the buses of the feeder model and passed voltage and/or current phasor data as C37.118 streams to the WinIGS states estimation tool. The state estimator passed the system state to the optimization tools, which determined the DER set points. The network model was created using the same object-oriented device modeling approach to create the example feeder in [86]. For the NG feeder, a compact component model consisting of set of algebraic and differential nonlinear equations were converted to a second-order quadratized model and then into SCAQCF, represented in Equations (1) and (2):</text:p>
          </table:table-cell>
        </table:table-row>
        <table:table-row table:style-name="ro18" table:visibility="filter">
          <table:table-cell office:value-type="string" calcext:value-type="string">
            <text:p>10.3390_en14030774</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2) The forecasting component provides short-term (e.g., 5-min) forecasts of PV power output and load using recent system states and statistical irradiance modeling in con-junction with PV performance models. 3) An optimization engine determines the necessary reactive power settings for the DER to maintain voltage and distribution protection systems for the time horizon (e.g., 15 min). The optimization evaluates circuit performance given the state estimate loads and DER power forecasts to minimize the risk of voltage or protection violations. 4) The communications system monitors and controls multiple DER devices. PF com-mands were issued to the DERs using SunSpec Modbus, IEEE 1815 (DNP3), and pro-prietary protocols. ProDROMOS controlled the DER reactive power output to minimize the risk of ex-ceeding the ANSI C84.1 Range A voltage limits. Since inverter-specified PF commands can reduce active power and PV owner revenue, the control system was designed to min-imize lost PV production as well. Co-optimizing DER operations to meet multiple objec-tives is novel in distribution system management. The software elements shown in the block diagram of Figure 1 were assembled by Connected Energy (Philadelphia, PA, USA). The Connected Energy software ran on a sep-arate Linux virtual machine (VM), while one or more Windows VMs hosted the GT soft-ware and the EPRI PV simulator. These were all in an Amazon Web Service (AWS) cloud environment. The state estimation was performed by Advanced Power Concepts’ (At-lanta, GA, USA) Windows Integrated Grounding System (WinIGS) software. The solu-tions to the distribution state estimation were used to fill in the active and reactive power consumption information in an OpenDSS simulation model. Forecasted DER power val-ues were calculated using a persistence method and used to populate the OpenDSS PV model power output settings. Figure 1. High-level Diagram of each ProDROMOS components and data interfaces. Energies 2021, 14, 774</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 To draw a conclusion on the performance of the PSO OPF approach, the minimum, maximum, and average bus voltages of the distribution feeder were plotted in Figure 9. The PHIL experimental results show there was slight improvement in the system voltage range for the first 6000 s—constricting the maximum and minimum voltage band. For the rem</text:p>
          </table:table-cell>
        </table:table-row>
        <table:table-row table:style-name="ro17" table:visibility="filter">
          <table:table-cell office:value-type="string" calcext:value-type="string">
            <text:p>10.3390_en14030774</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It is not clear what change in the OpenDSS initial conditions or simulation environment caused this deviation. Figure 13. Calculate PF and Reactive Power Target solutions from the PSO OPF. Energies 2021, 14, x FOR PEER REVIEW 14 of 20 <text:s/>Simulated PMU data from RT-Labs was sent to a SEL-3373 PDC and transmitted to the WinIGS state estimation platform. The results of the state estimation, e.g., voltage and current phasor data at each bus were sent as a C37.118 stream to the PSO OPF algorithm. OpenDSS active and reactive power load values were updated based on the phasor data to represent current conditions. The Old Upton Rd PV forecast was used to update the expected power production levels for all 31 PV devices in the OpenDSS time-series simu-lation to match the local irradiance. The simulated PV systems were configured to provide full power output (the irradiance was set to 1000 W/m2) and the curtailment function of the PV inverter was used to adjust the output of all the devices to match the production at the Old Upton Rd PV site. Spatial variability was not included in the study because there was no information about cloud fields or speed. When the PSO OPF was solved for the optimal PF for the Old Upton Rd PV site, this PF setting was issued to the physical site as well as the simulated digital twin PV system connected to Opal-RT. An example of the power production forecast and active power profile is shown in Figure 12. Notice from these results that there is a lag in the energy profile from the PV inverter. Regardless, these results demonstrate that the forecasting approach can track the DER power production reasonably well. Figure 12. Forecasted PV Production and Active Power Profile for the Field Demonstration. Figure 13 illustrates the calculated PF and reactive power target solution generated by the PSO OPF algorithm for the NG distribution feeder field demonstration. Notice</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 To draw a conclusion on the performance of the PSO OPF approach, the minimum</text:p>
          </table:table-cell>
        </table:table-row>
        <table:table-row table:style-name="ro18" table:visibility="filter">
          <table:table-cell office:value-type="string" calcext:value-type="string">
            <text:p>10.3390_en1403077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Data Bus (DBus) is a TCP/IP protocol developed by EPRI used to enable communication between the EPRI PV simulator and the RT MATLAB/Simulink power system simulation [94]. DBus is a co-simulation interface that facilitates communication between co-simula-tion components running in different threads enabling them to exchange data in an asyn-chronous or synchronous interaction depending on the use case of the simulation [95]. This interface allows the components of the co-simulation to request information and pub-lish data. The Opal-RT system exchanged voltage, and frequency data points from various nodes through DBus interface with the EPRI simulator. PV Simulator determines the out-put powers of the devices based on the irradiance, voltage, frequency, and DER settings and then exchanges the data with the Opal-RT system every simulation cycle. 3. Distribution Systems Under Study A National Grid (NG) feeder with one large utility-owned PV system was selected for the PHIL simulations and field demonstration (more information on the NG feeder model is available on the supplementary section). To generate the state estimation, meas-ured field values from the RT feeder simulation on an Opal-RT OP5600 at Sandia National Laboratories’ Distributed Energy Technologies Laboratory (DETL) were sent to the state estimator on the AWS Windows machine using a phasor data concentrator (PDC) IEEE C37.118 stream. Virtualized PMUs were placed on buses in the Opal-RT NG distribution feeder model and sent to a physical SEL-3373 PDC which sent the voltage and current phasor data to the state estimator. The distribution state estimator passed the system state to the optimization tools, which determined the best set points for the DER devices. Figure 3 illustrates the one-line diagram and voltage profile generated by the NG distribution feeder OpenDSS model. Figure 3. One-Line Diagram of NG Distribution Feeder. Google Map Layout of the OpenDSS NG Distribution Feeder without Circuit Reduction and OpenDSS Per Phase Voltage Profile Diagram. Energies 2021, 14, 774</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Energies 2021, 14, x FOR PEER REVIEW 14 of 20 <text:s/>Simulated PMU data from RT-Labs was sent to a SEL-3373 PDC and transmitted to the WinIGS state estimation platform. The results of the state estimation, e.g., voltage and current phasor data at each bus were sent as a C37.118 stream to the PSO OPF algorithm. OpenDSS active and reactive power load values were updated based on the phasor data to represent current conditions. The Old Upton Rd PV forecast was used to update the expected power production levels for all 31 PV devices in the OpenDSS time-series simu-lation to match the local irradiance. The simulated PV systems were configured to provide full power output (the irradiance was set to 1000 W/m2) and the curtailment function of the PV inverter was used to adjust the output of all the devices to match the production at the Old Upton Rd PV site. Spatial variability was not included in the study because there was no information about cloud fields or speed. When the PSO OPF was solved for the optimal PF for the Old Upton Rd PV site, this PF setting was issued to the physical site as well as the simulated digital twin PV system connected to Opal-RT. An example of the power production forecast and active power profile is shown in Figure 12. Notice from these results that there is a lag in the energy profile from the PV inverter. Regardless, these results demonstrate that the forecasting approach can track the DER power production reasonably well. Figure 12. Forecasted PV Production and Active Power Profile for the Field Demonstration. Figure 13 illustrates the calculated PF and reactive power target solution generated by the PSO OPF algorithm for the NG distribution feeder field demonstration. Notice that the optimal calculated PF values were very close to unity, as shown in Figure 13, and only produced significant reactive power (&gt;50 kVar) during the spike around 5500</text:p>
          </table:table-cell>
        </table:table-row>
        <table:table-row table:style-name="ro18" table:visibility="filter">
          <table:table-cell office:value-type="string" calcext:value-type="string">
            <text:p>10.3390_en1403077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Energies 2021, 14, x FOR PEER REVIEW 4 of 20 <text:s/>in order to provide adequate voltage regulation for the distribution system. The software system provides RT protection, voltage regulation, and distribution visualization by inte-grating the following modules: 1) The Georgia Tech Distribution System Distributed Quasi-Dynamic State Estimator (DS-DQSE) takes IEEE C37.118 feeder telemetry from PMUs and generates a power flow estimation and validates the RT model. This information is used to populate the OpenDSS quasi-state time-series (QSTS) simulations within the optimization engine. 2) The forecasting component provides short-term (e.g., 5-min) forecasts of PV power output and load using recent system states and statistical irradiance modeling in con-junction with PV performance models. 3) An optimization engine determines the necessary reactive power settings for the DER to maintain voltage and distribution protection systems for the time horizon (e.g., 15 min). The optimization evaluates circuit performance given the state estimate loads and DER power forecasts to minimize the risk of voltage or protection violations. 4) The communications system monitors and controls multiple DER devices. PF com-mands were issued to the DERs using SunSpec Modbus, IEEE 1815 (DNP3), and pro-prietary protocols. ProDROMOS controlled the DER reactive power output to minimize the risk of ex-ceeding the ANSI C84.1 Range A voltage limits. Since inverter-specified PF commands can reduce active power and PV owner revenue, the control system was designed to min-imize lost PV production as well. Co-optimizing DER operations to meet multiple objec-tives is novel in distribution system management. The software elements shown in the block diagram of Figure 1 were assembled by Connected Energy (Philadelphia, PA, USA). The Connected Energy software ran on a sep-arate Linux virtual machine (VM), while one or more Windows VMs hosted the GT soft-ware and the EPRI PV simulator. These were all in an Amazon Web Service (AWS) cloud environment.</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Regardless, these results demonstrate that the forecasting approach can track the DER power production reasonably well. Figure 12. Forecasted PV Production and Active Power Profile for the Field Demonstration. Figure 13 illustrates the calculated PF and reactive power target solution generated by the PSO OPF algorithm for the NG distribution feeder field demonstration. Notice that the optimal calculated PF values were very close to unity, as shown in Figure 13, and only produced significant reactive power (&gt;50 kVar) during the spike around 5500 s. Looking into the internal optimization states during that period, the PSO OPF found a PF solution which improved the objective function but on the next loop that solution was no longer optimal and returned to the lower reactive power level. It is not clear what change in the OpenDSS initial conditions or simulation environment caused this deviation. Figure 13. Calculate PF and Reactive Power Target solutions from the PSO OPF. Energies 2021, 14, x FOR PEER REVIEW 14 of 20 <text:s/>Simulated PMU data from RT-Labs was sent to a SEL-3373 PDC and transmitted to the WinIGS state estimation platform. The results of the state estimation, e.g., voltage and current phasor data at each bus were sent as a C37.118 stream to the PSO OPF algorithm. OpenDSS active and reactive power load values were updated based on the phasor data to represent current conditions. The Old Upton Rd PV forecast was used to update the expected power production levels for all 31 PV devices in the OpenDSS time-series simu-lation to match the local irradiance. The simulated PV systems were configured to provide full power output (the irradiance was set to 1000 W/m2) and the curtailment function of the PV inverter was used to adjust the output of all the devices to match the production at the Old Upton Rd PV site. Spatial variability was not included in the study because there was no information about cloud fields or speed.</text:p>
          </table:table-cell>
        </table:table-row>
        <table:table-row table:style-name="ro18" table:visibility="filter">
          <table:table-cell office:value-type="string" calcext:value-type="string">
            <text:p>10.3390_en14030774</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Energies 2021, 14, x FOR PEER REVIEW 8 of 20 <text:s/>2.4. Communications System Communications to/from the Connected Energy system used the DNP3 Application Note AN2013-001 information model to change the grid-support functions [92,93]. PF functions were used to change the active and reactive power behaviors of the PV systems. Data Bus (DBus) is a TCP/IP protocol developed by EPRI used to enable communication between the EPRI PV simulator and the RT MATLAB/Simulink power system simulation [94]. DBus is a co-simulation interface that facilitates communication between co-simula-tion components running in different threads enabling them to exchange data in an asyn-chronous or synchronous interaction depending on the use case of the simulation [95]. This interface allows the components of the co-simulation to request information and pub-lish data. The Opal-RT system exchanged voltage, and frequency data points from various nodes through DBus interface with the EPRI simulator. PV Simulator determines the out-put powers of the devices based on the irradiance, voltage, frequency, and DER settings and then exchanges the data with the Opal-RT system every simulation cycle. 3. Distribution Systems Under Study A National Grid (NG) feeder with one large utility-owned PV system was selected for the PHIL simulations and field demonstration (more information on the NG feeder model is available on the supplementary section). To generate the state estimation, meas-ured field values from the RT feeder simulation on an Opal-RT OP5600 at Sandia National Laboratories’ Distributed Energy Technologies Laboratory (DETL) were sent to the state estimator on the AWS Windows machine using a phasor data concentrator (PDC) IEEE C37.118 stream. Virtualized PMUs were placed on buses in the Opal-RT NG distribution feeder model and sent to a physical SEL-3373 PDC which sent the voltage and current phasor data to the state estimator. The distribution state estimator passed the system state to the optimization tools, which determined the best set points for the DER devices.</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The Old Upton Rd PV forecast was used to update the expected power production levels for all 31 PV devices in the OpenDSS time-series simu-lation to match the local irradiance. The simulated PV systems were configured to provide full power output (the irradiance was set to 1000 W/m2) and the curtailment function of the PV inverter was used to adjust the output of all the devices to match the production at the Old Upton Rd PV site. Spatial variability was not included in the study because there was no information about cloud fields or speed. When the PSO OPF was solved for the optimal PF for the Old Upton Rd PV site, this PF setting was issued to the physical site as well as the simulated digital twin PV system connected to Opal-RT. An example of the power production forecast and active power profile is shown in Figure 12. Notice from these results that there is a lag in the energy profile from the PV inverter. Regardless, these results demonstrate that the forecasting approach can track the DER power production reasonably well. Figure 12. Forecasted PV Production and Active Power Profile for the Field Demonstration. Figure 13 illustrates the calculated PF and reactive power target solution generated by the PSO OPF algorithm for the NG distribution feeder field demonstration. Notice that the optimal calculated PF values were very close to unity, as shown in Figure 13, and only produced significant reactive power (&gt;50 kVar) during the spike around 5500 s. Looking into the internal optimization states during that period, the PSO OPF found a PF solution which improved the objective function but on the next loop that solution was no longer optimal and returned to the lower reactive power level. It is not clear what change in the OpenDSS initial conditions or simulation environment caused this deviation. Figure 13. Calculate PF and Reactive Power Target solutions from the PSO OPF. Energies 2021, 14, 774</text:p>
          </table:table-cell>
        </table:table-row>
        <table:table-row table:style-name="ro21" table:visibility="filter">
          <table:table-cell office:value-type="string" calcext:value-type="string">
            <text:p>10.3390_en14030774</text:p>
          </table:table-cell>
          <table:table-cell office:value-type="string" calcext:value-type="string">
            <text:p>data</text:p>
          </table:table-cell>
          <table:table-cell office:value-type="float" office:value="356" calcext:value-type="float">
            <text:p>356</text:p>
          </table:table-cell>
          <table:table-cell table:number-columns-repeated="2"/>
          <table:table-cell office:value-type="string" calcext:value-type="string">
            <text:p>Figure 13 illustrates the calculated PF and reactive power target solution generated by the PSO OPF algorithm for the NG distribution feeder field demonstration. Notice that the optimal calculated PF values were very close to unity, as shown in Figure 13, and only produced significant reactive power (&gt;50 kVar) during the spike around 5500 s. Looking into the internal optimization states during that period, the PSO OPF found a PF solution which improved the objective function but on the next loop that solution was no longer optimal and returned to the lower reactive power level. It is not clear what change in the OpenDSS initial conditions or simulation environment caused this deviation. Figure 13. Calculate PF and Reactive Power Target solutions from the PSO OPF. Energies 2021, 14, x FOR PEER REVIEW 14 of 20 <text:s/>Simulated PMU data from RT-Labs was sent to a SEL-3373 PDC and transmitted to the WinIGS state estimation platform. The results of the state estimation, e.g., voltage and current phasor data at each bus were sent as a C37.118 stream to the PSO OPF algorithm. OpenDSS active and reactive power load values were updated based on the phasor data to represent current conditions. The Old Upton Rd PV forecast was used to update the expected power production levels for all 31 PV devices in the OpenDSS time-series simu-lation to match the local irradiance. The simulated PV systems were configured to provide full power output (the irradiance was set to 1000 W/m2) and the curtailment function of the PV inverter was used to adjust the output of all the devices to match the production at the Old Upton Rd PV site. Spatial variability was not included in the study because there was no information about cloud fields or speed. When the PSO OPF was solved for the optimal PF for the Old Upton Rd PV site, this PF setting was issued to the physical site as well as the simulated digital twin PV system connected to Opal-RT.</text:p>
          </table:table-cell>
        </table:table-row>
        <table:table-row table:style-name="ro14" table:visibility="filter">
          <table:table-cell office:value-type="string" calcext:value-type="string">
            <text:p>10.3390_en14030774</text:p>
          </table:table-cell>
          <table:table-cell office:value-type="string" calcext:value-type="string">
            <text:p>data available, data, python, code, code available</text:p>
          </table:table-cell>
          <table:table-cell office:value-type="float" office:value="251" calcext:value-type="float">
            <text:p>251</text:p>
          </table:table-cell>
          <table:table-cell/>
          <table:table-cell office:value-type="float" office:value="0" calcext:value-type="float">
            <text:p>0</text:p>
          </table:table-cell>
          <table:table-cell office:value-type="string" calcext:value-type="string">
            <text:p>The optimization engine used the PSO method to determine the optimal PFs of controllable DER systems. This method determined the optimal PV PF setpoints and associated optimal power ﬂow (OPF) by wrapping an OpenDSS time series simulation of the reduced-order feeder model inside a PSO. The active and reactive components of the loads in the OpenDSS model were populated using live state estimation results. PV forecasts for each of the PV systems were populated in the OpenDSS model to optimize operations over a future time horizon. The OpenDSS load data was changed by the WinIGS state estimation solution and the PV production was populated by the PV forecasts. A simpliﬁed representation of the PSO approach is shown in Figure 2. A Python interface was created to capture the state estimation IEEE C37.118 data streams from WinIGS. These phasor data for each of the buses and PV systems were used to calculate the active and reactive power levels for the dynamic loads in the OpenDSS model. Then using the communication interface to OpenDSS, the active and reactive multipliers, p_mult and q_mult, were updated in the OpenDSS environment. The optimization was completed every minute over a 15-min horizon using 3 periods with a 5-min step size. The forecast PV production for each of the epochs was calculated using the forecasting code. In cases where there was no PV production data available, scaled surrogate PV system forecasts</text:p>
          </table:table-cell>
        </table:table-row>
        <table:table-row table:style-name="ro10" table:visibility="filter">
          <table:table-cell office:value-type="string" calcext:value-type="string">
            <text:p>10.3390_en14030774</text:p>
          </table:table-cell>
          <table:table-cell office:value-type="string" calcext:value-type="string">
            <text:p>github</text:p>
          </table:table-cell>
          <table:table-cell office:value-type="float" office:value="44" calcext:value-type="float">
            <text:p>44</text:p>
          </table:table-cell>
          <table:table-cell/>
          <table:table-cell office:value-type="float" office:value="2" calcext:value-type="float">
            <text:p>2</text:p>
          </table:table-cell>
          <table:table-cell office:value-type="string" calcext:value-type="string">
            <text:p>Supplementary Materials: The following are available online at https://ieeexplore.ieee.org/document/ 8478426. The anonymized, reduced-order OpenDSS and Opal-RT feeder model, and all portions of the non-proprietary ProDROMOS codebases are included in the project GitHub repository: https://github.com/sunspec/prodromos.</text:p>
          </table:table-cell>
        </table:table-row>
        <table:table-row table:style-name="ro17" table:visibility="filter">
          <table:table-cell office:value-type="string" calcext:value-type="string">
            <text:p>10.3390_en14030774</text:p>
          </table:table-cell>
          <table:table-cell office:value-type="string" calcext:value-type="string">
            <text:p>publicly available</text:p>
          </table:table-cell>
          <table:table-cell office:value-type="float" office:value="337" calcext:value-type="float">
            <text:p>337</text:p>
          </table:table-cell>
          <table:table-cell table:number-columns-repeated="2"/>
          <table:table-cell office:value-type="string" calcext:value-type="string">
            <text:p>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 Due to the unbalance nature of the NG distribution feeder, the PSO OPF was not able to sig-nificantly improve the overall bus voltage, because three-phase PV inverters are not cur-rently capable of independently controlling reactive power levels on each phase inde-pendently. Regardless, the PSO OPF did have an impact on the NG distribution feeder voltage. For phase B there was slight improvement, as the PSO OPF attempts to decrease the voltage, moving it closer to the desired target voltage value. For the beginning of the simulation, as the voltage value is below 0.96 pu, the PSO OPF attempts to increase the voltage value of phase C, for the remainder of the experiment there is no significant volt-age improvement. In addition, phase B also demonstrated voltage improvement for the first half of the PHIL experimental results. To draw a conclusi</text:p>
          </table:table-cell>
        </table:table-row>
        <table:table-row table:style-name="ro22" table:visibility="filter">
          <table:table-cell office:value-type="string" calcext:value-type="string">
            <text:p>10.3390_en14030774</text:p>
          </table:table-cell>
          <table:table-cell office:value-type="string" calcext:value-type="string">
            <text:p>publicly available, data</text:p>
          </table:table-cell>
          <table:table-cell office:value-type="float" office:value="311" calcext:value-type="float">
            <text:p>311</text:p>
          </table:table-cell>
          <table:table-cell table:number-columns-repeated="2"/>
          <table:table-cell office:value-type="string" calcext:value-type="string">
            <text:p>Unfortunately, there were not enough field measurements to make the state estimation observable, so a digital twin model was created that represented the NG distribution feeder power system as well as any associated telemetry. The NG distribution feeder digital twin consisted of a RT-Lab simulation model coupled with the EPRI PV simulator. Figure 11 illustrates the implementation of the digital twin concept for the NG distribution feeder used for the PSO OPF field demonstration. EPRI PV SimulatorDBusDNP33 currents3 voltages684 kW PVOpal-RT Real-Time Distribution Simulation(Digital Twin)Distributed Energy Technologies Laboratory (DETL) Albuquerque, NMConnected Energy Software, Cloud ApplicationParticle Swarm OptimizationWinIGS State EstimatorWinIGS Section 2 PDC Data CaptureWinIGS Section 1 PDC Data Capture PMU IEDs (metered locations)PMU IEDs (metered locations)State Estimation Solution (C37.118)PMUs on Each BusConnected Energy DER Communication ModuleIEEE C37.118 Data StreamsIEEE C37.118SEL-3373Phasor Data ConcentratorPV Production ForecastsCalculate P and Q for Loads for OpenDSSInstantiate OpenDSSInitial set of DER reactive power settingsRun OpenDSS over time horizonOptimal DER reactive power settingsUpdate DER power factors using PSOCalculate objective functionUDP over Public InternetPV Production DatabaseWinIGS Section 3 PDC Data CapturePMU IEDs (metered locations)DNP324 kW PV Inverter 1Cluster ControllerNational Grid Physical Feeder24 kW PV Inverter 28SEL-734 Power MeterTrimark Associates T1-S SCADA Server (Site Controller and Monitor)PV Site Utility MeterTrimark Associates DNP3 APIModbus TCPVoltage, current, power, and PF measurements on each phaseOld Upton Rd 684 kW PV SiteCurtailment of each EPRI PV device matches the PV production from the physical site.PV Site #31The same PF setpoints are issued to the simulated and physical Old Upton Rd PV system. DBusDNP3 Figure 11. Digital Twin Concept for the PSO OPF Field Demonstration Experimental Setup Em-ployed on the National Grid Distribution Feeder. Energies 2021, 14, 774</text:p>
          </table:table-cell>
        </table:table-row>
        <table:table-row table:style-name="ro21" table:visibility="filter">
          <table:table-cell office:value-type="string" calcext:value-type="string">
            <text:p>10.3390_en14030774</text:p>
          </table:table-cell>
          <table:table-cell office:value-type="string" calcext:value-type="string">
            <text:p>publicly available, data</text:p>
          </table:table-cell>
          <table:table-cell office:value-type="float" office:value="340" calcext:value-type="float">
            <text:p>340</text:p>
          </table:table-cell>
          <table:table-cell table:number-columns-repeated="2"/>
          <table:table-cell office:value-type="string" calcext:value-type="string">
            <text:p>Four-hour irradiance profiles were created for the 31 DER devices in this model (1 three-phase and 30 single phase profiles). Figure 6 illustrates the baseline and PSO active power profile used for PV inverter 1. These experimental results illustrate that there was close agreement between the two results when the DER devices were op-erating at unity PF. The PSO OPF algorithm was programmed to execute every 60 s in order to calculate the optimum active and reactive settings of the Old Upton Rd PV site in the PHIL simu-lation environment. Figure 7 illustrates the reactive power profile used for the baseline and PSO OPF grid-support functions for PV inverter 1. The NG distribution feeder was a highly unbalanced feeder with the average of the phase voltages close to nominal, so there was little that the PSO OPF control algorithm could do to substantially improve the volt-age profile. As a result, for ~16 min of the PHIL simulation, the PSO-derived reactive power settings configured the PV inverter to absorb reactive power in order to pull down the local feeder voltage before injecting smaller reactive power levels for the remainder of the simulation. Energies 2021, 14, x FOR PEER REVIEW 11 of 20 <text:s/>Figure 6. Active Power Comparison Between Baseline and PSO for the Hardware PV Inverter 1. Figure 7. Reactive Power Comparison Between Baseline and PSO for the Hardware PV Inverter 1. Figure 8 illustrates a comparison of the experimental PHIL results from PV inverter 1 phase voltages measured at the PCC for the baseline and the PSO OPF regulation method. These experimental results illustrate that for the baseline, the bus voltage of phase A was oscillating at its nominal voltage value. For the case of phase B, experimental results illustrate that the bus voltage was above nominal voltage value. Alternatively, the experimental results for phase C, the bus voltage was below nominal voltage value.</text:p>
          </table:table-cell>
        </table:table-row>
        <table:table-row table:style-name="ro20" table:visibility="filter">
          <table:table-cell office:value-type="string" calcext:value-type="string">
            <text:p>10.3390_en14030774</text:p>
          </table:table-cell>
          <table:table-cell office:value-type="string" calcext:value-type="string">
            <text:p>publicly available, data</text:p>
          </table:table-cell>
          <table:table-cell office:value-type="float" office:value="342" calcext:value-type="float">
            <text:p>342</text:p>
          </table:table-cell>
          <table:table-cell table:number-columns-repeated="2"/>
          <table:table-cell office:value-type="string" calcext:value-type="string">
            <text:p>Energies 2021, 14, x FOR PEER REVIEW 13 of 20 <text:s/>In a similar manner to the PHIL simulations, in order to issue optimal PF setpoints to the Old Upton Rd PV system, a PSO approach wrapped multiple OpenDSS time series simulations to find the optimal setpoints over the specified time horizon. Unfortunately, there were not enough field measurements to make the state estimation observable, so a digital twin model was created that represented the NG distribution feeder power system as well as any associated telemetry. The NG distribution feeder digital twin consisted of a RT-Lab simulation model coupled with the EPRI PV simulator. Figure 11 illustrates the implementation of the digital twin concept for the NG distribution feeder used for the PSO OPF field demonstration. EPRI PV SimulatorDBusDNP33 currents3 voltages684 kW PVOpal-RT Real-Time Distribution Simulation(Digital Twin)Distributed Energy Technologies Laboratory (DETL) Albuquerque, NMConnected Energy Software, Cloud ApplicationParticle Swarm OptimizationWinIGS State EstimatorWinIGS Section 2 PDC Data CaptureWinIGS Section 1 PDC Data Capture PMU IEDs (metered locations)PMU IEDs (metered locations)State Estimation Solution (C37.118)PMUs on Each BusConnected Energy DER Communication ModuleIEEE C37.118 Data StreamsIEEE C37.118SEL-3373Phasor Data ConcentratorPV Production ForecastsCalculate P and Q for Loads for OpenDSSInstantiate OpenDSSInitial set of DER reactive power settingsRun OpenDSS over time horizonOptimal DER reactive power settingsUpdate DER power factors using PSOCalculate objective functionUDP over Public InternetPV Production DatabaseWinIGS Section 3 PDC Data CapturePMU IEDs (metered locations)DNP324 kW PV Inverter 1Cluster ControllerNational Grid Physical Feeder24 kW PV Inverter 28SEL-734 Power MeterTrimark Associates T1-S SCADA Server (Site Controller and Monitor)PV Site Utility MeterTrimark Associates DNP3 APIModbus TCPVoltage, current, power, and PF measurements on each phaseOld Upton Rd 684 kW PV SiteCurtailment of each EPRI PV device matches the PV production from the physical site.PV Site #31The same PF setpoints are issued to the simulated and physical Old Upton Rd PV system. DBusDNP3 Figure 11.</text:p>
          </table:table-cell>
        </table:table-row>
        <table:table-row table:style-name="ro24" table:visibility="filter">
          <table:table-cell office:value-type="string" calcext:value-type="string">
            <text:p>10.3390_en14030774</text:p>
          </table:table-cell>
          <table:table-cell office:value-type="string" calcext:value-type="string">
            <text:p>publicly available, data</text:p>
          </table:table-cell>
          <table:table-cell office:value-type="float" office:value="367" calcext:value-type="float">
            <text:p>367</text:p>
          </table:table-cell>
          <table:table-cell table:number-columns-repeated="2"/>
          <table:table-cell office:value-type="string" calcext:value-type="string">
            <text:p>Energies 2021, 14, x FOR PEER REVIEW 10 of 20 <text:s/>EPRI PV SimulatorDBusDBusDNP3PV3 currents3 voltagesPVOpal-RT Real-Time Distribution SimulationDistributed Energy Technologies Laboratory (DETL) Albuquerque, NMConnected Energy Software, Cloud ApplicationParticle Swarm OptimizationWinIGS State EstimatorWinIGS Section 2 PDC Data CaptureWinIGS Section 1 PDC Data Capture PMU IEDs (metered locations)PMU IEDs (metered locations)State Estimation Solution (C37.118)PMUs on Each BusConnected Energy DER Communication ModuleIEEE C37.118 Data StreamsIEEE C37.118DNP3SEL-3373Phasor Data ConcentratorPV Production ForecastsCalculate P and Q for Loads for OpenDSSInstantiate OpenDSSInitial set of DER reactive power settingsRun OpenDSS over time horizonOptimal DER reactive power settingsUpdate DER power factors using PSOCalculate objective functionUDP over Public InternetPV Production DatabaseWinIGS Section 3 PDC Data CapturePMU IEDs (metered locations)3.0 kW PVSunSpec and Proprietary ModbusPublic InternetNodal Voltage (scaled)Inverter Current (scaled)AC Current MeasurementAmetek RS180 Grid Simulator Figure 5. NG Distribution Feeder PSO PHIL Configuration with Associated Data Flows. The PHIL is composed of the WinIGS State Estimator, the PSO Optimization Engine, the RT PHIL MATLAB/Simulink simulation a physical PV inverter, the EPRI PV simulator and communication protocols that allow sending and receiving measurements information and data sets. The PSO OPF optimization technique was deployed using the NG distribution feeder WinIGS state estimation code and the NG distribution feeder OpenDSS time-series simu-lations as shown in Figure 5. While minor, some differences between these two simulation models included voltage regulation equipment at the substation and differences in non-controllable DER devices in the PSO OPF code. For the experimental PHIL results, a Base-line case scenario for the DERs operating without control was obtained and compared with the PSO OPF results. The baseline represented a scenario where no control was ap-plied to PV inverter 1. Four-hour irradiance profiles were created for the 31 DER devices in this model (1 three-phase and 30 single phase profiles). Figure 6 illustrates the baseline and PSO active power profile used for PV inverter 1. These experimental results illustrate that there was close agreement between the two results when the DER devices were op-erating at unity PF.</text:p>
          </table:table-cell>
        </table:table-row>
        <table:table-row table:style-name="ro2">
          <table:table-cell office:value-type="string" calcext:value-type="string">
            <text:p>10.3390_en14041018</text:p>
          </table:table-cell>
          <table:table-cell office:value-type="string" calcext:value-type="string">
            <text:p>code</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code for the simulation of ﬁxed-bed burners. Energy Convers. Manag. 2015, 105, 30–44. [CrossRef]</text:p>
          </table:table-cell>
        </table:table-row>
        <table:table-row table:style-name="ro2">
          <table:table-cell office:value-type="string" calcext:value-type="string">
            <text:p>10.3390_en14041018</text:p>
          </table:table-cell>
          <table:table-cell office:value-type="string" calcext:value-type="string">
            <text:p>code</text:p>
          </table:table-cell>
          <table:table-cell office:value-type="float" office:value="29" calcext:value-type="float">
            <text:p>29</text:p>
          </table:table-cell>
          <table:table-cell/>
          <table:table-cell office:value-type="float" office:value="0" calcext:value-type="float">
            <text:p>0</text:p>
          </table:table-cell>
          <table:table-cell office:value-type="string" calcext:value-type="string">
            <text:p>Figure 4. Reaction rate as a function of initial particle radius for particles simulated with the semi-2D code with ρ = 700 kg/m3, AR = 2.</text:p>
          </table:table-cell>
        </table:table-row>
        <table:table-row table:style-name="ro2" table:visibility="filter">
          <table:table-cell office:value-type="string" calcext:value-type="string">
            <text:p>10.3390_en1404101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Reg. A Raw Data</text:p>
          </table:table-cell>
        </table:table-row>
        <table:table-row table:style-name="ro2" table:visibility="filter">
          <table:table-cell office:value-type="string" calcext:value-type="string">
            <text:p>10.3390_en1404101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Reg. E Raw Data</text:p>
          </table:table-cell>
        </table:table-row>
        <table:table-row table:style-name="ro2" table:visibility="filter">
          <table:table-cell office:value-type="string" calcext:value-type="string">
            <text:p>10.3390_en14041018</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31. Eriksson, L.; Johansson, E.; Kettaneh-Wold, N.; Wold, S. Multi- and Megavariate Data Analysis. Principles and Applications; Umetrics</text:p>
          </table:table-cell>
        </table:table-row>
        <table:table-row table:style-name="ro2" table:visibility="filter">
          <table:table-cell office:value-type="string" calcext:value-type="string">
            <text:p>10.3390_en14041018</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6. Dubitzky, W.; Granzow, M.; Berrar, D.P. Fundamentals of Data Mining in Genomics and Proteomics; Springer: New York, NY, USA,</text:p>
          </table:table-cell>
        </table:table-row>
        <table:table-row table:style-name="ro2" table:visibility="filter">
          <table:table-cell office:value-type="string" calcext:value-type="string">
            <text:p>10.3390_en1404101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ure 8. Comparison of the time predicted by the semi-2D model and the 0D model with the best ﬁt linear regression r2 = 0.97. Conditions for data points are listed in the Appendix A.</text:p>
          </table:table-cell>
        </table:table-row>
        <table:table-row table:style-name="ro3" table:visibility="filter">
          <table:table-cell office:value-type="string" calcext:value-type="string">
            <text:p>10.3390_en14041018</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Chemometrics is a statistical approach to extract data from chemical or biological data sets. A common method within chemometrics is partial least squares regression (PLS) [31,32]. In PLS, a correlation between a matrix of input variables (X) and an output variable (Y) is determined. PLS is a linear regression method. An in depth description of PLS is beyond the scope of this manuscript, but can be found elsewhere [31–34]. The PLS models presented here are calculated in PLS Toolbox version 8.1.1 and Matlab version 9.3.0 (R2017b).</text:p>
          </table:table-cell>
        </table:table-row>
        <table:table-row table:style-name="ro11" table:visibility="filter">
          <table:table-cell office:value-type="string" calcext:value-type="string">
            <text:p>10.3390_en1404101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Figure 3. Correlation coefﬁcient chart. Numbers give the r-values for the different correlations, dots show combinations of the input parameters constituting the data points, the magenta lines are the best straight lines through the dots, and the bars show the distribution for that speciﬁc input parameter. Correlation coefﬁcient charts are used to illustrate if two input parameters or input and output parameters are correlated. Consequently, it can, among other things, be seen from a coefﬁcient correlation chart whether the effect of the input parameters can be separated in the model, and it can be seen if the spans of the input parameters are represented adequately.</text:p>
          </table:table-cell>
        </table:table-row>
        <table:table-row table:style-name="ro8" table:visibility="filter">
          <table:table-cell office:value-type="string" calcext:value-type="string">
            <text:p>10.3390_en14041018</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Modeling a suspension ﬁring unit often involves CFD simulations [10]. To avoid too high computational costs, subprocesses in the particle combustion modeling in CFD require simpliﬁcations. Coal particles have historically been modeled as isothermal in CFD combustion simulations, and this approach has sometimes been extended to also include modeling of biomass pyrolysis [11–13]. However, model work validated against experimental data [14,15] shows that biomass particles at sizes and temperatures relevant for suspension ﬁring cannot be regarded as thermally thin, i.e., isothermal. Some thermally thick particle conversion models exists in CFD focusing on efﬁcient use of computational power [16,17], which with some limitations adequately predicts biomass devolatilization at ﬂuidized and ﬁxed bed conditions. More complicated particle models are not feasible in CFD for industrial modeling purposes, due to high computational costs [9].</text:p>
          </table:table-cell>
        </table:table-row>
        <table:table-row table:style-name="ro8" table:visibility="filter">
          <table:table-cell office:value-type="string" calcext:value-type="string">
            <text:p>10.3390_en14041018</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o compromise between the need for a simple devolatilization model and the need for describing the complicated phenomenon of biomass particle pyrolysis, this paper introduces lumped Arrhenius kinetic parameters for a single ﬁrst order global pyrolysis model. The parameters of a zero dimensional, isothermal model are found by ﬁtting to predictions of a semi-two dimensional model [19] that previously has been validated against experimental data. The comparison is done for different gas temperatures, particle sizes, particle aspect ratios, and densities. The combined effect of these experimental properties on the Arrhenius parameters is quantiﬁed using the multivariate data analysis method, partial least squares regression (PLS). To the knowledge of the authors, no experimental data valid for suspension ﬁring of woody biomass exist, which has not been used in the development of the semi-two dimensional model. Thus, the present model is not directly evaluated further against experimental data.</text:p>
          </table:table-cell>
        </table:table-row>
        <table:table-row table:style-name="ro8" table:visibility="filter">
          <table:table-cell office:value-type="string" calcext:value-type="string">
            <text:p>10.3390_en14041018</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Mass loss proﬁle obtained from experiments is desirable for validating the proposed kinetic model. However, time-resolved mass loss data during devolatilization of biomass at high heating rates and peak temperatures is scarce in open literature. Although experiments using a ﬂat ﬂame burner can reach the desired conditions, such as the studies conducted by Johansen et al. [15] as well as Lewis and Fletcher [37], mass loss data at the initial conversion stage are difﬁcult to obtain and have not been reported to the best knowledge of the authors. Therefore, validation of the 0D model (Equations (1)–(3) and Equations (6) and (7)) is here done by comparison of predictions to the results from the semi-2D model presented by Leth-Espensen et al. [19]. The semi-2D model was validated using a range of different studies. Agreement between the 0D and the semi-2D model has been checked for all input parameter combinations given in the Appendix A. Examples of conversion</text:p>
          </table:table-cell>
        </table:table-row>
        <table:table-row table:style-name="ro15" table:visibility="filter">
          <table:table-cell office:value-type="string" calcext:value-type="string">
            <text:p>10.3390_en14041018</text:p>
          </table:table-cell>
          <table:table-cell office:value-type="string" calcext:value-type="string">
            <text:p>data</text:p>
          </table:table-cell>
          <table:table-cell office:value-type="float" office:value="276" calcext:value-type="float">
            <text:p>276</text:p>
          </table:table-cell>
          <table:table-cell table:number-columns-repeated="2"/>
          <table:table-cell office:value-type="string" calcext:value-type="string">
            <text:p>Abstract: As part of the strive for a carbon neutral energy production, biomass combustion has been widely implemented in retroﬁtted coal burners. Modeling aids substantially in prediction of biomass ﬂame behavior and thus in boiler chamber conditions. In this work, a simple model for devolatilization of biomass at conditions relevant for suspension ﬁring is presented. It employs Arrhenius parameters in a single ﬁrst order (SFOR) devolatilization reaction, where the effects of kinetics and heat transfer limitations are lumped together. In this way, a biomass particle can be modeled as a zero dimensional, isothermal particle, facilitating computational ﬂuid dynamic calculations of boiler chambers. The zero dimensional model includes the effects of particle aspect ratio, particle density, maximum gas temperature, and particle radius. It is developed using the multivariate data analysis method, partial least squares regression, and is validated against a more rigorous semi-2D devolatilization model. The model has the capability to predict devolatilization time for conditions in the parameter ranges; radius (39–1569 µm), density (700–1300 kg/m3), gas temperature (1300–1900 K), aspect ratio (1.01–8). Results show that the particle radius and gas phase temperature have a large inﬂuence on the devolatilization rate, and the aspect ratio has a comparatively smaller effect, which, however, cannot be neglected. The impact of aspect ratio levels off as it increases. The model is suitable for use as stand alone or as a submodel for biomass particle devolatilization in CFD models.</text:p>
          </table:table-cell>
        </table:table-row>
        <table:table-row table:style-name="ro7" table:visibility="filter">
          <table:table-cell office:value-type="string" calcext:value-type="string">
            <text:p>10.3390_en14041018</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Figure 9. Arrhenius plot comparing the presented model to lumped kinetics literature data for small (dp = 0–112 µm), medium (dp = 112–616 µm), and large (dp = 616–2000 µm) particles from Johansen et al. [10]. This model accounting for both kinetics and heat transfer is based on experimental data from two single particle combustors (HR = 102–103, Tg = 1480–1831 K, dp = 1790–5800 µm), (HR = 30, Tg = 1050–1267 K, dp = 10 900 µm) and an entrained ﬂow reactor (HR = 105, Tg = 1405–1667 K, dp = 63–90 µm), and kinetic data from Wagenaar et al. [38] obtained in an entrained ﬂow reactor (HR = 2–12 K/s, Tg = 773–873 K, dp = 100–212 µm), and parameters from Ontyd et al. [39] obtained in a drop tube reactor (HR 3.7 × 103–7.8 × 103 K/s, Tg = 950–1300 K, dp = 100 µm). The reaction rate predicted by the model depends on particle size, density, and aspect ratio. Here, ln(k) is shown for AR = 1 for comparative reasons, as the literature data are reported for spherical particles. The model’s ability to account for density and particle size changes means it covers a wider area, here shown in dark gray. Extrapolations of both the model presented here and literature models are shown in light gray.</text:p>
          </table:table-cell>
        </table:table-row>
        <table:table-row table:style-name="ro9">
          <table:table-cell office:value-type="string" calcext:value-type="string">
            <text:p>10.3390_en14041018</text:p>
          </table:table-cell>
          <table:table-cell office:value-type="string" calcext:value-type="string">
            <text:p>data available, data</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Data Availability Statement: The data presented in this study are available in the Appendix A.</text:p>
          </table:table-cell>
        </table:table-row>
        <table:table-row table:style-name="ro2">
          <table:table-cell office:value-type="string" calcext:value-type="string">
            <text:p>10.3390_en14041018</text:p>
          </table:table-cell>
          <table:table-cell office:value-type="string" calcext:value-type="string">
            <text:p>database</text:p>
          </table:table-cell>
          <table:table-cell office:value-type="float" office:value="23" calcext:value-type="float">
            <text:p>23</text:p>
          </table:table-cell>
          <table:table-cell/>
          <table:table-cell office:value-type="float" office:value="0" calcext:value-type="float">
            <text:p>0</text:p>
          </table:table-cell>
          <table:table-cell office:value-type="string" calcext:value-type="string">
            <text:p>27. Chase, M.W., Jr. “Thermophysical Properties of Fluid Systems” in NIST Chemistry WebBook, NIST Standard Reference Database</text:p>
          </table:table-cell>
        </table:table-row>
        <table:table-row table:style-name="ro5">
          <table:table-cell office:value-type="string" calcext:value-type="string">
            <text:p>10.3390_en14041018</text:p>
          </table:table-cell>
          <table:table-cell office:value-type="string" calcext:value-type="string">
            <text:p>dataset, data</text:p>
          </table:table-cell>
          <table:table-cell office:value-type="float" office:value="176" calcext:value-type="float">
            <text:p>176</text:p>
          </table:table-cell>
          <table:table-cell/>
          <table:table-cell office:value-type="float" office:value="0" calcext:value-type="float">
            <text:p>0</text:p>
          </table:table-cell>
          <table:table-cell office:value-type="string" calcext:value-type="string">
            <text:p>The cross validation is made to ensure that the presented model is robust. It can be done in many ways; here, the random subset method [36] is used with 6 splits and 20 iterations, thus on average 17% of the data set is removed in each iteration. All models have been made with two PLS components. When doing the cross validation, preferably the obtained RMSECV values should be low, and ExpVar values high. The values in Tables 3 and 4 are the basis for choosing the relevant preprocessings for a model. Due to the lower RMSECV(A) and RMSECV(E) and higher ExpVar(X) (compared to the number of input data in X) and ExpVar(Y) values, model 2 has been chosen both for A and E. If models appear equally good or almost equally good based on RMSECV and ExpVar data, the simpler model is usually preferred within PLS.</text:p>
          </table:table-cell>
        </table:table-row>
        <table:table-row table:style-name="ro2" table:visibility="filter">
          <table:table-cell office:value-type="string" calcext:value-type="string">
            <text:p>10.3390_en1405126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Data Availability Statement: No new data were created or analyzed in this study. Data sharing is not applicable to this article.</text:p>
          </table:table-cell>
        </table:table-row>
        <table:table-row table:style-name="ro6" table:visibility="filter">
          <table:table-cell office:value-type="string" calcext:value-type="string">
            <text:p>10.3390_en14051267</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did not change signiﬁcantly. Thus, the measurement errors of O2 and CO with a 2.2 m, 316 L probe were −4% and 8.6%, and the concentrations of SO2 and NOx had no obvious changes. However, the deviations corresponding to longer probes could not increase linearly to a certain extent as it was also affected by the absolute value of oxygen concentration and gas temperature. In fact, the measurement error of O2 should be obviously higher than proposed, while the measurement errors of NOx and CO were hard to be clariﬁed at this stage, as the potential reactions of NO, NO2 and CO with O2 could also cause major changes. The authors hoped to reduce the measurement errors within the scope of existing cognition. Thus, the previous obtained measurement errors were adopted, and the same relative corrections were applied to all the corresponding measured data.</text:p>
          </table:table-cell>
        </table:table-row>
        <table:table-row table:style-name="ro9" table:visibility="filter">
          <table:table-cell office:value-type="string" calcext:value-type="string">
            <text:p>10.3390_en1405129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 isotherms data were analyzed with the Langmuir and Freundlich models, and the adsorption kinetics were examined with the pseudo ﬁrst and second order models [26]. The selected two isotherms and kinetic models could adequately explain the adsorption</text:p>
          </table:table-cell>
        </table:table-row>
        <table:table-row table:style-name="ro10" table:visibility="filter">
          <table:table-cell office:value-type="string" calcext:value-type="string">
            <text:p>10.3390_en14051297</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uthor Contributions: Conceptualization, Y.-G.L.; methodology, Y.-G.L.; validation, Y.-G.L.; formal analysis, J.S. and J.K.; investigation, S.K. and C.S.; data curation, Y.-G.L.; writing—original draft preparation, Y.-G.L.; writing—review and editing, K.H.C. and K.C.; supervision, K.C.; funding acquisition, K.H.C. All authors have read and agreed to the published version of the manuscript.</text:p>
          </table:table-cell>
        </table:table-row>
        <table:table-row table:style-name="ro9">
          <table:table-cell office:value-type="string" calcext:value-type="string">
            <text:p>10.3390_en14051297</text:p>
          </table:table-cell>
          <table:table-cell office:value-type="string" calcext:value-type="string">
            <text:p>data https, data</text:p>
          </table:table-cell>
          <table:table-cell office:value-type="float" office:value="46" calcext:value-type="float">
            <text:p>46</text:p>
          </table:table-cell>
          <table:table-cell/>
          <table:table-cell office:value-type="float" office:value="0" calcext:value-type="float">
            <text:p>0</text:p>
          </table:table-cell>
          <table:table-cell office:value-type="string" calcext:value-type="string">
            <text:p>a CAMEO Chemicals (https://cameochemicals.noaa.gov, accessed on 5 February 2021). b ChemAxon (http://www.chemicalize.org, accessed on 2 January 2021). c Hazardous Substances Data Bank (http://pubchem.ncbi.nih.gov, accessed on 2 January 2021).</text:p>
          </table:table-cell>
        </table:table-row>
        <table:table-row table:style-name="ro10" table:visibility="filter">
          <table:table-cell office:value-type="string" calcext:value-type="string">
            <text:p>10.3390_en1405132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uthor Contributions: Conceptualization, J.-W.J. and Y.-J.H.; Methodology, Y.-J.H. and J.-W.J.; Investigation, Y.-J.H. and J.-W.J.; data curation, Y.-J.H.; writing-original draft preparation, Y.-J.H.; writing-review and editing, J.-W.J.; funding acquisition, supervision and project administration, J.-W.J. All authors have read and agreed to the published version of the manuscript</text:p>
          </table:table-cell>
        </table:table-row>
        <table:table-row table:style-name="ro9">
          <table:table-cell office:value-type="string" calcext:value-type="string">
            <text:p>10.3390_en14051321</text:p>
          </table:table-cell>
          <table:table-cell office:value-type="string" calcext:value-type="string">
            <text:p>data available, data</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Data Availability Statement: The data presented in this study are available on request from the corresponding author.</text:p>
          </table:table-cell>
        </table:table-row>
        <table:table-row table:style-name="ro8">
          <table:table-cell office:value-type="string" calcext:value-type="string">
            <text:p>10.3390_en14051387</text:p>
          </table:table-cell>
          <table:table-cell office:value-type="string" calcext:value-type="string">
            <text:p>benchmark, data</text:p>
          </table:table-cell>
          <table:table-cell office:value-type="float" office:value="197" calcext:value-type="float">
            <text:p>197</text:p>
          </table:table-cell>
          <table:table-cell/>
          <table:table-cell office:value-type="float" office:value="0" calcext:value-type="float">
            <text:p>0</text:p>
          </table:table-cell>
          <table:table-cell office:value-type="string" calcext:value-type="string">
            <text:p>MPC simulations were carried out over 10 days, with a focus on the last 48-hour period, with outdoor temperature conditions ranging from −20 ◦C to 3 ◦C (Figure 9). A business as usual (BAU) indoor temperature setpoint proﬁle, with a nighttime setpoint of 18 ◦C and a daytime setpoint of 22 ◦C, was created as a benchmark, which is shown in the top graph of Figure 10 as a dashed black line. For the MPC studies, the zone temperature setpoint was constrained by a lower bound TSP,min (17 ◦C at night and 19 ◦C during the day) and an upper bound TSP,max (24 ◦C at all times) in order to maintain a level of thermal comfort for the zone occupants. To demonstrate the methodology, typical known occupancy schedules for the warehouse (7 a.m.–6 p.m.) and weather data were used for this MPC study; however, an existing weather forecast tool such as CanMETEO [45] could be incorporated into eventual implementation within the building automation system in a real building.</text:p>
          </table:table-cell>
        </table:table-row>
        <table:table-row table:style-name="ro2">
          <table:table-cell office:value-type="string" calcext:value-type="string">
            <text:p>10.3390_en14051387</text:p>
          </table:table-cell>
          <table:table-cell office:value-type="string" calcext:value-type="string">
            <text:p>cod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order. Easy and quick modiﬁcations of the model are thus possible without rewriting the simulation code.</text:p>
          </table:table-cell>
        </table:table-row>
        <table:table-row table:style-name="ro3">
          <table:table-cell office:value-type="string" calcext:value-type="string">
            <text:p>10.3390_en14051387</text:p>
          </table:table-cell>
          <table:table-cell office:value-type="string" calcext:value-type="string">
            <text:p>code</text:p>
          </table:table-cell>
          <table:table-cell office:value-type="float" office:value="73" calcext:value-type="float">
            <text:p>73</text:p>
          </table:table-cell>
          <table:table-cell/>
          <table:table-cell office:value-type="float" office:value="0" calcext:value-type="float">
            <text:p>0</text:p>
          </table:table-cell>
          <table:table-cell office:value-type="string" calcext:value-type="string">
            <text:p>The simulation code of the models were developed using MATLAB and can be conveniently modiﬁed to adjust the model order. The model order was automatically adjusted from very simple (1 node) to more detailed by deﬁning the two-dimensional grid of rows and columns of brick nodes. The number of rows multiplied by the number of columns was thus the total number of brick capacitance nodes for that given model</text:p>
          </table:table-cell>
        </table:table-row>
        <table:table-row table:style-name="ro2" table:visibility="filter">
          <table:table-cell office:value-type="string" calcext:value-type="string">
            <text:p>10.3390_en1405138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9" table:visibility="filter">
          <table:table-cell office:value-type="string" calcext:value-type="string">
            <text:p>10.3390_en1405138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Real building measurement data were collected from the BAS. Data included variables such as building power kW, zone air temperature, weather data, and speciﬁc data related to the ETS in question. Data were collected at 15-minute intervals.</text:p>
          </table:table-cell>
        </table:table-row>
        <table:table-row table:style-name="ro9" table:visibility="filter">
          <table:table-cell office:value-type="string" calcext:value-type="string">
            <text:p>10.3390_en1405138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Conﬂicts of Interest: The authors declare no conﬂict of interest. The funders had no role in the design of the study; in the collection, analyses, or interpretation of data; in the writing of the manuscript; or in the decision to publish the results.</text:p>
          </table:table-cell>
        </table:table-row>
        <table:table-row table:style-name="ro9" table:visibility="filter">
          <table:table-cell office:value-type="string" calcext:value-type="string">
            <text:p>10.3390_en1405138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Sturzenegger et al. [8] showed a successful case of implementing MPC for 3 months in a real ofﬁce building located in Switzerland. Data showed that adequate comfort levels for occupants were maintained, and this suggested that the MPC performance was greater compared to the original strategy.</text:p>
          </table:table-cell>
        </table:table-row>
        <table:table-row table:style-name="ro9" table:visibility="filter">
          <table:table-cell office:value-type="string" calcext:value-type="string">
            <text:p>10.3390_en1405138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From ﬁeld study data, Aduda et al. [22] demonstrated that ofﬁce buildings can adequately provide power ﬂexibility for the grid. However, estimation of the demand-side ﬂexibility potential may be difﬁcult due to variations in indoor air quality and thermal comfort in different zones within a building.</text:p>
          </table:table-cell>
        </table:table-row>
        <table:table-row table:style-name="ro10" table:visibility="filter">
          <table:table-cell office:value-type="string" calcext:value-type="string">
            <text:p>10.3390_en14051387</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he control-oriented models are described below (ﬁrst introduced in a precursor study [39]). The models were derived from energy conservation and heat conduction equations in the two-dimensional lumped parameter formulation. A grey-box modeling approach was employed, where physically meaningful parameters can be calibrated and/or identiﬁed using information of the building construction and measurement data.</text:p>
          </table:table-cell>
        </table:table-row>
        <table:table-row table:style-name="ro10" table:visibility="filter">
          <table:table-cell office:value-type="string" calcext:value-type="string">
            <text:p>10.3390_en1405138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where y is measured sensor data and ˆy is the model predictions from the simulation. For each model with a prescribed number of capacitances (1 up to 140 capacitances), a suitable value for k is found that minimizes the RMSE. The identiﬁed “effective” brick conductivities over the amount of brick nodes are plotted in Figure A2.</text:p>
          </table:table-cell>
        </table:table-row>
        <table:table-row table:style-name="ro4" table:visibility="filter">
          <table:table-cell office:value-type="string" calcext:value-type="string">
            <text:p>10.3390_en14051387</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Future work could include using this methodology to design optimal utility pricing structures rather than the design optimal control strategies. Though the scope of this study was limited by data availability, the developed methodology could be transposed to other similar convectively conditioned buildings and clusters of buildings for participation in communityscale energy aggregator events. A greater focus on occupancy modeling could eventually be incorporated into this methodology. There is still work to be done in terms of implementation of the methodology into real building building energy management systems.</text:p>
          </table:table-cell>
        </table:table-row>
        <table:table-row table:style-name="ro3" table:visibility="filter">
          <table:table-cell office:value-type="string" calcext:value-type="string">
            <text:p>10.3390_en1405138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uthor Contributions: conceptualization, J.D. and J.A.C.; methodology, J.D.; software, J.D.; validation, J.D.; formal analysis, J.D.; investigation, J.D.; resources, J.A.C. and A.K.A.; data curation, J.D.; writing—original draft preparation, J.D.; writing—review and editing, J.A.C. and A.K.A.; visualization, J.D.; supervision, J.A.C. and A.K.A.; project administration, J.A.C. and A.K.A.; funding acquisition, J.A.C. and A.K.A. All authors have read and agreed to the published version of the manuscript.</text:p>
          </table:table-cell>
        </table:table-row>
        <table:table-row table:style-name="ro11" table:visibility="filter">
          <table:table-cell office:value-type="string" calcext:value-type="string">
            <text:p>10.3390_en1405138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e investigated building zone is the warehouse portion of a two-storey ofﬁce building located in Sherbrooke, Canada. The building was built in 1989 and has a ﬂoor area of 9000 m2, and the warehouse has a ﬂoor area of 1650 m2. The HVAC system servicing the warehouse section is equipped with an air-based ETS device with a rated maximum charging input of 106 kW. Data collection was ongoing since 2014 at 15-minute intervals for several measurements points. The peak load of the building was measured in February 2015 at 600 kW, with a monthly consumption of 166 MWh. The on-site 106 kW ETS supplies hot air to a warehouse zone in the building.</text:p>
          </table:table-cell>
        </table:table-row>
        <table:table-row table:style-name="ro6" table:visibility="filter">
          <table:table-cell office:value-type="string" calcext:value-type="string">
            <text:p>10.3390_en14051387</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Data-driven reduced-order thermal models (ROMs) for different archetype zones and system conﬁgurations are useful tools to identify strategies for developing and quantifying energy ﬂexibility in the building–grid interaction. These models, which account for thermal mass and the inherent thermal delay, are typically ﬁrst- to third-order Resistance– Capacitance (RC) thermal networks and can be calibrated with smart meter and weather data or more detailed data from building automation systems (BAS) and smart thermostats. An MPC-based simulation was carried out to estimate the heat requirements of the conditioned zone for the following day and to identify optimal controls for the thermal storage device at a zone temperature setpoint schedule. Several simulation studies were carried out to further evaluate the versatility of the identiﬁed schedules, while different weather conditions, control horizons, and cost functions were evaluated.</text:p>
          </table:table-cell>
        </table:table-row>
        <table:table-row table:style-name="ro15" table:visibility="filter">
          <table:table-cell office:value-type="string" calcext:value-type="string">
            <text:p>10.3390_en14051387</text:p>
          </table:table-cell>
          <table:table-cell office:value-type="string" calcext:value-type="string">
            <text:p>data</text:p>
          </table:table-cell>
          <table:table-cell office:value-type="float" office:value="274" calcext:value-type="float">
            <text:p>274</text:p>
          </table:table-cell>
          <table:table-cell table:number-columns-repeated="2"/>
          <table:table-cell office:value-type="string" calcext:value-type="string">
            <text:p>2. Numerical thermal building or device control-oriented models were developed. These models are physics-based ROM grey-box RC thermal networks. These models were then calibrated using the collected data from the ﬁrst step. Critical parameters were identiﬁed using the gradient descent-based optimization function fmincon in MATLAB. A detailed explanation of the model development process for the ETS device is found in [4,38,39]. Predictive control strategies for very cold days were identiﬁed for optimized peak load management and building energy ﬂexibility by quantifying the BEFI depending on when a signal from the utility is given to the building owner. A heuristic approach was compared to optimized control MPC using fmincon in MATLAB. See Appendix A for further details on the developed BEFI. Shoulder season MPC studies were also performed with the goal of improving the operation of the ETS to reduce energy consumption by storing the appropriate amount of energy needed for a warmer shoulder season day. With current control methods, it is common for the device to become overcharged on warmer shoulder season days. Accounting for model prediction uncertainty due to weather forecast and identiﬁed model parameters was done by evaluating various uncertainty scenarios and by plotting the uncertainty bounds for the duration of the identiﬁed operation schedule. Contingency strategies were evaluated to quantify the energy ﬂexibility available from the building to the grid at speciﬁc times. Two strategies were evaluated: (1) reducing the zone temperature setpoint for 3 h and (2) discharging the stored thermal energy in the ETS for 3 h.</text:p>
          </table:table-cell>
        </table:table-row>
        <table:table-row table:style-name="ro13">
          <table:table-cell office:value-type="string" calcext:value-type="string">
            <text:p>10.3390_en14051387</text:p>
          </table:table-cell>
          <table:table-cell office:value-type="string" calcext:value-type="string">
            <text:p>data available, data</text:p>
          </table:table-cell>
          <table:table-cell office:value-type="float" office:value="214" calcext:value-type="float">
            <text:p>214</text:p>
          </table:table-cell>
          <table:table-cell/>
          <table:table-cell office:value-type="float" office:value="0" calcext:value-type="float">
            <text:p>0</text:p>
          </table:table-cell>
          <table:table-cell office:value-type="string" calcext:value-type="string">
            <text:p>Figure 2 depicts how heat is delivered to the warehouse zone by the HVAC system [39]. Sensors measuring air temperatures are located throughout the HVAC system, and four thermocouples are embedded in the ETS, which measure brick temperatures. During operation of the ETS, a portion of supply air is directed to the thermal storage device to provide the zone with increased heat from stored heat energy. The zone is modeled using a 1R1C explicit ﬁnite difference modeling approach (Figure 3), with a heating coil model with proportional-integral control. The zone model was originally developed for a previous study [39] and was calibrated using several days of measured data from the real building. Statistical indices were found for a Root-Mean-Square Error (RMSE) of 0.75 ◦C and a Mean Absolute Error (MAE) of 0.66 ◦C. This simple model was used for demonstration of the overall methodology presented in this study and was sufﬁcient for shorter control horizons, such as the ones evaluated here (1 or 2 days). C is the equivalent thermal capacitance of the zone, Tair is the effective operative temperature of the zone, R is the equivalent resistance</text:p>
          </table:table-cell>
        </table:table-row>
        <table:table-row table:style-name="ro12">
          <table:table-cell office:value-type="string" calcext:value-type="string">
            <text:p>10.3390_en14051387</text:p>
          </table:table-cell>
          <table:table-cell office:value-type="string" calcext:value-type="string">
            <text:p>data available, data</text:p>
          </table:table-cell>
          <table:table-cell office:value-type="float" office:value="269" calcext:value-type="float">
            <text:p>269</text:p>
          </table:table-cell>
          <table:table-cell/>
          <table:table-cell office:value-type="float" office:value="0" calcext:value-type="float">
            <text:p>0</text:p>
          </table:table-cell>
          <table:table-cell office:value-type="string" calcext:value-type="string">
            <text:p>Typically, in MPC, the optimal control problem is solved at each deﬁned control step by looking ahead at forecast weather and occupancy schedules over the prediction horizon, PH. The prediction horizon is a time period where we have reasonably reliable information, ranging from a few hours to a couple of days. Using data available from the prediction horizon period, an optimization routine is solved and an optimal sequence of control moves is identiﬁed through the implementation of MPC. The identiﬁed schedules and control moves are applied to the building over a “control horizon”, which can be the same length or be shorter than the prediction horizon. Once the current control horizon has ended, the optimization exercise is performed again for the following prediction horizon. This process is repeated until the end of the simulation time (e.g., one day or one year). For the sake of simplicity, in this particular case, the prediction and control horizon are the same length of time and MPC was only initiated with a notiﬁcation signal: either 30 h for a 12-hour ahead notiﬁcation at 6 p.m. or 22 h for a 4-hour ahead notiﬁcation at 2 a.m. (for a DR event at 6 a.m.). Further studies could be carried out on performance related to the control horizon length; however, Date et al. [44] found that longer control horizons (12 h or more) were favourable for a similar building in a similar climate.</text:p>
          </table:table-cell>
        </table:table-row>
        <table:table-row table:style-name="ro2" table:visibility="filter">
          <table:table-cell office:value-type="string" calcext:value-type="string">
            <text:p>10.3390_en1405144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Availability Statement: Data sharing not applicable.</text:p>
          </table:table-cell>
        </table:table-row>
        <table:table-row table:style-name="ro6" table:visibility="filter">
          <table:table-cell office:value-type="string" calcext:value-type="string">
            <text:p>10.3390_en14051447</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Several previous studies have assessed the outdoor wind environment solely in terms of the ﬂow in the dominant wind direction [29,33–36]. Although such assessments are straightforward and sufﬁciently informative for fundamental studies, they are unsuitable for our case study because the effect of the construction of buildings varies with the wind direction. Therefore, we attempted to obtain a more reasonable design solution by considering the annual wind ﬂuctuation in an objective function calculation. First, we determined the percentage of occurrences of each wind direction and the mean velocity of each wind direction from hourly measured statistical data recorded over 10 years (from 1995 to 2004) at the Tokyo Meteorological Observatory (see Figure 6), where the height of the meteorological measurement was 74.5 m. Then, we calculated the annual average KE for each design alternative using Equation (7):</text:p>
          </table:table-cell>
        </table:table-row>
        <table:table-row table:style-name="ro14" table:visibility="filter">
          <table:table-cell office:value-type="string" calcext:value-type="string">
            <text:p>10.3390_en14051447</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As noted by Tahara et al., the most important component of this design method is the geometry modeling method, which provides the link between the optimizer (the design variables) and CFD solver (the building geometry) [25]. Two approaches can be taken to building such a link. The ﬁrst uses a commercial CAD program to generate the building geometry. This makes the optimizer directly modify the building geometry through an embedded CAD macro ﬁle in which the procedures for building geometry modiﬁcation, mesh conversion, and CFD pre-processing are described. The other uses a universal data structure, such as the initial graphics exchange speciﬁcation (IGES) or stereolithography (STL) format. The former offers a more straightforward approach to design implementation. Too often, however, a numerical simulation, such as a CFD solver, requires an exclusive input ﬁle; hence, an additional conversion process is involved. In this study, we removed the conversion process by directly creating the design variables in an input ﬁle compatible with Star-CCM+ (StarCD input ﬁle format) so that the geometry/mesh generator efﬁciently provided a link between the optimizer and the CFD solver. The ﬂowchart shown in Figure 2 presents an overview of the design evolution process. In the following section, we describe the design variables used to deﬁne the building conﬁguration and how they are parameterized.</text:p>
          </table:table-cell>
        </table:table-row>
        <table:table-row table:style-name="ro3">
          <table:table-cell office:value-type="string" calcext:value-type="string">
            <text:p>10.3390_en14051470</text:p>
          </table:table-cell>
          <table:table-cell office:value-type="string" calcext:value-type="string">
            <text:p>code</text:p>
          </table:table-cell>
          <table:table-cell office:value-type="float" office:value="86" calcext:value-type="float">
            <text:p>86</text:p>
          </table:table-cell>
          <table:table-cell/>
          <table:table-cell office:value-type="float" office:value="0" calcext:value-type="float">
            <text:p>0</text:p>
          </table:table-cell>
          <table:table-cell office:value-type="string" calcext:value-type="string">
            <text:p>A Bosch, solenoid, common rail type injector is installed in the combustion chamber. The injector nozzle originally had 5 holes, with an included angle of 124◦, hole diameter of 0.21 mm (nozzle code DSLA124P 1659). To avoid spray-spray interaction and spray window interaction and to allow fuel injection spray studies (not conducted in this work), the fuel injector is modiﬁed so only one hole was left open, with the remainder laser welded closed.</text:p>
          </table:table-cell>
        </table:table-row>
        <table:table-row table:style-name="ro2" table:visibility="filter">
          <table:table-cell office:value-type="string" calcext:value-type="string">
            <text:p>10.3390_en14051470</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9" table:visibility="filter">
          <table:table-cell office:value-type="string" calcext:value-type="string">
            <text:p>10.3390_en14051470</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data acquisition exhaust gas re-circulation engine test homogeneous charge compression ignition 1,3,5-hexatriene internal combustion engine primary reference fuel reaction controlled compression ignition revs per minute spark ignition start of combustion top dead center ultraviolet</text:p>
          </table:table-cell>
        </table:table-row>
        <table:table-row table:style-name="ro4" table:visibility="filter">
          <table:table-cell office:value-type="string" calcext:value-type="string">
            <text:p>10.3390_en14051470</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The chamber operates similar to a rapid compression/expansion machine, with the engine crankshaft rotated by an AC motor (ABB LV160kW). The crankshaft is ﬁtted with a shaft encoder with a resolution of 3200 signals per revolution. All control and data acquisition (DAQ) utilizes National Instruments Compact Rio and LabView, with timings pegged to the shaft encoder signal. For all tests conducted here the engine speed was 500 rpm; this engine speed has been chosen to minimize engine wear and stresses considering that the engine has been modiﬁed to operate with no oil.</text:p>
          </table:table-cell>
        </table:table-row>
        <table:table-row table:style-name="ro13" table:visibility="filter">
          <table:table-cell office:value-type="string" calcext:value-type="string">
            <text:p>10.3390_en14051470</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Gas chromatographic coupled with mass spectrometric analyses (GCMS) was performed with an Agilent 7890 A gas chromatograph equipped with a 5975 C MDS mass spectrometer (Agilent Inc., Palo Alto, CA, USA) at SINTEF Materials and Chemistry laboratories. The mass spectrometer was used in the EI (electron impact) mode. The analyses were separated on a 30 m Agilent HP-5 column, the injector temperature was 150 ◦C and the injection volume was 0.5 µL. The column temperature was ramped from 40 ◦C to 125 ◦C. The mass spectrometer was operated in the scan mode over a m/z (mass-to-charge ratio) range from 30 to 800, ion source temperature was 230 ◦C and quadruple temperature was 150 ◦C. Based on the results from scan analyses, an SIM (selected ion monitoring) method was made for hexatriene (m/z 77 and 79). Mass spectrometric scan data was processed by NIST/AMDIS (National Institute for Standards and Technology, Boulder, CO, USA). Hexatriene was quantitated by calibration with reference compound (cis/trans 1,3,5-hexatriene, A1-00578, from ABCL, A1 BioChem Labs, Wilmington, NC, USA, purity &gt;95%).</text:p>
          </table:table-cell>
        </table:table-row>
        <table:table-row table:style-name="ro2" table:visibility="filter">
          <table:table-cell office:value-type="string" calcext:value-type="string">
            <text:p>10.3390_en1407192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f the statistical data of ai and N(ai) are ﬁtted in the double logarithmic coordinate</text:p>
          </table:table-cell>
        </table:table-row>
        <table:table-row table:style-name="ro2" table:visibility="filter">
          <table:table-cell office:value-type="string" calcext:value-type="string">
            <text:p>10.3390_en1407192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valuable information for mineral exploration from geochemical data. Appl. Geochem. 2020, 122, 104748. [CrossRef]</text:p>
          </table:table-cell>
        </table:table-row>
        <table:table-row table:style-name="ro9" table:visibility="filter">
          <table:table-cell office:value-type="string" calcext:value-type="string">
            <text:p>10.3390_en1407192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he current data are based on the fault data of the mining engineering plan of coal seam No. 9 in the Fan Gezhuang mine (Figure 2), using the grid coverage method to delineate the structure of the mine and calculate the fractal dimension of each partitioned</text:p>
          </table:table-cell>
        </table:table-row>
        <table:table-row table:style-name="ro10" table:visibility="filter">
          <table:table-cell office:value-type="string" calcext:value-type="string">
            <text:p>10.3390_en1407192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ccording to the obtained fractal dimension data, we applied MATLAB software to generate a synthesized contour map of the fault and fold fractal dimensions in the Qian Jiaying and Fan Gezhuang mines, as shown in Figure 8. The ﬁgure demonstrates that the fault and fold fractal dimensions of the Ta Tuo syncline area and Jin Kou syncline are high and that the developed structure is complex.</text:p>
          </table:table-cell>
        </table:table-row>
        <table:table-row table:style-name="ro9" table:visibility="filter">
          <table:table-cell office:value-type="string" calcext:value-type="string">
            <text:p>10.3390_en14071925</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13. Liu, Y.; Zhu, L.; Ma, S.; Guo, F.; Gong, Q.; Tang, S.; Gopalakrishnan, G.; Zhou, Y. Constraining the distribution of elements and their controlling factors in the Zhaojikou Pb–Zn ore deposit, SE China, via fractal and compositional data analysis. Appl. Geochem. 2019, 108, 104379. [CrossRef]</text:p>
          </table:table-cell>
        </table:table-row>
        <table:table-row table:style-name="ro3" table:visibility="filter">
          <table:table-cell office:value-type="string" calcext:value-type="string">
            <text:p>10.3390_en1407192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uthor Contributions: Conceptualization, G.Z. and J.G.; methodology, J.G.; validation, B.X., L.X., and G.Z.; formal analysis, G.Z.; investigation, J.G.; resources, S.Y.; data curation, J.G.; writing— original draft preparation, G.Z.; writing—review and editing, M.R.S.; visualization, B.X.; supervision, L.X.; project administration, Z.D.; funding acquisition, S.Y. All authors have read and agreed to the published version of the manuscript.</text:p>
          </table:table-cell>
        </table:table-row>
        <table:table-row table:style-name="ro5" table:visibility="filter">
          <table:table-cell office:value-type="string" calcext:value-type="string">
            <text:p>10.3390_en14071925</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Energies 2021, 14, x FOR PEER REVIEW 5 of 15 <text:s/>3.2. Determination of the Fold Fractal Dimension The current data are based on the fault data of the mining engineering plan of coal seam No. 9 in the Fan Gezhuang mine (Figure 2), using the grid coverage method to de-lineate the structure of the mine and calculate the fractal dimension of each partitioned unit. We plot a contour map of the mine based on the calculation result and quantitatively evaluate the complexity of the geological structure in the Fan Gezhuang mine. The fold and fault fractal dimensions of the Fan Gezhuang mine are calculated as an example, and we describe the acquisition process of the fractal dimension of the faults and folds in the study area below. Energies 2021, 14, 1925</text:p>
          </table:table-cell>
        </table:table-row>
        <table:table-row table:style-name="ro5" table:visibility="filter">
          <table:table-cell office:value-type="string" calcext:value-type="string">
            <text:p>10.3390_en14071925</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Combining the results of double logarithmic linear regression of the grid data for each unit and the fault network analysis of the entire Qian Jiaying mine, we determine that the fault fractal dimension of the Qian Jiaying mine is 1.4544 (Figure 6b). Most of the fractal dimensions of the partitioned units are greater than 0.9, and the values are between 0.90 and 1.96, which reveals large differences. This implies that many faults are well developed and unevenly distributed in the Qian Jiaying mine. The fractal dimensions in grid numbers 22, 39, 21, 38, 29, 30, and 69, which are concentrated in the northeastern Qian Jiaying mine, are higher than 1.9. This indicates that the fault structures are relatively well developed in this area, and the faults are extensional normal faults.</text:p>
          </table:table-cell>
        </table:table-row>
        <table:table-row table:style-name="ro19" table:visibility="filter">
          <table:table-cell office:value-type="string" calcext:value-type="string">
            <text:p>10.3390_en14071925</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Energies 2021, 14, x FOR PEER REVIEW 11 of 15 <text:s/>Figure 8. Synthesized map of the fault and fold fractal dimensions in the Qian Jiaying and Fan Gezhuang mines. 4. Analysis of the Mathematical Geology In addition to using the fractal dimension, we can also apply the mathematical geol-ogy method to assess the development level of geological structures, thereby verifying the analytical fractal calculation results. Here, the trend surface analysis of mathematical ge-ology method is conducted based on the distribution of the structures, which is to use simple power polynomials to fit complex curved surfaces to flatten and fill real curved surfaces. Selecting the No. 9 coal seam with an extremely well-developed fault as an ex-ample, we describe the pattern of fault and fold development. Figure 9 shows a contour map of the floor of the No. 9 coal seam, and the distribution of the geological structure in the Qian Jiaying mine is depicted. The geological structures in the No. 9 coal seam are well developed, and the central shape is a monoclinal structure dipping to NW. The fold structure expands in the northeast and southwest of the mining area, and the fold is very well developed in the northeast of the mining area. The fold axis is oriented approximately NW, and the fault is very well developed in the Qian Jiaying mine. With the use of the mathematical geology method, we analyzed the trend surface corresponding to the floor of the No. 9 coal seam in the Qian Jiaying mine. The one-vari-able multiple linear equation is selected as the trend surface model to fit the spatial surface of the geological structure. The results show that the fitting degree of the initial trend sur-face analysis is higher than 0.64, and the quadratic fitting degree reaches 0.77, which is a high fitting level.</text:p>
          </table:table-cell>
        </table:table-row>
        <table:table-row table:style-name="ro17" table:visibility="filter">
          <table:table-cell office:value-type="string" calcext:value-type="string">
            <text:p>10.3390_en14071925</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Many faults occur in a certain part of the Fan Gezhuang mine, and their distribution is very uneven. We observe that the fault structures are well developed in the northeastern and southeastern corners of the Lin Xi mine, as shown in Figure 7. Figure 7. Map of the fractal dimension of the fault network in the eastern four mines. 3.3.4. Calculation of the Fractal Dimension of Faults in the Lv Jiatuo Mine The fractal dimension of faults in the Lv Jiatuo mine is calculated, and we obtain a fault fractal dimension of 0.9964, as shown in Figure 6d. Most partitioned units exhibit a fractal dimension higher than 0, namely, between 0.80 and 1.00. The fault structures are not widely distributed, and fault development is concentrated and complicated in the Lv Jiatuo mine. According to the obtained fractal dimension data, we applied MATLAB software to generate a synthesized contour map of the fault and fold fractal dimensions in the Qian Jiaying and Fan Gezhuang mines, as shown in Figure 8. The figure demonstrates that the fault and fold fractal dimensions of the Ta Tuo syncline area and Jin Kou syncline are high and that the developed structure is complex. Energies 2021, 14, x FOR PEER REVIEW 11 of 15 <text:s/>Figure 8. Synthesized map of the fault and fold fractal dimensions in the Qian Jiaying and Fan Gezhuang mines. 4. Analysis of the Mathematical Geology In addition to using the fractal dimension, we can also apply the mathematical geol-ogy method to assess the development level of geological structures, thereby verifying the analytical fractal calculation results. Here, the trend surface analysis of mathematical ge-ology method is conducted based on the distribution of the structures, which is to use simple power polynomials to fit complex curved surfaces to flatten and fill real curved surfaces. Selecting the No.</text:p>
          </table:table-cell>
        </table:table-row>
        <table:table-row table:style-name="ro19" table:visibility="filter">
          <table:table-cell office:value-type="string" calcext:value-type="string">
            <text:p>10.3390_en14071925</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Energies 2021, 14, x FOR PEER REVIEW 11 of 15 <text:s/>Figure 8. Synthesized map of the fault and fold fractal dimensions in the Qian Jiaying and Fan Gezhuang mines. 4. Analysis of the Mathematical Geology In addition to using the fractal dimension, we can also apply the mathematical geol-ogy method to assess the development level of geological structures, thereby verifying the analytical fractal calculation results. Here, the trend surface analysis of mathematical ge-ology method is conducted based on the distribution of the structures, which is to use simple power polynomials to fit complex curved surfaces to flatten and fill real curved surfaces. Selecting the No. 9 coal seam with an extremely well-developed fault as an ex-ample, we describe the pattern of fault and fold development. Figure 9 shows a contour map of the floor of the No. 9 coal seam, and the distribution of the geological structure in the Qian Jiaying mine is depicted. The geological structures in the No. 9 coal seam are well developed, and the central shape is a monoclinal structure dipping to NW. The fold structure expands in the northeast and southwest of the mining area, and the fold is very well developed in the northeast of the mining area. The fold axis is oriented approximately NW, and the fault is very well developed in the Qian Jiaying mine. With the use of the mathematical geology method, we analyzed the trend surface corresponding to the floor of the No. 9 coal seam in the Qian Jiaying mine. The one-vari-able multiple linear equation is selected as the trend surface model to fit the spatial surface of the geological structure. The results show that the fitting degree of the initial trend sur-face analysis is higher than 0.64, and the quadratic fitting degree reaches 0.77, which is a high fitting level. Moreover, t</text:p>
          </table:table-cell>
        </table:table-row>
        <table:table-row table:style-name="ro17" table:visibility="filter">
          <table:table-cell office:value-type="string" calcext:value-type="string">
            <text:p>10.3390_en14071925</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Figure 7. Map of the fractal dimension of the fault network in the eastern four mines. 3.3.4. Calculation of the Fractal Dimension of Faults in the Lv Jiatuo Mine The fractal dimension of faults in the Lv Jiatuo mine is calculated, and we obtain a fault fractal dimension of 0.9964, as shown in Figure 6d. Most partitioned units exhibit a fractal dimension higher than 0, namely, between 0.80 and 1.00. The fault structures are not widely distributed, and fault development is concentrated and complicated in the Lv Jiatuo mine. According to the obtained fractal dimension data, we applied MATLAB software to generate a synthesized contour map of the fault and fold fractal dimensions in the Qian Jiaying and Fan Gezhuang mines, as shown in Figure 8. The figure demonstrates that the fault and fold fractal dimensions of the Ta Tuo syncline area and Jin Kou syncline are high and that the developed structure is complex. Energies 2021, 14, x FOR PEER REVIEW 11 of 15 <text:s/>Figure 8. Synthesized map of the fault and fold fractal dimensions in the Qian Jiaying and Fan Gezhuang mines. 4. Analysis of the Mathematical Geology In addition to using the fractal dimension, we can also apply the mathematical geol-ogy method to assess the development level of geological structures, thereby verifying the analytical fractal calculation results. Here, the trend surface analysis of mathematical ge-ology method is conducted based on the distribution of the structures, which is to use simple power polynomials to fit complex curved surfaces to flatten and fill real curved surfaces. Selecting the No. 9 coal seam with an extremely well-developed fault as an ex-ample, we describe the pattern of fault and fold development. Figure 9 shows a contour map of the floor of the No. 9 coal seam, and the distribution of the geological structure in the Qian Jiaying mine is depicted.</text:p>
          </table:table-cell>
        </table:table-row>
        <table:table-row table:style-name="ro19" table:visibility="filter">
          <table:table-cell office:value-type="string" calcext:value-type="string">
            <text:p>10.3390_en14071925</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9 coal seam, and the distribution of the geological structure in the Qian Jiaying mine is depicted. The geological structures in the No. 9 coal seam are well developed, and the central shape is a monoclinal structure dipping to NW. The fold structure expands in the northeast and southwest of the mining area, and the fold is very well developed in the northeast of the mining area. The fold axis is oriented approximately NW, and the fault is very well developed in the Qian Jiaying mine. With the use of the mathematical geology method, we analyzed the trend surface corresponding to the floor of the No. 9 coal seam in the Qian Jiaying mine. The one-vari-able multiple linear equation is selected as the trend surface model to fit the spatial surface of the geological structure. The results show that the fitting degree of the initial trend sur-face analysis is higher than 0.64, and the quadratic fitting degree reaches 0.77, which is a high fitting level. Moreover, the cubic fitting degree of the trend surface is very high, namely, up to 0.91. Therefore, this research applies the gridding method with MATLAB software to an-alyze the results of the cubic trend surface and to obtain the cubic trend surface chart and cubic residual diagram of the No. 9 coal seam floor (Figures 9 and 10, respectively). Based on the cubic trend surface diagram of the No. 9 coal seam floor in the Qian Jiaying mine, we deduce that only the monoclinal structure in the middle mining area is consistent with the contour map of the coal floor, and the overall structure is anomalous in the NE direc-tion. The trend surface in the northeastern and southwestern regions is not consistent with the contour map of the No. 9 coal seam floor, and the trend surface indicates a higher Energies 2021, 14, 1925</text:p>
          </table:table-cell>
        </table:table-row>
        <table:table-row table:style-name="ro19" table:visibility="filter">
          <table:table-cell office:value-type="string" calcext:value-type="string">
            <text:p>10.3390_en14071925</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Energies 2021, 14, x FOR PEER REVIEW 10 of 15 <text:s/>3.3.2. Calculation of the Fractal Dimension of Faults in the Qian Jiaying Mine Combining the results of double logarithmic linear regression of the grid data for each unit and the fault network analysis of the entire Qian Jiaying mine, we determine that the fault fractal dimension of the Qian Jiaying mine is 1.4544 (Figure 6b). Most of the fractal dimensions of the partitioned units are greater than 0.9, and the values are between 0.90 and 1.96, which reveals large differences. This implies that many faults are well de-veloped and unevenly distributed in the Qian Jiaying mine. The fractal dimensions in grid numbers 22, 39, 21, 38, 29, 30, and 69, which are concentrated in the northeastern Qian Jiaying mine, are higher than 1.9. This indicates that the fault structures are relatively well developed in this area, and the faults are extensional normal faults. 3.3.3. Calculation of the Fractal Dimension of Faults in the Lin Xi Mine Using the same method, we calculate the fractal dimension of the Lin Xi mine fault to be 1.0319 (Figure 6c). The majority of the fractal dimensions of the partitioned units approach 0, and the values are between 0.80 and 1.50. Many faults occur in a certain part of the Fan Gezhuang mine, and their distribution is very uneven. We observe that the fault structures are well developed in the northeastern and southeastern corners of the Lin Xi mine, as shown in Figure 7. Figure 7. Map of the fractal dimension of the fault network in the eastern four mines. 3.3.4. Calculation of the Fractal Dimension of Faults in the Lv Jiatuo Mine The fractal dimension of faults in the Lv Jiatuo mine is calculated, and we obtain a fault fractal dimension of 0.9964, as shown in Figure 6d.</text:p>
          </table:table-cell>
        </table:table-row>
        <table:table-row table:style-name="ro9">
          <table:table-cell office:value-type="string" calcext:value-type="string">
            <text:p>10.3390_en14071925</text:p>
          </table:table-cell>
          <table:table-cell office:value-type="string" calcext:value-type="string">
            <text:p>data available, data</text:p>
          </table:table-cell>
          <table:table-cell office:value-type="float" office:value="10" calcext:value-type="float">
            <text:p>10</text:p>
          </table:table-cell>
          <table:table-cell/>
          <table:table-cell office:value-type="float" office:value="0" calcext:value-type="float">
            <text:p>0</text:p>
          </table:table-cell>
          <table:table-cell office:value-type="string" calcext:value-type="string">
            <text:p>Data Availability Statement: Data available in this manuscript.</text:p>
          </table:table-cell>
        </table:table-row>
        <table:table-row table:style-name="ro2" table:visibility="filter">
          <table:table-cell office:value-type="string" calcext:value-type="string">
            <text:p>10.3390_en1408210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2" table:visibility="filter">
          <table:table-cell office:value-type="string" calcext:value-type="string">
            <text:p>10.3390_en1408210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he cylinder gas pressure (CGP) data is tested by the OP2S-GDI engine experimental system. To acquire information on combustion processes, the heat release (HR) is calculated</text:p>
          </table:table-cell>
        </table:table-row>
        <table:table-row table:style-name="ro2" table:visibility="filter">
          <table:table-cell office:value-type="string" calcext:value-type="string">
            <text:p>10.3390_en1408210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28. Brunt, M.F.J.; Rai, H.; Emtage, A.L. The calculation of heat release energy from engine cylinder pressure data. SAE Tech. Pap. 1998,</text:p>
          </table:table-cell>
        </table:table-row>
        <table:table-row table:style-name="ro9" table:visibility="filter">
          <table:table-cell office:value-type="string" calcext:value-type="string">
            <text:p>10.3390_en1408210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eat release (HR) calculations are an approach to acquire information about combustion processes. HR analysis is performed based on cylinder gas pressure (CGP) data [21,22]. The most widely used one was developed by Krieger and Borman [27].</text:p>
          </table:table-cell>
        </table:table-row>
        <table:table-row table:style-name="ro10" table:visibility="filter">
          <table:table-cell office:value-type="string" calcext:value-type="string">
            <text:p>10.3390_en14082105</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uthor Contributions: F.M. and W.Y. designed the experimental set-up; Z.Z. (Zhenfeng Zhao) and F.M. performed the experiment; Y.W. and Z.Z. (Zhenyu Zhang) analyzed the data; F.M. wrote the paper; J.X. and Y.L. performed the energy and exergy analyses. All authors have read and agreed to the published version of the manuscript.</text:p>
          </table:table-cell>
        </table:table-row>
        <table:table-row table:style-name="ro11" table:visibility="filter">
          <table:table-cell office:value-type="string" calcext:value-type="string">
            <text:p>10.3390_en14082105</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ﬂat-top piston and double spark plug were employed in the OP2S-GDI engine. The opposed piston phase difference was 15 ◦CA. By adjusting the compressor speed and controlling different scavenging pressure, the test data of the combustion process in the cylinder of the OP2S-GDI engine under different working conditions were measured, the combustion characteristics were analyzed and the operation rules were summarized. Three operating points with rotational speeds of 2000 rpm, 3000 rpm, and 4000 rpm were selected to maintain the same ignition advance angle of 20 ◦CA. Figure 15 shows the in-cylinder pressure and pressure rise rate corresponding to different rotational speeds at</text:p>
          </table:table-cell>
        </table:table-row>
        <table:table-row table:style-name="ro5" table:visibility="filter">
          <table:table-cell office:value-type="string" calcext:value-type="string">
            <text:p>10.3390_en14082105</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Based on the CGP data, energy conservation equation, and empirical heat transfer formula, the heat release process of fuel combustion is calculated to analyze the combustion of internal combustion engines, including in-cylinder temperature, instantaneous heat release rate, and cumulative heat release rate. Figures 4 and 5 are the experimental results of combustion pressure, temperature, heat release rate, and cumulative heat release rate of OP2S-GDI engine at rotating speed of 3000 rpm and scavenging pressure of 0.12 MPa. The maximum combustion pressure of OP2S-GDI engine is 5.3 MPa, the corresponding equivalent crankshaft angle is 12.6 ◦CA, the maximum combustion temperature is 1795 K, and the corresponding equivalent crankshaft angle is 29.2 ◦CA. The heat release rate curve is similar to that of a traditional gasoline engine [6].</text:p>
          </table:table-cell>
        </table:table-row>
        <table:table-row table:style-name="ro19" table:visibility="filter">
          <table:table-cell office:value-type="string" calcext:value-type="string">
            <text:p>10.3390_en14082105</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For the internal combustion engine test, indicated mean effective pressure (IMEP) is used to calculate the rate of heat release (ROHR) and analyze the combustion characteristics [21]. The heat release (HR) analysis is based on ROHR calculation from the cylinder gas pressure (CGP) versus crank angle (CA) data. At the same time, Rakopoulos and Giakoumis presented a comprehensive review of works related to second-law analysis for reciprocating internal combustion engine operation applications [22]. By the energy and exergy analyses, the conversion of energy by combustion process and destruction of exergy by irreversible processes are used to evaluate engine performance, which is related to power loss of engine directed [23]. Bahar Sayin Kul et al. [24] presented an energy and exergy analysis for a single-cylinder, water-cooled diesel engine using biodiesel, diesel, and bioethanol blends under transient load conditions from both a ﬁrst and second law perspective. The fuel energy rate, exhaust energy rate, lost energy rate, brake power with ﬁrst law analysis, fuel exergy rate, brake power exergy, exhaust exergy rate, the exergy rate through heat transfer, and exergy destruction rate with exergy analysis were calculated for each fuel using results of tests performed at different speeds. Javier Monsalve-Serrano et al. [25] applied a 1D simulation and experimental to study the effects of the injection parameters in methane–diesel dual-fuel combustion. The efﬁciency and emissions were compared to the conventional diesel combustion mode. Ramos da Costa et al. [26] investigated theoretically and experimentally the performance characteristics of a dual diesel engine using natural gas and diesel in terms of both energy and exergy analyses.</text:p>
          </table:table-cell>
        </table:table-row>
        <table:table-row table:style-name="ro17" table:visibility="filter">
          <table:table-cell office:value-type="string" calcext:value-type="string">
            <text:p>10.3390_en14082105</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Hassantabar et al. investigated the effect of engine speed and ﬂight altitude on the performance of the throttle injection system of a two-stroke engine, whose scavenging process was analyzed by the engine simulation software LES [16]. As the engine speed increases, the intensity of turbulence in the cylinder increases, and subsequently the effect on the spray gradually increases. Yang et al. investigated the air exchange process of OP2S diesel engines by building a three-dimensional model of the diesel engine and analyzing the effect of intake and exhaust port height on the intake process [17]. The effect of increasing the height of the intake and exhaust ports on the intake process was analyzed. The air exchange effect is better when the ratio of intake and exhaust port height to engine stroke is 0.11~0.15. Ma et al. divided the combustion process of an opposedpiston two-stroke engine into four periods: ignition delay, premixed combustion, diffusion combustion, and afterburning, and increasing the diffusion combustion period increased the indicated mean effective pressure [18]. Increasing the diffusive combustion period increases the indicated mean effective pressure from 0.351 MPa to 0.703 MPa and reduces the in-cylinder pressure rise rate by 7%. At the same time, the opposed-piston motion phase difference, gas change timing, injection and ignition timing were investigated [6]. Zhang et al. investigated the combustion and emission performance of a double opposedpiston engine [19]. Multiple injections are effective in reducing carbon soot emissions, which in turn increases NOx emissions. Liu et al. also carried out a simulation study for different intake and exhaust pressure differentials [20]. The simulation results show that an increase in pressure difference is beneﬁcial to the indicated efﬁciency of the engine, while the trapping efﬁciency decreases.</text:p>
          </table:table-cell>
        </table:table-row>
        <table:table-row table:style-name="ro21" table:visibility="filter">
          <table:table-cell office:value-type="string" calcext:value-type="string">
            <text:p>10.3390_en14082105</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compared the experimental data and CFD simulation data of a single nozzle [12]. The experimental results of a single nozzle are relatively consistent with the results of CFD simulation analysis, but the error between them is large in the early stage of injection. Turner et al. analyzed and optimized the scavenging volume and indicated the fuel consumption rate of a direct-injection two-stroke gasoline engine, and the results showed that the opposed-piston conﬁguration could achieve maximum expansion and minimum heat transfer, so the fuel consumption was reduced by 9.6% compared with a normal return scavenging engine [13]. Khanh et al. studied the effect of different nozzle diameters on spray and combustion, and the spray length decreased with decreasing nozzle diameter and increasing injection pressure [14]. The ignition delay period and nozzle diameter showed a non-linear relationship. Redon et al. experimentally tested a 4.9 L three-cylinder OP2S engine on an engine dynamometer with an effective thermal efﬁciency of up to 43% and some control of NOx and carbon emissions by reducing the hysteresis of torque rise during load rise [15]. Hassantabar et al. investigated the effect of engine speed and ﬂight altitude on the performance of the throttle injection system of a two-stroke engine, whose scavenging process was analyzed by the engine simulation software LES [16]. As the engine speed increases, the intensity of turbulence in the cylinder increases, and subsequently the effect on the spray gradually increases. Yang et al. investigated the air exchange process of OP2S diesel engines by building a three-dimensional model of the diesel engine and analyzing the effect of intake and exhaust port height on the intake process [17]. The effect of increasing the height of the intake and exhaust ports on the intake process was analyzed. The air exchange effect is better when the ratio of intake and exhaust port height to engine stroke is 0.11~0.15.</text:p>
          </table:table-cell>
        </table:table-row>
        <table:table-row table:style-name="ro21" table:visibility="filter">
          <table:table-cell office:value-type="string" calcext:value-type="string">
            <text:p>10.3390_en14082105</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In recent years, research has been extensive for the OP2S engine working process. For the combustion process of the OP2S engine, Enrico et al. optimized the combustion process of the OP2S engine, so that the indicated power at full load increased by 15% [8]. The peak in-cylinder pressure and turbine inlet temperature were reduced to some extent, and the NOx emission could be reduced by changing the injection strategy. Bo et al. established a three-dimensional CFD computational model of the gas motion and spray characteristics of a high-speed direct injection diesel engine, and analyzed the effects of different forms and characteristics of the gas motion on the spray shape and mixture concentration [9]. According to the idling condition of the engine, Frank et al. carried out the simulation calculation of the dual opposed two-stroke engine under the idling condition and analyzed the experiment and simulation, which optimized the scavenging and combustion process of the engine by adjusting the intake and combustion parameters [10]. Huo et al. studied the inﬂuence of the new combustion chamber shape on the dual opposed two-stroke engine [11]. By using the annular combustion chamber shape, the gas ﬂow and heat transfer effect can be improved, and the combustion process can be more stable. Bebe et al. compared the experimental data and CFD simulation data of a single nozzle [12]. The experimental results of a single nozzle are relatively consistent with the results of CFD simulation analysis, but the error between them is large in the early stage of injection. Turner et al. analyzed and optimized the scavenging volume and indicated the fuel consumption rate of a direct-injection two-stroke gasoline engine, and the results showed that the opposed-piston conﬁguration could achieve maximum expansion and minimum heat transfer, so the fuel consumption was reduced by 9.6% compared with a normal return scavenging engine [13].</text:p>
          </table:table-cell>
        </table:table-row>
        <table:table-row table:style-name="ro2" table:visibility="filter">
          <table:table-cell office:value-type="string" calcext:value-type="string">
            <text:p>10.3390_en14082110</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3" table:visibility="filter">
          <table:table-cell office:value-type="string" calcext:value-type="string">
            <text:p>10.3390_en14082110</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uthor Contributions: Conceptualization, P.K.; methodology, P.K. and A.D.; experimental studies, A.D. and P.K.; simulation studies, P.K.; formal analysis, P.K. and A.D.; investigation, P.K. and D.P.; resources, A.D. and D.P.; data curation, P.K. and A.D.; writing—original draft preparation, P.K., A.D. and D.P.; writing—review and editing, D.P.; visualization, P.K.; funding acquisition, A.D. All authors have read and agreed to the published version of the manuscript.</text:p>
          </table:table-cell>
        </table:table-row>
        <table:table-row table:style-name="ro2" table:visibility="filter">
          <table:table-cell office:value-type="string" calcext:value-type="string">
            <text:p>10.3390_en1409246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A2. Simulation Data.</text:p>
          </table:table-cell>
        </table:table-row>
        <table:table-row table:style-name="ro2" table:visibility="filter">
          <table:table-cell office:value-type="string" calcext:value-type="string">
            <text:p>10.3390_en1409246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2" table:visibility="filter">
          <table:table-cell office:value-type="string" calcext:value-type="string">
            <text:p>10.3390_en14092468</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A1. Prototype Performance Test Data.</text:p>
          </table:table-cell>
        </table:table-row>
        <table:table-row table:style-name="ro3" table:visibility="filter">
          <table:table-cell office:value-type="string" calcext:value-type="string">
            <text:p>10.3390_en14092468</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he test data of measurement and simulation are shown in Tables A1 and A2 of Appendix A. From the above curves, it can be seen that there is a certain gap between the prototype test values and the simulation values of the same performance parameter. The simulation values of the motor torque, output power, and efﬁciency are signiﬁcantly better than the actual measured values. However, the trends of the curves are quite consistent,</text:p>
          </table:table-cell>
        </table:table-row>
        <table:table-row table:style-name="ro5" table:visibility="filter">
          <table:table-cell office:value-type="string" calcext:value-type="string">
            <text:p>10.3390_en14092468</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ANSYS Maxwell Toolkit is used to get the motor efﬁciency MAP diagram. In the simulation, the maximum speed is set as 60,000 rpm. When the motor speed is below the rated speed, the amplitude and the phase angle of the stator current, and the speed are scanned parametrically to simulate working conditions at different speeds and torques; when the speed is over the rated speed, the current power angle changes constantly to simulate different direct-axis demagnetization currents, and the maximum input voltage is taken as the constraint condition to obtain the output characteristics of the motor in the ﬁeld weakening work area. After obtaining most output and loss data in operating area, the efﬁciency of the motor under different working conditions is calculated. The efﬁciency MAP diagram of the motor is obtained in Figure 15.</text:p>
          </table:table-cell>
        </table:table-row>
        <table:table-row table:style-name="ro9" table:visibility="filter">
          <table:table-cell office:value-type="string" calcext:value-type="string">
            <text:p>10.3390_en14092468</text:p>
          </table:table-cell>
          <table:table-cell office:value-type="string" calcext:value-type="string">
            <text:p>dataset provided, data</text:p>
          </table:table-cell>
          <table:table-cell office:value-type="float" office:value="46" calcext:value-type="float">
            <text:p>46</text:p>
          </table:table-cell>
          <table:table-cell table:number-columns-repeated="2"/>
          <table:table-cell office:value-type="string" calcext:value-type="string">
            <text:p>The above two materials are taken as the stator core material respectively. According to the material data sheets of 1K101 and 20JNEH1200 provided by the manufacturer, the core loss calculation coefﬁcients in Equation (12) of the two materials are shown respectively:</text:p>
          </table:table-cell>
        </table:table-row>
        <table:table-row table:style-name="ro2" table:visibility="filter">
          <table:table-cell office:value-type="string" calcext:value-type="string">
            <text:p>10.3390_en14092648</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2. Data composition by region.</text:p>
          </table:table-cell>
        </table:table-row>
        <table:table-row table:style-name="ro2" table:visibility="filter">
          <table:table-cell office:value-type="string" calcext:value-type="string">
            <text:p>10.3390_en14092648</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3. Data and Methods 3.1. Data and Scope of Analysis</text:p>
          </table:table-cell>
        </table:table-row>
        <table:table-row table:style-name="ro10" table:visibility="filter">
          <table:table-cell office:value-type="string" calcext:value-type="string">
            <text:p>10.3390_en1409264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uthor Contributions: Conceptualization, J.W.K. and J.-S.L.; methodology, J.W.K. and J.-S.L.; software, J.W.K.; validation, J.W.K. and J.-S.L.; formal analysis, J.W.K.; data curation, J.W.K.; writing— original draft preparation, J.W.K.; writing—review and editing, J.-S.L.; visualization, J.W.K.; supervision, J.-S.L. All authors have read and agreed to the published version of the manuscript.</text:p>
          </table:table-cell>
        </table:table-row>
        <table:table-row table:style-name="ro8" table:visibility="filter">
          <table:table-cell office:value-type="string" calcext:value-type="string">
            <text:p>10.3390_en14092648</text:p>
          </table:table-cell>
          <table:table-cell office:value-type="string" calcext:value-type="string">
            <text:p>data</text:p>
          </table:table-cell>
          <table:table-cell office:value-type="float" office:value="197" calcext:value-type="float">
            <text:p>197</text:p>
          </table:table-cell>
          <table:table-cell table:number-columns-repeated="2"/>
          <table:table-cell office:value-type="string" calcext:value-type="string">
            <text:p>Therefore, out interest is in not only an increase in the absolute amounts of renewable energy ﬁnance of MDBs but also a change in its share in energy ﬁnance over time, particularly relative to ﬁnance for fossil fuels. Hence, this study examines the evolution of energy ﬁnancing of MDBs and assesses whether it is conducive to supporting the developing countries’ transition towards a low-carbon economy. Several studies have reviewed the MDBs’ energy ﬁnance. Despite providing useful information, but the scope of analysis, such as time frame and project type, was limited. They included out-of-date data [3,20,26,29,30], covered a short time period [2,26,28], or focused on limited types of projects [25,26,30], which makes it difﬁcult to observe both long-term and recent trends in energy ﬁnancing of MDBs (Table 1). To overcome these limitations, this study provides a more comprehensive mapping of MDBs’ energy ﬁnancing, based on the World Bank’s energy-related projects approved during the last 35 years (1985–2019). The World Bank is the oldest and largest</text:p>
          </table:table-cell>
        </table:table-row>
        <table:table-row table:style-name="ro5" table:visibility="filter">
          <table:table-cell office:value-type="string" calcext:value-type="string">
            <text:p>10.3390_en14092648</text:p>
          </table:table-cell>
          <table:table-cell office:value-type="string" calcext:value-type="string">
            <text:p>data available, data, download, publicly available, data https, dataset</text:p>
          </table:table-cell>
          <table:table-cell office:value-type="float" office:value="69" calcext:value-type="float">
            <text:p>69</text:p>
          </table:table-cell>
          <table:table-cell/>
          <table:table-cell office:value-type="float" office:value="1" calcext:value-type="float">
            <text:p>1</text:p>
          </table:table-cell>
          <table:table-cell office:value-type="string" calcext:value-type="string">
            <text:p>Data Availability Statement: Publicly available datasets were analyzed in this study. This data can be found here: https://projects.worldbank.org (accessed on 31 August 2020); https://data. worldbank.org/indicator/NY.GDP.DEFL.ZS (accessed on 23 September 2020); https://irena.org/ Statistics/Download-Data (accessed on 3 April 2021); https://edgar.jrc.ec.europa.eu/overview.php? v=booklet2020 (accessed on 3 April 2021).</text:p>
          </table:table-cell>
        </table:table-row>
        <table:table-row table:style-name="ro14" table:visibility="filter">
          <table:table-cell office:value-type="string" calcext:value-type="string">
            <text:p>10.3390_en14092648</text:p>
          </table:table-cell>
          <table:table-cell office:value-type="string" calcext:value-type="string">
            <text:p>data available, dataset, data</text:p>
          </table:table-cell>
          <table:table-cell office:value-type="float" office:value="260" calcext:value-type="float">
            <text:p>260</text:p>
          </table:table-cell>
          <table:table-cell table:number-columns-repeated="2"/>
          <table:table-cell office:value-type="string" calcext:value-type="string">
            <text:p>Finally, annual investments for the respective new categories were calculated by aggregating investments in subsectors under each category. For investment data, commitment amounts were used because the ﬁnal disbursements were available only for closed projects. The project summary indicates all subsectors related to the project and provides both the total cost and the share of the costs used for each subsector in percentage terms. Finances for certain subsectors were excluded in the recategorization, which means that the subsectors irrelevant to energy were dropped. For example, Kenya Off-grid Solar Access Project for Underserved Countries, approved in 2017, comprises ﬁve subsectors: Renewable Energy Solar (63%); Water Supply (5%); Renewable Energy Biomass (4%); Public Administration— Energy and Extractives (15%); and Energy Transmission and Distributions (13%). The total commitment amount to this project, US$150 million, was assigned to each new category based on its share: NHRE (67%, US$100.5 million); Institutional Reform and Capacity Building (15%, US$22.5 million); and Transmission and Distribution (13%, US$19.5 million). The commitment amount to the Water Supply subsector was excluded from energy ﬁnance because this sector was not regarded as an energy-related subsector during the recategorization process. As a result, the ﬁnance data remaining in the dataset can be regarded as</text:p>
          </table:table-cell>
        </table:table-row>
        <table:table-row table:style-name="ro15" table:visibility="filter">
          <table:table-cell office:value-type="string" calcext:value-type="string">
            <text:p>10.3390_en14092648</text:p>
          </table:table-cell>
          <table:table-cell office:value-type="string" calcext:value-type="string">
            <text:p>data https, data available, data</text:p>
          </table:table-cell>
          <table:table-cell office:value-type="float" office:value="330" calcext:value-type="float">
            <text:p>330</text:p>
          </table:table-cell>
          <table:table-cell table:number-columns-repeated="2"/>
          <table:table-cell office:value-type="string" calcext:value-type="string">
            <text:p>Climate Watch Historical GHG Emissions Data. Available online: https://www.climatewatchdata.org/ghg-emissions (accessed on 14 September 2020). Christianson, G.; Lee, A.; Larsen, G.; Green, A. Financing the Energy Transition: Are World Bank, IFC, and ADB Energy Supply Investments Supporting a Low-Carbon Future? ; Working Paper; World Resources Institute (WRI): Washington, DC, USA, 2017; pp. 5–43. Delina, L. Multilateral development banking in a fragmented climate system: Shifting priorities in energy ﬁnance at the Asian Development Bank. Int. Environ. Agreem. 2017, 17, 73–88. [CrossRef] FS-UNEP Collaborating Centre; BNEF. Global Trends in Renewable Energy Investment 2019; Frankfurt School of Finance &amp; Management: Frankfurt, Germany, 2019; pp. 12–59. Buchner, B.; Clark, A.; Falconer, A.; Macquarie, R.; Meattle, C.; Tolentino, R.; Wetherbee, C. Global Landscape of Climate Finance 2019; Climate Policy Initiative (CPI): San Francisco, CA, USA, 2019; pp. 8–32. IRENA; CPI. Global Landscape of Renewable Energy Finance 2018; International Renewable Energy Agency (IRENA): Abu Dhabi, United Arab Emirates, 2018; pp. 17–38. Bosetti, V.; Carraro, C.; Tavoni, M. Climate change mitigation strategies in fast-growing countries: The beneﬁts of early action. Energy Econ. 2009, 31, 144–151. [CrossRef] IEA. World Energy Outlook 2019; International Energy Agency (IEA): Paris, France, 2019; pp. 337–574. Betzold, C. Fuelling the Paciﬁc: Aid for renewable energy across Paciﬁc Island countries. Renew. Sustain. Energy Rev. 2016, 58, 311–318. [CrossRef]</text:p>
          </table:table-cell>
        </table:table-row>
        <table:table-row table:style-name="ro3" table:visibility="filter">
          <table:table-cell office:value-type="string" calcext:value-type="string">
            <text:p>10.3390_en14092648</text:p>
          </table:table-cell>
          <table:table-cell office:value-type="string" calcext:value-type="string">
            <text:p>data https, data available, data, open-source data</text:p>
          </table:table-cell>
          <table:table-cell office:value-type="float" office:value="17" calcext:value-type="float">
            <text:p>17</text:p>
          </table:table-cell>
          <table:table-cell table:number-columns-repeated="2"/>
          <table:table-cell office:value-type="string" calcext:value-type="string">
            <text:p>57. World Bank Open Data—GDP Deﬂator. Available online: https://data.worldbank.org/indicator/NY.GDP.DEFL.ZS (accessed on</text:p>
          </table:table-cell>
        </table:table-row>
        <table:table-row table:style-name="ro3" table:visibility="filter">
          <table:table-cell office:value-type="string" calcext:value-type="string">
            <text:p>10.3390_en14092648</text:p>
          </table:table-cell>
          <table:table-cell office:value-type="string" calcext:value-type="string">
            <text:p>data https, data available, data, open-source data</text:p>
          </table:table-cell>
          <table:table-cell office:value-type="float" office:value="17" calcext:value-type="float">
            <text:p>17</text:p>
          </table:table-cell>
          <table:table-cell table:number-columns-repeated="2"/>
          <table:table-cell office:value-type="string" calcext:value-type="string">
            <text:p>59. World Bank Open Data—Total Population. Available online: https://data.worldbank.org/indicator/SP.POP.TOTL (accessed on</text:p>
          </table:table-cell>
        </table:table-row>
        <table:table-row table:style-name="ro3" table:visibility="filter">
          <table:table-cell office:value-type="string" calcext:value-type="string">
            <text:p>10.3390_en14092648</text:p>
          </table:table-cell>
          <table:table-cell office:value-type="string" calcext:value-type="string">
            <text:p>data https, data available, download, data</text:p>
          </table:table-cell>
          <table:table-cell office:value-type="float" office:value="26" calcext:value-type="float">
            <text:p>26</text:p>
          </table:table-cell>
          <table:table-cell table:number-columns-repeated="2"/>
          <table:table-cell office:value-type="string" calcext:value-type="string">
            <text:p>290, 125204. [CrossRef] IRENA Data &amp; Statistics. Available online: https://irena.org/Statistics/Download-Data (accessed on 3 April 2021).</text:p>
          </table:table-cell>
        </table:table-row>
        <table:table-row table:style-name="ro9" table:visibility="filter">
          <table:table-cell office:value-type="string" calcext:value-type="string">
            <text:p>10.3390_en14092648</text:p>
          </table:table-cell>
          <table:table-cell office:value-type="string" calcext:value-type="string">
            <text:p>data, open-source data</text:p>
          </table:table-cell>
          <table:table-cell office:value-type="float" office:value="59" calcext:value-type="float">
            <text:p>59</text:p>
          </table:table-cell>
          <table:table-cell table:number-columns-repeated="2"/>
          <table:table-cell office:value-type="string" calcext:value-type="string">
            <text:p>the World Bank’s investments used for energy-related activities only. In order to make the data comparable across time, nominal ﬁnance amounts were converted to real values (2019 US dollars) using the gross domestic product (GDP) deﬂator of the United States taken from the World Bank Open Data [57].</text:p>
          </table:table-cell>
        </table:table-row>
        <table:table-row table:style-name="ro2" table:visibility="filter">
          <table:table-cell office:value-type="string" calcext:value-type="string">
            <text:p>10.3390_en14092648</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64. 65. EDGAR Emissions Database for Global Atmospheric Research. Available online: https://edgar.jrc.ec.europa.eu/overview.php?</text:p>
          </table:table-cell>
        </table:table-row>
        <table:table-row table:style-name="ro9" table:visibility="filter">
          <table:table-cell office:value-type="string" calcext:value-type="string">
            <text:p>10.3390_en14092648</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26. Martinot, E. Renewable energy investment by the World Bank. Energy Policy 2001, 29, 689–699. [CrossRef] 27. OECD Creditor Reporting System (CRS) Database. Available online: https://stats.oecd.org/Index.aspx?DataSetCode=crs1#</text:p>
          </table:table-cell>
        </table:table-row>
        <table:table-row table:style-name="ro6" table:visibility="filter">
          <table:table-cell office:value-type="string" calcext:value-type="string">
            <text:p>10.3390_en14092648</text:p>
          </table:table-cell>
          <table:table-cell office:value-type="string" calcext:value-type="string">
            <text:p>database</text:p>
          </table:table-cell>
          <table:table-cell office:value-type="float" office:value="144" calcext:value-type="float">
            <text:p>144</text:p>
          </table:table-cell>
          <table:table-cell table:number-columns-repeated="2"/>
          <table:table-cell office:value-type="string" calcext:value-type="string">
            <text:p>First, all active and closed projects related to energy were selected from the database. The projects in the database are categorized into 11 sectors: Agriculture; Education; Energy and Extractives; Financial Sector; Health; Industry and Trade; Information and Communication; Public Administration; Social Protection; Transportation; and Water, Sanitation, and Waste. Each sector has several subsectors. The Energy and Extractives sector is divided into eleven subsectors: Energy Transmission and Distribution; Mining; Non-Renewable Energy Generation; Oil and Gas; Other Energy and Extractives; Public Administration—Energy and Extractives; Renewable Energy Biomass; Renewable Energy Geothermal; Renewable Energy Hydro; Renewable Energy Solar; and Renewable Energy Wind. Each project belongs to a single or multiple subsectors, depending on the project components. The</text:p>
          </table:table-cell>
        </table:table-row>
        <table:table-row table:style-name="ro5" table:visibility="filter">
          <table:table-cell office:value-type="string" calcext:value-type="string">
            <text:p>10.3390_en14092648</text:p>
          </table:table-cell>
          <table:table-cell office:value-type="string" calcext:value-type="string">
            <text:p>database, data available, data</text:p>
          </table:table-cell>
          <table:table-cell office:value-type="float" office:value="146" calcext:value-type="float">
            <text:p>146</text:p>
          </table:table-cell>
          <table:table-cell table:number-columns-repeated="2"/>
          <table:table-cell office:value-type="string" calcext:value-type="string">
            <text:p>The analysis is based on the World Bank’s investment project data available on its website [54]. The database provides information on the source and volume of ﬁnance for projects approved by the World Bank’s Board of Executive Directors. The database includes all projects ﬁnanced by loans from the World Bank’s two principal institutions: the International Bank for Reconstruction and Development (IBRD) for middle-income countries and International Development Association (IDA) for the world’s poorest countries, and grants from the IDA and Financial Intermediary Funds (FIFs) of which the World Bank has trusteeship, such as the Global Environment Facility (GEF). However, it does not include investment from the other two private sector branches of the World Bank Group: IFC and MIGA.</text:p>
          </table:table-cell>
        </table:table-row>
        <table:table-row table:style-name="ro3" table:visibility="filter">
          <table:table-cell office:value-type="string" calcext:value-type="string">
            <text:p>10.3390_en14092648</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projects falling into the “Energy and Extractives” sector, except for the non-fossil fuel mining projects, were preferentially included in our analysis as they were designed to solve energy problems and improve energy infrastructure. Projects in the other sectors were also selected if they contain at least one subsector of the Energy and Extractives sector. In total, the dataset has 1541 projects: 1479 country-level projects and 62 regional projects in 143 countries (Table 2).</text:p>
          </table:table-cell>
        </table:table-row>
        <table:table-row table:style-name="ro5" table:visibility="filter">
          <table:table-cell office:value-type="string" calcext:value-type="string">
            <text:p>10.3390_en1409264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The remainder of this paper is structured as follows: Section 2 describes MDBs’ roles and commitment to international ﬁnance for renewable energy. Section 3 explains how to construct the dataset and estimate the ﬁnanced amounts committed by the World Bank to energy-related activities. Section 4 answers the research questions by reviewing the the World Bank’s energy ﬁnance trends between 1985 and 2019 in terms of total ﬁnanced amounts, regional distribution, and sectoral allocation of investments. Section 5 discusses how MDBs can accelerate the energy transition in developing countries based on the review of the World Bank’s commitments to fossil fuels and renewable energy. Finally, Section 6 concludes the paper with key ﬁndings and implications.</text:p>
          </table:table-cell>
        </table:table-row>
        <table:table-row table:style-name="ro2">
          <table:table-cell office:value-type="string" calcext:value-type="string">
            <text:p>10.3390_en14092709</text:p>
          </table:table-cell>
          <table:table-cell office:value-type="string" calcext:value-type="string">
            <text:p>benchmark</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32. Lottersberger, F.; Hafner, N.; Jodin, D. Efﬁciency indicators for benchmark and improvement of energy efﬁciency on automated</text:p>
          </table:table-cell>
        </table:table-row>
        <table:table-row table:style-name="ro2" table:visibility="filter">
          <table:table-cell office:value-type="string" calcext:value-type="string">
            <text:p>10.3390_en14092709</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endix A. Detailed Tabular Data on Variants of the Warehouse Process</text:p>
          </table:table-cell>
        </table:table-row>
        <table:table-row table:style-name="ro2" table:visibility="filter">
          <table:table-cell office:value-type="string" calcext:value-type="string">
            <text:p>10.3390_en1409270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onsidering the above assumptions and data, the estimated energy demand of the</text:p>
          </table:table-cell>
        </table:table-row>
        <table:table-row table:style-name="ro2" table:visibility="filter">
          <table:table-cell office:value-type="string" calcext:value-type="string">
            <text:p>10.3390_en1409270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able 8. Data for calculation of electricity generated by photovoltaic system.</text:p>
          </table:table-cell>
        </table:table-row>
        <table:table-row table:style-name="ro2" table:visibility="filter">
          <table:table-cell office:value-type="string" calcext:value-type="string">
            <text:p>10.3390_en14092709</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basic data characterizing variants of the warehouse facility are as follows:</text:p>
          </table:table-cell>
        </table:table-row>
        <table:table-row table:style-name="ro2" table:visibility="filter">
          <table:table-cell office:value-type="string" calcext:value-type="string">
            <text:p>10.3390_en1409270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cknowledgments: The authors thank the business partners and associates who have allowed for the use of data from particular projects.</text:p>
          </table:table-cell>
        </table:table-row>
        <table:table-row table:style-name="ro9" table:visibility="filter">
          <table:table-cell office:value-type="string" calcext:value-type="string">
            <text:p>10.3390_en1409270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e heating and cooling coefﬁcients related to the internal height of the building and recalculated unit energy consumption are presented in Table 7. The recalculation considers the data presented in Table 2 and the heights of warehouse areas presented in Table 5.</text:p>
          </table:table-cell>
        </table:table-row>
        <table:table-row table:style-name="ro9" table:visibility="filter">
          <table:table-cell office:value-type="string" calcext:value-type="string">
            <text:p>10.3390_en1409270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52. U.S. Energy Information Administration. Commercial Buildings Energy Consumption Survey (CBECS), Table E6. Electricity Consumption Intensities (kWh) by End Use. 2012. Available online: https://www.eia.gov/consumption/commercial/data/2012 /c&amp;e/cfm/e6.php (accessed on 10 March 2021).</text:p>
          </table:table-cell>
        </table:table-row>
        <table:table-row table:style-name="ro3" table:visibility="filter">
          <table:table-cell office:value-type="string" calcext:value-type="string">
            <text:p>10.3390_en14092709</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uthor Contributions: Conceptualization, K.L. and M.K.; methodology, K.L.; validation, K.L., M.K., and P.G.; formal analysis, K.L. and M.K.; investigation, M.K.; resources, K.L., M.K., and P.G.; data curation, K.L. and M.K.; writing—original draft preparation, K.L.; writing—review and editing, P.G.; visualization, M.K.; supervision, M.K.; project administration, K.L. All authors have read and agreed to the published version of the manuscript.</text:p>
          </table:table-cell>
        </table:table-row>
        <table:table-row table:style-name="ro5" table:visibility="filter">
          <table:table-cell office:value-type="string" calcext:value-type="string">
            <text:p>10.3390_en14092709</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Research on energy consumption as part of the green warehousing concept has been particularly intensive in the last 10 years. Bartolini, Bottani, and Grosse [1], as well as Abeydeera, Mesthrige, and Samarasinghalage [6], presented systematic reviews of the literature on green warehousing, naming warehouses as major contributors to the rise in greenhouse gas emissions in supply chains and formulating terms for sustainable warehousing. This reverses the current trend of focusing on transport activities as the main source of air pollution (like in [12,20]). The authors showed that energy saving has been the most frequently studied objective. This makes the issue relevant, but the authors concluded that the literature lacks case studies and empirical data, the delivery of which is our intention.</text:p>
          </table:table-cell>
        </table:table-row>
        <table:table-row table:style-name="ro8" table:visibility="filter">
          <table:table-cell office:value-type="string" calcext:value-type="string">
            <text:p>10.3390_en14092709</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Energy consumption has become a signiﬁcant design and operational factor for most material handling systems (MHSs) operating in industrial or distributional warehouses. Energy efﬁciency in intralogistics, in line with the general technological trends in all areas of industry and transport, has been incorporated into warehouse system design procedures and considered alongside performance, efﬁciency, and cost key performance indicators (cf. [1]). The energy consumption of warehouse installations has become not only a cost driver but also a marketing factor and a kind of message for customers and the world that the business is environmentally friendly. Therefore, it is not only a technological and ecological issue but also a market-driven issue to develop methods for the estimation of energy consumption based not only on the technical data of the equipment but also on supplementing warehouse design procedures with a broader view and adding a new research dimension to state-of-the-art reviews such as [2–4].</text:p>
          </table:table-cell>
        </table:table-row>
        <table:table-row table:style-name="ro11">
          <table:table-cell office:value-type="string" calcext:value-type="string">
            <text:p>10.3390_en14092709</text:p>
          </table:table-cell>
          <table:table-cell office:value-type="string" calcext:value-type="string">
            <text:p>data available, data</text:p>
          </table:table-cell>
          <table:table-cell office:value-type="float" office:value="110" calcext:value-type="float">
            <text:p>110</text:p>
          </table:table-cell>
          <table:table-cell/>
          <table:table-cell office:value-type="float" office:value="0" calcext:value-type="float">
            <text:p>0</text:p>
          </table:table-cell>
          <table:table-cell office:value-type="string" calcext:value-type="string">
            <text:p>The technical parameters of devices are gathered in Table 3. These are average values characteristic not of speciﬁc producers but of broader classes of devices for initial selection in most practical applications. The values result from the technical speciﬁcations of devices in their standard conﬁguration, obtained by a broad overview of the equipment manufacturers’ offerings. The prices can differ according to the conﬁguration of the equipment and the purchase contract conditions. The prices were subjectively determined on the basis of practice and equipment offers and can be considered reliable for Central Europe in the year 2020, but no ofﬁcial data are available.</text:p>
          </table:table-cell>
        </table:table-row>
        <table:table-row table:style-name="ro13">
          <table:table-cell office:value-type="string" calcext:value-type="string">
            <text:p>10.3390_en14092709</text:p>
          </table:table-cell>
          <table:table-cell office:value-type="string" calcext:value-type="string">
            <text:p>data available, data</text:p>
          </table:table-cell>
          <table:table-cell office:value-type="float" office:value="222" calcext:value-type="float">
            <text:p>222</text:p>
          </table:table-cell>
          <table:table-cell/>
          <table:table-cell office:value-type="float" office:value="0" calcext:value-type="float">
            <text:p>0</text:p>
          </table:table-cell>
          <table:table-cell office:value-type="string" calcext:value-type="string">
            <text:p>n = annual cost of human labor in variant n (EUR); n = annual cost of transport equipment maintenance in variant n (EUR); n = annual cost of energy consumption of equipment and MHSs in variant n (EUR); n = annual cost of warehouse control system maintenance in variant n (EUR); n = annual cost of rack system maintenance in variant n (EUR). Table 10 presents the expenditure on warehouse equipment and infrastructure. Expenditure for transport devices is a product of the number of devices in variants (Table A7) and the unit price (Table 3). The expenditure on buildings is a function of the assumed cost of erecting 1 m2 of an industrial hall of a given height and the areas of functional zones different in subsequent variants. Construction costs obtained from warehouse realizations in central Poland (suburban industrial areas) were averaged. The average cost of erecting 1 m2 of an industrial hall of up to 10 m in height is EUR 347.83; for between 10 to 20 m in height, it is EUR 543.48; and for above 20 m, it is EUR 739.13. No ofﬁcial data are available, however.</text:p>
          </table:table-cell>
        </table:table-row>
        <table:table-row table:style-name="ro4">
          <table:table-cell office:value-type="string" calcext:value-type="string">
            <text:p>10.3390_en14092709</text:p>
          </table:table-cell>
          <table:table-cell office:value-type="string" calcext:value-type="string">
            <text:p>database</text:p>
          </table:table-cell>
          <table:table-cell office:value-type="float" office:value="138" calcext:value-type="float">
            <text:p>138</text:p>
          </table:table-cell>
          <table:table-cell/>
          <table:table-cell office:value-type="float" office:value="0" calcext:value-type="float">
            <text:p>0</text:p>
          </table:table-cell>
          <table:table-cell office:value-type="string" calcext:value-type="string">
            <text:p>43–53. [CrossRef] Jacyna, M.; Wasiak, M.; Bobi ´nski, A. SIMMAG3D as a tool for designing of storage facilities in 3D. Arch. Transp. 2017, 42, 25–38. [CrossRef] Jachimowski, R.; Goł˛ebiowski, P.; Izdebski, M.; Pyza, D.; Szczepa ´nski, E. Designing and efﬁciency of database for simulation of processes in systems. Case study for the simulation of warehouse processes. Arch. Transp. 2017, 41, 31–42. [CrossRef] Szczepa ´nski, E.; Jachimowski, R.; Izdebski, M.; Jacyna-Gołda, I. Warehouse location problem in supply chain designing: A simulation analysis. Arch. Transp. 2019, 50, 101–110. [CrossRef]</text:p>
          </table:table-cell>
        </table:table-row>
        <table:table-row table:style-name="ro2">
          <table:table-cell office:value-type="string" calcext:value-type="string">
            <text:p>10.3390_en14102800</text:p>
          </table:table-cell>
          <table:table-cell office:value-type="string" calcext:value-type="string">
            <text:p>benchmark</text:p>
          </table:table-cell>
          <table:table-cell office:value-type="float" office:value="28" calcext:value-type="float">
            <text:p>28</text:p>
          </table:table-cell>
          <table:table-cell/>
          <table:table-cell office:value-type="float" office:value="0" calcext:value-type="float">
            <text:p>0</text:p>
          </table:table-cell>
          <table:table-cell office:value-type="string" calcext:value-type="string">
            <text:p>49. Udomsilp, D.; Lenser, C.; Guillon, O.; Menzler, N.H. Performance Benchmark of Planar Solid Oxide Cells Based on Material</text:p>
          </table:table-cell>
        </table:table-row>
        <table:table-row table:style-name="ro3" table:visibility="filter">
          <table:table-cell office:value-type="string" calcext:value-type="string">
            <text:p>10.3390_en14102800</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Author Contributions: Conceptualization, Q.Z. and T.M.; methodology, D.Z., M.J. and Y.Y.; software, D.Z., M.J. and Y.Y.; validation, D.Z. and T.M.; formal analysis, D.Z. and T.M.; investigation, D.Z. and T.M.; data curation, D.Z.; writing—original draft preparation, D.Z.; writing—review and editing, T.M., M.J. and D.Z.; supervision, Q.Z.; project administration, Q.Z.; funding acquisition, Q.Z. and T.M.. All authors have read and agreed to the published version of the manuscript.</text:p>
          </table:table-cell>
        </table:table-row>
        <table:table-row table:style-name="ro11" table:visibility="filter">
          <table:table-cell office:value-type="string" calcext:value-type="string">
            <text:p>10.3390_en14102800</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Activities of different types of carbon fuel vary in a wide range and an abundance of experimental studies are focused on developing activity catalyst to enhance the fuel activity; therefore, it is practically meaningful to explore the effects of carbon activity and CO2 inlet velocity, vCO2,in. According to Section 2.1, the activity of carbon fuel can be enhanced by increasing active site density, raising the temperature, reducing activation energy, and so on. Here, activity is changed by varying the active site density, As. As of carbon particles utilized by Lee et al. [36] is determined to be 7.2 × 10−6 mol/m2 by ﬁtting the experimental data and As changing from 7.2 × 10−6 mol/m2 to 3.6 × 10−4 mol/m2 is</text:p>
          </table:table-cell>
        </table:table-row>
        <table:table-row table:style-name="ro13">
          <table:table-cell office:value-type="string" calcext:value-type="string">
            <text:p>10.3390_en14102800</text:p>
          </table:table-cell>
          <table:table-cell office:value-type="string" calcext:value-type="string">
            <text:p>open-source</text:p>
          </table:table-cell>
          <table:table-cell office:value-type="float" office:value="193" calcext:value-type="float">
            <text:p>193</text:p>
          </table:table-cell>
          <table:table-cell/>
          <table:table-cell office:value-type="float" office:value="0" calcext:value-type="float">
            <text:p>0</text:p>
          </table:table-cell>
          <table:table-cell office:value-type="string" calcext:value-type="string">
            <text:p>The simulation is conducted in MFiX 19.2.2 (Multiphase Flow with Interphase eXchange, MFiX), a free open-source multiphase ﬂow resolver, which is a powerful tool to simulate the gasiﬁcation of solid fuel and allows users to develop model conveniently [43]. TFM is the most mature model in MFiX and can calculate dense, reactive multiphase ﬂow by treating both solids and gases as interpenetrating continua. TFM is adopted to describe the gas–solid ﬂow and the governing equations are solved using ﬁnite volume method. The implicit Euler scheme with the ﬁrst-order accurate is employed for temporal discretization and Superbee, a second-order accurate scheme, is used for spatial discretization. The automatic time-step adjustment is utilized to accelerate calculation. A grid size smaller than 8dp (dp stands for the diameter of solid particle) is thought to be ﬁne enough [42,44]; about 4dp is adopted here to achieve a satisﬁed accuracy and grid independency. The electrochemical reactions occur in SOFC are treated as reactive boundary conditions in MFiX and the SOFCs are operating under ﬁxed current densities.</text:p>
          </table:table-cell>
        </table:table-row>
        <table:table-row table:style-name="ro2" table:visibility="filter">
          <table:table-cell office:value-type="string" calcext:value-type="string">
            <text:p>10.3390_en14113330</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10" table:visibility="filter">
          <table:table-cell office:value-type="string" calcext:value-type="string">
            <text:p>10.3390_en14113330</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uthor Contributions: Conceptualization, investigation and data analysis, K.A. (Kongpol Areerak) and K.A. (Kongpan Areerak); software and validation, data gathering, T.S.; writing—original draft preparation, J.P.; writing—review and editing, J.P., and K.A. (Kongpol Areerak); supervision and project administration, K.A. (Kongpol Areerak). All authors have read and agreed to the published version of the manuscript.</text:p>
          </table:table-cell>
        </table:table-row>
        <table:table-row table:style-name="ro6" table:visibility="filter">
          <table:table-cell office:value-type="string" calcext:value-type="string">
            <text:p>10.3390_en14113330</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alternating current adaptive Tabu search direct current voltage per frequency silicon control rectiﬁer single-phase induction motor motor capacitance (F) buck converter capacitance (F) main coil current (A) auxiliary coil current (A) moment of inertia (kg·m2) buck converter inductance (H) mutual inductance (H) mutual inductance (H) main coil inductance (H) rotor inductance (H) auxiliary coil inductance (H) number of data number of poles core copper loss (W) total power losses (W) rotor copper loss (W) stator copper loss (W) auxiliary coil resistance (Ω) main coil resistance (Ω) rotor resistance (Ω) actual speed (rpm) experimental speed (rpm) reference speed (rpm) simulated speed (rpm) input voltage of SPIM (V) input voltage for buck converter (V) output voltage of buck converter (V) battery voltage (V) input voltage of the main and auxiliary coils (V) magnetizing reactance (Ω) rotor reactance (Ω)</text:p>
          </table:table-cell>
        </table:table-row>
        <table:table-row table:style-name="ro7" table:visibility="filter">
          <table:table-cell office:value-type="string" calcext:value-type="string">
            <text:p>10.3390_en14113330</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The accurate parameters of the motor are necessary for an energy-saving approach to calculate the power losses. In this work, the parameters of the motor can be classiﬁed into two groups. In the ﬁrst group, the parameter is easy to establish by measuring or ﬁnding on the data sheet. However, in the second group, it is difﬁcult to know such parameters for the rotor part, mutual inductance, and the moment of inertia. Therefore, the parameters in the second group can be identiﬁed using the ATS. In the ATS, back-tracking and adaptive radius mechanisms are applied to escape local deadlock values [24]. Moreover, as proven by mathematical analysis, the ATS ensures that search results can be converged to achieve the best global solution [24,25]. Thus, this paper will present the identiﬁcation of the six parameters (L1,R2,L2,Lm,La and J) of the SPIM using the ATS. The searching interval of the ATS is set to ±10% from the value at rated power by using theoretical equations [27–29]. The accurate parameters of the SPIM from the ATS are shown in Table 1. In addition, ﬁve parameters in the ﬁrst group can be measured using laboratory instruments and are found on the data sheet, shown as follows: R1 = 12.5Ω, Ra = 15.3Ω, C = 15µF, P = 2, and a = 1.1056.</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2. Dry-Bulb Air Temperature Bin Data</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Article Bin Weather Data for HVAC Systems Energy Calculations</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3.5. Tables of Bin Data for Athens (NOA)</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Keywords: air temperature; humidity ratio; building energy analysis; bin methods; bin data</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able 2. Bin data for Athens (NOA). Cooling season (June to September)—Period 2003–2012.</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able 3. Bin data for Athens (NOA). Heating season (November to April)—Period 2003–2012.</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able 4. Bin data for Athens (NOA). Transitional months (May and October)—Period 2003–2012.</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Idchabani, R. Bin weather data for ﬁve climatic zones of Morocco. Int. J. Ambient Energy 2018, 41, 954–961. [CrossRef]</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19. Papakostas, K.T. Technical note Bin weather data of Athens, Greece. Renew. Energy 1999, 17, 265–275. [CrossRef]</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rom the above it is clear that these data can be used for detailed estimation of the energy requirements in the built environment for practitioners to achieve an easy and</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28. Ozyurt, O.; Bakirci, K.; Erdogan, S.; Yilmaz, M. Bin Weather Data for the Provinces of the Eastern Anatolia in Turkey. Renew.</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2. Uner, M.; Ileri, A. Typical weather data of main Turkish cities for energy applications. Int. J. Energy Res. 2000, 24, 727–748.</text:p>
          </table:table-cell>
        </table:table-row>
        <table:table-row table:style-name="ro2" table:visibility="filter">
          <table:table-cell office:value-type="string" calcext:value-type="string">
            <text:p>10.3390_en14123501</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 The average monthly ambient temperature for the three decades. The data were also integrated in three periods of the year for each decade: heating, cooling and transitional between summer and winter period.</text:p>
          </table:table-cell>
        </table:table-row>
        <table:table-row table:style-name="ro9" table:visibility="filter">
          <table:table-cell office:value-type="string" calcext:value-type="string">
            <text:p>10.3390_en1412350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In the following Tables 2–4, the most recent (for the 2003–2012 period) bin data from the analysis that was performed, namely dry-bulb temperature, mean coincident absolute humidity and MCWB temperature for the city of Athens are presented.</text:p>
          </table:table-cell>
        </table:table-row>
        <table:table-row table:style-name="ro10" table:visibility="filter">
          <table:table-cell office:value-type="string" calcext:value-type="string">
            <text:p>10.3390_en1412350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4. Kyrou, D. Statistical Analysis of Hourly Ambient Air Dry-Bulb Temperature and Relative Humidity Observations for the Period 1983–2012 in Athens (NOA)—Elaboration of Data for HVAC Energy Analysis Methods; Mechanical Engineering Deptartment, Aristotle University of Thessaloniki: Thessaloniki, Greece, March 2018.</text:p>
          </table:table-cell>
        </table:table-row>
        <table:table-row table:style-name="ro9" table:visibility="filter">
          <table:table-cell office:value-type="string" calcext:value-type="string">
            <text:p>10.3390_en1412350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systems in existing ofﬁce buildings based on the modiﬁed bin method. Energy Convers. Manag. 2014, 77, 233–242. [CrossRef] 24. Coakley, D.; Raftery, P.; Keane, M. A review of methods to match building energy simulation models to measured data. Renew.</text:p>
          </table:table-cell>
        </table:table-row>
        <table:table-row table:style-name="ro10" table:visibility="filter">
          <table:table-cell office:value-type="string" calcext:value-type="string">
            <text:p>10.3390_en1412350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47. Papakostas, K.; Zagana-Papavasileiou, P.; Mavromatis, T. Analysis of 3 Decades Temperature Data for Athens and Thessaloniki, Greece: Impact of Temperature Changes on Energy Consumption for Heating and Cooling of Buildings. In Proceedings of the International Conference ADAPTtoCLIMATE, Nicosia, Cyprus, 27–28 March 2014.</text:p>
          </table:table-cell>
        </table:table-row>
        <table:table-row table:style-name="ro10" table:visibility="filter">
          <table:table-cell office:value-type="string" calcext:value-type="string">
            <text:p>10.3390_en1412350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framework, in the present study, the hourly temperature and relative humidity of outdoor air measurements recorded at the climatic station of the National Observatory of Athens (NOA) [13] were statistically processed for the 1983–1992, 1993–2002 and 2003–2012 decades separately, and the following data were calculated:</text:p>
          </table:table-cell>
        </table:table-row>
        <table:table-row table:style-name="ro9" table:visibility="filter">
          <table:table-cell office:value-type="string" calcext:value-type="string">
            <text:p>10.3390_en1412350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46. Papakostas, K.T.; Michopoulos, A.; Mavromatis, T.; Kyriakis, N. Changes of temperature data for energy studies over time and their impact on energy consumption and CO2 emissions. The case of Athens and Thessaloniki–Greece. Int. J. Energy Environ. 2013, 4, 59–72.</text:p>
          </table:table-cell>
        </table:table-row>
        <table:table-row table:style-name="ro9" table:visibility="filter">
          <table:table-cell office:value-type="string" calcext:value-type="string">
            <text:p>10.3390_en14123501</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32. Papakostas, K.; Tsilingiridis, G.; Kyriakis, N. Bin Weather Data for 38 Greek Cities. Appl. Energy 2008, 85, 1015–1025. [CrossRef] 33. Zhang, P.; Jin, Z.; Guoqiang, Z.; Yezheng, W. Generation of Ambient Temperature Bin Data of 26 Cities in China. Energy Convers.</text:p>
          </table:table-cell>
        </table:table-row>
        <table:table-row table:style-name="ro10" table:visibility="filter">
          <table:table-cell office:value-type="string" calcext:value-type="string">
            <text:p>10.3390_en1412350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Several different energy calculation methods and tools with varying degrees of accuracy are available to estimate energy consumption. Each of them has its strengths and weaknesses. The accuracy of the ﬁnal data produced by each method depends mostly on the availability of high-quality climatic data and the time step of the calculations. In general, they can be divided into the following three categories: •</text:p>
          </table:table-cell>
        </table:table-row>
        <table:table-row table:style-name="ro3" table:visibility="filter">
          <table:table-cell office:value-type="string" calcext:value-type="string">
            <text:p>10.3390_en1412350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qualitative energy assessment of an HVAC system. Accurate estimation of heating and cooling energy needs is the key to successful design of HVAC systems which leads to reduced operational cost. Today, HVAC energy analysis simulation tools supported by recent climate data which include the effects of climate change are necessary to accurately predict HVAC energy performance and to develop and preserve indoor comfort conditions in buildings.</text:p>
          </table:table-cell>
        </table:table-row>
        <table:table-row table:style-name="ro3" table:visibility="filter">
          <table:table-cell office:value-type="string" calcext:value-type="string">
            <text:p>10.3390_en1412350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ir humidity inﬂuences the energy consumption of an HVAC system, making the use of accurate data of paramount importance in the precise estimation of its energy consumption. Furthermore, when applying the modiﬁed bin method, the mean coincident absolute humidity values or the mean coincident wet-bulb temperature values corresponding to every temperature bin are necessary for the calculation of latent energy ventilation loads when evaluating HVAC systems.</text:p>
          </table:table-cell>
        </table:table-row>
        <table:table-row table:style-name="ro3" table:visibility="filter">
          <table:table-cell office:value-type="string" calcext:value-type="string">
            <text:p>10.3390_en1412350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he energy demands for heating and cooling of an ofﬁce building were estimated using the modiﬁed bin approach, in order to evaluate the inﬂuence of temperature data variations on building energy requirements [18,19]. Energy demands account for both sensible and latent loads, since the energy analysis presented refers to dry-bulb and wetbulb temperature data, without taking into account the efﬁciency of the HVAC systems.</text:p>
          </table:table-cell>
        </table:table-row>
        <table:table-row table:style-name="ro10" table:visibility="filter">
          <table:table-cell office:value-type="string" calcext:value-type="string">
            <text:p>10.3390_en14123501</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Author Contributions: Conceptualization, K.T.P. and G.M.; methodology, K.T.P.; software, D.K., K.K.; validation, D.K., K.K.; resources, D.F.; data curation, K.T.P.; writing—original draft preparation, G.M.; writing—review and editing, G.M., K.T.P., D.F. All authors have read and agreed to the published version of the manuscript.</text:p>
          </table:table-cell>
        </table:table-row>
        <table:table-row table:style-name="ro10" table:visibility="filter">
          <table:table-cell office:value-type="string" calcext:value-type="string">
            <text:p>10.3390_en14123501</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21. Moazami, A.; Nik, V.M.; Carlucci, S.; Geving, S. Impacts of future weather data typology on building energy performance– Investigating long-term patterns of climate change and extreme weather conditions. Appl. Energy 2019, 238, 696–720. [CrossRef] 22. Martinopoulos, G.; Alexandru, A.; Papakostas, K.T. Mapping temperature variation and degree-days in metropolitan areas with</text:p>
          </table:table-cell>
        </table:table-row>
        <table:table-row table:style-name="ro10" table:visibility="filter">
          <table:table-cell office:value-type="string" calcext:value-type="string">
            <text:p>10.3390_en1412350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29. Pusat, S. A simple approach to estimate ambient temperature bin data. Energy Efﬁc. 2019, 12, 1053–1064. [CrossRef] 30. 31. Papakostas, K.; Bentoulis, A.; Bakas, V.; Kyriakis, N. Estimation of Ambient Temperature bin Data from Monthly Average Temperatures and Solar Clearness Index. Validation of the Methodology in Two Greek Cities. Renew. Energy 2007, 32, 991–1005. [CrossRef]</text:p>
          </table:table-cell>
        </table:table-row>
        <table:table-row table:style-name="ro3" table:visibility="filter">
          <table:table-cell office:value-type="string" calcext:value-type="string">
            <text:p>10.3390_en1412350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or the estimation of the energy consumption of HVAC systems in existing buildings, the most appropriate method consists of monitoring the system and taking annual measurements and observations on the operation of these systems. Nevertheless, in many cases, due to the lack of available measured data or in the case of new constructions, the only way to calculate energy consumption is to apply an appropriate method of estimating energy requirements for heating, cooling and ventilation.</text:p>
          </table:table-cell>
        </table:table-row>
        <table:table-row table:style-name="ro3" table:visibility="filter">
          <table:table-cell office:value-type="string" calcext:value-type="string">
            <text:p>10.3390_en14123501</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During the statistical analysis of air temperature measurements, the 24 h of the day are divided into six 4-h shifts and the frequency (in hours, h) of each temperature bin is calculated in these six time intervals separately. This type of data is very convenient for estimating energy demands or consumption in cases where the building is intermittently used and HVAC system does not operate, or when the building’s thermostat is set to lower or higher temperatures, respectively, for heating and cooling.</text:p>
          </table:table-cell>
        </table:table-row>
        <table:table-row table:style-name="ro4" table:visibility="filter">
          <table:table-cell office:value-type="string" calcext:value-type="string">
            <text:p>10.3390_en14123501</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The application of bin methods requires speciﬁc weather data, which are called bin data, and are calculated with statistical analysis of long-term outdoor air temperature and humidity measurements. The range between the maximum and minimum values of the outdoor dry-bulb temperature is divided into intervals, which are called bins, and the frequency in hours during a month, season or year, when a particular temperature interval (bin) occurs, is counted. Simultaneously, the mean coincident humidity ratio or wet-bulb temperature corresponding to each interval is calculated.</text:p>
          </table:table-cell>
        </table:table-row>
        <table:table-row table:style-name="ro4" table:visibility="filter">
          <table:table-cell office:value-type="string" calcext:value-type="string">
            <text:p>10.3390_en1412350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Bin methods also provide the possibility of considering various system design alternatives to select the optimal and most energy and environmentally cost-efﬁcient system in a building installation [26]. In several studies, bin data for various cities in the world have been calculated and provided in tabular form. The calculation of bin data was performed either by using long-term records of hourly dry-bulb temperatures [27–29] or typical meteorological years (TMY) [30], or reliable estimating methodologies, based on long-term monthly average outdoor temperature and solar clearness index [31–33].</text:p>
          </table:table-cell>
        </table:table-row>
        <table:table-row table:style-name="ro3" table:visibility="filter">
          <table:table-cell office:value-type="string" calcext:value-type="string">
            <text:p>10.3390_en14123501</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41. Kostopoulou, E.; Giannakopoulos, C.; Hatzaki, M.; Karali, A.; Hadjinicolaou, P.; Lelieveld, J.; Lange, M.A. Spatio-temporal patterns of recent and future climate extremes in the eastern Mediterranean and Middle East region. Nat. Hazards Earth Syst. Sci. 2014, 14, 1565–1577. [CrossRef] Slini, T.; Papakostas, K.T. 30 Years Air Temperature Data Analysis in Athens and Thessaloniki, Greece. In Energy, Transportation and Global Warming; Springer: Cham, Switzerland, 2016; pp. 21–33.</text:p>
          </table:table-cell>
        </table:table-row>
        <table:table-row table:style-name="ro4" table:visibility="filter">
          <table:table-cell office:value-type="string" calcext:value-type="string">
            <text:p>10.3390_en1412350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e operating hours of the building are from 9:00 a.m. to 20:00 p.m., with an internal temperature of 20 ◦C in the heating season and 26 ◦C in the cooling season. Temperatures of 15 and 30 ◦C were assumed for the rest of the day. For the heating and cooling periods, the temperature of the stairwells and the entrance area was set at 15 and 30 ◦C in each case. Throughout the year, the ventilation rate was set at 1 and 0 ACH in operation and non-operation periods, respectively. The ofﬁce building was simulated using the 3 decades (1983–1992, 1993–2002 and 2003–2012) temperature bin data of the city of Athens.</text:p>
          </table:table-cell>
        </table:table-row>
        <table:table-row table:style-name="ro6" table:visibility="filter">
          <table:table-cell office:value-type="string" calcext:value-type="string">
            <text:p>10.3390_en14123501</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and the monthly method according to ISO 52016-1:2017 [18]. Such data were published in the past [19] but are outdated because of the effects of climate change on the local climate. They present a thorough analysis of the dry-bulb temperature and humidity of the outside air for three 10-year periods and present for the ﬁrst time the changes of humidity ratio and wet-bulb temperature in a 30-year period. The data presented in this work may serve to update the bin data of the Warmer zone of EN14825 [16]. Furthermore, the results indicate signiﬁcant temperature variations, as well as ﬂuctuations in the mean humidity ratio values and humidity ratio range between the three decades of the survey which provide useful insights regarding climate change during the examined period. The data are then used to calculate changes in the energy demands in a typical ofﬁce building throughout the speciﬁed period, highlighting the differences in the heating and cooling loads.</text:p>
          </table:table-cell>
        </table:table-row>
        <table:table-row table:style-name="ro5" table:visibility="filter">
          <table:table-cell office:value-type="string" calcext:value-type="string">
            <text:p>10.3390_en14123501</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he hourly time series of ambient air temperature and relative humidity of a thirtyyear period (1983–2012) for the city of Athens were thoroughly analyzed in the frame of the current study. The data records were obtained from the meteorological station of the NOA [13], located on a small hill near the Acropolis (38◦00(cid:48) N, 23◦433(cid:48) E) at an elevation of 107 m above sea level and at a distance of about 5 km from the coastline. The station is situated near the historic city center, but it is isolated from heavy trafﬁc and densely built areas, thus it is not inﬂuenced by possible urban heat island effects. The elevation of the station is similar to the average elevation of the city of Athens. Data have been checked for homogeneity [34] and missing values were negligible (less than 0.04%), thus not affecting the reliability and quality of the results.</text:p>
          </table:table-cell>
        </table:table-row>
        <table:table-row table:style-name="ro12" table:visibility="filter">
          <table:table-cell office:value-type="string" calcext:value-type="string">
            <text:p>10.3390_en14123501</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The above analysis for the mean monthly air temperatures and dry-bulb air temperature bin data of Athens was also performed in a previous work [47]; nevertheless, the study did not make use of the revised version of NOA’s temperature data after the correction of detected inhomogeneity related to instruments change [34], as at the time they were not available. More speciﬁcally, two discontinuities were detected in the air-temperature time series at the meteorological station of the NOA. The ﬁrst discontinuity reﬂects the instrumental change which took place in June 1995 and the second discontinuity (and most pronounced) reﬂects the application of a correction factor to the temperature values (in January 1997) after a calibration of the new thermometers. Before applying these changes, a signiﬁcant number of temperature measurements during the second period of the present study (1993–2002) were incorrect. The present study makes use of the revised (homogenized) air temperature time series. Furthermore, in addition to the calculation of frequency (in hours) of outdoor air dry-bulb temperature, the corresponding values of the mean coincident humidity ratio and the mean coincident wet-bulb temperature (MCWB) at each temperature interval were calculated.</text:p>
          </table:table-cell>
        </table:table-row>
        <table:table-row table:style-name="ro12" table:visibility="filter">
          <table:table-cell office:value-type="string" calcext:value-type="string">
            <text:p>10.3390_en14123501</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Abstract: The increase in global air temperature is well documented, as during the last several years each decade has been consecutively warmer than the preceding. As climatic conditions affect the energy performance of buildings, the changes in outdoor air temperature and humidity will inevitably lead to signiﬁcant alterations in energy consumption and costs for the heating, ventilating and air conditioning (HVAC) of buildings. The availability and quality of climatic data play an important role in the accuracy of energy analysis results. In this study, the hourly temperature and relative humidity of outdoor air measurements, for a period of three decades (1983–2012), recorded at the climatic station of the National Observatory of Athens were processed, and an up-to-date set of speciﬁc data for the application of bin methods was produced and presented. The data were then used to calculate changes in the energy demands in a typical ofﬁce building throughout the speciﬁed period. Results showed a progressive reduction in the low and increase in the high temperature intervals, leading to an increase in the building’s annual energy requirements for air conditioning of up to 14.5% from the ﬁrst to the third decade, with decrease in the energy demands for heating and increase in the energy demands for cooling.</text:p>
          </table:table-cell>
        </table:table-row>
        <table:table-row table:style-name="ro16" table:visibility="filter">
          <table:table-cell office:value-type="string" calcext:value-type="string">
            <text:p>10.3390_en14123501</text:p>
          </table:table-cell>
          <table:table-cell office:value-type="string" calcext:value-type="string">
            <text:p>data</text:p>
          </table:table-cell>
          <table:table-cell office:value-type="float" office:value="300" calcext:value-type="float">
            <text:p>300</text:p>
          </table:table-cell>
          <table:table-cell table:number-columns-repeated="2"/>
          <table:table-cell office:value-type="string" calcext:value-type="string">
            <text:p>Energies 2021, 14, x FOR PEER REVIEW 9 of 21 <text:s/>The corresponding most frequent temperature bin during the heating season is the 10/12 °C interval, with 758 h frequency of occurrence and a percentage frequency of 17.2%, but the frequency of this bin decreased to 698 h (16%) during the last 10-year period 2003–2012 and it was substituted by the 12/14 °C interval, with 780 h frequency of occurrence and a percentage frequency of 17.9%. On the other hand, a reduction from 976 to 757 h was observed in the occurrence of low temperature bins (&lt;6/8 °C) while the occurrence of the temperature bins below 0/2 °C was reduced from 70 to 55 h. During the transient months, the same tendencies are observed (Figure 4). Figure 4. Temperature bin hours of occurrence in 2 °C intervals. Athens (NOA) (transitional months—October and May). The same trends, namely the increase of the frequency of hot days as well as the in-crease in number and duration of heat wave episodes (sequence of consecutive hot days), are observed by other researchers [35,37,42,43]. It is apparent that summers are becoming increasingly hotter, while the differences between the three decades during wintertime are less pronounced, although not insignificant. In general, the results confirm that for the city of Athens, the mean air temperature is constantly increasing and the climate is chang-ing to relatively milder winters and harsher summers, which in turn leads to a decrease of energy consumption for heating purposes but also to a steep increase in energy con-sumption for cooling purposes [44–46].</text:p>
          </table:table-cell>
        </table:table-row>
        <table:table-row table:style-name="ro17" table:visibility="filter">
          <table:table-cell office:value-type="string" calcext:value-type="string">
            <text:p>10.3390_en14123501</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It is apparent that summers are becoming increasingly hotter, while the differences between the three decades during wintertime are less pronounced, although not insignificant. In general, the results confirm that for the city of Athens, the mean air temperature is constantly increasing and the climate is chang-ing to relatively milder winters and harsher summers, which in turn leads to a decrease of energy consumption for heating purposes but also to a steep increase in energy con-sumption for cooling purposes [44–46]. The above analysis for the mean monthly air temperatures and dry-bulb air temper-ature bin data of Athens was also performed in a previous work [47]; nevertheless, the study did not make use of the revised version of NOA’s temperature data after the cor-rection of detected inhomogeneity related to instruments change [34], as at the time they were not available. More specifically, two discontinuities were detected in the air-temper-ature time series at the meteorological station of the NOA. The first discontinuity reflects the instrumental change which took place in June 1995 and the second discontinuity (and most pronounced) reflects the application of a correction factor to the temperature values (in January 1997) after a calibration of the new thermometers. Before applying these changes, a significant number of temperature measurements during the second period of the present study (1993–2002) were incorrect. The present study makes use of the revised (homogenized) air temperature time series. Furthermore, in addition to the calculation of frequency (in hours) of outdoor air dry-bulb temperature, the corresponding values of the mean coincident humidity ratio and the mean coincident wet-bulb temperature (MCWB) at each temperature interval were calculated. Energies 2021, 14, 3501</text:p>
          </table:table-cell>
        </table:table-row>
        <table:table-row table:style-name="ro17" table:visibility="filter">
          <table:table-cell office:value-type="string" calcext:value-type="string">
            <text:p>10.3390_en1412350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3.4. Estimation of the Mean Coincident Wet-Bulb Temperature The mean coincident wet-bulb (MCWB) temperatures were calculated with the use of Daikin Psychrometrics software [50]. First, the middle temperature value in each tem-perature bin was considered as the dry-bulb temperature. For every couple of dry-bulb temperature and coincident mean humidity ratio, the coincident wet-bulb temperature was estimated. The calculation procedure was as follows: the value of dry-bulb air tem-perature was kept constant, and the relative humidity was modified until the humidity ratio converged to the value of the mean coincident humidity ratio. The corresponding wet-bulb temperature was the MCWB temperature of the temperature bin. This method was applied for all temperature bins, in every month of the three 10-year periods. The variations of the MCWB temperature follow the same trend with those of the mean coincident humidity ratio. In general, an increase of 0.6, 0.8 and 0.6 °C for July, Au-gust and September is evidenced between the first and the third 10-year period, while during the overall summer period it has increased by 3%. In the transient months, there was also a significant increase of the MCWB temperatures by 2.1%, while in the winter period there was a small rise of 1%, with the highest increase of 0.3 °C and 0.2 °C observed in January and February, respectively. In similar works, observations and/or simulations indicate that the increase in air temperature is accompanied by an increase in the humidity ratio but also in changes in the maximum wet-bulb temperatures [51]. There is the danger that simultaneous occur-rence of higher air temperature and humidity could make climate conditions in some ar-eas intolerable to humans in the future [52]. 3.5. Tables of Bin Data for Athens (NOA) Energies 2021, 14, 3501</text:p>
          </table:table-cell>
        </table:table-row>
        <table:table-row table:style-name="ro15" table:visibility="filter">
          <table:table-cell office:value-type="string" calcext:value-type="string">
            <text:p>10.3390_en14123501</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4, x FOR PEER REVIEW 12 of 21 <text:s/>Figure 6. Mean coincident humidity ratio, in 2 °C temperature intervals, Athens (NOA) (heating season—November to April). In the cooling season (Figure 5), the humidity ratio has increased in almost all tem-perature bins (except for very high temperatures), when comparing the last 10-year period (2003–2012) with the first (1983–1992). The average increase of humidity ratio in the whole range of temperature bins is 0.0007 kg H2O/kg dry air (approximately 7.2%). During the heating season (Figure 6), it rises in all temperature bins above 10/12 °C with an average increase of 0.0002 kg H2O/kg dry air (2.1%). The temperature bin 24/26 °C is an exception, probably because the sample is very small. The same trends are observed during the tran-sitional months (Figure 7) with an average increase of 0.0004 kg H2O/kg dry air (5.3%) between the two 10-year periods. During the winter months, and particularly in January and February, there was an average rise in mean absolute humidity of 0.0003 (5.2%) and 0.0002 kg H2O/kg dry air (4.2%), respectively. During summer months the mean humidity ratio appears to have a stronger upward trend, with August showing a 0.0012 kg H2O/kg dry air increase (10%), while the average increase in July and September was 0.0008 and 0.0007 kg H2O/kg dry air, respectively (7.3% in both months). No noticeable changes were observed during the remaining summer or winter months. An upward trend of the maximum values of hu-midity ratio is also observed in all months, with its peak during the summer season. Energies 2021, 14, x FOR PEER REVIEW 13 of 21 <text:s/>Figure 7.</text:p>
          </table:table-cell>
        </table:table-row>
        <table:table-row table:style-name="ro21" table:visibility="filter">
          <table:table-cell office:value-type="string" calcext:value-type="string">
            <text:p>10.3390_en14123501</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During summer months the mean humidity ratio appears to have a stronger upward trend, with August showing a 0.0012 kg H2O/kg dry air increase (10%), while the average increase in July and September was 0.0008 and 0.0007 kg H2O/kg dry air, respectively (7.3% in both months). No noticeable changes were observed during the remaining summer or winter months. An upward trend of the maximum values of hu-midity ratio is also observed in all months, with its peak during the summer season. Energies 2021, 14, x FOR PEER REVIEW 13 of 21 <text:s/>Figure 7. Mean coincident humidity ratio, in 2 °C temperature intervals, Athens (NOA) (transi-tional months—October and May). From these comparisons it becomes apparent that there is an increase of the mean absolute humidity ratio in the outdoor air, with a gradual increase throughout the 30-year study period. This increase has an impact on the energy consumption required for the mechanical ventilation in buildings [49]. The energy consumption for dehumidification of outdoor air during the summer season is increased and for humidification during winter is decreased in HVAC systems. 3.4. Estimation of the Mean Coincident Wet-Bulb Temperature The mean coincident wet-bulb (MCWB) temperatures were calculated with the use of Daikin Psychrometrics software [50]. First, the middle temperature value in each tem-perature bin was considered as the dry-bulb temperature. For every couple of dry-bulb temperature and coincident mean humidity ratio, the coincident wet-bulb temperature was estimated. The calculation procedure was as follows: the value of dry-bulb air tem-perature was kept constant, and the relative humidity was modified until the humidity ratio converged to the value of the mean coincident humidity ratio. The corresponding wet-bulb temperature was the MCWB temperature of the temperature bin. This method was applied for all temperature bins, in every month of the three 10-year periods.</text:p>
          </table:table-cell>
        </table:table-row>
        <table:table-row table:style-name="ro17" table:visibility="filter">
          <table:table-cell office:value-type="string" calcext:value-type="string">
            <text:p>10.3390_en14123501</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Each bin contains the average number of hours of occurrence during a month, period or year of a particular range of dry-bulb temperature conditions along with the corresponding mean coincident wet-bulb temperature or humidity ratio. Thus, instead of using a single design condition for an entire month or year, heating, cooling or ventilation loads of a building can be calculated for each bin condition. In this work, binned distributions of outdoor air temperature for the 1983–1992, 1993–2002 and 2003–2012 time periods were calculated from hourly measurements. The frequency of occurrence (in h) of outdoor temperature in each equally sized temperature interval (bin) was calculated for each year separately, and then the results (the bin data) were averaged for the whole 10-year period. The cumulative results for the frequency of occurrence of 2 ◦C-wide temperature bins during the summer season (June to September), when buildings usually need cooling, during the winter season (November to April), when buildings need heating, and the transient months (May and October) when normally neither cooling nor heating is needed, but in buildings with forced ventilation systems the ventilation loads have to be considered, are presented in Figures 2–4, respectively. The ﬁgures show the average number of hours that a particular temperature interval (bin) occurs in each season, for the three 10-year time periods separately. It is evident that the frequency distribution of temperature bins is shifting to the right, with a decrease in the low temperature bins and an increase in the high temperature bins every decade. It must be noted that some extreme temperature bins, with very low frequency, which represent very small percentages of hours during the heating season, the cooling season and the transient months (0.2%, 0.1% and 0.1%, respectively), were excluded from the results that appear in the ﬁgures.</text:p>
          </table:table-cell>
        </table:table-row>
        <table:table-row table:style-name="ro21" table:visibility="filter">
          <table:table-cell office:value-type="string" calcext:value-type="string">
            <text:p>10.3390_en14123501</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Annual or monthly aggregated values are useful for energy calculations only in the case that an average efﬁciency or performance of the HVAC equipment over the entire heating or cooling season is considered. The main problem with the mean annual and monthly temperature data and average efﬁciency ratings is that they do not account for equipment performance variations that occur hourly in response to weather changes. In the case of air source heat pumps, air cooled chillers and even condensing boilers, the efﬁciency varies with outdoor air temperature, thus disaggregated data are needed. Bin data, as mentioned in the previous section, are temperature data sorted into discrete groups (bins) of dry-bulb temperature conditions. Each bin contains the average number of hours of occurrence during a month, period or year of a particular range of dry-bulb temperature conditions along with the corresponding mean coincident wet-bulb temperature or humidity ratio. Thus, instead of using a single design condition for an entire month or year, heating, cooling or ventilation loads of a building can be calculated for each bin condition. In this work, binned distributions of outdoor air temperature for the 1983–1992, 1993–2002 and 2003–2012 time periods were calculated from hourly measurements. The frequency of occurrence (in h) of outdoor temperature in each equally sized temperature interval (bin) was calculated for each year separately, and then the results (the bin data) were averaged for the whole 10-year period. The cumulative results for the frequency of occurrence of 2 ◦C-wide temperature bins during the summer season (June to September), when buildings usually need cooling, during the winter season (November to April), when buildings need heating, and the transient months (May and October) when normally neither cooling nor heating is needed, but in buildings with forced ventilation systems the ventilation loads have to be considered, are presented in Figures 2–4, respectively.</text:p>
          </table:table-cell>
        </table:table-row>
        <table:table-row table:style-name="ro2">
          <table:table-cell office:value-type="string" calcext:value-type="string">
            <text:p>10.3390_en14123501</text:p>
          </table:table-cell>
          <table:table-cell office:value-type="string" calcext:value-type="string">
            <text:p>data https, data</text:p>
          </table:table-cell>
          <table:table-cell office:value-type="float" office:value="6" calcext:value-type="float">
            <text:p>6</text:p>
          </table:table-cell>
          <table:table-cell/>
          <table:table-cell office:value-type="float" office:value="0" calcext:value-type="float">
            <text:p>0</text:p>
          </table:table-cell>
          <table:table-cell office:value-type="string" calcext:value-type="string">
            <text:p>Martinopoulos, G. Bin Weather Data</text:p>
          </table:table-cell>
        </table:table-row>
        <table:table-row table:style-name="ro3">
          <table:table-cell office:value-type="string" calcext:value-type="string">
            <text:p>10.3390_en14123501</text:p>
          </table:table-cell>
          <table:table-cell office:value-type="string" calcext:value-type="string">
            <text:p>database</text:p>
          </table:table-cell>
          <table:table-cell office:value-type="float" office:value="96" calcext:value-type="float">
            <text:p>96</text:p>
          </table:table-cell>
          <table:table-cell/>
          <table:table-cell office:value-type="float" office:value="0" calcext:value-type="float">
            <text:p>0</text:p>
          </table:table-cell>
          <table:table-cell office:value-type="string" calcext:value-type="string">
            <text:p>26. Kneifel, J.; O’Rear, E.; Webb, D.; O’Fallon, C. An exploration of the relationship between improvements in energy efﬁciency and life-cycle energy and carbon emissions using the BIRDS low-energy residential database. Energy Build. 2018, 160, 19–33. [CrossRef] [PubMed] Said, S.A.M.; Habib, M.A.; Iqbal, M.O. Database for building energy prediction in Saudi Arabia. Energy Convers. Manag. 2003, 44, 191–201. [CrossRef]</text:p>
          </table:table-cell>
        </table:table-row>
        <table:table-row table:style-name="ro3">
          <table:table-cell office:value-type="string" calcext:value-type="string">
            <text:p>10.3390_en14123501</text:p>
          </table:table-cell>
          <table:table-cell office:value-type="string" calcext:value-type="string">
            <text:p>dataset, data</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The results are presented in diagrams and tables. Due to space limitations, only parts of them are presented in this manuscript; more analytical results are included elsewhere [14]. Scope of this work is to provide a data set, based on recent historical climatic records, which is useful for performing energy analysis of HVAC systems with simpliﬁed multiple measure methods such as the classical bin method [15,16], the modiﬁed bin method [17]</text:p>
          </table:table-cell>
        </table:table-row>
        <table:table-row table:style-name="ro3">
          <table:table-cell office:value-type="string" calcext:value-type="string">
            <text:p>10.3390_en14123501</text:p>
          </table:table-cell>
          <table:table-cell office:value-type="string" calcext:value-type="string">
            <text:p>dataset, data</text:p>
          </table:table-cell>
          <table:table-cell office:value-type="float" office:value="103" calcext:value-type="float">
            <text:p>103</text:p>
          </table:table-cell>
          <table:table-cell/>
          <table:table-cell office:value-type="float" office:value="0" calcext:value-type="float">
            <text:p>0</text:p>
          </table:table-cell>
          <table:table-cell office:value-type="string" calcext:value-type="string">
            <text:p>Table 2 contains the data for the cooling period, Table 3 contains the data for the heating period and Table 4 the data for the transient months. The period of the day was divided into six 4-h shifts for a better part load energy analysis. The results are derived from monthly data [14]. These datasets can be used for the estimation of energy requirements and fuel consumption according to the bin and modiﬁed bin method [15,17], and may serve for updating the bin data of the Warmer zone of EN14825 [16].</text:p>
          </table:table-cell>
        </table:table-row>
        <table:table-row table:style-name="ro4">
          <table:table-cell office:value-type="string" calcext:value-type="string">
            <text:p>10.3390_en14123501</text:p>
          </table:table-cell>
          <table:table-cell office:value-type="string" calcext:value-type="string">
            <text:p>dataset, data</text:p>
          </table:table-cell>
          <table:table-cell office:value-type="float" office:value="113" calcext:value-type="float">
            <text:p>113</text:p>
          </table:table-cell>
          <table:table-cell/>
          <table:table-cell office:value-type="float" office:value="0" calcext:value-type="float">
            <text:p>0</text:p>
          </table:table-cell>
          <table:table-cell office:value-type="string" calcext:value-type="string">
            <text:p>In the present work, a 30-year long (1983–2012) time series of hourly outdoor air temperature and relative humidity records from the meteorological station of NOA in Athens, Greece was used to produce speciﬁc data for the application of bin methods. To that end, the outdoor air temperature and relative humidity hourly measurements were analyzed and the frequency of outdoor air dry-bulb temperature at intervals of 2 ◦C, as well as the corresponding mean coincident humidity ratio or wet-bulb temperature values, was calculated. The main goal was to provide an up-to-date bin data set for the city of Athens, based on recent records.</text:p>
          </table:table-cell>
        </table:table-row>
        <table:table-row table:style-name="ro16">
          <table:table-cell office:value-type="string" calcext:value-type="string">
            <text:p>10.3390_en14123501</text:p>
          </table:table-cell>
          <table:table-cell office:value-type="string" calcext:value-type="string">
            <text:p>dataset, data</text:p>
          </table:table-cell>
          <table:table-cell office:value-type="float" office:value="301" calcext:value-type="float">
            <text:p>301</text:p>
          </table:table-cell>
          <table:table-cell/>
          <table:table-cell office:value-type="float" office:value="0" calcext:value-type="float">
            <text:p>0</text:p>
          </table:table-cell>
          <table:table-cell office:value-type="string" calcext:value-type="string">
            <text:p>Energies 2021, 14, x FOR PEER REVIEW 17 of 21 <text:s/>Table 6. Heat transfer coefficients U (W/m2K) and shading coefficients SC of windows. Window Types (Layer/Frame) Room/Space U (W/m2K) (Summer) U (W/m2K) (Win-ter) Shading Co-Efficient SC Double, metal Floors’ offices/corri-dors 3.3 3 0.85 Single, metal Ground floor of-fices/rooms 4.6 4.7 1 Single, metal Staircases 6 6.4 1 The operating hours of the building are from 9:00 a.m. to 20:00 p.m., with an internal temperature of 20 °C in the heating season and 26 °C in the cooling season. Temperatures of 15 and 30 °C were assumed for the rest of the day. For the heating and cooling periods, the temperature of the stairwells and the entrance area was set at 15 and 30 °C in each case. Throughout the year, the ventilation rate was set at 1 and 0 ACH in operation and non-operation periods, respectively. The office building was simulated using the 3 dec-ades (1983–1992, 1993–2002 and 2003–2012) temperature bin data of the city of Athens. Resulting Impact of Climate Change on the Energy Demands for Heating and Cooling It is obvious that there is a noticeable increase in the total energy requirements of the office building for cooling and dehumidification during the period from May to October, as highlighted in Figure 10 and in Table 5. There is an increase of approximately 10% per decade (11.4% in the second decade and 8.2% in the third), while overall cooling loads increased by 20.6%. Figure 10. Total (sensible and latent) monthly energy requirements for cooling.</text:p>
          </table:table-cell>
        </table:table-row>
        <table:table-row table:style-name="ro19">
          <table:table-cell office:value-type="string" calcext:value-type="string">
            <text:p>10.3390_en14123501</text:p>
          </table:table-cell>
          <table:table-cell office:value-type="string" calcext:value-type="string">
            <text:p>dataset, data</text:p>
          </table:table-cell>
          <table:table-cell office:value-type="float" office:value="331" calcext:value-type="float">
            <text:p>331</text:p>
          </table:table-cell>
          <table:table-cell/>
          <table:table-cell office:value-type="float" office:value="0" calcext:value-type="float">
            <text:p>0</text:p>
          </table:table-cell>
          <table:table-cell office:value-type="string" calcext:value-type="string">
            <text:p>The total increase in the energy requirements of the building for both heating and cooling from the first to the last decade is 14.5% (Table 7). Table 7. Latent and sensible loads for the 1983–2013 period. Time Period Cooling Loads Heating Loads Sensible Latent Total (kWh) Sensible Latent Total (kWh) 1983–1992 94.8% 5.2% 413,009 86.7% 13.3% 60,804 1993–2002 95.0% 5.0% 460,184 87.0% 13.8% 50,403 2003–2012 91.8% 8.2% 497,963 83.7% 16.3% 44,665 The trend of cooling loads is increasing in all summer months, especially in June, July and August, and is decreasing in all winter months (Figure 10). The decrease in the heat-ing loads cannot offset the increase in cooling loads during the specified period, so overall energy requirements are increased. This is also reflected in the building’s specific energy requirements for heating and cooling. 5. Conclusions In the present work, a 30-year long (1983–2012) time series of hourly outdoor air tem-perature and relative humidity records from the meteorological station of NOA in Athens, Greece was used to produce specific data for the application of bin methods. To that end, the outdoor air temperature and relative humidity hourly measurements were analyzed and the frequency of outdoor air dry-bulb temperature at intervals of 2 °C, as well as the corresponding mean coincident humidity ratio or wet-bulb temperature values, was cal-culated. The main goal was to provide an up-to-date bin data set for the city of Athens, based on recent records. Some conclusions concerning the behavior of the calculated climate parameters dur-ing the selected time period and the impact of changes observed on local climate are dis-cussed as well. From the results it is obvious that the annual average dry-bulb temperature Energies 2021, 14, 3501</text:p>
          </table:table-cell>
        </table:table-row>
        <table:table-row table:style-name="ro19">
          <table:table-cell office:value-type="string" calcext:value-type="string">
            <text:p>10.3390_en14123501</text:p>
          </table:table-cell>
          <table:table-cell office:value-type="string" calcext:value-type="string">
            <text:p>dataset, data</text:p>
          </table:table-cell>
          <table:table-cell office:value-type="float" office:value="335" calcext:value-type="float">
            <text:p>335</text:p>
          </table:table-cell>
          <table:table-cell/>
          <table:table-cell office:value-type="float" office:value="0" calcext:value-type="float">
            <text:p>0</text:p>
          </table:table-cell>
          <table:table-cell office:value-type="string" calcext:value-type="string">
            <text:p>Figure 10. Total (sensible and latent) monthly energy requirements for cooling. On the other hand, there is a noticeable decrease in the total energy requirements of the office building for heating and humidification during winter (from November to April), with a decrease of approximately 14.2% per decade (17.1% in the second decade and 11.4% in the third) and an overall heating load decrease of 26.5%, as evidenced in Figure 11 and in Table 5. It should be pointed out that Figures 10 and 11 present the sensible and latent energy requirement of the building, the performance coefficients of the primary equipment not being accounted for. Energies 2021, 14, x FOR PEER REVIEW 18 of 21 <text:s/>Figure 11. Total (sensible and latent) monthly energy requirements for heating. In particular, the increase in sensible loads accounts for 11.3% over the period con-sidered, while in contrast, the increase in latent loads totals 62.6% in the three decades. The total increase in the energy requirements of the building for both heating and cooling from the first to the last decade is 14.5% (Table 7). Table 7. Latent and sensible loads for the 1983–2013 period. Time Period Cooling Loads Heating Loads Sensible Latent Total (kWh) Sensible Latent Total (kWh) 1983–1992 94.8% 5.2% 413,009 86.7% 13.3% 60,804 1993–2002 95.0% 5.0% 460,184 87.0% 13.8% 50,403 2003–2012 91.8% 8.2% 497,963 83.7% 16.3% 44,665 The trend of cooling loads is increasing in all summer months, especially in June, July and August, and is decreasing in all winter months (Figure 10). The decrease in the heat-ing loads cannot offset the increase in cooling loads during the specified period, so overall energy requirements are increased.</text:p>
          </table:table-cell>
        </table:table-row>
        <table:table-row table:style-name="ro2">
          <table:table-cell office:value-type="string" calcext:value-type="string">
            <text:p>10.3390_en14123501</text:p>
          </table:table-cell>
          <table:table-cell office:value-type="string" calcext:value-type="string">
            <text:p>publicly availabl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publicly available sensors. Urban Clim. 2019, 28, 100464. [CrossRef]</text:p>
          </table:table-cell>
        </table:table-row>
        <table:table-row table:style-name="ro6">
          <table:table-cell office:value-type="string" calcext:value-type="string">
            <text:p>10.3390_en14123548</text:p>
          </table:table-cell>
          <table:table-cell office:value-type="string" calcext:value-type="string">
            <text:p>benchmark</text:p>
          </table:table-cell>
          <table:table-cell office:value-type="float" office:value="172" calcext:value-type="float">
            <text:p>172</text:p>
          </table:table-cell>
          <table:table-cell/>
          <table:table-cell office:value-type="float" office:value="0" calcext:value-type="float">
            <text:p>0</text:p>
          </table:table-cell>
          <table:table-cell office:value-type="string" calcext:value-type="string">
            <text:p>This paper proposes a novel approach for solving the problems in allocating the DG and capacitor simultaneously in RDS with various load models. The objective of the system is to reduce the power loss and to enhance the VSI of the system. The Bat algorithm is used for sizing and locating both capacitor and DG. Linear changing of feeder loads is performed ranging from 0.5 (light load) to 1.6 (peak load) with a step size of value 0.01, where at each step, sizing is performed using CFT whose formulation is performed in the form of a simple quadrature equation. The present approach is supportive in the selection of a particular size of capacitor and DG based on distribution network operators (DNOs) and their load steps. The standard IEEE 33-bus test system and 69-bus benchmark test system are used to test the effectiveness and feasibility. Comparison of the simulated results is performed with that of other heuristic-based algorithms.</text:p>
          </table:table-cell>
        </table:table-row>
        <table:table-row table:style-name="ro2" table:visibility="filter">
          <table:table-cell office:value-type="string" calcext:value-type="string">
            <text:p>10.3390_en1412354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2" table:visibility="filter">
          <table:table-cell office:value-type="string" calcext:value-type="string">
            <text:p>10.3390_en14123548</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7. Initial data of the problem.</text:p>
          </table:table-cell>
        </table:table-row>
        <table:table-row table:style-name="ro9" table:visibility="filter">
          <table:table-cell office:value-type="string" calcext:value-type="string">
            <text:p>10.3390_en1412354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Curve ﬁtting is the process of constructing a curve or mathematical function that has the best ﬁt to a series of data points, possibly subject to constraints [30]. The steps involved in the curve-ﬁtting technique for the proposed method are given below:</text:p>
          </table:table-cell>
        </table:table-row>
        <table:table-row table:style-name="ro4" table:visibility="filter">
          <table:table-cell office:value-type="string" calcext:value-type="string">
            <text:p>10.3390_en14123548</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initial data and inﬂation rate, interest rate, and feeder distribution rate formulas are taken from the references [44–46]. The economic factors such as inﬂation and interest rate are considered to check the performance of the proposed method. Table 7 presents the initial data of the problem with all necessary parameters. The size of the capacitor and DG is calculated as 1860 kVAr and 2210 kW, respectively. Table 8 shows the savings of the system after compensation. The failure rate of the distribution feeders is analyzed and tabulated in Table 9.</text:p>
          </table:table-cell>
        </table:table-row>
        <table:table-row table:style-name="ro2" table:visibility="filter">
          <table:table-cell office:value-type="string" calcext:value-type="string">
            <text:p>10.3390_en1413376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3. Materials and Methods 3.1. Data</text:p>
          </table:table-cell>
        </table:table-row>
        <table:table-row table:style-name="ro2" table:visibility="filter">
          <table:table-cell office:value-type="string" calcext:value-type="string">
            <text:p>10.3390_en1413376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Evidence for EU-28 Countries. Energies 2017, 10, 381. [CrossRef]</text:p>
          </table:table-cell>
        </table:table-row>
        <table:table-row table:style-name="ro2" table:visibility="filter">
          <table:table-cell office:value-type="string" calcext:value-type="string">
            <text:p>10.3390_en1413376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51. Busu, M. The Role of Renewables in a Low-Carbon Society: Evidence from a Multivariate Panel Data Analysis at the EU Level.</text:p>
          </table:table-cell>
        </table:table-row>
        <table:table-row table:style-name="ro2" table:visibility="filter">
          <table:table-cell office:value-type="string" calcext:value-type="string">
            <text:p>10.3390_en141337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40. Marques, A.C.; Fuinhas, J.A.; Pires Manso, J.R. Motivations driving renewable energy in European countries: A panel data</text:p>
          </table:table-cell>
        </table:table-row>
        <table:table-row table:style-name="ro9" table:visibility="filter">
          <table:table-cell office:value-type="string" calcext:value-type="string">
            <text:p>10.3390_en1413376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Model components are linear combinations of the input variables, with each component representing part of the described variance. Thus, it is possible to determine how much information has been lost by reducing the number of data dimensions. The data</text:p>
          </table:table-cell>
        </table:table-row>
        <table:table-row table:style-name="ro9" table:visibility="filter">
          <table:table-cell office:value-type="string" calcext:value-type="string">
            <text:p>10.3390_en1413376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he lack of correlation between the variables means that there are no such linear combinations that would allow reducing the number of data dimensions. In this case, the PCA method should be supported with other methods of multivariate analyses in order to verify the obtained results.</text:p>
          </table:table-cell>
        </table:table-row>
        <table:table-row table:style-name="ro9" table:visibility="filter">
          <table:table-cell office:value-type="string" calcext:value-type="string">
            <text:p>10.3390_en14133765</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components accounting for 83.12% of the variability of the original data, and for 2013 and 2018, these are three principal components accounting for, respectively, 87.91% and 84.83% of the variability of the original data. Table 9 presents the values of the principal component coefﬁcients for individual years.</text:p>
          </table:table-cell>
        </table:table-row>
        <table:table-row table:style-name="ro9" table:visibility="filter">
          <table:table-cell office:value-type="string" calcext:value-type="string">
            <text:p>10.3390_en1413376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In order to conduct research, the main purpose of which was to assess the EU countries in terms of RES development, data from the European Statistical Ofﬁce [15] were used. These data became the basis for establishing a set of indicators to assess the state of RES in the EU countries.</text:p>
          </table:table-cell>
        </table:table-row>
        <table:table-row table:style-name="ro4" table:visibility="filter">
          <table:table-cell office:value-type="string" calcext:value-type="string">
            <text:p>10.3390_en14133765</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introduction of regulations to promote RES and biofuels made most Member States put signiﬁcant effort into achieving the set targets. As a consequence, both the production and consumption of renewable energy and biofuels have been increasing in recent years. According to the Eurostat data, the share of RES in gross ﬁnal energy consumption in the EU countries increased from 12.6% in 2008 to 18.9% in 2018 [15]. However, this is an average result for all EU countries. In addition, large disproportions are reported in this respect in individual countries. This applies to absolute values, and also in</text:p>
          </table:table-cell>
        </table:table-row>
        <table:table-row table:style-name="ro3" table:visibility="filter">
          <table:table-cell office:value-type="string" calcext:value-type="string">
            <text:p>10.3390_en14133765</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uthor Contributions: Conceptualization, M.T. and J.B.; methodology, J.B. and M.T.; software, M.T. and J.B.; formal analysis, J.B. and M.T.; investigation, J.B. and M.T.; resources, M.T., J.B., and P.B.; data curation, M.T. and J.B.; writing—original draft preparation, M.T. and J.B.; writing—review and editing, J.B. and M.T.; visualization, M.T.; supervision, M.T. and J.B.; project administration, M.T. and J.B.; funding acquisition, M.T. All authors have read and agreed to the published version of the manuscript.</text:p>
          </table:table-cell>
        </table:table-row>
        <table:table-row table:style-name="ro8" table:visibility="filter">
          <table:table-cell office:value-type="string" calcext:value-type="string">
            <text:p>10.3390_en14133765</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postulate of adequacy to the objectives of the RES development policy in the EU, simplicity in construction and ease of result interpretation, comparability, applicability in economic models, forecasts and information systems; data availability. Each country was characterized by 11 indicators (diagnostic variables): ﬁnal renewable and biofuel energy consumption per capita (mtoe/per capita), (X1), ﬁnal renewable and biofuel energy consumption per GDP (mtoe/Million Euro), (X2), renewable energy and biofuel production per capita (mtoe/per capita), (X3), renewable energy and biofuel production per GDP (mtoe/ Million Euro), (X4), renewable energy and biofuels production per area (mtoe/km2), (X5), overall renewable share (with aviation cap) (%), (X6), renewable energy in transport (%), (X7), renewable electricity generation (%), (X8), renewable heating and cooling (%), (X9), gross electricity generation (RES) (%), (X10), gross inland consumption by product (RES) (%), (X11).</text:p>
          </table:table-cell>
        </table:table-row>
        <table:table-row table:style-name="ro12" table:visibility="filter">
          <table:table-cell office:value-type="string" calcext:value-type="string">
            <text:p>10.3390_en14133765</text:p>
          </table:table-cell>
          <table:table-cell office:value-type="string" calcext:value-type="string">
            <text:p>data</text:p>
          </table:table-cell>
          <table:table-cell office:value-type="float" office:value="246" calcext:value-type="float">
            <text:p>246</text:p>
          </table:table-cell>
          <table:table-cell table:number-columns-repeated="2"/>
          <table:table-cell office:value-type="string" calcext:value-type="string">
            <text:p>In addition, two methods of multivariate data analysis were used for the study: the PCA method and the TOPSIS method. So far, these methods have not been used for such an assessment. Moreover, the EU countries remain an invariably important and interesting research object, because their integrity and political conditions, despite the existing differences, are similar. The objectives, especially in the ﬁeld of environmental protection, are also similar, as evidenced by the above-mentioned legal acts and longterm plans in this area. It is also obvious that these countries are very differentiated both economically and socially. The large fragmentation of the EU-27 causes the Member States to differ in terms of energy traditions, technical culture, geographical location, and many other factors. It seems, however, that the EU is taking the most sensible measures to protect the climate versus other regions of the world. Therefore, it is worth referring to this region and analyzing the state of these changes also in the context of the diversity of these countries. The ﬁndings constitute a new and interesting source of information on RES development and should support the decision-making process at the level of individual countries and the entire EU. At the same time, they should be an example of the comprehensive implementation of the "zero-emission" idea in the global economy.</text:p>
          </table:table-cell>
        </table:table-row>
        <table:table-row table:style-name="ro18" table:visibility="filter">
          <table:table-cell office:value-type="string" calcext:value-type="string">
            <text:p>10.3390_en14133765</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For 2008, the ﬁrst two principal components are sufﬁcient to explain 83.13% of the cumulative variance. The ﬁrst principal component carries 65.38% of the information contained in negatively correlated variables for ﬁnal renewable and biofuel energy consumption per capita, ﬁnal renewable and biofuel energy consumption per GDP, renewable energy and biofuel production per capita, renewable energy and biofuel production per GDP, overall renewable share (with aviation cap), renewable electricity generation, renewable heating and cooling, gross electricity generation, and gross inland consumption by product. The second component explains 17.75% of the data variability through renewable energy and biofuel production per area and renewable energy in transport. For 2013, the ﬁrst two principal components explain 78.00% of the cumulative variance, and the other three—87.91%. The ﬁrst principal component carries 60.97% of the information contained in negatively correlated variables, such as ﬁnal renewable and biofuel energy consumption per capita, ﬁnal renewable and biofuel energy consumption per GDP, renewable energy and biofuel production per capita, renewable energy and biofuel production per GDP, overall renewable share (with aviation cap), renewable electricity generation, renewable heating and cooling, gross electricity generation, and gross inland consumption by product. The second component explains 17.04% of the data variability through renewable energy and biofuel production per area, and the third—9.9% through renewable energy in transport. For 2018 data, in turn, the ﬁrst principal component explains 58.5% of the variability through negatively correlated variables like ﬁnal renewable and biofuel energy consumption per capita, ﬁnal renewable and biofuel energy consumption per GDP, renewable energy and biofuel production per capita, renewable energy and biofuel production per GDP, overall renewable share, renewable electricity generation, renewable heating and cooling, gross electricity generation, and gross inland consumption by product.</text:p>
          </table:table-cell>
        </table:table-row>
        <table:table-row table:style-name="ro22" table:visibility="filter">
          <table:table-cell office:value-type="string" calcext:value-type="string">
            <text:p>10.3390_en14133765</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The ﬁrst principal component carries 65.38% of the information contained in negatively correlated variables for ﬁnal renewable and biofuel energy consumption per capita, ﬁnal renewable and biofuel energy consumption per GDP, renewable energy and biofuel production per capita, renewable energy and biofuel production per GDP, overall renewable share (with aviation cap), renewable electricity generation, renewable heating and cooling, gross electricity generation, and gross inland consumption by product. The second component explains 17.75% of the data variability through renewable energy and biofuel production per area and renewable energy in transport. For 2013, the ﬁrst two principal components explain 78.00% of the cumulative variance, and the other three—87.91%. The ﬁrst principal component carries 60.97% of the information contained in negatively correlated variables, such as ﬁnal renewable and biofuel energy consumption per capita, ﬁnal renewable and biofuel energy consumption per GDP, renewable energy and biofuel production per capita, renewable energy and biofuel production per GDP, overall renewable share (with aviation cap), renewable electricity generation, renewable heating and cooling, gross electricity generation, and gross inland consumption by product. The second component explains 17.04% of the data variability through renewable energy and biofuel production per area, and the third—9.9% through renewable energy in transport. For 2018 data, in turn, the ﬁrst principal component explains 58.5% of the variability through negatively correlated variables like ﬁnal renewable and biofuel energy consumption per capita, ﬁnal renewable and biofuel energy consumption per GDP, renewable energy and biofuel production per capita, renewable energy and biofuel production per GDP, overall renewable share, renewable electricity generation, renewable heating and cooling, gross electricity generation, and gross inland consumption by product. The second principal component explains 16.34% of the variability through renewable energy and biofuel production per area and the third—9.99% through the negatively correlated variable</text:p>
          </table:table-cell>
        </table:table-row>
        <table:table-row table:style-name="ro10">
          <table:table-cell office:value-type="string" calcext:value-type="string">
            <text:p>10.3390_en14133765</text:p>
          </table:table-cell>
          <table:table-cell office:value-type="string" calcext:value-type="string">
            <text:p>data, database, retrieve, data https, dataset</text:p>
          </table:table-cell>
          <table:table-cell office:value-type="float" office:value="23" calcext:value-type="float">
            <text:p>23</text:p>
          </table:table-cell>
          <table:table-cell/>
          <table:table-cell office:value-type="float" office:value="0" calcext:value-type="float">
            <text:p>0</text:p>
          </table:table-cell>
          <table:table-cell office:value-type="string" calcext:value-type="string">
            <text:p>Data Availability Statement: All data retrieved from Eurostat datasets: https://ec.europa.eu/ eurostat/data/database (accessed on 5 January 2021).</text:p>
          </table:table-cell>
        </table:table-row>
        <table:table-row table:style-name="ro10">
          <table:table-cell office:value-type="string" calcext:value-type="string">
            <text:p>10.3390_en14133765</text:p>
          </table:table-cell>
          <table:table-cell office:value-type="string" calcext:value-type="string">
            <text:p>database, data</text:p>
          </table:table-cell>
          <table:table-cell office:value-type="float" office:value="76" calcext:value-type="float">
            <text:p>76</text:p>
          </table:table-cell>
          <table:table-cell/>
          <table:table-cell office:value-type="float" office:value="0" calcext:value-type="float">
            <text:p>0</text:p>
          </table:table-cell>
          <table:table-cell office:value-type="string" calcext:value-type="string">
            <text:p>15. Eurostat Database. Available online: https://ec.europa.eu/eurostat/data/database (accessed on 10 May 2021). 16. Hache, E. Do renewable energies improve energy security in the long run? Int. Econ. 2018, 156, 127–135. [CrossRef] 17. Valentine, S.V. Emerging symbiosis: Renewable energy and energy security. Renew. Sustain. Energy Rev. 2011, 15, 4572–4578.</text:p>
          </table:table-cell>
        </table:table-row>
        <table:table-row table:style-name="ro3">
          <table:table-cell office:value-type="string" calcext:value-type="string">
            <text:p>10.3390_en14133765</text:p>
          </table:table-cell>
          <table:table-cell office:value-type="string" calcext:value-type="string">
            <text:p>dataset, data</text:p>
          </table:table-cell>
          <table:table-cell office:value-type="float" office:value="91" calcext:value-type="float">
            <text:p>91</text:p>
          </table:table-cell>
          <table:table-cell/>
          <table:table-cell office:value-type="float" office:value="0" calcext:value-type="float">
            <text:p>0</text:p>
          </table:table-cell>
          <table:table-cell office:value-type="string" calcext:value-type="string">
            <text:p>The determined eigenvalues of the correlation matrix (Table 8) reﬂect the signiﬁcance of the principal components in describing the information resources of the input variables (percentage share in the variability of the data set). The Kaiser criterion was used to determine the optimal number of the principal components. Based on this criterion, such number of principal components was adopted to explain as much variation as at least one original diagnostic variable. Thus, for the indicators from 2008, these are two principal</text:p>
          </table:table-cell>
        </table:table-row>
        <table:table-row table:style-name="ro8">
          <table:table-cell office:value-type="string" calcext:value-type="string">
            <text:p>10.3390_en14133765</text:p>
          </table:table-cell>
          <table:table-cell office:value-type="string" calcext:value-type="string">
            <text:p>dataset, data</text:p>
          </table:table-cell>
          <table:table-cell office:value-type="float" office:value="183" calcext:value-type="float">
            <text:p>183</text:p>
          </table:table-cell>
          <table:table-cell/>
          <table:table-cell office:value-type="float" office:value="0" calcext:value-type="float">
            <text:p>0</text:p>
          </table:table-cell>
          <table:table-cell office:value-type="string" calcext:value-type="string">
            <text:p>In multivariate analyses of the energy market, including renewable energy, the research subject is oftentimes characterized by a large number of mutually correlated variables (factors). Such a large number of these variables makes it possible to describe the studied phenomena in a very accurate, and at the same time credible, manner. However, this often causes difﬁculties in interpretation. Therefore, in order to ﬁnd signiﬁcant relationships between the variables describing the research object, it is necessary to use methods reducing the dimension of the data space while maintaining as much of its variance as possible [53]. The PCA is one of such methods. It is a statistical measure in which a data set is reduced by creating a new space where the initial factors account for the most variability. The reduction of the number of dimensions is obtained by transforming variables into uncorrelated principal components, which are ordered in a descending manner by the size of the described variance of the community [54]:</text:p>
          </table:table-cell>
        </table:table-row>
        <table:table-row table:style-name="ro15">
          <table:table-cell office:value-type="string" calcext:value-type="string">
            <text:p>10.3390_en14133765</text:p>
          </table:table-cell>
          <table:table-cell office:value-type="string" calcext:value-type="string">
            <text:p>package</text:p>
          </table:table-cell>
          <table:table-cell office:value-type="float" office:value="335" calcext:value-type="float">
            <text:p>335</text:p>
          </table:table-cell>
          <table:table-cell/>
          <table:table-cell office:value-type="float" office:value="0" calcext:value-type="float">
            <text:p>0</text:p>
          </table:table-cell>
          <table:table-cell office:value-type="string" calcext:value-type="string">
            <text:p>In addition, by the end of 2020, at least 10% of ﬁnal energy consumption in transport was to come from renewable energy sources. At the end of 2014, the European Council adopted and then, in December 2018, revised targets under which it undertook to achieve by 2030 a reduction of at least 40% in greenhouse gas emissions versus 1990 levels and an increase to 32% of the share of renewable energy in all sources of energy consumed throughout the European community [11]. Other breakthrough solutions were proposed by the European Commission and presented at the UN COP25 climate summit in Madrid (Spain) [12]. They include a new, pioneering European climate strategy called the European Green Deal [13]. According to this strategy, the EU’s economy is to become a "zero-emission", i.e., climate-neutral economy by 2050. In turn, by 2030, carbon dioxide (CO2) emissions are to be reduced by 50% (plans assume even a 55% decrease) versus its emissions in 1990 [13]. These assumptions are more ambitious than those adopted at the UN climate summit COP24, which took place in 2018 in Katowice (Poland) [14]. Currently, the European Commission has announced that it will push for a higher target of reducing CO2 emissions by 2030 versus 1990. When compared to the previously adopted target, it will be raised from 40% to 55%. This target will enable an increase in the production and consumption of energy from RES. The latest main objectives of the EU’s energy policy until 2050 (the European Green Deal) are aimed at achieving a situation in which the EU economy becomes environmentally neutral. It will result in the elimination of fossil fuels as energy sources.</text:p>
          </table:table-cell>
        </table:table-row>
        <table:table-row table:style-name="ro19">
          <table:table-cell office:value-type="string" calcext:value-type="string">
            <text:p>10.3390_en14133765</text:p>
          </table:table-cell>
          <table:table-cell office:value-type="string" calcext:value-type="string">
            <text:p>package</text:p>
          </table:table-cell>
          <table:table-cell office:value-type="float" office:value="344" calcext:value-type="float">
            <text:p>344</text:p>
          </table:table-cell>
          <table:table-cell/>
          <table:table-cell office:value-type="float" office:value="0" calcext:value-type="float">
            <text:p>0</text:p>
          </table:table-cell>
          <table:table-cell office:value-type="string" calcext:value-type="string">
            <text:p>In general, when considering the volume of energy production from RES in total (as Mtoe of production), Germany is the undisputed leader in this respect among all the EU countries. Germany is responsible for nearly 20% of this production in the entire EU (in 2008, it was about 19%, and in 2018—nearly 20%). However, in the presented research, the authors used, among others, indicators that are related to the implementation of the EU climate and energy package until 2020 in terms of RES, as well as indicators showing the growth of RES production capacity or the volume of energy production from RES in relation to the wealth of a given country. This approach to the analysis showed that the situation in Germany in terms of RES is not as good as compared to the leading countries. Over the last 10 years, Germany has not changed its position in the RES development ranking (Table 10) and still ranks 12th. The level of its development is described as average low (Figure 6). Within 10 years, between 2008 and 2010, the share of RES in total energy consumption increased from 10.01% to 16.5%, but Germany has not yet achieved its 2020 target. In fact, many less prosperous countries have already achieved this goal (e.g., Bulgaria, Estonia, Cyprus, Czech Republic). In order to switch to RES, Germany must pay at least €160 billion over ﬁve years [71], which Kay Scheller says is extremely disproportionate to the outcomes. Additionally, Germany has introduced a number of incentive mechanisms to promote RES: a tariff and low-interest loans for investments in new power plants, as well as several programs for the development of the heating and cooling sector. In transport, subsidy systems and ﬁscal regulation are used [61].</text:p>
          </table:table-cell>
        </table:table-row>
        <table:table-row table:style-name="ro19">
          <table:table-cell office:value-type="string" calcext:value-type="string">
            <text:p>10.3390_en14133765</text:p>
          </table:table-cell>
          <table:table-cell office:value-type="string" calcext:value-type="string">
            <text:p>package</text:p>
          </table:table-cell>
          <table:table-cell office:value-type="float" office:value="348" calcext:value-type="float">
            <text:p>348</text:p>
          </table:table-cell>
          <table:table-cell/>
          <table:table-cell office:value-type="float" office:value="0" calcext:value-type="float">
            <text:p>0</text:p>
          </table:table-cell>
          <table:table-cell office:value-type="string" calcext:value-type="string">
            <text:p>The current state of RES development in Germany needs to be looked at a bit more critically. In general, when considering the volume of energy production from RES in total (as Mtoe of production), Germany is the undisputed leader in this respect among all the EU countries. Germany is responsible for nearly 20% of this production in the entire EU (in 2008, it was about 19%, and in 2018—nearly 20%). However, in the presented research, the authors used, among others, indicators that are related to the implementation of the EU climate and energy package until 2020 in terms of RES, as well as indicators showing the growth of RES production capacity or the volume of energy production from RES in relation to the wealth of a given country. This approach to the analysis showed that the situation in Germany in terms of RES is not as good as compared to the leading countries. Over the last 10 years, Germany has not changed its position in the RES development ranking (Table 10) and still ranks 12th. The level of its development is described as average low (Figure 6). Within 10 years, between 2008 and 2010, the share of RES in total energy consumption increased from 10.01% to 16.5%, but Germany has not yet achieved its 2020 target. In fact, many less prosperous countries have already achieved this goal (e.g., Bulgaria, Estonia, Cyprus, Czech Republic). In order to switch to RES, Germany must pay at least €160 billion over ﬁve years [71], which Kay Scheller says is extremely disproportionate to the outcomes. Additionally, Germany has introduced a number of incentive mechanisms to promote RES: a tariff and low-interest loans for investments in new power plants, as well as several programs for the development of the heating and cooling sector.</text:p>
          </table:table-cell>
        </table:table-row>
        <table:table-row table:style-name="ro17">
          <table:table-cell office:value-type="string" calcext:value-type="string">
            <text:p>10.3390_en14133765</text:p>
          </table:table-cell>
          <table:table-cell office:value-type="string" calcext:value-type="string">
            <text:p>package</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The unquestionable leader in the energy transition process is the European Union (EU). Here, the contribution of RES to savings related to the import of fossil fuels in 2015 amounted to approximately EUR 15 billion. It is estimated that in 2030, it should be as much as EUR 58 billion [7]. This is due to the energy policy pursued by the EU. As early as in 2001, the EU adopted Directive 2001/77/EC [8], which requires each Member State to take appropriate measures to achieve a speciﬁc indicative target of RES-generated electricity. At that time, the target was to achieve renewable energy consumption at the level of 12% with an indicative 22% share of electricity produced from RES by 2010. The next measure was Directive 2003/30/EC [9], aimed at promoting the use of biofuels in transport and other renewable fuels (5.75% share of biofuels in transport fuel consumption). Pursuant to the next Directive 2009/28/EC [10], the EU countries were supposed to increase the share of energy obtained from RES in their total energy consumption. The European climate and energy package contained objectives that were to be achieved by 2020. These targets included a 20% reduction in EU greenhouse gas emissions below levels reported in 1990, increasing the share of energy produced from RES to 20% and improving energy efﬁciency by 20%. In addition, by the end of 2020, at least 10% of ﬁnal energy consumption in transport was to come from renewable energy sources. At the end of 2014, the European Council adopted and then, in December 2018, revised targets under which it undertook to achieve by 2030 a reduction of at least 40% in greenhouse gas emissions versus 1990 levels and an increase to 32% of the share of renewable energy in all sources of energy consumed throughout the European community [11].</text:p>
          </table:table-cell>
        </table:table-row>
        <table:table-row table:style-name="ro17">
          <table:table-cell office:value-type="string" calcext:value-type="string">
            <text:p>10.3390_en14133765</text:p>
          </table:table-cell>
          <table:table-cell office:value-type="string" calcext:value-type="string">
            <text:p>package, data</text:p>
          </table:table-cell>
          <table:table-cell office:value-type="float" office:value="326" calcext:value-type="float">
            <text:p>326</text:p>
          </table:table-cell>
          <table:table-cell/>
          <table:table-cell office:value-type="float" office:value="0" calcext:value-type="float">
            <text:p>0</text:p>
          </table:table-cell>
          <table:table-cell office:value-type="string" calcext:value-type="string">
            <text:p>2. Mohsin, M.; Abbas, Q.; Zhang, J.; Ikram, M.; Iqbal, N. Integrated effect of energy consumption, economic development, and population growth on CO2 based environmental degradation: A case of transport sector. Environ. Sci. Pollut. Res. 2019, 26, 32824–32835. [CrossRef] Kanagawa, M.; Nakata, T. Assessment of access to electricity and the socio-economic impacts in rural areas of developing countries. Energy Policy 2008, 36, 2016–2029. [CrossRef] Gonzalez-Salazar, M.A. ; Venturin, M.; Poganietz, W.R.; Finkenrath, M.; Leal, M.R.L.V. Combining an accelerated deployment of bioenergy and land use strategies: Review and insights for a post-conﬂict scenario in Colombia. Renew. Sustain. Energ. Rev. 2017, 73, 159–177. [CrossRef] EU Energy in Figures. Statistical Pocketbook. 2018. Available online: https://op.europa.eu/en/publication-detail/-/publication/ 99fc30eb-c06d-11e8-9893-01aa75ed71a1 (accessed on 13 October 2020). Sorin, G.A. ; Anca, E. The effect of ﬁnancial development on renewable energy consumption. A panel data approach. Renew. Energy 2020, 147, 330–338. Study on Technical Assistance in Realisation of the 2016 Report on Renewable Energy. In Preparation of the Renewable Energy Package for the Period 2020–2030 in the European Union, Freiburg, Germany. 22 February 2017. Available online: https://ec.europa.eu/energy/sites/ener/ﬁles/documents/res-study_ﬁnal_report_170227.pdf (accessed on 13 October 2020). Directive 2001/77/EC of the European Parliament and of the Council of 27 September 2001 on the Promotion of Electricity Produced from Renewable Energy Sources in the Internal Electricity Market; Ofﬁcial Journal of the European Union location L 283. 27 October 2001. Available online: https://eur-lex.europa.eu/legal-content/EN/ALL/?uri=CELEX%3A32001L0077 (accessed on 13 October 2020).</text:p>
          </table:table-cell>
        </table:table-row>
        <table:table-row table:style-name="ro18">
          <table:table-cell office:value-type="string" calcext:value-type="string">
            <text:p>10.3390_en14133765</text:p>
          </table:table-cell>
          <table:table-cell office:value-type="string" calcext:value-type="string">
            <text:p>package, data</text:p>
          </table:table-cell>
          <table:table-cell office:value-type="float" office:value="342" calcext:value-type="float">
            <text:p>342</text:p>
          </table:table-cell>
          <table:table-cell/>
          <table:table-cell office:value-type="float" office:value="0" calcext:value-type="float">
            <text:p>0</text:p>
          </table:table-cell>
          <table:table-cell office:value-type="string" calcext:value-type="string">
            <text:p>Environ. Sci. Pollut. Res. 2019, 26, 32824–32835. [CrossRef] Kanagawa, M.; Nakata, T. Assessment of access to electricity and the socio-economic impacts in rural areas of developing countries. Energy Policy 2008, 36, 2016–2029. [CrossRef] Gonzalez-Salazar, M.A. ; Venturin, M.; Poganietz, W.R.; Finkenrath, M.; Leal, M.R.L.V. Combining an accelerated deployment of bioenergy and land use strategies: Review and insights for a post-conﬂict scenario in Colombia. Renew. Sustain. Energ. Rev. 2017, 73, 159–177. [CrossRef] EU Energy in Figures. Statistical Pocketbook. 2018. Available online: https://op.europa.eu/en/publication-detail/-/publication/ 99fc30eb-c06d-11e8-9893-01aa75ed71a1 (accessed on 13 October 2020). Sorin, G.A. ; Anca, E. The effect of ﬁnancial development on renewable energy consumption. A panel data approach. Renew. Energy 2020, 147, 330–338. Study on Technical Assistance in Realisation of the 2016 Report on Renewable Energy. In Preparation of the Renewable Energy Package for the Period 2020–2030 in the European Union, Freiburg, Germany. 22 February 2017. Available online: https://ec.europa.eu/energy/sites/ener/ﬁles/documents/res-study_ﬁnal_report_170227.pdf (accessed on 13 October 2020). Directive 2001/77/EC of the European Parliament and of the Council of 27 September 2001 on the Promotion of Electricity Produced from Renewable Energy Sources in the Internal Electricity Market; Ofﬁcial Journal of the European Union location L 283. 27 October 2001. Available online: https://eur-lex.europa.eu/legal-content/EN/ALL/?uri=CELEX%3A32001L0077 (accessed on 13 October 2020). Directive 2003/30/EC of the European Parliament and of the Council of 8 May 2003 on the Promotion of the Use of Biofuels or Other Renewable Fuels for Transport; Ofﬁcial Journal of the European Union location L 283. 17 May 2003. Available online: https://eur-lex.europa.eu/legal-content/EN/TXT/PDF/?uri=CELEX:32003L0030&amp;from=en (accessed on 13 October 2020).</text:p>
          </table:table-cell>
        </table:table-row>
        <table:table-row table:style-name="ro9" table:visibility="filter">
          <table:table-cell office:value-type="string" calcext:value-type="string">
            <text:p>10.3390_en14133970</text:p>
          </table:table-cell>
          <table:table-cell office:value-type="string" calcext:value-type="string">
            <text:p>code, code available, github</text:p>
          </table:table-cell>
          <table:table-cell office:value-type="float" office:value="41" calcext:value-type="float">
            <text:p>41</text:p>
          </table:table-cell>
          <table:table-cell/>
          <table:table-cell office:value-type="float" office:value="2" calcext:value-type="float">
            <text:p>2</text:p>
          </table:table-cell>
          <table:table-cell office:value-type="string" calcext:value-type="string">
            <text:p>The code and documentation of TESS are available at https://github.com/slacgismo/ TESS, accessed on 29 June 2021. The current setup reﬂects the speciﬁcation of TESS for our ﬁeld deployment in Colorado, as described in Section 4.</text:p>
          </table:table-cell>
        </table:table-row>
        <table:table-row table:style-name="ro12" table:visibility="filter">
          <table:table-cell office:value-type="string" calcext:value-type="string">
            <text:p>10.3390_en14133970</text:p>
          </table:table-cell>
          <table:table-cell office:value-type="string" calcext:value-type="string">
            <text:p>code, code available, github</text:p>
          </table:table-cell>
          <table:table-cell office:value-type="float" office:value="224" calcext:value-type="float">
            <text:p>224</text:p>
          </table:table-cell>
          <table:table-cell/>
          <table:table-cell office:value-type="float" office:value="2" calcext:value-type="float">
            <text:p>2</text:p>
          </table:table-cell>
          <table:table-cell office:value-type="string" calcext:value-type="string">
            <text:p>Residential distribution systems are a potential source of system ﬂexibility, particularly in demand. This potential can be realized by an approach called transactive systems (TS), which coordinates residential distributed energy resources (DER) through a market-based mechanism. In this work, we present Transactive Energy Service System (TESS), a modularized platform for the implementation of TS, which enables the deployment of adjusted market mechanisms, economic bidding, and the potential entry of third parties. (The code and documentation of TESS are available at https://github.com/slacgismo/TESS, accessed on 29 June 2021). TESS thereby opens up current integrated closed-system TS, allows for the better adaptation of TS to power systems with high shares of renewable energies, and lays the foundations for a smart grid with a variety of stakeholders. Furthermore, we describe TESS as we have modiﬁed it for a ﬁeld implementation within the service territory of Holy Cross Energy, an electric cooperative serving Eagle, Pitkin, Garﬁeld, Mesa, and Gunnison counties in Colorado. Importantly, our speciﬁcation addresses challenges of implementing TS in existing electric retail systems, for instance, the design of bidding strategies when a (non-transactive) tariff system is already in place.</text:p>
          </table:table-cell>
        </table:table-row>
        <table:table-row table:style-name="ro3" table:visibility="filter">
          <table:table-cell office:value-type="string" calcext:value-type="string">
            <text:p>10.3390_en14133970</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Author Contributions: Conceptualization, D.P.C., L.L.K., M.-L.A.; methodology, D.P.C., L.L.K., M.-L.A.; software, M.-L.A.; validation, M.-L.A.; formal analysis, M.-L.A.; investigation, M.-L.A.; resources, D.P.C.; data curation, M.-L.A.; writing—original draft preparation, L.L.K.; writing—review and editing, D.P.C., L.L.K., M.-L.A.; visualization, D.P.C., M.-L.A.; supervision, D.P.C.; project administration, D.P.C.; funding acquisition, D.P.C. All authors have read and agreed to the published version of the manuscript.</text:p>
          </table:table-cell>
        </table:table-row>
        <table:table-row table:style-name="ro11" table:visibility="filter">
          <table:table-cell office:value-type="string" calcext:value-type="string">
            <text:p>10.3390_en14133970</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for their marginal contributions to the total net beneﬁt, i.e., a consumer whose actions increased the total surplus greater will see a larger reward than one whose actions were detrimental. Actions that are both individually and collectively beneﬁcial are rewarded the most, and ones harmful to both are rewarded the least, while those that only beneﬁt one or the other are rewarded somewhere in between. Finally, the use of tokens might open up new opportunities. For instance, customers could receive tokens for other activities which are beneﬁcial for the system, such as sharing data or for certain energy efﬁciency investments. A discussion of the challenges of working with tokens can be found in Section 5.5.</text:p>
          </table:table-cell>
        </table:table-row>
        <table:table-row table:style-name="ro8" table:visibility="filter">
          <table:table-cell office:value-type="string" calcext:value-type="string">
            <text:p>10.3390_en14133970</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Third, the introduction of tokens opens up new opportunities, but also challenges. With regard to opportunities, tokens can be used to reimburse customers further for other beneﬁcial actions, like the provision of data or energy efﬁciency investments. In theory, this compensation could be accomplished in USD, but other programs like Ohm Connect [34] and recent insights in gamiﬁcation have shown that such tokens provide greater operational ﬂexibility and might better be able to incentivize system-friendly behavior. On the other hand, the introduction of tokens introduces another layer of uncertainty with regard to token value. Therefore, bidding should actually be based on the expected token value rather than on a ﬁxed “myopic” assumption with respect to the value of a token. In addition, some uncertainty remains regarding whether a tokenbased settlement mechanism might run afoul of government ﬁnancial regulations, once the system is opened up for other stakeholders.</text:p>
          </table:table-cell>
        </table:table-row>
        <table:table-row table:style-name="ro6" table:visibility="filter">
          <table:table-cell office:value-type="string" calcext:value-type="string">
            <text:p>10.3390_en14133970</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2. Hammerstrom, D.J.; Ambrosio, R.; Carlon, T.A.; DeSteese, J.G.; Horst, G.R.; Kajfasz, R.; Kiesling, L.L.; Michie, P.; Pratt, R.G.; Yao, M.; et al. Paciﬁc Northwest GridWise™ Testbed Demonstration Projects; Part I. Olympic Peninsula Project; Technical Report; Paciﬁc Northwest National Lab.(PNNL): Richland, WA, USA, 2008. Adhikari, R.; Pipattanasomporn, M.; Kuzlu, M.; Rahman, S. Simulation study of transactive control strategies for residential HVAC systems. In Proceedings of the 2016 IEEE PES Innovative Smart Grid Technologies Conference Europe (ISGT-Europe), Ljubljana, Slovenia, 9–12 October 2016; pp. 1–5. [CrossRef] Arlt, M.L. Flexible Load for Renewable Energy Economic Approaches to Integrate Flexible Demand in Power Systems. Dissertation, Albert Ludwig University Freiburg, Breisgau, Germany, 2020. Available online: https://freidok.uni-freiburg.de/data/1679 53 (accessed on 30 June 2021).</text:p>
          </table:table-cell>
        </table:table-row>
        <table:table-row table:style-name="ro12" table:visibility="filter">
          <table:table-cell office:value-type="string" calcext:value-type="string">
            <text:p>10.3390_en14133970</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The implementation of TS in brownﬁeld deployments comes with several challenges. First, baseline approaches (i.e., providing demand ﬂexibility as compared to a usual/expected load baseline) usually suffer from gaming. Customers could inﬂuence their baseline calculation to be able to report a bigger deviation from it and receive higher payments. In the case of PV, this risk is limited as HCE has access to the rated power of the system bidding as well as the PV measurements prior to the event. The latter can serve as a myopic forecast for the limited duration of a possible event requiring to increase net load. Moreover, HCE has access to data of solar panels that are not participating in TESS which provide a control baseline. Given these opportunities to validate customers’ bids, we believe it is reasonable that customers bid their possible deviation to the best of their knowledge and specify the home hub to bid the latest measurement of PV generation as a possible deviation during the time when the system has not been curtailed. The problem becomes more severe, however, for other devices such as electric vehicles. It still needs to be determined how a baseline could be determined for other devices and whether information from such devices’ can be used to verify its bidding behavior.</text:p>
          </table:table-cell>
        </table:table-row>
        <table:table-row table:style-name="ro2" table:visibility="filter">
          <table:table-cell office:value-type="string" calcext:value-type="string">
            <text:p>10.3390_en14133970</text:p>
          </table:table-cell>
          <table:table-cell office:value-type="string" calcext:value-type="string">
            <text:p>database</text:p>
          </table:table-cell>
          <table:table-cell office:value-type="float" office:value="9" calcext:value-type="float">
            <text:p>9</text:p>
          </table:table-cell>
          <table:table-cell table:number-columns-repeated="2"/>
          <table:table-cell office:value-type="string" calcext:value-type="string">
            <text:p>results) are stored in the TESS database.</text:p>
          </table:table-cell>
        </table:table-row>
        <table:table-row table:style-name="ro2" table:visibility="filter">
          <table:table-cell office:value-type="string" calcext:value-type="string">
            <text:p>10.3390_en14133970</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results) are stored in the TESS database, for validation and billing purposes.</text:p>
          </table:table-cell>
        </table:table-row>
        <table:table-row table:style-name="ro13" table:visibility="filter">
          <table:table-cell office:value-type="string" calcext:value-type="string">
            <text:p>10.3390_en14133970</text:p>
          </table:table-cell>
          <table:table-cell office:value-type="string" calcext:value-type="string">
            <text:p>database</text:p>
          </table:table-cell>
          <table:table-cell office:value-type="float" office:value="201" calcext:value-type="float">
            <text:p>201</text:p>
          </table:table-cell>
          <table:table-cell table:number-columns-repeated="2"/>
          <table:table-cell office:value-type="string" calcext:value-type="string">
            <text:p>Each customer i has a home hub HHi that manages the settings and actions of its devices J on the customer’s behalf. At each market interval, the relevant physical state information Sijt is measured by the meter or other relevant sensors and written to the TESS database on the cloud. Based on this information, the agents representing the home hubs on the cloud update their physical states and form dispatch bids b(Sijt), i.e., how much they are willing to pay for consumption bd ijt or the minimum price for supply bs ijt. The agent representing the retailer submits wholesale market supply, with the price bid bs WS corresponding to the cost of supply cWS and the quantity bid to the import capacity. This coordination with wholesale operations is essential to ensuring that the utility is maximizing its utilization of the wholesale agreements it has in place. Shortly before the beginning of the market interval, the market operator agent collects all bids and determines the market result by constructing market demand D(p) and supply curves S(p) for that interval.</text:p>
          </table:table-cell>
        </table:table-row>
        <table:table-row table:style-name="ro6" table:visibility="filter">
          <table:table-cell office:value-type="string" calcext:value-type="string">
            <text:p>10.3390_en14133970</text:p>
          </table:table-cell>
          <table:table-cell office:value-type="string" calcext:value-type="string">
            <text:p>open-source</text:p>
          </table:table-cell>
          <table:table-cell office:value-type="float" office:value="155" calcext:value-type="float">
            <text:p>155</text:p>
          </table:table-cell>
          <table:table-cell table:number-columns-repeated="2"/>
          <table:table-cell office:value-type="string" calcext:value-type="string">
            <text:p>Residential distribution systems are a potential source of system ﬂexibility. This potential can be realized by an approach called transactive systems (TS) that coordinates residential devices through a market-based mechanism using price-based dispatch. In this work, we present TESS, a open-source platform to develop, deploy, and operate TS in electric retail environments. TESS enables the dispatch of devices according to their physical state, customer preferences, and local and time-speciﬁc supply cost. Existing systems have been designed as closed control system. In contrast, we envision TESS to be a starting point for an open smart grid platform: the modularized structure will be able to incorporate multiple DER, enable third party access such as competing load aggregators, and provide the utility with the means for efﬁcient and resilient operations of a system with increasing shares of variable renewable energy.</text:p>
          </table:table-cell>
        </table:table-row>
        <table:table-row table:style-name="ro2" table:visibility="filter">
          <table:table-cell office:value-type="string" calcext:value-type="string">
            <text:p>10.3390_en14134009</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is summarized in Figure 3.</text:p>
          </table:table-cell>
        </table:table-row>
        <table:table-row table:style-name="ro10" table:visibility="filter">
          <table:table-cell office:value-type="string" calcext:value-type="string">
            <text:p>10.3390_en1413400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stimation developed in this work can be applied to any transformer model. Ultimately, the transformer model should be modiﬁed with a proper combination of RLC sections and mutual inductances, which is then followed by new SFRA tests. Then, based on the test measurement data, transformer parameters can be estimated.</text:p>
          </table:table-cell>
        </table:table-row>
        <table:table-row table:style-name="ro10" table:visibility="filter">
          <table:table-cell office:value-type="string" calcext:value-type="string">
            <text:p>10.3390_en1413400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 winding and the core or tank. The symbol M represents mutual inductance between windings. The ﬁrst digit of subscripts represents the winding number, and its second digit denotes the section number of the winding. Note that the repetitive RLC structure generates quadratic resonance, including resonance and anti-resonance, which also appear in measured SFRA data.</text:p>
          </table:table-cell>
        </table:table-row>
        <table:table-row table:style-name="ro3" table:visibility="filter">
          <table:table-cell office:value-type="string" calcext:value-type="string">
            <text:p>10.3390_en14134009</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considering single- or two-winding models only, this work dealt with a three-winding transformer model. For validation, actual ﬁeld SFRA data of a 154 kV three-winding power transformer was tested, and then transformer model parameters were estimated. Finally, it can be concluded that the transformer parameter estimation was successful since SFRA data simulated with the estimated model almost matches the measured data.</text:p>
          </table:table-cell>
        </table:table-row>
        <table:table-row table:style-name="ro3" table:visibility="filter">
          <table:table-cell office:value-type="string" calcext:value-type="string">
            <text:p>10.3390_en1413400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 measured SFRA of the real transformer is compared with the simulated frequency response of the proposed transformer model, and the estimation process aims to improve the consistency of the two SFRA. The process begins from the appropriate initial parameters of the proposed model, which are ﬁt to the comparison SFRA graph. If any three-winding transformer has SFRA data, the above parameter estimation process can be applied based on the proposed model, such as Figure 2.</text:p>
          </table:table-cell>
        </table:table-row>
        <table:table-row table:style-name="ro3" table:visibility="filter">
          <table:table-cell office:value-type="string" calcext:value-type="string">
            <text:p>10.3390_en14134009</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uthor Contributions: Conceptualization, Y.Y., S.J. and S.C.; Data curation, Y.Y. and S.J.; Funding acquisition, S.C.; Investigation, Y.Y., J.C., and S.C.; Methodology, Y.Y., S.J., and S.C.; Resources, J.C., S.J., and Y.-G.K.; Software, Y.Y., Y.S., and S.C.; Supervision, S.J. and S.C.; Validation, S.J. and Y.-G.K.; Visualization, Y.Y. and Y.S.; Writing—original draft, Y.Y. and S.C.; Writing—review &amp; editing, Y.Y. and S.C. All authors have read and agreed to the published version of the manuscript.</text:p>
          </table:table-cell>
        </table:table-row>
        <table:table-row table:style-name="ro11" table:visibility="filter">
          <table:table-cell office:value-type="string" calcext:value-type="string">
            <text:p>10.3390_en14134009</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Finally, the last process is comparing SFRA short test results. The operator modiﬁes the values of the mutual coupling coefﬁcient (k) and shunt capacitance Cg to align the frequency response graph of the model with the actual SFRA data. The open-circuit test SFRA graph and the short test SFRA graph should be compared and selected to minimize the error between the two SFRA. The effect of each parameter on frequency response is summarized in Table 1. Based on Table 1, it is possible to estimate the transformer parameter by modifying the parameters of each section and comparing measured SFRA data and the simulated SFRA of the model.</text:p>
          </table:table-cell>
        </table:table-row>
        <table:table-row table:style-name="ro5" table:visibility="filter">
          <table:table-cell office:value-type="string" calcext:value-type="string">
            <text:p>10.3390_en14134009</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is section presents the estimation results of single-winding model parameters of a single-phase transformer, using SFRA data measured from an open-circuit test of a 154 kV single-phase transformer manufactured by LS Electric. To determine the effectiveness of frequency response for each parameter in the transformer when only a single winding is presented, the parameters of other windings and mutual coupling are not considered. The single-winding model makes it relatively easy to estimate parameters because it has repetitive structures of unit sections without mutual coupling. After the parameter estimation of the single-winding model, the SFRA results of the open-circuit test simulation are compared with those of the actual ﬁeld test, as shown in Figure 4.</text:p>
          </table:table-cell>
        </table:table-row>
        <table:table-row table:style-name="ro5" table:visibility="filter">
          <table:table-cell office:value-type="string" calcext:value-type="string">
            <text:p>10.3390_en1413400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Existing modeling methods require a long computation time and large amounts of data, including speciﬁc structural or physical data [9–11,17,20]. In [9,10], the authors estimated transformer parameters by analyzing transformer structures and calculating the deformation of turns. The authors of [11,17] used the ﬁnite element method based on electromagnetics and structural mechanics data to model and analyze the transformer. In [20], 3D structures and schematic diagrams were used to design a high-frequency equivalent circuit of a transformer. The proposed method of this paper takes a shorter time to estimate transformer parameters than the previous works because the method uses simple SFRA data rather than detailed transformer structural and physical data.</text:p>
          </table:table-cell>
        </table:table-row>
        <table:table-row table:style-name="ro11" table:visibility="filter">
          <table:table-cell office:value-type="string" calcext:value-type="string">
            <text:p>10.3390_en14134009</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Quadratic resonances occur in each section of the single-winding model. There are eight anti-resonances and seven resonances within the frequency range shown in Figure 4. The model parameters are estimated by resonance frequency, width, and magnitude at each section based on Table 1. From the full frequency range of 120 rad/s to 1 Mrad/s in Figure 4, the RMSE is 2.5881 dB, and the MAE is 1.8446 dB. For 154 kV transformers, frequency responses from 20 kHz to 20 MHz are utilized for fault veriﬁcation using SFRA [16]. However, the frequency response in the high-frequency domain is not important when simulating a transformer model to the power system. When using SFRA data for</text:p>
          </table:table-cell>
        </table:table-row>
        <table:table-row table:style-name="ro5" table:visibility="filter">
          <table:table-cell office:value-type="string" calcext:value-type="string">
            <text:p>10.3390_en14134009</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s aforementioned, frequency or magnetic analysis of power transformers can be used to detect transformer faults. In other words, modeling of a power transformer and parameter estimation using FRA is practicable because FRA results based on a highfrequency model represent transformer characteristics well. Therefore, this paper proposes a high-frequency transformer model and an efﬁcient parameter estimation method based on SFRA data. Based on the high-frequency model, SFRA results are calculated and then compared with measured SFRA data. The parameters can be estimated to make the calculated SFRA results identical to the measured ones. Ultimately, the transformer model should reﬂect resonances in the frequency domain, and the state-space equations need to be developed for efﬁcient FRA simulation.</text:p>
          </table:table-cell>
        </table:table-row>
        <table:table-row table:style-name="ro6" table:visibility="filter">
          <table:table-cell office:value-type="string" calcext:value-type="string">
            <text:p>10.3390_en1413400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bstract: A power transformer is an essential device for stable and reliable power transfer to customers. Therefore, accurate modeling of transformers is required for simulation-based analysis with the model. The paper proposes an efﬁcient and straightforward parameter estimation of power transformers based on sweep frequency response analysis (SFRA) test data. The method ﬁrst develops a transformer model consisting of repetitive RLC sections and mutual inductances and then aligns the simulated SFRA curve with the measured one by adjusting parameters. Note that this adjustment is based on individual parameter impacts on the SFRA curve. After aligning the two curves, the ﬁnal transformer model can be obtained. In this paper, actual single-phase, three-winding transformer model parameters were estimated based on ﬁeld SFRA data, showing that SFRA curves simulated from the estimated model are consistent with the measured data.</text:p>
          </table:table-cell>
        </table:table-row>
        <table:table-row table:style-name="ro8" table:visibility="filter">
          <table:table-cell office:value-type="string" calcext:value-type="string">
            <text:p>10.3390_en14134009</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This paper proposes a new parameter estimation scheme for the three-winding transformer model, using an SFRA test, which has widely been used to detect transformer deformation or short-circuit conditions. For the estimation, a single model of a threewinding transformer, which is comprised of a proper combination of repetitive RLC sections, is created and used. The proposed estimation method has the following major contribution. The traditional parameter estimation of transformers is based on the physical and structural information of transformers, which requires a thorough analysis of their electromagnetics and structural mechanics. In comparison, the SFRA-based method uses simple SFRA measurement data, which reﬂect physical characteristics of transformers, and then estimates circuit parameters directly. In the end, the proposed approach does not need any measured magnetics data or transformer structural data, and therefore the estimation process can be quick and straightforward. Moreover, unlike the previous works</text:p>
          </table:table-cell>
        </table:table-row>
        <table:table-row table:style-name="ro14" table:visibility="filter">
          <table:table-cell office:value-type="string" calcext:value-type="string">
            <text:p>10.3390_en14134009</text:p>
          </table:table-cell>
          <table:table-cell office:value-type="string" calcext:value-type="string">
            <text:p>data</text:p>
          </table:table-cell>
          <table:table-cell office:value-type="float" office:value="262" calcext:value-type="float">
            <text:p>262</text:p>
          </table:table-cell>
          <table:table-cell table:number-columns-repeated="2"/>
          <table:table-cell office:value-type="string" calcext:value-type="string">
            <text:p>Energies 2021, 14, x FOR PEER REVIEW 5 of 10 <text:s/>3. Parameter Estimation Process Based on SFRA The process of estimating parameters via matching the measured and simulated SFRA data is summarized in Figure 3. Figure 3. Transformer parameter estimation process. The measured SFRA of the real transformer is compared with the simulated fre-quency response of the proposed transformer model, and the estimation process aims to improve the consistency of the two SFRA. The process begins from the appropriate initial parameters of the proposed model, which are fit to the comparison SFRA graph. If any three-winding transformer has SFRA data, the above parameter estimation process can be applied based on the proposed model, such as Figure 2. The more winding sections in the transformer circuit model located to the right, the more the high-frequency response is involved. For the first section of the first winding, modifying L, C, and G values in that section affects the first resonance point of all six SFRA tests as other windings consider magnetic coupling. Therefore, a frequency response com-parison is initiated in the first winding measurement open-circuit test. The first section parameters of the first winding should be corrected to align with the first resonance point of the first winding measurement open-circuit test. Besides, determining the ratio of the first, second, and third winding L values, according to the ratio of the frequency response Energies 2021, 14, 4009</text:p>
          </table:table-cell>
        </table:table-row>
        <table:table-row table:style-name="ro15" table:visibility="filter">
          <table:table-cell office:value-type="string" calcext:value-type="string">
            <text:p>10.3390_en14134009</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The R, L, and C components of a high-frequency transformer model cause resonance phenomena, and FRA results sufﬁciently reﬂect this phenomena. The typical FRA for power transformers is sweep frequency response analysis (SFRA), which measures frequency responses ranging from approximately 20 Hz to 20 MHz. The SFRA is commonly used for transformer fault diagnosis based on distortion observation. In [3], the normal and fault states were compared using FRA, and the authors of [4] simulated the FRA on the high-frequency transformer model by changing various parameters. Similarly, [8] observed the relationships between parameters and frequency responses and then compared the FRA results of normal and fault states. In [6], impulse tests and fast Fourier transform were conducted for the FRA. In [7], the authors used driving-point impedance for transformer parameter estimation. In [5,12–14,16–20], SFRA data was used to detect the deformation or fault of a power transformer. The core diagnosis based on SFRA was covered in [5]. In [12], the authors ﬁrst observed the relationships between parameters and frequency response and then analyzed frequency response in fault conditions. In [13,14,17,19], the SFRA was used to diagnose interturn faults such as short-circuit faults and winding deformation. The authors of [21] presented a comprehensive, detailed review of the transformer FRA, including test methods, objectives, structures, and results. In [5,7,9,10,14,17–20], methods that calculate magnetic deformation using structural or physical analysis were presented with the comparison of normal and fault states via graphs.</text:p>
          </table:table-cell>
        </table:table-row>
        <table:table-row table:style-name="ro15" table:visibility="filter">
          <table:table-cell office:value-type="string" calcext:value-type="string">
            <text:p>10.3390_en14134009</text:p>
          </table:table-cell>
          <table:table-cell office:value-type="string" calcext:value-type="string">
            <text:p>data</text:p>
          </table:table-cell>
          <table:table-cell office:value-type="float" office:value="317" calcext:value-type="float">
            <text:p>317</text:p>
          </table:table-cell>
          <table:table-cell table:number-columns-repeated="2"/>
          <table:table-cell office:value-type="string" calcext:value-type="string">
            <text:p>Glob. Energy Interconnect. 2020, 3, 158–165. [CrossRef] Ryder, S.A. Diagnosing transformer faults using frequency response analysis. IEEE Electr. Insul.Mag. 2003, 19, 16–22. [CrossRef] Abu-Siada, A.; Hashemnia, N.; Islam, S.; Masoum, M.S.A. Impact of transformer model parameters variation on FRA signature. In Proceedings of the 2012 22nd Australasian Universities Power Engineering Conference (AUPEC), Bali, Indonesia, 26–29 September 2012. Smugala, D.; Bonk, M.; Ziemski, R. Single-phase magnetic cores’ faults diagnosis using FRA approach. Measurement 2018, 114, 428–435. [CrossRef] Paulraj, T.; Kishan, S.P. ; Dhana, S.P. Modeling and location of faults in power transformer using Transfer Function and Frequency Response Analysis. In Proceedings of the 2014 IEEE International Conference on Advanced Communications, Control and Computing Technologies, Ramanathapuram, India, 8–10 May 2014; pp. 83–87. Patel, S.; Derwal, A.; Doshi, S.; Rajendra, S.K. Utilising Genetic Algorithm and Driving Point Impedance Data to Synthesize High Frequency Circuit Model of Power Transformer Winding. In Proceedings of the 2018 5th International Conference on Signal Processing and Integrated Networks (SPIN), Noida, India, 22–23 February 2018. Alsuhaibani, S.; Khan, Y.; Beroual, A.; Malik, N.H. A review of frequency response analysis methods for power transformer diagnostics. Energies 2016, 9, 879. [CrossRef] Karimifard, P.; Gharehpetian, G.B. A new algorithm for localization of radial deformation and determination of deformation extent in transformer windings. Electr. Power Syst. Res. 2008, 78, 1701–1711. [CrossRef]</text:p>
          </table:table-cell>
        </table:table-row>
        <table:table-row table:style-name="ro17" table:visibility="filter">
          <table:table-cell office:value-type="string" calcext:value-type="string">
            <text:p>10.3390_en14134009</text:p>
          </table:table-cell>
          <table:table-cell office:value-type="string" calcext:value-type="string">
            <text:p>data</text:p>
          </table:table-cell>
          <table:table-cell office:value-type="float" office:value="322" calcext:value-type="float">
            <text:p>322</text:p>
          </table:table-cell>
          <table:table-cell table:number-columns-repeated="2"/>
          <table:table-cell office:value-type="string" calcext:value-type="string">
            <text:p>Energies 2021, 14, x FOR PEER REVIEW 7 of 10 <text:s/>where N is the number of frequency samples, and (cid:1877)(cid:3046) and (cid:1877)(cid:3040) denote the magnitude of simulated and measured SFRA, respectively. 4.1. Single-Winding Model Parameter Estimation of a Single-Phase Transformer This section presents the estimation results of single-winding model parameters of a single-phase transformer, using SFRA data measured from an open-circuit test of a 154 kV single-phase transformer manufactured by LS Electric. To determine the effectiveness of frequency response for each parameter in the transformer when only a single winding is presented, the parameters of other windings and mutual coupling are not considered. The single-winding model makes it relatively easy to estimate parameters because it has repetitive structures of unit sections without mutual coupling. After the parameter esti-mation of the single-winding model, the SFRA results of the open-circuit test simulation are compared with those of the actual field test, as shown in Figure 4. Figure 4. Comparison of model SFRA and measured SFRA (single-winding model, first winding SFRA, open-circuit test). Quadratic resonances occur in each section of the single-winding model. There are eight anti-resonances and seven resonances within the frequency range shown in Figure 4. The model parameters are estimated by resonance frequency, width, and magnitude at each section based on Table 1. From the full frequency range of 120 rad/s to 1 Mrad/s in Figure 4, the RMSE is 2.5881 dB, and the MAE is 1.8446 dB. For 154 kV transformers, fre-quency responses from 20 kHz to 20 MHz are utilized for fault verification using SFRA [16]. However, the frequency response in the high-frequency domain is not important when simulating a transformer model to the power system.</text:p>
          </table:table-cell>
        </table:table-row>
        <table:table-row table:style-name="ro18" table:visibility="filter">
          <table:table-cell office:value-type="string" calcext:value-type="string">
            <text:p>10.3390_en14134009</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Energies 2021, 14, x FOR PEER REVIEW 3 of 10 <text:s/>2.1. Three-Winding Power Transformer Model The three-winding power transformer for the FRA is shown in Figure 1. The model has iterative structures with RLC sections. The symbols L and G represent the inductance and conductance of each winding turn, respectively. While the symbol C in series repre-sents the capacitance between winding turns, the symbol C in shunt is a capacitive air gap between a winding and the core or tank. The symbol M represents mutual inductance between windings. The first digit of subscripts represents the winding number, and its second digit denotes the section number of the winding. Note that the repetitive RLC structure generates quadratic resonance, including resonance and anti-resonance, which also appear in measured SFRA data. 2.2. Power Transformer Model Using the State-Space Method Like Simulink or ATPDraw, programs are available to analyze the frequency re-sponse of the proposed model. These programs take considerable time to analyze the cir-cuit. However, iterative processes occur to estimate parameters, so the long computation time is a critical drawback. Additionally, it is cumbersome to use these programs to create each circuit of the three-winding model to measure different SFRA configurations. There-fore, we build the state-space equations of the model to extract the transfer function. Then, the frequency response analysis result is calculated from the transfer function of each SFRA measuring scheme. The state-space method enables the operator to calculate the transfer function with internal model parameters, and the numerical analysis model ex-tracts the frequency response graph faster. Figure 1. Single-phase three-winding transformer model. Figure 2 shows the model that combined the proposed model in Figure 1 with the SFRA measuring device. The transformer parameters and state variables for the state-space method are represented in Figure 2. Energies 2021, 14, 4009</text:p>
          </table:table-cell>
        </table:table-row>
        <table:table-row table:style-name="ro17" table:visibility="filter">
          <table:table-cell office:value-type="string" calcext:value-type="string">
            <text:p>10.3390_en14134009</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Figure 4. Comparison of model SFRA and measured SFRA (single-winding model, first winding SFRA, open-circuit test). Quadratic resonances occur in each section of the single-winding model. There are eight anti-resonances and seven resonances within the frequency range shown in Figure 4. The model parameters are estimated by resonance frequency, width, and magnitude at each section based on Table 1. From the full frequency range of 120 rad/s to 1 Mrad/s in Figure 4, the RMSE is 2.5881 dB, and the MAE is 1.8446 dB. For 154 kV transformers, fre-quency responses from 20 kHz to 20 MHz are utilized for fault verification using SFRA [16]. However, the frequency response in the high-frequency domain is not important when simulating a transformer model to the power system. When using SFRA data for transformer faults detection, the frequency range below 2 kHz determines the defor-mation and movement of the transformer steel core, and the 2 kHz to 20 kHz range deter-mines the deformation and movement of the windings in the transformer. The 20 kHz to 2 MHz range is the discriminant range for transformer structures, and frequencies greater than 2 MHz are the frequency response area according to the connection and ground state of the SFRA measuring instrument [22]. Thus, the target in this simulation and modeling is an iron core and magnetic coupling between transformer windings. Therefore, only the frequency domain below 20 kHz is an important range in the proposed method that uses SFRA. As a result, the RMSE is 0.7127 dB and MAE is 0.5569 dB in the frequency range below 20 kHz. While the existing FEM method [11] resulted in the MAE of 1.9782 dB for a single-winding model in the frequency range from 100 Hz to 1 MHz, the MAE in the proposed Energies 2021, 14, 4009</text:p>
          </table:table-cell>
        </table:table-row>
        <table:table-row table:style-name="ro17" table:visibility="filter">
          <table:table-cell office:value-type="string" calcext:value-type="string">
            <text:p>10.3390_en14134009</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Bjerkan, E. High Frequency Modeling of Power Transformers. Stresses and Diagnostics. Ph.D. Thesis, Department for Electrical Power Engineering, Norwegian University of Science and Technology, Trondheim, Norway, 2005. Ding, Q.; Yao, Y.; Wang, B.; Fu, J.; Zhang, W.; Zeng, C.; Li, X.; Valtcehv, S. A modiﬁed lumped parameter model of distribution transformer winding. Glob. Energy Interconnect. 2020, 3, 158–165. [CrossRef] Ryder, S.A. Diagnosing transformer faults using frequency response analysis. IEEE Electr. Insul.Mag. 2003, 19, 16–22. [CrossRef] Abu-Siada, A.; Hashemnia, N.; Islam, S.; Masoum, M.S.A. Impact of transformer model parameters variation on FRA signature. In Proceedings of the 2012 22nd Australasian Universities Power Engineering Conference (AUPEC), Bali, Indonesia, 26–29 September 2012. Smugala, D.; Bonk, M.; Ziemski, R. Single-phase magnetic cores’ faults diagnosis using FRA approach. Measurement 2018, 114, 428–435. [CrossRef] Paulraj, T.; Kishan, S.P. ; Dhana, S.P. Modeling and location of faults in power transformer using Transfer Function and Frequency Response Analysis. In Proceedings of the 2014 IEEE International Conference on Advanced Communications, Control and Computing Technologies, Ramanathapuram, India, 8–10 May 2014; pp. 83–87. Patel, S.; Derwal, A.; Doshi, S.; Rajendra, S.K. Utilising Genetic Algorithm and Driving Point Impedance Data to Synthesize High Frequency Circuit Model of Power Transformer Winding. In Proceedings of the 2018 5th International Conference on Signal Processing and Integrated Networks (SPIN), Noida, India, 22–23 February 2018. Alsuhaibani, S.; Khan, Y.; Beroual, A.; Malik, N.H. A review of frequency response analysis methods for power transformer diagnostics. Energies 2016, 9, 879.</text:p>
          </table:table-cell>
        </table:table-row>
        <table:table-row table:style-name="ro2" table:visibility="filter">
          <table:table-cell office:value-type="string" calcext:value-type="string">
            <text:p>10.3390_en14144178</text:p>
          </table:table-cell>
          <table:table-cell office:value-type="string" calcext:value-type="string">
            <text:p>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5" table:visibility="filter">
          <table:table-cell office:value-type="string" calcext:value-type="string">
            <text:p>10.3390_en14144178</text:p>
          </table:table-cell>
          <table:table-cell office:value-type="string" calcext:value-type="string">
            <text:p>code</text:p>
          </table:table-cell>
          <table:table-cell office:value-type="float" office:value="333" calcext:value-type="float">
            <text:p>333</text:p>
          </table:table-cell>
          <table:table-cell table:number-columns-repeated="2"/>
          <table:table-cell office:value-type="string" calcext:value-type="string">
            <text:p>Energies 2021, 14, x FOR PEER REVIEW 16 of 33 <text:s/>Figure 12. (A) Fault Tree 1 (FT1): Diesel spill on site. (B) Fault Tree 2 (FT2): Diesel spill on-site due to material fatigue. Table 2. Description and probabilistic models for BEs of FT2 (A) and FT1 (B). A Code Model Description P1-1-B01 Poisson Catastrophic Leak in Inner Tank 1 P1-1-B02 Poisson Catastrophic Leak in Outer Tank 1 P1-1-B03 Poisson Catastrophic Leak in Inner Tank 2 P1-1-B04 Poisson Catastrophic Leak in Outer Tank 2 B Code Model Description P1-1-B05 Poisson Diesel oil spill due to material fatigue P1-1-B06 Poisson Diesel oil spill due to Earthquake P1-1-B07 Binomial Diesel oil spill due to Extreme Weather Starting from the T.E. of Fault Tree 1 it is possible to define two Event Trees, address-ing its possible consequences for the risk primary receptors, respectively groundwater (Figure 13) and ground (Figure 14). Energies 2021, 14, x FOR PEER REVIEW 17 of 33 <text:s/>In fact, The general problem of the impact assessment, in this case, can be solved using a simple event-tree implementation that follows the structure depicted in Figure 13. Node 1 refers to the estimation of the leak probability, which is determined from the output of the fault tree analysis (e.g., the top event, or some intermediate event of interest). Node 2 refers to the “size distribution” of the event (here for simplicity divided only in three categories defined as “small”, “medium”, and “large”). These “size” events refer to the size of the typology of the event associated with the leak at Node 1. The combination of these two nodes provides the probability of each path of the event tree.</text:p>
          </table:table-cell>
        </table:table-row>
        <table:table-row table:style-name="ro19" table:visibility="filter">
          <table:table-cell office:value-type="string" calcext:value-type="string">
            <text:p>10.3390_en14144178</text:p>
          </table:table-cell>
          <table:table-cell office:value-type="string" calcext:value-type="string">
            <text:p>code</text:p>
          </table:table-cell>
          <table:table-cell office:value-type="float" office:value="342" calcext:value-type="float">
            <text:p>342</text:p>
          </table:table-cell>
          <table:table-cell table:number-columns-repeated="2"/>
          <table:table-cell office:value-type="string" calcext:value-type="string">
            <text:p>Table 2. Description and probabilistic models for BEs of FT2 (A) and FT1 (B). A Code Model Description P1-1-B01 Poisson Catastrophic Leak in Inner Tank 1 P1-1-B02 Poisson Catastrophic Leak in Outer Tank 1 P1-1-B03 Poisson Catastrophic Leak in Inner Tank 2 P1-1-B04 Poisson Catastrophic Leak in Outer Tank 2 B Code Model Description P1-1-B05 Poisson Diesel oil spill due to material fatigue P1-1-B06 Poisson Diesel oil spill due to Earthquake P1-1-B07 Binomial Diesel oil spill due to Extreme Weather Starting from the T.E. of Fault Tree 1 it is possible to define two Event Trees, address-ing its possible consequences for the risk primary receptors, respectively groundwater (Figure 13) and ground (Figure 14). Energies 2021, 14, x FOR PEER REVIEW 17 of 33 <text:s/>In fact, The general problem of the impact assessment, in this case, can be solved using a simple event-tree implementation that follows the structure depicted in Figure 13. Node 1 refers to the estimation of the leak probability, which is determined from the output of the fault tree analysis (e.g., the top event, or some intermediate event of interest). Node 2 refers to the “size distribution” of the event (here for simplicity divided only in three categories defined as “small”, “medium”, and “large”). These “size” events refer to the size of the typology of the event associated with the leak at Node 1. The combination of these two nodes provides the probability of each path of the event tree. Moreover, the considered event tree can be expanded further considering different directions for the leakage spatial distribution, as shown in Figure 14. Figure 13. Basic template of the event tree defined for assessing impacts on primary risk receptors for Phase 1: Site con-struction and drilling. Energies 2021, 14, 4178</text:p>
          </table:table-cell>
        </table:table-row>
        <table:table-row table:style-name="ro2" table:visibility="filter">
          <table:table-cell office:value-type="string" calcext:value-type="string">
            <text:p>10.3390_en1414417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ppendix A. Model and Data Used to Set Prior and Likelihood State of Information</text:p>
          </table:table-cell>
        </table:table-row>
        <table:table-row table:style-name="ro2" table:visibility="filter">
          <table:table-cell office:value-type="string" calcext:value-type="string">
            <text:p>10.3390_en1414417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igure 7. Hot-spot analysis on UDDGP, based on data from [23].</text:p>
          </table:table-cell>
        </table:table-row>
        <table:table-row table:style-name="ro2" table:visibility="filter">
          <table:table-cell office:value-type="string" calcext:value-type="string">
            <text:p>10.3390_en14144178</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e following, we will present all the models and data used to set prior and</text:p>
          </table:table-cell>
        </table:table-row>
        <table:table-row table:style-name="ro2" table:visibility="filter">
          <table:table-cell office:value-type="string" calcext:value-type="string">
            <text:p>10.3390_en14144178</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United Downs Deep Geothermal Power project in the UK. Data Brief 2020, 29, 105117. [CrossRef] [PubMed]</text:p>
          </table:table-cell>
        </table:table-row>
        <table:table-row table:style-name="ro2" table:visibility="filter">
          <table:table-cell office:value-type="string" calcext:value-type="string">
            <text:p>10.3390_en1414417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he correspondent model/data used to set prior/likelihood state of information for Fault Tree 2—Figure 12B—are summarized in Table A3, where ni is the number of failures per year, ri years.</text:p>
          </table:table-cell>
        </table:table-row>
        <table:table-row table:style-name="ro2" table:visibility="filter">
          <table:table-cell office:value-type="string" calcext:value-type="string">
            <text:p>10.3390_en14144178</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nally, the model and the data used to set prior and the likelihood state of information for Fault Tree 1 are summarized in Table A5, where ni is the number of failures per year and ri is the number of years.</text:p>
          </table:table-cell>
        </table:table-row>
        <table:table-row table:style-name="ro9" table:visibility="filter">
          <table:table-cell office:value-type="string" calcext:value-type="string">
            <text:p>10.3390_en14144178</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ssessment-data-directory-riser-pipeline-release-frequencies/ (accessed on 9 July 2021). Salzano, E.; Agreda, A.G.; Di Carluccio, A.; Fabbrocino, G. Risk assessment and early warning systems for industrial facilities in seismic zones. Reliab. Eng. Syst. Saf. 2009, 94, 1577–1584. [CrossRef]</text:p>
          </table:table-cell>
        </table:table-row>
        <table:table-row table:style-name="ro10" table:visibility="filter">
          <table:table-cell office:value-type="string" calcext:value-type="string">
            <text:p>10.3390_en1414417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o determine E17(λ) we used an approach based on excesses above a threshold (Peaks over Threshold, POT) in order to minimize the difﬁculty of dealing with a limited amount of data for the model estimation, a difﬁculty implicit in any extreme value analysis. A more detailed description of the method can be found in Appendix B.</text:p>
          </table:table-cell>
        </table:table-row>
        <table:table-row table:style-name="ro10" table:visibility="filter">
          <table:table-cell office:value-type="string" calcext:value-type="string">
            <text:p>10.3390_en14144178</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Thus, the ﬁrst step we took, in order to harmonize MRA and LCA, is to divide the project life into the same phases used by LCA, i.e., site construction and drilling, operation and maintenance, dismantle, and end of life, and adding the post-abandonment phase, see Figure 5. Such measure allows the best use of the LCA inventory data.</text:p>
          </table:table-cell>
        </table:table-row>
        <table:table-row table:style-name="ro9" table:visibility="filter">
          <table:table-cell office:value-type="string" calcext:value-type="string">
            <text:p>10.3390_en1414417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A1. Graphs for the identiﬁcation of the threshold for POT analysis of wind data for the historical period reference (1980–2019). (a) Graph of the “mean residual life” as a function of the threshold u. (b) Graphs of model parameters (σ * e ξ, respectively) for evaluating their stability with the variation of the threshold u.</text:p>
          </table:table-cell>
        </table:table-row>
        <table:table-row table:style-name="ro9" table:visibility="filter">
          <table:table-cell office:value-type="string" calcext:value-type="string">
            <text:p>10.3390_en1414417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A2. Graphs for the identiﬁcation of the threshold for POT analysis of wind data for the historical period reference (2020–2049). (a) Graph of the “mean residual life” as a function of the threshold u. (b) Graphs of model parameters (σ * e ξ, respectively) for evaluating their stability with the variation of the threshold u.</text:p>
          </table:table-cell>
        </table:table-row>
        <table:table-row table:style-name="ro9" table:visibility="filter">
          <table:table-cell office:value-type="string" calcext:value-type="string">
            <text:p>10.3390_en1414417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A3. Graphs for the identiﬁcation of the threshold for POT analysis of wind data for the historical period reference (2050–2080). (a) Graph of the “mean residual life” as a function of the threshold u. (b) Graphs of model parameters (σ * e ξ, respectively) for evaluating their stability with the variation of the threshold u.</text:p>
          </table:table-cell>
        </table:table-row>
        <table:table-row table:style-name="ro10" table:visibility="filter">
          <table:table-cell office:value-type="string" calcext:value-type="string">
            <text:p>10.3390_en14144178</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able A4. Seismic fragility and probit coefﬁcients for pressurised horizontal steel storage tanks. Data from Ref. [37]. (Damage State or Structural Damage (DS) are classiﬁed following the HAZUS damage classiﬁcation and refer to the structural damage, whereas RS is introduced in [29] in order to deﬁne the loss of containment derived from the DS level of damage to the equipment).</text:p>
          </table:table-cell>
        </table:table-row>
        <table:table-row table:style-name="ro10" table:visibility="filter">
          <table:table-cell office:value-type="string" calcext:value-type="string">
            <text:p>10.3390_en14144178</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Once a given project has been chosen, the ﬁrst step in harmonizing the two analyses is to divide the project life into the same phases, e.g., site construction and drilling, operation and maintenance, dismantle and end of life, and adding the post-abandonment phase for the MRA only, see Figure 5. Such a measure will allow the best use of the LCA inventory to set some of the input data of the MRA.</text:p>
          </table:table-cell>
        </table:table-row>
        <table:table-row table:style-name="ro10" table:visibility="filter">
          <table:table-cell office:value-type="string" calcext:value-type="string">
            <text:p>10.3390_en14144178</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Energies 2021, 14, x FOR PEER REVIEW 28 of 33 <text:s/>Figure A1. Graphs for the identification of the threshold for POT analysis of wind data for the historical period reference (1980–2019). (a) Graph of the “mean residual life” as a function of the threshold u. (b) Graphs of model parameters (𝝈 * 𝒆 𝝃, respectively) for evaluating their stability with the variation of the threshold u. Energies 2021, 14, 4178</text:p>
          </table:table-cell>
        </table:table-row>
        <table:table-row table:style-name="ro10" table:visibility="filter">
          <table:table-cell office:value-type="string" calcext:value-type="string">
            <text:p>10.3390_en14144178</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Energies 2021, 14, x FOR PEER REVIEW 29 of 33 <text:s/>Figure A2. Graphs for the identification of the threshold for POT analysis of wind data for the historical period reference (2020–2049). (a) Graph of the “mean residual life” as a function of the threshold u. (b) Graphs of model parameters (𝝈 * 𝒆 𝝃, respectively) for evaluating their stability with the variation of the threshold u. Energies 2021, 14, 4178</text:p>
          </table:table-cell>
        </table:table-row>
        <table:table-row table:style-name="ro10" table:visibility="filter">
          <table:table-cell office:value-type="string" calcext:value-type="string">
            <text:p>10.3390_en1414417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3. Paulillo, A.; Cotton, L.; Law, R.; Striolo, A.; Lettieri, P. Geothermal energy in the UK: The life-cycle environmental impacts of electricity production from the United Downs Deep Geothermal Power project. J. Clean. Prod. 2020, 249, 119410. [CrossRef] 24. Paulillo, A.; Cotton, L.; Law, R.; Striolo, A.; Lettieri, P. Life-cycle inventory data and impacts on electricity production at the</text:p>
          </table:table-cell>
        </table:table-row>
        <table:table-row table:style-name="ro3" table:visibility="filter">
          <table:table-cell office:value-type="string" calcext:value-type="string">
            <text:p>10.3390_en14144178</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llowing the ﬁrst phase, Inventory Analysis collects information about the physical ﬂows in terms of input of resources, materials, semi-products, products, and by-products and the output in terms of emissions, waste, and the ﬁnal product. It must be noted that that the validity and accuracy of LCA results are strongly dependent on that of the underlying inventory; for this reason, having access to high-quality data, e.g., collected on-site or extrapolated from design ﬂowsheet, is of utmost importance.</text:p>
          </table:table-cell>
        </table:table-row>
        <table:table-row table:style-name="ro11" table:visibility="filter">
          <table:table-cell office:value-type="string" calcext:value-type="string">
            <text:p>10.3390_en14144178</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he choice of applying the analysis to a virtual site has the advantage to obtain more general conclusions without invalidating the integration protocol. In fact, LCA is a general analysis that focuses on the type of production system and not on the site-speciﬁc features, which are investigated in the MRA. UDDGPP presented two key features that directed our choice: On the one hand, it was being built in parallel with our analysis granting us the possibility of live data, whilst on the other hand, the LCA analysis was already available [23,24] making it easier to focalize on the LCA-MRA integration problem, the main research question guiding this paper, and on the derived MRA.</text:p>
          </table:table-cell>
        </table:table-row>
        <table:table-row table:style-name="ro5" table:visibility="filter">
          <table:table-cell office:value-type="string" calcext:value-type="string">
            <text:p>10.3390_en14144178</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Paulillo et al. [23,24] performed a comprehensive prospective attributional LCA study on UDDGP; the study was aimed at assessing the future potential environmental impacts of the plant when operational (prospective perspective), without considering the possible consequences of choices made based on the results of the study (attributional approach). The study adopted a complete, cradle-to-grave system boundary that included the three typical phases of construction and drilling, operation and maintenance, dismantle, and end of life. The life-cycle inventory was based on site-speciﬁc data, primarily describing the construction of the wells, and literature data, for example from the Hellisheidi geothermal plant in Iceland [25]; the key inventory parameters are reported in Table 1.</text:p>
          </table:table-cell>
        </table:table-row>
        <table:table-row table:style-name="ro11" table:visibility="filter">
          <table:table-cell office:value-type="string" calcext:value-type="string">
            <text:p>10.3390_en1414417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For all four basic events in Fault Tree 2, Figure 12B, to set the prior information, we use data from the International Association of Oil and Gas Producers (OGP) Risk Assessment Data Directory [36], which presents estimates regarding the frequency of catastrophic rupture for different storage tanks. In particular, for double containment tanks, which we assume for our case study, the frequency of rupture for the primary containment only is estimated at 1.0 × 10−7 and the frequency of rupture for both containments is estimated at 2.5 × 10−8. We assume the Standard Deviation of the Poisson distribution to be equal to the Mean Value. As per the Likelihood parameter we set, there have been no accidents in the ﬁrst year.</text:p>
          </table:table-cell>
        </table:table-row>
        <table:table-row table:style-name="ro8" table:visibility="filter">
          <table:table-cell office:value-type="string" calcext:value-type="string">
            <text:p>10.3390_en14144178</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Using a case study—a real/virtual case of a geothermal power plant, built with data from the ﬁeld site UDDGPP, located in Cornwall—we developed and implemented a comprehensive bespoke approach that integrates Multi-risk Analysis and Life Cycle Assessment. The approach enables evaluating in a complementary manner the impacts caused by ordinary routine operations and those originating from incidents due to system failures or extreme events. This approach can also open new perspectives in harmonizing deterministic and stochastic impacts. In fact, using some LCA outputs to derive the identiﬁcation of scenarios and to retrieve data for the MRA can allow the analyst to focus on particular risk pathways that could otherwise seem less relevant but can open new perspectives in the risk/impact evaluation of single elements, as we have shown in this case study. Moreover, the proposed approach is general and can be applied to other projects that are or are not related to geo-resource exploration and exploitation.</text:p>
          </table:table-cell>
        </table:table-row>
        <table:table-row table:style-name="ro13" table:visibility="filter">
          <table:table-cell office:value-type="string" calcext:value-type="string">
            <text:p>10.3390_en14144178</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We want to stress here that when analysing the possible accidents, to identify and select the different risk pathways, it is important to deﬁne a criterion to prioritize them according to the relevance the risk pathway would pose in the overall analysis. This article aims to explain the methodology of the protocol developed and to show its application to a case study. The choice of using a virtual site based on UDDGPP as a case study was motivated by several characteristics, in particular: The existence of an in-depth LCA analysis, the installation on site of a dedicated seismic network that started recording data already in the drilling phase, and the possibility of following live all the phases since our analysis started with the project. At the same time, this last feature meant that the phases following construction and drilling have not yet been carried out and therefore the relative data with which to deﬁne the virtual site do not exist. For this reason, the analysis of the case study focuses on the ﬁrst phase of the project: Construction and drilling. Within this same phase, the risk pathway that has been privileged is the one for which less use of elicitation should be made.</text:p>
          </table:table-cell>
        </table:table-row>
        <table:table-row table:style-name="ro7" table:visibility="filter">
          <table:table-cell office:value-type="string" calcext:value-type="string">
            <text:p>10.3390_en14144178</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Our case study is a virtual site tailored to represent a real one, with data elements from both the real and the ﬁctitious site. The real site is United Downs Deep Geothermal Power Project (UDDGPP) in Cornwall, a geothermal binary power plant that exploits the presence of a fault zone. Ref. [22] In particular, the project establishes circulation over a large vertical distance through the natural fracture system within the Porthtowan Fault Zone, by the use of a downhole pump and two deep, deviated wells. According to the value of the permeability, the large well separation (2000 m) enables ﬂow rate and heat transfer area for commercial energy extraction. Thus, two deep, directional wells have successfully been drilled; the production well to a depth of 5275 m and the injection well to 2393 m. Both wells have intersected the target Porthtowan Fault Zone located approximately 800 m to the west of the site. The project aims to produce water to surface at a target temperature of 175 ◦C and circulate it in a binary cycle power plant to produce at least 1 MW of electricity. The maximum capacity of the power plant is limited to 3 MW by the existing connection to the grid [23,24].</text:p>
          </table:table-cell>
        </table:table-row>
        <table:table-row table:style-name="ro14" table:visibility="filter">
          <table:table-cell office:value-type="string" calcext:value-type="string">
            <text:p>10.3390_en14144178</text:p>
          </table:table-cell>
          <table:table-cell office:value-type="string" calcext:value-type="string">
            <text:p>data</text:p>
          </table:table-cell>
          <table:table-cell office:value-type="float" office:value="284" calcext:value-type="float">
            <text:p>284</text:p>
          </table:table-cell>
          <table:table-cell table:number-columns-repeated="2"/>
          <table:table-cell office:value-type="string" calcext:value-type="string">
            <text:p>Energies 2021, 14, x FOR PEER REVIEW 9 of 33 <text:s/>Figure 6. Schematic of our integration protocol for LCA and MRA. To demonstrate the performance of this kind of implementation, in the following, we will take into consideration a virtual case tailored to represent a real geothermal power plant, implement our approach on it, and present the results of such analysis. 4. Presentation of the Case Study Our case study is a virtual site tailored to represent a real one, with data elements from both the real and the fictitious site. The real site is United Downs Deep Geothermal Power Project (UDDGPP) in Cornwall, a geothermal binary power plant that exploits the presence of a fault zone. Ref. [22] In particular, the project establishes circulation over a large vertical distance through the natural fracture system within the Porthtowan Fault Zone, by the use of a downhole pump and two deep, deviated wells. According to the value of the permeability, the large well separation (2000 m) enables flow rate and heat transfer area for commercial energy extraction. Thus, two deep, directional wells have successfully been drilled; the production well to a depth of 5275 m and the injection well to 2393 m. Both wells have intersected the target Porthtowan Fault Zone located approxi-mately 800 m to the west of the site. The project aims to produce water to surface at a target temperature of 175 °C and circulate it in a binary cycle power plant to produce at Energies 2021, 14, 4178</text:p>
          </table:table-cell>
        </table:table-row>
        <table:table-row table:style-name="ro7" table:visibility="filter">
          <table:table-cell office:value-type="string" calcext:value-type="string">
            <text:p>10.3390_en14144178</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Energies 2021, 14, x FOR PEER REVIEW 30 of 33 <text:s/>Figure A3. Graphs for the identification of the threshold for POT analysis of wind data for the historical period reference (2050–2080). (a) Graph of the “mean residual life” as a function of the threshold u. (b) Graphs of model parameters (𝝈 * 𝒆 𝝃, respectively) for evaluating their stability with the variation of the threshold u. In general, the probability of a given damage P(D) is defined as: 𝑃(𝐷)=(cid:3505)𝑃(𝐷|𝐼𝑀) 𝑃((cid:2998)(cid:2868)𝐼𝑀) 𝑑𝐼𝑀 (A6)where IM is the intensity of a given parameter, e.g., wind velocity, mm of precipitation, PGA, PGV, etc; P(IM) is the probability of measuring an intensity of IM for the parameter of choice and P(D|IM) is the fragility probability distribution for that the parameter of choice, i.e., the probability that the intensity IM of the parameter of choice results in the damage. In the literature, there are no fragility distributions for the equipment under anal-ysis in the range of wind velocity resulting from the POT analysis we have performed. We have thus resumed elicitation and assumed a binomial distribution for the event P1-1-B07 with the following characteristics: 𝜃(cid:2869)(cid:2875)= 10(cid:2879)(cid:2870)(cid:2868) ; Λ(cid:2869)(cid:2875)= 10(cid:2870)(cid:2868) (A7)Energies 2021, 14, 4178</text:p>
          </table:table-cell>
        </table:table-row>
        <table:table-row table:style-name="ro17" table:visibility="filter">
          <table:table-cell office:value-type="string" calcext:value-type="string">
            <text:p>10.3390_en14144178</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Other strategies proposed included re-ducing, where possible, steel and diesel oil consumption, or replacing them with environ-mentally advantageous alternatives. A notable example is the use of electricity instead of diesel oil during drilling, which has recently been implemented at Hellisheidi [25]. The scenario analysis demonstrated that increasing installed capacity from 1 MW to 3 MW and cogenerating heat and electricity represents the most optimistic scenarios for UDDGP; each of these scenarios entails a ~30% increase in the environmental performance compared to the baseline scenario. The comparative analysis showed that from a climate change perspective, electricity from geothermal energy in the UK is environmentally pref-erable to that generated from natural gas and also from utility-scale solar photovoltaic, whilst being competitive with that from nuclear-pressurized water reactors and offshore wind farms. Nevertheless, the environmental advantages of geothermal energy are not forthright when other environmental categories were taken into consideration; for exam-ple, geothermal energy had the highest environmental impacts in the category particulate matter formation. 4.2. MRA For the MRA, a bow-tie structure [15,19,20] was used. It is composed of a fault tree on the left-hand side of the graphic plot, classifying the possible events causing the critical (or top) event, and an event tree on the right-hand side displaying the possible conse-quences of the critical event. Such a structure considers the possibility of multiple (natural and anthropogenic) hazards as possible triggering mechanisms, explores the logical con-nections among the different events resulting in unwanted consequences, and considers the possibility of impacting different typologies of environmental and manmade exposed elements. Energies 2021, 14, 4178</text:p>
          </table:table-cell>
        </table:table-row>
        <table:table-row table:style-name="ro19" table:visibility="filter">
          <table:table-cell office:value-type="string" calcext:value-type="string">
            <text:p>10.3390_en14144178</text:p>
          </table:table-cell>
          <table:table-cell office:value-type="string" calcext:value-type="string">
            <text:p>data</text:p>
          </table:table-cell>
          <table:table-cell office:value-type="float" office:value="304" calcext:value-type="float">
            <text:p>304</text:p>
          </table:table-cell>
          <table:table-cell table:number-columns-repeated="2"/>
          <table:table-cell office:value-type="string" calcext:value-type="string">
            <text:p>Moreover, LCA results may highlight specific risk pathways that lead to the possi-bility of confronting routine impacts and risk impacts for specific elements of the project with important insight for the risk and impact mitigation. On the other hand, MRA results may be interpreted as an additional error on the impacts computed by LCA, producing results regarding additional possible impacts weighted by their probability occurrence. A schematic of the protocol is in Figure 6. From an environmental point of view, the key outcome of this combined approach is the possibility to evaluate impacts of a given geo-resource development project from two perspectives: On the one hand, LCA will pro-duce assessments that can be interpreted as expected (a relatively certain or ‘very likely’) impacts mostly caused by the normal (routine) development of the project. On the other hand, MRA will produce assessments of likely impacts caused by the random occurrence of extreme events (e.g., system failures, as well as the effects of natural or anthropic events), each of which is weighted by their probability of occurrence. The integrated anal-ysis of such “certain” and “probable” impacts may provide important clues for a compre-hensive evaluation of the potential impacts associated with a given project, which in turn may provide objective quantitative information for sound cost/benefit analyses. Such an approach can also open new perspectives in harmonizing deterministic and stochastic im-pacts. In fact, using the LCA outputs as inputs of the MRA can allow the analyst to focus on particular risk pathways that could otherwise seem less relevant but can open new angles in the risk/impact evaluation of single elements. Energies 2021, 14, 4178</text:p>
          </table:table-cell>
        </table:table-row>
        <table:table-row table:style-name="ro15" table:visibility="filter">
          <table:table-cell office:value-type="string" calcext:value-type="string">
            <text:p>10.3390_en14144178</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Energies 2021, 14, x FOR PEER REVIEW 8 of 33 <text:s/>Geo-Resources Exploration and Exploitation Once a given project has been chosen, the first step in harmonizing the two analyses is to divide the project life into the same phases, e.g., site construction and drilling, oper-ation and maintenance, dismantle and end of life, and adding the post-abandonment phase for the MRA only, see Figure 5. Such a measure will allow the best use of the LCA inventory to set some of the input data of the MRA. Figure 5. MRA and LCA: Project phases. The LCA inventory provides, in fact, crucial knowledge on the amount of hazardous material on-site related to the functional unit, thus allowing to better identify the possible hazard sources for which it will be necessary to estimate probabilities and intensities of related hazards through MRA. Moreover, LCA results may highlight specific risk pathways that lead to the possi-bility of confronting routine impacts and risk impacts for specific elements of the project with important insight for the risk and impact mitigation. On the other hand, MRA results may be interpreted as an additional error on the impacts computed by LCA, producing results regarding additional possible impacts weighted by their probability occurrence. A schematic of the protocol is in Figure 6. From an environmental point of view, the key outcome of this combined approach is the possibility to evaluate impacts of a given geo-resource development project from two perspectives: On the one hand, LCA will pro-duce assessments that can be interpreted as expected (a relatively certain or ‘very likely’) impacts mostly caused by the normal (routine) development of the project.</text:p>
          </table:table-cell>
        </table:table-row>
        <table:table-row table:style-name="ro18" table:visibility="filter">
          <table:table-cell office:value-type="string" calcext:value-type="string">
            <text:p>10.3390_en14144178</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Energies 2021, 14, x FOR PEER REVIEW 11 of 33 <text:s/>Figure 7. Hot-spot analysis on UDDGP, based on data from [23]. In light of these results, the authors argued that the most effective strategy to improve the environmental performance of UDDGP is to increase the lifetime of the project, in-cluding that of the geothermal wells, the power plant, and also crucially that of the un-derlying geothermal reservoir; this would reduce the environmental impacts of the con-struction phase per unit of electricity generated. Other strategies proposed included re-ducing, where possible, steel and diesel oil consumption, or replacing them with environ-mentally advantageous alternatives. A notable example is the use of electricity instead of diesel oil during drilling, which has recently been implemented at Hellisheidi [25]. The scenario analysis demonstrated that increasing installed capacity from 1 MW to 3 MW and cogenerating heat and electricity represents the most optimistic scenarios for UDDGP; each of these scenarios entails a ~30% increase in the environmental performance compared to the baseline scenario. The comparative analysis showed that from a climate change perspective, electricity from geothermal energy in the UK is environmentally pref-erable to that generated from natural gas and also from utility-scale solar photovoltaic, whilst being competitive with that from nuclear-pressurized water reactors and offshore wind farms. Nevertheless, the environmental advantages of geothermal energy are not forthright when other environmental categories were taken into consideration; for exam-ple, geothermal energy had the highest environmental impacts in the category particulate matter formation. 4.2. MRA For the MRA, a bow-tie structure [15,19,20] was used. It is composed of a fault tree on the left-hand side of the graphic plot, classifying the possible events causing the critical (or top) event, and an event tree on the right-hand side displaying the possible conse-quences of the critical event.</text:p>
          </table:table-cell>
        </table:table-row>
        <table:table-row table:style-name="ro17" table:visibility="filter">
          <table:table-cell office:value-type="string" calcext:value-type="string">
            <text:p>10.3390_en14144178</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Functional vs. actual units: A fundamental difference between LCA and MRA is that the former uses a functional unit, whilst the basis of the assessment of the latter represents the actual size or throughput of a plant. For example, the typical functional unit used in LCA studies for power generation technologies (including geothermal power plant) corresponds to 1 kWh (or 1 MJ) of electricity generated; whilst the actual unit considered in an MRA study may correspond e.g., to the installed capacity of the plant or to the amount of electricity generated in 1 year. Global vs. local: A typical LCA spans the whole globe; this requires the use of locationindependent impact assessment models to avoid making the analysis excessively complicated. An MRA analysis is strictly speciﬁc to one project, using site-speciﬁc information and data to estimate the environmental impacts. Moreover, LCA is time-independent, whilst MRA is not. Deterministic vs. probabilistic impacts: Both methods adopt a life cycle perspective, but with a caveat. In fact, the deﬁnition of the life cycle of a project differs in the two tools: In the LCA, the life cycle of the project starts with the raw materials and ends with the closing of a site; RA analysis, on the other hand, includes the site abandonment and post-abandonment phase. Such a difference is motivated by the fact that, while LCA is focusing on the deterministic impacts of the project, which are null once the site has been abandoned, MRA addresses the impacts of the probable accidents, which can happen also after the closure of the site. Receptor vs. loading: One of the main goals of an MRA is to predict the possible environmental impacts of a project—receptor focused—while LCA aims at reducing the overall pressure on the environment of an entire project system from cradle to grave—loading focused.</text:p>
          </table:table-cell>
        </table:table-row>
        <table:table-row table:style-name="ro3" table:visibility="filter">
          <table:table-cell office:value-type="string" calcext:value-type="string">
            <text:p>10.3390_en14144178</text:p>
          </table:table-cell>
          <table:table-cell office:value-type="string" calcext:value-type="string">
            <text:p>data available, data</text:p>
          </table:table-cell>
          <table:table-cell office:value-type="float" office:value="101" calcext:value-type="float">
            <text:p>101</text:p>
          </table:table-cell>
          <table:table-cell table:number-columns-repeated="2"/>
          <table:table-cell office:value-type="string" calcext:value-type="string">
            <text:p>One of the main problems with the POT approach is the selection of the threshold u. If the threshold is too much low, the asymptotic principles on which the model is based can be violated leading to considerable “Bias” in the estimates. On the other hand, if the threshold is too high, the data available for estimating the parameters of the model are few, leading to results with a large variance. Standard practice is to adopt the lowest possible threshold taking into account the limit model that guarantees a reasonable approximation.</text:p>
          </table:table-cell>
        </table:table-row>
        <table:table-row table:style-name="ro11" table:visibility="filter">
          <table:table-cell office:value-type="string" calcext:value-type="string">
            <text:p>10.3390_en14144178</text:p>
          </table:table-cell>
          <table:table-cell office:value-type="string" calcext:value-type="string">
            <text:p>data available, data, database, publicly available, data https</text:p>
          </table:table-cell>
          <table:table-cell office:value-type="float" office:value="98" calcext:value-type="float">
            <text:p>98</text:p>
          </table:table-cell>
          <table:table-cell/>
          <table:table-cell office:value-type="float" office:value="1" calcext:value-type="float">
            <text:p>1</text:p>
          </table:table-cell>
          <table:table-cell office:value-type="string" calcext:value-type="string">
            <text:p>Data Availability Statement: The software used (MERGER), available on the IS-EPOS platform from https://tcs.ah-epos.eu/ (accessed on 9 July 2021), provides graphic outputs that coincide with those shown in the article. Extreme Weather parameters can be requested from the Met Ofﬁce: UK Climate Projections (UKCP) (http://datapoint.metofﬁce.gov.uk/public/data/, accessed on 9 July 2021). Data used for the PGA Probability simulation are available online at British Geological Survey earthquake database search (http://quakes.bgs.ac.uk/earthquakes/dataSearch.html, accessed on 9 July 2021).</text:p>
          </table:table-cell>
        </table:table-row>
        <table:table-row table:style-name="ro10" table:visibility="filter">
          <table:table-cell office:value-type="string" calcext:value-type="string">
            <text:p>10.3390_en14144178</text:p>
          </table:table-cell>
          <table:table-cell office:value-type="string" calcext:value-type="string">
            <text:p>data https, data available, data</text:p>
          </table:table-cell>
          <table:table-cell office:value-type="float" office:value="19" calcext:value-type="float">
            <text:p>19</text:p>
          </table:table-cell>
          <table:table-cell table:number-columns-repeated="2"/>
          <table:table-cell office:value-type="string" calcext:value-type="string">
            <text:p>36. Risk Assessment Data Directory. Process Release Frequencies. Available online: https://www.iogp.org/bookstore/product/risk 37.</text:p>
          </table:table-cell>
        </table:table-row>
        <table:table-row table:style-name="ro9" table:visibility="filter">
          <table:table-cell office:value-type="string" calcext:value-type="string">
            <text:p>10.3390_en14144178</text:p>
          </table:table-cell>
          <table:table-cell office:value-type="string" calcext:value-type="string">
            <text:p>data, open-source data</text:p>
          </table:table-cell>
          <table:table-cell office:value-type="float" office:value="74" calcext:value-type="float">
            <text:p>74</text:p>
          </table:table-cell>
          <table:table-cell table:number-columns-repeated="2"/>
          <table:table-cell office:value-type="string" calcext:value-type="string">
            <text:p>31. 32. Orlecka-Sikora, B.; Lasocki, S.; Kocot, J.; Szepieniec, T.; Grasso, J.R.; Garcia-Aristizabal, A.; Schaming, M.; Urban, P.; Jones, G.; Stimpson, I.; et al. An open data infrastructure for the study of anthropogenic hazards linked to georesource exploitation. Sci. Data 2020, 7, 89. [CrossRef]</text:p>
          </table:table-cell>
        </table:table-row>
        <table:table-row table:style-name="ro2" table:visibility="filter">
          <table:table-cell office:value-type="string" calcext:value-type="string">
            <text:p>10.3390_en14144178</text:p>
          </table:table-cell>
          <table:table-cell office:value-type="string" calcext:value-type="string">
            <text:p>database</text:p>
          </table:table-cell>
          <table:table-cell office:value-type="float" office:value="18" calcext:value-type="float">
            <text:p>18</text:p>
          </table:table-cell>
          <table:table-cell table:number-columns-repeated="2"/>
          <table:table-cell office:value-type="string" calcext:value-type="string">
            <text:p>38. British Geological Survey Earthquake Database Search. 2017. Available online: http://quakes.bgs.ac.uk/earthquakes/dataSearch.</text:p>
          </table:table-cell>
        </table:table-row>
        <table:table-row table:style-name="ro2" table:visibility="filter">
          <table:table-cell office:value-type="string" calcext:value-type="string">
            <text:p>10.3390_en14144178</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The analysis was performed in Gabi (an LCA software) using the EcoInvent database, version 3.5 [26]. The full inventory, as well as numerical values for the LCA results, are reported in [24].</text:p>
          </table:table-cell>
        </table:table-row>
        <table:table-row table:style-name="ro9" table:visibility="filter">
          <table:table-cell office:value-type="string" calcext:value-type="string">
            <text:p>10.3390_en14144178</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The ﬁrst critical step in analyzing extreme events using a POT approach is to identify one plausible threshold for which the model is valid. Using the two techniques described in the section of the methodology, thresholds were identiﬁed for each dataset used.</text:p>
          </table:table-cell>
        </table:table-row>
        <table:table-row table:style-name="ro9" table:visibility="filter">
          <table:table-cell office:value-type="string" calcext:value-type="string">
            <text:p>10.3390_en14144178</text:p>
          </table:table-cell>
          <table:table-cell office:value-type="string" calcext:value-type="string">
            <text:p>publicly available, data</text:p>
          </table:table-cell>
          <table:table-cell office:value-type="float" office:value="22" calcext:value-type="float">
            <text:p>22</text:p>
          </table:table-cell>
          <table:table-cell table:number-columns-repeated="2"/>
          <table:table-cell office:value-type="string" calcext:value-type="string">
            <text:p>39. Met Ofﬁce: UK Climate Projections (UKCP). Available online: http://datapoint.metofﬁce.gov.uk/public/data/ (accessed on 1</text:p>
          </table:table-cell>
        </table:table-row>
        <table:table-row table:style-name="ro2" table:visibility="filter">
          <table:table-cell office:value-type="string" calcext:value-type="string">
            <text:p>10.3390_en1414435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ata Availability Statement: Data collected from FUNAE, Mozambique with permission.</text:p>
          </table:table-cell>
        </table:table-row>
        <table:table-row table:style-name="ro9" table:visibility="filter">
          <table:table-cell office:value-type="string" calcext:value-type="string">
            <text:p>10.3390_en1414435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nd Component Availability. Energy Procedia 2018, 145, 252–258. [CrossRef] Sharma, M.K.; Kumar, D.; Dhundhara, S.; Gaur, D.; Verma, Y.P. Optimal Tilt Angle Determination for PV Panels Using Real Time Data Acquisition. Glob. Chall. 2020, 4, 1900109. [CrossRef] [PubMed]</text:p>
          </table:table-cell>
        </table:table-row>
        <table:table-row table:style-name="ro3" table:visibility="filter">
          <table:table-cell office:value-type="string" calcext:value-type="string">
            <text:p>10.3390_en14144357</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Informed Consent Statement: The authors hereby agree to publish this paper as Co-Authors in the sequence of Names as above on the basis of our (1) contributions and participations in formulating the research problem, or analysing and interpreting the data or have made other substantial scholarly effort or a combination of these; and/or (2) participations in writing the paper; and (3) approvals of the ﬁnal version for publication and preparedness to defend the publication against criticisms.</text:p>
          </table:table-cell>
        </table:table-row>
        <table:table-row table:style-name="ro3" table:visibility="filter">
          <table:table-cell office:value-type="string" calcext:value-type="string">
            <text:p>10.3390_en14144357</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Author Contributions: Conceptualisation, P.M.J.R., S.P.D.C., and Z.H.; Methodology, P.M.J.R., and S.P.D.C.; Validation, P.M.J.R., S.P.D.C., and Z.H.; formal analysis, P.M.J.R., S.P.D.C., and Z.H.; investigation, P.M.J.R., S.P.D.C., and Z.H.; resources, P.M.J.R.; data curation, P.M.J.R., S.P.D.C., and Z.H.; writing—original draft preparation, P.M.J.R. and S.P.D.C.; writing—review and editing, P.M.J.R., S.P.D.C., and Z.H.; visualisation, P.M.J.R., S.P.D.C., and Z.H. All authors have read and agreed to the published version of the manuscript.</text:p>
          </table:table-cell>
        </table:table-row>
        <table:table-row table:style-name="ro4" table:visibility="filter">
          <table:table-cell office:value-type="string" calcext:value-type="string">
            <text:p>10.3390_en14144357</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back = Gincid · ea+b·uw + Tamb [◦C] where Gincid is the total incident radiation from the weather data processor (W/m2, Tamb is the ambient temperature (◦C), a, b are coefﬁcients empirically determined, accounting for the effect of wind on the module temperature and are presented in Table 1: a deﬁnes the module temperature upper limit (at low wind speed and high solar radiation levels) and b deﬁnes the rate at which the module temperature decreases as wind speed increases. The values depend on the module’s construction, which determines its ability to absorb and shed heat.</text:p>
          </table:table-cell>
        </table:table-row>
        <table:table-row table:style-name="ro6">
          <table:table-cell office:value-type="string" calcext:value-type="string">
            <text:p>10.3390_en14144357</text:p>
          </table:table-cell>
          <table:table-cell office:value-type="string" calcext:value-type="string">
            <text:p>provide implementation</text:p>
          </table:table-cell>
          <table:table-cell office:value-type="float" office:value="152" calcext:value-type="float">
            <text:p>152</text:p>
          </table:table-cell>
          <table:table-cell/>
          <table:table-cell office:value-type="float" office:value="0" calcext:value-type="float">
            <text:p>0</text:p>
          </table:table-cell>
          <table:table-cell office:value-type="string" calcext:value-type="string">
            <text:p>Energy access has increased signiﬁcantly in Maputo in recent decades as a result of the government’s effort to provide energy to all citizens through implementation of energy policies, an expansion of the electricity grid, and an increase of generation capacity. The trade of power generation technologies has found a good market in Maputo and, thus, solar PV system components are of easy access. However, even with this market opening, there is still a lack of knowledge regarding the potential of solar systems and its installation and operation procedure that could spread the application of solar technology. The Maputo province in Mozambique has high global irradiation when compared with other good locations in Europe and Asia. Maputo’s global horizontal irradiation is about 1785 kWh/m2/year and its solar power potential is estimated to be 400 MW [38].</text:p>
          </table:table-cell>
        </table:table-row>
        <table:table-row table:style-name="ro3">
          <table:table-cell office:value-type="string" calcext:value-type="string">
            <text:p>10.3390_en14154436</text:p>
          </table:table-cell>
          <table:table-cell office:value-type="string" calcext:value-type="string">
            <text:p>code</text:p>
          </table:table-cell>
          <table:table-cell office:value-type="float" office:value="86" calcext:value-type="float">
            <text:p>86</text:p>
          </table:table-cell>
          <table:table-cell/>
          <table:table-cell office:value-type="float" office:value="0" calcext:value-type="float">
            <text:p>0</text:p>
          </table:table-cell>
          <table:table-cell office:value-type="string" calcext:value-type="string">
            <text:p>Regarding environmental impact, CO2 emissions emitted by each air-cooling system during the cooling period in each climate zone were calculated. The emission factor between ﬁnal electricity consumption and CO2 emissions were different for each country, as shown in Table 13. The CO2 emission factor for Spain was taken from the technical building code, CTE 2019 [42]. The CO2 emission factors for the rest of the countries were taken from the 2020 carbon footprint document [43].</text:p>
          </table:table-cell>
        </table:table-row>
        <table:table-row table:style-name="ro8">
          <table:table-cell office:value-type="string" calcext:value-type="string">
            <text:p>10.3390_en14154436</text:p>
          </table:table-cell>
          <table:table-cell office:value-type="string" calcext:value-type="string">
            <text:p>code</text:p>
          </table:table-cell>
          <table:table-cell office:value-type="float" office:value="177" calcext:value-type="float">
            <text:p>177</text:p>
          </table:table-cell>
          <table:table-cell/>
          <table:table-cell office:value-type="float" office:value="0" calcext:value-type="float">
            <text:p>0</text:p>
          </table:table-cell>
          <table:table-cell office:value-type="string" calcext:value-type="string">
            <text:p>estimated parameter bypass damper compressor condenser technical building code desiccant regenerative indirect evaporative cooler direct expansion desiccant wheel exhaust air electric energy consumption (cooling period) (kWh m−2 year−1) evaporator factor fan heat transfer coefﬁcient (W m−2 K−1) heating coil heating, ventilating and air conditioning indirect evaporative cooler insulation (m2 K W−1) number of parameters metabolic rate (W m−2) mixing box mass ﬂow (kg s−1) nearly zero energy buildings outdoor air static pressure (Pa) predicted percentage dissatisﬁed (%) predicted mean vote (-) capacity (kW) return air regenerative indirect evaporative cooler area (m2) supply air dry bulb temperature (◦C) heat transfer coefﬁcient (W m−2 K−1) air velocity (m s−1) expansion valve; valve volumetric air ﬂow rate (m3 h−1) effective mechanical power (W m−2) electric power consumption (kW) thermal comfort indicator (%) air quality indicator (%) input variable estimated variable</text:p>
          </table:table-cell>
        </table:table-row>
        <table:table-row table:style-name="ro19">
          <table:table-cell office:value-type="string" calcext:value-type="string">
            <text:p>10.3390_en14154436</text:p>
          </table:table-cell>
          <table:table-cell office:value-type="string" calcext:value-type="string">
            <text:p>code</text:p>
          </table:table-cell>
          <table:table-cell office:value-type="float" office:value="334" calcext:value-type="float">
            <text:p>334</text:p>
          </table:table-cell>
          <table:table-cell/>
          <table:table-cell office:value-type="float" office:value="0" calcext:value-type="float">
            <text:p>0</text:p>
          </table:table-cell>
          <table:table-cell office:value-type="string" calcext:value-type="string">
            <text:p>Energies 2021, 14, 4436 13 of 27 <text:s/>III &lt;1350 IV &gt;1350 For this case, the weighting factor values of air quality, wfAQ, for each category were obtained with the ΔCO2 value in real time and the limit ΔCO2 value of each category, see Equation (10). wfAQ = ΔCO2,actual/ΔCO2,limit (10)The sum of the product of this factor and the step time was performed to each cooling period of the climate zones. The categories I and II were considered favorable, as well as for the favorable thermal comfort conditions. 2.5.3. Energy Consumption and CO2 Emission The energy consumption of the air-cooling systems was obtained as the sum of the electric consumption of each HVAC element, i.e., compressor, fans and pumps. The time period used to integrate this consumption was the cooling period, see Table 9. EEC = ⅀ Electric Energy Consumptionelement × Time step/Sclassroom (11)In Equation (11), the energy-consuming elements of the DX system were the com-pressor, the exhaust fan, the condenser fan and the process fan. Regarding the RIEC and DRIEC systems, the elements that consume energy were the pumps, the exhaust fan and the process fan. The regeneration fan was also considered for the DRIEC system. Regarding environmental impact, CO2 emissions emitted by each air-cooling system during the cooling period in each climate zone were calculated. The emission factor be-tween final electricity consumption and CO2 emissions were different for each country, as shown in Table 13. The CO2 emission factor for Spain was taken from the technical build-ing code, CTE 2019 [42]. The CO2 emission factors for the rest of the countries were taken from the 2020 carbon footprint document [43]. Table 13. CO2 emission factor for each climate zone.</text:p>
          </table:table-cell>
        </table:table-row>
        <table:table-row table:style-name="ro17">
          <table:table-cell office:value-type="string" calcext:value-type="string">
            <text:p>10.3390_en14154436</text:p>
          </table:table-cell>
          <table:table-cell office:value-type="string" calcext:value-type="string">
            <text:p>code</text:p>
          </table:table-cell>
          <table:table-cell office:value-type="float" office:value="336" calcext:value-type="float">
            <text:p>336</text:p>
          </table:table-cell>
          <table:table-cell/>
          <table:table-cell office:value-type="float" office:value="0" calcext:value-type="float">
            <text:p>0</text:p>
          </table:table-cell>
          <table:table-cell office:value-type="string" calcext:value-type="string">
            <text:p>Regarding the RIEC and DRIEC systems, the elements that consume energy were the pumps, the exhaust fan and the process fan. The regeneration fan was also considered for the DRIEC system. Regarding environmental impact, CO2 emissions emitted by each air-cooling system during the cooling period in each climate zone were calculated. The emission factor be-tween final electricity consumption and CO2 emissions were different for each country, as shown in Table 13. The CO2 emission factor for Spain was taken from the technical build-ing code, CTE 2019 [42]. The CO2 emission factors for the rest of the countries were taken from the 2020 carbon footprint document [43]. Table 13. CO2 emission factor for each climate zone. Climate Zone Country Factor (kgCO2 kWh−1) Lampedusa Italy 0.466 Seville Spain 0.331 Thessaloniki Greece 0.577 Zagreb Croatia 0.273 The CO2 emissions results [kgCO2 m−2 year−1], for each system and each climate zone throughout cooling period, were calculated as the product of the total energy consump-tion [kWh m−2 year−1] and the respective CO2 emission factor [kgCO2 kWh−1]. 3. Results and Analysis Daily and annual analysis were carried out for the three air-cooling systems. The daily analysis was performed for the climate zone of Lampedusa. Two summer days were selected: a typical summer day and a severe summer day. Then, the influence of climatic severity in the thermal comfort, air quality and energy consumption criteria were studied to understand the annual results in each climate zone. 3.1. Thermal Comfort 3.1.1. Daily Analysis of the Air-Cooling Systems The daily results of the air-cooling systems DX, RIEC and DRIEC are represented in Figures 5–7, respectively. For each air-cooling system, air temperatures, air humidity ratio and PPD values over typical and severe summer days are shown. Energies 2021, 14, 4436</text:p>
          </table:table-cell>
        </table:table-row>
        <table:table-row table:style-name="ro2" table:visibility="filter">
          <table:table-cell office:value-type="string" calcext:value-type="string">
            <text:p>10.3390_en14154436</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W was modelled from the available data of the manufacturer [38]. The DW model was also developed with the statistical technique of design of experiments and its main characteristics are shown in Table 6.</text:p>
          </table:table-cell>
        </table:table-row>
        <table:table-row table:style-name="ro9" table:visibility="filter">
          <table:table-cell office:value-type="string" calcext:value-type="string">
            <text:p>10.3390_en14154436</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he considered DX unit was sized to serve air-conditioning a standard classroom. The main characteristics of the vapour compression unit are shown in Table 2. This unit was modelled from data of the manufacturer [36]. The response variables and the input parameters were expressed by Equation (1).</text:p>
          </table:table-cell>
        </table:table-row>
        <table:table-row table:style-name="ro10" table:visibility="filter">
          <table:table-cell office:value-type="string" calcext:value-type="string">
            <text:p>10.3390_en1415443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Three air-cooling systems were proposed to maintain the set-point indoor conditions in a standard classroom in different climate zones. RIEC and DRIEC handled 100% outdoor air, while the conventional DX system handled 9% outdoor air. Mathematical models of these systems were obtained from experimental data. The energy simulations of the</text:p>
          </table:table-cell>
        </table:table-row>
        <table:table-row table:style-name="ro9" table:visibility="filter">
          <table:table-cell office:value-type="string" calcext:value-type="string">
            <text:p>10.3390_en1415443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thermal behavior of RIEC was modelled from manufacturer’s data [37]. This RIEC model was developed with the statistical technique of design of experiments. The response variables and the input parameters were expressed by Equation (1). The main characteristics of the RIEC system are summarized in Table 4.</text:p>
          </table:table-cell>
        </table:table-row>
        <table:table-row table:style-name="ro10">
          <table:table-cell office:value-type="string" calcext:value-type="string">
            <text:p>10.3390_en14154436</text:p>
          </table:table-cell>
          <table:table-cell office:value-type="string" calcext:value-type="string">
            <text:p>data https, data available, data</text:p>
          </table:table-cell>
          <table:table-cell office:value-type="float" office:value="49" calcext:value-type="float">
            <text:p>49</text:p>
          </table:table-cell>
          <table:table-cell/>
          <table:table-cell office:value-type="float" office:value="0" calcext:value-type="float">
            <text:p>0</text:p>
          </table:table-cell>
          <table:table-cell office:value-type="string" calcext:value-type="string">
            <text:p>40. Weather Data. Trnsys 17, vol. 8. Available online: http://www.trnsys.com/ (accessed on 5 December 2020). 41. Comité técnico ISO/TC 159 UNE-EN ISO 7730. Ergonomía del ambiente térmico. 2006. Available online: https://www.une.org/</text:p>
          </table:table-cell>
        </table:table-row>
        <table:table-row table:style-name="ro9">
          <table:table-cell office:value-type="string" calcext:value-type="string">
            <text:p>10.3390_en14154436</text:p>
          </table:table-cell>
          <table:table-cell office:value-type="string" calcext:value-type="string">
            <text:p>database, data</text:p>
          </table:table-cell>
          <table:table-cell office:value-type="float" office:value="54" calcext:value-type="float">
            <text:p>54</text:p>
          </table:table-cell>
          <table:table-cell/>
          <table:table-cell office:value-type="float" office:value="0" calcext:value-type="float">
            <text:p>0</text:p>
          </table:table-cell>
          <table:table-cell office:value-type="string" calcext:value-type="string">
            <text:p>The three air-cooling systems were simulated for the representative cities of the hotdry, warm-humid, warm-dry and mixed-humid climate zones. The energy simulations were carried out using the Meteonorm software database [40]. The average values of climate data of the four climate zones are shown in Table 10.</text:p>
          </table:table-cell>
        </table:table-row>
        <table:table-row table:style-name="ro2" table:visibility="filter">
          <table:table-cell office:value-type="string" calcext:value-type="string">
            <text:p>10.3390_en1415450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Technical Data</text:p>
          </table:table-cell>
        </table:table-row>
        <table:table-row table:style-name="ro9" table:visibility="filter">
          <table:table-cell office:value-type="string" calcext:value-type="string">
            <text:p>10.3390_en1415450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amount of water collected through the contribution of the geothermal pipe alone (qH2O,geo), thus not using Peltier cells, is shown in Table 4. The wet-bulb temperature, relative and absolute humidity data of the inlet A and outlet B states from the geothermal pipe are also reported in the table.</text:p>
          </table:table-cell>
        </table:table-row>
        <table:table-row table:style-name="ro3" table:visibility="filter">
          <table:table-cell office:value-type="string" calcext:value-type="string">
            <text:p>10.3390_en14154507</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s reported in Table 3, the maximum cooling capacity of the Peltier cell is assumed to equal 0.340 kW, detailed Peltier cell technical data can be seen in [46]. However, for a reliability calculation, the maximum nominal cooling power of the Peltier cells is not taken into account, but the calculation value was chosen on the operating conditions, as shown in the diagrams of Figure 6 relating to the performance behavior of the Peltier cell. In fact,</text:p>
          </table:table-cell>
        </table:table-row>
        <table:table-row table:style-name="ro3" table:visibility="filter">
          <table:table-cell office:value-type="string" calcext:value-type="string">
            <text:p>10.3390_en14154507</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Author Contributions: Conceptualization, P.M.C. and C.B.; methodology, P.M.C. and C.B.; software, P.M.C., C.B. and G.N.; formal analysis, P.M.C., C.B. and G.N.; investigation, P.M.C., C.B. and G.N.; data curation, P.M.C. and C.B.; writing—original draft preparation, P.M.C. and C.B.; writing—review and editing, P.M.C. and C.B.; visualization, P.M.C. and C.B.; supervision, P.M.C. and C.B. All authors have read and agreed to the published version of the manuscript.</text:p>
          </table:table-cell>
        </table:table-row>
        <table:table-row table:style-name="ro5" table:visibility="filter">
          <table:table-cell office:value-type="string" calcext:value-type="string">
            <text:p>10.3390_en1415450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The geothermal system is modeled considering all the characteristics of the pipe, installation, climate, and soil. There are several widely used software programs for modeling geothermal systems, including GAEA [38,39] Energy Plus [40], Fluent [41], TRNSYS tool [42]. This study involved the use of GAEA software, developed by the University of Siegen, which provides a simple and effective approach to dimension and evaluate the energy contribution of an EAHX system [43], especially during the preliminary design phase. The system is tested in the city of Kigali, Rwanda, classiﬁed as Aw, Tropical Savanna Climate [44,45], in Koppen Climate classiﬁcation. Climate data are imported from the Meteonorm meteorological data ﬁle and processed with a 1-h step for 8760 h (one year).</text:p>
          </table:table-cell>
        </table:table-row>
        <table:table-row table:style-name="ro16" table:visibility="filter">
          <table:table-cell office:value-type="string" calcext:value-type="string">
            <text:p>10.3390_en14154507</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Energies 2021, 14, x FOR PEER REVIEW 9 of 18 <text:s/>Yearly min. outlet air temperature 8.0 °C Efficiency factor heating 2.65 Efficiency factor cooling 5.86 3.2. The Peltier Cell Array Given the thermo-hygrometric conditions exiting the geothermal pipe and the ther-mal powers exchanged on the hot and cold sides of the Peltier cell, it was possible to use the Ashrae diagram to calculate the final conditions of the air passing through the series of Peltier cells. As reported in Table 3, the maximum cooling capacity of the Peltier cell is assumed to equal 0.340 kW, detailed Peltier cell technical data can be seen in [46]. However, for a reliability calculation, the maximum nominal cooling power of the Peltier cells is not taken into account, but the calculation value was chosen on the operating conditions, as shown in the diagrams of Figure 6 relating to the performance behavior of the Peltier cell. In fact, the first hypothesis is that the Peltier cell will work with an amperage similar to that of a photovoltaic panel, i.e., around 10–12 A. Table 3. Peltier cell technical details. Technical data Values Power (𝑃𝐶𝑒𝑙𝑙 𝑃𝑒𝑙𝑡𝑖𝑒𝑟) 0.340 kW Voltage ≈25 V Maximum absorbed current 15.4 A Maximum differential between hot and cold side temperatures 68 °C Maximum supply voltage 35.9 V Max hot side temperature 90 °C Size 52 mm × 52 mm × 3.5 mm Max mounting pressure 1.5 MPa Figure 6. Performance of the Peltier cell selected. The second hypothesis is that the airflow coming from the geothermal probe is split into two flows at the same temperature that lap, respectively, the hot and cold sides of the cells.</text:p>
          </table:table-cell>
        </table:table-row>
        <table:table-row table:style-name="ro15" table:visibility="filter">
          <table:table-cell office:value-type="string" calcext:value-type="string">
            <text:p>10.3390_en14154507</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However, for a reliability calculation, the maximum nominal cooling power of the Peltier cells is not taken into account, but the calculation value was chosen on the operating conditions, as shown in the diagrams of Figure 6 relating to the performance behavior of the Peltier cell. In fact, the first hypothesis is that the Peltier cell will work with an amperage similar to that of a photovoltaic panel, i.e., around 10–12 A. Table 3. Peltier cell technical details. Technical data Values Power (𝑃𝐶𝑒𝑙𝑙 𝑃𝑒𝑙𝑡𝑖𝑒𝑟) 0.340 kW Voltage ≈25 V Maximum absorbed current 15.4 A Maximum differential between hot and cold side temperatures 68 °C Maximum supply voltage 35.9 V Max hot side temperature 90 °C Size 52 mm × 52 mm × 3.5 mm Max mounting pressure 1.5 MPa Figure 6. Performance of the Peltier cell selected. The second hypothesis is that the airflow coming from the geothermal probe is split into two flows at the same temperature that lap, respectively, the hot and cold sides of the cells. Therefore, it is expected that the Peltier cell will work with a hot-side temperature of about 50 °C and small temperature differences on the hot-cold side (about 15–20 °C), with a cold airflow that is cooled with a cooling power of about 0.267 kW for each cell and a hot airflow that is heated with a heating power of about 600 W for each cell. 3.3. Adiabatic Mixture As mentioned above, the two flows exiting the Peltier cell section can proceed sepa-rately or result in adiabatic mixing. In the results section the thermo-hygrometric condi-tions for state E, following the possible adiabatic mixing of the two moist air streams, are shown. The calculation is omitted as it is widely found in the literature. Energies 2021, 14, 4507</text:p>
          </table:table-cell>
        </table:table-row>
        <table:table-row table:style-name="ro9">
          <table:table-cell office:value-type="string" calcext:value-type="string">
            <text:p>10.3390_en14154507</text:p>
          </table:table-cell>
          <table:table-cell office:value-type="string" calcext:value-type="string">
            <text:p>database</text:p>
          </table:table-cell>
          <table:table-cell office:value-type="float" office:value="67" calcext:value-type="float">
            <text:p>67</text:p>
          </table:table-cell>
          <table:table-cell/>
          <table:table-cell office:value-type="float" office:value="0" calcext:value-type="float">
            <text:p>0</text:p>
          </table:table-cell>
          <table:table-cell office:value-type="string" calcext:value-type="string">
            <text:p>27. Mazzeo, D.; Matera, N.; De Luca, P.; Baglivo, C.; Congedo, P.M.; Oliveti, G. A literature review and statistical analysis of photovoltaic-wind hybrid renewable system research by considering the most relevant 550 articles: An upgradable matrix literature database. J. Clean. Prod. 2021, 295, 126070. [CrossRef]</text:p>
          </table:table-cell>
        </table:table-row>
        <table:table-row table:style-name="ro14">
          <table:table-cell office:value-type="string" calcext:value-type="string">
            <text:p>10.3390_en14154507</text:p>
          </table:table-cell>
          <table:table-cell office:value-type="string" calcext:value-type="string">
            <text:p>database</text:p>
          </table:table-cell>
          <table:table-cell office:value-type="float" office:value="260" calcext:value-type="float">
            <text:p>260</text:p>
          </table:table-cell>
          <table:table-cell/>
          <table:table-cell office:value-type="float" office:value="0" calcext:value-type="float">
            <text:p>0</text:p>
          </table:table-cell>
          <table:table-cell office:value-type="string" calcext:value-type="string">
            <text:p>the pipes are buried, it should be noted that a greater depth allows the system to be less affected by external temperature ﬂuctuations. In horizontal systems, to avoid interaction between the pipes, it is recommended that the pipes be spaced at least 1.5 m and buried at a depth of 1.2 m to 1.8 m [33]. There are clear advantages in using the earth-to-air heat exchangers in buildings located in hot climates during the summer season, already with short pipes, while in winter the beneﬁts of the system are just for few hours during the day. In the paper [34], it was investigated how geometric conﬁguration, soil thermal conductivity, heat transfer ﬂuid velocity, and installation depth affect the behavior of earthto-air heat exchangers, using CFD simulations. In addition, the paper [35] shows the impact of the unsaturated ground on the performance of the ground heat exchanger as the depth varies through numerical simulation. The results showed that the performance under unsaturated soil conditions decreased up to 40% compared to that under fully saturated ground conditions. In this regard, the study [36] has given a complete database on transient ground temperatures, which was acquired by surveying a case study located in southern Brazil. Regarding outdoor climate conditions, the study [37] considers different climate zones in China, showing higher energy savings of the system application in warm climates.</text:p>
          </table:table-cell>
        </table:table-row>
        <table:table-row table:style-name="ro2" table:visibility="filter">
          <table:table-cell office:value-type="string" calcext:value-type="string">
            <text:p>10.3390_en1416477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Availability Statement: Not applicable.</text:p>
          </table:table-cell>
        </table:table-row>
        <table:table-row table:style-name="ro2" table:visibility="filter">
          <table:table-cell office:value-type="string" calcext:value-type="string">
            <text:p>10.3390_en1416477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1. Technical data of Colacem clinker production plant in Gubbio, Italy for reference year 2016.</text:p>
          </table:table-cell>
        </table:table-row>
        <table:table-row table:style-name="ro9" table:visibility="filter">
          <table:table-cell office:value-type="string" calcext:value-type="string">
            <text:p>10.3390_en1416477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37. European Environmental Agency. 2017. Available online: https://www.eea.europa.eu/data-and-maps/indicators/overview-of the-electricity-production-2/assessment-4 (accessed on 6 December 2020).</text:p>
          </table:table-cell>
        </table:table-row>
        <table:table-row table:style-name="ro9" table:visibility="filter">
          <table:table-cell office:value-type="string" calcext:value-type="string">
            <text:p>10.3390_en1416477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Conﬂicts of Interest: The authors declare no conﬂict of interest. The funders had no role in the design of the study; in the collection, analyses, or interpretation of data; in the writing of the manuscript, or in the decision to publish the results.</text:p>
          </table:table-cell>
        </table:table-row>
        <table:table-row table:style-name="ro10" table:visibility="filter">
          <table:table-cell office:value-type="string" calcext:value-type="string">
            <text:p>10.3390_en1416477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nally the potential of the optimized FTM process was evaluated in comparison with other separation technologies. A state-of-the-art absorption process based on Monoethyl amine (MEA) solvent and a Membrane Assisted Liquefaction (MAL) scheme were considered extracting data from the literature [19,20]. The economic analysis in this work is based</text:p>
          </table:table-cell>
        </table:table-row>
        <table:table-row table:style-name="ro4" table:visibility="filter">
          <table:table-cell office:value-type="string" calcext:value-type="string">
            <text:p>10.3390_en14164772</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The molar CO2 content in this stream is around 28% and this makes the application of membranes quite attractive as the driving force for the transport through the membrane is related to the partial pressure. CO2 captured is compressed and liqueﬁed to be sent for storage. A block ﬂow diagram of the full process with the addition of the carbon capture plant is reported in Figure 1 while the technical data of the plant for the reference year 2016 are summarized in Table 1. The simulated plant produced results within 3% of the real plant.</text:p>
          </table:table-cell>
        </table:table-row>
        <table:table-row table:style-name="ro16" table:visibility="filter">
          <table:table-cell office:value-type="string" calcext:value-type="string">
            <text:p>10.3390_en14164772</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In this work, the aforementioned process is simulated using the commercial engineering tool Honeywell Unisim Design® R400. Model simulation includes all the key unit operations and all key reactions that are taking place in the process of cement production. To be able to compare our results with published data, the main process assumption were extracted from the work published by the CEMCAP project [19]. The membrane modules are simulated using an in-house detailed membrane module simulator implemented in UniSim Design®, with the membrane unit as completely automated customised unit operations. The model simulates a hollow ﬁber module and was used for both membrane technologies (FTMs and S/D) changing the parameters for the permeance and selectivity accordingly. The model was reported and validated previously [32]. The model allows the user to select the geometrical parameters for the module (i.e: number of ﬁbers and dimensions) and also the direction of ﬂow (i.e: co-current or counter-current) and takes into account pressure drops along the module. For all the simulations the counter-current conﬁguration was used without a sweep for S/D membranes and with a steam sweep for the FTMs. In the case of FTMs, an additional constraint was added for the relative humidity: if the RH dropped below the 60%, the permeance for CO2 would automatically reduce to the solution/diffusion value of PVAm as the facilitated transport would not be activated.</text:p>
          </table:table-cell>
        </table:table-row>
        <table:table-row table:style-name="ro14" table:visibility="filter">
          <table:table-cell office:value-type="string" calcext:value-type="string">
            <text:p>10.3390_en14164772</text:p>
          </table:table-cell>
          <table:table-cell office:value-type="string" calcext:value-type="string">
            <text:p>data</text:p>
          </table:table-cell>
          <table:table-cell office:value-type="float" office:value="267" calcext:value-type="float">
            <text:p>267</text:p>
          </table:table-cell>
          <table:table-cell table:number-columns-repeated="2"/>
          <table:table-cell office:value-type="string" calcext:value-type="string">
            <text:p>Energies 2021, 14, x FOR PEER REVIEW 10 of 15 <text:s/>ing the location of the plant in Gubbio, raising the steam internally would be more prac-tical due to the lack of nearby providers of steam. For other location though, it might be-come more practical to import steam directly from nearby plants. (a) (b) Figure 5. Comparison of economic performance of FTM processes for the three different steam sce-nario at three different temperatures: (a) Cost of Clinker (€/ton clinker; (b) CO2 avoidance Cost (€/ton CO2). 3.3. Comparison with Other Capture Technologies Finally the potential of the optimized FTM process was evaluated in comparison with other separation technologies. A state-of-the-art absorption process based on Monoethyl amine (MEA) solvent and a Membrane Assisted Liquefaction (MAL) scheme were con-sidered extracting data from the literature [19,20]. The economic analysis in this work is based on the same assumptions presented in the two references and therefore we can fairly compare the different technologies. Additionally a conventional solution diffusion membrane process based on materials reported by Baker et al. [21] was considered; due to the low selectivity intrinsic with the solution diffusion membranes compared to FTMs, a two stages process was required to reach the 90% capture and 95% purity targets simul-taneously as presented in Section2.3. The results can be found in Table 5. Table 5. Comparison of different carbon capture alternatives.</text:p>
          </table:table-cell>
        </table:table-row>
        <table:table-row table:style-name="ro15" table:visibility="filter">
          <table:table-cell office:value-type="string" calcext:value-type="string">
            <text:p>10.3390_en14164772</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The case at 75 ℃ using steam raised inside the plant demonstrated the best perfor-mance with a cost of clinker of 116.69 (€/ton clinker) and CO2 avoidance cost of 89.11 €/ton CO2 that is comparable with other proposed technologies. This cost is highly related to the amount of steam required to operate the membranes and therefore any improvement on this front would bring the cost down and benefit the plant. Three cases were considered for the steam: producing it onsite from natural gas, importing form adjacent plants and raising it from waste heat. This is crucial considering the location of the plant investigated where no steam facilities are available in the vicinity. Author Contributions: Conceptualization, M.-C.F. ; methodology, M.-C.F. and A.A.; validation, R.C. and G.M.N. ; investigation, A.A.; writing—original draft preparation, M.-C.F. ; writing—review and editing, M.-C.F., A.A., R.C. and G.M.N. ; supervision, M.-C.F. All authors have read and agreed to the published version of the manuscript. Funding: This research was funded by European Union’s Horizon 2020 Research and Innovation program under Grant Agreement No. 727734. Institutional Review Board Statement: Not applicable. Informed Consent Statement: Not applicable. Data Availability Statement: Not applicable. Conflicts of Interest: The authors declare no conflict of interest. The funders had no role in the design of the study; in the collection, analyses, or interpretation of data; in the writing of the manu-script, or in the decision to publish the results. Appendix A Figure A1. BFD (Block Flow Diagram) of the real clinker production plant in Gubbio, Italy. Energies 2021, 14, 4772</text:p>
          </table:table-cell>
        </table:table-row>
        <table:table-row table:style-name="ro15" table:visibility="filter">
          <table:table-cell office:value-type="string" calcext:value-type="string">
            <text:p>10.3390_en14164772</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The economic analysis in this work is based on the same assumptions presented in the two references and therefore we can fairly compare the different technologies. Additionally a conventional solution diffusion membrane process based on materials reported by Baker et al. [21] was considered; due to the low selectivity intrinsic with the solution diffusion membranes compared to FTMs, a two stages process was required to reach the 90% capture and 95% purity targets simul-taneously as presented in Section2.3. The results can be found in Table 5. Table 5. Comparison of different carbon capture alternatives. No Capture Carbon Capture Capture Technology - MEA [19,20] MAL [19,20] S/D Membranes FTM (75) Membranes Clinker production (t/h) 119 120.7 120.7 119 119 Electricity consumption (MWe) 12.36 29.5 50 76.05 53.62 Steam required (MW) - 96.4 - - 43.44 Membrane area (m2) - - 50160 185718 46234 Equivalent specific CO2 avoided (kg CO2/ ton clinker) - 559 687 83.18 83.18 SPECCA (MJ/kg CO2) - 7.08 3.22 5.68 5.48 Total Plant Cost (M€) 204 280 450 340 387 Fixed O&amp;M Cost (M€/yr) 18.47 761 711 29.96 29.36 Variable O&amp;M Cost (M€/yr) 22.13 <text:s/>56.62 46.78 Cost of Clinker, COC (€/ton clinker) 61.45 107.4 120 119.03 116.69 CO2 avoidance Cost (€/ton CO2) 80.2 83.5 95.20 89.11 1 Total O&amp;M costs (Fixed + Variable). The SPECCA for the different technologies has been calculated and is compared in Figure 6; it can be seen how FTM and S/D membranes have similar values (5.47 and 5.68 MJ/kg CO2) with a decrease of around 20% compared to MEA. MAL shows the lower SPECCA value at 3.22 MJ/kg CO2. Energies 2021, 14, 4772</text:p>
          </table:table-cell>
        </table:table-row>
        <table:table-row table:style-name="ro17" table:visibility="filter">
          <table:table-cell office:value-type="string" calcext:value-type="string">
            <text:p>10.3390_en14164772</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Energies 2021, 14, x FOR PEER REVIEW 6 of 15 <text:s/>required to reach the 90% capture and 95% purity targets simultaneously. The process BFD is reported in Figure 3. Figure 3. Simplified PFD of S/D technology for carbon capture considered in the simulation. Even in this case, the concentrated CO2 after the membrane process is compressed to 110 bara. 2.4. Process Simulation and Membrane Module In this work, the aforementioned process is simulated using the commercial engi-neering tool Honeywell Unisim Design® R400. Model simulation includes all the key unit operations and all key reactions that are taking place in the process of cement production. To be able to compare our results with published data, the main process assumption were extracted from the work published by the CEMCAP project [19]. The membrane modules are simulated using an in-house detailed membrane module simulator implemented in UniSim Design®, with the membrane unit as completely automated customised unit op-erations. The model simulates a hollow fiber module and was used for both membrane technologies (FTMs and S/D) changing the parameters for the permeance and selectivity accordingly. The model was reported and validated previously [32]. The model allows the user to select the geometrical parameters for the module (i.e: number of fibers and dimen-sions) and also the direction of flow (i.e: co-current or counter-current) and takes into ac-count pressure drops along the module. For all the simulations the counter-current con-figuration was used without a sweep for S/D membranes and with a steam sweep for the FTMs. In the case of FTMs, an additional constraint was added for the relative humidity: if the RH dropped below the 60%, the permeance for CO2 would automatically reduce to the solution/diffusion value of PVAm as the facilitated transport would not be activated. 2.5.</text:p>
          </table:table-cell>
        </table:table-row>
        <table:table-row table:style-name="ro17" table:visibility="filter">
          <table:table-cell office:value-type="string" calcext:value-type="string">
            <text:p>10.3390_en14164772</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The model allows the user to select the geometrical parameters for the module (i.e: number of fibers and dimen-sions) and also the direction of flow (i.e: co-current or counter-current) and takes into ac-count pressure drops along the module. For all the simulations the counter-current con-figuration was used without a sweep for S/D membranes and with a steam sweep for the FTMs. In the case of FTMs, an additional constraint was added for the relative humidity: if the RH dropped below the 60%, the permeance for CO2 would automatically reduce to the solution/diffusion value of PVAm as the facilitated transport would not be activated. 2.5. Economic Analysis The assessment of the economic performance of the proposed technology is key in order to evaluate its potential against other options and guide decision making. Therefore the method employed is crucial for a fair comparison [33,34]. In this work, the economic analysis of the plants simulated is based on the estimation of investment cost, fixed and variable operation and maintenance cost for all cases and their comparison. The assessment mainly follow the assumptions of the CEMCAP project [20] and was performed using the spreadsheet published by the project [35]. The lifetime of the plant is estimated as 25 years with a plant construction period of 3 years with annual allocation of construction cost as 40%, 30% and 30% in the 3 years. The project is evaluated through a discounted cash flow approach with a real discount rate of 8%. The costs are calculated pre-taxation and no CO2 emission taxation is consid-ered. Development and land costs are not considered in the capital expenditures. The total direct cost (TDC) of the cement plant with no carbon capture is directly estimated scaling to the actual production based on the IEAGHG report [36]. The TDC is Energies 2021, 14, 4772</text:p>
          </table:table-cell>
        </table:table-row>
        <table:table-row table:style-name="ro21" table:visibility="filter">
          <table:table-cell office:value-type="string" calcext:value-type="string">
            <text:p>10.3390_en14164772</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Energies 2021, 14, x FOR PEER REVIEW 13 of 15 <text:s/>4. Conclusions The application of novel facilitated transport membranes in a cement plant located in Gubbio, Italy has been investigated. The study supports the pilot plant testing of the membranes developed in the Horizon2020 funded project NANOMEMC2. The process simulation demonstrated how the membranes can be deployed to achieve different level of capture. Different temperatures were analyzed for the steam required as sweep by the technology; while all different grade of steam considered can be utilized to achieve a 90% capture rate, a full economic optimization is required to establish the more favorable sce-nario. The case at 75 ℃ using steam raised inside the plant demonstrated the best perfor-mance with a cost of clinker of 116.69 (€/ton clinker) and CO2 avoidance cost of 89.11 €/ton CO2 that is comparable with other proposed technologies. This cost is highly related to the amount of steam required to operate the membranes and therefore any improvement on this front would bring the cost down and benefit the plant. Three cases were considered for the steam: producing it onsite from natural gas, importing form adjacent plants and raising it from waste heat. This is crucial considering the location of the plant investigated where no steam facilities are available in the vicinity. Author Contributions: Conceptualization, M.-C.F. ; methodology, M.-C.F. and A.A.; validation, R.C. and G.M.N. ; investigation, A.A.; writing—original draft preparation, M.-C.F. ; writing—review and editing, M.-C.F., A.A., R.C. and G.M.N. ; supervision, M.-C.F. All authors have read and agreed to the published version of the manuscript. Funding: This research was funded by European Union’s Horizon 2020 Research and Innovation program under Grant Agreement No. 727734. Institutional Review Board Statement: Not applicable. Informed Consent Statement: Not applicable. Data Availability Statement: Not applicable.</text:p>
          </table:table-cell>
        </table:table-row>
        <table:table-row table:style-name="ro19" table:visibility="filter">
          <table:table-cell office:value-type="string" calcext:value-type="string">
            <text:p>10.3390_en14164772</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For a pure retrofit configuration, with no modification of the production plant, the capture process would be applied to this stream. In order to favor the separation and max-imize the CO2 concentration in the stream going to the capture section, in this work a modified process is considered: the excess air from the cooler is not mixed with the gas stream coming from preheaters and raw mill but it is treated separately; the membrane capture process is applied to the flue gas coming from the conditioning tower and dust filter treating the gas after the preheaters without gas from the cooler. The molar CO2 content in this stream is around 28% and this makes the application of membranes quite attractive as the driving force for the transport through the membrane is related to the partial pressure. CO2 captured is compressed and liquefied to be sent for storage. A block flow diagram of the full process with the addition of the carbon capture plant is reported in Figure 1 while the technical data of the plant for the reference year 2016 are summarized in Table 1. The simulated plant produced results within 3% of the real plant. Figure 1. BFD (Block Flow Diagram) of the simulated cement plant with carbon capture and subsequent CO2 compression. The BFD for the production section is modified compared to the real plant as the excess gas from the cooler is not mixed with the gas stream form preheaters and raw mill; the carbon capture and compression sections are added in the simula-tion to this gas stream. Table 1. Technical data of Colacem clinker production plant in Gubbio, Italy for reference year 2016. Yearly Hours of Operation 7920 Raw meal/fuel/air inlet temperature (°C) 83/55/15 Fuel composition (wt. %) and heating value C (%) 86.5 H (%) 3.53 S (%) 5.12 Ash (%) 0.2 Energies 2021, 14, 4772</text:p>
          </table:table-cell>
        </table:table-row>
        <table:table-row table:style-name="ro19" table:visibility="filter">
          <table:table-cell office:value-type="string" calcext:value-type="string">
            <text:p>10.3390_en14164772</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Energies 2021, 14, x FOR PEER REVIEW 3 of 15 <text:s/>the clinker phase is also formed. The kiln is the core of the burning process with the solid reaching up to 1450 °C. After the formation of the clinker phase, the material is discharged from the kiln to a grate cooler (Cooler) that operates as a cross flow heat exchanger pro-ducing secondary combustion air and tertiary air that are sent to the kiln and to the cal-ciner respectively. In the real plant, the excess air from the cooler is mixed with the gas from the raw mill and preheaters then sent to the conditioning tower and then to a dust filter before being released to atmosphere. The concentration of CO2 in this stream is around 11% vol. The block flow diagram of the real plant is reported in Appendix A. For a pure retrofit configuration, with no modification of the production plant, the capture process would be applied to this stream. In order to favor the separation and max-imize the CO2 concentration in the stream going to the capture section, in this work a modified process is considered: the excess air from the cooler is not mixed with the gas stream coming from preheaters and raw mill but it is treated separately; the membrane capture process is applied to the flue gas coming from the conditioning tower and dust filter treating the gas after the preheaters without gas from the cooler. The molar CO2 content in this stream is around 28% and this makes the application of membranes quite attractive as the driving force for the transport through the membrane is related to the partial pressure. CO2 captured is compressed and liquefied to be sent for storage. A block flow diagram of the full process with the addition of the carbon capture plant is reported in Figure 1 while the technical data of the plant for the reference year 2016 are summarized in Table 1.</text:p>
          </table:table-cell>
        </table:table-row>
        <table:table-row table:style-name="ro2" table:visibility="filter">
          <table:table-cell office:value-type="string" calcext:value-type="string">
            <text:p>10.3390_en80316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3. Empirical Simulation Data versus Lidar Detection Results</text:p>
          </table:table-cell>
        </table:table-row>
        <table:table-row table:style-name="ro2" table:visibility="filter">
          <table:table-cell office:value-type="string" calcext:value-type="string">
            <text:p>10.3390_en80316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3.1. Lidar Field Data versus WAsP Simulation Results</text:p>
          </table:table-cell>
        </table:table-row>
        <table:table-row table:style-name="ro2" table:visibility="filter">
          <table:table-cell office:value-type="string" calcext:value-type="string">
            <text:p>10.3390_en80316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2. Data from long-term observations on the west coast of Taiwan.</text:p>
          </table:table-cell>
        </table:table-row>
        <table:table-row table:style-name="ro2" table:visibility="filter">
          <table:table-cell office:value-type="string" calcext:value-type="string">
            <text:p>10.3390_en803168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1 Based on 10-min average wind speed; 2 Based on 10-min gust wind speed data; 3 Wind speed data measurement period.</text:p>
          </table:table-cell>
        </table:table-row>
        <table:table-row table:style-name="ro2" table:visibility="filter">
          <table:table-cell office:value-type="string" calcext:value-type="string">
            <text:p>10.3390_en803168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Specification item Operating wavelength Wind speed range Sensing range Number of range gates Range gate depth Wind speed accuracy Wind direction accuracy Relative angular accuracy Data output rate</text:p>
          </table:table-cell>
        </table:table-row>
        <table:table-row table:style-name="ro2" table:visibility="filter">
          <table:table-cell office:value-type="string" calcext:value-type="string">
            <text:p>10.3390_en80316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8. WAsP-simulated result versus Lidar field measured data (left: time sequence; right: regression analysis). (a) Miaoli region; (b) Tainan region.</text:p>
          </table:table-cell>
        </table:table-row>
        <table:table-row table:style-name="ro2" table:visibility="filter">
          <table:table-cell office:value-type="string" calcext:value-type="string">
            <text:p>10.3390_en80316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wind speed data at the Lidar location was obtained. Both the data period of the buoy and the measurement time of the Lidar system are from 22 June to 16 October 2013.</text:p>
          </table:table-cell>
        </table:table-row>
        <table:table-row table:style-name="ro9" table:visibility="filter">
          <table:table-cell office:value-type="string" calcext:value-type="string">
            <text:p>10.3390_en803168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Pei-Chi Chang and Chi-Ming Lai conceived and designed the experiments; Pei-Chi Chang and Ray-Yeng Yang performed the experiments; Pei-Chi Chang, Ray-Yeng Yang and Chi-Ming Lai analyzed the data; and Pei-Chi Chang wrote the paper.</text:p>
          </table:table-cell>
        </table:table-row>
        <table:table-row table:style-name="ro9" table:visibility="filter">
          <table:table-cell office:value-type="string" calcext:value-type="string">
            <text:p>10.3390_en803168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ind Atlas Analysis and Application Program (WAsP), a wind energy estimation tool developed by the Wind Energy Department at the Risø National Laboratory (DTU Wind Energy) in 1987, is a sophisticated yet easy-to-use wind energy analysis tool that provides wind data analysis, wind climate</text:p>
          </table:table-cell>
        </table:table-row>
        <table:table-row table:style-name="ro10" table:visibility="filter">
          <table:table-cell office:value-type="string" calcext:value-type="string">
            <text:p>10.3390_en8031685</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opography and landform (including surface roughness and obstacles) are major factors affecting wind atlas distribution. The landform can alter wind strength and direction, and high surface roughness can dampen wind speed. Therefore, in WAsP simulations, the accuracy of the landform and roughness data has a direct impact on the credibility of the simulation results.</text:p>
          </table:table-cell>
        </table:table-row>
        <table:table-row table:style-name="ro10" table:visibility="filter">
          <table:table-cell office:value-type="string" calcext:value-type="string">
            <text:p>10.3390_en803168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estimation, and sittings of wind turbines [15]. This study first compares WAsP assessment results with Lidar field measured data to verify the software’s accuracy for high altitude wind speed forecasts. Then, long-term low and high altitude wind power observation data from around Taiwan are imported into the software to assess high altitude wind power resources on the west coast of Taiwan.</text:p>
          </table:table-cell>
        </table:table-row>
        <table:table-row table:style-name="ro9" table:visibility="filter">
          <table:table-cell office:value-type="string" calcext:value-type="string">
            <text:p>10.3390_en803168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5. WAsP/WAsP Engineering. Available online: http://www.wasp.dk/ (accessed on 25 January 2015). 16. Jiang, D.; Zhuang, D.; Huang, Y.; Wang, J.; Fu, J. Evaluating the spatio-temporal variation of China’s offshore wind resources based on remotely sensed wind farm data. Renew. Sustain. Energy Rev. 2013, 24, 142–148.</text:p>
          </table:table-cell>
        </table:table-row>
        <table:table-row table:style-name="ro10" table:visibility="filter">
          <table:table-cell office:value-type="string" calcext:value-type="string">
            <text:p>10.3390_en8031685</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There is a Qigu buoy for long-term measurement by the Central Weather Bureau in Tainan, which is 10 km from the Lidar system. The locations of the two sites are shown in Figure 4. This study also uses a 5-m contour map and a surface roughness diagram (from actual land use) (shown in Figure 5) <text:s/>as well as the software WAsP to process the wind data from the Qigu buoy. Thus, the high-altitude</text:p>
          </table:table-cell>
        </table:table-row>
        <table:table-row table:style-name="ro3" table:visibility="filter">
          <table:table-cell office:value-type="string" calcext:value-type="string">
            <text:p>10.3390_en803168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o improve the reliability of wind energy simulation parameters, this study specifically uses landform measurement data and images, and it invests a large amount of time to draw a 5 m contour map. WAsP provides a roughness related specification, and it uses actual land utilization to draw the surface roughness. This study uses the map editor in WAsP to manage and create all landform and roughness image in the simulation areas. Surface roughness and 5 m contour maps for the simulation areas are shown in Figure 7.</text:p>
          </table:table-cell>
        </table:table-row>
        <table:table-row table:style-name="ro3" table:visibility="filter">
          <table:table-cell office:value-type="string" calcext:value-type="string">
            <text:p>10.3390_en8031685</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is study first imports the marine tidal station (in Miaoli) and marine buoy (in Tainan) measurements of low-altitude wind speeds (average 10-min values) into WAsP to estimate the high-altitude wind speeds at the two sites. Then, a Lidar system is set up near the tidal station and buoy, and high altitude wind speed data are measured by Lidar and used to verify the WAsP-simulated high altitude wind speed. All the measurements by the tidal station, buoy and the Lidar system were conducted during the same time period.</text:p>
          </table:table-cell>
        </table:table-row>
        <table:table-row table:style-name="ro4" table:visibility="filter">
          <table:table-cell office:value-type="string" calcext:value-type="string">
            <text:p>10.3390_en8031685</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here is a pressing need to develop an offshore wind farm right away in Taiwan. However, construction of a marine meteorological mast to obtain long-term offshore meteorological data cannot be completed in a short period, and the use of Lidar for wind energy analysis has only recently begun. Therefore, this study used long-term meteorological data measured by tidal stations and buoys and the WAsP program to establish a wind speed forecast at heights between 50 and 200 m for the west coast of Taiwan. The software WAsP Engineering 3.0 (Risø Campus, Denmark, 2012) was used to analyze extreme wind speed in the same area.</text:p>
          </table:table-cell>
        </table:table-row>
        <table:table-row table:style-name="ro11" table:visibility="filter">
          <table:table-cell office:value-type="string" calcext:value-type="string">
            <text:p>10.3390_en8031685</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which is approximately 10 km from the Lidar system location. The relative locations of the two sites are shown in Figure 2. This study used field measured terrain data and actual land use to establish a 5-m contour map and a surface roughness diagram, as shown in Figure 3a,b, respectively. Then, we used the Observed Wind Climate (OWC) Wizard program with the contour map and surface roughness diagram in WAsP to process wind data from the tidal station and obtained wind speed data for the Lidar location. Both the data period of the tidal station and the measurement time of the Lidar are from 17 December 2013 to 17 February 2014.</text:p>
          </table:table-cell>
        </table:table-row>
        <table:table-row table:style-name="ro4" table:visibility="filter">
          <table:table-cell office:value-type="string" calcext:value-type="string">
            <text:p>10.3390_en8031685</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he Lidar system used in this study is designed to remotely measure wind speed and wind direction. This equipment has a motion compensation function; thus, it can be used in a floating carrier. The Lidar system can measure wind speed, direction and turbulence strength once per second for six altitude profiles ranging from 30 to 200 m in the carrier. This study defines measurement altitudes of 55 m, 70 m, 90 m, 110 m, 150 m and 200 m above the Lidar height, and data for each altitude are the average of a range of ±20 m. Lidar’s primary parameters and dimensions are briefly introduced in Table 1 and Figure 1.</text:p>
          </table:table-cell>
        </table:table-row>
        <table:table-row table:style-name="ro11" table:visibility="filter">
          <table:table-cell office:value-type="string" calcext:value-type="string">
            <text:p>10.3390_en8031685</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By comparing the empirical simulation data with the Lidar results, we can confirm whether data were imported to WAsP from a long-term measurement tidal station or from a near-shore buoy; the WAsP simulated results show no significant differences when compared with the Lidar field detection, as elaborated in Section 3.1. Currently, Taiwan has no offshore high-altitude wind speed data. This study collects measured average wind speed (in 10-min intervals) from long-term observations on the west coast of Taiwan, as listed in Table 2. The software WAsP is used to perform wind speed analysis for the west coast of Taiwan (Hsinchu, Miaoli, Taichung, ChangHua, Yunlin, Chiayi and Tainan, <text:s/>as shown in Figure 6).</text:p>
          </table:table-cell>
        </table:table-row>
        <table:table-row table:style-name="ro5" table:visibility="filter">
          <table:table-cell office:value-type="string" calcext:value-type="string">
            <text:p>10.3390_en8031685</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compared wind speeds at different heights (55 m, 70 m, 90 m, 110 m, 150 m and 200 m) measured by the Lidar system with WAsP simulated results for the same measurement period in the Miaoli and Tainan regions, as shown in Figure 8. In the figure, the horizontal axis is the measurement time, and the vertical axis represents wind speed at 6 different heights. The green line represents the Lidar-detected data; the red line represents WAsP-simulated results. The comparison shows no significant variation between the two. R-squared values from the regression analysis for Miaoli and Tainan are in the range of 0.8–0.9 and 0.9–1, respectively, which demonstrates that low-altitude <text:s/>wind speed field data can be processed by WAsP to obtain a fairly reliable forecast for high-altitude wind speeds.</text:p>
          </table:table-cell>
        </table:table-row>
        <table:table-row table:style-name="ro6" table:visibility="filter">
          <table:table-cell office:value-type="string" calcext:value-type="string">
            <text:p>10.3390_en8031685</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o use the software WAsP Engineering 3 [15], meteorological data and landform maps should be imported into the software to obtain extreme wind speed estimations. Meteorological data sources and landform map creation are described in Section 2.4. The meteorological data from various anemometers are arranged according to the categories of short-term and long-term average wind speed in 10 min and gust wind speed. Considering that wind turbine’s major components are 100 m above ground and that anemometer measurement height is relatively low, after the software accepts the arranged meteorological data, the height at which the extreme wind speed is calculated should be set to 100 m to ensure that the calculated extreme wind speed matches the situation at the wind turbine’s principal axis. Finally, the extreme wind speed at 100 m is obtained for a 50-year return period.</text:p>
          </table:table-cell>
        </table:table-row>
        <table:table-row table:style-name="ro6" table:visibility="filter">
          <table:table-cell office:value-type="string" calcext:value-type="string">
            <text:p>10.3390_en8031685</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verage wind speed in 10 min and maximum instantaneous gust speed from long-term and short term meteorological data are used as input data to estimate four groups of extreme wind speeds in each of seven west coastal areas in Taiwan, as shown in Table 4. When long-term 10 min average wind speed is used as the basis for calculation, the extreme wind speeds in west Taiwan coastal areas are in the range of 36.4–55.3 m/s. If the long-term 10 min maximum instantaneous gust is used as the calculation basis, then the extreme wind speed will rise to 57.2–82.8 m/s. If short-term 10 min average wind speed and maximum instantaneous gust are used as the calculation basis, then the extreme wind speeds are 36.1–43.0 and 51.5–62.6 m/s, respectively. This shows that whether short-term or long-term data are used, extreme wind speeds calculated from average wind speed are always lower than the extreme wind speeds calculated from maximum gust.</text:p>
          </table:table-cell>
        </table:table-row>
        <table:table-row table:style-name="ro8" table:visibility="filter">
          <table:table-cell office:value-type="string" calcext:value-type="string">
            <text:p>10.3390_en8031685</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The wind climate in the west Taiwan coastal area is the most severe during typhoon season, and it significantly affects the structural safety of marine facilities. This is also the period when offshore wind turbines are subjected to “extreme” wind speed. Therefore, we collated the aforementioned long-term and short-term maximum gust data within typhoon storms in the west coastal area and compared those with the data in Table 4. The results are shown in Figure 10. The extreme wind speed calculated from long-term 10 min maximum instantaneous gust speed is well above the extreme wind speed calculated from the long-term 10 min average wind speed, maximum gust (long-term) during typhoon season, and maximum gust (short-term) during typhoon season. The extreme wind speed calculated from long-term 10 min average wind speed is close to the maximum gust wind speed <text:s/>during the typhoon season. Therefore, such extreme wind speed can be safely used in subsequent structural designs.</text:p>
          </table:table-cell>
        </table:table-row>
        <table:table-row table:style-name="ro8" table:visibility="filter">
          <table:table-cell office:value-type="string" calcext:value-type="string">
            <text:p>10.3390_en8031685</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he results show that on the west coast of Taiwan, wind speed at 100 m is in the range of <text:s/>9.32–11.24 m/s, and wind power density is approximately 1079–2665 W/m2. Both values are far above those in the neighboring coastal area, which means that wind energy resources in the Taiwan coastal area are rich but undeveloped. According to extreme wind speed estimation results, when we use the long-term maximum 10 min instantaneous gust speed as a basis, the calculated extreme wind speed is well above the extreme wind speed calculated from other data sources. The extreme wind speed calculated from long-term 10 min average wind speed is close to the maximum gust wind speed during typhoon season; therefore, such extreme wind speeds can be used as reliable data for subsequent structural design. When long-term 10 min average wind speed is used as the calculation basis, <text:s/>the extreme wind speed in the west coast of Taiwan is in the range of 36.4–55.3 m/s.</text:p>
          </table:table-cell>
        </table:table-row>
        <table:table-row table:style-name="ro8" table:visibility="filter">
          <table:table-cell office:value-type="string" calcext:value-type="string">
            <text:p>10.3390_en8031685</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According to the International Electrotechnical Commission (IEC) standard [1], before establishing an offshore wind farm, at least one year of marine meteorological observation data is required to accurately understand the site’s wind energy potential. These data are used to estimate the wind farm’s setup cost and power generating capacity, etc. Wind energy evaluation is the primary factor in the development of an offshore wind farm; long-term wind speed observations at an adequate height are the basis for evaluation. In recent years, offshore wind turbines have become very large. Currently in the market, a majority of the offshore wind turbine installations have a capacity of 3 MW, and offshore wind turbines are approximately 100 m high. In Taiwan, wind speed data come primarily from meteorological stations of the Central Weather Bureau, whose near-shore terrestrial stations are all below 10 m; as a result, so far there has been no offshore wind speed observation.</text:p>
          </table:table-cell>
        </table:table-row>
        <table:table-row table:style-name="ro13" table:visibility="filter">
          <table:table-cell office:value-type="string" calcext:value-type="string">
            <text:p>10.3390_en8031685</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Both a wind-resistant design and a structural safety assessment require reliable extreme wind speed measurements. The extreme speeds may cover a 50-year or even a 100-year return period. When a certain amount of extreme data is obtained, a statistical cumulative distribution function can be used to describe the distribution status of the extreme values [11]. We often use extreme wind speed to evaluate offshore wind energy sites and to determine the required structural strength of a wind turbine design. Estimation methods for extreme wind speed are divided into two major categories [12]: annual-maxima and Peaks-Over-Threshold (POT). In an annual-maxima method, standard Gumbel (SG) uses a Gumbel distribution function to estimate the distribution pattern of maxima at several defined periods in a year. Harris [13] used parametric plotting positions and a weighted least-squares method for the Gumbel distribution, which is called a modified Gumbel (MG). The POT method gathers wind speed data that exceed a threshold for analysis, and this method should gather enough data to reduce the uncertainty of the outcome.</text:p>
          </table:table-cell>
        </table:table-row>
        <table:table-row table:style-name="ro13" table:visibility="filter">
          <table:table-cell office:value-type="string" calcext:value-type="string">
            <text:p>10.3390_en8031685</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Abstract: It is of great importance and urgency for Taiwan to develop offshore wind power. However, relevant data on offshore wind energy resources are limited. This study imported wind speeds measured by a tidal station and a buoy into the software WAsP to estimate the high-altitude wind speeds in the two areas. A light detection and ranging (Lidar) system was set up near the tidal station and buoy. High-altitude wind speeds measured by the Lidar system were compared with the WAsP-estimated values, and it was discovered that the two data sets were consistent. Then, long-term wind speed data observed by buoys and tidal stations at various locations were imported into WAsP to forecast wind speeds at heights of 55–200 m on the west coast of Taiwan. The software WAsP Engineering was used to analyze the extreme wind speeds in the same areas. The results show that wind speeds at 100 m are approximately 9.32–11.24 m/s, which means that the coastal areas of west Taiwan are rich in wind energy resources. When a long-term 10-min average wind speed is used, the extreme wind speed on the west coast is estimated to be between 36.4 and 55.3 m/s.</text:p>
          </table:table-cell>
        </table:table-row>
        <table:table-row table:style-name="ro7" table:visibility="filter">
          <table:table-cell office:value-type="string" calcext:value-type="string">
            <text:p>10.3390_en8031685</text:p>
          </table:table-cell>
          <table:table-cell office:value-type="string" calcext:value-type="string">
            <text:p>data</text:p>
          </table:table-cell>
          <table:table-cell office:value-type="float" office:value="231" calcext:value-type="float">
            <text:p>231</text:p>
          </table:table-cell>
          <table:table-cell table:number-columns-repeated="2"/>
          <table:table-cell office:value-type="string" calcext:value-type="string">
            <text:p>Accurate measurement of the wind speed profile in an atmospheric boundary layer is difficult. Studies have used Light Detection and Ranging (Lidar) to reveal wind speed profiles at high altitudes. Sanz Rodrigo et al. [6] illustrated an inter-comparison experiment involving one Sonic Detection and Ranging (Sodar) unit and two Lidars (pulsed and continuous-wave). The wind profilers are benchmarked with respect to a reference cup anemometer and other mast-based instruments, and a procedure for testing and evaluating remote sensing instruments that makes use of two test sites in flat and complex terrains is presented. Wood et al. [7] observed the airflow above the River Thames in central London using a scanning Doppler Lidar, a scintillometer and sonic anemometers. <text:s/>Coutu et al. [8] proposed the use of combined 3-D GIS and Lidar data to retrieve all the information necessary to apply the Norm on a large set of buildings. Some studies have used Lidar to measure offshore marine wind speed profiles. For instance, Standridge et al. [9] demonstrated the utility of the new approach. Measurements made by a laser wind sensor mounted on a floating buoy were first compared with measurements from a second laser wind sensor mounted on a nearby small island,</text:p>
          </table:table-cell>
        </table:table-row>
        <table:table-row table:style-name="ro6">
          <table:table-cell office:value-type="string" calcext:value-type="string">
            <text:p>10.3390_en8031685</text:p>
          </table:table-cell>
          <table:table-cell office:value-type="string" calcext:value-type="string">
            <text:p>data available, data</text:p>
          </table:table-cell>
          <table:table-cell office:value-type="float" office:value="167" calcext:value-type="float">
            <text:p>167</text:p>
          </table:table-cell>
          <table:table-cell/>
          <table:table-cell office:value-type="float" office:value="0" calcext:value-type="float">
            <text:p>0</text:p>
          </table:table-cell>
          <table:table-cell office:value-type="string" calcext:value-type="string">
            <text:p>This study first imported wind speed data measured by a tidal station (in Miaoli, Taiwan) and a buoy (in Tainan, Taiwan) into the WAsP simulation software to estimate the high altitude wind speeds for the two areas. Then, a Lidar system was set up near the tidal stations and buoys, and high-altitude wind speeds measured by the Lidar system were compared with the WAsP-estimated high altitude wind speed. The two data sources were found to be rather consistent, and regression analysis R-squared values are in the range of 0.8–1. Long-term wind speed data observed by buoys and tidal stations in other areas were also imported into WAsP to create a forecast of wind speed at 50–200 m on the west cost of Taiwan (Hsinchu, Miaoli, Taichung, ChangHua, Yunlin, Chiayi and Tainan). <text:s/>At the same time, WAsP Engineering 3.0 was used to analyze extreme wind speed.</text:p>
          </table:table-cell>
        </table:table-row>
        <table:table-row table:style-name="ro2">
          <table:table-cell office:value-type="string" calcext:value-type="string">
            <text:p>10.3390_en8031685</text:p>
          </table:table-cell>
          <table:table-cell office:value-type="string" calcext:value-type="string">
            <text:p>dataset</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on buildings in urbanized area using 3-D GIS and Lidar datasets. Build. Environ. 2013, 59, <text:s/>528–535.</text:p>
          </table:table-cell>
        </table:table-row>
        <table:table-row table:style-name="ro9">
          <table:table-cell office:value-type="string" calcext:value-type="string">
            <text:p>10.3390_en8031685</text:p>
          </table:table-cell>
          <table:table-cell office:value-type="string" calcext:value-type="string">
            <text:p>download</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Copyright of Energies (19961073) is the property of MDPI Publishing and its content may not be copied or emailed to multiple sites or posted to a listserv without the copyright holder's express written permission. However, users may print, download, or email articles for individual use.</text:p>
          </table:table-cell>
        </table:table-row>
        <table:table-row table:style-name="ro9">
          <table:table-cell office:value-type="string" calcext:value-type="string">
            <text:p>10.3390_en8053640</text:p>
          </table:table-cell>
          <table:table-cell office:value-type="string" calcext:value-type="string">
            <text:p>download</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Copyright of Energies (19961073) is the property of MDPI Publishing and its content may not be copied or emailed to multiple sites or posted to a listserv without the copyright holder's express written permission. However, users may print, download, or email articles for individual use.</text:p>
          </table:table-cell>
        </table:table-row>
        <table:table-row table:style-name="ro2" table:visibility="filter">
          <table:table-cell office:value-type="string" calcext:value-type="string">
            <text:p>10.3390_en8076350</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l authors contributed to generating this manuscript. The research data were generated within <text:s/>the supervision of</text:p>
          </table:table-cell>
        </table:table-row>
        <table:table-row table:style-name="ro3" table:visibility="filter">
          <table:table-cell office:value-type="string" calcext:value-type="string">
            <text:p>10.3390_en8076350</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project was supported by the Advanced Manufacturing Cooperative Research Centre (AMCRC), funded through the Australian Government’s Cooperative Research Centre Scheme, grant number 2.3.4. The funders had no role in study design, data collection and analysis or preparation of the manuscript and have provided permission to publish. This research is part of the MBD Energy Research and Development program for Biological Carbon Capture and Storage.</text:p>
          </table:table-cell>
        </table:table-row>
        <table:table-row table:style-name="ro8" table:visibility="filter">
          <table:table-cell office:value-type="string" calcext:value-type="string">
            <text:p>10.3390_en8076350</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onisation detector (FID) and Electron Ionisation (EI) Turbo Mass Spectrometer (MS) (Agilent 5975C, Agilent Technologies Australia Pty Ltd). A DB-23 column with cyanopropyl stationary phase <text:s/>(60 m × 0.55 mm id × 0.15 µm) with He2 (g) injection (33 cm s−1 at 50 °C) at 230 kPa was used for sample separation. Constant inlet temperatures for injector and FID were maintained at 150 °C and <text:s/>250 °C with split injection of 1/50, respectively. Oven and column temperature settings were based on instrumental protocols by the manufacturer. Unknown FAME profiles were determined via comparison of peaks and retention times of pure external standards (C8-C24, Sigma-Aldrich), whilst the recovery potential was corrected using a factor derived from the known concentrations of nonadecanoic acid (C19:0) used as internal standards. Review of the literature and supporting data from procedure blanks confirmed that C19:0 is not produced by R. glutinis [23,28,29].</text:p>
          </table:table-cell>
        </table:table-row>
        <table:table-row table:style-name="ro14" table:visibility="filter">
          <table:table-cell office:value-type="string" calcext:value-type="string">
            <text:p>10.3390_en8076350</text:p>
          </table:table-cell>
          <table:table-cell office:value-type="string" calcext:value-type="string">
            <text:p>data</text:p>
          </table:table-cell>
          <table:table-cell office:value-type="float" office:value="254" calcext:value-type="float">
            <text:p>254</text:p>
          </table:table-cell>
          <table:table-cell table:number-columns-repeated="2"/>
          <table:table-cell office:value-type="string" calcext:value-type="string">
            <text:p>Abstract: The global dependence on finite fossil fuel-derived energy is of serious concern given the predicted population increase. Over the past decades, bio-refining of woody biomass has received much attention, but data on food waste refining are sorely lacking, despite annual and global deposition of 1.3 billion tons in landfills. In addition to negative environmental impacts, this represents a squandering of valuable energy, water and nutrient resources. The potential of carbohydrate-rich food waste (CRFW) for biofuel (by Rhodotorulla glutinis fermentation) and biogas production (by calculating theoretical methane yield) was therefore investigated using a novel integrated bio-refinery approach. In this approach, hydrolyzed CRFW from three different conditions was used for Rhodotorulla glutinis cultivation to produce biolipids, whilst residual solids after hydrolysis were characterized for methane recovery potential via anaerobic digestion. Initially, CRFW was hydrolysed using thermal- (Th), chemical- (Ch) and Th-Ch combined hydrolysis (TCh), with the CRFW-leachate serving as a control (Pcon). Excessive foaming led to the loss of TCh cultures, while day-7 biomass yields were similar (3.4–3.6 g dry weight (DW) L−1) for the remaining treatments. Total fatty acid methyl ester (FAME) content of R. glutinis cultivated on CRFW hydrolysates were relatively low (~6.5%) but quality parameters (i.e., cetane number, density, viscosity and higher heating values) of</text:p>
          </table:table-cell>
        </table:table-row>
        <table:table-row table:style-name="ro17" table:visibility="filter">
          <table:table-cell office:value-type="string" calcext:value-type="string">
            <text:p>10.3390_en8076350</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Yeast is considered superior over other microorganisms due to high biomass growth rates, lipid accumulation capacity, fatty acid profile, and carotenoid, biopolymer and nutraceutical potential [15,16]. Although there are 600 identified yeast species, fewer than 30 species can be categorised as oleaginous with the lipidome accounting for &gt;20% biomass and only very few produce carotenoids and biopolymers [17,18]. In addition, data on <text:s/>bio-refining of carbohydrate-rich food waste using yeast are limited, i.e., largely confined to reported yeast biomass production on other media. For instance, Yerrowia lipolytica (phylum Ascomycota) has been used for bio-refining of lipid-rich restaurant-food waste, which proved to be an excellent cultivation medium when coupled with hydrolysis of the complex sugars [19]. In contrast, the red yeast Rhodotorula glutinis (phylum Basidiomycota) has been cultivated on different wastewater <text:s/>media [16], food waste and municipal wastewater mixed media [20], glycerol- [15] and starch-containing wastewaters [21]. Another yeast, Cryptococcus curvatus showed higher productivity than Y. lipolytica when cultured on glucose-based media, but lipid content was 10% lower than R. glutinis cultured on food waste hydrolysates [20]. More than 70% increase in lipidome content per gram dry biomass has been achieved in R. glutinis under nutrient-limited (nitrogen and phosphate) culture conditions [22,23]. Of the total lipidome accumulated and synthesized, ≥90% is comprised solely of triacylglycerides (TAG), free fatty acids (&lt;1%) (FFA) and steryl esters (SE) [24]. Furthermore, R. glutinis accumulate the high value bio-product β-carotene (1 kg ~ 1,600 USD) used commercially as a food colorant, nutritional supplement, cosmetic colorant, antioxidant and anticancer agent in pharmaceuticals [16].</text:p>
          </table:table-cell>
        </table:table-row>
        <table:table-row table:style-name="ro17" table:visibility="filter">
          <table:table-cell office:value-type="string" calcext:value-type="string">
            <text:p>10.3390_en8076350</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Mixed food wastes are rich in sugars, proteins, lipids, vitamins and minerals which are easily assimilated as raw materials for the production of high-value chemicals, bio-oil and polymers by microorganisms such as bacteria, yeast, fungi or algae [8,14]. Yeast is considered superior over other microorganisms due to high biomass growth rates, lipid accumulation capacity, fatty acid profile, and carotenoid, biopolymer and nutraceutical potential [15,16]. Although there are 600 identified yeast species, fewer than 30 species can be categorised as oleaginous with the lipidome accounting for &gt;20% biomass and only very few produce carotenoids and biopolymers [17,18]. In addition, data on <text:s/>bio-refining of carbohydrate-rich food waste using yeast are limited, i.e., largely confined to reported yeast biomass production on other media. For instance, Yerrowia lipolytica (phylum Ascomycota) has been used for bio-refining of lipid-rich restaurant-food waste, which proved to be an excellent cultivation medium when coupled with hydrolysis of the complex sugars [19]. In contrast, the red yeast Rhodotorula glutinis (phylum Basidiomycota) has been cultivated on different wastewater <text:s/>media [16], food waste and municipal wastewater mixed media [20], glycerol- [15] and starch-containing wastewaters [21]. Another yeast, Cryptococcus curvatus showed higher productivity than Y. lipolytica when cultured on glucose-based media, but lipid content was 10% lower than R. glutinis cultured on food waste hydrolysates [20]. More than 70% increase in lipidome content per gram dry biomass has been achieved in R. glutinis under nutrient-limited (nitrogen and phosphate) culture conditions [22,23]. Of the total lipidome accumulated and synthesized, ≥90% is comprised solely of triacylglycerides (TAG), free fatty acids (&lt;1%) (FFA) and steryl esters (SE) [24].</text:p>
          </table:table-cell>
        </table:table-row>
        <table:table-row table:style-name="ro2" table:visibility="filter">
          <table:table-cell office:value-type="string" calcext:value-type="string">
            <text:p>10.3390_en9100838</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label</text:p>
          </table:table-cell>
        </table:table-row>
        <table:table-row table:style-name="ro2" table:visibility="filter">
          <table:table-cell office:value-type="string" calcext:value-type="string">
            <text:p>10.3390_en910083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able 3. Speciﬁcation for grid injected bio based methane in Finland. Data obtained through discussions with local stakeholders.</text:p>
          </table:table-cell>
        </table:table-row>
        <table:table-row table:style-name="ro10" table:visibility="filter">
          <table:table-cell office:value-type="string" calcext:value-type="string">
            <text:p>10.3390_en9100838</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e thermodynamic data of the focal material streams along with energy requirements of major process components for the four cases were collected from the simulation and reported in Table 9 to show the present thermal loads (net heat released) and demand. The distinctive difference between the hydrogen and BioSNG cases is the effect of slurry throughput on the speciﬁc heat proﬁles. In block</text:p>
          </table:table-cell>
        </table:table-row>
        <table:table-row table:style-name="ro8" table:visibility="filter">
          <table:table-cell office:value-type="string" calcext:value-type="string">
            <text:p>10.3390_en9100838</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Several published works attempted to derive mathematical models that showed conformity with experimental ﬁndings in literature to enable extended parametric assessments for product nature [25–30]. Others utilized commercial computational software equipped with more extensive databases of property data banks for a wider list of chemical species [31–40]. Louw et al. [31] used the process simulation tool Aspen Plus™ (Aspen Technology, Inc., Bedford, MA, USA) to screen a comprehensive list of 49 real biomass and 5 model compounds. A simplistic plant model that consisted of a SCWG reactor and subsequent phase separator, for direct dry syngas production was investigated. Susanti et al. [32] and Tushar et al. [33] followed suit for the investigation of some expected organic monomers or intermediates in the SCWG process. However, the scope of their assessment was not on system-level thermal analysis but rather on deconstructing the speciﬁc organic conversion pathways and predict some of the driving forces for reaction kinetics only.</text:p>
          </table:table-cell>
        </table:table-row>
        <table:table-row table:style-name="ro7" table:visibility="filter">
          <table:table-cell office:value-type="string" calcext:value-type="string">
            <text:p>10.3390_en9100838</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A detailed description of the three step reactor model-block A2 on Aspen Plus™ is shown in Figure 2 below. The organic conversion of the user deﬁned non-conventional solid feedstock was assessed with a combined approach of two software built-in units; ﬁrst a decomposer (HYDREAC) into elemental constituents and valorizer (SCWGREAC) into the pre-deﬁned set of products consisting of; methane, hydrogen, carbon dioxide, carbon monoxide, water, ethane, ethylene, solid carbon, phenol, nitrogen, ammonia and hydrogen sulﬁde. A similar approach was adapted in other reported publications and showed conformity with experimental data [31,35]. The net reactor demand (NETDMND) along with interstage heating (STGDMND) thermal streams account for both the net endothermic heat of formation of products and the sensible heat requirement for the interstage heating independently. The salt separator (SALTSEP) is simulated as a standard separator unit, where the solubility of elemental constituents dictates the unit thermal requirements. The separator is set to a conservative 10% organic slurry loss within the extracted inorganic brine, similar to that reported in literature [40,47].</text:p>
          </table:table-cell>
        </table:table-row>
        <table:table-row table:style-name="ro15" table:visibility="filter">
          <table:table-cell office:value-type="string" calcext:value-type="string">
            <text:p>10.3390_en9100838</text:p>
          </table:table-cell>
          <table:table-cell office:value-type="string" calcext:value-type="string">
            <text:p>data</text:p>
          </table:table-cell>
          <table:table-cell office:value-type="float" office:value="282" calcext:value-type="float">
            <text:p>282</text:p>
          </table:table-cell>
          <table:table-cell table:number-columns-repeated="2"/>
          <table:table-cell office:value-type="string" calcext:value-type="string">
            <text:p>Four cases were selected for comparative assessment; two for each of hydrogen and BioSNG, as shown in Table 4. The dictating design considerations, as mentioned in Section 2, are the SCWG reforming temperature and plant solid throughput. For hydrogen production both, direct hydrogen and overall gasiﬁcation yield increase with higher temperature and lower solid content. While for BioSNG, a design tradeoff is present between direct methane production at lower temperatures and higher overall gasiﬁcation yield at higher temperatures. Several metal based catalysts have been proposed in literature to enhance gasiﬁcation at lower temperatures, however several challenges related to catalyst deactivation have been reported [4,11,40]. An additional constraint for the SCWG outlet temperature by design, is the subsequent USC expander inlet conditions, at which commercial units are currently operational at approximately a temperature of 600 ◦C. As such, for BioSNG, the two cases were selected at SCWG reforming temperatures of 600 ◦C and 450 ◦C. With the lower limit of 450 ◦C considered a conservative estimate based on reported experimental data in literature, for the lowest possible gasiﬁcation temperature at which carbon partitioning into syngas exceeds that of carbon losses within aqueous and solid phases. The inlet solid content for both cases was constrained by the operational limit of the selected slurry pump at 18 wt. % solid content [50]. In the second BioSNG case at 450 ◦C, the exclusion of the USC expanders in block A3 allows the assessment of the inﬂuence of power production within a CHP conﬁguration on the internal heat recovery.</text:p>
          </table:table-cell>
        </table:table-row>
        <table:table-row table:style-name="ro17" table:visibility="filter">
          <table:table-cell office:value-type="string" calcext:value-type="string">
            <text:p>10.3390_en9100838</text:p>
          </table:table-cell>
          <table:table-cell office:value-type="string" calcext:value-type="string">
            <text:p>data</text:p>
          </table:table-cell>
          <table:table-cell office:value-type="float" office:value="296" calcext:value-type="float">
            <text:p>296</text:p>
          </table:table-cell>
          <table:table-cell table:number-columns-repeated="2"/>
          <table:table-cell office:value-type="string" calcext:value-type="string">
            <text:p>Recuperated heat and split combustion of CH4 product. Notes: 1 Different EOS property methods for supercritical processing were assessed, and PR-BM was selected for the reactor model based on reported higher accuracy; 2 Stoichiometric conversion of glucose model compound was the basis for reactor modelling, under the assumption of complete conversion of organics to syngas (H2–CH4–CO2) and complete precipitation of inorganics; 3 Fiori et al. [35] did not report the EOS used in simulation, however in the groups’ earlier work [29], in which the reported conceptual design was based, the authors used the PR-VdW EOS; 4 Examined seven combinations of PR and SRK based EOS with different mixing rules; the authors reported only a 3% variation in the upper limit of H2 yield predictions; 5 The simulation model used the PSRK EOS while no mixing rule was reported, the Holderbaum–Gemehling mixing rule for supercritical mixtures was reported in the group’s earlier work [38]; 6 Equilibrium conditions for SCWG were based on previous experimental results with a ruthenium catalyst, however the modelling approach was not speciﬁcally reported; 7 Algal conversion and yield data for the model were based on experimental ﬁndings reported in one of the publications [43]. Abbreviations. Modelling tool &amp; approach: NS-GM: non stoichiometric minimization of Gibbs free energy; EOS for Supercritical properties: PR—Peng Robinson, SAFT—statistical association ﬂuid theory, SRK—Soave Redlich Kwong, PSRK—Predictive Soave Redlich Kwong, VdW—Vander Wall mixing rule, MHV2—modiﬁed Huron Vidal mixing rule, HG—Holderbaum–Gemehling mixing rules and BM—Boston-Mathias modiﬁcations for mixtures. SCWG—Supercritical Water Gasiﬁcation, EOS—Equation of state.</text:p>
          </table:table-cell>
        </table:table-row>
        <table:table-row table:style-name="ro17" table:visibility="filter">
          <table:table-cell office:value-type="string" calcext:value-type="string">
            <text:p>10.3390_en9100838</text:p>
          </table:table-cell>
          <table:table-cell office:value-type="string" calcext:value-type="string">
            <text:p>data</text:p>
          </table:table-cell>
          <table:table-cell office:value-type="float" office:value="310" calcext:value-type="float">
            <text:p>310</text:p>
          </table:table-cell>
          <table:table-cell table:number-columns-repeated="2"/>
          <table:table-cell office:value-type="string" calcext:value-type="string">
            <text:p>From which, technical knowledge in the form of collected operational data would offer reliable guidance for equipment scale up. However, experimental data remains limited to conditional settings; adjustment to variables of the original setup would lead to deviations during implementation, especially for parametric sensitive, and chemically complex and energy intensive processes such as supercritical water reﬁning (SCWR) [15]. Due to the absence of detailed and generally accepted kinetics for processing different heterogeneous structures within the hydrolyzed aqueous mixtures, thermodynamic modelling is the alternative approach for process assessment. Thermodynamic equilibrium modelling is commonly divided in literature into two types; stoichiometric and non-stoichiometric [4]. The ﬁrst approach, as the name implies, requires a clearly deﬁned and balanced set of reactions. The computation of the equilibrium constant of each reaction leads to a multivariable optimization problem to be solved in order to obtain yield and product nature at deﬁned conditions. The work of Marias et al. [24] applied a stoichiometric model for a parametric assessment of a SCWG reactor and a subsequent pressurized phase separator. A predeﬁned set of 7 independent reactions within a single supercritical phase was assessed to represent the principal organic conversion step, as well as the thermal quality of dry product syngas from the separator. On the other hand, the non-stoichiometric models are based on the principle of Gibb’s free energy minimization. The developed models do not require deﬁnite knowledge of the detailed chemical transformations, and as such are widely applied to SCWR processes [4]. The reactions are handled with a black box approach where the only information required are the elemental input and the expected chemical composition of products [11].</text:p>
          </table:table-cell>
        </table:table-row>
        <table:table-row table:style-name="ro19" table:visibility="filter">
          <table:table-cell office:value-type="string" calcext:value-type="string">
            <text:p>10.3390_en9100838</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hybrid approaches to account for inaccuracy of some models, Gassner et al. [40] employed a hybrid Duan—Lee Kesler modelling approach for their BioSNG production case. The ﬁrst EOS reportedly parametrized for tertiary CH4–CO2–H2O mixtures and the second is utilized to account for inconsistent enthalpy estimation of the Duan equation. Lu et al. [27] also derived a hybrid approach with Duan and SRK, with the latter employed due to reported higher accuracy for phase equilibria prediction for a wider set of mixtures that include H2. Withag et al. [36] attempted to compare a list of 6 PR and SRK based EOS combinations with non-quadratic mixing rules, and reported a bandwidth of deviation for molar hydrogen prediction below 3.5% for all. However, Ortiz et al. [38] examined the accuracy of the predictive SRK EOS for enthalpy prediction, and reported a slight deviation for organic-H2O mixtures, which would be ampliﬁed with a high water throughput in SCWR. Valderrama [41] in his review of different cubic EOS reiterated that a hybrid approach, that considers integrated excess Gibbs energy models (a non-quadratic mixing rule) within empirical EOS parameters remains necessary to offer more reliable equilibria data for non-ideal mixtures with a supercritical component. The PR EOS integrated with the Wong Sandler (WS) mixing rule was recommended as it accounts for residual enthalpy. It is worth mentioning that this approach was one of the examined EOS for the SCWG process by Withag et al. [36]. Table 1 lists a summary of up to date publications on process simulation approaches for SCWG reactor models, as well as proposed conceptual plant layouts, which are described in detail in the following section.</text:p>
          </table:table-cell>
        </table:table-row>
        <table:table-row table:style-name="ro18" table:visibility="filter">
          <table:table-cell office:value-type="string" calcext:value-type="string">
            <text:p>10.3390_en9100838</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The industrial realization and commercial introduction of an innovative technology is typically based on the development of pilot and demonstration projects (assumed here to have a nominal ﬂow higher than 10 kg solid matter per hour), some of which are already in place for the SCWG application [22,23]. From which, technical knowledge in the form of collected operational data would offer reliable guidance for equipment scale up. However, experimental data remains limited to conditional settings; adjustment to variables of the original setup would lead to deviations during implementation, especially for parametric sensitive, and chemically complex and energy intensive processes such as supercritical water reﬁning (SCWR) [15]. Due to the absence of detailed and generally accepted kinetics for processing different heterogeneous structures within the hydrolyzed aqueous mixtures, thermodynamic modelling is the alternative approach for process assessment. Thermodynamic equilibrium modelling is commonly divided in literature into two types; stoichiometric and non-stoichiometric [4]. The ﬁrst approach, as the name implies, requires a clearly deﬁned and balanced set of reactions. The computation of the equilibrium constant of each reaction leads to a multivariable optimization problem to be solved in order to obtain yield and product nature at deﬁned conditions. The work of Marias et al. [24] applied a stoichiometric model for a parametric assessment of a SCWG reactor and a subsequent pressurized phase separator. A predeﬁned set of 7 independent reactions within a single supercritical phase was assessed to represent the principal organic conversion step, as well as the thermal quality of dry product syngas from the separator. On the other hand, the non-stoichiometric models are based on the principle of Gibb’s free energy minimization. The developed models do not require deﬁnite knowledge of the detailed chemical transformations, and as such are widely applied to SCWR processes [4].</text:p>
          </table:table-cell>
        </table:table-row>
        <table:table-row table:style-name="ro21" table:visibility="filter">
          <table:table-cell office:value-type="string" calcext:value-type="string">
            <text:p>10.3390_en9100838</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The SCWG product composition and yield of the developed reactor model was compared with those reported within experimental setups in literature. Different processing conditions were taken into consideration to assess model reliability in terms of accuracy, ﬂexibility and reproducibility. The model results were compared to the work of Stucki et al. [44] for validation of the lower temperature conditions that favor direct BioSNG production, while the work of Chakinala et al. [52] was compared for hydrogen favorable conditions. A ﬁrst look at the reported numbers in Table 5, illustrate the parametric sensitive nature of the direct SCWG process. As mentioned in the introduction, parameters such as pressure, temperature, solid concentration, residence time, organic structure and catalytic effect inﬂuence the level of carbon partitioning into the gas phase, as well as product gas composition. For a reliable comparison, all parameters, excluding both the residence time and catalytic effect, were set in the Aspen plus™ model similar to those reported for each experimental setup. Product gas data were collected after the removal of the water content at ambient conditions. The authors acknowledge that such an ideal separation, coupled with the assumption of thermodynamic equilibrium might lead to disparity from the experimental data. However, when the model was compared to data from experimental settings that achieve almost complete carbon gasiﬁcation in Table 5, the ﬁndings show conformity for both lower and higher level operating temperatures. Yakaboylu et al. [58] attempted to introduce restricted or constrained parameters for the conversion of certain products (e.g., carbon and hydrogen gas yields) to account for how deviated the system is from a chemical equilibrium state. The group concluded that a globally developed model would still fall short on accuracy levels, as a ﬁnite amount of constraints are needed to account for process variations within each speciﬁc experimental setup.</text:p>
          </table:table-cell>
        </table:table-row>
        <table:table-row table:style-name="ro21" table:visibility="filter">
          <table:table-cell office:value-type="string" calcext:value-type="string">
            <text:p>10.3390_en9100838</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44] for validation of the lower temperature conditions that favor direct BioSNG production, while the work of Chakinala et al. [52] was compared for hydrogen favorable conditions. A ﬁrst look at the reported numbers in Table 5, illustrate the parametric sensitive nature of the direct SCWG process. As mentioned in the introduction, parameters such as pressure, temperature, solid concentration, residence time, organic structure and catalytic effect inﬂuence the level of carbon partitioning into the gas phase, as well as product gas composition. For a reliable comparison, all parameters, excluding both the residence time and catalytic effect, were set in the Aspen plus™ model similar to those reported for each experimental setup. Product gas data were collected after the removal of the water content at ambient conditions. The authors acknowledge that such an ideal separation, coupled with the assumption of thermodynamic equilibrium might lead to disparity from the experimental data. However, when the model was compared to data from experimental settings that achieve almost complete carbon gasiﬁcation in Table 5, the ﬁndings show conformity for both lower and higher level operating temperatures. Yakaboylu et al. [58] attempted to introduce restricted or constrained parameters for the conversion of certain products (e.g., carbon and hydrogen gas yields) to account for how deviated the system is from a chemical equilibrium state. The group concluded that a globally developed model would still fall short on accuracy levels, as a ﬁnite amount of constraints are needed to account for process variations within each speciﬁc experimental setup. It is worth mentioning that carbon losses within our developed model, which acts as an organic conversion constraint, was in the range of 10%–13% across the different simulation runs and accounts for organic losses within the bottom exit brine in the salt separator, along with residues of COx, CH4 and phenol found in efﬂuent water.</text:p>
          </table:table-cell>
        </table:table-row>
        <table:table-row table:style-name="ro2">
          <table:table-cell office:value-type="string" calcext:value-type="string">
            <text:p>10.3390_en9100838</text:p>
          </table:table-cell>
          <table:table-cell office:value-type="string" calcext:value-type="string">
            <text:p>database</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56. Phyllis2—Database for Biomass and Waste. Available online: https://www.ecn.nl/phyllis2/ (accessed on</text:p>
          </table:table-cell>
        </table:table-row>
        <table:table-row table:style-name="ro2">
          <table:table-cell office:value-type="string" calcext:value-type="string">
            <text:p>10.3390_en9100838</text:p>
          </table:table-cell>
          <table:table-cell office:value-type="string" calcext:value-type="string">
            <text:p>database</text:p>
          </table:table-cell>
          <table:table-cell office:value-type="float" office:value="29" calcext:value-type="float">
            <text:p>29</text:p>
          </table:table-cell>
          <table:table-cell/>
          <table:table-cell office:value-type="float" office:value="0" calcext:value-type="float">
            <text:p>0</text:p>
          </table:table-cell>
          <table:table-cell office:value-type="string" calcext:value-type="string">
            <text:p>Table 2. Elemental analysis of the lipid extracted algae feedstock for the developed study cases, from the Energy Centre of Netherlands Phyllis2 database [56].</text:p>
          </table:table-cell>
        </table:table-row>
        <table:table-row table:style-name="ro6">
          <table:table-cell office:value-type="string" calcext:value-type="string">
            <text:p>10.3390_en9100838</text:p>
          </table:table-cell>
          <table:table-cell office:value-type="string" calcext:value-type="string">
            <text:p>database, code package, package</text:p>
          </table:table-cell>
          <table:table-cell office:value-type="float" office:value="151" calcext:value-type="float">
            <text:p>151</text:p>
          </table:table-cell>
          <table:table-cell/>
          <table:table-cell office:value-type="float" office:value="0" calcext:value-type="float">
            <text:p>0</text:p>
          </table:table-cell>
          <table:table-cell office:value-type="string" calcext:value-type="string">
            <text:p>The complete plant layouts were simulated on the commercial software Aspen Plus™. The thermodynamic property package Peng Robinson Wong Sandler (PRWS) was selected for units operating near to and beyond supercritical processing, namely within blocks A2 and A3. The PRWS was selected due to its reported higher accuracy for phase equilibria estimations for asymmetric and/or polar-nonpolar and/or supercritical mixtures as is the case with biomass SCWR [41]. While the Predictive Soave Redlich Kwong (PSRK) was used for subcritical to ambient processing units. The thermo-physical properties of solid content in LEA were deﬁned as a non-conventional compound and estimated based on software built-in coal database correlations HCOALGEN and DCOALIGT in Aspen Plus™. The gross and net heating values of 22.95 and 21.23 MJ/kg on dry ash free basis are similar to those reported in literature elsewhere [20,56].</text:p>
          </table:table-cell>
        </table:table-row>
        <table:table-row table:style-name="ro15">
          <table:table-cell office:value-type="string" calcext:value-type="string">
            <text:p>10.3390_en9100838</text:p>
          </table:table-cell>
          <table:table-cell office:value-type="string" calcext:value-type="string">
            <text:p>database, code package, package</text:p>
          </table:table-cell>
          <table:table-cell office:value-type="float" office:value="305" calcext:value-type="float">
            <text:p>305</text:p>
          </table:table-cell>
          <table:table-cell/>
          <table:table-cell office:value-type="float" office:value="0" calcext:value-type="float">
            <text:p>0</text:p>
          </table:table-cell>
          <table:table-cell office:value-type="string" calcext:value-type="string">
            <text:p>Energies 2016, 9, 10 of 26 Table 2. Elemental analysis of the lipid extracted algae feedstock for the developed study cases, from the Energy Centre of Netherlands Phyllis2 database [56]. Proximate Analysis, wt. % (as Received Basis) Ultimate Analysis, wt. % (Dry Ash Free Basis) Ash content 4.59 Carbon 50.99 Moisture 5.62 Hydrogen 7.44 Volatiles 75.34 Oxygen 33.61 Fixed carbon 14.45 Sulfur 0.48 <text:s/>Nitrogen 7.48 3. Developed Conceptual Plant Designs A simplified block representation of the envisaged BioSNG and hydrogen production pathways is shown in Figure 1. From the left, at the LEA feedstock entry point, the block diagram illustrates the sequential common upstream processing steps for both production pathways, which principally convert the solid organic content into dry sweet syngas. At first, solid valorization takes place under SCWR conditions within blocks A1–3, shown in light green. This is followed by the extraction of the SCWG product water content and acid gases (CO2 and H2S) removal, in blocks B1 and B2 respectively, shown in shades of blue. The directly produced SCWG product is a mixture of H2, CH4 and COx, excluding water, whose concentrations depend on the operating conditions of the SCWG reactor. A parametric analysis for a similar LEA feedstock was reported in our earlier publication [20]; where the theoretical maximum or equilibrium limit for CH4 purity in dry syngas at supercritical processing of 400 °C, 250 bar and 15 wt. % solid content was only 51.5 mol%. Meanwhile for hydrogen, the upper limit at 600 °C, 5 wt. % solid content and a similar pressure was 59.3 mol%.</text:p>
          </table:table-cell>
        </table:table-row>
        <table:table-row table:style-name="ro21">
          <table:table-cell office:value-type="string" calcext:value-type="string">
            <text:p>10.3390_en9100838</text:p>
          </table:table-cell>
          <table:table-cell office:value-type="string" calcext:value-type="string">
            <text:p>database, code package, package</text:p>
          </table:table-cell>
          <table:table-cell office:value-type="float" office:value="346" calcext:value-type="float">
            <text:p>346</text:p>
          </table:table-cell>
          <table:table-cell/>
          <table:table-cell office:value-type="float" office:value="0" calcext:value-type="float">
            <text:p>0</text:p>
          </table:table-cell>
          <table:table-cell office:value-type="string" calcext:value-type="string">
            <text:p>From the left, at the LEA feedstock entry point, the block diagram illustrates the sequential common upstream processing steps for both production pathways, which principally convert the solid organic content into dry sweet syngas. At first, solid valorization takes place under SCWR conditions within blocks A1–3, shown in light green. This is followed by the extraction of the SCWG product water content and acid gases (CO2 and H2S) removal, in blocks B1 and B2 respectively, shown in shades of blue. The directly produced SCWG product is a mixture of H2, CH4 and COx, excluding water, whose concentrations depend on the operating conditions of the SCWG reactor. A parametric analysis for a similar LEA feedstock was reported in our earlier publication [20]; where the theoretical maximum or equilibrium limit for CH4 purity in dry syngas at supercritical processing of 400 °C, 250 bar and 15 wt. % solid content was only 51.5 mol%. Meanwhile for hydrogen, the upper limit at 600 °C, 5 wt. % solid content and a similar pressure was 59.3 mol%. As a result, downstream blocks, C1–2 and D1–2, were designed for further syngas upgrading to meet the desirable properties for the two final products; Finnish grid quality BioSNG injection and 99.99% purity hydrogen as a minimum requirement for chemical industrial purposes or fuel cell power generation systems [35,37]. Figure 1. Simplified block diagram for the envisaged lipid extracted algae hydrothermal treatment to Bio- synthetic natural gas and hydrogen production pathways. The complete plant layouts were simulated on the commercial software Aspen Plus™. The thermodynamic property package Peng Robinson Wong Sandler (PRWS) was selected for units operating near to and beyond supercritical processing, namely within blocks A2 and A3. The PRWS was selected due to its reported higher accuracy for phase equilibria estimations for asymmetric Energies 2016, 9, 838</text:p>
          </table:table-cell>
        </table:table-row>
        <table:table-row table:style-name="ro11">
          <table:table-cell office:value-type="string" calcext:value-type="string">
            <text:p>10.3390_en9100838</text:p>
          </table:table-cell>
          <table:table-cell office:value-type="string" calcext:value-type="string">
            <text:p>database, data</text:p>
          </table:table-cell>
          <table:table-cell office:value-type="float" office:value="126" calcext:value-type="float">
            <text:p>126</text:p>
          </table:table-cell>
          <table:table-cell/>
          <table:table-cell office:value-type="float" office:value="0" calcext:value-type="float">
            <text:p>0</text:p>
          </table:table-cell>
          <table:table-cell office:value-type="string" calcext:value-type="string">
            <text:p>In this present study, we examine the conversion of lipid extracted algae (LEA), post biodiesel production, for an integrated onsite CHP conﬁguration along with synthetic gas, either BioSNG or hydrogen, for offsite power and chemicals production. The conceptual bio-reﬁnery, envisages a poly-generative energy structure, with a lower carbon footprint than a whole algae stand-alone hydrothermal plant as reported in literature [54]. The elemental analysis for the plant’s solid feedstock used in this study is provided in Table 2, and is based on averaged data reported in the Phyllis2 database of the Energy Centre of Netherlands (ECN) for a broad range of lipid extraction methods [56].</text:p>
          </table:table-cell>
        </table:table-row>
        <table:table-row table:style-name="ro7">
          <table:table-cell office:value-type="string" calcext:value-type="string">
            <text:p>10.3390_en9100838</text:p>
          </table:table-cell>
          <table:table-cell office:value-type="string" calcext:value-type="string">
            <text:p>dataset</text:p>
          </table:table-cell>
          <table:table-cell office:value-type="float" office:value="230" calcext:value-type="float">
            <text:p>230</text:p>
          </table:table-cell>
          <table:table-cell/>
          <table:table-cell office:value-type="float" office:value="0" calcext:value-type="float">
            <text:p>0</text:p>
          </table:table-cell>
          <table:table-cell office:value-type="string" calcext:value-type="string">
            <text:p>As expected for the lower temperature processing conditions, the model CH4 molar prediction showed better conformity with the higher carbon conversion datasets D-1 and D-2 than that of D-3 and D-4. The predicted H2 concentration was clearly distorted by the CH4 favorable catalytic activity of ruthenium, a similar conclusion was found when model results were compared to the work of Haiduc et al. [43]. Another reason behind the model distortion compared to D-3 and D-4 was the detected molar composition of heavier hydrocarbons C+ in the experimental runs, which indicates incomplete conversion into the expected equilibria gases. A limited carbon gasiﬁcation rate was reported, as low as 45% in D-3, something that is expected at such lower temperature conditions and shorter residence times [6]. When analyzing D-3 and D-4, both cases with increased solid throughput, a condition needed to favor CH4 production, longer residence times that enable complete decomposition of solid organics into equilibrium gases is needed. To illustrate further, a look at the total carbon gas yields (not shown in the table), the model (~90% CGE) with a 0.29 g/gfeed compared favorable to D-1 (93% CGE) with 0.26 g/gfeed than D-3 (45% CGE) with 0.09 g/gfeed.</text:p>
          </table:table-cell>
        </table:table-row>
        <table:table-row table:style-name="ro19">
          <table:table-cell office:value-type="string" calcext:value-type="string">
            <text:p>10.3390_en9100838</text:p>
          </table:table-cell>
          <table:table-cell office:value-type="string" calcext:value-type="string">
            <text:p>dataset, data</text:p>
          </table:table-cell>
          <table:table-cell office:value-type="float" office:value="297" calcext:value-type="float">
            <text:p>297</text:p>
          </table:table-cell>
          <table:table-cell/>
          <table:table-cell office:value-type="float" office:value="0" calcext:value-type="float">
            <text:p>0</text:p>
          </table:table-cell>
          <table:table-cell office:value-type="string" calcext:value-type="string">
            <text:p>For the higher temperature conditions, Chakinala et al. [52] performed a parametric analysis with a capillary tube reactor setup. The model validation for H2 production across varied processing conditions was shown in our earlier publication [20]. Chakinala et al. [52] investigated the effect of catalyst nature on the product as shown in the variation of CGE and product gas composition within data sets D-5 to D-8. The higher reported CGE values lead to better conformity by the model data set-M. D-7 with excess loading of a ruthenium based catalysts 2 g/gfeed, recorded complete carbon partitioning into gas phase and had an almost identical representation of H2 and CH4 molar compositions to that of the model. The reported C+ (heavier hydrocarbon) composition, despite minimal compared to that of D-5, D-6 and D-8, showed that gas reforming equilibrium was still not achieved. Hydrocarbon reforming and gas phase reactions such as steam reforming and water gas shift activity are reported to take place after a much longer residence time than that reportedly set in the current experimental setup [4,5,7,11]. As such, it could be concluded that the modelling approach is capable of illustrating reasonably accurate predictions to the product gas nature as well as reactor yields from an algal slurry, for appropriate reactor setup conditions, that enable complete carbon conversion and gas formation equilibria. On a more conservative interpretation of the model ﬁndings, the thermo-chemical processing limit for chemical fuel production could be estimated. Similar approaches have been adapted in literature and were also validated with other available experimental data sets for a wide variety of biomass [31,35,36,46].</text:p>
          </table:table-cell>
        </table:table-row>
        <table:table-row table:style-name="ro2">
          <table:table-cell office:value-type="string" calcext:value-type="string">
            <text:p>10.3390_en9100838</text:p>
          </table:table-cell>
          <table:table-cell office:value-type="string" calcext:value-type="string">
            <text:p>package</text:p>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Ideal package</text:p>
          </table:table-cell>
        </table:table-row>
        <table:table-row table:style-name="ro13">
          <table:table-cell office:value-type="string" calcext:value-type="string">
            <text:p>10.3390_en9100838</text:p>
          </table:table-cell>
          <table:table-cell office:value-type="string" calcext:value-type="string">
            <text:p>package</text:p>
          </table:table-cell>
          <table:table-cell office:value-type="float" office:value="189" calcext:value-type="float">
            <text:p>189</text:p>
          </table:table-cell>
          <table:table-cell/>
          <table:table-cell office:value-type="float" office:value="0" calcext:value-type="float">
            <text:p>0</text:p>
          </table:table-cell>
          <table:table-cell office:value-type="string" calcext:value-type="string">
            <text:p>The principal challenge to ensure the development of a reliable reactor or process model remains the computation of the speciﬁc thermodynamic properties of the highly asymmetric and multi-dimensional slurry mixtures. The parametrization of the SCWR phase equilibria interactions for the various processing components of solid and ﬂuid phases, polar and non-polar in nature, within super- and sub-critical conditions remains an area under development [41]. As such, predictive empirical equations of states (EOS) have garnered signiﬁcant attention over recent years for SCWG assessment studies. The advantage of empirical EOS in general compared to their activity coefﬁcient counterparts is the ability to predict phase equilibria at elevated pressures where inﬁnite dilution in a single phase is experienced [41]. Some of the EOS adapted in literature are the Peng-Robinson (PR) [24,26,28,31,32,35], Soave Redlich Kwong (SRK) [36,38], Duan [27,40], Statistical Association Fluids Theory (SAFT) [25], Virial EOS [30] and the original ideal package [33]. Some authors employed</text:p>
          </table:table-cell>
        </table:table-row>
        <table:table-row table:style-name="ro2" table:visibility="filter">
          <table:table-cell office:value-type="string" calcext:value-type="string">
            <text:p>10.3390_en9121083</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Rate</text:p>
          </table:table-cell>
        </table:table-row>
        <table:table-row table:style-name="ro10" table:visibility="filter">
          <table:table-cell office:value-type="string" calcext:value-type="string">
            <text:p>10.3390_en912108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fter gathering important parameters from the BS TX parts and user terminals, the proposed BS can derive the EE based on the power consumption estimation and data rate estimation. We set the number of iterations for the parameter adjustment between the data rate and the power consumption to obtain the expected performance, as well as to reduce the complexity. If the pre-deﬁned number</text:p>
          </table:table-cell>
        </table:table-row>
        <table:table-row table:style-name="ro3" table:visibility="filter">
          <table:table-cell office:value-type="string" calcext:value-type="string">
            <text:p>10.3390_en9121083</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There are various ways to adjust the TP or data rate and EE using the power control, as shown in Table 4. There is a trade-off between the EE and TP. However, if we appropriately allocate power for each component, it could be possible to increase both EE and TP, such as when using big data/machine learning-based RSD-PS. To show the systematic operation of the proposed BS, we provide one example using a ﬂow chart, as shown in Figure 6.</text:p>
          </table:table-cell>
        </table:table-row>
        <table:table-row table:style-name="ro4" table:visibility="filter">
          <table:table-cell office:value-type="string" calcext:value-type="string">
            <text:p>10.3390_en912108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Note that the performance of the proposed power control scheme critically depends on the threshold of the data rate and power consumption. The threshold is a bandwidth-limited regime and a power-limited regime in Shannon’s channel capacity. Increasing power guarantees increasing the data rate signiﬁcantly up to the power-limited regime in channel capacity. However, if the system goes to the bandwidth-limited regime in channel capacity, the data rate is no longer increased signiﬁcantly, even if we increase it with large amounts of the power.</text:p>
          </table:table-cell>
        </table:table-row>
        <table:table-row table:style-name="ro11" table:visibility="filter">
          <table:table-cell office:value-type="string" calcext:value-type="string">
            <text:p>10.3390_en9121083</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First, let us observe two units, the power consumption estimation unit and the data rate estimation unit, which are tightly connected with the fundamental TX/RXunit of the BS. The BS provides information for the units based on feedback from self-measurement and user terminals, then EE (bps/W) can be derived based on the results. All information (power consumption, data rate, EE) is given to the decision unit, which can then decide each component’s power consumption, i.e., PA, RF and BB. The decision unit provides feedback on the decision to the fundamental TX/RX unit of the BS. Then, the BS performs power control based on the feedback information.</text:p>
          </table:table-cell>
        </table:table-row>
        <table:table-row table:style-name="ro5" table:visibility="filter">
          <table:table-cell office:value-type="string" calcext:value-type="string">
            <text:p>10.3390_en9121083</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n energy-efﬁcient future BS is quite obviously a feedback system. It mainly receives information of the power consumption from the BS TX unit and information regarding the data rate from the user terminals. As shown in the ﬁgure, the power control unit controls each component based on the measured EE parameters. The proposed BS measures the data rate, and if it is not in a satisfactory range, it provides an input to power the adjustable unit to increase the power consumption of some of the components. Then, based on the power adjustment of each component, the data rate estimation unit measures the data rate again and checks if it is in the satisfactory range, and so on. If the power consumption is too high over a pre-deﬁned threshold, then the data rate could also be reduced to obtain satisfactory EE performance.</text:p>
          </table:table-cell>
        </table:table-row>
        <table:table-row table:style-name="ro6" table:visibility="filter">
          <table:table-cell office:value-type="string" calcext:value-type="string">
            <text:p>10.3390_en9121083</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Abstract: Due to the continuous increase in data demanded by end-users, an energy-efﬁcient base station (BS) is a vital topic of interest that would not only result in a substantial economic impact on service providers, but would also reduce the carbon footprint of operating a network. In this regard, we propose the structure and systematic operation of a BS with a large-scale (LS) antenna system that can increase the energy efﬁciency (EE) of cellular systems. The proposed BS structure includes various power-related units, such as a central management apparatus, power controller, EE calculator, radio site-dependent parameter space (RSD-PS) and determiner. With the information provided from each unit, the decision unit determines how to adjust each component of the BS in order to maximize the EE. Extensive simulations show that the proposed BS improves the EE performance by about 83.05% relative to the reference BS.</text:p>
          </table:table-cell>
        </table:table-row>
        <table:table-row table:style-name="ro8" table:visibility="filter">
          <table:table-cell office:value-type="string" calcext:value-type="string">
            <text:p>10.3390_en912108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e proposed energy-efﬁcient BS consists of ﬁve main components: a central management apparatus, power controller, EE calculator, radio site-dependent parameter space (RSD-PS) and determiner. The central management apparatus manages the appropriate power consumption of each BS located in a pre-deﬁned range. The power controller controls the power control of each related device. The EE calculator, which operates based on the power consumption and data rate estimator, provides the power control metric. The RSD-PS accumulates information and supports the increase in EE according to past operation information. The determiner for each decision unit decides the operation points of the power-related devices for a pre-deﬁned time duration. Each component can also be divided into several sub-components. With these components, we show how to systematically increase the EE of the proposed future BS. The BS could also be used as a hub for a LS sensor system for a smart city or such.</text:p>
          </table:table-cell>
        </table:table-row>
        <table:table-row table:style-name="ro6" table:visibility="filter">
          <table:table-cell office:value-type="string" calcext:value-type="string">
            <text:p>10.3390_en9121083</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Several algorithms can be incorporated into the modem for BB processing. In this paper, we assume all other processing in the modem is the same, except for the precoding scheme. For the high data rate, we can use ZF precoding with a high complexity. To reduce the complexity, we can use MF precoding with sacriﬁcing of the data rate. This means that there are two kinds of modem algorithms in the reference model. It is also quite obvious that we can include more algorithms in the modem to improve the EE performance. For RF processing, a better DAC and oscillator consume more power. Several RF groups, which include a different level of DAC/oscillator/ﬁlter, are incorporated into the BS, and we can choose an appropriate RF block depending on the situation, as shown in Figure 7. For PA processing, we adjust the bias of the PA and adjust the TX power/actual power consumption of the PA.</text:p>
          </table:table-cell>
        </table:table-row>
        <table:table-row table:style-name="ro6" table:visibility="filter">
          <table:table-cell office:value-type="string" calcext:value-type="string">
            <text:p>10.3390_en9121083</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The results give us some important insight. First, when the number of TX antennas is relatively small, the PA power reduction provides further beneﬁts for us in terms of the EE. Second, in contrast with the case of TP, in some regions, MF can provide a better EE than ZF. In future BS systems, it would also be quite general for the BS to only use a small portion of the equipped TX antennas by using an antenna selection scheme depending on the situation [16]. We can choose the ZF/MF/reference power/power reduction adaptively to improve the EE. The RSD-PS can help in this kind of work based on accumulated data. For example, to obtain the maximum EE with Figure 9, we choose ZF with a power reduction when the number of operating TX antennas is smaller than 190, and when the number of operating TX antennas is larger than 190, we choose the ZF reference.</text:p>
          </table:table-cell>
        </table:table-row>
        <table:table-row table:style-name="ro13" table:visibility="filter">
          <table:table-cell office:value-type="string" calcext:value-type="string">
            <text:p>10.3390_en9121083</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Communication technologies that can increase channel capacity, as well as energy efﬁciency (EE) would be a key factor for future wireless systems. An increase in EE is very important because the continuous increase in data demanded by end-users results in a high cost both from an environmental and technological perspective. It is well known that base stations (BS) consume around 60%–80% of power consumption in cellular networks [1–3]. Thus, reducing the power consumption of a BS is quite important to reduce the operational costs, as well as the carbon footprint. For this reason, researchers have actively investigated this problem [1,2,4–15]. Most work has concentrated on implementing the BS on/off technique, which means that the BS is turned off when there is no nearby trafﬁc [1,2,9,10,12,14], as well as on conducting theoretical high-level analyses and optimizations to reduce the BS power consumption [7,8,11,13]. However, the BS on/off technique is only beneﬁcial for an empty network, which rarely happens in actual networks. Furthermore, there could be many real implementation obstacles for theoretical, high-level optimization techniques.</text:p>
          </table:table-cell>
        </table:table-row>
        <table:table-row table:style-name="ro15" table:visibility="filter">
          <table:table-cell office:value-type="string" calcext:value-type="string">
            <text:p>10.3390_en9121083</text:p>
          </table:table-cell>
          <table:table-cell office:value-type="string" calcext:value-type="string">
            <text:p>data</text:p>
          </table:table-cell>
          <table:table-cell office:value-type="float" office:value="282" calcext:value-type="float">
            <text:p>282</text:p>
          </table:table-cell>
          <table:table-cell table:number-columns-repeated="2"/>
          <table:table-cell office:value-type="string" calcext:value-type="string">
            <text:p>There are three more components in this structure, as shown in the ﬁgure. The ﬁrst one is the central BS management unit. This apparatus can be used for multi-BS power control/optimization. The central BS management unit monitors all nearby BSs and adaptively allocates the allowable maximum power for each BS. Then, each BS only allocates power for each component based on the total allowable power consumption criterion. The second one is the user terminal. In particular, the data rate can be easily measured with a user terminal. Furthermore, it is beneﬁcial for the user terminal to give feedback regarding the current channel condition. The last one is the RSD-SP. The RSD-SP is the apparatus that accumulates the history of optimum BS operation, and supports the decision unit to determine the operating points of BS based on the accumulated history whenever necessary. For example, RSD-PS monitors the BS operation, such as the level of radiation power, the level of the resolution of the RF chain, the level of BB processing based on operating parameters, such as the number of TX antennas, the number of users, system bandwidth, the channel condition, and so on. After having accumulated enough, the RSD-PS can assist to maintain the high EE BS by providing the history of optimum EE operation points based on operation parameters. The BS can get even higher energy savings by skipping the real calculation of operation points for some interval. The system parameters for the operation of an energy-efﬁcient BS is summarized in Table 3.</text:p>
          </table:table-cell>
        </table:table-row>
        <table:table-row table:style-name="ro1" table:number-rows-repeated="1046932">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98.A1:labels_98.F1643" table:display-filter-buttons="true">
          <table:filter>
            <table:filter-and>
              <table:filter-condition table:value="benchmark" table:operator="=" table:field-number="1">
                <table:filter-set-item table:value="benchmark"/>
                <table:filter-set-item table:value="benchmark, data"/>
                <table:filter-set-item table:value="case study data"/>
                <table:filter-set-item table:value="case study data, data"/>
                <table:filter-set-item table:value="code"/>
                <table:filter-set-item table:value="code package, package"/>
                <table:filter-set-item table:value="code, data"/>
                <table:filter-set-item table:value="data available, data"/>
                <table:filter-set-item table:value="data available, dataset, data"/>
                <table:filter-set-item table:value="data available, download, data"/>
                <table:filter-set-item table:value="data https, data"/>
                <table:filter-set-item table:value="data https, data available, data"/>
                <table:filter-set-item table:value="data, database, retrieve, data https, dataset"/>
                <table:filter-set-item table:value="database"/>
                <table:filter-set-item table:value="database, code package, package"/>
                <table:filter-set-item table:value="database, data"/>
                <table:filter-set-item table:value="database, dataset, data"/>
                <table:filter-set-item table:value="dataset"/>
                <table:filter-set-item table:value="dataset provided, code package, package, data"/>
                <table:filter-set-item table:value="dataset provided, data"/>
                <table:filter-set-item table:value="dataset provided, dataset, data"/>
                <table:filter-set-item table:value="dataset, data"/>
                <table:filter-set-item table:value="download"/>
                <table:filter-set-item table:value="open-source"/>
                <table:filter-set-item table:value="open-source, data"/>
                <table:filter-set-item table:value="package"/>
                <table:filter-set-item table:value="package, data"/>
                <table:filter-set-item table:value="provide implementation"/>
                <table:filter-set-item table:value="publicly available"/>
                <table:filter-set-item table:value="publicly available, data"/>
                <table:filter-set-item table:value="python"/>
                <table:filter-set-item table:value="python, data"/>
                <table:filter-set-item table:value="python, package"/>
                <table:filter-set-item table:value="retrieve"/>
                <table:filter-set-item table:value="used dataset, data available, dataset, data"/>
                <table:filter-set-item table:value="used dataset, dataset"/>
                <table:filter-set-item table:value="used dataset, dataset, data"/>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23">00/00/0000</text:date>, <text:time style:data-style-name="N2" text:time-value="17:24:55.3399743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5-23T17:25:08.259796413</dc:date>
    <meta:editing-duration>PT2H45M51S</meta:editing-duration>
    <meta:editing-cycles>18</meta:editing-cycles>
    <meta:document-statistic meta:table-count="1" meta:cell-count="6844" meta:object-count="0"/>
  </office:meta>
</office:document-meta>
</file>